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OpenSymbol" svg:font-family="OpenSymbol, 'Arial Unicode MS'"/>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Mangal1" svg:font-family="Mangal" style:font-pitch="variable"/>
    <style:font-face style:name="Symbol1" svg:font-family="Symbol" style:font-pitch="variable"/>
    <style:font-face style:name="Tahoma"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24cm" table:align="left" style:writing-mode="lr-tb"/>
    </style:style>
    <style:style style:name="Table1.A" style:family="table-column">
      <style:table-column-properties style:column-width="1.935cm"/>
    </style:style>
    <style:style style:name="Table1.B" style:family="table-column">
      <style:table-column-properties style:column-width="1.919cm"/>
    </style:style>
    <style:style style:name="Table1.C" style:family="table-column">
      <style:table-column-properties style:column-width="1.718cm"/>
    </style:style>
    <style:style style:name="Table1.D" style:family="table-column">
      <style:table-column-properties style:column-width="4.468cm"/>
    </style:style>
    <style:style style:name="Table1.E" style:family="table-column">
      <style:table-column-properties style:column-width="2.986cm"/>
    </style:style>
    <style:style style:name="Table1.F" style:family="table-column">
      <style:table-column-properties style:column-width="2.214cm"/>
    </style:style>
    <style:style style:name="Table1.1" style:family="table-row">
      <style:table-row-properties fo:keep-together="auto"/>
    </style:style>
    <style:style style:name="Table1.A1" style:family="table-cell">
      <style:table-cell-properties style:vertical-align="top" style:border-line-width-top="0.004cm 0.004cm 0.004cm" fo:padding="0.049cm" fo:border-left="none" fo:border-right="none" fo:border-top="0.3pt double #000000" fo:border-bottom="none" style:writing-mode="lr-tb"/>
    </style:style>
    <style:style style:name="Table1.A2" style:family="table-cell">
      <style:table-cell-properties style:vertical-align="top" fo:padding="0.049cm" fo:border-left="none" fo:border-right="none" fo:border-top="0.5pt solid #000000" fo:border-bottom="0.5pt solid #000000" style:writing-mode="lr-tb"/>
    </style:style>
    <style:style style:name="Table1.A3" style:family="table-cell">
      <style:table-cell-properties style:vertical-align="top" fo:padding="0.049cm" fo:border="none" style:writing-mode="lr-tb"/>
    </style:style>
    <style:style style:name="Table1.A9" style:family="table-cell">
      <style:table-cell-properties style:vertical-align="top" style:border-line-width-bottom="0.004cm 0.004cm 0.004cm" fo:padding="0.049cm" fo:border-left="none" fo:border-right="none" fo:border-top="none" fo:border-bottom="0.3pt double #000000" style:writing-mode="lr-tb"/>
    </style:style>
    <style:style style:name="Table2" style:family="table">
      <style:table-properties style:width="15.24cm" table:align="left" style:writing-mode="lr-tb"/>
    </style:style>
    <style:style style:name="Table2.A" style:family="table-column">
      <style:table-column-properties style:column-width="0.776cm"/>
    </style:style>
    <style:style style:name="Table2.B" style:family="table-column">
      <style:table-column-properties style:column-width="2.671cm"/>
    </style:style>
    <style:style style:name="Table2.C" style:family="table-column">
      <style:table-column-properties style:column-width="11.793cm"/>
    </style:style>
    <style:style style:name="Table2.1" style:family="table-row">
      <style:table-row-properties fo:keep-together="auto"/>
    </style:style>
    <style:style style:name="Table2.A1" style:family="table-cell">
      <style:table-cell-properties style:vertical-align="top" fo:padding="0.051cm" fo:border-left="none" fo:border-right="none" fo:border-top="1pt solid #000000" fo:border-bottom="1pt solid #000000" style:writing-mode="lr-tb"/>
    </style:style>
    <style:style style:name="Table2.A2" style:family="table-cell">
      <style:table-cell-properties style:vertical-align="top" fo:padding="0.051cm" fo:border="none" style:writing-mode="lr-tb"/>
    </style:style>
    <style:style style:name="Table2.A12" style:family="table-cell">
      <style:table-cell-properties style:vertical-align="top" style:border-line-width-bottom="0.004cm 0.004cm 0.004cm" fo:padding="0.051cm" fo:border-left="none" fo:border-right="none" fo:border-top="none" fo:border-bottom="0.3pt double #000000" style:writing-mode="lr-tb"/>
    </style:style>
    <style:style style:name="Table3" style:family="table">
      <style:table-properties style:width="15.196cm" fo:margin-left="0.053cm" table:align="left" style:writing-mode="lr-tb"/>
    </style:style>
    <style:style style:name="Table3.A" style:family="table-column">
      <style:table-column-properties style:column-width="3.798cm"/>
    </style:style>
    <style:style style:name="Table3.C" style:family="table-column">
      <style:table-column-properties style:column-width="3.799cm"/>
    </style:style>
    <style:style style:name="Table3.D" style:family="table-column">
      <style:table-column-properties style:column-width="3.801cm"/>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5.24cm" table:align="left" style:writing-mode="lr-tb"/>
    </style:style>
    <style:style style:name="Table4.A" style:family="table-column">
      <style:table-column-properties style:column-width="12.428cm"/>
    </style:style>
    <style:style style:name="Table4.B" style:family="table-column">
      <style:table-column-properties style:column-width="2.812cm"/>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le5" style:family="table">
      <style:table-properties style:width="15.854cm" table:align="left" style:writing-mode="lr-tb"/>
    </style:style>
    <style:style style:name="Table5.A" style:family="table-column">
      <style:table-column-properties style:column-width="15.854cm"/>
    </style:style>
    <style:style style:name="Table5.1" style:family="table-row">
      <style:table-row-properties fo:keep-together="auto"/>
    </style:style>
    <style:style style:name="Table5.A1" style:family="table-cell">
      <style:table-cell-properties style:vertical-align="top" fo:padding="0.097cm" fo:border="0.1pt solid #000000" style:writing-mode="lr-tb"/>
    </style:style>
    <style:style style:name="Table6" style:family="table">
      <style:table-properties style:width="15.854cm" table:align="left" style:writing-mode="lr-tb"/>
    </style:style>
    <style:style style:name="Table6.A" style:family="table-column">
      <style:table-column-properties style:column-width="15.854cm"/>
    </style:style>
    <style:style style:name="Table6.1" style:family="table-row">
      <style:table-row-properties fo:keep-together="auto"/>
    </style:style>
    <style:style style:name="Table6.A1" style:family="table-cell">
      <style:table-cell-properties style:vertical-align="top" fo:padding="0.097cm" fo:border="0.1pt solid #000000" style:writing-mode="lr-tb"/>
    </style:style>
    <style:style style:name="Table7" style:family="table">
      <style:table-properties style:width="15.238cm" table:align="left" style:writing-mode="lr-tb"/>
    </style:style>
    <style:style style:name="Table7.A" style:family="table-column">
      <style:table-column-properties style:column-width="2.478cm"/>
    </style:style>
    <style:style style:name="Table7.B" style:family="table-column">
      <style:table-column-properties style:column-width="2.261cm"/>
    </style:style>
    <style:style style:name="Table7.C" style:family="table-column">
      <style:table-column-properties style:column-width="2.298cm"/>
    </style:style>
    <style:style style:name="Table7.D" style:family="table-column">
      <style:table-column-properties style:column-width="8.2cm"/>
    </style:style>
    <style:style style:name="Table7.1" style:family="table-row">
      <style:table-row-properties fo:keep-together="auto"/>
    </style:style>
    <style:style style:name="Table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7.A2" style:family="table-cell">
      <style:table-cell-properties style:vertical-align="top" fo:padding="0.051cm" fo:border-left="none" fo:border-right="none" fo:border-top="none" fo:border-bottom="0.5pt solid #000000" style:writing-mode="lr-tb"/>
    </style:style>
    <style:style style:name="Table7.A3" style:family="table-cell">
      <style:table-cell-properties style:vertical-align="top" fo:padding="0.051cm" fo:border="none" style:writing-mode="lr-tb"/>
    </style:style>
    <style:style style:name="Table7.A8" style:family="table-cell">
      <style:table-cell-properties style:vertical-align="top" style:border-line-width-bottom="0.004cm 0.004cm 0.004cm" fo:padding="0.051cm" fo:border-left="none" fo:border-right="none" fo:border-top="none" fo:border-bottom="0.3pt double #000000" style:writing-mode="lr-tb"/>
    </style:style>
    <style:style style:name="Table8" style:family="table">
      <style:table-properties style:width="15.251cm" fo:margin-left="-0.009cm" table:align="left" style:writing-mode="lr-tb"/>
    </style:style>
    <style:style style:name="Table8.A" style:family="table-column">
      <style:table-column-properties style:column-width="9.516cm"/>
    </style:style>
    <style:style style:name="Table8.B" style:family="table-column">
      <style:table-column-properties style:column-width="5.734cm"/>
    </style:style>
    <style:style style:name="Table8.1" style:family="table-row">
      <style:table-row-properties fo:keep-together="auto"/>
    </style:style>
    <style:style style:name="Table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8.A2" style:family="table-cell">
      <style:table-cell-properties style:vertical-align="top" fo:padding="0.051cm" fo:border-left="none" fo:border-right="none" fo:border-top="none" fo:border-bottom="0.5pt solid #000000" style:writing-mode="lr-tb"/>
    </style:style>
    <style:style style:name="Table8.A3" style:family="table-cell">
      <style:table-cell-properties style:vertical-align="top" fo:padding="0.051cm" fo:border="none" style:writing-mode="lr-tb"/>
    </style:style>
    <style:style style:name="Table8.A22" style:family="table-cell">
      <style:table-cell-properties style:vertical-align="top" style:border-line-width-bottom="0.004cm 0.004cm 0.004cm" fo:padding="0.051cm" fo:border-left="none" fo:border-right="none" fo:border-top="none" fo:border-bottom="0.3pt double #000000" style:writing-mode="lr-tb"/>
    </style:style>
    <style:style style:name="Table9" style:family="table">
      <style:table-properties style:width="15.831cm" table:align="left" style:writing-mode="lr-tb"/>
    </style:style>
    <style:style style:name="Table9.A" style:family="table-column">
      <style:table-column-properties style:column-width="15.831cm"/>
    </style:style>
    <style:style style:name="Table9.1" style:family="table-row">
      <style:table-row-properties fo:keep-together="auto"/>
    </style:style>
    <style:style style:name="Table9.A1" style:family="table-cell">
      <style:table-cell-properties style:vertical-align="top" fo:padding="0.097cm" fo:border="0.1pt solid #000000" style:writing-mode="lr-tb"/>
    </style:style>
    <style:style style:name="Table10" style:family="table">
      <style:table-properties style:width="15.831cm" table:align="left" style:writing-mode="lr-tb"/>
    </style:style>
    <style:style style:name="Table10.A" style:family="table-column">
      <style:table-column-properties style:column-width="15.831cm"/>
    </style:style>
    <style:style style:name="Table10.1" style:family="table-row">
      <style:table-row-properties fo:keep-together="auto"/>
    </style:style>
    <style:style style:name="Table10.A1" style:family="table-cell">
      <style:table-cell-properties style:vertical-align="top" fo:padding="0.097cm" fo:border="0.1pt solid #000000" style:writing-mode="lr-tb"/>
    </style:style>
    <style:style style:name="Table11" style:family="table">
      <style:table-properties style:width="15.205cm" fo:margin-left="0.053cm" table:align="left" style:writing-mode="lr-tb"/>
    </style:style>
    <style:style style:name="Table11.A" style:family="table-column">
      <style:table-column-properties style:column-width="4.56cm"/>
    </style:style>
    <style:style style:name="Table11.B" style:family="table-column">
      <style:table-column-properties style:column-width="1.628cm"/>
    </style:style>
    <style:style style:name="Table11.C" style:family="table-column">
      <style:table-column-properties style:column-width="1.558cm"/>
    </style:style>
    <style:style style:name="Table11.D" style:family="table-column">
      <style:table-column-properties style:column-width="2.11cm"/>
    </style:style>
    <style:style style:name="Table11.E" style:family="table-column">
      <style:table-column-properties style:column-width="2.066cm"/>
    </style:style>
    <style:style style:name="Table11.F" style:family="table-column">
      <style:table-column-properties style:column-width="1.434cm"/>
    </style:style>
    <style:style style:name="Table11.G" style:family="table-column">
      <style:table-column-properties style:column-width="1.85cm"/>
    </style:style>
    <style:style style:name="Table11.1" style:family="table-row">
      <style:table-row-properties style:min-row-height="0.041cm" fo:keep-together="auto"/>
    </style:style>
    <style:style style:name="Table11.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1.2" style:family="table-row">
      <style:table-row-properties fo:keep-together="auto"/>
    </style:style>
    <style:style style:name="Table11.A2" style:family="table-cell">
      <style:table-cell-properties style:vertical-align="bottom" fo:padding="0cm" fo:border="none" style:writing-mode="lr-tb"/>
    </style:style>
    <style:style style:name="Table11.A3" style:family="table-cell">
      <style:table-cell-properties style:vertical-align="bottom" fo:padding="0cm" fo:border-left="none" fo:border-right="none" fo:border-top="0.1pt solid #000000" fo:border-bottom="0.1pt solid #000000" style:writing-mode="lr-tb"/>
    </style:style>
    <style:style style:name="Table11.A4" style:family="table-cell">
      <style:table-cell-properties style:vertical-align="top" fo:padding="0cm" fo:border="none" style:writing-mode="lr-tb"/>
    </style:style>
    <style:style style:name="Table11.A19" style:family="table-cell">
      <style:table-cell-properties style:vertical-align="top" fo:padding="0cm" fo:border-left="none" fo:border-right="none" fo:border-top="0.5pt solid #000000" fo:border-bottom="0.5pt solid #000000" style:writing-mode="lr-tb"/>
    </style:style>
    <style:style style:name="Table11.A20" style:family="table-cell">
      <style:table-cell-properties style:vertical-align="top" fo:padding="0cm" fo:border-left="none" fo:border-right="none" fo:border-top="0.1pt solid #000000" fo:border-bottom="none" style:writing-mode="lr-tb"/>
    </style:style>
    <style:style style:name="Table11.31" style:family="table-row">
      <style:table-row-properties style:min-row-height="0.203cm" fo:keep-together="auto"/>
    </style:style>
    <style:style style:name="Table11.32" style:family="table-row">
      <style:table-row-properties style:min-row-height="0.138cm" fo:keep-together="auto"/>
    </style:style>
    <style:style style:name="Table11.A32" style:family="table-cell">
      <style:table-cell-properties style:vertical-align="top" style:border-line-width-bottom="0.004cm 0.004cm 0.004cm" fo:padding="0cm" fo:border-left="none" fo:border-right="none" fo:border-top="none" fo:border-bottom="0.3pt double #000000" style:writing-mode="lr-tb"/>
    </style:style>
    <style:style style:name="Table12" style:family="table">
      <style:table-properties style:width="15.235cm" table:align="left" style:writing-mode="lr-tb"/>
    </style:style>
    <style:style style:name="Table12.A" style:family="table-column">
      <style:table-column-properties style:column-width="4.45cm"/>
    </style:style>
    <style:style style:name="Table12.B" style:family="table-column">
      <style:table-column-properties style:column-width="2.099cm"/>
    </style:style>
    <style:style style:name="Table12.C" style:family="table-column">
      <style:table-column-properties style:column-width="2.152cm"/>
    </style:style>
    <style:style style:name="Table12.D" style:family="table-column">
      <style:table-column-properties style:column-width="4.233cm"/>
    </style:style>
    <style:style style:name="Table12.E" style:family="table-column">
      <style:table-column-properties style:column-width="2.3cm"/>
    </style:style>
    <style:style style:name="Table12.1" style:family="table-row">
      <style:table-row-properties fo:keep-together="auto"/>
    </style:style>
    <style:style style:name="Table12.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2.A2" style:family="table-cell">
      <style:table-cell-properties style:vertical-align="top" fo:padding="0.101cm" fo:border-left="none" fo:border-right="none" fo:border-top="none" fo:border-bottom="0.5pt solid #000000" style:writing-mode="lr-tb"/>
    </style:style>
    <style:style style:name="Table12.A3" style:family="table-cell">
      <style:table-cell-properties style:vertical-align="top" fo:padding="0.101cm" fo:border-left="none" fo:border-right="none" fo:border-top="none" fo:border-bottom="0.1pt solid #000000" style:writing-mode="lr-tb"/>
    </style:style>
    <style:style style:name="Table12.A4" style:family="table-cell">
      <style:table-cell-properties style:vertical-align="top" fo:padding="0cm" fo:border="none" style:writing-mode="lr-tb"/>
    </style:style>
    <style:style style:name="Table12.A12" style:family="table-cell">
      <style:table-cell-properties style:vertical-align="top" fo:padding="0.101cm" fo:border-left="none" fo:border-right="none" fo:border-top="0.1pt solid #000000" fo:border-bottom="0.1pt solid #000000" style:writing-mode="lr-tb"/>
    </style:style>
    <style:style style:name="Table12.15" style:family="table-row">
      <style:table-row-properties style:min-row-height="0.482cm" fo:keep-together="auto"/>
    </style:style>
    <style:style style:name="Table12.A18" style:family="table-cell">
      <style:table-cell-properties style:vertical-align="top" style:border-line-width-bottom="0.004cm 0.004cm 0.004cm" fo:padding="0cm" fo:border-left="none" fo:border-right="none" fo:border-top="none" fo:border-bottom="0.3pt double #000000" style:writing-mode="lr-tb"/>
    </style:style>
    <style:style style:name="Table13" style:family="table">
      <style:table-properties style:width="15.233cm" fo:margin-left="0.002cm" table:align="left" style:writing-mode="lr-tb"/>
    </style:style>
    <style:style style:name="Table13.A" style:family="table-column">
      <style:table-column-properties style:column-width="6.802cm"/>
    </style:style>
    <style:style style:name="Table13.B" style:family="table-column">
      <style:table-column-properties style:column-width="4.45cm"/>
    </style:style>
    <style:style style:name="Table13.C" style:family="table-column">
      <style:table-column-properties style:column-width="3.981cm"/>
    </style:style>
    <style:style style:name="Table13.1" style:family="table-row">
      <style:table-row-properties fo:keep-together="auto"/>
    </style:style>
    <style:style style:name="Table1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3.A2" style:family="table-cell">
      <style:table-cell-properties style:vertical-align="top" fo:padding="0.101cm" fo:border-left="none" fo:border-right="none" fo:border-top="none" fo:border-bottom="0.5pt solid #000000" style:writing-mode="lr-tb"/>
    </style:style>
    <style:style style:name="Table13.A3" style:family="table-cell">
      <style:table-cell-properties style:vertical-align="top" fo:padding="0cm" fo:border="none" style:writing-mode="lr-tb"/>
    </style:style>
    <style:style style:name="Table13.A6" style:family="table-cell">
      <style:table-cell-properties style:vertical-align="top" style:border-line-width-bottom="0.004cm 0.004cm 0.004cm" fo:padding="0cm" fo:border-left="none" fo:border-right="none" fo:border-top="none" fo:border-bottom="0.3pt double #000000" style:writing-mode="lr-tb"/>
    </style:style>
    <style:style style:name="Table14" style:family="table">
      <style:table-properties style:width="15.854cm" table:align="left" style:writing-mode="lr-tb"/>
    </style:style>
    <style:style style:name="Table14.A" style:family="table-column">
      <style:table-column-properties style:column-width="15.854cm"/>
    </style:style>
    <style:style style:name="Table14.1" style:family="table-row">
      <style:table-row-properties fo:keep-together="auto"/>
    </style:style>
    <style:style style:name="Table14.A1" style:family="table-cell">
      <style:table-cell-properties style:vertical-align="top" fo:padding="0.097cm" fo:border="0.1pt solid #000000" style:writing-mode="lr-tb"/>
    </style:style>
    <style:style style:name="Table15" style:family="table">
      <style:table-properties style:width="15.877cm" table:align="left" style:writing-mode="lr-tb"/>
    </style:style>
    <style:style style:name="Table15.A" style:family="table-column">
      <style:table-column-properties style:column-width="15.877cm"/>
    </style:style>
    <style:style style:name="Table15.1" style:family="table-row">
      <style:table-row-properties fo:keep-together="auto"/>
    </style:style>
    <style:style style:name="Table15.A1" style:family="table-cell">
      <style:table-cell-properties style:vertical-align="top" fo:padding="0.097cm" fo:border="0.1pt solid #000000" style:writing-mode="lr-tb"/>
    </style:style>
    <style:style style:name="Table16" style:family="table">
      <style:table-properties style:width="15.219cm" table:align="left" style:writing-mode="lr-tb"/>
    </style:style>
    <style:style style:name="Table16.A" style:family="table-column">
      <style:table-column-properties style:column-width="3.544cm"/>
    </style:style>
    <style:style style:name="Table16.B" style:family="table-column">
      <style:table-column-properties style:column-width="1.016cm"/>
    </style:style>
    <style:style style:name="Table16.C" style:family="table-column">
      <style:table-column-properties style:column-width="1.175cm"/>
    </style:style>
    <style:style style:name="Table16.D" style:family="table-column">
      <style:table-column-properties style:column-width="1.131cm"/>
    </style:style>
    <style:style style:name="Table16.E" style:family="table-column">
      <style:table-column-properties style:column-width="7.043cm"/>
    </style:style>
    <style:style style:name="Table16.F" style:family="table-column">
      <style:table-column-properties style:column-width="1.311cm"/>
    </style:style>
    <style:style style:name="Table16.1" style:family="table-row">
      <style:table-row-properties fo:keep-together="auto"/>
    </style:style>
    <style:style style:name="Table1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6.A2" style:family="table-cell">
      <style:table-cell-properties style:vertical-align="top" fo:padding="0cm" fo:border-left="none" fo:border-right="none" fo:border-top="none" fo:border-bottom="0.5pt solid #000000" style:writing-mode="lr-tb"/>
    </style:style>
    <style:style style:name="Table16.A3" style:family="table-cell">
      <style:table-cell-properties style:vertical-align="top" fo:padding="0cm" fo:border="none" style:writing-mode="lr-tb"/>
    </style:style>
    <style:style style:name="Table16.A14" style:family="table-cell">
      <style:table-cell-properties style:vertical-align="top" style:border-line-width-bottom="0.004cm 0.004cm 0.004cm" fo:padding="0cm" fo:border-left="none" fo:border-right="none" fo:border-top="none" fo:border-bottom="0.3pt double #000000" style:writing-mode="lr-tb"/>
    </style:style>
    <style:style style:name="Table17" style:family="table">
      <style:table-properties style:width="15.831cm" table:align="left" style:writing-mode="lr-tb"/>
    </style:style>
    <style:style style:name="Table17.A" style:family="table-column">
      <style:table-column-properties style:column-width="15.831cm"/>
    </style:style>
    <style:style style:name="Table17.1" style:family="table-row">
      <style:table-row-properties fo:keep-together="auto"/>
    </style:style>
    <style:style style:name="Table17.A1" style:family="table-cell">
      <style:table-cell-properties style:vertical-align="top" fo:padding="0.097cm" fo:border="0.1pt solid #000000" style:writing-mode="lr-tb"/>
    </style:style>
    <style:style style:name="Table18" style:family="table">
      <style:table-properties style:width="15.831cm" table:align="left" style:writing-mode="lr-tb"/>
    </style:style>
    <style:style style:name="Table18.A" style:family="table-column">
      <style:table-column-properties style:column-width="15.831cm"/>
    </style:style>
    <style:style style:name="Table18.1" style:family="table-row">
      <style:table-row-properties fo:keep-together="auto"/>
    </style:style>
    <style:style style:name="Table18.A1" style:family="table-cell">
      <style:table-cell-properties style:vertical-align="top" fo:padding="0.097cm" fo:border="0.1pt solid #000000" style:writing-mode="lr-tb"/>
    </style:style>
    <style:style style:name="Table19" style:family="table">
      <style:table-properties style:width="15.235cm" fo:margin-left="-0.012cm" table:align="left" style:writing-mode="lr-tb"/>
    </style:style>
    <style:style style:name="Table19.A" style:family="table-column">
      <style:table-column-properties style:column-width="4.353cm"/>
    </style:style>
    <style:style style:name="Table19.B" style:family="table-column">
      <style:table-column-properties style:column-width="8.819cm"/>
    </style:style>
    <style:style style:name="Table19.C" style:family="table-column">
      <style:table-column-properties style:column-width="2.062cm"/>
    </style:style>
    <style:style style:name="Table19.1" style:family="table-row">
      <style:table-row-properties fo:keep-together="auto"/>
    </style:style>
    <style:style style:name="Table19.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9.A2" style:family="table-cell">
      <style:table-cell-properties style:vertical-align="top" fo:padding="0.101cm" fo:border-left="none" fo:border-right="none" fo:border-top="none" fo:border-bottom="0.1pt solid #000000" style:writing-mode="lr-tb"/>
    </style:style>
    <style:style style:name="Table19.A3" style:family="table-cell">
      <style:table-cell-properties style:vertical-align="top" fo:padding="0cm" fo:border="none" style:writing-mode="lr-tb"/>
    </style:style>
    <style:style style:name="Table19.4" style:family="table-row">
      <style:table-row-properties style:min-row-height="0.041cm" fo:keep-together="auto"/>
    </style:style>
    <style:style style:name="Table19.A36" style:family="table-cell">
      <style:table-cell-properties style:vertical-align="top" style:border-line-width-bottom="0.004cm 0.004cm 0.004cm" fo:padding="0cm" fo:border-left="none" fo:border-right="none" fo:border-top="none" fo:border-bottom="0.3pt double #000000" style:writing-mode="lr-tb"/>
    </style:style>
    <style:style style:name="Table20" style:family="table">
      <style:table-properties style:width="15.251cm" fo:margin-left="-0.009cm" table:align="left" style:writing-mode="lr-tb"/>
    </style:style>
    <style:style style:name="Table20.A" style:family="table-column">
      <style:table-column-properties style:column-width="7.625cm"/>
    </style:style>
    <style:style style:name="Table20.1" style:family="table-row">
      <style:table-row-properties fo:keep-together="auto"/>
    </style:style>
    <style:style style:name="Table20.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0.A2" style:family="table-cell">
      <style:table-cell-properties style:vertical-align="top" fo:padding="0.051cm" fo:border-left="none" fo:border-right="none" fo:border-top="none" fo:border-bottom="0.5pt solid #000000" style:writing-mode="lr-tb"/>
    </style:style>
    <style:style style:name="Table20.A3" style:family="table-cell">
      <style:table-cell-properties style:vertical-align="top" fo:padding="0.051cm" fo:border="none" style:writing-mode="lr-tb"/>
    </style:style>
    <style:style style:name="Table20.A38" style:family="table-cell">
      <style:table-cell-properties style:vertical-align="top" style:border-line-width-bottom="0.004cm 0.004cm 0.004cm" fo:padding="0.051cm" fo:border-left="none" fo:border-right="none" fo:border-top="none" fo:border-bottom="0.3pt double #000000" style:writing-mode="lr-tb"/>
    </style:style>
    <style:style style:name="Table21" style:family="table">
      <style:table-properties style:width="15.24cm" table:align="left" style:writing-mode="lr-tb"/>
    </style:style>
    <style:style style:name="Table21.A" style:family="table-column">
      <style:table-column-properties style:column-width="6.856cm"/>
    </style:style>
    <style:style style:name="Table21.B" style:family="table-column">
      <style:table-column-properties style:column-width="8.384cm"/>
    </style:style>
    <style:style style:name="Table21.1" style:family="table-row">
      <style:table-row-properties fo:keep-together="auto"/>
    </style:style>
    <style:style style:name="Table21.A1" style:family="table-cell">
      <style:table-cell-properties style:vertical-align="top" style:border-line-width-top="0.004cm 0.004cm 0.004cm" fo:padding="0.049cm" fo:border-left="none" fo:border-right="none" fo:border-top="0.3pt double #000000" fo:border-bottom="none" style:writing-mode="lr-tb"/>
    </style:style>
    <style:style style:name="Table21.A2" style:family="table-cell">
      <style:table-cell-properties style:vertical-align="top" fo:padding="0.049cm" fo:border-left="none" fo:border-right="none" fo:border-top="0.5pt solid #000000" fo:border-bottom="0.5pt solid #000000" style:writing-mode="lr-tb"/>
    </style:style>
    <style:style style:name="Table21.A3" style:family="table-cell">
      <style:table-cell-properties style:vertical-align="top" fo:padding="0.049cm" fo:border="none" style:writing-mode="lr-tb"/>
    </style:style>
    <style:style style:name="Table21.A9" style:family="table-cell">
      <style:table-cell-properties style:vertical-align="top" style:border-line-width-bottom="0.004cm 0.004cm 0.004cm" fo:padding="0.049cm" fo:border-left="none" fo:border-right="none" fo:border-top="none" fo:border-bottom="0.3pt double #000000" style:writing-mode="lr-tb"/>
    </style:style>
    <style:style style:name="Table22" style:family="table">
      <style:table-properties style:width="15.251cm" fo:margin-left="-0.009cm" table:align="left" style:writing-mode="lr-tb"/>
    </style:style>
    <style:style style:name="Table22.A" style:family="table-column">
      <style:table-column-properties style:column-width="5.101cm"/>
    </style:style>
    <style:style style:name="Table22.B" style:family="table-column">
      <style:table-column-properties style:column-width="5.084cm"/>
    </style:style>
    <style:style style:name="Table22.C" style:family="table-column">
      <style:table-column-properties style:column-width="5.066cm"/>
    </style:style>
    <style:style style:name="Table22.1" style:family="table-row">
      <style:table-row-properties fo:keep-together="auto"/>
    </style:style>
    <style:style style:name="Table22.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2.A2" style:family="table-cell">
      <style:table-cell-properties style:vertical-align="top" fo:padding="0.051cm" fo:border-left="none" fo:border-right="none" fo:border-top="none" fo:border-bottom="0.5pt solid #000000" style:writing-mode="lr-tb"/>
    </style:style>
    <style:style style:name="Table22.A3" style:family="table-cell">
      <style:table-cell-properties style:vertical-align="top" fo:padding="0.051cm" fo:border="none" style:writing-mode="lr-tb"/>
    </style:style>
    <style:style style:name="Table22.A10" style:family="table-cell">
      <style:table-cell-properties style:vertical-align="top" style:border-line-width-bottom="0.004cm 0.004cm 0.004cm" fo:padding="0.051cm" fo:border-left="none" fo:border-right="none" fo:border-top="none" fo:border-bottom="0.3pt double #000000" style:writing-mode="lr-tb"/>
    </style:style>
    <style:style style:name="Table23" style:family="table">
      <style:table-properties style:width="15.24cm" table:align="left" style:writing-mode="lr-tb"/>
    </style:style>
    <style:style style:name="Table23.A" style:family="table-column">
      <style:table-column-properties style:column-width="1.935cm"/>
    </style:style>
    <style:style style:name="Table23.B" style:family="table-column">
      <style:table-column-properties style:column-width="1.919cm"/>
    </style:style>
    <style:style style:name="Table23.C" style:family="table-column">
      <style:table-column-properties style:column-width="1.718cm"/>
    </style:style>
    <style:style style:name="Table23.D" style:family="table-column">
      <style:table-column-properties style:column-width="4.468cm"/>
    </style:style>
    <style:style style:name="Table23.E" style:family="table-column">
      <style:table-column-properties style:column-width="2.986cm"/>
    </style:style>
    <style:style style:name="Table23.F" style:family="table-column">
      <style:table-column-properties style:column-width="2.214cm"/>
    </style:style>
    <style:style style:name="Table23.1" style:family="table-row">
      <style:table-row-properties fo:keep-together="auto"/>
    </style:style>
    <style:style style:name="Table23.A1" style:family="table-cell">
      <style:table-cell-properties style:vertical-align="top" style:border-line-width-top="0.004cm 0.004cm 0.004cm" fo:padding="0.049cm" fo:border-left="none" fo:border-right="none" fo:border-top="0.3pt double #000000" fo:border-bottom="none" style:writing-mode="lr-tb"/>
    </style:style>
    <style:style style:name="Table23.A2" style:family="table-cell">
      <style:table-cell-properties style:vertical-align="top" fo:padding="0.049cm" fo:border-left="none" fo:border-right="none" fo:border-top="0.5pt solid #000000" fo:border-bottom="0.5pt solid #000000" style:writing-mode="lr-tb"/>
    </style:style>
    <style:style style:name="Table23.A3" style:family="table-cell">
      <style:table-cell-properties style:vertical-align="top" fo:padding="0.049cm" fo:border="none" style:writing-mode="lr-tb"/>
    </style:style>
    <style:style style:name="Table23.A9" style:family="table-cell">
      <style:table-cell-properties style:vertical-align="top" style:border-line-width-bottom="0.004cm 0.004cm 0.004cm" fo:padding="0.049cm" fo:border-left="none" fo:border-right="none" fo:border-top="none" fo:border-bottom="0.3pt double #000000" style:writing-mode="lr-tb"/>
    </style:style>
    <style:style style:name="Table24" style:family="table">
      <style:table-properties style:width="15.24cm" table:align="left" style:writing-mode="lr-tb"/>
    </style:style>
    <style:style style:name="Table24.A" style:family="table-column">
      <style:table-column-properties style:column-width="0.776cm"/>
    </style:style>
    <style:style style:name="Table24.B" style:family="table-column">
      <style:table-column-properties style:column-width="2.671cm"/>
    </style:style>
    <style:style style:name="Table24.C" style:family="table-column">
      <style:table-column-properties style:column-width="11.793cm"/>
    </style:style>
    <style:style style:name="Table24.1" style:family="table-row">
      <style:table-row-properties fo:keep-together="auto"/>
    </style:style>
    <style:style style:name="Table24.A1" style:family="table-cell">
      <style:table-cell-properties style:vertical-align="top" fo:padding="0.051cm" fo:border-left="none" fo:border-right="none" fo:border-top="1pt solid #000000" fo:border-bottom="1pt solid #000000" style:writing-mode="lr-tb"/>
    </style:style>
    <style:style style:name="Table24.A2" style:family="table-cell">
      <style:table-cell-properties style:vertical-align="top" fo:padding="0.051cm" fo:border="none" style:writing-mode="lr-tb"/>
    </style:style>
    <style:style style:name="Table24.A12" style:family="table-cell">
      <style:table-cell-properties style:vertical-align="top" style:border-line-width-bottom="0.004cm 0.004cm 0.004cm" fo:padding="0.051cm" fo:border-left="none" fo:border-right="none" fo:border-top="none" fo:border-bottom="0.3pt double #000000" style:writing-mode="lr-tb"/>
    </style:style>
    <style:style style:name="Table25" style:family="table">
      <style:table-properties style:width="15.222cm" fo:margin-left="0.026cm" table:align="left" style:writing-mode="lr-tb"/>
    </style:style>
    <style:style style:name="Table25.A" style:family="table-column">
      <style:table-column-properties style:column-width="3.817cm"/>
    </style:style>
    <style:style style:name="Table25.B" style:family="table-column">
      <style:table-column-properties style:column-width="3.799cm"/>
    </style:style>
    <style:style style:name="Table25.D" style:family="table-column">
      <style:table-column-properties style:column-width="3.806cm"/>
    </style:style>
    <style:style style:name="Table25.1" style:family="table-row">
      <style:table-row-properties fo:keep-together="auto"/>
    </style:style>
    <style:style style:name="Table25.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25.2" style:family="table-row">
      <style:table-row-properties style:min-row-height="0.041cm" fo:keep-together="auto"/>
    </style:style>
    <style:style style:name="Table25.A2" style:family="table-cell">
      <style:table-cell-properties style:vertical-align="top" fo:padding="0cm" fo:border-left="none" fo:border-right="none" fo:border-top="0.1pt solid #000000" fo:border-bottom="0.1pt solid #000000" style:writing-mode="lr-tb"/>
    </style:style>
    <style:style style:name="Table25.A3" style:family="table-cell">
      <style:table-cell-properties style:vertical-align="top" fo:padding="0.049cm" fo:border="none" style:writing-mode="lr-tb"/>
    </style:style>
    <style:style style:name="Table25.A7" style:family="table-cell">
      <style:table-cell-properties style:vertical-align="top" style:border-line-width-bottom="0.004cm 0.004cm 0.004cm" fo:padding="0.049cm" fo:border-left="none" fo:border-right="none" fo:border-top="none" fo:border-bottom="0.3pt double #000000" style:writing-mode="lr-tb"/>
    </style:style>
    <style:style style:name="Table26" style:family="table">
      <style:table-properties style:width="15.24cm" table:align="left" style:writing-mode="lr-tb"/>
    </style:style>
    <style:style style:name="Table26.A" style:family="table-column">
      <style:table-column-properties style:column-width="12.428cm"/>
    </style:style>
    <style:style style:name="Table26.B" style:family="table-column">
      <style:table-column-properties style:column-width="2.812cm"/>
    </style:style>
    <style:style style:name="Table26.1" style:family="table-row">
      <style:table-row-properties fo:keep-together="auto"/>
    </style:style>
    <style:style style:name="Table2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6.A2" style:family="table-cell">
      <style:table-cell-properties style:vertical-align="top" fo:padding="0cm" fo:border="none" style:writing-mode="lr-tb"/>
    </style:style>
    <style:style style:name="Table26.A48" style:family="table-cell">
      <style:table-cell-properties style:vertical-align="top" style:border-line-width-bottom="0.004cm 0.004cm 0.004cm" fo:padding="0cm" fo:border-left="none" fo:border-right="none" fo:border-top="none" fo:border-bottom="0.3pt double #000000" style:writing-mode="lr-tb"/>
    </style:style>
    <style:style style:name="Table27" style:family="table">
      <style:table-properties style:width="15.238cm" table:align="left" style:writing-mode="lr-tb"/>
    </style:style>
    <style:style style:name="Table27.A" style:family="table-column">
      <style:table-column-properties style:column-width="2.478cm"/>
    </style:style>
    <style:style style:name="Table27.B" style:family="table-column">
      <style:table-column-properties style:column-width="2.261cm"/>
    </style:style>
    <style:style style:name="Table27.C" style:family="table-column">
      <style:table-column-properties style:column-width="2.298cm"/>
    </style:style>
    <style:style style:name="Table27.D" style:family="table-column">
      <style:table-column-properties style:column-width="8.2cm"/>
    </style:style>
    <style:style style:name="Table27.1" style:family="table-row">
      <style:table-row-properties fo:keep-together="auto"/>
    </style:style>
    <style:style style:name="Table2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7.A2" style:family="table-cell">
      <style:table-cell-properties style:vertical-align="top" fo:padding="0.051cm" fo:border-left="none" fo:border-right="none" fo:border-top="none" fo:border-bottom="0.5pt solid #000000" style:writing-mode="lr-tb"/>
    </style:style>
    <style:style style:name="Table27.A3" style:family="table-cell">
      <style:table-cell-properties style:vertical-align="top" fo:padding="0.051cm" fo:border="none" style:writing-mode="lr-tb"/>
    </style:style>
    <style:style style:name="Table27.A8" style:family="table-cell">
      <style:table-cell-properties style:vertical-align="top" style:border-line-width-bottom="0.004cm 0.004cm 0.004cm" fo:padding="0.051cm" fo:border-left="none" fo:border-right="none" fo:border-top="none" fo:border-bottom="0.3pt double #000000" style:writing-mode="lr-tb"/>
    </style:style>
    <style:style style:name="Table28" style:family="table">
      <style:table-properties style:width="15.251cm" fo:margin-left="-0.009cm" table:align="left" style:writing-mode="lr-tb"/>
    </style:style>
    <style:style style:name="Table28.A" style:family="table-column">
      <style:table-column-properties style:column-width="9.516cm"/>
    </style:style>
    <style:style style:name="Table28.B" style:family="table-column">
      <style:table-column-properties style:column-width="5.734cm"/>
    </style:style>
    <style:style style:name="Table28.1" style:family="table-row">
      <style:table-row-properties fo:keep-together="auto"/>
    </style:style>
    <style:style style:name="Table2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8.A2" style:family="table-cell">
      <style:table-cell-properties style:vertical-align="top" fo:padding="0.051cm" fo:border-left="none" fo:border-right="none" fo:border-top="none" fo:border-bottom="0.5pt solid #000000" style:writing-mode="lr-tb"/>
    </style:style>
    <style:style style:name="Table28.A3" style:family="table-cell">
      <style:table-cell-properties style:vertical-align="top" fo:padding="0.051cm" fo:border="none" style:writing-mode="lr-tb"/>
    </style:style>
    <style:style style:name="Table28.A22" style:family="table-cell">
      <style:table-cell-properties style:vertical-align="top" style:border-line-width-bottom="0.004cm 0.004cm 0.004cm" fo:padding="0.051cm" fo:border-left="none" fo:border-right="none" fo:border-top="none" fo:border-bottom="0.3pt double #000000" style:writing-mode="lr-tb"/>
    </style:style>
    <style:style style:name="Table29" style:family="table">
      <style:table-properties style:width="15.205cm" fo:margin-left="0.053cm" table:align="left" style:writing-mode="lr-tb"/>
    </style:style>
    <style:style style:name="Table29.A" style:family="table-column">
      <style:table-column-properties style:column-width="4.56cm"/>
    </style:style>
    <style:style style:name="Table29.B" style:family="table-column">
      <style:table-column-properties style:column-width="1.628cm"/>
    </style:style>
    <style:style style:name="Table29.C" style:family="table-column">
      <style:table-column-properties style:column-width="1.558cm"/>
    </style:style>
    <style:style style:name="Table29.D" style:family="table-column">
      <style:table-column-properties style:column-width="2.11cm"/>
    </style:style>
    <style:style style:name="Table29.E" style:family="table-column">
      <style:table-column-properties style:column-width="2.066cm"/>
    </style:style>
    <style:style style:name="Table29.F" style:family="table-column">
      <style:table-column-properties style:column-width="1.434cm"/>
    </style:style>
    <style:style style:name="Table29.G" style:family="table-column">
      <style:table-column-properties style:column-width="1.85cm"/>
    </style:style>
    <style:style style:name="Table29.1" style:family="table-row">
      <style:table-row-properties style:min-row-height="0.041cm" fo:keep-together="auto"/>
    </style:style>
    <style:style style:name="Table29.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9.2" style:family="table-row">
      <style:table-row-properties fo:keep-together="auto"/>
    </style:style>
    <style:style style:name="Table29.A2" style:family="table-cell">
      <style:table-cell-properties style:vertical-align="bottom" fo:padding="0cm" fo:border="none" style:writing-mode="lr-tb"/>
    </style:style>
    <style:style style:name="Table29.A3" style:family="table-cell">
      <style:table-cell-properties style:vertical-align="bottom" fo:padding="0cm" fo:border-left="none" fo:border-right="none" fo:border-top="0.1pt solid #000000" fo:border-bottom="0.1pt solid #000000" style:writing-mode="lr-tb"/>
    </style:style>
    <style:style style:name="Table29.A4" style:family="table-cell">
      <style:table-cell-properties style:vertical-align="top" fo:padding="0cm" fo:border="none" style:writing-mode="lr-tb"/>
    </style:style>
    <style:style style:name="Table29.A19" style:family="table-cell">
      <style:table-cell-properties style:vertical-align="top" fo:padding="0cm" fo:border-left="none" fo:border-right="none" fo:border-top="0.5pt solid #000000" fo:border-bottom="0.5pt solid #000000" style:writing-mode="lr-tb"/>
    </style:style>
    <style:style style:name="Table29.A20" style:family="table-cell">
      <style:table-cell-properties style:vertical-align="top" fo:padding="0cm" fo:border-left="none" fo:border-right="none" fo:border-top="0.1pt solid #000000" fo:border-bottom="none" style:writing-mode="lr-tb"/>
    </style:style>
    <style:style style:name="Table29.31" style:family="table-row">
      <style:table-row-properties style:min-row-height="0.203cm" fo:keep-together="auto"/>
    </style:style>
    <style:style style:name="Table29.32" style:family="table-row">
      <style:table-row-properties style:min-row-height="0.138cm" fo:keep-together="auto"/>
    </style:style>
    <style:style style:name="Table29.A32" style:family="table-cell">
      <style:table-cell-properties style:vertical-align="top" style:border-line-width-bottom="0.004cm 0.004cm 0.004cm" fo:padding="0cm" fo:border-left="none" fo:border-right="none" fo:border-top="none" fo:border-bottom="0.3pt double #000000" style:writing-mode="lr-tb"/>
    </style:style>
    <style:style style:name="Table30" style:family="table">
      <style:table-properties style:width="15.235cm" table:align="left" style:writing-mode="lr-tb"/>
    </style:style>
    <style:style style:name="Table30.A" style:family="table-column">
      <style:table-column-properties style:column-width="4.45cm"/>
    </style:style>
    <style:style style:name="Table30.B" style:family="table-column">
      <style:table-column-properties style:column-width="2.099cm"/>
    </style:style>
    <style:style style:name="Table30.C" style:family="table-column">
      <style:table-column-properties style:column-width="2.152cm"/>
    </style:style>
    <style:style style:name="Table30.D" style:family="table-column">
      <style:table-column-properties style:column-width="4.233cm"/>
    </style:style>
    <style:style style:name="Table30.E" style:family="table-column">
      <style:table-column-properties style:column-width="2.3cm"/>
    </style:style>
    <style:style style:name="Table30.1" style:family="table-row">
      <style:table-row-properties fo:keep-together="auto"/>
    </style:style>
    <style:style style:name="Table30.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0.A2" style:family="table-cell">
      <style:table-cell-properties style:vertical-align="top" fo:padding="0.101cm" fo:border-left="none" fo:border-right="none" fo:border-top="none" fo:border-bottom="0.5pt solid #000000" style:writing-mode="lr-tb"/>
    </style:style>
    <style:style style:name="Table30.A3" style:family="table-cell">
      <style:table-cell-properties style:vertical-align="top" fo:padding="0.101cm" fo:border-left="none" fo:border-right="none" fo:border-top="none" fo:border-bottom="0.1pt solid #000000" style:writing-mode="lr-tb"/>
    </style:style>
    <style:style style:name="Table30.A4" style:family="table-cell">
      <style:table-cell-properties style:vertical-align="top" fo:padding="0cm" fo:border="none" style:writing-mode="lr-tb"/>
    </style:style>
    <style:style style:name="Table30.A12" style:family="table-cell">
      <style:table-cell-properties style:vertical-align="top" fo:padding="0.101cm" fo:border-left="none" fo:border-right="none" fo:border-top="0.1pt solid #000000" fo:border-bottom="0.1pt solid #000000" style:writing-mode="lr-tb"/>
    </style:style>
    <style:style style:name="Table30.15" style:family="table-row">
      <style:table-row-properties style:min-row-height="0.482cm" fo:keep-together="auto"/>
    </style:style>
    <style:style style:name="Table30.A18" style:family="table-cell">
      <style:table-cell-properties style:vertical-align="top" style:border-line-width-bottom="0.004cm 0.004cm 0.004cm" fo:padding="0cm" fo:border-left="none" fo:border-right="none" fo:border-top="none" fo:border-bottom="0.3pt double #000000" style:writing-mode="lr-tb"/>
    </style:style>
    <style:style style:name="Table31" style:family="table">
      <style:table-properties style:width="15.233cm" fo:margin-left="0.002cm" table:align="left" style:writing-mode="lr-tb"/>
    </style:style>
    <style:style style:name="Table31.A" style:family="table-column">
      <style:table-column-properties style:column-width="6.802cm"/>
    </style:style>
    <style:style style:name="Table31.B" style:family="table-column">
      <style:table-column-properties style:column-width="4.45cm"/>
    </style:style>
    <style:style style:name="Table31.C" style:family="table-column">
      <style:table-column-properties style:column-width="3.981cm"/>
    </style:style>
    <style:style style:name="Table31.1" style:family="table-row">
      <style:table-row-properties fo:keep-together="auto"/>
    </style:style>
    <style:style style:name="Table31.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1.A2" style:family="table-cell">
      <style:table-cell-properties style:vertical-align="top" fo:padding="0.101cm" fo:border-left="none" fo:border-right="none" fo:border-top="none" fo:border-bottom="0.5pt solid #000000" style:writing-mode="lr-tb"/>
    </style:style>
    <style:style style:name="Table31.A3" style:family="table-cell">
      <style:table-cell-properties style:vertical-align="top" fo:padding="0cm" fo:border="none" style:writing-mode="lr-tb"/>
    </style:style>
    <style:style style:name="Table31.A6" style:family="table-cell">
      <style:table-cell-properties style:vertical-align="top" style:border-line-width-bottom="0.004cm 0.004cm 0.004cm" fo:padding="0cm" fo:border-left="none" fo:border-right="none" fo:border-top="none" fo:border-bottom="0.3pt double #000000" style:writing-mode="lr-tb"/>
    </style:style>
    <style:style style:name="Table32" style:family="table">
      <style:table-properties style:width="15.219cm" table:align="left" style:writing-mode="lr-tb"/>
    </style:style>
    <style:style style:name="Table32.A" style:family="table-column">
      <style:table-column-properties style:column-width="3.544cm"/>
    </style:style>
    <style:style style:name="Table32.B" style:family="table-column">
      <style:table-column-properties style:column-width="1.016cm"/>
    </style:style>
    <style:style style:name="Table32.C" style:family="table-column">
      <style:table-column-properties style:column-width="1.175cm"/>
    </style:style>
    <style:style style:name="Table32.D" style:family="table-column">
      <style:table-column-properties style:column-width="1.131cm"/>
    </style:style>
    <style:style style:name="Table32.E" style:family="table-column">
      <style:table-column-properties style:column-width="7.043cm"/>
    </style:style>
    <style:style style:name="Table32.F" style:family="table-column">
      <style:table-column-properties style:column-width="1.311cm"/>
    </style:style>
    <style:style style:name="Table32.1" style:family="table-row">
      <style:table-row-properties fo:keep-together="auto"/>
    </style:style>
    <style:style style:name="Table32.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32.A2" style:family="table-cell">
      <style:table-cell-properties style:vertical-align="top" fo:padding="0cm" fo:border-left="none" fo:border-right="none" fo:border-top="none" fo:border-bottom="0.5pt solid #000000" style:writing-mode="lr-tb"/>
    </style:style>
    <style:style style:name="Table32.A3" style:family="table-cell">
      <style:table-cell-properties style:vertical-align="top" fo:padding="0cm" fo:border="none" style:writing-mode="lr-tb"/>
    </style:style>
    <style:style style:name="Table32.A14" style:family="table-cell">
      <style:table-cell-properties style:vertical-align="top" style:border-line-width-bottom="0.004cm 0.004cm 0.004cm" fo:padding="0cm" fo:border-left="none" fo:border-right="none" fo:border-top="none" fo:border-bottom="0.3pt double #000000" style:writing-mode="lr-tb"/>
    </style:style>
    <style:style style:name="Table33" style:family="table">
      <style:table-properties style:width="15.235cm" fo:margin-left="-0.012cm" table:align="left" style:writing-mode="lr-tb"/>
    </style:style>
    <style:style style:name="Table33.A" style:family="table-column">
      <style:table-column-properties style:column-width="4.353cm"/>
    </style:style>
    <style:style style:name="Table33.B" style:family="table-column">
      <style:table-column-properties style:column-width="8.819cm"/>
    </style:style>
    <style:style style:name="Table33.C" style:family="table-column">
      <style:table-column-properties style:column-width="2.062cm"/>
    </style:style>
    <style:style style:name="Table33.1" style:family="table-row">
      <style:table-row-properties fo:keep-together="auto"/>
    </style:style>
    <style:style style:name="Table3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3.A2" style:family="table-cell">
      <style:table-cell-properties style:vertical-align="top" fo:padding="0.101cm" fo:border-left="none" fo:border-right="none" fo:border-top="none" fo:border-bottom="0.1pt solid #000000" style:writing-mode="lr-tb"/>
    </style:style>
    <style:style style:name="Table33.A3" style:family="table-cell">
      <style:table-cell-properties style:vertical-align="top" fo:padding="0cm" fo:border="none" style:writing-mode="lr-tb"/>
    </style:style>
    <style:style style:name="Table33.4" style:family="table-row">
      <style:table-row-properties style:min-row-height="0.041cm" fo:keep-together="auto"/>
    </style:style>
    <style:style style:name="Table33.A36" style:family="table-cell">
      <style:table-cell-properties style:vertical-align="top" style:border-line-width-bottom="0.004cm 0.004cm 0.004cm" fo:padding="0cm" fo:border-left="none" fo:border-right="none" fo:border-top="none" fo:border-bottom="0.3pt double #000000" style:writing-mode="lr-tb"/>
    </style:style>
    <style:style style:name="Table34" style:family="table">
      <style:table-properties style:width="15.251cm" fo:margin-left="-0.009cm" table:align="left" style:writing-mode="lr-tb"/>
    </style:style>
    <style:style style:name="Table34.A" style:family="table-column">
      <style:table-column-properties style:column-width="5.101cm"/>
    </style:style>
    <style:style style:name="Table34.B" style:family="table-column">
      <style:table-column-properties style:column-width="5.084cm"/>
    </style:style>
    <style:style style:name="Table34.C" style:family="table-column">
      <style:table-column-properties style:column-width="5.066cm"/>
    </style:style>
    <style:style style:name="Table34.1" style:family="table-row">
      <style:table-row-properties fo:keep-together="auto"/>
    </style:style>
    <style:style style:name="Table34.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34.A2" style:family="table-cell">
      <style:table-cell-properties style:vertical-align="top" fo:padding="0.051cm" fo:border-left="none" fo:border-right="none" fo:border-top="none" fo:border-bottom="0.5pt solid #000000" style:writing-mode="lr-tb"/>
    </style:style>
    <style:style style:name="Table34.A3" style:family="table-cell">
      <style:table-cell-properties style:vertical-align="top" fo:padding="0.051cm" fo:border="none" style:writing-mode="lr-tb"/>
    </style:style>
    <style:style style:name="Table34.A10" style:family="table-cell">
      <style:table-cell-properties style:vertical-align="top" style:border-line-width-bottom="0.004cm 0.004cm 0.004cm" fo:padding="0.051cm" fo:border-left="none" fo:border-right="none" fo:border-top="none" fo:border-bottom="0.3pt double #000000" style:writing-mode="lr-tb"/>
    </style:style>
    <style:style style:name="P1" style:family="paragraph" style:parent-style-name="Standard">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2" style:family="paragraph" style:parent-style-name="Standard">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3"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4" style:family="paragraph" style:parent-style-name="Standard">
      <style:paragraph-properties fo:line-height="200%"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5" style:family="paragraph" style:parent-style-name="Standard">
      <style:paragraph-properties style:snap-to-layout-grid="false">
        <style:tab-stops>
          <style:tab-stop style:position="0.635cm"/>
        </style:tab-stops>
      </style:paragraph-properties>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6"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7" style:family="paragraph" style:parent-style-name="Standard">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8" style:family="paragraph" style:parent-style-name="Standard">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9" style:family="paragraph" style:parent-style-name="Standard">
      <style:paragraph-properties fo:text-align="center" style:justify-single-word="false" style:snap-to-layout-grid="false"/>
      <style:text-properties style:use-window-font-color="true" fo:font-size="10pt" fo:language="cs" fo:country="CZ" fo:font-style="normal" fo:font-weight="bold" fo:background-color="transparent"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0" style:family="paragraph" style:parent-style-name="Standard">
      <style:paragraph-properties fo:text-align="center" style:justify-single-word="false" style:snap-to-layout-grid="false"/>
      <style:text-properties style:use-window-font-color="true" fo:font-size="10pt" fo:language="cs" fo:country="CZ"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11"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2" style:family="paragraph" style:parent-style-name="Standard">
      <style:paragraph-properties style:snap-to-layout-grid="false"/>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3"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14" style:family="paragraph" style:parent-style-name="Standard">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5" style:family="paragraph" style:parent-style-name="Standard">
      <style:paragraph-properties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6"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7" style:family="paragraph" style:parent-style-name="Standard">
      <style:paragraph-properties style:snap-to-layout-grid="false">
        <style:tab-stops>
          <style:tab-stop style:position="0.635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8"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9" style:family="paragraph" style:parent-style-name="Standard">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0" style:family="paragraph" style:parent-style-name="Standard">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1"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2" style:family="paragraph" style:parent-style-name="Standard">
      <style:paragraph-properties fo:line-height="200%"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3"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24"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P25"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26"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27" style:family="paragraph" style:parent-style-name="Standard">
      <style:paragraph-properties fo:text-align="center" style:justify-single-word="false" style:snap-to-layout-grid="false"/>
    </style:style>
    <style:style style:name="P28" style:family="paragraph" style:parent-style-name="Standard">
      <style:paragraph-properties style:snap-to-layout-grid="false">
        <style:tab-stops>
          <style:tab-stop style:position="1.27cm"/>
        </style:tab-stops>
      </style:paragraph-properties>
    </style:style>
    <style:style style:name="P29" style:family="paragraph" style:parent-style-name="Standard">
      <style:text-properties fo:font-size="9.5pt" fo:language="cs" fo:country="CZ" style:font-size-asian="9.5pt" style:language-asian="cs" style:country-asian="CZ"/>
    </style:style>
    <style:style style:name="P30" style:family="paragraph" style:parent-style-name="Standard">
      <style:text-properties fo:font-size="9.5pt" fo:letter-spacing="-0.002cm" fo:language="cs" fo:country="CZ" style:font-size-asian="9.5pt" style:language-asian="cs" style:country-asian="CZ"/>
    </style:style>
    <style:style style:name="P31" style:family="paragraph" style:parent-style-name="Standard">
      <style:text-properties fo:language="cs" fo:country="CZ" style:language-asian="cs" style:country-asian="CZ"/>
    </style:style>
    <style:style style:name="P32" style:family="paragraph" style:parent-style-name="Standard">
      <style:text-properties fo:language="cs" fo:country="CZ" fo:font-weight="bold" style:language-asian="cs" style:country-asian="CZ" style:font-weight-asian="bold" style:font-weight-complex="bold"/>
    </style:style>
    <style:style style:name="P33" style:family="paragraph" style:parent-style-name="Standard">
      <style:paragraph-properties fo:text-align="center" style:justify-single-word="false" style:snap-to-layout-grid="false"/>
      <style:text-properties fo:language="cs" fo:country="CZ" style:language-asian="zxx" style:country-asian="none" style:language-complex="zxx" style:country-complex="none"/>
    </style:style>
    <style:style style:name="P34" style:family="paragraph" style:parent-style-name="Standard">
      <style:text-properties fo:language="cs" fo:country="CZ" style:language-asian="zxx" style:country-asian="none" style:language-complex="ar" style:country-complex="SA"/>
    </style:style>
    <style:style style:name="P35" style:family="paragraph" style:parent-style-name="Standard">
      <style:text-properties fo:language="cs" fo:country="CZ" fo:font-style="italic" style:font-style-asian="italic" style:font-style-complex="italic"/>
    </style:style>
    <style:style style:name="P36" style:family="paragraph" style:parent-style-name="Standard">
      <style:paragraph-properties style:snap-to-layout-grid="false"/>
      <style:text-properties fo:language="cs" fo:country="CZ" fo:font-style="italic" style:font-style-asian="italic" style:font-style-complex="italic"/>
    </style:style>
    <style:style style:name="P37" style:family="paragraph" style:parent-style-name="Standard">
      <style:paragraph-properties style:snap-to-layout-grid="false">
        <style:tab-stops>
          <style:tab-stop style:position="0.635cm"/>
        </style:tab-stops>
      </style:paragraph-properties>
    </style:style>
    <style:style style:name="P38" style:family="paragraph" style:parent-style-name="Standard">
      <style:paragraph-properties style:snap-to-layout-grid="false"/>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line-height="200%" fo:text-align="center" style:justify-single-word="false" style:snap-to-layout-grid="false"/>
    </style:style>
    <style:style style:name="P41" style:family="paragraph" style:parent-style-name="Standard">
      <style:text-properties fo:font-style="italic" style:font-style-asian="italic" style:font-style-complex="italic"/>
    </style:style>
    <style:style style:name="P42" style:family="paragraph" style:parent-style-name="Standard">
      <style:paragraph-properties style:snap-to-layout-grid="false"/>
      <style:text-properties fo:font-style="italic" style:font-style-asian="italic" style:font-style-complex="italic"/>
    </style:style>
    <style:style style:name="P43" style:family="paragraph" style:parent-style-name="Standard">
      <style:paragraph-properties fo:text-align="center" style:justify-single-word="false" style:snap-to-layout-grid="false"/>
      <style:text-properties fo:language="zxx" fo:country="none" style:language-asian="zxx" style:country-asian="none" style:language-complex="zxx" style:country-complex="none"/>
    </style:style>
    <style:style style:name="P44" style:family="paragraph" style:parent-style-name="Standard">
      <style:paragraph-properties fo:background-color="transparent">
        <style:background-image/>
      </style:paragraph-properties>
    </style:style>
    <style:style style:name="P45" style:family="paragraph" style:parent-style-name="Standard">
      <style:paragraph-properties fo:background-color="transparent">
        <style:background-image/>
      </style:paragraph-properties>
      <style:text-properties fo:font-size="9.5pt" fo:language="cs" fo:country="CZ" style:font-size-asian="9.5pt" style:language-asian="cs" style:country-asian="CZ"/>
    </style:style>
    <style:style style:name="P46" style:family="paragraph" style:parent-style-name="Standard">
      <style:paragraph-properties fo:background-color="transparent">
        <style:tab-stops>
          <style:tab-stop style:position="0.635cm"/>
        </style:tab-stops>
        <style:background-image/>
      </style:paragraph-properties>
      <style:text-properties fo:font-size="9.5pt" fo:language="cs" fo:country="CZ" style:font-size-asian="9.5pt" style:language-asian="cs" style:country-asian="CZ"/>
    </style:style>
    <style:style style:name="P47" style:family="paragraph" style:parent-style-name="Standard">
      <style:paragraph-properties fo:text-align="center" style:justify-single-word="false" fo:background-color="transparent" style:snap-to-layout-grid="false">
        <style:background-image/>
      </style:paragraph-properties>
    </style:style>
    <style:style style:name="P48"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49" style:family="paragraph" style:parent-style-name="Standard">
      <style:paragraph-properties fo:background-color="transparent" style:snap-to-layout-grid="false">
        <style:background-image/>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50"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51"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52"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53"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54"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55"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background-color="transparent" style:font-name-asian="Times New Roman1" style:font-size-asian="10pt" style:language-asian="zxx" style:country-asian="none" style:font-name-complex="Times New Roman1" style:font-size-complex="12pt" style:language-complex="zxx" style:country-complex="none"/>
    </style:style>
    <style:style style:name="P56"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57"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58" style:family="paragraph" style:parent-style-name="Standard">
      <style:paragraph-properties fo:background-color="transparent" style:snap-to-layout-grid="false">
        <style:background-image/>
      </style:paragraph-properties>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59"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60"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61"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62" style:family="paragraph" style:parent-style-name="Standard">
      <style:paragraph-properties fo:background-color="transparent" style:snap-to-layout-grid="false">
        <style:background-image/>
      </style:paragraph-properties>
    </style:style>
    <style:style style:name="P63" style:family="paragraph" style:parent-style-name="Standard">
      <style:paragraph-properties fo:background-color="transparent">
        <style:background-image/>
      </style:paragraph-properties>
      <style:text-properties fo:language="cs" fo:country="CZ"/>
    </style:style>
    <style:style style:name="P64" style:family="paragraph" style:parent-style-name="Standard">
      <style:paragraph-properties fo:text-align="center" style:justify-single-word="false" fo:background-color="transparent" style:snap-to-layout-grid="false">
        <style:background-image/>
      </style:paragraph-properties>
      <style:text-properties fo:language="cs" fo:country="CZ" fo:font-weight="normal" style:font-weight-asian="normal" style:font-weight-complex="normal"/>
    </style:style>
    <style:style style:name="P65" style:family="paragraph" style:parent-style-name="Standard">
      <style:paragraph-properties fo:margin-left="0cm" fo:margin-right="1.524cm" fo:text-indent="0cm" style:auto-text-indent="false"/>
      <style:text-properties fo:font-size="9.5pt" fo:letter-spacing="-0.004cm" fo:language="cs" fo:country="CZ" style:font-size-asian="9.5pt" style:language-asian="cs" style:country-asian="CZ"/>
    </style:style>
    <style:style style:name="P66"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67" style:family="paragraph" style:parent-style-name="Standard">
      <style:paragraph-properties fo:margin-left="0cm" fo:margin-right="1.524cm" fo:text-indent="0cm" style:auto-text-indent="false"/>
      <style:text-properties fo:font-size="9.5pt" fo:letter-spacing="-0.007cm" fo:language="cs" fo:country="CZ" style:font-size-asian="9.5pt" style:language-asian="cs" style:country-asian="CZ"/>
    </style:style>
    <style:style style:name="P68"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69"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70"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71" style:family="paragraph" style:parent-style-name="Standard">
      <style:paragraph-properties fo:margin-left="0cm" fo:margin-right="2.667cm" fo:text-indent="0cm" style:auto-text-indent="false"/>
      <style:text-properties fo:font-size="9.5pt" fo:letter-spacing="-0.002cm" fo:language="cs" fo:country="CZ" style:font-size-asian="9.5pt" style:language-asian="cs" style:country-asian="CZ"/>
    </style:style>
    <style:style style:name="P72"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73" style:family="paragraph" style:parent-style-name="Standard">
      <style:paragraph-properties fo:margin-left="0cm" fo:margin-right="2.667cm" fo:text-indent="0cm" style:auto-text-indent="false"/>
      <style:text-properties fo:font-size="9.5pt" fo:letter-spacing="-0.007cm" fo:language="cs" fo:country="CZ" style:font-size-asian="9.5pt" style:language-asian="cs" style:country-asian="CZ"/>
    </style:style>
    <style:style style:name="P74" style:family="paragraph" style:parent-style-name="Standard">
      <style:paragraph-properties fo:margin-left="0cm" fo:margin-right="2.667cm" fo:text-indent="0cm" style:auto-text-indent="false"/>
      <style:text-properties fo:font-size="9.5pt" fo:letter-spacing="-0.009cm" fo:language="cs" fo:country="CZ" style:font-size-asian="9.5pt" style:language-asian="cs" style:country-asian="CZ"/>
    </style:style>
    <style:style style:name="P75" style:family="paragraph" style:parent-style-name="Standard">
      <style:paragraph-properties fo:margin-left="0cm" fo:margin-right="2.667cm" fo:text-indent="0cm" style:auto-text-indent="false"/>
      <style:text-properties fo:font-size="9.5pt" fo:letter-spacing="-0.004cm" fo:language="cs" fo:country="CZ" style:font-size-asian="9.5pt" style:language-asian="cs" style:country-asian="CZ"/>
    </style:style>
    <style:style style:name="P76" style:family="paragraph" style:parent-style-name="Standard">
      <style:paragraph-properties fo:margin-left="0cm" fo:margin-right="2.667cm" fo:text-indent="0cm" style:auto-text-indent="false"/>
      <style:text-properties fo:font-size="9.5pt" fo:language="cs" fo:country="CZ" style:font-size-asian="9.5pt" style:language-asian="cs" style:country-asian="CZ"/>
    </style:style>
    <style:style style:name="P77"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78" style:family="paragraph" style:parent-style-name="Standard">
      <style:paragraph-properties fo:margin-left="0cm" fo:margin-right="2.667cm" fo:text-align="justify" style:justify-single-word="false" fo:text-indent="0cm" style:auto-text-indent="false"/>
      <style:text-properties fo:font-size="9.5pt" fo:letter-spacing="-0.005cm" fo:language="cs" fo:country="CZ" style:font-size-asian="9.5pt" style:language-asian="cs" style:country-asian="CZ"/>
    </style:style>
    <style:style style:name="P79" style:family="paragraph" style:parent-style-name="Standard">
      <style:paragraph-properties fo:margin-left="0cm" fo:margin-right="1.016cm" fo:text-indent="0cm" style:auto-text-indent="false"/>
      <style:text-properties fo:font-size="9.5pt" fo:language="cs" fo:country="CZ" style:font-size-asian="9.5pt" style:language-asian="cs" style:country-asian="CZ"/>
    </style:style>
    <style:style style:name="P80" style:family="paragraph" style:parent-style-name="Standard">
      <style:paragraph-properties fo:margin-left="0cm" fo:margin-right="1.016cm" fo:text-indent="0cm" style:auto-text-indent="false"/>
      <style:text-properties fo:font-size="9.5pt" fo:letter-spacing="0.004cm" fo:language="cs" fo:country="CZ" style:font-size-asian="9.5pt" style:language-asian="cs" style:country-asian="CZ"/>
    </style:style>
    <style:style style:name="P81" style:family="paragraph" style:parent-style-name="Standard">
      <style:paragraph-properties fo:margin-left="0cm" fo:margin-right="1.016cm" fo:text-indent="0cm" style:auto-text-indent="false"/>
      <style:text-properties fo:font-size="9.5pt" fo:letter-spacing="0.005cm" fo:language="cs" fo:country="CZ" style:font-size-asian="9.5pt" style:language-asian="cs" style:country-asian="CZ"/>
    </style:style>
    <style:style style:name="P82" style:family="paragraph" style:parent-style-name="Standard">
      <style:paragraph-properties fo:margin-left="0cm" fo:margin-right="1.016cm" fo:text-indent="0cm" style:auto-text-indent="false"/>
      <style:text-properties fo:font-size="9.5pt" fo:letter-spacing="0.002cm" fo:language="cs" fo:country="CZ" style:font-size-asian="9.5pt" style:language-asian="cs" style:country-asian="CZ"/>
    </style:style>
    <style:style style:name="P83" style:family="paragraph" style:parent-style-name="Standard">
      <style:paragraph-properties fo:margin-left="0.381cm" fo:margin-right="2.54cm" fo:text-indent="-0.381cm" style:auto-text-indent="false"/>
      <style:text-properties style:font-name="Garamond" fo:letter-spacing="-0.007cm" fo:language="cs" fo:country="CZ" fo:font-style="italic" style:language-asian="cs" style:country-asian="CZ" style:font-style-asian="italic" style:font-name-complex="Garamond"/>
    </style:style>
    <style:style style:name="P84" style:family="paragraph" style:parent-style-name="Standard">
      <style:paragraph-properties fo:margin-left="0.381cm" fo:margin-right="2.54cm" fo:text-indent="-0.381cm" style:auto-text-indent="false"/>
      <style:text-properties fo:font-size="9.5pt" fo:letter-spacing="0.005cm" fo:language="cs" fo:country="CZ" style:font-size-asian="9.5pt" style:language-asian="cs" style:country-asian="CZ"/>
    </style:style>
    <style:style style:name="P85" style:family="paragraph" style:parent-style-name="Standard">
      <style:paragraph-properties fo:margin-left="0.381cm" fo:margin-right="2.54cm" fo:text-indent="-0.381cm" style:auto-text-indent="false"/>
      <style:text-properties fo:font-size="9.5pt" fo:letter-spacing="-0.004cm" fo:language="cs" fo:country="CZ" style:font-size-asian="9.5pt" style:language-asian="cs" style:country-asian="CZ"/>
    </style:style>
    <style:style style:name="P86" style:family="paragraph" style:parent-style-name="Standard">
      <style:paragraph-properties fo:margin-left="0.381cm" fo:margin-right="2.54cm" fo:text-indent="-0.381cm" style:auto-text-indent="false"/>
      <style:text-properties fo:font-size="9.5pt" fo:letter-spacing="-0.009cm" fo:language="cs" fo:country="CZ" style:font-size-asian="9.5pt" style:language-asian="cs" style:country-asian="CZ"/>
    </style:style>
    <style:style style:name="P87" style:family="paragraph" style:parent-style-name="Standard">
      <style:paragraph-properties fo:margin-left="0.381cm" fo:margin-right="2.54cm" fo:text-indent="-0.381cm" style:auto-text-indent="false"/>
      <style:text-properties fo:font-size="9.5pt" fo:letter-spacing="0.002cm" fo:language="cs" fo:country="CZ" style:font-size-asian="9.5pt" style:language-asian="cs" style:country-asian="CZ"/>
    </style:style>
    <style:style style:name="P88" style:family="paragraph" style:parent-style-name="Standard">
      <style:paragraph-properties fo:margin-left="0cm" fo:margin-right="2.54cm" fo:text-indent="0cm" style:auto-text-indent="false"/>
      <style:text-properties fo:font-size="9.5pt" fo:letter-spacing="-0.014cm" fo:language="cs" fo:country="CZ" style:font-size-asian="9.5pt" style:language-asian="cs" style:country-asian="CZ"/>
    </style:style>
    <style:style style:name="P89" style:family="paragraph" style:parent-style-name="Standard">
      <style:paragraph-properties fo:margin-left="0cm" fo:margin-right="1.27cm" fo:text-indent="0cm" style:auto-text-indent="false"/>
      <style:text-properties fo:font-size="9.5pt" fo:letter-spacing="0.002cm" fo:language="cs" fo:country="CZ" style:font-size-asian="9.5pt" style:language-asian="cs" style:country-asian="CZ"/>
    </style:style>
    <style:style style:name="P90" style:family="paragraph" style:parent-style-name="Standard">
      <style:paragraph-properties fo:margin-left="0cm" fo:margin-right="1.27cm" fo:text-indent="0cm" style:auto-text-indent="false"/>
      <style:text-properties fo:font-size="9.5pt" fo:letter-spacing="0.005cm" fo:language="cs" fo:country="CZ" style:font-size-asian="9.5pt" style:language-asian="cs" style:country-asian="CZ"/>
    </style:style>
    <style:style style:name="P91" style:family="paragraph" style:parent-style-name="Standard">
      <style:paragraph-properties fo:margin-left="0.508cm" fo:margin-right="2.794cm" fo:text-align="justify" style:justify-single-word="false"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92" style:family="paragraph" style:parent-style-name="Standard">
      <style:paragraph-properties fo:margin-left="0.508cm" fo:margin-right="2.794cm" fo:text-align="justify" style:justify-single-word="false" fo:text-indent="-0.508cm" style:auto-text-indent="false"/>
      <style:text-properties fo:font-size="9.5pt" fo:letter-spacing="-0.009cm" fo:language="cs" fo:country="CZ" style:font-size-asian="9.5pt" style:language-asian="cs" style:country-asian="CZ"/>
    </style:style>
    <style:style style:name="P93" style:family="paragraph" style:parent-style-name="Standard">
      <style:paragraph-properties fo:margin-left="0.508cm" fo:margin-right="2.794cm" fo:text-align="justify" style:justify-single-word="false" fo:text-indent="-0.508cm" style:auto-text-indent="false"/>
      <style:text-properties fo:font-size="9.5pt" fo:letter-spacing="0.002cm" fo:language="cs" fo:country="CZ" style:font-size-asian="9.5pt" style:language-asian="cs" style:country-asian="CZ"/>
    </style:style>
    <style:style style:name="P94" style:family="paragraph" style:parent-style-name="Standard">
      <style:paragraph-properties fo:margin-left="0.508cm" fo:margin-right="1.778cm"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95" style:family="paragraph" style:parent-style-name="Standard">
      <style:paragraph-properties fo:margin-left="0.508cm" fo:margin-right="1.778cm" fo:text-indent="-0.508cm" style:auto-text-indent="false"/>
      <style:text-properties fo:font-size="9.5pt" fo:letter-spacing="0.002cm" fo:language="cs" fo:country="CZ" style:font-size-asian="9.5pt" style:language-asian="cs" style:country-asian="CZ"/>
    </style:style>
    <style:style style:name="P96" style:family="paragraph" style:parent-style-name="Standard">
      <style:paragraph-properties fo:margin-left="0.508cm" fo:margin-right="1.778cm" fo:text-indent="-0.508cm" style:auto-text-indent="false"/>
      <style:text-properties fo:font-size="9.5pt" fo:language="cs" fo:country="CZ" style:font-size-asian="9.5pt" style:language-asian="cs" style:country-asian="CZ"/>
    </style:style>
    <style:style style:name="P97" style:family="paragraph" style:parent-style-name="Standard">
      <style:paragraph-properties fo:margin-left="0cm" fo:margin-right="0.127cm" fo:text-align="justify" style:justify-single-word="false" fo:text-indent="0cm" style:auto-text-indent="false"/>
      <style:text-properties fo:font-size="9.5pt" fo:language="cs" fo:country="CZ" style:font-size-asian="9.5pt" style:language-asian="cs" style:country-asian="CZ"/>
    </style:style>
    <style:style style:name="P98" style:family="paragraph" style:parent-style-name="Standard">
      <style:paragraph-properties fo:margin-left="0.508cm" fo:margin-right="1.651cm" fo:text-indent="-0.381cm" style:auto-text-indent="false"/>
    </style:style>
    <style:style style:name="P99" style:family="paragraph" style:parent-style-name="Standard">
      <style:paragraph-properties fo:margin-left="0.508cm" fo:margin-right="1.651cm" fo:text-indent="-0.381cm" style:auto-text-indent="false"/>
      <style:text-properties fo:font-size="9.5pt" fo:letter-spacing="-0.011cm" fo:language="cs" fo:country="CZ" style:font-size-asian="9.5pt" style:language-asian="cs" style:country-asian="CZ"/>
    </style:style>
    <style:style style:name="P100" style:family="paragraph" style:parent-style-name="Standard">
      <style:paragraph-properties fo:margin-left="0.508cm" fo:margin-right="2.286cm" fo:text-indent="0cm" style:auto-text-indent="false"/>
    </style:style>
    <style:style style:name="P101" style:family="paragraph" style:parent-style-name="Standard">
      <style:paragraph-properties fo:margin-left="0.508cm" fo:margin-right="2.286cm" fo:text-indent="0cm" style:auto-text-indent="false"/>
      <style:text-properties fo:font-size="9.5pt" fo:letter-spacing="-0.007cm" fo:language="cs" fo:country="CZ" style:font-size-asian="9.5pt" style:language-asian="cs" style:country-asian="CZ"/>
    </style:style>
    <style:style style:name="P102" style:family="paragraph" style:parent-style-name="Standard">
      <style:paragraph-properties fo:margin-left="0.508cm" fo:margin-right="2.286cm" fo:text-indent="0cm" style:auto-text-indent="false"/>
      <style:text-properties fo:font-size="9.5pt" fo:letter-spacing="-0.012cm" fo:language="cs" fo:country="CZ" style:font-size-asian="9.5pt" style:language-asian="cs" style:country-asian="CZ"/>
    </style:style>
    <style:style style:name="P103" style:family="paragraph" style:parent-style-name="Standard">
      <style:paragraph-properties fo:margin-left="0.508cm" fo:margin-right="2.286cm" fo:text-indent="0cm" style:auto-text-indent="false"/>
      <style:text-properties fo:font-size="9.5pt" fo:letter-spacing="-0.018cm" fo:language="cs" fo:country="CZ" style:font-size-asian="9.5pt" style:language-asian="cs" style:country-asian="CZ"/>
    </style:style>
    <style:style style:name="P104" style:family="paragraph" style:parent-style-name="Standard">
      <style:paragraph-properties fo:margin-left="0.508cm" fo:margin-right="2.286cm" fo:text-indent="0cm" style:auto-text-indent="false"/>
      <style:text-properties fo:font-size="9.5pt" fo:letter-spacing="-0.014cm" fo:language="cs" fo:country="CZ" style:font-size-asian="9.5pt" style:language-asian="cs" style:country-asian="CZ"/>
    </style:style>
    <style:style style:name="P105" style:family="paragraph" style:parent-style-name="Standard">
      <style:paragraph-properties fo:margin-left="0.508cm" fo:margin-right="2.286cm" fo:text-indent="0cm" style:auto-text-indent="false"/>
      <style:text-properties fo:font-size="9.5pt" fo:letter-spacing="-0.016cm" fo:language="cs" fo:country="CZ" style:font-size-asian="9.5pt" style:language-asian="cs" style:country-asian="CZ"/>
    </style:style>
    <style:style style:name="P106" style:family="paragraph" style:parent-style-name="Standard">
      <style:paragraph-properties fo:margin-left="0.508cm" fo:margin-right="2.286cm" fo:text-indent="0cm" style:auto-text-indent="false"/>
      <style:text-properties fo:font-size="9.5pt" fo:letter-spacing="-0.023cm" fo:language="cs" fo:country="CZ" style:font-size-asian="9.5pt" style:language-asian="cs" style:country-asian="CZ"/>
    </style:style>
    <style:style style:name="P107" style:family="paragraph" style:parent-style-name="Standard">
      <style:paragraph-properties fo:margin-left="0.508cm" fo:margin-right="2.286cm" fo:text-indent="0cm" style:auto-text-indent="false"/>
      <style:text-properties fo:font-size="9.5pt" fo:letter-spacing="-0.011cm" fo:language="cs" fo:country="CZ" style:font-size-asian="9.5pt" style:language-asian="cs" style:country-asian="CZ"/>
    </style:style>
    <style:style style:name="P108" style:family="paragraph" style:parent-style-name="Standard">
      <style:paragraph-properties fo:margin-left="0.508cm" fo:margin-right="2.286cm" fo:text-indent="0cm" style:auto-text-indent="false"/>
      <style:text-properties fo:font-size="9.5pt" fo:letter-spacing="-0.009cm" fo:language="cs" fo:country="CZ" style:font-size-asian="9.5pt" style:language-asian="cs" style:country-asian="CZ"/>
    </style:style>
    <style:style style:name="P109" style:family="paragraph" style:parent-style-name="Standard">
      <style:paragraph-properties fo:margin-left="0.508cm" fo:margin-right="3.048cm" fo:text-indent="0cm" style:auto-text-indent="false"/>
      <style:text-properties fo:font-size="9.5pt" fo:letter-spacing="-0.025cm" fo:language="cs" fo:country="CZ" style:font-size-asian="9.5pt" style:language-asian="cs" style:country-asian="CZ"/>
    </style:style>
    <style:style style:name="P110" style:family="paragraph" style:parent-style-name="Standard">
      <style:paragraph-properties fo:margin-left="0.508cm" fo:margin-right="3.048cm" fo:text-indent="0cm" style:auto-text-indent="false"/>
      <style:text-properties fo:font-size="9.5pt" fo:letter-spacing="-0.012cm" fo:language="cs" fo:country="CZ" style:font-size-asian="9.5pt" style:language-asian="cs" style:country-asian="CZ"/>
    </style:style>
    <style:style style:name="P111" style:family="paragraph" style:parent-style-name="Standard">
      <style:paragraph-properties fo:margin-left="0.508cm" fo:margin-right="3.048cm" fo:text-indent="0cm" style:auto-text-indent="false"/>
      <style:text-properties fo:font-size="9.5pt" fo:letter-spacing="-0.023cm" fo:language="cs" fo:country="CZ" style:font-size-asian="9.5pt" style:language-asian="cs" style:country-asian="CZ"/>
    </style:style>
    <style:style style:name="P112" style:family="paragraph" style:parent-style-name="Standard">
      <style:paragraph-properties fo:margin-left="0.508cm" fo:margin-right="3.048cm" fo:text-indent="0cm" style:auto-text-indent="false"/>
      <style:text-properties fo:font-size="9.5pt" fo:letter-spacing="-0.021cm" fo:language="cs" fo:country="CZ" style:font-size-asian="9.5pt" style:language-asian="cs" style:country-asian="CZ"/>
    </style:style>
    <style:style style:name="P113" style:family="paragraph" style:parent-style-name="Standard">
      <style:paragraph-properties fo:margin-left="0.508cm" fo:margin-right="3.048cm" fo:text-indent="0cm" style:auto-text-indent="false"/>
      <style:text-properties fo:font-size="9.5pt" fo:letter-spacing="-0.026cm" fo:language="cs" fo:country="CZ" style:font-size-asian="9.5pt" style:language-asian="cs" style:country-asian="CZ"/>
    </style:style>
    <style:style style:name="P114" style:family="paragraph" style:parent-style-name="Standard">
      <style:paragraph-properties fo:margin-left="0.508cm" fo:margin-right="3.048cm" fo:text-indent="0cm" style:auto-text-indent="false"/>
      <style:text-properties fo:font-size="9.5pt" fo:letter-spacing="-0.028cm" fo:language="cs" fo:country="CZ" style:font-size-asian="9.5pt" style:language-asian="cs" style:country-asian="CZ"/>
    </style:style>
    <style:style style:name="P115" style:family="paragraph" style:parent-style-name="Standard">
      <style:paragraph-properties fo:margin-left="0.508cm" fo:margin-right="3.302cm" fo:text-indent="0cm" style:auto-text-indent="false"/>
    </style:style>
    <style:style style:name="P116" style:family="paragraph" style:parent-style-name="Standard">
      <style:paragraph-properties fo:margin-left="0.508cm" fo:margin-right="3.302cm" fo:text-indent="0cm" style:auto-text-indent="false"/>
      <style:text-properties fo:font-size="9.5pt" fo:language="cs" fo:country="CZ" style:font-size-asian="9.5pt" style:language-asian="cs" style:country-asian="CZ"/>
    </style:style>
    <style:style style:name="P117" style:family="paragraph" style:parent-style-name="Standard">
      <style:paragraph-properties fo:margin-left="0.508cm" fo:margin-right="3.302cm" fo:text-indent="0cm" style:auto-text-indent="false"/>
      <style:text-properties style:font-size-complex="9.5pt"/>
    </style:style>
    <style:style style:name="P118" style:family="paragraph" style:parent-style-name="Standard">
      <style:paragraph-properties fo:margin-left="0.508cm" fo:margin-right="2.794cm" fo:text-indent="0cm" style:auto-text-indent="false"/>
      <style:text-properties fo:font-size="9.5pt" fo:letter-spacing="-0.018cm" fo:language="cs" fo:country="CZ" style:font-size-asian="9.5pt" style:language-asian="cs" style:country-asian="CZ"/>
    </style:style>
    <style:style style:name="P119" style:family="paragraph" style:parent-style-name="Standard">
      <style:paragraph-properties fo:margin-left="0.508cm" fo:margin-right="2.794cm" fo:text-indent="0cm" style:auto-text-indent="false"/>
      <style:text-properties fo:font-size="9.5pt" fo:letter-spacing="-0.014cm" fo:language="cs" fo:country="CZ" style:font-size-asian="9.5pt" style:language-asian="cs" style:country-asian="CZ"/>
    </style:style>
    <style:style style:name="P120" style:family="paragraph" style:parent-style-name="Standard">
      <style:paragraph-properties fo:margin-left="0.508cm" fo:margin-right="2.794cm" fo:text-indent="0cm" style:auto-text-indent="false"/>
      <style:text-properties fo:font-size="9.5pt" fo:letter-spacing="-0.021cm" fo:language="cs" fo:country="CZ" style:font-size-asian="9.5pt" style:language-asian="cs" style:country-asian="CZ"/>
    </style:style>
    <style:style style:name="P121" style:family="paragraph" style:parent-style-name="Standard">
      <style:paragraph-properties fo:margin-left="0cm" fo:margin-right="0.199cm" fo:text-align="start" style:justify-single-word="false" fo:text-indent="0cm" style:auto-text-indent="false"/>
      <style:text-properties fo:font-size="9.5pt" fo:language="cs" fo:country="CZ" style:font-size-asian="9.5pt" style:language-asian="cs" style:country-asian="CZ"/>
    </style:style>
    <style:style style:name="P122" style:family="paragraph" style:parent-style-name="Standard">
      <style:paragraph-properties fo:margin-top="0.199cm" fo:margin-bottom="0.101cm" style:contextual-spacing="false"/>
      <style:text-properties fo:language="cs" fo:country="CZ" style:language-asian="zxx" style:country-asian="none"/>
    </style:style>
    <style:style style:name="P123" style:family="paragraph" style:parent-style-name="Standard" style:master-page-name="Standard">
      <style:paragraph-properties style:page-number="auto"/>
      <style:text-properties style:text-underline-style="solid" style:text-underline-type="double" style:text-underline-width="auto" style:text-underline-color="font-color"/>
    </style:style>
    <style:style style:name="P124" style:family="paragraph" style:parent-style-name="Text_20_body">
      <style:paragraph-properties fo:text-align="center" style:justify-single-word="false"/>
      <style:text-properties style:font-name="Georgia" fo:font-size="22pt" fo:font-weight="bold" style:font-size-asian="22pt" style:font-weight-asian="bold" style:font-name-complex="Georgia" style:font-size-complex="22pt" style:font-weight-complex="bold"/>
    </style:style>
    <style:style style:name="P125" style:family="paragraph" style:parent-style-name="Text_20_body">
      <style:text-properties fo:language="cs" fo:country="CZ"/>
    </style:style>
    <style:style style:name="P126" style:family="paragraph" style:parent-style-name="Text_20_body">
      <style:text-properties fo:language="cs" fo:country="CZ" style:language-asian="cs" style:country-asian="CZ"/>
    </style:style>
    <style:style style:name="P127" style:family="paragraph" style:parent-style-name="Text_20_body">
      <style:text-properties fo:language="cs" fo:country="CZ" style:language-asian="cs" style:country-asian="CZ" style:language-complex="ar" style:country-complex="SA"/>
    </style:style>
    <style:style style:name="P128" style:family="paragraph" style:parent-style-name="Text_20_body" style:list-style-name="WW8Num12">
      <style:text-properties fo:language="cs" fo:country="CZ" style:language-asian="cs" style:country-asian="CZ"/>
    </style:style>
    <style:style style:name="P129" style:family="paragraph" style:parent-style-name="Text_20_body" style:list-style-name="WW8Num13">
      <style:text-properties fo:language="cs" fo:country="CZ" style:language-asian="cs" style:country-asian="CZ"/>
    </style:style>
    <style:style style:name="P130" style:family="paragraph" style:parent-style-name="Text_20_body">
      <style:text-properties fo:language="cs" fo:country="CZ" fo:font-weight="bold" style:language-asian="cs" style:country-asian="CZ" style:font-weight-asian="bold" style:font-weight-complex="bold"/>
    </style:style>
    <style:style style:name="P131" style:family="paragraph" style:parent-style-name="Text_20_body">
      <style:text-properties fo:language="cs" fo:country="CZ" fo:font-weight="bold" style:language-asian="zxx" style:country-asian="none" style:font-weight-asian="bold" style:language-complex="ar" style:country-complex="SA" style:font-weight-complex="bold"/>
    </style:style>
    <style:style style:name="P132" style:family="paragraph" style:parent-style-name="Text_20_body">
      <style:text-properties fo:language="cs" fo:country="CZ" style:language-asian="zxx" style:country-asian="none"/>
    </style:style>
    <style:style style:name="P133" style:family="paragraph" style:parent-style-name="Text_20_body">
      <style:text-properties fo:language="cs" fo:country="CZ" style:language-asian="zxx" style:country-asian="none" style:language-complex="ar" style:country-complex="SA"/>
    </style:style>
    <style:style style:name="P134" style:family="paragraph" style:parent-style-name="Text_20_body">
      <style:text-properties fo:language="cs" fo:country="CZ" style:language-asian="zxx" style:country-asian="none" style:language-complex="zxx" style:country-complex="none"/>
    </style:style>
    <style:style style:name="P135" style:family="paragraph" style:parent-style-name="Text_20_body">
      <style:text-properties fo:language="cs" fo:country="CZ" fo:font-style="normal" style:font-style-asian="normal" style:font-style-complex="normal"/>
    </style:style>
    <style:style style:name="P136" style:family="paragraph" style:parent-style-name="Text_20_body">
      <style:text-properties fo:language="cs" fo:country="CZ" fo:font-style="normal" style:language-asian="zxx" style:country-asian="none" style:font-style-asian="normal" style:language-complex="zxx" style:country-complex="none" style:font-style-complex="normal"/>
    </style:style>
    <style:style style:name="P137" style:family="paragraph" style:parent-style-name="Text_20_body">
      <style:text-properties fo:language="cs" fo:country="CZ" fo:font-style="normal" style:language-asian="zxx" style:country-asian="none" style:font-style-asian="normal" style:font-style-complex="normal"/>
    </style:style>
    <style:style style:name="P138" style:family="paragraph" style:parent-style-name="Text_20_body">
      <style:text-properties fo:language="cs" fo:country="CZ" fo:font-style="italic" style:language-asian="cs" style:country-asian="CZ" style:font-style-asian="italic" style:font-style-complex="italic"/>
    </style:style>
    <style:style style:name="P139" style:family="paragraph" style:parent-style-name="Text_20_body">
      <style:text-properties fo:language="cs" fo:country="CZ" fo:font-style="italic" style:language-asian="zxx" style:country-asian="none" style:font-style-asian="italic" style:language-complex="zxx" style:country-complex="none" style:font-style-complex="italic"/>
    </style:style>
    <style:style style:name="P140" style:family="paragraph" style:parent-style-name="Text_20_body">
      <style:text-properties fo:language="cs" fo:country="CZ" fo:font-style="italic" style:language-asian="zxx" style:country-asian="none" style:font-style-asian="italic" style:font-style-complex="italic"/>
    </style:style>
    <style:style style:name="P141" style:family="paragraph" style:parent-style-name="Text_20_body">
      <style:text-properties fo:language="cs" fo:country="CZ" fo:font-weight="normal" style:language-asian="zxx" style:country-asian="none" style:font-weight-asian="normal" style:language-complex="ar" style:country-complex="SA" style:font-weight-complex="normal"/>
    </style:style>
    <style:style style:name="P142" style:family="paragraph" style:parent-style-name="Text_20_body" style:list-style-name="WW8Num19">
      <style:text-properties fo:language="cs" fo:country="CZ" fo:font-weight="normal" style:language-asian="zxx" style:country-asian="none" style:font-weight-asian="normal" style:font-weight-complex="normal"/>
    </style:style>
    <style:style style:name="P143" style:family="paragraph" style:parent-style-name="Text_20_body" style:list-style-name="WW8Num7">
      <style:text-properties fo:language="cs" fo:country="CZ"/>
    </style:style>
    <style:style style:name="P144" style:family="paragraph" style:parent-style-name="Text_20_body">
      <style:text-properties fo:font-style="normal" style:font-style-asian="normal" style:font-style-complex="normal"/>
    </style:style>
    <style:style style:name="P145" style:family="paragraph" style:parent-style-name="Text_20_body" style:list-style-name="WW8Num20">
      <style:text-properties fo:font-style="normal" style:font-style-asian="normal" style:font-style-complex="normal"/>
    </style:style>
    <style:style style:name="P14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7" style:family="paragraph" style:parent-style-name="Text_20_body">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148" style:family="paragraph" style:parent-style-name="Text_20_body">
      <style:text-properties fo:font-weight="bold" style:font-weight-asian="bold" style:font-weight-complex="bold"/>
    </style:style>
    <style:style style:name="P149" style:family="paragraph" style:parent-style-name="Text_20_body">
      <style:text-properties style:use-window-font-color="true" fo:font-size="10.5pt" fo:language="cs" fo:country="CZ" fo:font-style="italic" style:text-underline-style="none" fo:font-weight="normal" fo:background-color="transparent" style:font-name-asian="Lucida Sans Unicode" style:font-size-asian="10.5pt" style:language-asian="zxx" style:country-asian="none" style:font-style-asian="italic" style:font-weight-asian="normal" style:font-name-complex="Tahoma" style:font-size-complex="12pt" style:language-complex="zxx" style:country-complex="none" style:font-style-complex="italic" style:font-weight-complex="bold"/>
    </style:style>
    <style:style style:name="P150" style:family="paragraph" style:parent-style-name="Text_20_body">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P151" style:family="paragraph" style:parent-style-name="Text_20_body">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52"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153"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54" style:family="paragraph" style:parent-style-name="Text_20_body" style:list-style-name="WW8Num4">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55" style:family="paragraph" style:parent-style-name="Text_20_body" style:list-style-name="WW8Num5">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56" style:family="paragraph" style:parent-style-name="Text_20_body">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57" style:family="paragraph" style:parent-style-name="Text_20_body">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58" style:family="paragraph" style:parent-style-name="Text_20_body">
      <style:text-properties fo:font-weight="normal" style:font-weight-asian="normal" style:font-weight-complex="normal"/>
    </style:style>
    <style:style style:name="P159" style:family="paragraph" style:parent-style-name="Text_20_body" style:list-style-name="WW8Num11"/>
    <style:style style:name="P160" style:family="paragraph" style:parent-style-name="Text_20_body" style:list-style-name="WW8Num10"/>
    <style:style style:name="P161" style:family="paragraph" style:parent-style-name="Text_20_body">
      <style:text-properties style:text-line-through-style="solid" style:text-line-through-type="single"/>
    </style:style>
    <style:style style:name="P162" style:family="paragraph" style:parent-style-name="Text_20_body">
      <style:text-properties fo:font-size="9.5pt" fo:letter-spacing="0.005cm" fo:language="cs" fo:country="CZ" style:font-size-asian="9.5pt" style:language-asian="cs" style:country-asian="CZ"/>
    </style:style>
    <style:style style:name="P163" style:family="paragraph" style:parent-style-name="Text_20_body">
      <style:text-properties fo:font-size="9.5pt" fo:letter-spacing="-0.005cm" fo:language="cs" fo:country="CZ" style:font-size-asian="9.5pt" style:language-asian="cs" style:country-asian="CZ"/>
    </style:style>
    <style:style style:name="P164" style:family="paragraph" style:parent-style-name="Text_20_body">
      <style:text-properties fo:font-size="9.5pt" fo:letter-spacing="-0.005cm" fo:language="cs" fo:country="CZ" fo:font-weight="normal" style:font-size-asian="9.5pt" style:language-asian="cs" style:country-asian="CZ" style:font-weight-asian="normal" style:font-weight-complex="normal"/>
    </style:style>
    <style:style style:name="P165" style:family="paragraph" style:parent-style-name="Text_20_body">
      <style:text-properties fo:font-size="9.5pt" fo:letter-spacing="0.004cm" fo:language="cs" fo:country="CZ" style:font-size-asian="9.5pt" style:language-asian="cs" style:country-asian="CZ"/>
    </style:style>
    <style:style style:name="P166" style:family="paragraph" style:parent-style-name="Text_20_body">
      <style:text-properties fo:font-size="9.5pt" fo:language="cs" fo:country="CZ" style:font-size-asian="9.5pt" style:language-asian="cs" style:country-asian="CZ"/>
    </style:style>
    <style:style style:name="P167" style:family="paragraph" style:parent-style-name="Text_20_body">
      <style:paragraph-properties fo:text-align="start" style:justify-single-word="false"/>
      <style:text-properties fo:font-size="9.5pt" fo:language="cs" fo:country="CZ" style:font-size-asian="9.5pt" style:language-asian="cs" style:country-asian="CZ"/>
    </style:style>
    <style:style style:name="P168" style:family="paragraph" style:parent-style-name="Text_20_body">
      <style:text-properties fo:font-size="9.5pt" fo:language="cs" fo:country="CZ" fo:font-weight="normal" style:font-size-asian="9.5pt" style:language-asian="cs" style:country-asian="CZ" style:font-weight-asian="normal" style:font-weight-complex="normal"/>
    </style:style>
    <style:style style:name="P169" style:family="paragraph" style:parent-style-name="Text_20_body">
      <style:text-properties fo:font-size="9.5pt" fo:letter-spacing="0.002cm" fo:language="cs" fo:country="CZ" style:font-size-asian="9.5pt" style:language-asian="cs" style:country-asian="CZ"/>
    </style:style>
    <style:style style:name="P170" style:family="paragraph" style:parent-style-name="Text_20_body">
      <style:text-properties fo:font-size="9.5pt" fo:letter-spacing="-0.002cm" fo:language="cs" fo:country="CZ" style:font-size-asian="9.5pt" style:language-asian="cs" style:country-asian="CZ"/>
    </style:style>
    <style:style style:name="P171" style:family="paragraph" style:parent-style-name="Text_20_body">
      <style:text-properties fo:font-style="italic" style:font-style-asian="italic" style:font-style-complex="italic"/>
    </style:style>
    <style:style style:name="P172" style:family="paragraph" style:parent-style-name="Text_20_body" style:list-style-name="WW8Num8"/>
    <style:style style:name="P173" style:family="paragraph" style:parent-style-name="Text_20_body" style:list-style-name="WW8Num21"/>
    <style:style style:name="P174" style:family="paragraph" style:parent-style-name="Text_20_body" style:list-style-name="WW8Num14"/>
    <style:style style:name="P175" style:family="paragraph" style:parent-style-name="Text_20_body" style:list-style-name="WW8Num15"/>
    <style:style style:name="P176" style:family="paragraph" style:parent-style-name="Text_20_body" style:list-style-name="WW8Num17"/>
    <style:style style:name="P177" style:family="paragraph" style:parent-style-name="Text_20_body" style:list-style-name="WW8Num18"/>
    <style:style style:name="P178" style:family="paragraph" style:parent-style-name="Text_20_body" style:list-style-name="WW8Num16"/>
    <style:style style:name="P179" style:family="paragraph" style:parent-style-name="Text_20_body" style:list-style-name="WW8Num20"/>
    <style:style style:name="P180" style:family="paragraph" style:parent-style-name="Text_20_body" style:list-style-name="WW8Num3"/>
    <style:style style:name="P181" style:family="paragraph" style:parent-style-name="Text_20_body" style:list-style-name="WW8Num6"/>
    <style:style style:name="P182" style:family="paragraph" style:parent-style-name="Text_20_body" style:list-style-name="WW8Num9"/>
    <style:style style:name="P183" style:family="paragraph" style:parent-style-name="Text_20_body">
      <style:paragraph-properties fo:margin-top="0.4cm" fo:margin-bottom="0.101cm" style:contextual-spacing="false" fo:text-align="center" style:justify-single-word="false"/>
      <style:text-properties style:font-name="Georgia" fo:font-size="22pt" style:text-underline-style="none" fo:font-weight="bold" style:font-size-asian="22pt" style:language-asian="zxx" style:country-asian="none" style:font-weight-asian="bold" style:font-name-complex="Georgia" style:font-size-complex="22pt" style:language-complex="zxx" style:country-complex="none" style:font-weight-complex="bold"/>
    </style:style>
    <style:style style:name="P184" style:family="paragraph" style:parent-style-name="Text_20_body">
      <style:paragraph-properties fo:margin-top="0.4cm" fo:margin-bottom="0.101cm" style:contextual-spacing="false" fo:text-align="center" style:justify-single-word="false"/>
      <style:text-properties style:font-name="Georgia" fo:font-size="33pt" style:text-underline-style="none" style:font-size-asian="33pt" style:language-asian="zxx" style:country-asian="none" style:font-name-complex="Georgia" style:font-size-complex="33pt" style:language-complex="zxx" style:country-complex="none"/>
    </style:style>
    <style:style style:name="P185" style:family="paragraph" style:parent-style-name="Text_20_body">
      <style:paragraph-properties fo:margin-top="0.4cm" fo:margin-bottom="0.101cm" style:contextual-spacing="false" fo:text-align="start" style:justify-single-word="false"/>
      <style:text-properties fo:font-size="16pt" fo:language="cs" fo:country="CZ" style:font-size-asian="16pt" style:font-size-complex="16pt"/>
    </style:style>
    <style:style style:name="P186" style:family="paragraph" style:parent-style-name="Text_20_body">
      <style:paragraph-properties fo:margin-top="0.4cm" fo:margin-bottom="0.101cm" style:contextual-spacing="false" fo:text-align="center" style:justify-single-word="false"/>
      <style:text-properties fo:font-size="16pt" fo:language="cs" fo:country="CZ" style:font-size-asian="16pt" style:font-size-complex="16pt"/>
    </style:style>
    <style:style style:name="P187" style:family="paragraph" style:parent-style-name="Text_20_body">
      <style:paragraph-properties fo:margin-top="0.4cm" fo:margin-bottom="0.101cm" style:contextual-spacing="false" fo:text-align="center" style:justify-single-word="false"/>
      <style:text-properties fo:font-size="16pt" fo:language="cs" fo:country="CZ" style:font-size-asian="16pt" style:language-asian="zxx" style:country-asian="none" style:font-size-complex="16pt" style:language-complex="zxx" style:country-complex="none"/>
    </style:style>
    <style:style style:name="P188" style:family="paragraph" style:parent-style-name="Text_20_body">
      <style:paragraph-properties fo:margin-top="0.4cm" fo:margin-bottom="0.101cm" style:contextual-spacing="false" fo:text-align="justify" style:justify-single-word="false"/>
      <style:text-properties fo:font-size="10pt" fo:language="cs" fo:country="CZ" style:font-size-asian="10pt" style:language-asian="zxx" style:country-asian="none" style:font-size-complex="10pt" style:language-complex="zxx" style:country-complex="none"/>
    </style:style>
    <style:style style:name="P189" style:family="paragraph" style:parent-style-name="Text_20_body">
      <style:paragraph-properties fo:margin-top="0cm" fo:margin-bottom="0.152cm" style:contextual-spacing="false"/>
    </style:style>
    <style:style style:name="P190" style:family="paragraph" style:parent-style-name="Text_20_body">
      <style:paragraph-properties fo:margin-top="0cm" fo:margin-bottom="0.152cm" style:contextual-spacing="false" style:snap-to-layout-grid="false"/>
      <style:text-properties fo:language="cs" fo:country="CZ"/>
    </style:style>
    <style:style style:name="P191" style:family="paragraph" style:parent-style-name="Text_20_body">
      <style:paragraph-properties fo:margin-top="0cm" fo:margin-bottom="0.152cm" style:contextual-spacing="false" fo:text-align="center" style:justify-single-word="false" style:snap-to-layout-grid="false"/>
      <style:text-properties fo:language="cs" fo:country="CZ"/>
    </style:style>
    <style:style style:name="P192" style:family="paragraph" style:parent-style-name="Text_20_body">
      <style:paragraph-properties fo:margin-top="0cm" fo:margin-bottom="0.152cm" style:contextual-spacing="false" fo:text-align="justify" style:justify-single-word="false"/>
    </style:style>
    <style:style style:name="P193" style:family="paragraph" style:parent-style-name="Text_20_body">
      <style:paragraph-properties fo:margin-top="0cm" fo:margin-bottom="0.152cm" style:contextual-spacing="false" fo:background-color="transparent">
        <style:background-image/>
      </style:paragraph-properties>
    </style:style>
    <style:style style:name="P194" style:family="paragraph" style:parent-style-name="Text_20_body">
      <style:paragraph-properties fo:margin-top="0cm" fo:margin-bottom="0.152cm" style:contextual-spacing="false" fo:background-color="transparent" style:snap-to-layout-grid="false">
        <style:background-image/>
      </style:paragraph-properties>
      <style:text-properties fo:language="cs" fo:country="CZ"/>
    </style:style>
    <style:style style:name="P195" style:family="paragraph" style:parent-style-name="Text_20_body">
      <style:paragraph-properties fo:margin-top="0.199cm" fo:margin-bottom="0.101cm" style:contextual-spacing="false"/>
    </style:style>
    <style:style style:name="P196" style:family="paragraph" style:parent-style-name="Text_20_body">
      <style:paragraph-properties fo:margin-top="0.199cm" fo:margin-bottom="0.101cm" style:contextual-spacing="false"/>
      <style:text-properties fo:language="cs" fo:country="CZ" style:language-asian="zxx" style:country-asian="none"/>
    </style:style>
    <style:style style:name="P197" style:family="paragraph" style:parent-style-name="Text_20_body">
      <style:paragraph-properties fo:margin-top="0.199cm" fo:margin-bottom="0.101cm" style:contextual-spacing="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98" style:family="paragraph" style:parent-style-name="Text_20_body">
      <style:paragraph-properties fo:background-color="transparent">
        <style:background-image/>
      </style:paragraph-properties>
    </style:style>
    <style:style style:name="P199" style:family="paragraph" style:parent-style-name="Text_20_body">
      <style:paragraph-properties fo:background-color="transparent">
        <style:background-image/>
      </style:paragraph-properties>
      <style:text-properties fo:language="cs" fo:country="CZ" fo:font-style="normal" style:language-asian="cs" style:country-asian="CZ" style:font-style-asian="normal" style:font-style-complex="normal"/>
    </style:style>
    <style:style style:name="P200"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01" style:family="paragraph" style:parent-style-name="Text_20_body">
      <style:paragraph-properties fo:margin-top="0cm" fo:margin-bottom="0cm" style:contextual-spacing="false">
        <style:tab-stops>
          <style:tab-stop style:position="0cm"/>
        </style:tab-stops>
      </style:paragraph-properties>
    </style:style>
    <style:style style:name="P202" style:family="paragraph" style:parent-style-name="Text_20_body" style:list-style-name="WW8Num22">
      <style:paragraph-properties fo:margin-top="0cm" fo:margin-bottom="0cm" style:contextual-spacing="false">
        <style:tab-stops>
          <style:tab-stop style:position="0cm"/>
        </style:tab-stops>
      </style:paragraph-properties>
      <style:text-properties fo:language="cs" fo:country="CZ"/>
    </style:style>
    <style:style style:name="P203" style:family="paragraph" style:parent-style-name="Text_20_body">
      <style:paragraph-properties fo:margin-top="0cm" fo:margin-bottom="0cm" style:contextual-spacing="false">
        <style:tab-stops>
          <style:tab-stop style:position="0cm"/>
        </style:tab-stops>
      </style:paragraph-properties>
      <style:text-properties fo:language="cs" fo:country="CZ" fo:font-style="normal" style:language-asian="zxx" style:country-asian="none" style:font-style-asian="normal" style:language-complex="zxx" style:country-complex="none" style:font-style-complex="normal"/>
    </style:style>
    <style:style style:name="P204" style:family="paragraph" style:parent-style-name="Heading_20_8">
      <style:paragraph-properties fo:margin-top="0.203cm" fo:margin-bottom="0.102cm" style:contextual-spacing="false" fo:text-align="center" style:justify-single-word="false" style:snap-to-layout-grid="false"/>
    </style:style>
    <style:style style:name="P205" style:family="paragraph" style:parent-style-name="Heading_20_6">
      <style:text-properties fo:language="cs" fo:country="CZ" style:language-asian="zxx" style:country-asian="none" style:language-complex="ar" style:country-complex="SA"/>
    </style:style>
    <style:style style:name="P206" style:family="paragraph" style:parent-style-name="Heading_20_5">
      <style:text-properties fo:language="cs" fo:country="CZ"/>
    </style:style>
    <style:style style:name="P207" style:family="paragraph" style:parent-style-name="Heading_20_5">
      <style:text-properties fo:language="cs" fo:country="CZ" fo:font-weight="bold" style:language-asian="zxx" style:country-asian="none" style:font-weight-asian="bold" style:language-complex="ar" style:country-complex="SA" style:font-weight-complex="bold"/>
    </style:style>
    <style:style style:name="P208" style:family="paragraph" style:parent-style-name="Heading_20_5">
      <style:text-properties fo:language="cs" fo:country="CZ" style:language-asian="cs" style:country-asian="CZ"/>
    </style:style>
    <style:style style:name="P209" style:family="paragraph" style:parent-style-name="Heading_20_5">
      <style:text-properties fo:language="cs" fo:country="CZ" style:language-asian="zxx" style:country-asian="none" style:language-complex="ar" style:country-complex="SA"/>
    </style:style>
    <style:style style:name="P210" style:family="paragraph" style:parent-style-name="Heading_20_5">
      <style:text-properties fo:language="cs" fo:country="CZ" fo:font-style="normal" style:language-asian="zxx" style:country-asian="none" style:font-style-asian="normal" style:language-complex="zxx" style:country-complex="none" style:font-style-complex="normal"/>
    </style:style>
    <style:style style:name="P211" style:family="paragraph" style:parent-style-name="Heading_20_5">
      <style:text-properties fo:font-style="normal" style:font-style-asian="normal" style:font-style-complex="normal"/>
    </style:style>
    <style:style style:name="P212" style:family="paragraph" style:parent-style-name="Heading_20_5">
      <style:paragraph-properties fo:margin-top="0.199cm" fo:margin-bottom="0.101cm" style:contextual-spacing="false" fo:text-align="center" style:justify-single-word="false" style:snap-to-layout-grid="false"/>
    </style:style>
    <style:style style:name="P213" style:family="paragraph" style:parent-style-name="Heading_20_4">
      <style:text-properties fo:font-style="normal" style:font-style-asian="normal" style:font-style-complex="normal"/>
    </style:style>
    <style:style style:name="P214" style:family="paragraph" style:parent-style-name="Heading_20_4">
      <style:text-properties fo:font-style="normal" style:text-underline-style="none" style:font-style-asian="normal" style:font-style-complex="normal"/>
    </style:style>
    <style:style style:name="P215" style:family="paragraph" style:parent-style-name="Heading_20_4">
      <style:text-properties fo:language="cs" fo:country="CZ"/>
    </style:style>
    <style:style style:name="P216" style:family="paragraph" style:parent-style-name="Heading_20_4">
      <style:text-properties fo:language="cs" fo:country="CZ" style:language-asian="cs" style:country-asian="CZ"/>
    </style:style>
    <style:style style:name="P217" style:family="paragraph" style:parent-style-name="Heading_20_4">
      <style:text-properties fo:language="cs" fo:country="CZ" style:language-asian="zxx" style:country-asian="none"/>
    </style:style>
    <style:style style:name="P218" style:family="paragraph" style:parent-style-name="Heading_20_4">
      <style:text-properties fo:language="cs" fo:country="CZ" style:language-asian="zxx" style:country-asian="none" style:language-complex="ar" style:country-complex="SA"/>
    </style:style>
    <style:style style:name="P219" style:family="paragraph" style:parent-style-name="Heading_20_4">
      <style:text-properties fo:language="cs" fo:country="CZ" style:language-asian="zxx" style:country-asian="none" style:language-complex="zxx" style:country-complex="none"/>
    </style:style>
    <style:style style:name="P220" style:family="paragraph" style:parent-style-name="Heading_20_4">
      <style:paragraph-properties fo:margin-top="0.199cm" fo:margin-bottom="0.101cm" style:contextual-spacing="false" fo:text-align="center" style:justify-single-word="false" style:snap-to-layout-grid="false"/>
    </style:style>
    <style:style style:name="P221" style:family="paragraph" style:parent-style-name="Heading_20_4">
      <style:paragraph-properties fo:margin-top="0.199cm" fo:margin-bottom="0.101cm" style:contextual-spacing="false"/>
      <style:text-properties fo:language="cs" fo:country="CZ" style:language-asian="zxx" style:country-asian="none"/>
    </style:style>
    <style:style style:name="P222" style:family="paragraph" style:parent-style-name="Heading_20_3">
      <style:text-properties fo:language="cs" fo:country="CZ"/>
    </style:style>
    <style:style style:name="P223" style:family="paragraph" style:parent-style-name="Heading_20_3">
      <style:text-properties fo:language="cs" fo:country="CZ" style:language-asian="cs" style:country-asian="CZ"/>
    </style:style>
    <style:style style:name="P224" style:family="paragraph" style:parent-style-name="Heading_20_3">
      <style:text-properties fo:language="cs" fo:country="CZ" style:language-asian="zxx" style:country-asian="none"/>
    </style:style>
    <style:style style:name="P225" style:family="paragraph" style:parent-style-name="Heading_20_3">
      <style:text-properties fo:language="cs" fo:country="CZ" style:language-asian="zxx" style:country-asian="none" style:language-complex="ar" style:country-complex="SA"/>
    </style:style>
    <style:style style:name="P226" style:family="paragraph" style:parent-style-name="Heading_20_2">
      <style:text-properties fo:language="cs" fo:country="CZ" style:language-asian="zxx" style:country-asian="none"/>
    </style:style>
    <style:style style:name="P227" style:family="paragraph" style:parent-style-name="Heading_20_1">
      <style:text-properties fo:language="cs" fo:country="CZ" style:language-asian="cs" style:country-asian="CZ"/>
    </style:style>
    <style:style style:name="P228" style:family="paragraph" style:parent-style-name="Heading_20_1">
      <style:text-properties fo:language="cs" fo:country="CZ" style:language-asian="zxx" style:country-asian="none" style:language-complex="ar" style:country-complex="SA"/>
    </style:style>
    <style:style style:name="P229" style:family="paragraph" style:parent-style-name="Heading_20_1">
      <style:text-properties fo:language="cs" fo:country="CZ" style:language-asian="zxx" style:country-asian="none" style:language-complex="zxx" style:country-complex="none"/>
    </style:style>
    <style:style style:name="P230" style:family="paragraph" style:parent-style-name="Heading_20_1">
      <style:paragraph-properties fo:margin-top="0.4cm" fo:margin-bottom="0.101cm" style:contextual-spacing="false" fo:text-align="center" style:justify-single-word="false"/>
      <style:text-properties style:font-name="Georgia" fo:font-size="66pt" style:font-size-asian="66pt" style:language-asian="zxx" style:country-asian="none" style:font-name-complex="Georgia" style:font-size-complex="66pt" style:language-complex="zxx" style:country-complex="none"/>
    </style:style>
    <style:style style:name="P231" style:family="paragraph" style:parent-style-name="Heading_20_1">
      <style:paragraph-properties fo:break-before="page"/>
    </style:style>
    <style:style style:name="P232" style:family="paragraph" style:parent-style-name="Table_20_Contents">
      <style:paragraph-properties fo:text-align="center" style:justify-single-word="false" style:snap-to-layout-grid="false"/>
      <style:text-properties fo:font-weight="bold" style:font-weight-asian="bold" style:font-weight-complex="bold"/>
    </style:style>
    <style:style style:name="P233" style:family="paragraph" style:parent-style-name="Table_20_Contents">
      <style:paragraph-properties style:snap-to-layout-grid="false"/>
      <style:text-properties fo:font-weight="bold" style:font-weight-asian="bold" style:font-weight-complex="bold"/>
    </style:style>
    <style:style style:name="P234" style:family="paragraph" style:parent-style-name="Table_20_Contents">
      <style:paragraph-properties fo:text-align="center" style:justify-single-word="false" style:snap-to-layout-grid="false"/>
    </style:style>
    <style:style style:name="P235" style:family="paragraph" style:parent-style-name="Table_20_Contents">
      <style:paragraph-properties style:snap-to-layout-grid="false"/>
    </style:style>
    <style:style style:name="P236"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237" style:family="paragraph" style:parent-style-name="Table_20_Contents">
      <style:paragraph-properties fo:text-align="start" style:justify-single-word="false" style:snap-to-layout-grid="false"/>
    </style:style>
    <style:style style:name="P238" style:family="paragraph" style:parent-style-name="Table_20_Contents">
      <style:paragraph-properties fo:text-align="center" style:justify-single-word="false" style:snap-to-layout-grid="false"/>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239" style:family="paragraph" style:parent-style-name="Table_20_Contents">
      <style:paragraph-properties fo:text-align="start"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40" style:family="paragraph" style:parent-style-name="Table_20_Contents">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41" style:family="paragraph" style:parent-style-name="Table_20_Contents">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42" style:family="paragraph" style:parent-style-name="Table_20_Contents">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243" style:family="paragraph" style:parent-style-name="Table_20_Contents">
      <style:paragraph-properties fo:text-align="start"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44" style:family="paragraph" style:parent-style-name="Table_20_Contents">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45" style:family="paragraph" style:parent-style-name="Table_20_Contents">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46" style:family="paragraph" style:parent-style-name="Footer">
      <style:paragraph-properties fo:text-align="center" style:justify-single-word="false"/>
    </style:style>
    <style:style style:name="P247" style:family="paragraph" style:parent-style-name="Style_20_1">
      <style:paragraph-properties fo:text-align="start" style:justify-single-word="false"/>
      <style:text-properties fo:font-size="9.5pt" fo:letter-spacing="-0.035cm" fo:language="cs" fo:country="CZ" style:font-size-asian="9.5pt" style:language-asian="cs" style:country-asian="CZ"/>
    </style:style>
    <style:style style:name="P248" style:family="paragraph" style:parent-style-name="Style_20_1">
      <style:paragraph-properties fo:margin-left="0cm" fo:margin-right="0cm" fo:text-indent="0cm" style:auto-text-indent="false"/>
    </style:style>
    <style:style style:name="P249" style:family="paragraph" style:parent-style-name="Style_20_1">
      <style:paragraph-properties fo:margin-left="0cm" fo:margin-right="0cm" fo:text-indent="0cm" style:auto-text-indent="false"/>
      <style:text-properties fo:font-size="9.5pt" fo:language="cs" fo:country="CZ" style:font-size-asian="9.5pt" style:language-asian="cs" style:country-asian="CZ"/>
    </style:style>
    <style:style style:name="P250" style:family="paragraph" style:parent-style-name="Style_20_1">
      <style:paragraph-properties fo:margin-left="0cm" fo:margin-right="0cm" fo:text-align="start" style:justify-single-word="false" fo:text-indent="0cm" style:auto-text-indent="false"/>
      <style:text-properties fo:font-size="9.5pt" fo:language="cs" fo:country="CZ" style:font-size-asian="9.5pt" style:language-asian="cs" style:country-asian="CZ"/>
    </style:style>
    <style:style style:name="P251" style:family="paragraph" style:parent-style-name="Style_20_1">
      <style:paragraph-properties fo:margin-left="0cm" fo:margin-right="0cm" fo:text-indent="0cm" style:auto-text-indent="false"/>
      <style:text-properties fo:font-size="9.5pt" fo:letter-spacing="-0.002cm" fo:language="cs" fo:country="CZ" style:font-size-asian="9.5pt" style:language-asian="cs" style:country-asian="CZ"/>
    </style:style>
    <style:style style:name="P252" style:family="paragraph" style:parent-style-name="Style_20_1">
      <style:paragraph-properties fo:margin-left="0cm" fo:margin-right="0cm" fo:text-indent="0cm" style:auto-text-indent="false"/>
      <style:text-properties fo:font-size="9.5pt" fo:letter-spacing="-0.012cm" fo:language="cs" fo:country="CZ" style:font-size-asian="9.5pt" style:language-asian="cs" style:country-asian="CZ"/>
    </style:style>
    <style:style style:name="P253" style:family="paragraph" style:parent-style-name="Style_20_1">
      <style:paragraph-properties fo:margin-left="0cm" fo:margin-right="0cm" fo:text-indent="0cm" style:auto-text-indent="false"/>
      <style:text-properties fo:font-size="9.5pt" fo:letter-spacing="-0.004cm" fo:language="cs" fo:country="CZ" style:font-size-asian="9.5pt" style:language-asian="cs" style:country-asian="CZ"/>
    </style:style>
    <style:style style:name="P254" style:family="paragraph" style:parent-style-name="Style_20_1">
      <style:paragraph-properties fo:margin-left="0cm" fo:margin-right="0cm" fo:text-align="start" style:justify-single-word="false" fo:text-indent="0cm" style:auto-text-indent="false"/>
      <style:text-properties fo:font-size="9.5pt" fo:letter-spacing="-0.004cm" fo:language="cs" fo:country="CZ" style:font-size-asian="9.5pt" style:language-asian="cs" style:country-asian="CZ"/>
    </style:style>
    <style:style style:name="P255" style:family="paragraph" style:parent-style-name="Style_20_1">
      <style:paragraph-properties fo:margin-left="0cm" fo:margin-right="0cm" fo:text-indent="0cm" style:auto-text-indent="false"/>
      <style:text-properties fo:font-size="9.5pt" fo:letter-spacing="0.004cm" fo:language="cs" fo:country="CZ" fo:font-style="normal" style:font-size-asian="9.5pt" style:language-asian="cs" style:country-asian="CZ" style:font-style-asian="normal" style:font-style-complex="normal"/>
    </style:style>
    <style:style style:name="P256" style:family="paragraph" style:parent-style-name="Style_20_1">
      <style:paragraph-properties fo:margin-left="0cm" fo:margin-right="0cm" fo:text-align="start" style:justify-single-word="false" fo:text-indent="0cm" style:auto-text-indent="false"/>
      <style:text-properties fo:font-size="9.5pt" fo:letter-spacing="-0.007cm" fo:language="cs" fo:country="CZ" style:font-size-asian="9.5pt" style:language-asian="cs" style:country-asian="CZ"/>
    </style:style>
    <style:style style:name="P257" style:family="paragraph" style:parent-style-name="Style_20_1">
      <style:paragraph-properties fo:margin-left="0cm" fo:margin-right="0cm" fo:margin-top="0.191cm" fo:margin-bottom="0cm" style:contextual-spacing="false" fo:text-indent="0cm" style:auto-text-indent="false"/>
    </style:style>
    <style:style style:name="P258" style:family="paragraph" style:parent-style-name="Style_20_1">
      <style:paragraph-properties fo:margin-left="0.127cm" fo:margin-right="0.127cm" fo:text-indent="0cm" style:auto-text-indent="false"/>
    </style:style>
    <style:style style:name="P259" style:family="paragraph" style:parent-style-name="Style_20_1">
      <style:paragraph-properties fo:margin-left="0.127cm" fo:margin-right="0.127cm" fo:text-indent="0.381cm" style:auto-text-indent="false"/>
    </style:style>
    <style:style style:name="P260" style:family="paragraph" style:parent-style-name="Style_20_1">
      <style:paragraph-properties fo:margin-left="0.127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261" style:family="paragraph" style:parent-style-name="Style_20_1">
      <style:paragraph-properties fo:margin-left="0.191cm" fo:margin-right="0cm" fo:text-align="start" style:justify-single-word="false" fo:text-indent="0cm" style:auto-text-indent="false"/>
      <style:text-properties style:font-name="Garamond" fo:language="cs" fo:country="CZ" fo:font-style="italic" style:language-asian="cs" style:country-asian="CZ" style:font-style-asian="italic" style:font-name-complex="Garamond"/>
    </style:style>
    <style:style style:name="P262" style:family="paragraph" style:parent-style-name="Style_20_1">
      <style:paragraph-properties fo:margin-left="0.191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63" style:family="paragraph" style:parent-style-name="Style_20_1">
      <style:paragraph-properties fo:margin-left="0.064cm" fo:margin-right="0cm" fo:text-align="start" style:justify-single-word="false" fo:text-indent="0cm" style:auto-text-indent="false"/>
      <style:text-properties style:font-name="Garamond" fo:letter-spacing="0.012cm" fo:language="cs" fo:country="CZ" fo:font-style="italic" style:language-asian="cs" style:country-asian="CZ" style:font-style-asian="italic" style:font-name-complex="Garamond"/>
    </style:style>
    <style:style style:name="P264" style:family="paragraph" style:parent-style-name="Style_20_1">
      <style:paragraph-properties fo:margin-left="0.064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65" style:family="paragraph" style:parent-style-name="Style_20_1">
      <style:paragraph-properties fo:margin-left="0.064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266" style:family="paragraph" style:parent-style-name="Style_20_1">
      <style:paragraph-properties fo:margin-left="0.064cm" fo:margin-right="0cm" fo:text-align="start" style:justify-single-word="false" fo:text-indent="0cm" style:auto-text-indent="false"/>
      <style:text-properties style:font-name="Garamond" fo:font-size="9.5pt" fo:letter-spacing="0.005cm" fo:language="cs" fo:country="CZ" fo:font-style="italic" style:font-size-asian="9.5pt" style:language-asian="cs" style:country-asian="CZ" style:font-style-asian="italic" style:font-name-complex="Garamond"/>
    </style:style>
    <style:style style:name="P267" style:family="paragraph" style:parent-style-name="Style_20_1">
      <style:paragraph-properties fo:margin-left="0.064cm" fo:margin-right="0cm" fo:text-align="start" style:justify-single-word="false" fo:text-indent="0cm" style:auto-text-indent="false"/>
      <style:text-properties fo:font-size="9.5pt" fo:letter-spacing="0.002cm" fo:language="cs" fo:country="CZ" style:font-size-asian="9.5pt" style:language-asian="cs" style:country-asian="CZ"/>
    </style:style>
    <style:style style:name="P268" style:family="paragraph" style:parent-style-name="Style_20_1">
      <style:paragraph-properties fo:margin-left="0cm" fo:margin-right="0.127cm" fo:text-indent="0cm" style:auto-text-indent="false"/>
    </style:style>
    <style:style style:name="P269" style:family="paragraph" style:parent-style-name="Style_20_1">
      <style:paragraph-properties fo:margin-left="0cm" fo:margin-right="0.127cm" fo:margin-top="0cm" fo:margin-bottom="0.381cm" style:contextual-spacing="false" fo:text-align="start" style:justify-single-word="false" fo:text-indent="0cm" style:auto-text-indent="false"/>
      <style:text-properties fo:font-size="9.5pt" fo:letter-spacing="-0.002cm" fo:language="cs" fo:country="CZ" style:font-size-asian="9.5pt" style:language-asian="cs" style:country-asian="CZ"/>
    </style:style>
    <style:style style:name="P270" style:family="paragraph" style:parent-style-name="Style_20_1">
      <style:paragraph-properties fo:margin-left="0.699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71" style:family="paragraph" style:parent-style-name="Style_20_1">
      <style:paragraph-properties fo:margin-left="0.699cm" fo:margin-right="0cm" style:line-height-at-least="0.381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72" style:family="paragraph" style:parent-style-name="Style_20_1">
      <style:paragraph-properties fo:margin-left="0.699cm" fo:margin-right="0cm" style:line-height-at-least="0.381cm" fo:text-align="start" style:justify-single-word="false" fo:text-indent="0.381cm" style:auto-text-indent="false"/>
    </style:style>
    <style:style style:name="P273" style:family="paragraph" style:parent-style-name="Style_20_1">
      <style:paragraph-properties fo:margin-left="0.635cm" fo:margin-right="0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74"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75"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76" style:family="paragraph" style:parent-style-name="Style_20_1">
      <style:paragraph-properties fo:margin-left="0.635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77" style:family="paragraph" style:parent-style-name="Style_20_1">
      <style:paragraph-properties fo:margin-left="0.572cm" fo:margin-right="0cm" style:line-height-at-least="0.381cm" fo:text-align="start" style:justify-single-word="false" fo:text-indent="0cm" style:auto-text-indent="false"/>
    </style:style>
    <style:style style:name="P278"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79" style:family="paragraph" style:parent-style-name="Style_20_1">
      <style:paragraph-properties fo:margin-left="0.508cm" fo:margin-right="0cm" fo:text-align="start" style:justify-single-word="false" fo:text-indent="0.381cm" style:auto-text-indent="false"/>
      <style:text-properties fo:font-size="8.5pt" fo:letter-spacing="0.011cm" fo:language="cs" fo:country="CZ" fo:font-style="italic" style:font-size-asian="8.5pt" style:language-asian="cs" style:country-asian="CZ" style:font-style-asian="italic"/>
    </style:style>
    <style:style style:name="P280"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81" style:family="paragraph" style:parent-style-name="Style_20_1">
      <style:paragraph-properties fo:margin-left="0.508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82" style:family="paragraph" style:parent-style-name="Style_20_1">
      <style:paragraph-properties fo:margin-left="0.508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83" style:family="paragraph" style:parent-style-name="Contents_20_Heading">
      <style:paragraph-properties fo:break-before="page"/>
    </style:style>
    <style:style style:name="P284" style:family="paragraph" style:parent-style-name="Contents_20_2">
      <style:paragraph-properties>
        <style:tab-stops>
          <style:tab-stop style:position="14.741cm" style:type="right" style:leader-style="dotted" style:leader-text="."/>
          <style:tab-stop style:position="15.24cm" style:type="right" style:leader-style="dotted" style:leader-text="."/>
        </style:tab-stops>
      </style:paragraph-properties>
    </style:style>
    <style:style style:name="P285" style:family="paragraph" style:parent-style-name="Contents_20_3">
      <style:paragraph-properties>
        <style:tab-stops>
          <style:tab-stop style:position="14.242cm" style:type="right" style:leader-style="dotted" style:leader-text="."/>
          <style:tab-stop style:position="15.24cm" style:type="right" style:leader-style="dotted" style:leader-text="."/>
        </style:tab-stops>
      </style:paragraph-properties>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weight="bold" style:language-asian="cs" style:country-asian="CZ" style:font-weight-asian="bold" style:font-weight-complex="bold"/>
    </style:style>
    <style:style style:name="T4" style:family="text">
      <style:text-properties fo:language="cs" fo:country="CZ" fo:font-weight="bold" style:language-asian="cs" style:country-asian="CZ" style:font-weight-asian="bold" style:language-complex="ar" style:country-complex="SA" style:font-weight-complex="bold"/>
    </style:style>
    <style:style style:name="T5" style:family="text">
      <style:text-properties fo:language="cs" fo:country="CZ" fo:font-weight="bold" style:language-asian="zxx" style:country-asian="none" style:font-weight-asian="bold" style:language-complex="ar" style:country-complex="SA" style:font-weight-complex="bold"/>
    </style:style>
    <style:style style:name="T6" style:family="text">
      <style:text-properties fo:language="cs" fo:country="CZ" fo:font-weight="bold" style:language-asian="zxx" style:country-asian="none" style:font-weight-asian="bold" style:language-complex="zxx" style:country-complex="none" style:font-weight-complex="bold"/>
    </style:style>
    <style:style style:name="T7" style:family="text">
      <style:text-properties fo:language="cs" fo:country="CZ" fo:font-weight="bold" style:language-asian="zxx" style:country-asian="none" style:font-weight-asian="bold" style:font-weight-complex="bold"/>
    </style:style>
    <style:style style:name="T8" style:family="text">
      <style:text-properties fo:language="cs" fo:country="CZ" style:language-asian="cs" style:country-asian="CZ"/>
    </style:style>
    <style:style style:name="T9" style:family="text">
      <style:text-properties fo:language="cs" fo:country="CZ" style:language-asian="cs" style:country-asian="CZ" style:language-complex="ar" style:country-complex="SA"/>
    </style:style>
    <style:style style:name="T10" style:family="text">
      <style:text-properties fo:language="cs" fo:country="CZ" fo:font-weight="normal" style:font-weight-asian="normal" style:font-weight-complex="normal"/>
    </style:style>
    <style:style style:name="T11" style:family="text">
      <style:text-properties fo:language="cs" fo:country="CZ" fo:font-weight="normal" style:language-asian="cs" style:country-asian="CZ" style:font-weight-asian="normal" style:font-weight-complex="normal"/>
    </style:style>
    <style:style style:name="T12" style:family="text">
      <style:text-properties fo:language="cs" fo:country="CZ" fo:font-weight="normal" style:language-asian="zxx" style:country-asian="none" style:font-weight-asian="normal" style:language-complex="ar" style:country-complex="SA" style:font-weight-complex="normal"/>
    </style:style>
    <style:style style:name="T13" style:family="text">
      <style:text-properties fo:language="cs" fo:country="CZ" fo:font-weight="normal" style:language-asian="zxx" style:country-asian="none" style:font-weight-asian="normal" style:language-complex="zxx" style:country-complex="none" style:font-weight-complex="normal"/>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bold" style:font-style-asian="normal" style:font-weight-asian="bold" style:font-style-complex="normal" style:font-weight-complex="bold"/>
    </style:style>
    <style:style style:name="T16" style:family="text">
      <style:text-properties fo:language="cs" fo:country="CZ" fo:font-style="normal" fo:font-weight="bold" style:language-asian="cs" style:country-asian="CZ" style:font-style-asian="normal" style:font-weight-asian="bold" style:font-style-complex="normal" style:font-weight-complex="bold"/>
    </style:style>
    <style:style style:name="T17"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font-style-complex="normal" style:font-weight-complex="bold"/>
    </style:style>
    <style:style style:name="T20" style:family="text">
      <style:text-properties fo:language="cs" fo:country="CZ" fo:font-style="normal" fo:font-weight="normal" style:font-style-asian="normal" style:font-weight-asian="normal" style:font-style-complex="normal" style:font-weight-complex="normal"/>
    </style:style>
    <style:style style:name="T21"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font-style-complex="normal" style:font-weight-complex="normal"/>
    </style:style>
    <style:style style:name="T24" style:family="text">
      <style:text-properties fo:language="cs" fo:country="CZ" fo:font-style="normal" fo:font-weight="normal" style:language-asian="cs" style:country-asian="CZ" style:font-style-asian="normal" style:font-weight-asian="normal" style:font-style-complex="normal" style:font-weight-complex="normal"/>
    </style:style>
    <style:style style:name="T25" style:family="text">
      <style:text-properties fo:language="cs" fo:country="CZ" fo:font-style="normal" style:language-asian="cs" style:country-asian="CZ" style:font-style-asian="normal" style:font-style-complex="normal"/>
    </style:style>
    <style:style style:name="T26" style:family="text">
      <style:text-properties fo:language="cs" fo:country="CZ" fo:font-style="normal" style:language-asian="zxx" style:country-asian="none" style:font-style-asian="normal" style:language-complex="zxx" style:country-complex="none" style:font-style-complex="normal"/>
    </style:style>
    <style:style style:name="T27" style:family="text">
      <style:text-properties fo:language="cs" fo:country="CZ" fo:font-style="normal" style:language-asian="zxx" style:country-asian="none" style:font-style-asian="normal" style:font-style-complex="normal"/>
    </style:style>
    <style:style style:name="T28" style:family="text">
      <style:text-properties fo:language="cs" fo:country="CZ" style:language-asian="zxx" style:country-asian="none"/>
    </style:style>
    <style:style style:name="T29" style:family="text">
      <style:text-properties fo:language="cs" fo:country="CZ" style:language-asian="zxx" style:country-asian="none" style:language-complex="ar" style:country-complex="SA"/>
    </style:style>
    <style:style style:name="T30" style:family="text">
      <style:text-properties fo:language="cs" fo:country="CZ" style:language-asian="zxx" style:country-asian="none" style:language-complex="zxx" style:country-complex="none"/>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style:language-asian="zxx" style:country-asian="none" style:font-style-asian="italic" style:language-complex="ar" style:country-complex="SA" style:font-style-complex="italic"/>
    </style:style>
    <style:style style:name="T33" style:family="text">
      <style:text-properties fo:language="cs" fo:country="CZ" fo:font-style="italic" style:language-asian="cs" style:country-asian="CZ" style:font-style-asian="italic" style:language-complex="ar" style:country-complex="SA" style:font-style-complex="italic"/>
    </style:style>
    <style:style style:name="T34" style:family="text">
      <style:text-properties fo:language="cs" fo:country="CZ" fo:font-style="italic" style:language-asian="cs" style:country-asian="CZ" style:font-style-asian="italic" style:font-style-complex="italic"/>
    </style:style>
    <style:style style:name="T35" style:family="text">
      <style:text-properties fo:language="cs" fo:country="CZ" fo:font-style="italic" fo:font-weight="normal" style:language-asian="cs" style:country-asian="CZ"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bold" style:font-weight-asian="bold" style:language-complex="ar" style:country-complex="SA" style:font-weight-complex="bold"/>
    </style:style>
    <style:style style:name="T38" style:family="text">
      <style:text-properties style:language-asian="cs" style:country-asian="CZ"/>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T44" style:family="text">
      <style:text-properties style:text-line-through-style="none" style:text-line-through-type="none" fo:language="cs" fo:country="CZ" fo:font-style="normal" style:text-underline-style="none" fo:font-weight="bold" style:language-asian="cs" style:country-asian="CZ" style:font-style-asian="normal" style:font-weight-asian="bold" style:language-complex="ar" style:country-complex="SA" style:font-style-complex="normal" style:font-weight-complex="bold"/>
    </style:style>
    <style:style style:name="T45" style:family="text">
      <style:text-properties style:text-line-through-style="none" style:text-line-through-type="none" fo:language="cs" fo:country="CZ" fo:font-style="italic" style:text-underline-style="none" style:language-asian="cs" style:country-asian="CZ" style:font-style-asian="italic" style:language-complex="ar" style:country-complex="SA" style:font-style-complex="italic"/>
    </style:style>
    <style:style style:name="T46" style:family="text">
      <style:text-properties style:text-line-through-style="none" style:text-line-through-type="none"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47" style:family="text">
      <style:text-properties fo:font-style="itali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weight="normal" style:language-asian="zxx" style:country-asian="none" style:font-weight-asian="normal" style:language-complex="zxx" style:country-complex="none" style:font-weight-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style="normal" style:language-asian="zxx" style:country-asian="none" style:font-style-asian="normal" style:language-complex="zxx" style:country-complex="none" style:font-style-complex="normal"/>
    </style:style>
    <style:style style:name="T54" style:family="text">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5"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6"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57" style:family="text">
      <style:text-properties style:use-window-font-color="true" fo:font-size="10pt" fo:language="cs" fo:country="CZ"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58" style:family="text">
      <style:text-properties style:use-window-font-color="true" fo:font-size="10pt" fo:language="cs" fo:country="CZ" fo:font-style="normal" fo:font-weight="bold" fo:background-color="transparent" loext:char-shading-value="0" style:font-name-asian="Times New Roman1" style:font-size-asian="10pt" style:language-asian="zxx" style:country-asian="none" style:font-style-asian="normal" style:font-weight-asian="bold" style:font-name-complex="Times New Roman1" style:font-size-complex="12pt" style:language-complex="zxx" style:country-complex="none" style:font-style-complex="normal" style:font-weight-complex="bold"/>
    </style:style>
    <style:style style:name="T59" style:family="text">
      <style:text-properties style:use-window-font-color="true" fo:font-size="10pt" fo:language="cs" fo:country="CZ" fo:font-style="normal" style:text-underline-style="none"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bold"/>
    </style:style>
    <style:style style:name="T60"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1"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62"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63"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64" style:family="text">
      <style:text-properties style:use-window-font-color="true" fo:font-size="10pt" fo:language="cs" fo:country="CZ"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65"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66"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67" style:family="text">
      <style:text-properties style:use-window-font-color="true" fo:font-size="10pt" fo:language="cs" fo:country="CZ"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8" style:family="text">
      <style:text-properties style:use-window-font-color="true" fo:font-size="10pt" fo:language="zxx" fo:country="none"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69"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0"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71"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72"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73" style:family="text">
      <style:text-properties style:use-window-font-color="true" fo:font-size="10pt" fo:language="zxx" fo:country="none"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74"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75"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76" style:family="text">
      <style:text-properties style:use-window-font-color="true" fo:font-size="10pt" fo:language="zxx" fo:country="none"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7" style:family="text">
      <style:text-properties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78" style:family="text">
      <style:text-properties fo:font-size="9.5pt" fo:letter-spacing="-0.007cm" fo:language="cs" fo:country="CZ" style:font-size-asian="9.5pt" style:language-asian="cs" style:country-asian="CZ"/>
    </style:style>
    <style:style style:name="T79" style:family="text">
      <style:text-properties fo:font-size="9.5pt" fo:letter-spacing="-0.007cm" fo:language="cs" fo:country="CZ" style:font-size-asian="9.5pt" style:language-asian="cs" style:country-asian="CZ" style:font-size-complex="9.5pt"/>
    </style:style>
    <style:style style:name="T80" style:family="text">
      <style:text-properties fo:font-size="9.5pt" fo:letter-spacing="-0.007cm" fo:language="cs" fo:country="CZ" fo:font-weight="bold" style:font-size-asian="9.5pt" style:language-asian="cs" style:country-asian="CZ" style:font-weight-asian="bold"/>
    </style:style>
    <style:style style:name="T81" style:family="text">
      <style:text-properties fo:font-size="9.5pt" fo:letter-spacing="0.004cm" fo:language="cs" fo:country="CZ" style:font-size-asian="9.5pt" style:language-asian="cs" style:country-asian="CZ"/>
    </style:style>
    <style:style style:name="T82" style:family="text">
      <style:text-properties fo:font-size="9.5pt" fo:letter-spacing="0.004cm" fo:language="cs" fo:country="CZ" style:font-size-asian="9.5pt" style:language-asian="cs" style:country-asian="CZ" style:font-size-complex="9.5pt"/>
    </style:style>
    <style:style style:name="T83" style:family="text">
      <style:text-properties fo:font-size="9.5pt" fo:letter-spacing="-0.002cm" fo:language="cs" fo:country="CZ" style:font-size-asian="9.5pt" style:language-asian="cs" style:country-asian="CZ"/>
    </style:style>
    <style:style style:name="T84" style:family="text">
      <style:text-properties fo:font-size="9.5pt" fo:letter-spacing="-0.002cm" fo:language="cs" fo:country="CZ" style:font-size-asian="9.5pt" style:language-asian="cs" style:country-asian="CZ" style:font-size-complex="9.5pt"/>
    </style:style>
    <style:style style:name="T85" style:family="text">
      <style:text-properties fo:font-size="9.5pt" fo:letter-spacing="-0.002cm" fo:language="cs" fo:country="CZ" fo:font-weight="bold" style:font-size-asian="9.5pt" style:language-asian="cs" style:country-asian="CZ" style:font-weight-asian="bold" style:font-weight-complex="bold"/>
    </style:style>
    <style:style style:name="T86" style:family="text">
      <style:text-properties fo:font-size="9.5pt" fo:language="cs" fo:country="CZ" style:font-size-asian="9.5pt" style:language-asian="cs" style:country-asian="CZ"/>
    </style:style>
    <style:style style:name="T87" style:family="text">
      <style:text-properties fo:font-size="9.5pt" fo:language="cs" fo:country="CZ" fo:font-weight="bold" style:font-size-asian="9.5pt" style:language-asian="cs" style:country-asian="CZ" style:font-weight-asian="bold"/>
    </style:style>
    <style:style style:name="T88" style:family="text">
      <style:text-properties fo:font-size="9.5pt" fo:letter-spacing="-0.009cm" fo:language="cs" fo:country="CZ" style:font-size-asian="9.5pt" style:language-asian="cs" style:country-asian="CZ"/>
    </style:style>
    <style:style style:name="T89" style:family="text">
      <style:text-properties fo:font-size="9.5pt" fo:letter-spacing="-0.009cm" fo:language="cs" fo:country="CZ" fo:font-weight="bold" style:font-size-asian="9.5pt" style:language-asian="cs" style:country-asian="CZ" style:font-weight-asian="bold"/>
    </style:style>
    <style:style style:name="T90" style:family="text">
      <style:text-properties fo:font-size="9.5pt" fo:letter-spacing="-0.004cm" fo:language="cs" fo:country="CZ" style:font-size-asian="9.5pt" style:language-asian="cs" style:country-asian="CZ"/>
    </style:style>
    <style:style style:name="T91" style:family="text">
      <style:text-properties fo:font-size="9.5pt" fo:letter-spacing="-0.005cm" fo:language="cs" fo:country="CZ" style:font-size-asian="9.5pt" style:language-asian="cs" style:country-asian="CZ"/>
    </style:style>
    <style:style style:name="T92" style:family="text">
      <style:text-properties fo:font-size="9.5pt" fo:letter-spacing="-0.005cm" fo:language="cs" fo:country="CZ" fo:font-style="italic" style:font-size-asian="9.5pt" style:language-asian="cs" style:country-asian="CZ" style:font-style-asian="italic" style:font-style-complex="italic"/>
    </style:style>
    <style:style style:name="T93" style:family="text">
      <style:text-properties fo:font-size="9.5pt" fo:letter-spacing="-0.005cm" fo:language="cs" fo:country="CZ" fo:font-weight="normal" style:font-size-asian="9.5pt" style:language-asian="cs" style:country-asian="CZ" style:font-weight-asian="normal" style:font-weight-complex="normal"/>
    </style:style>
    <style:style style:name="T94" style:family="text">
      <style:text-properties fo:font-size="9.5pt" fo:letter-spacing="0.011cm" fo:language="cs" fo:country="CZ" style:font-size-asian="9.5pt" style:language-asian="cs" style:country-asian="CZ"/>
    </style:style>
    <style:style style:name="T95" style:family="text">
      <style:text-properties fo:font-size="9.5pt" fo:letter-spacing="0.005cm" fo:language="cs" fo:country="CZ" style:font-size-asian="9.5pt" style:language-asian="cs" style:country-asian="CZ"/>
    </style:style>
    <style:style style:name="T96" style:family="text">
      <style:text-properties fo:font-size="9.5pt" fo:letter-spacing="0.002cm" fo:language="cs" fo:country="CZ" style:font-size-asian="9.5pt" style:language-asian="cs" style:country-asian="CZ"/>
    </style:style>
    <style:style style:name="T97" style:family="text">
      <style:text-properties fo:font-size="9.5pt" fo:letter-spacing="0.002cm" fo:language="cs" fo:country="CZ" fo:font-weight="normal" style:font-size-asian="9.5pt" style:language-asian="cs" style:country-asian="CZ" style:font-weight-asian="normal" style:font-weight-complex="normal"/>
    </style:style>
    <style:style style:name="T98" style:family="text">
      <style:text-properties fo:font-size="9.5pt" fo:letter-spacing="0.009cm" fo:language="cs" fo:country="CZ" style:font-size-asian="9.5pt" style:language-asian="cs" style:country-asian="CZ"/>
    </style:style>
    <style:style style:name="T99" style:family="text">
      <style:text-properties fo:font-size="9.5pt" fo:letter-spacing="-0.011cm" fo:language="cs" fo:country="CZ" style:font-size-asian="9.5pt" style:language-asian="cs" style:country-asian="CZ"/>
    </style:style>
    <style:style style:name="T100" style:family="text">
      <style:text-properties fo:font-size="9.5pt" fo:letter-spacing="0.016cm" fo:language="cs" fo:country="CZ" style:font-size-asian="9.5pt" style:language-asian="cs" style:country-asian="CZ"/>
    </style:style>
    <style:style style:name="T101" style:family="text">
      <style:text-properties fo:font-size="9.5pt" fo:letter-spacing="-0.028cm" fo:language="cs" fo:country="CZ" style:font-size-asian="9.5pt" style:language-asian="cs" style:country-asian="CZ"/>
    </style:style>
    <style:style style:name="T102" style:family="text">
      <style:text-properties fo:font-size="9.5pt" fo:letter-spacing="-0.012cm" fo:language="cs" fo:country="CZ" style:font-size-asian="9.5pt" style:language-asian="cs" style:country-asian="CZ"/>
    </style:style>
    <style:style style:name="T103" style:family="text">
      <style:text-properties fo:font-size="9.5pt" fo:letter-spacing="-0.014cm" fo:language="cs" fo:country="CZ" style:font-size-asian="9.5pt" style:language-asian="cs" style:country-asian="CZ"/>
    </style:style>
    <style:style style:name="T104" style:family="text">
      <style:text-properties fo:font-size="8.5pt" fo:letter-spacing="-0.002cm" fo:language="cs" fo:country="CZ" fo:font-style="italic" style:font-size-asian="8.5pt" style:language-asian="cs" style:country-asian="CZ" style:font-style-asian="italic"/>
    </style:style>
    <style:style style:name="T105" style:family="text">
      <style:text-properties style:font-name="Arial" fo:font-size="8.5pt" fo:letter-spacing="-0.004cm" fo:language="cs" fo:country="CZ" style:font-size-asian="8.5pt" style:language-asian="cs" style:country-asian="CZ" style:font-name-complex="Arial"/>
    </style:style>
    <style:style style:name="T106" style:family="text">
      <style:text-properties style:font-name="Arial" fo:font-size="8.5pt" fo:language="cs" fo:country="CZ" style:font-size-asian="8.5pt" style:language-asian="cs" style:country-asian="CZ" style:font-name-complex="Arial"/>
    </style:style>
    <style:style style:name="T107" style:family="text">
      <style:text-properties style:font-name="Arial" fo:font-size="8.5pt" fo:letter-spacing="0.004cm" fo:language="cs" fo:country="CZ" style:font-size-asian="8.5pt" style:language-asian="cs" style:country-asian="CZ" style:font-name-complex="Arial"/>
    </style:style>
    <style:style style:name="T108" style:family="text">
      <style:text-properties style:font-name="Arial" fo:font-size="8.5pt" fo:letter-spacing="-0.005cm" fo:language="cs" fo:country="CZ" style:font-size-asian="8.5pt" style:language-asian="cs" style:country-asian="CZ" style:font-name-complex="Arial"/>
    </style:style>
    <style:style style:name="T109" style:family="text">
      <style:text-properties style:font-name="Arial" fo:font-size="8.5pt" fo:letter-spacing="0.016cm" fo:language="cs" fo:country="CZ" style:font-size-asian="8.5pt" style:language-asian="cs" style:country-asian="CZ" style:font-name-complex="Arial"/>
    </style:style>
    <style:style style:name="T110" style:family="text">
      <style:text-properties style:font-name="Arial" fo:font-size="8.5pt" fo:letter-spacing="-0.002cm" fo:language="cs" fo:country="CZ" style:font-size-asian="8.5pt" style:language-asian="cs" style:country-asian="CZ" style:font-name-complex="Arial"/>
    </style:style>
    <style:style style:name="T111" style:family="text">
      <style:text-properties fo:language="en" fo:country="US" style:language-asian="cs" style:country-asian="CZ"/>
    </style:style>
    <style:style style:name="T112" style:family="text">
      <style:text-properties officeooo:rsid="00176d71"/>
    </style:style>
    <style:style style:name="T113" style:family="text">
      <style:text-properties officeooo:rsid="00178a52"/>
    </style:style>
    <style:style style:name="T114" style:family="text">
      <style:text-properties officeooo:rsid="0018c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Standard"/>
      <text:p text:style-name="Standard"/>
      <text:p text:style-name="P124">Neoficiální</text:p>
      <text:list xml:id="list3737515262414295371" text:style-name="WW8Num1">
        <text:list-item>
          <text:h text:style-name="P230" text:outline-level="1"><text:bookmark text:name="__RefHeading__6143_680152062"/><text:bookmark text:name="__RefHeading__5934_585935303"/><text:bookmark text:name="__RefHeading__5727_1842958974"/><text:bookmark text:name="__RefHeading__5527_1310750014"/><text:bookmark text:name="__RefHeading__5331_1220005542"/><text:bookmark text:name="__RefHeading__5141_1695420038"/><text:bookmark text:name="__RefHeading__4950_1017986065"/><text:bookmark text:name="__RefHeading__4766_1577118845"/><text:bookmark text:name="__RefHeading__4586_1310006689"/><text:bookmark text:name="__RefHeading__4401_1444625655"/><text:bookmark text:name="__RefHeading__4226_1606745807"/><text:bookmark text:name="__RefHeading__4041_389828191"/><text:bookmark text:name="__RefHeading__3859_166433791"/><text:bookmark text:name="__RefHeading__3679_1016505843"/><text:bookmark text:name="__RefHeading__3500_575115563"/><text:bookmark text:name="__RefHeading__3322_2029160294"/><text:bookmark text:name="__RefHeading__3138_1071858212"/><text:bookmark text:name="__RefHeading__2954_1761741664"/><text:bookmark text:name="__RefHeading__2743_270129214"/><text:bookmark text:name="__RefHeading__2565_1236622114"/><text:bookmark text:name="__RefHeading__2388_1402843499"/><text:bookmark text:name="__RefHeading__2209_588121625"/><text:bookmark text:name="__RefHeading__2029_1935348469"/><text:bookmark text:name="__RefHeading__1849_1699506768"/><text:bookmark text:name="__RefHeading__13178_416654011"/><text:bookmark text:name="__RefHeading__6051_416654011"/><text:bookmark text:name="__RefHeading__2801_416654011"/><text:bookmark text:name="__RefHeading__1131_1256013735"/><text:bookmark text:name="__RefHeading__951_552295790"/><text:bookmark text:name="__RefHeading__771_681294674"/><text:bookmark text:name="__RefHeading__587_1665772393"/><text:bookmark text:name="__RefHeading__903_547978412"/><text:bookmark text:name="__RefHeading__227_1233803898"/><text:bookmark text:name="__RefHeading__111_1505329582"/><text:bookmark text:name="__RefHeading__317_1157328300"/><text:bookmark text:name="__RefHeading__1579_547978412"/><text:bookmark text:name="__RefHeading__681_695059573"/><text:bookmark text:name="__RefHeading__861_1800846094"/><text:bookmark text:name="__RefHeading__1041_504877730"/><text:bookmark text:name="__RefHeading__1221_1117028995"/><text:bookmark text:name="__RefHeading__4382_416654011"/><text:bookmark text:name="__RefHeading__11329_416654011"/><text:bookmark text:name="__RefHeading__15116_416654011"/><text:bookmark text:name="__RefHeading__1939_425077428"/><text:bookmark text:name="__RefHeading__2119_374322643"/><text:bookmark text:name="__RefHeading__2299_354735483"/><text:bookmark text:name="__RefHeading__2476_1914700735"/><text:bookmark text:name="__RefHeading__2654_1037820875"/><text:bookmark text:name="__RefHeading__2863_492158928"/><text:bookmark text:name="__RefHeading__3046_606940407"/><text:bookmark text:name="__RefHeading__3230_1272288082"/><text:bookmark text:name="__RefHeading__3414_1767808843"/><text:bookmark text:name="__RefHeading__3589_1539619621"/><text:bookmark text:name="__RefHeading__3771_2029073874"/><text:bookmark text:name="__RefHeading__3949_390576214"/><text:bookmark text:name="__RefHeading__4133_1074358857"/><text:bookmark text:name="__RefHeading__4317_1736126469"/><text:bookmark text:name="__RefHeading__4494_630685431"/><text:bookmark text:name="__RefHeading__4675_913315267"/><text:bookmark text:name="__RefHeading__4859_1163710135"/><text:bookmark text:name="__RefHeading__5043_952857884"/><text:bookmark text:name="__RefHeading__5238_470946183"/><text:bookmark text:name="__RefHeading__5424_1112796876"/><text:bookmark text:name="__RefHeading__5625_704881804"/><text:bookmark text:name="__RefHeading__5830_1574798422"/><text:bookmark text:name="__RefHeading__6038_613080586"/>Dračí doupě</text:h>
        </text:list-item>
      </text:list>
      <text:p text:style-name="P183"/>
      <text:p text:style-name="P183">pravidla pro začátečníky</text:p>
      <text:p text:style-name="P183">průvodce hrou</text:p>
      <text:p text:style-name="P183"/>
      <text:p text:style-name="P184">v 1.<text:span text:style-name="T112">10</text:span></text:p>
      <text:p text:style-name="P185"/>
      <text:p text:style-name="P185"/>
      <text:p text:style-name="P185"/>
      <text:p text:style-name="P185"/>
      <text:p text:style-name="P185"/>
      <text:p text:style-name="P185"/>
      <text:p text:style-name="P185"/>
      <text:p text:style-name="P186">Autor: Michal Světlý</text:p>
      <text:p text:style-name="P187">Verze 1.<text:span text:style-name="T113">10</text:span>.0.<text:span text:style-name="T113">0</text:span></text:p>
      <text:p text:style-name="P188"><text:soft-page-break/>Tato příručka obsahuje části textu z titulu Dračí Doupě PPZ PH verze 1.6 vydaného nakladatelstvím Altar. Není určena k jakékoliv formě komerčního využití. Rád bych touto formou poděkoval autorům originálních pravidel Dračího doupěte, jmenovitě:</text:p>
      <text:p text:style-name="Standard">AUTOR PROJEKTU: Martin Klíma</text:p>
      <text:p text:style-name="Standard">AUTOŘI PRAVIDEL: Martin Benda, René Gemmel, Emil Hančák, Vilma Kadlečková, Jaroslav Kovář, Karel Papík, Michal Řeháček, Jiřina Vorlová a Radovan Vlk</text:p>
      <text:p text:style-name="Standard">AUTOŘI STARŠÍCH VERZÍ A SPOLUPRACOVNÍCI: Michael Bronec, Vladimír Chvátil, Radim Křivánek, doc. Jan Obdržálek, Jan Obdržálek, Václav Pražák</text:p>
      <text:p text:style-name="Standard">KOORDINÁTOR: Martin Kučera</text:p>
      <text:p text:style-name="P188">Úvodní Jarikovo dobrodružství z pravidel DrD není zahrnuto. Prozatím je také vynechán úvod do hry a kapitoly Hraní za postavu a Hra ve skupině.</text:p>
      <text:p text:style-name="P188">Za všechny připomínky budu vděčný, pište je prosím do příslušné diskuse na serveru rpgfórum.cz nebo d20.cz.</text:p>
      <text:list xml:id="list154619344189619" text:continue-numbering="true" text:style-name="WW8Num1">
        <text:list-item>
          <text:h text:style-name="P231" text:outline-level="1"><text:bookmark text:name="__RefHeading__6145_680152062"/><text:bookmark text:name="__RefHeading__5936_585935303"/><text:bookmark text:name="__RefHeading__5729_1842958974"/><text:bookmark text:name="__RefHeading__5529_1310750014"/><text:bookmark text:name="__RefHeading__5333_1220005542"/><text:bookmark text:name="__RefHeading__5143_1695420038"/><text:bookmark text:name="__RefHeading__4952_1017986065"/><text:bookmark text:name="__RefHeading__4768_1577118845"/><text:bookmark text:name="__RefHeading__4588_1310006689"/><text:bookmark text:name="__RefHeading__4403_1444625655"/><text:bookmark text:name="__RefHeading__4228_1606745807"/><text:bookmark text:name="__RefHeading__4043_389828191"/><text:bookmark text:name="__RefHeading__3861_166433791"/><text:bookmark text:name="__RefHeading__3681_1016505843"/><text:bookmark text:name="__RefHeading__3502_575115563"/><text:bookmark text:name="__RefHeading__3324_2029160294"/><text:bookmark text:name="__RefHeading__3140_1071858212"/><text:bookmark text:name="__RefHeading__2956_1761741664"/><text:bookmark text:name="__RefHeading__2745_270129214"/><text:bookmark text:name="__RefHeading__2567_1236622114"/><text:bookmark text:name="__RefHeading__2390_1402843499"/><text:bookmark text:name="__RefHeading__2211_588121625"/><text:bookmark text:name="__RefHeading__2031_1935348469"/><text:bookmark text:name="__RefHeading__1851_1699506768"/><text:bookmark text:name="__RefHeading__13180_416654011"/><text:bookmark text:name="__RefHeading__6053_416654011"/><text:bookmark text:name="__RefHeading__2803_416654011"/><text:bookmark text:name="__RefHeading__1133_1256013735"/><text:bookmark text:name="__RefHeading__953_552295790"/><text:bookmark text:name="__RefHeading__773_681294674"/><text:bookmark text:name="__RefHeading__905_5479784121"/><text:bookmark text:name="__RefHeading__229_12338038981"/><text:bookmark text:name="__RefHeading__113_15053295821"/><text:bookmark text:name="__RefHeading__319_11573283001"/><text:bookmark text:name="__RefHeading__1581_5479784121"/><text:bookmark text:name="__RefHeading__683_695059573"/><text:bookmark text:name="__RefHeading__863_1800846094"/><text:bookmark text:name="__RefHeading__1043_504877730"/><text:bookmark text:name="__RefHeading__1223_1117028995"/><text:bookmark text:name="__RefHeading__4384_416654011"/><text:bookmark text:name="__RefHeading__11331_416654011"/><text:bookmark text:name="__RefHeading__15118_416654011"/><text:bookmark text:name="__RefHeading__1941_425077428"/><text:bookmark text:name="__RefHeading__2121_374322643"/><text:bookmark text:name="__RefHeading__2301_354735483"/><text:bookmark text:name="__RefHeading__2478_1914700735"/><text:bookmark text:name="__RefHeading__2656_1037820875"/><text:bookmark text:name="__RefHeading__2865_492158928"/><text:bookmark text:name="__RefHeading__3048_606940407"/><text:bookmark text:name="__RefHeading__3232_1272288082"/><text:bookmark text:name="__RefHeading__3416_1767808843"/><text:bookmark text:name="__RefHeading__3591_1539619621"/><text:bookmark text:name="__RefHeading__3773_2029073874"/><text:bookmark text:name="__RefHeading__3951_390576214"/><text:bookmark text:name="__RefHeading__4135_1074358857"/><text:bookmark text:name="__RefHeading__4319_1736126469"/><text:bookmark text:name="__RefHeading__4496_630685431"/><text:bookmark text:name="__RefHeading__4677_913315267"/><text:bookmark text:name="__RefHeading__4861_1163710135"/><text:bookmark text:name="__RefHeading__5045_952857884"/><text:bookmark text:name="__RefHeading__5240_470946183"/><text:bookmark text:name="__RefHeading__5426_1112796876"/><text:bookmark text:name="__RefHeading__5627_704881804"/><text:bookmark text:name="__RefHeading__5832_1574798422"/><text:bookmark text:name="__RefHeading__6040_613080586"/>Poznámky</text:h>
        </text:list-item>
      </text:list>
      <text:p text:style-name="Text_20_body">V této kapitole najdeš několik technických poznámek:</text:p>
      <text:p text:style-name="Text_20_body"/>
      <text:list xml:id="list154619346167633" text:continue-numbering="true" text:style-name="WW8Num1">
        <text:list-item>
          <text:list>
            <text:list-item>
              <text:h text:style-name="Heading_20_2" text:outline-level="2"><text:bookmark text:name="__RefHeading__6147_680152062"/><text:bookmark text:name="__RefHeading__5938_585935303"/><text:bookmark text:name="__RefHeading__5731_1842958974"/><text:bookmark text:name="__RefHeading__5531_1310750014"/><text:bookmark text:name="__RefHeading__5335_1220005542"/><text:bookmark text:name="__RefHeading__5145_1695420038"/><text:bookmark text:name="__RefHeading__4954_1017986065"/><text:bookmark text:name="__RefHeading__4770_1577118845"/><text:bookmark text:name="__RefHeading__4590_1310006689"/><text:bookmark text:name="__RefHeading__4405_1444625655"/><text:bookmark text:name="__RefHeading__4230_1606745807"/><text:bookmark text:name="__RefHeading__4045_389828191"/><text:bookmark text:name="__RefHeading__3863_166433791"/><text:bookmark text:name="__RefHeading__3683_1016505843"/><text:bookmark text:name="__RefHeading__3504_575115563"/><text:bookmark text:name="__RefHeading__3326_2029160294"/><text:bookmark text:name="__RefHeading__3142_1071858212"/><text:bookmark text:name="__RefHeading__2958_1761741664"/><text:bookmark text:name="__RefHeading__2747_270129214"/><text:bookmark text:name="__RefHeading__2569_1236622114"/><text:bookmark text:name="__RefHeading__2392_1402843499"/><text:bookmark text:name="__RefHeading__2213_588121625"/><text:bookmark text:name="__RefHeading__2033_1935348469"/><text:bookmark text:name="__RefHeading__1853_1699506768"/><text:bookmark text:name="__RefHeading__13182_416654011"/><text:bookmark text:name="__RefHeading__6055_416654011"/><text:bookmark text:name="__RefHeading__2805_416654011"/><text:bookmark text:name="__RefHeading__1135_1256013735"/><text:bookmark text:name="__RefHeading__955_552295790"/><text:bookmark text:name="__RefHeading__775_681294674"/><text:bookmark text:name="__RefHeading__591_1665772393"/><text:bookmark text:name="__RefHeading__907_547978412"/><text:bookmark text:name="__RefHeading__231_1233803898"/><text:bookmark text:name="__RefHeading__115_1505329582"/><text:bookmark text:name="__RefHeading__321_1157328300"/><text:bookmark text:name="__RefHeading__1583_547978412"/><text:bookmark text:name="__RefHeading__685_695059573"/><text:bookmark text:name="__RefHeading__865_1800846094"/><text:bookmark text:name="__RefHeading__1045_504877730"/><text:bookmark text:name="__RefHeading__1225_1117028995"/><text:bookmark text:name="__RefHeading__4386_416654011"/><text:bookmark text:name="__RefHeading__11333_416654011"/><text:bookmark text:name="__RefHeading__15120_416654011"/><text:bookmark text:name="__RefHeading__1943_425077428"/><text:bookmark text:name="__RefHeading__2123_374322643"/><text:bookmark text:name="__RefHeading__2303_354735483"/><text:bookmark text:name="__RefHeading__2480_1914700735"/><text:bookmark text:name="__RefHeading__2658_1037820875"/><text:bookmark text:name="__RefHeading__2867_492158928"/><text:bookmark text:name="__RefHeading__3050_606940407"/><text:bookmark text:name="__RefHeading__3234_1272288082"/><text:bookmark text:name="__RefHeading__3418_1767808843"/><text:bookmark text:name="__RefHeading__3593_1539619621"/><text:bookmark text:name="__RefHeading__3775_2029073874"/><text:bookmark text:name="__RefHeading__3953_390576214"/><text:bookmark text:name="__RefHeading__4137_1074358857"/><text:bookmark text:name="__RefHeading__4321_1736126469"/><text:bookmark text:name="__RefHeading__4498_630685431"/><text:bookmark text:name="__RefHeading__4679_913315267"/><text:bookmark text:name="__RefHeading__4863_1163710135"/><text:bookmark text:name="__RefHeading__5047_952857884"/><text:bookmark text:name="__RefHeading__5242_470946183"/><text:bookmark text:name="__RefHeading__5428_1112796876"/><text:bookmark text:name="__RefHeading__5629_704881804"/><text:bookmark text:name="__RefHeading__5834_1574798422"/><text:bookmark text:name="__RefHeading__6042_613080586"/>Kostky</text:h>
            </text:list-item>
          </text:list>
        </text:list-item>
      </text:list>
      <text:p text:style-name="Text_20_body">Ke budeš potřebovat jednu šestistěnnou kostku. Pokud v pravidlech narazíš na zkratku 1k6, znamená to hod jednou šestistěnnou kostkou a přičtení výsledku k základu, který určíš podle pravidel. Na šestku se nikdy nehází znovu.</text:p>
      <text:p text:style-name="Text_20_body"/>
      <text:list xml:id="list154619347183403" text:continue-numbering="true" text:style-name="WW8Num1">
        <text:list-item>
          <text:list>
            <text:list-item>
              <text:h text:style-name="Heading_20_2" text:outline-level="2"><text:bookmark text:name="__RefHeading__6149_680152062"/><text:bookmark text:name="__RefHeading__5940_585935303"/><text:bookmark text:name="__RefHeading__5733_1842958974"/><text:bookmark text:name="__RefHeading__5533_1310750014"/><text:bookmark text:name="__RefHeading__5337_1220005542"/><text:bookmark text:name="__RefHeading__5147_1695420038"/><text:bookmark text:name="__RefHeading__4956_1017986065"/><text:bookmark text:name="__RefHeading__4772_1577118845"/><text:bookmark text:name="__RefHeading__4592_1310006689"/><text:bookmark text:name="__RefHeading__4407_1444625655"/><text:bookmark text:name="__RefHeading__4232_1606745807"/><text:bookmark text:name="__RefHeading__4047_389828191"/><text:bookmark text:name="__RefHeading__3865_166433791"/><text:bookmark text:name="__RefHeading__3685_1016505843"/><text:bookmark text:name="__RefHeading__3506_575115563"/><text:bookmark text:name="__RefHeading__3328_2029160294"/><text:bookmark text:name="__RefHeading__3144_1071858212"/><text:bookmark text:name="__RefHeading__2960_1761741664"/><text:bookmark text:name="__RefHeading__2749_270129214"/><text:bookmark text:name="__RefHeading__2571_1236622114"/><text:bookmark text:name="__RefHeading__2394_1402843499"/><text:bookmark text:name="__RefHeading__2215_588121625"/><text:bookmark text:name="__RefHeading__2035_1935348469"/><text:bookmark text:name="__RefHeading__1855_1699506768"/><text:bookmark text:name="__RefHeading__13184_416654011"/><text:bookmark text:name="__RefHeading__6057_416654011"/><text:bookmark text:name="__RefHeading__2807_416654011"/><text:bookmark text:name="__RefHeading__1137_1256013735"/><text:bookmark text:name="__RefHeading__957_552295790"/><text:bookmark text:name="__RefHeading__777_681294674"/><text:bookmark text:name="__RefHeading__593_1665772393"/><text:bookmark text:name="__RefHeading__909_547978412"/><text:bookmark text:name="__RefHeading__233_1233803898"/><text:bookmark text:name="__RefHeading__117_1505329582"/><text:bookmark text:name="__RefHeading__323_1157328300"/><text:bookmark text:name="__RefHeading__1585_547978412"/><text:bookmark text:name="__RefHeading__687_695059573"/><text:bookmark text:name="__RefHeading__867_1800846094"/><text:bookmark text:name="__RefHeading__1047_504877730"/><text:bookmark text:name="__RefHeading__1227_1117028995"/><text:bookmark text:name="__RefHeading__4388_416654011"/><text:bookmark text:name="__RefHeading__11335_416654011"/><text:bookmark text:name="__RefHeading__15122_416654011"/><text:bookmark text:name="__RefHeading__1945_425077428"/><text:bookmark text:name="__RefHeading__2125_374322643"/><text:bookmark text:name="__RefHeading__2305_354735483"/><text:bookmark text:name="__RefHeading__2482_1914700735"/><text:bookmark text:name="__RefHeading__2660_1037820875"/><text:bookmark text:name="__RefHeading__2869_492158928"/><text:bookmark text:name="__RefHeading__3052_606940407"/><text:bookmark text:name="__RefHeading__3236_1272288082"/><text:bookmark text:name="__RefHeading__3420_1767808843"/><text:bookmark text:name="__RefHeading__3595_1539619621"/><text:bookmark text:name="__RefHeading__3777_2029073874"/><text:bookmark text:name="__RefHeading__3955_390576214"/><text:bookmark text:name="__RefHeading__4139_1074358857"/><text:bookmark text:name="__RefHeading__4323_1736126469"/><text:bookmark text:name="__RefHeading__4500_630685431"/><text:bookmark text:name="__RefHeading__4681_913315267"/><text:bookmark text:name="__RefHeading__4865_1163710135"/><text:bookmark text:name="__RefHeading__5049_952857884"/><text:bookmark text:name="__RefHeading__5244_470946183"/><text:bookmark text:name="__RefHeading__5430_1112796876"/><text:bookmark text:name="__RefHeading__5631_704881804"/><text:bookmark text:name="__RefHeading__5836_1574798422"/><text:bookmark text:name="__RefHeading__6044_613080586"/>Míry a váhy</text:h>
            </text:list-item>
          </text:list>
        </text:list-item>
      </text:list>
      <text:p text:style-name="P126">Jak už víš, v Dračím doupěti se používají jiné jednotky, než na jaké jsme zvyklí v běžném životě.</text:p>
      <text:p text:style-name="Text_20_body"><text:span text:style-name="T3">Délka:</text:span><text:span text:style-name="T8"> Délka je nejdůležitější veličina potřebná při pohybu v jeskyních. Měří se v sázích; jeden sáh přibližně odpovídá jednomu metru. Kromě toho máme ještě jednu jednotku pro malé vzdálenosti - a to coul. Jeden sáh má sto coulů, jeden coul je tedy dlouhý asi jeden centimetr. Jednotkou pro měření velkých vzdáleností je míle. Ta odpovídá zhruba jednomu kilometru, má tedy 1000 sáhů.</text:span></text:p>
      <text:p text:style-name="Text_20_body"><text:span text:style-name="T3">Hmotnost:</text:span><text:span text:style-name="T8"> Jednotkou objemu je hřivna. Odpovídá zhruba jednomu kilogramu.</text:span></text:p>
      <text:p text:style-name="Text_20_body"><text:span text:style-name="T3">Čas:</text:span><text:span text:style-name="T8"> V Dračím doupěti kromě obvyklých jednotek pro měření času (vteřiny, minuty, hodiny, dny...) používáme speciální jednotku pro měření času v bojových situacích: bojové kolo. Jedno bojové kolo odpovídá zhruba třem vteřinám herního času.</text:span></text:p>
      <text:p text:style-name="Text_20_body"><text:span text:style-name="T3">Magenergie:</text:span><text:span text:style-name="T8"> Magenergie je základem jakýchkoliv kouzel v Dračím doupěti. Jednotkou magenergie je mag. Tak jako vzdálenost měříme na sáhy, magenergii měříme na magy. Říkáme například: „hraničářova magenergie je dvanáct magů...“. Přesně se to dozvíš, pokud si vybereš povolání, které s magenergií pracuje, v příslušné kapitole o zvláštních schopnostech povolání.</text:span></text:p>
      <text:p text:style-name="Text_20_body"/>
      <text:list xml:id="list154619353172721" text:continue-numbering="true" text:style-name="WW8Num1">
        <text:list-item>
          <text:list>
            <text:list-item>
              <text:h text:style-name="Heading_20_2" text:outline-level="2"><text:bookmark text:name="__RefHeading__6151_680152062"/><text:bookmark text:name="__RefHeading__5942_585935303"/><text:bookmark text:name="__RefHeading__5735_1842958974"/><text:bookmark text:name="__RefHeading__5535_1310750014"/><text:bookmark text:name="__RefHeading__5339_1220005542"/><text:bookmark text:name="__RefHeading__5149_1695420038"/><text:bookmark text:name="__RefHeading__4958_1017986065"/><text:bookmark text:name="__RefHeading__4774_1577118845"/><text:bookmark text:name="__RefHeading__4594_1310006689"/><text:bookmark text:name="__RefHeading__4409_1444625655"/><text:bookmark text:name="__RefHeading__4234_1606745807"/><text:bookmark text:name="__RefHeading__4049_389828191"/><text:bookmark text:name="__RefHeading__3867_166433791"/><text:bookmark text:name="__RefHeading__3687_1016505843"/><text:bookmark text:name="__RefHeading__3508_575115563"/><text:bookmark text:name="__RefHeading__3330_2029160294"/><text:bookmark text:name="__RefHeading__3146_1071858212"/><text:bookmark text:name="__RefHeading__2962_1761741664"/><text:bookmark text:name="__RefHeading__2751_270129214"/><text:bookmark text:name="__RefHeading__2573_1236622114"/><text:bookmark text:name="__RefHeading__2396_1402843499"/><text:bookmark text:name="__RefHeading__2217_588121625"/><text:bookmark text:name="__RefHeading__2037_1935348469"/><text:bookmark text:name="__RefHeading__1857_1699506768"/><text:bookmark text:name="__RefHeading__13186_416654011"/><text:bookmark text:name="__RefHeading__6059_416654011"/><text:bookmark text:name="__RefHeading__2809_416654011"/><text:bookmark text:name="__RefHeading__1139_1256013735"/><text:bookmark text:name="__RefHeading__959_552295790"/><text:bookmark text:name="__RefHeading__779_681294674"/><text:bookmark text:name="__RefHeading__595_1665772393"/><text:bookmark text:name="__RefHeading__911_547978412"/><text:bookmark text:name="__RefHeading__235_1233803898"/><text:bookmark text:name="__RefHeading__119_1505329582"/><text:bookmark text:name="__RefHeading__325_1157328300"/><text:bookmark text:name="__RefHeading__1587_547978412"/><text:bookmark text:name="__RefHeading__689_695059573"/><text:bookmark text:name="__RefHeading__869_1800846094"/><text:bookmark text:name="__RefHeading__1049_504877730"/><text:bookmark text:name="__RefHeading__1229_1117028995"/><text:bookmark text:name="__RefHeading__4390_416654011"/><text:bookmark text:name="__RefHeading__11337_416654011"/><text:bookmark text:name="__RefHeading__15124_416654011"/><text:bookmark text:name="__RefHeading__1947_425077428"/><text:bookmark text:name="__RefHeading__2127_374322643"/><text:bookmark text:name="__RefHeading__2307_354735483"/><text:bookmark text:name="__RefHeading__2484_1914700735"/><text:bookmark text:name="__RefHeading__2662_1037820875"/><text:bookmark text:name="__RefHeading__2871_492158928"/><text:bookmark text:name="__RefHeading__3054_606940407"/><text:bookmark text:name="__RefHeading__3238_1272288082"/><text:bookmark text:name="__RefHeading__3422_1767808843"/><text:bookmark text:name="__RefHeading__3597_1539619621"/><text:bookmark text:name="__RefHeading__3779_2029073874"/><text:bookmark text:name="__RefHeading__3957_390576214"/><text:bookmark text:name="__RefHeading__4141_1074358857"/><text:bookmark text:name="__RefHeading__4325_1736126469"/><text:bookmark text:name="__RefHeading__4502_630685431"/><text:bookmark text:name="__RefHeading__4683_913315267"/><text:bookmark text:name="__RefHeading__4867_1163710135"/><text:bookmark text:name="__RefHeading__5051_952857884"/><text:bookmark text:name="__RefHeading__5246_470946183"/><text:bookmark text:name="__RefHeading__5432_1112796876"/><text:bookmark text:name="__RefHeading__5633_704881804"/><text:bookmark text:name="__RefHeading__5838_1574798422"/><text:bookmark text:name="__RefHeading__6046_613080586"/><text:span text:style-name="T8">Měnový systém</text:span></text:h>
            </text:list-item>
          </text:list>
        </text:list-item>
      </text:list>
      <text:p text:style-name="P126">Ve světě DrD používáme, jak sis jistě všiml, jiné peníze než v našem obvyklém světě. Jsou zde běžné <text:span text:style-name="T114">tři</text:span> druhy mincí: zlaťáky, stříbrňáky a měďáky. Jejich vzájemný vztah je následující: Jeden zlaťák odpovídá 10 stříbrňákům nebo 100 měďákům, <text:span text:style-name="T114">1 stříbrňák odpovídá 10 měďákům</text:span>.</text:p>
      <text:p text:style-name="Text_20_body"/>
      <text:list xml:id="list154619355190929" text:continue-numbering="true" text:style-name="WW8Num1">
        <text:list-item>
          <text:list>
            <text:list-item>
              <text:h text:style-name="Heading_20_2" text:outline-level="2"><text:bookmark text:name="__RefHeading__6153_680152062"/><text:bookmark text:name="__RefHeading__5944_585935303"/><text:bookmark text:name="__RefHeading__5737_1842958974"/><text:bookmark text:name="__RefHeading__5537_1310750014"/><text:bookmark text:name="__RefHeading__5341_1220005542"/><text:bookmark text:name="__RefHeading__5151_1695420038"/><text:bookmark text:name="__RefHeading__4960_1017986065"/><text:bookmark text:name="__RefHeading__4776_1577118845"/><text:bookmark text:name="__RefHeading__4596_1310006689"/><text:bookmark text:name="__RefHeading__4411_1444625655"/><text:bookmark text:name="__RefHeading__4236_1606745807"/><text:bookmark text:name="__RefHeading__4051_389828191"/><text:bookmark text:name="__RefHeading__3869_166433791"/><text:bookmark text:name="__RefHeading__3689_1016505843"/><text:bookmark text:name="__RefHeadinG__3510_57511%252525252525252"/><text:bookmark text:name="__RefHeading__3332_2029160294"/><text:bookmark text:name="__RefHeading__31%25252525252525252525252"/><text:bookmark text:name="__RefHdading__2964_1761741664"/><text:bookmark text:name="__RefHeading__2753_270129214"/><text:bookmark text:name="__REfHeaDing__2575_1236622114"/><text:bookmark text:name="^_RefHeading__%25252525252525252525252"/><text:bookmark text:name="OORefHeading__2219_588121625"/><text:bookmark text:name="__BefHeading__2039_1935348469"/><text:bookmark text:name="__RefHeading__1859_1699506768"/><text:bookmark text:name="__RefHeading__13188_416654011"/><text:bookmark text:name="__RefHeading__6061_416654011"/><text:bookmark text:name="__RefHeading__2811_416654011"/><text:bookmark text:name="__RefHeading__1141_1256013735"/><text:bookmark text:name="__RefHeading__961_552295790"/><text:bookmark text:name="__RefHeading__781_681294674"/><text:bookmark text:name="__RefHeading__597_1665772393"/><text:bookmark text:name="__RefHeading__913_547978412"/><text:bookmark text:name="__RefHeading__237_1233803898"/><text:bookmark text:name="__RefHeading__121_1505329582"/><text:bookmark text:name="__RefHeading__327_1157328300"/><text:bookmark text:name="__RefHeading__1589_547978412"/><text:bookmark text:name="__RefHeading__691_695059573"/><text:bookmark text:name="__RefHeading__871_1800846094"/><text:bookmark text:name="__RefHeading__1051_504877730"/><text:bookmark text:name="__RefHeading__1231_1117028995"/><text:bookmark text:name="__RefHeading__4392_416654011"/><text:bookmark text:name="__RefHeading__11339_416654011"/><text:bookmark text:name="__RefHeading__15126_416654011"/><text:bookmark text:name="__RefHeading__1949_425077428"/><text:bookmark text:name="__RefHeading__2129_374322643"/><text:bookmark text:name="__RefHeading__2309_354735483"/><text:bookmark text:name="__RefHeading__2486_1914700735"/><text:bookmark text:name="__RefHeading__2664_1037820875"/><text:bookmark text:name="__RefHeading__2873_492158928"/><text:bookmark text:name="__RefHeading__3056_606940407"/><text:bookmark text:name="__RefHeading__3240_1272288082"/><text:bookmark text:name="__RefHeading__3424_1767808843"/><text:bookmark text:name="__RefHeading__3599_1539619621"/><text:bookmark text:name="__RefHeading__3781_2029073874"/><text:bookmark text:name="__RefHeading__3959_390576214"/><text:bookmark text:name="__RefHeading__4143_1074358857"/><text:bookmark text:name="__RefHeading__4327_1736126469"/><text:bookmark text:name="__RefHeading__4504_630685431"/><text:bookmark text:name="__RefHeading__4685_913315267"/><text:bookmark text:name="__RefHeading__4869_1163710135"/><text:bookmark text:name="__RefHeading__5053_952857884"/><text:bookmark text:name="__RefHeading__5248_470946183"/><text:bookmark text:name="__RefHeading__5434_1112796876"/><text:bookmark text:name="__RefHeading__5635_704881804"/><text:bookmark text:name="__RefHeading__5840_1574798422"/><text:bookmark text:name="__RefHeading__6048_613080586"/>Některé důležité pojmy</text:h>
            </text:list-item>
          </text:list>
        </text:list-item>
      </text:list>
      <text:p text:style-name="Text_20_body"><text:span text:style-name="T4">Cizí postavy:</text:span><text:span text:style-name="T9"> Pro cizí postavy platí popis, který najdeš v těchto pravidlech v části „Tvoje postava“, nehrají za ně však hráči, nýbrž Pán jeskyně. Typickou Cizí postavou by byl ve skutečné hře například mág Fensalir. Můžete ale potkat například i jinou skupinu dobrodruhů, nějaké hraničáře, válečníky, zloděje apod.</text:span></text:p>
      <text:p text:style-name="Text_20_body"><text:span text:style-name="T4">Družina:</text:span><text:span text:style-name="T9"> Družina je skupina postav, které se rozhodly spolupracovat.</text:span></text:p>
      <text:p text:style-name="Text_20_body"><text:span text:style-name="T3">Postihy a bonusy:</text:span><text:span text:style-name="T8"> Jsou to čísla, která upravují hody kostkou. Vyjadřují různé okolnosti, za kterých ta která akce probíhá. Pokud například vymyslíš nějaký dobrý způsob jak vyřešit nějakou situaci, tak tvoje postava dostane bonus při testu na ověření, zda bude úspěšná. Tuto tvoji větší šanci vyjadřuje bonus - v tomto případě bonus za fintu. Je to číslo, které určíš podle příslušných pravidel a přičteš k výsledku testu.<text:line-break/><text:tab/>Pokud naopak například bojuješ ve tmě a svého protivníka nevidíš, je mnohem menší šance, že ho </text:span><text:soft-page-break/><text:span text:style-name="T8">zasáhneš, než kdybys přesně věděl, kde zrovna stojí.<text:tab/>Tuto tvoji menší šanci vyjadřuje postih. Je to číslo, které odečteš od hodu na útok.</text:span></text:p>
      <text:p text:style-name="Text_20_body"><text:span text:style-name="T3">Úroveň zkušenosti:</text:span><text:span text:style-name="T11"> Toto číslo vyjadřuje, jak je postava zkušená a kolik toho umí. Hráčské postavy začínají na první úrovni a v průběhu hry postupně získávají další.</text:span></text:p>
      <text:p text:style-name="Text_20_body"><text:span text:style-name="T16">Osobní deník:</text:span><text:span text:style-name="T11"> Do osobního deníku postavy si zapisuješ všechny údaje o své postavě. Pokud se něco změní (například když postava najde nový předmět, nebo o nějaký přijde), je třeba to v osobním deníku upravit. Do osobního deníku postavy není třeba zapisovat, co postava prožila (ale určitě neuškodí dělat si poznámky pro osvěžení paměti).</text:span></text:p>
      <text:p text:style-name="Text_20_body"/>
      <text:list xml:id="list154619362168199" text:continue-numbering="true" text:style-name="WW8Num1">
        <text:list-item>
          <text:list>
            <text:list-item>
              <text:h text:style-name="Heading_20_2" text:outline-level="2"><text:bookmark text:name="__RefHeading__6155_680152062"/><text:bookmark text:name="__RefHeading__5946_585935303"/><text:bookmark text:name="__RefHeading__5739_1842958974"/><text:bookmark text:name="__RefHeading__5539_1310750014"/><text:bookmark text:name="__RefHeading__5343_1220005542"/><text:bookmark text:name="__RefHeading__5153_1695420038"/><text:bookmark text:name="__RefHeading__4962_1017986065"/><text:bookmark text:name="__RefHeading__4778_1577118845"/><text:bookmark text:name="__RefHeading__4598_1310006689"/><text:bookmark text:name="__RefHeading__4413_1444625655"/><text:bookmark text:name="__RefHeading__4238_1606745807"/><text:bookmark text:name="__RefHeading__4053_389828191"/><text:bookmark text:name="__RefHeading__3871_166433791"/><text:bookmark text:name="__RefHeading__3691_1016505843"/><text:bookmark text:name="__RefHeading__3512_575115563"/><text:bookmark text:name="__RefHeading__3334_2029160294"/><text:bookmark text:name="__RefHeading__3150_1071858212"/><text:bookmark text:name="__RefHeading__2966_1761741664"/><text:bookmark text:name="__RefHeading__2755_270129214"/><text:bookmark text:name="__RefHeading__2577_1236622114"/><text:bookmark text:name="__RefHeading__2400_1402843499"/><text:bookmark text:name="__RefHeading__2221_588121625"/><text:bookmark text:name="__RefHeading__2041_1935348469"/><text:bookmark text:name="__RefHeading__1861_1699506768"/><text:bookmark text:name="__RefHeading__13190_416654011"/><text:bookmark text:name="__RefHeading__6063_416654011"/><text:bookmark text:name="__RefHeading__2813_416654011"/><text:bookmark text:name="__RefHeading__1143_1256013735"/><text:bookmark text:name="__RefHeading__963_552295790"/><text:bookmark text:name="__RefHeading__783_681294674"/><text:bookmark text:name="__RefHeading__599_1665772393"/><text:bookmark text:name="__RefHeading__915_547978412"/><text:bookmark text:name="__RefHeading__239_1233803898"/><text:bookmark text:name="__RefHeading__123_1505329582"/><text:bookmark text:name="__RefHeading__329_1157328300"/><text:bookmark text:name="__RefHeading__1591_547978412"/><text:bookmark text:name="__RefHeading__693_695059573"/><text:bookmark text:name="__RefHeading__873_1800846094"/><text:bookmark text:name="__RefHeading__1053_504877730"/><text:bookmark text:name="__RefHeading__1233_1117028995"/><text:bookmark text:name="__RefHeading__4394_416654011"/><text:bookmark text:name="__RefHeading__11341_416654011"/><text:bookmark text:name="__RefHeading__15128_416654011"/><text:bookmark text:name="__RefHeading__1951_425077428"/><text:bookmark text:name="__RefHeading__2131_374322643"/><text:bookmark text:name="__RefHeading__2311_354735483"/><text:bookmark text:name="__RefHeading__2488_1914700735"/><text:bookmark text:name="__RefHeading__2666_1037820875"/><text:bookmark text:name="__RefHeading__2875_492158928"/><text:bookmark text:name="__RefHeading__3058_606940407"/><text:bookmark text:name="__RefHeading__3242_1272288082"/><text:bookmark text:name="__RefHeading__3426_1767808843"/><text:bookmark text:name="__RefHeading__3601_1539619621"/><text:bookmark text:name="__RefHeading__3783_2029073874"/><text:bookmark text:name="__RefHeading__3961_390576214"/><text:bookmark text:name="__RefHeading__4145_1074358857"/><text:bookmark text:name="__RefHeading__4329_1736126469"/><text:bookmark text:name="__RefHeading__4506_630685431"/><text:bookmark text:name="__RefHeading__4687_913315267"/><text:bookmark text:name="__RefHeading__4871_1163710135"/><text:bookmark text:name="__RefHeading__5055_952857884"/><text:bookmark text:name="__RefHeading__5250_470946183"/><text:bookmark text:name="__RefHeading__5436_1112796876"/><text:bookmark text:name="__RefHeading__5637_704881804"/><text:bookmark text:name="__RefHeading__5842_1574798422"/><text:bookmark text:name="__RefHeading__6050_613080586"/>Zkratky</text:h>
            </text:list-item>
          </text:list>
        </text:list-item>
      </text:list>
      <text:p text:style-name="Text_20_body">Toto je soupis nejpoužívanějších zkra<text:span text:style-name="T8">tek, které budou vyskytovat v dalším </text:span>textu (vysvětlení těchto pojmů najdeš v pravidlech):</text:p>
      <text:p text:style-name="P126">DrD - Dračí doupě</text:p>
      <text:p text:style-name="P126">PJ - Pán jeskyně</text:p>
      <text:p text:style-name="P126">k6 - šestistěnná kostka</text:p>
      <text:p text:style-name="P126">žt - životy</text:p>
      <text:p text:style-name="P126">zt - zkušenost</text:p>
      <text:p text:style-name="P126">hř - hřivny</text:p>
      <text:p text:style-name="P126">zl - zlaťáky</text:p>
      <text:p text:style-name="P126">st - stříbrňáky</text:p>
      <text:p text:style-name="P126">dn - denáry</text:p>
      <text:p text:style-name="P126">mk - měďáky </text:p>
      <text:p text:style-name="P126">ÚČ - útočné číslo </text:p>
      <text:p text:style-name="P126">OČ - obranné číslo </text:p>
      <text:p text:style-name="Text_20_body"/>
      <text:p text:style-name="Text_20_body"><text:span text:style-name="T8">A teď nastal čas pustit se do čtení pravi</text:span>del.</text:p>
      <text:p text:style-name="Text_20_body"/>
      <text:list xml:id="list154619377185943" text:continue-numbering="true" text:style-name="WW8Num1">
        <text:list-item>
          <text:h text:style-name="Heading_20_1" text:outline-level="1"><text:bookmark text:name="__RefHeading__6157_680152062"/><text:bookmark text:name="__RefHeading__5948_585935303"/><text:bookmark text:name="__RefHeading__5741_1842958974"/><text:bookmark text:name="__RefHeading__5541_1310750014"/><text:bookmark text:name="__RefHeading__5345_1220005542"/><text:bookmark text:name="__RefHeading__5155_1695420038"/><text:bookmark text:name="__RefHeading__4964_1017986065"/><text:bookmark text:name="__RefHeading__4780_1577118845"/><text:bookmark text:name="__RefHeading__4600_1310006689"/><text:bookmark text:name="__RefHeading__4415_1444625655"/><text:bookmark text:name="__RefHeading__4240_1606745807"/><text:bookmark text:name="__RefHeading__4055_389828191"/><text:bookmark text:name="__RefHeading__3873_166433791"/><text:bookmark text:name="__RefHeading__3693_1016505843"/><text:bookmark text:name="__RefHeading__3514_575115563"/><text:bookmark text:name="_^RefHdading_^33%2525252525252525252"/><text:bookmark text:name="__RefHeading__2152_1071848212"/><text:bookmark text:name="__RefHeading__2968_1761741664"/><text:bookmark text:name="__RefHeading__2757_270129214"/><text:bookmark text:name="__RefHeading__2579_1236622114"/><text:bookmark text:name="__RefHeading__2402_1402843499"/><text:bookmark text:name="__RefHeading__2223_588121625"/><text:bookmark text:name="__RefHeading__2043_1935348469"/><text:bookmark text:name="__RefHeading__1863_1699506768"/><text:bookmark text:name="__RefHeading__13192_416654011"/><text:bookmark text:name="__RefHeading__6065_416654011"/><text:bookmark text:name="__RefHeading__2815_416654011"/><text:bookmark text:name="__RefHeading__1145_1256013735"/><text:bookmark text:name="__RefHeading__965_552295790"/><text:bookmark text:name="__RefHeading__785_681294674"/><text:bookmark text:name="__RefHeading__601_16&amp;5772393"/><text:bookmark text:name="__RefHeading__817_547)7841&quot;"/><text:bookmark text:name="__RefHeading__241_1233803898"/><text:bookmark text:name="__RefHe`ding__125_1505328582"/><text:bookmark text:name="__RefHeading__331_1157%25252525252525252"/><text:bookmark text:name="__RefHeading__1593_547978412"/><text:bookmark text:name="__ReFHeading__%2525252525252525252525252"/><text:bookmark text:name="__RefHeading__875_180084609$"/><text:bookmark text:name="__RefHeadhng__10%25252525252525252525252"/><text:bookmark text:name="__RefHeading__1235_1117028995"/><text:bookmark text:name="__RefHeading__4396_416654011"/><text:bookmark text:name="__RefHeading__11343_416654 11"/><text:bookmark text:name="__RefHeading__15130_416654011"/><text:bookmark text:name="__RefHeading__1953_425077$28"/><text:bookmark text:name="__RefHeading__21%25252525252525252525252"/><text:bookmark text:name="__RefHeading__23%25252525252525252525252"/><text:bookmark text:name="__RefHeading__2490_1914700735"/><text:bookmark text:name="__RefHeading__2668_1037820875"/><text:bookmark text:name="__RefHeading__2877_492158928"/><text:bookmark text:name="__RefHeading__3060_606940407"/><text:bookmark text:name="__RefHeading__3244_1272288082"/><text:bookmark text:name="__RefHeading__3428_1767808843"/><text:bookmark text:name="__RefHeading__3603_1539619621"/><text:bookmark text:name="__RefHeading__3785_2029073874"/><text:bookmark text:name="__RefHeading__3963_390576214"/><text:bookmark text:name="__RefHeading__4147_1074358857"/><text:bookmark text:name="__RefHeading__4331_1736126469"/><text:bookmark text:name="__RefHeading__4508_630685431"/><text:bookmark text:name="__RefHeading__4689_913315267"/><text:bookmark text:name="__RefHeading__4873_1163710135"/><text:bookmark text:name="__RefHeading__5057_952857884"/><text:bookmark text:name="__RefHeading__5252_470946183"/><text:bookmark text:name="__RefHeading__5438_1112796876"/><text:bookmark text:name="__RefHeading__5639_704881804"/><text:bookmark text:name="__RefHeading__5844_1574798422"/><text:bookmark text:name="__RefHeading__6052_613080586"/>Tvoje postava</text:h>
        </text:list-item>
      </text:list>
      <text:p text:style-name="P126">Nyní přikročíme k tvorbě postavy. Ale ještě než s tím začneme, možná bys měl otočit pravidla na stranu XX a přečíst si část, „Hra ve skupině“ až po kapitolu nazvanou „Průběh hry“. V kapitole „Příprava na hru“ se totiž můžeš dozvědět věci, které by mohly mít vliv na výběr a tvorbu tvé postavy.</text:p>
      <text:p text:style-name="Text_20_body"/>
      <text:list xml:id="list154619381164735" text:continue-numbering="true" text:style-name="WW8Num1">
        <text:list-item>
          <text:list>
            <text:list-item>
              <text:h text:style-name="Heading_20_2" text:outline-level="2"><text:bookmark-start text:name="__RefHeading__6159_680152062"/><text:bookmark-start text:name="__RefHeading__5950_585935303"/><text:bookmark-start text:name="__RefHeading__5743_1842958974"/><text:bookmark-start text:name="__RefHeading__5543_1310750014"/><text:bookmark-start text:name="__RefHeading__5347_1220005542"/><text:bookmark-start text:name="__RefHeading__5157_1695420038"/><text:bookmark-start text:name="__RefHeading__3516_575115563"/><text:bookmark-start text:name="__RefHeading__2406_1402843499"/><text:bookmark-start text:name="__RefHeading__2227_588121625"/><text:bookmark-start text:name="__RefHeading__2047_1935348469"/><text:bookmark-start text:name="__RefHeading__1867_1699506768"/><text:bookmark-start text:name="__RefHeading__13196_416654011"/><text:bookmark-start text:name="__RefHeading__6069_416654011"/><text:bookmark-start text:name="__RefHeading__2819_416654011"/><text:bookmark-start text:name="__RefHeading__1149_1256013735"/><text:bookmark-start text:name="__RefHeading__969_552295790"/><text:bookmark-start text:name="__RefHeading__789_681294674"/><text:bookmark-start text:name="__RefHeading__605_1665772393"/><text:bookmark-start text:name="__RefHeading__921_547978412"/><text:bookmark-start text:name="__RefHeading__245_1233803898"/><text:bookmark-start text:name="__RefHeading__4966_1017986065"/><text:bookmark-start text:name="__RefHeading__4417_1444625655"/><text:bookmark-start text:name="__RefHeading__4242_1606745807"/><text:bookmark-start text:name="__RefHeading__4057_389828191"/><text:bookmark-start text:name="__RefHeading__3875_166433791"/><text:bookmark-start text:name="__RefHeading__3695_1016505843"/><text:bookmark-start text:name="__RefHeading__4782_1577118845"/><text:bookmark-start text:name="__RefHeading__4602_1310006689"/><text:bookmark-start text:name="416654011%252525252525252525252525252525"/><text:bookmark-start text:name="492158928%252525252525252525252525252525"/><text:bookmark-start text:name="__RefHeading__4333_1736126469"/><text:bookmark-start text:name="__RefHeading__4510_630685431"/><text:bookmark-start text:name="__RefHeading__4691_913315267"/><text:bookmark-start text:name="__RefHeading__4875_1163710135"/><text:bookmark-start text:name="5077428%25252525252525252525252525252525"/><text:bookmark-start text:name="482%252525252525252525252525252525252525"/><text:bookmark-start text:name="2288082%25252525252525252525252525252525"/><text:bookmark-start text:name="%252525252525252525252525252525252525252"/><text:bookmark-start text:name="__RefHeading__3605_1539619621"/><text:bookmark-start text:name="__RefHeading__3787_2029073874"/><text:bookmark-start text:name="__RefHeading__3965_390576214"/><text:bookmark-start text:name="__RefHeading__4149_1074358857"/><text:bookmark-start text:name="__RefHeading__5059_952857884"/><text:bookmark-start text:name="__RefHeading__129_1505329582"/><text:bookmark-start text:name="__RefHeading__335_1157328300"/><text:bookmark-start text:name="__RefHeading__1597_547978412"/><text:bookmark-start text:name="efHeading__1059_504877730%25252525252525"/><text:bookmark-start text:name="g__15134_416654011%252525252525252525252"/><text:bookmark-start text:name="7_374322643%2525252525252525252525252525"/><text:bookmark-start text:name="fHeading__2672_1037820875%25252525252525"/><text:bookmark-start text:name="g__3432_1767808843%252525252525252525252"/><text:bookmark-start text:name="_1071858212%2525252525252525252525252525"/><text:bookmark-start text:name="0129214%25252525252525252525252525252525"/><text:bookmark-start text:name="43499%2525252525252525252525252525252525"/><text:bookmark-start text:name="469%252525252525252525252525252525252525"/><text:bookmark-start text:name="ding__967_552295790%25252525252525252525"/><text:bookmark-start text:name="g__243_1233803898%2525252525252525252525"/><text:bookmark-start text:name="_1157328300%2525252525252525252525252525"/><text:bookmark-start text:name="7_695059573%2525252525252525252525252525"/><text:bookmark-start text:name="04877730%2525252525252525252525252525252"/><text:bookmark-start text:name="_11345_416654011%25252525252525252525252"/><text:bookmark-start text:name="__RefHeading__5254_470946183"/><text:bookmark-start text:name="__RefHeading__5440_1112796876"/><text:bookmark-start text:name="__RefHeading__5641_704881804"/><text:bookmark-start text:name="__RefHeading__5846_1574798422"/><text:bookmark-start text:name="__RefHeading__6054_613080586"/>Rasy</text:h>
            </text:list-item>
          </text:list>
        </text:list-item>
      </text:list>
      <text:p text:style-name="P126">Chystáš-li se hrát Dračí doupě poprvé, musíš si stvořit svoji postavu. Jak už víš, tvoje postava nemusí být pouze člověk. Ze sedmi rozličných ras si můžeš vybrat, čím se chceš narodit: jestli hobitem, kudůkem, trpaslíkem, elfem, člověkem, barbar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text:soft-page-break/>nejvíce vyhovovala, a to i se zřetelem na své budoucí povolání.<text:line-break/></text:p>
      <text:list xml:id="list154619383178927" text:continue-numbering="true" text:style-name="WW8Num1">
        <text:list-item>
          <text:list>
            <text:list-item>
              <text:list>
                <text:list-item>
                  <text:h text:style-name="Heading_20_3" text:outline-level="3"><text:bookmark-start text:name="__RefHeading__6161_680152062"/><text:bookmark-start text:name="__RefHeading__5952_585935303"/><text:bookmark-start text:name="__RefHeading__5745_1842958974"/><text:bookmark-start text:name="__RefHeading__5545_1310750014"/><text:bookmark-start text:name="__RefHeading__5349_1220005542"/><text:bookmark-start text:name="__RefHeading__2049_1935348469"/><text:bookmark-start text:name="__RefHeading__1869_1699506768"/><text:bookmark-start text:name="__RefHeading__13198_416654011"/><text:bookmark-start text:name="__RefHeading__6071_416654011"/><text:bookmark-start text:name="__RefHeading__2821_416654011"/><text:bookmark-start text:name="__RefHeading__1151_1256013735"/><text:bookmark-start text:name="__RefHeading__971_552295790"/><text:bookmark-start text:name="__RefHeading__791_681294674"/><text:bookmark-start text:name="__RefHeading__607_1665772393"/><text:bookmark-start text:name="__RefHeading__923_547978412"/><text:bookmark-start text:name="__RefHeading__247_1233803898"/><text:bookmark-start text:name="__RefHeading__131_1505329582"/><text:bookmark-start text:name="__RefHeading__337_1157328300"/><text:bookmark-start text:name="__RefHeading__1599_547978412"/><text:bookmark-start text:name="__RefHeading__701_695059573"/><text:bookmark-start text:name="__RefHeading__881_1800846094"/><text:bookmark-start text:name="__RefHeading__1061_504877730"/><text:bookmark-start text:name="__RefHeading__1241_1117028995"/><text:bookmark-start text:name="__RefHeading__4402_416654011"/><text:bookmark-start text:name="__RefHeading__11349_416654011"/><text:bookmark-start text:name="__RefHeading__5159_1695420038"/><text:bookmark-start text:name="__RefHeading__4244_1606745807"/><text:bookmark-start text:name="__RefHeading__4059_389828191"/><text:bookmark-start text:name="__RefHeading__3877_166433791"/><text:bookmark-start text:name="__RefHeading__3697_1016505843"/><text:bookmark-start text:name="__RefHeading__3518_575115563"/><text:bookmark-start text:name="__RefHeading__2408_1402843499"/><text:bookmark-start text:name="__RefHeading__2229_588121625"/><text:bookmark-start text:name="__RefHeading__4968_1017986065"/><text:bookmark-start text:name="__RefHeading__4604_1310006689"/><text:bookmark-start text:name="__RefHeading__4419_1444625655"/><text:bookmark-start text:name="__RefHeading__4784_1577118845"/><text:bookmark-start text:name="__RefHeading__4693_913315267"/><text:bookmark-start text:name="__RefHeading__4877_1163710135"/><text:bookmark-start text:name="__RefHeading__3967_390576214"/><text:bookmark-start text:name="__RefHeading__4151_1074358857"/><text:bookmark-start text:name="__RefHeading__4335_1736126469"/><text:bookmark-start text:name="__RefHeading__4512_630685431"/><text:bookmark-start text:name="__RefHeading__5061_952857884"/><text:bookmark-start text:name="__RefHeading__2674_1037820875"/><text:bookmark-start text:name="__RefHeading__2883_492158928"/><text:bookmark-start text:name="__RefHeading__3066_606940407"/><text:bookmark-start text:name="__RefHeading__3250_1272288082"/><text:bookmark-start text:name="__RefHeading__3434_1767808843"/><text:bookmark-start text:name="__RefHeading__3340_2029160294"/><text:bookmark-start text:name="__RefHeading__3156_1071858212"/><text:bookmark-start text:name="__RefHeading__2972_1761741664"/><text:bookmark-start text:name="__RefHeading__2761_270129214"/><text:bookmark-start text:name="__RefHeading__2583_1236622114"/><text:bookmark-start text:name="__RefHeading__3607_1539619621"/><text:bookmark-start text:name="__RefHeading__3789_2029073874"/><text:bookmark-start text:name="__RefHeading__5256_470946183"/><text:bookmark-start text:name="__RefHeading__15136_416654011"/><text:bookmark-start text:name="__RefHeading__1959_425077428"/><text:bookmark-start text:name="__RefHeading__2139_374322643"/><text:bookmark-start text:name="__RefHeading__2319_354735483"/><text:bookmark-start text:name="__RefHeading__2496_1914700735"/><text:bookmark-start text:name="__RefHeading__5442_1112796876"/><text:bookmark-start text:name="__RefHeading__5643_704881804"/><text:bookmark-start text:name="__RefHeading__5848_1574798422"/><text:bookmark-start text:name="__RefHeading__6056_613080586"/>Člověk</text:h>
                </text:list-item>
              </text:list>
            </text:list-item>
          </text:list>
        </text:list-item>
      </text:list>
      <text:p text:style-name="Text_20_body">VÝŠKA:165-210 coulů<text:line-break/><text:span text:style-name="T8">VÁHA: 65-115 hř</text:span></text:p>
      <text:p text:style-name="Text_20_body"><text:span text:style-name="T8">Lidé jsou snad nejrozšířenější rasou, žijící jak v oblastech hor, tak i ve stepích, lesích a tundrách. Budují rozsáhlá sídla, ať už města či vesnice, která zpravidla leží na velkých obchodních křižovatkách. Lidé jsou velmi houževnatí, a i když nejsou tak silní jako krollové, ani tak inteligentní jako elfové, nacházejí uplatnění v celé škále povolání. Většina z nich se zabývá především zemědělstvím a řemeslnou výrobou, ale najdete mezi nimi i zdatné lovce a zkušené dobrodruhy všeho druhu.</text:span></text:p>
      <text:p text:style-name="Text_20_body"/>
      <text:list xml:id="list154619410161108" text:continue-numbering="true" text:style-name="WW8Num1">
        <text:list-item>
          <text:list>
            <text:list-item>
              <text:list>
                <text:list-item>
                  <text:h text:style-name="Heading_20_3" text:outline-level="3"><text:bookmark-start text:name="__RefHeading__6163_680152062"/><text:bookmark-start text:name="__RefHeading__5954_585935303"/><text:bookmark-start text:name="__RefHeading__5747_1842958974"/><text:bookmark-start text:name="__RefHeading__5547_1310750014"/><text:bookmark-start text:name="__RefHeading__5351_1220005542"/><text:bookmark-start text:name="__RefHeading__2051_1935348469"/><text:bookmark-start text:name="__RefHeading__1871_1699506768"/><text:bookmark-start text:name="__RefHeading__13200_416654011"/><text:bookmark-start text:name="__RefHeading__6073_416654011"/><text:bookmark-start text:name="__RefHeading__2823_416654011"/><text:bookmark-start text:name="__RefHeading__1153_1256013735"/><text:bookmark-start text:name="__RefHeading__973_552295790"/><text:bookmark-start text:name="__RefHeading__793_681294674"/><text:bookmark-start text:name="__RefHeading__609_1665772393"/><text:bookmark-start text:name="__RefHeading__925_547978412"/><text:bookmark-start text:name="__RefHeading__249_1233803898"/><text:bookmark-start text:name="__RefHeading__133_1505329582"/><text:bookmark-start text:name="__RefHeading__339_1157328300"/><text:bookmark-start text:name="__RefHeading__1601_547978412"/><text:bookmark-start text:name="__RefHeading__703_695059573"/><text:bookmark-start text:name="__RefHeading__883_1800846094"/><text:bookmark-start text:name="__RefHeading__1063_504877730"/><text:bookmark-start text:name="__RefHeading__1243_1117028995"/><text:bookmark-start text:name="__RefHeading__4404_416654011"/><text:bookmark-start text:name="__RefHeading__11351_416654011"/><text:bookmark-start text:name="__RefHeading__5161_1695420038"/><text:bookmark-start text:name="__RefHeading__4246_1606745807"/><text:bookmark-start text:name="__RefHeading__4061_389828191"/><text:bookmark-start text:name="__RefHeading__3879_166433791"/><text:bookmark-start text:name="__RefHeading__3699_1016505843"/><text:bookmark-start text:name="__RefHeading__3520_575115563"/><text:bookmark-start text:name="__RefHeading__2410_1402843499"/><text:bookmark-start text:name="__RefHeading__2231_588121625"/><text:bookmark-start text:name="__RefHeading__4970_1017986065"/><text:bookmark-start text:name="__RefHeading__4606_1310006689"/><text:bookmark-start text:name="__RefHeading__4421_1444625655"/><text:bookmark-start text:name="__RefHeading__4786_1577118845"/><text:bookmark-start text:name="__RefHeading__4695_913315267"/><text:bookmark-start text:name="__RefHeading__4879_1163710135"/><text:bookmark-start text:name="__RefHeading__3969_390576214"/><text:bookmark-start text:name="__RefHeading__4153_1074358857"/><text:bookmark-start text:name="__RefHeading__4337_1736126469"/><text:bookmark-start text:name="__RefHeading__4514_630685431"/><text:bookmark-start text:name="__RefHeading__5063_952857884"/><text:bookmark-start text:name="__RefHeading__2676_1037820875"/><text:bookmark-start text:name="__RefHeading__2885_492158928"/><text:bookmark-start text:name="__RefHeading__3068_606940407"/><text:bookmark-start text:name="__RefHeading__3252_1272288082"/><text:bookmark-start text:name="__RefHeading__3436_1767808843"/><text:bookmark-start text:name="__RefHeading__3342_2029160294"/><text:bookmark-start text:name="__RefHeading__3158_1071858212"/><text:bookmark-start text:name="__RefHeading__2974_1761741664"/><text:bookmark-start text:name="__RefHeading__2763_270129214"/><text:bookmark-start text:name="__RefHeading__2585_1236622114"/><text:bookmark-start text:name="__RefHeading__3609_1539619621"/><text:bookmark-start text:name="__RefHeading__3791_2029073874"/><text:bookmark-start text:name="__RefHeading__5258_470946183"/><text:bookmark-start text:name="__RefHeading__15138_416654011"/><text:bookmark-start text:name="__RefHeading__1961_425077428"/><text:bookmark-start text:name="__RefHeading__2141_374322643"/><text:bookmark-start text:name="__RefHeading__2321_354735483"/><text:bookmark-start text:name="__RefHeading__2498_1914700735"/><text:bookmark-start text:name="__RefHeading__5444_1112796876"/><text:bookmark-start text:name="__RefHeading__5645_704881804"/><text:bookmark-start text:name="__RefHeading__5850_1574798422"/><text:bookmark-start text:name="__RefHeading__6058_613080586"/>Barbar</text:h>
                </text:list-item>
              </text:list>
            </text:list-item>
          </text:list>
        </text:list-item>
      </text:list>
      <text:p text:style-name="Text_20_body">VÝŠKA: 175-220 coulů<text:line-break/><text:span text:style-name="T8">VÁHA: 85-140 hř</text:span></text:p>
      <text:p text:style-name="Text_20_body"><text:span text:style-name="T8">Barbaři jsou v podstatě lidé, ale jejich po staletí trvající odloučení od skutečné lidské civilizace způsobilo, že barbar zpravidla není tak inteligentní jako člověk, avšak je silnější a mnohem odolnější. Tyto vlastnosti jej také předurčují k tomu, aby se stal dobrým válečníkem, i když v boji zpravidla není tak divoký a krutý jako kroll. Oproti krollovi má typický barbar tu výhodu (ale nemusí to být pravidlem), že je chytřejší, obratnější a v neposlední řadě také pohlednější.</text:span></text:p>
      <text:p text:style-name="Text_20_body"/>
      <text:list xml:id="list154619414166836" text:continue-numbering="true" text:style-name="WW8Num1">
        <text:list-item>
          <text:list>
            <text:list-item>
              <text:list>
                <text:list-item>
                  <text:h text:style-name="Heading_20_3" text:outline-level="3"><text:bookmark-start text:name="__RefHeading__6165_680152062"/><text:bookmark-start text:name="__RefHeading__5956_585935303"/><text:bookmark-start text:name="__RefHeading__5749_1842958974"/><text:bookmark-start text:name="__RefHeading__5549_1310750014"/><text:bookmark-start text:name="__RefHeading__5353_1220005542"/><text:bookmark-start text:name="__RefHeading__2053_1935348469"/><text:bookmark-start text:name="__RefHeading__1873_1699506768"/><text:bookmark-start text:name="__RefHeading__13202_416654011"/><text:bookmark-start text:name="__RefHeading__6075_416654011"/><text:bookmark-start text:name="__RefHeading__2825_416654011"/><text:bookmark-start text:name="__RefHeading__1155_1256013735"/><text:bookmark-start text:name="__RefHeading__975_552295790"/><text:bookmark-start text:name="__RefHeading__795_681294674"/><text:bookmark-start text:name="__RefHeading__611_1665772393"/><text:bookmark-start text:name="__RefHeading__927_547978412"/><text:bookmark-start text:name="__RefHeading__251_1233803898"/><text:bookmark-start text:name="__RefHeading__135_1505329582"/><text:bookmark-start text:name="__RefHeading__341_1157328300"/><text:bookmark-start text:name="__RefHeading__1603_547978412"/><text:bookmark-start text:name="__RefHeading__705_695059573"/><text:bookmark-start text:name="__RefHeading__885_1800846094"/><text:bookmark-start text:name="__RefHeading__1065_504877730"/><text:bookmark-start text:name="__RefHeading__1245_1117028995"/><text:bookmark-start text:name="__RefHeading__4406_416654011"/><text:bookmark-start text:name="__RefHeading__11353_416654011"/><text:bookmark-start text:name="__RefHeading__5163_1695420038"/><text:bookmark-start text:name="__RefHeading__4248_1606745807"/><text:bookmark-start text:name="__RefHeading__4063_389828191"/><text:bookmark-start text:name="__RefHeading__3881_166433791"/><text:bookmark-start text:name="__RefHeading__3701_1016505843"/><text:bookmark-start text:name="__RefHeading__3522_575115563"/><text:bookmark-start text:name="__RefHeading__2412_1402843499"/><text:bookmark-start text:name="__RefHeading__2233_588121625"/><text:bookmark-start text:name="__RefHeading__4972_1017986065"/><text:bookmark-start text:name="__RefHeading__4608_1310006689"/><text:bookmark-start text:name="__RefHeading__4423_1444625655"/><text:bookmark-start text:name="__RefHeading__4788_1577118845"/><text:bookmark-start text:name="__RefHeading__4697_913315267"/><text:bookmark-start text:name="__RefHeading__4881_1163710135"/><text:bookmark-start text:name="__RefHeading__3971_390576214"/><text:bookmark-start text:name="__RefHeading__4155_1074358857"/><text:bookmark-start text:name="__RefHeading__4339_1736126469"/><text:bookmark-start text:name="__RefHeading__4516_630685431"/><text:bookmark-start text:name="__RefHeading__5065_952857884"/><text:bookmark-start text:name="__RefHeading__2678_1037820875"/><text:bookmark-start text:name="__RefHeading__2887_492158928"/><text:bookmark-start text:name="__RefHeading__3070_606940407"/><text:bookmark-start text:name="__RefHeading__3254_1272288082"/><text:bookmark-start text:name="__RefHeading__3438_1767808843"/><text:bookmark-start text:name="__RefHeading__3344_2029160294"/><text:bookmark-start text:name="__RefHeading__3160_1071858212"/><text:bookmark-start text:name="__RefHeading__2976_1761741664"/><text:bookmark-start text:name="__RefHeading__2765_270129214"/><text:bookmark-start text:name="__RefHeading__2587_1236622114"/><text:bookmark-start text:name="__RefHeading__3611_1539619621"/><text:bookmark-start text:name="__RefHeading__3793_2029073874"/><text:bookmark-start text:name="__RefHeading__5260_470946183"/><text:bookmark-start text:name="__RefHeading__15140_416654011"/><text:bookmark-start text:name="__RefHeading__1963_425077428"/><text:bookmark-start text:name="__RefHeading__2143_374322643"/><text:bookmark-start text:name="__RefHeading__2323_354735483"/><text:bookmark-start text:name="__RefHeading__2500_1914700735"/><text:bookmark-start text:name="__RefHeading__5446_1112796876"/><text:bookmark-start text:name="__RefHeading__5647_704881804"/><text:bookmark-start text:name="__RefHeading__5852_1574798422"/><text:bookmark-start text:name="__RefHeading__6060_613080586"/>Hobit</text:h>
                </text:list-item>
              </text:list>
            </text:list-item>
          </text:list>
        </text:list-item>
      </text:list>
      <text:p text:style-name="Text_20_body">VÝŠKA: 70-120 coulů<text:line-break/><text:span text:style-name="T8">VÁHA: 40-60 hř</text:span></text:p>
      <text:p text:style-name="P126">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a povětšinou inteligentní. Dobrodružství příliš nevyhledávají, protože mají rádi pohodlí, dobré jídlo a silné pití. Jestliže se však jednou přeci jen vydají na cesty, patří k těm nejlepším zlodějům, jaké si jen dovedeš představit.<text:line-break/><text:tab/>Hobiti mají také zvláštní psychickou schopnost, díky které dokáží „vycítit" na dálku většinu živých tvorů. Této zvláštní vlastnosti říkají mezi sebou „čich", a přestože jejich pohodlnickým životem již dosti zakrněla, dokáží díky ní lokalizovat živou bytost, dokonce i když je od hobita oddělena například železnou stěnou.<text:line-break/><text:tab/>Přestože hobiti nejsou zbabělí, jen neradi přistupují na boj tváří v tvář a raději používají své kuše než těžké meče nebo halapartny.</text:p>
      <text:p text:style-name="Text_20_body"/>
      <text:list xml:id="list154619419164061" text:continue-numbering="true" text:style-name="WW8Num1">
        <text:list-item>
          <text:list>
            <text:list-item>
              <text:list>
                <text:list-item>
                  <text:h text:style-name="P223" text:outline-level="3"><text:bookmark-start text:name="__RefHeading__6167_680152062"/><text:bookmark-start text:name="__RefHeading__5958_585935303"/><text:bookmark-start text:name="__RefHeading__5751_1842958974"/><text:bookmark-start text:name="__RefHeading__5551_1310750014"/><text:bookmark-start text:name="__RefHeading__5355_1220005542"/><text:bookmark-start text:name="__RefHeading__2055_1935348469"/><text:bookmark-start text:name="__RefHeading__1875_1699506768"/><text:bookmark-start text:name="__RefHeading__13204_416654011"/><text:bookmark-start text:name="__RefHeading__6077_416654011"/><text:bookmark-start text:name="__RefHeading__2827_416654011"/><text:bookmark-start text:name="__RefHeading__1157_1256013735"/><text:bookmark-start text:name="__RefHeading__977_552295790"/><text:bookmark-start text:name="__RefHeading__797_681294674"/><text:bookmark-start text:name="__RefHeading__613_1665772393"/><text:bookmark-start text:name="__RefHeading__929_547978412"/><text:bookmark-start text:name="__RefHeading__253_1233803898"/><text:bookmark-start text:name="__RefHeading__137_1505329582"/><text:bookmark-start text:name="__RefHeading__343_1157328300"/><text:bookmark-start text:name="__RefHeading__1605_547978412"/><text:bookmark-start text:name="__RefHeading__707_695059573"/><text:bookmark-start text:name="__RefHeading__887_1800846094"/><text:bookmark-start text:name="__RefHeading__1067_504877730"/><text:bookmark-start text:name="__RefHeading__1247_1117028995"/><text:bookmark-start text:name="__RefHeading__4408_416654011"/><text:bookmark-start text:name="__RefHeading__11355_416654011"/><text:bookmark-start text:name="__RefHeading__5165_1695420038"/><text:bookmark-start text:name="__RefHeading__4250_1606745807"/><text:bookmark-start text:name="__RefHeading__4065_389828191"/><text:bookmark-start text:name="__RefHeading__3883_166433791"/><text:bookmark-start text:name="__RefHeading__3703_1016505843"/><text:bookmark-start text:name="__RefHeading__3524_575115563"/><text:bookmark-start text:name="__RefHeading__2414_1402843499"/><text:bookmark-start text:name="__RefHeading__2235_588121625"/><text:bookmark-start text:name="__RefHeading__4974_1017986065"/><text:bookmark-start text:name="__RefHeading__4610_1310006689"/><text:bookmark-start text:name="__RefHeading__4425_1444625655"/><text:bookmark-start text:name="__RefHeading__4790_1577118845"/><text:bookmark-start text:name="__RefHeading__4699_913315267"/><text:bookmark-start text:name="__RefHeading__4883_1163710135"/><text:bookmark-start text:name="__RefHeading__3973_390576214"/><text:bookmark-start text:name="__RefHeading__4157_1074358857"/><text:bookmark-start text:name="__RefHeading__4341_1736126469"/><text:bookmark-start text:name="__RefHeading__4518_630685431"/><text:bookmark-start text:name="__RefHeading__5067_952857884"/><text:bookmark-start text:name="__RefHeading__2680_1037820875"/><text:bookmark-start text:name="__RefHeading__2889_492158928"/><text:bookmark-start text:name="__RefHeading__3072_606940407"/><text:bookmark-start text:name="__RefHeading__3256_1272288082"/><text:bookmark-start text:name="__RefHeading__3440_1767808843"/><text:bookmark-start text:name="__RefHeading__3346_2029160294"/><text:bookmark-start text:name="__RefHeading__3162_1071858212"/><text:bookmark-start text:name="__RefHeading__2978_1761741664"/><text:bookmark-start text:name="__RefHeading__2767_270129214"/><text:bookmark-start text:name="__RefHeading__2589_1236622114"/><text:bookmark-start text:name="__RefHeading__3613_1539619621"/><text:bookmark-start text:name="__RefHeading__3795_2029073874"/><text:bookmark-start text:name="__RefHeading__5262_470946183"/><text:bookmark-start text:name="__RefHeading__15142_416654011"/><text:bookmark-start text:name="__RefHeading__1965_425077428"/><text:bookmark-start text:name="__RefHeading__2145_374322643"/><text:bookmark-start text:name="__RefHeading__2325_354735483"/><text:bookmark-start text:name="__RefHeading__2502_1914700735"/><text:bookmark-start text:name="__RefHeading__5448_1112796876"/><text:bookmark-start text:name="__RefHeading__5649_704881804"/><text:bookmark-start text:name="__RefHeading__5854_1574798422"/><text:bookmark-start text:name="__RefHeading__6062_613080586"/>Elf</text:h>
                </text:list-item>
              </text:list>
            </text:list-item>
          </text:list>
        </text:list-item>
      </text:list>
      <text:p text:style-name="Text_20_body">VÝŠKA: 145-180 coulů<text:line-break/><text:span text:style-name="T8">VÁHA: 40-75 hř</text:span></text:p>
      <text:p text:style-name="P12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Protože jsou velmi inteligentní, 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text:soft-page-break/>známých kouzelníků. Také milují krásné věci, ale od trpaslíků (které, mimochodem, nemají příliš v lásce) se liší především tím, že krásu hned nepřepočítávají na zlaťáky.<text:line-break/><text:tab/>Elfové jsou vesměs velmi čestní a spravedliví a nikdy se mezi nimi nevyskytují jedinci, kteří by přirozeně uznávali zlo jako zákon.</text:p>
      <text:p text:style-name="Text_20_body"/>
      <text:list xml:id="list154619424171451" text:continue-numbering="true" text:style-name="WW8Num1">
        <text:list-item>
          <text:list>
            <text:list-item>
              <text:list>
                <text:list-item>
                  <text:h text:style-name="P223" text:outline-level="3"><text:bookmark-start text:name="__RefHeading__6169_680152062"/><text:bookmark-start text:name="__RefHeading__5960_585935303"/><text:bookmark-start text:name="__RefHeading__5753_1842958974"/><text:bookmark-start text:name="__RefHeading__5553_1310750014"/><text:bookmark-start text:name="__RefHeading__5357_1220005542"/><text:bookmark-start text:name="__RefHeading__2057_1935348469"/><text:bookmark-start text:name="__RefHeading__1877_1699506768"/><text:bookmark-start text:name="__RefHeading__13206_416654011"/><text:bookmark-start text:name="__RefHeading__6079_416654011"/><text:bookmark-start text:name="__RefHeading__2829_416654011"/><text:bookmark-start text:name="__RefHeading__1159_1256013735"/><text:bookmark-start text:name="__RefHeading__979_552295790"/><text:bookmark-start text:name="__RefHeading__799_681294674"/><text:bookmark-start text:name="__RefHeading__615_1665772393"/><text:bookmark-start text:name="__RefHeading__931_547978412"/><text:bookmark-start text:name="__RefHeading__255_1233803898"/><text:bookmark-start text:name="__RefHeading__139_1505329582"/><text:bookmark-start text:name="__RefHeading__345_1157328300"/><text:bookmark-start text:name="__RefHeading__1607_547978412"/><text:bookmark-start text:name="__RefHeading__709_695059573"/><text:bookmark-start text:name="__RefHeading__889_1800846094"/><text:bookmark-start text:name="__RefHeading__1069_504877730"/><text:bookmark-start text:name="__RefHeading__1249_1117028995"/><text:bookmark-start text:name="__RefHeading__4410_416654011"/><text:bookmark-start text:name="__RefHeading__11357_416654011"/><text:bookmark-start text:name="__RefHeading__5167_1695420038"/><text:bookmark-start text:name="__RefHeading__4252_1606745807"/><text:bookmark-start text:name="__RefHeading__4067_389828191"/><text:bookmark-start text:name="__RefHeading__3885_166433791"/><text:bookmark-start text:name="__RefHeading__3705_1016505843"/><text:bookmark-start text:name="__RefHeading__3526_575115563"/><text:bookmark-start text:name="__RefHeading__2416_1402843499"/><text:bookmark-start text:name="__RefHeading__2237_588121625"/><text:bookmark-start text:name="__RefHeading__4976_1017986065"/><text:bookmark-start text:name="__RefHeading__4612_1310006689"/><text:bookmark-start text:name="__RefHeading__4427_1444625655"/><text:bookmark-start text:name="__RefHeading__4792_1577118845"/><text:bookmark-start text:name="__RefHeading__4701_913315267"/><text:bookmark-start text:name="__RefHeading__4885_1163710135"/><text:bookmark-start text:name="__RefHeading__3975_390576214"/><text:bookmark-start text:name="__RefHeading__4159_1074358857"/><text:bookmark-start text:name="__RefHeading__4343_1736126469"/><text:bookmark-start text:name="__RefHeading__4520_630685431"/><text:bookmark-start text:name="__RefHeading__5069_952857884"/><text:bookmark-start text:name="__RefHeading__2682_1037820875"/><text:bookmark-start text:name="__RefHeading__2891_492158928"/><text:bookmark-start text:name="__RefHeading__3074_606940407"/><text:bookmark-start text:name="__RefHeading__3258_1272288082"/><text:bookmark-start text:name="__RefHeading__3442_1767808843"/><text:bookmark-start text:name="__RefHeading__3348_2029160294"/><text:bookmark-start text:name="__RefHeading__3164_1071858212"/><text:bookmark-start text:name="__RefHeading__2980_1761741664"/><text:bookmark-start text:name="__RefHeading__2769_270129214"/><text:bookmark-start text:name="__RefHeading__2591_1236622114"/><text:bookmark-start text:name="__RefHeading__3615_1539619621"/><text:bookmark-start text:name="__RefHeading__3797_2029073874"/><text:bookmark-start text:name="__RefHeading__5264_470946183"/><text:bookmark-start text:name="__RefHeading__15144_416654011"/><text:bookmark-start text:name="__RefHeading__1967_425077428"/><text:bookmark-start text:name="__RefHeading__2147_374322643"/><text:bookmark-start text:name="__RefHeading__2327_354735483"/><text:bookmark-start text:name="__RefHeading__2504_1914700735"/><text:bookmark-start text:name="__RefHeading__5450_1112796876"/><text:bookmark-start text:name="__RefHeading__5651_704881804"/><text:bookmark-start text:name="__RefHeading__5856_1574798422"/><text:bookmark-start text:name="__RefHeading__6064_613080586"/>Trpaslík</text:h>
                </text:list-item>
              </text:list>
            </text:list-item>
          </text:list>
        </text:list-item>
      </text:list>
      <text:p text:style-name="Text_20_body">VÝŠKA: 110-140 coulů<text:line-break/><text:span text:style-name="T8">VÁHA: 60-100 hř</text:span></text:p>
      <text:p text:style-name="P12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 Brání-li trpaslík svoji hroudu zlata, neustoupí ani před smečkou rozvzteklených, vyhladovělých ohnivých draků.</text:p>
      <text:p text:style-name="Text_20_body"/>
      <text:list xml:id="list154619427172677" text:continue-numbering="true" text:style-name="WW8Num1">
        <text:list-item>
          <text:list>
            <text:list-item>
              <text:list>
                <text:list-item>
                  <text:h text:style-name="Heading_20_3" text:outline-level="3"><text:bookmark-start text:name="__RefHeading__6171_680152062"/><text:bookmark-start text:name="__RefHeading__5962_585935303"/><text:bookmark-start text:name="__RefHeading__5755_1842958974"/><text:bookmark-start text:name="__RefHeading__5555_1310750014"/><text:bookmark-start text:name="__RefHeading__5359_1220005542"/><text:bookmark-start text:name="__RefHeading__2059_1935348469"/><text:bookmark-start text:name="__RefHeading__1879_1699506768"/><text:bookmark-start text:name="__RefHeading__13208_416654011"/><text:bookmark-start text:name="__RefHeading__6081_416654011"/><text:bookmark-start text:name="__RefHeading__2831_416654011"/><text:bookmark-start text:name="__RefHeading__1161_1256013735"/><text:bookmark-start text:name="__RefHeading__981_552295790"/><text:bookmark-start text:name="__RefHeading__801_681294674"/><text:bookmark-start text:name="__RefHeading__617_1665772393"/><text:bookmark-start text:name="__RefHeading__933_547978412"/><text:bookmark-start text:name="__RefHeading__257_1233803898"/><text:bookmark-start text:name="__RefHeading__141_1505329582"/><text:bookmark-start text:name="__RefHeading__347_1157328300"/><text:bookmark-start text:name="__RefHeading__1609_547978412"/><text:bookmark-start text:name="__RefHeading__711_695059573"/><text:bookmark-start text:name="__RefHeading__891_1800846094"/><text:bookmark-start text:name="__RefHeading__1071_504877730"/><text:bookmark-start text:name="__RefHeading__1251_1117028995"/><text:bookmark-start text:name="__RefHeading__4412_416654011"/><text:bookmark-start text:name="__RefHeading__11359_416654011"/><text:bookmark-start text:name="__RefHeading__5169_1695420038"/><text:bookmark-start text:name="__RefHeading__4254_1606745807"/><text:bookmark-start text:name="__RefHeading__4069_389828191"/><text:bookmark-start text:name="__RefHeading__3887_166433791"/><text:bookmark-start text:name="__RefHeading__3707_1016505843"/><text:bookmark-start text:name="__RefHeading__3528_575115563"/><text:bookmark-start text:name="__RefHeading__2418_1402843499"/><text:bookmark-start text:name="__RefHeading__2239_588121625"/><text:bookmark-start text:name="__RefHeading__4978_1017986065"/><text:bookmark-start text:name="__RefHeading__4614_1310006689"/><text:bookmark-start text:name="__RefHeading__4429_1444625655"/><text:bookmark-start text:name="__RefHeading__4794_1577118845"/><text:bookmark-start text:name="__RefHeading__4703_913315267"/><text:bookmark-start text:name="__RefHeading__4887_1163710135"/><text:bookmark-start text:name="__RefHeading__3977_390576214"/><text:bookmark-start text:name="__RefHeading__4161_1074358857"/><text:bookmark-start text:name="__RefHeading__4345_1736126469"/><text:bookmark-start text:name="__RefHeading__4522_630685431"/><text:bookmark-start text:name="__RefHeading__5071_952857884"/><text:bookmark-start text:name="__RefHeading__2684_1037820875"/><text:bookmark-start text:name="__RefHeading__2893_492158928"/><text:bookmark-start text:name="__RefHeading__3076_606940407"/><text:bookmark-start text:name="__RefHeading__3260_1272288082"/><text:bookmark-start text:name="__RefHeading__3444_1767808843"/><text:bookmark-start text:name="__RefHeading__3350_2029160294"/><text:bookmark-start text:name="__RefHeading__3166_1071858212"/><text:bookmark-start text:name="__RefHeading__2982_1761741664"/><text:bookmark-start text:name="__RefHeading__2771_270129214"/><text:bookmark-start text:name="__RefHeading__2593_1236622114"/><text:bookmark-start text:name="__RefHeading__3617_1539619621"/><text:bookmark-start text:name="__RefHeading__3799_2029073874"/><text:bookmark-start text:name="__RefHeading__5266_470946183"/><text:bookmark-start text:name="__RefHeading__15146_416654011"/><text:bookmark-start text:name="__RefHeading__1969_425077428"/><text:bookmark-start text:name="__RefHeading__2149_374322643"/><text:bookmark-start text:name="__RefHeading__2329_354735483"/><text:bookmark-start text:name="__RefHeading__2506_1914700735"/><text:bookmark-start text:name="__RefHeading__5452_1112796876"/><text:bookmark-start text:name="__RefHeading__5653_704881804"/><text:bookmark-start text:name="__RefHeading__5858_1574798422"/><text:bookmark-start text:name="__RefHeading__6066_613080586"/>Kudůk</text:h>
                </text:list-item>
              </text:list>
            </text:list-item>
          </text:list>
        </text:list-item>
      </text:list>
      <text:p text:style-name="Text_20_body">VÝŠKA: 90-130 coulů<text:line-break/><text:span text:style-name="T8">VÁHA: 45-65 hř</text:span></text:p>
      <text:p text:style-name="P126">Kudůkové jsou zvláštní rasou, o které se ví téměř jistě, že vznikla kdysi v dávných dobách splynutím části plemene trpaslíků s hobity. Podobně jako hobiti také kudůkové jsou velmi obratní a poměrně chytří. Po trpaslících zase zdědili jejich nezdolnost a z části také lásku ke zlatu a drahým kamenům. Žijí v horách i v nížinách, ale nemilují podzemí, a proto si staví drobné kamenné domy, většinou daleko od velkých měst a obchodních cest.<text:line-break/><text:tab/>Přestože jen málokterý z nich se stane dobrým bojovníkem, dokáží v boji velmi dobře zacházet jak se sekerou, tak i s kuší.<text:line-break/><text:tab/>Mnoho z nich také nachází potěšení v různém bylinkářství a alchymii, ale stejně tak dobře se mohou uplatnit třeba jako zloději.</text:p>
      <text:p text:style-name="Text_20_body"/>
      <text:list xml:id="list154619436184490" text:continue-numbering="true" text:style-name="WW8Num1">
        <text:list-item>
          <text:list>
            <text:list-item>
              <text:list>
                <text:list-item>
                  <text:h text:style-name="P223" text:outline-level="3"><text:bookmark-start text:name="__RefHeading__6173_680152062"/><text:bookmark-start text:name="__RefHeading__5964_585935303"/><text:bookmark-start text:name="__RefHeading__5757_1842958974"/><text:bookmark-start text:name="__RefHeading__5557_1310750014"/><text:bookmark-start text:name="__RefHeading__5361_1220005542"/><text:bookmark-start text:name="__RefHeading__2061_1935348469"/><text:bookmark-start text:name="__RefHeading__1881_1699506768"/><text:bookmark-start text:name="__RefHeading__13210_416654011"/><text:bookmark-start text:name="__RefHeading__6083_416654011"/><text:bookmark-start text:name="__RefHeading__2833_416654011"/><text:bookmark-start text:name="__RefHeading__1163_1256013735"/><text:bookmark-start text:name="__RefHeading__983_552295790"/><text:bookmark-start text:name="__RefHeading__803_681294674"/><text:bookmark-start text:name="__RefHeading__619_1665772393"/><text:bookmark-start text:name="__RefHeading__935_547978412"/><text:bookmark-start text:name="__RefHeading__259_1233803898"/><text:bookmark-start text:name="__RefHeading__143_1505329582"/><text:bookmark-start text:name="__RefHeading__349_1157328300"/><text:bookmark-start text:name="__RefHeading__1611_547978412"/><text:bookmark-start text:name="__RefHeading__713_695059573"/><text:bookmark-start text:name="__RefHeading__893_1800846094"/><text:bookmark-start text:name="__RefHeading__1073_504877730"/><text:bookmark-start text:name="__RefHeading__1253_1117028995"/><text:bookmark-start text:name="__RefHeading__4414_416654011"/><text:bookmark-start text:name="__RefHeading__11361_416654011"/><text:bookmark-start text:name="__RefHeading__5171_1695420038"/><text:bookmark-start text:name="__RefHeading__4256_1606745807"/><text:bookmark-start text:name="__RefHeading__4071_389828191"/><text:bookmark-start text:name="__RefHeading__3889_166433791"/><text:bookmark-start text:name="__RefHeading__3709_1016505843"/><text:bookmark-start text:name="__RefHeading__3530_575115563"/><text:bookmark-start text:name="__RefHeading__2420_1402843499"/><text:bookmark-start text:name="__RefHeading__2241_588121625"/><text:bookmark-start text:name="__RefHeading__4980_1017986065"/><text:bookmark-start text:name="__RefHeading__4616_1310006689"/><text:bookmark-start text:name="__RefHeading__4431_1444625655"/><text:bookmark-start text:name="__RefHeading__4796_1577118845"/><text:bookmark-start text:name="__RefHeading__4705_913315267"/><text:bookmark-start text:name="__RefHeading__4889_1163710135"/><text:bookmark-start text:name="__RefHeading__3979_390576214"/><text:bookmark-start text:name="__RefHeading__4163_1074358857"/><text:bookmark-start text:name="__RefHeading__4347_1736126469"/><text:bookmark-start text:name="__RefHeading__4524_630685431"/><text:bookmark-start text:name="__RefHeading__5073_952857884"/><text:bookmark-start text:name="__RefHeading__2686_1037820875"/><text:bookmark-start text:name="__RefHeading__2895_492158928"/><text:bookmark-start text:name="__RefHeading__3078_606940407"/><text:bookmark-start text:name="__RefHeading__3262_1272288082"/><text:bookmark-start text:name="__RefHeading__3446_1767808843"/><text:bookmark-start text:name="__RefHeading__3352_2029160294"/><text:bookmark-start text:name="__RefHeading__3168_1071858212"/><text:bookmark-start text:name="__RefHeading__2984_1761741664"/><text:bookmark-start text:name="__RefHeading__2773_270129214"/><text:bookmark-start text:name="__RefHeading__2595_1236622114"/><text:bookmark-start text:name="__RefHeading__3619_1539619621"/><text:bookmark-start text:name="__RefHeading__3801_2029073874"/><text:bookmark-start text:name="__RefHeading__5268_470946183"/><text:bookmark-start text:name="__RefHeading__15148_416654011"/><text:bookmark-start text:name="__RefHeading__1971_425077428"/><text:bookmark-start text:name="__RefHeading__2151_374322643"/><text:bookmark-start text:name="__RefHeading__2331_354735483"/><text:bookmark-start text:name="__RefHeading__2508_1914700735"/><text:bookmark-start text:name="__RefHeading__5454_1112796876"/><text:bookmark-start text:name="__RefHeading__5655_704881804"/><text:bookmark-start text:name="__RefHeading__5860_1574798422"/><text:bookmark-start text:name="__RefHeading__6068_613080586"/>Kroll</text:h>
                </text:list-item>
              </text:list>
            </text:list-item>
          </text:list>
        </text:list-item>
      </text:list>
      <text:p text:style-name="P126">VÝŠKA: 200-245 coulů<text:line-break/>VÁHA: 120-200 hř</text:p>
      <text:p text:style-name="P126">Krollové sídlí v horách, tundrách a vůbec v prostředí velmi tvrdém a nehostinném. Dospělý kroll může měřit hodně přes dva metry a zjevem může vzdáleně (velmi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zejména o poznání hloupější. Žijí obvykle v nevelkých kmenech, které mezi sebou neustále válčí. V těchto bojích se velmi zdokonalili, a proto nyní patří k nejobávanějším bojovníkům a z jejich kyjů a palcátů jde vskutku příslovečný strach. Po svých divokých předcích kromě jiného podědili také vrozený „ultrasluch", který jim umožňuje do jisté míry vidět" (podobně jako netopýrům) i za úplné tmy nebo mlhy.<text:line-break/><text:tab/>Pokud jde o jejich původ, je možné, že vznikli kdysi dávno spojením skřeta s poloobrem.</text:p>
      <text:p text:style-name="Text_20_body"><text:soft-page-break/></text:p>
      <text:list xml:id="list154619441189599" text:continue-numbering="true" text:style-name="WW8Num1">
        <text:list-item>
          <text:list>
            <text:list-item>
              <text:h text:style-name="Heading_20_2" text:outline-level="2"><text:bookmark-start text:name="__RefHeading__6175_680152062"/><text:bookmark-start text:name="__RefHeading__5966_585935303"/><text:bookmark-start text:name="__RefHeading__5759_1842958974"/><text:bookmark-start text:name="__RefHeading__5559_1310750014"/><text:bookmark-start text:name="__RefHeading__5363_1220005542"/><text:bookmark-start text:name="__RefHeading__2063_1935348469"/><text:bookmark-start text:name="__RefHeading__1883_1699506768"/><text:bookmark-start text:name="__RefHeading__13212_416654011"/><text:bookmark-start text:name="__RefHeading__6085_416654011"/><text:bookmark-start text:name="__RefHeading__2835_416654011"/><text:bookmark-start text:name="__RefHeading__1165_1256013735"/><text:bookmark-start text:name="__RefHeading__985_552295790"/><text:bookmark-start text:name="__RefHeading__805_681294674"/><text:bookmark-start text:name="__RefHeading__621_1665772393"/><text:bookmark-start text:name="__RefHeading__937_547978412"/><text:bookmark-start text:name="__RefHeading__261_1233803898"/><text:bookmark-start text:name="__RefHeading__145_1505329582"/><text:bookmark-start text:name="__RefHeading__351_1157328300"/><text:bookmark-start text:name="__RefHeading__1613_547978412"/><text:bookmark-start text:name="__RefHeading__715_695059573"/><text:bookmark-start text:name="__RefHeading__895_1800846094"/><text:bookmark-start text:name="__RefHeading__1075_504877730"/><text:bookmark-start text:name="__RefHeading__1255_1117028995"/><text:bookmark-start text:name="__RefHeading__4416_416654011"/><text:bookmark-start text:name="__RefHeading__11363_416654011"/><text:bookmark-start text:name="__RefHeading__5173_1695420038"/><text:bookmark-start text:name="__RefHeading__4258_1606745807"/><text:bookmark-start text:name="__RefHeading__4073_389828191"/><text:bookmark-start text:name="__RefHeading__3891_166433791"/><text:bookmark-start text:name="__RefHeading__3711_1016505843"/><text:bookmark-start text:name="__RefHeading__3532_575115563"/><text:bookmark-start text:name="__RefHeading__2422_1402843499"/><text:bookmark-start text:name="__RefHeading__2243_588121625"/><text:bookmark-start text:name="__RefHeading__4982_1017986065"/><text:bookmark-start text:name="__RefHeading__4618_1310006689"/><text:bookmark-start text:name="__RefHeading__4433_1444625655"/><text:bookmark-start text:name="__RefHeading__4798_1577118845"/><text:bookmark-start text:name="__RefHeading__4707_913315267"/><text:bookmark-start text:name="__RefHeading__4891_1163710135"/><text:bookmark-start text:name="__RefHeading__3981_390576214"/><text:bookmark-start text:name="__RefHeading__4165_1074358857"/><text:bookmark-start text:name="__RefHeading__4349_1736126469"/><text:bookmark-start text:name="__RefHeading__4526_630685431"/><text:bookmark-start text:name="__RefHeading__5075_952857884"/><text:bookmark-start text:name="__RefHeading__2688_1037820875"/><text:bookmark-start text:name="__RefHeading__2897_492158928"/><text:bookmark-start text:name="__RefHeading__3080_606940407"/><text:bookmark-start text:name="__RefHeading__3264_1272288082"/><text:bookmark-start text:name="__RefHeading__3448_1767808843"/><text:bookmark-start text:name="__RefHeading__3354_2029160294"/><text:bookmark-start text:name="__RefHeading__3170_1071858212"/><text:bookmark-start text:name="__RefHeading__2986_1761741664"/><text:bookmark-start text:name="__RefHeading__2775_270129214"/><text:bookmark-start text:name="__RefHeading__2597_1236622114"/><text:bookmark-start text:name="__RefHeading__3621_1539619621"/><text:bookmark-start text:name="__RefHeading__3803_2029073874"/><text:bookmark-start text:name="__RefHeading__5270_470946183"/><text:bookmark-start text:name="__RefHeading__15150_416654011"/><text:bookmark-start text:name="__RefHeading__1973_425077428"/><text:bookmark-start text:name="__RefHeading__2153_374322643"/><text:bookmark-start text:name="__RefHeading__2333_354735483"/><text:bookmark-start text:name="__RefHeading__2510_1914700735"/><text:bookmark-start text:name="__RefHeading__5456_1112796876"/><text:bookmark-start text:name="__RefHeading__5657_704881804"/><text:bookmark-start text:name="__RefHeading__5862_1574798422"/><text:bookmark-start text:name="__RefHeading__6070_613080586"/>Povolání tvé postavy</text:h>
            </text:list-item>
          </text:list>
        </text:list-item>
      </text:list>
      <text:p text:style-name="Text_20_body"><text:span text:style-name="T8">Nyní, když víš, zda ses narodil jako sličný elf, robustní trpaslík nebo urostlý barbar, přišel čas vybrat tvé postavě povolání. Postavy v Dračím doupěti si mohou zvolit z celkem pěti různých povolání:</text:span></text:p>
      <text:p text:style-name="Text_20_body">Válečník<text:line-break/>Hraničář<text:line-break/>Alchymista<text:line-break/>Kouzelník<text:line-break/><text:span text:style-name="T8">Zloděj</text:span></text:p>
      <text:p text:style-name="P126">Na dalších stránkách najdeš informace o jednotlivých povoláních. Není to samozřejmě všechno, ale je to toho dost na to, aby sis mohl vybrat.</text:p>
      <text:p text:style-name="Text_20_body"/>
      <text:list xml:id="list154619447168390" text:continue-numbering="true" text:style-name="WW8Num1">
        <text:list-item>
          <text:list>
            <text:list-item>
              <text:list>
                <text:list-item>
                  <text:h text:style-name="Heading_20_3" text:outline-level="3"><text:bookmark-start text:name="__RefHeading__6177_680152062"/><text:bookmark-start text:name="__RefHeading__5968_585935303"/><text:bookmark-start text:name="__RefHeading__5761_1842958974"/><text:bookmark-start text:name="__RefHeading__5561_1310750014"/><text:bookmark-start text:name="__RefHeading__5365_1220005542"/><text:bookmark-start text:name="__RefHeading__5175_1695420038"/><text:bookmark-start text:name="__RefHeading__1167_1256013735"/><text:bookmark-start text:name="__RefHeading__987_552295790"/><text:bookmark-start text:name="__RefHeading__807_681294674"/><text:bookmark-start text:name="__RefHeading__623_1665772393"/><text:bookmark-start text:name="__RefHeading__939_547978412"/><text:bookmark-start text:name="__RefHeading__263_1233803898"/><text:bookmark-start text:name="__RefHeading__147_1505329582"/><text:bookmark-start text:name="__RefHeading__353_1157328300"/><text:bookmark-start text:name="__RefHeading__1615_547978412"/><text:bookmark-start text:name="__RefHeading__717_695059573"/><text:bookmark-start text:name="__RefHeading__8%252525252525252525252525"/><text:bookmark-start text:name="__REfHeading__1077_504877730"/><text:bookmark-start text:name="__RefHeading__4984_1017986065"/><text:bookmark-start text:name="__RefHeading__3893_166433791"/><text:bookmark-start text:name="__RefHeading__3713_1016505843"/><text:bookmark-start text:name="__RefHeading__3534_575115563"/><text:bookmark-start text:name="__RefHeading__2424_1402843499"/><text:bookmark-start text:name="__RefHeading__2245_588121625"/><text:bookmark-start text:name="__RefHeading__2065_1935348469"/><text:bookmark-start text:name="__RefHeading__1885_1699506768"/><text:bookmark-start text:name="__RefHeading__13214_416654011"/><text:bookmark-start text:name="__RefHeading__6087_416654011"/><text:bookmark-start text:name="__RefHeading__2837_416654011"/><text:bookmark-start text:name="__RefHeading__4800_1577118845"/><text:bookmark-start text:name="__RefHeading__4435_1444625655"/><text:bookmark-start text:name="__RefHeading__4260_1606745807"/><text:bookmark-start text:name="__RefHeading__4075_389828191"/><text:bookmark-start text:name="__RefHeading__4620_1310006689"/><text:bookmark-start text:name="43%2525252525252525252525252525252525252"/><text:bookmark-start text:name="__RefHeading__4528_630685431"/><text:bookmark-start text:name="__RefHeading__4709_913315267"/><text:bookmark-start text:name="25126_140284349&quot;__RefHeading__224%2525"/><text:bookmark-start text:name="efHeading__2%252525252525252525252525252"/><text:bookmark-start text:name="__RefHeading__3805_2029073874"/><text:bookmark-start text:name="__RefHeading__3983_390576214"/><text:bookmark-start text:name="__RefHeading__4167_1074358857"/><text:bookmark-start text:name="__RefHeading__4351_1736126469"/><text:bookmark-start text:name="__RefHeading__4893_1163710135"/><text:bookmark-start text:name="__RefHeading^_125%25252525252525252525"/><text:bookmark-start text:name="__RefHeading__44%25252525252525252525252"/><text:bookmark-start text:name="__RefHeading__11%25252525252525252525252"/><text:bookmark-start text:name="__RefHeading__15%25252525252525252525252"/><text:bookmark-start text:name="__RefHeading__1%252525252525252525252525"/><text:bookmark-start text:name="__RefHeading__2155_374322643"/><text:bookmark-start text:name="__RefHeading__2%252525252525252525252525"/><text:bookmark-start text:name="__RefHeading__2512_1914700735"/><text:bookmark-start text:name="__RefHeading__2690_1037820875"/><text:bookmark-start text:name="__RefHeading__2899_492058928"/><text:bookmark-start text:name="__RefHeading__3082_606940407"/><text:bookmark-start text:name="__RefHeading__3266_1272288082"/><text:bookmark-start text:name="__RefHeading__3$50_176780884"/><text:bookmark-start text:name="71858212%2525252525252525252525252525252"/><text:bookmark-start text:name="ng__2777_270129214%252525252525252525252"/><text:bookmark-start text:name="__RefHeading__5077_952857884"/><text:bookmark-start text:name="__RefHeading__5272_470946183"/><text:bookmark-start text:name="__RefHeading__5458_1112796876"/><text:bookmark-start text:name="__RefHeading__5659_704881804"/><text:bookmark-start text:name="__RefHeading__5864_1574798422"/><text:bookmark-start text:name="__RefHeading__6072_613080586"/>Válečník</text:h>
                </text:list-item>
              </text:list>
            </text:list-item>
          </text:list>
        </text:list-item>
      </text:list>
      <text:p text:style-name="P126">Válečník je silný a houževnatý. Vládne mnoha druhy zbraní a umí se v jejich používání zdokonalovat. V boji má větší šanci, že zasáhne. A vzhledem k tomu, že bitvy a souboje jsou v Dračím doupěti tak běžné jako v našem světě jízda autobusem, je pro každou družinu nezbytné, aby ve svém středu měla jednoho nebo více válečníků. Postavy jiných povolání sice také mohou bojovat, ale válečníci jsou jediní, kdo boj skutečně studují a mají v něm některé výhody, které žádné jiné povolání nemá.<text:line-break/><text:tab/>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p text:style-name="Text_20_body"/>
      <text:list xml:id="list154619454180910" text:continue-numbering="true" text:style-name="WW8Num1">
        <text:list-item>
          <text:list>
            <text:list-item>
              <text:list>
                <text:list-item>
                  <text:h text:style-name="Heading_20_3" text:outline-level="3"><text:bookmark-start text:name="__RefHeading__6179_680152062"/><text:bookmark-start text:name="__RefHeading__5970_585935303"/><text:bookmark-start text:name="__RefHeading__5763_1842958974"/><text:bookmark-start text:name="__RefHeading__5563_1310750014"/><text:bookmark-start text:name="__RefHeading__5367_1220005542"/><text:bookmark-start text:name="__RefHeading__5177_1695420038"/><text:bookmark-start text:name="__RefHeading__1617_547978412"/><text:bookmark-start text:name="__RefHeading__719_695059573"/><text:bookmark-start text:name="__RefHeading__899_1800846094"/><text:bookmark-start text:name="__RefHeading__1079_504877730"/><text:bookmark-start text:name="__RefHeading__1259_1117028995"/><text:bookmark-start text:name="__RefHeading__4420_416654011"/><text:bookmark-start text:name="__RefHeading__11367_416654011"/><text:bookmark-start text:name="__RefHeading__15154_416654011"/><text:bookmark-start text:name="__RefHeading__1977_425077428"/><text:bookmark-start text:name="__RefHeading__2157_374322643"/><text:bookmark-start text:name="__RefHeading__2337_354735483"/><text:bookmark-start text:name="__RefHeading__2514_1914700735"/><text:bookmark-start text:name="__RefHeading__2692_1037820875"/><text:bookmark-start text:name="__RefHeading__2901_492158928"/><text:bookmark-start text:name="__RefHeading__3084_606940407"/><text:bookmark-start text:name="__RefHeading__3268_1272288082"/><text:bookmark-start text:name="__RefHeading__3452_1767808843"/><text:bookmark-start text:name="__RefHeading__3358_2029160294"/><text:bookmark-start text:name="__RefHeading__3174_1071858212"/><text:bookmark-start text:name="__RefHeading__2990_1761741664"/><text:bookmark-start text:name="__RefHeading__4986_1017986065"/><text:bookmark-start text:name="__RefHeading__4077_389828191"/><text:bookmark-start text:name="__RefHeading__3895_166433791"/><text:bookmark-start text:name="13216_416654011%252525252525252525252525"/><text:bookmark-start text:name="6013735%25252525252525252525252525252525"/><text:bookmark-start text:name="681294674%252525252525252525252525252525"/><text:bookmark-start text:name="__RefHeading__149_1505329582"/><text:bookmark-start text:name="__RefHeading__355_1157328300"/><text:bookmark-start text:name="__RefHeading__4802_1577118845"/><text:bookmark-start text:name="__RefHeading__4437_1444625655"/><text:bookmark-start text:name="__RefHeading__4262_1606745807"/><text:bookmark-start text:name="__RefHeading__4622_1310006689"/><text:bookmark-start text:name="__RefHeading__4530_630685431"/><text:bookmark-start text:name="__RefHeading__4711_913315267"/><text:bookmark-start text:name="__RefHeading__3807_2029073874"/><text:bookmark-start text:name="__RefHeading__3985_390576214"/><text:bookmark-start text:name="__RefHeading__4169_1074358857"/><text:bookmark-start text:name="__RefHeading__4353_1736126469"/><text:bookmark-start text:name="__RefHeading__4895_1163710135"/><text:bookmark-start text:name="__RefHeading__3717_1016505843"/><text:bookmark-start text:name="__RefHeading__3538_575115563"/><text:bookmark-start text:name="__RefHeading__2428_1402843499"/><text:bookmark-start text:name="__RefHeading__2249_588121625"/><text:bookmark-start text:name="__RefHeading__2069_1935348469"/><text:bookmark-start text:name="__RefHeading__1889_1699506768"/><text:bookmark-start text:name="__RefHeading__13218_416654011"/><text:bookmark-start text:name="__RefHeading__6091_416654011"/><text:bookmark-start text:name="__RefHeading__2841_416654011"/><text:bookmark-start text:name="__RefHeading__1171_1256013735"/><text:bookmark-start text:name="__RefHeading__991_552295790"/><text:bookmark-start text:name="__RefHeading__811_681294674"/><text:bookmark-start text:name="__RefHeading__5079_952857884"/><text:bookmark-start text:name="__RefHeading__2779_270129214"/><text:bookmark-start text:name="__RefHeading__2601_1236622114"/><text:bookmark-start text:name="__RefHeading__3625_1539619621"/><text:bookmark-start text:name="__RefHeading__5274_470946183"/><text:bookmark-start text:name="__RefHeading__5460_1112796876"/><text:bookmark-start text:name="__RefHeading__5661_704881804"/><text:bookmark-start text:name="__RefHeading__5866_1574798422"/><text:bookmark-start text:name="__RefHeading__6074_613080586"/>Hraničář</text:h>
                </text:list-item>
              </text:list>
            </text:list-item>
          </text:list>
        </text:list-item>
      </text:list>
      <text:p text:style-name="P126">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p text:style-name="Text_20_body"/>
      <text:list xml:id="list154619458191629" text:continue-numbering="true" text:style-name="WW8Num1">
        <text:list-item>
          <text:list>
            <text:list-item>
              <text:list>
                <text:list-item>
                  <text:h text:style-name="Heading_20_3" text:outline-level="3"><text:bookmark-start text:name="__RefHeading__6181_680152062"/><text:bookmark-start text:name="__RefHeading__5972_585935303"/><text:bookmark-start text:name="__RefHeading__5765_1842958974"/><text:bookmark-start text:name="__RefHeading__5565_1310750014"/><text:bookmark-start text:name="__RefHeading__5369_1220005542"/><text:bookmark-start text:name="__RefHeading__5179_1695420038"/><text:bookmark-start text:name="__RefHeading__1619_547978412"/><text:bookmark-start text:name="__RefHeading__721_695059573"/><text:bookmark-start text:name="__RefHeading__901_1800846094"/><text:bookmark-start text:name="__RefHeading__1081_504877730"/><text:bookmark-start text:name="__RefHeading__1261_1117028995"/><text:bookmark-start text:name="__RefHeading__4422_416654011"/><text:bookmark-start text:name="__RefHeading__11369_416654011"/><text:bookmark-start text:name="__RefHeading__15156_416654011"/><text:bookmark-start text:name="__RefHeading__1979_425077428"/><text:bookmark-start text:name="__RefHeading__2159_374322643"/><text:bookmark-start text:name="__RefHeading__2339_354735483"/><text:bookmark-start text:name="__RefHeading__2516_1914700735"/><text:bookmark-start text:name="__RefHeading__2694_1037820875"/><text:bookmark-start text:name="__RefHeading__2903_492158928"/><text:bookmark-start text:name="__RefHeading__3086_606940407"/><text:bookmark-start text:name="__RefHeading__3270_1272288082"/><text:bookmark-start text:name="__RefHeading__3454_1767808843"/><text:bookmark-start text:name="__RefHeading__3360_2029160294"/><text:bookmark-start text:name="__RefHeading__3176_1071858212"/><text:bookmark-start text:name="__RefHeading__29%25252525252525252525252"/><text:bookmark-start text:name="__RefHeading__4988_1017986065"/><text:bookmark-start text:name="__RefHeading__4079_389828191"/><text:bookmark-start text:name="__RefHeading__3897_166433791"/><text:bookmark-start text:name="__RefHeading__627_1665772393"/><text:bookmark-start text:name="__RefHeading__943_547978412"/><text:bookmark-start text:name="__RefHeading__267_1233803898"/><text:bookmark-start text:name="__RefHeading__151_1505329582"/><text:bookmark-start text:name="__RefHeading__357_1157328300"/><text:bookmark-start text:name="__RefHeading__4804_1577118845"/><text:bookmark-start text:name="__RefHeading__4439_1444625655"/><text:bookmark-start text:name="__RefHeading__4264_1606745807"/><text:bookmark-start text:name="__RefHeading__4624_1310006689"/><text:bookmark-start text:name="__RefHeading__4532_630685431"/><text:bookmark-start text:name="__RefHeading__4713_913315267"/><text:bookmark-start text:name="__RefHeading__3809_2029073874"/><text:bookmark-start text:name="__RefHeading__3987_390576214"/><text:bookmark-start text:name="__RefHeading__4171_1074358857"/><text:bookmark-start text:name="__RefHeading__4355_1736126469"/><text:bookmark-start text:name="__RefHeading__4897_1163710135"/><text:bookmark-start text:name="__RefHeading__3719_1016505843"/><text:bookmark-start text:name="__RefHeading__3540_575115563"/><text:bookmark-start text:name="__RefHeading__2430_1402843499"/><text:bookmark-start text:name="__RefHeading__2251_588121625"/><text:bookmark-start text:name="__RefHeading__2071_1935348469"/><text:bookmark-start text:name="__RefHeading__1891_1699506768"/><text:bookmark-start text:name="__RefHeading__13220_416654011"/><text:bookmark-start text:name="__RefHeading__6093_416654011"/><text:bookmark-start text:name="__RefHeading__2843_416654011"/><text:bookmark-start text:name="__RefHeading__1173_1256013735"/><text:bookmark-start text:name="__RefHeading__993_552295790"/><text:bookmark-start text:name="__RefHeading__813_681294674"/><text:bookmark-start text:name="__RefHeading__5081_952857884"/><text:bookmark-start text:name="__RefHeading__%2525252525252525252525252"/><text:bookmark-start text:name="__RefHeading__26%25252525252525252525252"/><text:bookmark-start text:name="__RefHeading__3627_1539619621"/><text:bookmark-start text:name="__RefHeading__5276_470946183"/><text:bookmark-start text:name="__RefHeading__5462_1112796876"/><text:bookmark-start text:name="__RefHeading__5663_704881804"/><text:bookmark-start text:name="__RefHeading__5868_1574798422"/><text:bookmark-start text:name="__RefHeading__6076_613080586"/>Alchymista</text:h>
                </text:list-item>
              </text:list>
            </text:list-item>
          </text:list>
        </text:list-item>
      </text:list>
      <text:p text:style-name="P126">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p text:style-name="P126"><text:soft-page-break/></text:p>
      <text:list xml:id="list154619464182298" text:continue-numbering="true" text:style-name="WW8Num1">
        <text:list-item>
          <text:list>
            <text:list-item>
              <text:list>
                <text:list-item>
                  <text:h text:style-name="Heading_20_3" text:outline-level="3"><text:bookmark-start text:name="__RefHeading__6183_680152062"/><text:bookmark-start text:name="__RefHeading__5974_585935303"/><text:bookmark-start text:name="__RefHeading__5767_1842958974"/><text:bookmark-start text:name="__RefHeading__5567_1310750014"/><text:bookmark-start text:name="__RefHeading__5371_1220005542"/><text:bookmark-start text:name="__RefHeading__5181_1695420038"/><text:bookmark-start text:name="__RefHeading__1621_547978412"/><text:bookmark-start text:name="__RefHeading__723_695059573"/><text:bookmark-start text:name="__RefHeading__903_1800846094"/><text:bookmark-start text:name="__RefHeading__1083_504877730"/><text:bookmark-start text:name="__RefHeading__1263_1117028995"/><text:bookmark-start text:name="__RefHeading__4424_416654011"/><text:bookmark-start text:name="__RefHeading__11371_416654011"/><text:bookmark-start text:name="__RefHeading__15158_416654011"/><text:bookmark-start text:name="__RefHeading__1981_425077428"/><text:bookmark-start text:name="__RefHeading__2161_374322643"/><text:bookmark-start text:name="__RefHeading__2341_354735483"/><text:bookmark-start text:name="__RefHeading__2518_1914700735"/><text:bookmark-start text:name="__RefHeading__2696_1037820875"/><text:bookmark-start text:name="__RefHeading__2905_492158928"/><text:bookmark-start text:name="__RefHeading__3088_606940407"/><text:bookmark-start text:name="__RefHeading__3272_1272288082"/><text:bookmark-start text:name="__RefHeading__3456_1767808843"/><text:bookmark-start text:name="__RefHeading__3362_2029160294"/><text:bookmark-start text:name="__RefHeading__3178_1071858212"/><text:bookmark-start text:name="__RefHeading__2994_1761741664"/><text:bookmark-start text:name="__RefHeading__4990_1017986065"/><text:bookmark-start text:name="__RefHeading__4081_389828191"/><text:bookmark-start text:name="__RefHeading__3899_166433791"/><text:bookmark-start text:name="__RefHeading__629_1665772393"/><text:bookmark-start text:name="__RefHeading__945_547978412"/><text:bookmark-start text:name="__RefHeading__269_1233803898"/><text:bookmark-start text:name="__RefHeading__153_1505329582"/><text:bookmark-start text:name="__RefHeading__359_1157328300"/><text:bookmark-start text:name="__RefHeading__4806_1577118845"/><text:bookmark-start text:name="__RefHeading__4441_1444625655"/><text:bookmark-start text:name="__RefHeading__4266_1606745807"/><text:bookmark-start text:name="__RefHeading__4626_1310006689"/><text:bookmark-start text:name="__RefHeading__4534_630685431"/><text:bookmark-start text:name="__RefHeading__4715_913315267"/><text:bookmark-start text:name="__RefHeading__3811_2029073874"/><text:bookmark-start text:name="__RefHeading__3989_390576214"/><text:bookmark-start text:name="__RefHeading__4173_1074358857"/><text:bookmark-start text:name="__RefHeading__4357_1736126469"/><text:bookmark-start text:name="__RefHeading__4899_1163710135"/><text:bookmark-start text:name="__RefHeading__3721_1016505843"/><text:bookmark-start text:name="__RefHeading__3542_575115563"/><text:bookmark-start text:name="__RefHeading__2432_1402843499"/><text:bookmark-start text:name="__RefHeading__2253_588121625"/><text:bookmark-start text:name="__RefHeading__2073_1935348469"/><text:bookmark-start text:name="__RefHeading__1893_1699506768"/><text:bookmark-start text:name="__RefHeading__13222_416654011"/><text:bookmark-start text:name="__RefHeading__6095_416654011"/><text:bookmark-start text:name="__RefHeading__2845_416654011"/><text:bookmark-start text:name="__RefHeading__1175_1256013735"/><text:bookmark-start text:name="__RefHeading__995_552295790"/><text:bookmark-start text:name="__RefHeading__815_681294674"/><text:bookmark-start text:name="__RefHeading__5083_952857884"/><text:bookmark-start text:name="__RefHeading__2783_270129214"/><text:bookmark-start text:name="__RefHeading__2605_1236622114"/><text:bookmark-start text:name="__RefHeading__3629_1539619621"/><text:bookmark-start text:name="__RefHeading__5278_470946183"/><text:bookmark-start text:name="__RefHeading__5464_1112796876"/><text:bookmark-start text:name="__RefHeading__5665_704881804"/><text:bookmark-start text:name="__RefHeading__5870_1574798422"/><text:bookmark-start text:name="__RefHeading__6078_613080586"/>Kouzelník</text:h>
                </text:list-item>
              </text:list>
            </text:list-item>
          </text:list>
        </text:list-item>
      </text:list>
      <text:p text:style-name="P126">Kouzelník je chytrý a umí ovlivňovat druhé. Není příliš silný v boji, ale vynahrazuje si to svými schopnostmi, zejména studiem kouzel. 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ího doupěte.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p text:style-name="P126"/>
      <text:list xml:id="list154619471179490" text:continue-numbering="true" text:style-name="WW8Num1">
        <text:list-item>
          <text:list>
            <text:list-item>
              <text:list>
                <text:list-item>
                  <text:h text:style-name="P223" text:outline-level="3"><text:bookmark-start text:name="__RefHeading__6185_680152062"/><text:bookmark-start text:name="__RefHeading__5976_585935303"/><text:bookmark-start text:name="__RefHeading__5769_1842958974"/><text:bookmark-start text:name="__RefHeading__5569_1310750014"/><text:bookmark-start text:name="__RefHeading__5373_1220005542"/><text:bookmark-start text:name="__RefHeading__5183_1695420038"/><text:bookmark-start text:name="__RefHeading__1623_547978412"/><text:bookmark-start text:name="__RefHeading__725_%252525252525252525252"/><text:bookmark-start text:name="__RefHeading__905_1800846094"/><text:bookmark-start text:name="__RefHeading__1085_504877730"/><text:bookmark-start text:name="__RefHeading__1265_1117028995"/><text:bookmark-start text:name="__RefHeading__4426_416654011"/><text:bookmark-start text:name="__RefHeading__11373_416654011"/><text:bookmark-start text:name="__RefHeading__15160_416654011"/><text:bookmark-start text:name="__RefHeading__1983_425077428"/><text:bookmark-start text:name="__RefHeading__2163_374322643"/><text:bookmark-start text:name="__RefHeading__2343_354735483"/><text:bookmark-start text:name="__RefHeading__2520_1914700735"/><text:bookmark-start text:name="__RefHeading__2698_1037820875"/><text:bookmark-start text:name="__RefHeading__2907_492158928"/><text:bookmark-start text:name="__RefHeading__3090_606940407"/><text:bookmark-start text:name="__RefHeading__3274_1272288082"/><text:bookmark-start text:name="__RefHeading__3458_1767808843"/><text:bookmark-start text:name="__RefHeading__3364_2029160294"/><text:bookmark-start text:name="__RefHeading__3180_1071858212"/><text:bookmark-start text:name="__RefHeading__2996_1761741664"/><text:bookmark-start text:name="__RefHeading__4992_1017986065"/><text:bookmark-start text:name="__RefHeading__4083_389828191"/><text:bookmark-start text:name="__RefHeading__3901_166433791"/><text:bookmark-start text:name="__RefHeading__631_1665772393"/><text:bookmark-start text:name="__RefHeading__947_547978412"/><text:bookmark-start text:name="__RefHeading__271_1233803898"/><text:bookmark-start text:name="__RefHeading__155_1505329582"/><text:bookmark-start text:name="__BefHeading__361_1157328300"/><text:bookmark-start text:name="__RefHeading__4808_1577118845"/><text:bookmark-start text:name="__RefHeading__4443_1444625655"/><text:bookmark-start text:name="__RefHeading__4268_1606745807"/><text:bookmark-start text:name="__RefHeading__4628_1310006689"/><text:bookmark-start text:name="__RefHeading__4536_630685431"/><text:bookmark-start text:name="__RefHeading__4717_913315267"/><text:bookmark-start text:name="__RefHeading__3813_2029073874"/><text:bookmark-start text:name="__RefHeading__3991_390576214"/><text:bookmark-start text:name="__RefHeading__4175_1074358857"/><text:bookmark-start text:name="__RefHeading__4359_1736126469"/><text:bookmark-start text:name="__RefHeading__4901_1163710135"/><text:bookmark-start text:name="__RefHeading__3723_1016505843"/><text:bookmark-start text:name="__RefHeading__3544_575115563"/><text:bookmark-start text:name="__RefHeading__817_681294674"/><text:bookmark-start text:name="__RefHeading__633_1665772393"/><text:bookmark-start text:name="__RefHeading__949_547978412"/><text:bookmark-start text:name="__RefHeading__273_1233803898"/><text:bookmark-start text:name="__RefHeading__2255_588121625"/><text:bookmark-start text:name="__RefHeading__6097_416654011"/><text:bookmark-start text:name="__RefHeading__2847_416654011"/><text:bookmark-start text:name="__RefHeading__1177_1256013735"/><text:bookmark-start text:name="__RefHeading__997_552295790"/><text:bookmark-start text:name="__RefHeading__2075_1935348469"/><text:bookmark-start text:name="__RefHeading__5085_952857884"/><text:bookmark-start text:name="__RefHeading__2785_270129214"/><text:bookmark-start text:name="__RefHeading__2607_1236622114"/><text:bookmark-start text:name="__RefHeading__3631_1539619621"/><text:bookmark-start text:name="__RefHeading__5280_470946183"/><text:bookmark-start text:name="__RefHeading__5466_1112796876"/><text:bookmark-start text:name="__RefHeading__5667_704881804"/><text:bookmark-start text:name="__RefHeading__5872_1574798422"/><text:bookmark-start text:name="__RefHeading__6080_613080586"/>Zloděj</text:h>
                </text:list-item>
              </text:list>
            </text:list-item>
          </text:list>
        </text:list-item>
      </text:list>
      <text:p text:style-name="P126">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ajné vchody či skrýše je také nenahraditelné při průzkumu opuštěných hradů či podzemních komplexů a činí z nich žádané členy v každé družiny.</text:p>
      <text:p text:style-name="Text_20_body"/>
      <text:p text:style-name="P126">Vidíš, pro jaká povolání se můžeš rozhodnout. Vyber si z nich to, které se ti nejvíce zamlouvá. Při sestavování družiny je ale lepší, když se hráči předem dohodnou, jakou postavu si kdo vybere. Určitě by neměl chybět silný válečník nebo hraničář a družina bez zloděje si s řadou překážek neporadí, ale zato dva nebo tři zloději nebo kouzelníci by se během hry mohli nudit. Po té, co si vybereš své povolání, přijde na řadu potřeba určit, co bude tvá postava umět.</text:p>
      <text:p text:style-name="Text_20_body"/>
      <text:list xml:id="list154619478183662" text:continue-numbering="true" text:style-name="WW8Num1">
        <text:list-item>
          <text:list>
            <text:list-item>
              <text:h text:style-name="Heading_20_2" text:outline-level="2"><text:bookmark-start text:name="__RefHeading__6187_680152062"/><text:bookmark-start text:name="__RefHeading__5978_585935303"/><text:bookmark-start text:name="__RefHeading__5771_1842958974"/><text:bookmark-start text:name="__RefHeading__5571_1310750014"/><text:bookmark-start text:name="__RefHeading__5375_1220005542"/><text:bookmark-start text:name="__RefHeading__5185_1695420038"/><text:bookmark-start text:name="__RefHeading__11375_416654011"/><text:bookmark-start text:name="__RefHeading__2165_374322643"/><text:bookmark-start text:name="__RefHeading__159_1505329582"/><text:bookmark-start text:name="__RefHeading__363_1157328300"/><text:bookmark-start text:name="__RefHeading__1625_547978412"/><text:bookmark-start text:name="__RefHeading__727_695059573"/><text:bookmark-start text:name="__RefHeading__907_1800846094"/><text:bookmark-start text:name="__RefHeading__1087_504877730"/><text:bookmark-start text:name="__RefHeading__1267_1117028995"/><text:bookmark-start text:name="__RefHeading__2345_354735483"/><text:bookmark-start text:name="__RefHeading__2522_1914700735"/><text:bookmark-start text:name="__RefHeading__2700_1037820875"/><text:bookmark-start text:name="__RefHeading__2909_492158928"/><text:bookmark-start text:name="__RefHeading__3092_606940407"/><text:bookmark-start text:name="__RefHeading__3276_1272288082"/><text:bookmark-start text:name="__RefHeading__3460_1767808843"/><text:bookmark-start text:name="__RefHEading__157_%252525252525252525252"/><text:bookmark-start text:name="__RefHeading__3366_2029160294"/><text:bookmark-start text:name="__RefHeading__3182_1071858212"/><text:bookmark-start text:name="__RefHeading__2998_1761741664"/><text:bookmark-start text:name="__RefHeading__4994_1017986065"/><text:bookmark-start text:name="__RefHeading__4085_389828191"/><text:bookmark-start text:name="__RefHeading__3903_166433791"/><text:bookmark-start text:name="__RefHeading__13224_416654011"/><text:bookmark-start text:name="__RefHeading__1895_1699506768"/><text:bookmark-start text:name="__RefHeading__15162_416654011"/><text:bookmark-start text:name="__RefHeading__1985_425077428"/><text:bookmark-start text:name="__RefHeading__4428_416654011"/><text:bookmark-start text:name="__RefHeading__4810_1577118845"/><text:bookmark-start text:name="__RefHeading__4445_1444625655"/><text:bookmark-start text:name="__RefHeading__4270_1606745807"/><text:bookmark-start text:name="__RefHeading__4630_1310006689"/><text:bookmark-start text:name="__RefHeading__4538_630685431"/><text:bookmark-start text:name="__RefHeading__4719_913315267"/><text:bookmark-start text:name="__RefHeading__3815_2029073874"/><text:bookmark-start text:name="__RefHeading__3993_390576214"/><text:bookmark-start text:name="__RefHeading__4177_1074358857"/><text:bookmark-start text:name="__RefHeading__4361_1736126469"/><text:bookmark-start text:name="__RefHeading__4903_1163710135"/><text:bookmark-start text:name="__RefHeading__3633_1539619621"/><text:bookmark-start text:name="__RefHeading__2434_1402843499"/><text:bookmark-start text:name="__RefHeading__3725_1016505843"/><text:bookmark-start text:name="__RefHeading__3546_575115563"/><text:bookmark-start text:name="2613_1%252525252525252525252525252525252"/><text:bookmark-start text:name="294&amp;'$(__RefHeAding__635_%25252525252525"/><text:bookmark-start text:name="BefHeading__95!_%25252525252525252525252"/><text:bookmark-start text:name="52295790%2525252525252525252525252525252"/><text:bookmark-start text:name="3226_416654011%2525252525252525252525252"/><text:bookmark-start text:name="Heading__4430_416654011%2525252525252525"/><text:bookmark-start text:name="52525252525252525252%2525252525252525252"/><text:bookmark-start text:name="__RefHeading__5087_952857884"/><text:bookmark-start text:name="__RefHeading__2787_270129214"/><text:bookmark-start text:name="__RefHeading__2609_1236622114"/><text:bookmark-start text:name="__RefHeading__5282_470946183"/><text:bookmark-start text:name="__RefHeading__5468_1112796876"/><text:bookmark-start text:name="__RefHeading__5669_704881804"/><text:bookmark-start text:name="__RefHeading__5874_1574798422"/><text:bookmark-start text:name="__RefHeading__6082_613080586"/>Tvorba postavy</text:h>
            </text:list-item>
          </text:list>
        </text:list-item>
      </text:list>
      <text:p text:style-name="P126">To, co tvoje postava umí, charakterizují její dovednosti a zvláštní schopnosti. Dovednosti představují běžné znalosti a činnosti a může se je naučit každý, zvláštní schopnosti a kouzla se může naučit jen postava s příslušným povoláním.<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list xml:id="list154619481162576" text:continue-numbering="true" text:style-name="WW8Num1">
              <text:list-item>
                <text:list>
                  <text:list-item>
                    <text:list>
                      <text:list-item>
                        <text:list>
                          <text:list-item>
                            <text:h text:style-name="P220" text:outline-level="4"><text:bookmark text:name="efHeadiNg__1627_54797(412(__ReFHeadiNg__"/>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1.1">
          <table:table-cell table:style-name="Table1.A2" office:value-type="string">
            <text:p text:style-name="P232">Rasa</text:p>
          </table:table-cell>
          <table:table-cell table:style-name="Table1.A2" office:value-type="string">
            <text:p text:style-name="P232">Počet životů</text:p>
          </table:table-cell>
          <table:table-cell table:style-name="Table1.A2" office:value-type="string">
            <text:p text:style-name="P232">Profibody na tvorbu</text:p>
          </table:table-cell>
          <table:table-cell table:style-name="Table1.A2" office:value-type="string">
            <text:p text:style-name="P232">Rasové dovednosti</text:p>
          </table:table-cell>
          <table:table-cell table:style-name="Table1.A2" office:value-type="string">
            <text:p text:style-name="P232">Zvláštní schopnost</text:p>
          </table:table-cell>
          <table:table-cell table:style-name="Table1.A2" office:value-type="string">
            <text:p text:style-name="P232">Profibody za přestup</text:p>
          </table:table-cell>
        </table:table-row>
        <table:table-row table:style-name="Table1.1">
          <table:table-cell table:style-name="Table1.A3" office:value-type="string">
            <text:p text:style-name="P234">Člověk</text:p>
          </table:table-cell>
          <table:table-cell table:style-name="Table1.A3" office:value-type="string">
            <text:p text:style-name="P234">12</text:p>
          </table:table-cell>
          <table:table-cell table:style-name="Table1.A3" office:value-type="string">
            <text:p text:style-name="P234">44</text:p>
          </table:table-cell>
          <table:table-cell table:style-name="Table1.A3" office:value-type="string">
            <text:p text:style-name="P234">-</text:p>
          </table:table-cell>
          <table:table-cell table:style-name="Table1.A3" office:value-type="string">
            <text:p text:style-name="P234">-</text:p>
          </table:table-cell>
          <table:table-cell table:style-name="Table1.A3" office:value-type="string">
            <text:p text:style-name="P234">8</text:p>
          </table:table-cell>
        </table:table-row>
        <table:table-row table:style-name="Table1.1">
          <table:table-cell table:style-name="Table1.A3" office:value-type="string">
            <text:p text:style-name="P234">Barbar</text:p>
          </table:table-cell>
          <table:table-cell table:style-name="Table1.A3" office:value-type="string">
            <text:p text:style-name="P234">12</text:p>
          </table:table-cell>
          <table:table-cell table:style-name="Table1.A3" office:value-type="string">
            <text:p text:style-name="P234">40</text:p>
          </table:table-cell>
          <table:table-cell table:style-name="Table1.A3" office:value-type="string">
            <text:p text:style-name="P234">Fyzická zdatnost</text:p>
          </table:table-cell>
          <table:table-cell table:style-name="Table1.A3" office:value-type="string">
            <text:p text:style-name="P234">-</text:p>
          </table:table-cell>
          <table:table-cell table:style-name="Table1.A3" office:value-type="string">
            <text:p text:style-name="P234">8</text:p>
          </table:table-cell>
        </table:table-row>
        <table:table-row table:style-name="Table1.1">
          <table:table-cell table:style-name="Table1.A3" office:value-type="string">
            <text:p text:style-name="P234">Hobit</text:p>
          </table:table-cell>
          <table:table-cell table:style-name="Table1.A3" office:value-type="string">
            <text:p text:style-name="P234">8</text:p>
          </table:table-cell>
          <table:table-cell table:style-name="Table1.A3" office:value-type="string">
            <text:p text:style-name="P234">44</text:p>
          </table:table-cell>
          <table:table-cell table:style-name="Table1.A3" office:value-type="string">
            <text:p text:style-name="P234">-</text:p>
          </table:table-cell>
          <table:table-cell table:style-name="Table1.A3" office:value-type="string">
            <text:p text:style-name="P234">hobití „čich“</text:p>
          </table:table-cell>
          <table:table-cell table:style-name="Table1.A3" office:value-type="string">
            <text:p text:style-name="P234">9</text:p>
          </table:table-cell>
        </table:table-row>
        <table:table-row table:style-name="Table1.1">
          <table:table-cell table:style-name="Table1.A3" office:value-type="string">
            <text:p text:style-name="P234">Kudůk</text:p>
          </table:table-cell>
          <table:table-cell table:style-name="Table1.A3" office:value-type="string">
            <text:p text:style-name="P234">8</text:p>
          </table:table-cell>
          <table:table-cell table:style-name="Table1.A3" office:value-type="string">
            <text:p text:style-name="P234">44</text:p>
          </table:table-cell>
          <table:table-cell table:style-name="Table1.A3" office:value-type="string">
            <text:p text:style-name="P234">Zlodějské praktiky</text:p>
          </table:table-cell>
          <table:table-cell table:style-name="Table1.A3" office:value-type="string">
            <text:p text:style-name="P234">-</text:p>
          </table:table-cell>
          <table:table-cell table:style-name="Table1.A3" office:value-type="string">
            <text:p text:style-name="P234">9</text:p>
          </table:table-cell>
        </table:table-row>
        <text:soft-page-break/>
        <table:table-row table:style-name="Table1.1">
          <table:table-cell table:style-name="Table1.A3" office:value-type="string">
            <text:p text:style-name="P234">Trpaslík</text:p>
          </table:table-cell>
          <table:table-cell table:style-name="Table1.A3" office:value-type="string">
            <text:p text:style-name="P234">12</text:p>
          </table:table-cell>
          <table:table-cell table:style-name="Table1.A3" office:value-type="string">
            <text:p text:style-name="P234">40</text:p>
          </table:table-cell>
          <table:table-cell table:style-name="Table1.A3" office:value-type="string">
            <text:p text:style-name="P234">-</text:p>
          </table:table-cell>
          <table:table-cell table:style-name="Table1.A3" office:value-type="string">
            <text:p text:style-name="P234">infravidění</text:p>
          </table:table-cell>
          <table:table-cell table:style-name="Table1.A3" office:value-type="string">
            <text:p text:style-name="P234">8</text:p>
          </table:table-cell>
        </table:table-row>
        <table:table-row table:style-name="Table1.1">
          <table:table-cell table:style-name="Table1.A3" office:value-type="string">
            <text:p text:style-name="P234">Elf</text:p>
          </table:table-cell>
          <table:table-cell table:style-name="Table1.A3" office:value-type="string">
            <text:p text:style-name="P234">8</text:p>
          </table:table-cell>
          <table:table-cell table:style-name="Table1.A3" office:value-type="string">
            <text:p text:style-name="P234">48</text:p>
          </table:table-cell>
          <table:table-cell table:style-name="Table1.A3" office:value-type="string">
            <text:p text:style-name="P234">-</text:p>
          </table:table-cell>
          <table:table-cell table:style-name="Table1.A3" office:value-type="string">
            <text:p text:style-name="P234">-</text:p>
          </table:table-cell>
          <table:table-cell table:style-name="Table1.A3" office:value-type="string">
            <text:p text:style-name="P234">9</text:p>
          </table:table-cell>
        </table:table-row>
        <table:table-row table:style-name="Table1.1">
          <table:table-cell table:style-name="Table1.A9" office:value-type="string">
            <text:p text:style-name="P234">Kroll</text:p>
          </table:table-cell>
          <table:table-cell table:style-name="Table1.A9" office:value-type="string">
            <text:p text:style-name="P234">16</text:p>
          </table:table-cell>
          <table:table-cell table:style-name="Table1.A9" office:value-type="string">
            <text:p text:style-name="P234">28</text:p>
          </table:table-cell>
          <table:table-cell table:style-name="Table1.A9" office:value-type="string">
            <text:p text:style-name="P234">Fyzická zdatnost, Boj zblízka</text:p>
          </table:table-cell>
          <table:table-cell table:style-name="Table1.A9" office:value-type="string">
            <text:p text:style-name="P234">ultrasluch</text:p>
          </table:table-cell>
          <table:table-cell table:style-name="Table1.A9" office:value-type="string">
            <text:p text:style-name="P234">7</text:p>
          </table:table-cell>
        </table:table-row>
      </table:table>
      <text:p text:style-name="Text_20_body"/>
      <text:list xml:id="list154619574168074" text:continue-numbering="true" text:style-name="WW8Num1">
        <text:list-item>
          <text:list>
            <text:list-item>
              <text:list>
                <text:list-item>
                  <text:h text:style-name="Heading_20_3" text:outline-level="3"><text:bookmark-start text:name="__RefHeading__6189_680152062"/><text:bookmark-start text:name="__RefHeading__5980_585935303"/><text:bookmark-start text:name="__RefHeading__5773_1842958974"/><text:bookmark-start text:name="__RefHeading__5573_1310750014"/><text:bookmark-start text:name="__RefHeading__5377_1220005542"/><text:bookmark-start text:name="__RefHeading__5187_1695420038"/><text:bookmark-start text:name="__RefHeading__4996_1017986065"/><text:bookmark-start text:name="__RefHeading__4812_1577118845"/><text:bookmark-start text:name="__RefHeading__4632_1310006689"/><text:bookmark-start text:name="__RefHeading__4447_1444625655"/><text:bookmark-start text:name="__RefHeading__4272_1606745807"/><text:bookmark-start text:name="__RefHeading__4087_389828191"/><text:bookmark-start text:name="__RefHeading__3905_166433791"/><text:bookmark-start text:name="9_1800846094%252525252525252525252525252"/><text:bookmark-start text:name="ading__1269_1117028995%25252525252525252"/><text:bookmark-start text:name="14700735%2525252525252525252525252525252"/><text:bookmark-start text:name="3372_2029160294%252525252525252525252525"/><text:bookmark-start text:name="70129214%2525252525252525252525252525252"/><text:bookmark-start text:name="_1181_1256013735%25252525252525252525252"/><text:bookmark-start text:name="2525252525252525252525252525252(_5%25252"/><text:bookmark-start text:name="525252525252525252(15%252525252525252525"/><text:bookmark-start text:name="52525252(ng__8%2525252525252525252525252"/><text:bookmark-start text:name="efHeading__173_15%2525252525252525252525"/><text:bookmark-start text:name="_2079_1935348469%25252525252525252525252"/><text:bookmark-start text:name="2525252525252%25252525252525252525252525"/><text:bookmark-start text:name="g__1989_425077428%2525252525252525252525"/><text:bookmark-start text:name="525252%252525252525252525252525252525252"/><text:bookmark-start text:name="091_504877730%25252525252525252525252525"/><text:bookmark-start text:name="eading__4432_416654011%25252525252525252"/><text:bookmark-start text:name="7%25252525252525252525252525252525252525"/><text:bookmark-start text:name="674%252525252525252525252525252525252525"/><text:bookmark-start text:name="__RefHeading__3462_1767808843"/><text:bookmark-start text:name="__RefHeading__3368_2029160294"/><text:bookmark-start text:name="__RefHeading__3184_1071858212"/><text:bookmark-start text:name="__RefHeading__3000_1761741664"/><text:bookmark-start text:name="__RefHeading__2789_270129214"/><text:bookmark-start text:name="__RefHeading__2611_1236622114"/><text:bookmark-start text:name="__RefHeading__3635_1539619621"/><text:bookmark-start text:name="__RefHeading__3727_1016505843"/><text:bookmark-start text:name="__RefHeading__3548_575115563"/><text:bookmark-start text:name="25(ding__189_1505329582%2525252525252525"/><text:bookmark-start text:name="252525252525252525252525252525%252525252"/><text:bookmark-start text:name="ading__2617_1236622114%25252525252525252"/><text:bookmark-start text:name="ing__2440_1402843499%2525252525252525252"/><text:bookmark-start text:name="077428%252525252525252525252525252525252"/><text:bookmark-start text:name="_1914700735(g__199_1505329582%2525252525"/><text:bookmark-start text:name="fHeading__913_1800846094%252525252525252"/><text:bookmark-start text:name="_416654011%25252525252525252525252525252"/><text:bookmark-start text:name="__15168_416654011%2525252525252525252525"/><text:bookmark-start text:name="__RefHeading__3817_2029073874"/><text:bookmark-start text:name="__RefHeading__3995_390576214"/><text:bookmark-start text:name="__RefHeading__4179_1074358857"/><text:bookmark-start text:name="__RefHeading__4363_1736126469"/><text:bookmark-start text:name="__RefHeading__4540_630685431"/><text:bookmark-start text:name="__RefHeading__4721_913315267"/><text:bookmark-start text:name="__RefHeading__4905_1163710135"/><text:bookmark-start text:name="__RefHeading__5089_952857884"/><text:bookmark-start text:name="__RefHeading__5284_470946183"/><text:bookmark-start text:name="__RefHeading__5470_1112796876"/><text:bookmark-start text:name="__RefHeading__5671_704881804"/><text:bookmark-start text:name="__RefHeading__5876_1574798422"/><text:bookmark-start text:name="__RefHeading__6084_613080586"/>Počet životů</text:h>
                </text:list-item>
              </text:list>
            </text:list-item>
          </text:list>
        </text:list-item>
      </text:list>
      <text:p text:style-name="P126">Je zřejmé, že mohutný kroll vydrží více než malý hobit. Tento rozdíl vyjadřuje rozdílný počet životů. V průběhu hry může aktuální počet životů postavy klesnout v důsledku zranění či jiné újmy a zase vzrůst, pokud se jí zranění vyléčí, nikdy však nemůže přesáhnout tuto základní hodnotu. Maximální počet životů se nemění ani při přechodu na vyšší úroveň zkušenosti.</text:p>
      <text:p text:style-name="P127"/>
      <text:list xml:id="list154619581165679" text:continue-numbering="true" text:style-name="WW8Num1">
        <text:list-item>
          <text:list>
            <text:list-item>
              <text:list>
                <text:list-item>
                  <text:h text:style-name="Heading_20_3" text:outline-level="3"><text:bookmark-start text:name="__RefHeading__6191_680152062"/><text:bookmark-start text:name="__RefHeading__5982_585935303"/><text:bookmark-start text:name="__RefHeading__5775_1842958974"/><text:bookmark-start text:name="__RefHeading__5575_1310750014"/><text:bookmark-start text:name="__RefHeading__5379_1220005542"/><text:bookmark-start text:name="__RefHeading__5189_1695420038"/><text:bookmark-start text:name="__RefHeading__4998_1017986065"/><text:bookmark-start text:name="__RefHeading__4814_1577118845"/><text:bookmark-start text:name="__RefHeading__4634_1310006689"/><text:bookmark-start text:name="__RefHeading__4449_1444625655"/><text:bookmark-start text:name="__RefHeading__4274_1606745807"/><text:bookmark-start text:name="__RefHeading__4089_389828191"/><text:bookmark-start text:name="__RefHeading__3907_166433791"/><text:bookmark-start text:name="898%252525252525252525252525252525252525"/><text:bookmark-start text:name="252525252525(_RefHeading__963_547978412%"/><text:bookmark-start text:name="__RefHeading__3376_2029160294"/><text:bookmark-start text:name="__RefHeading__3192_1071858212"/><text:bookmark-start text:name="__RefHeading__3008_1761741664"/><text:bookmark-start text:name="__RefHeading__2797_270129214"/><text:bookmark-start text:name="__RefHeading__2619_1236622114"/><text:bookmark-start text:name="__RefHeading__1185_1256013735"/><text:bookmark-start text:name="__RefHeading__100%2525252525252525252525"/><text:bookmark-start text:name="g__377_1157328300%2525252525252525252525"/><text:bookmark-start text:name="ding__&amp;49_1665772393%2525252525252525252"/><text:bookmark-start text:name="41_547978412%252525252525252525252525252"/><text:bookmark-start text:name="83%2525252525252525252525252525252525252"/><text:bookmark-start text:name="__RefHeading__2442_%25252525252525252525"/><text:bookmark-start text:name="__RefHeading__2083_%25252525252525252525"/><text:bookmark-start text:name="__RefHeadiNg__1903_1699506'68"/><text:bookmark-start text:name="__RefHeading__13%25252525252525252525252"/><text:bookmark-start text:name="__REfHeading"/><text:bookmark-start text:name="O6%2525252525252525252525252525252525252"/><text:bookmark-start text:name="8300%25252525252525252525252525252525252"/><text:bookmark-start text:name="_RefHeaDIng__31%252525252525252525252525"/><text:bookmark-start text:name="eading_%25252525252525252525252525252525"/><text:bookmark-start text:name="52525%2525252525252525252525252525252525"/><text:bookmark-start text:name="550_575115563%25252525252525252525252525"/><text:bookmark-start text:name="ing__11383_416654011%2525252525252525252"/><text:bookmark-start text:name="037820875%252525252525252525252525252525"/><text:bookmark-start text:name="g__3100_60%25252525252525252525252525252"/><text:bookmark-start text:name="252525252525252525%252525252525252525252"/><text:bookmark-start text:name="Heading__%252525252525252525252525252525"/><text:bookmark-start text:name="1236622114%25252525252525252525252525252"/><text:bookmark-start text:name="Ng__%25252525252525252525252525252525252"/><text:bookmark-start text:name="252525252525%252525252525252525252525252"/><text:bookmark-start text:name="25%2525252525252525252525252525252525252"/><text:bookmark-start text:name="ding__%252525252525252525252525252525252"/><text:bookmark-start text:name="5_37$322643%2525252525252525252525252525"/><text:bookmark-start text:name="525(05329582%252525252525252525252525252"/><text:bookmark-start text:name="eading__2263_588121625(_RefHeading__3374"/><text:bookmark-start text:name="95_270129214%252525252525252525252525252"/><text:bookmark-start text:name="__RefHeading__3819_2029073874"/><text:bookmark-start text:name="__RefHeading__3997_390576214"/><text:bookmark-start text:name="__RefHeading__4181_1074358857"/><text:bookmark-start text:name="__RefHeading__4365_1736126469"/><text:bookmark-start text:name="__RefHeading__4542_630685431"/><text:bookmark-start text:name="__RefHeading__4723_913315267"/><text:bookmark-start text:name="__RefHeading__4907_1163710135"/><text:bookmark-start text:name="__RefHeading__5091_952857884"/><text:bookmark-start text:name="__RefHeading__5286_470946183"/><text:bookmark-start text:name="__RefHeading__5472_1112796876"/><text:bookmark-start text:name="__RefHeading__5673_704881804"/><text:bookmark-start text:name="__RefHeading__5878_1574798422"/><text:bookmark-start text:name="__RefHeading__6086_613080586"/>Profibody</text:h>
                </text:list-item>
              </text:list>
            </text:list-item>
          </text:list>
        </text:list-item>
      </text:list>
      <text:p text:style-name="Text_20_body"><text:span text:style-name="T8">K vyjádření toho, co všechno se tvá postava bude moci naučit jak při její tvorbě, tak později při tréninku na vyšší úrovně zkušenosti, používáme takzvané profibody. Kolik profibodů budeš mít k dispozici při tvorbě postavy závisí na její rase, viz. </text:span><text:span text:style-name="T3">Tabulka tvorby postavy</text:span><text:span text:style-name="T8">. Za tyto profibody budeš vzápětí pořizovat dovednosti (viz kapitola </text:span><text:span text:style-name="T3">Dovednosti</text:span><text:span text:style-name="T8">) a zvláštní schopnosti postavy (viz kapitola </text:span><text:span text:style-name="T3">Zvláštní schopnosti podle povolání</text:span><text:span text:style-name="T8">).</text:span></text:p>
      <text:p text:style-name="P126"/>
      <text:p text:style-name="P126">Neutracené profibody nepropadají, budeš je moci utratit později při postupu na vyšší úrovně.</text:p>
      <text:p text:style-name="P126"/>
      <text:list xml:id="list154619612165748" text:continue-numbering="true" text:style-name="WW8Num1">
        <text:list-item>
          <text:list>
            <text:list-item>
              <text:list>
                <text:list-item>
                  <text:list>
                    <text:list-item>
                      <text:h text:style-name="Heading_20_4" text:outline-level="4"><text:bookmark-start text:name="73%2525252525252525252525252525252525252"/>R<text:bookmark-end text:name="73%2525252525252525252525252525252525252"/>asové dovednosti</text:h>
                    </text:list-item>
                  </text:list>
                </text:list-item>
              </text:list>
            </text:list-item>
          </text:list>
        </text:list-item>
      </text:list>
      <text:p text:style-name="Text_20_body"><text:span text:style-name="T8">Příslušníci některých ras vynikají v určitých činnostech, a proto mají automaticky všechny Rasové dovednosti na stupni 1 a nemusí za ně platit profibody. Hodnocení rasových dovedností je možné dále zvyšovat za profibody, ale platí pro ně stejný limit hodnocení jako pro ostatní dovednosti (viz odstavec </text:span><text:span text:style-name="T3">Limit hodnocení dovedností</text:span><text:span text:style-name="T8">).</text:span></text:p>
      <text:p text:style-name="P126"/>
      <text:list xml:id="list154619628163253" text:continue-numbering="true" text:style-name="WW8Num1">
        <text:list-item>
          <text:list>
            <text:list-item>
              <text:list>
                <text:list-item>
                  <text:list>
                    <text:list-item>
                      <text:h text:style-name="Heading_20_4" text:outline-level="4">Profibody za přestup</text:h>
                    </text:list-item>
                  </text:list>
                </text:list-item>
              </text:list>
            </text:list-item>
          </text:list>
        </text:list-item>
      </text:list>
      <text:p text:style-name="Text_20_body">Tuto kolonku při tvorbě postavy nebudeš potřebovat. Je zde uvedena pouze proto, abys měl představu, kolik profibodů bude postava této rasy dostávat později při hře při přestupech na vyšší úrovně zkušenosti.</text:p>
      <text:p text:style-name="P126"/>
      <text:list xml:id="list154619660166577" text:continue-numbering="true" text:style-name="WW8Num1">
        <text:list-item>
          <text:list>
            <text:list-item>
              <text:list>
                <text:list-item>
                  <text:h text:style-name="Heading_20_3" text:outline-level="3"><text:bookmark-start text:name="__RefHeading__6193_680152062"/><text:bookmark-start text:name="__RefHeading__5984_585935303"/><text:bookmark-start text:name="__RefHeading__5777_1842958974"/><text:bookmark-start text:name="__RefHeading__5577_1310750014"/><text:bookmark-start text:name="__RefHeading__5381_1220005542"/><text:bookmark-start text:name="__RefHeading__5191_1695420038"/><text:bookmark-start text:name="__RefHeading__5000_1017986065"/><text:bookmark-start text:name="__RefHeading__4816_1577118845"/><text:bookmark-start text:name="__RefHeading__4636_1310006689"/><text:bookmark-start text:name="__RefHeading__4451_1444625655"/><text:bookmark-start text:name="__RefHeading__4276_1606745807"/><text:bookmark-start text:name="__RefHeading__4091_389828191"/><text:bookmark-start text:name="__RefHeading__3909_166433791"/><text:bookmark-start text:name="25252525252525252525%2525252525252525252"/><text:bookmark-start text:name="7_547978412%2525252525252525252525252525"/><text:bookmark-start text:name="978(5252525252525252525252525(7_15053295"/><text:bookmark-start text:name="g__363)_1539619621%252525252525252525252"/><text:bookmark-start text:name="fHeading__%25252525252525252525252525252"/><text:bookmark-start text:name="_5%2525252525252525252525252525252525252"/><text:bookmark-start text:name="9%25252525252525252525252525252525252525"/><text:bookmark-start text:name="286_12%252525252525252525252525252525252"/><text:bookmark-start text:name="252(_BefHeading__981_5$79(28300%25252525"/><text:bookmark-start text:name="__977_547978412%252525252525252525252525"/><text:bookmark-start text:name="252525252(2%2525252525252525252525252525"/><text:bookmark-start text:name="efHeadinG__3380_2 %2525252525252525252"/><text:bookmark-start text:name="664%252525252525252525252525252525252525"/><text:bookmark-start text:name="36_416654011%252525252525252525252525252"/><text:bookmark-start text:name="ing__2859_4166%2525252525252525252525252"/><text:bookmark-start text:name="552295790(_RefHeading__983_547978412%252"/><text:bookmark-start text:name="fHeading__2623_1236622114%25252525252525"/><text:bookmark-start text:name="46_1402843499%25252525252525252525252525"/><text:bookmark-start text:name="ing__15172_416654011%2525252525252525252"/><text:bookmark-start text:name="2353_354735483(157328300%252525252525252"/><text:bookmark-start text:name="25252525252525252525(3803898%25252525252"/><text:bookmark-start text:name="5252525(_1653_547978412%2525252525252525"/><text:bookmark-start text:name="58(8412%25252525252525252525252525252525"/><text:bookmark-start text:name="52525252525252525252(_1665(5(efHeading__"/><text:bookmark-start text:name="525%252525252525252525252525252525252525"/><text:bookmark-start text:name="_1117028995%2525252525252525252525252525"/><text:bookmark-start text:name="C__RefHdading__3%25252525252525252525252"/><text:bookmark-start text:name="efHeadIng__13238_41665(fHeadInf__3198_10"/><text:bookmark-start text:name="1_416654011%2525252525252525252525252525"/><text:bookmark-start text:name="ding__61"/><text:bookmark-start text:name="_552295790%25252525252525252525252525252"/><text:bookmark-start text:name="5(94674%25252525252525252525252525252525"/><text:bookmark-start text:name="ding__2448_1402843499%252525252525252525"/><text:bookmark-start text:name="69_588121625%252525252525252525252525252"/><text:bookmark-start text:name="ing__2359_354735483%25252525252525252525"/><text:bookmark-start text:name="12162%2525252525252525252525252525252525"/><text:bookmark-start text:name="__RefHeading__38%25252525252525252525252"/><text:bookmark-start text:name="__RefHeading__3999_390576214"/><text:bookmark-start text:name="__RefHeading__4183_1074358857"/><text:bookmark-start text:name="__RefHeading__4367_1736126469"/><text:bookmark-start text:name="__RefHeading__4544_630685431"/><text:bookmark-start text:name="__RefHeading__4725_913315267"/><text:bookmark-start text:name="__RefHeading__4909_1163710135"/><text:bookmark-start text:name="__RefHeading__5093_952857884"/><text:bookmark-start text:name="__RefHeading__5288_470946183"/><text:bookmark-start text:name="__RefHeading__5474_1112796876"/><text:bookmark-start text:name="__RefHeading__5675_704881804"/><text:bookmark-start text:name="__RefHeading__5880_1574798422"/><text:bookmark-start text:name="__RefHeading__6088_613080586"/><text:span text:style-name="T8">Zvláštní schopnosti podle rasy</text:span></text:h>
                </text:list-item>
              </text:list>
            </text:list-item>
          </text:list>
        </text:list-item>
      </text:list>
      <text:p text:style-name="P126">Tři rasy - hobiti, trpaslíci a krollové - mají určité zvláštní schopnosti. Všechny přidávají nějaký nový druh vnímání okolí k obvyklému vidění či sluchu postavy.</text:p>
      <text:p text:style-name="Text_20_body"/>
      <text:list xml:id="list154619669185778" text:continue-numbering="true" text:style-name="WW8Num1">
        <text:list-item>
          <text:list>
            <text:list-item>
              <text:list>
                <text:list-item>
                  <text:list>
                    <text:list-item>
                      <text:h text:style-name="Heading_20_4" text:outline-level="4"><text:bookmark-start text:name="efHeading__2712_1037820875%2525252525252"/>Hobit</text:h>
                    </text:list-item>
                  </text:list>
                </text:list-item>
              </text:list>
            </text:list-item>
          </text:list>
        </text:list-item>
      </text:list>
      <text:p text:style-name="P126">Zvláštní „vidění“ hobita se nazývá čich. Tato schopnost mu umožňuje vycítit přítomnost jakéhokoliv živého tvora (ale ne nemrtvého nebo neviděného), není ale schopen vycítit různé plísně, houby a jiné rostliny ani tvory menší než běžný pes. Největší vzdálenost, na jakou to je schopen dokázat, je 12 sáhů, jakákoliv pevná překážka (dveře, stěna) však detekci znemožní. Čich se projevuje jako neurčitý pocit cizí přítomnosti - asi jako když máš dojem, že se na tebe někdo zezadu dívá.<text:line-break/><text:tab/>Hobit není schopen určit, o jaké tvory se jedná, ani jak jsou přesně daleko, ale pozná, jak jsou zhruba velcí a kolik jich je. Na použití této schopnosti se nemusí nijak zvlášť soustředit, stejně jako se není <text:soft-page-break/>třeba soustředit na ostatní smysly, pokud ale nebude pozorný, může snadno cizí přítomnost „přehlédnout“. Ve spánku tuto schopnost není možné použít.<text:line-break/><text:tab/>Hobití čich umožňuje detekovat skryté tvory bez postihu za sníženou viditelnost či za to, že je cíl neviditelný, detekce však není automatická a stále je třeba vyhodnocovat test hledání. V boji čich pomáhá jen tím, že umožňuje detekovat skryté a neviditelné útočníky a předejít tak útoku ze zálohy.</text:p>
      <text:p text:style-name="P126"/>
      <text:list xml:id="list154619675170818" text:continue-numbering="true" text:style-name="WW8Num1">
        <text:list-item>
          <text:list>
            <text:list-item>
              <text:list>
                <text:list-item>
                  <text:list>
                    <text:list-item>
                      <text:h text:style-name="Heading_20_4" text:outline-level="4"><text:bookmark-start text:name="__RefHeading__3823_2029073874"/>Trpaslík</text:h>
                    </text:list-item>
                  </text:list>
                </text:list-item>
              </text:list>
            </text:list-item>
          </text:list>
        </text:list-item>
      </text:list>
      <text:p text:style-name="Text_20_body"><text:span text:style-name="T8">Trpaslík je nadán zvláštním viděním zvaným infravidění - dokáže</text:span> vidět teplo. I v naprosté tmě takto zřetelně uvidí <text:span text:style-name="T8">každého živého tvora s teplou krví, skřeta i zatoulaného psa, jako jasně červenou skvrnu. Hady, červy a jiné studenokrevné živočichy uvidí jen nezřetelně, zpozorovat nemrtvé ani neviděné nedokáže vůbec. Infravidění neproniká žádným materiálem, jímž by neproniklo obyčejné světlo, umožňuje však vidět důsledek předaného tepla – například když za stěnou hoří oheň, nebo když se někdo z druhé strany opírá o dveře. Ve slunečním světle (nebo ve světle stejné intenzity vyvolaném kouzlem) je nepoužitelné.<text:line-break/><text:tab/>Infraviděním zpravidla lze přibližně určovat tvar místností, není ale možné rozlišit drobné předměty s výjimkou věcí, které jsou studenější nebo teplejší než okolí. Jezírko studené vody tedy například trpaslík uvidí jako tmavě modrou skvrnu, nedávno vyhaslé ohniště jako tmavě červenou.<text:line-break/><text:tab/>Na infravidění se není třeba soustředit. V situaci, kdy nestačí obyčejný zrak, začne trpaslík automaticky využívat infravidění.<text:line-break/><text:tab/>Při vnímání infraviděním (například v naprosté tmě), si postava na všechny akce ovlivněné zrakem počítá postih -1, interakce s teplokrevnými tvory (například když se trpaslík snaží najít schovaného teplokrevného tvora, nebo s ním bojovat), jsou zcela bez postihu. Při boji s tvory, které infravidění detekovat nedokáže (nemrtví, nevidění) si pak počítá postih -2 (stejně jako při boji s neviditelným protivníkem).</text:span></text:p>
      <text:p text:style-name="Text_20_body"/>
      <text:list xml:id="list154619689172424" text:continue-numbering="true" text:style-name="WW8Num1">
        <text:list-item>
          <text:list>
            <text:list-item>
              <text:list>
                <text:list-item>
                  <text:list>
                    <text:list-item>
                      <text:h text:style-name="Heading_20_4" text:outline-level="4"><text:bookmark-start text:name="5%25252525252525252525252525252525252525"/>Kroll</text:h>
                    </text:list-item>
                  </text:list>
                </text:list-item>
              </text:list>
            </text:list-item>
          </text:list>
        </text:list-item>
      </text:list>
      <text:p text:style-name="P126">Kroll vlastně nemá zvláštní „vidění", ale „slyšení". Jeho zvláštní schopnost se nazývá ultrasluch a připomíná sonar netopýrů. Kroll je schopen vysílat lidským uchem nezachytitelné zvuky, které se odráží od zkoumaného tvora či předmětu a vrací se zpět ke krollovi, který podle odrazů dokáže určit vzdálenost a tvar předmětu. Kroll takto nepozná, o jakého tvora jde, ale pozná například, kolik má končetin.<text:line-break/><text:tab/>Ultrasluch je v podstatě stále ještě sluchem, a proto jej není možné používat v prostředí hlučnějším než obyčejný lidský hovor. <text:s/>Není jej také možné použít v případě, že kroll nemůže mluvit (například proto, že má v ústech roubík).<text:line-break/><text:tab/>Kroll svůj ultrasluch nepoužívá automaticky. Chce-li tuto svou zvláštní schopnost použít, musí o tom říct Pánovi jeskyně. Pokud vnímá pouze ultrasluchem (například v naprosté tmě, nebo když je protivník neviditelný), tak si na všechny akce ovlivněné vnímáním počítá postih -1.</text:p>
      <text:p text:style-name="P126"/>
      <text:list xml:id="list154619692190913" text:continue-numbering="true" text:style-name="WW8Num1">
        <text:list-item>
          <text:list>
            <text:list-item>
              <text:list>
                <text:list-item>
                  <text:h text:style-name="Heading_20_3" text:outline-level="3"><text:bookmark-start text:name="__RefHeading__6195_680152062"/><text:bookmark-start text:name="__RefHeading__5986_585935303"/><text:bookmark-start text:name="__RefHeading__5779_1842958974"/><text:bookmark-start text:name="__RefHeading__5579_1310750014"/><text:bookmark-start text:name="__RefHeading__5383_1220005542"/><text:bookmark-start text:name="__RefHeading__5193_1695420038"/><text:bookmark-start text:name="__RefHeading__5002_1017986065"/><text:bookmark-start text:name="__RefHeading__4818_1577118845"/><text:bookmark-start text:name="__RefHeading__4638_1310006689"/><text:bookmark-start text:name="__RefHeading__4453_1444625655"/><text:bookmark-start text:name="__RefHeading__4278_1606745807"/><text:bookmark-start text:name="__RefHeading__4093_389828191"/><text:bookmark-start text:name="__RefHeading__3911_166433791"/><text:bookmark-start text:name="294_1272288082%2525252525252525252525252"/><text:bookmark-start text:name="92158928%2525252525252525252525252525252"/><text:bookmark-start text:name="407%252525252525252525252525252525252525"/><text:bookmark-start text:name="384_2029160294%2525252525252525252525252"/><text:bookmark-start text:name="ading__3016_1761741664%25252525252525252"/><text:bookmark-start text:name="402843499%252525252525252525252525252525"/><text:bookmark-start text:name="g__2091_1935348469%252525252525252525252"/><text:bookmark-start text:name="efHeading__2863_416654011%25252525252525"/><text:bookmark-start text:name="0(ading__291_15053(329582%25252525252525"/><text:bookmark-start text:name="505329582%252525252525252525252525252525"/><text:bookmark-start text:name="01_547978412%252525252525252525252525252"/><text:bookmark-start text:name="ading__1103_504877730%252525252525252525"/><text:bookmark-start text:name="319_(71_547978412%2525252525252525252525"/><text:bookmark-start text:name="4442_416654011%2525252525252525252525252"/><text:bookmark-start text:name="654011%252525252525252525252525252525252"/><text:bookmark-start text:name="4_416654011%2525252525252525252525252525"/><text:bookmark-start text:name="2923_492158928%2525252525252525252525252"/><text:bookmark-start text:name="4877730%25252525252525252525252525252525"/><text:bookmark-start text:name="5252525252525252525252525252%25252525252"/><text:bookmark-start text:name="6505843%25252525252525252525252525252525"/><text:bookmark-start text:name="_2361_354735483%252525252525252525252525"/><text:bookmark-start text:name="292_1272288082%2525252525252525252525252"/><text:bookmark-start text:name="ading__3202_1071858212%25252525252525252"/><text:bookmark-start text:name="236622114%252525252525252525252525252525"/><text:bookmark-start text:name="ng__2273_588121625%252525252525252525252"/><text:bookmark-start text:name="11%2525252525252525252525252525252525252"/><text:bookmark-start text:name="5_416654011%2525252525252525252525252525"/><text:bookmark-start text:name="_1015_552295790%252525252525252525252525"/><text:bookmark-start text:name="329582%252525252525252525252525252525252"/><text:bookmark-start text:name="665772393%252525252525252525252525252525"/><text:bookmark-start text:name="g__311_1505329582%2525252525252525252525"/><text:bookmark-start text:name="eading__1285_1117028995%2525252525252525"/><text:bookmark-start text:name="_409_115(_12338038(8%2525252525252525252"/><text:bookmark-start text:name="5252(5_1%2525252525252525252525252525252"/><text:bookmark-start text:name="Heading__3647_1539619621%252525252525252"/><text:bookmark-start text:name="425077428%252525252525252525252525252525"/><text:bookmark-start text:name="__RefHeading__4001_390576214"/><text:bookmark-start text:name="__RefHeading__4185_1074358857"/><text:bookmark-start text:name="__RefHeading__4369_1736126469"/><text:bookmark-start text:name="__RefHeading__4546_630685431"/><text:bookmark-start text:name="__RefHeading__4727_913315267"/><text:bookmark-start text:name="__RefHeading__4911_1163710135"/><text:bookmark-start text:name="__RefHeading__5095_952857884"/><text:bookmark-start text:name="__RefHeading__5290_470946183"/><text:bookmark-start text:name="__RefHeading__5476_1112796876"/><text:bookmark-start text:name="__RefHeading__5677_704881804"/><text:bookmark-start text:name="__RefHeading__5882_1574798422"/><text:bookmark-start text:name="__RefHeading__6090_613080586"/>Dovednosti</text:h>
                </text:list-item>
              </text:list>
            </text:list-item>
          </text:list>
        </text:list-item>
      </text:list>
      <text:p text:style-name="P126">Rozlišujeme dva druhy dovedností: sdružené a samostatné. Samostatné dovednosti popisují vždy jeden obor činnosti, například plavání nebo řezbářství. Sdružené dovednosti mají mnohem širší záběr, dovednost Boj zblízka například umožňuje bojovat a bránit se s libovolnou zbraní pro boj zblízka a také bojovat se štítem či zcela beze zbraně.</text:p>
      <text:p text:style-name="P126"/>
      <text:list xml:id="list154619697172071" text:continue-numbering="true" text:style-name="WW8Num1">
        <text:list-item>
          <text:list>
            <text:list-item>
              <text:list>
                <text:list-item>
                  <text:list>
                    <text:list-item>
                      <text:list>
                        <text:list-item>
                          <text:h text:style-name="Heading_20_5" text:outline-level="5">Specializace sdružených dovedností</text:h>
                        </text:list-item>
                      </text:list>
                    </text:list-item>
                  </text:list>
                </text:list-item>
              </text:list>
            </text:list-item>
          </text:list>
        </text:list-item>
      </text:list>
      <text:p text:style-name="Text_20_body"><text:span text:style-name="T43">V popisu většiny sdružených dovedností v </text:span><text:span text:style-name="T44">Seznamu dovedností</text:span><text:span text:style-name="T43"> je uvedeno, jaké obshují specializace. Pokud chceš, tak se tvá postava může na některé z nich soustředit a umět je lépe než ostatní oblasti spadající pod tuto sdruženou dovednost. Dále v pravidlech je vždy použití dovednosti zapsáno ve tvaru </text:span><text:soft-page-break/><text:span text:style-name="T43">Sdružená dovednost (Specializace), například Boj zblízka (Uhýbání). Znamená to, že se na danou činnost používá dovednost Uhýbání, což je specializace sdružené dovednosti Boj zblízka – pokud tedy nemáš zvlášť vypsané Uhýbání, tak místo něj použiješ hodnocení Boje zblízka.<text:line-break/><text:tab/>Pokud chceš postavu vytvořit rychle (třeba když půjde o krátkou jednorázovou hru), nebo když s Dračím doupětem začínáš, tak neuděláš chybu, když budeš specializace úplně ignorovat a pro svou postavu pořídíš jen celé sdružené dovednosti. Později při hře se v nich budeš moci specializovat dodatečně.</text:span></text:p>
      <text:p text:style-name="P126"/>
      <text:list xml:id="list154619705175921" text:continue-numbering="true" text:style-name="WW8Num1">
        <text:list-item>
          <text:list>
            <text:list-item>
              <text:list>
                <text:list-item>
                  <text:list>
                    <text:list-item>
                      <text:h text:style-name="Heading_20_4" text:outline-level="4"><text:bookmark-start text:name="ading__3204_1071858212%25252525252525252"/>Hodnocení dovedností</text:h>
                    </text:list-item>
                  </text:list>
                </text:list-item>
              </text:list>
            </text:list-item>
          </text:list>
        </text:list-item>
      </text:list>
      <text:p text:style-name="P146">Hodnocení dovedností se pohybuje od 0 do 10. Čím více, tím lépe tvá postava tuto činnost nebo znalost ovládá. </text:p>
      <text:p text:style-name="P12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list xml:id="list154619713167181" text:continue-numbering="true" text:style-name="WW8Num1">
              <text:list-item>
                <text:list>
                  <text:list-item>
                    <text:list>
                      <text:list-item>
                        <text:list>
                          <text:list-item>
                            <text:h text:style-name="P220" text:outline-level="4">Tabulka významu hodnocení dovedností</text:h>
                          </text:list-item>
                        </text:list>
                      </text:list-item>
                    </text:list>
                  </text:list-item>
                </text:list>
              </text:list-item>
            </text:list>
          </table:table-cell>
          <table:covered-table-cell/>
          <table:covered-table-cell/>
        </table:table-row>
        <table:table-row table:style-name="Table2.1">
          <table:table-cell table:style-name="Table2.A2" office:value-type="string">
            <text:p text:style-name="P234">0</text:p>
          </table:table-cell>
          <table:table-cell table:style-name="Table2.A2" office:value-type="string">
            <text:p text:style-name="P234">Zelenáč</text:p>
          </table:table-cell>
          <table:table-cell table:style-name="Table2.A2" office:value-type="string">
            <text:p text:style-name="P190">Postava se tímto oborem v životě prakticky nezabývala. Ví o něm jen to, co je běžně známé.</text:p>
          </table:table-cell>
        </table:table-row>
        <table:table-row table:style-name="Table2.1">
          <table:table-cell table:style-name="Table2.A2" office:value-type="string">
            <text:p text:style-name="P234">1</text:p>
          </table:table-cell>
          <table:table-cell table:style-name="Table2.A2" office:value-type="string">
            <text:p text:style-name="P234">Začátečník</text:p>
          </table:table-cell>
          <table:table-cell table:style-name="Table2.A2" office:value-type="string">
            <text:p text:style-name="P190">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1">
          <table:table-cell table:style-name="Table2.A2" office:value-type="string">
            <text:p text:style-name="P234">2</text:p>
          </table:table-cell>
          <table:table-cell table:style-name="Table2.A2" office:value-type="string">
            <text:p text:style-name="P234">Pokročilý, učeň, student</text:p>
          </table:table-cell>
          <table:table-cell table:style-name="Table2.A2" office:value-type="string">
            <text:p text:style-name="P194">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1">
          <table:table-cell table:style-name="Table2.A2" office:value-type="string">
            <text:p text:style-name="P234">3</text:p>
          </table:table-cell>
          <table:table-cell table:style-name="Table2.A2" office:value-type="string">
            <text:p text:style-name="P234">Profesionál, vystudovaný odborník</text:p>
          </table:table-cell>
          <table:table-cell table:style-name="Table2.A2" office:value-type="string">
            <text:p text:style-name="P190">Postava v tomto oboru ukončila vzdělání či výcvik a věnuje se mu i v praxi. Touto činností se bez problémů uživí. Průměrně nadaným osobám toto hodnocení vydrží až do konce života.</text:p>
          </table:table-cell>
        </table:table-row>
        <table:table-row table:style-name="Table2.1">
          <table:table-cell table:style-name="Table2.A2" office:value-type="string">
            <text:p text:style-name="P234">4</text:p>
          </table:table-cell>
          <table:table-cell table:style-name="Table2.A2" office:value-type="string">
            <text:p text:style-name="P191">Veterán, předák, doktor věd, uznávaný umělec</text:p>
          </table:table-cell>
          <table:table-cell table:style-name="Table2.A2" office:value-type="string">
            <text:p text:style-name="P190">Postava prošla vynikajícím výcvikem či studiem, případně má pro tento obor výjimečné nadání a měla dostatek příležitostí procvičovat jej v praxi.</text:p>
          </table:table-cell>
        </table:table-row>
        <table:table-row table:style-name="Table2.1">
          <table:table-cell table:style-name="Table2.A2" office:value-type="string">
            <text:p text:style-name="P234">5</text:p>
          </table:table-cell>
          <table:table-cell table:style-name="Table2.A2" office:value-type="string">
            <text:p text:style-name="P234">Expert</text:p>
          </table:table-cell>
          <table:table-cell table:style-name="Table2.A2" office:value-type="string">
            <text:p text:style-name="P235">Postava je uznávaným expertem v oboru.</text:p>
          </table:table-cell>
        </table:table-row>
        <table:table-row table:style-name="Table2.1">
          <table:table-cell table:style-name="Table2.A2" office:value-type="string">
            <text:p text:style-name="P234">6</text:p>
          </table:table-cell>
          <table:table-cell table:style-name="Table2.A2" office:value-type="string">
            <text:p text:style-name="P234">Mistr</text:p>
          </table:table-cell>
          <table:table-cell table:style-name="Table2.A2" office:value-type="string">
            <text:p text:style-name="P235">Postava má mnohaleté zkušenosti, je považována za mistra v oboru a je známa v širokém okolí.</text:p>
          </table:table-cell>
        </table:table-row>
        <table:table-row table:style-name="Table2.1">
          <table:table-cell table:style-name="Table2.A2" office:value-type="string">
            <text:p text:style-name="P234">7</text:p>
          </table:table-cell>
          <table:table-cell table:style-name="Table2.A2" office:value-type="string">
            <text:p text:style-name="P234">Velmistr</text:p>
          </table:table-cell>
          <table:table-cell table:style-name="Table2.A2" office:value-type="string">
            <text:p text:style-name="P235">Postava je nejlepší z nejlepších. Její jméno je známé i v několika sousedních zemích a všichni znalí oboru je vyslovují s úctou.</text:p>
          </table:table-cell>
        </table:table-row>
        <table:table-row table:style-name="Table2.1">
          <table:table-cell table:style-name="Table2.A2" office:value-type="string">
            <text:p text:style-name="P234">8</text:p>
          </table:table-cell>
          <table:table-cell table:style-name="Table2.A2" office:value-type="string">
            <text:p text:style-name="P234">Arcimistr</text:p>
          </table:table-cell>
          <table:table-cell table:style-name="Table2.A2" office:value-type="string">
            <text:p text:style-name="P235">Schopnosti postavy v daném oboru daleko přesahují možnosti běžných smrtelníků.</text:p>
          </table:table-cell>
        </table:table-row>
        <table:table-row table:style-name="Table2.1">
          <table:table-cell table:style-name="Table2.A2" office:value-type="string">
            <text:p text:style-name="P234">9</text:p>
          </table:table-cell>
          <table:table-cell table:style-name="Table2.A2" office:value-type="string">
            <text:p text:style-name="P234">Legendární velmistr</text:p>
          </table:table-cell>
          <table:table-cell table:style-name="Table2.A2" office:value-type="string">
            <text:p text:style-name="P235">Schopnosti postavy v oboru jsou legendární.</text:p>
          </table:table-cell>
        </table:table-row>
        <table:table-row table:style-name="Table2.1">
          <table:table-cell table:style-name="Table2.A12" office:value-type="string">
            <text:p text:style-name="P234">10</text:p>
          </table:table-cell>
          <table:table-cell table:style-name="Table2.A12" office:value-type="string">
            <text:p text:style-name="P234">Legendární arcimistr</text:p>
          </table:table-cell>
          <table:table-cell table:style-name="Table2.A12" office:value-type="string">
            <text:p text:style-name="P235">Schopnosti postavy v daném oboru hraničí s možnostmi polobohů.</text:p>
          </table:table-cell>
        </table:table-row>
      </table:table>
      <text:p text:style-name="Standard"/>
      <text:list xml:id="list154619810175484" text:continue-numbering="true" text:style-name="WW8Num1">
        <text:list-item>
          <text:list>
            <text:list-item>
              <text:list>
                <text:list-item>
                  <text:list>
                    <text:list-item>
                      <text:h text:style-name="Heading_20_4" text:outline-level="4">Limit hodnocení dovedností</text:h>
                    </text:list-item>
                  </text:list>
                </text:list-item>
              </text:list>
            </text:list-item>
          </text:list>
        </text:list-item>
      </text:list>
      <text:p text:style-name="P127">Každé povolání rozvíjí některé dovednosti přednostně některé naopak jen okrajově. Hlavní dovednosti povolání si můžeš pořídit až na stupeň 3, okrajové pouze na stupeň 1. Všechny ostatní dovednosti mají maximální hodnocení 2. Později při hře se bude tento limit zvyšovat spolu s tím, jak budeš získávat další úrovně zkušenosti.</text:p>
      <text:p text:style-name="P127"><text:soft-page-break/></text:p>
      <text:list xml:id="list154619816183641" text:continue-numbering="true" text:style-name="WW8Num1">
        <text:list-item>
          <text:list>
            <text:list-item>
              <text:list>
                <text:list-item>
                  <text:list>
                    <text:list-item>
                      <text:list>
                        <text:list-item>
                          <text:h text:style-name="P207" text:outline-level="5">Válečník</text:h>
                        </text:list-item>
                      </text:list>
                    </text:list-item>
                  </text:list>
                </text:list-item>
              </text:list>
            </text:list-item>
          </text:list>
        </text:list-item>
      </text:list>
      <text:p text:style-name="Text_20_body"><text:span text:style-name="T5">Hlavní dovednosti: </text:span><text:span text:style-name="T29">Fyzická zdatnost, Boj zblízka, Střelba, Vrhací zbraně</text:span></text:p>
      <text:p text:style-name="Text_20_body"><text:span text:style-name="T5">Okrajové dovednosti:</text:span><text:span text:style-name="T29"> Alchymie, Přírodní magie, Čarování</text:span></text:p>
      <text:list xml:id="list154619823171190" text:continue-numbering="true" text:style-name="WW8Num1">
        <text:list-item>
          <text:list>
            <text:list-item>
              <text:list>
                <text:list-item>
                  <text:list>
                    <text:list-item>
                      <text:list>
                        <text:list-item>
                          <text:h text:style-name="Heading_20_5" text:outline-level="5"><text:span text:style-name="T29"><text:line-break/></text:span><text:span text:style-name="T5">Hraničář</text:span></text:h>
                        </text:list-item>
                      </text:list>
                    </text:list-item>
                  </text:list>
                </text:list-item>
              </text:list>
            </text:list-item>
          </text:list>
        </text:list-item>
      </text:list>
      <text:p text:style-name="Text_20_body"><text:span text:style-name="T5">Hlavní dovednosti:</text:span><text:span text:style-name="T12"> </text:span><text:span text:style-name="T29">Zálesácké učení, Přírodní magie, Léčitelství</text:span></text:p>
      <text:p text:style-name="Text_20_body"><text:span text:style-name="T5">Okrajové dovednosti:</text:span><text:span text:style-name="T29"> Alchymie, Čarování</text:span></text:p>
      <text:list xml:id="list154619827182903" text:continue-numbering="true" text:style-name="WW8Num1">
        <text:list-item>
          <text:list>
            <text:list-item>
              <text:list>
                <text:list-item>
                  <text:list>
                    <text:list-item>
                      <text:list>
                        <text:list-item>
                          <text:h text:style-name="Heading_20_5" text:outline-level="5"><text:span text:style-name="T29"><text:line-break/></text:span><text:span text:style-name="T5">Alchymista</text:span></text:h>
                        </text:list-item>
                      </text:list>
                    </text:list-item>
                  </text:list>
                </text:list-item>
              </text:list>
            </text:list-item>
          </text:list>
        </text:list-item>
      </text:list>
      <text:p text:style-name="Text_20_body"><text:span text:style-name="T5">Hlavní dovednosti:</text:span><text:span text:style-name="T12"> </text:span><text:span text:style-name="T29">Alchymie, Učenost, Léčitelství</text:span></text:p>
      <text:p text:style-name="Text_20_body"><text:span text:style-name="T5">Okrajové dovednosti:</text:span><text:span text:style-name="T29"> Boj zblízka, Fyzická zdatnost</text:span></text:p>
      <text:list xml:id="list154619835177050" text:continue-numbering="true" text:style-name="WW8Num1">
        <text:list-item>
          <text:list>
            <text:list-item>
              <text:list>
                <text:list-item>
                  <text:list>
                    <text:list-item>
                      <text:list>
                        <text:list-item>
                          <text:h text:style-name="Heading_20_5" text:outline-level="5"><text:span text:style-name="T29"><text:line-break/></text:span><text:span text:style-name="T5">Kouzelník</text:span></text:h>
                        </text:list-item>
                      </text:list>
                    </text:list-item>
                  </text:list>
                </text:list-item>
              </text:list>
            </text:list-item>
          </text:list>
        </text:list-item>
      </text:list>
      <text:p text:style-name="Text_20_body"><text:span text:style-name="T5">Hlavní dovednosti:</text:span><text:span text:style-name="T12"> </text:span><text:span text:style-name="T29">Čarování, Učenost, </text:span><text:span text:style-name="T32">Vůle*</text:span></text:p>
      <text:p text:style-name="Text_20_body"><text:span text:style-name="T5">Okrajové dovednosti:</text:span><text:span text:style-name="T29"> Boj zblízka, Fyzická zdatnost, Střelba, Vrhací zbraně</text:span></text:p>
      <text:list xml:id="list154619842167727" text:continue-numbering="true" text:style-name="WW8Num1">
        <text:list-item>
          <text:list>
            <text:list-item>
              <text:list>
                <text:list-item>
                  <text:list>
                    <text:list-item>
                      <text:list>
                        <text:list-item>
                          <text:h text:style-name="Heading_20_5" text:outline-level="5"><text:span text:style-name="T29"><text:line-break/></text:span><text:span text:style-name="T4">Zloděj</text:span></text:h>
                        </text:list-item>
                      </text:list>
                    </text:list-item>
                  </text:list>
                </text:list-item>
              </text:list>
            </text:list-item>
          </text:list>
        </text:list-item>
      </text:list>
      <text:p text:style-name="Text_20_body"><text:span text:style-name="T5">Hlavní dovednosti:</text:span><text:span text:style-name="T12"> </text:span><text:span text:style-name="T9">Zlodějské praktiky, Jednání, </text:span><text:span text:style-name="T33">Šplh*</text:span></text:p>
      <text:p text:style-name="Text_20_body"><text:span text:style-name="T5">Okrajové dovednosti:</text:span><text:span text:style-name="T29"> Alchymie, Přírodní magie, Čarování</text:span></text:p>
      <text:p text:style-name="Text_20_body"/>
      <text:p text:style-name="P127">* Vůle je specializace sdružené dovednosti Jednání, Šplh je specializace Fyzické zdatnosti. Kouzelník tedy například může mít hodnocení Jednání jen 2, ale Vůli až 3.</text:p>
      <text:p text:style-name="Text_20_body"/>
      <text:list xml:id="list154619890175331" text:continue-numbering="true" text:style-name="WW8Num1">
        <text:list-item>
          <text:list>
            <text:list-item>
              <text:list>
                <text:list-item>
                  <text:list>
                    <text:list-item>
                      <text:h text:style-name="Heading_20_4" text:outline-level="4">Pořizování dovedností</text:h>
                    </text:list-item>
                  </text:list>
                </text:list-item>
              </text:list>
            </text:list-item>
          </text:list>
        </text:list-item>
      </text:list>
      <text:p text:style-name="Text_20_body">Každý stupeň sdružené dovednosti stojí 4 profibody. Každý stupeň samostatné dovednosti stojí 1 profibod. <text:span text:style-name="T39">Každá postava zdarma zná svůj rodný jazyk a ví, jak se má chovat v prostředí, kde vyrůstala, za tyto dovednosti tedy není třeba platit profibody.</text:span></text:p>
      <text:p text:style-name="P1"/>
      <text:list xml:id="list154619895172570" text:continue-numbering="true" text:style-name="WW8Num1">
        <text:list-item>
          <text:list>
            <text:list-item>
              <text:list>
                <text:list-item>
                  <text:list>
                    <text:list-item>
                      <text:list>
                        <text:list-item>
                          <text:h text:style-name="Heading_20_5" text:outline-level="5">Pořizování specializací sdružených dovedností</text:h>
                        </text:list-item>
                      </text:list>
                    </text:list-item>
                  </text:list>
                </text:list-item>
              </text:list>
            </text:list-item>
          </text:list>
        </text:list-item>
      </text:list>
      <text:p text:style-name="P147">Každý bod hodnocení specializace nad hodnocení sdružené dovednosti stojí 1 profibod. Od každé sdružené dovednosti je možné mít až 3 specializace.<text:line-break/><text:tab/>Hodnocení specializací podléhá stejnému limitu jako hodnocení sdružených dovedností. Pokud jsi tedy například válečník a chceš mít celou dovednost Boj zblízka na stupni 3, nemůžeš u ní mít žádné specializace.<text:line-break/><text:tab/>Specializovat se je možné maximálně o dva body nad hodnocení sdružené dovednosti. Pokud tedy chceš mít například Uhýbání 3, musíš si nejprve pořídit Boj zblízka alespoň na stupeň 1. <text:line-break/><text:tab/>Přírodní magie, Čarování a Alchymie žádné specializace neobsahují (a není se tedy v nich možné specializovat), přestože se díky šířce záběru jedná o sdružené dovednosti.</text:p>
      <text:p text:style-name="P147"/>
      <text:p text:style-name="Text_20_body"><text:soft-page-break/><text:span text:style-name="T45">Příklad:</text:span><text:span text:style-name="T43"> Válečník Kagar si za 8 profibodů zvýší hodnocení Boje zblízka na stupeň 2 a za další 1 profibod se specializuje na Pádné zbraně 3. Při boji pádnými zbraněmi si tedy bude počítat hodnocení 3, při boji jiným druhem zbraní pouze hodnocení 2.</text:span></text:p>
      <text:p text:style-name="Standard"/>
      <text:list xml:id="list154619906161899" text:continue-numbering="true" text:style-name="WW8Num1">
        <text:list-item>
          <text:list>
            <text:list-item>
              <text:list>
                <text:list-item>
                  <text:list>
                    <text:list-item>
                      <text:h text:style-name="Heading_20_4" text:outline-level="4">Jaké dovednosti vybrat?</text:h>
                    </text:list-item>
                  </text:list>
                </text:list-item>
              </text:list>
            </text:list-item>
          </text:list>
        </text:list-item>
      </text:list>
      <text:p text:style-name="Text_20_body">Pokud nemáš představu, jaké dovednosti by se pro tvou postavu nejvíce hodily, tak určitě neuděláš chybu, když investuješ do hlavních dovedností svého povolání – ty totiž představují to, co se od tebe nejvíce očekává, a tedy co nejčastěji využiješ.<text:line-break/><text:tab/>Pokud jste se nedomluvili na tom, že budete hrát vyloženě nebojová dobrodružství, tak by všichni kromě kouzelníků, kteří mohou bojovat pomocí kouzel, měli zvážit alespoň základy Boje zblízka nebo alespoň jeho specializaci Uhýbání (tato specializace představuje schopnost uhnout většině druhů útoků) a případně Střelbu nebo Vrhací zbraně podle toho, co se k postavě hodí. Je sice možné hrát i postavu, která bojovat vůbec neumí, ale může to znamenat, že bude při hře obtížněji hledat uplatnění.<text:line-break/><text:tab/>Kromě toho existuje několik dovedností, na které je dobré nezapomenout, prorože jejich znalost nebo neznalost může mít zvláštní význam:</text:p>
      <text:p text:style-name="Text_20_body"/>
      <text:p text:style-name="P148">Plavání</text:p>
      <text:p text:style-name="Text_20_body">Pokud si nepořídíš samostatnou dovednost plavání (alespoň stupeň 1), nebudeš umět plavat.</text:p>
      <text:p text:style-name="Text_20_body"/>
      <text:p text:style-name="P148">Učenost (Matematika)</text:p>
      <text:p text:style-name="Text_20_body">Matematika je specializací Učenosti. Postava s matematikou 0 umí počítat jen na prstech, každý kupec ji tedy snadno ošidí. Matematika 1 znamená zvládnutí základních kupeckých počtů.</text:p>
      <text:p text:style-name="Text_20_body"/>
      <text:p text:style-name="P148">Učenost (Čtení a psaní)</text:p>
      <text:p text:style-name="Text_20_body">Čtení a psaní je také součástí Učenosti. Postava s nulovým hodnocením neumí číst ani psát.</text:p>
      <text:p text:style-name="Text_20_body"/>
      <text:p text:style-name="P148">Fyzická zdatnost (Výdrž)</text:p>
      <text:p text:style-name="P126">Výdrž se nejvíce projeví v boji, a to zejména v obraně. Čím vyšší máš Výdrž, tím déle potrvá, než se zcela vyčerpáš a budeš pak moci bojovat už jen ze setrvačnosti. Kouzelníci se mohou naučit obranná kouzla a bránit se jimi, vysokou Výdrž tedy nepotřebují.</text:p>
      <text:p text:style-name="P126"/>
      <text:p text:style-name="P130">Jednání (Vůle)</text:p>
      <text:p text:style-name="P126">Vůle je psychický ekvivalent fyzické Výdrže, důležitá je zejména pro kouzelníky.</text:p>
      <text:p text:style-name="Text_20_body"/>
      <text:list xml:id="list154619949176329" text:continue-numbering="true" text:style-name="WW8Num1">
        <text:list-item>
          <text:list>
            <text:list-item>
              <text:list>
                <text:list-item>
                  <text:list>
                    <text:list-item>
                      <text:h text:style-name="Heading_20_4" text:outline-level="4"><text:bookmark-start text:name="__RefHeading__3825_2029073874"/>Seznam dovedností</text:h>
                    </text:list-item>
                  </text:list>
                </text:list-item>
              </text:list>
            </text:list-item>
          </text:list>
        </text:list-item>
      </text:list>
      <text:p text:style-name="Text_20_body">Tento seznam není v žádném případě úplný. Pokud tě napadne nějaká nová, zajímavá dovednost, kterou by tvá postava mohla umět a PJ s tím bude souhlasit, můžeš si ji pro svou postavu pořídit.</text:p>
      <text:p text:style-name="P126"/>
      <text:list xml:id="list154619954163377" text:continue-numbering="true" text:style-name="WW8Num1">
        <text:list-item>
          <text:list>
            <text:list-item>
              <text:list>
                <text:list-item>
                  <text:list>
                    <text:list-item>
                      <text:list>
                        <text:list-item>
                          <text:h text:style-name="P208" text:outline-level="5">Sdružené dovednosti</text:h>
                        </text:list-item>
                      </text:list>
                    </text:list-item>
                  </text:list>
                </text:list-item>
              </text:list>
            </text:list-item>
          </text:list>
        </text:list-item>
      </text:list>
      <text:p text:style-name="P126">Sdružené dovednosti pokrývají drtivou většinu činností a situací, na které při hře narazíte, většinu profibodů je tedy vhodné utratit právě za ně.<text:bookmark-start text:name="__1021_552295790%25252525252525252525252"/></text:p>
      <text:p text:style-name="Text_20_body"/>
      <text:list xml:id="list154619957162083" text:continue-numbering="true" text:style-name="WW8Num1">
        <text:list-item>
          <text:list>
            <text:list-item>
              <text:list>
                <text:list-item>
                  <text:list>
                    <text:list-item>
                      <text:list>
                        <text:list-item>
                          <text:list>
                            <text:list-item>
                              <text:h text:style-name="Heading_20_6" text:outline-level="6"><text:soft-page-break/>Fyzická zdatnost</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0"> </text:span><text:span text:style-name="T42">Síla, Výdrž, Běh, Skok, Pochod, Šplh</text:span></text:p>
      <text:p text:style-name="Text_20_body"/>
      <text:list xml:id="list154619966182973" text:continue-numbering="true" text:style-name="WW8Num1">
        <text:list-item>
          <text:list>
            <text:list-item>
              <text:list>
                <text:list-item>
                  <text:list>
                    <text:list-item>
                      <text:list>
                        <text:list-item>
                          <text:list>
                            <text:list-item>
                              <text:h text:style-name="Heading_20_6" text:outline-level="6">Boj zblízka</text:h>
                            </text:list-item>
                          </text:list>
                        </text:list-item>
                      </text:list>
                    </text:list-item>
                  </text:list>
                </text:list-item>
              </text:list>
            </text:list-item>
          </text:list>
        </text:list-item>
      </text:list>
      <text:p text:style-name="Text_20_body">Cena: 4 profibody za každý bod hodnocení</text:p>
      <text:p text:style-name="Text_20_body">Specializace: <text:span text:style-name="T36">Biče, Boj beze zbraně, Zápas, Nože a dýky, </text:span><text:span text:style-name="T5">Šavle a meče </text:span><text:span text:style-name="T12">(</text:span><text:span text:style-name="T39">včetně tesáku)</text:span><text:span text:style-name="T36">, </text:span><text:span text:style-name="T5">Pádné zbraně </text:span><text:span text:style-name="T21">(sekery, kladiva, kyje, obušek</text:span><text:span text:style-name="T41">)</text:span><text:span text:style-name="T39">,</text:span><text:span text:style-name="T36"> Řemdihy, Meč a štít, Pádná zbraň a štít, Řemdih a štít, </text:span><text:span text:style-name="T5">Tyčové zbraně, </text:span><text:span text:style-name="T36">Cepy, Uhýbání, Boj se dvěma zbraněmi </text:span><text:span text:style-name="T41">(každá kombinace kategorií zbraní je samostatná specializace)</text:span><text:span text:style-name="T39">,</text:span><text:span text:style-name="T36"> Boj z jezdeckého zvířete</text:span><text:span text:style-name="T41"> (boj z jezdeckého zvířete s každou kategorií zbraní je samostatná specializace)</text:span><text:span text:style-name="T39">, </text:span><text:span text:style-name="T6">Škrtící šňůra</text:span></text:p>
      <text:p text:style-name="Text_20_body">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Text_20_body"/>
      <text:list xml:id="list154619976166603" text:continue-numbering="true" text:style-name="WW8Num1">
        <text:list-item>
          <text:list>
            <text:list-item>
              <text:list>
                <text:list-item>
                  <text:list>
                    <text:list-item>
                      <text:list>
                        <text:list-item>
                          <text:list>
                            <text:list-item>
                              <text:h text:style-name="Heading_20_6" text:outline-level="6">Střelba</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2"> </text:span><text:span text:style-name="T36">Foukačka, Prak, </text:span><text:span text:style-name="T5">Tyčový prak, </text:span><text:span text:style-name="T36">Kuše, Luky, Střelba z jezdeckého zvířete</text:span><text:span text:style-name="T39"> (střelba z jezdeckého zvířete s každou kategorií střelných zbraní je samostatná specializace), </text:span><text:span text:style-name="T36">Střelba ze dvou minikuší</text:span></text:p>
      <text:p text:style-name="Text_20_body">Střelba umožňuje účinně používat všechny druhy ručních střelných zbraní.</text:p>
      <text:p text:style-name="Text_20_body"/>
      <text:list xml:id="list154619992161660" text:continue-numbering="true" text:style-name="WW8Num1">
        <text:list-item>
          <text:list>
            <text:list-item>
              <text:list>
                <text:list-item>
                  <text:list>
                    <text:list-item>
                      <text:list>
                        <text:list-item>
                          <text:list>
                            <text:list-item>
                              <text:h text:style-name="Heading_20_6" text:outline-level="6">Vrhací zbraně</text:h>
                            </text:list-item>
                          </text:list>
                        </text:list-item>
                      </text:list>
                    </text:list-item>
                  </text:list>
                </text:list-item>
              </text:list>
            </text:list-item>
          </text:list>
        </text:list-item>
      </text:list>
      <text:p text:style-name="Text_20_body">Cena: 4 profibody za každý bod hodnocení</text:p>
      <text:p text:style-name="Text_20_body"><text:span text:style-name="T22">Specializace:</text:span><text:span text:style-name="T17"> Vrhací dýky, Vrhací hvězdice, Vrhací šipky, Kameny a granáty, Vrhací disk, Vrhací sekery, Oštěpy, Vrh z jezdeckého zvířete</text:span></text:p>
      <text:p text:style-name="Text_20_body">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Text_20_body"/>
      <text:list xml:id="list154620015166023" text:continue-numbering="true" text:style-name="WW8Num1">
        <text:list-item>
          <text:list>
            <text:list-item>
              <text:list>
                <text:list-item>
                  <text:list>
                    <text:list-item>
                      <text:list>
                        <text:list-item>
                          <text:list>
                            <text:list-item>
                              <text:h text:style-name="Heading_20_6" text:outline-level="6">Přírodní magie</text:h>
                            </text:list-item>
                          </text:list>
                        </text:list-item>
                      </text:list>
                    </text:list-item>
                  </text:list>
                </text:list-item>
              </text:list>
            </text:list-item>
          </text:list>
        </text:list-item>
      </text:list>
      <text:p text:style-name="Text_20_body">Cena: 4 profibody za každý bod hodnocení</text:p>
      <text:p text:style-name="Text_20_body">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Text_20_body"/>
      <text:list xml:id="list154620023161536" text:continue-numbering="true" text:style-name="WW8Num1">
        <text:list-item>
          <text:list>
            <text:list-item>
              <text:list>
                <text:list-item>
                  <text:list>
                    <text:list-item>
                      <text:list>
                        <text:list-item>
                          <text:list>
                            <text:list-item>
                              <text:h text:style-name="Heading_20_6" text:outline-level="6">Zálesácké učen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ov, Stopování a zametání stop, Plížení, Líčení pastí na zvěř, Znalost divočiny, Krocení a cvičení zvířat, Rybaření, Bylinkářství, Vnímání</text:span></text:p>
      <text:p text:style-name="Text_20_body">Zálesácké učení sdružuje dovednosti potřebné k přežití a orientaci v divočině.</text:p>
      <text:p text:style-name="Text_20_body"/>
      <text:list xml:id="list154620033168441" text:continue-numbering="true" text:style-name="WW8Num1">
        <text:list-item>
          <text:list>
            <text:list-item>
              <text:list>
                <text:list-item>
                  <text:list>
                    <text:list-item>
                      <text:list>
                        <text:list-item>
                          <text:list>
                            <text:list-item>
                              <text:h text:style-name="Heading_20_6" text:outline-level="6"><text:soft-page-break/>Léčitelstv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éčení, </text:span><text:span text:style-name="T5">První pomoc, Pitva, </text:span><text:span text:style-name="T37">Výroba léčiv a protijedů, </text:span><text:span text:style-name="T36">Bylinkářství, </text:span><text:span text:style-name="T5">Znalost jedů a protijedů, </text:span><text:span text:style-name="T36"><text:s/>Anatomie</text:span></text:p>
      <text:p text:style-name="Text_20_body">Sdružená dovednost léčitelství zahrnuje znalosti dlouhodobé léčby, poskytování první pomoci, znalost různých druhů lékařských zákroků, schopnost vyrábět léčiva a protijedy, také znalosti anatomie, bylinek a účinků jedů.</text:p>
      <text:p text:style-name="Text_20_body"/>
      <text:list xml:id="list154620046191567" text:continue-numbering="true" text:style-name="WW8Num1">
        <text:list-item>
          <text:list>
            <text:list-item>
              <text:list>
                <text:list-item>
                  <text:list>
                    <text:list-item>
                      <text:list>
                        <text:list-item>
                          <text:list>
                            <text:list-item>
                              <text:h text:style-name="Heading_20_6" text:outline-level="6">Alchymie</text:h>
                            </text:list-item>
                          </text:list>
                        </text:list-item>
                      </text:list>
                    </text:list-item>
                  </text:list>
                </text:list-item>
              </text:list>
            </text:list-item>
          </text:list>
        </text:list-item>
      </text:list>
      <text:p text:style-name="Text_20_body">Cena: 4 profibody za každý bod hodnocení</text:p>
      <text:p text:style-name="Text_20_body">Sdruženou dovednost Alchymie se může naučit každý, ale jen alchymista může s její pomocí vyrábět magické předměty či substance. Pro ostatní povolání tato dovednost znamená pouze znalost alchymistických surovin a výrobků.</text:p>
      <text:p text:style-name="Text_20_body"/>
      <text:list xml:id="list154620057163897" text:continue-numbering="true" text:style-name="WW8Num1">
        <text:list-item>
          <text:list>
            <text:list-item>
              <text:list>
                <text:list-item>
                  <text:list>
                    <text:list-item>
                      <text:list>
                        <text:list-item>
                          <text:list>
                            <text:list-item>
                              <text:h text:style-name="Heading_20_6" text:outline-level="6">Čarování</text:h>
                            </text:list-item>
                          </text:list>
                        </text:list-item>
                      </text:list>
                    </text:list-item>
                  </text:list>
                </text:list-item>
              </text:list>
            </text:list-item>
          </text:list>
        </text:list-item>
      </text:list>
      <text:p text:style-name="Text_20_body">Cena: 4 profibody za každý bod hodnocení</text:p>
      <text:p text:style-name="Text_20_body">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Text_20_body"/>
      <text:list xml:id="list154620065175528" text:continue-numbering="true" text:style-name="WW8Num1">
        <text:list-item>
          <text:list>
            <text:list-item>
              <text:list>
                <text:list-item>
                  <text:list>
                    <text:list-item>
                      <text:list>
                        <text:list-item>
                          <text:list>
                            <text:list-item>
                              <text:h text:style-name="Heading_20_6" text:outline-level="6">Učenost</text:h>
                            </text:list-item>
                          </text:list>
                        </text:list-item>
                      </text:list>
                    </text:list-item>
                  </text:list>
                </text:list-item>
              </text:list>
            </text:list-item>
          </text:list>
        </text:list-item>
      </text:list>
      <text:p text:style-name="Text_20_body">Cena: 4 profibody za každý bod hodnocení</text:p>
      <text:p text:style-name="Text_20_body"><text:span text:style-name="T20">Specializace:</text:span><text:span text:style-name="T14"> </text:span><text:span text:style-name="T15">Anatomie, Architektura, </text:span><text:span text:style-name="T18">Astrologie, </text:span><text:span text:style-name="T15">Čtení a psaní,</text:span><text:span text:style-name="T17"> </text:span><text:span text:style-name="T15">Filosofie a teorie magie, Geografie, Heraldika, </text:span><text:span text:style-name="T18">Historie, Matematika, Navigace, </text:span><text:span text:style-name="T15">Teologie, Právo, Logické hry</text:span><text:span text:style-name="T14"> (například šachy)</text:span><text:span text:style-name="T31">,</text:span><text:span text:style-name="T14"> </text:span><text:span text:style-name="T15">Znalost cizího jazyka</text:span></text:p>
      <text:p text:style-name="Text_20_body">Postava s nulovým hodnocením Učenosti neumí číst ani psát. Postava v rámci hodnocení Učenosti může umět až tolik cizích jazyků, kolik činí toto hodnocení. Rodný jazyk umí každá postava zdarma a do tohoto počtu se tedy nepočítá.</text:p>
      <text:p text:style-name="Text_20_body"/>
      <text:list xml:id="list154620637177157" text:continue-numbering="true" text:style-name="WW8Num1">
        <text:list-item>
          <text:list>
            <text:list-item>
              <text:list>
                <text:list-item>
                  <text:list>
                    <text:list-item>
                      <text:list>
                        <text:list-item>
                          <text:list>
                            <text:list-item>
                              <text:h text:style-name="Heading_20_6" text:outline-level="6">Jednání</text:h>
                            </text:list-item>
                          </text:list>
                        </text:list-item>
                      </text:list>
                    </text:list-item>
                  </text:list>
                </text:list-item>
              </text:list>
            </text:list-item>
          </text:list>
        </text:list-item>
      </text:list>
      <text:p text:style-name="Text_20_body">Cena: 4 profibody za každý bod hodnocení</text:p>
      <text:p text:style-name="Text_20_body"><text:span text:style-name="T39">Specializace: </text:span><text:span text:style-name="T36">Etiketa a zjišťování informací, P</text:span><text:span text:style-name="T42">řetvářka a lhaní</text:span><text:span text:style-name="T39">,</text:span><text:span text:style-name="T36"> Vyjednávání</text:span><text:span text:style-name="T2">, </text:span><text:span text:style-name="T36">Uplácení, Zastrašování a vydírání, Vyslýchání, <text:s/>Rétorika, Znalost mysli, Vyučování, Vůle</text:span></text:p>
      <text:p text:style-name="P149"/>
      <text:list xml:id="list154620644185954" text:continue-numbering="true" text:style-name="WW8Num1">
        <text:list-item>
          <text:list>
            <text:list-item>
              <text:list>
                <text:list-item>
                  <text:list>
                    <text:list-item>
                      <text:list>
                        <text:list-item>
                          <text:list>
                            <text:list-item>
                              <text:h text:style-name="P205" text:outline-level="6">Zlodějské praktiky</text:h>
                            </text:list-item>
                          </text:list>
                        </text:list-item>
                      </text:list>
                    </text:list-item>
                  </text:list>
                </text:list-item>
              </text:list>
            </text:list-item>
          </text:list>
        </text:list-item>
      </text:list>
      <text:p text:style-name="P133">Cena: 4 profibody za každý bod hodnocení</text:p>
      <text:p text:style-name="Text_20_body"><text:span text:style-name="T21">Specializace:</text:span><text:span text:style-name="T29"> </text:span><text:span text:style-name="T5">Líčení a zneškodňování pastí, Otevírání zámků, Šifry, </text:span><text:span text:style-name="T50">Odezírání ze rtů, Padělatelství,</text:span><text:span text:style-name="T6"> </text:span><text:span text:style-name="T5">Nenápadnost, Ostražitost, Plížení, Vnímání, Hledání, Schovávání předmětů, Zlodějská gesta, Falešná </text:span><text:soft-page-break/><text:span text:style-name="T5">hra, </text:span><text:span text:style-name="T6">Uzlování</text:span><text:span text:style-name="T5"> a únik z pout, Vybírání kapes, Odhad ceny, Znalost podsvětí, Znalost postupů městské stráže</text:span></text:p>
      <text:p text:style-name="Text_20_body"><text:span text:style-name="T29">Zlodějské praktiky zahrnují širokou škálu schopností a znalostí užitečných zejména v městském prostředí, ale také třeba při průzkumu opuštěného podzemí či při pronikání do střeženého paláce</text:span><text:span text:style-name="T51">.</text:span></text:p>
      <text:p text:style-name="Standard"/>
      <text:list xml:id="list154620654191136" text:continue-numbering="true" text:style-name="WW8Num1">
        <text:list-item>
          <text:list>
            <text:list-item>
              <text:list>
                <text:list-item>
                  <text:list>
                    <text:list-item>
                      <text:list>
                        <text:list-item>
                          <text:h text:style-name="Heading_20_5" text:outline-level="5">Samostatné dovednosti</text:h>
                        </text:list-item>
                      </text:list>
                    </text:list-item>
                  </text:list>
                </text:list-item>
              </text:list>
            </text:list-item>
          </text:list>
        </text:list-item>
      </text:list>
      <text:p text:style-name="Standard">Samostatné dovednosti jsou rozdělené do několika skupin čistě pro přehlednost, postava se může naučit libovolnou z nich. Všechny stojí 1 profibod za každý bod hodnocení.</text:p>
      <text:p text:style-name="Standard"/>
      <text:list xml:id="list154620673174291" text:continue-numbering="true" text:style-name="WW8Num1">
        <text:list-item>
          <text:list>
            <text:list-item>
              <text:list>
                <text:list-item>
                  <text:list>
                    <text:list-item>
                      <text:list>
                        <text:list-item>
                          <text:list>
                            <text:list-item>
                              <text:h text:style-name="Heading_20_6" text:outline-level="6">Samostatné umělecké dovednosti</text:h>
                            </text:list-item>
                          </text:list>
                        </text:list-item>
                      </text:list>
                    </text:list-item>
                  </text:list>
                </text:list-item>
              </text:list>
            </text:list-item>
          </text:list>
        </text:list-item>
      </text:list>
      <text:p text:style-name="P158">Hra na hudební nástroj, Malba, Herectví, Přednes, Imitace hlasu, Skládání hudby, Sochařství, Tanec, Zpěv</text:p>
      <text:p text:style-name="P134"/>
      <text:list xml:id="list154620677161444" text:continue-numbering="true" text:style-name="WW8Num1">
        <text:list-item>
          <text:list>
            <text:list-item>
              <text:list>
                <text:list-item>
                  <text:list>
                    <text:list-item>
                      <text:list>
                        <text:list-item>
                          <text:list>
                            <text:list-item>
                              <text:h text:style-name="Heading_20_6" text:outline-level="6">Samostatné fyzické dovednosti</text:h>
                            </text:list-item>
                          </text:list>
                        </text:list-item>
                      </text:list>
                    </text:list-item>
                  </text:list>
                </text:list-item>
              </text:list>
            </text:list-item>
          </text:list>
        </text:list-item>
      </text:list>
      <text:p text:style-name="Text_20_body"><text:span text:style-name="T39">Akrobacie, Žonglování, Plavání, Horolezectví, Znalost exotické divočiny, Znalost podzemí, Jezdectví, </text:span><text:span text:style-name="T13">Vozatajství</text:span><text:span text:style-name="T39">, </text:span><text:span text:style-name="T13">Ovládání malých lodí</text:span></text:p>
      <text:p text:style-name="Text_20_body"/>
      <text:list xml:id="list154620682182369" text:continue-numbering="true" text:style-name="WW8Num1">
        <text:list-item>
          <text:list>
            <text:list-item>
              <text:list>
                <text:list-item>
                  <text:list>
                    <text:list-item>
                      <text:list>
                        <text:list-item>
                          <text:list>
                            <text:list-item>
                              <text:h text:style-name="Heading_20_6" text:outline-level="6">Samostatné sociální dovednosti</text:h>
                            </text:list-item>
                          </text:list>
                        </text:list-item>
                      </text:list>
                    </text:list-item>
                  </text:list>
                </text:list-item>
              </text:list>
            </text:list-item>
          </text:list>
        </text:list-item>
      </text:list>
      <text:p text:style-name="P158">Společenská či hazardní hra, Mučení, Herectví, Obchod, Velení, Znalost města, Znalost tajných gest</text:p>
      <text:p text:style-name="P144"/>
      <text:list xml:id="list154620689189512" text:continue-numbering="true" text:style-name="WW8Num1">
        <text:list-item>
          <text:list>
            <text:list-item>
              <text:list>
                <text:list-item>
                  <text:list>
                    <text:list-item>
                      <text:list>
                        <text:list-item>
                          <text:list>
                            <text:list-item>
                              <text:h text:style-name="Heading_20_6" text:outline-level="6">Samostatné akademické dovednosti</text:h>
                            </text:list-item>
                          </text:list>
                        </text:list-item>
                      </text:list>
                    </text:list-item>
                  </text:list>
                </text:list-item>
              </text:list>
            </text:list-item>
          </text:list>
        </text:list-item>
      </text:list>
      <text:p text:style-name="P158">Exotický jazyk, Starobylé písmo, Znalost magických tvorů</text:p>
      <text:p text:style-name="Standard"/>
      <text:list xml:id="list154620694185644" text:continue-numbering="true" text:style-name="WW8Num1">
        <text:list-item>
          <text:list>
            <text:list-item>
              <text:list>
                <text:list-item>
                  <text:list>
                    <text:list-item>
                      <text:list>
                        <text:list-item>
                          <text:list>
                            <text:list-item>
                              <text:h text:style-name="Heading_20_6" text:outline-level="6">Řemesla</text:h>
                            </text:list-item>
                          </text:list>
                        </text:list-item>
                      </text:list>
                    </text:list-item>
                  </text:list>
                </text:list-item>
              </text:list>
            </text:list-item>
          </text:list>
        </text:list-item>
      </text:list>
      <text:p text:style-name="Text_20_body"><text:span text:style-name="T39">Dřevařství, Hornictví, </text:span><text:span text:style-name="T13">Hrnčířství, </text:span><text:span text:style-name="T39">Iluminace, </text:span><text:span text:style-name="T13">Kamenictví, </text:span><text:span text:style-name="T39">Kaligrafie, Kartografie, Klenotnictví, </text:span><text:span text:style-name="T12">Konstrukce obléhacích zbraní,</text:span><text:span text:style-name="T39"> Kožedělnictví, </text:span><text:span text:style-name="T13">Kovářství, Krejčířství, </text:span><text:span text:style-name="T39">Lazebnictví, </text:span><text:span text:style-name="T13">Loďařství, Námořnictví, </text:span><text:span text:style-name="T39"><text:s/>Řeznictví, Stavitelství, Tesařina, Vaření, Výroba pastí, Zámečnictví, Zbrojířství, </text:span><text:span text:style-name="T13">Zednictví, </text:span><text:span text:style-name="T12">Zlatnictví</text:span></text:p>
      <text:p text:style-name="P133"/>
      <text:list xml:id="list154620699167143" text:continue-numbering="true" text:style-name="WW8Num1">
        <text:list-item>
          <text:list>
            <text:list-item>
              <text:list>
                <text:list-item>
                  <text:h text:style-name="Heading_20_3" text:outline-level="3"><text:bookmark-start text:name="__RefHeading__6197_680152062"/><text:bookmark-start text:name="__RefHeading__5988_585935303"/><text:bookmark-start text:name="__RefHeading__5781_1842958974"/><text:bookmark-start text:name="__RefHeading__5581_1310750014"/><text:bookmark-start text:name="__RefHeading__5385_1220005542"/><text:bookmark-start text:name="__RefHeading__5195_1695420038"/><text:bookmark-start text:name="__RefHeading__5004_1017986065"/><text:bookmark-start text:name="__RefHeading__4820_1577118845"/><text:bookmark-start text:name="__RefHeading__4640_1310006689"/><text:bookmark-start text:name="__RefHeading__4455_1444625655"/><text:bookmark-start text:name="__RefHeading__4280_1606745807"/><text:bookmark-start text:name="__RefHeading__4095_389828191"/><text:bookmark-start text:name="__RefHeading__3913_166433791"/><text:bookmark-start text:name="ing__1107_504877730%25252525252525252525"/><text:bookmark-start text:name="_RefHeading__677_1665772393%252525252525"/><text:bookmark-start text:name="ng__2275_588121625%252525252525252525252"/><text:bookmark-start text:name="7_416654011%2525252525252525252525252525"/><text:bookmark-start text:name="_1017_552295790%252525252525252525252525"/><text:bookmark-start text:name="59573%2525252525252525252525252525252525"/><text:bookmark-start text:name="317_1505329582%2525252525252525252525252"/><text:bookmark-start text:name="29582%2525252525252525252525252525252525"/><text:bookmark-start text:name="6_1767808843%252525252525252525252525252"/><text:bookmark-start text:name="11391_416654011%252525252525252525252525"/><text:bookmark-start text:name="4322643%25252525252525252525252525252525"/><text:bookmark-start text:name="_1016505843%2525252525252525252525252525"/><text:bookmark-start text:name="ing__2005_425077428%25252525252525252525"/><text:bookmark-start text:name="700735%252525252525252525252525252525252"/><text:bookmark-start text:name="29_492158928%252525252525252525252525252"/><text:bookmark-start text:name="96_1272288082%25252525252525252525252525"/><text:bookmark-start text:name="ding__325_15053295821%252525252525252525"/><text:bookmark-start text:name="0_2029160294%252525252525252525252525252"/><text:bookmark-start text:name="022_1761741664%2525252525252525252525252"/><text:bookmark-start text:name="ding__2633_1236622114%252525252525252525"/><text:bookmark-start text:name="7_1935348469%252525252525252525252525252"/><text:bookmark-start text:name="3246_416654011%2525252525252525252525252"/><text:bookmark-start text:name="eading__2869_416654011%25252525252525252"/><text:bookmark-start text:name="_1665772393%2525252525252525252525252525"/><text:bookmark-start text:name="_337_1505329582%252525252525252525252525"/><text:bookmark-start text:name="__15180_416654011%2525252525252525252525"/><text:bookmark-start text:name="63%2525252525252525252525252525252525252"/><text:bookmark-start text:name="__15184_416654011%2525252525252525252525"/><text:bookmark-start text:name="37820875%2525252525252525252525252525252"/><text:bookmark-start text:name="g__3114_606940407%2525252525252525252525"/><text:bookmark-start text:name="efHeading__3024_1761741664%2525252525252"/><text:bookmark-start text:name="14%2525252525252525252525252525252525252"/><text:bookmark-start text:name="9_588121625%2525252525252525252525252525"/><text:bookmark-start text:name="1919_1699506768%252525252525252525252525"/><text:bookmark-start text:name="6654011%25252525252525252525252525252525"/><text:bookmark-start text:name="__RefHeading__4003_390576214"/><text:bookmark-start text:name="__RefHeading__4187_1074358857"/><text:bookmark-start text:name="__RefHeading__4371_1736126469"/><text:bookmark-start text:name="__RefHeading__4548_630685431"/><text:bookmark-start text:name="__RefHeading__4729_913315267"/><text:bookmark-start text:name="__RefHeading__4913_1163710135"/><text:bookmark-start text:name="__RefHeading__5097_952857884"/><text:bookmark-start text:name="__RefHeading__5292_470946183"/><text:bookmark-start text:name="__RefHeading__5478_1112796876"/><text:bookmark-start text:name="__RefHeading__5679_704881804"/><text:bookmark-start text:name="__RefHeading__5884_1574798422"/><text:bookmark-start text:name="__RefHeading__6092_613080586"/>Živobytí</text:h>
                </text:list-item>
              </text:list>
            </text:list-item>
          </text:list>
        </text:list-item>
      </text:list>
      <text:p text:style-name="Text_20_body"><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tab/>Zaplacené živobytí</text:span><text:span text:style-name="T40">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54">, nebo se dostane do končin, kde se prostě vůz najmout nedá, nebo tam nejsou žádné hostince. </text:span><text:span text:style-name="T55">Poplatek také nezahrnuje pořízení domu čí sídla ani případného dopravního prostředku (obvykle koně nebo vozu), pouze náklady na provoz, údržbu, ustájení, nebo pronajmutí.</text:span></text:p>
      <text:p text:style-name="Text_20_body"><text:soft-page-break/></text:p>
      <text:p text:style-name="P144">Jednotlivé úrovně živobytí jsou:</text:p>
      <text:p text:style-name="Text_20_body"/>
      <text:list xml:id="list154620710163311" text:continue-numbering="true" text:style-name="WW8Num1">
        <text:list-item>
          <text:list>
            <text:list-item>
              <text:list>
                <text:list-item>
                  <text:list>
                    <text:list-item>
                      <text:list>
                        <text:list-item>
                          <text:h text:style-name="P206" text:outline-level="5">Žebrák</text:h>
                        </text:list-item>
                      </text:list>
                    </text:list-item>
                  </text:list>
                </text:list-item>
              </text:list>
            </text:list-item>
          </text:list>
        </text:list-item>
      </text:list>
      <text:p text:style-name="P125">0 zl / měsíc</text:p>
      <text:p text:style-name="P125">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125"/>
      <text:list xml:id="list154620725162776" text:continue-numbering="true" text:style-name="WW8Num1">
        <text:list-item>
          <text:list>
            <text:list-item>
              <text:list>
                <text:list-item>
                  <text:list>
                    <text:list-item>
                      <text:list>
                        <text:list-item>
                          <text:h text:style-name="Heading_20_5" text:outline-level="5">Chuďas</text:h>
                        </text:list-item>
                      </text:list>
                    </text:list-item>
                  </text:list>
                </text:list-item>
              </text:list>
            </text:list-item>
          </text:list>
        </text:list-item>
      </text:list>
      <text:p text:style-name="P125">1 zl / měsíc</text:p>
      <text:p text:style-name="P150">Mezi chuďase patří nevolníci a městská chudina. Mohou být rádi za tvrdou postel v prosté chalupě a když někam cestují, přespávají obvykle na seníku nebo ve společné noclehárně. Pokud je někdo nesveze, cestují zásadně pěšky.</text:p>
      <text:p text:style-name="P125"/>
      <text:list xml:id="list154620756164367" text:continue-numbering="true" text:style-name="WW8Num1">
        <text:list-item>
          <text:list>
            <text:list-item>
              <text:list>
                <text:list-item>
                  <text:list>
                    <text:list-item>
                      <text:list>
                        <text:list-item>
                          <text:h text:style-name="P206" text:outline-level="5">Měšťan</text:h>
                        </text:list-item>
                      </text:list>
                    </text:list-item>
                  </text:list>
                </text:list-item>
              </text:list>
            </text:list-item>
          </text:list>
        </text:list-item>
      </text:list>
      <text:p text:style-name="P125">4 zl / měsíc</text:p>
      <text:p text:style-name="P125">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125"/>
      <text:list xml:id="list154620763186057" text:continue-numbering="true" text:style-name="WW8Num1">
        <text:list-item>
          <text:list>
            <text:list-item>
              <text:list>
                <text:list-item>
                  <text:list>
                    <text:list-item>
                      <text:list>
                        <text:list-item>
                          <text:h text:style-name="P206" text:outline-level="5">Boháč</text:h>
                        </text:list-item>
                      </text:list>
                    </text:list-item>
                  </text:list>
                </text:list-item>
              </text:list>
            </text:list-item>
          </text:list>
        </text:list-item>
      </text:list>
      <text:p text:style-name="P125">10 zl / měsíc</text:p>
      <text:p text:style-name="P125">Takto žijí nižší šlechtici, zámožní obchodníci či bohatí měšťané. Bylí obvykle v rodovém sídle případně vlastní výstavní městský dům. Cestují v kočáře, nocují zásadně v nejlepších pokojích hostinců ve větších městech a o jejich pohodlí se stará několik sloužících.</text:p>
      <text:p text:style-name="P125"/>
      <text:list xml:id="list154620770175339" text:continue-numbering="true" text:style-name="WW8Num1">
        <text:list-item>
          <text:list>
            <text:list-item>
              <text:list>
                <text:list-item>
                  <text:list>
                    <text:list-item>
                      <text:list>
                        <text:list-item>
                          <text:h text:style-name="P206" text:outline-level="5">Velmož</text:h>
                        </text:list-item>
                      </text:list>
                    </text:list-item>
                  </text:list>
                </text:list-item>
              </text:list>
            </text:list-item>
          </text:list>
        </text:list-item>
      </text:list>
      <text:p text:style-name="P125">100 zl / měsíc</text:p>
      <text:p text:style-name="P135">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Text_20_body"/>
      <text:list xml:id="list154620776183876" text:continue-numbering="true" text:style-name="WW8Num1">
        <text:list-item>
          <text:list>
            <text:list-item>
              <text:list>
                <text:list-item>
                  <text:list>
                    <text:list-item>
                      <text:h text:style-name="P213" text:outline-level="4"><text:bookmark-start text:name="__RefHeading__3827_2029073874"/>Pořizování živobytí</text:h>
                    </text:list-item>
                  </text:list>
                </text:list-item>
              </text:list>
            </text:list-item>
          </text:list>
        </text:list-item>
      </text:list>
      <text:p text:style-name="Text_20_body"><text:span text:style-name="T57">Při tvorbě postavy se živobytí nepořizuje za zlaťáky, ale za profibody, viz </text:span><text:span text:style-name="T58">Tabulka zdrojů a živobytí</text:span><text:span text:style-name="T57">.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68">Náklady lze rozpočítat i na jednotlivé dny.<text:line-break/><text:tab/></text:span><text:span text:style-name="T57">Na první úrovni můžeš začínat nejvýše s živobytím měšťana. V průběhu hry pak toto omezení padá, budeš si moci žit jakkoliv ti to tvé jmění dovolí.</text:span></text:p>
      <text:p text:style-name="Text_20_body"/>
      <table:table table:name="Table3" table:style-name="Table3">
        <table:table-column table:style-name="Table3.A" table:number-columns-repeated="2"/>
        <table:table-column table:style-name="Table3.C"/>
        <table:table-column table:style-name="Table3.D"/>
        <text:soft-page-break/>
        <table:table-row table:style-name="Table3.1">
          <table:table-cell table:style-name="Table3.A1" table:number-columns-spanned="4" office:value-type="string">
            <text:list xml:id="list154620780187630" text:continue-numbering="true" text:style-name="WW8Num1">
              <text:list-item>
                <text:list>
                  <text:list-item>
                    <text:list>
                      <text:list-item>
                        <text:list>
                          <text:list-item>
                            <text:list>
                              <text:list-item>
                                <text:h text:style-name="P212"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3.2">
          <table:table-cell table:style-name="Table3.A2" office:value-type="string">
            <text:p text:style-name="P2">Cena v profibodech</text:p>
          </table:table-cell>
          <table:table-cell table:style-name="Table3.A2" office:value-type="string">
            <text:p text:style-name="P2">Úroveň živobytí</text:p>
          </table:table-cell>
          <table:table-cell table:style-name="Table3.A2" office:value-type="string">
            <text:p text:style-name="P2">Počáteční zdroje</text:p>
          </table:table-cell>
          <table:table-cell table:style-name="Table3.A2" office:value-type="string">
            <text:p text:style-name="P2">Měsíční náklady</text:p>
          </table:table-cell>
        </table:table-row>
        <table:table-row table:style-name="Table3.2">
          <table:table-cell table:style-name="Table3.A3" office:value-type="string">
            <text:p text:style-name="P2">0</text:p>
          </table:table-cell>
          <table:table-cell table:style-name="Table3.A3" office:value-type="string">
            <text:p text:style-name="P2">Žebrák</text:p>
          </table:table-cell>
          <table:table-cell table:style-name="Table3.A3" office:value-type="string">
            <text:p text:style-name="P2">5 zl</text:p>
          </table:table-cell>
          <table:table-cell table:style-name="Table3.A3" office:value-type="string">
            <text:p text:style-name="P2">0 zl</text:p>
          </table:table-cell>
        </table:table-row>
        <table:table-row table:style-name="Table3.2">
          <table:table-cell table:style-name="Table3.A3" office:value-type="string">
            <text:p text:style-name="P2">1</text:p>
          </table:table-cell>
          <table:table-cell table:style-name="Table3.A3" office:value-type="string">
            <text:p text:style-name="P2">Chuďas</text:p>
          </table:table-cell>
          <table:table-cell table:style-name="Table3.A3" office:value-type="string">
            <text:p text:style-name="P2">20 zl</text:p>
          </table:table-cell>
          <table:table-cell table:style-name="Table3.A3" office:value-type="string">
            <text:p text:style-name="P2">1 zl</text:p>
          </table:table-cell>
        </table:table-row>
        <table:table-row table:style-name="Table3.2">
          <table:table-cell table:style-name="Table3.A3" office:value-type="string">
            <text:p text:style-name="P27">5</text:p>
          </table:table-cell>
          <table:table-cell table:style-name="Table3.A3" office:value-type="string">
            <text:p text:style-name="P27">Měšťan</text:p>
          </table:table-cell>
          <table:table-cell table:style-name="Table3.A3" office:value-type="string">
            <text:p text:style-name="P27">50 zl</text:p>
          </table:table-cell>
          <table:table-cell table:style-name="Table3.A3" office:value-type="string">
            <text:p text:style-name="P27">10 zl</text:p>
          </table:table-cell>
        </table:table-row>
        <table:table-row table:style-name="Table3.2">
          <table:table-cell table:style-name="Table3.A3" office:value-type="string">
            <text:p text:style-name="P27">-</text:p>
          </table:table-cell>
          <table:table-cell table:style-name="Table3.A3" office:value-type="string">
            <text:p text:style-name="P27">Boháč</text:p>
          </table:table-cell>
          <table:table-cell table:style-name="Table3.A3" office:value-type="string">
            <text:p text:style-name="P27">-</text:p>
          </table:table-cell>
          <table:table-cell table:style-name="Table3.A3" office:value-type="string">
            <text:p text:style-name="P27">100 zl</text:p>
          </table:table-cell>
        </table:table-row>
        <table:table-row table:style-name="Table3.2">
          <table:table-cell table:style-name="Table3.A7" office:value-type="string">
            <text:p text:style-name="P2">-</text:p>
          </table:table-cell>
          <table:table-cell table:style-name="Table3.A7" office:value-type="string">
            <text:p text:style-name="P2">Velmož</text:p>
          </table:table-cell>
          <table:table-cell table:style-name="Table3.A7" office:value-type="string">
            <text:p text:style-name="P2">-</text:p>
          </table:table-cell>
          <table:table-cell table:style-name="Table3.A7" office:value-type="string">
            <text:p text:style-name="P2">1000 zl</text:p>
          </table:table-cell>
        </table:table-row>
      </table:table>
      <text:p text:style-name="Text_20_body"/>
      <text:list xml:id="list154620849163589" text:continue-numbering="true" text:style-name="WW8Num1">
        <text:list-item>
          <text:list>
            <text:list-item>
              <text:list>
                <text:list-item>
                  <text:list>
                    <text:list-item>
                      <text:h text:style-name="P213" text:outline-level="4"><text:bookmark-start text:name="__RefHeading__2103_1935348469"/>Náklady v rámci živobytí</text:h>
                    </text:list-item>
                  </text:list>
                </text:list-item>
              </text:list>
            </text:list-item>
          </text:list>
        </text:list-item>
      </text:list>
      <text:p text:style-name="P144">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Text_20_body"/>
      <text:list xml:id="list154620854162802" text:continue-numbering="true" text:style-name="WW8Num1">
        <text:list-item>
          <text:list>
            <text:list-item>
              <text:list>
                <text:list-item>
                  <text:h text:style-name="Heading_20_3" text:outline-level="3"><text:bookmark-start text:name="__RefHeading__6199_680152062"/><text:bookmark-start text:name="__RefHeading__5990_585935303"/><text:bookmark-start text:name="__RefHeading__5783_1842958974"/><text:bookmark-start text:name="__RefHeading__5583_1310750014"/><text:bookmark-start text:name="__RefHeading__5387_1220005542"/><text:bookmark-start text:name="__RefHeading__5197_1695420038"/><text:bookmark-start text:name="__RefHeading__5006_1017986065"/><text:bookmark-start text:name="__RefHeading__4822_1577118845"/><text:bookmark-start text:name="__RefHeading__4642_1310006689"/><text:bookmark-start text:name="__RefHeading__4457_1444625655"/><text:bookmark-start text:name="__RefHeading__4282_1606745807"/><text:bookmark-start text:name="__RefHeading__4097_389828191"/><text:bookmark-start text:name="__RefHeading__3915_166433791"/><text:bookmark-start text:name="__RefHeading__13252_416654011"/><text:bookmark-start text:name="__RefHeading__1923_1699506768"/><text:bookmark-start text:name="__3653_1539619621%2525252525252525252525"/><text:bookmark-start text:name="75%2525252525252525252525252525252525252"/><text:bookmark-start text:name="394_2029160294%2525252525252525252525252"/><text:bookmark-start text:name="ading__3026_1761741664%25252525252525252"/><text:bookmark-start text:name="g__2101_1935348469%252525252525252525252"/><text:bookmark-start text:name="efHeading__2873_416654011%25252525252525"/><text:bookmark-start text:name="0%25252525252525252525252525252525252525"/><text:bookmark-start text:name="72393%2525252525252525252525252525252525"/><text:bookmark-start text:name="3803898%25252525252525252525252525252525"/><text:bookmark-start text:name="17_1157328300%25252525252525252525252525"/><text:bookmark-start text:name="ng__3482_1767808843%25252525252525252525"/><text:bookmark-start text:name="5329582%25252525252525252525252525252525"/><text:bookmark-start text:name="__769_695059573%252525252525252525252525"/><text:bookmark-start text:name="__RefHeading__2546_1914700735"/><text:bookmark-start text:name="__RefHeading__2189_374322643"/><text:bookmark-start text:name="__RefHeading__2369_354735483"/><text:bookmark-start text:name="__RefHeading__2009_425077428"/><text:bookmark-start text:name="__RefHeading__3747_1016505843"/><text:bookmark-start text:name="__RefHeading__3568_575115563"/><text:bookmark-start text:name="__RefHeading__2011_425077428"/><text:bookmark-start text:name="__RefHeading__2191_374322643"/><text:bookmark-start text:name="__RefHeading__2371_354735483"/><text:bookmark-start text:name="__RefHeading__2548_1914700735"/><text:bookmark-start text:name="__RefHeading__2726_1037820875"/><text:bookmark-start text:name="__RefHeading__2935_492158928"/><text:bookmark-start text:name="__RefHeading__3118_606940407"/><text:bookmark-start text:name="__RefHeading__3302_1272288082"/><text:bookmark-start text:name="__RefHeading__3396_2029160294"/><text:bookmark-start text:name="__RefHeading__3212_1071858212"/><text:bookmark-start text:name="__RefHeading__3028_1761741664"/><text:bookmark-start text:name="__RefHeading__2817_270129214"/><text:bookmark-start text:name="__RefHeading__2639_1236622114"/><text:bookmark-start text:name="__RefHeading__2462_1402843499"/><text:bookmark-start text:name="__RefHeading__2283_588121625"/><text:bookmark-start text:name="__RefHeading__4005_390576214"/><text:bookmark-start text:name="__RefHeading__4189_1074358857"/><text:bookmark-start text:name="__RefHeading__4373_1736126469"/><text:bookmark-start text:name="__RefHeading__4550_630685431"/><text:bookmark-start text:name="__RefHeading__4731_913315267"/><text:bookmark-start text:name="__RefHeading__4915_1163710135"/><text:bookmark-start text:name="__RefHeading__5099_952857884"/><text:bookmark-start text:name="__RefHeading__5294_470946183"/><text:bookmark-start text:name="__RefHeading__5480_1112796876"/><text:bookmark-start text:name="__RefHeading__5681_704881804"/><text:bookmark-start text:name="__RefHeading__5886_1574798422"/><text:bookmark-start text:name="__RefHeading__6094_613080586"/>Výbava</text:h>
                </text:list-item>
              </text:list>
            </text:list-item>
          </text:list>
        </text:list-item>
      </text:list>
      <text:p text:style-name="Text_20_body">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36">Počáteční zdroje</text:span> v <text:span text:style-name="T36">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36">Ceníku</text:span>. Později při hře se tyto ceny mohou u různých kupců lišit, při tvorbě postavy je ale můžeš považovat za přesné. Pokud tam cenu nějakých věcí nenajdeš, zeptej se Pána jeskyně.<text:lin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Text_20_body"/>
      <table:table table:name="Table4" table:style-name="Table4">
        <table:table-column table:style-name="Table4.A"/>
        <table:table-column table:style-name="Table4.B"/>
        <table:table-row table:style-name="Table4.1">
          <table:table-cell table:style-name="Table4.A1" table:number-columns-spanned="2" office:value-type="string">
            <text:list xml:id="list154620874176963" text:continue-numbering="true" text:style-name="WW8Num1">
              <text:list-item>
                <text:list>
                  <text:list-item>
                    <text:list>
                      <text:list-item>
                        <text:list>
                          <text:list-item>
                            <text:h text:style-name="P220" text:outline-level="4"><text:bookmark text:name="__RefHeading__6125_416654011"/>Ceník</text:h>
                          </text:list-item>
                        </text:list>
                      </text:list-item>
                    </text:list>
                  </text:list-item>
                </text:list>
              </text:list-item>
            </text:list>
          </table:table-cell>
          <table:covered-table-cell/>
        </table:table-row>
        <table:table-row table:style-name="Table4.1">
          <table:table-cell table:style-name="Table4.A2" table:number-columns-spanned="2" office:value-type="string">
            <text:list xml:id="list154620875179187" text:continue-numbering="true" text:style-name="WW8Num1">
              <text:list-item>
                <text:list>
                  <text:list-item>
                    <text:list>
                      <text:list-item>
                        <text:list>
                          <text:list-item>
                            <text:list>
                              <text:list-item>
                                <text:list>
                                  <text:list-item>
                                    <text:list>
                                      <text:list-item>
                                        <text:list>
                                          <text:list-item>
                                            <text:h text:style-name="P204"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35">Žebrácké hadry</text:p>
          </table:table-cell>
          <table:table-cell table:style-name="Table4.A2" office:value-type="string">
            <text:p text:style-name="P236">2 dn</text:p>
          </table:table-cell>
        </table:table-row>
        <table:table-row table:style-name="Table4.1">
          <table:table-cell table:style-name="Table4.A2" office:value-type="string">
            <text:p text:style-name="P235"><text:span text:style-name="T60">Obyčejné</text:span><text:span text:style-name="T69"> </text:span><text:span text:style-name="T60">oblečení</text:span></text:p>
          </table:table-cell>
          <table:table-cell table:style-name="Table4.A2" office:value-type="string">
            <text:p text:style-name="P234"><text:span text:style-name="T62">1</text:span><text:span text:style-name="T71"> </text:span><text:span text:style-name="T62">zl</text:span></text:p>
          </table:table-cell>
        </table:table-row>
        <table:table-row table:style-name="Table4.1">
          <table:table-cell table:style-name="Table4.A2" office:value-type="string">
            <text:p text:style-name="P235">Honosné <text:span text:style-name="T1">oblečení</text:span></text:p>
          </table:table-cell>
          <table:table-cell table:style-name="Table4.A2" office:value-type="string">
            <text:p text:style-name="P236">12 zl</text:p>
          </table:table-cell>
        </table:table-row>
        <table:table-row table:style-name="Table4.1">
          <table:table-cell table:style-name="Table4.A2" table:number-columns-spanned="2" office:value-type="string">
            <text:list xml:id="list154620889174890" text:continue-numbering="true" text:style-name="WW8Num1">
              <text:list-item>
                <text:list>
                  <text:list-item>
                    <text:list>
                      <text:list-item>
                        <text:list>
                          <text:list-item>
                            <text:list>
                              <text:list-item>
                                <text:list>
                                  <text:list-item>
                                    <text:list>
                                      <text:list-item>
                                        <text:list>
                                          <text:list-item>
                                            <text:h text:style-name="P204"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35">Tábornické potřeby (včetně torny)</text:p>
          </table:table-cell>
          <table:table-cell table:style-name="Table4.A2" office:value-type="string">
            <text:p text:style-name="P236">1 zl</text:p>
          </table:table-cell>
        </table:table-row>
        <table:table-row table:style-name="Table4.1">
          <table:table-cell table:style-name="Table4.A2" office:value-type="string">
            <text:p text:style-name="P235">Celta</text:p>
          </table:table-cell>
          <table:table-cell table:style-name="Table4.A2" office:value-type="string">
            <text:p text:style-name="P236">1 zl</text:p>
          </table:table-cell>
        </table:table-row>
        <table:table-row table:style-name="Table4.1">
          <table:table-cell table:style-name="Table4.A2" office:value-type="string">
            <text:p text:style-name="P235"><text:span text:style-name="T69">Stan </text:span><text:span text:style-name="T60">pro dvě </text:span><text:span text:style-name="T69">osoby</text:span></text:p>
          </table:table-cell>
          <table:table-cell table:style-name="Table4.A2" office:value-type="string">
            <text:p text:style-name="P234"><text:span text:style-name="T62">2</text:span><text:span text:style-name="T71"> </text:span><text:span text:style-name="T62">zl</text:span></text:p>
          </table:table-cell>
        </table:table-row>
        <table:table-row table:style-name="Table4.1">
          <table:table-cell table:style-name="Table4.A2" office:value-type="string">
            <text:p text:style-name="P235"><text:span text:style-name="T69">Stan </text:span><text:span text:style-name="T60">pro osm</text:span><text:span text:style-name="T69"> osob</text:span></text:p>
          </table:table-cell>
          <table:table-cell table:style-name="Table4.A2" office:value-type="string">
            <text:p text:style-name="P234"><text:span text:style-name="T62">5</text:span><text:span text:style-name="T71"> </text:span><text:span text:style-name="T62">zl</text:span></text:p>
          </table:table-cell>
        </table:table-row>
        <table:table-row table:style-name="Table4.1">
          <table:table-cell table:style-name="Table4.A2" table:number-columns-spanned="2" office:value-type="string">
            <text:list xml:id="list154620907180773" text:continue-numbering="true" text:style-name="WW8Num1">
              <text:list-item>
                <text:list>
                  <text:list-item>
                    <text:list>
                      <text:list-item>
                        <text:list>
                          <text:list-item>
                            <text:list>
                              <text:list-item>
                                <text:list>
                                  <text:list-item>
                                    <text:list>
                                      <text:list-item>
                                        <text:list>
                                          <text:list-item>
                                            <text:h text:style-name="P204"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37"><text:span text:style-name="T60">Lampový o</text:span><text:span text:style-name="T69">lej (1 keramická lahev, </text:span><text:span text:style-name="T60">vydrží svítit 6 hodin</text:span><text:span text:style-name="T69">)</text:span></text:p>
          </table:table-cell>
          <table:table-cell table:style-name="Table4.A2" office:value-type="string">
            <text:p text:style-name="P234"><text:span text:style-name="T62">2</text:span><text:span text:style-name="T71"> </text:span><text:span text:style-name="T62">dn</text:span></text:p>
          </table:table-cell>
        </table:table-row>
        <text:soft-page-break/>
        <table:table-row table:style-name="Table4.1">
          <table:table-cell table:style-name="Table4.A2" office:value-type="string">
            <text:p text:style-name="P15">Olejová lampa, lucerna</text:p>
          </table:table-cell>
          <table:table-cell table:style-name="Table4.A2" office:value-type="string">
            <text:p text:style-name="P234"><text:span text:style-name="T62">1</text:span><text:span text:style-name="T71"> </text:span><text:span text:style-name="T62">st</text:span></text:p>
          </table:table-cell>
        </table:table-row>
        <table:table-row table:style-name="Table4.1">
          <table:table-cell table:style-name="Table4.A2" office:value-type="string">
            <text:p text:style-name="P15">Směrová olejová lampa či lucerna</text:p>
          </table:table-cell>
          <table:table-cell table:style-name="Table4.A2" office:value-type="string">
            <text:p text:style-name="P234"><text:span text:style-name="T71">1 st, </text:span><text:span text:style-name="T62">2 dn</text:span></text:p>
          </table:table-cell>
        </table:table-row>
        <table:table-row table:style-name="Table4.1">
          <table:table-cell table:style-name="Table4.A2" office:value-type="string">
            <text:p text:style-name="P15">Lucerna s okenicemi</text:p>
          </table:table-cell>
          <table:table-cell table:style-name="Table4.A2" office:value-type="string">
            <text:p text:style-name="P234"><text:span text:style-name="T62">2</text:span><text:span text:style-name="T71"> </text:span><text:span text:style-name="T62">st</text:span></text:p>
          </table:table-cell>
        </table:table-row>
        <table:table-row table:style-name="Table4.1">
          <table:table-cell table:style-name="Table4.A2" office:value-type="string">
            <text:p text:style-name="P16">Hornický kahan</text:p>
          </table:table-cell>
          <table:table-cell table:style-name="Table4.A2" office:value-type="string">
            <text:p text:style-name="P234"><text:span text:style-name="T62">8</text:span><text:span text:style-name="T71"> dn</text:span></text:p>
          </table:table-cell>
        </table:table-row>
        <table:table-row table:style-name="Table4.1">
          <table:table-cell table:style-name="Table4.A2" office:value-type="string">
            <text:p text:style-name="P16">Zlodějská lucerna</text:p>
          </table:table-cell>
          <table:table-cell table:style-name="Table4.A2" office:value-type="string">
            <text:p text:style-name="P234"><text:span text:style-name="T62">8</text:span><text:span text:style-name="T71"> st</text:span></text:p>
          </table:table-cell>
        </table:table-row>
        <table:table-row table:style-name="Table4.1">
          <table:table-cell table:style-name="Table4.A2" office:value-type="string">
            <text:p text:style-name="P28"><text:span text:style-name="T70">Svíce </text:span><text:span text:style-name="T61">(vydrží svítit 1 hodinu)</text:span></text:p>
          </table:table-cell>
          <table:table-cell table:style-name="Table4.A2" office:value-type="string">
            <text:p text:style-name="P234"><text:span text:style-name="T62">5</text:span><text:span text:style-name="T71"> mk</text:span></text:p>
          </table:table-cell>
        </table:table-row>
        <table:table-row table:style-name="Table4.1">
          <table:table-cell table:style-name="Table4.A2" office:value-type="string">
            <text:p text:style-name="P28"><text:span text:style-name="T70">Lucerna </text:span><text:span text:style-name="T61">na</text:span><text:span text:style-name="T70"> svíc</text:span><text:span text:style-name="T61">i</text:span></text:p>
          </table:table-cell>
          <table:table-cell table:style-name="Table4.A2" office:value-type="string">
            <text:p text:style-name="P234"><text:span text:style-name="T62">4</text:span><text:span text:style-name="T71"> dn</text:span></text:p>
          </table:table-cell>
        </table:table-row>
        <table:table-row table:style-name="Table4.1">
          <table:table-cell table:style-name="Table4.A2" office:value-type="string">
            <text:p text:style-name="P28"><text:span text:style-name="T70">Louč <text:s/></text:span><text:span text:style-name="T61">(vydrží svítit 1 hodinu, je menší a lehčí než pochodeň)</text:span></text:p>
          </table:table-cell>
          <table:table-cell table:style-name="Table4.A2" office:value-type="string">
            <text:p text:style-name="P238">2 mk</text:p>
          </table:table-cell>
        </table:table-row>
        <table:table-row table:style-name="Table4.1">
          <table:table-cell table:style-name="Table4.A2" office:value-type="string">
            <text:p text:style-name="P28"><text:span text:style-name="T70">Pochodeň </text:span><text:span text:style-name="T61">(vydrží svítit 2 hodiny)</text:span></text:p>
          </table:table-cell>
          <table:table-cell table:style-name="Table4.A2" office:value-type="string">
            <text:p text:style-name="P238">1 dn</text:p>
          </table:table-cell>
        </table:table-row>
        <table:table-row table:style-name="Table4.1">
          <table:table-cell table:style-name="Table4.A2" table:number-columns-spanned="2" office:value-type="string">
            <text:list xml:id="list154621026167428" text:continue-numbering="true" text:style-name="WW8Num1">
              <text:list-item>
                <text:list>
                  <text:list-item>
                    <text:list>
                      <text:list-item>
                        <text:list>
                          <text:list-item>
                            <text:list>
                              <text:list-item>
                                <text:list>
                                  <text:list-item>
                                    <text:list>
                                      <text:list-item>
                                        <text:list>
                                          <text:list-item>
                                            <text:h text:style-name="P204"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43">Křída</text:p>
          </table:table-cell>
          <table:table-cell table:style-name="Table4.A2" office:value-type="string">
            <text:p text:style-name="P234"><text:span text:style-name="T62">5</text:span><text:span text:style-name="T71"> mk</text:span></text:p>
          </table:table-cell>
        </table:table-row>
        <table:table-row table:style-name="Table4.1">
          <table:table-cell table:style-name="Table4.A2" office:value-type="string">
            <text:p text:style-name="P243">Pergamen (1 list)</text:p>
          </table:table-cell>
          <table:table-cell table:style-name="Table4.A2" office:value-type="string">
            <text:p text:style-name="P234"><text:span text:style-name="T71">2 </text:span><text:span text:style-name="T62">st</text:span></text:p>
          </table:table-cell>
        </table:table-row>
        <table:table-row table:style-name="Table4.1">
          <table:table-cell table:style-name="Table4.A2" office:value-type="string">
            <text:p text:style-name="P237"><text:span text:style-name="T69">Pečetní vosk (1</text:span><text:span text:style-name="T60">/2</text:span><text:span text:style-name="T69"> hřivn</text:span><text:span text:style-name="T60">y</text:span><text:span text:style-name="T69">)</text:span></text:p>
          </table:table-cell>
          <table:table-cell table:style-name="Table4.A2" office:value-type="string">
            <text:p text:style-name="P234"><text:span text:style-name="T62">5</text:span><text:span text:style-name="T71"> dn</text:span></text:p>
          </table:table-cell>
        </table:table-row>
        <table:table-row table:style-name="Table4.1">
          <table:table-cell table:style-name="Table4.A2" office:value-type="string">
            <text:p text:style-name="P243">Pečetidlo</text:p>
          </table:table-cell>
          <table:table-cell table:style-name="Table4.A2" office:value-type="string">
            <text:p text:style-name="P234"><text:span text:style-name="T71">1 </text:span><text:span text:style-name="T62">st</text:span></text:p>
          </table:table-cell>
        </table:table-row>
        <table:table-row table:style-name="Table4.1">
          <table:table-cell table:style-name="Table4.A2" office:value-type="string">
            <text:p text:style-name="P237"><text:span text:style-name="T69">Psací </text:span><text:span text:style-name="T60">potřeby (brk, inkoust)</text:span></text:p>
          </table:table-cell>
          <table:table-cell table:style-name="Table4.A2" office:value-type="string">
            <text:p text:style-name="P238">2 st</text:p>
          </table:table-cell>
        </table:table-row>
        <table:table-row table:style-name="Table4.1">
          <table:table-cell table:style-name="Table4.A2" office:value-type="string">
            <text:p text:style-name="P243">Pouzdro na mapy či svitky</text:p>
          </table:table-cell>
          <table:table-cell table:style-name="Table4.A2" office:value-type="string">
            <text:p text:style-name="P234"><text:span text:style-name="T62">6</text:span><text:span text:style-name="T71"> dn</text:span></text:p>
          </table:table-cell>
        </table:table-row>
        <table:table-row table:style-name="Table4.1">
          <table:table-cell table:style-name="Table4.A2" table:number-columns-spanned="2" office:value-type="string">
            <text:list xml:id="list154621089162790" text:continue-numbering="true" text:style-name="WW8Num1">
              <text:list-item>
                <text:list>
                  <text:list-item>
                    <text:list>
                      <text:list-item>
                        <text:list>
                          <text:list-item>
                            <text:list>
                              <text:list-item>
                                <text:list>
                                  <text:list-item>
                                    <text:list>
                                      <text:list-item>
                                        <text:list>
                                          <text:list-item>
                                            <text:h text:style-name="P204"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37"><text:span text:style-name="T69">Skleněná lahev (</text:span><text:span text:style-name="T60">1</text:span><text:span text:style-name="T69"> </text:span><text:span text:style-name="T60">čtvrtka</text:span><text:span text:style-name="T69">)</text:span></text:p>
          </table:table-cell>
          <table:table-cell table:style-name="Table4.A2" office:value-type="string">
            <text:p text:style-name="P238">5 dn</text:p>
          </table:table-cell>
        </table:table-row>
        <table:table-row table:style-name="Table4.1">
          <table:table-cell table:style-name="Table4.A2" office:value-type="string">
            <text:p text:style-name="P237"><text:span text:style-name="T60">Baňka,</text:span><text:span text:style-name="T69"> </text:span><text:span text:style-name="T60">flakónek</text:span></text:p>
          </table:table-cell>
          <table:table-cell table:style-name="Table4.A2" office:value-type="string">
            <text:p text:style-name="P238">1 dn/kus</text:p>
          </table:table-cell>
        </table:table-row>
        <table:table-row table:style-name="Table4.1">
          <table:table-cell table:style-name="Table4.A2" office:value-type="string">
            <text:p text:style-name="P237">Alchymistická aparatura (přenosná, ve speciální truhlici)</text:p>
          </table:table-cell>
          <table:table-cell table:style-name="Table4.A2" office:value-type="string">
            <text:p text:style-name="P238">5 zl</text:p>
          </table:table-cell>
        </table:table-row>
        <table:table-row table:style-name="Table4.1">
          <table:table-cell table:style-name="Table4.A2" office:value-type="string">
            <text:p text:style-name="P237">Alchymistická laboratoř (nepřenosná)</text:p>
          </table:table-cell>
          <table:table-cell table:style-name="Table4.A2" office:value-type="string">
            <text:p text:style-name="P238">100 zl</text:p>
          </table:table-cell>
        </table:table-row>
        <table:table-row table:style-name="Table4.1">
          <table:table-cell table:style-name="Table4.A2" office:value-type="string">
            <text:p text:style-name="P237">Magické suroviny (cena za 1 mag)</text:p>
          </table:table-cell>
          <table:table-cell table:style-name="Table4.A2" office:value-type="string">
            <text:p text:style-name="P238">1 zl</text:p>
          </table:table-cell>
        </table:table-row>
        <table:table-row table:style-name="Table4.1">
          <table:table-cell table:style-name="Table4.A2" table:number-columns-spanned="2" office:value-type="string">
            <text:list xml:id="list154621137160240" text:continue-numbering="true" text:style-name="WW8Num1">
              <text:list-item>
                <text:list>
                  <text:list-item>
                    <text:list>
                      <text:list-item>
                        <text:list>
                          <text:list-item>
                            <text:list>
                              <text:list-item>
                                <text:list>
                                  <text:list-item>
                                    <text:list>
                                      <text:list-item>
                                        <text:list>
                                          <text:list-item>
                                            <text:h text:style-name="P204"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37">Seznam předmětů, které dokáže alchymista vyrobit, nalezneš v popisu zvláštních schopností alchymisty</text:p>
          </table:table-cell>
          <table:table-cell table:style-name="Table4.A2" office:value-type="string">
            <text:p text:style-name="P238">5 * výrobní cena předmětu</text:p>
          </table:table-cell>
        </table:table-row>
        <table:table-row table:style-name="Table4.1">
          <table:table-cell table:style-name="Table4.A2" table:number-columns-spanned="2" office:value-type="string">
            <text:list xml:id="list154621143160812" text:continue-numbering="true" text:style-name="WW8Num1">
              <text:list-item>
                <text:list>
                  <text:list-item>
                    <text:list>
                      <text:list-item>
                        <text:list>
                          <text:list-item>
                            <text:list>
                              <text:list-item>
                                <text:list>
                                  <text:list-item>
                                    <text:list>
                                      <text:list-item>
                                        <text:list>
                                          <text:list-item>
                                            <text:h text:style-name="P204"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44">Lano (10 sáhů)</text:p>
          </table:table-cell>
          <table:table-cell table:style-name="Table4.A2" office:value-type="string">
            <text:p text:style-name="P234"><text:span text:style-name="T62">1</text:span><text:span text:style-name="T71"> </text:span><text:span text:style-name="T62">st</text:span></text:p>
          </table:table-cell>
        </table:table-row>
        <table:table-row table:style-name="Table4.1">
          <table:table-cell table:style-name="Table4.A2" office:value-type="string">
            <text:p text:style-name="P244">Provazový žebřík (10 sáhů)</text:p>
          </table:table-cell>
          <table:table-cell table:style-name="Table4.A2" office:value-type="string">
            <text:p text:style-name="P238">2 st</text:p>
          </table:table-cell>
        </table:table-row>
        <table:table-row table:style-name="Table4.1">
          <table:table-cell table:style-name="Table4.A2" office:value-type="string">
            <text:p text:style-name="P244">Kotvička</text:p>
          </table:table-cell>
          <table:table-cell table:style-name="Table4.A2" office:value-type="string">
            <text:p text:style-name="P234"><text:span text:style-name="T62">5</text:span><text:span text:style-name="T71"> dn</text:span></text:p>
          </table:table-cell>
        </table:table-row>
        <table:table-row table:style-name="Table4.1">
          <table:table-cell table:style-name="Table4.A2" office:value-type="string">
            <text:p text:style-name="P243">Kladkostroj</text:p>
          </table:table-cell>
          <table:table-cell table:style-name="Table4.A2" office:value-type="string">
            <text:p text:style-name="P234"><text:span text:style-name="T62">1</text:span><text:span text:style-name="T71"> </text:span><text:span text:style-name="T62">st</text:span></text:p>
          </table:table-cell>
        </table:table-row>
        <table:table-row table:style-name="Table4.1">
          <table:table-cell table:style-name="Table4.A2" table:number-columns-spanned="2" office:value-type="string">
            <text:list xml:id="list154621182169500" text:continue-numbering="true" text:style-name="WW8Num1">
              <text:list-item>
                <text:list>
                  <text:list-item>
                    <text:list>
                      <text:list-item>
                        <text:list>
                          <text:list-item>
                            <text:list>
                              <text:list-item>
                                <text:list>
                                  <text:list-item>
                                    <text:list>
                                      <text:list-item>
                                        <text:list>
                                          <text:list-item>
                                            <text:h text:style-name="P204"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243"/>
          </table:table-cell>
          <table:table-cell table:style-name="Table4.A2" office:value-type="string">
            <text:p text:style-name="P245"/>
          </table:table-cell>
        </table:table-row>
        <table:table-row table:style-name="Table4.1">
          <table:table-cell table:style-name="Table4.A2" office:value-type="string">
            <text:p text:style-name="P239">Sada zlodějského náčiní</text:p>
          </table:table-cell>
          <table:table-cell table:style-name="Table4.A2" office:value-type="string">
            <text:p text:style-name="P238">2 zl</text:p>
          </table:table-cell>
        </table:table-row>
        <table:table-row table:style-name="Table4.1">
          <table:table-cell table:style-name="Table4.A2" office:value-type="string">
            <text:p text:style-name="P243">Nášlapné ježky (za hrst)</text:p>
          </table:table-cell>
          <table:table-cell table:style-name="Table4.A2" office:value-type="string">
            <text:p text:style-name="P234"><text:span text:style-name="T62">2</text:span><text:span text:style-name="T71"> dn</text:span></text:p>
          </table:table-cell>
        </table:table-row>
        <table:table-row table:style-name="Table4.1">
          <table:table-cell table:style-name="Table4.A2" office:value-type="string">
            <text:p text:style-name="P237"><text:span text:style-name="T69">Speci</text:span><text:span text:style-name="T60">á</text:span><text:span text:style-name="T69">lní šplhací potřeby </text:span><text:span text:style-name="T60">(lezací drápy, skoby atp.)</text:span></text:p>
          </table:table-cell>
          <table:table-cell table:style-name="Table4.A2" office:value-type="string">
            <text:p text:style-name="P234"><text:span text:style-name="T71">5 st</text:span></text:p>
          </table:table-cell>
        </table:table-row>
        <table:table-row table:style-name="Table4.1">
          <table:table-cell table:style-name="Table4.A2" office:value-type="string">
            <text:p text:style-name="P243">Líčida (herecká)</text:p>
          </table:table-cell>
          <table:table-cell table:style-name="Table4.A2" office:value-type="string">
            <text:p text:style-name="P234"><text:span text:style-name="T62">2</text:span><text:span text:style-name="T71"> dn</text:span></text:p>
          </table:table-cell>
        </table:table-row>
        <table:table-row table:style-name="Table4.1">
          <table:table-cell table:style-name="Table4.A48" office:value-type="string">
            <text:p text:style-name="P239">Padělatelské náčiní</text:p>
          </table:table-cell>
          <table:table-cell table:style-name="Table4.A48" office:value-type="string">
            <text:p text:style-name="P234">2 zl</text:p>
          </table:table-cell>
        </table:table-row>
      </table:table>
      <text:p text:style-name="Standard"/>
      <text:list xml:id="list154621210161106" text:continue-numbering="true" text:style-name="WW8Num1">
        <text:list-item>
          <text:list>
            <text:list-item>
              <text:list>
                <text:list-item>
                  <text:list>
                    <text:list-item>
                      <text:h text:style-name="Heading_20_4" text:outline-level="4"><text:bookmark-start text:name="__RefHeading__2875_416654011"/>Tábornické potřeby</text:h>
                    </text:list-item>
                  </text:list>
                </text:list-item>
              </text:list>
            </text:list-item>
          </text:list>
        </text:list-item>
      </text:list>
      <text:p text:style-name="Text_20_body">Tábornické potřeby jsou v ceníku pro jednoduchost uvedeny jako jedna položka, postava je ale samozřejmě ve skutečnosti nakupuje zvlášť. V této ceně je obvykle zahrnuto:</text:p>
      <text:list xml:id="list13262324784554127" text:style-name="WW8Num11">
        <text:list-item>
          <text:p text:style-name="P159">Torna</text:p>
        </text:list-item>
        <text:list-item>
          <text:p text:style-name="P159">Čutora (0,5 litru)</text:p>
        </text:list-item>
        <text:list-item>
          <text:p text:style-name="P159">Dva dvoulitrové měchy (tato zásoba vody běžně vystačí pro jednu postavy na dva dny, v případě extrémní nouze a maximálního šetření až na týden)</text:p>
        </text:list-item>
        <text:list-item>
          <text:p text:style-name="P159">Korbel, kalich nebo roh na pití</text:p>
        </text:list-item>
        <text:list-item>
          <text:p text:style-name="P159"><text:soft-page-break/>Kotlík nebo malý hrnec</text:p>
        </text:list-item>
        <text:list-item>
          <text:p text:style-name="P159">Dřevěná vařečka, naběračka</text:p>
        </text:list-item>
        <text:list-item>
          <text:p text:style-name="P159">Dřevěný talíř</text:p>
        </text:list-item>
        <text:list-item>
          <text:p text:style-name="P159">Nůž</text:p>
        </text:list-item>
        <text:list-item>
          <text:p text:style-name="P159">Mýdlo</text:p>
        </text:list-item>
        <text:list-item>
          <text:p text:style-name="P159">Brousek</text:p>
        </text:list-item>
        <text:list-item>
          <text:p text:style-name="P159">Křesadlo a troud</text:p>
        </text:list-item>
        <text:list-item>
          <text:p text:style-name="P159">Pokrývka</text:p>
        </text:list-item>
        <text:list-item>
          <text:p text:style-name="P159">Jehla a špulka nití</text:p>
        </text:list-item>
        <text:list-item>
          <text:p text:style-name="P159">Kus hrubého plátna</text:p>
        </text:list-item>
        <text:list-item>
          <text:p text:style-name="P159">Provaz (několik sáhů)</text:p>
        </text:list-item>
      </text:list>
      <text:p text:style-name="Text_20_body"/>
      <text:p text:style-name="Text_20_body">V ceně není zahrnuta celta ani stan (stanové plátno je totiž hodně drahé), předpokládá se tedy, že postava s touto základní výbavou tráví noci pod svým cestovním pláštěm, nebo si celtu či stan přikoupí.</text:p>
      <text:p text:style-name="Text_20_body">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Text_20_body"/>
      <text:list xml:id="list154621263166861" text:continue-list="list154621210161106" text:style-name="WW8Num1">
        <text:list-item>
          <text:list>
            <text:list-item>
              <text:list>
                <text:list-item>
                  <text:list>
                    <text:list-item>
                      <text:h text:style-name="Heading_20_4" text:outline-level="4"><text:bookmark-start text:name="__RefHeading__1205_1256013735"/>Cestovní zásoby</text:h>
                    </text:list-item>
                  </text:list>
                </text:list-item>
              </text:list>
            </text:list-item>
          </text:list>
        </text:list-item>
      </text:list>
      <text:p text:style-name="Text_20_body">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55">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Text_20_body"/>
      <text:list xml:id="list154621270189051" text:continue-numbering="true" text:style-name="WW8Num1">
        <text:list-item>
          <text:list>
            <text:list-item>
              <text:list>
                <text:list-item>
                  <text:list>
                    <text:list-item>
                      <text:h text:style-name="Heading_20_4" text:outline-level="4"><text:bookmark-start text:name="__RefHeading__1025_552295790"/>Oblečení</text:h>
                    </text:list-item>
                  </text:list>
                </text:list-item>
              </text:list>
            </text:list-item>
          </text:list>
        </text:list-item>
      </text:list>
      <text:p text:style-name="P126">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Text_20_body"/>
      <text:list xml:id="list154621275175300" text:continue-numbering="true" text:style-name="WW8Num1">
        <text:list-item>
          <text:list>
            <text:list-item>
              <text:list>
                <text:list-item>
                  <text:list>
                    <text:list-item>
                      <text:h text:style-name="Heading_20_4" text:outline-level="4"><text:bookmark-start text:name="__RefHeading__3829_2029073874"/>Zbraně a zbroj</text:h>
                    </text:list-item>
                  </text:list>
                </text:list-item>
              </text:list>
            </text:list-item>
          </text:list>
        </text:list-item>
      </text:list>
      <text:p text:style-name="Text_20_body">Cenu zbraní, zbrojí a štítů najdeš v <text:span text:style-name="T36">Tabulce zbraní pro boj zblízka</text:span>, <text:span text:style-name="T36">Tabulce střelných a vrhacích zbraní</text:span>, <text:span text:style-name="T36">Tabulce zbrojí</text:span>, případně v <text:span text:style-name="T36">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Text_20_body"><text:soft-page-break/></text:p>
      <text:list xml:id="list154621283183523" text:continue-numbering="true" text:style-name="WW8Num1">
        <text:list-item>
          <text:list>
            <text:list-item>
              <text:list>
                <text:list-item>
                  <text:list>
                    <text:list-item>
                      <text:h text:style-name="Heading_20_4" text:outline-level="4">Zlodějská lucerna</text:h>
                    </text:list-item>
                  </text:list>
                </text:list-item>
              </text:list>
            </text:list-item>
          </text:list>
        </text:list-item>
      </text:list>
      <text:p text:style-name="Text_20_body">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Text_20_body"/>
      <text:list xml:id="list154621322160196" text:continue-numbering="true" text:style-name="WW8Num1">
        <text:list-item>
          <text:list>
            <text:list-item>
              <text:list>
                <text:list-item>
                  <text:list>
                    <text:list-item>
                      <text:h text:style-name="Heading_20_4" text:outline-level="4">Alchymistické předměty</text:h>
                    </text:list-item>
                  </text:list>
                </text:list-item>
              </text:list>
            </text:list-item>
          </text:list>
        </text:list-item>
      </text:list>
      <text:p text:style-name="Text_20_body">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Text_20_body"/>
      <text:list xml:id="list154621326175315" text:continue-numbering="true" text:style-name="WW8Num1">
        <text:list-item>
          <text:list>
            <text:list-item>
              <text:list>
                <text:list-item>
                  <text:list>
                    <text:list-item>
                      <text:h text:style-name="Heading_20_4" text:outline-level="4"><text:span text:style-name="T30">Speciální</text:span><text:span text:style-name="T52"> šplhací potřeby</text:span></text:h>
                    </text:list-item>
                  </text:list>
                </text:list-item>
              </text:list>
            </text:list-item>
          </text:list>
        </text:list-item>
      </text:list>
      <text:p text:style-name="P239">Tyto pomůcky neposkytují bonus, pouze umožňují šplhat v terénu, kde by to jinak nešlo, případně zmírňují následky pádu.</text:p>
      <text:p text:style-name="Text_20_body"/>
      <text:list xml:id="list154621332168513" text:continue-numbering="true" text:style-name="WW8Num1">
        <text:list-item>
          <text:list>
            <text:list-item>
              <text:list>
                <text:list-item>
                  <text:list>
                    <text:list-item>
                      <text:h text:style-name="Heading_20_4" text:outline-level="4"><text:bookmark-start text:name="__RefHeading__1207_1256013735"/>Sada zlodějského náčiní</text:h>
                    </text:list-item>
                  </text:list>
                </text:list-item>
              </text:list>
            </text:list-item>
          </text:list>
        </text:list-item>
      </text:list>
      <text:p text:style-name="Text_20_body">Tato sada obvykle obsahuje:</text:p>
      <text:list xml:id="list9064543561797996747" text:style-name="WW8Num10">
        <text:list-item>
          <text:p text:style-name="P160">Paklíče a šperháky různých tvarů a velikostí</text:p>
        </text:list-item>
        <text:list-item>
          <text:p text:style-name="P160">Kleště</text:p>
        </text:list-item>
        <text:list-item>
          <text:p text:style-name="P160">Páčidlo</text:p>
        </text:list-item>
        <text:list-item>
          <text:p text:style-name="P160">Dláto a kladívko</text:p>
        </text:list-item>
        <text:list-item>
          <text:p text:style-name="P160">Pilník na železo</text:p>
        </text:list-item>
        <text:list-item>
          <text:p text:style-name="P160">Olejničku</text:p>
        </text:list-item>
      </text:list>
      <text:p text:style-name="Text_20_body"/>
      <text:p text:style-name="Text_20_body">Cokoliv navíc si zapiš (a možná si za to budeš muset připlatit).</text:p>
      <text:p text:style-name="Text_20_body"/>
      <text:list xml:id="list154621353172819" text:continue-list="list154621332168513" text:style-name="WW8Num1">
        <text:list-item>
          <text:list>
            <text:list-item>
              <text:list>
                <text:list-item>
                  <text:list>
                    <text:list-item>
                      <text:h text:style-name="Heading_20_4" text:outline-level="4">Nášlapné ježky</text:h>
                    </text:list-item>
                  </text:list>
                </text:list-item>
              </text:list>
            </text:list-item>
          </text:list>
        </text:list-item>
      </text:list>
      <text:p text:style-name="Text_20_body">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Text_20_body"/>
      <text:list xml:id="list154621356188030" text:continue-numbering="true" text:style-name="WW8Num1">
        <text:list-item>
          <text:list>
            <text:list-item>
              <text:h text:style-name="Heading_20_2" text:outline-level="2"><text:bookmark-start text:name="__RefHeading__6201_680152062"/><text:bookmark-start text:name="__RefHeading__5992_585935303"/><text:bookmark-start text:name="__RefHeading__5785_1842958974"/><text:bookmark-start text:name="__RefHeading__5585_1310750014"/><text:bookmark-start text:name="__RefHeading__5389_1220005542"/><text:bookmark-start text:name="__RefHeading__5199_1695420038"/><text:bookmark-start text:name="__RefHeading__5008_1017986065"/><text:bookmark-start text:name="__RefHeading__4824_1577118845"/><text:bookmark-start text:name="__RefHeading__4644_1310006689"/><text:bookmark-start text:name="__RefHeading__4459_1444625655"/><text:bookmark-start text:name="__RefHeading__4284_1606745807"/><text:bookmark-start text:name="__RefHeading__4099_389828191"/><text:bookmark-start text:name="__RefHeading__3917_166433791"/><text:bookmark-start text:name="__RefHeading__1209_1256013735"/><text:bookmark-start text:name="__RefHeading__3831_2029073874"/><text:bookmark-start text:name="__RefHeading__1679_547978412"/><text:bookmark-start text:name="__RefHeading__773_695059573"/><text:bookmark-start text:name="__RefHeading__1681_547978412"/><text:bookmark-start text:name="__RefHeading__419_1157328300"/><text:bookmark-start text:name="__RefHeading__357_1505329582"/><text:bookmark-start text:name="__RefHeading__329_1233803898"/><text:bookmark-start text:name="__RefHeading__1005_547978412"/><text:bookmark-start text:name="__RefHeading__1683_547978412"/><text:bookmark-start text:name="__RefHeading__935_1800846094"/><text:bookmark-start text:name="__RefHeading__3484_1767808843"/><text:bookmark-start text:name="__RefHeading__1111_504877730"/><text:bookmark-start text:name="__RefHeading__1291_1117028995"/><text:bookmark-start text:name="__RefHeading__4452_416654011"/><text:bookmark-start text:name="__RefHeading__11399_416654011"/><text:bookmark-start text:name="__RefHeading__15186_416654011"/><text:bookmark-start text:name="__RefHeading__3657_1539619621"/><text:bookmark-start text:name="__RefHeading__3749_1016505843"/><text:bookmark-start text:name="__RefHeading__3570_575115563"/><text:bookmark-start text:name="__RefHeading__2013_425077428"/><text:bookmark-start text:name="__RefHeading__2193_374322643"/><text:bookmark-start text:name="__RefHeading__2373_354735483"/><text:bookmark-start text:name="__RefHeading__2550_1914700735"/><text:bookmark-start text:name="__RefHeading__2728_1037820875"/><text:bookmark-start text:name="__RefHeading__2937_492158928"/><text:bookmark-start text:name="__RefHeading__3120_606940407"/><text:bookmark-start text:name="__RefHeading__3304_1272288082"/><text:bookmark-start text:name="__RefHeading__3398_2029160294"/><text:bookmark-start text:name="__RefHeading__3214_1071858212"/><text:bookmark-start text:name="__RefHeading__3030_1761741664"/><text:bookmark-start text:name="__RefHeading__2819_270129214"/><text:bookmark-start text:name="__RefHeading__2641_1236622114"/><text:bookmark-start text:name="__RefHeading__2464_1402843499"/><text:bookmark-start text:name="__RefHeading__2285_588121625"/><text:bookmark-start text:name="__RefHeading__2105_1935348469"/><text:bookmark-start text:name="__RefHeading__1925_1699506768"/><text:bookmark-start text:name="__RefHeading__13254_416654011"/><text:bookmark-start text:name="__RefHeading__6127_416654011"/><text:bookmark-start text:name="__RefHeading__2877_416654011"/><text:bookmark-start text:name="__RefHeading__4007_390576214"/><text:bookmark-start text:name="__RefHeading__4191_1074358857"/><text:bookmark-start text:name="__RefHeading__4375_1736126469"/><text:bookmark-start text:name="__RefHeading__4552_630685431"/><text:bookmark-start text:name="__RefHeading__4733_913315267"/><text:bookmark-start text:name="__RefHeading__4917_1163710135"/><text:bookmark-start text:name="__RefHeading__5101_952857884"/><text:bookmark-start text:name="__RefHeading__5296_470946183"/><text:bookmark-start text:name="__RefHeading__5482_1112796876"/><text:bookmark-start text:name="__RefHeading__5683_704881804"/><text:bookmark-start text:name="__RefHeading__5888_1574798422"/><text:bookmark-start text:name="__RefHeading__6096_613080586"/>Původ postavy</text:h>
            </text:list-item>
          </text:list>
        </text:list-item>
      </text:list>
      <text:p text:style-name="Text_20_body">Při hře se může hodit vědět, odkud postava pochází a co prožila před tím, než se přidala k družině. Možnosti závisí na tom, jaké dobrodružství (a v jakém světě) Pán jeskyně připraví, je tedy potřeba se s ním o tom domluvit. Je také možné se původem postav nezdržovat a začít rovnou nějakým dobrodružstvím. Později při hře určitě bude dost času na to, abyste případně původ a minulost postav dotvořili.</text:p>
      <text:p text:style-name="Text_20_body"/>
      <text:list xml:id="list154621379167692" text:continue-numbering="true" text:style-name="WW8Num1">
        <text:list-item>
          <text:list>
            <text:list-item>
              <text:h text:style-name="Heading_20_2" text:outline-level="2"><text:bookmark-start text:name="__RefHeading__6203_680152062"/><text:bookmark-start text:name="__RefHeading__5994_585935303"/><text:bookmark-start text:name="__RefHeading__5787_1842958974"/><text:bookmark-start text:name="__RefHeading__5587_1310750014"/><text:bookmark-start text:name="__RefHeading__5391_1220005542"/><text:bookmark-start text:name="__RefHeading__5201_1695420038"/><text:bookmark-start text:name="__RefHeading__5010_1017986065"/><text:bookmark-start text:name="__RefHeading__4826_1577118845"/><text:bookmark-start text:name="__RefHeading__4646_1310006689"/><text:bookmark-start text:name="__RefHeading__4461_1444625655"/><text:bookmark-start text:name="__RefHeading__4286_1606745807"/><text:bookmark-start text:name="__RefHeading__4101_389828191"/><text:bookmark-start text:name="__RefHeading__3919_166433791"/><text:bookmark-start text:name="__RefHeading__6131_416654011"/><text:bookmark-start text:name="__RefHeading__3833_2029073874"/><text:bookmark-start text:name="__RefHeading__1027_552295790"/><text:bookmark-start text:name="__RefHeading__421_1157328300"/><text:bookmark-start text:name="__RefHeading__359_1505329582"/><text:bookmark-start text:name="__RefHeading__331_1233803898"/><text:bookmark-start text:name="__RefHeading__1007_547978412"/><text:bookmark-start text:name="__RefHeading__1685_547978412"/><text:bookmark-start text:name="__RefHeading__865_681294674"/><text:bookmark-start text:name="__RefHeading__681_1665772393"/><text:bookmark-start text:name="__RefHeading__1687_547978412"/><text:bookmark-start text:name="__RefHeading__937_1800846094"/><text:bookmark-start text:name="__RefHeading__3486_1767808843"/><text:bookmark-start text:name="__RefHeading__1113_504877730"/><text:bookmark-start text:name="__RefHeading__1293_1117028995"/><text:bookmark-start text:name="__RefHeading__4454_416654011"/><text:bookmark-start text:name="__RefHeading__11401_416654011"/><text:bookmark-start text:name="__RefHeading__15188_416654011"/><text:bookmark-start text:name="__RefHeading__3659_1539619621"/><text:bookmark-start text:name="__RefHeading__3751_1016505843"/><text:bookmark-start text:name="__RefHeading__3572_575115563"/><text:bookmark-start text:name="__RefHeading__2015_425077428"/><text:bookmark-start text:name="__RefHeading__2195_374322643"/><text:bookmark-start text:name="__RefHeading__2375_354735483"/><text:bookmark-start text:name="__RefHeading__2552_1914700735"/><text:bookmark-start text:name="__RefHeading__2730_1037820875"/><text:bookmark-start text:name="__RefHeading__2939_492158928"/><text:bookmark-start text:name="__RefHeading__3122_606940407"/><text:bookmark-start text:name="__RefHeading__3306_1272288082"/><text:bookmark-start text:name="__RefHeading__3400_2029160294"/><text:bookmark-start text:name="__RefHeading__3216_1071858212"/><text:bookmark-start text:name="__RefHeading__3032_1761741664"/><text:bookmark-start text:name="__RefHeading__2821_270129214"/><text:bookmark-start text:name="__RefHeading__2643_1236622114"/><text:bookmark-start text:name="__RefHeading__2466_1402843499"/><text:bookmark-start text:name="__RefHeading__2287_588121625"/><text:bookmark-start text:name="__RefHeading__2107_1935348469"/><text:bookmark-start text:name="__RefHeading__1927_1699506768"/><text:bookmark-start text:name="__RefHeading__13256_416654011"/><text:bookmark-start text:name="__RefHeading__6129_416654011"/><text:bookmark-start text:name="__RefHeading__2879_416654011"/><text:bookmark-start text:name="__RefHeading__4009_390576214"/><text:bookmark-start text:name="__RefHeading__4193_1074358857"/><text:bookmark-start text:name="__RefHeading__4377_1736126469"/><text:bookmark-start text:name="__RefHeading__4554_630685431"/><text:bookmark-start text:name="__RefHeading__4735_913315267"/><text:bookmark-start text:name="__RefHeading__4919_1163710135"/><text:bookmark-start text:name="__RefHeading__5103_952857884"/><text:bookmark-start text:name="__RefHeading__5298_470946183"/><text:bookmark-start text:name="__RefHeading__5484_1112796876"/><text:bookmark-start text:name="__RefHeading__5685_704881804"/><text:bookmark-start text:name="__RefHeading__5890_1574798422"/><text:bookmark-start text:name="__RefHeading__6098_613080586"/><text:soft-page-break/>Charakter postavy</text:h>
            </text:list-item>
          </text:list>
        </text:list-item>
      </text:list>
      <text:p text:style-name="Text_20_body">Zatím jsi určil pouze to, co a jak dobře bude postava vlastnit a umět – to však ale moc neříká o tom, jak se bude chovat. Válečník například může být stejně tak čestný a statečný, jako podlý a zbabělý a je na tobě, aby sis rozmyslel, jak bude tvá postava reagovat na různé situace a jak bude jednat s ostatními.<text:line-break/><text:tab/>Charakter postavy se předem dá vytvořit jen částečně – každý člověk (a stejně tak i každá postava v Dračím doupěti) se totiž časem mění a vyvíjí. Je ale dobré určit si předem několik výrazných rysů – například jestli je tvá postava lakomá, přátelská, opatrná nebo třeba málomluvná. Hru také mohou oživit různé zajímavé zvyky, například že každé ráno cvičí, nebo že s sebou vždycky nosí soudek dobrého piva.<text:line-break/><text:tab/>Na závěr je dobré promyslet, proč se vlastně tvá postava vydává za dobrodružstvím. Může to být třeba proto, že i její otec byl dobrodruh a postava kráčí v jeho šlépějích. Nebo je prostě jen zvědavá. Nebo možná touží po bohatství a doufá, že se takhle k němu nejsnáze dostane. Nějaký důvod by ale určitě mít měla, protože jinak by nejspíš zůstala sedět doma za pecí a nikdy by nic zajímavého nezažila.<text:line-break/><text:tab/>Pamatuj na to, že tvorba postavy určením jejích schopností a nástřelem charakteru ani zdaleka nekončí. Právě naopak, s každým dalším prožitým dobrodružstvím se bude utvářet a nezřídka i měnit. Charakter postavy, na rozdíl od schopností a dovedností, ostatně ani není možné vyjádřit čísly a pravidly, ale jen a pouze tím, jak budeš za svou postavu hrát, jednat a rozhodovat. Ničemu nevadí, pokud si předem vymyslíš vlastnost (třeba lakomost), která ti pak při vlastním hraní k postavě nesedne. Tví spoluhráči ostatně ani nebudou vědět, jak jsi charakter postavy původně plánoval, ale udělají si o ní obrázek až na základě jejího jednání ve hře.</text:p>
      <text:p text:style-name="Text_20_body"/>
      <text:list xml:id="list154621394167843" text:continue-numbering="true" text:style-name="WW8Num1">
        <text:list-item>
          <text:h text:style-name="P227" text:outline-level="1"><text:bookmark-end text:name="022_1761741664%2525252525252525252525252"/><text:bookmark-end text:name="ding__2633_1236622114%252525252525252525"/><text:bookmark text:name="__RefHeading__6205_680152062"/><text:bookmark text:name="__RefHeading__5996_585935303"/><text:bookmark text:name="__RefHeading__5789_1842958974"/><text:bookmark text:name="__RefHeading__5589_1310750014"/><text:bookmark text:name="__RefHeading__5393_1220005542"/><text:bookmark text:name="__RefHeading__5203_1695420038"/><text:bookmark text:name="__RefHeading__5012_1017986065"/><text:bookmark text:name="__RefHeading__4828_1577118845"/><text:bookmark text:name="__RefHeading__4648_1310006689"/><text:bookmark text:name="__RefHeading__4463_1444625655"/><text:bookmark text:name="__RefHeading__4288_1606745807"/><text:bookmark text:name="__RefHeading__4103_389828191"/><text:bookmark text:name="__RefHeading__3921_166433791"/><text:bookmark text:name="__RefHeading__6133_416654011"/><text:bookmark text:name="__RefHeading__3835_2029073874"/><text:bookmark text:name="__RefHeading__1029_552295790"/><text:bookmark text:name="__RefHeading__1009_547978412"/><text:bookmark text:name="__RefHeading__333_1233803898"/><text:bookmark text:name="__RefHeading__361_1505329582"/><text:bookmark text:name="__RefHeading__423_1157328300"/><text:bookmark text:name="__RefHeading__775_695059573"/><text:bookmark text:name="__RefHeading__867_681294674"/><text:bookmark text:name="__RefHeading__683_1665772393"/><text:bookmark text:name="__RefHeading__1689_547978412"/><text:bookmark text:name="__RefHeading__939_1800846094"/><text:bookmark text:name="__RefHeading__3488_1767808843"/><text:bookmark text:name="__RefHeading__1115_504877730"/><text:bookmark text:name="__RefHeading__1295_1117028995"/><text:bookmark text:name="__RefHeading__4456_416654011"/><text:bookmark text:name="__RefHeading__11403_416654011"/><text:bookmark text:name="__RefHeading__15190_416654011"/><text:bookmark text:name="__RefHeading__3661_1539619621"/><text:bookmark text:name="__RefHeading__3753_1016505843"/><text:bookmark text:name="__RefHeading__3574_575115563"/><text:bookmark text:name="__RefHeading__2017_425077428"/><text:bookmark text:name="__RefHeading__2197_374322643"/><text:bookmark text:name="__RefHeading__2377_354735483"/><text:bookmark text:name="__RefHeading__2554_1914700735"/><text:bookmark text:name="__RefHeading__2732_1037820875"/><text:bookmark text:name="__RefHeading__2941_492158928"/><text:bookmark text:name="__RefHeading__3124_606940407"/><text:bookmark text:name="__RefHeading__3308_1272288082"/><text:bookmark text:name="__RefHeading__3402_2029160294"/><text:bookmark text:name="__RefHeading__3218_1071858212"/><text:bookmark text:name="__RefHeading__3034_1761741664"/><text:bookmark text:name="__RefHeading__2823_270129214"/><text:bookmark text:name="__RefHeading__2645_1236622114"/><text:bookmark text:name="__RefHeading__2468_1402843499"/><text:bookmark text:name="__RefHeading__2289_588121625"/><text:bookmark text:name="__RefHeading__2109_1935348469"/><text:bookmark text:name="__RefHeading__1929_1699506768"/><text:bookmark text:name="__RefHeading__13258_416654011"/><text:bookmark text:name="__RefHeading__4011_390576214"/><text:bookmark text:name="__RefHeading__4195_1074358857"/><text:bookmark text:name="__RefHeading__4379_1736126469"/><text:bookmark text:name="__RefHeading__4556_630685431"/><text:bookmark text:name="__RefHeading__4737_913315267"/><text:bookmark text:name="__RefHeading__4921_1163710135"/><text:bookmark text:name="__RefHeading__5105_952857884"/><text:bookmark text:name="__RefHeading__5300_470946183"/><text:bookmark text:name="__RefHeading__5486_1112796876"/><text:bookmark text:name="__RefHeading__5687_704881804"/><text:bookmark text:name="__RefHeading__5892_1574798422"/><text:bookmark text:name="__RefHeading__6100_613080586"/>Zvláštní schopnosti podle povolání</text:h>
        </text:list-item>
      </text:list>
      <text:p text:style-name="Standard">Postava se může naučit libovolnou zvláštní schopnost svého povolání, pokud splní příslušné požadavky (ty jsou vždy uvedeny v popisu schopnosti).</text:p>
      <text:p text:style-name="Standard"/>
      <text:list xml:id="list154621403190213" text:continue-numbering="true" text:style-name="WW8Num1">
        <text:list-item>
          <text:list>
            <text:list-item>
              <text:list>
                <text:list-item>
                  <text:h text:style-name="Heading_20_3" text:outline-level="3"><text:bookmark text:name="__RefHeading__6207_680152062"/><text:bookmark text:name="__RefHeading__5998_585935303"/><text:bookmark text:name="__RefHeading__5791_1842958974"/><text:bookmark text:name="__RefHeading__5591_1310750014"/><text:bookmark text:name="__RefHeading__5395_1220005542"/><text:bookmark text:name="__RefHeading__5205_1695420038"/><text:bookmark text:name="__RefHeading__5014_1017986065"/><text:bookmark text:name="__RefHeading__4830_1577118845"/><text:bookmark text:name="__RefHeading__4650_1310006689"/><text:bookmark text:name="__RefHeading__4465_1444625655"/><text:bookmark text:name="__RefHeading__4290_1606745807"/><text:bookmark text:name="__RefHeading__4105_389828191"/><text:bookmark text:name="__RefHeading__3923_166433791"/><text:bookmark text:name="__RefHeading__6135_416654011"/><text:bookmark text:name="__RefHeading__3837_2029073874"/><text:bookmark text:name="__RefHeading__2881_416654011"/><text:bookmark text:name="__RefHeading__1211_1256013735"/><text:bookmark text:name="__RefHeading__1031_552295790"/><text:bookmark text:name="__RefHeading__1011_547978412"/><text:bookmark text:name="__RefHeading__335_1233803898"/><text:bookmark text:name="__RefHeading__363_1505329582"/><text:bookmark text:name="__RefHeading__425_1157328300"/><text:bookmark text:name="__RefHeading__777_695059573"/><text:bookmark text:name="__RefHeading__869_681294674"/><text:bookmark text:name="__RefHeading__685_1665772393"/><text:bookmark text:name="__RefHeading__367_1505329582"/><text:bookmark text:name="__RefHeading__941_1800846094"/><text:bookmark text:name="__RefHeading__3490_1767808843"/><text:bookmark text:name="__RefHeading__1117_504877730"/><text:bookmark text:name="__RefHeading__1297_1117028995"/><text:bookmark text:name="__RefHeading__4458_416654011"/><text:bookmark text:name="__RefHeading__11405_416654011"/><text:bookmark text:name="__RefHeading__15192_416654011"/><text:bookmark text:name="__RefHeading__3663_1539619621"/><text:bookmark text:name="__RefHeading__3755_1016505843"/><text:bookmark text:name="__RefHeading__3576_575115563"/><text:bookmark text:name="__RefHeading__2019_425077428"/><text:bookmark text:name="__RefHeading__2199_374322643"/><text:bookmark text:name="__RefHeading__2379_354735483"/><text:bookmark text:name="__RefHeading__2556_1914700735"/><text:bookmark text:name="__RefHeading__2734_1037820875"/><text:bookmark text:name="__RefHeading__2943_492158928"/><text:bookmark text:name="__RefHeading__3126_606940407"/><text:bookmark text:name="__RefHeading__3310_1272288082"/><text:bookmark text:name="__RefHeading__3404_2029160294"/><text:bookmark text:name="__RefHeading__3220_1071858212"/><text:bookmark text:name="__RefHeading__3036_1761741664"/><text:bookmark text:name="__RefHeading__2825_270129214"/><text:bookmark text:name="__RefHeading__2647_1236622114"/><text:bookmark text:name="__RefHeading__2470_1402843499"/><text:bookmark text:name="__RefHeading__2291_588121625"/><text:bookmark text:name="__RefHeading__2111_1935348469"/><text:bookmark text:name="__RefHeading__1931_1699506768"/><text:bookmark text:name="__RefHeading__13260_416654011"/><text:bookmark text:name="__RefHeading__4013_390576214"/><text:bookmark text:name="__RefHeading__4197_1074358857"/><text:bookmark text:name="__RefHeading__4381_1736126469"/><text:bookmark text:name="__RefHeading__4558_630685431"/><text:bookmark text:name="__RefHeading__4739_913315267"/><text:bookmark text:name="__RefHeading__4923_1163710135"/><text:bookmark text:name="__RefHeading__5107_952857884"/><text:bookmark text:name="__RefHeading__5302_470946183"/><text:bookmark text:name="__RefHeading__5488_1112796876"/><text:bookmark text:name="__RefHeading__5689_704881804"/><text:bookmark text:name="__RefHeading__5894_1574798422"/><text:bookmark text:name="__RefHeading__6102_613080586"/>Speciální dovednosti</text:h>
                </text:list-item>
              </text:list>
            </text:list-item>
          </text:list>
        </text:list-item>
      </text:list>
      <text:p text:style-name="Text_20_body">Některé zvláštní schopnosti, byť umožňují něco neobvyklého, co se nemůže naučit každý, se herně používají stejně, jako by šlo o dovednosti. Tyto schopnosti mají stejně jako samostatné dovednosti hodnocení v rozsahu 0 až 10, jejich pořizování stojí 1 profibod za každý bod hodnocení a pro jejich maximální hodnocení platí stejné omezení jako pro obyčejné dovednosti. Speciální dovednosti mají stejný limit hodnocení jako hlavní dovednosti povolání (při tvorbě postavy tedy mohou být nejvýše na trojce).</text:p>
      <text:p text:style-name="Text_20_body"/>
      <text:list xml:id="list154621410189851" text:continue-numbering="true" text:style-name="WW8Num1">
        <text:list-item>
          <text:list>
            <text:list-item>
              <text:list>
                <text:list-item>
                  <text:h text:style-name="Heading_20_3" text:outline-level="3"><text:bookmark text:name="__RefHeading__6209_680152062"/><text:bookmark text:name="__RefHeading__6000_585935303"/><text:bookmark text:name="__RefHeading__5793_1842958974"/><text:bookmark text:name="__RefHeading__5593_1310750014"/><text:bookmark text:name="__RefHeading__5397_1220005542"/><text:bookmark text:name="__RefHeading__5207_1695420038"/><text:bookmark text:name="__RefHeading__5016_1017986065"/><text:bookmark text:name="__RefHeading__4832_1577118845"/><text:bookmark text:name="__RefHeading__4652_1310006689"/><text:bookmark text:name="__RefHeading__4467_1444625655"/><text:bookmark text:name="__RefHeading__4292_1606745807"/><text:bookmark text:name="__RefHeading__4107_389828191"/><text:bookmark text:name="__RefHeading__3925_166433791"/><text:bookmark text:name="__RefHeading__1035_552295790"/><text:bookmark text:name="__RefHeading__2885_416654011"/><text:bookmark text:name="__RefHeading__2883_416654011"/><text:bookmark text:name="__RefHeading__1213_1256013735"/><text:bookmark text:name="__RefHeading__1033_552295790"/><text:bookmark text:name="__RefHeading__1013_547978412"/><text:bookmark text:name="__RefHeading__337_1233803898"/><text:bookmark text:name="__RefHeading__365_1505329582"/><text:bookmark text:name="__RefHeading__427_1157328300"/><text:bookmark text:name="__RefHeading__779_695059573"/><text:bookmark text:name="__RefHeading__369_1505329582"/><text:bookmark text:name="__RefHeading__371_1505329582"/><text:bookmark text:name="__RefHeading__373_1505329582"/><text:bookmark text:name="__RefHeading__943_1800846094"/><text:bookmark text:name="__RefHeading__3492_1767808843"/><text:bookmark text:name="__RefHeading__1119_504877730"/><text:bookmark text:name="__RefHeading__1299_1117028995"/><text:bookmark text:name="__RefHeading__4460_416654011"/><text:bookmark text:name="__RefHeading__11407_416654011"/><text:bookmark text:name="__RefHeading__15194_416654011"/><text:bookmark text:name="__RefHeading__3665_1539619621"/><text:bookmark text:name="__RefHeading__3757_1016505843"/><text:bookmark text:name="__RefHeading__3578_575115563"/><text:bookmark text:name="__RefHeading__2021_425077428"/><text:bookmark text:name="__RefHeading__2201_374322643"/><text:bookmark text:name="__RefHeading__2381_354735483"/><text:bookmark text:name="__RefHeading__2558_1914700735"/><text:bookmark text:name="__RefHeading__2736_1037820875"/><text:bookmark text:name="__RefHeading__2945_492158928"/><text:bookmark text:name="__RefHeading__3128_606940407"/><text:bookmark text:name="__RefHeading__3312_1272288082"/><text:bookmark text:name="__RefHeading__3406_2029160294"/><text:bookmark text:name="__RefHeading__3222_1071858212"/><text:bookmark text:name="__RefHeading__3038_1761741664"/><text:bookmark text:name="__RefHeading__2827_270129214"/><text:bookmark text:name="__RefHeading__2649_1236622114"/><text:bookmark text:name="__RefHeading__2472_1402843499"/><text:bookmark text:name="__RefHeading__2293_588121625"/><text:bookmark text:name="__RefHeading__2113_1935348469"/><text:bookmark text:name="__RefHeading__1933_1699506768"/><text:bookmark text:name="__RefHeading__13262_416654011"/><text:bookmark text:name="__RefHeading__4015_390576214"/><text:bookmark text:name="__RefHeading__4199_1074358857"/><text:bookmark text:name="__RefHeading__4383_1736126469"/><text:bookmark text:name="__RefHeading__4560_630685431"/><text:bookmark text:name="__RefHeading__4741_913315267"/><text:bookmark text:name="__RefHeading__4925_1163710135"/><text:bookmark text:name="__RefHeading__5109_952857884"/><text:bookmark text:name="__RefHeading__5304_470946183"/><text:bookmark text:name="__RefHeading__5490_1112796876"/><text:bookmark text:name="__RefHeading__5691_704881804"/><text:bookmark text:name="__RefHeading__5896_1574798422"/><text:bookmark text:name="__RefHeading__6104_613080586"/>Kouzla</text:h>
                </text:list-item>
              </text:list>
            </text:list-item>
          </text:list>
        </text:list-item>
      </text:list>
      <text:p text:style-name="Text_20_body">Kouzelníci a hraničáři mají možnost naučit se používat kouzla. Kouzla řadíme mezi zvláštní schopnosti povolání a každé z nich je třeba se naučit (a zaplatit za to profibody) před tím, než jej postava bude moci používat.<text:line-break/><text:tab/><text:span text:style-name="T79">Hraničářská kouzla pramení ze sou</text:span><text:span text:style-name="T82">znění s přírodou, kouzelníci studují magii jako takovou a své poznatky pak aplikují v praxi</text:span><text:span text:style-name="T84">. </text:span><text:span text:style-name="T87">Hraničář nikdy nemůže používat </text:span><text:span text:style-name="T89">kouzelnická kouzla a stejně tak kou</text:span><text:span text:style-name="T80">zelník nemůže používat kouzla hra</text:span><text:span text:style-name="T89">ničářská.</text:span></text:p>
      <text:p text:style-name="P29"/>
      <text:list xml:id="list154621420191251" text:continue-numbering="true" text:style-name="WW8Num1">
        <text:list-item>
          <text:list>
            <text:list-item>
              <text:list>
                <text:list-item>
                  <text:list>
                    <text:list-item>
                      <text:h text:style-name="Heading_20_4" text:outline-level="4"><text:bookmark text:name="__RefHeading__1215_1256013735"/>Sesílání kouzel</text:h>
                    </text:list-item>
                  </text:list>
                </text:list-item>
              </text:list>
            </text:list-item>
          </text:list>
        </text:list-item>
      </text:list>
      <text:p text:style-name="Text_20_body"><text:span text:style-name="T8">Sesílání kouzel je případem použití dovednosti, a také se stejně vyhodnocuje (viz kapitola </text:span><text:span text:style-name="T3">Hraní hry – Použití dovedností</text:span><text:span text:style-name="T8">). Při sesílání hraničářských kouzel se používá dovednost Přírodní magie, k sesílání kouzelnických kouzel slouží dovednost Čarování.</text:span></text:p>
      <text:p text:style-name="Text_20_body"/>
      <text:list xml:id="list154621426190642" text:continue-numbering="true" text:style-name="WW8Num1">
        <text:list-item>
          <text:list>
            <text:list-item>
              <text:list>
                <text:list-item>
                  <text:list>
                    <text:list-item>
                      <text:list>
                        <text:list-item>
                          <text:h text:style-name="P208" text:outline-level="5"><text:soft-page-break/>Hod na seslání</text:h>
                        </text:list-item>
                      </text:list>
                    </text:list-item>
                  </text:list>
                </text:list-item>
              </text:list>
            </text:list-item>
          </text:list>
        </text:list-item>
      </text:list>
      <text:p text:style-name="P126">Postava, která kouzlo sesílá, hází na seslání: </text:p>
      <text:p text:style-name="Text_20_body"/>
      <table:table table:name="Table5" table:style-name="Table5">
        <table:table-column table:style-name="Table5.A"/>
        <table:table-row table:style-name="Table5.1">
          <table:table-cell table:style-name="Table5.A1" office:value-type="string">
            <text:p text:style-name="P235">Hod na seslání = Sesílací dovednost + Modifikátory + 1k6</text:p>
          </table:table-cell>
        </table:table-row>
      </table:table>
      <text:p text:style-name="Text_20_body"/>
      <text:p text:style-name="P126">Pokud se cíl chce efektu kouzla vyhnout, tak se brání dovedností uvedenou v popisu kouzla, nebo jakoukoliv jinou, která vám přijde vhodná k obraně před daným kouzlem nebo k odolávání před jeho účinky.</text:p>
      <text:p text:style-name="Text_20_body"/>
      <table:table table:name="Table6" table:style-name="Table6">
        <table:table-column table:style-name="Table6.A"/>
        <table:table-row table:style-name="Table6.1">
          <table:table-cell table:style-name="Table6.A1" office:value-type="string">
            <text:p text:style-name="P235">Hod na odolání kouzlu = Obranná dovednost + Modifikátory + 1k6</text:p>
          </table:table-cell>
        </table:table-row>
      </table:table>
      <text:p text:style-name="Text_20_body"/>
      <text:p text:style-name="P126">Pokud se cíl kouzlu nebrání, nebo pokud kouzlo nemá žádný cíl, který by se mohl chtít bránit, tak jde o dovednostní zkoušku s nulovou obtížností, místo Hodu na odolání tedy PJ hází 0 + 1k6. Stejně jako u každého ověření dovednosti je seslání kouzla úspěšné, pokud v Hodu na seslání padlo stejně nebo více než obránci na obranu, případně Pánovi jeskyně na určení obtížnosti.</text:p>
      <text:p text:style-name="Text_20_body"/>
      <text:p text:style-name="Text_20_body"><text:span text:style-name="T8">Jak se kouzla vyhodnocují v boji popisuje kapitola </text:span><text:span text:style-name="T3">Boj</text:span><text:span text:style-name="T8">.</text:span></text:p>
      <text:p text:style-name="Standard"/>
      <text:list xml:id="list154621470184497" text:continue-numbering="true" text:style-name="WW8Num1">
        <text:list-item>
          <text:list>
            <text:list-item>
              <text:list>
                <text:list-item>
                  <text:list>
                    <text:list-item>
                      <text:h text:style-name="P216" text:outline-level="4"><text:bookmark text:name="__RefHeading__3839_2029073874"/><text:bookmark text:name="__RefHeading__1691_547978412"/>Magenergie</text:h>
                    </text:list-item>
                  </text:list>
                </text:list-item>
              </text:list>
            </text:list-item>
          </text:list>
        </text:list-item>
      </text:list>
      <text:p text:style-name="P126">Magenergie je tajemná magická síla, s jejíž pomocí se z běžných triků mohou stát velice silná kouzla. Kouzelníci a hraničáři získávají magenergii každý trochu jinak, přesný postup najdeš v popisu zvláštních schopností těchto povolání. Většinu kouzel je možné sesílat i bez použití magenergie, při seslání každého kouzla je ale možné jeden mag použít a efekt kouzla tak výrazně zvýšit.<text:line-break/><text:tab/>Použití magenergie při seslání kouzla vždy znamená bonus +3 k hodu na seslání (a to i u kouzel, v jejichž popisu je uvedeno, že použití magu vyžadují). U některých kouzel může navíc posílení magenergií přidat nějaký zvláštní efekt (to je vždy uvedeno v popisu kouzla).</text:p>
      <text:p text:style-name="Text_20_body"/>
      <text:list xml:id="list154621475169290" text:continue-numbering="true" text:style-name="WW8Num1">
        <text:list-item>
          <text:list>
            <text:list-item>
              <text:list>
                <text:list-item>
                  <text:list>
                    <text:list-item>
                      <text:list>
                        <text:list-item>
                          <text:h text:style-name="Heading_20_5" text:outline-level="5">Opakování pokusů o seslání kouzla</text:h>
                        </text:list-item>
                      </text:list>
                    </text:list-item>
                  </text:list>
                </text:list-item>
              </text:list>
            </text:list-item>
          </text:list>
        </text:list-item>
      </text:list>
      <text:p text:style-name="Text_20_body">Opakovaný pokus o seslání kouzla se vyhodnocuje stejně jako opakované použití dovednosti (viz kapitola <text:span text:style-name="T36">Hraní hry – Použití dovedností</text:span>). To znamená, že pokud opakované úspěšné seslání kouzla nezpůsobí další změnu stavu cíle, tak se při opětovném seslání nehází znovu na seslání, ale použije se předchozí výsledek. Opakování pokusu o seslání může v takovém případě mít smysl, pokud se změní okolnosti. Pokud například hraničář neuspěje v pokusu o seslání kouzla Uzdrav pošramocení bez použití magenergie, tak může uspět, když při druhém seslání jeden mag spotřebuje (bonus +3 k hodu na seslání za použití magenergie se přičte k výsledku předchozího hodu na seslání a pokud takto upravený výsledek dorovná nebo přesáhne výsledek předchozího hodu na obtížnost nebo na obranu, tak opakovaný pokus uspěje).</text:p>
      <text:p text:style-name="Text_20_body"/>
      <text:p text:style-name="Text_20_body"><text:span text:style-name="T47">Příklad:</text:span> Kouzlo <text:span text:style-name="T48">U</text:span><text:span text:style-name="T47">zdrav pošramocení</text:span> účinkuje na každé zranění jen jednou, opakované úspěšné seslání tudíž stav cíle už dále nemění, a proto se na opakované seslání tohoto kouzla znovu nehází. Stejně tak se znovu nehází při opakovaném seslání kouzla <text:span text:style-name="T47">Hypnóza</text:span> (jednou zhypnotizovaný cíl už nelze zhypnotizovat více), ale při opakované seslání kouzla <text:span text:style-name="T47">Modrý blesk</text:span> se znovu hází, protože další blesk může ten samý cíl zranit ještě víc, než jej zranil blesk předchozí.</text:p>
      <text:p text:style-name="Text_20_body"/>
      <text:list xml:id="list154621483177199" text:continue-numbering="true" text:style-name="WW8Num1">
        <text:list-item>
          <text:list>
            <text:list-item>
              <text:list>
                <text:list-item>
                  <text:list>
                    <text:list-item>
                      <text:h text:style-name="Heading_20_4" text:outline-level="4"><text:soft-page-break/>Seslání kouzel bez zaklínání a gestikulace</text:h>
                    </text:list-item>
                  </text:list>
                </text:list-item>
              </text:list>
            </text:list-item>
          </text:list>
        </text:list-item>
      </text:list>
      <text:p text:style-name="Text_20_body">Sesílání kouzel, a to jak hraničářských tak kouzelnických, vyžaduje zaříkávání a gestikulaci. Pokud kouzelník či hraničář nechce nebo nemůže mluvit nebo gestikulovat, tak kouzlo stále může seslat, ale bude jej to stát 1 mag a nezíská za to obvyklý bonus k hodu na seslání za použití magenergie. Takto je možné seslat i kouzla, která použití jednoho magu vyžadují. Seslání pak bude stále stát jen 1 mag a bude dosaženo efektu vyžadujícího použití magu, ale bez bonusu k hodu na seslání.</text:p>
      <text:p text:style-name="P161"/>
      <text:list xml:id="list154621492174630" text:continue-numbering="true" text:style-name="WW8Num1">
        <text:list-item>
          <text:list>
            <text:list-item>
              <text:list>
                <text:list-item>
                  <text:list>
                    <text:list-item>
                      <text:h text:style-name="Heading_20_4" text:outline-level="4">Rušení aktivních kouzel</text:h>
                    </text:list-item>
                  </text:list>
                </text:list-item>
              </text:list>
            </text:list-item>
          </text:list>
        </text:list-item>
      </text:list>
      <text:p text:style-name="Text_20_body"><text:span text:style-name="T8">Kouzelník nebo hraničář může jím seslané kouzlo kdykoliv zrušit, stačí mu na to prostě pomyslet. Není však možné takto nechat zmizet hmotu kouzlem stvořenou (například u kouzla </text:span><text:span text:style-name="T34">Nebezpečné ovoce</text:span><text:span text:style-name="T8">) ani zvrátit fyzické důsledky působení kouzla (například zranění </text:span><text:span text:style-name="T34">Modrým bleskem</text:span><text:span text:style-name="T8">).</text:span></text:p>
      <text:p text:style-name="P31"/>
      <text:list xml:id="list154621507181826" text:continue-numbering="true" text:style-name="WW8Num1">
        <text:list-item>
          <text:list>
            <text:list-item>
              <text:list>
                <text:list-item>
                  <text:list>
                    <text:list-item>
                      <text:h text:style-name="P216" text:outline-level="4"><text:bookmark text:name="__RefHeading__6137_416654011"/>Parametry kouzel</text:h>
                    </text:list-item>
                  </text:list>
                </text:list-item>
              </text:list>
            </text:list-item>
          </text:list>
        </text:list-item>
      </text:list>
      <text:p text:style-name="P126">U každého kouzla jsou na začátku uvedeny nejdůležitější údaje: jeho jméno, dosah, rozsah, doba vyvolání a doba trvání.</text:p>
      <text:p text:style-name="Text_20_body"><text:span text:style-name="T3">Dosah</text:span><text:span text:style-name="T8"> udává největší možnou vzdálenost mezi sesilatelem a místem nebo tvorem, na něhož je kouzlo sesíláno. Kouzlo, jehož dosah je 0, je možné seslat jen na sebe samotného. Dosah: „dotek“ znamená, že kouzlo je možné seslat na kohokoliv, koho se sesilatel dotkne. Touto osobou může být samozřejmě i on sám.</text:span></text:p>
      <text:p text:style-name="Text_20_body"><text:span text:style-name="T3">Rozsah</text:span><text:span text:style-name="T8"> je plocha nebo objem, které jsou kouzlem zasaženy. Je-li rozsah 0, znamená to, že kouzlo ovlivňuje jen tvora nebo; předmět, na který bylo sesláno. Dosah a rozsah jsou dvě velmi odlišné věci. Například kouzlo mluv se zvířaty má dosah 20 sáhů a rozsah 1 zvíře. To znamená, že je možné ho seslat na jakékoliv zvíře, které je blíže než 20 sáhů, ale mluvit je možné pouze s tímto jedním zvířetem (i v případě, že v okruhu 20 sáhů je zvířat víc).</text:span></text:p>
      <text:p text:style-name="Text_20_body"><text:span text:style-name="T3">Vyvolání</text:span><text:span text:style-name="T8"> určuje dobu, po kterou postava kouzlo vyvolává. Měj na paměti, že během vyvolávání postava nemůže běhat, chodit ani vykonávat jakoukoli jinou činnost. V průběhu vyvolávání se také může bránit pouze pasivně (pokud se rozhodne bránit se aktivně, tak to znamená, že seslání přerušila a kouzlo se nepodařilo). Kouzlo je také přerušeno, pokud se sesilatel útoku neubrání (útok může být i pokus do něj strčit a sesílání tak přerušit, v takovém případě nezpůsobí zranění a jeho vyhodnocení určuje pouze to, zda se kouzlo podařilo přerušit).<text:line-break/><text:tab/>Pokud chce postava kouzlo posílit pomocí magenergie (nebo pokud kouzlo použití magenergie vyžaduje), tak si použitý mag odečte až ve chvíli vyhodnocení hodu na seslání. Předčasným přerušením sesílání tedy o magenergii nepřijde.</text:span></text:p>
      <text:p text:style-name="Text_20_body"><text:span text:style-name="T3">Trvání</text:span><text:span text:style-name="T8"> je doba, po kterou kouzlo účinkuje. Udává se v bojových kolech nebo v minutách. Stejně jako u všech ostatních efektů v boji platí, že se účinek kouzla projeví až na začátku dalšího bojového kola<text:line-break/><text:tab/>Některá kouzla mají trvalý účinek (například kouzlo uzdrav lehká zranění přidá postavě určité množství životů a ty jí vydrží až do okamžiku, kdy bude opět zraněna). U takových kouzel je uvedeno trvání: stále.</text:span></text:p>
      <text:p text:style-name="P29"/>
      <text:p text:style-name="Text_20_body">Nyní můžeme přejít k popisu zvláštních schopností jednotlivých povolání.</text:p>
      <text:p text:style-name="Text_20_body"/>
      <text:list xml:id="list154621557185879" text:continue-numbering="true" text:style-name="WW8Num1">
        <text:list-item>
          <text:list>
            <text:list-item>
              <text:h text:style-name="Heading_20_2" text:outline-level="2"><text:bookmark text:name="__RefHeading__6211_680152062"/><text:bookmark text:name="__RefHeading__6002_585935303"/><text:bookmark text:name="__RefHeading__5795_1842958974"/><text:bookmark text:name="__RefHeading__5595_1310750014"/><text:bookmark text:name="__RefHeading__5399_1220005542"/><text:bookmark text:name="__RefHeading__5209_1695420038"/><text:bookmark text:name="__RefHeading__5018_1017986065"/><text:bookmark text:name="__RefHeading__4834_1577118845"/><text:bookmark text:name="__RefHeading__4654_1310006689"/><text:bookmark text:name="__RefHeading__4469_1444625655"/><text:bookmark text:name="__RefHeading__4294_1606745807"/><text:bookmark text:name="__RefHeading__4109_389828191"/><text:bookmark text:name="__RefHeading__3927_166433791"/><text:bookmark text:name="__RefHeading__3042_1761741664"/><text:bookmark text:name="__RefHeading__3841_2029073874"/><text:bookmark text:name="__RefHeading__429_1157328300"/><text:bookmark text:name="__RefHeading__375_1505329582"/><text:bookmark text:name="__RefHeading__339_1233803898"/><text:bookmark text:name="__RefHeading__1015_547978412"/><text:bookmark text:name="__RefHeading__377_1505329582"/><text:bookmark text:name="__RefHeading__379_1505329582"/><text:bookmark text:name="__RefHeading__381_1505329582"/><text:bookmark text:name="__RefHeading__945_1800846094"/><text:bookmark text:name="__RefHeading__3494_1767808843"/><text:bookmark text:name="__RefHeading__1121_504877730"/><text:bookmark text:name="__RefHeading__1301_1117028995"/><text:bookmark text:name="__RefHeading__4462_416654011"/><text:bookmark text:name="__RefHeading__11409_416654011"/><text:bookmark text:name="__RefHeading__15196_416654011"/><text:bookmark text:name="__RefHeading__3667_1539619621"/><text:bookmark text:name="__RefHeading__3759_1016505843"/><text:bookmark text:name="__RefHeading__3580_575115563"/><text:bookmark text:name="__RefHeading__2023_425077428"/><text:bookmark text:name="__RefHeading__2203_374322643"/><text:bookmark text:name="__RefHeading__2383_354735483"/><text:bookmark text:name="__RefHeading__2560_1914700735"/><text:bookmark text:name="__RefHeading__2738_1037820875"/><text:bookmark text:name="__RefHeading__2947_492158928"/><text:bookmark text:name="__RefHeading__3130_606940407"/><text:bookmark text:name="__RefHeading__3314_1272288082"/><text:bookmark text:name="__RefHeading__1693_547978412"/><text:bookmark text:name="__RefHeading__431_1157328300"/><text:bookmark text:name="__RefHeading__383_1505329582"/><text:bookmark text:name="__RefHeading__341_1233803898"/><text:bookmark text:name="__RefHeading__3408_2029160294"/><text:bookmark text:name="__RefHeading__3224_1071858212"/><text:bookmark text:name="__RefHeading__3040_1761741664"/><text:bookmark text:name="__RefHeading__2829_270129214"/><text:bookmark text:name="__RefHeading__2651_1236622114"/><text:bookmark text:name="__RefHeading__2474_1402843499"/><text:bookmark text:name="__RefHeading__2295_588121625"/><text:bookmark text:name="__RefHeading__2115_1935348469"/><text:bookmark text:name="__RefHeading__1935_1699506768"/><text:bookmark text:name="__RefHeading__13264_416654011"/><text:bookmark text:name="__RefHeading__4017_390576214"/><text:bookmark text:name="__RefHeading__4201_1074358857"/><text:bookmark text:name="__RefHeading__4385_1736126469"/><text:bookmark text:name="__RefHeading__4562_630685431"/><text:bookmark text:name="__RefHeading__4743_913315267"/><text:bookmark text:name="__RefHeading__4927_1163710135"/><text:bookmark text:name="__RefHeading__5111_952857884"/><text:bookmark text:name="__RefHeading__5306_470946183"/><text:bookmark text:name="__RefHeading__5492_1112796876"/><text:bookmark text:name="__RefHeading__5693_704881804"/><text:bookmark text:name="__RefHeading__5898_1574798422"/><text:bookmark text:name="__RefHeading__6106_613080586"/>Válečník</text:h>
            </text:list-item>
          </text:list>
        </text:list-item>
      </text:list>
      <text:p text:style-name="P126">Válečník má zvláštní schopnosti vztahující se převážně k boji. Jsou to: Zastrašení, Regenerace, Sehranost, Přesný výpad a Útok na dva cíle.</text:p>
      <text:p text:style-name="Text_20_body"/>
      <text:list xml:id="list154621566171912" text:continue-numbering="true" text:style-name="WW8Num1">
        <text:list-item>
          <text:list>
            <text:list-item>
              <text:list>
                <text:list-item>
                  <text:h text:style-name="Heading_20_3" text:outline-level="3"><text:bookmark text:name="__RefHeading__6213_680152062"/><text:bookmark text:name="__RefHeading__6004_585935303"/><text:bookmark text:name="__RefHeading__5797_1842958974"/><text:bookmark text:name="__RefHeading__5597_1310750014"/><text:bookmark text:name="__RefHeading__5401_1220005542"/><text:bookmark text:name="__RefHeading__5211_1695420038"/><text:bookmark text:name="__RefHeading__5020_1017986065"/><text:bookmark text:name="__RefHeading__4836_1577118845"/><text:bookmark text:name="__RefHeading__4656_1310006689"/><text:bookmark text:name="__RefHeading__4471_1444625655"/><text:bookmark text:name="__RefHeading__4296_1606745807"/><text:bookmark text:name="__RefHeading__4111_389828191"/><text:bookmark text:name="__RefHeading__3929_166433791"/><text:bookmark text:name="__RefHeading__1939_1699506768"/><text:bookmark text:name="__RefHeading__3843_2029073874"/><text:bookmark text:name="__RefHeading__2887_416654011"/><text:bookmark text:name="__RefHeading__1217_1256013735"/><text:bookmark text:name="__RefHeading__1037_552295790"/><text:bookmark text:name="__RefHeading__1017_547978412"/><text:bookmark text:name="__RefHeading__1695_547978412"/><text:bookmark text:name="__RefHeading__433_1157328300"/><text:bookmark text:name="__RefHeading__385_1505329582"/><text:bookmark text:name="__RefHeading__343_1233803898"/><text:bookmark text:name="__RefHeading__3496_1767808843"/><text:bookmark text:name="__RefHeading__1123_504877730"/><text:bookmark text:name="__RefHeading__1303_1117028995"/><text:bookmark text:name="__RefHeading__4464_416654011"/><text:bookmark text:name="__RefHeading__11411_416654011"/><text:bookmark text:name="__RefHeading__15198_416654011"/><text:bookmark text:name="__RefHeading__3669_1539619621"/><text:bookmark text:name="__RefHeading__3761_1016505843"/><text:bookmark text:name="__RefHeading__3582_575115563"/><text:bookmark text:name="__RefHeading__1307_1117028995"/><text:bookmark text:name="__RefHeading__4468_416654011"/><text:bookmark text:name="__RefHeading__11415_416654011"/><text:bookmark text:name="__RefHeading__15202_416654011"/><text:bookmark text:name="__RefHeading__2025_425077428"/><text:bookmark text:name="__RefHeading__2205_374322643"/><text:bookmark text:name="__RefHeading__2385_354735483"/><text:bookmark text:name="__RefHeading__2562_1914700735"/><text:bookmark text:name="__RefHeading__2740_1037820875"/><text:bookmark text:name="__RefHeading__2949_492158928"/><text:bookmark text:name="__RefHeading__3132_606940407"/><text:bookmark text:name="__RefHeading__3316_1272288082"/><text:bookmark text:name="__RefHeading__387_1505329582"/><text:bookmark text:name="__RefHeading__345_1233803898"/><text:bookmark text:name="__RefHeading__1021_547978412"/><text:bookmark text:name="__RefHeading__389_1505329582"/><text:bookmark text:name="__RefHeading__391_1505329582"/><text:bookmark text:name="__RefHeading__871_681294674"/><text:bookmark text:name="__RefHeading__687_1665772393"/><text:bookmark text:name="__RefHeading__437_1157328300"/><text:bookmark text:name="__RefHeading__3410_2029160294"/><text:bookmark text:name="__RefHeading__3226_1071858212"/><text:bookmark text:name="__RefHeading__4019_390576214"/><text:bookmark text:name="__RefHeading__4203_1074358857"/><text:bookmark text:name="__RefHeading__4387_1736126469"/><text:bookmark text:name="__RefHeading__4564_630685431"/><text:bookmark text:name="__RefHeading__4745_913315267"/><text:bookmark text:name="__RefHeading__4929_1163710135"/><text:bookmark text:name="__RefHeading__5113_952857884"/><text:bookmark text:name="__RefHeading__5308_470946183"/><text:bookmark text:name="__RefHeading__5494_1112796876"/><text:bookmark text:name="__RefHeading__5695_704881804"/><text:bookmark text:name="__RefHeading__5900_1574798422"/><text:bookmark text:name="__RefHeading__6108_613080586"/><text:soft-page-break/>Zastrašení</text:h>
                </text:list-item>
              </text:list>
            </text:list-item>
          </text:list>
        </text:list-item>
      </text:list>
      <text:p text:style-name="Text_20_body">Speciální dovednost</text:p>
      <text:p text:style-name="Text_20_body"><text:span text:style-name="T8">O zastrašení se může pokusit kdokoliv a pokud je k tomu příznivá situace a protivník má dobrý důvod z boje utéct, tak se mu to nejspíš i podaří. Pokud se o to ale pokusí válečník s touto schopností, tak je efekt mnohem silnější: nepřátele postihne náhlá úzkost či dokonce hrůza a budou se muset hodně přemáhat, aby těmto pocitům nepodlehli. Válečníkovo zastrašování tedy může uspět i v případě, že jsou protivníci bojově naladěni a nemají žádný zjevný důvod k útěku.<text:line-break/><text:tab/>Jak přesně zastrašování probíhá záleží na hráči postavy válečníka. Může se jednat o výhružné zavrčení, o autoritativní rozkaz, nebo třeba o prosté prohlášení: „A teď jste na řadě vy!“ po té, co jednoho protivníka rozpoltil vedví.</text:span><text:span text:style-name="T90"><text:line-break/></text:span></text:p>
      <text:p text:style-name="Text_20_body">Pokus o zastrašení trvá jedno kolo (je to komplexní akce, viz kapitola <text:span text:style-name="T36">Boj</text:span>). Vyhodnocuje se jako dovednostní střet, válečník použije své hodnocení Zastrašení a může získat bonus za dovednostní fintu (pokud například jednomu skřetovi usekne hlavu, tak na zastrašení zbývajících určitě dostane bonus +2). Zastrašovaný hází svou Vůlí nebo Bojovností (v případě nestvůr z Bestiáře). Pokud se válečník pokouší zastrašit organizovanou skupinu (nebo alespoň tlupu, která těží z počtu), tak si celá skupina hází jen jednou a použije nejvyšší hodnocení Vůle svých členů s tím, že ostatní členové mohou poskytnout bonus podle pravidla pro <text:span text:style-name="T36">Spolupráci více postav</text:span> (v kapitole <text:span text:style-name="T36">Použití dovedností</text:span>). Jednotlivci, kteří se do skupiny sami neřadí, si hází každý zvlášť.<text:line-break/><text:tab/>PJ může válečníkovi přidělit situační modifikátory podle svého uvážení (obvykle v rozsahu +2 až -2), například bonus +1 za použití útočné magie kouzelníkem ve válečníkově družině, nebo -1, pokud mají protivníci zjevnou přesilu. Některé protivníky (například nemrtvé) není možné zastrašit.</text:p>
      <text:p text:style-name="P257"/>
      <text:p text:style-name="P257">Zastrašení je možné používat i v různých nebojových situacích, například když chce válečník dostat dobrou cenu, nebo třeba zajistit, aby svědek o něčem nemluvil, nebo naopak aby zajatec o něčem mluvit začal.</text:p>
      <text:p text:style-name="Text_20_body"/>
      <text:list xml:id="list154621599174102" text:continue-numbering="true" text:style-name="WW8Num1">
        <text:list-item>
          <text:list>
            <text:list-item>
              <text:list>
                <text:list-item>
                  <text:h text:style-name="Heading_20_3" text:outline-level="3"><text:bookmark text:name="__RefHeading__6215_680152062"/><text:bookmark text:name="__RefHeading__6006_585935303"/><text:bookmark text:name="__RefHeading__5799_1842958974"/><text:bookmark text:name="__RefHeading__5599_1310750014"/><text:bookmark text:name="__RefHeading__5403_1220005542"/><text:bookmark text:name="__RefHeading__5213_1695420038"/><text:bookmark text:name="__RefHeading__5022_1017986065"/><text:bookmark text:name="__RefHeading__4838_1577118845"/><text:bookmark text:name="__RefHeading__4658_1310006689"/><text:bookmark text:name="__RefHeading__4473_1444625655"/><text:bookmark text:name="__RefHeading__4298_1606745807"/><text:bookmark text:name="__RefHeading__4113_389828191"/><text:bookmark text:name="__RefHeading__3931_166433791"/><text:bookmark text:name="__RefHeading__785_695059573"/><text:bookmark text:name="__RefHeading__3845_2029073874"/><text:bookmark text:name="__RefHeading__2831_270129214"/><text:bookmark text:name="__RefHeading__2653_1236622114"/><text:bookmark text:name="__RefHeading__2476_1402843499"/><text:bookmark text:name="__RefHeading__2297_588121625"/><text:bookmark text:name="__RefHeading__2117_1935348469"/><text:bookmark text:name="__RefHeading__1937_1699506768"/><text:bookmark text:name="__RefHeading__13266_416654011"/><text:bookmark text:name="__RefHeading__6139_416654011"/><text:bookmark text:name="__RefHeading__3498_1767808843"/><text:bookmark text:name="__RefHeading__1125_504877730"/><text:bookmark text:name="__RefHeading__1305_1117028995"/><text:bookmark text:name="__RefHeading__4466_416654011"/><text:bookmark text:name="__RefHeading__11413_416654011"/><text:bookmark text:name="__RefHeading__15200_416654011"/><text:bookmark text:name="__RefHeading__3671_1539619621"/><text:bookmark text:name="__RefHeading__3763_1016505843"/><text:bookmark text:name="__RefHeading__3584_575115563"/><text:bookmark text:name="__RefHeading__1309_1117028995"/><text:bookmark text:name="__RefHeading__4470_416654011"/><text:bookmark text:name="__RefHeading__11417_416654011"/><text:bookmark text:name="__RefHeading__15204_416654011"/><text:bookmark text:name="__RefHeading__2027_425077428"/><text:bookmark text:name="__RefHeading__2207_374322643"/><text:bookmark text:name="__RefHeading__2387_354735483"/><text:bookmark text:name="__RefHeading__2564_1914700735"/><text:bookmark text:name="__RefHeading__2742_1037820875"/><text:bookmark text:name="__RefHeading__2951_492158928"/><text:bookmark text:name="__RefHeading__3134_606940407"/><text:bookmark text:name="__RefHeading__3318_1272288082"/><text:bookmark text:name="__RefHeading__401_1505329582"/><text:bookmark text:name="__RefHeading__1023_547978412"/><text:bookmark text:name="__RefHeading__3412_2029160294"/><text:bookmark text:name="__RefHeading__3228_1071858212"/><text:bookmark text:name="__RefHeading__3044_1761741664"/><text:bookmark text:name="__RefHeading__2833_270129214"/><text:bookmark text:name="__RefHeading__2655_1236622114"/><text:bookmark text:name="__RefHeading__2478_1402843499"/><text:bookmark text:name="__RefHeading__2299_588121625"/><text:bookmark text:name="__RefHeading__2119_1935348469"/><text:bookmark text:name="__RefHeading__4021_390576214"/><text:bookmark text:name="__RefHeading__4205_1074358857"/><text:bookmark text:name="__RefHeading__4389_1736126469"/><text:bookmark text:name="__RefHeading__4566_630685431"/><text:bookmark text:name="__RefHeading__4747_913315267"/><text:bookmark text:name="__RefHeading__4931_1163710135"/><text:bookmark text:name="__RefHeading__5115_952857884"/><text:bookmark text:name="__RefHeading__5310_470946183"/><text:bookmark text:name="__RefHeading__5496_1112796876"/><text:bookmark text:name="__RefHeading__5697_704881804"/><text:bookmark text:name="__RefHeading__5902_1574798422"/><text:bookmark text:name="__RefHeading__6110_613080586"/>Regenerace</text:h>
                </text:list-item>
              </text:list>
            </text:list-item>
          </text:list>
        </text:list-item>
      </text:list>
      <text:p text:style-name="Text_20_body">Cena: 2 profibody<text:line-break/><text:span text:style-name="T8">Požadavky: 2. úroveň</text:span></text:p>
      <text:p text:style-name="Text_20_body">Tato schopnost umožňuje válečníkovi rychleji regenerovat vlastní zranění. Po každém vydatném spánku se mu pošramocení sníží o jeden stupeň (tedy o 2 životy pokud je postava hobit, kudůk nebo elf, o 3 životy, pokud je člověk, barbar nebo trpaslík a o 4 životy, pokud je kroll) navíc k běžné rychlosti léčby. Regenerace neúčinkuje na závažná zranění.</text:p>
      <text:p text:style-name="Text_20_body"/>
      <text:list xml:id="list154621614176316" text:continue-numbering="true" text:style-name="WW8Num1">
        <text:list-item>
          <text:list>
            <text:list-item>
              <text:list>
                <text:list-item>
                  <text:h text:style-name="P223" text:outline-level="3"><text:bookmark text:name="__RefHeading__6217_680152062"/><text:bookmark text:name="__RefHeading__6008_585935303"/><text:bookmark text:name="__RefHeading__5801_1842958974"/><text:bookmark text:name="__RefHeading__5601_1310750014"/><text:bookmark text:name="__RefHeading__5405_1220005542"/><text:bookmark text:name="__RefHeading__5215_1695420038"/><text:bookmark text:name="__RefHeading__5024_1017986065"/><text:bookmark text:name="__RefHeading__4840_1577118845"/><text:bookmark text:name="__RefHeading__4660_1310006689"/><text:bookmark text:name="__RefHeading__4475_1444625655"/><text:bookmark text:name="__RefHeading__4300_1606745807"/><text:bookmark text:name="__RefHeading__4115_389828191"/><text:bookmark text:name="__RefHeading__3933_166433791"/><text:bookmark text:name="__RefHeading__695_1665772393"/><text:bookmark text:name="__RefHeading__3847_2029073874"/><text:bookmark text:name="__RefHeading__13268_416654011"/><text:bookmark text:name="__RefHeading__6141_416654011"/><text:bookmark text:name="__RefHeading__2891_416654011"/><text:bookmark text:name="__RefHeading__1221_1256013735"/><text:bookmark text:name="__RefHeading__3500_1767808843"/><text:bookmark text:name="__RefHeading__1699_547978412"/><text:bookmark text:name="__RefHeading__1039_552295790"/><text:bookmark text:name="__RefHeading__1219_1256013735"/><text:bookmark text:name="__RefHeading__2889_416654011"/><text:bookmark text:name="__RefHeading__1019_547978412"/><text:bookmark text:name="__RefHeading__1697_547978412"/><text:bookmark text:name="__RefHeading__435_1157328300"/><text:bookmark text:name="__RefHeading__947_1800846094"/><text:bookmark text:name="__RefHeading__1127_504877730"/><text:bookmark text:name="__RefHeading__3673_1539619621"/><text:bookmark text:name="__RefHeading__1129_504877730"/><text:bookmark text:name="__RefHeading__949_1800846094"/><text:bookmark text:name="__RefHeading__403_1505329582"/><text:bookmark text:name="__RefHeading__689_1665772393"/><text:bookmark text:name="__RefHeading__3765_1016505843"/><text:bookmark text:name="__RefHeading__3586_575115563"/><text:bookmark text:name="__RefHeading__3136_606940407"/><text:bookmark text:name="__RefHeading__3320_1272288082"/><text:bookmark text:name="__RefHeading__3414_2029160294"/><text:bookmark text:name="__RefHeading__3230_1071858212"/><text:bookmark text:name="__RefHeading__3046_1761741664"/><text:bookmark text:name="__RefHeading__2835_270129214"/><text:bookmark text:name="__RefHeading__2657_1236622114"/><text:bookmark text:name="__RefHeading__2480_1402843499"/><text:bookmark text:name="__RefHeading__2301_588121625"/><text:bookmark text:name="__RefHeading__2121_1935348469"/><text:bookmark text:name="__RefHeading__1941_1699506768"/><text:bookmark text:name="__RefHeading__13270_416654011"/><text:bookmark text:name="__RefHeading__6143_416654011"/><text:bookmark text:name="__RefHeading__2893_416654011"/><text:bookmark text:name="__RefHeading__1223_1256013735"/><text:bookmark text:name="__RefHeading__1043_552295790"/><text:bookmark text:name="__RefHeading__439_1157328300"/><text:bookmark text:name="__RefHeading__1701_547978412"/><text:bookmark text:name="__RefHeading__4023_390576214"/><text:bookmark text:name="__RefHeading__4207_1074358857"/><text:bookmark text:name="__RefHeading__4391_1736126469"/><text:bookmark text:name="__RefHeading__4568_630685431"/><text:bookmark text:name="__RefHeading__4749_913315267"/><text:bookmark text:name="__RefHeading__4933_1163710135"/><text:bookmark text:name="__RefHeading__5117_952857884"/><text:bookmark text:name="__RefHeading__5312_470946183"/><text:bookmark text:name="__RefHeading__5498_1112796876"/><text:bookmark text:name="__RefHeading__5699_704881804"/><text:bookmark text:name="__RefHeading__5904_1574798422"/><text:bookmark text:name="__RefHeading__6112_613080586"/>Sehranost</text:h>
                </text:list-item>
              </text:list>
            </text:list-item>
          </text:list>
        </text:list-item>
      </text:list>
      <text:p text:style-name="P126">Cena: 2 profibody<text:line-break/>Požadavky: 3. úroveň</text:p>
      <text:p text:style-name="P126">Válečník dokáže vysledovat silné a slabé stránky svého spolubojovníka a upravit svůj styl boje tak, aby jejich silných stránek využíval a jejich slabiny minimalizoval. Potřebuje k tomu s dotyčným společníkem strávit alespoň sedm dní intenzivním bojovým tréninkem. Od té chvíle pak může tomuto spolubojovníkovi v každém bojovém kole poskytnou bonus +1 k ÚČ nebo ÚČ (podle svého uvážení), pokud dotyčný bojuje v dosahu válečníkovy Bojové rychlosti.<text:line-break/><text:tab/>V jednom kole může válečník poskytnout bonus jen jednomu spolubojovníkovi, v dalším se ale může rozhodnout poskytnout ho jinému, pokud je i s ním sehraný. Dva nebo více válečníků si mohou vzájemně poskytovat bonusy za Sehranost, každý z nich ale může takto v jednom kole získat nejvýše +1 k ÚČ a +1 k OČ.</text:p>
      <text:p text:style-name="Text_20_body"><text:soft-page-break/></text:p>
      <text:list xml:id="list154621627163077" text:continue-numbering="true" text:style-name="WW8Num1">
        <text:list-item>
          <text:list>
            <text:list-item>
              <text:list>
                <text:list-item>
                  <text:h text:style-name="Heading_20_3" text:outline-level="3"><text:bookmark text:name="__RefHeading__6219_680152062"/><text:bookmark text:name="__RefHeading__6010_585935303"/><text:bookmark text:name="__RefHeading__5803_1842958974"/><text:bookmark text:name="__RefHeading__5603_1310750014"/><text:bookmark text:name="__RefHeading__5407_1220005542"/><text:bookmark text:name="__RefHeading__5217_1695420038"/><text:bookmark text:name="__RefHeading__5026_1017986065"/><text:bookmark text:name="__RefHeading__4842_1577118845"/><text:bookmark text:name="__RefHeading__4662_1310006689"/><text:bookmark text:name="__RefHeading__4477_1444625655"/><text:bookmark text:name="__RefHeading__4302_1606745807"/><text:bookmark text:name="__RefHeading__4117_389828191"/><text:bookmark text:name="__RefHeading__3935_166433791"/><text:bookmark text:name="__RefHeading__4476_416654011"/><text:bookmark text:name="__RefHeading__3849_2029073874"/><text:bookmark text:name="__RefHeading__877_681294674"/><text:bookmark text:name="__RefHeading__693_1665772393"/><text:bookmark text:name="__RefHeading__415_1505329582"/><text:bookmark text:name="__RefHeading__413_1505329582"/><text:bookmark text:name="__RefHeading__3502_1767808843"/><text:bookmark text:name="__RefHeading__349_1233803898"/><text:bookmark text:name="__RefHeading__1025_547978412"/><text:bookmark text:name="__RefHeading__691_1665772393"/><text:bookmark text:name="__RefHeading__875_681294674"/><text:bookmark text:name="__RefHeading__783_695059573"/><text:bookmark text:name="__RefHeading__399_1505329582"/><text:bookmark text:name="__RefHeading__347_1233803898"/><text:bookmark text:name="__RefHeading__1041_552295790"/><text:bookmark text:name="__RefHeading__397_1505329582"/><text:bookmark text:name="__RefHeading__395_1505329582"/><text:bookmark text:name="__RefHeading__393_1505329582"/><text:bookmark text:name="__RefHeading__781_695059573"/><text:bookmark text:name="__RefHeading__873_681294674"/><text:bookmark text:name="__RefHeading__3675_1539619621"/><text:bookmark text:name="__RefHeading__2953_492158928"/><text:bookmark text:name="__RefHeading__2744_1037820875"/><text:bookmark text:name="__RefHeading__2566_1914700735"/><text:bookmark text:name="__RefHeading__2389_354735483"/><text:bookmark text:name="__RefHeading__2209_374322643"/><text:bookmark text:name="__RefHeading__2029_425077428"/><text:bookmark text:name="__RefHeading__15206_416654011"/><text:bookmark text:name="__RefHeading__11419_416654011"/><text:bookmark text:name="__RefHeading__3767_1016505843"/><text:bookmark text:name="__RefHeading__3588_575115563"/><text:bookmark text:name="__RefHeading__2391_354735483"/><text:bookmark text:name="__RefHeading__2568_1914700735"/><text:bookmark text:name="__RefHeading__2746_1037820875"/><text:bookmark text:name="__RefHeading__2955_492158928"/><text:bookmark text:name="__RefHeading__3138_606940407"/><text:bookmark text:name="__RefHeading__3322_1272288082"/><text:bookmark text:name="__RefHeading__409_1505329582"/><text:bookmark text:name="__RefHeading__407_1505329582"/><text:bookmark text:name="__RefHeading__787_695059573"/><text:bookmark text:name="__RefHeading__879_681294674"/><text:bookmark text:name="__RefHeading__4025_390576214"/><text:bookmark text:name="__RefHeading__4209_1074358857"/><text:bookmark text:name="__RefHeading__4393_1736126469"/><text:bookmark text:name="__RefHeading__4570_630685431"/><text:bookmark text:name="__RefHeading__4751_913315267"/><text:bookmark text:name="__RefHeading__4935_1163710135"/><text:bookmark text:name="__RefHeading__5119_952857884"/><text:bookmark text:name="__RefHeading__5314_470946183"/><text:bookmark text:name="__RefHeading__5500_1112796876"/><text:bookmark text:name="__RefHeading__5701_704881804"/><text:bookmark text:name="__RefHeading__5906_1574798422"/><text:bookmark text:name="__RefHeading__6114_613080586"/>Přesný výpad</text:h>
                </text:list-item>
              </text:list>
            </text:list-item>
          </text:list>
        </text:list-item>
      </text:list>
      <text:p text:style-name="Text_20_body">Cena: 2 profibody<text:line-break/>Požadavky: 4. úroveň</text:p>
      <text:p text:style-name="Text_20_body">Přesný výpad je speciální manévr používaný v boji. Umožňuje získat +1 k ÚČ za cenu -2 ke zranění. Je možné jej provést pouze se zbraní s bonusem ke zranění alespoň 2. Přesný výpad je možné kombinovat s fintami i se všemi ostatními speciálními akcemi.</text:p>
      <text:p text:style-name="Text_20_body"/>
      <text:list xml:id="list154621636179689" text:continue-numbering="true" text:style-name="WW8Num1">
        <text:list-item>
          <text:list>
            <text:list-item>
              <text:list>
                <text:list-item>
                  <text:h text:style-name="Heading_20_3" text:outline-level="3"><text:bookmark text:name="__RefHeading__6221_680152062"/><text:bookmark text:name="__RefHeading__6012_585935303"/><text:bookmark text:name="__RefHeading__5805_1842958974"/><text:bookmark text:name="__RefHeading__5605_1310750014"/><text:bookmark text:name="__RefHeading__5409_1220005542"/><text:bookmark text:name="__RefHeading__5219_1695420038"/><text:bookmark text:name="__RefHeading__5028_1017986065"/><text:bookmark text:name="__RefHeading__4844_1577118845"/><text:bookmark text:name="__RefHeading__4664_1310006689"/><text:bookmark text:name="__RefHeading__4479_1444625655"/><text:bookmark text:name="__RefHeading__4304_1606745807"/><text:bookmark text:name="__RefHeading__4119_389828191"/><text:bookmark text:name="__RefHeading__3937_166433791"/><text:bookmark text:name="__RefHeading__2899_416654011"/><text:bookmark text:name="__RefHeading__3851_2029073874"/><text:bookmark text:name="__RefHeading__1027_547978412"/><text:bookmark text:name="__RefHeading__351_1233803898"/><text:bookmark text:name="__RefHeading__417_1505329582"/><text:bookmark text:name="__RefHeading__441_1157328300"/><text:bookmark text:name="__RefHeading__1703_547978412"/><text:bookmark text:name="__RefHeading__789_695059573"/><text:bookmark text:name="__RefHeading__3416_2029160294"/><text:bookmark text:name="__RefHeading__3232_1071858212"/><text:bookmark text:name="__RefHeading__3048_1761741664"/><text:bookmark text:name="__RefHeading__2837_270129214"/><text:bookmark text:name="__RefHeading__2659_1236622114"/><text:bookmark text:name="__RefHeading__2482_1402843499"/><text:bookmark text:name="__RefHeading__2303_588121625"/><text:bookmark text:name="__RefHeading__2123_1935348469"/><text:bookmark text:name="__RefHeading__1943_1699506768"/><text:bookmark text:name="__RefHeading__13272_416654011"/><text:bookmark text:name="__RefHeading__6145_416654011"/><text:bookmark text:name="__RefHeading__2895_416654011"/><text:bookmark text:name="__RefHeading__3504_1767808843"/><text:bookmark text:name="__RefHeading__953_1800846094"/><text:bookmark text:name="__RefHeading__411_1505329582"/><text:bookmark text:name="__RefHeading__405_1505329582"/><text:bookmark text:name="__RefHeading__951_1800846094"/><text:bookmark text:name="__RefHeading__1131_504877730"/><text:bookmark text:name="__RefHeading__1311_1117028995"/><text:bookmark text:name="__RefHeading__4472_416654011"/><text:bookmark text:name="__RefHeading__3677_1539619621"/><text:bookmark text:name="__RefHeading__2211_374322643"/><text:bookmark text:name="__RefHeading__2031_425077428"/><text:bookmark text:name="__RefHeading__3769_1016505843"/><text:bookmark text:name="__RefHeading__3590_575115563"/><text:bookmark text:name="__RefHeading__353_1233803898"/><text:bookmark text:name="__RefHeading__419_1505329582"/><text:bookmark text:name="__RefHeading__443_1157328300"/><text:bookmark text:name="__RefHeading__1705_547978412"/><text:bookmark text:name="__RefHeading__791_695059573"/><text:bookmark text:name="__RefHeading__955_1800846094"/><text:bookmark text:name="__RefHeading__1135_504877730"/><text:bookmark text:name="__RefHeading__1315_1117028995"/><text:bookmark text:name="__RefHeading__4027_390576214"/><text:bookmark text:name="__RefHeading__4211_1074358857"/><text:bookmark text:name="__RefHeading__4395_1736126469"/><text:bookmark text:name="__RefHeading__4572_630685431"/><text:bookmark text:name="__RefHeading__4753_913315267"/><text:bookmark text:name="__RefHeading__4937_1163710135"/><text:bookmark text:name="__RefHeading__5121_952857884"/><text:bookmark text:name="__RefHeading__5316_470946183"/><text:bookmark text:name="__RefHeading__5502_1112796876"/><text:bookmark text:name="__RefHeading__5703_704881804"/><text:bookmark text:name="__RefHeading__5908_1574798422"/><text:bookmark text:name="__RefHeading__6116_613080586"/>Útok na dva cíle</text:h>
                </text:list-item>
              </text:list>
            </text:list-item>
          </text:list>
        </text:list-item>
      </text:list>
      <text:p text:style-name="Text_20_body">Cena: 2 profibody<text:line-break/>Požadavky: 5. úroveň</text:p>
      <text:p text:style-name="P162">Válečník s touto schopností může v boji zblízka za cenu jednoho bodu Výdrže v jednom kole bez postihu zaútočit na dva různé cíle, pokud jsou v jeho dosahu a nejsou moc daleko od sebe. Tuto schopnost je možné použít i s lukem, je na to ale nutné nejdříve nabít dva šípy současně, či s vrhacími zbraněmi, pokud v každé ruce drží jednu. Útok za na dva cíle není možné použít současně s akcí Mocný útok. Útok na dva cíle může těžit z bonusu za připravenou útočnou fintu, bonus je ale pouze +1 na každý hod na útok.</text:p>
      <text:p text:style-name="Standard"/>
      <text:list xml:id="list154621739180403" text:continue-numbering="true" text:style-name="WW8Num1">
        <text:list-item>
          <text:list>
            <text:list-item>
              <text:h text:style-name="Heading_20_2" text:outline-level="2"><text:bookmark text:name="__RefHeading__6223_680152062"/><text:bookmark text:name="__RefHeading__6014_585935303"/><text:bookmark text:name="__RefHeading__5807_1842958974"/><text:bookmark text:name="__RefHeading__5607_1310750014"/><text:bookmark text:name="__RefHeading__5411_1220005542"/><text:bookmark text:name="__RefHeading__5221_1695420038"/><text:bookmark text:name="__RefHeading__5030_1017986065"/><text:bookmark text:name="__RefHeading__4846_1577118845"/><text:bookmark text:name="__RefHeading__4666_1310006689"/><text:bookmark text:name="__RefHeading__4481_1444625655"/><text:bookmark text:name="__RefHeading__4306_1606745807"/><text:bookmark text:name="__RefHeading__4121_389828191"/><text:bookmark text:name="__RefHeading__3939_166433791"/><text:bookmark text:name="__RefHeading__2035_425077428"/><text:bookmark text:name="__RefHeading__3853_2029073874"/><text:bookmark text:name="__RefHeading__11423_416654011"/><text:bookmark text:name="__RefHeading__15210_416654011"/><text:bookmark text:name="__RefHeading__2033_425077428"/><text:bookmark text:name="__RefHeading__2213_374322643"/><text:bookmark text:name="__RefHeading__2393_354735483"/><text:bookmark text:name="__RefHeading__2570_1914700735"/><text:bookmark text:name="__RefHeading__2748_1037820875"/><text:bookmark text:name="__RefHeading__2957_492158928"/><text:bookmark text:name="__RefHeading__3140_606940407"/><text:bookmark text:name="__RefHeading__3324_1272288082"/><text:bookmark text:name="__RefHeading__3418_2029160294"/><text:bookmark text:name="__RefHeading__3234_1071858212"/><text:bookmark text:name="__RefHeading__3050_1761741664"/><text:bookmark text:name="__RefHeading__2839_270129214"/><text:bookmark text:name="__RefHeading__2661_1236622114"/><text:bookmark text:name="__RefHeading__2484_1402843499"/><text:bookmark text:name="__RefHeading__2305_588121625"/><text:bookmark text:name="__RefHeading__2125_1935348469"/><text:bookmark text:name="__RefHeading__1945_1699506768"/><text:bookmark text:name="__RefHeading__13274_416654011"/><text:bookmark text:name="__RefHeading__6147_416654011"/><text:bookmark text:name="__RefHeading__2897_416654011"/><text:bookmark text:name="__RefHeading__3506_1767808843"/><text:bookmark text:name="__RefHeading__1133_504877730"/><text:bookmark text:name="__RefHeading__1313_1117028995"/><text:bookmark text:name="__RefHeading__4474_416654011"/><text:bookmark text:name="__RefHeading__11421_416654011"/><text:bookmark text:name="__RefHeading__15208_416654011"/><text:bookmark text:name="__RefHeading__3679_1539619621"/><text:bookmark text:name="__RefHeading__3771_1016505843"/><text:bookmark text:name="__RefHeading__3592_575115563"/><text:bookmark text:name="__RefHeading__2841_270129214"/><text:bookmark text:name="__RefHeading__2663_1236622114"/><text:bookmark text:name="__RefHeading__2486_1402843499"/><text:bookmark text:name="__RefHeading__2307_588121625"/><text:bookmark text:name="__RefHeading__2127_1935348469"/><text:bookmark text:name="__RefHeading__1947_1699506768"/><text:bookmark text:name="__RefHeading__13276_416654011"/><text:bookmark text:name="__RefHeading__6149_416654011"/><text:bookmark text:name="__RefHeading__4029_390576214"/><text:bookmark text:name="__RefHeading__4213_1074358857"/><text:bookmark text:name="__RefHeading__4397_1736126469"/><text:bookmark text:name="__RefHeading__4574_630685431"/><text:bookmark text:name="__RefHeading__4755_913315267"/><text:bookmark text:name="__RefHeading__4939_1163710135"/><text:bookmark text:name="__RefHeading__5123_952857884"/><text:bookmark text:name="__RefHeading__5318_470946183"/><text:bookmark text:name="__RefHeading__5504_1112796876"/><text:bookmark text:name="__RefHeading__5705_704881804"/><text:bookmark text:name="__RefHeading__5910_1574798422"/><text:bookmark text:name="__RefHeading__6118_613080586"/>Hraničář</text:h>
            </text:list-item>
          </text:list>
        </text:list-item>
      </text:list>
      <text:p text:style-name="P30">Hraničářovy zvláštní schopnosti povětšinou souvisí s přírodou a jejími obyvateli. Kromě toho toho se může naučit tzv. mimosmyslovou schopnost a může sesílat přírodní kouzla.</text:p>
      <text:p text:style-name="Standard"/>
      <text:list xml:id="list154621747164834" text:continue-numbering="true" text:style-name="WW8Num1">
        <text:list-item>
          <text:list>
            <text:list-item>
              <text:list>
                <text:list-item>
                  <text:h text:style-name="P223" text:outline-level="3"><text:bookmark text:name="__RefHeading__6225_680152062"/><text:bookmark text:name="__RefHeading__6016_585935303"/><text:bookmark text:name="__RefHeading__5809_1842958974"/><text:bookmark text:name="__RefHeading__5609_1310750014"/><text:bookmark text:name="__RefHeading__5413_1220005542"/><text:bookmark text:name="__RefHeading__5223_1695420038"/><text:bookmark text:name="__RefHeading__5032_1017986065"/><text:bookmark text:name="__RefHeading__4848_1577118845"/><text:bookmark text:name="__RefHeading__4668_1310006689"/><text:bookmark text:name="__RefHeading__4483_1444625655"/><text:bookmark text:name="__RefHeading__4308_1606745807"/><text:bookmark text:name="__RefHeading__4123_389828191"/><text:bookmark text:name="__RefHeading__3941_166433791"/><text:bookmark text:name="__RefHeading__3683_1539619621"/><text:bookmark text:name="__RefHeading__3855_2029073874"/><text:bookmark text:name="__RefHeading__1229_1256013735"/><text:bookmark text:name="__RefHeading__1049_552295790"/><text:bookmark text:name="__RefHeading__447_1157328300"/><text:bookmark text:name="__RefHeading__1709_547978412"/><text:bookmark text:name="__RefHeading__1031_547978412"/><text:bookmark text:name="__RefHeading__793_695059573"/><text:bookmark text:name="__RefHeading__1033_547978412"/><text:bookmark text:name="__RefHeading__1711_547978412"/><text:bookmark text:name="__RefHeading__449_1157328300"/><text:bookmark text:name="__RefHeading__885_681294674"/><text:bookmark text:name="__RefHeading__959_1800846094"/><text:bookmark text:name="__RefHeading__3508_1767808843"/><text:bookmark text:name="__RefHeading__957_1800846094"/><text:bookmark text:name="__RefHeading__423_1505329582"/><text:bookmark text:name="__RefHeading__357_1233803898"/><text:bookmark text:name="__RefHeading__699_1665772393"/><text:bookmark text:name="__RefHeading__883_681294674"/><text:bookmark text:name="__RefHeading__355_1233803898"/><text:bookmark text:name="__RefHeading__421_1505329582"/><text:bookmark text:name="__RefHeading__445_1157328300"/><text:bookmark text:name="__RefHeading__1707_547978412"/><text:bookmark text:name="__RefHeading__1047_552295790"/><text:bookmark text:name="__RefHeading__1227_1256013735"/><text:bookmark text:name="__RefHeading__1225_1256013735"/><text:bookmark text:name="__RefHeading__1045_552295790"/><text:bookmark text:name="__RefHeading__881_681294674"/><text:bookmark text:name="__RefHeading__697_1665772393"/><text:bookmark text:name="__RefHeading__1029_547978412"/><text:bookmark text:name="__RefHeading__3681_1539619621"/><text:bookmark text:name="__RefHeading__3052_1761741664"/><text:bookmark text:name="__RefHeading__3236_1071858212"/><text:bookmark text:name="__RefHeading__3420_2029160294"/><text:bookmark text:name="__RefHeading__3326_1272288082"/><text:bookmark text:name="__RefHeading__3142_606940407"/><text:bookmark text:name="__RefHeading__2959_492158928"/><text:bookmark text:name="__RefHeading__2750_1037820875"/><text:bookmark text:name="__RefHeading__2572_1914700735"/><text:bookmark text:name="__RefHeading__2395_354735483"/><text:bookmark text:name="__RefHeading__2215_374322643"/><text:bookmark text:name="__RefHeading__4031_390576214"/><text:bookmark text:name="__RefHeading__4215_1074358857"/><text:bookmark text:name="__RefHeading__4399_1736126469"/><text:bookmark text:name="__RefHeading__4576_630685431"/><text:bookmark text:name="__RefHeading__4757_913315267"/><text:bookmark text:name="__RefHeading__4941_1163710135"/><text:bookmark text:name="__RefHeading__5125_952857884"/><text:bookmark text:name="__RefHeading__5320_470946183"/><text:bookmark text:name="__RefHeading__5506_1112796876"/><text:bookmark text:name="__RefHeading__5707_704881804"/><text:bookmark text:name="__RefHeading__5912_1574798422"/><text:bookmark text:name="__RefHeading__6120_613080586"/>Pouto se zvířetem</text:h>
                </text:list-item>
              </text:list>
            </text:list-item>
          </text:list>
        </text:list-item>
      </text:list>
      <text:p text:style-name="Text_20_body">Cena: 2 profibody<text:line-break/><text:span text:style-name="T8">Požadavky: 1. úroveň</text:span></text:p>
      <text:p text:style-name="P126">Hraničáři jsou zpravidla provázeni psy nebo divokými zvířaty. Ochočit takového tvora dokáže kdokoliv s dovedností Ochočování (součást Zálesáckého učení), ale jen hraničář znalý této zvláštní schopnosti dokáže se svým zvířecím společníkem navázat mystické pouto, díky němuž zvíře rozumí slovním příkazům podobně, jako by jim rozuměl člověk. Zvíře si stále zachovává pouze svoji inteligenci a nemůže s hraničářem komunikovat (takže mu například nemůže po návratu říct, co vidělo a slyšelo), ale díky tomuto poutu porozumí i složitým pojmům a příkazům a dokáže je provést asi tak, jako by je hraničář v těle zvířete plnil sám. Zvíře také může při plnění příkazů plně využívat všech svých schopností (například pes svého výjimečného čichu).<text:line-break/></text:p>
      <text:p text:style-name="Text_20_body">Vytvoření pouta vyžaduje neméně sedm dní intenzivní práce se zvířetem, vždy alespoň několik hodin denně, a dovršuje se zhruba hodinovým meditativním rituálem. Hraničář může mít v jednu chvíli vytvořené pouto pouze s jedním zvířetem, pokud jej tedy chce navázat s jiným, musí staré pouto rozvázat (to je součástí rituálu vytvoření nového pouta).<text:line-break/><text:tab/>Hodnocení hraničářova Zálesáckého učení (Ochočování) určuje maximální Nebezpečnost zvířete (viz Bestiář), s nímž je možné pouto navázat. Pokud si hraničář připoutá mladého jedince, tak se může nebezpečnost zvířete postupem času zvyšovat s tím, jak roste, až na maximum daného druhu. Pro jednoduchost předpokládáme, že se nebezpečnost zvířete zvyšuje spolu s tím, jak se zvyšuje hraničářovo hodnocení Zálesáckého učení (Ochočování).<text:line-break/><text:tab/>Pokud se zvířecí přítel zapojí do boje, použij pro něj parametry z Bestiáře, případně je určí PJ.</text:p>
      <text:p text:style-name="Standard"/>
      <text:list xml:id="list154621770181213" text:continue-numbering="true" text:style-name="WW8Num1">
        <text:list-item>
          <text:list>
            <text:list-item>
              <text:list>
                <text:list-item>
                  <text:h text:style-name="P223" text:outline-level="3"><text:bookmark text:name="__RefHeading__6227_680152062"/><text:bookmark text:name="__RefHeading__6018_585935303"/><text:bookmark text:name="__RefHeading__5811_1842958974"/><text:bookmark text:name="__RefHeading__5611_1310750014"/><text:bookmark text:name="__RefHeading__5415_1220005542"/><text:bookmark text:name="__RefHeading__5225_1695420038"/><text:bookmark text:name="__RefHeading__5034_1017986065"/><text:bookmark text:name="__RefHeading__4850_1577118845"/><text:bookmark text:name="__RefHeading__4670_1310006689"/><text:bookmark text:name="__RefHeading__4485_1444625655"/><text:bookmark text:name="__RefHeading__4310_1606745807"/><text:bookmark text:name="__RefHeading__4125_389828191"/><text:bookmark text:name="__RefHeading__3943_166433791"/><text:bookmark text:name="__RefHeading__3596_575115563"/><text:bookmark text:name="__RefHeading__3775_1016505843"/><text:bookmark text:name="__RefHeading__3773_1016505843"/><text:bookmark text:name="__RefHeading__3594_575115563"/><text:bookmark text:name="__RefHeading__2037_425077428"/><text:bookmark text:name="__RefHeading__2217_374322643"/><text:bookmark text:name="__RefHeading__2397_354735483"/><text:bookmark text:name="__RefHeading__2574_1914700735"/><text:bookmark text:name="__RefHeading__2752_1037820875"/><text:bookmark text:name="__RefHeading__2961_492158928"/><text:bookmark text:name="__RefHeading__3144_606940407"/><text:bookmark text:name="__RefHeading__3328_1272288082"/><text:bookmark text:name="__RefHeading__701_1665772393"/><text:bookmark text:name="__RefHeading__451_1157328300"/><text:bookmark text:name="__RefHeading__1713_547978412"/><text:bookmark text:name="__RefHeading__1035_547978412"/><text:bookmark text:name="__RefHeading__359_1233803898"/><text:bookmark text:name="__RefHeading__425_1505329582"/><text:bookmark text:name="__RefHeading__795_695059573"/><text:bookmark text:name="__RefHeading__887_681294674"/><text:bookmark text:name="__RefHeading__703_1665772393"/><text:bookmark text:name="__RefHeading__1715_547978412"/><text:bookmark text:name="__RefHeading__429_1505329582"/><text:bookmark text:name="__RefHeading__1037_547978412"/><text:bookmark text:name="__RefHeading__361_1233803898"/><text:bookmark text:name="__RefHeading__427_1505329582"/><text:bookmark text:name="__RefHeading__797_695059573"/><text:bookmark text:name="__RefHeading__889_681294674"/><text:bookmark text:name="__RefHeading__705_1665772393"/><text:bookmark text:name="__RefHeading__433_1505329582"/><text:bookmark text:name="__RefHeading__1039_547978412"/><text:bookmark text:name="__RefHeading__363_1233803898"/><text:bookmark text:name="__RefHeading__431_1505329582"/><text:bookmark text:name="__RefHeading__453_1157328300"/><text:bookmark text:name="__RefHeading__799_695059573"/><text:bookmark text:name="__RefHeading__3510_1767808843"/><text:bookmark text:name="__RefHeading__1137_504877730"/><text:bookmark text:name="__RefHeading__1317_1117028995"/><text:bookmark text:name="__RefHeading__4478_416654011"/><text:bookmark text:name="__RefHeading__11425_416654011"/><text:bookmark text:name="__RefHeading__15212_416654011"/><text:bookmark text:name="__RefHeading__4033_390576214"/><text:bookmark text:name="__RefHeading__4217_1074358857"/><text:bookmark text:name="__RefHeading__4401_1736126469"/><text:bookmark text:name="__RefHeading__4578_630685431"/><text:bookmark text:name="__RefHeading__4759_913315267"/><text:bookmark text:name="__RefHeading__4943_1163710135"/><text:bookmark text:name="__RefHeading__5127_952857884"/><text:bookmark text:name="__RefHeading__5322_470946183"/><text:bookmark text:name="__RefHeading__5508_1112796876"/><text:bookmark text:name="__RefHeading__5709_704881804"/><text:bookmark text:name="__RefHeading__5914_1574798422"/><text:bookmark text:name="__RefHeading__6122_613080586"/><text:soft-page-break/>Mimosmyslové schopnosti</text:h>
                </text:list-item>
              </text:list>
            </text:list-item>
          </text:list>
        </text:list-item>
      </text:list>
      <text:p text:style-name="Text_20_body"><text:span text:style-name="T8">Počínaje čtvrtou úrovní může hraničář začít rozvíjet jednu „napřirozenou“ mimosmyslovou schopnost, a to buď telekinezi, pyrokinezi nebo telepatii. Jaká to bude záleží na tobě, můžeš se však naučit jen jednu z nich. Každá mimosmyslová schopnost je samostatná speciální dovednost, ale s tím, že dvě z těchto dovedností tvá postava nebude znát vůbec (nebude v nich tedy mít jedničkové hodnocení, jak je běžné u ostatních speciálních dovedností, do nichž neinvestuješ žádné profibody). Na čtvrté úrovni si můžeš pořídit pouze jedničkové hodnocení vybrané mimosmyslové schopnosti a zvýšit je na dvojku budeš ale moci až při dalším přestupu na vyšší úroveň (tedy na pátou), a to vždy jen o 1 při každém přestupu (až do maxima hodnocení dovedností), protože platí, že při každém přestupu si můžeš hodnocení libovolné dovednosti zvýšit nejvýše o 1 (viz kapitola </text:span><text:span text:style-name="T3">Zkušenost – Přestup na další úroveň zkušenosti</text:span><text:span text:style-name="T8">).</text:span></text:p>
      <text:p text:style-name="P126"/>
      <text:list xml:id="list154621792189125" text:continue-numbering="true" text:style-name="WW8Num1">
        <text:list-item>
          <text:list>
            <text:list-item>
              <text:list>
                <text:list-item>
                  <text:list>
                    <text:list-item>
                      <text:list>
                        <text:list-item>
                          <text:h text:style-name="Heading_20_5" text:outline-level="5">Dosah působení mimosmyslových schopností</text:h>
                        </text:list-item>
                      </text:list>
                    </text:list-item>
                  </text:list>
                </text:list-item>
              </text:list>
            </text:list-item>
          </text:list>
        </text:list-item>
      </text:list>
      <text:p text:style-name="Text_20_body">Ať už se tvá postava naučí jakoukoliv ze tří mimosmyslových schopností, pro jejich použití platí, že nejvyšší vzdálenost, na kterou je možné těmito schopnostmi působit, je rovna desetinásobku hodnocení schopnosti v sázích.</text:p>
      <text:p text:style-name="Text_20_body"/>
      <text:list xml:id="list154621797177974" text:continue-numbering="true" text:style-name="WW8Num1">
        <text:list-item>
          <text:list>
            <text:list-item>
              <text:list>
                <text:list-item>
                  <text:list>
                    <text:list-item>
                      <text:list>
                        <text:list-item>
                          <text:h text:style-name="Heading_20_5" text:outline-level="5">Vyčerpání při použití mimosmyslových schopností</text:h>
                        </text:list-item>
                      </text:list>
                    </text:list-item>
                  </text:list>
                </text:list-item>
              </text:list>
            </text:list-item>
          </text:list>
        </text:list-item>
      </text:list>
      <text:p text:style-name="Text_20_body">Používání mimosmyslových schopností vyžaduje intenzivní soustředění. Každý pokus o použití libovolné mimosmyslové schopnosti stojí jeden bod Vůle. Pokud už hraničář žádné volné body Vůle nemá, nemůže žádné další mimosmyslové schopnosti použít, dokud si neodpočine (viz. <text:span text:style-name="T36">Odbourávání vyčerpání</text:span> v kapitole <text:span text:style-name="T36">Zranění a léčba</text:span>).<text:line-break/><text:tab/>Kromě toho platí, že postava se může vyčerpat (ať už fyzicky nebo psychicky) jen jednou za bojové kolo. Pokud se tedy použila bod Vůle nebo Výdrže na něco jiného, nebude moci v tom samém kole použít mimosmyslovou schopnost.</text:p>
      <text:p text:style-name="P248"/>
      <text:list xml:id="list154621816163159" text:continue-numbering="true" text:style-name="WW8Num1">
        <text:list-item>
          <text:list>
            <text:list-item>
              <text:list>
                <text:list-item>
                  <text:list>
                    <text:list-item>
                      <text:list>
                        <text:list-item>
                          <text:h text:style-name="Heading_20_5" text:outline-level="5">Použití mimosmyslových schopností v boji</text:h>
                        </text:list-item>
                      </text:list>
                    </text:list-item>
                  </text:list>
                </text:list-item>
              </text:list>
            </text:list-item>
          </text:list>
        </text:list-item>
      </text:list>
      <text:p text:style-name="Text_20_body">Každé použití mimosmyslové schopnosti trvá dvě kola (a jeho efekt se tedy projeví až ve třetím kole). Po celou tuto dobu se hraničář musí plně soustředit a nemůže u toho útočit ani se pohybovat – platí pro něj stejná pravidla jako pro útok na postavu sesílající kouzlo (viz popis parametru <text:span text:style-name="T3">Vyvolání</text:span> v kapitole <text:span text:style-name="T36">Sesílání kouzel</text:span>).</text:p>
      <text:p text:style-name="P29"/>
      <text:list xml:id="list154621864170949" text:continue-numbering="true" text:style-name="WW8Num1">
        <text:list-item>
          <text:list>
            <text:list-item>
              <text:list>
                <text:list-item>
                  <text:list>
                    <text:list-item>
                      <text:h text:style-name="Heading_20_4" text:outline-level="4"><text:bookmark text:name="__RefHeading__3422_2029160294"/>Telekineze</text:h>
                    </text:list-item>
                  </text:list>
                </text:list-item>
              </text:list>
            </text:list-item>
          </text:list>
        </text:list-item>
      </text:list>
      <text:p text:style-name="P126">Speciální dovednost<text:line-break/>Požadavky: 4. úroveň, hraničář nesmí znát Pyrokinezi ani Telepatii</text:p>
      <text:p text:style-name="P126">Telekinezí rozumíme schopnost pohybovat předměty silou vůle. Hraničář takto může manipulovat pouze předmětem v dosahu působení schopnosti o váze nejvýše hodnocení Telekineze v hřivnách. Rychlost pohybu předmětem nezávisí ani na váze ani na vzdálenosti a činí 1 sáh za kolo. Pohybovat je možné jen volně umístěnými předměty; každý telekinezí přemisťovaný předmět je možno zastavit holou rukou. Kromě přesunu je také možné předmět pomalu otáčet (například otočit klíčem v zámku).<text:line-break/><text:tab/>Několik hraničářů může spojit své sily a společně pohybovat předmětem tak těžkým, jako je součet jejich limitů, pokud je v dosahu působení každého z nich. Hraničář může pohybovat i předmětem, který nevidí, pokud si jej předem prohlédl a od té doby se nezměnilo jeho umístění, nebo byl vrácen na původní místo.<text:line-break/><text:tab/>Použití telekineze trvá dvě kola a teprve na konci této doby se předmět pohne. Následně jím může hraničář pohybovat tak dlouho, dokud nepoleví v soustředění (neplatí za to žádné další body Vůle). Pokud je vyrušen (neubrání se útoku, nebo se sám rozhodne dělat něco jiného, například se bránit jinak než <text:soft-page-break/>pasivně), předmět se vymyká jeho kontrole a padá k zemi.<text:line-break/></text:p>
      <text:p text:style-name="P258"><text:span text:style-name="T105">PŘÍKLAD: Kudůk hraničář Silha</text:span><text:span text:style-name="T106"> je zatčen a veden do cely. Po </text:span><text:span text:style-name="T107">cestě pozoruje, jak žalářník odemyká dveře do cely</text:span><text:span text:style-name="T108">. Pokud klíč zůstane v zámku,</text:span><text:span text:style-name="T109"> Silha jím bude moci silou vůle otočit, </text:span><text:span text:style-name="T107">i když jej neuvidí.</text:span></text:p>
      <text:p text:style-name="P259"><text:span text:style-name="T105">Silhovi věznitelé mu také, dříve než ho uvrhli do cely, sebrali jeho meč. Sil</text:span><text:span text:style-name="T110">ha sice přesně ví, jak meč vypadá, ale neví, kde zrovna je, takže s ním pohnout nemůže</text:span><text:span text:style-name="T106">.</text:span></text:p>
      <text:p text:style-name="P29"/>
      <text:list xml:id="list154621889162936" text:continue-numbering="true" text:style-name="WW8Num1">
        <text:list-item>
          <text:list>
            <text:list-item>
              <text:list>
                <text:list-item>
                  <text:list>
                    <text:list-item>
                      <text:h text:style-name="Heading_20_4" text:outline-level="4"><text:bookmark text:name="__RefHeading__3238_1071858212"/>Pyrokineze</text:h>
                    </text:list-item>
                  </text:list>
                </text:list-item>
              </text:list>
            </text:list-item>
          </text:list>
        </text:list-item>
      </text:list>
      <text:p text:style-name="P126">Speciální dovednost<text:line-break/>Požadavky: 4. úroveň, hraničář nesmí znát Telekinezi ani Telepatii</text:p>
      <text:p text:style-name="P126">Pyrokineze je schopnost svou vůlí roznítit oheň. Hodnocení schopnosti udává, jak obtížně zápalný materiál dokáže hraničář nechat vzplanout.</text:p>
      <text:p text:style-name="Text_20_body">Hodnocení 1 zapálí jen velmi snadno zápalný materiál (třísky na podpal, troud, papír).<text:line-break/>Hodnocení 2 zapálí volně ložené dřevo (třeba hranici, ale ne dřevěnou stěnu), nebo běžné šaty.<text:line-break/>Hodnocení 4 zapálí mokré dřevo, dřevěnou stěnu, nebo zimní kožešiny.<text:line-break/>Hodnocení 6 zapálí i špatně zápalný materiál (koženou zbroj, promáčené dřevo).<text:line-break/>Hodnocení 8 zapálí i nahého člověka.<text:line-break/><text:span text:style-name="T8">Vyšší hodnocení umožňují zapálit ještě hůře hořlavý materiál (podle úvahy PJ).</text:span></text:p>
      <text:p text:style-name="Text_20_body"><text:span text:style-name="T8">Pokud chce hraničář zapálit předmět, který nevidí, musí, podobně jako u telekineze, přesně vědět, kde je a jak vypadá. Jedním použitím je možné zapálit nejvýše hodnocení Pyrokineze hřiven materiálu.<text:line-break/><text:tab/>Pokud takto hraničář zapálí oblečení nebo zbroj cíle, případně cíl sám, plameny v každém kole po dobu (hodnocení Pyrokineze) kol způsobí zranění o síle 0 + 1k6. Cíl vždy od tohoto zranění odečte 1k6 a pokrytí oblečené zbroje (i když hoří právě ta zbroj nebo cíl sám). Cíl může také dalšímu zranění předejít tím, že plameny uhasí za jedno kolo (použitím komplexní akce, viz kapitola </text:span><text:span text:style-name="T3">Boj</text:span><text:span text:style-name="T8">). Opětovné zapálení již hořícího cíle nezvyšuje účinnost, pouze prodlouží zbývající dobu hoření opět na (hodnocení Pyrokineze) kol.</text:span></text:p>
      <text:p text:style-name="P46"/>
      <text:list xml:id="list154621905178967" text:continue-numbering="true" text:style-name="WW8Num1">
        <text:list-item>
          <text:list>
            <text:list-item>
              <text:list>
                <text:list-item>
                  <text:list>
                    <text:list-item>
                      <text:h text:style-name="Heading_20_4" text:outline-level="4"><text:bookmark text:name="__RefHeading__3857_2029073874"/>Telepatie</text:h>
                    </text:list-item>
                  </text:list>
                </text:list-item>
              </text:list>
            </text:list-item>
          </text:list>
        </text:list-item>
      </text:list>
      <text:p text:style-name="P163">Speciální dovednost<text:line-break/>Požadavky: 4. úroveň, hraničář nesmí znát Pyrokinezi ani Telekinezi</text:p>
      <text:p text:style-name="P126">Telepatií se označuje schopnost přenášet a číst myšlenky. Postavě, se kterou se hraničář takto domlouvá, budeme říkat cíl. Stejně jako u telekineze a pyrokineze je nutné cíl buď přímo vidět, nebo vědět, jak vypadá a kde se nalézá.<text:line-break/><text:tab/>Nejobvyklejší případ použití telepatie je předání zprávy hraničářem nějakému jeho příteli. Přítel pak má pocit, jako by k němu někdo začal mluvit. Pokud ví, co je to telepatie, pochopí, že se mu někdo pokouší předat zprávu. Pokud o telepatii slyší prvně v životě, musí mu hraničář vysvětlit, oč jde. Cíl se pak může rozhodnout, zda chce hraničáře vyslechnout či nikoliv. Pokud hraničářovy myšlenky odmítne, spojení je přerušeno a není možné s ním navázat nové, dokud se cíl nevyspí nebo nepobere z případného bezvědomí (jeho mysl zkrátka musí alespoň na čas úplně „vypnout“, aby byl blok odstraněn). Takto se „uzavřít“ se cíl může i kdykoliv později v průběhu rozhovoru.<text:line-break/><text:tab/>Pokud cíl spojení neodmítne, tak hraničář může číst všechny vědomé myšlenky, které cíl po dobu rozhovoru napadnou, a to včetně těch, které skutečně vysloví (cíl tedy může buď nahlas odpovídat, nebo si odpovědi jen myslet, asi jako kdyby potichu četl), nemůže ale číst vzpomínky ani podvědomé myšlenky. Není také možné předávat zvuky, obrazy, ani jiné vjemy, je třeba je vždy slovně popsat.<text:line-break/><text:tab/>Délka takového telepatického rozhovoru není časově omezena, hraničář se ale musí po celou tuto dobu soustředit. Neplatí za to další body Vůle, ale platí pro něj všechna pravidla pro použití mimosmyslové schopnosti. Cíl se na rozhovor nijak zvlášť soustředit nemusí. Spojení se automatiky přeruší, pokud se cíl vzdálí z dosahu telepatického působení hraničáře.</text:p>
      <text:p text:style-name="Text_20_body"/>
      <text:p text:style-name="P126"><text:soft-page-break/>Druhou možností použití telepatie je číst myšlenky cíle bez jeho vědomí. Úspěch navázání nepovoleného spojení ovšem není jistý a ověřuje se jako dovednostní střet. Hraničář hází svým hodnocením Telepatie, cíl Vůlí. Pokud hraničář neuspěje o 3 nebo více, tak nejen že si nic nepřečte, ale cíl si navíc uvědomí, že se mu někdo pokoušel číst myšlenky, případně mu něco vnuknout (pokud se s telepatií nikdy nesetkal, tak nebude vědět o co jde, ale bude mít silný pocit, že něco není v pořádku). Kromě toho se také cíl může při odhalení rozhodnout se proti hraničářovým myšlenkám uzavřít (platí stejná pravidla jako u povoleného spojení). Pokud hraničář neuspěje dokonce o 6 nebo více, tak cíl navíc bude přesně vědět, kdo se o to snažil (podívá se přesně směrem na hraničáře a bude s jistotou vědět, že zrovna on na něj něco zkoušel). Nepovolené čtení myšlenek není časově omezeno (platí stejná omezení jako u povoleného spojení), hraničář ale stále může číst pouze vědomé myšlenky cíle (nikoliv vzpomínky).<text:line-break/><text:tab/>Pokud hraničář s cílem úspěšně navázal nepovolené spojení, může mu také nepozorovaně podsouvat (vnukávat) myšlenky. Nepovolené vnuknutí myšlenky je velice náročné, každý takový pokus stojí další bod Vůle (navíc k bodu zaplacenému za navázání spojení) a vyžaduje nový test telepatie, takže si cíl může vnuknutí všimnout, přestože si nevšiml navázání spojení nebo případných předchozích pokusů o vnuknutí. Každý další pokus o nepovolené vnuknutí tomu samému cíli je navíc o 1 obtížnější než ten předchozí. Tento postih zmizí až po té, co se cíl vyspí, nebo probere z bezvědomí. <text:line-break/></text:p>
      <text:p text:style-name="P126">Nakonec ještě probereme několik zvláštních případů:</text:p>
      <text:list xml:id="list1759931844723253246" text:style-name="WW8Num12">
        <text:list-item>
          <text:p text:style-name="P128">Není možné se telepaticky dorozumívat s magickými bytostmi (například s nemrtvými), pokud si to samy nepřejí (tj. pokus o nepovolené čtení nebo nepovolené vnuknutí je automaticky neúspěšný, jako kdyby hraničář narazil na uzavřenou mysl).</text:p>
        </text:list-item>
        <text:list-item>
          <text:p text:style-name="P128">Nepovoleným vnuknutím není možno cíl donutit, aby spáchal sebevraždu nebo učinil něco v bytostném rozporu se svojí povahou.</text:p>
        </text:list-item>
        <text:list-item>
          <text:p text:style-name="P128">Telepatii je možné odposlouchávat použitím nepovoleného čtení ať už na telepata nebo na jeho cíl.</text:p>
        </text:list-item>
        <text:list-item>
          <text:p text:style-name="P128">Vnuknutím je možné ponouknout cíl, aby myslel na něco konkrétního a tuto myšlenku si vzápětí přečíst. Cíl si ale samozřejmě své myšlenky uvědomuje a může mu být divné, proč o něčem takovém přemýšlí.</text:p>
        </text:list-item>
      </text:list>
      <text:p text:style-name="Text_20_body"/>
      <text:list xml:id="list154622266188163" text:continue-list="list154621905178967" text:style-name="WW8Num1">
        <text:list-item>
          <text:list>
            <text:list-item>
              <text:list>
                <text:list-item>
                  <text:list>
                    <text:list-item>
                      <text:h text:style-name="P216" text:outline-level="4"><text:bookmark text:name="__RefHeading__895_681294674"/>Telepatické pouto</text:h>
                    </text:list-item>
                  </text:list>
                </text:list-item>
              </text:list>
            </text:list-item>
          </text:list>
        </text:list-item>
      </text:list>
      <text:p text:style-name="Text_20_body">Cena: 1 profibod<text:line-break/>Požadavky: Telepatie na stupni alespoň 3</text:p>
      <text:p text:style-name="Text_20_body">Tato schopnost umožňuje udržovat již navázané telepatické spojení (povolené i nepovolené), i když se cíl vzdálí z dosahu telepatického působení, a to na neomezenou vzdálenost. Telpatické pouto, kromě možnosti přerušení soustředění či ztráty vědomí hraničáře, končí také ve chvíli, kdy se telepat nebo cíl vstoupí do astrálních sfér nebo do jiné dimenze existence. V jednu chvíli je možné mít navázáno pouze jedno telepatické pouto.</text:p>
      <text:p text:style-name="P248"/>
      <text:list xml:id="list154622284167444" text:continue-numbering="true" text:style-name="WW8Num1">
        <text:list-item>
          <text:list>
            <text:list-item>
              <text:list>
                <text:list-item>
                  <text:h text:style-name="Heading_20_3" text:outline-level="3"><text:bookmark text:name="__RefHeading__6229_680152062"/><text:bookmark text:name="__RefHeading__6020_585935303"/><text:bookmark text:name="__RefHeading__5813_1842958974"/><text:bookmark text:name="__RefHeading__5613_1310750014"/><text:bookmark text:name="__RefHeading__5417_1220005542"/><text:bookmark text:name="__RefHeading__5227_1695420038"/><text:bookmark text:name="__RefHeading__5036_1017986065"/><text:bookmark text:name="__RefHeading__4852_1577118845"/><text:bookmark text:name="__RefHeading__4672_1310006689"/><text:bookmark text:name="__RefHeading__4487_1444625655"/><text:bookmark text:name="__RefHeading__4312_1606745807"/><text:bookmark text:name="__RefHeading__4127_389828191"/><text:bookmark text:name="__RefHeading__3945_166433791"/><text:bookmark text:name="__RefHeading__3514_1767808843"/><text:bookmark text:name="__RefHeading__965_1800846094"/><text:bookmark text:name="__RefHeading__3054_1761741664"/><text:bookmark text:name="__RefHeading__2843_270129214"/><text:bookmark text:name="__RefHeading__2665_1236622114"/><text:bookmark text:name="__RefHeading__2488_1402843499"/><text:bookmark text:name="__RefHeading__2309_588121625"/><text:bookmark text:name="__RefHeading__2129_1935348469"/><text:bookmark text:name="__RefHeading__1949_1699506768"/><text:bookmark text:name="__RefHeading__13278_416654011"/><text:bookmark text:name="__RefHeading__6151_416654011"/><text:bookmark text:name="__RefHeading__2901_416654011"/><text:bookmark text:name="__RefHeading__1231_1256013735"/><text:bookmark text:name="__RefHeading__1051_552295790"/><text:bookmark text:name="__RefHeading__891_681294674"/><text:bookmark text:name="__RefHeading__707_1665772393"/><text:bookmark text:name="__RefHeading__1043_547978412"/><text:bookmark text:name="__RefHeading__367_1233803898"/><text:bookmark text:name="__RefHeading__437_1505329582"/><text:bookmark text:name="__RefHeading__457_1157328300"/><text:bookmark text:name="__RefHeading__1719_547978412"/><text:bookmark text:name="__RefHeading__801_695059573"/><text:bookmark text:name="__RefHeading__961_1800846094"/><text:bookmark text:name="__RefHeading__1141_504877730"/><text:bookmark text:name="__RefHeading__1321_1117028995"/><text:bookmark text:name="__RefHeading__4482_416654011"/><text:bookmark text:name="__RefHeading__11429_416654011"/><text:bookmark text:name="__RefHeading__15216_416654011"/><text:bookmark text:name="__RefHeading__2039_425077428"/><text:bookmark text:name="__RefHeading__2219_374322643"/><text:bookmark text:name="__RefHeading__2399_354735483"/><text:bookmark text:name="__RefHeading__3512_1767808843"/><text:bookmark text:name="__RefHeading__1139_504877730"/><text:bookmark text:name="__RefHeading__1319_1117028995"/><text:bookmark text:name="__RefHeading__4480_416654011"/><text:bookmark text:name="__RefHeading__11427_416654011"/><text:bookmark text:name="__RefHeading__15214_416654011"/><text:bookmark text:name="__RefHeading__3685_1539619621"/><text:bookmark text:name="__RefHeading__3777_1016505843"/><text:bookmark text:name="__RefHeading__3598_575115563"/><text:bookmark text:name="__RefHeading__445_1505329582"/><text:bookmark text:name="__RefHeading__4035_390576214"/><text:bookmark text:name="__RefHeading__4219_1074358857"/><text:bookmark text:name="__RefHeading__4403_1736126469"/><text:bookmark text:name="__RefHeading__4580_630685431"/><text:bookmark text:name="__RefHeading__4761_913315267"/><text:bookmark text:name="__RefHeading__4945_1163710135"/><text:bookmark text:name="__RefHeading__5129_952857884"/><text:bookmark text:name="__RefHeading__5324_470946183"/><text:bookmark text:name="__RefHeading__5510_1112796876"/><text:bookmark text:name="__RefHeading__5711_704881804"/><text:bookmark text:name="__RefHeading__5916_1574798422"/><text:bookmark text:name="__RefHeading__6124_613080586"/>Hraničářská kouzla</text:h>
                </text:list-item>
              </text:list>
            </text:list-item>
          </text:list>
        </text:list-item>
      </text:list>
      <text:p text:style-name="Text_20_body"><text:span text:style-name="T8">Hraničář se může naučit sesílat kouzla. Jsou svázaná především s jeho způsobem života - umožňují léčit, rozmlouvat se zvířaty, apod. Stejně jako jakoukoliv jinou zvláštní schopnost i kouzla se je však třeba nejprve naučit – </text:span><text:span text:style-name="T3">každé stojí dva profibody</text:span><text:span text:style-name="T8">. <text:s/>Naučená kouzla pak postava může používat kdykoliv a zcela bez omezení, ale takto seslaná jsou obvykle poměrně slabá. Pokud chce jejich účinek zvýšit, může k tomu použít magenergii.<text:line-break/><text:tab/>Hraničář získává magenergii rozjímáním a meditací. Tento rituál trvá zhruba deset minut a během této doby není možné mluvit, bojovat, ani dělat jakoukoliv jinou činnost. <text:s/>Co se týče možnosti hraničáře reagovat na své okolí, případně jej vyrušit, je to asi stejné, jako kdyby hluboce spal. V případě, že je meditace přerušena, hraničář žádnou magenergii nezíská (ale ani neztratí, pokud mu nějaká zbývá po </text:span><text:soft-page-break/><text:span text:style-name="T8">předchozí meditaci), nový pokus ale bude opět trvat celých deset minut. Tyto praktiky jsou navíc tak náročné, že je hraničář může podstoupit jen když je jeho mysl zcela svěží a čerstvá, tedy po vydatném a nerušeném, nejméně šestihodinovém spánku. Rituál není nutné podstoupit okamžitě po probuzení, ale pokud jej hraničář úspěšně dokončí, o další se může pokoušet až poté, co se znovu důkladně prospí.<text:line-break/><text:tab/>Po úspěšném dokončení meditace se hraničářova magenergie zvýší na hodnotu rovnou hodnocení jeho dovednosti Přírodní magie.</text:span></text:p>
      <text:p text:style-name="Text_20_body"/>
      <text:p text:style-name="Text_20_body"><text:span text:style-name="T83">Pravidla pro sesílání kouzel, posilování kouzel použitím magenergie a popis jednotlivých parametrů kouzel najdeš v podkapitole </text:span><text:span text:style-name="T85">Kouzla</text:span><text:span text:style-name="T83"> na začátku kapitoly </text:span><text:span text:style-name="T85">Zvláštní schopnosti podle povolání</text:span><text:span text:style-name="T83">.</text:span></text:p>
      <text:p text:style-name="P29"/>
      <text:list xml:id="list154622316180688" text:continue-numbering="true" text:style-name="WW8Num1">
        <text:list-item>
          <text:list>
            <text:list-item>
              <text:list>
                <text:list-item>
                  <text:list>
                    <text:list-item>
                      <text:list>
                        <text:list-item>
                          <text:h text:style-name="Heading_20_5" text:outline-level="5">Sesílání hraničářských kouzel</text:h>
                        </text:list-item>
                      </text:list>
                    </text:list-item>
                  </text:list>
                </text:list-item>
              </text:list>
            </text:list-item>
          </text:list>
        </text:list-item>
      </text:list>
      <text:p text:style-name="P248"><text:span text:style-name="T91">Hraničářská kouzla na první pohled často vůbec nevypadají jako magie. Při seslání kouzla </text:span><text:span text:style-name="T92">Mluv se zvířaty</text:span><text:span text:style-name="T91"> například hraničář normálně mluví, pouze při tom občas vydává různé mručivé zvuky či skřeky a zaujímá u toho různé divné postoje (asi jako by dané zvíře předváděl). Při sesílání léčivých kouzel hraničář přejíždí rukama přes zranění a cosi u toho mumlá, a podobně.<text:line-break/><text:tab/>I přes to, že to v hraničářském podání vypadá zvláštně, je však gestikulace a zaklínání potřeba. Hraničář však může kouzla sesílat i bez toho podle pravidel uvedených v obecném popisu kouzlení.</text:span></text:p>
      <text:p text:style-name="P249"/>
      <text:p text:style-name="P29"/>
      <text:p text:style-name="Text_20_body"><text:span text:style-name="T8">Hraničářova kouzla jsou: Mluv se zvířaty, Najdi stopy, Najdi zvíře, Neutralizuj jed, Uzdrav lehká zranění, Uzdrav nemocného, Uzdrav těžká zranění, Zmam osobu</text:span></text:p>
      <text:p text:style-name="P29"/>
      <text:list xml:id="list154622403192384" text:continue-numbering="true" text:style-name="WW8Num1">
        <text:list-item>
          <text:list>
            <text:list-item>
              <text:list>
                <text:list-item>
                  <text:list>
                    <text:list-item>
                      <text:h text:style-name="Heading_20_4" text:outline-level="4"><text:bookmark text:name="__RefHeading__963_1800846094"/>Mluv se zvířaty</text:h>
                    </text:list-item>
                  </text:list>
                </text:list-item>
              </text:list>
            </text:list-item>
          </text:list>
        </text:list-item>
      </text:list>
      <text:p text:style-name="Text_20_body"><text:span text:style-name="T8">požadavky: 1. úroveň<text:line-break/>dosah: 20 sáhů<text:line-break/>rozsah: 1 zvíře<text:line-break/>vyvolání: 2 kola<text:line-break/></text:span>trvání: jeden rozhovor</text:p>
      <text:p text:style-name="Text_20_body"><text:span text:style-name="T8">Toto kouzlo účinkuje pouze na nefantastická zvířata (medvěd, slon, tučňák), pokud ovšem mají alespoň zvířecí inteligenci (žádné žížaly, chrousti). Během trvání kouzla může hraničář klást zvířeti jednoduché otázky a obdrží stejně jednoduché odpovědi. Pochopitelně, čím rozumnější zvíře, tím smysluplnější jsou odpovědi a i otázky mohou být složitější.</text:span></text:p>
      <text:p text:style-name="Text_20_body"/>
      <text:list xml:id="list154622413174264" text:continue-numbering="true" text:style-name="WW8Num1">
        <text:list-item>
          <text:list>
            <text:list-item>
              <text:list>
                <text:list-item>
                  <text:list>
                    <text:list-item>
                      <text:h text:style-name="Heading_20_4" text:outline-level="4"><text:bookmark text:name="__RefHeading__441_1505329582"/>Najdi stopy</text:h>
                    </text:list-item>
                  </text:list>
                </text:list-item>
              </text:list>
            </text:list-item>
          </text:list>
        </text:list-item>
      </text:list>
      <text:p text:style-name="P126">požadavky: 1. úroveň<text:line-break/>dosah: 0<text:line-break/>rozsah: jen hraničář<text:line-break/>vyvolání: 2 kola<text:line-break/>trvání: po dobu sledování jedné stopy<text:line-break/>seslání vyžaduje použití jednoho magu</text:p>
      <text:p text:style-name="P126">Seslání tohoto kouzla poskytne hraničáři bonus +2 k nalezení stopy a jejímu následnému sledování. Pokud stopování přeruší (například kvůli boji nebo odpočinku), účinek kouzla vyprchá a bude jej případně muset seslat znovu (a znovu zaplatit jeden mag).</text:p>
      <text:p text:style-name="Text_20_body"/>
      <text:list xml:id="list154622425171877" text:continue-numbering="true" text:style-name="WW8Num1">
        <text:list-item>
          <text:list>
            <text:list-item>
              <text:list>
                <text:list-item>
                  <text:list>
                    <text:list-item>
                      <text:h text:style-name="Heading_20_4" text:outline-level="4"><text:bookmark text:name="__RefHeading__369_1233803898"/>Najdi zvíře</text:h>
                    </text:list-item>
                  </text:list>
                </text:list-item>
              </text:list>
            </text:list-item>
          </text:list>
        </text:list-item>
      </text:list>
      <text:p text:style-name="Text_20_body"><text:soft-page-break/><text:span text:style-name="T8">požadavky: 2. úroveň<text:line-break/></text:span>dosah: 5 mil<text:line-break/><text:span text:style-name="T8">rozsah: nejbližší zvíře daného druhu<text:line-break/>vyvolání: 2 kola<text:line-break/></text:span>trvání: ihned<text:line-break/><text:span text:style-name="T8">seslání vyžaduje použití jednoho magu</text:span></text:p>
      <text:p text:style-name="P126">Toto kouzlo lze využít například při lovu. Při jeho seslání si hraničář musí představit typického zástupce hledaného druhu a okamžitě vycítí, kterým směrem se nejbližší zvíře daného druhu nalézá.<text:line-break/><text:tab/>Takto je možné hledat pouze nefantastická zvířata (jelen, muflon, zajíc), která mají alespoň zvířecí inteligenci (žádné žížal, chrousti). Je také možné ho používat jen ve volné přírodě, tj. nikoliv v podzemí, ve městě apod.<text:line-break/><text:tab/>Efekt kouzla po seslání nepřetrvává, záleží tedy na hraničářových schopnostech (hodnocení Zálesáckého učení) a na okolním terénu, nakolik bude schopen nalezený směr věrně sledovat. Obecně platí, že čím členitější je terén a čím dál se nalezené zvíře nachází, tím obtížnější bude je nalézt a možná bude třeba kouzlo seslat znovu.</text:p>
      <text:p text:style-name="Text_20_body"/>
      <text:list xml:id="list154622532186572" text:continue-numbering="true" text:style-name="WW8Num1">
        <text:list-item>
          <text:list>
            <text:list-item>
              <text:list>
                <text:list-item>
                  <text:list>
                    <text:list-item>
                      <text:h text:style-name="Heading_20_4" text:outline-level="4"><text:bookmark text:name="__RefHeading__1045_547978412"/>Neutralizuj jed</text:h>
                    </text:list-item>
                  </text:list>
                </text:list-item>
              </text:list>
            </text:list-item>
          </text:list>
        </text:list-item>
      </text:list>
      <text:p text:style-name="P126">požadavky: 3. úroveň<text:line-break/>dosah: dotek<text:line-break/>rozsah: 1 postava<text:line-break/>vyvolání: 1 kolo<text:line-break/>trvání: stále</text:p>
      <text:p text:style-name="P126">Pomocí tohoto kouzla se může hraničář pokusit vyléčit postavu postiženou jedem. Pokud jej stihne seslat v průběhu latentní fáze nebo před skončením fáze působení jedu, tak se nebezpečnost jedu sníží o 1 a v případě posílení kouzla jedním magem dokonce o 2.</text:p>
      <text:p text:style-name="Text_20_body"/>
      <text:list xml:id="list154622544165633" text:continue-numbering="true" text:style-name="WW8Num1">
        <text:list-item>
          <text:list>
            <text:list-item>
              <text:list>
                <text:list-item>
                  <text:list>
                    <text:list-item>
                      <text:h text:style-name="Heading_20_4" text:outline-level="4"><text:bookmark text:name="__RefHeading__1723_547978412"/>Uzdrav pošramocení</text:h>
                    </text:list-item>
                  </text:list>
                </text:list-item>
              </text:list>
            </text:list-item>
          </text:list>
        </text:list-item>
      </text:list>
      <text:p text:style-name="Text_20_body"><text:span text:style-name="T8">požadavky: 1. úroveň<text:line-break/>dosah: dotek <text:line-break/></text:span>rozsah: 1 postava<text:line-break/><text:span text:style-name="T8">vyvolání: 3 kola<text:line-break/>trvání: stále</text:span></text:p>
      <text:p text:style-name="Text_20_body"><text:span text:style-name="T8">Toto kouzlo postavě vyléčí jeden stupeň pošramocení (tedy 2 životy pokud je cílem hobit, kudůk nebo elf, 3 životy, pokud je cílem člověk, barbar nebo trpaslík a 4 životy, pokud je cílem kouzla kroll), v případě posílení kouzla jedním magem dokonce dva stupně. Na každou sadu zranění (tedy zranění obdržené v průběhu jednoho boje) toto kouzlo účinkuje pouze jednou (ale opětovné seslání se silnějším účinkem, například díky použití magenergie, přebije předchozí seslání s účinekm slabším) a závažná zranění vyléčit nedokáže. <text:line-break/><text:tab/>Zranění způsobená jedem je takto možné účinně vyléčit až po skončení doby působení jedu. Po tuto dobu je totiž jed aktivní v těle oběti a použití kouzla </text:span><text:span text:style-name="T34">Uzdrav pošramocení</text:span><text:span text:style-name="T25"> by sice pacientovi krátkodobě ulevilo, ale jed neodstranilo (na to je třeba použít kouzlo </text:span><text:span text:style-name="T34">Neutralizuj jed</text:span><text:span text:style-name="T25">).</text:span></text:p>
      <text:p text:style-name="P126"/>
      <text:p text:style-name="P171">Příklad:</text:p>
      <text:p text:style-name="P126">Podstava lidské rasy dostane několik zásahů celkem za 9 životů. Hraničář ji s použitím jednoho magu vyléčí za 6, zbylé 3 životy už ale takto vyléčit nedokáže. Pokud je postava znovu zraněna (třeba za 2 životy), tak další použití Uzdrav pošramocení vyléčí jen tyto 2 životy, nikoliv zbylé 3 životy z minulého zranění.</text:p>
      <text:p text:style-name="Text_20_body"><text:soft-page-break/></text:p>
      <text:list xml:id="list154622559169238" text:continue-numbering="true" text:style-name="WW8Num1">
        <text:list-item>
          <text:list>
            <text:list-item>
              <text:list>
                <text:list-item>
                  <text:list>
                    <text:list-item>
                      <text:h text:style-name="Heading_20_4" text:outline-level="4"><text:bookmark text:name="__RefHeading__709_1665772393"/>Uzdrav nemocného</text:h>
                    </text:list-item>
                  </text:list>
                </text:list-item>
              </text:list>
            </text:list-item>
          </text:list>
        </text:list-item>
      </text:list>
      <text:p text:style-name="P126">požadavky: 2. úroveň<text:line-break/>dosah: dotek<text:line-break/>rozsah: 1 postava<text:line-break/>vyvolání: 20 minut<text:line-break/>trvání: stále<text:line-break/>vyžaduje použití jednoho magu</text:p>
      <text:p text:style-name="Text_20_body"><text:span text:style-name="T8">Hraničář je tímto kouzlem schopen vyléčit většinu nemocí, včetně lykantropie. Ovšem v případě, že nemoc byla příliš vážná, je možné, že postava se bude muset podrobit delší rekonvalescenci (klid na lůžku, lehký pohyb atd.), nebo dokonce bude postižena nemocí i nadále, byť v menší míře.</text:span></text:p>
      <text:p text:style-name="Text_20_body"/>
      <text:list xml:id="list154622566190699" text:continue-numbering="true" text:style-name="WW8Num1">
        <text:list-item>
          <text:list>
            <text:list-item>
              <text:list>
                <text:list-item>
                  <text:list>
                    <text:list-item>
                      <text:h text:style-name="Heading_20_4" text:outline-level="4"><text:bookmark text:name="__RefHeading__3859_2029073874"/><text:span text:style-name="T8">Uzdrav otevřená zranění</text:span></text:h>
                    </text:list-item>
                  </text:list>
                </text:list-item>
              </text:list>
            </text:list-item>
          </text:list>
        </text:list-item>
      </text:list>
      <text:p text:style-name="P126">požadavky: 4. úroveň<text:line-break/>dosah: dotek<text:line-break/>rozsah: 1 postava<text:line-break/>vyvolání: 3 kola<text:line-break/>trvání: stále</text:p>
      <text:p text:style-name="Text_20_body"><text:span text:style-name="T8">Toto kouzlo funguje stejně jako </text:span><text:span text:style-name="T34">Uzdrav pošramocení</text:span><text:span text:style-name="T8">, neléčí však pošramocení ale otevřená závažná zranění (tedy sečné a bodné rány, otevřené zlomeniny a podobně). Na každé jednotlivé závažné zranění účinkuje jen jednou.</text:span></text:p>
      <text:p text:style-name="Text_20_body"/>
      <text:list xml:id="list154622575187043" text:continue-numbering="true" text:style-name="WW8Num1">
        <text:list-item>
          <text:list>
            <text:list-item>
              <text:list>
                <text:list-item>
                  <text:list>
                    <text:list-item>
                      <text:h text:style-name="Heading_20_4" text:outline-level="4"><text:bookmark text:name="__RefHeading__1953_1699506768"/>Zmam zvíře</text:h>
                    </text:list-item>
                  </text:list>
                </text:list-item>
              </text:list>
            </text:list-item>
          </text:list>
        </text:list-item>
      </text:list>
      <text:p text:style-name="P126">požadavky: 5. úroveň<text:line-break/>dosah: 7 sáhů<text:line-break/>rozsah: 1 zvíře<text:line-break/>vyvolání: 3 kola<text:line-break/>trvání: viz níže</text:p>
      <text:p text:style-name="P126">Toto kouzlo umožňuje zmámit jedno zvíře. Účinkuje pouze nemagické tvory se zvířecí inteligencí (vlky, jeleny, medvědy apod., žádné žížaly, hleny atd.).<text:line-break/><text:tab/>Pokud zvíře magicky neovládá někdo jiný (například jiný hraničář tímto kouzlem), tak je úspěch automatický. V opačném případě je třeba provést test seslání (hraničář hází dovedností Přírodní magie, ten, kdo zvíře ovládá, hází dovedností nebo schopností, kterou k ovládání používá). Neúspěch znamená, že hraničář toto zvíře ovládnout nedokáže (ani při opakovaných pokusech), dokud cizí vliv nezmizí.<text:line-break/><text:tab/>Zmámené zvíře k hraničáři a k osobám, které považuje za svou družinu, cítit silný ochranitelský pud, bude je doprovázet a podle svých možností co nejlépe bránit.<text:line-break/><text:tab/>Zmámení trvá, dokud hraničář neusne nebo jiným způsobem neztratí vědomí, nebo dokud zvíře nepropustí. V jednu chvíli je možné mít zmámeno pouze jedno zvíře.</text:p>
      <text:p text:style-name="P165"/>
      <text:list xml:id="list154622585182149" text:continue-numbering="true" text:style-name="WW8Num1">
        <text:list-item>
          <text:list>
            <text:list-item>
              <text:h text:style-name="Heading_20_2" text:outline-level="2"><text:bookmark text:name="__RefHeading__6231_680152062"/><text:bookmark text:name="__RefHeading__6022_585935303"/><text:bookmark text:name="__RefHeading__5815_1842958974"/><text:bookmark text:name="__RefHeading__5615_1310750014"/><text:bookmark text:name="__RefHeading__5419_1220005542"/><text:bookmark text:name="__RefHeading__5229_1695420038"/><text:bookmark text:name="__RefHeading__5038_1017986065"/><text:bookmark text:name="__RefHeading__4854_1577118845"/><text:bookmark text:name="__RefHeading__4674_1310006689"/><text:bookmark text:name="__RefHeading__4489_1444625655"/><text:bookmark text:name="__RefHeading__4314_1606745807"/><text:bookmark text:name="__RefHeading__4129_389828191"/><text:bookmark text:name="__RefHeading__3947_166433791"/><text:bookmark text:name="__RefHeading__2313_588121625"/><text:bookmark text:name="__RefHeading__2133_1935348469"/><text:bookmark text:name="__RefHeading__893_681294674"/><text:bookmark text:name="__RefHeading__1721_547978412"/><text:bookmark text:name="__RefHeading__439_1505329582"/><text:bookmark text:name="__RefHeading__1053_552295790"/><text:bookmark text:name="__RefHeading__1233_1256013735"/><text:bookmark text:name="__RefHeading__2903_416654011"/><text:bookmark text:name="__RefHeading__6153_416654011"/><text:bookmark text:name="__RefHeading__13280_416654011"/><text:bookmark text:name="__RefHeading__1951_1699506768"/><text:bookmark text:name="__RefHeading__2131_1935348469"/><text:bookmark text:name="__RefHeading__2311_588121625"/><text:bookmark text:name="__RefHeading__2490_1402843499"/><text:bookmark text:name="__RefHeading__2667_1236622114"/><text:bookmark text:name="__RefHeading__2845_270129214"/><text:bookmark text:name="__RefHeading__3056_1761741664"/><text:bookmark text:name="__RefHeading__3240_1071858212"/><text:bookmark text:name="__RefHeading__3424_2029160294"/><text:bookmark text:name="__RefHeading__3330_1272288082"/><text:bookmark text:name="__RefHeading__3146_606940407"/><text:bookmark text:name="__RefHeading__2963_492158928"/><text:bookmark text:name="__RefHeading__2754_1037820875"/><text:bookmark text:name="__RefHeading__2576_1914700735"/><text:bookmark text:name="__RefHeading__1717_547978412"/><text:bookmark text:name="__RefHeading__455_1157328300"/><text:bookmark text:name="__RefHeading__435_1505329582"/><text:bookmark text:name="__RefHeading__365_1233803898"/><text:bookmark text:name="__RefHeading__1041_547978412"/><text:bookmark text:name="__RefHeading__3687_1539619621"/><text:bookmark text:name="__RefHeading__1047_547978412"/><text:bookmark text:name="__RefHeading__371_1233803898"/><text:bookmark text:name="__RefHeading__443_1505329582"/><text:bookmark text:name="__RefHeading__461_1157328300"/><text:bookmark text:name="__RefHeading__803_695059573"/><text:bookmark text:name="__RefHeading__459_1157328300"/><text:bookmark text:name="__RefHeading__1055_552295790"/><text:bookmark text:name="__RefHeading__1235_1256013735"/><text:bookmark text:name="__RefHeading__2905_416654011"/><text:bookmark text:name="__RefHeading__6155_416654011"/><text:bookmark text:name="__RefHeading__13282_416654011"/><text:bookmark text:name="__RefHeading__4037_390576214"/><text:bookmark text:name="__RefHeading__4221_1074358857"/><text:bookmark text:name="__RefHeading__4405_1736126469"/><text:bookmark text:name="__RefHeading__4582_630685431"/><text:bookmark text:name="__RefHeading__4763_913315267"/><text:bookmark text:name="__RefHeading__4947_1163710135"/><text:bookmark text:name="__RefHeading__5131_952857884"/><text:bookmark text:name="__RefHeading__5326_470946183"/><text:bookmark text:name="__RefHeading__5512_1112796876"/><text:bookmark text:name="__RefHeading__5713_704881804"/><text:bookmark text:name="__RefHeading__5918_1574798422"/><text:bookmark text:name="__RefHeading__6126_613080586"/>Alchymista</text:h>
            </text:list-item>
          </text:list>
        </text:list-item>
      </text:list>
      <text:p text:style-name="Text_20_body">Hlavní síla alchymisty není v jeho zvláštních schopnostech, ale v možnosti naučit se vyrábět různé <text:span text:style-name="T8">podivuhodné předměty – kouzelné lektvary, hůlky, svitky, jedy a podobně – z jiných, jednodušších látek.</text:span></text:p>
      <text:p text:style-name="Text_20_body"/>
      <text:p text:style-name="P126">Nejprve si projdeme zvláštní schopnosti, které se může naučit:</text:p>
      <text:p text:style-name="Text_20_body"><text:soft-page-break/></text:p>
      <text:list xml:id="list154622597187820" text:continue-numbering="true" text:style-name="WW8Num1">
        <text:list-item>
          <text:list>
            <text:list-item>
              <text:list>
                <text:list-item>
                  <text:list>
                    <text:list-item>
                      <text:h text:style-name="P216" text:outline-level="4"><text:bookmark text:name="__RefHeading__3861_2029073874"/>Odolnost proti jedům</text:h>
                    </text:list-item>
                  </text:list>
                </text:list-item>
              </text:list>
            </text:list-item>
          </text:list>
        </text:list-item>
      </text:list>
      <text:p text:style-name="P126">Cena: 1 profibod<text:line-break/>Požadavky: 1. úroveň</text:p>
      <text:p text:style-name="P126">Alchymisté se při svých pokusech dnes a denně setkávají s různými nebezpečnými či jedovatými substancemi. Proto už dávno vymysleli bolestivý, ale účinný postup, jak zmírnit účinky jedů na své tělo. Výsledná změna je trvalá a snižuje Hodnocení všech jedů, jimž je alchymista vystaven, o 1 bod.</text:p>
      <text:p text:style-name="Text_20_body"/>
      <text:list xml:id="list154622604187396" text:continue-numbering="true" text:style-name="WW8Num1">
        <text:list-item>
          <text:list>
            <text:list-item>
              <text:list>
                <text:list-item>
                  <text:list>
                    <text:list-item>
                      <text:h text:style-name="P216" text:outline-level="4"><text:bookmark text:name="__RefHeading__455_1505329582"/>Vidění magenergie</text:h>
                    </text:list-item>
                  </text:list>
                </text:list-item>
              </text:list>
            </text:list-item>
          </text:list>
        </text:list-item>
      </text:list>
      <text:p text:style-name="P126">Cena: 1 profibod<text:line-break/>Požadavky: 1. úroveň</text:p>
      <text:p text:style-name="Text_20_body"><text:span text:style-name="T8">Tato schopnost je naprosto zásadní pro každého alchymistu, umožňuje totiž po jednokolovém zkoumání (jedna komplexní akce, viz kapitola </text:span><text:span text:style-name="T3">Boj</text:span><text:span text:style-name="T8">) rozpoznat, zda je v nějakém předmětu, osobě či materiálu přítomna magenergie a v jakém množství.<text:line-break/><text:tab/>Magenergii mohou obsahovat nejen různé předměty (například magický meč), ale též bytosti disponující navázanou magenergií (hraničáři, kouzelníci a alchymisti). Obecně platí, že magické předměty obsahují tolik magenergie, kolik bylo potřeba na jejich výrobu, magičtí tvorové ji obsahují tolik, kolik bylo třeba na jejich stvoření a magické suroviny jí obsahují různé množství.<text:line-break/><text:tab/>Alchymista může magenergii spatřit jen tam, kde je přítomna ve své surové podobě, nikoli v objektech, které jsou pouze pod vlivem kouzla. Nepozná také příčinu jejího výskytu, pozná jen, že předmět nebo tvor magenergii obsahuje.</text:span></text:p>
      <text:p text:style-name="Text_20_body"/>
      <text:p text:style-name="Text_20_body">A nyní přejdeme k tomu, co se může alchymista naučit vyrábět, co k tomu potřebuje a jak se to dělá:</text:p>
      <text:p text:style-name="Text_20_body"/>
      <text:list xml:id="list154622627186632" text:continue-numbering="true" text:style-name="WW8Num1">
        <text:list-item>
          <text:list>
            <text:list-item>
              <text:list>
                <text:list-item>
                  <text:h text:style-name="Heading_20_3" text:outline-level="3"><text:bookmark text:name="__RefHeading__6233_680152062"/><text:bookmark text:name="__RefHeading__6024_585935303"/><text:bookmark text:name="__RefHeading__5817_1842958974"/><text:bookmark text:name="__RefHeading__5617_1310750014"/><text:bookmark text:name="__RefHeading__5421_1220005542"/><text:bookmark text:name="__RefHeading__5231_1695420038"/><text:bookmark text:name="__RefHeading__5040_1017986065"/><text:bookmark text:name="__RefHeading__4856_1577118845"/><text:bookmark text:name="__RefHeading__4676_1310006689"/><text:bookmark text:name="__RefHeading__4491_1444625655"/><text:bookmark text:name="__RefHeading__4316_1606745807"/><text:bookmark text:name="__RefHeading__4131_389828191"/><text:bookmark text:name="__RefHeading__3949_166433791"/><text:bookmark text:name="__RefHeading__461_1505329582"/><text:bookmark text:name="__RefHeading__3863_2029073874"/><text:bookmark text:name="__RefHeading__2492_1402843499"/><text:bookmark text:name="__RefHeading__2669_1236622114"/><text:bookmark text:name="__RefHeading__2847_270129214"/><text:bookmark text:name="__RefHeading__3058_1761741664"/><text:bookmark text:name="__RefHeading__3242_1071858212"/><text:bookmark text:name="__RefHeading__3426_2029160294"/><text:bookmark text:name="__RefHeading__3332_1272288082"/><text:bookmark text:name="__RefHeading__3148_606940407"/><text:bookmark text:name="__RefHeading__2965_492158928"/><text:bookmark text:name="__RefHeading__2756_1037820875"/><text:bookmark text:name="__RefHeading__2578_1914700735"/><text:bookmark text:name="__RefHeading__2401_354735483"/><text:bookmark text:name="__RefHeading__2221_374322643"/><text:bookmark text:name="__RefHeading__2041_425077428"/><text:bookmark text:name="__RefHeading__3779_1016505843"/><text:bookmark text:name="__RefHeading__3600_575115563"/><text:bookmark text:name="__RefHeading__2043_425077428"/><text:bookmark text:name="__RefHeading__2223_374322643"/><text:bookmark text:name="__RefHeading__2403_354735483"/><text:bookmark text:name="__RefHeading__2580_1914700735"/><text:bookmark text:name="__RefHeading__2758_1037820875"/><text:bookmark text:name="__RefHeading__2967_492158928"/><text:bookmark text:name="__RefHeading__3150_606940407"/><text:bookmark text:name="__RefHeading__3334_1272288082"/><text:bookmark text:name="__RefHeading__3428_2029160294"/><text:bookmark text:name="__RefHeading__3244_1071858212"/><text:bookmark text:name="__RefHeading__3060_1761741664"/><text:bookmark text:name="__RefHeading__2849_270129214"/><text:bookmark text:name="__RefHeading__2671_1236622114"/><text:bookmark text:name="__RefHeading__2494_1402843499"/><text:bookmark text:name="__RefHeading__2315_588121625"/><text:bookmark text:name="__RefHeading__2135_1935348469"/><text:bookmark text:name="__RefHeading__1955_1699506768"/><text:bookmark text:name="__RefHeading__13284_416654011"/><text:bookmark text:name="__RefHeading__6157_416654011"/><text:bookmark text:name="__RefHeading__2907_416654011"/><text:bookmark text:name="__RefHeading__1237_1256013735"/><text:bookmark text:name="__RefHeading__1057_552295790"/><text:bookmark text:name="__RefHeading__711_1665772393"/><text:bookmark text:name="__RefHeading__4039_390576214"/><text:bookmark text:name="__RefHeading__4223_1074358857"/><text:bookmark text:name="__RefHeading__4407_1736126469"/><text:bookmark text:name="__RefHeading__4584_630685431"/><text:bookmark text:name="__RefHeading__4765_913315267"/><text:bookmark text:name="__RefHeading__4949_1163710135"/><text:bookmark text:name="__RefHeading__5133_952857884"/><text:bookmark text:name="__RefHeading__5328_470946183"/><text:bookmark text:name="__RefHeading__5514_1112796876"/><text:bookmark text:name="__RefHeading__5715_704881804"/><text:bookmark text:name="__RefHeading__5920_1574798422"/><text:bookmark text:name="__RefHeading__6128_613080586"/>Lučba</text:h>
                </text:list-item>
              </text:list>
            </text:list-item>
          </text:list>
        </text:list-item>
      </text:list>
      <text:p text:style-name="P126">Lučba je schopnost vyrábět různé alchymistické předměty. Znalost lučby jako takové je není třeba pořizovat za profibody, místo toho se alchymista za profibody učí výrobu každého jednotlivého předmětu.</text:p>
      <text:p text:style-name="Text_20_body"/>
      <text:list xml:id="list154622640166533" text:continue-numbering="true" text:style-name="WW8Num1">
        <text:list-item>
          <text:list>
            <text:list-item>
              <text:list>
                <text:list-item>
                  <text:list>
                    <text:list-item>
                      <text:list>
                        <text:list-item>
                          <text:h text:style-name="Heading_20_5" text:outline-level="5">Alchymistické suroviny</text:h>
                        </text:list-item>
                      </text:list>
                    </text:list-item>
                  </text:list>
                </text:list-item>
              </text:list>
            </text:list-item>
          </text:list>
        </text:list-item>
      </text:list>
      <text:p text:style-name="P126">Na výrobu každého předmětu potřebuje alchymista vždy nějaký základ, tedy to, čím je předmět z větší části tvořen (například obyčejný meč pro výrobu magického meče) a dále určité množství surovin.<text:line-break/><text:tab/>Alchymistické suroviny dělíme do dvou kategorií: na magické a nemagické. Nemagické suroviny jsou většinou různé výtažky, extrakty, tinktury a podobně. Alchymista si je většinou kupuje a pro jednoduchost uvádíme pouze jejich celkovou cenu.<text:line-break/><text:tab/>Magické suroviny jsou různé látky a předměty, které se vyznačují především tím, že obsahují magenergii. Příkladem mohou být netopýří křídla, kapradí natrhané o svatojánské noci, skořápka z dračího vejce, ostatky magických tvorů a podobně. Ty je možné buď najít v průběhu dobrodružství, nebo také koupit – v tom případě se cena pohybuje kolem 1 zl za 1 mag v surovinách obsažený. Skutečná cena se v průběhu hry může lišit v závislosti na tom, kde a od koho nakupuješ, při vytváření postavy však platí přesně tento poměr.</text:p>
      <text:p text:style-name="P126"/>
      <text:list xml:id="list154622653166495" text:continue-numbering="true" text:style-name="WW8Num1">
        <text:list-item>
          <text:list>
            <text:list-item>
              <text:list>
                <text:list-item>
                  <text:list>
                    <text:list-item>
                      <text:list>
                        <text:list-item>
                          <text:list>
                            <text:list-item>
                              <text:h text:style-name="Heading_20_6" text:outline-level="6">Suroviny do začátku</text:h>
                            </text:list-item>
                          </text:list>
                        </text:list-item>
                      </text:list>
                    </text:list-item>
                  </text:list>
                </text:list-item>
              </text:list>
            </text:list-item>
          </text:list>
        </text:list-item>
      </text:list>
      <text:p text:style-name="Text_20_body">Při tvorbě postavy máš k dispozici suroviny v hodnotě 20 zl a magické suroviny obsahující dohromady 10 magů – mohou to být například suroviny, které jsi dostal od svého mistra v průběhu výcviku za to, že jsi <text:soft-page-break/>mu pomáhal s jeho prací. Další si pak můžeš nakoupit za počáteční zdroje (za které nakupuješ ostatní výbavu), a to včetně magických surovin (v poměru 1 zl za 1 mag obsažený v surovinách). Můžeš si vybrat, jestli budeš začínat se surovinami v nezpracované podobě, nebo za ně rovnou (před hrou) vyrobíš nějaké předměty – samozřejmě ale jen ty, které ses naučil vyrábět.<text:line-break/><text:tab/>Později při hře (ani při postupu na vyšší úrovně) už však žádné suroviny takto automaticky dostávat nebudeš, budeš si je muset buď nakoupit, nebo je najít v průběhu dobrodružství.</text:p>
      <text:p text:style-name="Text_20_body"/>
      <text:list xml:id="list154622662189456" text:continue-numbering="true" text:style-name="WW8Num1">
        <text:list-item>
          <text:list>
            <text:list-item>
              <text:list>
                <text:list-item>
                  <text:list>
                    <text:list-item>
                      <text:list>
                        <text:list-item>
                          <text:h text:style-name="Heading_20_5" text:outline-level="5">Alchymistické předměty</text:h>
                        </text:list-item>
                      </text:list>
                    </text:list-item>
                  </text:list>
                </text:list-item>
              </text:list>
            </text:list-item>
          </text:list>
        </text:list-item>
      </text:list>
      <text:p text:style-name="Text_20_body"><text:span text:style-name="T8">Předměty, které alchymista vyrábí, se dělí na tři velké skupiny: dočasné, trvalé a nemagické. Dočasné předměty jsou různé lektvary, svitky a podobně. Bývají zpravidla jen na jedno použití a na jejich výrobu je zapotřebí málo magenergie. Od trvalých předmětů se však liší zejména tím, že magenergie je v nich přítomna v přírodní, surové, neprobuzené podobě. Tyto předměty sou kouzelné „jen tak“.<text:line-break/><text:tab/>Naproti tomu trvalým kouzelným předmětům dodávají jejich kouzelné vlastnosti </text:span><text:span text:style-name="T34">démoni astrálních sfér</text:span><text:span text:style-name="T8">. Každý z těchto démonů má rád určitý druh fyzického předmětu, takže například není možné zaklít démona slunečního prstenu do ničeho jiného než do zlatého prstenu.<text:line-break/><text:tab/>Nemagické předměty jsou jedy, výbušniny a podobně. „Nemagické" znamená, že neobsahují žádnou aktivní magenergii, ale může se stát, že je nějaká potřebná k jejich výrobě.</text:span></text:p>
      <text:p text:style-name="Text_20_body"/>
      <text:list xml:id="list154622675182445" text:continue-numbering="true" text:style-name="WW8Num1">
        <text:list-item>
          <text:list>
            <text:list-item>
              <text:list>
                <text:list-item>
                  <text:list>
                    <text:list-item>
                      <text:list>
                        <text:list-item>
                          <text:h text:style-name="P208" text:outline-level="5">Alchymistické nástroje</text:h>
                        </text:list-item>
                      </text:list>
                    </text:list-item>
                  </text:list>
                </text:list-item>
              </text:list>
            </text:list-item>
          </text:list>
        </text:list-item>
      </text:list>
      <text:p text:style-name="Text_20_body"><text:span text:style-name="T8">Většinu předmětů sice alchymista nemůže vyrábět jen tak holýma rukama (třeba proto, že jsou použité suroviny žíravé, nebo že je třeba je rozdrtit či jinak upravit), ale vystačí si při tom se základními, nebo dokonce improvizovanými nástroji (drtit materiál se dá i mezi dvěma kameny a míchat kusem klacku, když není zbytí). Existují však i recepty, u nichž si se základními nástroji nevystačí a potřebuje na to speciální sadu, které říkáme </text:span><text:span text:style-name="T3">aparatura</text:span><text:span text:style-name="T8">. Ta sestává z různých zkumavek, baněk, křivulí a spousty dalších specializovaných předmětů. Aparatura je přenosná a není ani nijak zvlášť těžká, zato je ale velice křehká a proto se obvykle přenáší ve speciální truhlici. Nejnáročnější receptury pak není možné provést ani s aparaturou a je na ně potřeba plně vybavená alchymistická </text:span><text:span text:style-name="T3">laboratoř</text:span><text:span text:style-name="T8">.</text:span></text:p>
      <text:p text:style-name="Text_20_body"/>
      <text:list xml:id="list154622714167291" text:continue-numbering="true" text:style-name="WW8Num1">
        <text:list-item>
          <text:list>
            <text:list-item>
              <text:list>
                <text:list-item>
                  <text:list>
                    <text:list-item>
                      <text:list>
                        <text:list-item>
                          <text:h text:style-name="P208" text:outline-level="5">Povolávání démonů astrálních sfér</text:h>
                        </text:list-item>
                      </text:list>
                    </text:list-item>
                  </text:list>
                </text:list-item>
              </text:list>
            </text:list-item>
          </text:list>
        </text:list-item>
      </text:list>
      <text:p text:style-name="Text_20_body">Při výrobě trvalých magických předmětů alchymista vůbec nepotřebuje obyčejné nemagické suroviny, zato však potřebuje zvláštní krystal zvaný <text:span text:style-name="T47">astron</text:span><text:span text:style-name="T40">. M</text:span><text:span text:style-name="T8">ůže si ho buď koupit (cena se obvykle pohybuje kolem 100 zlatých), nebo se naučit příslušný recept a vyrobit si jej sám. Nejdůležitější vlastností astronu je, že je do něj možné převést magenergii a následně ji využít k přivolání démona z astrálních sfér.<text:line-break/><text:tab/>K převedení magenergie z magických surovin do astronu nejsou potřeba žádné nemagické suroviny ani žádné nástroje a celý proces trvá zhruba pět minut. Maximální hodnota magenergie, na kterou alchymista dokáže astron nabít, je rovna jeho hodnocení dovednosti Alchymie. Magenergií převedenou do astronu nelze žádným způsobem získat zpět, je ji možné využít pouze na přivolávání démonů astrálních sfér.</text:span></text:p>
      <text:p text:style-name="Text_20_body"/>
      <text:list xml:id="list154622727184336" text:continue-numbering="true" text:style-name="WW8Num1">
        <text:list-item>
          <text:list>
            <text:list-item>
              <text:list>
                <text:list-item>
                  <text:list>
                    <text:list-item>
                      <text:list>
                        <text:list-item>
                          <text:h text:style-name="Heading_20_5" text:outline-level="5">Omezení počtu aktivních magických předmětů</text:h>
                        </text:list-item>
                      </text:list>
                    </text:list-item>
                  </text:list>
                </text:list-item>
              </text:list>
            </text:list-item>
          </text:list>
        </text:list-item>
      </text:list>
      <text:p text:style-name="Text_20_body">Každá postava může současně používat nejvíce tolik předmětů s démonem astrálních sfér, kolik je její limit na hodnocení dovednosti Alchymie (nikoliv naučený stupeň hodnocení, ale maximum, na které by se ji naučit mohla). Pokud nasadí, obleče, nebo vezme do ruky další takový předmět, aniž by nějaký aktivní nejdříve sundala, démon se neprobudí a předmět bude fungovat, jako kdyby vůbec nebyl magický.</text:p>
      <text:p text:style-name="Text_20_body"/>
      <text:list xml:id="list154622739187011" text:continue-numbering="true" text:style-name="WW8Num1">
        <text:list-item>
          <text:list>
            <text:list-item>
              <text:list>
                <text:list-item>
                  <text:list>
                    <text:list-item>
                      <text:list>
                        <text:list-item>
                          <text:h text:style-name="Heading_20_5" text:outline-level="5"><text:soft-page-break/>Fungování magických předmětů po dobu působení lektvarů a kouzel</text:h>
                        </text:list-item>
                      </text:list>
                    </text:list-item>
                  </text:list>
                </text:list-item>
              </text:list>
            </text:list-item>
          </text:list>
        </text:list-item>
      </text:list>
      <text:p text:style-name="Text_20_body">Pokud je postava pod vlivem nějakého kouzla nebo lektvaru, který způsobí, že se přemění všechny její předměty (například <text:s/>mlhovina nebo metamorfóza), tak po tuto dobu nebudou účinkovat žádné magické předměty, které má u sebe a nebude je ani možné použít.<text:line-break/></text:p>
      <text:list xml:id="list154622743161030" text:continue-numbering="true" text:style-name="WW8Num1">
        <text:list-item>
          <text:list>
            <text:list-item>
              <text:list>
                <text:list-item>
                  <text:list>
                    <text:list-item>
                      <text:list>
                        <text:list-item>
                          <text:h text:style-name="Heading_20_5" text:outline-level="5">Sesílání kouzel pomocí magických předmětů</text:h>
                        </text:list-item>
                      </text:list>
                    </text:list-item>
                  </text:list>
                </text:list-item>
              </text:list>
            </text:list-item>
          </text:list>
        </text:list-item>
      </text:list>
      <text:p text:style-name="Text_20_body">Někteří z démonů astrálních sfér, které může alchymista zaklít do nějakého předmětu, umožňují nositeli tohoto předmětu kouzlit. Tito démoni mají vlastní aktivní magenergii (démonovo maximum je vždy uvedeno v popisu předmětu), podobně jako kouzelníci a hraničáři, a každé seslání kouzla je stojí jeden mag. Démoni totiž, na rozdíl od kouzelníků a hraničářů, nemohou sesílat kouzla zadarmo. Spotřebovanou magenergii si navíc nedokáží doplňovat sami, musí jim v tom vždy pomoci majitel předmětu. Každý démon si magenergii doplňuje trochu jiným způsobem, přesný postup vždy najdeš v popisu předmětu.<text:span text:style-name="T47"><text:line-break/></text:span><text:tab/>Astrální démon umožní postavě seslat i kouzlo, které nezná, a to dokonce i v případě, že sama není kouzelník ani hraničář. Přesnost a účinek takto seslaného kouzla ovšem nezáleží na démonovi, ale na postavě, která předmět používá. Pokud jde o kouzelnické kouzlo, tak se do Hodu na seslání započítá její hodnocení dovednosti Čarování. Pokud jde o kouzlo hraničářské, tak se započítá její hodnocení dovednosti Přírodní magie.<text:line-break/><text:tab/>Seslání kouzla pomocí předmětu trvá stejně dlouho, jako když kouzlo sesílá kouzelník nebo hraničář a vztahují se na něj stejné bonusy a postihy, včetně postihu za oblečenou zbroj. Démonem seslané kouzlo však nikdy nedostává bonus k hodu na seslání za použití magenergie, přestože každé kouzlo seslané démonem spotřebuje jeden mag z démonovy magenergie. Pokud je postava v průběhu sesílání kouzla cílem útoku, může se bránit pouze pasivně nebo obranným kouzlem (pokud nějaké umí). <text:line-break/><text:tab/>Vlastní seslání kouzla z předmětu probíhá tak, že postava provede příslušná gesta (například ukáže na cíl) a při tom vysloví aktivační formuli kouzla, které chce pomocí předmětu seslat. Postava musí příslušnou formuli znát, aby mohla s pomocí předmětu kouzlit, ty se ji však učit nemusíš – stačí, když oznámíš, jaké kouzlo chce tvá postava seslat. Pomocí předmětů není možné kouzlit bez zaříkávání a gestikulace.</text:p>
      <text:p text:style-name="Text_20_body"/>
      <text:list xml:id="list154622755173722" text:continue-numbering="true" text:style-name="WW8Num1">
        <text:list-item>
          <text:list>
            <text:list-item>
              <text:list>
                <text:list-item>
                  <text:list>
                    <text:list-item>
                      <text:list>
                        <text:list-item>
                          <text:h text:style-name="Heading_20_5" text:outline-level="5">Dobíjení magenergie démonů pomocí astronu</text:h>
                        </text:list-item>
                      </text:list>
                    </text:list-item>
                  </text:list>
                </text:list-item>
              </text:list>
            </text:list-item>
          </text:list>
        </text:list-item>
      </text:list>
      <text:p text:style-name="Text_20_body">Alchymista dokáže dobíjet magenergii démonů, které dokáže přivolat (musí se tedy jednat o předmět, který alchymista umí vyrobit) i jinak, než je uvedeno v popisu předmětu. Magenergii musí nejdříve převést do svého astronu a poté ji z astronu převede démonovi. Tato operace trvá zhruba minutu a umožňuje démonovi předat jen tolik magenergie, kolik mu chybí do jeho maxima.</text:p>
      <text:p text:style-name="Text_20_body"/>
      <text:list xml:id="list154622775180857" text:continue-numbering="true" text:style-name="WW8Num1">
        <text:list-item>
          <text:list>
            <text:list-item>
              <text:list>
                <text:list-item>
                  <text:h text:style-name="Heading_20_3" text:outline-level="3"><text:bookmark text:name="__RefHeading__6235_680152062"/><text:bookmark text:name="__RefHeading__6026_585935303"/><text:bookmark text:name="__RefHeading__5819_1842958974"/><text:bookmark text:name="__RefHeading__5619_1310750014"/><text:bookmark text:name="__RefHeading__5423_1220005542"/><text:bookmark text:name="__RefHeading__5233_1695420038"/><text:bookmark text:name="__RefHeading__5042_1017986065"/><text:bookmark text:name="__RefHeading__4858_1577118845"/><text:bookmark text:name="__RefHeading__4678_1310006689"/><text:bookmark text:name="__RefHeading__4493_1444625655"/><text:bookmark text:name="__RefHeading__4318_1606745807"/><text:bookmark text:name="__RefHeading__4133_389828191"/><text:bookmark text:name="__RefHeading__3951_166433791"/><text:bookmark text:name="__RefHeading__1725_547978412"/><text:bookmark text:name="__RefHeading__463_1157328300"/><text:bookmark text:name="__RefHeading__453_1505329582"/><text:bookmark text:name="__RefHeading__451_1505329582"/><text:bookmark text:name="__RefHeading__449_1505329582"/><text:bookmark text:name="__RefHeading__447_1505329582"/><text:bookmark text:name="__RefHeading__805_695059573"/><text:bookmark text:name="__RefHeading__897_681294674"/><text:bookmark text:name="__RefHeading__967_1800846094"/><text:bookmark text:name="__RefHeading__3516_1767808843"/><text:bookmark text:name="__RefHeading__1143_504877730"/><text:bookmark text:name="__RefHeading__1323_1117028995"/><text:bookmark text:name="__RefHeading__4484_416654011"/><text:bookmark text:name="__RefHeading__11431_416654011"/><text:bookmark text:name="__RefHeading__15218_416654011"/><text:bookmark text:name="__RefHeading__3689_1539619621"/><text:bookmark text:name="__RefHeading__3781_1016505843"/><text:bookmark text:name="__RefHeading__3602_575115563"/><text:bookmark text:name="__RefHeading__2045_425077428"/><text:bookmark text:name="__RefHeading__2225_374322643"/><text:bookmark text:name="__RefHeading__2405_354735483"/><text:bookmark text:name="__RefHeading__2582_1914700735"/><text:bookmark text:name="__RefHeading__2760_1037820875"/><text:bookmark text:name="__RefHeading__2969_492158928"/><text:bookmark text:name="__RefHeading__3152_606940407"/><text:bookmark text:name="__RefHeading__3336_1272288082"/><text:bookmark text:name="__RefHeading__3430_2029160294"/><text:bookmark text:name="__RefHeading__3246_1071858212"/><text:bookmark text:name="__RefHeading__3062_1761741664"/><text:bookmark text:name="__RefHeading__2851_270129214"/><text:bookmark text:name="__RefHeading__2673_1236622114"/><text:bookmark text:name="__RefHeading__2496_1402843499"/><text:bookmark text:name="__RefHeading__2317_588121625"/><text:bookmark text:name="__RefHeading__2137_1935348469"/><text:bookmark text:name="__RefHeading__1957_1699506768"/><text:bookmark text:name="__RefHeading__13286_416654011"/><text:bookmark text:name="__RefHeading__6159_416654011"/><text:bookmark text:name="__RefHeading__2909_416654011"/><text:bookmark text:name="__RefHeading__1239_1256013735"/><text:bookmark text:name="__RefHeading__1059_552295790"/><text:bookmark text:name="__RefHeading__713_1665772393"/><text:bookmark text:name="__RefHeading__4041_390576214"/><text:bookmark text:name="__RefHeading__4225_1074358857"/><text:bookmark text:name="__RefHeading__4409_1736126469"/><text:bookmark text:name="__RefHeading__4586_630685431"/><text:bookmark text:name="__RefHeading__4767_913315267"/><text:bookmark text:name="__RefHeading__4951_1163710135"/><text:bookmark text:name="__RefHeading__5135_952857884"/><text:bookmark text:name="__RefHeading__5330_470946183"/><text:bookmark text:name="__RefHeading__5516_1112796876"/><text:bookmark text:name="__RefHeading__5717_704881804"/><text:bookmark text:name="__RefHeading__5922_1574798422"/><text:bookmark text:name="__RefHeading__6130_613080586"/>Seznam alchymistických předmětů</text:h>
                </text:list-item>
              </text:list>
            </text:list-item>
          </text:list>
        </text:list-item>
      </text:list>
      <text:p text:style-name="Text_20_body"><text:span text:style-name="T8">Na dalších řádcích najdeš seznam všech předmětů, které se alchymista může naučit vyrábět, </text:span><text:span text:style-name="T3">každý za 2 profibody</text:span><text:span text:style-name="T8">. U každého předmětu jsou na začátku uvedeny nejdůležitější údaje, jejichž význam si vzápětí objasníme. Za nimi vždy následuje podrobný popis předmětu.</text:span></text:p>
      <text:p text:style-name="Text_20_body"><text:span text:style-name="T3">Magenergie</text:span><text:span text:style-name="T8"> udává, kolik magů musí v součtu obsahovat magické suroviny použité při výrobě tohoto předmětu. Na rozdíl od hraničářů a kouzelníků alchymista nezískává magenergii meditací, pouze ji převádí z magických surovin na výrobek. Magenergie obsažená v surovinách se při výrobě právě o tuto hodnotu sníží.</text:span></text:p>
      <text:p text:style-name="Text_20_body"><text:span text:style-name="T3">Suroviny</text:span><text:span text:style-name="T8"> udávají celkovou cenu nemagických surovin, které alchymista při výrobě spotřebuje.</text:span></text:p>
      <text:p text:style-name="Text_20_body"><text:span text:style-name="T3">Základem</text:span><text:span text:style-name="T94"> předmětu je to, čím je hlavně tvořen. </text:span><text:span text:style-name="T8">Kouzelný prsten se například vyrábí z nemagického prstenu, z</text:span><text:span text:style-name="T94">ákladem </text:span><text:span text:style-name="T90">lektvaru může být voda nebo víno, základem svitku je zpravidla pergamen, </text:span><text:span text:style-name="T83">základem kouzelného meče je obyčej</text:span><text:span text:style-name="T95">ný meč</text:span><text:span text:style-name="T90"> a tak dále</text:span><text:span text:style-name="T8">. U neobvyklých nebo drahých věcí je uvedena jejich cena.</text:span></text:p>
      <text:p text:style-name="Text_20_body"><text:soft-page-break/><text:span text:style-name="T3">Trvání</text:span><text:span text:style-name="T8"> udává dobu, po kterou daný předmět účinkuje, respektive jak dlouho jeho účinek trvá. Některé předměty, například </text:span><text:span text:style-name="T34">lektvar rudého kříže</text:span><text:span text:style-name="T25">,</text:span><text:span text:style-name="T8"> účinkují okamžitě. Tyto předměty mají uvedeno „trvání: ihned“. Jiné předměty mají omezený počet použití. U nich je uvedeno „trvání: počet použití“. U jedů je uvedena síla jedu, doba latence a doba působení. Význam těchto parametrů najdeš v popisu jedů v seznamu alchymistických předmětů.</text:span></text:p>
      <text:p text:style-name="Text_20_body"><text:span text:style-name="T3">Nástroje</text:span><text:span text:style-name="T11"> jsou uvedeny pouze v případě, že je na výrobu daného předmětu potřeba aparatura nebo laboratoř.</text:span></text:p>
      <text:p text:style-name="Text_20_body"><text:span text:style-name="T3">Výroba</text:span><text:span text:style-name="T8"> udává dobu, kterou zabere výroba předmětu. Pokud je alchymista nějakým způsobem donucen tvorbu předmětu přerušit, nemusí být ještě všechno ztraceno. Přijde sice o všechny nemagické alchymistické suroviny, ale základ předmětu obvykle zůstane použitelný a magenergie jako taková se nikdy neztrácí, takže ji bude moci použít na opakování pokusu.</text:span></text:p>
      <text:p text:style-name="Text_20_body"><text:span text:style-name="T3">Použití</text:span><text:span text:style-name="T8"> se uvádí u jedů, lektvarů a jiných látek, u nichž je důležité, jakým způsobem jsou vstřebány. </text:span><text:span text:style-name="T34">Krev</text:span><text:span text:style-name="T8"> znamená, že se jed musí dostat do krve (například je možné jím pomazat zbraň), </text:span><text:span text:style-name="T34">požití</text:span><text:span text:style-name="T8"> říká, že uživatel či oběť musí látku sníst či vypít, při </text:span><text:span text:style-name="T34">vdechnutí</text:span><text:span text:style-name="T8"> je nutné ji vdechnout a </text:span><text:span text:style-name="T34">dotyk</text:span><text:span text:style-name="T8"> označuje látky, které se vstřebávají povrchem těla.</text:span></text:p>
      <text:p text:style-name="Text_20_body"><text:span text:style-name="T3">Sféra</text:span><text:span text:style-name="T8"> je uvedena u trvalých kouzelných předmětů. Udává pořadové číslo sféry, z níž pochází démon, který předmětu propůjčuje magické vlastnosti. Obecně platí, že čím vyšší sféra, tím mocnější démon – sféra u démonů je tedy jakousi analogií úrovně u postav.</text:span></text:p>
      <text:p text:style-name="Text_20_body"/>
      <text:p text:style-name="Text_20_body"><text:span text:style-name="T8">Alchymista je schopen vyrobit tyto předměty:</text:span></text:p>
      <text:p text:style-name="P29"/>
      <text:p text:style-name="P250">Dočasné:</text:p>
      <text:p text:style-name="P260">Lektvary</text:p>
      <text:p text:style-name="P65">Antigravitační cloumák</text:p>
      <text:p text:style-name="P66">Čarovná rtuť</text:p>
      <text:p text:style-name="P67">Éterický olej</text:p>
      <text:p text:style-name="P66">Lektvar chladných vod</text:p>
      <text:p text:style-name="P66">Lektvar mlhovina</text:p>
      <text:p text:style-name="P67">Lektvar obří sily</text:p>
      <text:p text:style-name="P68">Lektvar rudého kříže</text:p>
      <text:p text:style-name="P68">Lektvar rychlosti</text:p>
      <text:p text:style-name="P69">Lektvar vlády nad lykantropy</text:p>
      <text:p text:style-name="P70">Lektvar zmenšování</text:p>
      <text:p text:style-name="P70">Megacloumák</text:p>
      <text:p text:style-name="P71">Metamorfóza</text:p>
      <text:p text:style-name="P73">Pavoučí lektvar</text:p>
      <text:p text:style-name="P74">Rychlost</text:p>
      <text:p text:style-name="P261">Svitky</text:p>
      <text:p text:style-name="P79">Ochrana před ďábly</text:p>
      <text:p text:style-name="P80">Ochrana před nemrtvými</text:p>
      <text:p text:style-name="P80">Ochrana před neviděnými</text:p>
      <text:p text:style-name="P81">Ochrana před démony</text:p>
      <text:p text:style-name="P82">Ochrana před kouzly</text:p>
      <text:p text:style-name="P262">Ostatní</text:p>
      <text:p text:style-name="P251">Detekční hůlka</text:p>
      <text:p text:style-name="P251">Lakmusový papírek</text:p>
      <text:p text:style-name="P252">Píšťalka</text:p>
      <text:p text:style-name="P248"/>
      <text:p text:style-name="P253">Trvalé:</text:p>
      <text:p text:style-name="P83">Zbraně a zbroj </text:p>
      <text:p text:style-name="P84">Čarovné brnění</text:p>
      <text:p text:style-name="P85">Bezhlučný luk</text:p>
      <text:p text:style-name="P85">Blyštivý štít</text:p>
      <text:p text:style-name="P86"><text:soft-page-break/>Meč noci</text:p>
      <text:p text:style-name="P87">Ohnivý meč</text:p>
      <text:p text:style-name="P88">Plášť</text:p>
      <text:p text:style-name="P263">Prsteny</text:p>
      <text:p text:style-name="P89">Prsten černé vodoměrky</text:p>
      <text:p text:style-name="P89">Prsten knížete D'Raguly</text:p>
      <text:p text:style-name="P90">Prsten uhranutí</text:p>
      <text:p text:style-name="P89">Sluneční prsten</text:p>
      <text:p text:style-name="P264">Ostatní</text:p>
      <text:p text:style-name="P75">Ebenová hůlka</text:p>
      <text:p text:style-name="P74">Elfí boty</text:p>
      <text:p text:style-name="P73">Kostka štěstí</text:p>
      <text:p text:style-name="P74">Létající koště</text:p>
      <text:p text:style-name="P76">Pytel beztíže</text:p>
      <text:p text:style-name="P29"/>
      <text:p text:style-name="P267">Nemagické:</text:p>
      <text:p text:style-name="P265">jedy</text:p>
      <text:p text:style-name="P77">Černá zhouba</text:p>
      <text:p text:style-name="P72">Jablečná vůně</text:p>
      <text:p text:style-name="P78">Kurare</text:p>
      <text:p text:style-name="P254">Melenova pomsta</text:p>
      <text:p text:style-name="P91">Výbušniny </text:p>
      <text:p text:style-name="P92">Bomba</text:p>
      <text:p text:style-name="P93">Ohnivá hlína</text:p>
      <text:p text:style-name="P94">Zbraně</text:p>
      <text:p text:style-name="P95">Hvězdice-bumerang</text:p>
      <text:p text:style-name="P96">Zubaté ostří</text:p>
      <text:p text:style-name="P266">Ostatní</text:p>
      <text:p text:style-name="Standard">Astron</text:p>
      <text:p text:style-name="P29"/>
      <text:list xml:id="list154623115164153" text:continue-numbering="true" text:style-name="WW8Num1">
        <text:list-item>
          <text:list>
            <text:list-item>
              <text:list>
                <text:list-item>
                  <text:list>
                    <text:list-item>
                      <text:h text:style-name="Heading_20_4" text:outline-level="4"><text:bookmark text:name="__RefHeading__459_1505329582"/><text:span text:style-name="T8">Dočasné - </text:span><text:span text:style-name="T34">lektvary</text:span></text:h>
                    </text:list-item>
                  </text:list>
                </text:list-item>
              </text:list>
            </text:list-item>
          </text:list>
        </text:list-item>
      </text:list>
      <text:p text:style-name="Text_20_body"><text:span text:style-name="T8">Na výrobu všech lektvarů je zapotřebí stejné množství tekutiny: desetina litru. Navíc je nutné mít nějakou nádobu (obvykle flakónek), kam se hotový lektvar nalije. Na výrobu všech lektvarů a olejů je potřeba aparatura.<text:line-break/><text:tab/>Příprava lektvaru (vyndání z batohu a podobně) trvá 1 kolo, pokud je lektvar na snadno dostupném místě, jinak i výrazně déle. Vypití připraveného lektvaru trvá 1 kolo (tedy 1 komplexní akci, viz kapitola </text:span><text:span text:style-name="T3">Boj</text:span><text:span text:style-name="T8">). Pomazání se olejem trvá 2 kola plus případné sundání rukavic či helmy.</text:span></text:p>
      <text:p text:style-name="P166"/>
      <text:list xml:id="list154623123188751" text:continue-numbering="true" text:style-name="WW8Num1">
        <text:list-item>
          <text:list>
            <text:list-item>
              <text:list>
                <text:list-item>
                  <text:list>
                    <text:list-item>
                      <text:list>
                        <text:list-item>
                          <text:h text:style-name="Heading_20_5" text:outline-level="5">Antigravitační cloumák</text:h>
                        </text:list-item>
                      </text:list>
                    </text:list-item>
                  </text:list>
                </text:list-item>
              </text:list>
            </text:list-item>
          </text:list>
        </text:list-item>
      </text:list>
      <text:p text:style-name="Text_20_body"><text:span text:style-name="T8">požadavky: 3. úroveň</text:span><text:span text:style-name="T96">, Alchymie 3</text:span><text:span text:style-name="T8"><text:line-break/>magenergie: 1 mag<text:line-break/>suroviny: 2 zl<text:line-break/>základ: medovina<text:line-break/>trvání: 10 minut<text:line-break/>výroba: 5 minut<text:line-break/>použití: požití</text:span></text:p>
      <text:p text:style-name="P126">Antigravitační cloumák je kapalina připomínající hustou sójovou omáčku, má příjemnou lehce kořenitou chuť a vůni.<text:line-break/><text:tab/>Ten, kdo jej vypije, se po dobu trvání může volně vznášet, asi jako ve stavu beztíže. Nemůže volně „létat“, ale může např. slézat zeď bez obavy z pádu. Může při tom nést nejvýše takový náklad, jaký dokáže zvednout.<text:line-break/><text:tab/>Měj na paměti, že i když postava zdánlivě nic neváží, tak si přesto zachovává svou hmotnost a <text:soft-page-break/>setrvačnost, takže si s ní například není možné pohazovat jako s balónkem. Pokud odněkud spadne, snáší se pomalu k zemi rychlostí 1 sáh za kolo a to samé se stane i v případě, kdy vyprší trvání lektvaru. Efekt lektvaru zcela odezní, až když se klesající postava o něco zastaví.</text:p>
      <text:p text:style-name="P168"/>
      <text:list xml:id="list154623134176572" text:continue-numbering="true" text:style-name="WW8Num1">
        <text:list-item>
          <text:list>
            <text:list-item>
              <text:list>
                <text:list-item>
                  <text:list>
                    <text:list-item>
                      <text:list>
                        <text:list-item>
                          <text:h text:style-name="Heading_20_5" text:outline-level="5">Čarovná rtuť</text:h>
                        </text:list-item>
                      </text:list>
                    </text:list-item>
                  </text:list>
                </text:list-item>
              </text:list>
            </text:list-item>
          </text:list>
        </text:list-item>
      </text:list>
      <text:p text:style-name="Text_20_body"><text:span text:style-name="T96">požadavky: 2. úroveň, Alchymie 3<text:line-break/></text:span><text:span text:style-name="T8">magenergie: 1 mag<text:line-break/>suroviny: 2 zl<text:line-break/>základ: rtuť (1 zl)<text:line-break/>trvání: do prvního úspěšného použití<text:line-break/>výroba: 5 minut</text:span></text:p>
      <text:p text:style-name="Text_20_body"><text:span text:style-name="T8">Po vypuštění z lahvičky tato hustá kapalina utvoří malou lesklou kuličku. Jestliže se někde, maximálně ve vzdálenosti pěti sáhů, vyskytuje zlato, </text:span>stříbro, platina či drahé kamení, kulička<text:span text:style-name="T1"> </text:span><text:span text:style-name="T8">se začne kutálet směrem k nejbližším pokladu, a tak napomůže určit jeho polohu a umístění. Pohybovat se může jak v trávě, tak na kamenné podlaze nebo dokonce po kolmé zdi. Po neúspěšném použití je možné </text:span><text:span text:style-name="T34">čarovnou rtuť</text:span><text:span text:style-name="T8"> sebrat a uchovat pro další pokus, po úspěšném použití své schopnosti ztrácí.</text:span></text:p>
      <text:p text:style-name="Text_20_body"/>
      <text:list xml:id="list154623159187736" text:continue-numbering="true" text:style-name="WW8Num1">
        <text:list-item>
          <text:list>
            <text:list-item>
              <text:list>
                <text:list-item>
                  <text:list>
                    <text:list-item>
                      <text:list>
                        <text:list-item>
                          <text:h text:style-name="Heading_20_5" text:outline-level="5">Éterický olej</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olej<text:line-break/>trvání: 15 minut<text:line-break/>výroba: 5 minut</text:span></text:p>
      <text:p text:style-name="Text_20_body"><text:span text:style-name="T34">Éterický olej</text:span><text:span text:style-name="T8"> je mastná bezbarvá kapalina páchnoucí po rybách a chutnající jako rybí tuk. Postava, která si tímto olejem potře holou kůži, na pohled zprůsvitní a stane se zcela nehmotnou. V této podobě není zasažitelná obyčejnými ani magickými zbraněmi a nepůsobí na ni ani výbuchy, může však být zraněna kouzly nebo ohněm. Současně s tím se odhmotní i její zbraně, takže jimi nemůže nikoho zranit a nemůže ani nic nosit nebo manipulovat s jinými předměty. Může mluvit, ale uslyší ji jen jiné nehmotné bytosti a může sesílat kouzla, ale ovlivněny jimi budou opět jen nehmotné bytosti. Zrak postavy není ovlivněn, postava normálně vidí, fyzický svět a může používat infravidění i hobití čich. Sluchem (i ultrasluchem), čichem a hmatem ale vnímá pouze od jiné nehmotných tvory a předměty. Neviděné (zvláštní kategorie nehmotných a neviditelných nestvůr) postava pod vlivem </text:span><text:span text:style-name="T34">éterického oleje</text:span><text:span text:style-name="T8"> zrakem nevidí, ale pokud je to kroll, může jejich tvar zachytit ultrasluchem (a tedy s nimi bojovat tak, jako by bojovala s obyčejným neviditelným protivníkem detekovatelným ultrasluchem). <text:s text:c="2"/><text:line-break/><text:tab/>V éterické formě je možné procházet libovolnými předměty (zdmi, kameny, zavřenými dveřmi), rychlost průchodu je 1 sáh za 5 minut. Postava po vypršení trvání nikdy neskončí uvnitř pevného předmětu – pokud se po skončení působení nachází uvnitř nějaké pevné překážky, tak ji to vtáhne zpět tam, odkud do překážky vstoupila, nebo na nejbližší místo od vstupního bodu, kde se může celá zhmotnit a až tam efekt lektvaru vyprchá.</text:span></text:p>
      <text:p text:style-name="Text_20_body"/>
      <text:list xml:id="list154623169161546" text:continue-numbering="true" text:style-name="WW8Num1">
        <text:list-item>
          <text:list>
            <text:list-item>
              <text:list>
                <text:list-item>
                  <text:list>
                    <text:list-item>
                      <text:list>
                        <text:list-item>
                          <text:h text:style-name="Heading_20_5" text:outline-level="5">Lektvar chladných vod</text:h>
                        </text:list-item>
                      </text:list>
                    </text:list-item>
                  </text:list>
                </text:list-item>
              </text:list>
            </text:list-item>
          </text:list>
        </text:list-item>
      </text:list>
      <text:p text:style-name="Text_20_body"><text:span text:style-name="T96">požadavky: 4. úroveň, Alchymie 3<text:line-break/></text:span><text:span text:style-name="T8">magenergie: 1 mag<text:line-break/>suroviny: 2 zl<text:line-break/>základ: voda<text:line-break/>trvání: 30 minut<text:line-break/></text:span><text:soft-page-break/><text:span text:style-name="T8">výroba: 5 minut<text:line-break/>použití: požití</text:span></text:p>
      <text:p text:style-name="Text_20_body"><text:span text:style-name="T34">Lektvar chladných vod</text:span><text:span text:style-name="T8"> je čirá, světlounce modrá kapalina lehce nasládlé chuti vonící po heřmánku.</text:span><text:span text:style-name="T98"> Postavě, která tento lektvar vypila, se po dobu jeho působení jakékoliv utrpěné zranění ohněm snižuje o 3.</text:span></text:p>
      <text:p text:style-name="P29"/>
      <text:list xml:id="list154623180178896" text:continue-numbering="true" text:style-name="WW8Num1">
        <text:list-item>
          <text:list>
            <text:list-item>
              <text:list>
                <text:list-item>
                  <text:list>
                    <text:list-item>
                      <text:list>
                        <text:list-item>
                          <text:h text:style-name="Heading_20_5" text:outline-level="5">Lektvar mlhovina</text:h>
                        </text:list-item>
                      </text:list>
                    </text:list-item>
                  </text:list>
                </text:list-item>
              </text:list>
            </text:list-item>
          </text:list>
        </text:list-item>
      </text:list>
      <text:p text:style-name="Text_20_body"><text:span text:style-name="T96">požadavky: 4. úroveň, Alchymie 4<text:line-break/></text:span><text:span text:style-name="T81">magenergie: 1 mag<text:line-break/></text:span><text:span text:style-name="T91">suroviny: 5 zl<text:line-break/></text:span><text:span text:style-name="T83">základ: kravské mléko<text:line-break/></text:span><text:span text:style-name="T96">trvání: 40 minut<text:line-break/></text:span><text:span text:style-name="T78">výroba: 5 minut<text:line-break/></text:span><text:span text:style-name="T83">použití: požití</text:span></text:p>
      <text:p text:style-name="Text_20_body"><text:span text:style-name="T34">Lektvar mlhovina</text:span><text:span text:style-name="T8"> je bílá neprůhledná kapalina konzistencí připomínající řídkou krupicovou kaši, s nevýraznou chutí svařeného mléka, bez zápachu. Po jeho vypití se postava se všemi věcmi, které má u sebe a dokáže je zvednout, promění v oblak mlhy. V této podobě nemůže být zraněna žádnou klasickou ani magickou zbraní, působí však na ni kouzla, oheň i výbuchy.<text:line-break/><text:tab/>Mlhovina se chová stejně, jako by to byla obyčejná mlha a může se pomalu pohybovat asi tak, jako kdyby ji hnal slabý vítr. Pokud je okolní vítr silnější, tak ji strhne s sebou a postava může jen částečně ovlivnit, kam ji zanese. Další rozdíl oproti skutečné mlze je, že mlhovina vždy drží pohromadě. Vítr nebo překážka ji tedy mohou různě natáhnout, ale ne roztrhat na víc cárů.<text:line-break/><text:tab/>Postava v podobě mlhy nemůže mluvit ani kouzlit. Neslyší také žádné zvuky a své okolí vnímá zhruba tak, jako by viděla obyčejným zrakem (nevidí tedy po tmě a nemůže používat infravidění, hobití čich ani ultrasluch).<text:line-break/><text:tab/>V mlžné formě je také možné „protékat" skrze tenké otvory, pukliny, klíčové dírky a podobně, a to rychlostí 5 sáhů za kolo. Pokud se postava ve chvíli, kdy vyprší trvání lektvaru, nachází v prostoru, který je příliš malý pro její opětovné zhmotnění, tak ji to vtáhne zpět tam, odkud do překážky vstoupila, nebo na nejbližší místo od vstupního bodu, kde se může celá zhmotnit, a až tam efekt lektvaru vyprchá.</text:span></text:p>
      <text:p text:style-name="P166"/>
      <text:list xml:id="list154623190182684" text:continue-numbering="true" text:style-name="WW8Num1">
        <text:list-item>
          <text:list>
            <text:list-item>
              <text:list>
                <text:list-item>
                  <text:list>
                    <text:list-item>
                      <text:list>
                        <text:list-item>
                          <text:h text:style-name="Heading_20_5" text:outline-level="5">Lektvar obří síly</text:h>
                        </text:list-item>
                      </text:list>
                    </text:list-item>
                  </text:list>
                </text:list-item>
              </text:list>
            </text:list-item>
          </text:list>
        </text:list-item>
      </text:list>
      <text:p text:style-name="Text_20_body"><text:span text:style-name="T96">požadavky: 2. úroveň, Alchymie 2<text:line-break/></text:span><text:span text:style-name="T8">magenergie: 2 magy<text:line-break/>suroviny: 5 zl<text:line-break/>základ: víno<text:line-break/>trvání: 10 minut<text:line-break/>výroba: 5 minut<text:line-break/>použití: požití</text:span></text:p>
      <text:p text:style-name="Text_20_body"><text:span text:style-name="T34">Lektvar obří síly</text:span><text:span text:style-name="T8"> je na pohled voní a vypadá jako víno, z nějž byl vyroben, chutná však výrazně trpce. Po dobu deseti minut po jeho vypití se hodnocení Síly postavy (Síla je specializace Fyzické zdatnosti) zvýší o 2.</text:span></text:p>
      <text:p text:style-name="Text_20_body"/>
      <text:list xml:id="list154623223174288" text:continue-numbering="true" text:style-name="WW8Num1">
        <text:list-item>
          <text:list>
            <text:list-item>
              <text:list>
                <text:list-item>
                  <text:list>
                    <text:list-item>
                      <text:list>
                        <text:list-item>
                          <text:h text:style-name="Heading_20_5" text:outline-level="5">Lektvar rudého kříže</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4 zl<text:line-break/>základ: červené víno<text:line-break/>trvání: efekt nastane 10 minut po požití<text:line-break/></text:span><text:soft-page-break/><text:span text:style-name="T8">výroba: 5 minut<text:line-break/>použití: požití </text:span></text:p>
      <text:p text:style-name="Text_20_body"><text:span text:style-name="T34">Lektvar rudého kříže</text:span><text:span text:style-name="T8"> je temně rudá, čirá, jiskrná, velmi sladká kapalina bez zápachu. Tento lektvar po deseti minutách od požití vyléčí postavě, která ho vypila, jeden stupeň pošramocení (tedy 2 životy pokud jej vypije hobit, kudůk nebo elf, 3 životy, pokud jej vypije člověk, barbar nebo trpaslík a 4 životy krollovi). Na každou sadu zranění (tedy zranění obdržené v průběhu jednoho boje) účinkuje pouze jednou, je však kumulativní s léčivými kouzly – na jednu zranění tedy bude účinkovat jak lektvar tak léčivé kouzlo. <text:s/>Závažná zranění </text:span><text:span text:style-name="T34">Lektvar rudého kříže</text:span><text:span text:style-name="T8"> vyléčit nedokáže.</text:span></text:p>
      <text:p text:style-name="P166"/>
      <text:list xml:id="list154623233187039" text:continue-numbering="true" text:style-name="WW8Num1">
        <text:list-item>
          <text:list>
            <text:list-item>
              <text:list>
                <text:list-item>
                  <text:list>
                    <text:list-item>
                      <text:list>
                        <text:list-item>
                          <text:h text:style-name="Heading_20_5" text:outline-level="5">Lektvar vlády nad lykantropy</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voda<text:line-break/>trvání: 30 minut<text:line-break/>výroba: 5 minut<text:line-break/>použití: požití</text:span></text:p>
      <text:p text:style-name="Text_20_body"><text:span text:style-name="T34">Lektvar vlády nad lykantropy</text:span><text:span text:style-name="T8"> je čirá kapalina s lehce hnědavým zabarvením, nepatrně nakyslá, bez zápachu. Tento lektvar se používá trochu neobvyklým způsobem. Postava musí vypít část lektvaru a následně nejpozději do hodiny docílit toho, aby druhou část vypil nějaký lykantrop. Pokud se to podaří, tak ji bude tento lykantrop po dobu působení lektvaru na slovo poslouchat a splní každé její přání s výjimkou zjevně sebevražedných příkazů (vrhne se do nerovného boje, ale neskočí do lávy). Po té, co účinek lektvaru pomine, si lykantrop pamatuje všechno, co dělal a co mu postava přikazovala.</text:span></text:p>
      <text:p text:style-name="Text_20_body"/>
      <text:list xml:id="list154623244180320" text:continue-numbering="true" text:style-name="WW8Num1">
        <text:list-item>
          <text:list>
            <text:list-item>
              <text:list>
                <text:list-item>
                  <text:list>
                    <text:list-item>
                      <text:list>
                        <text:list-item>
                          <text:h text:style-name="Heading_20_5" text:outline-level="5">Lektvar zmenšování</text:h>
                        </text:list-item>
                      </text:list>
                    </text:list-item>
                  </text:list>
                </text:list-item>
              </text:list>
            </text:list-item>
          </text:list>
        </text:list-item>
      </text:list>
      <text:p text:style-name="Text_20_body"><text:span text:style-name="T96">požadavky: 3. úroveň, Alchymie 3<text:line-break/></text:span><text:span text:style-name="T8">magenergie: 1 mag<text:line-break/>suroviny: 2 zl<text:line-break/>základ: voda<text:line-break/>trvání: 1 hodina<text:line-break/>výroba: 5 minut</text:span></text:p>
      <text:p text:style-name="Text_20_body">použití: požití</text:p>
      <text:p text:style-name="Text_20_body"><text:span text:style-name="T34">Lektvar zmenšování</text:span><text:span text:style-name="T8"> má brčálově zelenou barvu, neskutečně slanou chuť a velmi výrazný pach dezinfekce. Vřele se doporučuje zapít ho něčím chutnějším. Po vypití tohoto lektvaru se postava se vším, co má u sebe a dokáže to zvednout, zmenší zhruba na polovinu své velikosti. Vypití menší než plné dávky nemá efekt žádný a zvýšení dávky se nijak neprojeví. Postava si zachovává své zvláštní schopnosti podle rasy i povolání, její Síla se však sníží o 2 body (a to i do záporu), její maximální počet životů se sníží o 4 a stupeň životů o 1. Její aktuální počet životů se sníží ve stejném poměru a při vypršení působení lektvaru se v obráceném poměru zvýší.<text:line-break/><text:tab/>Protože se s postavou změnily i zbraně, které měla při sobě, adekvátně se změní i jejich parametry. Útok a obrana zbraně se nezmění, zranění se sníží o 2 (včetně zranění střelnými a vrhacími zbraněmi), délka zbraně se sníží na polovinu (zaokrouhleno dolů).</text:span></text:p>
      <text:p text:style-name="P268"/>
      <text:list xml:id="list154623260172357" text:continue-numbering="true" text:style-name="WW8Num1">
        <text:list-item>
          <text:list>
            <text:list-item>
              <text:list>
                <text:list-item>
                  <text:list>
                    <text:list-item>
                      <text:list>
                        <text:list-item>
                          <text:h text:style-name="Heading_20_5" text:outline-level="5">Megacloumák</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1 zl<text:line-break/>základ: ocet<text:line-break/></text:span><text:soft-page-break/><text:span text:style-name="T8">trvání: ihned<text:line-break/></text:span>výroba: 5 minut<text:line-break/><text:span text:style-name="T8">použití: vdechnutí</text:span></text:p>
      <text:p text:style-name="Text_20_body"><text:span text:style-name="T34">Megacloumák</text:span><text:span text:style-name="T8"> je slabounce nažloutlá čirá kapalina, jejíž výpary ostře a štiplavě páchnou jako horký ocet. Není jej možné ochutnat, protože se po otevření flakónku okamžitě vypaří. </text:span><text:span text:style-name="T34">Megacloumák</text:span><text:span text:style-name="T8"> působí po vdechnutí. Odstraňuje mdloby, ochromení, křeče, paralýzu a podobné stavy. Pokud je aplikován v době působení paralytického jedu, sníží jeho sílu o 4. Dokáže dokonce probrat postavu v bezvědomí následkem zranění. </text:span><text:span text:style-name="T34">Megacloumák</text:span><text:span text:style-name="T8"> je silně návyková látka, rozhodně se nedoporučuje používat ho více než jedenkrát za den.</text:span></text:p>
      <text:p text:style-name="P166"/>
      <text:list xml:id="list154623278163084" text:continue-numbering="true" text:style-name="WW8Num1">
        <text:list-item>
          <text:list>
            <text:list-item>
              <text:list>
                <text:list-item>
                  <text:list>
                    <text:list-item>
                      <text:list>
                        <text:list-item>
                          <text:h text:style-name="Heading_20_5" text:outline-level="5">Metamorfóza</text:h>
                        </text:list-item>
                      </text:list>
                    </text:list-item>
                  </text:list>
                </text:list-item>
              </text:list>
            </text:list-item>
          </text:list>
        </text:list-item>
      </text:list>
      <text:p text:style-name="Text_20_body"><text:span text:style-name="T96">požadavky: 4. úroveň, Alchymie 4<text:line-break/></text:span>magenergie: 2 magy<text:line-break/>suroviny: 10 zl<text:line-break/>základ: koňská moč <text:span text:style-name="T1"><text:line-break/></text:span><text:span text:style-name="T8">trvání: 30 minut<text:line-break/>výroba: 5 minut<text:line-break/>použití: požití </text:span></text:p>
      <text:p text:style-name="Text_20_body"><text:span text:style-name="T34">Metamorfóza</text:span><text:span text:style-name="T8"> na pohled připomíná pivo bez pěny, má však výrazně štiplavou chuť a ostře páchne po čpavku. </text:span>Po požití tohoto lektvaru se uživatel <text:span text:style-name="T8">(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Text_20_body"/>
      <text:list xml:id="list154623289167811" text:continue-numbering="true" text:style-name="WW8Num1">
        <text:list-item>
          <text:list>
            <text:list-item>
              <text:list>
                <text:list-item>
                  <text:list>
                    <text:list-item>
                      <text:list>
                        <text:list-item>
                          <text:h text:style-name="Heading_20_5" text:outline-level="5">Pavoučí lektvar</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5 zl <text:line-break/>základ: pivo<text:line-break/>trvání: 20 minut<text:line-break/>výroba: 5 minut<text:line-break/>použití: požití</text:span></text:p>
      <text:p text:style-name="Text_20_body"><text:span text:style-name="T34">Pavoučí lektvar</text:span><text:span text:style-name="T8"> je mléčně zakalená, světle hnědá až zrzavá tekutina s nahořklou chutí a zbytkovým pachem po pivu. Po požití tohoto lektvaru se postava udrží na jakémkoliv pevném povrchu a může tedy šplhat po hladkých zdech, stopech, skalních stěnách a podobně. Pro netrénovanou osobu (s nízkým hodnocením dovednosti Šplh) je však takový pohyb velice namáhavý a vyčerpávající.</text:span></text:p>
      <text:p text:style-name="Text_20_body"/>
      <text:list xml:id="list154623298181032" text:continue-numbering="true" text:style-name="WW8Num1">
        <text:list-item>
          <text:list>
            <text:list-item>
              <text:list>
                <text:list-item>
                  <text:list>
                    <text:list-item>
                      <text:list>
                        <text:list-item>
                          <text:h text:style-name="Heading_20_5" text:outline-level="5"><text:soft-page-break/>Lektvar rychlosti</text:h>
                        </text:list-item>
                      </text:list>
                    </text:list-item>
                  </text:list>
                </text:list-item>
              </text:list>
            </text:list-item>
          </text:list>
        </text:list-item>
      </text:list>
      <text:p text:style-name="Text_20_body"><text:span text:style-name="T96">požadavky: 3. úroveň, Alchymie 3<text:line-break/></text:span>magenergie: 1 mag<text:line-break/>suroviny: 9 zl <text:line-break/>základ: voda <text:span text:style-name="T1"><text:line-break/></text:span><text:span text:style-name="T8">trvání: 1 minuta<text:line-break/>výroba: <text:s/>5 minut<text:line-break/>použití: požití</text:span></text:p>
      <text:p text:style-name="Text_20_body"><text:span text:style-name="T34">Lektvar rychlosti</text:span><text:span text:style-name="T8"> je temně modrá, poloprůhledná kapalina s konzistencí hustého, lepkavého sirupu. Má výrazně hořkokyselou chuť a nepříjemně páchne jako shnilé brambory. Postava, která tento lektvar vypije, se pohybuje mnohem rychleji a započítá si bonus +6 k hodnocení Běhu a Bojové rychlosti. Na její útočné ani obranné číslo lektvar rychlosti nemá vliv.</text:span></text:p>
      <text:p text:style-name="Text_20_body"/>
      <text:list xml:id="list154623310168394" text:continue-numbering="true" text:style-name="WW8Num1">
        <text:list-item>
          <text:list>
            <text:list-item>
              <text:list>
                <text:list-item>
                  <text:list>
                    <text:list-item>
                      <text:h text:style-name="Heading_20_4" text:outline-level="4"><text:bookmark text:name="__RefHeading__457_1505329582"/><text:span text:style-name="T8">Dočasné - </text:span><text:span text:style-name="T34">svitky</text:span></text:h>
                    </text:list-item>
                  </text:list>
                </text:list-item>
              </text:list>
            </text:list-item>
          </text:list>
        </text:list-item>
      </text:list>
      <text:p text:style-name="P126">Nepoužitý svitek je rulička opatřená pečetí. Všechny svitky zde uvedené mají zvláštní pečeť, podle níž kdokoliv s hodnocením Alchymie alespoň 1 pozná, o jaký svitek se jedná. Svitek se aktivuje prostým rozlomením pečeti, takže to může udělat i postava, která neumí číst. Aktivace svitku se sama o sobě nijak neprojeví, pouze nastane efekt uvedený v popisu svitku.<text:line-break/><text:tab/>Na výrobu každého svitku je zapotřebí arch pergamenu, psací nástroje, inkoust a pečetní vosk.<text:line-break/><text:tab/>Všechny svitky se dají použít jen jednou. Jakmile je pečeť jednou rozlomena, nedá se proces aktivace zvrátit.</text:p>
      <text:p text:style-name="P29"/>
      <text:p text:style-name="P32">Ochranné svitky</text:p>
      <text:p text:style-name="P126">Po přečtení ochranného svitku se vytvoří neviditelná kulovitá bariéra o průměru v sázích rovném hodnocení Alchymie toho, kdo svitek vytvořil, v jejímž středu stojí ten, kdo rozlomil pečeť. Spolu s ním se také bude bariéra po celou dobu trvání pohybovat.<text:line-break/><text:tab/>Všechny útoky (nikoliv obrany) bytostí cílového druhu na cíle uvnitř této bariéry jsou citelně oslabeny. Na všechny hody na útok (včetně střeleckých a vrhacích), seslání kouzel či použití zvláštních schopností na cíle uvnitř ochranné bariéry si musí započítat postih -6.</text:p>
      <text:p text:style-name="Text_20_body"/>
      <text:p text:style-name="Text_20_body">Známe tyto typy ochranných svitků:</text:p>
      <text:p text:style-name="P29"/>
      <text:list xml:id="list154623349174373" text:continue-numbering="true" text:style-name="WW8Num1">
        <text:list-item>
          <text:list>
            <text:list-item>
              <text:list>
                <text:list-item>
                  <text:list>
                    <text:list-item>
                      <text:list>
                        <text:list-item>
                          <text:h text:style-name="Heading_20_5" text:outline-level="5"><text:span text:style-name="T8">Svitek ochrany před ďábly</text:span></text:h>
                        </text:list-item>
                      </text:list>
                    </text:list-item>
                  </text:list>
                </text:list-item>
              </text:list>
            </text:list-item>
          </text:list>
        </text:list-item>
      </text:list>
      <text:p text:style-name="Text_20_body"><text:span text:style-name="T96">požadavky: 4. úroveň<text:line-break/></text:span><text:span text:style-name="T8">magenergie: 2 magy<text:line-break/>suroviny: 7 zl<text:line-break/>základ: pergamen<text:line-break/>trvání: 30 minut<text:line-break/>výroba: 10 minut</text:span></text:p>
      <text:p text:style-name="P126">Ďáblové jsou mocné nestvůry žijící mimo obvyklý svět, mající zálusk na duše inteligentních bytostí (jejich podrobný popis najde PJ až v Pravidlech pro experty.)</text:p>
      <text:p text:style-name="P29"/>
      <text:list xml:id="list154623359186749" text:continue-numbering="true" text:style-name="WW8Num1">
        <text:list-item>
          <text:list>
            <text:list-item>
              <text:list>
                <text:list-item>
                  <text:list>
                    <text:list-item>
                      <text:list>
                        <text:list-item>
                          <text:h text:style-name="Heading_20_5" text:outline-level="5"><text:span text:style-name="T8">Svitek ochrany před nemrtvými</text:span></text:h>
                        </text:list-item>
                      </text:list>
                    </text:list-item>
                  </text:list>
                </text:list-item>
              </text:list>
            </text:list-item>
          </text:list>
        </text:list-item>
      </text:list>
      <text:p text:style-name="Text_20_body"><text:span text:style-name="T96">požadavky: 1. úroveň<text:line-break/></text:span><text:span text:style-name="T8">magenergie: 1 mag<text:line-break/>suroviny: 2 zl<text:line-break/></text:span><text:soft-page-break/><text:span text:style-name="T8">základ: pergamen<text:line-break/>trvání: 30 minut<text:line-break/>výroba: 10 minut</text:span></text:p>
      <text:p text:style-name="Text_20_body"><text:span text:style-name="T8">Nemrtví jsou zvláštní skupinou magických nestvůr, jejichž vznik má zpravidla na svědomí nějaký nekromant.</text:span></text:p>
      <text:p text:style-name="P29"/>
      <text:list xml:id="list154623367173225" text:continue-numbering="true" text:style-name="WW8Num1">
        <text:list-item>
          <text:list>
            <text:list-item>
              <text:list>
                <text:list-item>
                  <text:list>
                    <text:list-item>
                      <text:list>
                        <text:list-item>
                          <text:h text:style-name="Heading_20_5" text:outline-level="5"><text:span text:style-name="T8">Svitek ochrany před neviděnými</text:span></text:h>
                        </text:list-item>
                      </text:list>
                    </text:list-item>
                  </text:list>
                </text:list-item>
              </text:list>
            </text:list-item>
          </text:list>
        </text:list-item>
      </text:list>
      <text:p text:style-name="Text_20_body"><text:span text:style-name="T96">požadavky: 2. úroveň<text:line-break/></text:span><text:span text:style-name="T8">magenergie: 1 mag<text:line-break/>suroviny: 4 zl<text:line-break/>základ: pergamen<text:line-break/>trvání: 30 minut<text:line-break/>výroba: 10 minut</text:span></text:p>
      <text:p text:style-name="Text_20_body"><text:span text:style-name="T8">Nevidění jsou zvláštní třídou nestvůr, jejichž podstatou je magenergie. Nemají žádnou hmotnou podobu a jsou velmi nebezpeční.</text:span></text:p>
      <text:p text:style-name="P29"/>
      <text:list xml:id="list154623382176184" text:continue-numbering="true" text:style-name="WW8Num1">
        <text:list-item>
          <text:list>
            <text:list-item>
              <text:list>
                <text:list-item>
                  <text:list>
                    <text:list-item>
                      <text:list>
                        <text:list-item>
                          <text:h text:style-name="Heading_20_5" text:outline-level="5"><text:span text:style-name="T8">Svitek ochrany před démony</text:span></text:h>
                        </text:list-item>
                      </text:list>
                    </text:list-item>
                  </text:list>
                </text:list-item>
              </text:list>
            </text:list-item>
          </text:list>
        </text:list-item>
      </text:list>
      <text:p text:style-name="Text_20_body"><text:span text:style-name="T96">požadavky: 3. úroveň<text:line-break/></text:span><text:span text:style-name="T8">magenergie: 1 mag<text:line-break/>suroviny: 6 zl<text:line-break/>základ: pergamen<text:line-break/>trvání: 30 minut<text:line-break/>výroba: 10 minut</text:span></text:p>
      <text:p text:style-name="Text_20_body"><text:span text:style-name="T8">Tento svitek používají alchymisté na vyšší úrovni při různých nebezpečných operacích spojených s vyvoláváním démonů astrálních sfér. O těchto démonech se dozvíš více v DrD Pravidlech pro pokročilé, prozatím si řekneme, že tento svitek chrání alchymistu před takzvanými „volnými" démony.</text:span></text:p>
      <text:p text:style-name="P29"/>
      <text:list xml:id="list154623419164166" text:continue-numbering="true" text:style-name="WW8Num1">
        <text:list-item>
          <text:list>
            <text:list-item>
              <text:list>
                <text:list-item>
                  <text:list>
                    <text:list-item>
                      <text:list>
                        <text:list-item>
                          <text:h text:style-name="Heading_20_5" text:outline-level="5"><text:span text:style-name="T8">Svitek ochrany před kouzly</text:span></text:h>
                        </text:list-item>
                      </text:list>
                    </text:list-item>
                  </text:list>
                </text:list-item>
              </text:list>
            </text:list-item>
          </text:list>
        </text:list-item>
      </text:list>
      <text:p text:style-name="Text_20_body"><text:span text:style-name="T96">požadavky: 5. úroveň<text:line-break/></text:span><text:span text:style-name="T8">magenergie: 10 magů<text:line-break/>suroviny: 9 zl<text:line-break/>trvání: 30 minut<text:line-break/>výroba: 10 minut</text:span></text:p>
      <text:p text:style-name="P126">Ochranná bariéra vytvořená tímto svitkem působí na všechna kouzla, kouzelnická i hraničářská, nehledě na to, kdo je seslal, nepůsobí však na žádný jiný druh útoků. Postih na sesílání kouzel na cíle uvnitř bariéry je navíc pouze -2.</text:p>
      <text:p text:style-name="Text_20_body"/>
      <text:list xml:id="list154623429180766" text:continue-numbering="true" text:style-name="WW8Num1">
        <text:list-item>
          <text:list>
            <text:list-item>
              <text:list>
                <text:list-item>
                  <text:list>
                    <text:list-item>
                      <text:h text:style-name="Heading_20_4" text:outline-level="4"><text:bookmark text:name="__RefHeading__807_695059573"/><text:span text:style-name="T8">Dočasné – </text:span><text:span text:style-name="T34">ochranné kruhy</text:span></text:h>
                    </text:list-item>
                  </text:list>
                </text:list-item>
              </text:list>
            </text:list-item>
          </text:list>
        </text:list-item>
      </text:list>
      <text:p text:style-name="Text_20_body">Ochranný kruh je třeba nakreslit na něco pevného a nepřenosného, nejlépe na zem. Kreslení trvá zhruba minutu za každý sáh průměru kruhu a nestojí žádné alchymistické suroviny ani magenergii, pouze to, čím jej postava kreslí. Alchymista může kruh nakreslit libovolně velký, ale největší průměr, který následně dokáže aktivovat, je roven jeho hodnocení Alchymie v sázích. Více alchymistů znalých tohoto receptu může při aktivaci spojit své síly a aktivovat tak kruh o průměru rovném až součtu jejich hodnocení dovednosti Alchymie (aktivace pak každého z nich stojí uvedený počet surovin a magů).<text:line-break/><text:tab/>Aktivace nakresleného kruhu trvá 5 kol nezávisle na jeho průměru a stojí počet surovin a magů uvedený v popisu receptury. Kruh je možné aktivovat libovolně dlouho po nakreslení, kresba však nesmí <text:soft-page-break/>být přerušena, jinak se aktivace nezdaří. Již aktivovanou bariéru není možné přerušením nebo rozmazáním kresby zrušit. Bariéra ve všech případech vydrží aktivní 30 minut.<text:line-break/><text:tab/>Aktivovaný kruh funguje pro daný druh bytostí jako obousměrně neprostupná kulovitá bariéra a blokuje jim také používání magických schopností a kouzel, nebrání však vystřeleným projektilům ani vrženým předmětům.</text:p>
      <text:p text:style-name="Text_20_body"/>
      <text:p text:style-name="Text_20_body">Známe tyto druhy ochranných kruhů:</text:p>
      <text:p text:style-name="Text_20_body"/>
      <text:list xml:id="list154623442161281" text:continue-numbering="true" text:style-name="WW8Num1">
        <text:list-item>
          <text:list>
            <text:list-item>
              <text:list>
                <text:list-item>
                  <text:list>
                    <text:list-item>
                      <text:list>
                        <text:list-item>
                          <text:h text:style-name="P208" text:outline-level="5">Kruh ochrany před ďábly</text:h>
                        </text:list-item>
                      </text:list>
                    </text:list-item>
                  </text:list>
                </text:list-item>
              </text:list>
            </text:list-item>
          </text:list>
        </text:list-item>
      </text:list>
      <text:p text:style-name="Text_20_body"><text:span text:style-name="T97">požadavky: 4. úroveň<text:line-break/></text:span><text:span text:style-name="T11">magenergie: 2 magy<text:line-break/>suroviny: 7 zl<text:line-break/></text:span></text:p>
      <text:list xml:id="list154623446163785" text:continue-numbering="true" text:style-name="WW8Num1">
        <text:list-item>
          <text:list>
            <text:list-item>
              <text:list>
                <text:list-item>
                  <text:list>
                    <text:list-item>
                      <text:list>
                        <text:list-item>
                          <text:h text:style-name="P208" text:outline-level="5">Kruh ochrany před nemrtvými</text:h>
                        </text:list-item>
                      </text:list>
                    </text:list-item>
                  </text:list>
                </text:list-item>
              </text:list>
            </text:list-item>
          </text:list>
        </text:list-item>
      </text:list>
      <text:p text:style-name="Text_20_body"><text:span text:style-name="T97">požadavky: 1. úroveň<text:line-break/></text:span><text:span text:style-name="T11">magenergie: 1 mag<text:line-break/>suroviny: 2 zl<text:line-break/></text:span></text:p>
      <text:list xml:id="list154623457169998" text:continue-numbering="true" text:style-name="WW8Num1">
        <text:list-item>
          <text:list>
            <text:list-item>
              <text:list>
                <text:list-item>
                  <text:list>
                    <text:list-item>
                      <text:list>
                        <text:list-item>
                          <text:h text:style-name="Heading_20_5" text:outline-level="5">Kruh ochrany před neviděnými</text:h>
                        </text:list-item>
                      </text:list>
                    </text:list-item>
                  </text:list>
                </text:list-item>
              </text:list>
            </text:list-item>
          </text:list>
        </text:list-item>
      </text:list>
      <text:p text:style-name="Text_20_body"><text:span text:style-name="T97">požadavky: 2. úroveň<text:line-break/></text:span><text:span text:style-name="T11">magenergie: 1 mag<text:line-break/>suroviny: 4 zl<text:line-break/></text:span></text:p>
      <text:list xml:id="list154623463162966" text:continue-numbering="true" text:style-name="WW8Num1">
        <text:list-item>
          <text:list>
            <text:list-item>
              <text:list>
                <text:list-item>
                  <text:list>
                    <text:list-item>
                      <text:list>
                        <text:list-item>
                          <text:h text:style-name="Heading_20_5" text:outline-level="5">Kruh ochrany před démony</text:h>
                        </text:list-item>
                      </text:list>
                    </text:list-item>
                  </text:list>
                </text:list-item>
              </text:list>
            </text:list-item>
          </text:list>
        </text:list-item>
      </text:list>
      <text:p text:style-name="Text_20_body"><text:span text:style-name="T97">požadavky: 3. úroveň<text:line-break/></text:span><text:span text:style-name="T11">magenergie: 1 mag<text:line-break/>suroviny: 6 zl<text:line-break/></text:span></text:p>
      <text:list xml:id="list154623484171113" text:continue-numbering="true" text:style-name="WW8Num1">
        <text:list-item>
          <text:list>
            <text:list-item>
              <text:list>
                <text:list-item>
                  <text:list>
                    <text:list-item>
                      <text:h text:style-name="Heading_20_4" text:outline-level="4"><text:bookmark text:name="__RefHeading__899_681294674"/><text:span text:style-name="T8">Dočasné - </text:span><text:span text:style-name="T34">ostatní</text:span></text:h>
                    </text:list-item>
                  </text:list>
                </text:list-item>
              </text:list>
            </text:list-item>
          </text:list>
        </text:list-item>
      </text:list>
      <text:p text:style-name="P29"/>
      <text:list xml:id="list154623489169050" text:continue-numbering="true" text:style-name="WW8Num1">
        <text:list-item>
          <text:list>
            <text:list-item>
              <text:list>
                <text:list-item>
                  <text:list>
                    <text:list-item>
                      <text:list>
                        <text:list-item>
                          <text:h text:style-name="Heading_20_5" text:outline-level="5">Detekční hůlka</text:h>
                        </text:list-item>
                      </text:list>
                    </text:list-item>
                  </text:list>
                </text:list-item>
              </text:list>
            </text:list-item>
          </text:list>
        </text:list-item>
      </text:list>
      <text:p text:style-name="Text_20_body"><text:span text:style-name="T96">požadavky: 4. úroveň, Alchymie 3<text:line-break/></text:span><text:span text:style-name="T8">magenergie: 4 magy<text:line-break/>suroviny: 17 zl<text:line-break/>základ: dřevo<text:line-break/>trvání: prozkoumání dvanácti sáhů zdi<text:line-break/>výroba: 30 minut</text:span></text:p>
      <text:p text:style-name="P126">Tato hůlka z obyčejného borového dřeva pomáhá vyhledávat tajné dveře, otočné balvany, poklopy a jiné skryté východy z místnosti.<text:line-break/><text:tab/>Stačí, když vyslovíš kouzelné slovo (zvolené alchymistou) a hůlka začne pravidelně tikat. Tikání se bude zrychlovat, když se její konec přiblíží k nějakému východu z místnosti (lhostejno zda skrytému nebo zjevnému).<text:line-break/><text:tab/>Hůlka vydrží tikat dost dlouho na to, aby postava prozkoumala 12 sáhů zdi nebo stěny. Pronesením stejného aktivačního slova je možné hledání ukončí dříve a pokračovat v něm později nebo na jiném místě. Po úplném vyčerpání tohoto limitu hůlka své kouzelné vlastnosti ztrácí. <text:line-break/><text:soft-page-break/><text:tab/>Vědět, že je na nějakém místě tajný vchod, nemusí ještě znamenat umět jej otevřít. Díky úspěšnému použití detekční hůlky si však postava může započítat bonus +2 k následnému testu Zlodějských praktik (Hledání) na nalezení otevíracího mechanismu.</text:p>
      <text:p text:style-name="Text_20_body"/>
      <text:list xml:id="list154623500173877" text:continue-numbering="true" text:style-name="WW8Num1">
        <text:list-item>
          <text:list>
            <text:list-item>
              <text:list>
                <text:list-item>
                  <text:list>
                    <text:list-item>
                      <text:list>
                        <text:list-item>
                          <text:h text:style-name="Heading_20_5" text:outline-level="5">Lakmusový papírek</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1 zl<text:line-break/>základ: ústřižek pergamenu<text:line-break/>trvání: 1 použití<text:line-break/>výroba: 1 minuta</text:span></text:p>
      <text:p text:style-name="Text_20_body"><text:span text:style-name="T8">Tento na pohled obyčejný papírek umožní alchymistovi zjistit složení jakékoliv kapaliny. Je schopen poznat jed v nápoji (a určit jeho druh a sílu), určit druh lektvaru a podobně. </text:span><text:span text:style-name="T86">K určení složení je potřeba dovednost Alchymie na stejném nebo vyšším stupni, než jaký je požadován pro výrobu dané látky. Pro úspěšné určení obyčejných nemagických substancí stačí Alchymie na stupni 1. Pokud postava zkoumající použitý lakmusový papírek nemá dostatečné hodnocení Alchymie, tak zjistí alespoň to, že je v kapalině obsaženo něco, co nedokáže rozpoznat. Po použití je lakmusový papírek k nepotřebě, leda by si chtěl alchymista informaci o složení dané kapaliny uchovat.</text:span></text:p>
      <text:p text:style-name="P29"/>
      <text:list xml:id="list154623509179148" text:continue-numbering="true" text:style-name="WW8Num1">
        <text:list-item>
          <text:list>
            <text:list-item>
              <text:list>
                <text:list-item>
                  <text:list>
                    <text:list-item>
                      <text:list>
                        <text:list-item>
                          <text:h text:style-name="Heading_20_5" text:outline-level="5">Píšťalka</text:h>
                        </text:list-item>
                      </text:list>
                    </text:list-item>
                  </text:list>
                </text:list-item>
              </text:list>
            </text:list-item>
          </text:list>
        </text:list-item>
      </text:list>
      <text:p text:style-name="Text_20_body"><text:span text:style-name="T96">požadavky: 3. úroveň, Alchymie 3<text:line-break/></text:span><text:span text:style-name="T8">magenergie: 3 magy<text:line-break/>suroviny: 5 zl<text:line-break/>základ: vrbový proutek<text:line-break/>trvání: 3 otevření<text:line-break/>výroba: 30 minut</text:span></text:p>
      <text:p text:style-name="P126">Pomocí této píšťalky lze otevírat nemagické zámky (na dveřích, řetězech, truhlách). Pokud je zámek příliš složitý (kvalita větší než 2), tak použití píšťalky pouze poskytne bonus +2 k dovednosti Zlodějské praktiky (Otevírání zámků). Po třech pokusech (ať už úspěšných či neúspěšných) píšťalka své magické schopnosti ztrácí.<text:line-break/><text:tab/>Je také třeba podotknout, že písknutí je docela hlasité a pokud je její zvuk nějakým způsobem utlumen (například kouzlem), píšťalka nebude účinkovat (ale ani nevyčerpá jedno z použití).</text:p>
      <text:p text:style-name="P126"/>
      <text:list xml:id="list154623525171779" text:continue-numbering="true" text:style-name="WW8Num1">
        <text:list-item>
          <text:list>
            <text:list-item>
              <text:list>
                <text:list-item>
                  <text:list>
                    <text:list-item>
                      <text:h text:style-name="Heading_20_4" text:outline-level="4"><text:bookmark text:name="__RefHeading__969_1800846094"/><text:span text:style-name="T8">Trvalé - </text:span><text:span text:style-name="T34">zbraně a zbroje</text:span></text:h>
                      <text:list>
                        <text:list-item>
                          <text:h text:style-name="P208" text:outline-level="5">Ohnivzdorná zbroj</text:h>
                        </text:list-item>
                      </text:list>
                    </text:list-item>
                  </text:list>
                </text:list-item>
              </text:list>
            </text:list-item>
          </text:list>
        </text:list-item>
      </text:list>
      <text:p text:style-name="Text_20_body"><text:span text:style-name="T96">požadavky: 3. úroveň<text:line-break/></text:span><text:span text:style-name="T8">magenergie: 30 magů<text:line-break/>suroviny: 30 zl<text:line-break/>základ: kožená zbroj<text:line-break/>výroba: 1 hodina<text:line-break/>nástroje: astron<text:line-break/>sféra: 3</text:span></text:p>
      <text:p text:style-name="P126">Tato kožená zbroj snižuje zranění ohněm o 1. Kromě toho zajistí, že postavě, která ji nosí, nikdy nebude horko.</text:p>
      <text:p text:style-name="Text_20_body"/>
      <text:list xml:id="list154623555178463" text:continue-numbering="true" text:style-name="WW8Num1">
        <text:list-item>
          <text:list>
            <text:list-item>
              <text:list>
                <text:list-item>
                  <text:list>
                    <text:list-item>
                      <text:list>
                        <text:list-item>
                          <text:h text:style-name="Heading_20_5" text:outline-level="5"><text:soft-page-break/>Bezhlučný luk</text:h>
                        </text:list-item>
                      </text:list>
                    </text:list-item>
                  </text:list>
                </text:list-item>
              </text:list>
            </text:list-item>
          </text:list>
        </text:list-item>
      </text:list>
      <text:p text:style-name="Text_20_body"><text:span text:style-name="T96">požadavky: 5. úroveň<text:line-break/></text:span><text:span text:style-name="T8">magenergie: 10 magů<text:line-break/>suroviny: 40 zl<text:line-break/>základ: dlouhý luk<text:line-break/>výroba: 1 hodina<text:line-break/>nástroje: astron<text:line-break/>sféra: 5</text:span></text:p>
      <text:p text:style-name="P126">Tento očarovaný luk střílí naprosto nehlučně (o 1 snižuje postih k hodu proti odhalení střelce po útoku ze zálohy) a dokáže obejít dokonce i detekční schopnost poplašného pláště.</text:p>
      <text:p text:style-name="Text_20_body"/>
      <text:list xml:id="list154623563191347" text:continue-numbering="true" text:style-name="WW8Num1">
        <text:list-item>
          <text:list>
            <text:list-item>
              <text:list>
                <text:list-item>
                  <text:list>
                    <text:list-item>
                      <text:list>
                        <text:list-item>
                          <text:h text:style-name="Heading_20_5" text:outline-level="5">Blyštivý štít</text:h>
                        </text:list-item>
                      </text:list>
                    </text:list-item>
                  </text:list>
                </text:list-item>
              </text:list>
            </text:list-item>
          </text:list>
        </text:list-item>
      </text:list>
      <text:p text:style-name="Text_20_body"><text:span text:style-name="T96">požadavky: 2. úroveň<text:line-break/></text:span><text:span text:style-name="T8">magenergie: 20 magů<text:line-break/>suroviny: 30 zl<text:line-break/>základ: kovový štít<text:line-break/>výroba: 1 hodina<text:line-break/>nástroje: astron<text:line-break/>sféra: 2</text:span></text:p>
      <text:p text:style-name="Text_20_body"><text:span text:style-name="T8">Tento štít umožňuje částečně oslepit jednoho protivníka (-1 na útok i obranu po dobu tří kol). Použití této schopnosti zabere jedno kolo (jde o komplexní akci, viz kapitola </text:span><text:span text:style-name="T3">Boj</text:span><text:span text:style-name="T8">) a zahrnuje pronesení slova „Amaurosa“. Každé použití stojí démona 1 mag. Nejedná se však o kouzlo, takže se postava v daném kole nemusí bránit pasivně. Stejně tak se nehází na seslání, úspěch je automatický.<text:line-break/><text:tab/>Důkladným vyleštěním štítu se démonova magenergie doplní na maximum tří magů.</text:span></text:p>
      <text:p text:style-name="Text_20_body"/>
      <text:list xml:id="list154623573175789" text:continue-numbering="true" text:style-name="WW8Num1">
        <text:list-item>
          <text:list>
            <text:list-item>
              <text:list>
                <text:list-item>
                  <text:list>
                    <text:list-item>
                      <text:list>
                        <text:list-item>
                          <text:h text:style-name="Heading_20_5" text:outline-level="5">Meč noci</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5 zl<text:line-break/>základ: široký meč<text:line-break/>výroba: 1 hodina<text:line-break/>nástroje: astron<text:line-break/>sféra: 4</text:span></text:p>
      <text:p text:style-name="Text_20_body"><text:span text:style-name="T8">Kouzelné vlastnosti tohoto meče se projeví v boji s nemrtvými, proti nim má bonus +2 ke zraění. Kromě toho má pozoruhodnou vlastnost, že pokud je nějaký nemrtvý blíže než 25 sáhů, meč začne temně hučet. Hučení se zesiluje, když hrot meče míří směrem k nemrtvým.</text:span></text:p>
      <text:p text:style-name="P248"/>
      <text:list xml:id="list154623596164307" text:continue-numbering="true" text:style-name="WW8Num1">
        <text:list-item>
          <text:list>
            <text:list-item>
              <text:list>
                <text:list-item>
                  <text:list>
                    <text:list-item>
                      <text:list>
                        <text:list-item>
                          <text:h text:style-name="Heading_20_5" text:outline-level="5">Ohnivý meč</text:h>
                        </text:list-item>
                      </text:list>
                    </text:list-item>
                  </text:list>
                </text:list-item>
              </text:list>
            </text:list-item>
          </text:list>
        </text:list-item>
      </text:list>
      <text:p text:style-name="Text_20_body"><text:span text:style-name="T96">požadavky: 2. úroveň<text:line-break/></text:span><text:span text:style-name="T8">magenergie: 20 magů<text:line-break/>suroviny: 40 zl<text:line-break/>základ: dlouhý meč<text:line-break/>výroba: 1 hodina<text:line-break/>nástroje: astron<text:line-break/>sféra: 2</text:span></text:p>
      <text:p text:style-name="Text_20_body"><text:span text:style-name="T8">Ohnivý meč se v boji používá stejně jako obyčejný dlouhý meč. Navíc má ovšem vlastní magenergii (každý den 3 magy), díky níž může vyvolávat kouzla </text:span><text:span text:style-name="T34">oheň</text:span><text:span text:style-name="T8"> a </text:span><text:span text:style-name="T34">světlo</text:span><text:span text:style-name="T8">. Magenergie démona se dobíjí vložením </text:span><text:soft-page-break/><text:span text:style-name="T8">čepele do otevřeného ohně po dobu alespoň pěti minut. Postava při tom musí meč držet, nestačí jej do ohně položit.</text:span></text:p>
      <text:p text:style-name="Standard"/>
      <text:list xml:id="list154623624192406" text:continue-numbering="true" text:style-name="WW8Num1">
        <text:list-item>
          <text:list>
            <text:list-item>
              <text:list>
                <text:list-item>
                  <text:list>
                    <text:list-item>
                      <text:list>
                        <text:list-item>
                          <text:h text:style-name="Heading_20_5" text:outline-level="5"><text:span text:style-name="T8">Očarovaná hvězdice</text:span></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0 zl<text:line-break/>základ: hvězdice<text:line-break/>výroba: 1 hodina</text:span></text:p>
      <text:p text:style-name="P126">Tato zvláštní třícípá vrhací hvězdice se, jestliže nezasáhne cíl, sama v témže kole vrací k majiteli. Všechny údaje jsou stejné jako pro obyčejnou vrhací hvězdici.</text:p>
      <text:p text:style-name="Text_20_body"/>
      <text:list xml:id="list154623634161693" text:continue-numbering="true" text:style-name="WW8Num1">
        <text:list-item>
          <text:list>
            <text:list-item>
              <text:list>
                <text:list-item>
                  <text:list>
                    <text:list-item>
                      <text:h text:style-name="Heading_20_4" text:outline-level="4"><text:bookmark text:name="__RefHeading__3518_1767808843"/>Trvalé předměty</text:h>
                      <text:list>
                        <text:list-item>
                          <text:h text:style-name="P208" text:outline-level="5">Prsten černé vodoměrky</text:h>
                        </text:list-item>
                      </text:list>
                    </text:list-item>
                  </text:list>
                </text:list-item>
              </text:list>
            </text:list-item>
          </text:list>
        </text:list-item>
      </text:list>
      <text:p text:style-name="Text_20_body"><text:span text:style-name="T96">požadavky: 2. úroveň<text:line-break/></text:span><text:span text:style-name="T8">magenergie: 20 magů<text:line-break/>suroviny: 50 zl<text:line-break/>základ: stříbrný prsten (10 zl)<text:line-break/>výroba: 1 hodina<text:line-break/>nástroje: astron<text:line-break/>sféra: 2</text:span></text:p>
      <text:p text:style-name="P126">Před přivoláním démona je třeba prsten nahřát a ponořit do nádoby s vodou a několika černými vodoměrkami.<text:line-break/><text:tab/>Hotový prsten umožní jedné postavě s plným nákladem volně kráčet nebo běhat po hladině oleje, proudící i neproudící vody, ale také bažiny nebo sněhu. V jiných situacích než při chůzi nebo běhu po hladině nemá žádný efekt. Je také na místě podotknout, že chůze po zvlněné hladině pohybující se vody je krajně nesnadná a pokud je hladina dokonce rozbouřená, tak bez znalosti Akrobacie skoro až nemožná.</text:p>
      <text:p text:style-name="P29"/>
      <text:list xml:id="list154623646169667" text:continue-numbering="true" text:style-name="WW8Num1">
        <text:list-item>
          <text:list>
            <text:list-item>
              <text:list>
                <text:list-item>
                  <text:list>
                    <text:list-item>
                      <text:list>
                        <text:list-item>
                          <text:h text:style-name="Heading_20_5" text:outline-level="5">Prsten knížete D'Raguly</text:h>
                        </text:list-item>
                      </text:list>
                    </text:list-item>
                  </text:list>
                </text:list-item>
              </text:list>
            </text:list-item>
          </text:list>
        </text:list-item>
      </text:list>
      <text:p text:style-name="Text_20_body"><text:span text:style-name="T96">požadavky: 3. úroveň<text:line-break/></text:span><text:span text:style-name="T8">magenergie: 30 magů<text:line-break/>suroviny: 42 zl<text:line-break/>základ: prsten z meteoritického železa (20 zl)<text:line-break/>výroba: 1 hodina<text:line-break/>nástroje: astron<text:line-break/>sféra: 3</text:span></text:p>
      <text:p text:style-name="Text_20_body"><text:span text:style-name="T8">Před přivoláním démona je třeba po obvodu prstenu vepsat tajné runy.<text:line-break/><text:tab/>Démon v prstenu má vlastní magenergii (celkově 4 magy). Dokud mu nějaká zbývá, tak pokaždé, když zraněná postava s nasazeným prstenem</text:span><text:span text:style-name="T111"> </text:span><text:span text:style-name="T8">způsobí otevřené zranění nějakému živému protivníku, prstenu ubude jeden mag a postavě se vyléčí jeden bod pošramocení.<text:line-break/><text:tab/>Démonovu magenergii lze obnovit ponořením nasazeného prstenu do krve čerstvě zabitého protivníka po dobu pěti minut.<text:line-break/><text:tab/>Další vlastností prstenu je, že když jej má postava nasazený, tak na ni nebudou útočit tvorové živící se krví (upíři, vampýři), a to i v případě, že démon vyčerpal svou magenergii. Pokud však postava nějakého inteligentního upíra sama napadne, nebo jinak ohrozí, tak proti němu tato ochrana končí.</text:span></text:p>
      <text:p text:style-name="P97"/>
      <text:list xml:id="list154623661184842" text:continue-numbering="true" text:style-name="WW8Num1">
        <text:list-item>
          <text:list>
            <text:list-item>
              <text:list>
                <text:list-item>
                  <text:list>
                    <text:list-item>
                      <text:list>
                        <text:list-item>
                          <text:h text:style-name="Heading_20_5" text:outline-level="5"><text:soft-page-break/>Prsten uhranutí</text:h>
                        </text:list-item>
                      </text:list>
                    </text:list-item>
                  </text:list>
                </text:list-item>
              </text:list>
            </text:list-item>
          </text:list>
        </text:list-item>
      </text:list>
      <text:p text:style-name="Text_20_body"><text:span text:style-name="T96">požadavky: 5. úroveň<text:line-break/></text:span><text:span text:style-name="T8">magenergie: 50 magů<text:line-break/>suroviny: 20 zl<text:line-break/>základ: masivní platinový prsten osázený olivíny (50 zl)<text:line-break/>výroba: 1 hodina<text:line-break/>nástroje: astron<text:line-break/>sféra: 5</text:span></text:p>
      <text:p text:style-name="P126">Démon v tomto prstenu disponuje vlastní magenergií (4 magy), díky níž může uživatel sesílat tato kouzla:</text:p>
      <text:p text:style-name="P270">Zenerova karta</text:p>
      <text:p text:style-name="P273">Hypnóza</text:p>
      <text:p text:style-name="P271">Sugesce</text:p>
      <text:p text:style-name="P272"/>
      <text:p text:style-name="P166">Magenergii prstenu může postava, která jej má na prstu, dobít pouze tak, že citelně urazí nebo naštve nějakého živého inteligentního tvora. Jedna taková urážka doplní magenergii do maxima, rozhodně ale nestačí domluvit se s někým z družiny – urážka musí být skutečně míněna zle a dotyčnému to musí pořádně hnout žlučí.</text:p>
      <text:p text:style-name="Text_20_body"/>
      <text:list xml:id="list154623699187065" text:continue-numbering="true" text:style-name="WW8Num1">
        <text:list-item>
          <text:list>
            <text:list-item>
              <text:list>
                <text:list-item>
                  <text:list>
                    <text:list-item>
                      <text:list>
                        <text:list-item>
                          <text:h text:style-name="Heading_20_5" text:outline-level="5">Sluneční prsten</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0 zl<text:line-break/></text:span>základ: zlatý prsten s rubínem (50 zl)<text:line-break/>výroba: 1 hodina<text:line-break/>nástroje: astron<text:line-break/><text:span text:style-name="T8">sféra: 4</text:span></text:p>
      <text:p text:style-name="Text_20_body">Démon ve slunečním prstenu umožňuje ze své magenergie (4 magy) postavě, která ho nosí, sesílat tato kouzla:</text:p>
      <text:p text:style-name="P274">Oheň</text:p>
      <text:p text:style-name="P277"><text:span text:style-name="T104"><text:s text:c="6"/>Modrý blesk</text:span></text:p>
      <text:p text:style-name="P275">Zelené blesky</text:p>
      <text:p text:style-name="P276">Světlo</text:p>
      <text:p text:style-name="P255">Magenergie prstenu se dobíjí na slunečním světle, když jej má postava nasazený a nezakrytý. Pokud je takto vystaven přímému slunečnímu svitu, celá megenergie se dobije zhruba za 5 minut. Pokud je pod mrakem, trvá to dvakrát tak dlouho. V noci nebo v podzemí prsten nabít nelze.</text:p>
      <text:p text:style-name="P248"/>
      <text:list xml:id="list154623756181010" text:continue-numbering="true" text:style-name="WW8Num1">
        <text:list-item>
          <text:list>
            <text:list-item>
              <text:list>
                <text:list-item>
                  <text:list>
                    <text:list-item>
                      <text:h text:style-name="Heading_20_4" text:outline-level="4"><text:bookmark-start text:name="__RefHeading__1145_504877730"/><text:span text:style-name="T8">T</text:span><text:bookmark-end text:name="__RefHeading__1145_504877730"/><text:span text:style-name="T8">rvalé – </text:span><text:span text:style-name="T34">ostatní</text:span></text:h>
                      <text:list>
                        <text:list-item>
                          <text:h text:style-name="Heading_20_5" text:outline-level="5">Ebenová hůlka</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8 zl<text:line-break/>základ: ebenové dřevo (1 zl)<text:line-break/>výroba: 1 hodina<text:line-break/>nástroje: astron<text:line-break/>sféra: 4</text:span></text:p>
      <text:p text:style-name="P126">Tato drobná hůlka může uživatele chránit před některými magickými útoky, pokud jsou splněny následující podmínky:</text:p>
      <text:p text:style-name="Text_20_body"><text:span text:style-name="T8">1. Kouzlo musí být sesláno přímo na uživatele hůlky, ne pouze na určité území, kde stojí (to znamená, že hůlka bude účinná například proti </text:span><text:span text:style-name="T34">zeleným bleskům</text:span><text:span text:style-name="T8">, ale ne proti </text:span><text:span text:style-name="T34">ohnivému dešti</text:span><text:span text:style-name="T8">).</text:span></text:p>
      <text:p text:style-name="Text_20_body"><text:soft-page-break/><text:span text:style-name="T8">2. Nesmí se jednat o kouzlo, které se vyvolává-při dotyku, jako například </text:span><text:span text:style-name="T34">levitace</text:span><text:span text:style-name="T8">.</text:span></text:p>
      <text:p text:style-name="P126">3. Postava musí mít hůlku připravenou a držet ji v ruce.</text:p>
      <text:p text:style-name="P126">Pokus zachytit kouzlo hůlkou je obranná akce. Postava s hůlkou v ruce si na obranu proti kouzlu hází: Čarování + 3 + 1k6 s obvyklým postihem -2, pokud se jedná o pasivní obranu. Může také použít obrannou fintu za cenu jednoho bodu Vůle. Pokud se úspěšně ubrání, tak navíc magenergie v hůlce vroste o 1 mag (až do maxima 4 magů).</text:p>
      <text:p text:style-name="P126">Díky takto získané magenergii je potom možné s pomocí hůlky sesílat následující kouzla:</text:p>
      <text:p text:style-name="P278">Oheň</text:p>
      <text:p text:style-name="P279">Světlo</text:p>
      <text:p text:style-name="P280">Levitace</text:p>
      <text:p text:style-name="P281">Modrý blesk</text:p>
      <text:p text:style-name="P282">Zlom kouzlo</text:p>
      <text:p text:style-name="P126">Jinak než zachytáváním kouzel nebo převodem magenergie z astronu hůlku nabít nelze.</text:p>
      <text:p text:style-name="Text_20_body"/>
      <text:list xml:id="list154623822175370" text:continue-numbering="true" text:style-name="WW8Num1">
        <text:list-item>
          <text:list>
            <text:list-item>
              <text:list>
                <text:list-item>
                  <text:list>
                    <text:list-item>
                      <text:list>
                        <text:list-item>
                          <text:h text:style-name="Heading_20_5" text:outline-level="5">Elfí boty</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8 zl<text:line-break/>základ: boty z rysí kůže (8 zl)<text:line-break/>výroba: 1 hodina<text:line-break/>nástroje: astron<text:line-break/>sféra: 1</text:span></text:p>
      <text:p text:style-name="P126">Tyto boty ocení každý, kdo se potřebuje pohybovat potichu, poskytují totiž bonus +1 k testům plížení.</text:p>
      <text:p text:style-name="Text_20_body"/>
      <text:list xml:id="list154623832182155" text:continue-numbering="true" text:style-name="WW8Num1">
        <text:list-item>
          <text:list>
            <text:list-item>
              <text:list>
                <text:list-item>
                  <text:list>
                    <text:list-item>
                      <text:list>
                        <text:list-item>
                          <text:h text:style-name="Heading_20_5" text:outline-level="5">Kostka štěstí</text:h>
                        </text:list-item>
                      </text:list>
                    </text:list-item>
                  </text:list>
                </text:list-item>
              </text:list>
            </text:list-item>
          </text:list>
        </text:list-item>
      </text:list>
      <text:p text:style-name="Text_20_body"><text:span text:style-name="T96">požadavky: 1. úroveň<text:line-break/></text:span><text:span text:style-name="T8">magenergie: 10 magů<text:line-break/>suroviny: 8 zl<text:line-break/>základ: obyčejná hrací kostka<text:line-break/>výroba: 1 hodina<text:line-break/>nástroje: astron<text:line-break/>sféra: 1</text:span></text:p>
      <text:p text:style-name="Text_20_body"><text:span text:style-name="T34">Kostka štěstí</text:span><text:span text:style-name="T8"> vypadá jako obyčejná šestistěnná kostka (podobná té, kterou používáš při hře). Její zvláštnost spočívá v tom, že zvyšuje pravděpodobnost, že padne konkrétní číslo, na nějž postava před hodem pomyslí. Jestli toto číslo skutečně padlo zjisíš tak, že hodiš obyčejnou šestistěnnou kostkou a pokud toto číslo nepadlo, tak hodíš ještě jednou a tento druhý hod pak odpovídá tomu, co postavě na kostce štěstí padlo.<text:line-break/><text:tab/>Pro jistotu ještě zdůrazníme, že tuto kostku vlastní postava, nikoliv hráč. Kostka tedy účinkuje například když ji postava použije při hazardní hře, ale neumožňuje hráči házet dvakrát.</text:span></text:p>
      <text:p text:style-name="Text_20_body"/>
      <text:list xml:id="list154623840191096" text:continue-numbering="true" text:style-name="WW8Num1">
        <text:list-item>
          <text:list>
            <text:list-item>
              <text:list>
                <text:list-item>
                  <text:list>
                    <text:list-item>
                      <text:list>
                        <text:list-item>
                          <text:h text:style-name="Heading_20_5" text:outline-level="5">Létající koště</text:h>
                        </text:list-item>
                      </text:list>
                    </text:list-item>
                  </text:list>
                </text:list-item>
              </text:list>
            </text:list-item>
          </text:list>
        </text:list-item>
      </text:list>
      <text:p text:style-name="Text_20_body"><text:span text:style-name="T96">požadavky: 2. úroveň<text:line-break/></text:span><text:span text:style-name="T8">magenergie: 20 magů<text:line-break/>suroviny: 10 zl<text:line-break/>základ: koště<text:line-break/>výroba: 1 hodina<text:line-break/>nástroje: astron<text:line-break/>sféra: 2</text:span></text:p>
      <text:p text:style-name="Text_20_body"><text:soft-page-break/><text:span text:style-name="T34">Létající koště</text:span><text:span text:style-name="T8"> unese nejvýše dospělého krolla s nákladem, jaký sám dokáže zvednout. Létá zhruba rychlostí velmi svižné chůze (10 mil za hodinu), dokáže však zatáčet jen pomalým obloukem. Jeho ovládání je docela intuitivní a zvládne jej prakticky každý, stačí jen mírně přenášet váhu. </text:span></text:p>
      <text:p text:style-name="Standard"/>
      <text:list xml:id="list154623850161621" text:continue-numbering="true" text:style-name="WW8Num1">
        <text:list-item>
          <text:list>
            <text:list-item>
              <text:list>
                <text:list-item>
                  <text:list>
                    <text:list-item>
                      <text:list>
                        <text:list-item>
                          <text:h text:style-name="Heading_20_5" text:outline-level="5">Pytel beztíže</text:h>
                        </text:list-item>
                      </text:list>
                    </text:list-item>
                  </text:list>
                </text:list-item>
              </text:list>
            </text:list-item>
          </text:list>
        </text:list-item>
      </text:list>
      <text:p text:style-name="Text_20_body"><text:span text:style-name="T96">požadavky: 3. úroveň<text:line-break/></text:span><text:span text:style-name="T8">magenergie: 30 magů<text:line-break/>suroviny: 15 zl<text:line-break/>základ: velký kožený pytel<text:line-break/>výroba: 1 hodina<text:line-break/>nástroje: astron<text:line-break/>sféra: 3</text:span></text:p>
      <text:p text:style-name="Text_20_body"><text:span text:style-name="T34">Pytel beztíže</text:span><text:span text:style-name="T8"> je velký zhruba tak, že se do něj vejde středně velký pes. Předměty do pytle vložené nic neváží.</text:span></text:p>
      <text:p text:style-name="Standard"/>
      <text:list xml:id="list154623869182528" text:continue-numbering="true" text:style-name="WW8Num1">
        <text:list-item>
          <text:list>
            <text:list-item>
              <text:list>
                <text:list-item>
                  <text:list>
                    <text:list-item>
                      <text:list>
                        <text:list-item>
                          <text:h text:style-name="Heading_20_5" text:outline-level="5">Poplašný plášť</text:h>
                        </text:list-item>
                      </text:list>
                    </text:list-item>
                  </text:list>
                </text:list-item>
              </text:list>
            </text:list-item>
          </text:list>
        </text:list-item>
      </text:list>
      <text:p text:style-name="Text_20_body"><text:span text:style-name="T96">požadavky: 2. úroveň<text:line-break/></text:span>magenergie: 20 magů<text:line-break/>suroviny: 10 zl<text:line-break/>základ: elfí plátno (10 zl)<text:span text:style-name="T8"><text:line-break/>výroba: 1 hodina<text:line-break/>nástroje: astron <text:line-break/>sféra: 2</text:span></text:p>
      <text:p text:style-name="Text_20_body"><text:span text:style-name="T8">Postava, který má oblečený tento plášť, nemůže být nikdy překvapena, protože démon zakletý v plášti vždy vycítí, že se jí někdo snaží ublížit, a začne příšerně ječet. Detekce funguje pouze proti inteligentním tvorům, nikoliv proti pastem nebo tvorům se zvířecí či nižší inteligencí. Pokud má postava tento plášť oblečený v boji, tak je pochopitelně v ohrožení pořád, což znamená, že plášť v jednom kuse ječí a prakticky tak znemožňuje jakoukoliv domluvu jinak než hlasitým křikem.</text:span></text:p>
      <text:p text:style-name="P169"/>
      <text:list xml:id="list154623898171944" text:continue-numbering="true" text:style-name="WW8Num1">
        <text:list-item>
          <text:list>
            <text:list-item>
              <text:list>
                <text:list-item>
                  <text:list>
                    <text:list-item>
                      <text:h text:style-name="Heading_20_4" text:outline-level="4"><text:bookmark text:name="__RefHeading__1325_1117028995"/>Nemagické - <text:span text:style-name="T47">výbušniny</text:span></text:h>
                      <text:list>
                        <text:list-item>
                          <text:h text:style-name="Heading_20_5" text:outline-level="5">Bomba</text:h>
                        </text:list-item>
                      </text:list>
                    </text:list-item>
                  </text:list>
                </text:list-item>
              </text:list>
            </text:list-item>
          </text:list>
        </text:list-item>
      </text:list>
      <text:p text:style-name="Text_20_body"><text:span text:style-name="T96">požadavky: 3. úroveň, Alchymie 3<text:line-break/></text:span><text:span text:style-name="T8">magenergie: 2 magy<text:line-break/>suroviny: 6 zl<text:line-break/>základ: železná koule (1 st), dřevěné uhlí<text:line-break/>výroba: 1 hodina</text:span></text:p>
      <text:p text:style-name="Text_20_body"><text:span text:style-name="T8">Tento předmět vypadá jako železná koule (asi 30 coulů v průměru). V jednom místě má malý otvor, kam lze vložit doutnák. Je velmi těžká, a proto ji není možné házet, avšak doutnákem lze upravit dobu, po které nastane výbuch.<text:line-break/><text:tab/>Životnost </text:span><text:span text:style-name="T35">bomby</text:span><text:span text:style-name="T8"> není neomezená, po 10-15 dnech zvlhne a je k nepotřebě. Alchymista při výrobě bomby neví, jak dlouho vydrží, ale pozná, zda je ještě funkční.<text:line-break/><text:tab/>Pravidla pro určení efektu exploze najdeš v kapitole </text:span><text:span text:style-name="T3">Boj – Granáty a výbušniny</text:span><text:span text:style-name="T8">. Efekt výbuchu má poloměr 5 sáhů, síla exploze je rovna (hodnocení Alchymie výrobce) + 4 a zranění je +6.<text:line-break/><text:tab/></text:span><text:span text:style-name="T34">Bombou</text:span><text:span text:style-name="T8"> lze také úspěšně „otvírat dveře" či prorážet tenké stěny.</text:span></text:p>
      <text:p text:style-name="P170"/>
      <text:list xml:id="list154623913187238" text:continue-numbering="true" text:style-name="WW8Num1">
        <text:list-item>
          <text:list>
            <text:list-item>
              <text:list>
                <text:list-item>
                  <text:list>
                    <text:list-item>
                      <text:list>
                        <text:list-item>
                          <text:h text:style-name="Heading_20_5" text:outline-level="5"><text:soft-page-break/>Ohnivá hlína</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2 zl<text:line-break/>základ: hlína<text:line-break/>výroba: 5 minut</text:span></text:p>
      <text:p text:style-name="Text_20_body"><text:span text:style-name="T8">Alchymista může s pomocí různých chemikálií „uplácat" hliněnou kouli velkou asi jako pěst. Při manipulaci s hotovou </text:span><text:span text:style-name="T34">ohnivou hlínou</text:span><text:span text:style-name="T8"> je třeba dbát maximální opatrnosti, exploduje totiž při nárazu.<text:line-break/><text:tab/>Pokud se </text:span><text:span text:style-name="T34">ohnivá hlína</text:span><text:span text:style-name="T8"> namočí, tak je zcela znehodnocena. V opačném případě je její životnost 7-12 dní, poté samovolně vybuchuje. Alchymista trvanlivost krátce po výrobě nepozná, pozná ale, že už se blíží její konec (zbývá méně než den). Běžná praxe je v takovou chvíli </text:span><text:span text:style-name="T34">ohnivou hlínu</text:span><text:span text:style-name="T8"> zničit (buď ji nechat vybuchnout, nebo ji polít vodou).<text:line-break/><text:tab/>Pravidla pro určení místa dopadu a efektu exploze najdeš v kapitole </text:span><text:span text:style-name="T3">Boj – Granáty a výbušniny</text:span><text:span text:style-name="T8">. Efekt výbuchu ohnivé hlíny má poloměr 3 sáhy, síla exploze je rovna (hodnocení Alchymie výrobce) + 2 a zranění je +5.<text:line-break/><text:tab/></text:span><text:span text:style-name="T47">Ohnivá hlína</text:span> způsobuje ohnivé zranění, cíle si tedy od něj kromě pokrytí nebo kvality zbroje (podle velikosti přesahu útoku) mohou odečíst případnou odolnost proti zranění ohněm a je ji možné použít k zapálení snadno zápalného materiálu (třeba suché doškové střechy).</text:p>
      <text:p text:style-name="P256"/>
      <text:list xml:id="list154623924180475" text:continue-numbering="true" text:style-name="WW8Num1">
        <text:list-item>
          <text:list>
            <text:list-item>
              <text:list>
                <text:list-item>
                  <text:list>
                    <text:list-item>
                      <text:h text:style-name="Heading_20_4" text:outline-level="4"><text:bookmark text:name="__RefHeading__4486_416654011"/>Nemagické - <text:span text:style-name="T47">jedy</text:span></text:h>
                    </text:list-item>
                  </text:list>
                </text:list-item>
              </text:list>
            </text:list-item>
          </text:list>
        </text:list-item>
      </text:list>
      <text:p text:style-name="Text_20_body">Uvedené parametry (cena surovin, atd.) umožňují vyrobit jednu <text:span text:style-name="T36">plnou dávku</text:span> jedu. Otrávit cíl větší než plnou dávkou nezvyšuje účinek jedu. Je možné podat dávku menší, síla jedu se v takovém případě sníží o 1 (a celkové zranění se tedy sníží o 3) za každé rozdělení dávky na polovinu.<text:span text:style-name="T38"><text:line-break/><text:tab/></text:span><text:span text:style-name="T49">Pokud jed působí skrze otevřené zranění a je jím potřena zbraň, tak každý zásah tou samou otrávenou zbraní snižuje sílu naneseného jedu o 1. Opakovaný zásah stejného cíle sílu jedu nezvyšuje.<text:line-break/><text:tab/>Někoho otrávit je možno pouze zbraní, které může způsobovat otevřená zranění. Potřít jedem obušek tedy nemá žádný smysl, ale je možné někoho otrávit kyjem opatřeným ostny. <text:s/>K otravě při zásahu takovou zbraní pak dojde vždy, kromě případů, kdy rána neprojde zbrojí (tedy když se od zranění odečítá kvalita zbroje a samotná KZ sníží výsledné zranění na 0). Ve všech ostatních případech (když cíl žádnou zbroj nemá, nebo když se od zásahu odečítá pokrytí a nikoliv KZ) k otravě dojde, a to i v případech, že je výsledné zranění nulové (ať už proto, že se jednalo o zásah s přesahem nula a zbraň má nulový bonus ke zranění, nebo díky tomu, že cíl použil Výdrž na snižení zranění). Nulové zranění v tomto případě odpovídá škrábanci, který sice není sám o sobě nebezpečný, ale přesto se jedná o otevřené zranění a jed tudíž může působit.<text:line-break/><text:tab/>Při otravě různými jedy se způsobené zranění nesčítá. Neutralizovat je ale potřeba každý zvlášť a pokud způsobují závažná zranění, tak se každé z nich léčí samostatně.</text:span></text:p>
      <text:p text:style-name="Text_20_body"/>
      <text:p text:style-name="Text_20_body">Parametry jedů:</text:p>
      <text:p text:style-name="Text_20_body"><text:span text:style-name="T36">Síla jedu:</text:span> Uvedena je síla jedu a celkové zranění (to je rovno 3 * síle jedu + 1k6, zasažený od něj odečte 1k6). Pokud nějaká schopnost nebo jiný efekt snižuje sílu jedu o nějakou hodnotu, tak se celkové způsobení zranění sníží o trojnásobek této hodnoty.<text:line-break/><text:tab/>Pokud jed způsobuje paralýzu, tak se jeho efekt herně vyhodnocuje stejně, jako by šlo o pošramocení, až na to, že když kondice postavy následkem působení jedu klesne na 0 nebo níže, tak je kompletně paralyzována (nemůže se vůbec hnout a nemůže ani mluvit). Paralytické jedy mohou i zabíjet (pokud celkové zranění cíle včetně paralytického přesáhne mez smrti) – cíl se obvykle udusí, nebo umře na selhání srdce.</text:p>
      <text:p text:style-name="Text_20_body"><text:span text:style-name="T36">Aplikace:</text:span> Udává, jakým způsobem musí být jed podán, aby účinkoval. Pokud například jed nemá uvedenu aplikaci konzumací, tak je možné jej sníst nebo vypít bez obav z otravy.</text:p>
      <text:p text:style-name="Text_20_body"><text:soft-page-break/><text:span text:style-name="T36">Latence:</text:span> Latence udává dobu, po které jed v těle oběti začne působit. Po uplynutí této doby se cíli připíše <text:s/>celkové zranění jedu.</text:p>
      <text:p text:style-name="Text_20_body"><text:span text:style-name="T36">Působení:</text:span> Působení udává dobu po skončení latence, po kterou jed působí. Po tuto dobu není možné pacienta vyléčit běžným způsobem, pouze prostředky určenými k neutralizaci jedu. Pokud pacient dobu působení jedu přežije, tak se začne léčit samovolně a je možné jej léčit i všemi ostatními léčebnými prostředky.</text:p>
      <text:p text:style-name="Text_20_body"><text:span text:style-name="T36">Rozpoznání podle příznaků:</text:span> Udává hodnocení dovednosti Léčitelství (Znalost jedů) potřebné k tomu, aby postava rozpoznala, jakým jedem je pacient otráven. Takto je možné jed rozpoznat až po skončení doby latence, do té doby se nijak neprojevuje. Rozpoznat jed v surové podobě dokáže kdokoliv s dovedností Alchymie na stejném nebo vyšším stupni, jako je požadavek k výrobě.</text:p>
      <text:p text:style-name="Text_20_body"><text:span text:style-name="T36">Rozpoznání podle chuti:</text:span><text:span text:style-name="T41"> Udává hodnocení dovednosti Léčitelství (Znalost jedů) potřebné k rozeznání jedů podle chuti (například když je zamíchaný do nápoje či pokrmu). K ochutnání stačí malá část pokrmu nebo nápoje, pokud tedy postava jed rozpozná, bude čelit síle jedu pouze 1.</text:span></text:p>
      <text:p text:style-name="P45"/>
      <text:list xml:id="list154623954163324" text:continue-numbering="true" text:style-name="WW8Num1">
        <text:list-item>
          <text:list>
            <text:list-item>
              <text:list>
                <text:list-item>
                  <text:list>
                    <text:list-item>
                      <text:list>
                        <text:list-item>
                          <text:h text:style-name="Heading_20_5" text:outline-level="5">Černá zhouba</text:h>
                        </text:list-item>
                      </text:list>
                    </text:list-item>
                  </text:list>
                </text:list-item>
              </text:list>
            </text:list-item>
          </text:list>
        </text:list-item>
      </text:list>
      <text:p text:style-name="Text_20_body"><text:span text:style-name="T96">požadavky: 2. úroveň, Alchymie 2</text:span><text:span text:style-name="T8"><text:line-break/>Magenergie: žádná<text:line-break/>Suroviny: 4 zl<text:line-break/>Základ: olej<text:line-break/>Výroba: 10 minut<text:line-break/></text:span><text:span text:style-name="T26">Síla jedu: 5, zranění 15 + 1k6 (paralytické)<text:line-break/></text:span><text:span text:style-name="T30">Aplikace: konzumací<text:line-break/>Latence: 1 minuta<text:line-break/>Působení: 2 hodiny<text:line-break/></text:span>Rozpoznání podle příznaků: Léčitelství (Znalost jedů) 3<text:line-break/>Rozpoznání podle chuti: <text:s/>Léčitelství (Znalost jedů) 1</text:p>
      <text:p text:style-name="Text_20_body"><text:span text:style-name="T8">Tato černá olejovitá kapalina zhruba minutu po pozření vyvolá u oběti ochromení po dobu působení jedu. </text:span><text:span text:style-name="T34">Černá zhouba</text:span><text:span text:style-name="T8"> je mastná, takže se přidává zpravidla do jídla. Má chuť i zápach slabé připáleniny.</text:span></text:p>
      <text:p text:style-name="Text_20_body"/>
      <text:list xml:id="list154623963169260" text:continue-numbering="true" text:style-name="WW8Num1">
        <text:list-item>
          <text:list>
            <text:list-item>
              <text:list>
                <text:list-item>
                  <text:list>
                    <text:list-item>
                      <text:list>
                        <text:list-item>
                          <text:h text:style-name="Heading_20_5" text:outline-level="5">Jablečná vůně</text:h>
                        </text:list-item>
                      </text:list>
                    </text:list-item>
                  </text:list>
                </text:list-item>
              </text:list>
            </text:list-item>
          </text:list>
        </text:list-item>
      </text:list>
      <text:p text:style-name="Text_20_body"><text:span text:style-name="T96">požadavky: 4. úroveň, Alchymie 4<text:line-break/></text:span><text:span text:style-name="T8">Magenergie: žádná<text:line-break/>Suroviny: 7 zl<text:line-break/>Nástroje: Aparatura<text:line-break/>Základ: mošt<text:line-break/>Výroba: 1 hodina<text:line-break/></text:span><text:span text:style-name="T30">Síla jedu: 3, zranění 9 + 1k6<text:line-break/>Aplikace: kontaktem<text:line-break/>Latence: 5 kol<text:line-break/>Působení: 5 minut<text:line-break/></text:span><text:span text:style-name="T8">Rozpoznání podle příznaků: Léčitelství (Znalost jedů) 5</text:span></text:p>
      <text:p text:style-name="Text_20_body"><text:span text:style-name="T34">Jablečná vůně</text:span><text:span text:style-name="T8"> je průzračná kapalina lehce narůžovělého zbarvení a obvykle se přechovává ve flakóncích. Jakmile se flakónek rozbije, jed se začne prudce odpařovat a vytvoří oblak jedovatého plynu o poloměru zhruba dva sáhy. Oblak se rychle rozptyluje, jed ztrácí sílu rychlostí 1 bod Síly jedu (tedy 3 body zranění) za kolo.<text:line-break/><text:tab/>Hod flakónkem se vyhodnocuje stejně, jako by šlo o vrh </text:span><text:span text:style-name="T25">granátem na nějaké místo (podle pravidel v kapitole </text:span><text:span text:style-name="T16">Boj – Granáty a výbušniny</text:span><text:span text:style-name="T24">) s tím, že „síla exploze“ je rovna hodnocení Alchymie toho, kdo Jablečnou vůni vyrobil a stejně jako u výbuchů klesá o 1 za každý sáh vzdálenosti cíle od místa dopadu flakónkuy, poloměr zasažené oblasti jsou dva sáhy a zásah plynem sám o sobě nezpůsobí žádné zranění, </text:span><text:soft-page-break/><text:span text:style-name="T24">místo toho je cíl otráven (otrava pak probíhá stejně jako třeba při zásahu otráveným šípem)</text:span><text:span text:style-name="T25">. Zbroj cíli nijak nepomůže, plyn se totiž pod ni snadno dostane a vstřebá se kůží.<text:line-break/></text:span><text:span text:style-name="T8"><text:tab/>Jed vydává intenzívní jablečnou vůni, ale protože působí kontaktem, tak v okamžiku, kdy ji někdo ucítí, je pro něj obvykle pozdě.</text:span></text:p>
      <text:p text:style-name="Text_20_body"/>
      <text:list xml:id="list154623996188083" text:continue-numbering="true" text:style-name="WW8Num1">
        <text:list-item>
          <text:list>
            <text:list-item>
              <text:list>
                <text:list-item>
                  <text:list>
                    <text:list-item>
                      <text:list>
                        <text:list-item>
                          <text:h text:style-name="Heading_20_5" text:outline-level="5">Kurare</text:h>
                        </text:list-item>
                      </text:list>
                    </text:list-item>
                  </text:list>
                </text:list-item>
              </text:list>
            </text:list-item>
          </text:list>
        </text:list-item>
      </text:list>
      <text:p text:style-name="Text_20_body"><text:span text:style-name="T96">požadavky: 3. úroveň, Alchymie 3</text:span><text:span text:style-name="T8"><text:line-break/>Magenergie: žádná<text:line-break/>Suroviny: 6 zl<text:line-break/>Základ: borůvková šťáva<text:line-break/>Výroba: 30 minut<text:line-break/></text:span><text:span text:style-name="T26">Síla jedu: 4, zranění 12 + 1k6 (paralytické)<text:line-break/></text:span><text:span text:style-name="T30">Aplikace: otevřeným zraněním<text:line-break/>Latence: 2 minuty<text:line-break/>Působení: 1 hodina<text:line-break/></text:span>Rozpoznání podle příznaků: Léčitelství (Znalost jedů) 2</text:p>
      <text:p text:style-name="P126">Tento jed se používá k výrobě otrávených šípů a vůbec zbraní. Přechovává se jako husté, tmavě hnědé až černé lepivé želé, které na vzduchu rychle zasychá. Má nevýraznou trpce palčivou chuť a je prakticky bez zápachu.</text:p>
      <text:p text:style-name="Text_20_body"/>
      <text:list xml:id="list154624009174024" text:continue-numbering="true" text:style-name="WW8Num1">
        <text:list-item>
          <text:list>
            <text:list-item>
              <text:list>
                <text:list-item>
                  <text:list>
                    <text:list-item>
                      <text:list>
                        <text:list-item>
                          <text:h text:style-name="Heading_20_5" text:outline-level="5">Vlčí mor</text:h>
                        </text:list-item>
                      </text:list>
                    </text:list-item>
                  </text:list>
                </text:list-item>
              </text:list>
            </text:list-item>
          </text:list>
        </text:list-item>
      </text:list>
      <text:p text:style-name="Text_20_body"><text:span text:style-name="T96">požadavky: 1. úroveň, Alchymie 1<text:line-break/></text:span><text:span text:style-name="T8">Magenergie: žádná<text:line-break/>Suroviny: 1 zl<text:line-break/>Základ: vlčí mor (rostlina)<text:line-break/>Výroba: 30 minut<text:line-break/></text:span><text:span text:style-name="T26">Síla jedu: 3, zranění 9 + 1k6<text:line-break/></text:span><text:span text:style-name="T30">Aplikace: otevřeným zraněním nebo požitím<text:line-break/>Latence: 30 minut<text:line-break/>Působení: 1 hodina<text:line-break/></text:span>Rozpoznání podle příznaků: Léčitelství (Znalost jedů) 1</text:p>
      <text:p text:style-name="P195">Vlčí mor je na první pohled obyčejná rostlina. Sama o sobě je jedovatá, kromě toho má ale zvláštní vlastnosti proti lykantropům. Pouhá přítomnost vlčího moru je odpuzuje (jeho vůně je jim extrémně nepříjemná až dráždivá).<text:line-break/><text:tab/>Pokud z této rostliny alchymista připraví jed, tak sám o sobě není příliš silný. Proti lykantropům jsou však jeho účinky mnohonásobně vyšší, latence se v takovém případě sníží na pouhou minutu a síla jedu je 5 (zranění 15 + 1k6).</text:p>
      <text:p text:style-name="Text_20_body"/>
      <text:list xml:id="list154624019172736" text:continue-numbering="true" text:style-name="WW8Num1">
        <text:list-item>
          <text:list>
            <text:list-item>
              <text:list>
                <text:list-item>
                  <text:list>
                    <text:list-item>
                      <text:list>
                        <text:list-item>
                          <text:h text:style-name="Heading_20_5" text:outline-level="5">Melenova pomsta</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30 zl<text:line-break/>Nástroje: Aparatura<text:line-break/>Základ: voda<text:line-break/>Výroba: 30 minut<text:line-break/></text:span><text:span text:style-name="T30">Síla jedu: 6, zranění 18 + 1k6<text:line-break/>Aplikace: požitím<text:line-break/>Latence: 10 minut<text:line-break/></text:span><text:soft-page-break/><text:span text:style-name="T30">Působení: 6 hodin<text:line-break/></text:span><text:span text:style-name="T8">Rozpoznání podle příznaků: Léčitelství (Znalost jedů) 4<text:line-break/>Rozpoznání podle chuti: <text:s/>Léčitelství (Znalost jedů) 5</text:span></text:p>
      <text:p text:style-name="P167">Melen byl nešťastný manžel (později šťastný vdovec) kouzelnice Melenie. Jed nazvaný jeho jménem je čirá kapalina bez chuti a zápachu, a proto se používá hlavně na otrávení vody a nápojů vůbec. Není možné jej použít při výrobě otrávených zbraní.</text:p>
      <text:p text:style-name="P167"/>
      <text:list xml:id="list154624027170399" text:continue-numbering="true" text:style-name="WW8Num1">
        <text:list-item>
          <text:list>
            <text:list-item>
              <text:list>
                <text:list-item>
                  <text:list>
                    <text:list-item>
                      <text:h text:style-name="Heading_20_4" text:outline-level="4"><text:bookmark text:name="__RefHeading__3865_2029073874"/><text:span text:style-name="T8">Nemagické – </text:span><text:span text:style-name="T34">zbraně</text:span></text:h>
                    </text:list-item>
                  </text:list>
                </text:list-item>
              </text:list>
            </text:list-item>
          </text:list>
        </text:list-item>
      </text:list>
      <text:p text:style-name="Text_20_body"/>
      <text:list xml:id="list154624034163418" text:continue-numbering="true" text:style-name="WW8Num1">
        <text:list-item>
          <text:list>
            <text:list-item>
              <text:list>
                <text:list-item>
                  <text:list>
                    <text:list-item>
                      <text:list>
                        <text:list-item>
                          <text:h text:style-name="Heading_20_5" text:outline-level="5">Zubaté ostří</text:h>
                        </text:list-item>
                      </text:list>
                    </text:list-item>
                  </text:list>
                </text:list-item>
              </text:list>
            </text:list-item>
          </text:list>
        </text:list-item>
      </text:list>
      <text:p text:style-name="Text_20_body"><text:span text:style-name="T96">požadavky: 2. úroveň, Alchymie 3</text:span><text:span text:style-name="T8"><text:line-break/>suroviny: 10 zl<text:line-break/>základ: dýka<text:line-break/></text:span>výroba: 1 hodina</text:p>
      <text:p text:style-name="Text_20_body"><text:span text:style-name="T8">S touto zvláštní dýkou je sice těžší zasáhnout, ale úspěšný zásah způsobuje větší zranění než obyčejná dýka. Její útok je 1, zranění 2.</text:span></text:p>
      <text:p text:style-name="P29"/>
      <text:list xml:id="list154624048176661" text:continue-numbering="true" text:style-name="WW8Num1">
        <text:list-item>
          <text:list>
            <text:list-item>
              <text:list>
                <text:list-item>
                  <text:list>
                    <text:list-item>
                      <text:h text:style-name="Heading_20_4" text:outline-level="4"><text:bookmark text:name="__RefHeading__4488_416654011"/>Nemagické - <text:span text:style-name="T47">ostatní</text:span></text:h>
                      <text:list>
                        <text:list-item>
                          <text:h text:style-name="Heading_20_5" text:outline-level="5">Astron</text:h>
                        </text:list-item>
                      </text:list>
                    </text:list-item>
                  </text:list>
                </text:list-item>
              </text:list>
            </text:list-item>
          </text:list>
        </text:list-item>
      </text:list>
      <text:p text:style-name="Text_20_body"><text:span text:style-name="T97">požadavky: 1. úroveň, Alchymie 3<text:line-break/></text:span><text:span text:style-name="T93">magenergie: 10 magů<text:line-break/>suroviny: 10 zl<text:line-break/>základ: horský křišťál (10 zl)<text:line-break/>výroba: speciální</text:span></text:p>
      <text:p text:style-name="P164">Tento zvláštní krystal je možné nabít magenergií a následně jej použít k přivolávání démonů astrálních sfér. Prázdný astron je čirý jako bílé sklo, po nabití magenergií modrá, a to tím sytějším odstínem, čím víc magenergie obsahuje.</text:p>
      <text:p text:style-name="P164">TODO: Jak se vyrábí (najít to v pravidlech DrD).</text:p>
      <text:p text:style-name="Standard"/>
      <text:list xml:id="list154624083161617" text:continue-numbering="true" text:style-name="WW8Num1">
        <text:list-item>
          <text:list>
            <text:list-item>
              <text:list>
                <text:list-item>
                  <text:list>
                    <text:list-item>
                      <text:list>
                        <text:list-item>
                          <text:h text:style-name="Heading_20_5" text:outline-level="5">Zápalný olej</text:h>
                        </text:list-item>
                      </text:list>
                    </text:list-item>
                  </text:list>
                </text:list-item>
              </text:list>
            </text:list-item>
          </text:list>
        </text:list-item>
      </text:list>
      <text:p text:style-name="Text_20_body"><text:span text:style-name="T96">požadavky: 1. úroveň, Alchymie 2</text:span><text:span text:style-name="T8"><text:line-break/>suroviny: 1 zl<text:line-break/>základ: lampový olej (1 lahev)<text:line-break/>výroba: 5 minut</text:span></text:p>
      <text:p text:style-name="Text_20_body"><text:span text:style-name="T8">Zápalný olej se nepoužívá na svícení, ale nejčastěji jako zbraň. Pravidla pro jeho použití najdeš v kapitole </text:span><text:span text:style-name="T3">Nebezpečné substance</text:span><text:span text:style-name="T8">.</text:span></text:p>
      <text:p text:style-name="Text_20_body"/>
      <text:list xml:id="list154624092177093" text:continue-numbering="true" text:style-name="WW8Num1">
        <text:list-item>
          <text:list>
            <text:list-item>
              <text:h text:style-name="Heading_20_2" text:outline-level="2"><text:bookmark text:name="__RefHeading__6237_680152062"/><text:bookmark text:name="__RefHeading__6028_585935303"/><text:bookmark text:name="__RefHeading__5821_1842958974"/><text:bookmark text:name="__RefHeading__5621_1310750014"/><text:bookmark text:name="__RefHeading__5425_1220005542"/><text:bookmark text:name="__RefHeading__5235_1695420038"/><text:bookmark text:name="__RefHeading__5044_1017986065"/><text:bookmark text:name="__RefHeading__4860_1577118845"/><text:bookmark text:name="__RefHeading__4680_1310006689"/><text:bookmark text:name="__RefHeading__4495_1444625655"/><text:bookmark text:name="__RefHeading__4320_1606745807"/><text:bookmark text:name="__RefHeading__4135_389828191"/><text:bookmark text:name="__RefHeading__3953_166433791"/><text:bookmark text:name="__RefHeading__4490_416654011"/><text:bookmark text:name="__RefHeading__3867_2029073874"/><text:bookmark text:name="__RefHeading__11433_416654011"/><text:bookmark text:name="__RefHeading__15220_416654011"/><text:bookmark text:name="__RefHeading__3691_1539619621"/><text:bookmark text:name="__RefHeading__3783_1016505843"/><text:bookmark text:name="__RefHeading__3604_575115563"/><text:bookmark text:name="__RefHeading__2047_425077428"/><text:bookmark text:name="__RefHeading__2227_374322643"/><text:bookmark text:name="__RefHeading__2407_354735483"/><text:bookmark text:name="__RefHeading__2584_1914700735"/><text:bookmark text:name="__RefHeading__2762_1037820875"/><text:bookmark text:name="__RefHeading__2971_492158928"/><text:bookmark text:name="__RefHeading__3154_606940407"/><text:bookmark text:name="__RefHeading__3338_1272288082"/><text:bookmark text:name="__RefHeading__3432_2029160294"/><text:bookmark text:name="__RefHeading__3248_1071858212"/><text:bookmark text:name="__RefHeading__3064_1761741664"/><text:bookmark text:name="__RefHeading__2853_270129214"/><text:bookmark text:name="__RefHeading__2675_1236622114"/><text:bookmark text:name="__RefHeading__2498_1402843499"/><text:bookmark text:name="__RefHeading__2319_588121625"/><text:bookmark text:name="__RefHeading__2139_1935348469"/><text:bookmark text:name="__RefHeading__1959_1699506768"/><text:bookmark text:name="__RefHeading__13288_416654011"/><text:bookmark text:name="__RefHeading__6161_416654011"/><text:bookmark text:name="__RefHeading__2911_416654011"/><text:bookmark text:name="__RefHeading__1241_1256013735"/><text:bookmark text:name="__RefHeading__1061_552295790"/><text:bookmark text:name="__RefHeading__715_1665772393"/><text:bookmark text:name="__RefHeading__463_1505329582"/><text:bookmark text:name="__RefHeading__465_1157328300"/><text:bookmark text:name="__RefHeading__1727_547978412"/><text:bookmark text:name="__RefHeading__1049_547978412"/><text:bookmark text:name="__RefHeading__373_1233803898"/><text:bookmark text:name="__RefHeading__809_695059573"/><text:bookmark text:name="__RefHeading__901_681294674"/><text:bookmark text:name="__RefHeading__971_1800846094"/><text:bookmark text:name="__RefHeading__3520_1767808843"/><text:bookmark text:name="__RefHeading__1147_504877730"/><text:bookmark text:name="__RefHeading__1327_1117028995"/><text:bookmark text:name="__RefHeading__4043_390576214"/><text:bookmark text:name="__RefHeading__4227_1074358857"/><text:bookmark text:name="__RefHeading__4411_1736126469"/><text:bookmark text:name="__RefHeading__4588_630685431"/><text:bookmark text:name="__RefHeading__4769_913315267"/><text:bookmark text:name="__RefHeading__4953_1163710135"/><text:bookmark text:name="__RefHeading__5137_952857884"/><text:bookmark text:name="__RefHeading__5332_470946183"/><text:bookmark text:name="__RefHeading__5518_1112796876"/><text:bookmark text:name="__RefHeading__5719_704881804"/><text:bookmark text:name="__RefHeading__5924_1574798422"/><text:bookmark text:name="__RefHeading__6132_613080586"/>Kouzelník</text:h>
            </text:list-item>
          </text:list>
        </text:list-item>
      </text:list>
      <text:p text:style-name="Text_20_body"><text:span text:style-name="T88">Všechny kouzelníkovy schopnosti sou</text:span><text:span text:style-name="T99">visejí s kouzly a magií.</text:span></text:p>
      <text:p text:style-name="Text_20_body"/>
      <text:list xml:id="list154624102168347" text:continue-numbering="true" text:style-name="WW8Num1">
        <text:list-item>
          <text:list>
            <text:list-item>
              <text:list>
                <text:list-item>
                  <text:h text:style-name="Heading_20_3" text:outline-level="3"><text:bookmark text:name="__RefHeading__6239_680152062"/><text:bookmark text:name="__RefHeading__6030_585935303"/><text:bookmark text:name="__RefHeading__5823_1842958974"/><text:bookmark text:name="__RefHeading__5623_1310750014"/><text:bookmark text:name="__RefHeading__5427_1220005542"/><text:bookmark text:name="__RefHeading__5237_1695420038"/><text:bookmark text:name="__RefHeading__5046_1017986065"/><text:bookmark text:name="__RefHeading__4862_1577118845"/><text:bookmark text:name="__RefHeading__4682_1310006689"/><text:bookmark text:name="__RefHeading__4497_1444625655"/><text:bookmark text:name="__RefHeading__4322_1606745807"/><text:bookmark text:name="__RefHeading__4137_389828191"/><text:bookmark text:name="__RefHeading__3955_166433791"/><text:bookmark text:name="__RefHeading__4492_416654011"/><text:bookmark text:name="__RefHeading__3869_2029073874"/><text:bookmark text:name="__RefHeading__11435_416654011"/><text:bookmark text:name="__RefHeading__15222_416654011"/><text:bookmark text:name="__RefHeading__3693_1539619621"/><text:bookmark text:name="__RefHeading__3785_1016505843"/><text:bookmark text:name="__RefHeading__3606_575115563"/><text:bookmark text:name="__RefHeading__2049_425077428"/><text:bookmark text:name="__RefHeading__2229_374322643"/><text:bookmark text:name="__RefHeading__2409_354735483"/><text:bookmark text:name="__RefHeading__2586_1914700735"/><text:bookmark text:name="__RefHeading__2764_1037820875"/><text:bookmark text:name="__RefHeading__2973_492158928"/><text:bookmark text:name="__RefHeading__3156_606940407"/><text:bookmark text:name="__RefHeading__3340_1272288082"/><text:bookmark text:name="__RefHeading__717_1665772393"/><text:bookmark text:name="__RefHeading__469_1505329582"/><text:bookmark text:name="__RefHeading__467_1505329582"/><text:bookmark text:name="__RefHeading__465_1505329582"/><text:bookmark text:name="__RefHeading__3434_2029160294"/><text:bookmark text:name="__RefHeading__3250_1071858212"/><text:bookmark text:name="__RefHeading__3066_1761741664"/><text:bookmark text:name="__RefHeading__2855_270129214"/><text:bookmark text:name="__RefHeading__2677_1236622114"/><text:bookmark text:name="__RefHeading__2500_1402843499"/><text:bookmark text:name="__RefHeading__2321_588121625"/><text:bookmark text:name="__RefHeading__2141_1935348469"/><text:bookmark text:name="__RefHeading__1961_1699506768"/><text:bookmark text:name="__RefHeading__13290_416654011"/><text:bookmark text:name="__RefHeading__6163_416654011"/><text:bookmark text:name="__RefHeading__2913_416654011"/><text:bookmark text:name="__RefHeading__1243_1256013735"/><text:bookmark text:name="__RefHeading__1063_552295790"/><text:bookmark text:name="__RefHeading__1051_547978412"/><text:bookmark text:name="__RefHeading__375_1233803898"/><text:bookmark text:name="__RefHeading__811_695059573"/><text:bookmark text:name="__RefHeading__903_681294674"/><text:bookmark text:name="__RefHeading__719_1665772393"/><text:bookmark text:name="__RefHeading__3522_1767808843"/><text:bookmark text:name="__RefHeading__1149_504877730"/><text:bookmark text:name="__RefHeading__1329_1117028995"/><text:bookmark text:name="__RefHeading__4045_390576214"/><text:bookmark text:name="__RefHeading__4229_1074358857"/><text:bookmark text:name="__RefHeading__4413_1736126469"/><text:bookmark text:name="__RefHeading__4590_630685431"/><text:bookmark text:name="__RefHeading__4771_913315267"/><text:bookmark text:name="__RefHeading__4955_1163710135"/><text:bookmark text:name="__RefHeading__5139_952857884"/><text:bookmark text:name="__RefHeading__5334_470946183"/><text:bookmark text:name="__RefHeading__5520_1112796876"/><text:bookmark text:name="__RefHeading__5721_704881804"/><text:bookmark text:name="__RefHeading__5926_1574798422"/><text:bookmark text:name="__RefHeading__6134_613080586"/><text:soft-page-break/>Kouzelnická kouzla</text:h>
                </text:list-item>
              </text:list>
            </text:list-item>
          </text:list>
        </text:list-item>
      </text:list>
      <text:p text:style-name="Text_20_body"><text:span text:style-name="T8">Možnost sesílat kouzla je základní a nejdůležitější schopnost kouzelníka. Stejně jako jakoukoliv jinou zvláštní schopnost i kouzla se je však třeba nejprve naučit – </text:span><text:span text:style-name="T3">každé stojí dva profibody</text:span><text:span text:style-name="T8">. Naučená kouzla pak může používat kdykoliv a zcela bez omezení, ale takto seslaná jsou obvykle poměrně slabá. Pokud chce jejich účinek zvýšit, může k tomu použít magenergii.<text:line-break/><text:tab/>Kouzelník získává magenergii důkladným soustředěním, tzv. zaostřením vůle. Tento rituál trvá zhruba deset minut a během této doby není možné mluvit, bojovat, ani dělat jakoukoliv jinou činnost. Co se týče možnosti kouzelníka reagovat na své okolí, případně jej vyrušit, je to asi stejné, jako kdyby hluboce spal. V případě, že je meditace přerušena, kouzelník žádnou magenergii nezíská (ale ani neztratí, pokud mu nějaká zbývá po předchozím zaostření vůle), nový pokus ale bude opět trvat celých deset minut. Tyto praktiky jsou navíc tak náročné, že je kouzelník může podstoupit jen když je jeho mysl zcela svěží a čerstvá, tedy po vydatném a nerušeném, nejméně šestihodinovém spánku. Rituál není nutné podstoupit okamžitě po probuzení, ale pokud jej postava úspěšně dokončí, o další se může pokoušet až poté, co se znovu důkladně prospí.<text:line-break/><text:tab/>Po úspěšném dokončení meditace se kouzelníkova magenergie zvýší na hodnotu rovnou hodnocení jeho dovednosti Čarování.</text:span></text:p>
      <text:p text:style-name="Text_20_body"/>
      <text:p text:style-name="P126">Pravidla pro sesílání kouzel, posilování kouzel použitím magenergie a popis jednotlivých parametrů kouzel najdeš v podkapitole Kouzla na začátku kapitoly Zvláštní schopnosti podle povolání.</text:p>
      <text:p text:style-name="Text_20_body"/>
      <text:list xml:id="list154624139186228" text:continue-numbering="true" text:style-name="WW8Num1">
        <text:list-item>
          <text:list>
            <text:list-item>
              <text:list>
                <text:list-item>
                  <text:list>
                    <text:list-item>
                      <text:list>
                        <text:list-item>
                          <text:h text:style-name="Heading_20_5" text:outline-level="5">Sesílání kouzelnických kouzel</text:h>
                        </text:list-item>
                      </text:list>
                    </text:list-item>
                  </text:list>
                </text:list-item>
              </text:list>
            </text:list-item>
          </text:list>
        </text:list-item>
      </text:list>
      <text:p text:style-name="P248"><text:span text:style-name="T90">Jak takové kouzlení z pohledu cizího </text:span><text:span text:style-name="T96">pozorovatele vlastně vypadá? Zpra</text:span><text:span text:style-name="T88">vidla je to velmi nápadná činnost. Kou</text:span><text:span text:style-name="T100">zelník provádí rukama podivná gesta, </text:span><text:span text:style-name="T94">někdy si pomáhá i pohybem celého </text:span><text:span text:style-name="T91">těla, vyslovuje při tom nesrozumitelné zaklínání a </text:span><text:span text:style-name="T88">vy</text:span><text:span text:style-name="T91">padá, jako by nevnímal, co se kolem něj děje.</text:span></text:p>
      <text:p text:style-name="P249"/>
      <text:list xml:id="list154624148187655" text:continue-numbering="true" text:style-name="WW8Num1">
        <text:list-item>
          <text:list>
            <text:list-item>
              <text:list>
                <text:list-item>
                  <text:h text:style-name="Heading_20_3" text:outline-level="3"><text:bookmark text:name="__RefHeading__6241_680152062"/><text:bookmark text:name="__RefHeading__6032_585935303"/><text:bookmark text:name="__RefHeading__5825_1842958974"/><text:bookmark text:name="__RefHeading__5625_1310750014"/><text:bookmark text:name="__RefHeading__5429_1220005542"/><text:bookmark text:name="__RefHeading__5239_1695420038"/><text:bookmark text:name="__RefHeading__5048_1017986065"/><text:bookmark text:name="__RefHeading__4864_1577118845"/><text:bookmark text:name="__RefHeading__4684_1310006689"/><text:bookmark text:name="__RefHeading__4499_1444625655"/><text:bookmark text:name="__RefHeading__4324_1606745807"/><text:bookmark text:name="__RefHeading__4139_389828191"/><text:bookmark text:name="__RefHeading__3957_166433791"/><text:bookmark text:name="__RefHeading__15226_416654011"/><text:bookmark text:name="__RefHeading__11439_416654011"/><text:bookmark text:name="__RefHeading__11437_416654011"/><text:bookmark text:name="__RefHeading__15224_416654011"/><text:bookmark text:name="__RefHeading__3695_1539619621"/><text:bookmark text:name="__RefHeading__3787_1016505843"/><text:bookmark text:name="__RefHeading__3608_575115563"/><text:bookmark text:name="__RefHeading__1333_1117028995"/><text:bookmark text:name="__RefHeading__4494_416654011"/><text:bookmark text:name="__RefHeading__11441_416654011"/><text:bookmark text:name="__RefHeading__15228_416654011"/><text:bookmark text:name="__RefHeading__2051_425077428"/><text:bookmark text:name="__RefHeading__2231_374322643"/><text:bookmark text:name="__RefHeading__2411_354735483"/><text:bookmark text:name="__RefHeading__2588_1914700735"/><text:bookmark text:name="__RefHeading__2766_1037820875"/><text:bookmark text:name="__RefHeading__2975_492158928"/><text:bookmark text:name="__RefHeading__3158_606940407"/><text:bookmark text:name="__RefHeading__3342_1272288082"/><text:bookmark text:name="__RefHeading__473_1505329582"/><text:bookmark text:name="__RefHeading__471_1505329582"/><text:bookmark text:name="__RefHeading__813_695059573"/><text:bookmark text:name="__RefHeading__3436_2029160294"/><text:bookmark text:name="__RefHeading__3252_1071858212"/><text:bookmark text:name="__RefHeading__3068_1761741664"/><text:bookmark text:name="__RefHeading__2679_12366221141"/><text:bookmark text:name="__RefHeading__2502_14028434991"/><text:bookmark text:name="__RefHeading__2323_5881216251"/><text:bookmark text:name="__RefHeading__2143_19353484691"/><text:bookmark text:name="__RefHeading__1963_16995067681"/><text:bookmark text:name="__RefHeading__13292_4166540111"/><text:bookmark text:name="__RefHeading__6165_4166540111"/><text:bookmark text:name="__RefHeading__2915_4166540111"/><text:bookmark text:name="__RefHeading__1245_12560137351"/><text:bookmark text:name="__RefHeading__1065_5522957901"/><text:bookmark text:name="__RefHeading__905_6812946741"/><text:bookmark text:name="__RefHeading__721_16657723931"/><text:bookmark text:name="__RefHeading__489_15053295821"/><text:bookmark text:name="__RefHeading__3524_1767808843"/><text:bookmark text:name="__RefHeading__1151_504877730"/><text:bookmark text:name="__RefHeading__1331_1117028995"/><text:bookmark text:name="__RefHeading__4047_390576214"/><text:bookmark text:name="__RefHeading__4231_1074358857"/><text:bookmark text:name="__RefHeading__4415_1736126469"/><text:bookmark text:name="__RefHeading__4592_630685431"/><text:bookmark text:name="__RefHeading__4773_913315267"/><text:bookmark text:name="__RefHeading__4957_1163710135"/><text:bookmark text:name="__RefHeading__5141_952857884"/><text:bookmark text:name="__RefHeading__5336_470946183"/><text:bookmark text:name="__RefHeading__5522_1112796876"/><text:bookmark text:name="__RefHeading__5723_704881804"/><text:bookmark text:name="__RefHeading__5928_1574798422"/><text:bookmark text:name="__RefHeading__6136_613080586"/>Seznam kouzelnických kouzel</text:h>
                </text:list-item>
              </text:list>
            </text:list-item>
          </text:list>
        </text:list-item>
      </text:list>
      <text:p text:style-name="P99">Kouzelníkova kouzla jsou:</text:p>
      <text:p text:style-name="P98"><text:span text:style-name="T99"><text:tab/></text:span><text:span text:style-name="T101">Dým</text:span></text:p>
      <text:p text:style-name="P101">Hyperprostor</text:p>
      <text:p text:style-name="P102">Hypnóza</text:p>
      <text:p text:style-name="P100"><text:span text:style-name="T102">L</text:span><text:span text:style-name="T103">evitace</text:span></text:p>
      <text:p text:style-name="P103">Magický štít </text:p>
      <text:p text:style-name="P104">Mágův velký mix</text:p>
      <text:p text:style-name="P105">Melenina krása</text:p>
      <text:p text:style-name="P104">Metamorfóza</text:p>
      <text:p text:style-name="P106">Modrý blesk</text:p>
      <text:p text:style-name="P107">Montvho čardáš</text:p>
      <text:p text:style-name="P108">Najdi neviděné</text:p>
      <text:p text:style-name="P108">Nebezpečné ovoce</text:p>
      <text:p text:style-name="P104">Neviditelnost </text:p>
      <text:p text:style-name="P103">Oheň</text:p>
      <text:p text:style-name="P109">Ohn ivý déšť</text:p>
      <text:p text:style-name="P110">Protoplazma</text:p>
      <text:p text:style-name="P111">Rychlost</text:p>
      <text:p text:style-name="P112">Sugesce </text:p>
      <text:p text:style-name="P113">Světlo </text:p>
      <text:p text:style-name="P114">Ticho</text:p>
      <text:p text:style-name="P116">Tma </text:p>
      <text:p text:style-name="P115">Vodní dech</text:p>
      <text:p text:style-name="P117">Zaklep</text:p>
      <text:p text:style-name="P247"><text:soft-page-break/>Zamkni</text:p>
      <text:p text:style-name="P118">Zelené blesky</text:p>
      <text:p text:style-name="P119">Zenerova karta</text:p>
      <text:p text:style-name="P120">Zlom kouzlo</text:p>
      <text:p text:style-name="P29"/>
      <text:list xml:id="list154624285173928" text:continue-numbering="true" text:style-name="WW8Num1">
        <text:list-item>
          <text:list>
            <text:list-item>
              <text:list>
                <text:list-item>
                  <text:list>
                    <text:list-item>
                      <text:h text:style-name="Heading_20_4" text:outline-level="4"><text:bookmark text:name="__RefHeading__3697_1539619621"/><text:span text:style-name="T8">Dým *Fumideó*</text:span></text:h>
                    </text:list-item>
                  </text:list>
                </text:list-item>
              </text:list>
            </text:list-item>
          </text:list>
        </text:list-item>
      </text:list>
      <text:p text:style-name="Text_20_body"><text:span text:style-name="T97">požadavky: 1. úroveň<text:line-break/></text:span><text:span text:style-name="T8">dosah: 0<text:line-break/></text:span>rozsah: kdekoliv do vzdálenosti 12 sáhů <text:span text:style-name="T8"><text:line-break/>vyvolání: 1 kolo<text:line-break/>trvání: 10-60 minut<text:line-break/>použití 1 magu: rozsah je zvýšený na 24 sáhů<text:line-break/>soustředění: možnost úpravy tvaru, pohyblivé obrazce</text:span></text:p>
      <text:p text:style-name="Text_20_body"><text:span text:style-name="T8">Sesláním tohoto kouzla může kouzelník v celém rozsahu působení kouzla vytvořit hustý šedý, zcela neprůhledný kouř. Může jej libovolně tvarovat a vytvořit tak například kouřovou stěnu, provazce, nebo dokonce i různé složitější tvary. Pokud chce vytvořit něco konkrétního (třeba kouřového draka), tak výsledný efekt bude dán hodnocením nějaké vhodné umělecké dovednosti (sochařství nebo malování). Pokud kouzelník žádnou uměleckou dovednost nezná, požadovaný tvar bude jen hodně přibližný<text:line-break/><text:tab/>Kouř zůstane přesně v tomto tvaru po celou dobu trvání kouzla, a to i za nepříznivých povětrnostních podmínek. Pokud se kouzelník na kouzlo soustředí, může tvar libovolně měnit, případně způsobit, že se dým bude převalovat či pohybovat. Pokud sešle nový </text:span><text:span text:style-name="T34">Dým</text:span><text:span text:style-name="T8"> před tím, než vyprší trvání původního kouzla, starší dým zmizí.<text:line-break/><text:tab/>Dým není jedovatý a je možné v něm normálně dýchat, i když lze počítat s tím, že zejména méně inteligentní bytosti se do něj budou bát vstoupit.</text:span></text:p>
      <text:p text:style-name="Text_20_body"/>
      <text:list xml:id="list154624295185772" text:continue-numbering="true" text:style-name="WW8Num1">
        <text:list-item>
          <text:list>
            <text:list-item>
              <text:list>
                <text:list-item>
                  <text:list>
                    <text:list-item>
                      <text:h text:style-name="Heading_20_4" text:outline-level="4"><text:bookmark text:name="__RefHeading__3789_1016505843"/><text:span text:style-name="T8">Hyperprostor *Hye archom*</text:span></text:h>
                    </text:list-item>
                  </text:list>
                </text:list-item>
              </text:list>
            </text:list-item>
          </text:list>
        </text:list-item>
      </text:list>
      <text:p text:style-name="Text_20_body"><text:span text:style-name="T97">požadavky: 1. úroveň<text:line-break/></text:span>dosah: dotyk<text:span text:style-name="T1"><text:line-break/></text:span><text:span text:style-name="T8">rozsah: do vzdálenosti 60 sáhů<text:line-break/>vyvolání: 2 kola<text:line-break/></text:span>trvání: ihned<text:line-break/>vyžaduje použití 1 magu</text:p>
      <text:p text:style-name="P126">Pomocí tohoto kouzla je možné přemístit cíl, kterého se kouzelník dotýká, na jiné místo v rozsahu působení kouzla. Kouzelník nemusí cílové místo vidět, musí ale platit, že na tomto místě osobně byl od chvíle, kdy se naposledy probudil. Pokud je cílové místo obsazeno, ať už předmětem nebo jiným tvorem, kouzlo nemá žádný efekt, ale magenergie je stejně spotřebována.<text:line-break/><text:tab/>Spolu s cílem se přemístí vše, co má u sebe a dokáže to zvednout (pokud tedy nese jiného tvora, přemístí se i s ním). To například znamená, že je-li cíl svázán, přenese se i s pouty, je-li někde přivázán nebo připoután, není jej možné přenést (protože sám nedokáže zvednout to, k čemu je připoután).</text:p>
      <text:p text:style-name="Text_20_body"/>
      <text:list xml:id="list154624307165527" text:continue-numbering="true" text:style-name="WW8Num1">
        <text:list-item>
          <text:list>
            <text:list-item>
              <text:list>
                <text:list-item>
                  <text:list>
                    <text:list-item>
                      <text:h text:style-name="Heading_20_4" text:outline-level="4"><text:bookmark text:name="__RefHeading__3610_575115563"/>Hypnóza *Sómnos*</text:h>
                    </text:list-item>
                  </text:list>
                </text:list-item>
              </text:list>
            </text:list-item>
          </text:list>
        </text:list-item>
      </text:list>
      <text:p text:style-name="Text_20_body"><text:span text:style-name="T97">požadavky: 2. úroveň</text:span><text:span text:style-name="T8"><text:line-break/>dosah: 5 sáhů<text:line-break/>rozsah: 1 humanoidní osoba<text:line-break/>vyvolání: 1 minuta<text:line-break/>trvání: 10-30 minut<text:line-break/>použití 1 magu: možnost přidat posthypnotický příkaz</text:span></text:p>
      <text:p text:style-name="Text_20_body"><text:soft-page-break/><text:span text:style-name="T8">Po seslání tohoto kouzla bude po dobu jeho trvání jedna humanoidní osoba (člověk, skřet apod.) plnit všechny příkazy kouzelníka a nebude sama dělat nic, co jí nebylo přikázáno. Instrukce musí být zadávány v co nejjednodušší formě, tj. jednoznačné, jednoduché věty. Zhypnotizovaná postava se pokusí splnit i velmi obtížný a nebezpečný příkaz, ale nikoli vysloveně sebevražedný (začne například slézat dolů z ochozu věže, ale neprobodne se mečem). Není také možné </text:span><text:span text:style-name="T34">hypnózou</text:span><text:span text:style-name="T8"> (a ani posthypnotickým příkazem) někoho donutit, aby prozradil něco, co sám považuje za tajemství, a to ani slovem, ani činem (tedy nejen že neprozradí heslo otevírající magickou truhlu, ale ani ji sám neotevře).<text:line-break/><text:tab/>Pokud kouzelník při seslání kouzla použije 1 mag, tak může zhypnotizované postavě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postavě uložit nějaký pocit, například: „Nesnášíš zlato." <text:line-break/><text:tab/>Po skončení kouzla si postava všechno pamatuje, ledaže by dostala od kouzelníka posthypnotický příkaz, aby na všechno zapomněla. V případě, že dojde ke konfliktu různých posthypnotických příkazů, platit bude ten, který byl zadaný nejpozději.</text:span></text:p>
      <text:p text:style-name="Text_20_body"/>
      <text:list xml:id="list154624336185568" text:continue-numbering="true" text:style-name="WW8Num1">
        <text:list-item>
          <text:list>
            <text:list-item>
              <text:list>
                <text:list-item>
                  <text:list>
                    <text:list-item>
                      <text:h text:style-name="Heading_20_4" text:outline-level="4"><text:bookmark text:name="__RefHeading__2053_4250774281"/>Levitace *Planere*</text:h>
                    </text:list-item>
                  </text:list>
                </text:list-item>
              </text:list>
            </text:list-item>
          </text:list>
        </text:list-item>
      </text:list>
      <text:p text:style-name="Text_20_body"><text:span text:style-name="T96">požadavky: 3. úroveň<text:line-break/>dosah: dotyk<text:line-break/></text:span><text:span text:style-name="T90">rozsah: 1 tvor<text:line-break/></text:span><text:span text:style-name="T88">vyvolání: 3 kola<text:line-break/></text:span>trvání: 10 minut<text:line-break/>použití 1 magu: Kouzelník může levitovat i něco, co by dohromady unesli čtyři takoví, jako je on sám.</text:p>
      <text:p text:style-name="P126">Příjemce kouzla se může volně horizontálně i vertikálně pohybovat (jako ve stavu beztíže) spolu s nákladem, který dokáže sám unést. Nemůže volně „létat", ale může např. slézat zeď bez obavy z pádu. Měj na paměti, že i když cíl zdánlivě nic neváží, zachovává si svou hmotnost a setrvačnost, takže si s ním například není možné pohazovat jako s balónkem. Pokud odněkud spadne, nebo když vyprší trvání kouzla, snáší se pomalu k zemi.</text:p>
      <text:p text:style-name="P29"/>
      <text:list xml:id="list154624347182871" text:continue-numbering="true" text:style-name="WW8Num1">
        <text:list-item>
          <text:list>
            <text:list-item>
              <text:list>
                <text:list-item>
                  <text:list>
                    <text:list-item>
                      <text:h text:style-name="Heading_20_4" text:outline-level="4"><text:bookmark text:name="__RefHeading__2233_3743226431"/>Magický štít *Magomágen*</text:h>
                    </text:list-item>
                  </text:list>
                </text:list-item>
              </text:list>
            </text:list-item>
          </text:list>
        </text:list-item>
      </text:list>
      <text:p text:style-name="Text_20_body"><text:span text:style-name="T97">požadavky: 1. úroveň<text:line-break/></text:span>dosah: 0<text:line-break/>rozsah: 1 útok<text:line-break/>vyvolání: hlavní obranná akce</text:p>
      <text:p text:style-name="Text_20_body"><text:span text:style-name="T25">Seslání tohoto kouzla na krátký okamžik vytvoří neviditelnou bariéru přímo do cesty jednomu útoku vedenému na kouzelníka. </text:span><text:span text:style-name="T34">Magický štít</text:span><text:span text:style-name="T8"> je obranné kouzlo, vyvolává se v rámci hlavní obranné akce (není možné jej použít při pasivní obraně) a je možné jej vyvolat dokonce i v posledním kole sesílání nějakého jiného kouzla (bez postihu -2 za pasivní obranu). Postava místo hodu na obranu použije výsledek hodu na seslání </text:span><text:span text:style-name="T34">magického štítu</text:span><text:span text:style-name="T25">.<text:line-break/><text:tab/></text:span><text:span text:style-name="T34">Magickým štítem</text:span><text:span text:style-name="T8"> je možné se bránit proti všem útokům, proti kterým se je možné bránit obyčejným štítem.</text:span></text:p>
      <text:p text:style-name="Text_20_body"/>
      <text:list xml:id="list154624360163500" text:continue-numbering="true" text:style-name="WW8Num1">
        <text:list-item>
          <text:list>
            <text:list-item>
              <text:list>
                <text:list-item>
                  <text:list>
                    <text:list-item>
                      <text:h text:style-name="Heading_20_4" text:outline-level="4"><text:bookmark text:name="__RefHeading__2413_3547354831"/><text:span text:style-name="T8">Mágův velký mix *Magomegamix*</text:span></text:h>
                    </text:list-item>
                  </text:list>
                </text:list-item>
              </text:list>
            </text:list-item>
          </text:list>
        </text:list-item>
      </text:list>
      <text:p text:style-name="Text_20_body"><text:span text:style-name="T97">požadavky: 4. úroveň</text:span><text:span text:style-name="T8"><text:line-break/>dosah: 5 sáhů<text:line-break/>rozsah: l protivník<text:line-break/>vyvolání: 2 kola<text:line-break/>trvání: ihned</text:span></text:p>
      <text:p text:style-name="Text_20_body"><text:soft-page-break/><text:span text:style-name="T8">Toto kouzlo nejprve vytvoří kolem zvoleného protivníka jakýsi žlutý mlhovinový opar a posléze se pokusí zcela náhodně prohodit umístění všech molekul jeho těla.<text:line-break/><text:tab/>Kouzlo se vyhodnocuje v posledním kole sesílání, jako by šlo o zraňující útok s bonusem +3 k hodu na seslání a +0 ke zranění, od kterého se neodečítá zbroj. Cíl se brání dovedností Boj zblízka (Uhýbání). Pokud by zranění tímto kouzlem (se započítáním případného bonusu za kritický zásah) snížilo zbývající počet životů cíle na 0 nebo méně, tak se na místě, kde se protivník nacházel, objeví hromádka třesoucího se bílkovinného rosolu. V opačném případě kouzlo nemá žádný efekt.<text:line-break/><text:tab/>Kouzlo působí pouze na vybraný cíl, na jeho vybavení, ani jiné tvory, které případně nese, nemá žádný vliv (tedy kromě toho, že je v případě úspěchu bude třeba očistit od vzniklého rosolu).<text:line-break/><text:tab/>Seslání dalšího </text:span><text:span text:style-name="T34">mágova velkého mixu</text:span><text:span text:style-name="T8"> na takto vzniklý rosol celý efekt zvrátí, takže se místo rosolu objeví zase původní cíl (bude úplně nahý, ve stejné kondici jako před sesláním prvního magomegamixu a z doby, kdy z něj byl rosol, si nebude vůbec nic pamatovat).</text:span></text:p>
      <text:p text:style-name="P166"/>
      <text:list xml:id="list154624393180846" text:continue-numbering="true" text:style-name="WW8Num1">
        <text:list-item>
          <text:list>
            <text:list-item>
              <text:list>
                <text:list-item>
                  <text:list>
                    <text:list-item>
                      <text:h text:style-name="Heading_20_4" text:outline-level="4"><text:bookmark text:name="__RefHeading__2590_19147007351"/>Melenina krása *Melenebeau*</text:h>
                    </text:list-item>
                  </text:list>
                </text:list-item>
              </text:list>
            </text:list-item>
          </text:list>
        </text:list-item>
      </text:list>
      <text:p text:style-name="Text_20_body"><text:span text:style-name="T97">požadavky: 3. úroveň<text:line-break/></text:span><text:span text:style-name="T8">dosah: dotyk<text:line-break/>rozsah:1 postava<text:line-break/>vyvolání: 5 kol<text:line-break/></text:span>trvání: 1 hodina<text:line-break/>vyžaduje použití 1 magu</text:p>
      <text:p text:style-name="P126">Melenie byla jednou z těch čarodějek, které neprosluly ani tak svým uměním, jako spíše svým zjevem. Pro její neutuchající zájem o jedy a výbušniny všeho druhu, se kterými experimentoval její manžel, se její (již od přírody poněkud atypický) obličej přeměnil v útvar ze všeho nejvíce připomínající rozsedlé rajské jablko. Protože však Melenie byla nejen nevšedně šeredné stvoření, ale také vcelku schopná čarodějka, vymyslela kouzlo, po jehož seslání je možné se proměnit v mimořádně krásnou a přitažlivou osobu. Má to ovšem jeden háček: v jedné šestině případů (padne-li 1 na 1k6) se naopak cíl promění do osoby mimořádně šeredné. Je také třeba podotknout, že se jedná pouze o krásu fyzickou, cíl se tím nenaučí dobrým mravům ani půvabnému chování.</text:p>
      <text:p text:style-name="P166"/>
      <text:list xml:id="list154624415178201" text:continue-numbering="true" text:style-name="WW8Num1">
        <text:list-item>
          <text:list>
            <text:list-item>
              <text:list>
                <text:list-item>
                  <text:list>
                    <text:list-item>
                      <text:h text:style-name="Heading_20_4" text:outline-level="4"><text:bookmark text:name="__RefHeading__2768_10378208751"/>Metamorfóza *Aloiósis*</text:h>
                    </text:list-item>
                  </text:list>
                </text:list-item>
              </text:list>
            </text:list-item>
          </text:list>
        </text:list-item>
      </text:list>
      <text:p text:style-name="Text_20_body"><text:span text:style-name="T96">požadavky: 4. úroveň<text:line-break/></text:span><text:span text:style-name="T8">dosah: 0<text:line-break/>rozsah: 1 tvor do vzdálenosti 8 sáhů<text:line-break/>vyvolání: 1 kolo<text:line-break/></text:span>trvání: 30 minut<text:line-break/>vyžaduje použijí 1 magu</text:p>
      <text:p text:style-name="Text_20_body"><text:span text:style-name="T8">Po seslání se kouzelník (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P166"><text:soft-page-break/></text:p>
      <text:list xml:id="list154624454174767" text:continue-numbering="true" text:style-name="WW8Num1">
        <text:list-item>
          <text:list>
            <text:list-item>
              <text:list>
                <text:list-item>
                  <text:list>
                    <text:list-item>
                      <text:h text:style-name="Heading_20_4" text:outline-level="4"><text:bookmark text:name="__RefHeading__2977_492158928"/>Modrý blesk *Artak bárak*</text:h>
                    </text:list-item>
                  </text:list>
                </text:list-item>
              </text:list>
            </text:list-item>
          </text:list>
        </text:list-item>
      </text:list>
      <text:p text:style-name="Text_20_body"><text:span text:style-name="T97">požadavky: 1. úroveň<text:line-break/></text:span><text:span text:style-name="T8">dosah: 10 sáhů<text:line-break/>rozsah: 1 protivník<text:line-break/>vyvolání: 1 kolo</text:span></text:p>
      <text:p text:style-name="P126">Z kouzelníkových očí směrem k cíli vyšlehne modrý blesk. Vyhodnocuje se jako útok kouzlem (tedy jako hod na seslání) s bonusem +5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126"/>
      <text:p text:style-name="P138">/*</text:p>
      <text:p text:style-name="P138">modrý<text:tab/><text:tab/>1 cíl<text:tab/><text:tab/>+0/+5</text:p>
      <text:p text:style-name="P138">zelené<text:tab/><text:tab/>2 cíle<text:tab/><text:tab/>-1/+6</text:p>
      <text:p text:style-name="P138">žluté<text:tab/><text:tab/>3 cíle<text:tab/><text:tab/>-1/+5</text:p>
      <text:p text:style-name="P138">fialové<text:tab/><text:tab/>4 cíle<text:tab/><text:tab/>-1/+4</text:p>
      <text:p text:style-name="P138">rudé<text:tab/><text:tab/>5 cílů<text:tab/><text:tab/>-1/+3</text:p>
      <text:p text:style-name="P138"/>
      <text:p text:style-name="P138">černý blesk<text:tab/>1 cíl<text:tab/><text:tab/>+2/+2</text:p>
      <text:p text:style-name="P138">*/</text:p>
      <text:p text:style-name="P166"/>
      <text:list xml:id="list154624503185560" text:continue-numbering="true" text:style-name="WW8Num1">
        <text:list-item>
          <text:list>
            <text:list-item>
              <text:list>
                <text:list-item>
                  <text:list>
                    <text:list-item>
                      <text:h text:style-name="Heading_20_4" text:outline-level="4"><text:bookmark text:name="__RefHeading__3160_606940407"/>Montyho čardáš *Montymero*</text:h>
                    </text:list-item>
                  </text:list>
                </text:list-item>
              </text:list>
            </text:list-item>
          </text:list>
        </text:list-item>
      </text:list>
      <text:p text:style-name="Text_20_body"><text:span text:style-name="T97">požadavky: 2. úroveň<text:line-break/></text:span><text:span text:style-name="T8">dosah: 10 sáhů<text:line-break/></text:span>rozsah: až 3 inteligentní protivníci<text:line-break/>vyvolání: 1 kolo<text:line-break/>trvání: 5 kol<text:line-break/>obranná dovednost: Jednání (Vůle)</text:p>
      <text:p text:style-name="Text_20_body"><text:span text:style-name="T8">Toto kouzlo účinkuje pouze na inteligentní cíle (tedy s vyšší než zvířecí inteligencí). Protivníci, kteří neuspějí v hodu na obranu proti kouzlu, jsou postiženi těžkým psychickým šokem a musí po dobu trvání kouzla zběsile tančit a křepčit. Dokud jsou pod vlivem kouzla, nemohou útočit, kouzlit a podobně a brání se pouze pasivně (viz kapitola </text:span><text:span text:style-name="T3">Boj – Pasivní obrana</text:span><text:span text:style-name="T8">). Při prvním utrpěném zranění však efekt kouzla pomine.</text:span></text:p>
      <text:p text:style-name="P29"/>
      <text:list xml:id="list154624530170640" text:continue-numbering="true" text:style-name="WW8Num1">
        <text:list-item>
          <text:list>
            <text:list-item>
              <text:list>
                <text:list-item>
                  <text:list>
                    <text:list-item>
                      <text:h text:style-name="Heading_20_4" text:outline-level="4"><text:bookmark text:name="__RefHeading__3344_1272288082"/>Najdi neviděné *Heurískon avidia*</text:h>
                    </text:list-item>
                  </text:list>
                </text:list-item>
              </text:list>
            </text:list-item>
          </text:list>
        </text:list-item>
      </text:list>
      <text:p text:style-name="Text_20_body"><text:span text:style-name="T97">požadavky: 1. úroveň<text:line-break/></text:span><text:span text:style-name="T8">dosah: 0<text:line-break/>rozsah: všude do osmi sáhů od kouzelníka<text:line-break/>vyvolání: 1 kolo<text:line-break/>trvání: 10 minut<text:line-break/>vyžaduje použití 1 magu</text:span></text:p>
      <text:p text:style-name="P126">Toto kouzlo zviditelní neviděné, kteří byli okamžiku seslání v rozsahu působení kouzla a po dobu trvání kouzla je umožní vidět v jejich pravé podobě. Obraz je ovšem nepřesný (asi jako trpaslíkovo infravidění). <text:soft-page-break/>Útoky na takto zviditelněné neviděné nejsou penalizovány postihem za neviditelný cíl. Nevidění opět zmizí, pokud se vzdálí více než 8 sáhů od kouzelníka.</text:p>
      <text:p text:style-name="P166"/>
      <text:list xml:id="list154624543188160" text:continue-numbering="true" text:style-name="WW8Num1">
        <text:list-item>
          <text:list>
            <text:list-item>
              <text:list>
                <text:list-item>
                  <text:list>
                    <text:list-item>
                      <text:h text:style-name="P216" text:outline-level="4"><text:bookmark text:name="__RefHeading__3438_2029160294"/>Nebezpečné ovoce *Mala mála*</text:h>
                    </text:list-item>
                  </text:list>
                </text:list-item>
              </text:list>
            </text:list-item>
          </text:list>
        </text:list-item>
      </text:list>
      <text:p text:style-name="Text_20_body"><text:span text:style-name="T8">požadavky: 3. úroveň<text:line-break/>vyvolání: 3 kola<text:line-break/>trvání: 8-10 minut</text:span></text:p>
      <text:p text:style-name="Text_20_body"><text:span text:style-name="T8">Toto poněkud netypické kouzlo vytvoří jednu hrušku – máslovku. Hruška je však zcela nepoživatelná, protože jakákoliv prudší manipulace způsobí výbuch.<text:line-break/><text:tab/>V jednu chvíli může mít kouzelník vytvořených maximálně tolik hrušek, kolik činí jeho hodnocení Čarování. Tvořit je každopádně musí postupně, každou z nich 3 kola.<text:line-break/><text:tab/>Hrušky se nejčastěji používají jako granáty, pravidla pro určení místa dopadu a efektu exploze najdeš v kapitole </text:span><text:span text:style-name="T3">Boj – Granáty a výbušniny</text:span><text:span text:style-name="T8">. Efekt výbuchu nebezpečného ovoce má poloměr 3 sáhy, síla exploze je rovna hodnocení Čarování kouzleníka, který ovoce seslal a zranění je +5. Pokud kouzelník při sesílání použil 1 mag, tak se síla exploze zvyšuje o 3.<text:line-break/><text:tab/>Po vypršení doby trvání kouzla toto ovoce samovolně vybuchuje.</text:span></text:p>
      <text:p text:style-name="Text_20_body"/>
      <text:list xml:id="list154624563191065" text:continue-numbering="true" text:style-name="WW8Num1">
        <text:list-item>
          <text:list>
            <text:list-item>
              <text:list>
                <text:list-item>
                  <text:list>
                    <text:list-item>
                      <text:h text:style-name="Heading_20_4" text:outline-level="4"><text:bookmark text:name="__RefHeading__3254_1071858212"/><text:span text:style-name="T8">Neviditelnost *Avidius*</text:span></text:h>
                    </text:list-item>
                  </text:list>
                </text:list-item>
              </text:list>
            </text:list-item>
          </text:list>
        </text:list-item>
      </text:list>
      <text:p text:style-name="Text_20_body"><text:span text:style-name="T97">požadavky: 4. úroveň<text:line-break/></text:span><text:span text:style-name="T8">dosah: dotyk<text:line-break/>rozsah: 1 tvor<text:line-break/>vyvolání: 2 kola<text:line-break/>trvání: 10 minut<text:line-break/>vyžaduje použití 1 magu</text:span></text:p>
      <text:p text:style-name="Text_20_body"><text:span text:style-name="T8">Postava, na kterou je toto kouzlo sesláno se spolu se vším, co má na sobě a co nese, stane neviditelnou, tj. nezjistitelnou žádným vizuálním prostředkem (zrakem, infraviděním atd.). Může ji však může detekovat kroll nebo hobit prostřednictvím své zvláštní schopnosti a může ji prozradit její okolí (zanechává za sebou stopy, rozhrnuje houští, pokud prší, tak je v dešti díra ve tvaru postavy, atd.) a také zvuky, které vydává.<text:line-break/><text:tab/>Postava se stane neviditelnou se všemi věcmi, které měla v okamžiku seslání při sobě. Pokud nějaký předmět odloží, stane se viditelným, pokud naopak něco sebere, stane se to neviditelným. Nese-li neviditelná postava lucernu či jiný zdroj světla, je jím okolí normálně osvětleno, pouze samotný zdroj není vidět.<text:line-break/><text:tab/>Neviditelnost má ovšem jeden docela podstatný háček: Po dobu, kdy je postava neviditelná, ani ona sama nevidí žádné jiné živé tvory ani věci, které mají u sebe (jako kdyby ona </text:span><text:span text:style-name="T34">neviditelnost</text:span><text:span text:style-name="T8"> neměla ale všichni ostatní ano). Neviditelné postavy se mezi sebou vidí – po seslání </text:span><text:span text:style-name="T34">neviditelnosti</text:span><text:span text:style-name="T8"> je tedy možné vidět neviditelné bytosti a bojovat s nimi bez postihů (výjimkou jsou nevidění, což je zvláštní skupina nehmotných nestvůr, jejichž neviditelnost má jiný původ).<text:line-break/><text:tab/>Neviditelná postava může bez omezení kouzlit (až na to, že na ostatní živé tvory kouzlí tak, jako by pro ni byli neviditelní).</text:span></text:p>
      <text:p text:style-name="P126"/>
      <text:p text:style-name="Text_20_body"/>
      <text:list xml:id="list154624580176641" text:continue-numbering="true" text:style-name="WW8Num1">
        <text:list-item>
          <text:list>
            <text:list-item>
              <text:list>
                <text:list-item>
                  <text:list>
                    <text:list-item>
                      <text:h text:style-name="Heading_20_4" text:outline-level="4"><text:bookmark text:name="__RefHeading__3070_1761741664"/>Odvrať neviděné *Purgo avidia*</text:h>
                    </text:list-item>
                  </text:list>
                </text:list-item>
              </text:list>
            </text:list-item>
          </text:list>
        </text:list-item>
      </text:list>
      <text:p text:style-name="Text_20_body"><text:span text:style-name="T97">požadavky: 2. úroveň</text:span><text:span text:style-name="T8"><text:line-break/>dosah: 0<text:line-break/>rozsah: všichni nevidění do vzdálenosti 6 sáhů od kouzelníka<text:line-break/>vyvolání: 1 kolo<text:line-break/>obranná dovednost: Nebezpečnost neviděného</text:span></text:p>
      <text:p text:style-name="Text_20_body"><text:soft-page-break/><text:span text:style-name="T8">Nevidění jsou zvláštní třídou velice nebezpečných nestvůr. Nemají žádnou hmotnou podstatu, jsou jen zhuštěnou zlou energií. Přítomnost těchto netvorů vyvolává pocit stísněnosti a ohrožení a jen s pomocí kouzla </text:span><text:span text:style-name="T34">najdi neviděné</text:span><text:span text:style-name="T8"> je možné spatřit jejich nezřetelné, matné obrysy.<text:line-break/><text:tab/>Bojovat s neviděnými je velice obtížné a kouzelníci znalí kouzla </text:span><text:span text:style-name="T34">odvrať neviděné</text:span><text:span text:style-name="T8"> mají jedinečnou možnost tomuto boji zabránit. Při odvracení neviděných se kouzelník jedno kolo soustředí a pokouší se zvrátit sílu, která z neviděných vyzařuje. Pokus se vyhodnocuje jako hod na seslání kouzla, neviděný se brání svou Nebezpečností + 1k6. Pokud kouzelník uspěje, neviděný se dává na útěk a bude se od kouzelníka držet co nejdál to bude možné. Tento efekt vydrží až do chvíle, než kouzelník usne nebo jiným způsobem ztratí vědomí. Pokud pokus o odvrácení daného neviděného neuspěje, kouzelník jej nedokáže odvrátit ani při opakovaných pokusech.</text:span></text:p>
      <text:p text:style-name="Text_20_body"/>
      <text:list xml:id="list154624613164572" text:continue-numbering="true" text:style-name="WW8Num1">
        <text:list-item>
          <text:list>
            <text:list-item>
              <text:list>
                <text:list-item>
                  <text:list>
                    <text:list-item>
                      <text:h text:style-name="Heading_20_4" text:outline-level="4"><text:bookmark text:name="__RefHeading__2857_270129214"/>Oheň *Igneum*</text:h>
                    </text:list-item>
                  </text:list>
                </text:list-item>
              </text:list>
            </text:list-item>
          </text:list>
        </text:list-item>
      </text:list>
      <text:p text:style-name="Text_20_body"><text:span text:style-name="T97">požadavky: 1. úroveň</text:span><text:span text:style-name="T8"><text:line-break/>dosah: 20 sáhů<text:line-break/>rozsah: 1 místo v dosahu<text:line-break/>vyvolání: 1 minuta<text:line-break/></text:span>trvání: dokud kouzelník neusne</text:p>
      <text:p text:style-name="Text_20_body"><text:span text:style-name="T8">Tímto kouzlem je možné kdekoliv v dosahu, kam kouzelník vidí, vytvořit magický oheň. Jeho maximální velikost závisí na kouzelníkovu hodnocení dovednosti Čarování, s jedničkovým hodnocením bude odpovídat plamenu jedné pochodně, s šestkovým to už může být pořádná vatra.<text:line-break/><text:tab/></text:span><text:span text:style-name="T34">Oheň</text:span><text:span text:style-name="T8"> je vázaný na místo, není možné jej seslat na předmět a ten potom hořící přenášet, mohou však od něj chytnout hořlavé předměty a ty pochopitelně při přenášení hořet budou. Cílem nemusí být jen pevné místo, je možné nechat </text:span><text:span text:style-name="T34">oheň</text:span><text:span text:style-name="T8"> hořet třeba i na vodě nebo sněhu, pod vodou však samozřejmě hořet nebude.<text:line-break/><text:tab/>Sesílání kouzla trvá dlouho a v jeho průběhu začínají být plameny čím dál tím víc zřejmé, takže je obvykle dost času z daného místa utéct. Pokud někdo přes to v plamenech zůstane (třeba proto, že je spoutaný a utéct nemůže), tak bude každé kolo čelit zranění ohněm rovnému (hodnocení Čarování kouzelníka + 1k6). Od zranění se odečítá 1k6, pokrytí zbroje cíle (nikoliv KZ) a případné odolnosti proti ohni.<text:line-break/><text:tab/></text:span>Kouzelník může mít v jednu chvíli seslaný jen jeden <text:span text:style-name="T34">oheň</text:span><text:span text:style-name="T8">. Pokud sešle další, předchozí kouzlo zmizí.</text:span></text:p>
      <text:p text:style-name="P166"/>
      <text:list xml:id="list154624627174596" text:continue-numbering="true" text:style-name="WW8Num1">
        <text:list-item>
          <text:list>
            <text:list-item>
              <text:list>
                <text:list-item>
                  <text:list>
                    <text:list-item>
                      <text:h text:style-name="Heading_20_4" text:outline-level="4"><text:bookmark text:name="__RefHeading__2679_1236622114"/><text:span text:style-name="T8">Ohnivý déšť *Nefelé ignea*</text:span></text:h>
                    </text:list-item>
                  </text:list>
                </text:list-item>
              </text:list>
            </text:list-item>
          </text:list>
        </text:list-item>
      </text:list>
      <text:p text:style-name="Text_20_body"><text:span text:style-name="T97">požadavky: 5. úroveň<text:line-break/></text:span><text:span text:style-name="T8">dosah: 20 sáhů<text:line-break/>rozsah: kruh o poloměru 5 sáhů<text:line-break/>vyvolání: 2 kola<text:line-break/>trvání: 1 kolo<text:line-break/>obranná dovednost: Boj zblízka (Uhýbání)</text:span></text:p>
      <text:p text:style-name="P126">Kouzelník začne vytvářet černý mrak (o poloměru asi 5 sáhů). Po skončení vyvolávání z mraku začne sršet ohnivý déšť a všichni, kdo se nacházejí v zasažené oblasti, musí čelit útoku se silou Čarování – 2 + 1k6 a zraněním +6. Od zranění se odečítá pokrytí zbroje cíle (nikoliv KZ) a případná odolnost proti ohni.<text:line-break/><text:tab/>Ohnivý déšť také může zapálit hořlavý materiál, asi jako kdyby byl na chvíli vystaven plamenům z hořící pochodně.</text:p>
      <text:p text:style-name="P166"/>
      <text:list xml:id="list154624647160724" text:continue-numbering="true" text:style-name="WW8Num1">
        <text:list-item>
          <text:list>
            <text:list-item>
              <text:list>
                <text:list-item>
                  <text:list>
                    <text:list-item>
                      <text:h text:style-name="Heading_20_4" text:outline-level="4"><text:bookmark text:name="__RefHeading__2502_1402843499"/>Protoplazma *Prorep tohabet*</text:h>
                    </text:list-item>
                  </text:list>
                </text:list-item>
              </text:list>
            </text:list-item>
          </text:list>
        </text:list-item>
      </text:list>
      <text:p text:style-name="Text_20_body"><text:span text:style-name="T97">požadavky: 2. úroveň</text:span><text:span text:style-name="T8"><text:line-break/>dosah: 10 sáhů<text:line-break/></text:span><text:soft-page-break/><text:span text:style-name="T8">rozsah: 1 protivník<text:line-break/>vyvolání: 1 kolo<text:line-break/>trvání: 2-7 kol<text:line-break/>obranná dovednost: Boj zblízka (Uhýbání)</text:span></text:p>
      <text:p text:style-name="P126">Po chvíli soustředění vytrysknou z kouzelníkových rozpažených rukou proudy lepkavého protoplazmatického slizu. Pokud cíl neuspěje v obraně proti kouzlu, musí si po dobu jeho trvání počítat postih -1 k ÚČ i OČ na všechny druhy fyzických útoků a obran a na všechna kouzla vyžadující gestikulaci a bude se pohybovat s postihem -4 k Rychlosti běhu.<text:line-break/><text:tab/>Sešle-li někdo na postavu pod vlivem kouzla protoplazma další protoplazmu, nedojde už k dalšímu zpomalení, ale trvání se může prodloužit na novou hodnotu (pokud nové trvání vyjde lépe).</text:p>
      <text:p text:style-name="P121"/>
      <text:list xml:id="list154624676160574" text:continue-numbering="true" text:style-name="WW8Num1">
        <text:list-item>
          <text:list>
            <text:list-item>
              <text:list>
                <text:list-item>
                  <text:list>
                    <text:list-item>
                      <text:h text:style-name="Heading_20_4" text:outline-level="4"><text:bookmark text:name="__RefHeading__2323_588121625"/>Rychlost *Hyperio*</text:h>
                    </text:list-item>
                  </text:list>
                </text:list-item>
              </text:list>
            </text:list-item>
          </text:list>
        </text:list-item>
      </text:list>
      <text:p text:style-name="Text_20_body"><text:span text:style-name="T96">požadavky: 3. úroveň<text:line-break/></text:span><text:span text:style-name="T8">dosah: dotyk<text:line-break/>rozsah: 1 tvor<text:line-break/>vyvolání: 1 kolo<text:line-break/>trvání: 1 minuta<text:line-break/>vyžaduje použití 1 magu</text:span></text:p>
      <text:p text:style-name="Text_20_body"><text:span text:style-name="T8">Cíl tohoto kouzla se bude po dobu jeho trvání pohybovat mnohem rychleji a započítá si bonus +6 k Běhu. Na jeho útočné ani obranné číslo kouzlo rychlosti nemá vliv.<text:line-break/><text:tab/>Opětovné seslání </text:span><text:span text:style-name="T34">rychlosti</text:span><text:span text:style-name="T8"> cíl už dál neurychlí, pouze prodlouží trvání na novou hodnotu.</text:span></text:p>
      <text:p text:style-name="Text_20_body"/>
      <text:list xml:id="list154624686183904" text:continue-numbering="true" text:style-name="WW8Num1">
        <text:list-item>
          <text:list>
            <text:list-item>
              <text:list>
                <text:list-item>
                  <text:list>
                    <text:list-item>
                      <text:h text:style-name="Heading_20_4" text:outline-level="4"><text:bookmark text:name="__RefHeading__2143_1935348469"/>Sugesce *Inirinsico*</text:h>
                    </text:list-item>
                  </text:list>
                </text:list-item>
              </text:list>
            </text:list-item>
          </text:list>
        </text:list-item>
      </text:list>
      <text:p text:style-name="Text_20_body"><text:span text:style-name="T97">požadavky: 1. úroveň</text:span><text:line-break/>dosah: 10 sáhů<text:line-break/><text:span text:style-name="T8">rozsah: nejvýše 3 inteligentní osoby<text:line-break/>vyvolání: 2 kola<text:line-break/>trvání: 10 minut<text:line-break/>obranná dovednost: Jednání (Vůle)</text:span></text:p>
      <text:p text:style-name="P126">Kouzelník se může takto cílovým osobám pokusit na dálku vsugerovat nějaký pocit (strach, únavu, vztek, bolest atd.). Pokud proti nějakému z cílů nastanou komplikace (neúspěch o 3 nebo více), tak si cíl uvědomí, že se jej někdo snaží ovlivnit. Při vážných komplikacích (neúspěch o 6 a více) bude dokonce přesně vědět, kdo za to může. Jak se cíle zachovají v případě úspěchu závisí čistě na nich (tedy na tom, jak na ně vsugerovaný pocit zapůsobí).</text:p>
      <text:p text:style-name="Text_20_body"/>
      <text:list xml:id="list154624706172302" text:continue-numbering="true" text:style-name="WW8Num1">
        <text:list-item>
          <text:list>
            <text:list-item>
              <text:list>
                <text:list-item>
                  <text:list>
                    <text:list-item>
                      <text:h text:style-name="P216" text:outline-level="4"><text:bookmark text:name="__RefHeading__1963_1699506768"/>Světlo *Luxmen*</text:h>
                    </text:list-item>
                  </text:list>
                </text:list-item>
              </text:list>
            </text:list-item>
          </text:list>
        </text:list-item>
      </text:list>
      <text:p text:style-name="Text_20_body"><text:span text:style-name="T97">požadavky: 1. úroveň<text:line-break/></text:span>dosah: 0<text:line-break/>rozsah: podle hodnocení Čarování<text:line-break/><text:span text:style-name="T8">vyvolání: 1 kolo<text:line-break/>trvání: 10 minut</text:span></text:p>
      <text:p text:style-name="Text_20_body"><text:span text:style-name="T8">Po seslání tohoto kouzla začne kouzelník vyzařovat světlo, jehož intenzita závisí na hodnocení Čarování kouzelníka: Hodnocení 1 odpovídá zhruba jedné pochodni, hodnocení 6 odpovídá silnému světlu v majáku. Dosvit je zhruba roven hodnocení Čarování sáhů a investováním jednoho magu je možné jej zdesetinásobit (světlo nebude intenzivnější, pouze dosvítí dál). Kouzelník samozřejmě může </text:span><text:span text:style-name="T34">Světlo</text:span><text:span text:style-name="T8"> seslat i s nižší než maximální možnou intenzitou.</text:span></text:p>
      <text:p text:style-name="Text_20_body"/>
      <text:list xml:id="list154624716191541" text:continue-numbering="true" text:style-name="WW8Num1">
        <text:list-item>
          <text:list>
            <text:list-item>
              <text:list>
                <text:list-item>
                  <text:list>
                    <text:list-item>
                      <text:h text:style-name="Heading_20_4" text:outline-level="4"><text:bookmark text:name="__RefHeading__13292_416654011"/><text:soft-page-break/>Ticho *Silenció*</text:h>
                    </text:list-item>
                  </text:list>
                </text:list-item>
              </text:list>
            </text:list-item>
          </text:list>
        </text:list-item>
      </text:list>
      <text:p text:style-name="Text_20_body"><text:span text:style-name="T97">požadavky: 4. úroveň<text:line-break/></text:span>dosah: 0<text:line-break/>rozsah: podle hodnocení Čarování<text:line-break/><text:span text:style-name="T8">vyvolání: 1 kolo<text:line-break/>trvání: 10 minut</text:span></text:p>
      <text:p text:style-name="P126">Na území do vzdálenosti (Čarování) sáhů od kouzelníka padne dokonalé ticho. Oblast se pohybuje s kouzelníkem. Nic, co je uvnitř, nevydává žádné zvuky a není to slyšet ani z vnějšku zasažené oblasti. Zvuky přicházející zvenčí uvnitř slyšet jsou. Krollův ultrasluch není zcela vyřazen, kroll pouze „nevidí“ dovnitř zasažené oblasti. Pokud je uvnitř, „vidí“ z ní ven. Účinky (rozsah působení) kouzla se zastaví na překážce, přes kterou by nepronikl zvuk.<text:line-break/><text:tab/>Investováním jednoho magu je možné poloměr zasažené oblasti zdesetinásobit.<text:line-break/></text:p>
      <text:list xml:id="list154624742176862" text:continue-numbering="true" text:style-name="WW8Num1">
        <text:list-item>
          <text:list>
            <text:list-item>
              <text:list>
                <text:list-item>
                  <text:list>
                    <text:list-item>
                      <text:h text:style-name="Heading_20_4" text:outline-level="4"><text:bookmark text:name="__RefHeading__6165_416654011"/>Tma *Obscurum*</text:h>
                    </text:list-item>
                  </text:list>
                </text:list-item>
              </text:list>
            </text:list-item>
          </text:list>
        </text:list-item>
      </text:list>
      <text:p text:style-name="Text_20_body"><text:span text:style-name="T97">požadavky: 3. úroveň<text:line-break/></text:span><text:span text:style-name="T8">dosah: 0<text:line-break/>rozsah: podle hodnocení Čarování<text:line-break/>vyvolání: 1 kolo<text:line-break/>trvání: 10 minut</text:span></text:p>
      <text:p text:style-name="P126">Na území do vzdálenosti (Čarování) sáhů od kouzelníka padne dokonalá tma. Oblast se pohybuje zároveň s kouzelníkem. Postavy mimo zasažené území nevidí nic kromě oblaku tmy; postavy uvnitř vidí všechno, co je venku, ale nic z toho, co je uvnitř. Trpaslíkovo infravidění je také vyřazeno. Účinky (rozsah působení) kouzla se zastaví na překážce, za kterou by neproniklo normální světlo.<text:line-break/><text:tab/>Investováním jednoho magu je možné poloměr zasažené oblasti zdesetinásobit.</text:p>
      <text:p text:style-name="Text_20_body"/>
      <text:list xml:id="list154624752184698" text:continue-numbering="true" text:style-name="WW8Num1">
        <text:list-item>
          <text:list>
            <text:list-item>
              <text:list>
                <text:list-item>
                  <text:list>
                    <text:list-item>
                      <text:h text:style-name="Heading_20_4" text:outline-level="4"><text:bookmark text:name="__RefHeading__2915_416654011"/>Vodní dech *Aqua spiro*</text:h>
                    </text:list-item>
                  </text:list>
                </text:list-item>
              </text:list>
            </text:list-item>
          </text:list>
        </text:list-item>
      </text:list>
      <text:p text:style-name="Text_20_body"><text:span text:style-name="T97">požadavky: 5. úroveň<text:line-break/></text:span><text:span text:style-name="T8">dosah: dotyk<text:line-break/>rozsah: 1 tvor<text:line-break/>vyvolání: 3 kola<text:line-break/>trvání: 10 minut</text:span></text:p>
      <text:p text:style-name="P126">Kouzlo umožní jednomu tvoru dýchat ve vodě stejně dobře jako ve vzduchu. Investování jednoho magu mu dokonce umožní pod vodou mluvit (a tedy například i sesílat zaklínadla vyžadující zaklínání).</text:p>
      <text:p text:style-name="Text_20_body"/>
      <text:list xml:id="list154624764171284" text:continue-numbering="true" text:style-name="WW8Num1">
        <text:list-item>
          <text:list>
            <text:list-item>
              <text:list>
                <text:list-item>
                  <text:list>
                    <text:list-item>
                      <text:h text:style-name="Heading_20_4" text:outline-level="4"><text:bookmark text:name="__RefHeading__1245_1256013735"/>Zaklep *Taptap*</text:h>
                    </text:list-item>
                  </text:list>
                </text:list-item>
              </text:list>
            </text:list-item>
          </text:list>
        </text:list-item>
      </text:list>
      <text:p text:style-name="Standard"><text:span text:style-name="T97">požadavky: 3. úroveň</text:span><text:span text:style-name="T8"><text:line-break/>dosah: 20 sáhů<text:line-break/>rozsah: jeden zámek nebo závora<text:line-break/>vyvolání: 2 kola<text:line-break/>trvání: ihned<text:line-break/>vyžaduje použití 1 magu<text:line-break/></text:span></text:p>
      <text:p text:style-name="Text_20_body"><text:span text:style-name="T8">Tímto kouzlem je možné otevřít libovolný zámek, zástrčku nebo závoru. Kromě toho je jím také možné otevřít dveře zavřené kouzly </text:span><text:span text:style-name="T34">zamkni</text:span><text:span text:style-name="T8"> a </text:span><text:span text:style-name="T34">čarodějův zámek</text:span><text:span text:style-name="T8"> (toto kouzlo najdeš v DrD Pravidlech pro pokročilé) a také všechny kombinace výše uvedených překážek (např. dveře zamčené, zavřené na závoru a zajištěné kouzlem).<text:line-break/><text:tab/>Pokud je zámek příliš složitý (kvalita větší než 2), tak použití kouzla </text:span><text:span text:style-name="T34">zaklep</text:span><text:span text:style-name="T8"> pouze poskytne bonus </text:span><text:soft-page-break/><text:span text:style-name="T8">+2 k dovednosti Zlodějské praktiky (Otevírání zámků) pro následné pokusy zámek otevřít a současně také zneguje zvýšení obtížnosti dané uvedenými uzamykacími kouzly.<text:line-break/><text:tab/>Použití kouzla </text:span><text:span text:style-name="T34">zaklep</text:span><text:span text:style-name="T8"> neodstraní případné zamykací kouzlo, takže pokud se dveře znovu zavřou, začne opět působit.</text:span></text:p>
      <text:p text:style-name="Standard"/>
      <text:list xml:id="list154624783165484" text:continue-numbering="true" text:style-name="WW8Num1">
        <text:list-item>
          <text:list>
            <text:list-item>
              <text:list>
                <text:list-item>
                  <text:list>
                    <text:list-item>
                      <text:h text:style-name="Heading_20_4" text:outline-level="4"><text:bookmark text:name="__RefHeading__1065_552295790"/>Zamkni *Linol*</text:h>
                    </text:list-item>
                  </text:list>
                </text:list-item>
              </text:list>
            </text:list-item>
          </text:list>
        </text:list-item>
      </text:list>
      <text:p text:style-name="Text_20_body"><text:span text:style-name="T97">požadavky: 3. úroveň<text:line-break/></text:span><text:span text:style-name="T8">dosah: 2 sáhy<text:line-break/>rozsah: jeden zámek<text:line-break/>vyvolání: 2 kola<text:line-break/>trvání: 30 minut<text:line-break/>vyžaduje použití 1 magu</text:span></text:p>
      <text:p text:style-name="P126">Toto kouzlo po dobu trvání magicky uzamkne jeden zámek (například na dveřích, truhlici nebo okovech) a zvýší obtížnost odemknutí zámku jinak než správným klíčem o hodnocení Čarování kouzelníka. Zamčené dveře je stále možné vyrazit (truhlu rozbít, atd.), na to kouzlo nemá žádný vliv. <text:line-break/><text:tab/>Kouzelník, který zámek zamkl, jej může otevřít, aniž by musel kouzlo zrušit. Při seslání také může určit otevírací slovo, s jehož pomocí může vstup otevřít každý, kdo jej vysloví.<text:line-break/><text:tab/>Opakované seslání na stejný zámek nezvyšuje obtížnost otevření, pouze prodlouží trvání kouzla na novou hodnotu.</text:p>
      <text:p text:style-name="Text_20_body"/>
      <text:list xml:id="list154624809188064" text:continue-numbering="true" text:style-name="WW8Num1">
        <text:list-item>
          <text:list>
            <text:list-item>
              <text:list>
                <text:list-item>
                  <text:list>
                    <text:list-item>
                      <text:h text:style-name="Heading_20_4" text:outline-level="4"><text:bookmark text:name="__RefHeading__905_681294674"/>Zelené blesky *Járak bárak*</text:h>
                    </text:list-item>
                  </text:list>
                </text:list-item>
              </text:list>
            </text:list-item>
          </text:list>
        </text:list-item>
      </text:list>
      <text:p text:style-name="Text_20_body"><text:span text:style-name="T97">požadavky: 2. úroveň<text:line-break/></text:span><text:span text:style-name="T8">dosah: 10 sáhů<text:line-break/>rozsah: 1 nebo 2 protivníci v dosahu<text:line-break/>vyvolání: 1 kolo</text:span></text:p>
      <text:p text:style-name="P126">Toto kouzlo se podobá modrým bleskům, umožňuje však zasáhnout až dva cíle současně.<text:line-break/><text:tab/>Vyhodnocuje se jako útok kouzlem (tedy jako hod na seslání) s postihem -1 k hodu na seslání a bonusem +6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29"/>
      <text:list xml:id="list154624819192316" text:continue-numbering="true" text:style-name="WW8Num1">
        <text:list-item>
          <text:list>
            <text:list-item>
              <text:list>
                <text:list-item>
                  <text:list>
                    <text:list-item>
                      <text:h text:style-name="Heading_20_4" text:outline-level="4"><text:bookmark text:name="__RefHeading__3871_2029073874"/><text:span text:style-name="T8">Zenerova <text:s/>karta *Zenerchart*</text:span></text:h>
                    </text:list-item>
                  </text:list>
                </text:list-item>
              </text:list>
            </text:list-item>
          </text:list>
        </text:list-item>
      </text:list>
      <text:p text:style-name="Text_20_body"><text:span text:style-name="T97">požadavky: 4. úroveň<text:line-break/></text:span><text:span text:style-name="T8">dosah: 10 sáhů<text:line-break/></text:span>rozsah: 1 opalizující obláček<text:line-break/>vyvolání: 2 kola<text:line-break/>trvání: 1 minuta<text:line-break/>obranná dovednost: Jednání (Vůle)</text:p>
      <text:p text:style-name="Text_20_body"><text:span text:style-name="T8">Kouzelník vytvoří opalizující obláček, v němž se začnou zjevovat magické karty. Každý inteligentní tvor, který na něj po dobu trvání pohlédne, si musí hodit na odolání proti hodu na seslání kouzla a když neuspěje, tak po zbytek trvání kouzla ustrne a nebude vůbec vnímat svoje okolí. Pokud bude po tuto dobu cílem útoku, brání se pouze pasivně a jakékoliv utrpěné zranění jej z efektu kouzla vysvobodí. Další možností, jak kouzlo zrušit, je odtáhnout cíl z výhledu na obláček. Obláček může úspěšně „lapit“ pouze jednoho tvora, pro případné další už nebude nebezpečný. Kouzelník také může mít v jednu chvíli aktivní jen jednu </text:span><text:span text:style-name="T34">Zenerovu kartu</text:span><text:span text:style-name="T8">, seslání další automaticky zruší předchozí a propustí případnou „lapenou“ oběť. </text:span><text:span text:style-name="T86"><text:line-break/><text:tab/>Je také dobré poznamenat, že obláček nerozlišuje mezi přáteli a nepřáteli. Jediný, na koho nepůsobí, je kouzelník, který jej seslal.</text:span></text:p>
      <text:p text:style-name="P29"><text:soft-page-break/></text:p>
      <text:list xml:id="list154624829176107" text:continue-numbering="true" text:style-name="WW8Num1">
        <text:list-item>
          <text:list>
            <text:list-item>
              <text:list>
                <text:list-item>
                  <text:list>
                    <text:list-item>
                      <text:h text:style-name="Heading_20_4" text:outline-level="4"><text:bookmark text:name="__RefHeading__907_681294674"/>Zlom kouzlo *Frangoetia*</text:h>
                    </text:list-item>
                  </text:list>
                </text:list-item>
              </text:list>
            </text:list-item>
          </text:list>
        </text:list-item>
      </text:list>
      <text:p text:style-name="Text_20_body"><text:span text:style-name="T97">požadavky: 5. úroveň<text:line-break/></text:span><text:span text:style-name="T8">dosah: dotyk<text:line-break/>rozsah: 1 tvor<text:line-break/>vyvolání: 10 kol<text:line-break/>trvání: ihned<text:line-break/>vyžaduje použití 1 magu</text:span></text:p>
      <text:p text:style-name="Text_20_body"><text:span text:style-name="T8">Pomocí tohoto kouzla je možné odstranit účinky psychických kouzelnických kouzel (tj. takových kouzel, které působí na psychiku oběti, například sugesce nebo hypnóza) na cílovou osobu. Zrušení je automatické, není třeba nic házet. </text:span><text:span text:style-name="T34">Zlom kouzlo</text:span><text:span text:style-name="T8"> zruší dokonce i dodatečné efekty (například případný posthypnotický příkaz).</text:span></text:p>
      <text:p text:style-name="Text_20_body"/>
      <text:list xml:id="list154624847170952" text:continue-numbering="true" text:style-name="WW8Num1">
        <text:list-item>
          <text:list>
            <text:list-item>
              <text:list>
                <text:list-item>
                  <text:h text:style-name="P223" text:outline-level="3"><text:bookmark text:name="__RefHeading__6243_680152062"/><text:bookmark text:name="__RefHeading__6034_585935303"/><text:bookmark text:name="__RefHeading__5827_1842958974"/><text:bookmark text:name="__RefHeading__5627_1310750014"/><text:bookmark text:name="__RefHeading__5431_1220005542"/><text:bookmark text:name="__RefHeading__5241_1695420038"/><text:bookmark text:name="__RefHeading__5050_1017986065"/><text:bookmark text:name="__RefHeading__4866_1577118845"/><text:bookmark text:name="__RefHeading__4686_1310006689"/><text:bookmark text:name="__RefHeading__4501_1444625655"/><text:bookmark text:name="__RefHeading__4326_1606745807"/><text:bookmark text:name="__RefHeading__4141_389828191"/><text:bookmark text:name="__RefHeading__3959_166433791"/><text:bookmark text:name="__RefHeading__13296_416654011"/><text:bookmark text:name="__RefHeading__3873_2029073874"/><text:bookmark text:name="__RefHeading__721_1665772393"/><text:bookmark text:name="__RefHeading__489_1505329582"/><text:bookmark text:name="__RefHeading__487_1505329582"/><text:bookmark text:name="__RefHeading__485_1505329582"/><text:bookmark text:name="__RefHeading__483_1505329582"/><text:bookmark text:name="__RefHeading__481_1505329582"/><text:bookmark text:name="__RefHeading__3526_1767808843"/><text:bookmark text:name="__RefHeading__481_15053295821"/><text:bookmark text:name="__RefHeading__487_15053295821"/><text:bookmark text:name="__RefHeading__479_1505329582"/><text:bookmark text:name="__RefHeading__477_1505329582"/><text:bookmark text:name="__RefHeading__475_1505329582"/><text:bookmark text:name="__RefHeading__973_1800846094"/><text:bookmark text:name="__RefHeading__1153_504877730"/><text:bookmark text:name="__RefHeading__3699_1539619621"/><text:bookmark text:name="__RefHeading__15230_4166540111"/><text:bookmark text:name="__RefHeading__11443_4166540111"/><text:bookmark text:name="__RefHeading__3791_1016505843"/><text:bookmark text:name="__RefHeading__3612_575115563"/><text:bookmark text:name="__RefHeading__2590_1914700735"/><text:bookmark text:name="__RefHeading__2768_1037820875"/><text:bookmark text:name="__RefHeading__2979_492158928"/><text:bookmark text:name="__RefHeading__3162_606940407"/><text:bookmark text:name="__RefHeading__3346_1272288082"/><text:bookmark text:name="__RefHeading__3440_2029160294"/><text:bookmark text:name="__RefHeading__3256_1071858212"/><text:bookmark text:name="__RefHeading__3072_1761741664"/><text:bookmark text:name="__RefHeading__2859_270129214"/><text:bookmark text:name="__RefHeading__2681_1236622114"/><text:bookmark text:name="__RefHeading__2504_1402843499"/><text:bookmark text:name="__RefHeading__2325_588121625"/><text:bookmark text:name="__RefHeading__2145_1935348469"/><text:bookmark text:name="__RefHeading__1965_1699506768"/><text:bookmark text:name="__RefHeading__13294_416654011"/><text:bookmark text:name="__RefHeading__6167_416654011"/><text:bookmark text:name="__RefHeading__2917_416654011"/><text:bookmark text:name="__RefHeading__1247_1256013735"/><text:bookmark text:name="__RefHeading__1067_552295790"/><text:bookmark text:name="__RefHeading__491_1505329582"/><text:bookmark text:name="__RefHeading__4049_390576214"/><text:bookmark text:name="__RefHeading__4233_1074358857"/><text:bookmark text:name="__RefHeading__4417_1736126469"/><text:bookmark text:name="__RefHeading__4594_630685431"/><text:bookmark text:name="__RefHeading__4775_913315267"/><text:bookmark text:name="__RefHeading__4959_1163710135"/><text:bookmark text:name="__RefHeading__5143_952857884"/><text:bookmark text:name="__RefHeading__5338_470946183"/><text:bookmark text:name="__RefHeading__5524_1112796876"/><text:bookmark text:name="__RefHeading__5725_704881804"/><text:bookmark text:name="__RefHeading__5930_1574798422"/><text:bookmark text:name="__RefHeading__6138_613080586"/>Kouzelné svitky</text:h>
                </text:list-item>
              </text:list>
            </text:list-item>
          </text:list>
        </text:list-item>
      </text:list>
      <text:p text:style-name="P163">Ve světě Dračího doupěte existuje několik druhů svitků. Většina z nich jsou obyčejné nemagické texty, používané například k záznamu kouzel – z takových se učíš svá kouzla. Kromě toho existují dva druhy svitků magických: Alchymistické, které mají nějaký předem daný efekt a aktivují se rozlomením pečeti a kouzelnické, s jejichž pomocí je možné sesílat kouzelnická kouzla.<text:line-break/><text:tab/>Kouzelnické svitky dokáží vyrábět až postavy vyšších úrovní, zde se pouze popíšeme, jak se používají, jako kouzelník totiž při tom máš docela podstatnou výhodu v tom, že můžeš posílit efekt kouzla ze svitku použitím vlastní magenergie.<text:line-break/><text:tab/>Na rozdíl od použití alchymistických svitků při použití kouzlenických magických svitků nestačí zlomit pečeť, je třeba svitek přečíst. Postava, která svitek čte, sesílané kouzlo nemusí znát a dokonce ani sama nemusí být kouzelník, stačí, když má dovednost Čarování alespoň na stupni 1 (postava bez znalosti Čarování postava nezná magické symboly a svitek přečíst nedokáže). Vlastní seslání kouzla ze svitku pak probíhá úplně stejně, jako kdyby dané kouzlo sesílal kouzelník, do hodu na seslání se však počítá hodnocení Čarování postavy, která svitek čte, nikoliv té, která svitek vytvořila. Pokud je postava kouzelník, tak má navíc možnost použít 1 mag ze své vlastní magenergie a získat tak k hodu na seslání obvyklý bonus +3 a současně tak docílit efektu uvedeného v popisu kouzla pro použití magenergie při seslání kouzla. Kouzla ze svitků není možné seslat bez gestikulace a zaklínání (a to ani když je postava kouzelník a zaplatí bod ze své magenergie). Každý kouzelnický svitek je možné použít pouze jednou (ať už úspěšně či neúspěšně), po té veškeré písmo ze svitku zmizí a stejně tak zmizí i magenergie, kterou byl svitek nabit.</text:p>
      <text:p text:style-name="Standard"/>
      <text:list xml:id="list154624874163367" text:continue-numbering="true" text:style-name="WW8Num1">
        <text:list-item>
          <text:list>
            <text:list-item>
              <text:list>
                <text:list-item>
                  <text:h text:style-name="Heading_20_3" text:outline-level="3"><text:bookmark text:name="__RefHeading__6245_680152062"/><text:bookmark text:name="__RefHeading__6036_585935303"/><text:bookmark text:name="__RefHeading__5829_1842958974"/><text:bookmark text:name="__RefHeading__5629_1310750014"/><text:bookmark text:name="__RefHeading__5433_1220005542"/><text:bookmark text:name="__RefHeading__5243_1695420038"/><text:bookmark text:name="__RefHeading__5052_1017986065"/><text:bookmark text:name="__RefHeading__4868_1577118845"/><text:bookmark text:name="__RefHeading__4688_1310006689"/><text:bookmark text:name="__RefHeading__4503_1444625655"/><text:bookmark text:name="__RefHeading__4328_1606745807"/><text:bookmark text:name="__RefHeading__4143_389828191"/><text:bookmark text:name="__RefHeading__3961_166433791"/><text:bookmark text:name="__RefHeading__2508_1402843499"/><text:bookmark text:name="__RefHeading__3875_2029073874"/><text:bookmark text:name="__RefHeading__723_1665772393"/><text:bookmark text:name="__RefHeading__501_1505329582"/><text:bookmark text:name="__RefHeading__499_1505329582"/><text:bookmark text:name="__RefHeading__497_1505329582"/><text:bookmark text:name="__RefHeading__495_1505329582"/><text:bookmark text:name="__RefHeading__493_1505329582"/><text:bookmark text:name="__RefHeading__977_1800846094"/><text:bookmark text:name="__RefHeading__3528_1767808843"/><text:bookmark text:name="__RefHeading__1155_504877730"/><text:bookmark text:name="__RefHeading__975_1800846094"/><text:bookmark text:name="__RefHeading__815_695059573"/><text:bookmark text:name="__RefHeading__815_6950595731"/><text:bookmark text:name="__RefHeading__975_18008460941"/><text:bookmark text:name="__RefHeading__1155_5048777301"/><text:bookmark text:name="__RefHeading__1335_11170289951"/><text:bookmark text:name="__RefHeading__4496_4166540111"/><text:bookmark text:name="__RefHeading__3701_1539619621"/><text:bookmark text:name="__RefHeading__2413_354735483"/><text:bookmark text:name="__RefHeading__2233_374322643"/><text:bookmark text:name="__RefHeading__2053_425077428"/><text:bookmark text:name="__RefHeading__3793_1016505843"/><text:bookmark text:name="__RefHeading__3614_575115563"/><text:bookmark text:name="__RefHeading__2055_425077428"/><text:bookmark text:name="__RefHeading__2235_374322643"/><text:bookmark text:name="__RefHeading__2415_354735483"/><text:bookmark text:name="__RefHeading__2592_1914700735"/><text:bookmark text:name="__RefHeading__2770_1037820875"/><text:bookmark text:name="__RefHeading__2981_492158928"/><text:bookmark text:name="__RefHeading__3164_606940407"/><text:bookmark text:name="__RefHeading__3348_1272288082"/><text:bookmark text:name="__RefHeading__3442_2029160294"/><text:bookmark text:name="__RefHeading__3258_1071858212"/><text:bookmark text:name="__RefHeading__3074_1761741664"/><text:bookmark text:name="__RefHeading__2861_270129214"/><text:bookmark text:name="__RefHeading__2683_1236622114"/><text:bookmark text:name="__RefHeading__2506_1402843499"/><text:bookmark text:name="__RefHeading__2327_588121625"/><text:bookmark text:name="__RefHeading__2147_1935348469"/><text:bookmark text:name="__RefHeading__1967_1699506768"/><text:bookmark text:name="__RefHeading__4051_390576214"/><text:bookmark text:name="__RefHeading__4235_1074358857"/><text:bookmark text:name="__RefHeading__4419_1736126469"/><text:bookmark text:name="__RefHeading__4596_630685431"/><text:bookmark text:name="__RefHeading__4777_913315267"/><text:bookmark text:name="__RefHeading__4961_1163710135"/><text:bookmark text:name="__RefHeading__5145_952857884"/><text:bookmark text:name="__RefHeading__5340_470946183"/><text:bookmark text:name="__RefHeading__5526_1112796876"/><text:bookmark text:name="__RefHeading__5727_704881804"/><text:bookmark text:name="__RefHeading__5932_1574798422"/><text:bookmark text:name="__RefHeading__6140_613080586"/>Vyvolání přítele</text:h>
                </text:list-item>
              </text:list>
            </text:list-item>
          </text:list>
        </text:list-item>
      </text:list>
      <text:p text:style-name="P126">Požadavky: 3. úroveň, Čarování 4<text:line-break/>Cena: 4 profibody</text:p>
      <text:p text:style-name="P126">Od třetí úrovně výš se kouzelník může naučit povolat si přítele. Přítel může jeden z následujících tvorů: černá kočka, havran nebo ďáblík (ďáblík je 30 coulů vysoký, rudooký, chlupatý, skřetu podobný tvor s koňskými kopyty a rozšklebeným obličejem). Kouzelník si může vybrat, kterého přítele se chce naučit povolávat, muže to však být jen jeden z nich.<text:line-break/><text:tab/>Všichni přátelé mohou v omezené míře kouzlit. Mají vlastní magenergii (o 2 magy méně než kouzelník) a mohou seslat všechna kouzla, která zná jejich pán, ale nemohou při tom mluvit ani gestikulovat (a to ani ďáblík), takže je vždy sesílají za cenu 1 magu a bez +3 bonusu k hodu na seslání.<text:line-break/><text:tab/>Svou magenergii si nedokáží sami doplnit, získávají ji vždy jen spolu s kouzelníkem ve chvíli, kdy <text:s/>zaostřuje vůli.</text:p>
      <text:p text:style-name="Text_20_body"/>
      <text:p text:style-name="Text_20_body"><text:span text:style-name="T8">Parametry jednotlivých přítel shrnuje odstavec </text:span><text:span text:style-name="T3">Parametry kouzelníkových přátel</text:span><text:span text:style-name="T8">. Každý přítel kromě toho má nějakou zvláštní schopnost:</text:span></text:p>
      <text:list xml:id="list5678656883888431136" text:style-name="WW8Num13">
        <text:list-item>
          <text:p text:style-name="P129"><text:soft-page-break/>Kočka se umí pohybovat tiše a nenápadně a dobře vidí v šeru i v částečné tmě (o 1 nižší postihy za snížené osvětlení, pokud není úplná tma).</text:p>
        </text:list-item>
        <text:list-item>
          <text:p text:style-name="P129">Havran umí létat.</text:p>
        </text:list-item>
        <text:list-item>
          <text:p text:style-name="P129">Ďáblík se umí se teleportovat – to znamená, že se v jednom kole přemístí z jednoho místa na druhé – a to až do vzdálenosti 100 sáhů. Každý teleport jej stojí 1 mag a ďáblík musí cílové místo vidět, nebo na něm už někdy před tím musel být. Teleportuje se se vším, co nese (což při jeho velikosti nemůže být moc).</text:p>
        </text:list-item>
      </text:list>
      <text:p text:style-name="P126">Přítel je normální živý tvor, musí jíst a pít a pokud jeho pán zemře, přítel ztratí svoje zvláštní schopnosti a vrátí se ke svým druhům. Všichni přátelé rozumějí lidské řeči, ale mluvit neumějí. Pokud jsou blíže než 200 sáhů, kouzelník se s nimi může dorozumívat myšlenkami. Pokud jsou dále, řídí se vlastním rozumem a v nouzi se dostaví ke svému pánu pro instrukce. Nikdo jiný (dokonce ani jiný kouzelník) se s nimi nedomluví. Všechny přátele je možné používat jako nenápadné vyzvědače, posílat je do nepřátelských ležení a podobně.<text:line-break/><text:tab/>Vyvolání přítele trvá 2 hodiny, během kterých se musí kouzelník důkladně se soustředit. Přítel se následně nemusí objevit hned, může trvat i několik dní, než si kouzelníka najde. Pokud přítel zahyne, může si kouzelník přivolat nového, ale musí to být stejný druh.</text:p>
      <text:p text:style-name="Text_20_body"/>
      <text:list xml:id="list154624910169493" text:continue-list="list154624874163367" text:style-name="WW8Num1">
        <text:list-item>
          <text:list>
            <text:list-item>
              <text:list>
                <text:list-item>
                  <text:list>
                    <text:list-item>
                      <text:h text:style-name="Heading_20_4" text:outline-level="4">Parametry kouzelníkových přátel</text:h>
                    </text:list-item>
                  </text:list>
                </text:list-item>
              </text:list>
            </text:list-item>
          </text:list>
        </text:list-item>
      </text:list>
      <text:p text:style-name="Text_20_body">Některé z parametrů přátel rostou s hodnocením Čarování kouzelníka, který jej vyvolal (není na to třeba přítele vyvolávat znovu, schopnosti přítele automaticky rostou s tím, jak se zvyšují znalosti jeho pána).</text:p>
      <text:p text:style-name="Text_20_body">Všichni přátelé mají 4 životy.</text:p>
      <text:p text:style-name="Text_20_body">OČ (úhyb) = Čarování – 1</text:p>
      <text:p text:style-name="Text_20_body">ÚČ = 0 + (0/+1 – drápy a zuby kočky nebo ďáblíka, případně zobák či spáry havrana) = 0/+1</text:p>
      <text:p text:style-name="Text_20_body">Kočka má navíc dovednost Skrytý pohyb rovnou hodnocení Čarování jejího pána.</text:p>
      <text:p text:style-name="Text_20_body"/>
      <text:list xml:id="list154624944179804" text:continue-numbering="true" text:style-name="WW8Num1">
        <text:list-item>
          <text:list>
            <text:list-item>
              <text:h text:style-name="Heading_20_2" text:outline-level="2"><text:bookmark text:name="__RefHeading__6247_680152062"/><text:bookmark text:name="__RefHeading__6038_585935303"/><text:bookmark text:name="__RefHeading__5831_1842958974"/><text:bookmark text:name="__RefHeading__5631_1310750014"/><text:bookmark text:name="__RefHeading__5435_1220005542"/><text:bookmark text:name="__RefHeading__5245_1695420038"/><text:bookmark text:name="__RefHeading__5054_1017986065"/><text:bookmark text:name="__RefHeading__4870_1577118845"/><text:bookmark text:name="__RefHeading__4690_1310006689"/><text:bookmark text:name="__RefHeading__4505_1444625655"/><text:bookmark text:name="__RefHeading__4330_1606745807"/><text:bookmark text:name="__RefHeading__4145_389828191"/><text:bookmark text:name="__RefHeading__3963_166433791"/><text:bookmark text:name="__RefHeading__2865_270129214"/><text:bookmark text:name="__RefHeading__3877_2029073874"/><text:bookmark text:name="__RefHeading__6169_416654011"/><text:bookmark text:name="__RefHeading__2919_416654011"/><text:bookmark text:name="__RefHeading__1249_1256013735"/><text:bookmark text:name="__RefHeading__1069_552295790"/><text:bookmark text:name="__RefHeading__817_695059573"/><text:bookmark text:name="__RefHeading__503_1505329582"/><text:bookmark text:name="__RefHeading__909_681294674"/><text:bookmark text:name="__RefHeading__725_1665772393"/><text:bookmark text:name="__RefHeading__467_1157328300"/><text:bookmark text:name="__RefHeading__1729_547978412"/><text:bookmark text:name="__RefHeading__509_1505329582"/><text:bookmark text:name="__RefHeading__507_1505329582"/><text:bookmark text:name="__RefHeading__979_1800846094"/><text:bookmark text:name="__RefHeading__3530_1767808843"/><text:bookmark text:name="__RefHeading__1335_1117028995"/><text:bookmark text:name="__RefHeading__4496_416654011"/><text:bookmark text:name="__RefHeading__11443_416654011"/><text:bookmark text:name="__RefHeading__15230_416654011"/><text:bookmark text:name="__RefHeading__3703_1539619621"/><text:bookmark text:name="__RefHeading__3795_1016505843"/><text:bookmark text:name="__RefHeading__3616_575115563"/><text:bookmark text:name="__RefHeading__2057_425077428"/><text:bookmark text:name="__RefHeading__2237_374322643"/><text:bookmark text:name="__RefHeading__2417_354735483"/><text:bookmark text:name="__RefHeading__2594_1914700735"/><text:bookmark text:name="__RefHeading__2772_1037820875"/><text:bookmark text:name="__RefHeading__2983_492158928"/><text:bookmark text:name="__RefHeading__3166_606940407"/><text:bookmark text:name="__RefHeading__3350_1272288082"/><text:bookmark text:name="__RefHeading__505_1505329582"/><text:bookmark text:name="__RefHeading__819_695059573"/><text:bookmark text:name="__RefHeading__911_681294674"/><text:bookmark text:name="__RefHeading__727_1665772393"/><text:bookmark text:name="__RefHeading__469_1157328300"/><text:bookmark text:name="__RefHeading__3444_2029160294"/><text:bookmark text:name="__RefHeading__3260_1071858212"/><text:bookmark text:name="__RefHeading__3076_1761741664"/><text:bookmark text:name="__RefHeading__2863_270129214"/><text:bookmark text:name="__RefHeading__2685_1236622114"/><text:bookmark text:name="__RefHeading__4053_390576214"/><text:bookmark text:name="__RefHeading__4237_1074358857"/><text:bookmark text:name="__RefHeading__4421_1736126469"/><text:bookmark text:name="__RefHeading__4598_630685431"/><text:bookmark text:name="__RefHeading__4779_913315267"/><text:bookmark text:name="__RefHeading__4963_1163710135"/><text:bookmark text:name="__RefHeading__5147_952857884"/><text:bookmark text:name="__RefHeading__5342_470946183"/><text:bookmark text:name="__RefHeading__5528_1112796876"/><text:bookmark text:name="__RefHeading__5729_704881804"/><text:bookmark text:name="__RefHeading__5934_1574798422"/><text:bookmark text:name="__RefHeading__6142_613080586"/>Zloděj</text:h>
            </text:list-item>
          </text:list>
        </text:list-item>
      </text:list>
      <text:p text:style-name="Text_20_body">Zloděj, podobně jako válečník, spoléhá hlavně na své dovednosti, především Jednání a Zlodějské praktiky. Může se však naučit několik zvláštních schopností, které přesahují možnosti běžných smrtelníků.</text:p>
      <text:p text:style-name="Text_20_body"/>
      <text:list xml:id="list154624955175550" text:continue-numbering="true" text:style-name="WW8Num1">
        <text:list-item>
          <text:list>
            <text:list-item>
              <text:list>
                <text:list-item>
                  <text:list>
                    <text:list-item>
                      <text:list>
                        <text:list-item>
                          <text:h text:style-name="Heading_20_5" text:outline-level="5">Probodnutí ze zálohy</text:h>
                        </text:list-item>
                      </text:list>
                    </text:list-item>
                  </text:list>
                </text:list-item>
              </text:list>
            </text:list-item>
          </text:list>
        </text:list-item>
      </text:list>
      <text:p text:style-name="P198"><text:span text:style-name="T40">Cena: 2 profibody<text:line-break/></text:span><text:span text:style-name="T25">Požadavky: 1. úroveň</text:span></text:p>
      <text:p text:style-name="Text_20_body">Zloděj s touto schopností si v případě útoku ze zálohy (tedy když o něm cíl neví) při kritickém zásahu místo obvyklého bonusu +3 ke zranění počítá bonus +6.</text:p>
      <text:p text:style-name="Text_20_body"/>
      <text:list xml:id="list154624975179624" text:continue-numbering="true" text:style-name="WW8Num1">
        <text:list-item>
          <text:list>
            <text:list-item>
              <text:list>
                <text:list-item>
                  <text:list>
                    <text:list-item>
                      <text:list>
                        <text:list-item>
                          <text:h text:style-name="Heading_20_5" text:outline-level="5">Získání důvěry</text:h>
                        </text:list-item>
                      </text:list>
                    </text:list-item>
                  </text:list>
                </text:list-item>
              </text:list>
            </text:list-item>
          </text:list>
        </text:list-item>
      </text:list>
      <text:p text:style-name="P198"><text:span text:style-name="T40">Cena: 2 profibody<text:line-break/></text:span><text:span text:style-name="T25">Požadavky: 1. úroveň</text:span></text:p>
      <text:p text:style-name="P199">Tuto schopnost je možné použít pouze proti osobám, které se se zlodějem neodmítnou bavit. Pokud hráč s dotyčnou postavou (ať už hráčskou nebo nehráčskou) dokáže alespoň minutu udržet rozhovor na dané téma, tak dotyčný získá pocit, že v tomto ohledu může postavě věřit.<text:line-break/><text:tab/>Efekt této schopnosti buď přímo odehraje Vypravěč nebo hráč postavy, na kterou byla použita, nebo se, pokud by šlo o použití nějakého aspektu dovednosti Jednání, vyhodnotí jako bonus +3 k použití <text:soft-page-break/>této dovednosti.<text:line-break/><text:tab/>Získání důvěry není možné znovu použít na stejnou osobu, dokud se dotyčný pořádně neprospí.<text:line-break/><text:tab/>Zloděj znalý této schopnosti je proti jejímu působení imuní.</text:p>
      <text:p text:style-name="Text_20_body"/>
      <text:list xml:id="list154625000192430" text:continue-numbering="true" text:style-name="WW8Num1">
        <text:list-item>
          <text:list>
            <text:list-item>
              <text:list>
                <text:list-item>
                  <text:list>
                    <text:list-item>
                      <text:list>
                        <text:list-item>
                          <text:h text:style-name="Heading_20_5" text:outline-level="5">Chůze beze stop</text:h>
                        </text:list-item>
                      </text:list>
                    </text:list-item>
                  </text:list>
                </text:list-item>
              </text:list>
            </text:list-item>
          </text:list>
        </text:list-item>
      </text:list>
      <text:p text:style-name="Text_20_body"><text:span text:style-name="T40">Cena: 2 profibody</text:span><text:line-break/><text:span text:style-name="T8">Požadavky: 2. úroveň</text:span></text:p>
      <text:p text:style-name="Text_20_body">S výjimkou naprosto nevhodného terénu (bahno, čerstvě napadaný sníh) se dokáže zloděj s touto schopností pohybovat tak, že nezanechá vůbec žádné stopy. Schopnost maskuje dokonce i stopu pachovou, takže jej nevystopují ani psi (na krátkou vzdálenost však zloděje stále ucítí).</text:p>
      <text:p text:style-name="Text_20_body"/>
      <text:list xml:id="list154625010163963" text:continue-numbering="true" text:style-name="WW8Num1">
        <text:list-item>
          <text:list>
            <text:list-item>
              <text:list>
                <text:list-item>
                  <text:list>
                    <text:list-item>
                      <text:list>
                        <text:list-item>
                          <text:h text:style-name="Heading_20_5" text:outline-level="5">Bezpečný dopad</text:h>
                        </text:list-item>
                      </text:list>
                    </text:list-item>
                  </text:list>
                </text:list-item>
              </text:list>
            </text:list-item>
          </text:list>
        </text:list-item>
      </text:list>
      <text:p text:style-name="P198"><text:span text:style-name="T40">Cena: 2 profibody<text:line-break/></text:span><text:span text:style-name="T25">Požadavky: 3. úroveň</text:span></text:p>
      <text:p text:style-name="P199">Zloděj s touto schopností dokáže bezpečně dopadnout z velkých výšek. Dopad je pro něj stejně nebezpečný, jako kdyby byla výška o 6 sáhů nižší.</text:p>
      <text:p text:style-name="Text_20_body"/>
      <text:list xml:id="list154625022177382" text:continue-numbering="true" text:style-name="WW8Num1">
        <text:list-item>
          <text:list>
            <text:list-item>
              <text:list>
                <text:list-item>
                  <text:list>
                    <text:list-item>
                      <text:list>
                        <text:list-item>
                          <text:h text:style-name="Heading_20_5" text:outline-level="5">Obří skoky</text:h>
                        </text:list-item>
                      </text:list>
                    </text:list-item>
                  </text:list>
                </text:list-item>
              </text:list>
            </text:list-item>
          </text:list>
        </text:list-item>
      </text:list>
      <text:p text:style-name="P198"><text:span text:style-name="T40">Cena: 2 profibody<text:line-break/></text:span><text:span text:style-name="T25">Požadavky: 3. úroveň, znalost Bezpečného dopadu</text:span></text:p>
      <text:p text:style-name="Text_20_body">Tato schopnost umožňuje zloději vypnout síly za hranici svých fyzických možností a vyskočit až o 3 sáhy výše nebo doskočit až o 6 sáhů dál, než bez použití této schopnosti. Každé použití stojí 1 bod fyzického vyčerpání.</text:p>
      <text:p text:style-name="Text_20_body"/>
      <text:list xml:id="list154625037168166" text:continue-numbering="true" text:style-name="WW8Num1">
        <text:list-item>
          <text:list>
            <text:list-item>
              <text:list>
                <text:list-item>
                  <text:list>
                    <text:list-item>
                      <text:list>
                        <text:list-item>
                          <text:h text:style-name="Heading_20_5" text:outline-level="5">Chytání střel</text:h>
                        </text:list-item>
                      </text:list>
                    </text:list-item>
                  </text:list>
                </text:list-item>
              </text:list>
            </text:list-item>
          </text:list>
        </text:list-item>
      </text:list>
      <text:p text:style-name="Text_20_body"><text:span text:style-name="T40">Cena: 2 profibody</text:span><text:line-break/><text:span text:style-name="T8">Požadavky: 4. úroveň</text:span></text:p>
      <text:p text:style-name="Text_20_body">Tato schopnost umožňuje chytit v letu střely nebo vrhací zbraně cílené na zloděje, nebo prolétající v jeho bezprostřední blízkosti. Akce se vyhodnocuje jako aktivní obrana dovedností Boj zblízka (Boj beze zbraně) nebo dovedností Žonglování (podle toho, co má zloděj vyšší), s bonusem +3 k hodu na obranu.<text:line-break/><text:tab/>Zloděj vždy střelu či zbraň chytí za bezpečnou část (dýku za rukojeť, hvězdici sevře mezi prsty, atd.), leda by to nebylo možné díky konstrukci střely.</text:p>
      <text:p text:style-name="Text_20_body"/>
      <text:list xml:id="list154625065182291" text:continue-numbering="true" text:style-name="WW8Num1">
        <text:list-item>
          <text:list>
            <text:list-item>
              <text:list>
                <text:list-item>
                  <text:list>
                    <text:list-item>
                      <text:list>
                        <text:list-item>
                          <text:h text:style-name="Heading_20_5" text:outline-level="5">Splynutí s okolím</text:h>
                        </text:list-item>
                      </text:list>
                    </text:list-item>
                  </text:list>
                </text:list-item>
              </text:list>
            </text:list-item>
          </text:list>
        </text:list-item>
      </text:list>
      <text:p text:style-name="P198"><text:span text:style-name="T40">Cena: 2 profibody<text:line-break/></text:span><text:span text:style-name="T25">Požadavky: 5. úroveň</text:span></text:p>
      <text:p text:style-name="P200">Postava s touto schopností dokáže znehybnět a zcela splynout s okolím. Takto je možné se skrýt i na zcela otevřeném prostoru, je však třeba zalehnout na zem.<text:line-break/><text:tab/>Udržení naprosté nehybnosti je velice namáhavé, postava to dokáže jen po dobu (Zlodějské praktiky) minut. Po uplynutí této doby, nebo poté, co se pohne, si musí alespoň minutu odpočinout (hýbat se, nebo se alespoň protáhnout), než bude schopna tuto schopnost použít znova.<text:line-break/><text:tab/>Po dobu nehybnosti si zloděj počítá bonus +3 k hodům na skrývání.</text:p>
      <text:p text:style-name="Text_20_body"/>
      <text:list xml:id="list154625076187444" text:continue-numbering="true" text:style-name="WW8Num1">
        <text:list-item>
          <text:h text:style-name="Heading_20_1" text:outline-level="1"><text:bookmark text:name="__RefHeading__6249_680152062"/><text:bookmark text:name="__RefHeading__6040_585935303"/><text:bookmark text:name="__RefHeading__5833_1842958974"/><text:bookmark text:name="__RefHeading__5633_1310750014"/><text:bookmark text:name="__RefHeading__5437_1220005542"/><text:bookmark text:name="__RefHeading__5247_1695420038"/><text:bookmark text:name="__RefHeading__5056_1017986065"/><text:bookmark text:name="__RefHeading__4872_1577118845"/><text:bookmark text:name="__RefHeading__4692_1310006689"/><text:bookmark text:name="__RefHeading__4507_1444625655"/><text:bookmark text:name="__RefHeading__4332_1606745807"/><text:bookmark text:name="__RefHeading__4147_389828191"/><text:bookmark text:name="__RefHeading__3965_166433791"/><text:bookmark text:name="__RefHeading__1973_1699506768"/><text:bookmark text:name="__RefHeading__3879_2029073874"/><text:bookmark text:name="__RefHeading__2329_588121625"/><text:bookmark text:name="__RefHeading__2149_1935348469"/><text:bookmark text:name="__RefHeading__1969_1699506768"/><text:bookmark text:name="__RefHeading__13298_416654011"/><text:bookmark text:name="__RefHeading__6171_416654011"/><text:bookmark text:name="__RefHeading__2921_416654011"/><text:bookmark text:name="__RefHeading__1251_1256013735"/><text:bookmark text:name="__RefHeading__1071_552295790"/><text:bookmark text:name="__RefHeading__1731_547978412"/><text:bookmark text:name="__RefHeading__1053_547978412"/><text:bookmark text:name="__RefHeading__377_1233803898"/><text:bookmark text:name="__RefHeading__511_1505329582"/><text:bookmark text:name="__RefHeading__3532_1767808843"/><text:bookmark text:name="__RefHeading__1157_504877730"/><text:bookmark text:name="__RefHeading__1337_1117028995"/><text:bookmark text:name="__RefHeading__4498_416654011"/><text:bookmark text:name="__RefHeading__11445_416654011"/><text:bookmark text:name="__RefHeading__15232_416654011"/><text:bookmark text:name="__RefHeading__3705_1539619621"/><text:bookmark text:name="__RefHeading__3797_1016505843"/><text:bookmark text:name="__RefHeading__3618_575115563"/><text:bookmark text:name="__RefHeading__1161_504877730"/><text:bookmark text:name="__RefHeading__1341_1117028995"/><text:bookmark text:name="__RefHeading__4502_416654011"/><text:bookmark text:name="__RefHeading__11449_416654011"/><text:bookmark text:name="__RefHeading__15236_416654011"/><text:bookmark text:name="__RefHeading__2059_425077428"/><text:bookmark text:name="__RefHeading__2239_374322643"/><text:bookmark text:name="__RefHeading__2419_354735483"/><text:bookmark text:name="__RefHeading__2596_1914700735"/><text:bookmark text:name="__RefHeading__2774_1037820875"/><text:bookmark text:name="__RefHeading__2985_492158928"/><text:bookmark text:name="__RefHeading__3168_606940407"/><text:bookmark text:name="__RefHeading__3352_1272288082"/><text:bookmark text:name="__RefHeading__515_1505329582"/><text:bookmark text:name="__RefHeading__471_1157328300"/><text:bookmark text:name="__RefHeading__3446_2029160294"/><text:bookmark text:name="__RefHeading__3262_1071858212"/><text:bookmark text:name="__RefHeading__3078_1761741664"/><text:bookmark text:name="__RefHeading__4055_390576214"/><text:bookmark text:name="__RefHeading__4239_1074358857"/><text:bookmark text:name="__RefHeading__4423_1736126469"/><text:bookmark text:name="__RefHeading__4600_630685431"/><text:bookmark text:name="__RefHeading__4781_913315267"/><text:bookmark text:name="__RefHeading__4965_1163710135"/><text:bookmark text:name="__RefHeading__5149_952857884"/><text:bookmark text:name="__RefHeading__5344_470946183"/><text:bookmark text:name="__RefHeading__5530_1112796876"/><text:bookmark text:name="__RefHeading__5731_704881804"/><text:bookmark text:name="__RefHeading__5936_1574798422"/><text:bookmark text:name="__RefHeading__6144_613080586"/><text:soft-page-break/>Hraní hry</text:h>
        </text:list-item>
      </text:list>
      <text:p text:style-name="Text_20_body">Už víš, jak si vytvořit postavu. Nyní si vysvětlíme, jak se dovednosti a zvláštní schopnosti tvé postavy v průběhu hry používají.</text:p>
      <text:p text:style-name="Text_20_body"><text:bookmark-start text:name="__RefHeading__6042_585935303"/><text:bookmark-start text:name="__RefHeading__5835_1842958974"/><text:bookmark-start text:name="__RefHeading__5635_1310750014"/><text:bookmark-start text:name="__RefHeading__5439_1220005542"/><text:bookmark-start text:name="__RefHeading__5249_1695420038"/><text:bookmark-start text:name="__RefHeading__5058_1017986065"/><text:bookmark-start text:name="__RefHeading__4874_1577118845"/><text:bookmark-start text:name="__RefHeading__4694_1310006689"/><text:bookmark-start text:name="__RefHeading__4509_1444625655"/><text:bookmark-start text:name="__RefHeading__4334_1606745807"/><text:bookmark-start text:name="__RefHeading__4149_389828191"/><text:bookmark-start text:name="__RefHeading__3270_10718582121"/><text:bookmark-start text:name="__RefHeading__4057_390576214"/><text:bookmark-start text:name="__RefHeading__4241_1074358857"/><text:bookmark-start text:name="__RefHeading__4425_1736126469"/><text:bookmark-start text:name="__RefHeading__4602_630685431"/><text:bookmark-start text:name="__RefHeading__4783_913315267"/><text:bookmark-start text:name="__RefHeading__4967_1163710135"/><text:bookmark-start text:name="__RefHeading__5151_952857884"/><text:bookmark-start text:name="__RefHeading__5346_470946183"/><text:bookmark-start text:name="__RefHeading__5532_1112796876"/><text:bookmark-start text:name="__RefHeading__5733_704881804"/><text:bookmark-start text:name="__RefHeading__5938_1574798422"/><text:bookmark-start text:name="__RefHeading__6146_613080586"/></text:p>
      <text:list xml:id="list154625086188742" text:continue-numbering="true" text:style-name="WW8Num1">
        <text:list-item>
          <text:list>
            <text:list-item>
              <text:h text:style-name="Heading_20_2" text:outline-level="2"><text:bookmark text:name="__RefHeading__6253_680152062"/><text:bookmark text:name="__RefHeading__6044_585935303"/><text:bookmark text:name="__RefHeading__5837_1842958974"/><text:bookmark text:name="__RefHeading__5637_1310750014"/><text:bookmark text:name="__RefHeading__5441_1220005542"/><text:bookmark text:name="__RefHeading__5251_1695420038"/><text:bookmark text:name="__RefHeading__5060_1017986065"/><text:bookmark text:name="__RefHeading__4876_1577118845"/><text:bookmark text:name="__RefHeading__4696_1310006689"/><text:bookmark text:name="__RefHeading__4511_1444625655"/><text:bookmark text:name="__RefHeading__4336_1606745807"/><text:bookmark text:name="__RefHeading__4151_389828191"/><text:bookmark text:name="__RefHeading__3967_166433791"/><text:bookmark text:name="__RefHeading__3082_1761741664"/><text:bookmark text:name="__RefHeading__3881_2029073874"/><text:bookmark text:name="__RefHeading__2687_1236622114"/><text:bookmark text:name="__RefHeading__2510_1402843499"/><text:bookmark text:name="__RefHeading__2331_588121625"/><text:bookmark text:name="__RefHeading__2151_1935348469"/><text:bookmark text:name="__RefHeading__1971_1699506768"/><text:bookmark text:name="__RefHeading__13300_416654011"/><text:bookmark text:name="__RefHeading__6173_416654011"/><text:bookmark text:name="__RefHeading__2923_416654011"/><text:bookmark text:name="__RefHeading__1253_1256013735"/><text:bookmark text:name="__RefHeading__1073_552295790"/><text:bookmark text:name="__RefHeading__1733_547978412"/><text:bookmark text:name="__RefHeading__1055_547978412"/><text:bookmark text:name="__RefHeading__3534_1767808843"/><text:bookmark text:name="__RefHeading__1159_504877730"/><text:bookmark text:name="__RefHeading__1339_1117028995"/><text:bookmark text:name="__RefHeading__4500_416654011"/><text:bookmark text:name="__RefHeading__11447_416654011"/><text:bookmark text:name="__RefHeading__15234_416654011"/><text:bookmark text:name="__RefHeading__3707_1539619621"/><text:bookmark text:name="__RefHeading__3799_1016505843"/><text:bookmark text:name="__RefHeading__3620_575115563"/><text:bookmark text:name="__RefHeading__2598_1914700735"/><text:bookmark text:name="__RefHeading__2776_1037820875"/><text:bookmark text:name="__RefHeading__2987_492158928"/><text:bookmark text:name="__RefHeading__3170_606940407"/><text:bookmark text:name="__RefHeading__3354_1272288082"/><text:bookmark text:name="__RefHeading__517_1505329582"/><text:bookmark text:name="__RefHeading__1057_547978412"/><text:bookmark text:name="__RefHeading__381_1233803898"/><text:bookmark text:name="__RefHeading__825_695059573"/><text:bookmark text:name="__RefHeading__473_1157328300"/><text:bookmark text:name="__RefHeading__3448_2029160294"/><text:bookmark text:name="__RefHeading__3264_1071858212"/><text:bookmark text:name="__RefHeading__3080_1761741664"/><text:bookmark text:name="__RefHeading__2867_270129214"/><text:bookmark text:name="__RefHeading__2689_1236622114"/><text:bookmark text:name="__RefHeading__2512_1402843499"/><text:bookmark text:name="__RefHeading__2333_588121625"/><text:bookmark text:name="__RefHeading__2153_1935348469"/><text:bookmark text:name="__RefHeading__4059_390576214"/><text:bookmark text:name="__RefHeading__4243_1074358857"/><text:bookmark text:name="__RefHeading__4427_1736126469"/><text:bookmark text:name="__RefHeading__4604_630685431"/><text:bookmark text:name="__RefHeading__4785_913315267"/><text:bookmark text:name="__RefHeading__4969_1163710135"/><text:bookmark text:name="__RefHeading__5153_952857884"/><text:bookmark text:name="__RefHeading__5348_470946183"/><text:bookmark text:name="__RefHeading__5534_1112796876"/><text:bookmark text:name="__RefHeading__5735_704881804"/><text:bookmark text:name="__RefHeading__5940_1574798422"/><text:bookmark text:name="__RefHeading__6148_613080586"/>Použití dovedností</text:h>
            </text:list-item>
          </text:list>
        </text:list-item>
      </text:list>
      <text:p text:style-name="Text_20_body">Dovednosti každá postava používá prakticky neustále. Když si chce uvařit oběd, když jede na koni, nebo třeba když zpívá hospodskou odrhovačku. Ve velké většině případů ale nejde o něco, co bychom nutně museli vyhodnocovat herním systémem, a když, tak stačí odhad na základě hodnocení dovednosti – pokud má postava Zpěv 0, tak je jasné, že to asi moc dobrý výkon nebude, zvlášť když je v podnapilém stavu.</text:p>
      <text:p text:style-name="Text_20_body"/>
      <text:list xml:id="list154625104164448" text:continue-numbering="true" text:style-name="WW8Num1">
        <text:list-item>
          <text:list>
            <text:list-item>
              <text:list>
                <text:list-item>
                  <text:h text:style-name="Heading_20_3" text:outline-level="3"><text:bookmark text:name="__RefHeading__6255_680152062"/><text:bookmark text:name="__RefHeading__6046_585935303"/><text:bookmark text:name="__RefHeading__5839_1842958974"/><text:bookmark text:name="__RefHeading__5639_1310750014"/><text:bookmark text:name="__RefHeading__5443_1220005542"/><text:bookmark text:name="__RefHeading__5253_1695420038"/><text:bookmark text:name="__RefHeading__5062_1017986065"/><text:bookmark text:name="__RefHeading__4878_1577118845"/><text:bookmark text:name="__RefHeading__4698_1310006689"/><text:bookmark text:name="__RefHeading__4513_1444625655"/><text:bookmark text:name="__RefHeading__4338_1606745807"/><text:bookmark text:name="__RefHeading__4153_389828191"/><text:bookmark text:name="__RefHeading__3969_166433791"/><text:bookmark text:name="__RefHeading__2691_1236622114"/><text:bookmark text:name="__RefHeading__2869_270129214"/><text:bookmark text:name="__RefHeading__13302_416654011"/><text:bookmark text:name="__RefHeading__6175_416654011"/><text:bookmark text:name="__RefHeading__2925_416654011"/><text:bookmark text:name="__RefHeading__1255_1256013735"/><text:bookmark text:name="__RefHeading__1075_552295790"/><text:bookmark text:name="__RefHeading__521_1505329582"/><text:bookmark text:name="__RefHeading__383_1233803898"/><text:bookmark text:name="__RefHeading__3536_1767808843"/><text:bookmark text:name="__RefHeading__1735_547978412"/><text:bookmark text:name="__RefHeading__731_1665772393"/><text:bookmark text:name="__RefHeading__915_681294674"/><text:bookmark text:name="__RefHeading__823_695059573"/><text:bookmark text:name="__RefHeading__379_1233803898"/><text:bookmark text:name="__RefHeading__821_695059573"/><text:bookmark text:name="__RefHeading__513_1505329582"/><text:bookmark text:name="__RefHeading__913_681294674"/><text:bookmark text:name="__RefHeading__729_1665772393"/><text:bookmark text:name="__RefHeading__981_1800846094"/><text:bookmark text:name="__RefHeading__3709_1539619621"/><text:bookmark text:name="__RefHeading__2421_354735483"/><text:bookmark text:name="__RefHeading__2241_374322643"/><text:bookmark text:name="__RefHeading__2061_425077428"/><text:bookmark text:name="__RefHeading__15238_416654011"/><text:bookmark text:name="__RefHeading__11451_416654011"/><text:bookmark text:name="__RefHeading__3801_1016505843"/><text:bookmark text:name="__RefHeading__3622_575115563"/><text:bookmark text:name="__RefHeading__4506_416654011"/><text:bookmark text:name="__RefHeading__11453_416654011"/><text:bookmark text:name="__RefHeading__15240_416654011"/><text:bookmark text:name="__RefHeading__2063_425077428"/><text:bookmark text:name="__RefHeading__2243_374322643"/><text:bookmark text:name="__RefHeading__2423_354735483"/><text:bookmark text:name="__RefHeading__2600_1914700735"/><text:bookmark text:name="__RefHeading__2778_1037820875"/><text:bookmark text:name="__RefHeading__2989_492158928"/><text:bookmark text:name="__RefHeading__3172_606940407"/><text:bookmark text:name="__RefHeading__3356_1272288082"/><text:bookmark text:name="__RefHeading__3450_2029160294"/><text:bookmark text:name="__RefHeading__3266_1071858212"/><text:bookmark text:name="__RefHeading__4061_390576214"/><text:bookmark text:name="__RefHeading__4245_1074358857"/><text:bookmark text:name="__RefHeading__4429_1736126469"/><text:bookmark text:name="__RefHeading__4606_630685431"/><text:bookmark text:name="__RefHeading__4787_913315267"/><text:bookmark text:name="__RefHeading__4971_1163710135"/><text:bookmark text:name="__RefHeading__5155_952857884"/><text:bookmark text:name="__RefHeading__5350_470946183"/><text:bookmark text:name="__RefHeading__5536_1112796876"/><text:bookmark text:name="__RefHeading__5737_704881804"/><text:bookmark text:name="__RefHeading__5942_1574798422"/><text:bookmark text:name="__RefHeading__6150_613080586"/>Dovednostní test</text:h>
                </text:list-item>
              </text:list>
            </text:list-item>
          </text:list>
        </text:list-item>
      </text:list>
      <text:p text:style-name="Text_20_body">Pokud je podle tebe nebo podle Pána jeskyně výsledek skutečně důležitý, postupujte takto:</text:p>
      <text:p text:style-name="Text_20_body"/>
      <text:p text:style-name="Text_20_body">1) Řekni, co chceš dělat a jakou na to použiješ dovednost</text:p>
      <text:p text:style-name="Text_20_body">3) Společně určete, jak to bude obtížné a co všechno výsledek ovlivní</text:p>
      <text:p text:style-name="Text_20_body">4) Může se ti to vůbec nepovést?</text:p>
      <text:p text:style-name="Text_20_body">5) Pokud chceš riskovat, hoď si na úspěch</text:p>
      <text:p text:style-name="Text_20_body"/>
      <text:list xml:id="list154625152192531" text:continue-numbering="true" text:style-name="WW8Num1">
        <text:list-item>
          <text:list>
            <text:list-item>
              <text:list>
                <text:list-item>
                  <text:list>
                    <text:list-item>
                      <text:h text:style-name="Heading_20_4" text:outline-level="4">Stanovení záměru</text:h>
                    </text:list-item>
                  </text:list>
                </text:list-item>
              </text:list>
            </text:list-item>
          </text:list>
        </text:list-item>
      </text:list>
      <text:p text:style-name="Text_20_body">Začni vždy tím, že řekneš, co chceš udělat. Potom se domluv s Pánem jeskyně, jak přesně to <text:s/>provedeš. Ani on totiž obvykle neví úplně přesně, jak prostředí vypadá a detaily snáze domyslí za běhu, když bude vědět, o co ti jde. Může ti také nabídnout jiné možnosti, jak tvého záměru dosáhnout – takové, které z pohledu tvé postavy vypadají proveditelně.</text:p>
      <text:p text:style-name="Text_20_body"/>
      <text:p text:style-name="Text_20_body">Hráč: <text:span text:style-name="T47">„Chtěl bych vylézt na střechu, abych měl přehled o tom, co se děje na dvoře.“</text:span></text:p>
      <text:p text:style-name="Text_20_body">Pán jeskyně: <text:span text:style-name="T47">„Dům má dvě patra, je to docela vysoko. A okna mají zavřené okenice. Z boku by se ale asi dalo vylézt na plot, ten je výrazně nižší.“</text:span></text:p>
      <text:p text:style-name="Text_20_body"/>
      <text:p text:style-name="Text_20_body">Pán jeskyně vždy popisuje jen to, co vidíš (slyšíš, atp.) z místa, kde momentálně jsi, případně podle toho, co jsi zjistil před tím. Pokud chceš zjistit víc, můžeš popsat, co a jak si prohlédneš podrobněji.</text:p>
      <text:p text:style-name="Text_20_body"/>
      <text:p text:style-name="Text_20_body">Hráč: <text:span text:style-name="T47">„Tam se ale nebudu moct schovat, střecha by byla lepší. Obejdu ten dům z druhé strany a podívám se, jestli tam není nějaká lepší cesta nahoru.“</text:span></text:p>
      <text:p text:style-name="Text_20_body">Pán jeskyně: <text:span text:style-name="T47">„Je tam stará okapová roura. Vypadá docela pevně, tudy by to mohlo jít.“</text:span><text:line-break/></text:p>
      <text:p text:style-name="Text_20_body">Pán jeskyně by ti vždy měl říct všechno podstatné, co tvoje postava dokáže z dané situace usoudit, například: <text:span text:style-name="T47">„Při šplhání po boční stěně ale budeš pěkně na ráně, je dost možné, že si tě zevnitř někdo všimne.“</text:span></text:p>
      <text:p text:style-name="Text_20_body"/>
      <text:p text:style-name="Text_20_body"><text:soft-page-break/>Pokud se ukáže, že to, co jsi měl v plánu, není až tak dobrý nápad, klidně svůj záměr změň: <text:span text:style-name="T47">„Tak to radši nebudu riskovat a půjdu si jen poslechnout, co se uvnitř děje.“</text:span></text:p>
      <text:p text:style-name="Text_20_body"/>
      <text:p text:style-name="Text_20_body">Pán jeskyně se tě také může ptát, jak přesně to myslíš: <text:span text:style-name="T47">„Kam si to půjdeš poslechnout, k plotu?“</text:span></text:p>
      <text:p text:style-name="Text_20_body">Hráč: <text:span text:style-name="T47">„Přesně tak. Přikrčím se tam těsně u stěny baráku a přiložím ucho k plotu.“</text:span></text:p>
      <text:p text:style-name="Text_20_body"/>
      <text:p text:style-name="Text_20_body">Do vašeho dialogu se mohou také zapojovat ostatní hráči: doplňovat podrobnosti, na které jste zapomněli, a zhodnotit, nakolik jim zamýšlená akce přijde obtížná, případně jestli je vůbec proveditelná. Například (k Pánovi jeskyně): <text:span text:style-name="T47">„Před chvílí jsi říkal, že hustě prší. To toho asi moc slyšet nebude.“</text:span></text:p>
      <text:p text:style-name="Text_20_body"/>
      <text:p text:style-name="Text_20_body">Pokud jsou ostatní postavy poblíž , tak ti samozřejmě mohou radit a pomáhat. Pozor ale na to, že pokud <text:s/>tam postava nějakého hráče není, tak ti tento hráč nesmí radit, co a jak by měla tvoje postava říct, nebo udělat, ani připomínat informace, na které jsi zapomněl. Je také dobré myslet na to, že když postavy diskutují, tak je může někdo slyšet, nebo na ně třeba narazit při náhodné obchůzce.</text:p>
      <text:p text:style-name="Text_20_body"/>
      <text:list xml:id="list154625263183847" text:continue-numbering="true" text:style-name="WW8Num1">
        <text:list-item>
          <text:list>
            <text:list-item>
              <text:list>
                <text:list-item>
                  <text:list>
                    <text:list-item>
                      <text:h text:style-name="Heading_20_4" text:outline-level="4">Výběr dovednosti</text:h>
                    </text:list-item>
                  </text:list>
                </text:list-item>
              </text:list>
            </text:list-item>
          </text:list>
        </text:list-item>
      </text:list>
      <text:p text:style-name="Text_20_body">Poté, co je jasné, jak chceš svůj záměr provést, urči, jakou schopnost nebo dovednost na to použiješ. Pokud není zřejmé, jaká dovednost se na to nejlépe hodí, poraď se s ostatními hráči a Pánem jeskyně. V případě, že se vám jich zdá vhodných několik, můžeš použít tu, která pro tvou postavu vyjde nejlépe.</text:p>
      <text:p text:style-name="Text_20_body"/>
      <text:list xml:id="list154625272176083" text:continue-numbering="true" text:style-name="WW8Num1">
        <text:list-item>
          <text:list>
            <text:list-item>
              <text:list>
                <text:list-item>
                  <text:list>
                    <text:list-item>
                      <text:h text:style-name="Heading_20_4" text:outline-level="4">Určení obtížnosti</text:h>
                    </text:list-item>
                  </text:list>
                </text:list-item>
              </text:list>
            </text:list-item>
          </text:list>
        </text:list-item>
      </text:list>
      <text:p text:style-name="Text_20_body">Pokud se snažíš někoho přemluvit nebo ovlivnit, překonat výsledek něčí činnosti (například když hledáš past, kterou někdo nalíčil, nebo se snažíš rozluštit šifru, kterou někdo vymyslel), nebo když ti někdo v zamýšlené činnosti přímo aktivně brání (třeba když hledáš protivníka, který se aktivně skrývá), tak jde o dovednostní střet a obtížnost je rovna hodnocení dovednosti protivníka. Platí to i v případě, že protivník není přítomen a snažíš se jen překonat výsledek jeho činnosti – obtížnost rozluštění šifry tedy například bude rovna hodnocení dovednosti Šifrování toho, kdo šifru vytvořil. Jakou dovedností se protivník brání je buď napsáno v pravidlech u příslušné činnosti, nebo ji určíte obdobně jako tvoji použitou dovednost.<text:line-break/><text:tab/>Pokud ti v provedení záměru nikdo nebrání (třeba když se snažíš vylézt na střechu domu), jde o dovednostní zkoušku a obtížnost určíte tak, že si představíte, jak zběhlá by v této činnosti musela být osoba, pro kterou by obtížnost této zkoušky byla za daných podmínek adekvátní. Obtížnost zkoušky je pak rovna právě takovému hodnocení dovednosti. Obtížnost může buď určit Pán jeskyně sám (tím vám zároveň hodně řekne o tom, jak asi taková překážka vypadá), nebo se poradí s hráči. <text:line-break/></text:p>
      <text:p text:style-name="Text_20_body"><text:span text:style-name="T47">Příklad:</text:span> PJ usoudí, že vyšplhat v temné noci na hladkou stěnu domu je adekvátní úkol pro mistra zloděje. Mistrovské hodnocení dovednosti je 6 – obtížnost vyšplhání na tuto stěnu tedy bude 6.</text:p>
      <text:p text:style-name="Text_20_body"/>
      <text:list xml:id="list154625302164552" text:continue-numbering="true" text:style-name="WW8Num1">
        <text:list-item>
          <text:list>
            <text:list-item>
              <text:list>
                <text:list-item>
                  <text:list>
                    <text:list-item>
                      <text:h text:style-name="Heading_20_4" text:outline-level="4">Postihy a bonusy</text:h>
                    </text:list-item>
                  </text:list>
                </text:list-item>
              </text:list>
            </text:list-item>
          </text:list>
        </text:list-item>
      </text:list>
      <text:p text:style-name="Text_20_body">Různé zvláštní okolnosti, které ti mohou úkol usnadnit, nebo naopak zkomplikovat, můžete zohlednit pomocí postihů a bonusů k hodnocení dovednosti. Příklady takových okolností najdeš v kapitole <text:span text:style-name="T36">Rozšiřující pravidla pro použití dovedností</text:span>.</text:p>
      <text:p text:style-name="Text_20_body"/>
      <text:list xml:id="list154625310171753" text:continue-numbering="true" text:style-name="WW8Num1">
        <text:list-item>
          <text:list>
            <text:list-item>
              <text:list>
                <text:list-item>
                  <text:list>
                    <text:list-item>
                      <text:list>
                        <text:list-item>
                          <text:h text:style-name="Heading_20_5" text:outline-level="5"><text:soft-page-break/>Zvyšování bonusů a snižování postihů</text:h>
                        </text:list-item>
                      </text:list>
                    </text:list-item>
                  </text:list>
                </text:list-item>
              </text:list>
            </text:list-item>
          </text:list>
        </text:list-item>
      </text:list>
      <text:p text:style-name="Text_20_body">Určením obtížnosti debata o tom, jak situaci vyřešíš, ještě nutně nekončí. Pokud například obtížnost zohledňuje to, že se snažíš vypáčit zámek po tmě, tak si můžeš rozsvítit – tím se ti sníží postih za špatnou viditelnost, a tudíž se zvýší šance na to, že uspěješ.</text:p>
      <text:p text:style-name="Text_20_body"/>
      <text:list xml:id="list154625318185526" text:continue-numbering="true" text:style-name="WW8Num1">
        <text:list-item>
          <text:list>
            <text:list-item>
              <text:list>
                <text:list-item>
                  <text:list>
                    <text:list-item>
                      <text:list>
                        <text:list-item>
                          <text:h text:style-name="Heading_20_5" text:outline-level="5">Tvoje nápady a hraní postavy</text:h>
                        </text:list-item>
                      </text:list>
                    </text:list-item>
                  </text:list>
                </text:list-item>
              </text:list>
            </text:list-item>
          </text:list>
        </text:list-item>
      </text:list>
      <text:p text:style-name="Text_20_body">Dovednosti postavy představují znalosti a schopnosti, které jako hráč mít nemusíš. Pokud například tvoje postava potřebuje přesvědčit stráže, aby ji pustily do města, může se jí to díky jejím dovednostem podařit i v případě, že ty sám nejsi dostatečně výřečný a přesvědčivý. Kdybychom však všechny překážky ve hře převáděli na to, jestli je postava zvládne překonat čistě díky svým dovednostem, tak by hra nebyla moc zábavná, protože by nedávala moc prostoru pro tvoje nápady, zajímavá řešení a pro samotné hraní postavy.<text:line-break/><text:tab/>Proto má při použití dovedností význam jak hodnocení dovednosti, tak to, co dokážeš popsat, vymyslet nebo odehrát jako hráč – a to pomocí bonusu za <text:span text:style-name="T36">dovednostní fintu</text:span>.</text:p>
      <text:p text:style-name="Text_20_body"/>
      <text:p text:style-name="Text_20_body"><text:span text:style-name="T36">Bonus +1</text:span> pro svou postavu získáš, když věrohodně popíšeš, jak se tvá postava s problémem vypořádává, případně když situaci za postavu odehraješ (budeš za ni mluvit, gestikulovat, nebo třeba předvedeš, jak by něco takového udělala).<text:line-break/><text:tab/>Nehráčské postavy získají bonus +1 za fintu v případě, že jim na výsledku dané činnosti opravdu záleží a věnují se jejímu překonání s maximálním úsilím (Pán jeskyně tedy sám sobě nedává bonusy za to, jak za nehráčské postavy hraje a jak popisuje jejich akce). Obchodník si tedy například nebude počítat bonus na každý obchod, který uzavírá, ale bude si jej počítat, pokud ho postava něčím urazí či dopálí a on ji bude chtít obrat o poslední měďák, když půjde o největší obchod jeho života, nebo pokud na výsledku jednání bude záviset něčí život.</text:p>
      <text:p text:style-name="Text_20_body"/>
      <text:p text:style-name="Text_20_body"><text:span text:style-name="T36">Bonus +2</text:span> pro svou postavu získáš v případě, že přijdeš s nějakým opravdu dobrým řešením, zkombinuješ použití více dovedností (a dobře to popíšeš), nebo pokud bude nápad tak zajímavý, že jej všichni hráči u stolu okomentují. Pokud něco hledáš (ať už to jsou skryté tajné dveře, nebo nějaké informace od žebráků ve městě), tak bonus +2 získáš, když se popisem toho, kde hledáš, trefíš do místa, kde skutečně něco je. <text:line-break/><text:tab/>Nehráčské postavy získají bonus +2 pouze v případě, že Pána jeskyně napadne nějaké neobvyklé či obzvláště dobré řešení, které si dotyčná nehráčská postava dopředu důkladně připraví.</text:p>
      <text:p text:style-name="Text_20_body"/>
      <text:list xml:id="list154625372162101" text:continue-numbering="true" text:style-name="WW8Num1">
        <text:list-item>
          <text:list>
            <text:list-item>
              <text:list>
                <text:list-item>
                  <text:list>
                    <text:list-item>
                      <text:h text:style-name="Heading_20_4" text:outline-level="4">Automatický úspěch</text:h>
                    </text:list-item>
                  </text:list>
                </text:list-item>
              </text:list>
            </text:list-item>
          </text:list>
        </text:list-item>
      </text:list>
      <text:p text:style-name="Text_20_body">Pokud máš po přičtení všech postihů a bonusů alespoň o 2 více než obtížnost, tak automaticky (bez hodu) uspěješ. V boji se toto pravidlo nepoužívá.</text:p>
      <text:p text:style-name="Text_20_body"/>
      <text:p text:style-name="Text_20_body">Hráč: <text:span text:style-name="T47">„Zvládnu přeskočit na druhou střechu?“</text:span></text:p>
      <text:p text:style-name="Text_20_body">Pán jeskyně (po té, co určí obtížnost a zjistí, že je o 2 nižší, než hodnocení Skoku tvé postavy): <text:span text:style-name="T47">„Jasně, to je pro tebe brnkačka.“</text:span></text:p>
      <text:p text:style-name="Text_20_body"/>
      <text:list xml:id="list154625410183480" text:continue-numbering="true" text:style-name="WW8Num1">
        <text:list-item>
          <text:list>
            <text:list-item>
              <text:list>
                <text:list-item>
                  <text:list>
                    <text:list-item>
                      <text:h text:style-name="Heading_20_4" text:outline-level="4">Určení možných následků</text:h>
                    </text:list-item>
                  </text:list>
                </text:list-item>
              </text:list>
            </text:list-item>
          </text:list>
        </text:list-item>
      </text:list>
      <text:p text:style-name="Text_20_body">Pokud jsi neuspěl automaticky, tak to znamená, že stojíš před skutečnou výzvou: Nejen, že se ti to nemusí povést, ale ještě navíc je možnost, že se při tom zraníš, nebo že nastanou komplikace. Co konkrétně riskuješ, určí Pán jeskyně a řekne ti to před tím, než se rozhodneš, jestli to opravdu uděláš. Důsledky musí odpovídat záměru – při otevírání zámku šperhákem se jen těžko můžeš zranit, může se ti ale třeba stát, že <text:soft-page-break/>zámek zasekneš, nebo ohneš či zlomíš šperhák. Pokud Pána jeskyně ani jiného hráče žádné uvěřitelné následky nenapadnou, tak ti komplikace hrozit nebudou.</text:p>
      <text:p text:style-name="Text_20_body"/>
      <text:list xml:id="list154625438169756" text:continue-numbering="true" text:style-name="WW8Num1">
        <text:list-item>
          <text:list>
            <text:list-item>
              <text:list>
                <text:list-item>
                  <text:list>
                    <text:list-item>
                      <text:h text:style-name="Heading_20_4" text:outline-level="4">Hod na úspěch</text:h>
                    </text:list-item>
                  </text:list>
                </text:list-item>
              </text:list>
            </text:list-item>
          </text:list>
        </text:list-item>
      </text:list>
      <text:p text:style-name="Text_20_body">Nyní už víš, co riskuješ a je na tobě, jestli do toho tvá postava půjde nebo ne. Pokud se rozhodneš neriskovat, tak to znamená, že se o to tvá postava vůbec nepokusí, zato ale bude muset čelit dopadům takového rozhodnutí – když například odmítneš zkusit přeskočit propast, tak zůstaneš na místě a mohou tě třeba dohnat případní pronásledovatelé. Pán jeskyně ti každopádně nemůže přikázat, aby sis hodil na úspěch (s výjimkou bojové situace, tam se hází vždy), toto rozhodnutí je vždy na tobě.<text:line-break/><text:tab/>Pokud se rozhodneš, že to tvá postava riskne, tak se výsledek určí hodu kostkou. Ty přičteš hod 1k6 k součtu hodnocení použité dovednosti a všech postihů a bonusů, Pán jeskyně přičte 1k6 k obtížnosti (opět upravené o případné postihy a bonusy).</text:p>
      <text:p text:style-name="Text_20_body"/>
      <text:p text:style-name="P148">Jednající postava uspěje, pokud jejímu hráči v součtu padlo stejně nebo více než protivníkovi, případně než je (o hod upravená) obtížnost.</text:p>
      <text:p text:style-name="Text_20_body"/>
      <text:p text:style-name="Text_20_body">Jednající postava je ta, která vyvolala akci. Pokud se například schováváš a někdo jiný se tě snaží najít, tak jsi v roli obránce a jedná ten, kdo se tě snaží najít – jemu připadne úspěch v případě rovnosti hodů a pro něj mohou nastat komplikace.</text:p>
      <text:p text:style-name="Text_20_body"/>
      <text:p text:style-name="Text_20_body">Výsledek hodu na úspěch je závazný a nelze jej vzít zpět.</text:p>
      <text:p text:style-name="Text_20_body"/>
      <text:list xml:id="list154625498168283" text:continue-numbering="true" text:style-name="WW8Num1">
        <text:list-item>
          <text:list>
            <text:list-item>
              <text:list>
                <text:list-item>
                  <text:list>
                    <text:list-item>
                      <text:list>
                        <text:list-item>
                          <text:list>
                            <text:list-item>
                              <text:h text:style-name="Heading_20_6" text:outline-level="6">Remíza</text:h>
                            </text:list-item>
                          </text:list>
                        </text:list-item>
                      </text:list>
                    </text:list-item>
                  </text:list>
                </text:list-item>
              </text:list>
            </text:list-item>
          </text:list>
        </text:list-item>
      </text:list>
      <text:p text:style-name="Text_20_body">Pokud to dává smysl, tak rovnost hodů může znamenat remízu. Při soutěži v páce například nemá význam rozhodovat o tom, kdo s páčením začal a je lepší říct, že při rovnosti hodů žádný ze soupeřů v té chvíli nedokáže toho druhého přetlačit.</text:p>
      <text:p text:style-name="Text_20_body"/>
      <text:list xml:id="list154625506187851" text:continue-numbering="true" text:style-name="WW8Num1">
        <text:list-item>
          <text:list>
            <text:list-item>
              <text:list>
                <text:list-item>
                  <text:list>
                    <text:list-item>
                      <text:list>
                        <text:list-item>
                          <text:list>
                            <text:list-item>
                              <text:h text:style-name="Heading_20_6" text:outline-level="6">Komplikace</text:h>
                            </text:list-item>
                          </text:list>
                        </text:list-item>
                      </text:list>
                    </text:list-item>
                  </text:list>
                </text:list-item>
              </text:list>
            </text:list-item>
          </text:list>
        </text:list-item>
      </text:list>
      <text:p text:style-name="Text_20_body">Pokud hráč jednající postavy hodí jen o jedna nebo dva méně, než byla požadovaná obtížnost, tak se pouze nepodaří dosáhnout záměru, ale žádné komplikace nenastanou. V případě, že byl rozdíl výsledků hodů tři nebo více, nastanou mírné komplikace a pokud byl rozdíl dokonce 6 nebo více, jde o vážné komplikace.<text:line-break/></text:p>
      <text:p text:style-name="Text_20_body"><text:span text:style-name="T47">Příklad: </text:span><text:span text:style-name="T40">Pokud zloděj při vybírání kapes pouze neuspěje, tak sice cíl neokradl, ale ani při tom nebyl chycen. Když neuspěje o 3 nebo více bodů, tak jde o mírné komplikace a cíl si pokusu všiml. Při neúspěchu o 6 nebo více dokonce okrádaný zloděje rovnou chytil (třeba za ruku) a pravděpodobně dojde k boji.</text:span></text:p>
      <text:p text:style-name="P144"/>
      <text:list xml:id="list154625541176289" text:continue-numbering="true" text:style-name="WW8Num1">
        <text:list-item>
          <text:list>
            <text:list-item>
              <text:list>
                <text:list-item>
                  <text:list>
                    <text:list-item>
                      <text:list>
                        <text:list-item>
                          <text:list>
                            <text:list-item>
                              <text:h text:style-name="Heading_20_6" text:outline-level="6">Zranění</text:h>
                            </text:list-item>
                          </text:list>
                        </text:list-item>
                      </text:list>
                    </text:list-item>
                  </text:list>
                </text:list-item>
              </text:list>
            </text:list-item>
          </text:list>
        </text:list-item>
      </text:list>
      <text:p text:style-name="Text_20_body">V některých případech může neúspěch v hodu znamenat, že bude postava zraněna (třeba když se snaží přeskočit na druhou střechu). Zranění je v takovém případě rovno rozdílu mezi výsledkem jejího hodu a hodu Pána jeskyně a může se zvýšit o případný modifikátor zranění (třeba když postava padá do jámy plné ostrých kamenů) a snížit o případnou zbroj. Postavě vždy hrozí buď komplikace, nebo zranění, nikdy obojí najednou. Vyhodnocení zranění podrobně popisuje kapitola <text:span text:style-name="T36">Boj</text:span>.</text:p>
      <text:p text:style-name="Text_20_body"><text:line-break/>Výsledkem dovednostního testu by nikdy neměla být automatická smrt postavy.</text:p>
      <text:p text:style-name="Text_20_body"><text:soft-page-break/></text:p>
      <text:list xml:id="list154625611168611" text:continue-numbering="true" text:style-name="WW8Num1">
        <text:list-item>
          <text:list>
            <text:list-item>
              <text:list>
                <text:list-item>
                  <text:h text:style-name="Heading_20_3" text:outline-level="3"><text:bookmark text:name="__RefHeading__6257_680152062"/><text:bookmark text:name="__RefHeading__6048_585935303"/><text:bookmark text:name="__RefHeading__5841_1842958974"/><text:bookmark text:name="__RefHeading__5641_1310750014"/><text:bookmark text:name="__RefHeading__5445_1220005542"/><text:bookmark text:name="__RefHeading__5255_1695420038"/><text:bookmark text:name="__RefHeading__5064_1017986065"/><text:bookmark text:name="__RefHeading__4880_1577118845"/><text:bookmark text:name="__RefHeading__4700_1310006689"/><text:bookmark text:name="__RefHeading__4515_1444625655"/><text:bookmark text:name="__RefHeading__4340_1606745807"/><text:bookmark text:name="__RefHeading__4155_389828191"/><text:bookmark text:name="__RefHeading__4063_390576214"/><text:bookmark text:name="__RefHeading__4247_1074358857"/><text:bookmark text:name="__RefHeading__4431_1736126469"/><text:bookmark text:name="__RefHeading__4608_630685431"/><text:bookmark text:name="__RefHeading__4789_913315267"/><text:bookmark text:name="__RefHeading__4973_1163710135"/><text:bookmark text:name="__RefHeading__5157_952857884"/><text:bookmark text:name="__RefHeading__5352_470946183"/><text:bookmark text:name="__RefHeading__5538_1112796876"/><text:bookmark text:name="__RefHeading__5739_704881804"/><text:bookmark text:name="__RefHeading__5944_1574798422"/><text:bookmark text:name="__RefHeading__6152_613080586"/>Rozšiřující pravidla pro použití dovedností</text:h>
                </text:list-item>
              </text:list>
            </text:list-item>
          </text:list>
        </text:list-item>
      </text:list>
      <text:p text:style-name="Text_20_body">Tato kapitola rozebírá některé specifické případy použití dovedností. Pokud tuto příručku čteš poprvé, určitě<text:span text:style-name="T1"> si vystačíš se základními pravidly a tuto kapitolu nebudeš potřebovat</text:span> – přeskoč na kapitolu <text:span text:style-name="T36">Jak hrát za postavu</text:span>. </text:p>
      <text:p text:style-name="Text_20_body"/>
      <text:list xml:id="list154625620169023" text:continue-numbering="true" text:style-name="WW8Num1">
        <text:list-item>
          <text:list>
            <text:list-item>
              <text:list>
                <text:list-item>
                  <text:list>
                    <text:list-item>
                      <text:list>
                        <text:list-item>
                          <text:list>
                            <text:list-item>
                              <text:h text:style-name="Heading_20_6" text:outline-level="6">Určování postihů a bonusů</text:h>
                            </text:list-item>
                          </text:list>
                        </text:list-item>
                      </text:list>
                    </text:list-item>
                  </text:list>
                </text:list-item>
              </text:list>
            </text:list-item>
          </text:list>
        </text:list-item>
      </text:list>
      <text:p text:style-name="Text_20_body">Pán jeskyně si značně usnadní práci, když při určování obtížnosti dovednostních zkoušek rovnou zohlední všechny okolnosti, potom už ale za ně samozřejmě nepřiděluje postihy – zvýšení obtížnosti o nějakou hodnotu je to samé, jako přidělení stejně velikého postihu hráči.<text:line-break/><text:tab/>U střetů to ovšem takhle jednoduše nejde, protože obtížnost je u nich rovna dovednosti protivníka. Oběma soupeřům je tudíž potřeba přičíst všechny postihy a bonusy, které se na ně vztahují, kromě těch, které se vztahují na oba stejně: Pokud je například šero a jak postava tak její protivník v něm vidí stejně špatně, tak nemá smysl oběma počítat tento postih, protože to výsledek stejně neovlivní.<text:line-break/><text:tab/>Úplný seznam postihů a bonusů nikde v pravidlech nenajdeš, protože možných situací je takřka nepřeberné množství. <text:span text:style-name="T36">Tabulka situačních modifikátorů</text:span> obsahuje pouze několik příkladů nejčastějších situací a slouží hlavně k tomu, abyste získali představu o přiměřené velikosti postihů a bonusů. Při jejich přidělování je dobré dodržovat tyto rady:</text:p>
      <text:p text:style-name="Text_20_body"/>
      <text:list xml:id="list4520185056588425146" text:style-name="WW8Num8">
        <text:list-item>
          <text:p text:style-name="P172">Nepřidělujte zbytečně modifikátory za málo podstatné nebo nevýznamné okolnosti. Je například jedno, jestli je jasno nebo pod mrakem, postih za sníženou viditelnost se dává až v případě, že je skutečně tma.</text:p>
        </text:list-item>
        <text:list-item>
          <text:p text:style-name="P172">Není chyba, když na nějaký modifikátor zapomenete, nebo jej dokonce úmyslně zanedbáte. Smyslem jejich přidělování není u každé činnosti věrně určit pravděpodobnost úspěchu, ale odlišit různé herní situace. Pokud se například postava snaží luštit šifru po tmě, tak má smysl přidělit jí na to postih, protože tak pro ni získá význam sehnat si nějaké světlo.</text:p>
        </text:list-item>
      </text:list>
      <text:p text:style-name="Text_20_body"/>
      <text:p text:style-name="Text_20_body">Všichni hráči u stolu mohou vznášet návrhy, jaké postihy a bonusy by si postava měla nebo neměla započítat, finální rozhodnutí je ale na Pánovi jeskyně. Kromě toho platí, že ti <text:span text:style-name="T36">PJ vždycky musí říct, jaké bonusy a postihy si budeš počítat, před tím, než si hodíš.</text:span></text:p>
      <text:p text:style-name="Text_20_body"/>
      <text:list xml:id="list154625675176879" text:continue-list="list154625620169023" text:style-name="WW8Num1">
        <text:list-item>
          <text:list>
            <text:list-item>
              <text:list>
                <text:list-item>
                  <text:list>
                    <text:list-item>
                      <text:list>
                        <text:list-item>
                          <text:list>
                            <text:list-item>
                              <text:h text:style-name="Heading_20_6" text:outline-level="6">Nástroje</text:h>
                            </text:list-item>
                          </text:list>
                        </text:list-item>
                      </text:list>
                    </text:list-item>
                  </text:list>
                </text:list-item>
              </text:list>
            </text:list-item>
          </text:list>
        </text:list-item>
      </text:list>
      <text:p text:style-name="Text_20_body">Některé věci se dost dobře nedají dělat bez patřičných nástrojů: Těžko můžeš například zfalšovat listinu bez kvalitních psacích potřeb. Pokud vhodné nástroje nemáš a použiješ nějaké nekvalitní, nebo improvizované, dostaneš za to postih (až -2). Výjimečně kvalitní nebo magicky posílené nástroje ti naopak mohou poskytnout bonus (takové předměty to mají vždy výslovně uvedeno v pravidlech). Některé činnosti (například otevření zámku bez jeho poškození) vůbec není možné bez vhodných nástrojů úspěšně provést.</text:p>
      <text:p text:style-name="P144"/>
      <text:list xml:id="list154625684187652" text:continue-numbering="true" text:style-name="WW8Num1">
        <text:list-item>
          <text:list>
            <text:list-item>
              <text:list>
                <text:list-item>
                  <text:list>
                    <text:list-item>
                      <text:list>
                        <text:list-item>
                          <text:list>
                            <text:list-item>
                              <text:h text:style-name="Heading_20_6" text:outline-level="6">Spolupráce více postav</text:h>
                            </text:list-item>
                          </text:list>
                        </text:list-item>
                      </text:list>
                    </text:list-item>
                  </text:list>
                </text:list-item>
              </text:list>
            </text:list-item>
          </text:list>
        </text:list-item>
      </text:list>
      <text:p text:style-name="Text_20_body">Pokud ti někdo pomáhá, tak ti může poskytnout bonus +1 v případě, že sám uspěje v test proti obtížnosti zvýšené o 1. Nemusí na to nutně použít stejnou dovednost, hlídka na přídi lodi ti například může pomoci při kormidlování skrz nebezpečnou úžinu tím, že hlásí překážky skryté pod vodní hladinou. Pomocníkův hod na úspěch nevyvolává zranění ani komplikace – ty jsou vždy dány tvým hodem.<text:line-break/><text:tab/>Takto ti může přispět i více pomocníků, pokud to v dané situaci dává smysl, každý další ale hází proti o 1 vyšší obtížnosti, než ten před ním. Pokud jde o střet, například když se dvě skupiny postav <text:soft-page-break/>přetlačují o dveře, tak pomocníci na obou stranách hází proti výsledku hodu protivníka, který soupeřící skupinu vede (postupně zvyšovaném o 1) bez započítání bonusů za jeho pomocníky.</text:p>
      <text:p text:style-name="Text_20_body"/>
      <text:p text:style-name="Text_20_body"><text:span text:style-name="T47">Příklad:</text:span> Dvě skupiny postav se přetlačují o masivní dveře (jedna skupina se je snaží zavřít, druhá otevřít). Postavy v první skupině mají sílu 3, 2 a 1. Postavy ve druhé skupině mají sílu 4 a 2.<text:line-break/><text:tab/>Hod hráče postavy s nejvyšší silou z první skupiny je 4, celkem 7. Hod hráče postavy s vyšší silou na druhé straně je 1, celkem 5. Pomocníci na první straně tedy hází postupně proti 6 a 7 (výsledek hodu hráče silnější postavy ve druhé skupině zvýšený postupně o 1 a o 2), pomocník na druhé straně hází proti 8. Každý pomocník, který v hodu uspěje, zvýší výsledek své strany o 1.</text:p>
      <text:p text:style-name="Text_20_body"/>
      <text:list xml:id="list154625697178765" text:continue-numbering="true" text:style-name="WW8Num1">
        <text:list-item>
          <text:list>
            <text:list-item>
              <text:list>
                <text:list-item>
                  <text:list>
                    <text:list-item>
                      <text:h text:style-name="Heading_20_4" text:outline-level="4">Opakování hodu na úspěch</text:h>
                    </text:list-item>
                  </text:list>
                </text:list-item>
              </text:list>
            </text:list-item>
          </text:list>
        </text:list-item>
      </text:list>
      <text:p text:style-name="Text_20_body">Hod na úspěch se ve velké většině případů nedá opakovat, výsledek předchozího hodu platí i pro všechny následné pokusy. <text:s/>Bez toho by totiž úspěch byl jen otázkou času – prostě by sis házet tak dlouho, dokud by ti to nepadlo. V některých případech, například v boji, je ale potřeba hody opakovat – to, že jsi protivníka nezasáhl na první pokus, ještě neznamená, že se ti to nemůže povést při další ráně. O který případ se jedná se určuje takto:<text:line-break/></text:p>
      <text:p text:style-name="P148">Pokud by opakování úspěšného pokusu o použití dovednosti nezpůsobilo další změnu, tak se při opětovném pokusu nehází znovu, ale použije se předchozí výsledek.</text:p>
      <text:p text:style-name="Text_20_body"/>
      <text:p text:style-name="Text_20_body"><text:span text:style-name="T47">Příklad:</text:span> Při opakovaném pokusu najít skrytého zloděje se znovu nehází, protože jednou nalezeného zloděje další pokus nenalezne více. Při opakované střelbě na cíl se znovu hází, protože je rozdíl mezi tím, jestli zasáhneš dvakrát v řadě za sebou nebo jen jednou ze dvou pokusů.</text:p>
      <text:p text:style-name="Text_20_body"/>
      <text:list xml:id="list154625723165385" text:continue-numbering="true" text:style-name="WW8Num1">
        <text:list-item>
          <text:list>
            <text:list-item>
              <text:list>
                <text:list-item>
                  <text:list>
                    <text:list-item>
                      <text:h text:style-name="Heading_20_4" text:outline-level="4">Změna podmínek či situace</text:h>
                    </text:list-item>
                  </text:list>
                </text:list-item>
              </text:list>
            </text:list-item>
          </text:list>
        </text:list-item>
      </text:list>
      <text:p text:style-name="Text_20_body">Pokud se změní podmínky, například když se rozední, tak se ti sníží postihy k použití dovedností a díky tomu můžeš uspět, i když si nemůžeš hodit znovu – stačí, když ti před tím do úspěchu chybělo stejně nebo méně, než o kolik se ti snížily postihy. Totéž platí i v případě, že se změní obtížnost té samé činnosti.</text:p>
      <text:p text:style-name="Text_20_body"/>
      <text:p text:style-name="Text_20_body"><text:span text:style-name="T47">Příklad:</text:span> Stopař (Dovednost 3) se pokouší najít stopu v obtížném, skalnatém terénu (Obtížnost 5). <text:s/>Na kostce mu padlo 5, Pánovi jeskyně na obtížnost 4. Stopař má tedy celkem 8 proti celkové obtížnosti 10, a tudíž stopu nenašel. Když to znovu zkusí o kus dál, na rozbahněném břehu potoka, tak si na hledání té samé stopy znovu nehází, ale změní se mu základ obtížnosti z 5 na 2, a tedy celková obtížnost z 10 na 7. Pokud tedy ten, jehož stopy hledal, po břehu potoka skutečně prošel, stopař jeho stopy najde.</text:p>
      <text:p text:style-name="Text_20_body"/>
      <text:list xml:id="list154625753185723" text:continue-numbering="true" text:style-name="WW8Num1">
        <text:list-item>
          <text:list>
            <text:list-item>
              <text:list>
                <text:list-item>
                  <text:h text:style-name="Heading_20_3" text:outline-level="3"><text:bookmark text:name="__RefHeading__6259_680152062"/><text:bookmark text:name="__RefHeading__6050_585935303"/><text:bookmark text:name="__RefHeading__5843_1842958974"/><text:bookmark text:name="__RefHeading__5643_1310750014"/><text:bookmark text:name="__RefHeading__5447_1220005542"/><text:bookmark text:name="__RefHeading__5257_1695420038"/><text:bookmark text:name="__RefHeading__5066_1017986065"/><text:bookmark text:name="__RefHeading__4882_1577118845"/><text:bookmark text:name="__RefHeading__4702_1310006689"/><text:bookmark text:name="__RefHeading__4517_1444625655"/><text:bookmark text:name="__RefHeading__4342_1606745807"/><text:bookmark text:name="__RefHeading__4157_389828191"/><text:bookmark text:name="__RefHeading__3971_166433791"/><text:bookmark text:name="__RefHeading__1259_1256013735"/><text:bookmark text:name="__RefHeading__2929_416654011"/><text:bookmark text:name="__RefHeading__2514_1402843499"/><text:bookmark text:name="__RefHeading__2335_588121625"/><text:bookmark text:name="__RefHeading__2155_1935348469"/><text:bookmark text:name="__RefHeading__1975_1699506768"/><text:bookmark text:name="__RefHeading__13304_416654011"/><text:bookmark text:name="__RefHeading__6177_416654011"/><text:bookmark text:name="__RefHeading__2927_416654011"/><text:bookmark text:name="__RefHeading__1257_1256013735"/><text:bookmark text:name="__RefHeading__1077_552295790"/><text:bookmark text:name="__RefHeading__733_1665772393"/><text:bookmark text:name="__RefHeading__387_1233803898"/><text:bookmark text:name="__RefHeading__525_1505329582"/><text:bookmark text:name="__RefHeading__477_1157328300"/><text:bookmark text:name="__RefHeading__3538_1767808843"/><text:bookmark text:name="__RefHeading__1737_547978412"/><text:bookmark text:name="__RefHeading__1059_547978412"/><text:bookmark text:name="__RefHeading__519_1505329582"/><text:bookmark text:name="__RefHeading__983_1800846094"/><text:bookmark text:name="__RefHeading__1163_504877730"/><text:bookmark text:name="__RefHeading__1343_1117028995"/><text:bookmark text:name="__RefHeading__4504_416654011"/><text:bookmark text:name="__RefHeading__3711_1539619621"/><text:bookmark text:name="__RefHeading__1345_1117028995"/><text:bookmark text:name="__RefHeading__1165_504877730"/><text:bookmark text:name="__RefHeading__3803_1016505843"/><text:bookmark text:name="__RefHeading__3624_575115563"/><text:bookmark text:name="__RefHeading__2991_492158928"/><text:bookmark text:name="__RefHeading__3174_606940407"/><text:bookmark text:name="__RefHeading__3358_1272288082"/><text:bookmark text:name="__RefHeading__3452_2029160294"/><text:bookmark text:name="__RefHeading__3268_1071858212"/><text:bookmark text:name="__RefHeading__3084_1761741664"/><text:bookmark text:name="__RefHeading__2871_270129214"/><text:bookmark text:name="__RefHeading__2693_1236622114"/><text:bookmark text:name="__RefHeading__2516_1402843499"/><text:bookmark text:name="__RefHeading__2337_588121625"/><text:bookmark text:name="__RefHeading__2157_1935348469"/><text:bookmark text:name="__RefHeading__1977_1699506768"/><text:bookmark text:name="__RefHeading__13306_416654011"/><text:bookmark text:name="__RefHeading__4065_390576214"/><text:bookmark text:name="__RefHeading__4249_1074358857"/><text:bookmark text:name="__RefHeading__4433_1736126469"/><text:bookmark text:name="__RefHeading__4610_630685431"/><text:bookmark text:name="__RefHeading__4791_913315267"/><text:bookmark text:name="__RefHeading__4975_1163710135"/><text:bookmark text:name="__RefHeading__5159_952857884"/><text:bookmark text:name="__RefHeading__5354_470946183"/><text:bookmark text:name="__RefHeading__5540_1112796876"/><text:bookmark text:name="__RefHeading__5741_704881804"/><text:bookmark text:name="__RefHeading__5946_1574798422"/><text:bookmark text:name="__RefHeading__6154_613080586"/>Použití dovednosti Jednání</text:h>
                </text:list-item>
              </text:list>
            </text:list-item>
          </text:list>
        </text:list-item>
      </text:list>
      <text:p text:style-name="Text_20_body">Sociální dovednosti (shrnuté pod sdruženou dovednost Jednání) se používají stejně jako všechny ostatní dovednosti. Při hře tedy není třeba popisovat, jak přesně přemluvíš strážníka, aby tě v noci pustil do města, nebo co budeš říkat desítkám žebráků, abys zjistil něco o tom, co se včera dělo na ulicích města. Díky tomu je možné hrát například výřečnou postavu, přestože sám výřečný nejsi.<text:line-break/><text:tab/> Rozhovory s nehráčskými postavami jsou ale jednou z nejzábavnějších součástí hry a zcela se o ně připravit tím, že pouze porovnáte hodnocení dovedností a PJ oznámí výsledek, by byla velká škoda. Proto se <text:span text:style-name="T36">výsledky</text:span> použití sociálních dovedností vždy dozvíš v rozhovoru s nějakou vhodnou nehráčskou postavou (za kterou mluví a jedná Pán jeskyně), nikoliv jako holá fakta. Během tohoto rozhovoru navíc <text:soft-page-break/>můžeš získat dodatečný bonus za dovednostní fintu, například předkládáním dobrých argumentů, nebo dobrým hraním postavy, a dosáhnout tak ještě lepšího výsledku.</text:p>
      <text:p text:style-name="Text_20_body"/>
      <text:list xml:id="list154625764161508" text:continue-numbering="true" text:style-name="WW8Num1">
        <text:list-item>
          <text:list>
            <text:list-item>
              <text:list>
                <text:list-item>
                  <text:list>
                    <text:list-item>
                      <text:h text:style-name="Heading_20_4" text:outline-level="4"><text:bookmark text:name="__RefHeading__1079_552295790"/>Vyjednávání, přesvědčování a vyslýchání</text:h>
                    </text:list-item>
                  </text:list>
                </text:list-item>
              </text:list>
            </text:list-item>
          </text:list>
        </text:list-item>
      </text:list>
      <text:p text:style-name="Text_20_body">Výsledek testu Vyjednávání, Přesvědčování nebo Vyslýchání říká, jak moc bude protistrana v odehrávaném rozhovoru nakloněna prozradit ti nějaké informace, nebo přistoupit na tvé návrhy. Pokud jsi uspěl jen těsně, tak ti odpoví jen na to, na co se přímo zeptáš, případně přistoupí na návrhy, které přímo vyslovíš. Čím větší byla hodnota, o kterou jsi ji přehodil, tím bude vstřícnější a ochotnější spolupracovat – odpovědi budou podrobnější, případně bude sám aktivně hledat pro tebe přijatelné řešení.<text:line-break/><text:tab/>Pokud se rozhovoru účastní víc postav, mohou se do něj zapojit i jejich hráči a pomoci ti získat bonus za dovednostní fintu (třeba předkládáním vhodných argumentů), a současně poskytnout bonus za <text:s/><text:span text:style-name="T36">Spolupráci více postav</text:span>.<text:line-break/><text:tab/>Obtížnost použití Přesvědčování obvykle nevychází z hodnocení dovednosti protivníka, ale ze situace. Přesvědčit stráže, aby tě pustily do hradu, když mají rozkaz nepouštět vůbec nikoho, bude například výrazně obtížnější, než když jen nemají pouštět pochybné existence. Obtížnost přesvědčování se tedy stejně stejně, jako by šlo o dovednostní zkoušku, určuje podle toho, jaké hodnocení Přesvědčování by měla postava, pro níž by to byla adekvátní výzva.<text:line-break/><text:tab/>Když se nějaká nehráčská postava snaží vyslýchat nebo k něčemu přesvědčit tvoji postavu, tak se obrací role hráče a Pána jeskyně: Ty podle své úvahy určíš obtížnost (pokud se například někdo snaží tvou postavu přesvědčit o něčem, co je proti jejímu bytostnému přesvědčení, tak to bude mít opravdu těžké), spočítáš výsledek dovednostního testu a vezmeš jej v úvahu při rozhodování o tom, kolik toho tvoje postava bude ochotna prozradit nebo jak moc se bude zdráhat přistoupit na návrhy nehráčské postavy. Měl bys k tomu přistupovat zodpovědně – stejně, jako když za vyslýchanou postavu hraje Pán jeskyně.</text:p>
      <text:p text:style-name="Text_20_body"/>
      <text:list xml:id="list154625781175200" text:continue-numbering="true" text:style-name="WW8Num1">
        <text:list-item>
          <text:list>
            <text:list-item>
              <text:list>
                <text:list-item>
                  <text:list>
                    <text:list-item>
                      <text:h text:style-name="Heading_20_4" text:outline-level="4"><text:bookmark text:name="__RefHeading__3885_2029073874"/>Zjišťování informací</text:h>
                    </text:list-item>
                  </text:list>
                </text:list-item>
              </text:list>
            </text:list-item>
          </text:list>
        </text:list-item>
      </text:list>
      <text:p text:style-name="Text_20_body">Dovednost Etiketa a zjišťování informací je specializací Jednání a představuje „umění zapadnout“ ve společnosti a také doptat se na to, co tě zajímá. Ve světě Dračího doupěte sice nejsou noviny, televize, ani internet, ale v žádném případě to neznamená, že by lidé netoužili po novinkách o tom, co se kolem děje. Informace se jen šíří jinak – většinou vyprávěním. Sousedi se navíc dobře znají, takže pokud se někde stane něco divného, nebo se objeví nějaký cizinec, určitě se to brzy roznese.<text:line-break/><text:tab/>Pokud máš vysoké hodnocení Etikety (nebo Jednání), tak to znamená, že umíš najít osoby, které vědí to, co tě zajímá, a dokážeš s nimi snadno zapříst hovor, protože se umíš chovat a mluvit „jako jeden z nich“. Výsledek dovednostního testu v tomto případě neznamená, jaké informace se ti podařilo nalézt, ale jak dobře informovanou osobu dokážeš najít a jak bude nakloněna se o své informace podělit. Neúspěch nemusí ještě nutně znamenat, že vůbec nikoho nenajdeš – můžeš třeba jen najít někoho, kdo informace sice má, ale nebude se s tebou chtít bavit. Komplikace mohou třeba znamenat, že jsi našel někoho jiného, než jsi původně zamýšlel (a kdo se třeba bude zajímat, proč takové informace sháníš).<text:line-break/><text:tab/>Rozhovor s osobou, kterou takhle najdeš, následně odehrajte. Můžeš při tom použít i jiné schopnosti a dovednosti (viz. třeba odstavec <text:span text:style-name="T36">Vyjednávání, přesvědčování a vyslýchání</text:span><text:span text:style-name="T39">) a může být také výhodné vzít s sebou společníky – třeba pro případ, kdyby se něco zvrhlo.</text:span></text:p>
      <text:p text:style-name="Text_20_body"/>
      <text:list xml:id="list154625806173044" text:continue-numbering="true" text:style-name="WW8Num1">
        <text:list-item>
          <text:list>
            <text:list-item>
              <text:list>
                <text:list-item>
                  <text:list>
                    <text:list-item>
                      <text:h text:style-name="Heading_20_4" text:outline-level="4"><text:bookmark text:name="__RefHeading__3086_1761741664"/>Přetvářka a lhaní</text:h>
                    </text:list-item>
                  </text:list>
                </text:list-item>
              </text:list>
            </text:list-item>
          </text:list>
        </text:list-item>
      </text:list>
      <text:p text:style-name="Text_20_body">Dovednost Přetvářka a lhaní je specializací Jednání a umožňuje se přesvědčivě tvářit jako někdo jiný (a to včetně úpravy tónu hlasu a podobně). Bonus za fintu můžeš získat například za vhodný převlek, nebo když budeš osobu, za kterou se chceš vydávat, předem nějaký čas pozorovat.<text:line-break/><text:tab/>Pomocí této dovednosti můžeš také rozpoznat, jestli někdo lže (jde o střet proti jeho dovednosti Přetvářka a lhaní), ale pouze v případě, že uspěješ. Při neúspěchu si nadále nemůžeš být jistý.</text:p>
      <text:p text:style-name="Text_20_body"><text:bookmark-start text:name="__RefHeading__3088_1761741664"/><text:bookmark-start text:name="__RefHeading__3887_2029073874"/><text:bookmark-start text:name="__RefHeading__735_1665772393"/><text:bookmark-start text:name="__RefHeading__389_1233803898"/><text:bookmark-start text:name="__RefHeading__527_1505329582"/><text:bookmark-start text:name="__RefHeading__2782_1037820875"/><text:bookmark-start text:name="__RefHeading__2993_492158928"/><text:bookmark-start text:name="__RefHeading__3176_606940407"/><text:bookmark-start text:name="__RefHeading__3360_1272288082"/><text:bookmark-start text:name="__RefHeading__3454_2029160294"/><text:bookmark-start text:name="__RefHeading__3270_1071858212"/></text:p>
      <text:list xml:id="list154625815165259" text:continue-numbering="true" text:style-name="WW8Num1">
        <text:list-item>
          <text:list>
            <text:list-item>
              <text:h text:style-name="Heading_20_2" text:outline-level="2"><text:bookmark-start text:name="__RefHeading__6261_680152062"/><text:bookmark-start text:name="__RefHeading__6052_585935303"/><text:bookmark-start text:name="__RefHeading__5845_1842958974"/><text:bookmark-start text:name="__RefHeading__5645_1310750014"/><text:bookmark-start text:name="__RefHeading__5449_1220005542"/><text:bookmark-start text:name="__RefHeading__5259_1695420038"/><text:bookmark-start text:name="__RefHeading__5068_1017986065"/><text:bookmark-start text:name="__RefHeading__4884_1577118845"/><text:bookmark-start text:name="__RefHeading__4704_1310006689"/><text:bookmark-start text:name="__RefHeading__4519_1444625655"/><text:bookmark-start text:name="__RefHeading__4344_1606745807"/><text:bookmark-start text:name="__RefHeading__2339_588121625"/><text:bookmark-start text:name="__RefHeading__2159_1935348469"/><text:bookmark-start text:name="__RefHeading__1979_1699506768"/><text:bookmark-start text:name="__RefHeading__13308_416654011"/><text:bookmark-start text:name="__RefHeading__6181_416654011"/><text:bookmark-start text:name="__RefHeading__2931_416654011"/><text:bookmark-start text:name="__RefHeading__1261_1256013735"/><text:bookmark-start text:name="__RefHeading__1081_552295790"/><text:bookmark-start text:name="__RefHeading__1743_547978412"/><text:bookmark-start text:name="__RefHeading__481_1157328300"/><text:bookmark-start text:name="__RefHeading__529_1505329582"/><text:bookmark-start text:name="__RefHeading__391_1233803898"/><text:bookmark-start text:name="__RefHeading__4159_389828191"/><text:bookmark-start text:name="__RefHeading__3889_2029073874"/><text:bookmark-start text:name="__RefHeading__2873_270129214"/><text:bookmark-start text:name="__RefHeading__2695_1236622114"/><text:bookmark-start text:name="__RefHeading__2518_1402843499"/><text:bookmark-start text:name="__RefHeading__3975_166433791"/><text:bookmark-start text:name="__RefHeading__3090_1761741664"/><text:bookmark-start text:name="__RefHeading__3272_1071858212"/><text:bookmark-start text:name="__RefHeading__3362_1272288082"/><text:bookmark-start text:name="__RefHeading__3456_2029160294"/><text:bookmark-start text:name="__RefHeading__4067_390576214"/><text:bookmark-start text:name="__RefHeading__2069_425077428"/><text:bookmark-start text:name="__RefHeading__2249_374322643"/><text:bookmark-start text:name="__RefHeading__2429_354735483"/><text:bookmark-start text:name="__RefHeading__2606_1914700735"/><text:bookmark-start text:name="__RefHeading__2784_1037820875"/><text:bookmark-start text:name="__RefHeading__2995_492158928"/><text:bookmark-start text:name="__RefHeading__3178_606940407"/><text:bookmark-start text:name="__RefHeading__4251_1074358857"/><text:bookmark-start text:name="__RefHeading__1067_547978412"/><text:bookmark-start text:name="__RefHeading__1745_547978412"/><text:bookmark-start text:name="__RefHeading__483_1157328300"/><text:bookmark-start text:name="__RefHeading__531_1505329582"/><text:bookmark-start text:name="__RefHeading__991_1800846094"/><text:bookmark-start text:name="__RefHeading__3542_1767808843"/><text:bookmark-start text:name="__RefHeading__1167_504877730"/><text:bookmark-start text:name="__RefHeading__1347_1117028995"/><text:bookmark-start text:name="__RefHeading__4508_416654011"/><text:bookmark-start text:name="__RefHeading__11455_416654011"/><text:bookmark-start text:name="__RefHeading__15242_416654011"/><text:bookmark-start text:name="__RefHeading__3715_1539619621"/><text:bookmark-start text:name="__RefHeading__3807_1016505843"/><text:bookmark-start text:name="__RefHeading__3628_575115563"/><text:bookmark-start text:name="__RefHeading__4435_1736126469"/><text:bookmark-start text:name="__RefHeading__4612_630685431"/><text:bookmark-start text:name="__RefHeading__4793_913315267"/><text:bookmark-start text:name="__RefHeading__4977_1163710135"/><text:bookmark-start text:name="__RefHeading__5161_952857884"/><text:bookmark-start text:name="__RefHeading__5356_470946183"/><text:bookmark-start text:name="__RefHeading__5542_1112796876"/><text:bookmark-start text:name="__RefHeading__5743_704881804"/><text:bookmark-start text:name="__RefHeading__5948_1574798422"/><text:bookmark-start text:name="__RefHeading__6156_613080586"/><text:soft-page-break/>Jak hrát za postavu</text:h>
            </text:list-item>
          </text:list>
        </text:list-item>
      </text:list>
      <text:p text:style-name="Text_20_body">TODO</text:p>
      <text:p text:style-name="Text_20_body"/>
      <text:list xml:id="list154625825169595" text:continue-numbering="true" text:style-name="WW8Num1">
        <text:list-item>
          <text:list>
            <text:list-item>
              <text:h text:style-name="Heading_20_2" text:outline-level="2"><text:bookmark-start text:name="__RefHeading__6263_680152062"/><text:bookmark-start text:name="__RefHeading__6054_585935303"/><text:bookmark-start text:name="__RefHeading__5847_1842958974"/><text:bookmark-start text:name="__RefHeading__5647_1310750014"/><text:bookmark-start text:name="__RefHeading__5451_1220005542"/><text:bookmark-start text:name="__RefHeading__5261_1695420038"/><text:bookmark-start text:name="__RefHeading__5070_1017986065"/><text:bookmark-start text:name="__RefHeading__4886_1577118845"/><text:bookmark-start text:name="__RefHeading__4706_1310006689"/><text:bookmark-start text:name="__RefHeading__4521_1444625655"/><text:bookmark-start text:name="__RefHeading__4346_1606745807"/><text:bookmark-start text:name="__RefHeading__2341_588121625"/><text:bookmark-start text:name="__RefHeading__2161_1935348469"/><text:bookmark-start text:name="__RefHeading__1981_1699506768"/><text:bookmark-start text:name="__RefHeading__13310_416654011"/><text:bookmark-start text:name="__RefHeading__6183_416654011"/><text:bookmark-start text:name="__RefHeading__2933_416654011"/><text:bookmark-start text:name="__RefHeading__1263_1256013735"/><text:bookmark-start text:name="__RefHeading__1083_552295790"/><text:bookmark-start text:name="__RefHeading__393_1233803898"/><text:bookmark-start text:name="__RefHeading__1069_547978412"/><text:bookmark-start text:name="__RefHeading__533_1505329582"/><text:bookmark-start text:name="__RefHeading__535_1505329582"/><text:bookmark-start text:name="__RefHeading__4161_389828191"/><text:bookmark-start text:name="__RefHeading__3891_2029073874"/><text:bookmark-start text:name="__RefHeading__2875_270129214"/><text:bookmark-start text:name="__RefHeading__2697_1236622114"/><text:bookmark-start text:name="__RefHeading__2520_1402843499"/><text:bookmark-start text:name="__RefHeading__3977_166433791"/><text:bookmark-start text:name="__RefHeading__3276_1071858212"/><text:bookmark-start text:name="__RefHeading__3274_1071858212"/><text:bookmark-start text:name="__RefHeading__3364_1272288082"/><text:bookmark-start text:name="__RefHeading__3458_2029160294"/><text:bookmark-start text:name="__RefHeading__4069_390576214"/><text:bookmark-start text:name="__RefHeading__2071_425077428"/><text:bookmark-start text:name="__RefHeading__2251_374322643"/><text:bookmark-start text:name="__RefHeading__2431_354735483"/><text:bookmark-start text:name="__RefHeading__2608_1914700735"/><text:bookmark-start text:name="__RefHeading__2786_1037820875"/><text:bookmark-start text:name="__RefHeading__2997_492158928"/><text:bookmark-start text:name="__RefHeading__3180_606940407"/><text:bookmark-start text:name="__RefHeading__4253_1074358857"/><text:bookmark-start text:name="__RefHeading__537_1505329582"/><text:bookmark-start text:name="__RefHeading__539_1505329582"/><text:bookmark-start text:name="__RefHeading__1747_547978412"/><text:bookmark-start text:name="__RefHeading__485_1157328300"/><text:bookmark-start text:name="__RefHeading__993_1800846094"/><text:bookmark-start text:name="__RefHeading__3544_1767808843"/><text:bookmark-start text:name="__RefHeading__1169_504877730"/><text:bookmark-start text:name="__RefHeading__1349_1117028995"/><text:bookmark-start text:name="__RefHeading__4510_416654011"/><text:bookmark-start text:name="__RefHeading__11457_416654011"/><text:bookmark-start text:name="__RefHeading__15244_416654011"/><text:bookmark-start text:name="__RefHeading__3717_1539619621"/><text:bookmark-start text:name="__RefHeading__3809_1016505843"/><text:bookmark-start text:name="__RefHeading__3630_575115563"/><text:bookmark-start text:name="__RefHeading__4437_1736126469"/><text:bookmark-start text:name="__RefHeading__4614_630685431"/><text:bookmark-start text:name="__RefHeading__4795_913315267"/><text:bookmark-start text:name="__RefHeading__4979_1163710135"/><text:bookmark-start text:name="__RefHeading__5163_952857884"/><text:bookmark-start text:name="__RefHeading__5358_470946183"/><text:bookmark-start text:name="__RefHeading__5544_1112796876"/><text:bookmark-start text:name="__RefHeading__5745_704881804"/><text:bookmark-start text:name="__RefHeading__5950_1574798422"/><text:bookmark-start text:name="__RefHeading__6158_613080586"/>Hra ve skupině</text:h>
            </text:list-item>
          </text:list>
        </text:list-item>
      </text:list>
      <text:p text:style-name="Text_20_body">TODO</text:p>
      <text:p text:style-name="Text_20_body"/>
      <text:list xml:id="list154625840185984" text:continue-numbering="true" text:style-name="WW8Num1">
        <text:list-item>
          <text:h text:style-name="P228" text:outline-level="1"><text:bookmark-start text:name="__RefHeading__6267_680152062"/><text:bookmark-start text:name="__RefHeading__6058_585935303"/><text:bookmark-start text:name="__RefHeading__5851_1842958974"/><text:bookmark-start text:name="__RefHeading__5651_1310750014"/><text:bookmark-start text:name="__RefHeading__5455_1220005542"/><text:bookmark-start text:name="__RefHeading__5265_1695420038"/><text:bookmark-start text:name="__RefHeading__5074_1017986065"/><text:bookmark-start text:name="__RefHeading__4890_1577118845"/><text:bookmark-start text:name="__RefHeading__4710_1310006689"/><text:bookmark-start text:name="__RefHeading__4525_1444625655"/><text:bookmark-start text:name="__RefHeading__4348_1606745807"/><text:bookmark-start text:name="__RefHeading__2343_588121625"/><text:bookmark-start text:name="__RefHeading__2163_1935348469"/><text:bookmark-start text:name="__RefHeading__1983_1699506768"/><text:bookmark-start text:name="__RefHeading__13312_416654011"/><text:bookmark-start text:name="__RefHeading__6185_416654011"/><text:bookmark-start text:name="__RefHeading__2935_416654011"/><text:bookmark-start text:name="__RefHeading__1265_1256013735"/><text:bookmark-start text:name="__RefHeading__1085_552295790"/><text:bookmark-start text:name="__RefHeading__541_1505329582"/><text:bookmark-start text:name="__RefHeading__395_1233803898"/><text:bookmark-start text:name="__RefHeading__1071_547978412"/><text:bookmark-start text:name="__RefHeading__1749_547978412"/><text:bookmark-start text:name="__RefHeading__4163_389828191"/><text:bookmark-start text:name="__RefHeading__3092_1761741664"/><text:bookmark-start text:name="__RefHeading__2877_270129214"/><text:bookmark-start text:name="__RefHeading__2699_1236622114"/><text:bookmark-start text:name="__RefHeading__2522_1402843499"/><text:bookmark-start text:name="__RefHeading__3979_166433791"/><text:bookmark-start text:name="__RefHeading__2879_270129214"/><text:bookmark-start text:name="__RefHeading__3460_2029160294"/><text:bookmark-start text:name="__RefHeading__3366_1272288082"/><text:bookmark-start text:name="__RefHeading__545_1505329582"/><text:bookmark-start text:name="__RefHeading__4071_390576214"/><text:bookmark-start text:name="__RefHeading__2073_425077428"/><text:bookmark-start text:name="__RefHeading__2253_374322643"/><text:bookmark-start text:name="__RefHeading__2433_354735483"/><text:bookmark-start text:name="__RefHeading__2610_1914700735"/><text:bookmark-start text:name="__RefHeading__2788_1037820875"/><text:bookmark-start text:name="__RefHeading__2999_492158928"/><text:bookmark-start text:name="__RefHeading__3182_606940407"/><text:bookmark-start text:name="__RefHeading__4255_1074358857"/><text:bookmark-start text:name="__RefHeading__487_1157328300"/><text:bookmark-start text:name="__RefHeading__543_1505329582"/><text:bookmark-start text:name="__RefHeading__921_681294674"/><text:bookmark-start text:name="__RefHeading__737_1665772393"/><text:bookmark-start text:name="__RefHeading__995_1800846094"/><text:bookmark-start text:name="__RefHeading__3546_1767808843"/><text:bookmark-start text:name="__RefHeading__1171_504877730"/><text:bookmark-start text:name="__RefHeading__1351_1117028995"/><text:bookmark-start text:name="__RefHeading__4512_416654011"/><text:bookmark-start text:name="__RefHeading__11459_416654011"/><text:bookmark-start text:name="__RefHeading__15246_416654011"/><text:bookmark-start text:name="__RefHeading__3719_1539619621"/><text:bookmark-start text:name="__RefHeading__3811_1016505843"/><text:bookmark-start text:name="__RefHeading__3632_575115563"/><text:bookmark-start text:name="__RefHeading__4439_1736126469"/><text:bookmark-start text:name="__RefHeading__4618_630685431"/><text:bookmark-start text:name="__RefHeading__4799_913315267"/><text:bookmark-start text:name="__RefHeading__4983_1163710135"/><text:bookmark-start text:name="__RefHeading__5167_952857884"/><text:bookmark-start text:name="__RefHeading__5362_470946183"/><text:bookmark-start text:name="__RefHeading__5548_1112796876"/><text:bookmark-start text:name="__RefHeading__5749_704881804"/><text:bookmark-start text:name="__RefHeading__5954_1574798422"/><text:bookmark-start text:name="__RefHeading__6162_613080586"/><text:bookmark-start text:name="__RefHeading__6160_613080586"/><text:bookmark-start text:name="__RefHeading__5952_1574798422"/><text:bookmark-start text:name="__RefHeading__5747_704881804"/><text:bookmark-start text:name="__RefHeading__5546_1112796876"/><text:bookmark-start text:name="__RefHeading__5360_470946183"/><text:bookmark-start text:name="__RefHeading__5165_952857884"/><text:bookmark-start text:name="__RefHeading__4981_1163710135"/><text:bookmark-start text:name="__RefHeading__4797_913315267"/><text:bookmark-start text:name="__RefHeading__4616_630685431"/><text:bookmark-start text:name="__RefHeading__4523_1444625655"/><text:bookmark-start text:name="__RefHeading__4708_1310006689"/><text:bookmark-start text:name="__RefHeading__4888_1577118845"/><text:bookmark-start text:name="__RefHeading__5072_1017986065"/><text:bookmark-start text:name="__RefHeading__5263_1695420038"/><text:bookmark-start text:name="__RefHeading__5453_1220005542"/><text:bookmark-start text:name="__RefHeading__5649_1310750014"/><text:bookmark-start text:name="__RefHeading__5849_1842958974"/><text:bookmark-start text:name="__RefHeading__6056_585935303"/><text:bookmark-start text:name="__RefHeading__6265_680152062"/>Zranění a léčba</text:h>
        </text:list-item>
      </text:list>
      <text:p text:style-name="Text_20_body">Utrpěné zranění v Dračím doupěti vyjadřujeme ztrátou životů. Kolik životů má zdravá, nezraněná postava (a také všechny nestvůry) závisí pouze na její velikosti: Tvorové velikosti člověka jich mají 12, menší rasy, jako třeba hobiti a kudůci, jich mají 8, větší (tedy krollové) pak 16. Bytosti ještě menší než hobiti mohou mít životy jen 4, případně dokonce jen jeden (takový protivník pak vždy umírá na jeden zásah), tvorové větší než krollové jich mohou mít i více.</text:p>
      <text:p text:style-name="Text_20_body"/>
      <text:list xml:id="list154625868180773" text:continue-numbering="true" text:style-name="WW8Num1">
        <text:list-item>
          <text:list>
            <text:list-item>
              <text:list>
                <text:list-item>
                  <text:list>
                    <text:list-item>
                      <text:h text:style-name="Heading_20_4" text:outline-level="4"><text:bookmark-start text:name="__RefHeading__2701_1236622114"/>Stupeň zranění</text:h>
                    </text:list-item>
                  </text:list>
                </text:list-item>
              </text:list>
            </text:list-item>
          </text:list>
        </text:list-item>
      </text:list>
      <text:p text:style-name="Text_20_body">Zranění se léčí po stupních. Pokud pravidla například říkají, že ti kouzlo vyléčí jeden stupeň zranění, znamená to, že se ti vrátí čtvrtina maximálního počtu životů.</text:p>
      <text:p text:style-name="Text_20_body"/>
      <text:list xml:id="list8197740590041423664" text:style-name="WW8Num21">
        <text:list-item>
          <text:p text:style-name="P173">Pro hobity, kudůky a elfy je stupeň zranění roven dvěma životům.</text:p>
        </text:list-item>
        <text:list-item>
          <text:p text:style-name="P173">Pro lidi, barbary a trpaslíky je stupeň zranění roven třem životům.</text:p>
        </text:list-item>
        <text:list-item>
          <text:p text:style-name="P173">Pro krolly je stupeň zranění roven čtyřem životům.</text:p>
        </text:list-item>
      </text:list>
      <text:p text:style-name="Text_20_body"/>
      <text:list xml:id="list154625890176005" text:continue-list="list154625868180773" text:style-name="WW8Num1">
        <text:list-item>
          <text:list>
            <text:list-item>
              <text:list>
                <text:list-item>
                  <text:list>
                    <text:list-item>
                      <text:h text:style-name="Heading_20_4" text:outline-level="4">Postihy za<text:bookmark-start text:name="__RefHeading__2524_1402843499"/> zranění</text:h>
                    </text:list-item>
                  </text:list>
                </text:list-item>
              </text:list>
            </text:list-item>
          </text:list>
        </text:list-item>
      </text:list>
      <text:p text:style-name="Text_20_body">Postihy za zranění se počítají ke všem dovednostním testům. Nepočítají se hodům, do kterých se nepočítá žádná dovednost.</text:p>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list xml:id="list154625922162860" text:continue-numbering="true" text:style-name="WW8Num1">
              <text:list-item>
                <text:list>
                  <text:list-item>
                    <text:list>
                      <text:list-item>
                        <text:list>
                          <text:list-item>
                            <text:h text:style-name="P220" text:outline-level="4"><text:bookmark text:name="__RefHeading__2345_588121625"/>Tabulka postihů za sníženou kondici</text:h>
                          </text:list-item>
                        </text:list>
                      </text:list-item>
                    </text:list>
                  </text:list-item>
                </text:list>
              </text:list-item>
            </text:list>
          </table:table-cell>
          <table:covered-table-cell/>
          <table:covered-table-cell/>
          <table:covered-table-cell/>
        </table:table-row>
        <table:table-row table:style-name="Table7.1">
          <table:table-cell table:style-name="Table7.A2" office:value-type="string">
            <text:p text:style-name="P234">8 žt základ</text:p>
          </table:table-cell>
          <table:table-cell table:style-name="Table7.A2" office:value-type="string">
            <text:p text:style-name="P234">12 žt základ</text:p>
          </table:table-cell>
          <table:table-cell table:style-name="Table7.A2" office:value-type="string">
            <text:p text:style-name="P234">16 žt základ</text:p>
          </table:table-cell>
          <table:table-cell table:style-name="Table7.A2" office:value-type="string">
            <text:p text:style-name="P235">Postih</text:p>
          </table:table-cell>
        </table:table-row>
        <table:table-row table:style-name="Table7.1">
          <table:table-cell table:style-name="Table7.A3" office:value-type="string">
            <text:p text:style-name="P234">8 až 7</text:p>
          </table:table-cell>
          <table:table-cell table:style-name="Table7.A3" office:value-type="string">
            <text:p text:style-name="P234">12 až 10</text:p>
          </table:table-cell>
          <table:table-cell table:style-name="Table7.A3" office:value-type="string">
            <text:p text:style-name="P234">16 až 13</text:p>
          </table:table-cell>
          <table:table-cell table:style-name="Table7.A3" office:value-type="string">
            <text:p text:style-name="P235">bez postihu</text:p>
          </table:table-cell>
        </table:table-row>
        <table:table-row table:style-name="Table7.1">
          <table:table-cell table:style-name="Table7.A3" office:value-type="string">
            <text:p text:style-name="P234">6 až 5</text:p>
          </table:table-cell>
          <table:table-cell table:style-name="Table7.A3" office:value-type="string">
            <text:p text:style-name="P234">9 až 7</text:p>
          </table:table-cell>
          <table:table-cell table:style-name="Table7.A3" office:value-type="string">
            <text:p text:style-name="P234">12 až 9</text:p>
          </table:table-cell>
          <table:table-cell table:style-name="Table7.A3" office:value-type="string">
            <text:p text:style-name="P235">postih -1</text:p>
          </table:table-cell>
        </table:table-row>
        <table:table-row table:style-name="Table7.1">
          <table:table-cell table:style-name="Table7.A3" office:value-type="string">
            <text:p text:style-name="P234">4 až 3</text:p>
          </table:table-cell>
          <table:table-cell table:style-name="Table7.A3" office:value-type="string">
            <text:p text:style-name="P234">6 až 4</text:p>
          </table:table-cell>
          <table:table-cell table:style-name="Table7.A3" office:value-type="string">
            <text:p text:style-name="P234">8 až 5</text:p>
          </table:table-cell>
          <table:table-cell table:style-name="Table7.A3" office:value-type="string">
            <text:p text:style-name="P235">postih -2</text:p>
          </table:table-cell>
        </table:table-row>
        <table:table-row table:style-name="Table7.1">
          <table:table-cell table:style-name="Table7.A3" office:value-type="string">
            <text:p text:style-name="P234">2 až 1</text:p>
          </table:table-cell>
          <table:table-cell table:style-name="Table7.A3" office:value-type="string">
            <text:p text:style-name="P234">3 až 1</text:p>
          </table:table-cell>
          <table:table-cell table:style-name="Table7.A3" office:value-type="string">
            <text:p text:style-name="P234">4 až 1</text:p>
          </table:table-cell>
          <table:table-cell table:style-name="Table7.A3" office:value-type="string">
            <text:p text:style-name="P235">postih -3, postava není schopná běhu</text:p>
          </table:table-cell>
        </table:table-row>
        <table:table-row table:style-name="Table7.1">
          <table:table-cell table:style-name="Table7.A3" office:value-type="string">
            <text:p text:style-name="P234">0 až <text:s/>-3</text:p>
          </table:table-cell>
          <table:table-cell table:style-name="Table7.A3" office:value-type="string">
            <text:p text:style-name="P234">0 až -5</text:p>
          </table:table-cell>
          <table:table-cell table:style-name="Table7.A3" office:value-type="string">
            <text:p text:style-name="P234">0 až -7</text:p>
          </table:table-cell>
          <table:table-cell table:style-name="Table7.A3" office:value-type="string">
            <text:p text:style-name="P235">postih -4, bezvědomí, vyřazení z boje*</text:p>
          </table:table-cell>
        </table:table-row>
        <table:table-row table:style-name="Table7.1">
          <table:table-cell table:style-name="Table7.A8" office:value-type="string">
            <text:p text:style-name="P234">-6 a méně</text:p>
          </table:table-cell>
          <table:table-cell table:style-name="Table7.A8" office:value-type="string">
            <text:p text:style-name="P234">-6 a méně</text:p>
          </table:table-cell>
          <table:table-cell table:style-name="Table7.A8" office:value-type="string">
            <text:p text:style-name="P234">-6 a méně</text:p>
          </table:table-cell>
          <table:table-cell table:style-name="Table7.A8" office:value-type="string">
            <text:p text:style-name="P235">postava umírá a pokud se jí do několika minut nedostane pomoci, zahyne</text:p>
          </table:table-cell>
        </table:table-row>
      </table:table>
      <text:p text:style-name="Text_20_body"/>
      <text:p text:style-name="Text_20_body">* Postih při nulové nebo záporné hodnotě kondice se týká případu, že tě někdo z bezvědomí dočasně probere (například pomocí dovednosti První pomoc).</text:p>
      <text:p text:style-name="Text_20_body"><text:soft-page-break/></text:p>
      <text:list xml:id="list154626057173779" text:continue-numbering="true" text:style-name="WW8Num1">
        <text:list-item>
          <text:list>
            <text:list-item>
              <text:list>
                <text:list-item>
                  <text:list>
                    <text:list-item>
                      <text:h text:style-name="Heading_20_4" text:outline-level="4"><text:bookmark-start text:name="__RefHeading__3893_2029073874"/>Vyřazení</text:h>
                    </text:list-item>
                  </text:list>
                </text:list-item>
              </text:list>
            </text:list-item>
          </text:list>
        </text:list-item>
      </text:list>
      <text:p text:style-name="Text_20_body">Pokud tvůj počet životů klesne na 0 nebo méně, jsi vyřazený. To znamená, že jsi buď v bezvědomí, nebo natolik vážně zraněn či zmlácen, že nejsi schopen boje ani žádné jiné náročnější činnosti a i úplně základní věci (například se napít) zvládneš jen s něčí pomocí.</text:p>
      <text:p text:style-name="Text_20_body"/>
      <text:p text:style-name="Text_20_body"/>
      <text:p text:style-name="Text_20_body"/>
      <text:list xml:id="list154626086182331" text:continue-numbering="true" text:style-name="WW8Num1">
        <text:list-item>
          <text:list>
            <text:list-item>
              <text:list>
                <text:list-item>
                  <text:list>
                    <text:list-item>
                      <text:h text:style-name="Heading_20_4" text:outline-level="4">Mez s<text:bookmark-start text:name="__RefHeading__2526_1402843499"/>mrti</text:h>
                    </text:list-item>
                  </text:list>
                </text:list-item>
              </text:list>
            </text:list-item>
          </text:list>
        </text:list-item>
      </text:list>
      <text:p text:style-name="Text_20_body">Tvůj aktuální počet životů může klesnout i do záporu. Pokud dosáhne -6 životů nebo ještě méně, ocitáš se <text:line-break/>na pokraji smrti a neposkytne-li ti někdo do několika minut pomoc, zahyneš.</text:p>
      <text:p text:style-name="Text_20_body"/>
      <text:list xml:id="list154626093181847" text:continue-numbering="true" text:style-name="WW8Num1">
        <text:list-item>
          <text:list>
            <text:list-item>
              <text:list>
                <text:list-item>
                  <text:h text:style-name="P222" text:outline-level="3"><text:bookmark-start text:name="__RefHeading__6269_680152062"/><text:bookmark-start text:name="__RefHeading__6060_585935303"/><text:bookmark-start text:name="__RefHeading__5853_1842958974"/><text:bookmark-start text:name="__RefHeading__5653_1310750014"/><text:bookmark-start text:name="__RefHeading__5457_1220005542"/><text:bookmark-start text:name="__RefHeading__5267_1695420038"/><text:bookmark-start text:name="__RefHeading__5076_1017986065"/><text:bookmark-start text:name="__RefHeading__4892_1577118845"/><text:bookmark-start text:name="__RefHeading__4712_1310006689"/><text:bookmark-start text:name="__RefHeading__4527_1444625655"/><text:bookmark-start text:name="__RefHeading__4350_1606745807"/><text:bookmark-start text:name="__RefHeading__6187_416654011"/><text:bookmark-start text:name="__RefHeading__2937_416654011"/><text:bookmark-start text:name="__RefHeading__1267_1256013735"/><text:bookmark-start text:name="__RefHeading__1087_552295790"/><text:bookmark-start text:name="__RefHeading__489_1157328300"/><text:bookmark-start text:name="__RefHeading__1751_547978412"/><text:bookmark-start text:name="__RefHeading__1073_547978412"/><text:bookmark-start text:name="__RefHeading__397_1233803898"/><text:bookmark-start text:name="__RefHeading__831_695059573"/><text:bookmark-start text:name="__RefHeading__923_681294674"/><text:bookmark-start text:name="__RefHeading__739_1665772393"/><text:bookmark-start text:name="__RefHeading__547_1505329582"/><text:bookmark-start text:name="__RefHeading__4165_389828191"/><text:bookmark-start text:name="__RefHeading__2347_588121625"/><text:bookmark-start text:name="__RefHeading__2165_1935348469"/><text:bookmark-start text:name="__RefHeading__1985_1699506768"/><text:bookmark-start text:name="__RefHeading__13314_416654011"/><text:bookmark-start text:name="__RefHeading__3981_166433791"/><text:bookmark-start text:name="__RefHeading__2167_1935348469"/><text:bookmark-start text:name="__RefHeading__2703_1236622114"/><text:bookmark-start text:name="__RefHeading__3094_1761741664"/><text:bookmark-start text:name="__RefHeading__2881_270129214"/><text:bookmark-start text:name="__RefHeading__4073_390576214"/><text:bookmark-start text:name="__RefHeading__2790_1037820875"/><text:bookmark-start text:name="__RefHeading__3001_492158928"/><text:bookmark-start text:name="__RefHeading__3184_606940407"/><text:bookmark-start text:name="__RefHeading__3368_1272288082"/><text:bookmark-start text:name="__RefHeading__491_1157328300"/><text:bookmark-start text:name="__RefHeading__3462_2029160294"/><text:bookmark-start text:name="__RefHeading__3278_1071858212"/><text:bookmark-start text:name="__RefHeading__4257_1074358857"/><text:bookmark-start text:name="__RefHeading__3548_1767808843"/><text:bookmark-start text:name="__RefHeading__1173_504877730"/><text:bookmark-start text:name="__RefHeading__1353_1117028995"/><text:bookmark-start text:name="__RefHeading__4514_416654011"/><text:bookmark-start text:name="__RefHeading__11461_416654011"/><text:bookmark-start text:name="__RefHeading__15248_416654011"/><text:bookmark-start text:name="__RefHeading__3721_1539619621"/><text:bookmark-start text:name="__RefHeading__3813_1016505843"/><text:bookmark-start text:name="__RefHeading__3634_575115563"/><text:bookmark-start text:name="__RefHeading__15252_416654011"/><text:bookmark-start text:name="__RefHeading__2075_425077428"/><text:bookmark-start text:name="__RefHeading__2255_374322643"/><text:bookmark-start text:name="__RefHeading__2435_354735483"/><text:bookmark-start text:name="__RefHeading__2612_1914700735"/><text:bookmark-start text:name="__RefHeading__4441_1736126469"/><text:bookmark-start text:name="__RefHeading__4620_630685431"/><text:bookmark-start text:name="__RefHeading__4801_913315267"/><text:bookmark-start text:name="__RefHeading__4985_1163710135"/><text:bookmark-start text:name="__RefHeading__5169_952857884"/><text:bookmark-start text:name="__RefHeading__5364_470946183"/><text:bookmark-start text:name="__RefHeading__5550_1112796876"/><text:bookmark-start text:name="__RefHeading__5751_704881804"/><text:bookmark-start text:name="__RefHeading__5956_1574798422"/><text:bookmark-start text:name="__RefHeading__6164_613080586"/>Pošramocení a závažná zranění</text:h>
                </text:list-item>
              </text:list>
            </text:list-item>
          </text:list>
        </text:list-item>
      </text:list>
      <text:p text:style-name="Text_20_body">Nepříliš závažná zranění se projevují pouze ztrátou životů. Může jít o potlučení, škrábance, povrchová či lehká zranění, nebo třeba následek toho, že ses topil. Těmto zraněním souhrnně říkáme pošramocení a obvykle se z nich vyléčíš zcela samovolně a netrvá to déle než několik dní.<text:line-break/><text:tab/>Kromě toho ale můžeš utrpět závažná zranění, například zlomeniny, hluboké sečné či bodné rány, nebo třeba vnitřní zranění. Taková zranění se léčí podstatně déle a obtížněji a proto je zaznamenáváme zvlášť.</text:p>
      <text:p text:style-name="Text_20_body"><text:line-break/>Pokud jedním útokem utrpíš zranění menší než dvojnásobek tvého stupně zranění (tedy menší než za polovinu tvého maximálního počtu životů), jedná se o pošramocení, rána za větší počet životů způsobí závažné zranění. Jak závažná zranění tak pošramocení snižují tvůj aktuální počet životů. Pokud utrpíš závažné zranění, tak si navíc zapiš jeho velikost (tedy o kolik životů jsi touto ranou přišel) a druh (PJ<text:span text:style-name="T60"> ti popíše, jaká část těla byla zasažena, čím bylo zranění způsobeno atd.).<text:line-break/><text:tab/>Závažné zranění (s výjimkou těch způsobených při </text:span><text:span text:style-name="T64">Zásahu konkrétní části těla</text:span><text:span text:style-name="T62">, viz </text:span><text:span text:style-name="T64">Rozšířená pravidla pro boj</text:span><text:span text:style-name="T62">) nedává žádné postihy navíc oproti těm, které máš za celkovou ztrátu životů, měl bys jej</text:span><text:span text:style-name="T60"> ale při hře zohledňovat: Pokud ti například v levém rameni vězí šíp, nejspíš se budeš snažit pokud možno nepoužívat levou ruku.</text:span></text:p>
      <text:p text:style-name="P136"/>
      <text:p text:style-name="P139">Příklad:</text:p>
      <text:p text:style-name="P136">Pro člověka je zranění za 1-5 životů pošramocením a zranění za 6 a více závažným zraněním. Pro hobita je závažným zraněním už zranění za 4 nebo více životů, pro krolla až při zásahu za 8 nebo více životů.</text:p>
      <text:p text:style-name="P139"/>
      <text:p text:style-name="P139">Příklady zapsaných závažných zranění:</text:p>
      <text:p text:style-name="P7">Popálenina na zádech (6), sečná rána na levém předloktí (6), šíp vězící hluboko v levém rameni (8), hluboká bodná rána na hrudi (10).</text:p>
      <text:p text:style-name="Text_20_body"/>
      <text:list xml:id="list154626152168377" text:continue-numbering="true" text:style-name="WW8Num1">
        <text:list-item>
          <text:list>
            <text:list-item>
              <text:list>
                <text:list-item>
                  <text:list>
                    <text:list-item>
                      <text:list>
                        <text:list-item>
                          <text:h text:style-name="Heading_20_5" text:outline-level="5">Možnost vykoupit se poškozením části vybavení</text:h>
                        </text:list-item>
                      </text:list>
                    </text:list-item>
                  </text:list>
                </text:list-item>
              </text:list>
            </text:list-item>
          </text:list>
        </text:list-item>
      </text:list>
      <text:p text:style-name="P144">Pokaždé, když utrpíš závažné zranění, máš možnost snížit jeho hodnocení o jeden bod za cenu poškození jednoho kusu vybavení. Sníží se však pouze hodnocení závažného zranění, nikoliv ztráta životů. Pokud obdržíš závažné zranění za 6 životů a využiješ tuto možnost, tak budeš stále zraněn za 6 životů, ale budeš mít závažné zranění s hodnocením pouze 5 (a tudíž se z něj rychleji uzdravíš).<text:line-break/><text:tab/>Poškozený předmět musí být dostatečně cenný nebo důležitý, nestačí poškodit klacek, který jsi <text:soft-page-break/>sebral u cesty. Mělo by to také odpovídat charakteru zásahu. Pokud jsi dostal zásah šípem do ramene, těžko ti to mohlo poškodit měšec u pasu.<text:line-break/><text:tab/>Poškození zbraně nebo zbroje se obvykle projeví snížením bonusu ke zranění případně kvality zbroje o 1. Poškozené předměty je možné později opravit.</text:p>
      <text:p text:style-name="Text_20_body"/>
      <text:list xml:id="list154626168186467" text:continue-numbering="true" text:style-name="WW8Num1">
        <text:list-item>
          <text:list>
            <text:list-item>
              <text:list>
                <text:list-item>
                  <text:list>
                    <text:list-item>
                      <text:h text:style-name="Heading_20_4" text:outline-level="4"><text:bookmark-start text:name="__RefHeading__3895_2029073874"/>Léčení pošramocení</text:h>
                    </text:list-item>
                  </text:list>
                </text:list-item>
              </text:list>
            </text:list-item>
          </text:list>
        </text:list-item>
      </text:list>
      <text:p text:style-name="Text_20_body"><text:span text:style-name="T57">Pokud se nejedená o závažné zranění, tak se ztracená kondice léčí poměrně rychle. </text:span><text:span text:style-name="T58">Každý den strávený odpočinkem si vyléčíš jeden stupeň pošramocení.</text:span><text:span text:style-name="T57"> Pokud neodpočíváš, pošramocení se léčí dvakrát tak dlouho (tedy jeden stupeň za dva dny).<text:line-break/><text:tab/>Dovednost Léčitelství nemá na rychlost léčení pošramocení vliv, neošetřená zranění se však mohou zanítit (viz kapitola </text:span><text:span text:style-name="T58">Zanícení zranění</text:span><text:span text:style-name="T57">).</text:span></text:p>
      <text:p text:style-name="P151"/>
      <text:list xml:id="list154626194187431" text:continue-numbering="true" text:style-name="WW8Num1">
        <text:list-item>
          <text:list>
            <text:list-item>
              <text:list>
                <text:list-item>
                  <text:list>
                    <text:list-item>
                      <text:h text:style-name="Heading_20_4" text:outline-level="4"><text:bookmark-start text:name="__RefHeading__13318_416654011"/>Léčení závažných zranění</text:h>
                    </text:list-item>
                  </text:list>
                </text:list-item>
              </text:list>
            </text:list-item>
          </text:list>
        </text:list-item>
      </text:list>
      <text:p text:style-name="Text_20_body"><text:span text:style-name="T58">1 bod závažného zranění se vyléčí za (10 – hodnocení Léčitelství (Léčení)) dní</text:span><text:span text:style-name="T56">. Léčitel se o tebe po celou tuto dobu musí průběžně starat. Pokud se léčíš sám, tak si k hodnocení Léčení započítáš postihy za své zranění a vyléčení jednoho bodu závažného zranění ti tedy může trvat i déle než 10 dní.<text:line-break/><text:tab/>K účinnému léčení závažných zranění jsou zapotřebí náležitá léčiva (odvary z bylin, masti, čaje, atp.). Druh použitého léčiva navíc musí odpovídat typu závažného zranění. Pokud léčitel nemá potřebná léčiva k dispozici, započítá si postih -1 k hodnocení dovednosti Léčitelství.<text:line-break/><text:tab/></text:span><text:span text:style-name="T29">Všechna závažná zranění se léčí současně (a také souběžně s pošramocením). S tím, jak klesá hodnocení závažných zranění, se průběžně snižuje ztráta kondice, a tudíž i případné postihy za zranění.</text:span></text:p>
      <text:p text:style-name="P125"/>
      <text:list xml:id="list154626202168704" text:continue-numbering="true" text:style-name="WW8Num1">
        <text:list-item>
          <text:list>
            <text:list-item>
              <text:list>
                <text:list-item>
                  <text:h text:style-name="Heading_20_3" text:outline-level="3"><text:bookmark-start text:name="__RefHeading__6271_680152062"/><text:bookmark-start text:name="__RefHeading__6062_585935303"/><text:bookmark-start text:name="__RefHeading__5855_1842958974"/><text:bookmark-start text:name="__RefHeading__5655_1310750014"/><text:bookmark-start text:name="__RefHeading__5459_1220005542"/><text:bookmark-start text:name="__RefHeading__5269_1695420038"/><text:bookmark-start text:name="__RefHeading__5078_1017986065"/><text:bookmark-start text:name="__RefHeading__4894_1577118845"/><text:bookmark-start text:name="__RefHeading__4714_1310006689"/><text:bookmark-start text:name="__RefHeading__4529_1444625655"/><text:bookmark-start text:name="__RefHeading__4352_1606745807"/><text:bookmark-start text:name="__RefHeading__2939_416654011"/><text:bookmark-start text:name="__RefHeading__1269_1256013735"/><text:bookmark-start text:name="__RefHeading__1089_552295790"/><text:bookmark-start text:name="__RefHeading__1753_547978412"/><text:bookmark-start text:name="__RefHeading__1075_547978412"/><text:bookmark-start text:name="__RefHeading__399_1233803898"/><text:bookmark-start text:name="__RefHeading__833_695059573"/><text:bookmark-start text:name="__RefHeading__925_681294674"/><text:bookmark-start text:name="__RefHeading__741_1665772393"/><text:bookmark-start text:name="__RefHeading__553_1505329582"/><text:bookmark-start text:name="__RefHeading__3550_1767808843"/><text:bookmark-start text:name="__RefHeading__1175_504877730"/><text:bookmark-start text:name="__RefHeading__4167_389828191"/><text:bookmark-start text:name="__RefHeading__6191_416654011"/><text:bookmark-start text:name="__RefHeading__1987_1699506768"/><text:bookmark-start text:name="__RefHeading__13316_416654011"/><text:bookmark-start text:name="__RefHeading__6189_416654011"/><text:bookmark-start text:name="__RefHeading__3983_166433791"/><text:bookmark-start text:name="__RefHeading__2941_416654011"/><text:bookmark-start text:name="__RefHeading__1989_1699506768"/><text:bookmark-start text:name="__RefHeading__2349_588121625"/><text:bookmark-start text:name="__RefHeading__2169_1935348469"/><text:bookmark-start text:name="__RefHeading__4075_390576214"/><text:bookmark-start text:name="__RefHeading__3370_1272288082"/><text:bookmark-start text:name="__RefHeading__3464_2029160294"/><text:bookmark-start text:name="__RefHeading__3280_1071858212"/><text:bookmark-start text:name="__RefHeading__3096_1761741664"/><text:bookmark-start text:name="__RefHeading__2883_270129214"/><text:bookmark-start text:name="__RefHeading__2705_1236622114"/><text:bookmark-start text:name="__RefHeading__2528_1402843499"/><text:bookmark-start text:name="__RefHeading__4259_1074358857"/><text:bookmark-start text:name="__RefHeading__1355_1117028995"/><text:bookmark-start text:name="__RefHeading__4516_416654011"/><text:bookmark-start text:name="__RefHeading__11463_416654011"/><text:bookmark-start text:name="__RefHeading__15250_416654011"/><text:bookmark-start text:name="__RefHeading__3723_1539619621"/><text:bookmark-start text:name="__RefHeading__3815_1016505843"/><text:bookmark-start text:name="__RefHeading__3636_575115563"/><text:bookmark-start text:name="__RefHeading__2077_425077428"/><text:bookmark-start text:name="__RefHeading__2257_374322643"/><text:bookmark-start text:name="__RefHeading__2437_354735483"/><text:bookmark-start text:name="__RefHeading__2614_1914700735"/><text:bookmark-start text:name="__RefHeading__2792_1037820875"/><text:bookmark-start text:name="__RefHeading__3003_492158928"/><text:bookmark-start text:name="__RefHeading__3186_606940407"/><text:bookmark-start text:name="__RefHeading__4443_1736126469"/><text:bookmark-start text:name="__RefHeading__4622_630685431"/><text:bookmark-start text:name="__RefHeading__4803_913315267"/><text:bookmark-start text:name="__RefHeading__4987_1163710135"/><text:bookmark-start text:name="__RefHeading__5171_952857884"/><text:bookmark-start text:name="__RefHeading__5366_470946183"/><text:bookmark-start text:name="__RefHeading__5552_1112796876"/><text:bookmark-start text:name="__RefHeading__5753_704881804"/><text:bookmark-start text:name="__RefHeading__5958_1574798422"/><text:bookmark-start text:name="__RefHeading__6166_613080586"/>Poskytnutí první pomoci</text:h>
                </text:list-item>
              </text:list>
            </text:list-item>
          </text:list>
        </text:list-item>
      </text:list>
      <text:p text:style-name="Text_20_body">Když utrpíš smrtelné zranění (tedy takové, které sníží tvou aktuální kondici na -6 nebo níže, tak to ještě nutně neznamená, že jsi na místě mrtvý. Obdržené zranění se totiž neprojeví hned, odečtené životy vyjadřují to, jak špatně na tom budeš, až se plně projeví všechny důsledky, jako je například ztráta krve v důsledku krvácení. To samé platí i pro závažná zranění: hodnocení závažného zranění udává, jak vážné to bude v případě, že nebudeš ošetřen.<text:line-break/><text:tab/>Pokud ti tedy někdo včas poskytne první pomoc, tak předejde tomu, aby tuto dodatečné důsledky nastaly a díky tomu můžeš přežít, nebo vyváznout s menším závažným zraněním.</text:p>
      <text:p text:style-name="P125"/>
      <text:list xml:id="list154626212166838" text:continue-numbering="true" text:style-name="WW8Num1">
        <text:list-item>
          <text:list>
            <text:list-item>
              <text:list>
                <text:list-item>
                  <text:list>
                    <text:list-item>
                      <text:h text:style-name="Heading_20_4" text:outline-level="4"><text:bookmark-start text:name="__RefHeading__1271_1256013735"/>Resuscitace</text:h>
                    </text:list-item>
                  </text:list>
                </text:list-item>
              </text:list>
            </text:list-item>
          </text:list>
        </text:list-item>
      </text:list>
      <text:p text:style-name="Text_20_body"><text:span text:style-name="T1">Pro záchranu života je nutné první pomoc poskytnout nejdéle do několika minut po utrpění zranění. Obtížnost je rovna počtu bodů kondice pacienta pod mez smrti (obtížnost resuscitace postavy s -6 životy je tedy rovna 1, s -7 životy bude obtížnost 2, atd.) a porovnává se s hodnocením První pomoci ošetřující postavy upraveným o případné situační modifikátory a bonusy za fintu (v případě resuscitace je vhodné neházet ale pouze porovnat upravené hodnocení dovednosti s obtížností, protože není moc herně zajímavé, když postava umře jen díky nešťastnému hodu). Úspěšná resuscitace vrátí pacienta těsně pod mez smrti (tedy na -5 životů).<text:line-break/><text:tab/></text:span>Resuscitace trvá několik minut a pokud je ošetřující postava na delší dobu vyrušena, může se stát, že pacient mezi tím zemře. Pokud je současně s resuscitací na pacienta úspěšně použita léčivá magie, efekt se sčítá.</text:p>
      <text:p text:style-name="P125"/>
      <text:list xml:id="list154626220188100" text:continue-numbering="true" text:style-name="WW8Num1">
        <text:list-item>
          <text:list>
            <text:list-item>
              <text:list>
                <text:list-item>
                  <text:list>
                    <text:list-item>
                      <text:h text:style-name="P215" text:outline-level="4"><text:bookmark-start text:name="__RefHeading__1091_552295790"/>Ošetření závažných zranění</text:h>
                    </text:list-item>
                  </text:list>
                </text:list-item>
              </text:list>
            </text:list-item>
          </text:list>
        </text:list-item>
      </text:list>
      <text:p text:style-name="Text_20_body"><text:soft-page-break/><text:span text:style-name="T1">Pokud je závažné zranění ošetřeno nejpozději do hodiny od jeho utrpění, tak se sníží o hodnocení dovednosti Léčitelství (První pomoc) ošetřující postavy upravené o případné situační modifikátory. Ztráta životů se však tímto použitím První pomoci nemění. Pokud tedy například nezraněná postava utrpěla závažné sečné zranění za 6 životů a ošetřil ji někdo s trojkovou První pomocí, ošetřená postava bude stále mít zranění za 6 životů, ale místo Sečného zranění 6 bude mít jen Sečné zranění 3.<text:line-break/><text:tab/>Na každé utrpěné závažné zranění se První pomoc aplikuje zvlášť a každé je možné ošetřit jen jednou.</text:span><text:span text:style-name="T14"> Pokud by se o stejného pacienta v dostatečně krátké době přišel postarat někdo s vyšším hodnocením První pomoci, nebo se zlepšily podmínky, je možné použít nové, vyšší hodnocení dovednosti, ale efekty se nesčítají (hodnocení závažného zranění se tedy dále sníží jen o rozdíl v původním a novém efektivním hodnocení První pomoci).</text:span><text:span text:style-name="T1"><text:line-break/><text:tab/>Ošetření každého závažného zranění trvá zhruba 5 minut a na rozdíl od resuscitace až tolik nevadí, když je přerušeno.</text:span></text:p>
      <text:p text:style-name="Text_20_body"/>
      <text:list xml:id="list154626255175934" text:continue-numbering="true" text:style-name="WW8Num1">
        <text:list-item>
          <text:list>
            <text:list-item>
              <text:list>
                <text:list-item>
                  <text:list>
                    <text:list-item>
                      <text:h text:style-name="Heading_20_4" text:outline-level="4"><text:bookmark-start text:name="__RefHeading__549_1505329582"/>Zmírnění otravy jedem</text:h>
                    </text:list-item>
                  </text:list>
                </text:list-item>
              </text:list>
            </text:list-item>
          </text:list>
        </text:list-item>
      </text:list>
      <text:p text:style-name="Text_20_body">Dovednost První pomoc můžeš použít také ke zmírnění účinků jedu. Podle druhu jedu může jít například o různé formy výplachu žaludku, čištění rány, poskytnutí umělého dýchání po dobu, kdy se pacient dusí, a podobně. Platí pro to obvyklá pravidla pro resuscitaci a ošetřování závažných zranění, v některých případech je však potřeba První pomoc poskytovat po celou dobu působení jedu.</text:p>
      <text:p text:style-name="Text_20_body"/>
      <text:list xml:id="list154626263171346" text:continue-numbering="true" text:style-name="WW8Num1">
        <text:list-item>
          <text:list>
            <text:list-item>
              <text:list>
                <text:list-item>
                  <text:list>
                    <text:list-item>
                      <text:h text:style-name="P215" text:outline-level="4"><text:bookmark-start text:name="__RefHeading__3897_2029073874"/>Probírání z bezvědomí</text:h>
                    </text:list-item>
                  </text:list>
                </text:list-item>
              </text:list>
            </text:list-item>
          </text:list>
        </text:list-item>
      </text:list>
      <text:p text:style-name="P151">Pokud je tvé hodnocení První pomoci (upravené o případné bonusy za fintu a modifikátory) větší nebo rovné než počet záporných bodů kondice bezvědomého pacienta, tak ho dokážeš probrat z bezvědomí. Pacient každopádně zůstane při vědomí jen dokud se o něj budeš průběžně starat, bude schopen maximálně pomalých pohybů (chůze jedině s pomocí) a tiché (popřípadě sípavé či chraplavé) řeči a bude si počítat postih za zranění odpovídající své záporné kondici.</text:p>
      <text:p text:style-name="P171"/>
      <text:list xml:id="list154626271180029" text:continue-numbering="true" text:style-name="WW8Num1">
        <text:list-item>
          <text:list>
            <text:list-item>
              <text:list>
                <text:list-item>
                  <text:list>
                    <text:list-item>
                      <text:h text:style-name="Heading_20_4" text:outline-level="4"><text:bookmark-start text:name="__RefHeading__1093_552295790"/>Zanícení zranění</text:h>
                    </text:list-item>
                  </text:list>
                </text:list-item>
              </text:list>
            </text:list-item>
          </text:list>
        </text:list-item>
      </text:list>
      <text:p text:style-name="Text_20_body">Pokud nejsou zranění (a to jak závažná zranění tak pošramocení) náležitě vyčištěna a ošetřena (nejpozději do jednoho dne od utrpění), hrozí zanícení nebo jiné komplikace. Komplikace nastanou při výsledku 1 na 1k6, hází se zvlášť pro každé závažné zranění a zvlášť pro celou sadu pošramocení utrpěných při jednom boji. Pokud dojde k zanícení pošramocení, stává se z něj závažné zranění. Pokud dojde ke komplikaci u závažného zranění, tak nejen že se vůbec samovolně neléčí, ale dokonce každý týden o 1 bod vzroste.</text:p>
      <text:p text:style-name="Text_20_body"/>
      <text:list xml:id="list154626279177398" text:continue-numbering="true" text:style-name="WW8Num1">
        <text:list-item>
          <text:h text:style-name="Heading_20_1" text:outline-level="1"><text:bookmark-start text:name="__RefHeading__6273_680152062"/><text:bookmark-start text:name="__RefHeading__6064_585935303"/><text:bookmark-start text:name="__RefHeading__5857_1842958974"/><text:bookmark-start text:name="__RefHeading__5657_1310750014"/><text:bookmark-start text:name="__RefHeading__5461_1220005542"/><text:bookmark-start text:name="__RefHeading__5271_1695420038"/><text:bookmark-start text:name="__RefHeading__5080_1017986065"/><text:bookmark-start text:name="__RefHeading__4896_1577118845"/><text:bookmark-start text:name="__RefHeading__4716_1310006689"/><text:bookmark-start text:name="__RefHeading__4531_1444625655"/><text:bookmark-start text:name="__RefHeading__4354_1606745807"/><text:bookmark-start text:name="__RefHeading__1755_547978412"/><text:bookmark-start text:name="__RefHeading__493_1157328300"/><text:bookmark-start text:name="__RefHeading__927_681294674"/><text:bookmark-start text:name="__RefHeading__743_1665772393"/><text:bookmark-start text:name="__RefHeading__3552_1767808843"/><text:bookmark-start text:name="__RefHeading__551_1505329582"/><text:bookmark-start text:name="__RefHeading__997_1800846094"/><text:bookmark-start text:name="__RefHeading__1177_504877730"/><text:bookmark-start text:name="__RefHeading__1357_1117028995"/><text:bookmark-start text:name="__RefHeading__4518_416654011"/><text:bookmark-start text:name="__RefHeading__11465_416654011"/><text:bookmark-start text:name="__RefHeading__3725_1539619621"/><text:bookmark-start text:name="__RefHeading__4169_389828191"/><text:bookmark-start text:name="__RefHeading__3899_2029073874"/><text:bookmark-start text:name="__RefHeading__1077_547978412"/><text:bookmark-start text:name="__RefHeading__401_1233803898"/><text:bookmark-start text:name="__RefHeading__835_695059573"/><text:bookmark-start text:name="__RefHeading__3985_166433791"/><text:bookmark-start text:name="__RefHeading__2945_416654011"/><text:bookmark-start text:name="__RefHeading__1273_1256013735"/><text:bookmark-start text:name="__RefHeading__6193_416654011"/><text:bookmark-start text:name="__RefHeading__2943_416654011"/><text:bookmark-start text:name="__RefHeading__4077_390576214"/><text:bookmark-start text:name="__RefHeading__2885_270129214"/><text:bookmark-start text:name="__RefHeading__2707_1236622114"/><text:bookmark-start text:name="__RefHeading__2530_1402843499"/><text:bookmark-start text:name="__RefHeading__2351_588121625"/><text:bookmark-start text:name="__RefHeading__2171_1935348469"/><text:bookmark-start text:name="__RefHeading__1991_1699506768"/><text:bookmark-start text:name="__RefHeading__13320_416654011"/><text:bookmark-start text:name="__RefHeading__4261_1074358857"/><text:bookmark-start text:name="__RefHeading__15254_416654011"/><text:bookmark-start text:name="__RefHeading__3817_1016505843"/><text:bookmark-start text:name="__RefHeading__3638_575115563"/><text:bookmark-start text:name="__RefHeading__2259_374322643"/><text:bookmark-start text:name="__RefHeading__2439_354735483"/><text:bookmark-start text:name="__RefHeading__2616_1914700735"/><text:bookmark-start text:name="__RefHeading__2794_1037820875"/><text:bookmark-start text:name="__RefHeading__3005_492158928"/><text:bookmark-start text:name="__RefHeading__3188_606940407"/><text:bookmark-start text:name="__RefHeading__3372_1272288082"/><text:bookmark-start text:name="__RefHeading__1757_547978412"/><text:bookmark-start text:name="__RefHeading__3466_2029160294"/><text:bookmark-start text:name="__RefHeading__3282_1071858212"/><text:bookmark-start text:name="__RefHeading__3098_1761741664"/><text:bookmark-start text:name="__RefHeading__4445_1736126469"/><text:bookmark-start text:name="__RefHeading__4624_630685431"/><text:bookmark-start text:name="__RefHeading__4805_913315267"/><text:bookmark-start text:name="__RefHeading__4989_1163710135"/><text:bookmark-start text:name="__RefHeading__5173_952857884"/><text:bookmark-start text:name="__RefHeading__5368_470946183"/><text:bookmark-start text:name="__RefHeading__5554_1112796876"/><text:bookmark-start text:name="__RefHeading__5755_704881804"/><text:bookmark-start text:name="__RefHeading__5960_1574798422"/><text:bookmark-start text:name="__RefHeading__6168_613080586"/>Vyčerpání</text:h>
        </text:list-item>
      </text:list>
      <text:p text:style-name="Text_20_body">Při některých činnostech, například při boji, často stejně jako zručnost a dovednost rozhoduje to, komu dřív dojdou síly. Vyčerpaný bojovník se už nedokáže tak rychle pohybovat a vyčerpaný mág nedokáže včas reagovat obrannými kouzly. Ve hře to zohledňujeme tím, že dokud nejsi vyčerpaný, tak můžeš provádět určité speciální akce, například obranné bojové finty. Jakmile své rezervy vyčerpáš, další speciální akce už nezvládneš a budeš se muset obejít bez nich.<text:line-break/><text:tab/>Rozlišujeme dva druhy Vyčerpání: fyzické a psychické. Akce způsobující fyzické vyčerpání stojí body Výdrže (Výdrž je specializace Fyzické zdatnosti), akce způsobující psychické vyčerpání stojí body Vůle (Vůle je specializace Jednání). Náročnou akci způsobující vyčerpání můžeš použít jen v případě, že máš aktuální součet utracených bodů Výdrže a Vůle nižší, než hodnocení Výdrže v případě fyzicky náročné akce, případně hodnocení Vůle v případě psychicky náročné akce.</text:p>
      <text:p text:style-name="P144"/>
      <text:p text:style-name="P171"><text:soft-page-break/>Příklad:</text:p>
      <text:p text:style-name="P144">Postava má Výdrž 2 a Vůli 4. Pokud se jednou psychicky vyčerpá (například fintou při seslání obranného kouzla), bude se už moci jen jednou fyzicky vyčerpat (například obrannou bojovou fintou), dokud si neodpočine. Poté už se nebude moci dále vyčerpávat fyzicky, ale bude se moci ještě dvakrát vyčerpat psychicky.</text:p>
      <text:p text:style-name="P144"/>
      <text:list xml:id="list154626317172428" text:continue-numbering="true" text:style-name="WW8Num1">
        <text:list-item>
          <text:list>
            <text:list-item>
              <text:list>
                <text:list-item>
                  <text:h text:style-name="Heading_20_3" text:outline-level="3"><text:bookmark-start text:name="__RefHeading__6275_680152062"/><text:bookmark-start text:name="__RefHeading__6066_585935303"/><text:bookmark-start text:name="__RefHeading__5859_1842958974"/><text:bookmark-start text:name="__RefHeading__5659_1310750014"/><text:bookmark-start text:name="__RefHeading__5463_1220005542"/><text:bookmark-start text:name="__RefHeading__5273_1695420038"/><text:bookmark-start text:name="__RefHeading__5082_1017986065"/><text:bookmark-start text:name="__RefHeading__4898_1577118845"/><text:bookmark-start text:name="__RefHeading__4718_1310006689"/><text:bookmark-start text:name="__RefHeading__4533_1444625655"/><text:bookmark-start text:name="__RefHeading__4356_1606745807"/><text:bookmark-start text:name="__RefHeading__555_1505329582"/><text:bookmark-start text:name="__RefHeading__837_695059573"/><text:bookmark-start text:name="__RefHeading__929_681294674"/><text:bookmark-start text:name="__RefHeading__745_1665772393"/><text:bookmark-start text:name="__RefHeading__561_1505329582"/><text:bookmark-start text:name="__RefHeading__3554_1767808843"/><text:bookmark-start text:name="__RefHeading__1001_1800846094"/><text:bookmark-start text:name="__RefHeading__999_1800846094"/><text:bookmark-start text:name="__RefHeading__1179_504877730"/><text:bookmark-start text:name="__RefHeading__1359_1117028995"/><text:bookmark-start text:name="__RefHeading__4520_416654011"/><text:bookmark-start text:name="__RefHeading__11467_416654011"/><text:bookmark-start text:name="__RefHeading__4171_389828191"/><text:bookmark-start text:name="__RefHeading__3901_2029073874"/><text:bookmark-start text:name="__RefHeading__557_1505329582"/><text:bookmark-start text:name="__RefHeading__1079_547978412"/><text:bookmark-start text:name="__RefHeading__403_1233803898"/><text:bookmark-start text:name="__RefHeading__3987_166433791"/><text:bookmark-start text:name="__RefHeading__1097_552295790"/><text:bookmark-start text:name="__RefHeading__6195_416654011"/><text:bookmark-start text:name="__RefHeading__1993_1699506768"/><text:bookmark-start text:name="__RefHeading__13322_416654011"/><text:bookmark-start text:name="__RefHeading__4079_390576214"/><text:bookmark-start text:name="__RefHeading__3284_1071858212"/><text:bookmark-start text:name="__RefHeading__3100_1761741664"/><text:bookmark-start text:name="__RefHeading__2887_270129214"/><text:bookmark-start text:name="__RefHeading__2709_1236622114"/><text:bookmark-start text:name="__RefHeading__2532_1402843499"/><text:bookmark-start text:name="__RefHeading__2353_588121625"/><text:bookmark-start text:name="__RefHeading__2173_1935348469"/><text:bookmark-start text:name="__RefHeading__4263_1074358857"/><text:bookmark-start text:name="__RefHeading__3727_1539619621"/><text:bookmark-start text:name="__RefHeading__2079_425077428"/><text:bookmark-start text:name="__RefHeading__3819_1016505843"/><text:bookmark-start text:name="__RefHeading__3640_575115563"/><text:bookmark-start text:name="__RefHeading__15258_416654011"/><text:bookmark-start text:name="__RefHeading__2081_425077428"/><text:bookmark-start text:name="__RefHeading__2261_374322643"/><text:bookmark-start text:name="__RefHeading__2441_354735483"/><text:bookmark-start text:name="__RefHeading__2618_1914700735"/><text:bookmark-start text:name="__RefHeading__2796_1037820875"/><text:bookmark-start text:name="__RefHeading__3007_492158928"/><text:bookmark-start text:name="__RefHeading__3190_606940407"/><text:bookmark-start text:name="__RefHeading__3374_1272288082"/><text:bookmark-start text:name="__RefHeading__3468_2029160294"/><text:bookmark-start text:name="__RefHeading__4447_1736126469"/><text:bookmark-start text:name="__RefHeading__4626_630685431"/><text:bookmark-start text:name="__RefHeading__4807_913315267"/><text:bookmark-start text:name="__RefHeading__4991_1163710135"/><text:bookmark-start text:name="__RefHeading__5175_952857884"/><text:bookmark-start text:name="__RefHeading__5370_470946183"/><text:bookmark-start text:name="__RefHeading__5556_1112796876"/><text:bookmark-start text:name="__RefHeading__5757_704881804"/><text:bookmark-start text:name="__RefHeading__5962_1574798422"/><text:bookmark-start text:name="__RefHeading__6170_613080586"/>Odbourávání vyčerpání</text:h>
                </text:list-item>
              </text:list>
            </text:list-item>
          </text:list>
        </text:list-item>
      </text:list>
      <text:p text:style-name="P151">Vyčerpání se zbavíš snadno, stačí se na chvíli (zhruba 10 minut) zastavit a vydýchat se. Za tuto dobu se ti obnoví všechny ztracené body Výdrže a Vůle na maximální hodnotu. Pokud odpočíváš kratší dobu, obnoví se jen poměrná část.</text:p>
      <text:p text:style-name="Text_20_body"/>
      <text:list xml:id="list154626327168438" text:continue-numbering="true" text:style-name="WW8Num1">
        <text:list-item>
          <text:h text:style-name="P229" text:outline-level="1"><text:bookmark-start text:name="__RefHeading__6277_680152062"/><text:bookmark-start text:name="__RefHeading__6068_585935303"/><text:bookmark-start text:name="__RefHeading__5861_1842958974"/><text:bookmark-start text:name="__RefHeading__5661_1310750014"/><text:bookmark-start text:name="__RefHeading__5465_1220005542"/><text:bookmark-start text:name="__RefHeading__5275_1695420038"/><text:bookmark-start text:name="__RefHeading__5084_1017986065"/><text:bookmark-start text:name="__RefHeading__4900_1577118845"/><text:bookmark-start text:name="__RefHeading__4720_1310006689"/><text:bookmark-start text:name="__RefHeading__4535_1444625655"/><text:bookmark-start text:name="__RefHeading__4358_1606745807"/><text:bookmark-start text:name="__RefHeading__405_1233803898"/><text:bookmark-start text:name="__RefHeading__559_1505329582"/><text:bookmark-start text:name="__RefHeading__495_1157328300"/><text:bookmark-start text:name="__RefHeading__839_695059573"/><text:bookmark-start text:name="__RefHeading__931_681294674"/><text:bookmark-start text:name="__RefHeading__747_1665772393"/><text:bookmark-start text:name="1"/><text:bookmark-start text:name="__RefHeading__3556_1767808843"/><text:bookmark-start text:name="__RefHeading__1181_504877730"/><text:bookmark-start text:name="__RefHeading__1361_1117028995"/><text:bookmark-start text:name="__RefHeading__4522_416654011"/><text:bookmark-start text:name="__RefHeading__11469_416654011"/><text:bookmark-start text:name="__RefHeading__4173_389828191"/><text:bookmark-start text:name="__RefHeading__3903_2029073874"/><text:bookmark-start text:name="__RefHeading__1275_1256013735"/><text:bookmark-start text:name="__RefHeading__1095_552295790"/><text:bookmark-start text:name="__RefHeading__1081_547978412"/><text:bookmark-start text:name="__RefHeading__3989_166433791"/><text:bookmark-start text:name="__RefHeading__2949_416654011"/><text:bookmark-start text:name="__RefHeading__1277_1256013735"/><text:bookmark-start text:name="__RefHeading__2889_270129214"/><text:bookmark-start text:name="__RefHeading__2947_416654011"/><text:bookmark-start text:name="__RefHeading__4081_390576214"/><text:bookmark-start text:name="__RefHeading__841_695059573"/><text:bookmark-start text:name="__RefHeading__933_681294674"/><text:bookmark-start text:name="__RefHeading__749_1665772393"/><text:bookmark-start text:name="6"/><text:bookmark-start text:name="__RefHeading__3470_2029160294"/><text:bookmark-start text:name="__RefHeading__3286_1071858212"/><text:bookmark-start text:name="__RefHeading__3102_1761741664"/><text:bookmark-start text:name="__RefHeading__4265_1074358857"/><text:bookmark-start text:name="__RefHeading__15256_416654011"/><text:bookmark-start text:name="__RefHeading__3729_1539619621"/><text:bookmark-start text:name="__RefHeading__3821_1016505843"/><text:bookmark-start text:name="__RefHeading__3642_575115563"/><text:bookmark-start text:name="__RefHeading__2263_374322643"/><text:bookmark-start text:name="__RefHeading__2443_354735483"/><text:bookmark-start text:name="__RefHeading__2620_1914700735"/><text:bookmark-start text:name="__RefHeading__2798_1037820875"/><text:bookmark-start text:name="__RefHeading__3009_492158928"/><text:bookmark-start text:name="__RefHeading__3192_606940407"/><text:bookmark-start text:name="__RefHeading__3376_1272288082"/><text:bookmark-start text:name=""/><text:bookmark-start text:name="W8Num12%25252525252525252525252525252525"/><text:bookmark-start text:name="__RefHeading__4449_1736126469"/><text:bookmark-start text:name="__RefHeading__4628_630685431"/><text:bookmark-start text:name="__RefHeading__4809_913315267"/><text:bookmark-start text:name="__RefHeading__4993_1163710135"/><text:bookmark-start text:name="__RefHeading__5177_952857884"/><text:bookmark-start text:name="__RefHeading__5372_470946183"/><text:bookmark-start text:name="__RefHeading__5558_1112796876"/><text:bookmark-start text:name="__RefHeading__5759_704881804"/><text:bookmark-start text:name="__RefHeading__5964_1574798422"/><text:bookmark-start text:name="__RefHeading__6172_613080586"/>Boj</text:h>
        </text:list-item>
      </text:list>
      <text:p text:style-name="Text_20_body">Boj pro přehlednost vyhodnocujeme v kolech o délce zhruba 3 vteřiny herního času. Každé kolo probíhá takto:</text:p>
      <text:p text:style-name="Text_20_body"><text:bookmark-start text:name="__RefHeading__4902_1577118845"/><text:bookmark-start text:name="__RefHeading__4722_1310006689"/><text:bookmark-start text:name="__RefHeading__4537_1444625655"/><text:bookmark-start text:name="__RefHeading__4360_1606745807"/><text:bookmark-start text:name="2"/><text:bookmark-start text:name="__RefHeading__843_695059573"/><text:bookmark-start text:name="__RefHeading__935_681294674"/><text:bookmark-start text:name="__RefHeading__751_1665772393"/><text:bookmark-start text:name="__RefHeading__2711_1236622114"/><text:bookmark-start text:name="__RefHeading__2175_1935348469"/><text:bookmark-start text:name="__RefHeading__3558_1767808843"/><text:bookmark-start text:name="__RefHeading__1005_1800846094"/><text:bookmark-start text:name="__RefHeading__1003_1800846094"/><text:bookmark-start text:name="__RefHeading__1183_504877730"/><text:bookmark-start text:name="__RefHeading__1363_1117028995"/><text:bookmark-start text:name="__RefHeading__4524_416654011"/><text:bookmark-start text:name="__RefHeading__4175_389828191"/><text:bookmark-start text:name="__RefHeading__3905_2029073874"/><text:bookmark-start text:name="5"/><text:bookmark-start text:name="4"/><text:bookmark-start text:name="3"/><text:bookmark-start text:name="__RefHeading__3991_166433791"/><text:bookmark-start text:name="29"/><text:bookmark-start text:name="__RefHeading__2891_270129214"/><text:bookmark-start text:name="__RefHeading__3288_1071858212"/><text:bookmark-start text:name="__RefHeading__3104_1761741664"/><text:bookmark-start text:name="__RefHeading__4083_390576214"/><text:bookmark-start text:name="__RefHeading__11475_416654011"/><text:bookmark-start text:name="__RefHeading__15262_416654011"/><text:bookmark-start text:name="__RefHeading__2800_1037820875"/><text:bookmark-start text:name="__RefHeading__3011_492158928"/><text:bookmark-start text:name="__RefHeading__3194_606940407"/><text:bookmark-start text:name="__RefHeading__3378_1272288082"/><text:bookmark-start text:name="__RefHeading__3472_2029160294"/><text:bookmark-start text:name="__RefHeading__4267_1074358857"/><text:bookmark-start text:name="__RefHeading__11471_416654011"/><text:bookmark-start text:name="__RefHeading__3731_1539619621"/><text:bookmark-start text:name="__RefHeading__2083_425077428"/><text:bookmark-start text:name="__RefHeading__3823_1016505843"/><text:bookmark-start text:name="__RefHeading__3644_575115563"/><text:bookmark-start text:name="__RefHeading__2085_425077428"/><text:bookmark-start text:name="__RefHeading__2265_374322643"/><text:bookmark-start text:name="__RefHeading__2445_354735483"/><text:bookmark-start text:name="__RefHeading__2622_1914700735"/><text:bookmark-start text:name="11"/><text:bookmark-start text:name="__RefHeading__1007_1800846094"/><text:bookmark-start text:name="__RefHeading__1187_504877730"/><text:bookmark-start text:name="__RefHeading__1367_1117028995"/><text:bookmark-start text:name="__RefHeading__4528_416654011"/><text:bookmark-start text:name="__RefHeading__4451_1736126469"/><text:bookmark-start text:name="__RefHeading__4630_630685431"/><text:bookmark-start text:name="__RefHeading__4811_913315267"/><text:bookmark-start text:name="__RefHeading__4995_1163710135"/></text:p>
      <text:list xml:id="list8688504374174476761" text:style-name="WW8Num14">
        <text:list-item>
          <text:p text:style-name="P174">Ohlaste záměry</text:p>
        </text:list-item>
        <text:list-item>
          <text:p text:style-name="P174">Vyhodnoťte je</text:p>
        </text:list-item>
      </text:list>
      <text:p text:style-name="Text_20_body"/>
      <text:list xml:id="list154626368163812" text:continue-list="list154626327168438" text:style-name="WW8Num1">
        <text:list-item>
          <text:list>
            <text:list-item>
              <text:h text:style-name="Heading_20_2" text:outline-level="2"><text:bookmark-start text:name="__RefHeading__6174_613080586"/><text:bookmark-start text:name="__RefHeading__5966_1574798422"/><text:bookmark-start text:name="__RefHeading__5761_704881804"/><text:bookmark-start text:name="__RefHeading__5560_1112796876"/><text:bookmark-start text:name="__RefHeading__5374_470946183"/><text:bookmark-start text:name="__RefHeading__5179_952857884"/><text:bookmark-start text:name="__RefHeading__5277_1695420038"/><text:bookmark-start text:name="__RefHeading__5467_1220005542"/><text:bookmark-start text:name="__RefHeading__5663_1310750014"/><text:bookmark-start text:name="__RefHeading__5863_1842958974"/><text:bookmark-start text:name="__RefHeading__6070_585935303"/><text:bookmark-start text:name="__RefHeading__6279_680152062"/>Ohlašování akcí</text:h>
            </text:list-item>
          </text:list>
        </text:list-item>
      </text:list>
      <text:p text:style-name="Text_20_body">Bojové kolo vždy začíná tím, že Pán jeskyně popíše scénu a záměry všech nehráčských postav, o kterých hráčské postavy ví (tedy nejsou schované, neviditelné a podobně) a následně své záměry popíší hráči. Pán jeskyně začíná proto, že tím hráči získají lepší představu o situaci. Pořadí hráčů při ohlašování akcí není důležité, protože všichni mají možnost na ohlášené akce zareagovat a svůj záměr upravit.</text:p>
      <text:p text:style-name="Text_20_body"><text:bookmark-start text:name="__RefHeading__4904_1577118845"/><text:bookmark-start text:name="__RefHeading__4724_1310006689"/><text:bookmark-start text:name="__RefHeading__4539_1444625655"/><text:bookmark-start text:name="__RefHeading__4362_1606745807"/><text:bookmark-start text:name="9"/><text:bookmark-start text:name="8"/><text:bookmark-start text:name="7"/><text:bookmark-start text:name="__RefHeading__845_695059573"/><text:bookmark-start text:name="__RefHeading__937_681294674"/><text:bookmark-start text:name="__RefHeading__753_1665772393"/><text:bookmark-start text:name="__RefHeading__2713_1236622114"/><text:bookmark-start text:name="__RefHeading__2177_1935348469"/><text:bookmark-start text:name="__RefHeading__3560_1767808843"/><text:bookmark-start text:name="__RefHeading__1185_504877730"/><text:bookmark-start text:name="__RefHeading__1365_1117028995"/><text:bookmark-start text:name="__RefHeading__4526_416654011"/><text:bookmark-start text:name="__RefHeading__4177_389828191"/><text:bookmark-start text:name="__RefHeading__3907_2029073874"/><text:bookmark-start text:name="__RefHeading__1279_1256013735"/><text:bookmark-start text:name="__RefHeading__1099_552295790"/><text:bookmark-start text:name="10"/><text:bookmark-start text:name="__RefHeading__3993_166433791"/><text:bookmark-start text:name="__RefHeading__2179_1935348469"/><text:bookmark-start text:name="__RefHeading__757_1665772393"/><text:bookmark-start text:name="__RefHeading__849_695059573"/><text:bookmark-start text:name="__RefHeading__941_681294674"/><text:bookmark-start text:name="__RefHeading__4085_390576214"/><text:bookmark-start text:name="__RefHeading__939_681294674"/><text:bookmark-start text:name="__RefHeading__755_1665772393"/><text:bookmark-start text:name="24"/><text:bookmark-start text:name="23"/><text:bookmark-start text:name="22"/><text:bookmark-start text:name="21"/><text:bookmark-start text:name="20"/><text:bookmark-start text:name="__RefHeading__4269_1074358857"/><text:bookmark-start text:name="__RefHeading__11473_416654011"/><text:bookmark-start text:name="__RefHeading__15260_416654011"/><text:bookmark-start text:name="__RefHeading__3733_1539619621"/><text:bookmark-start text:name="__RefHeading__3825_1016505843"/><text:bookmark-start text:name="__RefHeading__3646_575115563"/><text:bookmark-start text:name="14"/><text:bookmark-start text:name="13"/><text:bookmark-start text:name="__RefHeading__3380_1272288082"/><text:bookmark-start text:name="12"/><text:bookmark-start text:name="__RefHeading__847_695059573"/><text:bookmark-start text:name="16"/><text:bookmark-start text:name="17"/><text:bookmark-start text:name="18"/><text:bookmark-start text:name="19"/><text:bookmark-start text:name="__RefHeading__4453_1736126469"/><text:bookmark-start text:name="__RefHeading__4632_630685431"/><text:bookmark-start text:name="__RefHeading__4813_913315267"/><text:bookmark-start text:name="__RefHeading__4997_1163710135"/></text:p>
      <text:list xml:id="list154626378168844" text:continue-numbering="true" text:style-name="WW8Num1">
        <text:list-item>
          <text:list>
            <text:list-item>
              <text:list>
                <text:list-item>
                  <text:h text:style-name="P225" text:outline-level="3"><text:bookmark-start text:name="__RefHeading__6176_613080586"/><text:bookmark-start text:name="__RefHeading__5968_1574798422"/><text:bookmark-start text:name="__RefHeading__5763_704881804"/><text:bookmark-start text:name="__RefHeading__5562_1112796876"/><text:bookmark-start text:name="__RefHeading__5376_470946183"/><text:bookmark-start text:name="__RefHeading__5181_952857884"/><text:bookmark-start text:name="__RefHeading__4906_1577118845"/><text:bookmark-start text:name="__RefHeading__4726_1310006689"/><text:bookmark-start text:name="__RefHeading__4541_1444625655"/><text:bookmark-start text:name="__RefHeading__4364_1606745807"/><text:bookmark-start text:name="__RefHeading__3474_2029160294"/><text:bookmark-start text:name="__RefHeading__3562_1767808843"/><text:bookmark-start text:name="__RefHeading__2087_425077428"/><text:bookmark-start text:name="__RefHeading__2447_354735483"/><text:bookmark-start text:name="__RefHeading__2357_588121625"/><text:bookmark-start text:name="__RefHeading__2536_1402843499"/><text:bookmark-start text:name="__RefHeading__6199_416654011"/><text:bookmark-start text:name="__RefHeading__13326_416654011"/><text:bookmark-start text:name="__RefHeading__1997_1699506768"/><text:bookmark-start text:name="__RefHeading__1995_1699506768"/><text:bookmark-start text:name="__RefHeading__13324_416654011"/><text:bookmark-start text:name="__RefHeading__6197_416654011"/><text:bookmark-start text:name="__RefHeading__4179_389828191"/><text:bookmark-start text:name="__RefHeading__2538_1402843499"/><text:bookmark-start text:name="28"/><text:bookmark-start text:name="27"/><text:bookmark-start text:name="26"/><text:bookmark-start text:name="__RefHeading__3995_166433791"/><text:bookmark-start text:name="__RefHeading__3909_2029073874"/><text:bookmark-start text:name="__RefHeading__2359_588121625"/><text:bookmark-start text:name="25"/><text:bookmark-start text:name="__RefHeading__2715_1236622114"/><text:bookmark-start text:name="__RefHeading__4087_390576214"/><text:bookmark-start text:name="__RefHeading__2893_270129214"/><text:bookmark-start text:name="__RefHeading__1999_1699506768"/><text:bookmark-start text:name="__RefHeading__13328_416654011"/><text:bookmark-start text:name="__RefHeading__6201_416654011"/><text:bookmark-start text:name="__RefHeading__2951_416654011"/><text:bookmark-start text:name="__RefHeading__1281_1256013735"/><text:bookmark-start text:name="__RefHeading__1101_552295790"/><text:bookmark-start text:name="__RefHeading__4271_1074358857"/><text:bookmark-start text:name="__RefHeading__2534_1402843499"/><text:bookmark-start text:name="__RefHeading__2355_588121625"/><text:bookmark-start text:name="__RefHeading__3735_1539619621"/><text:bookmark-start text:name="__RefHeading__3196_606940407"/><text:bookmark-start text:name="__RefHeading__3013_492158928"/><text:bookmark-start text:name="__RefHeading__2802_1037820875"/><text:bookmark-start text:name="__RefHeading__15264_416654011"/><text:bookmark-start text:name="__RefHeading__11477_416654011"/><text:bookmark-start text:name="__RefHeading__4530_416654011"/><text:bookmark-start text:name="__RefHeading__1369_1117028995"/><text:bookmark-start text:name="__RefHeading__3827_1016505843"/><text:bookmark-start text:name="__RefHeading__3648_575115563"/><text:bookmark-start text:name="__RefHeading__3292_1071858212"/><text:bookmark-start text:name="__RefHeading__3108_1761741664"/><text:bookmark-start text:name="__RefHeading__4455_1736126469"/><text:bookmark-start text:name="__RefHeading__4634_630685431"/><text:bookmark-start text:name="__RefHeading__4815_913315267"/><text:bookmark-start text:name="__RefHeading__4908_1577118845"/><text:bookmark-start text:name="__RefHeading__4728_1310006689"/><text:bookmark-start text:name="__RefHeading__4543_1444625655"/><text:bookmark-start text:name="__RefHeading__4366_1606745807"/><text:bookmark-start text:name="__RefHeading__15266_416654011"/><text:bookmark-start text:name="__RefHeading__2089_425077428"/><text:bookmark-start text:name="__RefHeading__2269_374322643"/><text:bookmark-start text:name="__RefHeading__2804_1037820875"/><text:bookmark-start text:name="__RefHeading__851_695059573"/><text:bookmark-start text:name="__RefHeading__943_681294674"/><text:bookmark-start text:name="__RefHeading__759_1665772393"/><text:bookmark-start text:name="34"/><text:bookmark-start text:name="33"/><text:bookmark-start text:name="32"/><text:bookmark-start text:name="31"/><text:bookmark-start text:name="__RefHeading__1011_1800846094"/><text:bookmark-start text:name="__RefHeading__4181_389828191"/><text:bookmark-start text:name="__RefHeading__2181_1935348469"/><text:bookmark-start text:name="__RefHeading__2449_354735483"/><text:bookmark-start text:name="__RefHeading__2626_1914700735"/><text:bookmark-start text:name="__RefHeading__11479_416654011"/><text:bookmark-start text:name="__RefHeading__3997_166433791"/><text:bookmark-start text:name="__RefHeading__3911_2029073874"/><text:bookmark-start text:name="__RefHeading__2451_354735483"/><text:bookmark-start text:name="__RefHeading__11481_416654011"/><text:bookmark-start text:name="__RefHeading__2628_1914700735"/><text:bookmark-start text:name="__RefHeading__4089_390576214"/><text:bookmark-start text:name="__RefHeading__3568_1767808843"/><text:bookmark-start text:name="__RefHeading__2091_425077428"/><text:bookmark-start text:name="__RefHeading__2271_374322643"/><text:bookmark-start text:name="__RefHeading__2806_1037820875"/><text:bookmark-start text:name="__RefHeading__853_695059573"/><text:bookmark-start text:name="__RefHeading__15268_416654011"/><text:bookmark-start text:name="__RefHeading__3566_1767808843"/><text:bookmark-start text:name="__RefHeading__4273_1074358857"/><text:bookmark-start text:name="__RefHeading__1191_504877730"/><text:bookmark-start text:name="__RefHeading__1371_1117028995"/><text:bookmark-start text:name="__RefHeading__3564_1767808843"/><text:bookmark-start text:name="__RefHeading__2267_374322643"/><text:bookmark-start text:name="__RefHeading__2624_1914700735"/><text:bookmark-start text:name="15"/><text:bookmark-start text:name="__RefHeading__1009_1800846094"/><text:bookmark-start text:name="__RefHeading__1189_504877730"/><text:bookmark-start text:name="__RefHeading__3737_1539619621"/><text:bookmark-start text:name="__RefHeading__3829_1016505843"/><text:bookmark-start text:name="__RefHeading__3650_575115563"/><text:bookmark-start text:name="__RefHeading__2273_374322643"/><text:bookmark-start text:name="__RefHeading__2808_1037820875"/><text:bookmark-start text:name="__RefHeading__855_695059573"/><text:bookmark-start text:name="__RefHeading__4457_1736126469"/><text:bookmark-start text:name="__RefHeading__4636_630685431"/><text:bookmark-start text:name="__RefHeading__4817_913315267"/><text:bookmark-start text:name="__RefHeading__4999_1163710135"/><text:bookmark-start text:name="__RefHeading__5092_1017986065"/><text:bookmark-start text:name="__RefHeading__5001_1163710135"/><text:bookmark-start text:name="__RefHeading__5279_1695420038"/><text:bookmark-start text:name="__RefHeading__5469_1220005542"/><text:bookmark-start text:name="__RefHeading__5665_1310750014"/><text:bookmark-start text:name="__RefHeading__5865_1842958974"/><text:bookmark-start text:name="__RefHeading__6072_585935303"/><text:bookmark-start text:name="__RefHeading__6281_680152062"/>Komplexní akce</text:h>
                </text:list-item>
              </text:list>
            </text:list-item>
          </text:list>
        </text:list-item>
      </text:list>
      <text:p text:style-name="Text_20_body">To, stihneš udělat v jednom kole, se nazývá komplexní akce. V jednom kole můžeš provádět jen jednu komplexní akci, takže například nestihneš v tom samém kole nabít luk a vystřelit ani nabít a zamířit.</text:p>
      <text:p text:style-name="Text_20_body"/>
      <table:table table:name="Table8" table:style-name="Table8">
        <table:table-column table:style-name="Table8.A"/>
        <table:table-column table:style-name="Table8.B"/>
        <table:table-row table:style-name="Table8.1">
          <table:table-cell table:style-name="Table8.A1" table:number-columns-spanned="2" office:value-type="string">
            <text:list xml:id="list154626390175980" text:continue-numbering="true" text:style-name="WW8Num1">
              <text:list-item>
                <text:list>
                  <text:list-item>
                    <text:list>
                      <text:list-item>
                        <text:list>
                          <text:list-item>
                            <text:h text:style-name="P220" text:outline-level="4"><text:bookmark text:name="__RefHeading__2897_270129214"/>Tabulka komplexních akcí</text:h>
                          </text:list-item>
                        </text:list>
                      </text:list-item>
                    </text:list>
                  </text:list-item>
                </text:list>
              </text:list-item>
            </text:list>
          </table:table-cell>
          <table:covered-table-cell/>
        </table:table-row>
        <table:table-row table:style-name="Table8.1">
          <table:table-cell table:style-name="Table8.A2" office:value-type="string">
            <text:p text:style-name="P233">Akce</text:p>
          </table:table-cell>
          <table:table-cell table:style-name="Table8.A2" office:value-type="string">
            <text:p text:style-name="P233">Trvání</text:p>
          </table:table-cell>
        </table:table-row>
        <table:table-row table:style-name="Table8.1">
          <table:table-cell table:style-name="Table8.A3" office:value-type="string">
            <text:p text:style-name="P235">Útok zbraní pro boj zblízka, beze zbraně nebo zápasem*</text:p>
          </table:table-cell>
          <table:table-cell table:style-name="Table8.A3" office:value-type="string">
            <text:p text:style-name="P235">1 kolo</text:p>
          </table:table-cell>
        </table:table-row>
        <table:table-row table:style-name="Table8.1">
          <table:table-cell table:style-name="Table8.A3" office:value-type="string">
            <text:p text:style-name="P235">Útok střelnou nebo vrhací zbraní*</text:p>
          </table:table-cell>
          <table:table-cell table:style-name="Table8.A3" office:value-type="string">
            <text:p text:style-name="P235">1 kolo</text:p>
          </table:table-cell>
        </table:table-row>
        <table:table-row table:style-name="Table8.1">
          <table:table-cell table:style-name="Table8.A3" office:value-type="string">
            <text:p text:style-name="P235">Seslání kouzla*</text:p>
          </table:table-cell>
          <table:table-cell table:style-name="Table8.A3" office:value-type="string">
            <text:p text:style-name="P235">doba seslání kouzla</text:p>
          </table:table-cell>
        </table:table-row>
        <table:table-row table:style-name="Table8.1">
          <table:table-cell table:style-name="Table8.A3" office:value-type="string">
            <text:p text:style-name="P235">Pokus uvolnit se ze zápasu</text:p>
          </table:table-cell>
          <table:table-cell table:style-name="Table8.A3" office:value-type="string">
            <text:p text:style-name="P235">1 kolo</text:p>
          </table:table-cell>
        </table:table-row>
        <table:table-row table:style-name="Table8.1">
          <table:table-cell table:style-name="Table8.A3" office:value-type="string">
            <text:p text:style-name="P235">Vstávání ze země</text:p>
          </table:table-cell>
          <table:table-cell table:style-name="Table8.A3" office:value-type="string">
            <text:p text:style-name="P235">1 kolo</text:p>
          </table:table-cell>
        </table:table-row>
        <table:table-row table:style-name="Table8.1">
          <table:table-cell table:style-name="Table8.A3" office:value-type="string">
            <text:p text:style-name="P235">Sebrání vyražené zbraně nebo jiného předmětu ze země<text:tab/></text:p>
          </table:table-cell>
          <table:table-cell table:style-name="Table8.A3" office:value-type="string">
            <text:p text:style-name="P235">1 kolo</text:p>
          </table:table-cell>
        </table:table-row>
        <table:table-row table:style-name="Table8.1">
          <table:table-cell table:style-name="Table8.A3" office:value-type="string">
            <text:p text:style-name="P235">Plná obrana (postava vůbec neútočí a soustředí se jen na obranu)</text:p>
          </table:table-cell>
          <table:table-cell table:style-name="Table8.A3" office:value-type="string">
            <text:p text:style-name="P235">1 kolo</text:p>
          </table:table-cell>
        </table:table-row>
        <table:table-row table:style-name="Table8.1">
          <table:table-cell table:style-name="Table8.A3" office:value-type="string">
            <text:p text:style-name="P235">Příprava zbraně (sundání luku ze ramene, tasení zbraně, apod.)</text:p>
          </table:table-cell>
          <table:table-cell table:style-name="Table8.A3" office:value-type="string">
            <text:p text:style-name="P235">1 kolo</text:p>
          </table:table-cell>
        </table:table-row>
        <text:soft-page-break/>
        <table:table-row table:style-name="Table8.1">
          <table:table-cell table:style-name="Table8.A3" office:value-type="string">
            <text:p text:style-name="P235">Nabití luku z toulce, nabití praku, nabití foukačky</text:p>
          </table:table-cell>
          <table:table-cell table:style-name="Table8.A3" office:value-type="string">
            <text:p text:style-name="P235">1 kolo</text:p>
          </table:table-cell>
        </table:table-row>
        <table:table-row table:style-name="Table8.1">
          <table:table-cell table:style-name="Table8.A3" office:value-type="string">
            <text:p text:style-name="P235">Příprava bojové finty, míření střelnou nebo vrhací zbraní</text:p>
          </table:table-cell>
          <table:table-cell table:style-name="Table8.A3" office:value-type="string">
            <text:p text:style-name="P235">1 kolo</text:p>
          </table:table-cell>
        </table:table-row>
        <table:table-row table:style-name="Table8.1">
          <table:table-cell table:style-name="Table8.A3" office:value-type="string">
            <text:p text:style-name="P235">Pomoc spolubojovníkovi</text:p>
          </table:table-cell>
          <table:table-cell table:style-name="Table8.A3" office:value-type="string">
            <text:p text:style-name="P235">1 kolo</text:p>
          </table:table-cell>
        </table:table-row>
        <table:table-row table:style-name="Table8.1">
          <table:table-cell table:style-name="Table8.A3" office:value-type="string">
            <text:p text:style-name="P235">Zažehnutí zápalné lahve o otevřený plamen</text:p>
          </table:table-cell>
          <table:table-cell table:style-name="Table8.A3" office:value-type="string">
            <text:p text:style-name="P235">1 kolo</text:p>
          </table:table-cell>
        </table:table-row>
        <table:table-row table:style-name="Table8.1">
          <table:table-cell table:style-name="Table8.A3" office:value-type="string">
            <text:p text:style-name="P235">Přezbrojení</text:p>
          </table:table-cell>
          <table:table-cell table:style-name="Table8.A3" office:value-type="string">
            <text:p text:style-name="P235">2 kola</text:p>
          </table:table-cell>
        </table:table-row>
        <table:table-row table:style-name="Table8.1">
          <table:table-cell table:style-name="Table8.A3" office:value-type="string">
            <text:p text:style-name="P235">Nasazení štítu</text:p>
          </table:table-cell>
          <table:table-cell table:style-name="Table8.A3" office:value-type="string">
            <text:p text:style-name="P235">2 kola</text:p>
          </table:table-cell>
        </table:table-row>
        <table:table-row table:style-name="Table8.1">
          <table:table-cell table:style-name="Table8.A3" office:value-type="string">
            <text:p text:style-name="P235">Nabití lehké kuše nebo minikuše</text:p>
          </table:table-cell>
          <table:table-cell table:style-name="Table8.A3" office:value-type="string">
            <text:p text:style-name="P235">2 kola</text:p>
          </table:table-cell>
        </table:table-row>
        <table:table-row table:style-name="Table8.1">
          <table:table-cell table:style-name="Table8.A3" office:value-type="string">
            <text:p text:style-name="P235">Nabití těžké kuše</text:p>
          </table:table-cell>
          <table:table-cell table:style-name="Table8.A3" office:value-type="string">
            <text:p text:style-name="P235">5 kol</text:p>
          </table:table-cell>
        </table:table-row>
        <table:table-row table:style-name="Table8.1">
          <table:table-cell table:style-name="Table8.A3" office:value-type="string">
            <text:p text:style-name="P235">Napnutí tětivy luku</text:p>
          </table:table-cell>
          <table:table-cell table:style-name="Table8.A3" office:value-type="string">
            <text:p text:style-name="P235">5 kol</text:p>
          </table:table-cell>
        </table:table-row>
        <table:table-row table:style-name="Table8.1">
          <table:table-cell table:style-name="Table8.A3" office:value-type="string">
            <text:p text:style-name="P235">Zažehnutí zápalné lahve křesadlem</text:p>
          </table:table-cell>
          <table:table-cell table:style-name="Table8.A3" office:value-type="string">
            <text:p text:style-name="P235">5 kol</text:p>
          </table:table-cell>
        </table:table-row>
        <table:table-row table:style-name="Table8.1">
          <table:table-cell table:style-name="Table8.A3" office:value-type="string">
            <text:p text:style-name="P235">Oblečení zbroje</text:p>
          </table:table-cell>
          <table:table-cell table:style-name="Table8.A3" office:value-type="string">
            <text:p text:style-name="P235">několik desítek kol</text:p>
          </table:table-cell>
        </table:table-row>
        <table:table-row table:style-name="Table8.1">
          <table:table-cell table:style-name="Table8.A22" office:value-type="string">
            <text:p text:style-name="P235">Použití dovednosti</text:p>
          </table:table-cell>
          <table:table-cell table:style-name="Table8.A22" office:value-type="string">
            <text:p text:style-name="P235">podle druhu činnosti</text:p>
          </table:table-cell>
        </table:table-row>
      </table:table>
      <text:p text:style-name="Text_20_body"/>
      <text:p text:style-name="Text_20_body">* Útočná akce (ať už zbraní, kouzlem, nebo beze zbraně) nemusí nutně znamenat jen snahu protivníka zranit či zabít. Můžeš se také pokoušet například:</text:p>
      <text:list xml:id="list5963439299799488979" text:style-name="WW8Num15">
        <text:list-item>
          <text:p text:style-name="P175">někomu v něčem zabránit (protiakce)</text:p>
        </text:list-item>
        <text:list-item>
          <text:p text:style-name="P175">útočit tak, abys protivníka vyřadil, ale nezabil (útok na plocho)</text:p>
        </text:list-item>
        <text:list-item>
          <text:p text:style-name="P175">donutit protivníka k ústupu, nebo ho někam zatlačit (zatlačení protivníka)</text:p>
        </text:list-item>
        <text:list-item>
          <text:p text:style-name="P175">bránit někomu v pohybu (bránění v pohybu)</text:p>
        </text:list-item>
        <text:list-item>
          <text:p text:style-name="P175">srazit někoho k zemi (srážení)</text:p>
        </text:list-item>
        <text:list-item>
          <text:p text:style-name="P175">dostat se někomu na tělo nebo jej srazit k zemi a začít s ním zápasit (zahájení zápasu)</text:p>
        </text:list-item>
        <text:list-item>
          <text:p text:style-name="P175">někoho odzbrojit nebo mu vyrazit zbraň (odzbrojení)</text:p>
        </text:list-item>
      </text:list>
      <text:p text:style-name="Text_20_body"/>
      <text:list xml:id="list154626683182704" text:continue-list="list154626390175980" text:style-name="WW8Num1">
        <text:list-item>
          <text:list>
            <text:list-item>
              <text:list>
                <text:list-item>
                  <text:h text:style-name="P225" text:outline-level="3"><text:bookmark-start text:name="__RefHeading__6283_680152062"/><text:bookmark-start text:name="__RefHeading__6074_585935303"/><text:bookmark-start text:name="__RefHeading__5867_1842958974"/><text:bookmark-start text:name="__RefHeading__5667_1310750014"/><text:bookmark-start text:name="__RefHeading__5471_1220005542"/><text:bookmark-start text:name="__RefHeading__5281_1695420038"/><text:bookmark-start text:name="__RefHeading__5094_1017986065"/><text:bookmark-start text:name="__RefHeading__4910_1577118845"/><text:bookmark-start text:name="__RefHeading__4730_1310006689"/><text:bookmark-start text:name="__RefHeading__4545_1444625655"/><text:bookmark-start text:name="__RefHeading__4368_1606745807"/><text:bookmark-start text:name="__RefHeading__1103_552295790"/><text:bookmark-start text:name="__RefHeading__1283_1256013735"/><text:bookmark-start text:name="__RefHeading__2953_416654011"/><text:bookmark-start text:name="__RefHeading__6203_416654011"/><text:bookmark-start text:name="__RefHeading__13330_416654011"/><text:bookmark-start text:name="__RefHeading__2001_1699506768"/><text:bookmark-start text:name="__RefHeading__2895_270129214"/><text:bookmark-start text:name="__RefHeading__3110_1761741664"/><text:bookmark-start text:name="__RefHeading__3294_1071858212"/><text:bookmark-start text:name="__RefHeading__3478_2029160294"/><text:bookmark-start text:name="__RefHeading__3384_1272288082"/><text:bookmark-start text:name="__RefHeading__3200_606940407"/><text:bookmark-start text:name="__RefHeading__4183_389828191"/><text:bookmark-start text:name="__RefHeading__3913_2029073874"/><text:bookmark-start text:name="__RefHeading__2361_588121625"/><text:bookmark-start text:name="__RefHeading__2717_1236622114"/><text:bookmark-start text:name="30"/><text:bookmark-start text:name="__RefHeading__3999_166433791"/><text:bookmark-start text:name="__RefHeading__2185_1935348469"/><text:bookmark-start text:name="__RefHeading__2003_1699506768"/><text:bookmark-start text:name="__RefHeading__6205_416654011"/><text:bookmark-start text:name="__RefHeading__13332_416654011"/><text:bookmark-start text:name="__RefHeading__4091_390576214"/><text:bookmark-start text:name="__RefHeading__2183_1935348469"/><text:bookmark-start text:name="__RefHeading__2363_588121625"/><text:bookmark-start text:name="__RefHeading__2719_1236622114"/><text:bookmark-start text:name="35"/><text:bookmark-start text:name="__RefHeading__1105_552295790"/><text:bookmark-start text:name="__RefHeading__1285_1256013735"/><text:bookmark-start text:name="__RefHeading__2955_416654011"/><text:bookmark-start text:name="__RefHeading__4275_1074358857"/><text:bookmark-start text:name="__RefHeading__3015_492158928"/><text:bookmark-start text:name="__RefHeading__4532_416654011"/><text:bookmark-start text:name="__RefHeading__3382_1272288082"/><text:bookmark-start text:name="__RefHeading__3198_606940407"/><text:bookmark-start text:name="__RefHeading__3106_1761741664"/><text:bookmark-start text:name="__RefHeading__3290_1071858212"/><text:bookmark-start text:name="__RefHeading__3476_2029160294"/><text:bookmark-start text:name="__RefHeading__3739_1539619621"/><text:bookmark-start text:name="__RefHeading__2093_425077428"/><text:bookmark-start text:name="__RefHeading__15270_416654011"/><text:bookmark-start text:name="__RefHeading__11483_416654011"/><text:bookmark-start text:name="__RefHeading__2630_1914700735"/><text:bookmark-start text:name="__RefHeading__2453_354735483"/><text:bookmark-start text:name="__RefHeading__2542_1402843499"/><text:bookmark-start text:name="__RefHeading__4459_1736126469"/><text:bookmark-start text:name="__RefHeading__4638_630685431"/><text:bookmark-start text:name="__RefHeading__4819_913315267"/><text:bookmark-start text:name="__RefHeading__5003_1163710135"/><text:bookmark-start text:name="__RefHeading__5183_952857884"/><text:bookmark-start text:name="__RefHeading__5378_470946183"/><text:bookmark-start text:name="__RefHeading__5564_1112796876"/><text:bookmark-start text:name="__RefHeading__5765_704881804"/><text:bookmark-start text:name="__RefHeading__5970_1574798422"/><text:bookmark-start text:name="__RefHeading__6178_613080586"/>Volné akce</text:h>
                </text:list-item>
              </text:list>
            </text:list-item>
          </text:list>
        </text:list-item>
      </text:list>
      <text:p text:style-name="Text_20_body">Některé činnosti, zvané volné akce, jsou tak rychlé, že je možné je stihnout ve stejném kole spolu s komplexní akcí, případně mohou být její součástí. V jednom kole můžeš provést jednu volnou a jednu komplexní akci. Mezi volné akce patří například:</text:p>
      <text:p text:style-name="P141">Uchopení připravené vrhací zbraně, Vyjmutí zbraně z bandalíru, Tasení zbraně v rámci útoku z tasení (zbraní, která je k tomu vhodná a připravená).</text:p>
      <text:p text:style-name="P133"/>
      <text:list xml:id="list154626711170476" text:continue-numbering="true" text:style-name="WW8Num1">
        <text:list-item>
          <text:list>
            <text:list-item>
              <text:list>
                <text:list-item>
                  <text:h text:style-name="Heading_20_3" text:outline-level="3"><text:bookmark-start text:name="__RefHeading__6285_680152062"/><text:bookmark-start text:name="__RefHeading__6076_585935303"/><text:bookmark-start text:name="__RefHeading__5869_1842958974"/><text:bookmark-start text:name="__RefHeading__5669_1310750014"/><text:bookmark-start text:name="__RefHeading__5473_1220005542"/><text:bookmark-start text:name="__RefHeading__5283_1695420038"/><text:bookmark-start text:name="__RefHeading__5096_1017986065"/><text:bookmark-start text:name="__RefHeading__4912_1577118845"/><text:bookmark-start text:name="__RefHeading__4732_1310006689"/><text:bookmark-start text:name="__RefHeading__4547_1444625655"/><text:bookmark-start text:name="__RefHeading__4370_1606745807"/><text:bookmark-start text:name="__RefHeading__3386_1272288082"/><text:bookmark-start text:name="__RefHeading__3202_606940407"/><text:bookmark-start text:name="__RefHeading__3831_1016505843"/><text:bookmark-start text:name="__RefHeading__3741_1539619621"/><text:bookmark-start text:name="__RefHeading__3017_492158928"/><text:bookmark-start text:name="36"/><text:bookmark-start text:name="__RefHeading__1013_1800846094"/><text:bookmark-start text:name="__RefHeading__1193_504877730"/><text:bookmark-start text:name="__RefHeading__1373_1117028995"/><text:bookmark-start text:name="__RefHeading__4534_416654011"/><text:bookmark-start text:name="__RefHeading__3652_575115563"/><text:bookmark-start text:name="__RefHeading__3833_1016505843"/><text:bookmark-start text:name="__RefHeading__4185_389828191"/><text:bookmark-start text:name="__RefHeading__2544_1402843499"/><text:bookmark-start text:name="__RefHeading__3112_1761741664"/><text:bookmark-start text:name="__RefHeading__3296_1071858212"/><text:bookmark-start text:name="__RefHeading__3480_2029160294"/><text:bookmark-start text:name="__RefHeading__4001_166433791"/><text:bookmark-start text:name="__RefHeading__3915_2029073874"/><text:bookmark-start text:name="__RefHeading__2365_588121625"/><text:bookmark-start text:name="44"/><text:bookmark-start text:name="__RefHeading__2721_1236622114"/><text:bookmark-start text:name="__RefHeading__4093_390576214"/><text:bookmark-start text:name="__RefHeading__2899_270129214"/><text:bookmark-start text:name="__RefHeading__2005_1699506768"/><text:bookmark-start text:name="__RefHeading__13334_416654011"/><text:bookmark-start text:name="__RefHeading__6207_416654011"/><text:bookmark-start text:name="__RefHeading__2957_416654011"/><text:bookmark-start text:name="__RefHeading__1287_1256013735"/><text:bookmark-start text:name="__RefHeading__1107_552295790"/><text:bookmark-start text:name="__RefHeading__4277_1074358857"/><text:bookmark-start text:name="__RefHeading__3654_575115563"/><text:bookmark-start text:name="471"/><text:bookmark-start text:name="__RefHeading__1015_1800846094"/><text:bookmark-start text:name="__RefHeading__1195_504877730"/><text:bookmark-start text:name="__RefHeading__1375_1117028995"/><text:bookmark-start text:name="__RefHeading__4536_416654011"/><text:bookmark-start text:name="__RefHeading__3019_492158928"/><text:bookmark-start text:name="__RefHeading__3204_606940407"/><text:bookmark-start text:name="__RefHeading__3388_1272288082"/><text:bookmark-start text:name="46"/><text:bookmark-start text:name="45"/><text:bookmark-start text:name="__RefHeading__3482_2029160294"/><text:bookmark-start text:name="__RefHeading__3298_1071858212"/><text:bookmark-start text:name="__RefHeading__3114_1761741664"/><text:bookmark-start text:name="__RefHeading__4461_1736126469"/><text:bookmark-start text:name="__RefHeading__4640_630685431"/><text:bookmark-start text:name="__RefHeading__4821_913315267"/><text:bookmark-start text:name="__RefHeading__5005_1163710135"/><text:bookmark-start text:name="__RefHeading__5185_952857884"/><text:bookmark-start text:name="__RefHeading__5380_470946183"/><text:bookmark-start text:name="__RefHeading__5566_1112796876"/><text:bookmark-start text:name="__RefHeading__5767_704881804"/><text:bookmark-start text:name="__RefHeading__5972_1574798422"/><text:bookmark-start text:name="__RefHeading__6180_613080586"/>Nezávislé činnosti</text:h>
                </text:list-item>
              </text:list>
            </text:list-item>
          </text:list>
        </text:list-item>
      </text:list>
      <text:p text:style-name="Text_20_body">Nezávislé činnosti je do jisté míry možné provádět nezávisle na tom, co děláš. Můžeš například mluvit nebo se pohybovat a při tom bojovat. Samozřejmě ale nemůžeš mluvit, když sesíláš zaklínadlo vyžadující zaříkávání a pohyb může některé činnosti zkomplikovat či zcela znemožnit (více o tom pojednává kapitola <text:span text:style-name="T36">Pohyb v boji</text:span> v <text:span text:style-name="T36">Rozšiřujících pravidlech pro boj</text:span>).<text:line-break/><text:tab/>Mezi nezávislé činnosti patří také obrana, protože obranné manévry ve skutečnosti nejsou od útočných oddělené, ale plynule na ně navazují. Obrané akce (tedy jak se proti komu budeš bránit) se neohlašují ve fázi plánování akcí, ale až při jejich vyhodnocování.</text:p>
      <text:p text:style-name="Text_20_body"><text:bookmark-start text:name="__RefHeading__2546_1402843499"/></text:p>
      <text:list xml:id="list154626722184846" text:continue-numbering="true" text:style-name="WW8Num1">
        <text:list-item>
          <text:list>
            <text:list-item>
              <text:list>
                <text:list-item>
                  <text:h text:style-name="Heading_20_3" text:outline-level="3"><text:bookmark-start text:name="__RefHeading__6182_613080586"/><text:bookmark-start text:name="__RefHeading__5974_1574798422"/><text:bookmark-start text:name="__RefHeading__5769_704881804"/><text:bookmark-start text:name="__RefHeading__5568_1112796876"/><text:bookmark-start text:name="__RefHeading__5382_470946183"/><text:bookmark-start text:name="__RefHeading__5187_952857884"/><text:bookmark-start text:name="__RefHeading__4999_11637101351"/><text:bookmark-start text:name="__RefHeading__5285_1695420038"/><text:bookmark-start text:name="__RefHeading__5475_1220005542"/><text:bookmark-start text:name="__RefHeading__5671_1310750014"/><text:bookmark-start text:name="__RefHeading__5871_1842958974"/><text:bookmark-start text:name="__RefHeading__6078_585935303"/><text:bookmark-start text:name="__RefHeading__6287_680152062"/><text:soft-page-break/>Úprava záměrů</text:h>
                </text:list-item>
              </text:list>
            </text:list-item>
          </text:list>
        </text:list-item>
      </text:list>
      <text:p text:style-name="Text_20_body">Ohlášenou akci můžeš libovolně měnit, a to i opakovaně. Když například vidíš, že tvůj spolubojovník běží do levé chodby, ačkoliv jsi ohlásil, že poběžíš do pravé, tak můžeš říct, že raději poběžíš s ním. Nesmíš ale znovu ohlásit záměr, který jsi už jednou opustil.</text:p>
      <text:p text:style-name="Text_20_body"/>
      <text:list xml:id="list154626743187734" text:continue-numbering="true" text:style-name="WW8Num1">
        <text:list-item>
          <text:list>
            <text:list-item>
              <text:list>
                <text:list-item>
                  <text:h text:style-name="Heading_20_3" text:outline-level="3"><text:bookmark-start text:name="__RefHeading__6184_613080586"/><text:bookmark-start text:name="__RefHeading__5976_1574798422"/><text:bookmark-start text:name="__RefHeading__5771_704881804"/><text:bookmark-start text:name="__RefHeading__5570_1112796876"/><text:bookmark-start text:name="__RefHeading__5384_470946183"/><text:bookmark-start text:name="__RefHeading__5189_952857884"/><text:bookmark-start text:name="__RefHeading__4997_11637101351"/><text:bookmark-start text:name="__RefHeading__5287_1695420038"/><text:bookmark-start text:name="__RefHeading__5477_1220005542"/><text:bookmark-start text:name="__RefHeading__5673_1310750014"/><text:bookmark-start text:name="__RefHeading__5873_1842958974"/><text:bookmark-start text:name="__RefHeading__6080_585935303"/><text:bookmark-start text:name="__RefHeading__6289_680152062"/>Vyčkávání</text:h>
                </text:list-item>
              </text:list>
            </text:list-item>
          </text:list>
        </text:list-item>
      </text:list>
      <text:p text:style-name="Text_20_body">Při ohlašování záměrů se také můžeš rozhodnout, že počkáš na <text:span text:style-name="T36">vyhodnocení</text:span> něčí akce a až poté řekneš, co budeš dělat. Cenou za odložení rozhodnutí je, že si při vyhodnocení své komplexní akce budeš muset započítat postih -1 (nevztahuje se na obranu). Tento postih je kumulativní, pokud bys tedy chtěl čekat na vyhodnocení akce někoho, kdo také čekal na vyhodnocení něčí akce, započítáš si postih -2. Je také možné čekat na vyhodnocení akcí více účastníků boje, postihy se pak sčítají.</text:p>
      <text:p text:style-name="Text_20_body"/>
      <text:p text:style-name="P171">Příklad:</text:p>
      <text:p text:style-name="Text_20_body">Válečník Gunnar útočí na skřeta. Kouzelník Ráin se rozhodne počkat, jestli skřet Gunnarův útok přežije a až poté se rozhodne, co udělá. Na svou akci si však bude muset započítat postih -1.</text:p>
      <text:p text:style-name="Text_20_body"/>
      <text:list xml:id="list154626775185828" text:continue-numbering="true" text:style-name="WW8Num1">
        <text:list-item>
          <text:list>
            <text:list-item>
              <text:h text:style-name="Heading_20_2" text:outline-level="2"><text:bookmark-start text:name="__RefHeading__6291_680152062"/><text:bookmark-start text:name="__RefHeading__6082_585935303"/><text:bookmark-start text:name="__RefHeading__5875_1842958974"/><text:bookmark-start text:name="__RefHeading__5675_1310750014"/><text:bookmark-start text:name="__RefHeading__5479_1220005542"/><text:bookmark-start text:name="__RefHeading__5289_1695420038"/><text:bookmark-start text:name="__RefHeading__5098_1017986065"/><text:bookmark-start text:name="__RefHeading__4914_1577118845"/><text:bookmark-start text:name="__RefHeading__4734_1310006689"/><text:bookmark-start text:name="__RefHeading__4549_1444625655"/><text:bookmark-start text:name="__RefHeading__4372_1606745807"/><text:bookmark-start text:name="__RefHeading__4187_389828191"/><text:bookmark-start text:name="__RefHeading__4003_166433791"/><text:bookmark-start text:name="38"/><text:bookmark-start text:name="37"/><text:bookmark-start text:name="__RefHeading__3743_1539619621"/><text:bookmark-start text:name="__RefHeading__3656_575115563"/><text:bookmark-start text:name="__RefHeading__765_1665772393"/><text:bookmark-start text:name="53"/><text:bookmark-start text:name="52"/><text:bookmark-start text:name="__RefHeading__2279_374322643"/><text:bookmark-start text:name="__RefHeading__15272_416654011"/><text:bookmark-start text:name="__RefHeading__2095_425077428"/><text:bookmark-start text:name="__RefHeading__2275_374322643"/><text:bookmark-start text:name="__RefHeading__3570_1767808843"/><text:bookmark-start text:name="__RefHeading__945_681294674"/><text:bookmark-start text:name="__RefHeading__761_1665772393"/><text:bookmark-start text:name="39"/><text:bookmark-start text:name="__RefHeading__3917_2029073874"/><text:bookmark-start text:name="__RefHeading__2455_354735483"/><text:bookmark-start text:name="__RefHeading__2632_1914700735"/><text:bookmark-start text:name="__RefHeading__11485_416654011"/><text:bookmark-start text:name="__RefHeading__3835_1016505843"/><text:bookmark-start text:name="__RefHeading__6209_416654011"/><text:bookmark-start text:name="__RefHeading__2959_416654011"/><text:bookmark-start text:name="__RefHeading__2367_588121625"/><text:bookmark-start text:name="__RefHeading__2187_1935348469"/><text:bookmark-start text:name="__RefHeading__1289_1256013735"/><text:bookmark-start text:name="__RefHeading__1109_552295790"/><text:bookmark-start text:name="511"/><text:bookmark-start text:name="__RefHeading__1017_1800846094"/><text:bookmark-start text:name="__RefHeading__1197_504877730"/><text:bookmark-start text:name="__RefHeading__1377_1117028995"/><text:bookmark-start text:name="__RefHeading__4538_416654011"/><text:bookmark-start text:name="__RefHeading__3021_492158928"/><text:bookmark-start text:name="__RefHeading__3206_606940407"/><text:bookmark-start text:name="__RefHeading__3390_1272288082"/><text:bookmark-start text:name="__RefHeading__3484_2029160294"/><text:bookmark-start text:name="__RefHeading__3300_1071858212"/><text:bookmark-start text:name="__RefHeading__3116_1761741664"/><text:bookmark-start text:name="__RefHeading__2901_270129214"/><text:bookmark-start text:name="__RefHeading__2007_1699506768"/><text:bookmark-start text:name="__RefHeading__13336_416654011"/><text:bookmark-start text:name="__RefHeading__2723_1236622114"/><text:bookmark-start text:name="__RefHeading__4095_390576214"/><text:bookmark-start text:name="__RefHeading__4279_1074358857"/><text:bookmark-start text:name="__RefHeading__4463_1736126469"/><text:bookmark-start text:name="__RefHeading__4642_630685431"/><text:bookmark-start text:name="__RefHeading__4823_913315267"/><text:bookmark-start text:name="__RefHeading__5007_1163710135"/><text:bookmark-start text:name="__RefHeading__5191_952857884"/><text:bookmark-start text:name="__RefHeading__5386_470946183"/><text:bookmark-start text:name="__RefHeading__5572_1112796876"/><text:bookmark-start text:name="__RefHeading__5773_704881804"/><text:bookmark-start text:name="__RefHeading__5978_1574798422"/><text:bookmark-start text:name="__RefHeading__6186_613080586"/>Vyhodnocení akcí</text:h>
            </text:list-item>
          </text:list>
        </text:list-item>
      </text:list>
      <text:p text:style-name="Text_20_body"><text:span text:style-name="T40">Vyhodnocení akcí začíná poté, co jsou všichni hráči i Pán jeskyně spokojeni s ohlášenými záměry a nikdo už nechce nic měnit. Na pořadí vyhodnocování nezáleží, protože efekt všech akcí nastane až od příštího bojového kola. To znamená, že když budeš například v tomto kole zraněn, tak si případné postihy plynoucí z toto zranění budeš počítat až od příštího kola a na další útok či obrany vyhodnocované v tomto kole si je počítat nebudeš. Výjimkou jsou speciální akce </text:span><text:span text:style-name="T42">Zatlačení protivníka</text:span><text:span text:style-name="T40">, </text:span><text:span text:style-name="T42">Bránění v pohybu</text:span><text:span text:style-name="T40">, </text:span><text:span text:style-name="T42">Srážení</text:span><text:span text:style-name="T40"> a </text:span><text:span text:style-name="T42">Protiakce</text:span><text:span text:style-name="T40"> (viz </text:span><text:span text:style-name="T42">Rozšiřující pravidla pro boj</text:span><text:span text:style-name="T40">) – pokud je nahlášena některá z těchto akcí, tak se vždy vyhodnocuje před všemi ostatními akcemi a její efekt (protivník byl někam zatlačen, nemohl se pohnout tam, kam chtěl, byl sražen k zemi, <text:s/>případně nemohl udělat to, co zamýšlel) platí už v tomto kole.<text:line-break/><text:tab/>Na pořadí, v jakém budou ohlášené akce vyhodnoceny, tedy (až na uvedené speciální akce) nezáleží. Přesto je ale vhodné, aby se nejdřív vyhodnotily akce všech nehráčských postav a až poté akce postav hráčských, a to proto, že Pán jeskyně obvykle hraje za větší počet protivn</text:span><text:span text:style-name="T14">íků</text:span><text:span text:style-name="T40"> a pomůže mu, když při vyhodnocování jejich útoků nemusí odpočítávat postihy získané v tomto kole.</text:span></text:p>
      <text:p text:style-name="P144"/>
      <text:list xml:id="list154626796179387" text:continue-numbering="true" text:style-name="WW8Num1">
        <text:list-item>
          <text:list>
            <text:list-item>
              <text:list>
                <text:list-item>
                  <text:h text:style-name="Heading_20_3" text:outline-level="3"><text:bookmark-start text:name="__RefHeading__6293_680152062"/><text:bookmark-start text:name="__RefHeading__6084_585935303"/><text:bookmark-start text:name="__RefHeading__5877_1842958974"/><text:bookmark-start text:name="__RefHeading__5677_1310750014"/><text:bookmark-start text:name="__RefHeading__5481_1220005542"/><text:bookmark-start text:name="__RefHeading__5291_1695420038"/><text:bookmark-start text:name="__RefHeading__5100_1017986065"/><text:bookmark-start text:name="__RefHeading__4916_1577118845"/><text:bookmark-start text:name="__RefHeading__4736_1310006689"/><text:bookmark-start text:name="__RefHeading__4551_1444625655"/><text:bookmark-start text:name="__RefHeading__4374_1606745807"/><text:bookmark-start text:name="__RefHeading__4189_389828191"/><text:bookmark-start text:name="__RefHeading__4005_166433791"/><text:bookmark-start text:name="__RefHeading__947_681294674"/><text:bookmark-start text:name="__RefHeading__763_1665772393"/><text:bookmark-start text:name="__RefHeading__3745_1539619621"/><text:bookmark-start text:name="__RefHeading__3837_1016505843"/><text:bookmark-start text:name="__RefHeading__3658_575115563"/><text:bookmark-start text:name="__RefHeading__1199_504877730"/><text:bookmark-start text:name="__RefHeading__1379_1117028995"/><text:bookmark-start text:name="__RefHeading__4540_416654011"/><text:bookmark-start text:name="__RefHeading__3023_492158928"/><text:bookmark-start text:name="__RefHeading__319_1157328300"/><text:bookmark-start text:name="__RefHeading__15274_416654011"/><text:bookmark-start text:name="__RefHeading__2097_425077428"/><text:bookmark-start text:name="__RefHeading__2277_374322643"/><text:bookmark-start text:name="__RefHeading__3572_1767808843"/><text:bookmark-start text:name="40"/><text:bookmark-start text:name="41"/><text:bookmark-start text:name="42"/><text:bookmark-start text:name="__RefHeading__2814_1037820875"/><text:bookmark-start text:name="__RefHeading__2457_354735483"/><text:bookmark-start text:name="__RefHeading__2634_1914700735"/><text:bookmark-start text:name="__RefHeading__11487_416654011"/><text:bookmark-start text:name="__RefHeading__1291_1256013735"/><text:bookmark-start text:name="__RefHeading__2725_1236622114"/><text:bookmark-start text:name="__RefHeading__15276_416654011"/><text:bookmark-start text:name="__RefHeading__2099_425077428"/><text:bookmark-start text:name="__RefHeading__2369_588121625"/><text:bookmark-start text:name="__RefHeading__2548_1402843499"/><text:bookmark-start text:name="__RefHeading__2459_354735483"/><text:bookmark-start text:name="__RefHeading__3208_606940407"/><text:bookmark-start text:name="__RefHeading__3392_1272288082"/><text:bookmark-start text:name="__RefHeading__3486_2029160294"/><text:bookmark-start text:name="__RefHeading__3302_1071858212"/><text:bookmark-start text:name="__RefHeading__3118_1761741664"/><text:bookmark-start text:name="__RefHeading__1111_552295790"/><text:bookmark-start text:name="__RefHeading__2903_270129214"/><text:bookmark-start text:name="__RefHeading__2189_1935348469"/><text:bookmark-start text:name="__RefHeading__2009_1699506768"/><text:bookmark-start text:name="__RefHeading__13338_416654011"/><text:bookmark-start text:name="__RefHeading__6211_416654011"/><text:bookmark-start text:name="__RefHeading__2961_416654011"/><text:bookmark-start text:name="__RefHeading__2636_1914700735"/><text:bookmark-start text:name="__RefHeading__4097_390576214"/><text:bookmark-start text:name="__RefHeading__4281_1074358857"/><text:bookmark-start text:name="__RefHeading__4465_1736126469"/><text:bookmark-start text:name="__RefHeading__4644_630685431"/><text:bookmark-start text:name="__RefHeading__4825_913315267"/><text:bookmark-start text:name="__RefHeading__5009_1163710135"/><text:bookmark-start text:name="__RefHeading__5193_952857884"/><text:bookmark-start text:name="__RefHeading__5388_470946183"/><text:bookmark-start text:name="__RefHeading__5574_1112796876"/><text:bookmark-start text:name="__RefHeading__5775_704881804"/><text:bookmark-start text:name="__RefHeading__5980_1574798422"/><text:bookmark-start text:name="__RefHeading__6188_613080586"/>Vyhodnocení útoku</text:h>
                </text:list-item>
              </text:list>
            </text:list-item>
          </text:list>
        </text:list-item>
      </text:list>
      <text:p text:style-name="Text_20_body">Útok je každá akce, která vede ke zranění či omezení protivníka. Vyhodnocení útoku neznamená určení výsledku jedné konkrétní rány (s výjimkou střelby a vrhání zbraní), ale všech výpadů, krokových variací a dalších prvků boje za celou dobu trvání bojového kola. Každý účastník boje tedy v jednom kole vyhodnocuje svůj útok jen jednou, i když v jeho průběhu stihne provést výpadů a úderů více.</text:p>
      <text:p text:style-name="Text_20_body"/>
      <text:p text:style-name="Text_20_body">Vlastní se vyhodnocuje stejně jako dovednostní střet s tím, že se rozdíl hodů použije pro určení velikosti uděleného zranění:</text:p>
      <text:p text:style-name="Text_20_body"/>
      <text:list xml:id="list7118634435046638929" text:style-name="WW8Num17">
        <text:list-item>
          <text:p text:style-name="P176">Útočník hází ÚČ + 1k6</text:p>
        </text:list-item>
        <text:list-item>
          <text:p text:style-name="P176">Obránce hází OČ + 1k6</text:p>
        </text:list-item>
        <text:list-item>
          <text:p text:style-name="P176">Rozdíl mezi hodem na útok a na obranu (tedy Útok – Obrana) se nazývá Přesah. K zásahu došlo, pokud je Přesah 0 nebo vyšší.</text:p>
        </text:list-item>
        <text:list-item>
          <text:p text:style-name="P176"><text:soft-page-break/>Zranění je součet Přesahu a Zranění zbraně a snižuje se o Kvalitu zbroje, pokud byl Přesah menší nebo roven Pokrytí zbroje, nebo o Pokrytí zbroje, pokud byl větší.</text:p>
        </text:list-item>
      </text:list>
      <text:p text:style-name="Text_20_body"/>
      <text:p text:style-name="Text_20_body">V dalších kapitolách si tyto body podrobně rozebereme.</text:p>
      <text:p text:style-name="Text_20_body"/>
      <text:list xml:id="list154626858161693" text:continue-list="list154626796179387" text:style-name="WW8Num1">
        <text:list-item>
          <text:list>
            <text:list-item>
              <text:list>
                <text:list-item>
                  <text:list>
                    <text:list-item>
                      <text:h text:style-name="Heading_20_4" text:outline-level="4">Ú<text:bookmark-start text:name="__RefHeading__1581_547978412"/>točné a obranné číslo</text:h>
                    </text:list-item>
                  </text:list>
                </text:list-item>
              </text:list>
            </text:list-item>
          </text:list>
        </text:list-item>
      </text:list>
      <text:p text:style-name="Text_20_body">Útočné a obranné číslo získáš sečtením útoku respektive obrany zbraně a hodnocení dovednosti s touto zbraní, u kouzel se jako útočné a obranné číslo používá základ hodu na seslání. Tato čísla se obvykle nemění, dokud nevyměníš zbraň, a tudíž je vhodné si do osobního deníku poznamenat ÚČ a OČ pro každou zbraň, bojové kouzlo a podobně a nepočítat je při každém útoku či obraně znovu.<text:line-break/></text:p>
      <table:table table:name="Table9" table:style-name="Table9">
        <table:table-column table:style-name="Table9.A"/>
        <table:table-row table:style-name="Table9.1">
          <table:table-cell table:style-name="Table9.A1" office:value-type="string">
            <text:p text:style-name="P235">Útočné číslo (ÚČ) = Dovednost + Útok zbraně</text:p>
          </table:table-cell>
        </table:table-row>
      </table:table>
      <text:p text:style-name="Text_20_body"/>
      <table:table table:name="Table10" table:style-name="Table10">
        <table:table-column table:style-name="Table10.A"/>
        <table:table-row table:style-name="Table10.1">
          <table:table-cell table:style-name="Table10.A1" office:value-type="string">
            <text:p text:style-name="P235">Obranné číslo (OČ) = Dovednost <text:s/>+ Obrana zbraně (+ Obrana štítu)</text:p>
          </table:table-cell>
        </table:table-row>
      </table:table>
      <text:p text:style-name="Text_20_body"/>
      <text:p text:style-name="Text_20_body">Útok a Obrana zbraně jsou parametry zbraní, najdeš je v <text:span text:style-name="T36">Tabulce zbraní pro boj zblízka</text:span> respektive v <text:span text:style-name="T36">Tabulce střelných a vrhacích zbraní</text:span>. Obranu štítu najdeš v <text:span text:style-name="T36">Tabulce štítů</text:span>.<text:line-break/></text:p>
      <text:p text:style-name="Text_20_body">Při obraně bez štítu proti útokům z dálky se do obranného čísla počítá pouze hodnocení dovednosti Boj zblízka (Uhýbání).</text:p>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columns-spanned="7" office:value-type="string">
            <text:list xml:id="list154626907169463" text:continue-numbering="true" text:style-name="WW8Num1">
              <text:list-item>
                <text:list>
                  <text:list-item>
                    <text:list>
                      <text:list-item>
                        <text:list>
                          <text:list-item>
                            <text:h text:style-name="P220" text:outline-level="4"><text:bookmark text:name="55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11.2">
          <table:table-cell table:style-name="Table11.A2" table:number-columns-spanned="7" office:value-type="string">
            <text:p text:style-name="P47"><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11.2">
          <table:table-cell table:style-name="Table11.A3" office:value-type="string">
            <text:p text:style-name="P48">Zbraň</text:p>
          </table:table-cell>
          <table:table-cell table:style-name="Table11.A3" office:value-type="string">
            <text:p text:style-name="P48">Útok</text:p>
          </table:table-cell>
          <table:table-cell table:style-name="Table11.A3" office:value-type="string">
            <text:p text:style-name="P48">Obrana</text:p>
          </table:table-cell>
          <table:table-cell table:style-name="Table11.A3" office:value-type="string">
            <text:p text:style-name="P48">Zranění</text:p>
          </table:table-cell>
          <table:table-cell table:style-name="Table11.A3" office:value-type="string">
            <text:p text:style-name="P48">Druh zranění</text:p>
          </table:table-cell>
          <table:table-cell table:style-name="Table11.A3" office:value-type="string">
            <text:p text:style-name="P48">Délka</text:p>
          </table:table-cell>
          <table:table-cell table:style-name="Table11.A3" office:value-type="string">
            <text:p text:style-name="P48">Cena</text:p>
          </table:table-cell>
        </table:table-row>
        <table:table-row table:style-name="Table11.2">
          <table:table-cell table:style-name="Table11.A4" office:value-type="string">
            <text:p text:style-name="P49">Žádná</text:p>
          </table:table-cell>
          <table:table-cell table:style-name="Table11.A4" office:value-type="string">
            <text:p text:style-name="P52">0</text:p>
          </table:table-cell>
          <table:table-cell table:style-name="Table11.A4" office:value-type="string">
            <text:p text:style-name="P50">0</text:p>
          </table:table-cell>
          <table:table-cell table:style-name="Table11.A4" office:value-type="string">
            <text:p text:style-name="P54">0</text:p>
          </table:table-cell>
          <table:table-cell table:style-name="Table11.A4" office:value-type="string">
            <text:p text:style-name="P48">O</text:p>
          </table:table-cell>
          <table:table-cell table:style-name="Table11.A4" office:value-type="string">
            <text:p text:style-name="P48">0</text:p>
          </table:table-cell>
          <table:table-cell table:style-name="Table11.A4" office:value-type="string">
            <text:p text:style-name="P48">-</text:p>
          </table:table-cell>
        </table:table-row>
        <table:table-row table:style-name="Table11.2">
          <table:table-cell table:style-name="Table11.A4" office:value-type="string">
            <text:p text:style-name="P62"><text:span text:style-name="T60">L</text:span><text:span text:style-name="T69">ovecký nůž</text:span></text:p>
          </table:table-cell>
          <table:table-cell table:style-name="Table11.A4" office:value-type="string">
            <text:p text:style-name="P52">1</text:p>
          </table:table-cell>
          <table:table-cell table:style-name="Table11.A4" office:value-type="string">
            <text:p text:style-name="P50">0</text:p>
          </table:table-cell>
          <table:table-cell table:style-name="Table11.A4" office:value-type="string">
            <text:p text:style-name="P56">0</text:p>
          </table:table-cell>
          <table:table-cell table:style-name="Table11.A4" office:value-type="string">
            <text:p text:style-name="P48">B</text:p>
          </table:table-cell>
          <table:table-cell table:style-name="Table11.A4" office:value-type="string">
            <text:p text:style-name="P48">0</text:p>
          </table:table-cell>
          <table:table-cell table:style-name="Table11.A4" office:value-type="string">
            <text:p text:style-name="P57">4 st</text:p>
          </table:table-cell>
        </table:table-row>
        <table:table-row table:style-name="Table11.2">
          <table:table-cell table:style-name="Table11.A4" office:value-type="string">
            <text:p text:style-name="P58">Dýka</text:p>
          </table:table-cell>
          <table:table-cell table:style-name="Table11.A4" office:value-type="string">
            <text:p text:style-name="P59">2</text:p>
          </table:table-cell>
          <table:table-cell table:style-name="Table11.A4" office:value-type="string">
            <text:p text:style-name="P50">0</text:p>
          </table:table-cell>
          <table:table-cell table:style-name="Table11.A4" office:value-type="string">
            <text:p text:style-name="P64">0</text:p>
          </table:table-cell>
          <table:table-cell table:style-name="Table11.A4" office:value-type="string">
            <text:p text:style-name="P57">B</text:p>
          </table:table-cell>
          <table:table-cell table:style-name="Table11.A4" office:value-type="string">
            <text:p text:style-name="P57">0</text:p>
          </table:table-cell>
          <table:table-cell table:style-name="Table11.A4" office:value-type="string">
            <text:p text:style-name="P57">6 st</text:p>
          </table:table-cell>
        </table:table-row>
        <table:table-row table:style-name="Table11.2">
          <table:table-cell table:style-name="Table11.A4" office:value-type="string">
            <text:p text:style-name="P62"><text:span text:style-name="T69">Dlouhá dýka, </text:span><text:span text:style-name="T60">tesák</text:span></text:p>
          </table:table-cell>
          <table:table-cell table:style-name="Table11.A4" office:value-type="string">
            <text:p text:style-name="P59">2</text:p>
          </table:table-cell>
          <table:table-cell table:style-name="Table11.A4" office:value-type="string">
            <text:p text:style-name="P59">1</text:p>
          </table:table-cell>
          <table:table-cell table:style-name="Table11.A4" office:value-type="string">
            <text:p text:style-name="P56">0</text:p>
          </table:table-cell>
          <table:table-cell table:style-name="Table11.A4" office:value-type="string">
            <text:p text:style-name="P47"><text:span text:style-name="T60">S, </text:span><text:span text:style-name="T69">B</text:span></text:p>
          </table:table-cell>
          <table:table-cell table:style-name="Table11.A4" office:value-type="string">
            <text:p text:style-name="P48">0</text:p>
          </table:table-cell>
          <table:table-cell table:style-name="Table11.A4" office:value-type="string">
            <text:p text:style-name="P47"><text:span text:style-name="T60">8</text:span><text:span text:style-name="T69"> st</text:span></text:p>
          </table:table-cell>
        </table:table-row>
        <table:table-row table:style-name="Table11.2">
          <table:table-cell table:style-name="Table11.A4" office:value-type="string">
            <text:p text:style-name="P49">Obušek</text:p>
          </table:table-cell>
          <table:table-cell table:style-name="Table11.A4" office:value-type="string">
            <text:p text:style-name="P59">0</text:p>
          </table:table-cell>
          <table:table-cell table:style-name="Table11.A4" office:value-type="string">
            <text:p text:style-name="P59">0</text:p>
          </table:table-cell>
          <table:table-cell table:style-name="Table11.A4" office:value-type="string">
            <text:p text:style-name="P56">1</text:p>
          </table:table-cell>
          <table:table-cell table:style-name="Table11.A4" office:value-type="string">
            <text:p text:style-name="P48">O</text:p>
          </table:table-cell>
          <table:table-cell table:style-name="Table11.A4" office:value-type="string">
            <text:p text:style-name="P48">0</text:p>
          </table:table-cell>
          <table:table-cell table:style-name="Table11.A4" office:value-type="string">
            <text:p text:style-name="P47"><text:span text:style-name="T69">2 </text:span><text:span text:style-name="T60">dn</text:span></text:p>
          </table:table-cell>
        </table:table-row>
        <table:table-row table:style-name="Table11.2">
          <table:table-cell table:style-name="Table11.A4" office:value-type="string">
            <text:p text:style-name="P49">Bič</text:p>
          </table:table-cell>
          <table:table-cell table:style-name="Table11.A4" office:value-type="string">
            <text:p text:style-name="P52">2</text:p>
          </table:table-cell>
          <table:table-cell table:style-name="Table11.A4" office:value-type="string">
            <text:p text:style-name="P59">0</text:p>
          </table:table-cell>
          <table:table-cell table:style-name="Table11.A4" office:value-type="string">
            <text:p text:style-name="P54">0</text:p>
          </table:table-cell>
          <table:table-cell table:style-name="Table11.A4" office:value-type="string">
            <text:p text:style-name="P48">S</text:p>
          </table:table-cell>
          <table:table-cell table:style-name="Table11.A4" office:value-type="string">
            <text:p text:style-name="P48">3</text:p>
          </table:table-cell>
          <table:table-cell table:style-name="Table11.A4" office:value-type="string">
            <text:p text:style-name="P47"><text:span text:style-name="T60">8</text:span><text:span text:style-name="T69"> </text:span><text:span text:style-name="T60">dn</text:span></text:p>
          </table:table-cell>
        </table:table-row>
        <table:table-row table:style-name="Table11.2">
          <table:table-cell table:style-name="Table11.A4" office:value-type="string">
            <text:p text:style-name="P49">Srp</text:p>
          </table:table-cell>
          <table:table-cell table:style-name="Table11.A4" office:value-type="string">
            <text:p text:style-name="P59">0</text:p>
          </table:table-cell>
          <table:table-cell table:style-name="Table11.A4" office:value-type="string">
            <text:p text:style-name="P59">0</text:p>
          </table:table-cell>
          <table:table-cell table:style-name="Table11.A4" office:value-type="string">
            <text:p text:style-name="P54">1</text:p>
          </table:table-cell>
          <table:table-cell table:style-name="Table11.A4" office:value-type="string">
            <text:p text:style-name="P48">S</text:p>
          </table:table-cell>
          <table:table-cell table:style-name="Table11.A4" office:value-type="string">
            <text:p text:style-name="P48">0</text:p>
          </table:table-cell>
          <table:table-cell table:style-name="Table11.A4" office:value-type="string">
            <text:p text:style-name="P47"><text:span text:style-name="T60">8</text:span><text:span text:style-name="T69"> </text:span><text:span text:style-name="T60">dn</text:span></text:p>
          </table:table-cell>
        </table:table-row>
        <table:table-row table:style-name="Table11.2">
          <table:table-cell table:style-name="Table11.A4" office:value-type="string">
            <text:p text:style-name="P62"><text:span text:style-name="T69">Kr</text:span><text:span text:style-name="T60">átký</text:span><text:span text:style-name="T69"> meč</text:span></text:p>
          </table:table-cell>
          <table:table-cell table:style-name="Table11.A4" office:value-type="string">
            <text:p text:style-name="P60">1</text:p>
          </table:table-cell>
          <table:table-cell table:style-name="Table11.A4" office:value-type="string">
            <text:p text:style-name="P59">1</text:p>
          </table:table-cell>
          <table:table-cell table:style-name="Table11.A4" office:value-type="string">
            <text:p text:style-name="P64">2</text:p>
          </table:table-cell>
          <table:table-cell table:style-name="Table11.A4" office:value-type="string">
            <text:p text:style-name="P48">S, B</text:p>
          </table:table-cell>
          <table:table-cell table:style-name="Table11.A4" office:value-type="string">
            <text:p text:style-name="P48">1</text:p>
          </table:table-cell>
          <table:table-cell table:style-name="Table11.A4" office:value-type="string">
            <text:p text:style-name="P47"><text:span text:style-name="T69">1 zl, </text:span><text:span text:style-name="T60">5 st</text:span></text:p>
          </table:table-cell>
        </table:table-row>
        <table:table-row table:style-name="Table11.2">
          <table:table-cell table:style-name="Table11.A4" office:value-type="string">
            <text:p text:style-name="P62"><text:span text:style-name="T69">Široký meč, </text:span><text:span text:style-name="T60">dlouhý meč,</text:span><text:span text:style-name="T69"> </text:span><text:span text:style-name="T60">šavle</text:span></text:p>
          </table:table-cell>
          <table:table-cell table:style-name="Table11.A4" office:value-type="string">
            <text:p text:style-name="P60">1</text:p>
          </table:table-cell>
          <table:table-cell table:style-name="Table11.A4" office:value-type="string">
            <text:p text:style-name="P59">1</text:p>
          </table:table-cell>
          <table:table-cell table:style-name="Table11.A4" office:value-type="string">
            <text:p text:style-name="P56">3/4</text:p>
          </table:table-cell>
          <table:table-cell table:style-name="Table11.A4" office:value-type="string">
            <text:p text:style-name="P48">S, B</text:p>
          </table:table-cell>
          <table:table-cell table:style-name="Table11.A4" office:value-type="string">
            <text:p text:style-name="P48">1</text:p>
          </table:table-cell>
          <table:table-cell table:style-name="Table11.A4" office:value-type="string">
            <text:p text:style-name="P47"><text:span text:style-name="T60">3</text:span><text:span text:style-name="T69"> zl</text:span></text:p>
          </table:table-cell>
        </table:table-row>
        <table:table-row table:style-name="Table11.2">
          <table:table-cell table:style-name="Table11.A4" office:value-type="string">
            <text:p text:style-name="P49">Palcát</text:p>
          </table:table-cell>
          <table:table-cell table:style-name="Table11.A4" office:value-type="string">
            <text:p text:style-name="P60">1</text:p>
          </table:table-cell>
          <table:table-cell table:style-name="Table11.A4" office:value-type="string">
            <text:p text:style-name="P59">0</text:p>
          </table:table-cell>
          <table:table-cell table:style-name="Table11.A4" office:value-type="string">
            <text:p text:style-name="P56">4</text:p>
          </table:table-cell>
          <table:table-cell table:style-name="Table11.A4" office:value-type="string">
            <text:p text:style-name="P48">D</text:p>
          </table:table-cell>
          <table:table-cell table:style-name="Table11.A4" office:value-type="string">
            <text:p text:style-name="P48">1</text:p>
          </table:table-cell>
          <table:table-cell table:style-name="Table11.A4" office:value-type="string">
            <text:p text:style-name="P57">2 zl</text:p>
          </table:table-cell>
        </table:table-row>
        <table:table-row table:style-name="Table11.2">
          <table:table-cell table:style-name="Table11.A4" office:value-type="string">
            <text:p text:style-name="P49">Sekera</text:p>
          </table:table-cell>
          <table:table-cell table:style-name="Table11.A4" office:value-type="string">
            <text:p text:style-name="P60">0</text:p>
          </table:table-cell>
          <table:table-cell table:style-name="Table11.A4" office:value-type="string">
            <text:p text:style-name="P52">0</text:p>
          </table:table-cell>
          <table:table-cell table:style-name="Table11.A4" office:value-type="string">
            <text:p text:style-name="P56">6</text:p>
          </table:table-cell>
          <table:table-cell table:style-name="Table11.A4" office:value-type="string">
            <text:p text:style-name="P48">S</text:p>
          </table:table-cell>
          <table:table-cell table:style-name="Table11.A4" office:value-type="string">
            <text:p text:style-name="P48">1</text:p>
          </table:table-cell>
          <table:table-cell table:style-name="Table11.A4" office:value-type="string">
            <text:p text:style-name="P47"><text:span text:style-name="T60">5</text:span><text:span text:style-name="T69"> st</text:span></text:p>
          </table:table-cell>
        </table:table-row>
        <table:table-row table:style-name="Table11.2">
          <table:table-cell table:style-name="Table11.A4" office:value-type="string">
            <text:p text:style-name="P49">Kyj</text:p>
          </table:table-cell>
          <table:table-cell table:style-name="Table11.A4" office:value-type="string">
            <text:p text:style-name="P60">0</text:p>
          </table:table-cell>
          <table:table-cell table:style-name="Table11.A4" office:value-type="string">
            <text:p text:style-name="P52">0</text:p>
          </table:table-cell>
          <table:table-cell table:style-name="Table11.A4" office:value-type="string">
            <text:p text:style-name="P56">5</text:p>
          </table:table-cell>
          <table:table-cell table:style-name="Table11.A4" office:value-type="string">
            <text:p text:style-name="P48">D</text:p>
          </table:table-cell>
          <table:table-cell table:style-name="Table11.A4" office:value-type="string">
            <text:p text:style-name="P48">1</text:p>
          </table:table-cell>
          <table:table-cell table:style-name="Table11.A4" office:value-type="string">
            <text:p text:style-name="P47"><text:span text:style-name="T60">2</text:span><text:span text:style-name="T69"> </text:span><text:span text:style-name="T60">dn</text:span></text:p>
          </table:table-cell>
        </table:table-row>
        <table:table-row table:style-name="Table11.2">
          <table:table-cell table:style-name="Table11.A4" office:value-type="string">
            <text:p text:style-name="P49">Kladivo</text:p>
          </table:table-cell>
          <table:table-cell table:style-name="Table11.A4" office:value-type="string">
            <text:p text:style-name="P60">0</text:p>
          </table:table-cell>
          <table:table-cell table:style-name="Table11.A4" office:value-type="string">
            <text:p text:style-name="P52">0</text:p>
          </table:table-cell>
          <table:table-cell table:style-name="Table11.A4" office:value-type="string">
            <text:p text:style-name="P56">6</text:p>
          </table:table-cell>
          <table:table-cell table:style-name="Table11.A4" office:value-type="string">
            <text:p text:style-name="P48">D</text:p>
          </table:table-cell>
          <table:table-cell table:style-name="Table11.A4" office:value-type="string">
            <text:p text:style-name="P48">1</text:p>
          </table:table-cell>
          <table:table-cell table:style-name="Table11.A4" office:value-type="string">
            <text:p text:style-name="P47"><text:span text:style-name="T60">6</text:span><text:span text:style-name="T69"> st</text:span></text:p>
          </table:table-cell>
        </table:table-row>
        <table:table-row table:style-name="Table11.2">
          <table:table-cell table:style-name="Table11.A4" office:value-type="string">
            <text:p text:style-name="P49">Řemdih</text:p>
          </table:table-cell>
          <table:table-cell table:style-name="Table11.A4" office:value-type="string">
            <text:p text:style-name="P60">2</text:p>
          </table:table-cell>
          <table:table-cell table:style-name="Table11.A4" office:value-type="string">
            <text:p text:style-name="P52">0</text:p>
          </table:table-cell>
          <table:table-cell table:style-name="Table11.A4" office:value-type="string">
            <text:p text:style-name="P56">2/3</text:p>
          </table:table-cell>
          <table:table-cell table:style-name="Table11.A4" office:value-type="string">
            <text:p text:style-name="P48">D</text:p>
          </table:table-cell>
          <table:table-cell table:style-name="Table11.A4" office:value-type="string">
            <text:p text:style-name="P48">2</text:p>
          </table:table-cell>
          <table:table-cell table:style-name="Table11.A4" office:value-type="string">
            <text:p text:style-name="P47"><text:span text:style-name="T69">1 zl, </text:span><text:span text:style-name="T60">5 st</text:span></text:p>
          </table:table-cell>
        </table:table-row>
        <table:table-row table:style-name="Table11.2">
          <table:table-cell table:style-name="Table11.A4" office:value-type="string">
            <text:p text:style-name="P58">Jedenapůlručák, bastard</text:p>
          </table:table-cell>
          <table:table-cell table:style-name="Table11.A4" office:value-type="string">
            <text:p text:style-name="P53">1</text:p>
          </table:table-cell>
          <table:table-cell table:style-name="Table11.A4" office:value-type="string">
            <text:p text:style-name="P59">1</text:p>
          </table:table-cell>
          <table:table-cell table:style-name="Table11.A4" office:value-type="string">
            <text:p text:style-name="P56">4/5</text:p>
          </table:table-cell>
          <table:table-cell table:style-name="Table11.A4" office:value-type="string">
            <text:p text:style-name="P48">S, B</text:p>
          </table:table-cell>
          <table:table-cell table:style-name="Table11.A4" office:value-type="string">
            <text:p text:style-name="P48">2</text:p>
          </table:table-cell>
          <table:table-cell table:style-name="Table11.A4" office:value-type="string">
            <text:p text:style-name="P47"><text:span text:style-name="T60">5</text:span><text:span text:style-name="T69"> zl</text:span></text:p>
          </table:table-cell>
        </table:table-row>
        <table:table-row table:style-name="Table11.1">
          <table:table-cell table:style-name="Table11.A19" table:number-columns-spanned="7" office:value-type="string">
            <text:p text:style-name="P51">Obouruční</text:p>
          </table:table-cell>
          <table:covered-table-cell/>
          <table:covered-table-cell/>
          <table:covered-table-cell/>
          <table:covered-table-cell/>
          <table:covered-table-cell/>
          <table:covered-table-cell/>
        </table:table-row>
        <table:table-row table:style-name="Table11.2">
          <table:table-cell table:style-name="Table11.A20" office:value-type="string">
            <text:p text:style-name="P49">Dřevěná hůl</text:p>
          </table:table-cell>
          <table:table-cell table:style-name="Table11.A20" office:value-type="string">
            <text:p text:style-name="P60">2</text:p>
          </table:table-cell>
          <table:table-cell table:style-name="Table11.A20" office:value-type="string">
            <text:p text:style-name="P59">2</text:p>
          </table:table-cell>
          <table:table-cell table:style-name="Table11.A20" office:value-type="string">
            <text:p text:style-name="P57">0</text:p>
          </table:table-cell>
          <table:table-cell table:style-name="Table11.A20" office:value-type="string">
            <text:p text:style-name="P48">D</text:p>
          </table:table-cell>
          <table:table-cell table:style-name="Table11.A20" office:value-type="string">
            <text:p text:style-name="P48">2</text:p>
          </table:table-cell>
          <table:table-cell table:style-name="Table11.A20" office:value-type="string">
            <text:p text:style-name="P48">1 dn</text:p>
          </table:table-cell>
        </table:table-row>
        <table:table-row table:style-name="Table11.2">
          <table:table-cell table:style-name="Table11.A4" office:value-type="string">
            <text:p text:style-name="P49">Okovaná bojová hůl</text:p>
          </table:table-cell>
          <table:table-cell table:style-name="Table11.A4" office:value-type="string">
            <text:p text:style-name="P60">2</text:p>
          </table:table-cell>
          <table:table-cell table:style-name="Table11.A4" office:value-type="string">
            <text:p text:style-name="P59">2</text:p>
          </table:table-cell>
          <table:table-cell table:style-name="Table11.A4" office:value-type="string">
            <text:p text:style-name="P57">1</text:p>
          </table:table-cell>
          <table:table-cell table:style-name="Table11.A4" office:value-type="string">
            <text:p text:style-name="P48">D</text:p>
          </table:table-cell>
          <table:table-cell table:style-name="Table11.A4" office:value-type="string">
            <text:p text:style-name="P48">2</text:p>
          </table:table-cell>
          <table:table-cell table:style-name="Table11.A4" office:value-type="string">
            <text:p text:style-name="P48">1 st</text:p>
          </table:table-cell>
        </table:table-row>
        <table:table-row table:style-name="Table11.2">
          <table:table-cell table:style-name="Table11.A4" office:value-type="string">
            <text:p text:style-name="P49">Vidle</text:p>
          </table:table-cell>
          <table:table-cell table:style-name="Table11.A4" office:value-type="string">
            <text:p text:style-name="P60">1</text:p>
          </table:table-cell>
          <table:table-cell table:style-name="Table11.A4" office:value-type="string">
            <text:p text:style-name="P59">2</text:p>
          </table:table-cell>
          <table:table-cell table:style-name="Table11.A4" office:value-type="string">
            <text:p text:style-name="P57">2</text:p>
          </table:table-cell>
          <table:table-cell table:style-name="Table11.A4" office:value-type="string">
            <text:p text:style-name="P48">B</text:p>
          </table:table-cell>
          <table:table-cell table:style-name="Table11.A4" office:value-type="string">
            <text:p text:style-name="P48">2</text:p>
          </table:table-cell>
          <table:table-cell table:style-name="Table11.A4" office:value-type="string">
            <text:p text:style-name="P57">1 st, 2 dn</text:p>
          </table:table-cell>
        </table:table-row>
        <table:table-row table:style-name="Table11.2">
          <table:table-cell table:style-name="Table11.A4" office:value-type="string">
            <text:p text:style-name="P49">Trojzubec</text:p>
          </table:table-cell>
          <table:table-cell table:style-name="Table11.A4" office:value-type="string">
            <text:p text:style-name="P60">1</text:p>
          </table:table-cell>
          <table:table-cell table:style-name="Table11.A4" office:value-type="string">
            <text:p text:style-name="P59">2</text:p>
          </table:table-cell>
          <table:table-cell table:style-name="Table11.A4" office:value-type="string">
            <text:p text:style-name="P57">3</text:p>
          </table:table-cell>
          <table:table-cell table:style-name="Table11.A4" office:value-type="string">
            <text:p text:style-name="P48">B</text:p>
          </table:table-cell>
          <table:table-cell table:style-name="Table11.A4" office:value-type="string">
            <text:p text:style-name="P48">2</text:p>
          </table:table-cell>
          <table:table-cell table:style-name="Table11.A4" office:value-type="string">
            <text:p text:style-name="P48">5 st</text:p>
          </table:table-cell>
        </table:table-row>
        <table:table-row table:style-name="Table11.2">
          <table:table-cell table:style-name="Table11.A4" office:value-type="string">
            <text:p text:style-name="P49">Cep</text:p>
          </table:table-cell>
          <table:table-cell table:style-name="Table11.A4" office:value-type="string">
            <text:p text:style-name="P60">2</text:p>
          </table:table-cell>
          <table:table-cell table:style-name="Table11.A4" office:value-type="string">
            <text:p text:style-name="P59">1</text:p>
          </table:table-cell>
          <table:table-cell table:style-name="Table11.A4" office:value-type="string">
            <text:p text:style-name="P57">2</text:p>
          </table:table-cell>
          <table:table-cell table:style-name="Table11.A4" office:value-type="string">
            <text:p text:style-name="P48">D</text:p>
          </table:table-cell>
          <table:table-cell table:style-name="Table11.A4" office:value-type="string">
            <text:p text:style-name="P48">2</text:p>
          </table:table-cell>
          <table:table-cell table:style-name="Table11.A4" office:value-type="string">
            <text:p text:style-name="P57">5 dn</text:p>
          </table:table-cell>
        </table:table-row>
        <table:table-row table:style-name="Table11.2">
          <table:table-cell table:style-name="Table11.A4" office:value-type="string">
            <text:p text:style-name="P62"><text:span text:style-name="T69">Kopí, </text:span><text:span text:style-name="T60">s</text:span><text:span text:style-name="T69">udlice</text:span></text:p>
          </table:table-cell>
          <table:table-cell table:style-name="Table11.A4" office:value-type="string">
            <text:p text:style-name="P60">1</text:p>
          </table:table-cell>
          <table:table-cell table:style-name="Table11.A4" office:value-type="string">
            <text:p text:style-name="P59">1</text:p>
          </table:table-cell>
          <table:table-cell table:style-name="Table11.A4" office:value-type="string">
            <text:p text:style-name="P57">4</text:p>
          </table:table-cell>
          <table:table-cell table:style-name="Table11.A4" office:value-type="string">
            <text:p text:style-name="P48">B</text:p>
          </table:table-cell>
          <table:table-cell table:style-name="Table11.A4" office:value-type="string">
            <text:p text:style-name="P57">2</text:p>
          </table:table-cell>
          <table:table-cell table:style-name="Table11.A4" office:value-type="string">
            <text:p text:style-name="P57">1 zl</text:p>
          </table:table-cell>
        </table:table-row>
        <text:soft-page-break/>
        <table:table-row table:style-name="Table11.2">
          <table:table-cell table:style-name="Table11.A4" office:value-type="string">
            <text:p text:style-name="P62"><text:span text:style-name="T60">H</text:span><text:span text:style-name="T69">alapartna</text:span></text:p>
          </table:table-cell>
          <table:table-cell table:style-name="Table11.A4" office:value-type="string">
            <text:p text:style-name="P53">1</text:p>
          </table:table-cell>
          <table:table-cell table:style-name="Table11.A4" office:value-type="string">
            <text:p text:style-name="P59">1</text:p>
          </table:table-cell>
          <table:table-cell table:style-name="Table11.A4" office:value-type="string">
            <text:p text:style-name="P57">5</text:p>
          </table:table-cell>
          <table:table-cell table:style-name="Table11.A4" office:value-type="string">
            <text:p text:style-name="P48">S, B</text:p>
          </table:table-cell>
          <table:table-cell table:style-name="Table11.A4" office:value-type="string">
            <text:p text:style-name="P55">3</text:p>
          </table:table-cell>
          <table:table-cell table:style-name="Table11.A4" office:value-type="string">
            <text:p text:style-name="P57">2 zl</text:p>
          </table:table-cell>
        </table:table-row>
        <table:table-row table:style-name="Table11.2">
          <table:table-cell table:style-name="Table11.A4" office:value-type="string">
            <text:p text:style-name="P49">Píka <text:s text:c="2"/></text:p>
          </table:table-cell>
          <table:table-cell table:style-name="Table11.A4" office:value-type="string">
            <text:p text:style-name="P53">1</text:p>
          </table:table-cell>
          <table:table-cell table:style-name="Table11.A4" office:value-type="string">
            <text:p text:style-name="P59">0</text:p>
          </table:table-cell>
          <table:table-cell table:style-name="Table11.A4" office:value-type="string">
            <text:p text:style-name="P57">6</text:p>
          </table:table-cell>
          <table:table-cell table:style-name="Table11.A4" office:value-type="string">
            <text:p text:style-name="P48">B</text:p>
          </table:table-cell>
          <table:table-cell table:style-name="Table11.A4" office:value-type="string">
            <text:p text:style-name="P55">4</text:p>
          </table:table-cell>
          <table:table-cell table:style-name="Table11.A4" office:value-type="string">
            <text:p text:style-name="P47"><text:span text:style-name="T60">1</text:span><text:span text:style-name="T69"> </text:span><text:span text:style-name="T60">zl</text:span></text:p>
          </table:table-cell>
        </table:table-row>
        <table:table-row table:style-name="Table11.2">
          <table:table-cell table:style-name="Table11.A4" office:value-type="string">
            <text:p text:style-name="P62"><text:span text:style-name="T69">Obouruč</text:span><text:span text:style-name="T60">ní meč či šavle</text:span></text:p>
          </table:table-cell>
          <table:table-cell table:style-name="Table11.A4" office:value-type="string">
            <text:p text:style-name="P53">0</text:p>
          </table:table-cell>
          <table:table-cell table:style-name="Table11.A4" office:value-type="string">
            <text:p text:style-name="P59">1</text:p>
          </table:table-cell>
          <table:table-cell table:style-name="Table11.A4" office:value-type="string">
            <text:p text:style-name="P61">7</text:p>
          </table:table-cell>
          <table:table-cell table:style-name="Table11.A4" office:value-type="string">
            <text:p text:style-name="P48">S</text:p>
          </table:table-cell>
          <table:table-cell table:style-name="Table11.A4" office:value-type="string">
            <text:p text:style-name="P48">2</text:p>
          </table:table-cell>
          <table:table-cell table:style-name="Table11.A4" office:value-type="string">
            <text:p text:style-name="P47"><text:span text:style-name="T60">6</text:span><text:span text:style-name="T69"> zl</text:span></text:p>
          </table:table-cell>
        </table:table-row>
        <table:table-row table:style-name="Table11.2">
          <table:table-cell table:style-name="Table11.A4" office:value-type="string">
            <text:p text:style-name="P49">Válečné kladivo</text:p>
          </table:table-cell>
          <table:table-cell table:style-name="Table11.A4" office:value-type="string">
            <text:p text:style-name="P53">0</text:p>
          </table:table-cell>
          <table:table-cell table:style-name="Table11.A4" office:value-type="string">
            <text:p text:style-name="P59">0</text:p>
          </table:table-cell>
          <table:table-cell table:style-name="Table11.A4" office:value-type="string">
            <text:p text:style-name="P47"><text:span text:style-name="T62">7</text:span><text:span text:style-name="T64">*</text:span></text:p>
          </table:table-cell>
          <table:table-cell table:style-name="Table11.A4" office:value-type="string">
            <text:p text:style-name="P48">D, P</text:p>
          </table:table-cell>
          <table:table-cell table:style-name="Table11.A4" office:value-type="string">
            <text:p text:style-name="P48">2</text:p>
          </table:table-cell>
          <table:table-cell table:style-name="Table11.A4" office:value-type="string">
            <text:p text:style-name="P47"><text:span text:style-name="T60">4</text:span><text:span text:style-name="T69"> zl</text:span></text:p>
          </table:table-cell>
        </table:table-row>
        <table:table-row table:style-name="Table11.2">
          <table:table-cell table:style-name="Table11.A4" office:value-type="string">
            <text:p text:style-name="P49">Těžký kyj</text:p>
          </table:table-cell>
          <table:table-cell table:style-name="Table11.A4" office:value-type="string">
            <text:p text:style-name="P60">0</text:p>
          </table:table-cell>
          <table:table-cell table:style-name="Table11.A4" office:value-type="string">
            <text:p text:style-name="P59">0</text:p>
          </table:table-cell>
          <table:table-cell table:style-name="Table11.A4" office:value-type="string">
            <text:p text:style-name="P61">7</text:p>
          </table:table-cell>
          <table:table-cell table:style-name="Table11.A4" office:value-type="string">
            <text:p text:style-name="P48">D</text:p>
          </table:table-cell>
          <table:table-cell table:style-name="Table11.A4" office:value-type="string">
            <text:p text:style-name="P48">2</text:p>
          </table:table-cell>
          <table:table-cell table:style-name="Table11.A4" office:value-type="string">
            <text:p text:style-name="P48">2 st</text:p>
          </table:table-cell>
        </table:table-row>
        <table:table-row table:style-name="Table11.31">
          <table:table-cell table:style-name="Table11.A4" office:value-type="string">
            <text:p text:style-name="P49">Obouruční palice</text:p>
          </table:table-cell>
          <table:table-cell table:style-name="Table11.A4" office:value-type="string">
            <text:p text:style-name="P53">0</text:p>
          </table:table-cell>
          <table:table-cell table:style-name="Table11.A4" office:value-type="string">
            <text:p text:style-name="P59">0</text:p>
          </table:table-cell>
          <table:table-cell table:style-name="Table11.A4" office:value-type="string">
            <text:p text:style-name="P56">8</text:p>
          </table:table-cell>
          <table:table-cell table:style-name="Table11.A4" office:value-type="string">
            <text:p text:style-name="P48">D</text:p>
          </table:table-cell>
          <table:table-cell table:style-name="Table11.A4" office:value-type="string">
            <text:p text:style-name="P48">2</text:p>
          </table:table-cell>
          <table:table-cell table:style-name="Table11.A4" office:value-type="string">
            <text:p text:style-name="P48">1 zl</text:p>
          </table:table-cell>
        </table:table-row>
        <table:table-row table:style-name="Table11.32">
          <table:table-cell table:style-name="Table11.A32" office:value-type="string">
            <text:p text:style-name="P49">Válečná sekera</text:p>
          </table:table-cell>
          <table:table-cell table:style-name="Table11.A32" office:value-type="string">
            <text:p text:style-name="P53">0</text:p>
          </table:table-cell>
          <table:table-cell table:style-name="Table11.A32" office:value-type="string">
            <text:p text:style-name="P59">0</text:p>
          </table:table-cell>
          <table:table-cell table:style-name="Table11.A32" office:value-type="string">
            <text:p text:style-name="P56">8</text:p>
          </table:table-cell>
          <table:table-cell table:style-name="Table11.A32" office:value-type="string">
            <text:p text:style-name="P48">S</text:p>
          </table:table-cell>
          <table:table-cell table:style-name="Table11.A32" office:value-type="string">
            <text:p text:style-name="P48">2</text:p>
          </table:table-cell>
          <table:table-cell table:style-name="Table11.A32" office:value-type="string">
            <text:p text:style-name="P47"><text:span text:style-name="T60">5</text:span><text:span text:style-name="T69"> zl</text:span></text:p>
          </table:table-cell>
        </table:table-row>
      </table:table>
      <text:p text:style-name="P44"/>
      <text:p text:style-name="P63">* S válečným kladivem je možné útočit buď tupou stranou, pak platí hodnoty uvedené v tabulce, nebo průrazným bodcem – pak se zranění zbraně sníží o 1, ale při zásahu do zbroje si cíl počítá KZ až o 3 nižší (nejhůře 0).</text:p>
      <text:p text:style-name="P44"/>
      <text:p text:style-name="Text_20_body"><text:span text:style-name="T36">Útok</text:span> se přičítá k útočnému číslu.<text:line-break/><text:span text:style-name="T36">Obrana</text:span> se přičítá k obrannému číslu.<text:line-break/><text:span text:style-name="T36">Zranění</text:span> se přičítá k Přesahu útoku nad obranou. Hodnota před lomítkem se počítá při jednoručním držení, hodnota za lomítkem při obouručním.<text:line-break/><text:span text:style-name="T36">Druh zranění</text:span> je orientační údaj. Používá se při určení toho, jaký druh závažného zranění může zbraň způsobit.<text:line-break/><text:span text:style-name="T36">Délka</text:span> zbraně zvyšuje akční rádius postavy (viz kapitola <text:span text:style-name="T36">Pohyb v boji</text:span>), zároveň ale určuje velikost postihů při použití této zbraně v zápase nebo ve stísněných prostorách (viz kapitola <text:span text:style-name="T36">Postihy a bonusy</text:span>).</text:p>
      <text:p text:style-name="Text_20_body"/>
      <text:p text:style-name="P4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list xml:id="list154628007177754" text:continue-numbering="true" text:style-name="WW8Num1">
              <text:list-item>
                <text:list>
                  <text:list-item>
                    <text:list>
                      <text:list-item>
                        <text:list>
                          <text:list-item>
                            <text:h text:style-name="P220" text:outline-level="4"><text:bookmark text:name="__RefHeading__3574_1767808843"/>Tabulka střelných a vrhacích zbraní</text:h>
                          </text:list-item>
                        </text:list>
                      </text:list-item>
                    </text:list>
                  </text:list-item>
                </text:list>
              </text:list-item>
            </text:list>
          </table:table-cell>
          <table:covered-table-cell/>
          <table:covered-table-cell/>
          <table:covered-table-cell/>
          <table:covered-table-cell/>
        </table:table-row>
        <table:table-row table:style-name="Table12.1">
          <table:table-cell table:style-name="Table12.A2" office:value-type="string">
            <text:p text:style-name="P21">Zbraň</text:p>
          </table:table-cell>
          <table:table-cell table:style-name="Table12.A2" office:value-type="string">
            <text:p text:style-name="P20">Útok</text:p>
          </table:table-cell>
          <table:table-cell table:style-name="Table12.A2" office:value-type="string">
            <text:p text:style-name="P20">Zranění</text:p>
          </table:table-cell>
          <table:table-cell table:style-name="Table12.A2" office:value-type="string">
            <text:p text:style-name="P20">Základní dostřel</text:p>
          </table:table-cell>
          <table:table-cell table:style-name="Table12.A2" office:value-type="string">
            <text:p text:style-name="P20">Cena</text:p>
          </table:table-cell>
        </table:table-row>
        <table:table-row table:style-name="Table12.1">
          <table:table-cell table:style-name="Table12.A3" table:number-columns-spanned="5" office:value-type="string">
            <text:p text:style-name="P10">Střelné</text:p>
          </table:table-cell>
          <table:covered-table-cell/>
          <table:covered-table-cell/>
          <table:covered-table-cell/>
          <table:covered-table-cell/>
        </table:table-row>
        <table:table-row table:style-name="Table12.1">
          <table:table-cell table:style-name="Table12.A4" office:value-type="string">
            <text:p text:style-name="P21">Krátký luk</text:p>
          </table:table-cell>
          <table:table-cell table:style-name="Table12.A4" office:value-type="string">
            <text:p text:style-name="P20">2</text:p>
          </table:table-cell>
          <table:table-cell table:style-name="Table12.A4" office:value-type="string">
            <text:p text:style-name="P2">4</text:p>
          </table:table-cell>
          <table:table-cell table:style-name="Table12.A4" office:value-type="string">
            <text:p text:style-name="P27"><text:span text:style-name="T69">3*Sil + </text:span><text:span text:style-name="T60">14</text:span></text:p>
          </table:table-cell>
          <table:table-cell table:style-name="Table12.A4" office:value-type="string">
            <text:p text:style-name="P20">1 zl</text:p>
          </table:table-cell>
        </table:table-row>
        <table:table-row table:style-name="Table12.1">
          <table:table-cell table:style-name="Table12.A4" office:value-type="string">
            <text:p text:style-name="P21">Dlouhý luk</text:p>
          </table:table-cell>
          <table:table-cell table:style-name="Table12.A4" office:value-type="string">
            <text:p text:style-name="P20">2</text:p>
          </table:table-cell>
          <table:table-cell table:style-name="Table12.A4" office:value-type="string">
            <text:p text:style-name="P2">5</text:p>
          </table:table-cell>
          <table:table-cell table:style-name="Table12.A4" office:value-type="string">
            <text:p text:style-name="P27"><text:span text:style-name="T69">3*Sil + </text:span><text:span text:style-name="T60">21</text:span></text:p>
          </table:table-cell>
          <table:table-cell table:style-name="Table12.A4" office:value-type="string">
            <text:p text:style-name="P20">2 zl</text:p>
          </table:table-cell>
        </table:table-row>
        <table:table-row table:style-name="Table12.1">
          <table:table-cell table:style-name="Table12.A4" office:value-type="string">
            <text:p text:style-name="P21">Lehká kuše</text:p>
          </table:table-cell>
          <table:table-cell table:style-name="Table12.A4" office:value-type="string">
            <text:p text:style-name="P20">2</text:p>
          </table:table-cell>
          <table:table-cell table:style-name="Table12.A4" office:value-type="string">
            <text:p text:style-name="P2">5</text:p>
          </table:table-cell>
          <table:table-cell table:style-name="Table12.A4" office:value-type="string">
            <text:p text:style-name="P20">20</text:p>
          </table:table-cell>
          <table:table-cell table:style-name="Table12.A4" office:value-type="string">
            <text:p text:style-name="P27"><text:span text:style-name="T60">5</text:span><text:span text:style-name="T69"> zl</text:span></text:p>
          </table:table-cell>
        </table:table-row>
        <table:table-row table:style-name="Table12.1">
          <table:table-cell table:style-name="Table12.A4" office:value-type="string">
            <text:p text:style-name="P21">Těžká kuše</text:p>
          </table:table-cell>
          <table:table-cell table:style-name="Table12.A4" office:value-type="string">
            <text:p text:style-name="P2">1</text:p>
          </table:table-cell>
          <table:table-cell table:style-name="Table12.A4" office:value-type="string">
            <text:p text:style-name="P2">8</text:p>
          </table:table-cell>
          <table:table-cell table:style-name="Table12.A4" office:value-type="string">
            <text:p text:style-name="P20">30</text:p>
          </table:table-cell>
          <table:table-cell table:style-name="Table12.A4" office:value-type="string">
            <text:p text:style-name="P27"><text:span text:style-name="T60">10</text:span><text:span text:style-name="T69"> zl</text:span></text:p>
          </table:table-cell>
        </table:table-row>
        <table:table-row table:style-name="Table12.1">
          <table:table-cell table:style-name="Table12.A4" office:value-type="string">
            <text:p text:style-name="P3">Minikuše</text:p>
          </table:table-cell>
          <table:table-cell table:style-name="Table12.A4" office:value-type="string">
            <text:p text:style-name="P2">2</text:p>
          </table:table-cell>
          <table:table-cell table:style-name="Table12.A4" office:value-type="string">
            <text:p text:style-name="P2">4</text:p>
          </table:table-cell>
          <table:table-cell table:style-name="Table12.A4" office:value-type="string">
            <text:p text:style-name="P2">10</text:p>
          </table:table-cell>
          <table:table-cell table:style-name="Table12.A4" office:value-type="string">
            <text:p text:style-name="P27">25 zl</text:p>
          </table:table-cell>
        </table:table-row>
        <table:table-row table:style-name="Table12.1">
          <table:table-cell table:style-name="Table12.A4" office:value-type="string">
            <text:p text:style-name="P38"><text:span text:style-name="T69">Foukačka</text:span><text:span text:style-name="T60">*</text:span></text:p>
          </table:table-cell>
          <table:table-cell table:style-name="Table12.A4" office:value-type="string">
            <text:p text:style-name="P20">1</text:p>
          </table:table-cell>
          <table:table-cell table:style-name="Table12.A4" office:value-type="string">
            <text:p text:style-name="P20">(1)</text:p>
          </table:table-cell>
          <table:table-cell table:style-name="Table12.A4" office:value-type="string">
            <text:p text:style-name="P20">7</text:p>
          </table:table-cell>
          <table:table-cell table:style-name="Table12.A4" office:value-type="string">
            <text:p text:style-name="P20">1 st</text:p>
          </table:table-cell>
        </table:table-row>
        <table:table-row table:style-name="Table12.1">
          <table:table-cell table:style-name="Table12.A4" office:value-type="string">
            <text:p text:style-name="P21">Prak</text:p>
          </table:table-cell>
          <table:table-cell table:style-name="Table12.A4" office:value-type="string">
            <text:p text:style-name="P20">0</text:p>
          </table:table-cell>
          <table:table-cell table:style-name="Table12.A4" office:value-type="string">
            <text:p text:style-name="P2">3</text:p>
          </table:table-cell>
          <table:table-cell table:style-name="Table12.A4" office:value-type="string">
            <text:p text:style-name="P20">10</text:p>
          </table:table-cell>
          <table:table-cell table:style-name="Table12.A4" office:value-type="string">
            <text:p text:style-name="P2">2 dn</text:p>
          </table:table-cell>
        </table:table-row>
        <table:table-row table:style-name="Table12.1">
          <table:table-cell table:style-name="Table12.A4" office:value-type="string">
            <text:p text:style-name="P21">Tyčový prak</text:p>
          </table:table-cell>
          <table:table-cell table:style-name="Table12.A4" office:value-type="string">
            <text:p text:style-name="P20">0</text:p>
          </table:table-cell>
          <table:table-cell table:style-name="Table12.A4" office:value-type="string">
            <text:p text:style-name="P2">4</text:p>
          </table:table-cell>
          <table:table-cell table:style-name="Table12.A4" office:value-type="string">
            <text:p text:style-name="P20">12</text:p>
          </table:table-cell>
          <table:table-cell table:style-name="Table12.A4" office:value-type="string">
            <text:p text:style-name="P2">3 dn</text:p>
          </table:table-cell>
        </table:table-row>
        <table:table-row table:style-name="Table12.1">
          <table:table-cell table:style-name="Table12.A12" table:number-columns-spanned="5" office:value-type="string">
            <text:p text:style-name="P10">Vrhací</text:p>
          </table:table-cell>
          <table:covered-table-cell/>
          <table:covered-table-cell/>
          <table:covered-table-cell/>
          <table:covered-table-cell/>
        </table:table-row>
        <table:table-row table:style-name="Table12.1">
          <table:table-cell table:style-name="Table12.A4" office:value-type="string">
            <text:p text:style-name="P21">Vrhací šipka</text:p>
          </table:table-cell>
          <table:table-cell table:style-name="Table12.A4" office:value-type="string">
            <text:p text:style-name="P20">1</text:p>
          </table:table-cell>
          <table:table-cell table:style-name="Table12.A4" office:value-type="string">
            <text:p text:style-name="P2">2</text:p>
          </table:table-cell>
          <table:table-cell table:style-name="Table12.A4" office:value-type="string">
            <text:p text:style-name="P27"><text:span text:style-name="T69">Sil + </text:span><text:span text:style-name="T60">6</text:span></text:p>
          </table:table-cell>
          <table:table-cell table:style-name="Table12.A4" office:value-type="string">
            <text:p text:style-name="P27"><text:span text:style-name="T60">4</text:span><text:span text:style-name="T69"> </text:span><text:span text:style-name="T60">dn</text:span></text:p>
          </table:table-cell>
        </table:table-row>
        <table:table-row table:style-name="Table12.1">
          <table:table-cell table:style-name="Table12.A4" office:value-type="string">
            <text:p text:style-name="P21">Kámen</text:p>
          </table:table-cell>
          <table:table-cell table:style-name="Table12.A4" office:value-type="string">
            <text:p text:style-name="P20">0</text:p>
          </table:table-cell>
          <table:table-cell table:style-name="Table12.A4" office:value-type="string">
            <text:p text:style-name="P2">3</text:p>
          </table:table-cell>
          <table:table-cell table:style-name="Table12.A4" office:value-type="string">
            <text:p text:style-name="P27"><text:span text:style-name="T69">Sil + </text:span><text:span text:style-name="T60">5</text:span></text:p>
          </table:table-cell>
          <table:table-cell table:style-name="Table12.A4" office:value-type="string">
            <text:p text:style-name="P20">-</text:p>
          </table:table-cell>
        </table:table-row>
        <table:table-row table:style-name="Table12.15">
          <table:table-cell table:style-name="Table12.A4" office:value-type="string">
            <text:p text:style-name="P38"><text:span text:style-name="T69">Oštěp</text:span><text:span text:style-name="T60">**</text:span></text:p>
          </table:table-cell>
          <table:table-cell table:style-name="Table12.A4" office:value-type="string">
            <text:p text:style-name="P20">1</text:p>
          </table:table-cell>
          <table:table-cell table:style-name="Table12.A4" office:value-type="string">
            <text:p text:style-name="P2">6</text:p>
          </table:table-cell>
          <table:table-cell table:style-name="Table12.A4" office:value-type="string">
            <text:p text:style-name="P27"><text:span text:style-name="T69">2*Sil + </text:span><text:span text:style-name="T60">6</text:span></text:p>
          </table:table-cell>
          <table:table-cell table:style-name="Table12.A4" office:value-type="string">
            <text:p text:style-name="P27"><text:span text:style-name="T60">2</text:span><text:span text:style-name="T69"> st</text:span></text:p>
          </table:table-cell>
        </table:table-row>
        <table:table-row table:style-name="Table12.1">
          <table:table-cell table:style-name="Table12.A4" office:value-type="string">
            <text:p text:style-name="P21">Hvězdice</text:p>
          </table:table-cell>
          <table:table-cell table:style-name="Table12.A4" office:value-type="string">
            <text:p text:style-name="P20">1</text:p>
          </table:table-cell>
          <table:table-cell table:style-name="Table12.A4" office:value-type="string">
            <text:p text:style-name="P2">2</text:p>
          </table:table-cell>
          <table:table-cell table:style-name="Table12.A4" office:value-type="string">
            <text:p text:style-name="P27"><text:span text:style-name="T69">Sil + </text:span><text:span text:style-name="T60">4</text:span></text:p>
          </table:table-cell>
          <table:table-cell table:style-name="Table12.A4" office:value-type="string">
            <text:p text:style-name="P27"><text:span text:style-name="T69">2 </text:span><text:span text:style-name="T60">dn</text:span></text:p>
          </table:table-cell>
        </table:table-row>
        <table:table-row table:style-name="Table12.1">
          <table:table-cell table:style-name="Table12.A4" office:value-type="string">
            <text:p text:style-name="P21">Vrhací dýka</text:p>
          </table:table-cell>
          <table:table-cell table:style-name="Table12.A4" office:value-type="string">
            <text:p text:style-name="P20">1</text:p>
          </table:table-cell>
          <table:table-cell table:style-name="Table12.A4" office:value-type="string">
            <text:p text:style-name="P2">3</text:p>
          </table:table-cell>
          <table:table-cell table:style-name="Table12.A4" office:value-type="string">
            <text:p text:style-name="P27"><text:span text:style-name="T69">Sil + </text:span><text:span text:style-name="T60">5</text:span></text:p>
          </table:table-cell>
          <table:table-cell table:style-name="Table12.A4" office:value-type="string">
            <text:p text:style-name="P27"><text:span text:style-name="T60">2</text:span><text:span text:style-name="T69"> st</text:span></text:p>
          </table:table-cell>
        </table:table-row>
        <table:table-row table:style-name="Table12.1">
          <table:table-cell table:style-name="Table12.A18" office:value-type="string">
            <text:p text:style-name="P21">Vrhací sekera</text:p>
          </table:table-cell>
          <table:table-cell table:style-name="Table12.A18" office:value-type="string">
            <text:p text:style-name="P20">0</text:p>
          </table:table-cell>
          <table:table-cell table:style-name="Table12.A18" office:value-type="string">
            <text:p text:style-name="P2">6</text:p>
          </table:table-cell>
          <table:table-cell table:style-name="Table12.A18" office:value-type="string">
            <text:p text:style-name="P27"><text:span text:style-name="T69">Sil + </text:span><text:span text:style-name="T60">3</text:span></text:p>
          </table:table-cell>
          <table:table-cell table:style-name="Table12.A18" office:value-type="string">
            <text:p text:style-name="P27"><text:span text:style-name="T60">3</text:span><text:span text:style-name="T69"> st</text:span></text:p>
          </table:table-cell>
        </table:table-row>
      </table:table>
      <text:p text:style-name="Standard"/>
      <text:p text:style-name="P3">* Foukačka sama o sobě nezpůsobuje zranění, je zde uvedeno pouze pro určení toho, zda šipka projde zbrojí.</text:p>
      <text:p text:style-name="P3">** Obvyklé je nosit s sebou jen jeden oštěp. Uneseš jich sice i víc, budeš pak ale mít postih za naložení, protože nést větší počet dlouhých tyčových zbraní je velice obtížné, zvlášť když nejsou svázané.</text:p>
      <text:p text:style-name="P38"/>
      <text:p text:style-name="Text_20_body"><text:span text:style-name="T36">Útok</text:span> a <text:span text:style-name="T36">Zranění</text:span> mají stejný význam jako u zbraní pro boj zblízka, přičítají se k útočnému číslu respektive k Přesahu útoku nad obranou.<text:line-break/><text:span text:style-name="T36">Základní dostřel</text:span> je vzdálenost, na kterou je touto zbraní možné útočit bez postihu. Maximální dostřel je u <text:soft-page-break/>zbraní nepřímé střelby (luky, kuše a oštěp) roven čtyřnásobku této vzdálenosti a u zbraní přímé střelby (všechny ostatní) je roven dvojnásobku základního dostřelu.</text:p>
      <text:p text:style-name="Text_20_body"/>
      <text:list xml:id="list154628396190860" text:continue-numbering="true" text:style-name="WW8Num1">
        <text:list-item>
          <text:list>
            <text:list-item>
              <text:list>
                <text:list-item>
                  <text:list>
                    <text:list-item>
                      <text:list>
                        <text:list-item>
                          <text:h text:style-name="Heading_20_5" text:outline-level="5">Boj se štítem</text:h>
                        </text:list-item>
                      </text:list>
                    </text:list-item>
                  </text:list>
                </text:list-item>
              </text:list>
            </text:list-item>
          </text:list>
        </text:list-item>
      </text:list>
      <text:p text:style-name="Text_20_body">Při obraně se štítem proti útoku zblízka si do Obranného čísla započítáš jak Obranu zbraně, tak Obranu štítu proti útokům zblízka (což je u všech štítů 1). Při obraně štítem proti střelbě nebo proti kouzlu (pokud je u kouzla uvedeno, že se proti němu je možné bránit štítem), si nepočítáš obranu zbraně, ale pouze obranu štítu proti střelbě.</text:p>
      <text:p text:style-name="P157"/>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list xml:id="list154628420179925" text:continue-numbering="true" text:style-name="WW8Num1">
              <text:list-item>
                <text:list>
                  <text:list-item>
                    <text:list>
                      <text:list-item>
                        <text:list>
                          <text:list-item>
                            <text:h text:style-name="P220" text:outline-level="4">Tabulka štítů</text:h>
                          </text:list-item>
                        </text:list>
                      </text:list-item>
                    </text:list>
                  </text:list-item>
                </text:list>
              </text:list-item>
            </text:list>
          </table:table-cell>
          <table:covered-table-cell/>
          <table:covered-table-cell/>
        </table:table-row>
        <table:table-row table:style-name="Table13.1">
          <table:table-cell table:style-name="Table13.A2" office:value-type="string">
            <text:p text:style-name="P21">Štít</text:p>
          </table:table-cell>
          <table:table-cell table:style-name="Table13.A2" office:value-type="string">
            <text:p text:style-name="P245">Obrana</text:p>
          </table:table-cell>
          <table:table-cell table:style-name="Table13.A2" office:value-type="string">
            <text:p text:style-name="P245">Cena</text:p>
          </table:table-cell>
        </table:table-row>
        <table:table-row table:style-name="Table13.1">
          <table:table-cell table:style-name="Table13.A3" office:value-type="string">
            <text:p text:style-name="P21">Pěstní štít*</text:p>
          </table:table-cell>
          <table:table-cell table:style-name="Table13.A3" office:value-type="string">
            <text:p text:style-name="P240">+1/-</text:p>
          </table:table-cell>
          <table:table-cell table:style-name="Table13.A3" office:value-type="string">
            <text:p text:style-name="P234"><text:span text:style-name="T60">5</text:span><text:span text:style-name="T69"> st</text:span></text:p>
          </table:table-cell>
        </table:table-row>
        <table:table-row table:style-name="Table13.1">
          <table:table-cell table:style-name="Table13.A3" office:value-type="string">
            <text:p text:style-name="P21">Malý štít</text:p>
          </table:table-cell>
          <table:table-cell table:style-name="Table13.A3" office:value-type="string">
            <text:p text:style-name="P240">+1/1</text:p>
          </table:table-cell>
          <table:table-cell table:style-name="Table13.A3" office:value-type="string">
            <text:p text:style-name="P245">1 zl</text:p>
          </table:table-cell>
        </table:table-row>
        <table:table-row table:style-name="Table13.1">
          <table:table-cell table:style-name="Table13.A3" office:value-type="string">
            <text:p text:style-name="P21">Střední štít</text:p>
          </table:table-cell>
          <table:table-cell table:style-name="Table13.A3" office:value-type="string">
            <text:p text:style-name="P240">+1/2</text:p>
          </table:table-cell>
          <table:table-cell table:style-name="Table13.A3" office:value-type="string">
            <text:p text:style-name="P234"><text:span text:style-name="T60">3</text:span><text:span text:style-name="T69"> zl</text:span></text:p>
          </table:table-cell>
        </table:table-row>
        <table:table-row table:style-name="Table13.1">
          <table:table-cell table:style-name="Table13.A6" office:value-type="string">
            <text:p text:style-name="P21">Velký štít</text:p>
          </table:table-cell>
          <table:table-cell table:style-name="Table13.A6" office:value-type="string">
            <text:p text:style-name="P240">+1/3</text:p>
          </table:table-cell>
          <table:table-cell table:style-name="Table13.A6" office:value-type="string">
            <text:p text:style-name="P234"><text:span text:style-name="T60">5</text:span><text:span text:style-name="T69"> zl</text:span></text:p>
          </table:table-cell>
        </table:table-row>
      </table:table>
      <text:p text:style-name="Standard"/>
      <text:p text:style-name="Standard"><text:span text:style-name="T36">Obrana štítu</text:span> se přičítá k obrannému číslu. Hodnota před lomítkem proti útokům nablízko, hodnota za lomítkem proti útokům z dálky.</text:p>
      <text:p text:style-name="Standard"/>
      <text:list xml:id="list154628513175751" text:continue-numbering="true" text:style-name="WW8Num1">
        <text:list-item>
          <text:list>
            <text:list-item>
              <text:list>
                <text:list-item>
                  <text:list>
                    <text:list-item>
                      <text:list>
                        <text:list-item>
                          <text:h text:style-name="Heading_20_5" text:outline-level="5">Boj s kombinací zbraní</text:h>
                        </text:list-item>
                      </text:list>
                    </text:list-item>
                  </text:list>
                </text:list-item>
              </text:list>
            </text:list-item>
          </text:list>
        </text:list-item>
      </text:list>
      <text:p text:style-name="Text_20_body">Při boji s kombinací zbraní se musíš rozhodnout, která bude pro tebe primární (obvykle je to ta, kterou držíš ve své šikovnější ruce). Při boji si pak budeš počítat útok primární zbraně s bonusem +1 k ÚČ, zranění primární zbraně a obranu té zbraně, která vyjde lépe. Pokud tedy používáš dvě různé zbraně a prohodíš si je, změní se ti bojové statistiky (což může být v některých situacích výhodné).</text:p>
      <text:p text:style-name="Text_20_body"/>
      <text:p text:style-name="P171">Příklad:</text:p>
      <text:p text:style-name="Text_20_body">Při boji s krátkým mečem a dýkou si budeš počítat parametry zbraně 2/+2 (pokud jako primární zbraň zvolíš krátký meč) nebo 3/0 (dýka), obranu zbraně budeš v obou případech mít 1 (obrana krátkého meče je lepší než obrana dýky).</text:p>
      <text:p text:style-name="P144"/>
      <text:list xml:id="list154628544171070" text:continue-numbering="true" text:style-name="WW8Num1">
        <text:list-item>
          <text:list>
            <text:list-item>
              <text:list>
                <text:list-item>
                  <text:h text:style-name="Heading_20_3" text:outline-level="3"><text:bookmark-start text:name="__RefHeading__6190_613080586"/><text:bookmark-start text:name="__RefHeading__5982_1574798422"/><text:bookmark-start text:name="__RefHeading__5777_704881804"/><text:bookmark-start text:name="__RefHeading__5576_1112796876"/><text:bookmark-start text:name="__RefHeading__5390_470946183"/><text:bookmark-start text:name="__RefHeading__5195_952857884"/><text:bookmark-start text:name="__RefHeading__5293_1695420038"/><text:bookmark-start text:name="__RefHeading__5392_470946183"/><text:bookmark-start text:name="__RefHeading__5197_952857884"/><text:bookmark-start text:name="50"/><text:bookmark-start text:name="__RefHeading__5295_1695420038"/><text:bookmark-start text:name="__RefHeading__5485_1220005542"/><text:bookmark-start text:name="__RefHeading__5679_1310750014"/><text:bookmark-start text:name="__RefHeading__5879_1842958974"/><text:bookmark-start text:name="__RefHeading__6086_585935303"/><text:bookmark-start text:name="__RefHeading__6295_680152062"/>Vyhodnocení zásahu</text:h>
                </text:list-item>
              </text:list>
            </text:list-item>
          </text:list>
        </text:list-item>
      </text:list>
      <text:p text:style-name="Text_20_body">Zása se vyhodnocuje stejně jako jakýkoliv jiný dovednostní střet. Útočník ke svému Útočnému číslu přičte případné postihy a bonusy a výsledek hodu 1k6. Obránce ke svému Obrannému číslu přičte své postihy a bonusy a výsledek hodu 1k6.</text:p>
      <text:list xml:id="list6394124219148641857" text:style-name="WW8Num18">
        <text:list-item>
          <text:p text:style-name="P177">Pokud má obránce v součtu víc, tak se úspěšně ubránil a není vůbec zraněn.</text:p>
        </text:list-item>
        <text:list-item>
          <text:p text:style-name="P177">Pokud útočníkovi padlo stejně nebo víc, obránce je zasažen a to, zda bude zraněn, případně jak moc, určíme podle pravidel v odstavci <text:span text:style-name="T36">Vyhodnocení zranění</text:span>. Velikost zranění závisí mimo jiné na tom, o kolik útočník obránce přehodil (tomuto číslu říkáme Přesah útoku).</text:p>
        </text:list-item>
      </text:list>
      <text:p text:style-name="Text_20_body"/>
      <table:table table:name="Table14" table:style-name="Table14">
        <table:table-column table:style-name="Table14.A"/>
        <table:table-row table:style-name="Table14.1">
          <table:table-cell table:style-name="Table14.A1" office:value-type="string">
            <text:p text:style-name="P235">Hod na útok = ÚČ + Modifikátory + 1k6</text:p>
          </table:table-cell>
        </table:table-row>
      </table:table>
      <text:p text:style-name="Text_20_body"/>
      <table:table table:name="Table15" table:style-name="Table15">
        <table:table-column table:style-name="Table15.A"/>
        <table:table-row table:style-name="Table15.1">
          <table:table-cell table:style-name="Table15.A1" office:value-type="string">
            <text:p text:style-name="P235">Hod na obranu = OČ + Modifikátory + 1k6</text:p>
          </table:table-cell>
        </table:table-row>
      </table:table>
      <text:p text:style-name="Text_20_body"><text:soft-page-break/></text:p>
      <text:list xml:id="list154628578178790" text:continue-list="list154628544171070" text:style-name="WW8Num1">
        <text:list-item>
          <text:list>
            <text:list-item>
              <text:list>
                <text:list-item>
                  <text:list>
                    <text:list-item>
                      <text:h text:style-name="Heading_20_4" text:outline-level="4">Vyhodnocení zranění</text:h>
                    </text:list-item>
                  </text:list>
                </text:list-item>
              </text:list>
            </text:list-item>
          </text:list>
        </text:list-item>
      </text:list>
      <text:p text:style-name="Text_20_body">Výsledné zranění je rovno součtu Zranění zbraně (viz <text:span text:style-name="T36">Tabulka zbraní pro boj zblízka, případně Tabulka střelných a vrhacích zbraní</text:span>) a Přesahu útoku. K výsledku se přičtou případné modifikátory zranění.</text:p>
      <text:p text:style-name="Text_20_body"/>
      <text:list xml:id="list154628591168184" text:continue-numbering="true" text:style-name="WW8Num1">
        <text:list-item>
          <text:list>
            <text:list-item>
              <text:list>
                <text:list-item>
                  <text:list>
                    <text:list-item>
                      <text:list>
                        <text:list-item>
                          <text:h text:style-name="Heading_20_5" text:outline-level="5">Zohlednění zbroje</text:h>
                        </text:list-item>
                      </text:list>
                    </text:list-item>
                  </text:list>
                </text:list-item>
              </text:list>
            </text:list-item>
          </text:list>
        </text:list-item>
      </text:list>
      <text:p text:style-name="Text_20_body">Pokud má obránce zbroj a nejedná se o útok, který zbroj zcela obchází (to je vždy uvedeno v pravidlech příslušného druhu útoku), výsledné způsobené zranění bude o něco nižší.<text:line-break/><text:tab/>Každá zbroj má v <text:span text:style-name="T36">Tabulce zbrojí</text:span> uvedeny parametry Kvalita zbroje a Pokrytí. Kvalita zbroje udává, jak těžké je takovou zbroj prorazit (a tedy jak dobře chrání před zraněním), Pokrytí říká, jak velkou část těla obránce zbroj chrání.<text:line-break/></text:p>
      <text:p text:style-name="P148">Pokud je Přesah útoku menší nebo roven Pokrytí zbroje obránce, tak se od zranění odečte Kvalita zbroje.</text:p>
      <text:p text:style-name="P148">Pokud je Přesah útoku větší, než Pokrytí zbroje obránce, tak se od zranění odečte Pokrytí zbroje.</text:p>
      <text:p text:style-name="Text_20_body"/>
      <text:p text:style-name="Text_20_body">V případě, že je výsledné zranění (po odečtení Kvality zbroje nebo Pokrytí) nulové nebo záporné, tak obránce není vůbec zraněn (veškeré zranění pohltila zbroj a bude z něj mít nejvýše neškodnou modřinu).</text:p>
      <text:p text:style-name="Text_20_body"/>
      <text:p text:style-name="Text_20_body">Pro některé druhy útoků (například zranění ohněm) se účinek zbroje vyhodnocuje jinak, je to vždy uvedeno v popisu daného útoku.</text:p>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columns-spanned="6" office:value-type="string">
            <text:list xml:id="list154628655165207" text:continue-numbering="true" text:style-name="WW8Num1">
              <text:list-item>
                <text:list>
                  <text:list-item>
                    <text:list>
                      <text:list-item>
                        <text:list>
                          <text:list-item>
                            <text:h text:style-name="P220" text:outline-level="4"><text:bookmark text:name="6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16.1">
          <table:table-cell table:style-name="Table16.A2" office:value-type="string">
            <text:p text:style-name="P245">Zbroj</text:p>
          </table:table-cell>
          <table:table-cell table:style-name="Table16.A2" office:value-type="string">
            <text:p text:style-name="P240">KZ</text:p>
          </table:table-cell>
          <table:table-cell table:style-name="Table16.A2" office:value-type="string">
            <text:p text:style-name="P240">Pokrytí</text:p>
          </table:table-cell>
          <table:table-cell table:style-name="Table16.A2" office:value-type="string">
            <text:p text:style-name="P240">Postih</text:p>
          </table:table-cell>
          <table:table-cell table:style-name="Table16.A2" office:value-type="string">
            <text:p text:style-name="P240">Popis</text:p>
          </table:table-cell>
          <table:table-cell table:style-name="Table16.A2" office:value-type="string">
            <text:p text:style-name="P245">Cena</text:p>
          </table:table-cell>
        </table:table-row>
        <table:table-row table:style-name="Table16.1">
          <table:table-cell table:style-name="Table16.A3" office:value-type="string">
            <text:p text:style-name="P239">Lehká kouzelnická zbroj</text:p>
          </table:table-cell>
          <table:table-cell table:style-name="Table16.A3" office:value-type="string">
            <text:p text:style-name="P240">2</text:p>
          </table:table-cell>
          <table:table-cell table:style-name="Table16.A3" office:value-type="string">
            <text:p text:style-name="P240">1</text:p>
          </table:table-cell>
          <table:table-cell table:style-name="Table16.A3" office:value-type="string">
            <text:p text:style-name="P240">0</text:p>
          </table:table-cell>
          <table:table-cell table:style-name="Table16.A3" office:value-type="string">
            <text:p text:style-name="P240">Speciální zbroj</text:p>
          </table:table-cell>
          <table:table-cell table:style-name="Table16.A3" office:value-type="string">
            <text:p text:style-name="P240">6 zl</text:p>
          </table:table-cell>
        </table:table-row>
        <table:table-row table:style-name="Table16.1">
          <table:table-cell table:style-name="Table16.A2" office:value-type="string">
            <text:p text:style-name="P239">Plná kouzelnická zbroj</text:p>
          </table:table-cell>
          <table:table-cell table:style-name="Table16.A2" office:value-type="string">
            <text:p text:style-name="P240">3</text:p>
          </table:table-cell>
          <table:table-cell table:style-name="Table16.A2" office:value-type="string">
            <text:p text:style-name="P240">2</text:p>
          </table:table-cell>
          <table:table-cell table:style-name="Table16.A2" office:value-type="string">
            <text:p text:style-name="P240">0</text:p>
          </table:table-cell>
          <table:table-cell table:style-name="Table16.A2" office:value-type="string">
            <text:p text:style-name="P240">Speciální zbroj</text:p>
          </table:table-cell>
          <table:table-cell table:style-name="Table16.A2" office:value-type="string">
            <text:p text:style-name="P240">20 zl</text:p>
          </table:table-cell>
        </table:table-row>
        <table:table-row table:style-name="Table16.1">
          <table:table-cell table:style-name="Table16.A3" office:value-type="string">
            <text:p text:style-name="P241">Vycpávaná zbroj</text:p>
          </table:table-cell>
          <table:table-cell table:style-name="Table16.A3" office:value-type="string">
            <text:p text:style-name="P240">3</text:p>
          </table:table-cell>
          <table:table-cell table:style-name="Table16.A3" office:value-type="string">
            <text:p text:style-name="P2">2</text:p>
          </table:table-cell>
          <table:table-cell table:style-name="Table16.A3" office:value-type="string">
            <text:p text:style-name="P2">-1</text:p>
          </table:table-cell>
          <table:table-cell table:style-name="Table16.A3" office:value-type="string">
            <text:p text:style-name="P240">Dlouhá vycpávaná kazajka s rukávy, pevné boty, kožené rukavice, čapka</text:p>
          </table:table-cell>
          <table:table-cell table:style-name="Table16.A3" office:value-type="string">
            <text:p text:style-name="P242">2 zl</text:p>
          </table:table-cell>
        </table:table-row>
        <table:table-row table:style-name="Table16.1">
          <table:table-cell table:style-name="Table16.A3" office:value-type="string">
            <text:p text:style-name="P241">Lehká kožená zbroj</text:p>
          </table:table-cell>
          <table:table-cell table:style-name="Table16.A3" office:value-type="string">
            <text:p text:style-name="P240">4</text:p>
          </table:table-cell>
          <table:table-cell table:style-name="Table16.A3" office:value-type="string">
            <text:p text:style-name="P2">2</text:p>
          </table:table-cell>
          <table:table-cell table:style-name="Table16.A3" office:value-type="string">
            <text:p text:style-name="P2">-1</text:p>
          </table:table-cell>
          <table:table-cell table:style-name="Table16.A3" office:value-type="string">
            <text:p text:style-name="P240">Kožená kazajka, chrániče předloktí, rukavice, škorně</text:p>
          </table:table-cell>
          <table:table-cell table:style-name="Table16.A3" office:value-type="string">
            <text:p text:style-name="P242">3 zl</text:p>
          </table:table-cell>
        </table:table-row>
        <table:table-row table:style-name="Table16.1">
          <table:table-cell table:style-name="Table16.A3" office:value-type="string">
            <text:p text:style-name="P241">Plná kožená zbroj</text:p>
          </table:table-cell>
          <table:table-cell table:style-name="Table16.A3" office:value-type="string">
            <text:p text:style-name="P240">4</text:p>
          </table:table-cell>
          <table:table-cell table:style-name="Table16.A3" office:value-type="string">
            <text:p text:style-name="P8">3</text:p>
          </table:table-cell>
          <table:table-cell table:style-name="Table16.A3" office:value-type="string">
            <text:p text:style-name="P8">-2</text:p>
          </table:table-cell>
          <table:table-cell table:style-name="Table16.A3" office:value-type="string">
            <text:p text:style-name="P240">Kožená kazajka s rukávy, kožené kalhoty, rukavice, škorně, kožená přilba</text:p>
          </table:table-cell>
          <table:table-cell table:style-name="Table16.A3" office:value-type="string">
            <text:p text:style-name="P242">4 zl</text:p>
          </table:table-cell>
        </table:table-row>
        <table:table-row table:style-name="Table16.1">
          <table:table-cell table:style-name="Table16.A3" office:value-type="string">
            <text:p text:style-name="P241">Lehká šupinová zbroj</text:p>
          </table:table-cell>
          <table:table-cell table:style-name="Table16.A3" office:value-type="string">
            <text:p text:style-name="P240">5</text:p>
          </table:table-cell>
          <table:table-cell table:style-name="Table16.A3" office:value-type="string">
            <text:p text:style-name="P8">2</text:p>
          </table:table-cell>
          <table:table-cell table:style-name="Table16.A3" office:value-type="string">
            <text:p text:style-name="P8">-2</text:p>
          </table:table-cell>
          <table:table-cell table:style-name="Table16.A3" office:value-type="string">
            <text:p text:style-name="P240">Šupinový pancíř s krátkým rukávem, vyztužená přilba, rukavice, zpevněné škorně</text:p>
          </table:table-cell>
          <table:table-cell table:style-name="Table16.A3" office:value-type="string">
            <text:p text:style-name="P242">9 zl</text:p>
          </table:table-cell>
        </table:table-row>
        <table:table-row table:style-name="Table16.1">
          <table:table-cell table:style-name="Table16.A3" office:value-type="string">
            <text:p text:style-name="P241">Plná šupinová zbroj</text:p>
          </table:table-cell>
          <table:table-cell table:style-name="Table16.A3" office:value-type="string">
            <text:p text:style-name="P242">5</text:p>
          </table:table-cell>
          <table:table-cell table:style-name="Table16.A3" office:value-type="string">
            <text:p text:style-name="P8">3</text:p>
          </table:table-cell>
          <table:table-cell table:style-name="Table16.A3" office:value-type="string">
            <text:p text:style-name="P8">-3</text:p>
          </table:table-cell>
          <table:table-cell table:style-name="Table16.A3" office:value-type="string">
            <text:p text:style-name="P240">Šupinový pancíř s dlouhými rukávy, šupinové kalhoty, vyztužená přilba s chráničem nosu a krku, rukavice, zpevněné škorně</text:p>
          </table:table-cell>
          <table:table-cell table:style-name="Table16.A3" office:value-type="string">
            <text:p text:style-name="P242">12 zl</text:p>
          </table:table-cell>
        </table:table-row>
        <table:table-row table:style-name="Table16.1">
          <table:table-cell table:style-name="Table16.A3" office:value-type="string">
            <text:p text:style-name="P241">Lehká kroužková zbroj</text:p>
          </table:table-cell>
          <table:table-cell table:style-name="Table16.A3" office:value-type="string">
            <text:p text:style-name="P242">5</text:p>
          </table:table-cell>
          <table:table-cell table:style-name="Table16.A3" office:value-type="string">
            <text:p text:style-name="P8">2</text:p>
          </table:table-cell>
          <table:table-cell table:style-name="Table16.A3" office:value-type="string">
            <text:p text:style-name="P8">-2</text:p>
          </table:table-cell>
          <table:table-cell table:style-name="Table16.A3" office:value-type="string">
            <text:p text:style-name="P240">Kroužková vesta, vyztužená přilba, palcové kroužkové rukavice, zpevněné škorně</text:p>
          </table:table-cell>
          <table:table-cell table:style-name="Table16.A3" office:value-type="string">
            <text:p text:style-name="P242">18 zl</text:p>
          </table:table-cell>
        </table:table-row>
        <table:table-row table:style-name="Table16.1">
          <table:table-cell table:style-name="Table16.A3" office:value-type="string">
            <text:p text:style-name="P241">Plná kroužková zbroj</text:p>
          </table:table-cell>
          <table:table-cell table:style-name="Table16.A3" office:value-type="string">
            <text:p text:style-name="P242">5</text:p>
          </table:table-cell>
          <table:table-cell table:style-name="Table16.A3" office:value-type="string">
            <text:p text:style-name="P8">3</text:p>
          </table:table-cell>
          <table:table-cell table:style-name="Table16.A3" office:value-type="string">
            <text:p text:style-name="P8">-3</text:p>
          </table:table-cell>
          <table:table-cell table:style-name="Table16.A3" office:value-type="string">
            <text:p text:style-name="P242">Kroužková košile s rukávy, kroužkové kalhoty, kapuce, zpevněné škorně, palcové kroužkové rukavice</text:p>
          </table:table-cell>
          <table:table-cell table:style-name="Table16.A3" office:value-type="string">
            <text:p text:style-name="P242">25 zl</text:p>
          </table:table-cell>
        </table:table-row>
        <table:table-row table:style-name="Table16.1">
          <table:table-cell table:style-name="Table16.A3" office:value-type="string">
            <text:p text:style-name="P241">Lehká plátová zbroj</text:p>
          </table:table-cell>
          <table:table-cell table:style-name="Table16.A3" office:value-type="string">
            <text:p text:style-name="P242">6</text:p>
          </table:table-cell>
          <table:table-cell table:style-name="Table16.A3" office:value-type="string">
            <text:p text:style-name="P8">2</text:p>
          </table:table-cell>
          <table:table-cell table:style-name="Table16.A3" office:value-type="string">
            <text:p text:style-name="P8">-3</text:p>
          </table:table-cell>
          <table:table-cell table:style-name="Table16.A3" office:value-type="string">
            <text:p text:style-name="P242">Kyrys, plátové chrániče holení a předloktí, plátové rukavice a boty, železná helma</text:p>
          </table:table-cell>
          <table:table-cell table:style-name="Table16.A3" office:value-type="string">
            <text:p text:style-name="P242">30 zl</text:p>
          </table:table-cell>
        </table:table-row>
        <table:table-row table:style-name="Table16.1">
          <table:table-cell table:style-name="Table16.A3" office:value-type="string">
            <text:p text:style-name="P241">Plná plátová zbroj</text:p>
          </table:table-cell>
          <table:table-cell table:style-name="Table16.A3" office:value-type="string">
            <text:p text:style-name="P242">6</text:p>
          </table:table-cell>
          <table:table-cell table:style-name="Table16.A3" office:value-type="string">
            <text:p text:style-name="P2">3</text:p>
          </table:table-cell>
          <table:table-cell table:style-name="Table16.A3" office:value-type="string">
            <text:p text:style-name="P8">-4</text:p>
          </table:table-cell>
          <table:table-cell table:style-name="Table16.A3" office:value-type="string">
            <text:p text:style-name="P240">Plné pláty bez krytů spojů, železná helma</text:p>
          </table:table-cell>
          <table:table-cell table:style-name="Table16.A3" office:value-type="string">
            <text:p text:style-name="P240">40 zl</text:p>
          </table:table-cell>
        </table:table-row>
        <table:table-row table:style-name="Table16.1">
          <table:table-cell table:style-name="Table16.A14" office:value-type="string">
            <text:p text:style-name="P241">Rytířská zbroj</text:p>
          </table:table-cell>
          <table:table-cell table:style-name="Table16.A14" office:value-type="string">
            <text:p text:style-name="P242">6</text:p>
          </table:table-cell>
          <table:table-cell table:style-name="Table16.A14" office:value-type="string">
            <text:p text:style-name="P2">4</text:p>
          </table:table-cell>
          <table:table-cell table:style-name="Table16.A14" office:value-type="string">
            <text:p text:style-name="P8">-5</text:p>
          </table:table-cell>
          <table:table-cell table:style-name="Table16.A14" office:value-type="string">
            <text:p text:style-name="P240">Plné pláty i s klouby, helma s hledím</text:p>
          </table:table-cell>
          <table:table-cell table:style-name="Table16.A14" office:value-type="string">
            <text:p text:style-name="P240">100 zl</text:p>
          </table:table-cell>
        </table:table-row>
      </table:table>
      <text:p text:style-name="Standard"><text:soft-page-break/></text:p>
      <text:p text:style-name="Text_20_body"><text:span text:style-name="T36">KZ</text:span> je kvalita zbroje, odečítá se od zranění, pokud Přesah útoku nepřesáhl hodnotu <text:span text:style-name="T36">Pokrytí</text:span> zbroje.<text:line-break/><text:span text:style-name="T2">Postih</text:span><text:span text:style-name="T1"> udává hodnotu postihu k atletickým a akrobatickým činnostem (Rychlost běhu se sníží o dvojnásobek tohoto postihu, protože se dovednost Běh do Rychlosti běhu počítá dvakrát) a počítá se také k hodu na seslání při kouzlení.<text:line-break/></text:span><text:span text:style-name="T2">Popis zboje</text:span><text:span text:style-name="T1"> je orientační údaj, abys měl představu, co všechno na sobě nosíš. Kouzelnické zbroje jsou obvykle vyráběné na míru a poskytují maximální volnost pohybu, jejich tvar může být různý.</text:span></text:p>
      <text:p text:style-name="Text_20_body"/>
      <text:list xml:id="list154629133188011" text:continue-numbering="true" text:style-name="WW8Num1">
        <text:list-item>
          <text:list>
            <text:list-item>
              <text:list>
                <text:list-item>
                  <text:list>
                    <text:list-item>
                      <text:list>
                        <text:list-item>
                          <text:h text:style-name="Heading_20_5" text:outline-level="5">Připsání zranění</text:h>
                        </text:list-item>
                      </text:list>
                    </text:list-item>
                  </text:list>
                </text:list-item>
              </text:list>
            </text:list-item>
          </text:list>
        </text:list-item>
      </text:list>
      <text:p text:style-name="Text_20_body">Pokud zásah pzpůsobil větší než nulové zranění, obráncova kondice se sníží o jeho velikost. Nestane se tak ovšem hned, ale až na začátku dalšího kola. Pokud by tedy toto zranění způsobilo obránci nějaké postihy, nebo jej dokonce vyřadilo z boje, na jeho útok či případné další obrany v tomto kole to nebude mít žádný vliv.</text:p>
      <text:p text:style-name="Text_20_body"/>
      <text:list xml:id="list154629153169290" text:continue-numbering="true" text:style-name="WW8Num1">
        <text:list-item>
          <text:list>
            <text:list-item>
              <text:list>
                <text:list-item>
                  <text:list>
                    <text:list-item>
                      <text:list>
                        <text:list-item>
                          <text:list>
                            <text:list-item>
                              <text:h text:style-name="Heading_20_6" text:outline-level="6">Závažná zranění</text:h>
                            </text:list-item>
                          </text:list>
                        </text:list-item>
                      </text:list>
                    </text:list-item>
                  </text:list>
                </text:list-item>
              </text:list>
            </text:list-item>
          </text:list>
        </text:list-item>
      </text:list>
      <text:p text:style-name="Text_20_body">Pokud se jednalo o druh útoku způsobující závažná zranění a obránce jím přišel alespoň o polovinu svého maximálního (nikoliv zbývajícího) počtu životů, tak se jedná o závažné zranění a zaznamenává se zvlášť, navíc ke ztrátě kondice (viz kapitola <text:span text:style-name="T36">Zranění a léčba</text:span>). Závažné zranění nemá žádný zvláštní vliv na boj (kromě toho, že na takto zraněného protivníka lze použít fintu, která této slabiny využije), výrazně hůře se však léčí.<text:line-break/><text:tab/>Závažné zranění také může navíc mít nějaký konkrétní efekt, pokud útočník současně splnil předpoklady (dostatečnou hodnotu Přesahu útoku) pro <text:span text:style-name="T36">Zásah konkrétní části těla</text:span> (viz stejnojmenná kapitola).</text:p>
      <text:p text:style-name="P39"/>
      <text:list xml:id="list154629185179272" text:continue-numbering="true" text:style-name="WW8Num1">
        <text:list-item>
          <text:list>
            <text:list-item>
              <text:list>
                <text:list-item>
                  <text:h text:style-name="Heading_20_3" text:outline-level="3"><text:bookmark-start text:name="__RefHeading__6192_613080586"/><text:bookmark-start text:name="__RefHeading__5984_1574798422"/><text:bookmark-start text:name="__RefHeading__5779_704881804"/><text:bookmark-start text:name="__RefHeading__5578_1112796876"/><text:bookmark-start text:name="__RefHeading__5487_1220005542"/><text:bookmark-start text:name="__RefHeading__5681_1310750014"/><text:bookmark-start text:name="__RefHeading__5881_1842958974"/><text:bookmark-start text:name="__RefHeading__6088_585935303"/><text:bookmark-start text:name="__RefHeading__6297_680152062"/>Vyhodnocení j<text:bookmark-start text:name="__RefHeading__5394_470946183"/><text:bookmark-start text:name="__RefHeading__5199_952857884"/><text:bookmark-start text:name="__RefHeading__5297_1695420038"/>iné než útočné <text:bookmark-start text:name="__RefHeading__5102_1017986065"/><text:bookmark-start text:name="__RefHeading__5011_1163710135"/>akce</text:h>
                </text:list-item>
              </text:list>
            </text:list-item>
          </text:list>
        </text:list-item>
      </text:list>
      <text:p text:style-name="P198"><text:span text:style-name="T26">Pokud ti v provedení akce nikdo aktivně nebrání (to umožňuje manévr </text:span><text:span text:style-name="T18">Protiakce</text:span><text:span text:style-name="T26">), tak se neútočná akcevyhodnocuje stejně, jako bys nebyl v boji. Většina akcí (jako třeba nabití luku, příprava zbraně, atd.) uspěje automaticky, složitější akce se vyhodnocují jako </text:span><text:span text:style-name="T18">Použití dovednosti</text:span><text:span text:style-name="T26">. Dovednostní finty se v boji řídí pravidly pro bojové finty (viz následující odstavec). </text:span><text:span text:style-name="T40">Za běhu trvají komplexní akce dvakrát tak dlouho.</text:span></text:p>
      <text:p text:style-name="Text_20_body"/>
      <text:list xml:id="list154629196192169" text:continue-numbering="true" text:style-name="WW8Num1">
        <text:list-item>
          <text:list>
            <text:list-item>
              <text:h text:style-name="Heading_20_2" text:outline-level="2"><text:bookmark-start text:name="__RefHeading__6194_613080586"/><text:bookmark-start text:name="__RefHeading__5986_1574798422"/><text:bookmark-start text:name="__RefHeading__5781_704881804"/><text:bookmark-start text:name="__RefHeading__5580_1112796876"/><text:bookmark-start text:name="__RefHeading__5683_1310750014"/><text:bookmark-start text:name="__RefHeading__5883_1842958974"/><text:bookmark-start text:name="__RefHeading__6090_585935303"/><text:bookmark-start text:name="__RefHeading__6299_680152062"/>Bojové finty</text:h>
            </text:list-item>
          </text:list>
        </text:list-item>
      </text:list>
      <text:p text:style-name="Text_20_body">Podobně jako dovednostní finty zohledňují tvé nápady a popis řešení do výsledku testu dovedností, bojové finty umožňují získat bonus k útoku nebo obraně, pokud vymyslíš nějakou fintu nebo dobře popíšeš, jak si s protivníkem poradíš. Na rozdíl od použití v nebojových situacích se má však použití bojových fint určitá omezení, a to hlavně kvůli tomu, aby nebylo nutně potřeba vymýšlet nějakou fintu v každém kole boje.</text:p>
      <text:p text:style-name="Text_20_body"/>
      <text:list xml:id="list154629234164585" text:continue-numbering="true" text:style-name="WW8Num1">
        <text:list-item>
          <text:list>
            <text:list-item>
              <text:list>
                <text:list-item>
                  <text:h text:style-name="Heading_20_3" text:outline-level="3"><text:bookmark-start text:name="__RefHeading__6196_613080586"/><text:bookmark-start text:name="__RefHeading__5988_1574798422"/><text:bookmark-start text:name="__RefHeading__5783_704881804"/><text:bookmark-start text:name="__RefHeading__5885_1842958974"/><text:bookmark-start text:name="__RefHeading__6092_585935303"/><text:bookmark-start text:name="__RefHeading__6301_680152062"/>Použití bojových fint</text:h>
                </text:list-item>
              </text:list>
            </text:list-item>
          </text:list>
        </text:list-item>
      </text:list>
      <text:p text:style-name="Text_20_body">Místo obyčejného ohlášení útoku nebo obrany můžeš:</text:p>
      <text:list xml:id="list33277429279353354" text:style-name="WW8Num16">
        <text:list-item>
          <text:p text:style-name="P178">Jedno kolo připravovat fintu (neútočit) a další kolo získat bonus +2 k útoku proti jednomu cíli nebo +1 proti všem</text:p>
        </text:list-item>
        <text:list-item>
          <text:p text:style-name="P178">Za cenu 1 bodu Vyčerpání získat získat bonus +1 k útoku proti jednomu cíli</text:p>
        </text:list-item>
        <text:list-item>
          <text:p text:style-name="P178">Za cenu 1 bodu Vyčerpání získat bonus +2 k obraně proti jednomu útoku nebo +1 proti všem útokům v daném kole</text:p>
        </text:list-item>
      </text:list>
      <text:p text:style-name="Text_20_body"><text:soft-page-break/></text:p>
      <text:p text:style-name="Text_20_body">Útočné finty s přípravou nestojí Vyčerpání, ale platíš za ně jedním kolem, kdy vůbec neútočíš. Mohou ti pomoci například zasáhnout schopnějšího protivníka, nebo obejít jeho zbroj v případě, že ji svou zbraní nedokážeš prorazit. Finty za body Vyčerpání nestojí kolo neútočení, vyčerpávat se ale nemůžeš do nekonečna, takže stojí za to zvážit, kdy je použít a kdy si raději body Výdrže či Vůle šetřit.<text:line-break/><text:tab/>Bojové finty je možné používat i spolu s kouzly, a to jak v útoku tak v obraně. Můžeš při tom využít třeba toho, že některá kouzla nestojí magenergii – jako přípravu finty můžeš tedy například zadarmo seslat kouzlo, které protivníka zmate nebo vyvede z rovnováhy (například seslat blesk pod nohy či těsně před obličej cíle, vyvolat nějakou matoucí iluzi, atp.).</text:p>
      <text:p text:style-name="Text_20_body"/>
      <text:list xml:id="list154629264171953" text:continue-list="list154629234164585" text:style-name="WW8Num1">
        <text:list-item>
          <text:list>
            <text:list-item>
              <text:list>
                <text:list-item>
                  <text:h text:style-name="Heading_20_3" text:outline-level="3"><text:bookmark-start text:name="__RefHeading__6198_613080586"/><text:bookmark-start text:name="__RefHeading__5990_1574798422"/><text:bookmark-start text:name="__RefHeading__5785_704881804"/><text:bookmark-start text:name="__RefHeading__5582_1112796876"/><text:bookmark-start text:name="__RefHeading__5685_1310750014"/><text:bookmark-start text:name="__RefHeading__5887_1842958974"/><text:bookmark-start text:name="__RefHeading__6094_585935303"/><text:bookmark-start text:name="__RefHeading__6303_680152062"/>Popis finty</text:h>
                </text:list-item>
              </text:list>
            </text:list-item>
          </text:list>
        </text:list-item>
      </text:list>
      <text:p text:style-name="Text_20_body">Podmínkou použití libovolné bojové finty je, že popíšeš, co přesně tvá postava dělá. Nestačí tedy říct „Připravuju fintu“, je potřeba říct například: „Vyběhnu po schodech na balkón, abych na gardistu mohl skočit shora“, nebo „Finguju útok, abych protivníka odkryl“.</text:p>
      <text:p text:style-name="Text_20_body"/>
      <text:list xml:id="list154629277190900" text:continue-numbering="true" text:style-name="WW8Num1">
        <text:list-item>
          <text:list>
            <text:list-item>
              <text:list>
                <text:list-item>
                  <text:list>
                    <text:list-item>
                      <text:h text:style-name="Heading_20_4" text:outline-level="4">Opakování stejných bojových fint</text:h>
                    </text:list-item>
                  </text:list>
                </text:list-item>
              </text:list>
            </text:list-item>
          </text:list>
        </text:list-item>
      </text:list>
      <text:p text:style-name="P152">Pro všechny finty s výjimkou míření platí, že v jednom souboji není možné použít tu samou (stejně popsanou) fintu na stejného protivníka více než jednou, protože si obvykle dá dobrý pozor, aby na stejný trik neskočil dvakrát. Popis každé další finty se tedy vždy musí alespoň trochu lišit, jinak finta nebude mít efekt (nedá žádný bonus). Opakovaně je možné stejnou fintu použít pouze v případě, že se liší situace, za níž je použita (je například možné jednou na protivníka skočit ze střechy a podruhé ze schodů a v obou případech dostat bonus). Míření je možné používat opakovaně.</text:p>
      <text:p text:style-name="Text_20_body"/>
      <text:list xml:id="list154629303189381" text:continue-numbering="true" text:style-name="WW8Num1">
        <text:list-item>
          <text:list>
            <text:list-item>
              <text:list>
                <text:list-item>
                  <text:h text:style-name="Heading_20_3" text:outline-level="3"><text:bookmark-start text:name="__RefHeading__6200_613080586"/><text:bookmark-start text:name="__RefHeading__5992_1574798422"/><text:bookmark-start text:name="__RefHeading__5787_704881804"/><text:bookmark-start text:name="__RefHeading__5584_1112796876"/><text:bookmark-start text:name="__RefHeading__5687_1310750014"/><text:bookmark-start text:name="__RefHeading__5889_1842958974"/><text:bookmark-start text:name="__RefHeading__6096_585935303"/><text:bookmark-start text:name="__RefHeading__6305_680152062"/>Finty s přípravou</text:h>
                </text:list-item>
              </text:list>
            </text:list-item>
          </text:list>
        </text:list-item>
      </text:list>
      <text:p text:style-name="Text_20_body">Útočné finty s přípravou nestojí body Vyčerpání, a to ani za přípravu, ani za provedení, za to je ale nejdříve potřeba strávit jedno kolo přípravou. <text:span text:style-name="T39">Příprava finty je komplexní akce a není tedy možné v tom samém kole provádět žádnou jinou komplexní akci (útočit, nabíjet, přezbrojovat, atd.). Můžeš při ní ale dělat nezávislé činnosti, tedy například mluvit, nebo se přesouvat (některé finty ostatně právě z přesunu do výhodnější pozice těží) a případně provést jednu volnou akci.</text:span><text:span text:style-name="T10"><text:line-break/><text:tab/></text:span><text:span text:style-name="T23">V jednom kole je možné získat bonus jak za připravenou útočnou fintu tak za obrannou fintu zaplacenou vyčerpáním, bonusy z připravené finty a za útočnou fintu zaplacenou vyčerpáním se ale nesčítají.</text:span></text:p>
      <text:p text:style-name="Text_20_body"/>
      <text:list xml:id="list154629338164275" text:continue-numbering="true" text:style-name="WW8Num1">
        <text:list-item>
          <text:list>
            <text:list-item>
              <text:list>
                <text:list-item>
                  <text:list>
                    <text:list-item>
                      <text:h text:style-name="P217" text:outline-level="4">Příklady fint s přípravou</text:h>
                    </text:list-item>
                  </text:list>
                </text:list-item>
              </text:list>
            </text:list-item>
          </text:list>
        </text:list-item>
      </text:list>
      <text:list xml:id="list7416505832191628823" text:style-name="WW8Num19">
        <text:list-item>
          <text:p text:style-name="P142">Boj v sevřené formaci (počkáš si na útok spolubojovníka a využiješ toho, že je protivník odkrytý)</text:p>
        </text:list-item>
        <text:list-item>
          <text:p text:style-name="P142">Boj tělo na tělo (přesuneš se do kontaktní vzdálenosti a využiješ toho, že má pak protivník s dlouhou zbraní nevýhodu)</text:p>
        </text:list-item>
        <text:list-item>
          <text:p text:style-name="P142">Kop (místo útoku zbraní rozhodíš protivníka kopem)</text:p>
        </text:list-item>
        <text:list-item>
          <text:p text:style-name="P142">Kryt povolem (kryješ útok tak, aby ses dostal do výhodné pozice k útoku)</text:p>
        </text:list-item>
        <text:list-item>
          <text:p text:style-name="P142">Protiútok (počkáš si, až se protivník odkryje svým vlastním útokem)</text:p>
        </text:list-item>
        <text:list-item>
          <text:p text:style-name="P142">Přehození protivníka přes rameno (a následné využití toho, že je protivník vyvedený z rovnováhy)</text:p>
        </text:list-item>
        <text:list-item>
          <text:p text:style-name="P142">Přidržení zbraně či ruky</text:p>
        </text:list-item>
        <text:list-item>
          <text:p text:style-name="P142">Útok štítem (s cílem protivníka odkrýt, nikoliv přímo zranit)</text:p>
        </text:list-item>
        <text:list-item>
          <text:p text:style-name="P142"><text:soft-page-break/>Kopnutí do ruky se zbraní</text:p>
        </text:list-item>
        <text:list-item>
          <text:p text:style-name="P142">Přesun do výhodné pozice a následný výpad</text:p>
        </text:list-item>
        <text:list-item>
          <text:p text:style-name="P142">Skřípnutí ruky čepelí (a následný útok druhou zbraní)</text:p>
        </text:list-item>
        <text:list-item>
          <text:p text:style-name="P142">Skrytí zbraně za pláštěm (a následný výpad s tím, že protivník nevidí, odkud útok přijde)</text:p>
        </text:list-item>
        <text:list-item>
          <text:p text:style-name="P142">Zachycení protivníkovy zbraně pláštěm</text:p>
        </text:list-item>
        <text:list-item>
          <text:p text:style-name="P142">Využití <text:s/>protivníkova zranění (fingovaný útok s cílem donutit protivníka zatížit zraněnou část těla a následné využití této slabosti)</text:p>
        </text:list-item>
        <text:list-item>
          <text:p text:style-name="P142">Využití emocí (chvilková pauza v boji za cílem vlastního povzbuzení, zastrašení protivníka, nebo třeba probuzení zuřivosti po té, co byl vyřazen tvůj spolubojovník)</text:p>
        </text:list-item>
        <text:list-item>
          <text:p text:style-name="P142">Využití nebojových dovedností (např. Akrobacie – vyběhnutí po stěně a následný útok z lepší pozice, zhoupnutí se na lustru, přesun saltem či přemetem, atd.)</text:p>
        </text:list-item>
        <text:list-item>
          <text:p text:style-name="P142">Využití výhodné pozice (přesun do protivníkových zad, na vyvýšenou pozici)</text:p>
        </text:list-item>
        <text:list-item>
          <text:p text:style-name="P142">Útok z rozeběhu (přesun do patřičné vzdálenosti a následný útok s rozběhem, při dostatečné vzdálenosti lze využít i bez přípravy)</text:p>
        </text:list-item>
        <text:list-item>
          <text:p text:style-name="P142">Kop z výskoku s rozeběhem (a následný útok na rozhozeného protivníka), Poodstoupení od protivníka a následný výpad se skluzem</text:p>
        </text:list-item>
        <text:list-item>
          <text:p text:style-name="P142">Předstíraný útok (a následný ostrý útok na zmateného protivníka)</text:p>
        </text:list-item>
        <text:list-item>
          <text:p text:style-name="P142">Povolný sek (tedy sek, který nezraní, ale projde přes protivníkovu zbraň) a následný bod</text:p>
        </text:list-item>
        <text:list-item>
          <text:p text:style-name="P142">Odražení zbraně či štítu (a následný útok na odkrytého protivníka)</text:p>
        </text:list-item>
        <text:list-item>
          <text:p text:style-name="P142">Vyvedení protivníka z rovnováhy (například zatlačením stítem) a následný útok</text:p>
        </text:list-item>
        <text:list-item>
          <text:p text:style-name="P142">Zatlačení protivníka do stísněného prostoru</text:p>
        </text:list-item>
        <text:list-item>
          <text:p text:style-name="P142">Převrhávání předmětů</text:p>
        </text:list-item>
        <text:list-item>
          <text:p text:style-name="P142">Házení předmětů</text:p>
        </text:list-item>
        <text:list-item>
          <text:p text:style-name="P142">Míření</text:p>
        </text:list-item>
      </text:list>
      <text:p text:style-name="Standard"/>
      <text:list xml:id="list154629533165430" text:continue-list="list154629338164275" text:style-name="WW8Num1">
        <text:list-item>
          <text:list>
            <text:list-item>
              <text:list>
                <text:list-item>
                  <text:list>
                    <text:list-item>
                      <text:h text:style-name="Heading_20_4" text:outline-level="4">Příprava finty před bojem</text:h>
                    </text:list-item>
                  </text:list>
                </text:list-item>
              </text:list>
            </text:list-item>
          </text:list>
        </text:list-item>
      </text:list>
      <text:p text:style-name="P152">Pokud to dává smysl, tak si fintu můžeš připravit i před bojem, při šermu s jednoruční zbraní a pláštěm například můžeš začínat se zbraní skrytou za pláštěm. V takovém případě můžeš už v prvním kole boje útočit s bonusem +2.</text:p>
      <text:p text:style-name="P152"/>
      <text:list xml:id="list154629561169399" text:continue-numbering="true" text:style-name="WW8Num1">
        <text:list-item>
          <text:list>
            <text:list-item>
              <text:list>
                <text:list-item>
                  <text:list>
                    <text:list-item>
                      <text:h text:style-name="Heading_20_4" text:outline-level="4">Využití situace</text:h>
                    </text:list-item>
                  </text:list>
                </text:list-item>
              </text:list>
            </text:list-item>
          </text:list>
        </text:list-item>
      </text:list>
      <text:p text:style-name="Text_20_body">Pokud se v průběhu boje postavě naskytne vhodná situace k použití finty, je možné ji použít bez přípravy a útočit rovnou s bonusem. Pokud například číháš na střeše a někdo zrovna prochází pod tebou, tak máš ideální příležitost na něj skočit (stejně, jako kdyby sis tuto situaci cíleně připravil), a tudíž si můžeš započítat bonus +2 za fintu, přestože jsi nestrávil kolo přípravou finty.</text:p>
      <text:p text:style-name="Text_20_body"/>
      <text:list xml:id="list154629600174153" text:continue-numbering="true" text:style-name="WW8Num1">
        <text:list-item>
          <text:list>
            <text:list-item>
              <text:list>
                <text:list-item>
                  <text:list>
                    <text:list-item>
                      <text:h text:style-name="Heading_20_4" text:outline-level="4">Vyhodnocení finty s přípravou</text:h>
                    </text:list-item>
                  </text:list>
                </text:list-item>
              </text:list>
            </text:list-item>
          </text:list>
        </text:list-item>
      </text:list>
      <text:p text:style-name="P158">Příprava finty obvykle uspěje automaticky. Výjimkou jsou finty založené na použití nějaké doplňkové dovednosti (třeba Akrobacie), taková příprava se pak vyhodnocuje jako dovednostní zkouška (a jako vždy platí, že pokud máš alespoň o 2 vyšší hodnocení příslušné dovednosti, než je obtížnost, tak uspěješ bez hodu).</text:p>
      <text:p text:style-name="Text_20_body"><text:soft-page-break/><text:span text:style-name="T23"><text:tab/></text:span><text:span text:style-name="T27">Úspěch připravené finty se nevyhodnocuje samostatně, je dán výsledkem útoku, na který za přípravu dostaneš bonus. Pokud jsi tedy například zamýšlel přeběhnout po stole a skočit na svého protivníka a tvůj útok zasáhnul, tak to současně znamená, že se ti finta podařila. Pokud se ti naopak protivník ubránil, tak se finta nezdařila a můžeš si vybrat, jestli to popíšeš tak, že se pod tebou stůl převrhl, nebo že protivník ránu vykryl.<text:line-break/><text:tab/>Platí ale, že neúspěšným pokusem o fintu (tedy když se protivník ubrání) se nikdy nedostaneš do nevýhodné pozice (i když se tedy po tebou stůl převrhne, tak neskončíš na zemi, protože by to znamenalo postihy na další boj). Jediná výjimka je, pokud sám chceš, aby se tvá postava do podobné situace použitím finty dostala (třeba abys skončil zalehnutý a skryl se tak před nepřátelskou střelbou).</text:span></text:p>
      <text:p text:style-name="Text_20_body"/>
      <text:list xml:id="list154629617173246" text:continue-numbering="true" text:style-name="WW8Num1">
        <text:list-item>
          <text:list>
            <text:list-item>
              <text:list>
                <text:list-item>
                  <text:h text:style-name="Heading_20_3" text:outline-level="3"><text:bookmark-start text:name="__RefHeading__6202_613080586"/><text:bookmark-start text:name="__RefHeading__5994_1574798422"/><text:bookmark-start text:name="__RefHeading__5789_704881804"/><text:bookmark-start text:name="__RefHeading__5586_1112796876"/><text:bookmark-start text:name="__RefHeading__5689_1310750014"/><text:bookmark-start text:name="__RefHeading__5891_1842958974"/><text:bookmark-start text:name="__RefHeading__6098_585935303"/><text:bookmark-start text:name="__RefHeading__6307_680152062"/>Finty za vyčerpání</text:h>
                </text:list-item>
              </text:list>
            </text:list-item>
          </text:list>
        </text:list-item>
      </text:list>
      <text:p text:style-name="Text_20_body">Pokud útočíš nebo se bráníš fyzicky (zbraní, beze zbraně, atd.), tak se při použití finty vyčerpáváš za body Výdrže. Pokud útočíš nebo se bráníš kouzlem, nebo když se bráníš proti mentálnímu útoku, tak se vyčerpáváš za body Vůle.<text:line-break/><text:tab/>Útočná finta za vyčerpání obvykle nejde použít při střelbě z kuše, leda bys uvěřitelně zdůvodnil, co děláš, že se u toho vyčerpáš a dá ti to výhodu.<text:line-break/><text:tab/><text:span text:style-name="T27">V jednom kole se můžeš vyčerpat (tedy použít bod Výdrže nebo Vůle) vždy jen jednou. Není tedy možné v tom samém kole použít dvě obranné finty proti dvěma různým útokům (je ale možné použít obrannou fintu s bonusem +1 proti všem útokům) a pokud jsi v tomto kole použil bod Výdrže nebo Vůle na cokoliv jiného, tak už v tomto kole nemůžeš použít fintu za vyčerpání (můžeš ale připravovat útočnou fintu, protože vyčerpání nevyžaduje). Toto pravidlo se nevztahuje na použití magenergie, je tedy možné se v jednom kole vyčerpat (a získat tak bonus za fintu) a zároveň seslat kouzlo s použitím jednoho magu.<text:line-break/><text:tab/>Použití obranné finty je třeba ohlásit před tím, než si hodíš na obranu, ale můžeš to udělat i poté, co si PJ hodil na útok.<text:line-break/><text:tab/>Obrannou fintu s bonusem +2 není možné použít při pasivní obraně (viz </text:span><text:span text:style-name="T19">Rozšiřující pravidla pro boj</text:span><text:span text:style-name="T27">), pokud ale v tomto kole použiješ obrannou fintu s bonusem +1 proti všem útokům, tak se tento bonus vztahuje i na všechny pasivní obrany. Tento druh obranné finty je tudíž vhodné ohlásit už při své první obraně v daném kole (pokud to neuděláš, bonus zpětně na už vyhodnocené obrany nezískáš).<text:line-break/><text:tab/>Stejně jako u fint s přípravou platí, že se výsledek finty za vyčerpání nevyhodnocuje zvlášť, ale je dán výsledkem hodu na útok nebo na obranu, na který finta poskytla bonus. <text:line-break/></text:span></text:p>
      <text:list xml:id="list154629625191631" text:continue-numbering="true" text:style-name="WW8Num1">
        <text:list-item>
          <text:list>
            <text:list-item>
              <text:list>
                <text:list-item>
                  <text:list>
                    <text:list-item>
                      <text:h text:style-name="Heading_20_4" text:outline-level="4">Příklady obranných fint</text:h>
                    </text:list-item>
                  </text:list>
                </text:list-item>
              </text:list>
            </text:list-item>
          </text:list>
        </text:list-item>
      </text:list>
      <text:list xml:id="list1743340298996925708" text:style-name="WW8Num20">
        <text:list-item>
          <text:p text:style-name="P145">Akrobatická obrana (salta, přemety)</text:p>
        </text:list-item>
        <text:list-item>
          <text:p text:style-name="P145">Převrhávání židlí, stolů či jiných předmětů co cesty protivníkovi</text:p>
        </text:list-item>
        <text:list-item>
          <text:p text:style-name="P145">Skok do krytu</text:p>
        </text:list-item>
        <text:list-item>
          <text:p text:style-name="P145">Přeskočení překážky (plotu, potoka)</text:p>
        </text:list-item>
        <text:list-item>
          <text:p text:style-name="P179"><text:span text:style-name="T53">Křížový </text:span><text:span text:style-name="T40">kryt kombinací zbraní</text:span></text:p>
        </text:list-item>
        <text:list-item>
          <text:p text:style-name="P179"><text:span text:style-name="T59">Zuřivý</text:span><text:span text:style-name="T40"> boj (rozmáchlé útoky těžkou zbraní s cílem nepustit si protivníka k tělu)</text:span></text:p>
        </text:list-item>
        <text:list-item>
          <text:p text:style-name="P179"><text:span text:style-name="T26">Podepření</text:span><text:span text:style-name="T53"> kryt</text:span><text:span text:style-name="T26">u</text:span><text:span text:style-name="T53"> </text:span><text:span text:style-name="T26">volnou rukou.</text:span></text:p>
        </text:list-item>
      </text:list>
      <text:p text:style-name="Text_20_body"/>
      <text:list xml:id="list154629668168062" text:continue-list="list154629625191631" text:style-name="WW8Num1">
        <text:list-item>
          <text:list>
            <text:list-item>
              <text:list>
                <text:list-item>
                  <text:h text:style-name="Heading_20_3" text:outline-level="3"><text:bookmark-start text:name="__RefHeading__6204_613080586"/><text:bookmark-start text:name="__RefHeading__5996_1574798422"/><text:bookmark-start text:name="__RefHeading__5791_704881804"/><text:bookmark-start text:name="__RefHeading__5588_1112796876"/><text:bookmark-start text:name="__RefHeading__5691_1310750014"/><text:bookmark-start text:name="__RefHeading__5893_1842958974"/><text:bookmark-start text:name="__RefHeading__6100_585935303"/><text:bookmark-start text:name="__RefHeading__6309_680152062"/>Možnosti bojových fint</text:h>
                </text:list-item>
              </text:list>
            </text:list-item>
          </text:list>
        </text:list-item>
      </text:list>
      <text:p text:style-name="Text_20_body">Finty samy o sobě pouze poskytují bonus k hodu. Pokud chceš například dostat protivníka do nevýhodné pozice, aby měl na další boj postih, musíš na to použít speciální akci (v tomto případe Zatlačení protivníka, viz <text:span text:style-name="T36">Rozšiřující pravidla pro boj</text:span>). Můžeš ale použít fintu ke zvýšení šance na úspěch této speciální akce.<text:line-break/><text:tab/>Kromě toho je dobré rozlišovat, kdy se jedná o fintu a kdy jde o situační postih nebo bonus, podrobněji se tím zabývá odstavec <text:span text:style-name="T36">Finty a situační modifikátory</text:span> v kapitole <text:span text:style-name="T36">Postihy a bonusy</text:span>.</text:p>
      <text:p text:style-name="Text_20_body"><text:soft-page-break/></text:p>
      <text:list xml:id="list154629696186817" text:continue-numbering="true" text:style-name="WW8Num1">
        <text:list-item>
          <text:list>
            <text:list-item>
              <text:h text:style-name="Heading_20_2" text:outline-level="2"><text:bookmark-start text:name="__RefHeading__6206_613080586"/><text:bookmark-start text:name="__RefHeading__5998_1574798422"/><text:bookmark-start text:name="__RefHeading__5793_704881804"/><text:bookmark-start text:name="__RefHeading__5590_1112796876"/><text:bookmark-start text:name="__RefHeading__5396_470946183"/><text:bookmark-start text:name="__RefHeading__5201_952857884"/><text:bookmark-start text:name="__RefHeading__5299_1695420038"/><text:bookmark-start text:name="__RefHeading__5489_1220005542"/><text:bookmark-start text:name="__RefHeading__5693_1310750014"/><text:bookmark-start text:name="__RefHeading__5895_1842958974"/><text:bookmark-start text:name="__RefHeading__6102_585935303"/><text:bookmark-start text:name="__RefHeading__6311_680152062"/>Rozšiřující pravidla pro boj</text:h>
            </text:list-item>
          </text:list>
        </text:list-item>
      </text:list>
      <text:p text:style-name="Text_20_body">Rozšiřující pravidla jsou nepovinná – dohodněte se před hrou, která z nich budete používat. Pokud se hrou začínáte, je vhodné začít jen se základními pravidly a rozšiřující pravidla přidávat postupně podle toho, jak se vám budou hodit.</text:p>
      <text:p text:style-name="Text_20_body"/>
      <text:list xml:id="list154629707174392" text:continue-numbering="true" text:style-name="WW8Num1">
        <text:list-item>
          <text:list>
            <text:list-item>
              <text:list>
                <text:list-item>
                  <text:h text:style-name="Heading_20_3" text:outline-level="3"><text:bookmark-start text:name="__RefHeading__6208_613080586"/><text:bookmark-start text:name="__RefHeading__6000_1574798422"/><text:bookmark-start text:name="__RefHeading__5795_704881804"/><text:bookmark-start text:name="__RefHeading__5592_1112796876"/><text:bookmark-start text:name="__RefHeading__5398_470946183"/><text:bookmark-start text:name="__RefHeading__5203_952857884"/><text:bookmark-start text:name="__RefHeading__5301_1695420038"/><text:bookmark-start text:name="__RefHeading__5491_1220005542"/><text:bookmark-start text:name="__RefHeading__5695_1310750014"/><text:bookmark-start text:name="__RefHeading__5897_1842958974"/><text:bookmark-start text:name="__RefHeading__6104_585935303"/><text:bookmark-start text:name="__RefHeading__6313_680152062"/>Pohyb v boji</text:h>
                </text:list-item>
              </text:list>
            </text:list-item>
          </text:list>
        </text:list-item>
      </text:list>
      <text:p text:style-name="Text_20_body">Pohyb je sice při některých akcích nezávislá činnost, ale neznamená to, že se můžeš přesouvat zcela bez omezení. Následující pravidla vám pomohou rozhodnout v situacích, kdy je třeba určit, kolik kol zabere přesun na nějaké místo, nebo třeba kolikrát stihne lučištník vystřelit, než k němu doběhneš. Používejte je ale jen tehdy, když na výsledku skutečně záleží – není nutné každé kolo určovat přesné vzdálenosti.</text:p>
      <text:p text:style-name="Text_20_body"/>
      <text:list xml:id="list154629731170433" text:continue-numbering="true" text:style-name="WW8Num1">
        <text:list-item>
          <text:list>
            <text:list-item>
              <text:list>
                <text:list-item>
                  <text:list>
                    <text:list-item>
                      <text:h text:style-name="Heading_20_4" text:outline-level="4">Bojová rychlost</text:h>
                    </text:list-item>
                  </text:list>
                </text:list-item>
              </text:list>
            </text:list-item>
          </text:list>
        </text:list-item>
      </text:list>
      <text:p text:style-name="Text_20_body">Bojová rychlost je maximální vzdálenost, o kterou se můžeš v jednom kole pohnout a bez omezení při tom bojovat zbraněmi pro boj z blízka či beze zbraně. V základu je rovna 2 sáhům a zvyšuje se 1 sáh za každý bod hodnocení dovednosti použité na komplexní akci v tomto kole (pokud například střílíš tak je to dovednost střelby s tvojí zbraní, při kouzlení je to dovednost pro sesílání tvých kouzel, při boji se zbraní si započítáš dovednost s touto zbraní, atd.) a snižuje se o případné postihy na tuto dovednost (například za zranění). Pokud tvoje Bojová rychlost díky postihům klesne na 0 nebo níže, nedokážeš se v boji přesouvat (a to ani během) a budeš tedy muset bojovat z místa a kromě toho si budeš ke všem hodům na použití dovednosti vyžadující pohyb (tedy včetně hodů na útok i na obranu) počítat postih rovný tvém aktuálnímu hodnocení Bojové rychlosti (tedy to číslo, na které ti postihy snížily Bojovou rychlost pod nulu).</text:p>
      <text:p text:style-name="Text_20_body"/>
      <table:table table:name="Table17" table:style-name="Table17">
        <table:table-column table:style-name="Table17.A"/>
        <table:table-row table:style-name="Table17.1">
          <table:table-cell table:style-name="Table17.A1" office:value-type="string">
            <text:p text:style-name="P235">Bojová rychlost = 2 + Použitá dovednost</text:p>
          </table:table-cell>
        </table:table-row>
      </table:table>
      <text:p text:style-name="Text_20_body"/>
      <text:list xml:id="list154629767182601" text:continue-numbering="true" text:style-name="WW8Num1">
        <text:list-item>
          <text:list>
            <text:list-item>
              <text:list>
                <text:list-item>
                  <text:list>
                    <text:list-item>
                      <text:h text:style-name="Heading_20_4" text:outline-level="4">Rychlost běhu</text:h>
                    </text:list-item>
                  </text:list>
                </text:list-item>
              </text:list>
            </text:list-item>
          </text:list>
        </text:list-item>
      </text:list>
      <text:p text:style-name="Text_20_body"><text:span text:style-name="T26">Maximální rychlost</text:span><text:span text:style-name="T53"> </text:span><text:span text:style-name="T26">běhu</text:span><text:span text:style-name="T53"> </text:span><text:span text:style-name="T26">(v sázích</text:span><text:span text:style-name="T53"> za kolo</text:span><text:span text:style-name="T26">) je</text:span><text:span text:style-name="T53"> </text:span><text:span text:style-name="T26">16</text:span><text:span text:style-name="T53"> + </text:span><text:span text:style-name="T26">2 *</text:span><text:span text:style-name="T53"> </text:span><text:span text:style-name="T26">(hodnocení dovednosti Běh). Pokud máš na Běh nějaké postihy (například za zranění), tak každý bod postihu snižuje rychlost běhu o 2 sáhy za kolo. Současně měj na paměti, že pokud tvá zranění přesáhla tři čtvrtiny maximálního počtu, tak už běžet nedokážeš a můžeš se tedy přesouvat jen Bojovou rychlostí (viz kapitola </text:span><text:span text:style-name="T18">Zranění a léčba</text:span><text:span text:style-name="T26">).</text:span></text:p>
      <text:p text:style-name="Text_20_body"/>
      <table:table table:name="Table18" table:style-name="Table18">
        <table:table-column table:style-name="Table18.A"/>
        <table:table-row table:style-name="Table18.1">
          <table:table-cell table:style-name="Table18.A1" office:value-type="string">
            <text:p text:style-name="P235">Rychlost běhu = 16 + 2 * Běh</text:p>
          </table:table-cell>
        </table:table-row>
      </table:table>
      <text:p text:style-name="Text_20_body"/>
      <text:list xml:id="list154629797171383" text:continue-numbering="true" text:style-name="WW8Num1">
        <text:list-item>
          <text:list>
            <text:list-item>
              <text:list>
                <text:list-item>
                  <text:list>
                    <text:list-item>
                      <text:h text:style-name="Heading_20_4" text:outline-level="4">Akční rádius</text:h>
                    </text:list-item>
                  </text:list>
                </text:list-item>
              </text:list>
            </text:list-item>
          </text:list>
        </text:list-item>
      </text:list>
      <text:p text:style-name="Text_20_body">Akční rádius je součet Bojové rychlosti nebo Rychlosti běhu a Délky zbraně. Pokud máš tedy například Bojovou rychlost 4 a bojuješ kopím (délka 2), tak můžeš bez omezení zaútočit na protivníka vzdáleného až 6 sáhů (o 4 sáhy se pohneš a využiješ plný dosah své zbraně).</text:p>
      <text:p text:style-name="Text_20_body"/>
      <text:list xml:id="list154629808165389" text:continue-numbering="true" text:style-name="WW8Num1">
        <text:list-item>
          <text:list>
            <text:list-item>
              <text:list>
                <text:list-item>
                  <text:list>
                    <text:list-item>
                      <text:h text:style-name="Heading_20_4" text:outline-level="4">Pohyb při boji zblízka</text:h>
                    </text:list-item>
                  </text:list>
                </text:list-item>
              </text:list>
            </text:list-item>
          </text:list>
        </text:list-item>
      </text:list>
      <text:p text:style-name="Text_20_body">Pohyb je nedílnou součástí boje zblízka, při pohybu tvou Bojovou rychlostí tedy můžeš na blízko bojovat zcela bez omezení.<text:line-break/><text:soft-page-break/><text:tab/>Za běhu můžeš na blízko bez postihu útočit (můžeš tedy například k někomu doběhnout a zaútočit na něj bez postihu), pokud se ale snažíš od někoho utéct, nebo kolem něj proběhnout (v dosahu jeho Bojové rychlosti), tak se proti němu můžeš se bránit jen pasivně (viz odstavec <text:span text:style-name="T36">Pasivní obrana</text:span>), a to jak proti útokům zblízka, tak proti útokům střelnými a vrhacími zbraněmi či kouzly (jde o střelbu do zad). Když se z boje stahuješ nejvýše svou Bojovou rychlostí, pasivně se bránit nemusíš.<text:line-break/><text:tab/>Útok za běhu se tedy obvykle používá při zahájení boje (doběhnutí k protivníkovi a útok), nebo když někoho honíš, v těchto dvou případech totiž pasivní obranu neriskuješ.</text:p>
      <text:p text:style-name="Text_20_body"/>
      <text:list xml:id="list154629835177300" text:continue-numbering="true" text:style-name="WW8Num1">
        <text:list-item>
          <text:list>
            <text:list-item>
              <text:list>
                <text:list-item>
                  <text:list>
                    <text:list-item>
                      <text:h text:style-name="Heading_20_4" text:outline-level="4">Pohyb při střelbě, použití vrhací zbraní či při kouzlení</text:h>
                    </text:list-item>
                  </text:list>
                </text:list-item>
              </text:list>
            </text:list-item>
          </text:list>
        </text:list-item>
      </text:list>
      <text:p text:style-name="Text_20_body">Tyto činnosti jsou zcela bez postihu, jen když se nehýbeš. Na střelbu, vrhání zbraní a kouzlení za pohybu Bojovou rychlostí se vztahuje postih -1, za běhu dokonce -2.</text:p>
      <text:p text:style-name="Text_20_body"/>
      <text:list xml:id="list154629846190739" text:continue-numbering="true" text:style-name="WW8Num1">
        <text:list-item>
          <text:list>
            <text:list-item>
              <text:list>
                <text:list-item>
                  <text:list>
                    <text:list-item>
                      <text:h text:style-name="Heading_20_4" text:outline-level="4">Pohyb při nebojových akcích</text:h>
                    </text:list-item>
                  </text:list>
                </text:list-item>
              </text:list>
            </text:list-item>
          </text:list>
        </text:list-item>
      </text:list>
      <text:p text:style-name="Text_20_body">U některých činností (například při nabíjení kuše opřením o zem) se není možné pohybovat vůbec. Pokud provádění činnosti při pohybu smysl dává, tak to při pohybu Bojovou rychlostí jde zcela bez omezení (při přesunu Bojovou rychlostí tedy například můžeš bez omezení nabíjet nebo přezbrojovat) a za běhu to zabere dvakrát tak dlouho.</text:p>
      <text:p text:style-name="Text_20_body"/>
      <text:list xml:id="list154629868188557" text:continue-numbering="true" text:style-name="WW8Num1">
        <text:list-item>
          <text:list>
            <text:list-item>
              <text:list>
                <text:list-item>
                  <text:list>
                    <text:list-item>
                      <text:h text:style-name="Heading_20_4" text:outline-level="4">Pohyb v sedě nebo v leže</text:h>
                    </text:list-item>
                  </text:list>
                </text:list-item>
              </text:list>
            </text:list-item>
          </text:list>
        </text:list-item>
      </text:list>
      <text:p text:style-name="Text_20_body">Pokud ležíš nebo sedíš na zemi, tak se můžeš pohybovat jen polovinou své Bojové rychlosti, nemůžeš běhat a bojuješ s postihem -1 k hodu na útok i na obranu. Na střelbu z kuše se tento postih nevztahuje, střílet v leže z luku není možné vůbec, u ostatních činností se na jejich proveditelnosti a případném postihu domluvte.</text:p>
      <text:p text:style-name="Text_20_body"/>
      <text:list xml:id="list154629895162736" text:continue-numbering="true" text:style-name="WW8Num1">
        <text:list-item>
          <text:list>
            <text:list-item>
              <text:list>
                <text:list-item>
                  <text:list>
                    <text:list-item>
                      <text:h text:style-name="Heading_20_4" text:outline-level="4">Pohyb v boji a znemožnění útoku</text:h>
                    </text:list-item>
                  </text:list>
                </text:list-item>
              </text:list>
            </text:list-item>
          </text:list>
        </text:list-item>
      </text:list>
      <text:p text:style-name="Text_20_body">Pro pohyb při boji platí jedno velice důležité pravidlo: <text:span text:style-name="T60">Pokud na někoho útočíš, tak nezávisle na tom, jak se pohybuješ, vždy platí, že i protivník může v tomto kole útočit na tebe (leda by nemohl útočit z nějakého jiného důvodu, třeba proto, že je svázaný).<text:line-break/></text:span><text:tab/>To znamená, že není možné například někomu zabránit útočit na základě toho, že máš vyšší Bojovou rychlost, a tedy by ses po svém útoku mohl vzdálit z jeho dosahu, nebo tím, že vykoukneš z poza rohu, zaútočíš a zase se schováš. Ve skutečnosti totiž vše probíhá současně a jednotlivé akce se vyhodnocují odděleně pouze pro přehlednost.</text:p>
      <text:p text:style-name="Text_20_body"/>
      <text:list xml:id="list154629907173125" text:continue-numbering="true" text:style-name="WW8Num1">
        <text:list-item>
          <text:list>
            <text:list-item>
              <text:list>
                <text:list-item>
                  <text:h text:style-name="Heading_20_3" text:outline-level="3"><text:bookmark-start text:name="__RefHeading__6210_613080586"/><text:bookmark-start text:name="__RefHeading__6002_1574798422"/><text:bookmark-start text:name="__RefHeading__5797_704881804"/><text:bookmark-start text:name="__RefHeading__5594_1112796876"/><text:bookmark-start text:name="__RefHeading__5400_470946183"/><text:bookmark-start text:name="__RefHeading__5205_952857884"/><text:bookmark-start text:name="__RefHeading__5303_1695420038"/><text:bookmark-start text:name="__RefHeading__5493_1220005542"/><text:bookmark-start text:name="__RefHeading__5697_1310750014"/><text:bookmark-start text:name="__RefHeading__5899_1842958974"/><text:bookmark-start text:name="__RefHeading__6106_585935303"/><text:bookmark-start text:name="__RefHeading__6315_680152062"/>Postihy a bonusy</text:h>
                </text:list-item>
              </text:list>
            </text:list-item>
          </text:list>
        </text:list-item>
      </text:list>
      <text:p text:style-name="Text_20_body">Příklady modifikátorů hodu na útok a na obranu najdeš v <text:span text:style-name="T36">Tabulce modifikátorů</text:span>. Pán jeskyně může případně přidělovat další modifikátory (jak postihy tak bonusy) podle své úvahy, platí ale, že ti musí jejich hodnotu sdělit ještě před ukončením fáze ohlašování záměrů, aby ses podle toho mohl rozhodnout, jestli skutečně budeš chtít za takových podmínek zamýšlenou akci provést.</text:p>
      <text:p text:style-name="Text_20_body"/>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list xml:id="list154629917163957" text:continue-numbering="true" text:style-name="WW8Num1">
              <text:list-item>
                <text:list>
                  <text:list-item>
                    <text:list>
                      <text:list-item>
                        <text:list>
                          <text:list-item>
                            <text:h text:style-name="P220" text:outline-level="4"><text:bookmark text:name="__RefHeading__2812_1037820875"/>Tabulka modifikátorů</text:h>
                          </text:list-item>
                        </text:list>
                      </text:list-item>
                    </text:list>
                  </text:list-item>
                </text:list>
              </text:list-item>
            </text:list>
          </table:table-cell>
          <table:covered-table-cell/>
          <table:covered-table-cell/>
        </table:table-row>
        <table:table-row table:style-name="Table19.1">
          <table:table-cell table:style-name="Table19.A2" office:value-type="string">
            <text:p text:style-name="P22">Situace</text:p>
          </table:table-cell>
          <table:table-cell table:style-name="Table19.A2" office:value-type="string">
            <text:p text:style-name="P22"/>
          </table:table-cell>
          <table:table-cell table:style-name="Table19.A2" office:value-type="string">
            <text:p text:style-name="P22">Modifikátor</text:p>
          </table:table-cell>
        </table:table-row>
        <table:table-row table:style-name="Table19.1">
          <table:table-cell table:style-name="Table19.A3" table:number-columns-spanned="3" office:value-type="string">
            <text:p text:style-name="P23">Modifikátory za viditelnost</text:p>
          </table:table-cell>
          <table:covered-table-cell/>
          <table:covered-table-cell/>
        </table:table-row>
        <text:soft-page-break/>
        <table:table-row table:style-name="Table19.4">
          <table:table-cell table:style-name="Table19.A3" office:value-type="string">
            <text:p text:style-name="P37"><text:span text:style-name="T61">Naprostá</text:span><text:span text:style-name="T70"> tma,</text:span><text:span text:style-name="T61"> zavázané oči</text:span></text:p>
          </table:table-cell>
          <table:table-cell table:style-name="Table19.A3" office:value-type="string">
            <text:p text:style-name="P11">Úplná tma obvykle nastává jen v podzemí či ve zcela uzavřené místnosti.</text:p>
            <text:p text:style-name="P37"><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19.A3" office:value-type="string">
            <text:p text:style-name="P40"><text:span text:style-name="T69">-</text:span><text:span text:style-name="T60">3</text:span></text:p>
          </table:table-cell>
        </table:table-row>
        <table:table-row table:style-name="Table19.4">
          <table:table-cell table:style-name="Table19.A3" office:value-type="string">
            <text:p text:style-name="P5">Neviditelný útočník</text:p>
          </table:table-cell>
          <table:table-cell table:style-name="Table19.A3" office:value-type="string">
            <text:p text:style-name="P11">Útočník sice vidět není, ale postava vidí svoje okolí</text:p>
          </table:table-cell>
          <table:table-cell table:style-name="Table19.A3" office:value-type="string">
            <text:p text:style-name="P40">-2</text:p>
          </table:table-cell>
        </table:table-row>
        <table:table-row table:style-name="Table19.4">
          <table:table-cell table:style-name="Table19.A3" office:value-type="string">
            <text:p text:style-name="P37"><text:span text:style-name="T61">Hluboká</text:span><text:span text:style-name="T70"> tma, </text:span><text:span text:style-name="T61">z</text:span><text:span text:style-name="T70">bytkové světlo</text:span></text:p>
          </table:table-cell>
          <table:table-cell table:style-name="Table19.A3" office:value-type="string">
            <text:p text:style-name="P37"><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19.A3" office:value-type="string">
            <text:p text:style-name="P40"><text:span text:style-name="T69">-</text:span><text:span text:style-name="T60">2</text:span></text:p>
          </table:table-cell>
        </table:table-row>
        <table:table-row table:style-name="Table19.4">
          <table:table-cell table:style-name="Table19.A3" office:value-type="string">
            <text:p text:style-name="P37"><text:span text:style-name="T70">Částečná tma, </text:span><text:span text:style-name="T61">tlumené světlo</text:span></text:p>
          </table:table-cell>
          <table:table-cell table:style-name="Table19.A3" office:value-type="string">
            <text:p text:style-name="P13">Slabý svit měsíce (srpek měsíce nebo úplněk prosvítající skrz mraky), svit hvězd, slabý zdroj světla (svíčka, louč)</text:p>
          </table:table-cell>
          <table:table-cell table:style-name="Table19.A3" office:value-type="string">
            <text:p text:style-name="P4">-1</text:p>
          </table:table-cell>
        </table:table-row>
        <table:table-row table:style-name="Table19.4">
          <table:table-cell table:style-name="Table19.A3" office:value-type="string">
            <text:p text:style-name="P17">Hustá mlha, hustý dým</text:p>
          </table:table-cell>
          <table:table-cell table:style-name="Table19.A3" office:value-type="string">
            <text:p text:style-name="P12">Postih roste se vzdáleností</text:p>
          </table:table-cell>
          <table:table-cell table:style-name="Table19.A3" office:value-type="string">
            <text:p text:style-name="P33">-1 až -3</text:p>
          </table:table-cell>
        </table:table-row>
        <table:table-row table:style-name="Table19.1">
          <table:table-cell table:style-name="Table19.A3" table:number-columns-spanned="3" office:value-type="string">
            <text:p text:style-name="P23">Modifikátory boje zblízka</text:p>
          </table:table-cell>
          <table:covered-table-cell/>
          <table:covered-table-cell/>
        </table:table-row>
        <table:table-row table:style-name="Table19.4">
          <table:table-cell table:style-name="Table19.A3" office:value-type="string">
            <text:p text:style-name="P6">Boj z lehu či sedu na zemi</text:p>
          </table:table-cell>
          <table:table-cell table:style-name="Table19.A3" office:value-type="string">
            <text:p text:style-name="P38"><text:span text:style-name="T74">Postih je pro</text:span><text:span text:style-name="T65">ti stojícím protivníkovi, na ÚČ i OČ</text:span></text:p>
          </table:table-cell>
          <table:table-cell table:style-name="Table19.A3" office:value-type="string">
            <text:p text:style-name="P40"><text:span text:style-name="T69">-</text:span><text:span text:style-name="T60">1</text:span></text:p>
          </table:table-cell>
        </table:table-row>
        <table:table-row table:style-name="Table19.4">
          <table:table-cell table:style-name="Table19.A3" office:value-type="string">
            <text:p text:style-name="P6">Útok ze zápasu</text:p>
          </table:table-cell>
          <table:table-cell table:style-name="Table19.A3" office:value-type="string">
            <text:p text:style-name="P42">Na protivníka, který nezápasí</text:p>
          </table:table-cell>
          <table:table-cell table:style-name="Table19.A3" office:value-type="string">
            <text:p text:style-name="P40">-1</text:p>
          </table:table-cell>
        </table:table-row>
        <table:table-row table:style-name="Table19.4">
          <table:table-cell table:style-name="Table19.A3" office:value-type="string">
            <text:p text:style-name="P38"><text:span text:style-name="T71">Útok </text:span><text:span text:style-name="T62">na zápasícího protivníka</text:span></text:p>
          </table:table-cell>
          <table:table-cell table:style-name="Table19.A3" office:value-type="string">
            <text:p text:style-name="P12">Používá stejná pravidla jako střelba do souboje na blízko</text:p>
          </table:table-cell>
          <table:table-cell table:style-name="Table19.A3" office:value-type="string">
            <text:p text:style-name="P40"><text:span text:style-name="T69">-</text:span><text:span text:style-name="T60">1</text:span></text:p>
          </table:table-cell>
        </table:table-row>
        <table:table-row table:style-name="Table19.4">
          <table:table-cell table:style-name="Table19.A3" office:value-type="string">
            <text:p text:style-name="P6">Útok dotykem</text:p>
          </table:table-cell>
          <table:table-cell table:style-name="Table19.A3" office:value-type="string">
            <text:p text:style-name="P25">Útok s cílem pouze se protivníka dotknout (například u některých kouzel). Útočník dostává bonus.</text:p>
          </table:table-cell>
          <table:table-cell table:style-name="Table19.A3" office:value-type="string">
            <text:p text:style-name="P22">+1</text:p>
          </table:table-cell>
        </table:table-row>
        <table:table-row table:style-name="Table19.4">
          <table:table-cell table:style-name="Table19.A3" office:value-type="string">
            <text:p text:style-name="P38"><text:span text:style-name="T70">Obtížný terén, </text:span><text:span text:style-name="T61">omezující prostředí, ztížený pohyb</text:span></text:p>
          </table:table-cell>
          <table:table-cell table:style-name="Table19.A3" office:value-type="string">
            <text:p text:style-name="P26">Kluzký, bažinatý či blátivý povrch, špatně schůdný terén, příkrý svah, strmé schody. Postava šplhá, je částečně svázaná, atd. Postih je na útok i na obranu</text:p>
          </table:table-cell>
          <table:table-cell table:style-name="Table19.A3" office:value-type="string">
            <text:p text:style-name="P40"><text:span text:style-name="T69">-</text:span><text:span text:style-name="T60">1</text:span></text:p>
          </table:table-cell>
        </table:table-row>
        <table:table-row table:style-name="Table19.4">
          <table:table-cell table:style-name="Table19.A3" office:value-type="string">
            <text:p text:style-name="P6">Opilost</text:p>
          </table:table-cell>
          <table:table-cell table:style-name="Table19.A3" office:value-type="string">
            <text:p text:style-name="P25">Postih na útok i na obranu</text:p>
          </table:table-cell>
          <table:table-cell table:style-name="Table19.A3" office:value-type="string">
            <text:p text:style-name="P22">-1</text:p>
          </table:table-cell>
        </table:table-row>
        <table:table-row table:style-name="Table19.4">
          <table:table-cell table:style-name="Table19.A3" office:value-type="string">
            <text:p text:style-name="P18">Zranění</text:p>
          </table:table-cell>
          <table:table-cell table:style-name="Table19.A3" office:value-type="string">
            <text:p text:style-name="P38"><text:span text:style-name="T74">Postih na útok i na obranu, </text:span><text:span text:style-name="T65">podle ztráty kondice</text:span></text:p>
          </table:table-cell>
          <table:table-cell table:style-name="Table19.A3" office:value-type="string">
            <text:p text:style-name="P4">-1 až -3</text:p>
          </table:table-cell>
        </table:table-row>
        <table:table-row table:style-name="Table19.4">
          <table:table-cell table:style-name="Table19.A3" office:value-type="string">
            <text:p text:style-name="P18">Naložení</text:p>
          </table:table-cell>
          <table:table-cell table:style-name="Table19.A3" office:value-type="string">
            <text:p text:style-name="P25">Postih na útok i na obranu</text:p>
          </table:table-cell>
          <table:table-cell table:style-name="Table19.A3" office:value-type="string">
            <text:p text:style-name="P27"><text:span text:style-name="T69">-</text:span><text:span text:style-name="T52">1 </text:span><text:span text:style-name="T30">až</text:span><text:span text:style-name="T52"> -3, podle nákladu</text:span></text:p>
          </table:table-cell>
        </table:table-row>
        <table:table-row table:style-name="Table19.4">
          <table:table-cell table:style-name="Table19.A3" office:value-type="string">
            <text:p text:style-name="P6">Boj dlouhou zbraní ve stísněném prostoru</text:p>
          </table:table-cell>
          <table:table-cell table:style-name="Table19.A3" office:value-type="string">
            <text:p text:style-name="P38"><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19.A3" office:value-type="string">
            <text:p text:style-name="P38">Rozdíl délky zbraně a šířky prostoru</text:p>
          </table:table-cell>
        </table:table-row>
        <table:table-row table:style-name="Table19.4">
          <table:table-cell table:style-name="Table19.A3" office:value-type="string">
            <text:p text:style-name="P5">Krytí se za překážkou</text:p>
          </table:table-cell>
          <table:table-cell table:style-name="Table19.A3" office:value-type="string">
            <text:p text:style-name="P13">Postava se drží za nějakou překážkou (za rohem, za stromem, za sloupem). Získá bonus +1 k obraně, ale útočí s postihem -1</text:p>
          </table:table-cell>
          <table:table-cell table:style-name="Table19.A3" office:value-type="string">
            <text:p text:style-name="P43">-1 k ÚČ, +1 k OČ</text:p>
          </table:table-cell>
        </table:table-row>
        <table:table-row table:style-name="Table19.1">
          <table:table-cell table:style-name="Table19.A3" table:number-columns-spanned="3" office:value-type="string">
            <text:p text:style-name="P24">Modifikátory střelby</text:p>
          </table:table-cell>
          <table:covered-table-cell/>
          <table:covered-table-cell/>
        </table:table-row>
        <table:table-row table:style-name="Table19.4">
          <table:table-cell table:style-name="Table19.A3" office:value-type="string">
            <text:p text:style-name="P18">Velikost cíle</text:p>
          </table:table-cell>
          <table:table-cell table:style-name="Table19.A3" office:value-type="string">
            <text:p text:style-name="P38"><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19.A3" office:value-type="string">
            <text:p text:style-name="P40"><text:span text:style-name="T69">-3 </text:span><text:span text:style-name="T60">až</text:span><text:span text:style-name="T69"> +3</text:span></text:p>
          </table:table-cell>
        </table:table-row>
        <table:table-row table:style-name="Table19.4">
          <table:table-cell table:style-name="Table19.A3" office:value-type="string">
            <text:p text:style-name="P6">Střelba při pohybu</text:p>
          </table:table-cell>
          <table:table-cell table:style-name="Table19.A3" office:value-type="string">
            <text:p text:style-name="P12">Střelba při pohybu nejvýše Bojovou rychlostí</text:p>
          </table:table-cell>
          <table:table-cell table:style-name="Table19.A3" office:value-type="string">
            <text:p text:style-name="P4">-1</text:p>
          </table:table-cell>
        </table:table-row>
        <table:table-row table:style-name="Table19.4">
          <table:table-cell table:style-name="Table19.A3" office:value-type="string">
            <text:p text:style-name="P6">Střelba za běhu</text:p>
          </table:table-cell>
          <table:table-cell table:style-name="Table19.A3" office:value-type="string">
            <text:p text:style-name="P12">Střelba při pohybu až rychlostí Běhu</text:p>
          </table:table-cell>
          <table:table-cell table:style-name="Table19.A3" office:value-type="string">
            <text:p text:style-name="P4">-2</text:p>
          </table:table-cell>
        </table:table-row>
        <table:table-row table:style-name="Table19.4">
          <table:table-cell table:style-name="Table19.A3" office:value-type="string">
            <text:p text:style-name="P18">Běžící cíl</text:p>
          </table:table-cell>
          <table:table-cell table:style-name="Table19.A3" office:value-type="string">
            <text:p text:style-name="P38"><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19.A3" office:value-type="string">
            <text:p text:style-name="P40"><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5">Cíl v krytu</text:p>
          </table:table-cell>
          <table:table-cell table:style-name="Table19.A3" office:value-type="string">
            <text:p text:style-name="P12">Postih za kryt závisí na tom, jak velká část těla cíle je kryta. -3 odpovídá vykukování zpoza rohu.</text:p>
          </table:table-cell>
          <table:table-cell table:style-name="Table19.A3" office:value-type="string">
            <text:p text:style-name="P27"><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5">Střelec v krytu</text:p>
          </table:table-cell>
          <table:table-cell table:style-name="Table19.A3" office:value-type="string">
            <text:p text:style-name="P42">Pokud se chce střelec krýt za pevnou překážkou a stále mít možnost střílet, může si vybrat, jak moc dobře se chce krýt:</text:p>
            <text:p text:style-name="P42">Pokud mu stačí jedničkový kryt, střílí bez postihu. Za dvojkový kryt má on sám postih -1 ke střelbě, z trojkového krytu se střílet nedá. Stejné postihy se vztahují na kouzlení z poza krytu.</text:p>
          </table:table-cell>
          <table:table-cell table:style-name="Table19.A3" office:value-type="string">
            <text:p text:style-name="P27">0 nebo -1</text:p>
          </table:table-cell>
        </table:table-row>
        <table:table-row table:style-name="Table19.4">
          <table:table-cell table:style-name="Table19.A3" office:value-type="string">
            <text:p text:style-name="P37"><text:span text:style-name="T72">Střelba do souboje na blízko, </text:span><text:span text:style-name="T63">střelba nebo útok do zápasu</text:span></text:p>
          </table:table-cell>
          <table:table-cell table:style-name="Table19.A3" office:value-type="string">
            <text:p text:style-name="P36">Střelba na cíl zapojený do souboje zblízka se vyhodnocuje jako útok s postihem -1.</text:p>
            <text:p text:style-name="P35"><text:soft-page-break/>Pokud střelec zasáhne, přičte si ke zranění +1.</text:p>
            <text:p text:style-name="P38"><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19.A3" office:value-type="string">
            <text:p text:style-name="P40"><text:span text:style-name="T69">-</text:span><text:span text:style-name="T60">1</text:span></text:p>
          </table:table-cell>
        </table:table-row>
        <table:table-row table:style-name="Table19.4">
          <table:table-cell table:style-name="Table19.A3" office:value-type="string">
            <text:p text:style-name="P17">Střelba skrz clonu</text:p>
          </table:table-cell>
          <table:table-cell table:style-name="Table19.A3" office:value-type="string">
            <text:p text:style-name="P38"><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19.A3" office:value-type="string">
            <text:p text:style-name="P27"><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37">Střelba skrz bariéru</text:p>
          </table:table-cell>
          <table:table-cell table:style-name="Table19.A3" office:value-type="string">
            <text:p text:style-name="P12">Jako střelba skrz clonu, od zranění se navíc odečítá hodnocení bariéry (a cíl si stále počítá zbroj)</text:p>
          </table:table-cell>
          <table:table-cell table:style-name="Table19.A3" office:value-type="string">
            <text:p text:style-name="P27">jako skrz clonu</text:p>
          </table:table-cell>
        </table:table-row>
        <table:table-row table:style-name="Table19.4">
          <table:table-cell table:style-name="Table19.A3" office:value-type="string">
            <text:p text:style-name="P17">Vzdálenost</text:p>
          </table:table-cell>
          <table:table-cell table:style-name="Table19.A3" office:value-type="string">
            <text:p text:style-name="P38"><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19.A3" office:value-type="string">
            <text:p text:style-name="P40"><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5">Střelba nebo vrhání v těžké zbroji</text:p>
          </table:table-cell>
          <table:table-cell table:style-name="Table19.A3" office:value-type="string">
            <text:p text:style-name="P42">-1 pokud má postava šupinovou nebo kroužkovou zbroj, -2 pokud má plátovou nebo rytířskou. Postih se nevztahuje na střelbu z kuše.</text:p>
          </table:table-cell>
          <table:table-cell table:style-name="Table19.A3" office:value-type="string">
            <text:p text:style-name="P40">-1 nebo -2</text:p>
          </table:table-cell>
        </table:table-row>
        <table:table-row table:style-name="Table19.4">
          <table:table-cell table:style-name="Table19.A3" table:number-columns-spanned="3" office:value-type="string">
            <text:p text:style-name="P9">Speciální akce</text:p>
          </table:table-cell>
          <table:covered-table-cell/>
          <table:covered-table-cell/>
        </table:table-row>
        <table:table-row table:style-name="Table19.4">
          <table:table-cell table:style-name="Table19.A3" table:number-columns-spanned="2" office:value-type="string">
            <text:p text:style-name="P37">Zatlačení protivníka, Bránění v průchodu</text:p>
          </table:table-cell>
          <table:covered-table-cell/>
          <table:table-cell table:style-name="Table19.A3" office:value-type="string">
            <text:p text:style-name="P27">-2</text:p>
          </table:table-cell>
        </table:table-row>
        <table:table-row table:style-name="Table19.4">
          <table:table-cell table:style-name="Table19.A3" table:number-columns-spanned="2" office:value-type="string">
            <text:p text:style-name="P37">Odzbrojení</text:p>
          </table:table-cell>
          <table:covered-table-cell/>
          <table:table-cell table:style-name="Table19.A3" office:value-type="string">
            <text:p text:style-name="P27">-2</text:p>
          </table:table-cell>
        </table:table-row>
        <table:table-row table:style-name="Table19.4">
          <table:table-cell table:style-name="Table19.A3" table:number-columns-spanned="2" office:value-type="string">
            <text:p text:style-name="P37">Srážení k zemi, Vtažení do zápasu</text:p>
          </table:table-cell>
          <table:covered-table-cell/>
          <table:table-cell table:style-name="Table19.A3" office:value-type="string">
            <text:p text:style-name="P27">-2</text:p>
          </table:table-cell>
        </table:table-row>
        <table:table-row table:style-name="Table19.4">
          <table:table-cell table:style-name="Table19.A36" table:number-columns-spanned="2" office:value-type="string">
            <text:p text:style-name="P37">Protiakce</text:p>
          </table:table-cell>
          <table:covered-table-cell/>
          <table:table-cell table:style-name="Table19.A36" office:value-type="string">
            <text:p text:style-name="P27">-2</text:p>
          </table:table-cell>
        </table:table-row>
      </table:table>
      <text:p text:style-name="P189"/>
      <text:list xml:id="list154630565187976" text:continue-numbering="true" text:style-name="WW8Num1">
        <text:list-item>
          <text:list>
            <text:list-item>
              <text:list>
                <text:list-item>
                  <text:list>
                    <text:list-item>
                      <text:h text:style-name="Heading_20_4" text:outline-level="4">Dostřel střelných a vrhacích zbraní</text:h>
                    </text:list-item>
                  </text:list>
                </text:list-item>
              </text:list>
            </text:list-item>
          </text:list>
        </text:list-item>
      </text:list>
      <text:p text:style-name="Text_20_body">V Tabulce střelných a vrhacích zbraní je pro každou zbraň uveden základní dostřel. To je vzdálenost, na kterou je s touto zbraní možné útočit bez postihu. <text:span text:style-name="T76">Za každý násobek základního dostřelu </text:span><text:span text:style-name="T67">navíc si počítáš</text:span><text:span text:style-name="T76"> postih -1</text:span><text:span text:style-name="T67"> na útok</text:span><text:span text:style-name="T76">.<text:line-break/><text:tab/>Maximální postih je </text:span><text:span text:style-name="T67">u zbraní nepřímé střelby (luky, kuše a oštěp) roven</text:span><text:span text:style-name="T76"> -</text:span><text:span text:style-name="T67">3</text:span><text:span text:style-name="T76"> a nejdelší vzdálenost, na kterou </text:span><text:span text:style-name="T67">tyto</text:span><text:span text:style-name="T76"> zbraň</text:span><text:span text:style-name="T67">e</text:span><text:span text:style-name="T76"> dostřelí, je tedy rovna </text:span><text:span text:style-name="T67">čtyř</text:span><text:span text:style-name="T76">násobku základního dostřelu. </text:span><text:span text:style-name="T67">U zbraní přímé střelby (všechny ostatní) je maximální postih -1, maximální dostřel je tedy roven dvojnásobku základního dostřelu.</text:span></text:p>
      <text:p text:style-name="Text_20_body"/>
      <text:list xml:id="list154630591184600" text:continue-numbering="true" text:style-name="WW8Num1">
        <text:list-item>
          <text:list>
            <text:list-item>
              <text:list>
                <text:list-item>
                  <text:list>
                    <text:list-item>
                      <text:h text:style-name="Heading_20_4" text:outline-level="4">Nepřímá střelba</text:h>
                    </text:list-item>
                  </text:list>
                </text:list-item>
              </text:list>
            </text:list-item>
          </text:list>
        </text:list-item>
      </text:list>
      <text:p text:style-name="Text_20_body"><text:span text:style-name="T76">Cíle, které jsou dál než dvojnásobek základního dostřelu zbraně, není možné zasáhnout přímou střelou, </text:span><text:span text:style-name="T67">musíš střílet</text:span><text:span text:style-name="T76"> pod </text:span><text:span text:style-name="T67">velkým</text:span><text:span text:style-name="T76"> úhlem po balistické křivce. Nepřímá střelba nemá žádný zvláštní pravidlový efekt (normálně se aplikuje postih za vzdálenost), </text:span><text:span text:style-name="T67">j</text:span><text:span text:style-name="T76">e však </text:span><text:span text:style-name="T67">potřeba</text:span><text:span text:style-name="T76"> </text:span><text:span text:style-name="T67">zvážit</text:span><text:span text:style-name="T76"> situaci. Ve dva sáhy vysoké chodbě nap</text:span><text:span text:style-name="T67">říklad moc</text:span><text:span text:style-name="T76"> balistickou </text:span><text:span text:style-name="T67">křivkou</text:span><text:span text:style-name="T76"> </text:span><text:span text:style-name="T67">střílet</text:span><text:span text:style-name="T76"> nepůjde, </text:span><text:span text:style-name="T67">protože by střela narazila do stropu</text:span><text:span text:style-name="T76">. Takže byť by chodba byla dostatečně dlouhá, dostřel zbraní se v ní omezuje na </text:span><text:span text:style-name="T67">dvoj</text:span><text:span text:style-name="T76">násobek základního dostřelu.</text:span></text:p>
      <text:p text:style-name="Text_20_body"/>
      <text:list xml:id="list154630608190844" text:continue-numbering="true" text:style-name="WW8Num1">
        <text:list-item>
          <text:list>
            <text:list-item>
              <text:list>
                <text:list-item>
                  <text:list>
                    <text:list-item>
                      <text:h text:style-name="Heading_20_4" text:outline-level="4">Střelba a vrhání v těžké zbroji</text:h>
                    </text:list-item>
                  </text:list>
                </text:list-item>
              </text:list>
            </text:list-item>
          </text:list>
        </text:list-item>
      </text:list>
      <text:p text:style-name="Text_20_body">Střelba z luku a praku a použití všech vrhacích zbraní je obtížnější, když máš oblečenou těžkou zbroj (tedy těžší než koženou). Šupinová a kroužková zbroj dává na tyto akce postih -1 k ÚČ, plátová a rytířská dokonce -2 k ÚČ. Na střelbu z kuše se tyto postihy nevztahují.</text:p>
      <text:p text:style-name="Text_20_body"/>
      <text:list xml:id="list154630619183496" text:continue-numbering="true" text:style-name="WW8Num1">
        <text:list-item>
          <text:list>
            <text:list-item>
              <text:list>
                <text:list-item>
                  <text:list>
                    <text:list-item>
                      <text:h text:style-name="P218" text:outline-level="4">Naložení</text:h>
                    </text:list-item>
                  </text:list>
                </text:list-item>
              </text:list>
            </text:list-item>
          </text:list>
        </text:list-item>
      </text:list>
      <text:p text:style-name="Text_20_body">Postihy za naložení se pohybují v rozsahu -1 až -3 a počítají se do útoku i do obrany a také k hodům na seslání kouzel.</text:p>
      <text:p text:style-name="Text_20_body"/>
      <text:list xml:id="list154630630188591" text:continue-numbering="true" text:style-name="WW8Num1">
        <text:list-item>
          <text:list>
            <text:list-item>
              <text:list>
                <text:list-item>
                  <text:list>
                    <text:list-item>
                      <text:list>
                        <text:list-item>
                          <text:h text:style-name="P209" text:outline-level="5"><text:soft-page-break/>Kategorie nákladu</text:h>
                        </text:list-item>
                      </text:list>
                    </text:list-item>
                  </text:list>
                </text:list-item>
              </text:list>
            </text:list-item>
          </text:list>
        </text:list-item>
      </text:list>
      <text:p text:style-name="Text_20_body">Jaký postih odpovídá aktuálnímu naložení postavy určete odhadem podle toho, jaká z následujících kategorií se pro postavu momentálně nejlépe hodí. Při posuzování berte v úvahu nejen celkovou váhu nákladu, ale i to, jak snadno je náklad přenosný a jak dobře je zabalený a uchycený. Oblečená zbroj se při určování postihů za naložení nebere v potaz (postihy za zbroj se počítají zvlášť, je uvedený v <text:span text:style-name="T36">Tabulce zbrojí</text:span>).<text:line-break/><text:tab/>Cílem tohoto pravidla je, aby se postavy chovaly uvěřitelně a například odložily těžký batoh, když je čeká boj. Pán jeskyně (nebo jakýkoliv jiný hráč) může hráče upozornit, pokud nebere v potaz, co všechno s sebou jeho postava táhne.<text:line-break/></text:p>
      <text:list xml:id="list154630637188937" text:continue-numbering="true" text:style-name="WW8Num1">
        <text:list-item>
          <text:list>
            <text:list-item>
              <text:list>
                <text:list-item>
                  <text:list>
                    <text:list-item>
                      <text:list>
                        <text:list-item>
                          <text:list>
                            <text:list-item>
                              <text:h text:style-name="P205" text:outline-level="6">Žádný</text:h>
                            </text:list-item>
                          </text:list>
                        </text:list-item>
                      </text:list>
                    </text:list-item>
                  </text:list>
                </text:list-item>
              </text:list>
            </text:list-item>
          </text:list>
        </text:list-item>
      </text:list>
      <text:p text:style-name="P133">Bez postihu</text:p>
      <text:p text:style-name="Text_20_body">Náklad postavu prakticky vůbec neomezuje.</text:p>
      <text:p text:style-name="Text_20_body"><text:span text:style-name="T47">Příklad:</text:span><text:span text:style-name="T40"> </text:span>Postava nese jen pár drobností či osobních věcí, které jsou navíc dobře uchyceny na oděvu a postava se o ně nemusí vůbec starat (měšce, věci v kapsách, atp).</text:p>
      <text:p text:style-name="Text_20_body"/>
      <text:list xml:id="list154630683164733" text:continue-numbering="true" text:style-name="WW8Num1">
        <text:list-item>
          <text:list>
            <text:list-item>
              <text:list>
                <text:list-item>
                  <text:list>
                    <text:list-item>
                      <text:list>
                        <text:list-item>
                          <text:list>
                            <text:list-item>
                              <text:h text:style-name="P205" text:outline-level="6">Lehký</text:h>
                            </text:list-item>
                          </text:list>
                        </text:list-item>
                      </text:list>
                    </text:list-item>
                  </text:list>
                </text:list-item>
              </text:list>
            </text:list-item>
          </text:list>
        </text:list-item>
      </text:list>
      <text:p text:style-name="P133">Postih -1</text:p>
      <text:p text:style-name="Text_20_body">Náklad postavu jen mírně omezuje.</text:p>
      <text:p text:style-name="Text_20_body"><text:span text:style-name="T47">Příklad:</text:span> Postava nese dobře zabalenou a uchycenou tornu (viz základní tábornická výbava), případně více lehkých, ale dobře uchycených věcí.</text:p>
      <text:p text:style-name="P34"/>
      <text:list xml:id="list154630701186506" text:continue-numbering="true" text:style-name="WW8Num1">
        <text:list-item>
          <text:list>
            <text:list-item>
              <text:list>
                <text:list-item>
                  <text:list>
                    <text:list-item>
                      <text:list>
                        <text:list-item>
                          <text:list>
                            <text:list-item>
                              <text:h text:style-name="P205" text:outline-level="6">Těžký</text:h>
                            </text:list-item>
                          </text:list>
                        </text:list-item>
                      </text:list>
                    </text:list-item>
                  </text:list>
                </text:list-item>
              </text:list>
            </text:list-item>
          </text:list>
        </text:list-item>
      </text:list>
      <text:p text:style-name="P133">Postih -2</text:p>
      <text:p text:style-name="Text_20_body">Postava je plně naložená, stále se však s nákladem dokáže volně pohybovat.</text:p>
      <text:p text:style-name="Text_20_body"><text:span text:style-name="T47">Příklad:</text:span> Postava nese těžký batoh, případně více neskladných nebo špatně uchycených větších věcí (pytle, měchy, atp).</text:p>
      <text:p text:style-name="Text_20_body"/>
      <text:list xml:id="list154630786192341" text:continue-numbering="true" text:style-name="WW8Num1">
        <text:list-item>
          <text:list>
            <text:list-item>
              <text:list>
                <text:list-item>
                  <text:list>
                    <text:list-item>
                      <text:list>
                        <text:list-item>
                          <text:list>
                            <text:list-item>
                              <text:h text:style-name="P205" text:outline-level="6">Extrémní</text:h>
                            </text:list-item>
                          </text:list>
                        </text:list-item>
                      </text:list>
                    </text:list-item>
                  </text:list>
                </text:list-item>
              </text:list>
            </text:list-item>
          </text:list>
        </text:list-item>
      </text:list>
      <text:p text:style-name="Text_20_body">Postih -3</text:p>
      <text:p text:style-name="Text_20_body">Postava táhne břemeno na hranici svých možností. Obvykle na to potřebuje obě ruce a rozhodně u toho nemůže bojovat, dokud náklad neodloží. Nemůže útočit a bránit se může jen uhýbáním či pasivně (a ještě navíc s postihem -3).</text:p>
      <text:p text:style-name="Text_20_body"><text:span text:style-name="T47">Příklad:</text:span> Postava táhne jinou postavu v bezvědomí, nebo nese velký, špatně uchopitelný předmět a potřebuje na to obě ruce, atp.</text:p>
      <text:p text:style-name="Text_20_body"/>
      <text:list xml:id="list154630805189076" text:continue-numbering="true" text:style-name="WW8Num1">
        <text:list-item>
          <text:list>
            <text:list-item>
              <text:list>
                <text:list-item>
                  <text:list>
                    <text:list-item>
                      <text:h text:style-name="Heading_20_4" text:outline-level="4">Obrana proti více útokům</text:h>
                    </text:list-item>
                  </text:list>
                </text:list-item>
              </text:list>
            </text:list-item>
          </text:list>
        </text:list-item>
      </text:list>
      <text:p text:style-name="Text_20_body"><text:span text:style-name="T40">Když na tebe v jednom kole útočí více protivníků, tak se nedokážeš všem bránit stejně dobře. Pouze jednomu z nich se můžeš bránit bez postihu (můžeš si vybrat, který z ohlášených útoků to bude), proti všem ostatním si započítáš postih -2 (jedná se o </text:span><text:span text:style-name="T42">Pasivní obranu</text:span><text:span text:style-name="T40">, viz následující odstavec).<text:line-break/><text:tab/>Toto pravidlo se vztahuje i na obranu před útoky kouzlem, ať už způsobují cokoliv (tedy ne jen na kouzla zraňující). Pokud se tedy v daném kole aktivně (bez postihu) bráníš něčemu jinému, tak si na hod na </text:span><text:soft-page-break/><text:span text:style-name="T40">odolání proti kouzlu budeš počítat postih -2. <text:line-break/></text:span></text:p>
      <text:list xml:id="list154630813177570" text:continue-numbering="true" text:style-name="WW8Num1">
        <text:list-item>
          <text:list>
            <text:list-item>
              <text:list>
                <text:list-item>
                  <text:list>
                    <text:list-item>
                      <text:h text:style-name="Heading_20_4" text:outline-level="4">Pasivní obrana</text:h>
                    </text:list-item>
                  </text:list>
                </text:list-item>
              </text:list>
            </text:list-item>
          </text:list>
        </text:list-item>
      </text:list>
      <text:p text:style-name="Text_20_body">O pasivní obranu se jedná, když se na obranu proti danému útoku nijak zvlášť nesoustředíš a ztěžuješ útočníkovi zásah prakticky jen tím, jakou si vůči němu držíš pozici a jak se pohybuješ při svých útocích a při obraně před ostatními protivníky.<text:line-break/><text:tab/>Pasivní obrana nastává zejména když se musíš bránit proti více útokům v jednom kole, ale také například když o útočníkovi nevíš (byl schovaný). Pokud tedy pravidla mluví o tom, že se proti nějakému útoku můžeš bránit jen pasivně, tak to znamená, že si započítáš postih -2 k hodu na obranu, nemůžeš na tuto obranu použít obrannou fintu poskytující bonus +2 (můžeš ale v tomto kole použít obrannou fintu poskytující bonus +1 proti všem útokům, pak se tento bonus bude vztahovat i na tuto pasivní obranu) a můžeš mít případná další omezení (při pasivní obraně například není možné vyvolat obranné kouzlo).</text:p>
      <text:p text:style-name="Text_20_body"/>
      <text:list xml:id="list154630848162562" text:continue-numbering="true" text:style-name="WW8Num1">
        <text:list-item>
          <text:list>
            <text:list-item>
              <text:list>
                <text:list-item>
                  <text:list>
                    <text:list-item>
                      <text:h text:style-name="Heading_20_4" text:outline-level="4">Žádná obrana</text:h>
                    </text:list-item>
                  </text:list>
                </text:list-item>
              </text:list>
            </text:list-item>
          </text:list>
        </text:list-item>
      </text:list>
      <text:p text:style-name="Text_20_body">Pokud se z nějakého důvodu nebráníš vůbec (vůbec se nehýbeš a o útoku nevíš, chceš se dobrovolně nechat zasáhnout, nebo když se bránit nemůžeš, třeba proto, že spíš nebo jsi pevně svázaný), tak se jedná o nulovou nebo také žádnou obranu.<text:line-break/><text:tab/>Platí, že pokud jsi aktivně zapojen do boje (a je jedno jestli bojuješ zbraní, střílíš, nebo třeba kouzlíš), tak se vždy bráníš alespoň pasivně.<text:line-break/><text:tab/>Při nulové obraně si do hodu na obranu nepočítáš tvé obranné číslo ani žádné postihy a bonusy, tvůj hod na obranu je roven 0 + 1k6.</text:p>
      <text:p text:style-name="Text_20_body"/>
      <text:list xml:id="list154630861188531" text:continue-numbering="true" text:style-name="WW8Num1">
        <text:list-item>
          <text:list>
            <text:list-item>
              <text:list>
                <text:list-item>
                  <text:list>
                    <text:list-item>
                      <text:h text:style-name="Heading_20_4" text:outline-level="4">Žádná obrana je nejhorší možná obrana</text:h>
                    </text:list-item>
                  </text:list>
                </text:list-item>
              </text:list>
            </text:list-item>
          </text:list>
        </text:list-item>
      </text:list>
      <text:p text:style-name="Text_20_body">Obrana nehledě na postihy nemůže být horší, než když se vůbec nebráníš. To znamená, že když máš takové postihy na obranu, že se základ tvého hodu na obranu (bez přičtení hodu kostkou) díky nim dostane do záporu, tak tvůj hodu na obranu bude 0 + 1k6.</text:p>
      <text:p text:style-name="P144"/>
      <text:list xml:id="list154630872162785" text:continue-numbering="true" text:style-name="WW8Num1">
        <text:list-item>
          <text:list>
            <text:list-item>
              <text:list>
                <text:list-item>
                  <text:list>
                    <text:list-item>
                      <text:h text:style-name="Heading_20_4" text:outline-level="4">Finty a situační modifikátory</text:h>
                    </text:list-item>
                  </text:list>
                </text:list-item>
              </text:list>
            </text:list-item>
          </text:list>
        </text:list-item>
      </text:list>
      <text:p text:style-name="Text_20_body">Situační modifikátory (jako třeba bonus za kryt proti střelbě) se s bonusy z fint sčítají, je ale potřeba rozlišovat, kdy se jedná o fintu a kdy o situační modifikátor. <text:span text:style-name="T28">Situační modifikátory obvykle popisují nějaký stav, finty představují změnu stavu. Pokud je například vykukuješ zpoza rohu, tak budeš mít proti střeleckým útokům bonus za kryt (situační modifikátor). Pokud se nacházíš na volném prostranství a proti střelbě se kryješ tím, že skočíš za nějakou překážku, nebudeš mít bonus za kryt, ale půjde o obrannou fintu a budeš ji muset zaplatit bodem Výdrže.</text:span></text:p>
      <text:p text:style-name="Text_20_body"/>
      <text:list xml:id="list154630894180489" text:continue-numbering="true" text:style-name="WW8Num1">
        <text:list-item>
          <text:list>
            <text:list-item>
              <text:list>
                <text:list-item>
                  <text:h text:style-name="P224" text:outline-level="3"><text:bookmark-start text:name="__RefHeading__6212_613080586"/><text:bookmark-start text:name="__RefHeading__6004_1574798422"/><text:bookmark-start text:name="__RefHeading__5799_704881804"/><text:bookmark-start text:name="__RefHeading__5495_1220005542"/><text:bookmark-start text:name="__RefHeading__5596_1112796876"/><text:bookmark-start text:name="__RefHeading__5305_1695420038"/><text:bookmark-start text:name="__RefHeading__5104_1017986065"/><text:bookmark-start text:name="__RefHeading__4920_1577118845"/><text:bookmark-start text:name="__RefHeading__4740_1310006689"/><text:bookmark-start text:name="__RefHeading__4555_1444625655"/><text:bookmark-start text:name="__RefHeading__4378_1606745807"/><text:bookmark-start text:name="__RefHeading__4193_389828191"/><text:bookmark-start text:name="__RefHeading__4009_166433791"/><text:bookmark-start text:name="__RefHeading__3578_1767808843"/><text:bookmark-start text:name="671"/><text:bookmark-start text:name="621"/><text:bookmark-start text:name="__RefHeading__3576_1767808843"/><text:bookmark-start text:name="49"/><text:bookmark-start text:name="__RefHeading__859_695059573"/><text:bookmark-start text:name="54"/><text:bookmark-start text:name="__RefHeading__905_547978412"/><text:bookmark-start text:name="__RefHeading__229_1233803898"/><text:bookmark-start text:name="__RefHeading__3749_1539619621"/><text:bookmark-start text:name="__RefHeading__3841_1016505843"/><text:bookmark-start text:name="__RefHeading__3662_575115563"/><text:bookmark-start text:name="651"/><text:bookmark-start text:name="__RefHeading__1023_1800846094"/><text:bookmark-start text:name="__RefHeading__1203_504877730"/><text:bookmark-start text:name="__RefHeading__1383_1117028995"/><text:bookmark-start text:name="__RefHeading__4544_416654011"/><text:bookmark-start text:name="__RefHeading__3027_492158928"/><text:bookmark-start text:name="__RefHeading__3212_606940407"/><text:bookmark-start text:name="__RefHeading__3396_1272288082"/><text:bookmark-start text:name="__RefHeading__3490_2029160294"/><text:bookmark-start text:name="__RefHeading__3306_1071858212"/><text:bookmark-start text:name="__RefHeading__3122_1761741664"/><text:bookmark-start text:name="__RefHeading__2907_270129214"/><text:bookmark-start text:name="__RefHeading__2013_1699506768"/><text:bookmark-start text:name="__RefHeading__13342_416654011"/><text:bookmark-start text:name="__RefHeading__6215_416654011"/><text:bookmark-start text:name="__RefHeading__2965_416654011"/><text:bookmark-start text:name="__RefHeading__1295_1256013735"/><text:bookmark-start text:name="__RefHeading__1115_552295790"/><text:bookmark-start text:name="66"/><text:bookmark-start text:name="__RefHeading__2729_1236622114"/><text:bookmark-start text:name="__RefHeading__2373_588121625"/><text:bookmark-start text:name="__RefHeading__2193_1935348469"/><text:bookmark-start text:name="__RefHeading__2552_1402843499"/><text:bookmark-start text:name="__RefHeading__2463_354735483"/><text:bookmark-start text:name="__RefHeading__2640_1914700735"/><text:bookmark-start text:name="__RefHeading__11493_416654011"/><text:bookmark-start text:name="__RefHeading__15280_416654011"/><text:bookmark-start text:name="__RefHeading__2103_425077428"/><text:bookmark-start text:name="__RefHeading__2283_374322643"/><text:bookmark-start text:name="__RefHeading__4101_390576214"/><text:bookmark-start text:name="__RefHeading__4285_1074358857"/><text:bookmark-start text:name="__RefHeading__4469_1736126469"/><text:bookmark-start text:name="__RefHeading__4648_630685431"/><text:bookmark-start text:name="__RefHeading__4829_913315267"/><text:bookmark-start text:name="__RefHeading__5013_1163710135"/><text:bookmark-start text:name="__RefHeading__5207_952857884"/><text:bookmark-start text:name="__RefHeading__5402_470946183"/><text:bookmark-start text:name="__RefHeading__3919_2029073874"/><text:bookmark-start text:name="__RefHeading__4918_1577118845"/><text:bookmark-start text:name="__RefHeading__4738_1310006689"/><text:bookmark-start text:name="__RefHeading__4553_1444625655"/><text:bookmark-start text:name="__RefHeading__4376_1606745807"/><text:bookmark-start text:name="__RefHeading__4191_389828191"/><text:bookmark-start text:name="__RefHeading__4007_166433791"/><text:bookmark-start text:name="__RefHeading__2818_1037820875"/><text:bookmark-start text:name="__RefHeading__3921_2029073874"/><text:bookmark-start text:name="__RefHeading__2810_1037820875"/><text:bookmark-start text:name="43"/><text:bookmark-start text:name="__RefHeading__857_695059573"/><text:bookmark-start text:name="48"/><text:bookmark-start text:name="__RefHeading__949_681294674"/><text:bookmark-start text:name="__RefHeading__3747_1539619621"/><text:bookmark-start text:name="__RefHeading__1019_1800846094"/><text:bookmark-start text:name="__RefHeading__113_1505329582"/><text:bookmark-start text:name="__RefHeading__3839_1016505843"/><text:bookmark-start text:name="__RefHeading__3660_575115563"/><text:bookmark-start text:name="__RefHeading__4542_416654011"/><text:bookmark-start text:name="__RefHeading__11489_416654011"/><text:bookmark-start text:name="__RefHeading__3025_492158928"/><text:bookmark-start text:name="__RefHeading__3210_606940407"/><text:bookmark-start text:name="__RefHeading__3394_1272288082"/><text:bookmark-start text:name="__RefHeading__3488_2029160294"/><text:bookmark-start text:name="__RefHeading__3304_1071858212"/><text:bookmark-start text:name="__RefHeading__3120_1761741664"/><text:bookmark-start text:name="__RefHeading__2905_270129214"/><text:bookmark-start text:name="__RefHeading__2011_1699506768"/><text:bookmark-start text:name="__RefHeading__13340_416654011"/><text:bookmark-start text:name="__RefHeading__6213_416654011"/><text:bookmark-start text:name="__RefHeading__2963_416654011"/><text:bookmark-start text:name="__RefHeading__1293_1256013735"/><text:bookmark-start text:name="__RefHeading__1113_552295790"/><text:bookmark-start text:name="58"/><text:bookmark-start text:name="__RefHeading__2727_1236622114"/><text:bookmark-start text:name="__RefHeading__2371_588121625"/><text:bookmark-start text:name="__RefHeading__2191_1935348469"/><text:bookmark-start text:name="__RefHeading__2550_1402843499"/><text:bookmark-start text:name="__RefHeading__2461_354735483"/><text:bookmark-start text:name="__RefHeading__2638_1914700735"/><text:bookmark-start text:name="__RefHeading__11491_416654011"/><text:bookmark-start text:name="__RefHeading__15278_416654011"/><text:bookmark-start text:name="__RefHeading__2101_425077428"/><text:bookmark-start text:name="__RefHeading__2281_374322643"/><text:bookmark-start text:name="__RefHeading__2816_1037820875"/><text:bookmark-start text:name="59"/><text:bookmark-start text:name="60"/><text:bookmark-start text:name="__RefHeading__4099_390576214"/><text:bookmark-start text:name="__RefHeading__4283_1074358857"/><text:bookmark-start text:name="__RefHeading__4467_1736126469"/><text:bookmark-start text:name="__RefHeading__4646_630685431"/><text:bookmark-start text:name="__RefHeading__4827_913315267"/><text:bookmark-start text:name="__RefHeading__5699_1310750014"/><text:bookmark-start text:name="__RefHeading__5901_1842958974"/><text:bookmark-start text:name="__RefHeading__6108_585935303"/><text:bookmark-start text:name="__RefHeading__6317_680152062"/>Speciální akce a situace<text:bookmark-start text:name="56"/><text:bookmark-start text:name="57"/></text:h>
                </text:list-item>
              </text:list>
            </text:list-item>
          </text:list>
        </text:list-item>
      </text:list>
      <text:p text:style-name="Text_20_body">Tato kapitola je určena především pro hráče, které baví při soubojích hodně taktizovat a využívat různé zajímavé akce. Pokud vás více zajímá zápletka a příběh a chcete souboje odehrát co nejrychleji, tak uděláte lépe, když tato praidla nebudete používat.<text:line-break/><text:tab/>Následný seznam speciálních akcí není ani zdaleka úplný, takže při hře zcela určitě občas narazíš na to, že vymyslíš něco, co tato pravidla přímo nepopisují. V takovém případě bude na vás si nějaké pravidlo vymyslet. Rozhodující slovo má PJ, ale debaty o tom, jak by takové pravidlo mělo vypadat, se samozřejmě můžete účastnit všichni.<text:line-break/><text:tab/>Jak přesně bude výsledné pravidlo vypadat není až tak důležité (snažte se o něm nedohadovat moc dlouho, zbytečně to zdržuje hru). Podstatné je, abyste se na jeho přesné podobě dohodli před tím, než si <text:soft-page-break/>hodíš kostkou. PJ by rozhodně neměl až zpětně po výsledku hodu určovat, co ten hod vlastně znamená. V ideálním případě byste se o pravidlovém řešení měli domluvit už ve fázi plánování akcí, pokud jste to ale neudělali, tak se po určení finální verze pravidla (tedy klidně i těsně před vyhodnocením své akce) můžeš rozhodnout, že raději uděláš něco jiného.</text:p>
      <text:p text:style-name="Text_20_body"/>
      <text:list xml:id="list154630925162599" text:continue-numbering="true" text:style-name="WW8Num1">
        <text:list-item>
          <text:list>
            <text:list-item>
              <text:list>
                <text:list-item>
                  <text:list>
                    <text:list-item>
                      <text:h text:style-name="Heading_20_4" text:outline-level="4"><text:bookmark-start text:name="__RefHeading__1021_1800846094"/>Útok na více protivníků</text:h>
                    </text:list-item>
                  </text:list>
                </text:list-item>
              </text:list>
            </text:list-item>
          </text:list>
        </text:list-item>
      </text:list>
      <text:p text:style-name="Text_20_body">Komplexní akce</text:p>
      <text:p text:style-name="Text_20_body">Bojové kolo popisuje velmi krátký interval (zhruba 3 vteřiny herního času), a většinou platí, že v jeho průběhu stihneš ohrozit jen jednoho protivníka. Pokud ale z nějakého důvodu potřebuješ současně zaútočit na více cílů a dává smysl, že se ke všem stihneš dostat (tedy když nejsou moc daleko od sebe, odděleni překážkami, apod.), tak můžeš vyhodnotit útok proti několika najednou. Na každý z nich se útok vyhodnocuje zvlášť a na každý si budeš počítat kumulativní postih -2 (tedy -2 na první cíl, -4 na druhý, atd.).<text:line-break/><text:tab/>Některé druhy útoků (třeba výbušniny nebo některá kouzla) mají plošný efekt samy o sobě. Na ně se toto pravidlo nevztahuje, místo toho se použijí pravidla uvedená u příslušného kouzla nebo předmětu.<text:line-break/><text:tab/>Obyčejné střelné a vrhací zbraně není možné bez použití příslušných zvlášních schopností k útoku na více protivníků použít.</text:p>
      <text:p text:style-name="Text_20_body"/>
      <text:list xml:id="list154630938163897" text:continue-numbering="true" text:style-name="WW8Num1">
        <text:list-item>
          <text:list>
            <text:list-item>
              <text:list>
                <text:list-item>
                  <text:list>
                    <text:list-item>
                      <text:h text:style-name="Heading_20_4" text:outline-level="4">Zatlačení protivníka</text:h>
                    </text:list-item>
                  </text:list>
                </text:list-item>
              </text:list>
            </text:list-item>
          </text:list>
        </text:list-item>
      </text:list>
      <text:p text:style-name="Text_20_body">Komplexní akce</text:p>
      <text:p text:style-name="Text_20_body">Tato akce se vyhodnocuje jako standardní útok bojem zblízka (ať už zbraní nebo beze zbraně) s postihem -2. Pokud zasáhneš, tak protivníka donutíš k ústupu požadovaným směrem o 1 sáh za každý bod Přesahu útoku, až do hodnocení tvé Bojové rychlosti. Pokud chceš, tak můžeš tímto útokem současně způsobit zranění, jako by šlo o obyčejný útok s postihem.<text:span text:style-name="T1"><text:line-break/><text:tab/>Pokud chceš protivníka odtlačit o větší vzdálenost, tak v tomto manévru musíš uspět nepřetržitě několik kol po sobě (podle vzdálenosti). Když se ti však protivník byť jen jednou ubrání (a má na to dost prostoru), tak tě může částečně obejít a zatlačování tak zmařit.</text:span></text:p>
      <text:p text:style-name="P132"/>
      <text:list xml:id="list154630964173612" text:continue-numbering="true" text:style-name="WW8Num1">
        <text:list-item>
          <text:list>
            <text:list-item>
              <text:list>
                <text:list-item>
                  <text:list>
                    <text:list-item>
                      <text:h text:style-name="Heading_20_4" text:outline-level="4"><text:bookmark-start text:name="__RefHeading__1201_504877730"/>Protiakce</text:h>
                    </text:list-item>
                  </text:list>
                </text:list-item>
              </text:list>
            </text:list-item>
          </text:list>
        </text:list-item>
      </text:list>
      <text:p text:style-name="Text_20_body">Komplexní akce</text:p>
      <text:p text:style-name="Text_20_body">Cílem protiakce je zabránit protivníkovi, aby provedl nějakou neútočnou akci (nabil, tasil zbraň, mluvil, atp.). Není možné takto někomu zabránit v útočné akci (k tomu slouží obranné akce) ani v obraně. Každou protiakci je potřeba popsat tak, aby dávalo smysl, že skutečně povede k přerušení zamyšlené akce.<text:line-break/><text:tab/>Protiakce se vyhodnocuje jako útok s postihem -2. Použitá dovednost závisí na tom, jak hráč protiakci popsal, obvykle to bude dovedností se zbraní pro boj zblízka nebo Boje beze zbraně. Protivník si vybírá, jakým způsobem se chce bránit, stejně jako proti běžnému útoku. Pokud zasáhneš, můžeš způsobit obvyklé zranění (leda by ses rozhodl, že cíl zranit nechceš) a ještě navíc protivníkovi v dané akci zabráníš.<text:line-break/><text:tab/>Protiakci je možné použít i proti volným akcím (například pro zabránění v tasení zbraně při Útoku z tasení), případně v hovoru <text:s/>nebo vydávání hlasitých zvuků: v takovém případě máš postih k útoku -4, ale zásah zároveň znamená, že můžeš s protivníkem vstoupit do zápasu (viz kapitola <text:span text:style-name="T36">Zápas</text:span>). Pokud už s protivníkem zápasíš, tak pokus o zabránění v provedení volné akce nebo ve vydávání zvuků bude mít postih jen -2 (takto můžeš například někomu delší dobu držet ústa a bránit mu v pokusech přivolat pomoc).<text:line-break/></text:p>
      <text:list xml:id="list154630994190090" text:continue-numbering="true" text:style-name="WW8Num1">
        <text:list-item>
          <text:list>
            <text:list-item>
              <text:list>
                <text:list-item>
                  <text:list>
                    <text:list-item>
                      <text:h text:style-name="Heading_20_4" text:outline-level="4"><text:bookmark-start text:name="__RefHeading__1381_1117028995"/>Srážení</text:h>
                    </text:list-item>
                  </text:list>
                </text:list-item>
              </text:list>
            </text:list-item>
          </text:list>
        </text:list-item>
      </text:list>
      <text:p text:style-name="Text_20_body">Komplexní akce</text:p>
      <text:p text:style-name="Text_20_body"><text:soft-page-break/><text:span text:style-name="T1">Ať už chceš protivníkovi podrazit nohy, přehodit ho přes rameno, nebo do něj vrazit tak silně, aby ztratil rovnováhu, vždy se to vyhodnocuje stejně: Jako obyčejný útok s postihem -2. Pokud chceš protivníka srazit silou, tak si můžeš místo bojové dovednosti do Útočného čísla započítat Fyzickou zdatnost (Sílu) a stejně tak protivník si může Sílu započítat do OČ místo obvyklé dovednosti. Útok zbraně si do ÚČ při srážení započítáš jen když uvěřitelně popíšeš, jak svou zbraň ke sražení protivníka použiješ. U tyčových zbraní to tedy půjde snadno (například podražení nohou násadou zbraně), dýka nejspíš použít nepůjde.<text:line-break/><text:tab/>Pokud tvůj útok zasáhne, tak je protivník sražen k zemi (od příštího kola si bude počítat postihy za boj ze země a pokud bude chtít vstát, musí k tomu použít akci </text:span><text:span text:style-name="T2">Vstávání ze země</text:span><text:span text:style-name="T1">) a jej můžeš zranit, jako bys normálně útočil s postihem. Toto zranění nemusí nutně být jen důsledkem pádu, v jednom kole určitě stihneš například srazit protivníka k zemi a zasáhnout ho svou zbraní (celá tato akce se ale stále vyhodnocuje jako jeden hod na útok s postihem -2).</text:span></text:p>
      <text:p text:style-name="P132"/>
      <text:list xml:id="list154631008186815" text:continue-numbering="true" text:style-name="WW8Num1">
        <text:list-item>
          <text:list>
            <text:list-item>
              <text:list>
                <text:list-item>
                  <text:list>
                    <text:list-item>
                      <text:h text:style-name="Heading_20_4" text:outline-level="4"><text:bookmark-start text:name="__RefHeading__3751_1539619621"/>Boj ze země, vstávání ze země</text:h>
                    </text:list-item>
                  </text:list>
                </text:list-item>
              </text:list>
            </text:list-item>
          </text:list>
        </text:list-item>
      </text:list>
      <text:p text:style-name="Text_20_body">Boj ze země je modifikátor, vstávání ze země je komplexní akce nebo (s použitím Akrobacie) volná akce</text:p>
      <text:p text:style-name="Text_20_body"><text:span text:style-name="T1">Boj z lehu či sedu má proti stojícímu protivníku postih -1 k útoku i obraně (a to i proti střelným útokům, ale pouze pokud jsou vedeny z bezprostřední blízkosti). Vstávání je neútočná komplexní akce trvající jedno kolo.<text:line-break/><text:tab/>Pokud máš po odečtení postihu za zbroj zbroj, za naložení a za zranění hodnocení Akrobacie alespoň 2, tak dokážeš ze země vstát za volnou akci, a můžeš tedy v tom samém kole útočit, stále si však v tomto kole ke všem obranám (nikoliv k útokům) počítáš postih za boj ze země. Když dostatečné hodnocení Akrobacie nemáš, tak budeš muset vstávat za komplexní akci.<text:line-break/><text:tab/>Protivník může použít manévr </text:span><text:span text:style-name="T2">Protiakce</text:span><text:span text:style-name="T1"> a snažit se ti ve vstávání zabránit (ať už vstáváš za volnou nebo za komplexní akci). Pokud vstáváš za volnou akci díky použití Akrobacie, tak si ale bude muset počítat postih -4 za snahu zabránit ti v provedení volné akce.</text:span></text:p>
      <text:p text:style-name="P133"/>
      <text:list xml:id="list154631036180838" text:continue-numbering="true" text:style-name="WW8Num1">
        <text:list-item>
          <text:list>
            <text:list-item>
              <text:list>
                <text:list-item>
                  <text:list>
                    <text:list-item>
                      <text:h text:style-name="P213" text:outline-level="4"><text:bookmark-start text:name="__RefHeading__3843_1016505843"/>Bránění v pohybu</text:h>
                    </text:list-item>
                  </text:list>
                </text:list-item>
              </text:list>
            </text:list-item>
          </text:list>
        </text:list-item>
      </text:list>
      <text:p text:style-name="P144">Komplexní akce</text:p>
      <text:p text:style-name="Text_20_body"><text:span text:style-name="T40">K zabránění někomu v pohybu můžeš použít speciální akci </text:span><text:span text:style-name="T42">Srážení</text:span><text:span text:style-name="T40"> nebo </text:span><text:span text:style-name="T42">Zahájení zápasu</text:span><text:span text:style-name="T40">, případně použít </text:span><text:span text:style-name="T42">Zatlačení protivníka</text:span><text:span text:style-name="T40">. Pokud se kolem tebe někdo snaží proběhnout, tak se jedná o probíhání kolem protivníka a dotyčný se ti bude moci bránit pouze pasivně (viz kapitola </text:span><text:span text:style-name="T42">Pasivní obrana</text:span><text:span text:style-name="T40">), a to i proti případnému pokusu jej srazit k zemi.<text:line-break/><text:tab/>Když chceš bránit v pohybu většímu počtu protivníků, tak si musíš započítat postihy za </text:span><text:span text:style-name="T42">Útok na více protivníků</text:span><text:span text:style-name="T40"> (viz stejnojmenná speciální akce).</text:span></text:p>
      <text:p text:style-name="P144"/>
      <text:list xml:id="list154631066189454" text:continue-numbering="true" text:style-name="WW8Num1">
        <text:list-item>
          <text:list>
            <text:list-item>
              <text:list>
                <text:list-item>
                  <text:list>
                    <text:list-item>
                      <text:list>
                        <text:list-item>
                          <text:h text:style-name="P211" text:outline-level="5">Blokování úzkého průchodu</text:h>
                        </text:list-item>
                      </text:list>
                    </text:list-item>
                  </text:list>
                </text:list-item>
              </text:list>
            </text:list-item>
          </text:list>
        </text:list-item>
      </text:list>
      <text:p text:style-name="P144">Blokování úzkého průchodu je automatické, bránění v akcích Zatlačení protivníka nebo Srážení je obranná akce</text:p>
      <text:p text:style-name="Text_20_body"><text:span text:style-name="T40">Pokud blokuješ úzký průchod (zhruba na délku paže), tak v průchodu bráníš automaticky prostě tím, že tam stojíš (leda by ses rozhodl dotyčného pustit) a případný zájemce o průchod tě musí srazit k zemi nebo zatlačit (tedy uspět ve speciální akci </text:span><text:span text:style-name="T42">Srážení</text:span><text:span text:style-name="T40"> nebo </text:span><text:span text:style-name="T42">Zatlačení protivníka</text:span><text:span text:style-name="T40">), aby se přes tebe dostal, nebo tě zatlačil dál. Do úzkého průchodu se navíc vejde jen omezený počet útočníků.<text:line-break/><text:tab/>Proti těmto akcím se samozřejmě můžeš normálně bránit, jediné omezení je v tom, že se nemůžeš bránit Uhýbáním, protože pak bys pochopitelně protivníka nechal projít.</text:span></text:p>
      <text:p text:style-name="P133"/>
      <text:list xml:id="list154631083181484" text:continue-numbering="true" text:style-name="WW8Num1">
        <text:list-item>
          <text:list>
            <text:list-item>
              <text:list>
                <text:list-item>
                  <text:list>
                    <text:list-item>
                      <text:h text:style-name="Heading_20_4" text:outline-level="4"><text:bookmark-start text:name="__RefHeading__3664_575115563"/>Odzbrojení</text:h>
                    </text:list-item>
                  </text:list>
                </text:list-item>
              </text:list>
            </text:list-item>
          </text:list>
        </text:list-item>
      </text:list>
      <text:p text:style-name="Text_20_body">Komplexní akce</text:p>
      <text:p text:style-name="Text_20_body"><text:soft-page-break/><text:span text:style-name="T1">Odzbrojení se provádí zbraní nebo bojem beze zbraně (například nasazením páky a následným odebráním zbraně nebo třeba vykopnutím zbraně z ruky). Vyhodnocuje se jako útok s postihem -2 k ÚČ, který nezpůsobí zranění, ale při zásahu odzbrojí protivníka. Útok zbraně si můžeš započítat jen v případě, že to dává smysl (těžko například můžeš někomu dýkou vyrazit z rukou obouruční meč). Pokud tvůj útok přesáhne obranu protivníka o 3 nebo více, tak si navíc můžeš vybrat, kde na zemi vyražená zbraň skončí a při Přesahu o 6 nebo více dokonce můžeš říct, že vyražená zbraň skončila ve tvé volné ruce (pokud volnou ruku máš).<text:line-break/><text:tab/></text:span>Obouručně držené zbraně poskytují bonus +1 k obraně proti vyrážení a odzbrojování. Speciálně upravené jednoruční zbraně (např. dýka s kroužkem) také dávají +1 k obraně proti odzbrojování, mají však nevýhodu v tom, že se s nimi nedá provést Útok z tasení.</text:p>
      <text:p text:style-name="P132"/>
      <text:list xml:id="list154631125165572" text:continue-numbering="true" text:style-name="WW8Num1">
        <text:list-item>
          <text:list>
            <text:list-item>
              <text:list>
                <text:list-item>
                  <text:list>
                    <text:list-item>
                      <text:h text:style-name="P215" text:outline-level="4"><text:bookmark-start text:name="731"/>Sebrání předmětu ze země</text:h>
                    </text:list-item>
                  </text:list>
                </text:list-item>
              </text:list>
            </text:list-item>
          </text:list>
        </text:list-item>
      </text:list>
      <text:p text:style-name="P125">Komplexní akce, s použitím Akrobacie volná akce</text:p>
      <text:p text:style-name="Text_20_body"><text:span text:style-name="T28">Sebrání předmětu v průběhu boje zabere celé kolo (komplexní akci), p</text:span><text:span text:style-name="T26">okud však máš po odečtení postihů za zbroj, naložení a zranění hodnocení Akrobacie alespoň 2 a předmět je v dosahu tvé Bojové rychlosti, tak jej můžeš sebrat v rámci volné akce.<text:line-break/><text:tab/></text:span><text:span text:style-name="T1">Pokud ti v sebrání předmětu nikdo nebrání, úspěch je automatický. Zabránit je tomu možné úspěšnou protiakcí.<text:line-break/><text:tab/>Pokud se předmět snaží sebrat víc postav (či protivníků) současně, tak se nejdřív vyhodnotí </text:span><text:span text:style-name="T2">Test rychlosti</text:span><text:span text:style-name="T1"> (viz další odstavec). Vítěz testu se k předmětu dostane první a pokud se někdo místo snahy předmět sebrat pokoušel v sebrání předmětu zabránit, tak se následně vyhodnotí jeho protiakce proti vítězi.</text:span></text:p>
      <text:p text:style-name="P125"/>
      <text:list xml:id="list154631141176663" text:continue-numbering="true" text:style-name="WW8Num1">
        <text:list-item>
          <text:list>
            <text:list-item>
              <text:list>
                <text:list-item>
                  <text:list>
                    <text:list-item>
                      <text:list>
                        <text:list-item>
                          <text:h text:style-name="Heading_20_5" text:outline-level="5">Test rychlosti</text:h>
                        </text:list-item>
                      </text:list>
                    </text:list-item>
                  </text:list>
                </text:list-item>
              </text:list>
            </text:list-item>
          </text:list>
        </text:list-item>
      </text:list>
      <text:p text:style-name="P125">Test rychlosti souhrnně vyhodnocuje výsledek akcí všech postav (hráčských i nehráčských), které soupeří o to, kdo se někam dostane první (například k sebrání předmětu ze země). Všichni zúčastnění si hodí hodnocením použité dovednosti (obvykle Běh) + modifikátory + 1k6 a ten, komu padlo nejvíce, se k cíli dostane první (rovnost hodů můžete považovat za remízu, pokud to dává smysl, nebo nechte ty, kterým padlo stejně, házet znovu). Ti, kdo se účastnili testu, nemohou použít protiakci k tomu, aby ostatním zabránili v provedení toho, kvůli čemu se soupeří. Pokud chce někdo v provedení akce bránit, tak se testu neúčastní a jeho protiakce se vyhodnotí proti vítězi Testu rychlosti.</text:p>
      <text:p text:style-name="P125"/>
      <text:list xml:id="list154631164180990" text:continue-numbering="true" text:style-name="WW8Num1">
        <text:list-item>
          <text:list>
            <text:list-item>
              <text:list>
                <text:list-item>
                  <text:list>
                    <text:list-item>
                      <text:list>
                        <text:list-item>
                          <text:list>
                            <text:list-item>
                              <text:h text:style-name="Heading_20_6" text:outline-level="6">Modifikátory testu rychlosti</text:h>
                            </text:list-item>
                          </text:list>
                        </text:list-item>
                      </text:list>
                    </text:list-item>
                  </text:list>
                </text:list-item>
              </text:list>
            </text:list-item>
          </text:list>
        </text:list-item>
      </text:list>
      <text:p text:style-name="Text_20_body">Při testu rychlosti záleží na tom, jak to měl kdo k cíli daleko. Všichni účastníci testu si započítají postih -1 za každou čtvrtinu své Rychlosti běhu, která je na začátku kola dělila od cíle (postih se tedy bude pohybovat mezi 0 a -3).</text:p>
      <text:p text:style-name="Text_20_body"/>
      <text:list xml:id="list154631190190296" text:continue-numbering="true" text:style-name="WW8Num1">
        <text:list-item>
          <text:list>
            <text:list-item>
              <text:list>
                <text:list-item>
                  <text:list>
                    <text:list-item>
                      <text:h text:style-name="Heading_20_4" text:outline-level="4"><text:bookmark-start text:name="__RefHeading__1025_1800846094"/>Střelba na statický cíl</text:h>
                    </text:list-item>
                  </text:list>
                </text:list-item>
              </text:list>
            </text:list-item>
          </text:list>
        </text:list-item>
      </text:list>
      <text:p text:style-name="Text_20_body">Komplexní akce</text:p>
      <text:p text:style-name="Text_20_body">Při střelbě na statický cíl (třeba na terč), tak si normálně hodíš na útok a započítáš si všechny situační postihy a bonusy a Pán jeskyně hodí za terč 0 + 1k6 (terč se vůbec nebrání, jde tedy o nulovou obranu).</text:p>
      <text:p text:style-name="P125"/>
      <text:list xml:id="list154631205165387" text:continue-numbering="true" text:style-name="WW8Num1">
        <text:list-item>
          <text:list>
            <text:list-item>
              <text:list>
                <text:list-item>
                  <text:list>
                    <text:list-item>
                      <text:h text:style-name="Heading_20_4" text:outline-level="4"><text:bookmark-start text:name="__RefHeading__1205_504877730"/>Střelba do souboje na blízko</text:h>
                    </text:list-item>
                  </text:list>
                </text:list-item>
              </text:list>
            </text:list-item>
          </text:list>
        </text:list-item>
      </text:list>
      <text:p text:style-name="Text_20_body">Modifikátor</text:p>
      <text:p text:style-name="Text_20_body"><text:soft-page-break/>Střelba do souboje na blízko je ztížena tím, že se do rány může připlést i jiný než zamýšlený cíl. Vyhodnocuje se s postihem -1 k hodu na útok, ale s tím, že pokud zasáhne, zranění bude o 1 vyšší (tedy jako by bylo vystřeleno bez postihu).<text:line-break/><text:tab/>Pokud se cíl neubrání, tak se nic zlého nestalo, střelec zamýšlený cíl zasáhl. Pokud ovšem útok minul (tedy pokud se obránce ubránil jinak než díky bonusu za obranu štítu proti střelbě), tak se může stát, že bude zasažen někdo jiný. V takovém případě Pán jeskyně vybere nejpravděpodobnější cíl (podle situace, popřípadě náhodně) a ten se brání tomu samému útoku, ale bez zvýšeného zranění v případě zásahu.<text:line-break/><text:span text:style-name="T57"><text:tab/>Pokud</text:span><text:span text:style-name="T68"> střela nikoho jiného zasáhnout nemůže (například když se střelec snaží zasáhnout obra bojujícího s trpaslíkem, nebo když </text:span><text:span text:style-name="T57">postava </text:span><text:span text:style-name="T68">v úzké chodbě </text:span><text:span text:style-name="T57">někomu</text:span><text:span text:style-name="T68"> střílí do zad), </text:span><text:span text:style-name="T57">tak se útok vyhodnocuje normálně bez postihu.</text:span></text:p>
      <text:p text:style-name="P125"/>
      <text:list xml:id="list154631230168924" text:continue-numbering="true" text:style-name="WW8Num1">
        <text:list-item>
          <text:list>
            <text:list-item>
              <text:list>
                <text:list-item>
                  <text:list>
                    <text:list-item>
                      <text:h text:style-name="Heading_20_4" text:outline-level="4"><text:bookmark-start text:name="__RefHeading__1385_1117028995"/>Útok na postavu, která se nebrání, doražení protivníka</text:h>
                    </text:list-item>
                  </text:list>
                </text:list-item>
              </text:list>
            </text:list-item>
          </text:list>
        </text:list-item>
      </text:list>
      <text:p text:style-name="Text_20_body">Komplexní akce</text:p>
      <text:p text:style-name="Text_20_body">Pokud se protivník nechce nebo nemůže hýbat ani bránit (například proto, že je zcela paralyzovaný kouzlem, leží svázaný na zemi a nemůže se hnout, nebo je v bezvědomí), tak si na obranu hází 0 + 1k6 a nepočítá si žádné postihy ani bonusy. Stále si ale normálně počítá zbroj (včetně možnosti obejít Pokrytí). Ty si počítáš obvyklé ÚČ spolu se všemi modifikátory a může se tedy klidně stát, že se netrefíš, nebo se trefíš, ale nezpůsobíš zranění.</text:p>
      <text:p text:style-name="Text_20_body"/>
      <text:list xml:id="list154631259181527" text:continue-numbering="true" text:style-name="WW8Num1">
        <text:list-item>
          <text:list>
            <text:list-item>
              <text:list>
                <text:list-item>
                  <text:list>
                    <text:list-item>
                      <text:list>
                        <text:list-item>
                          <text:h text:style-name="P211" text:outline-level="5">Dorážení mimo boj</text:h>
                        </text:list-item>
                      </text:list>
                    </text:list-item>
                  </text:list>
                </text:list-item>
              </text:list>
            </text:list-item>
          </text:list>
        </text:list-item>
      </text:list>
      <text:p text:style-name="P144">Několik kol</text:p>
      <text:p text:style-name="Text_20_body">Pokud tě vůbec nic neohrožuje (nikdo s tebou nebojuje a neděje se kolem něj nic, čemu bys musel věnovat zvýšenou pozornost) a máš na to dost času, tak protivníka dorazíš automaticky, prostě nehybného obránce podřízneš či ubiješ, nehledě na to zda má zbroj – v nejhorším případě mu ji prostě sundáš, nebo ho bodneš do spoje mezi částmi zbroje.<text:line-break/><text:tab/>Doražení není automatické pouze v případě, že útočník nemá prostředky k tomu, aby dotyčného ohrozil (nehybného draka například holými pěstmi obyčejný člověk neumlátí, nehledě na to, kolik na to bude mít času – nemá jak prorazit dračí zbroj).<text:line-break/><text:tab/>Pokud protivník pouze spí, útok se vyhodnocuje stejně, jako by se jednalo o bojovou situaci (viz následující odstavec). V případě, že první ránu přežije, se totiž probudí a možná bude moci reagovat.</text:p>
      <text:p text:style-name="Text_20_body"/>
      <text:list xml:id="list154631275169997" text:continue-numbering="true" text:style-name="WW8Num1">
        <text:list-item>
          <text:list>
            <text:list-item>
              <text:list>
                <text:list-item>
                  <text:list>
                    <text:list-item>
                      <text:h text:style-name="Heading_20_4" text:outline-level="4"><text:bookmark-start text:name="__RefHeading__4546_416654011"/>Útok naplocho</text:h>
                    </text:list-item>
                  </text:list>
                </text:list-item>
              </text:list>
            </text:list-item>
          </text:list>
        </text:list-item>
      </text:list>
      <text:p text:style-name="Text_20_body">Komplexní akce</text:p>
      <text:p text:style-name="Text_20_body">Občas může být žádoucí protivníka vyřadit tak, aby to přežil bez vážnějších následků. Nejlepší je k tomu použít zbraň nezpůsobující závažná zranění (třeba obušek), případně útočit Bojem beze zbraně. Když ale není zbytí, můžeš protivníka zasáhnout hlavicí, plochou stranou sekery, nebo nějakým jiným bezpečným způsobem, samozřejmě ale jen pokud k tomu máš vhodnou zbraň.<text:line-break/><text:tab/>Útok naplocho je obyčejný útok s postihem -1, ale nezpůsobuje závažné zranění a výsledné zranění nesníží kondici cíle pod mez smrti.</text:p>
      <text:p text:style-name="Text_20_body"/>
      <text:list xml:id="list154631316182056" text:continue-numbering="true" text:style-name="WW8Num1">
        <text:list-item>
          <text:list>
            <text:list-item>
              <text:list>
                <text:list-item>
                  <text:list>
                    <text:list-item>
                      <text:h text:style-name="Heading_20_4" text:outline-level="4"><text:bookmark-start text:name="__RefHeading__3029_492158928"/>Útok na konkrétní část těla</text:h>
                    </text:list-item>
                  </text:list>
                </text:list-item>
              </text:list>
            </text:list-item>
          </text:list>
        </text:list-item>
      </text:list>
      <text:p text:style-name="Text_20_body">Speciální pravidlo pro vyhodnocování útoku</text:p>
      <text:p text:style-name="P125">Pokud při libovolném útoku dosáhneš určitého Přesahu, tak si navíc ke všem obvyklým efektům (způsobené zranění, efekt speciálních akcí, atd.) můžeš vybrat, kam protivníka zasáhneš:</text:p>
      <text:p text:style-name="P125"/>
      <text:list xml:id="list5155300844700929189" text:style-name="WW8Num7">
        <text:list-item>
          <text:p text:style-name="P143"><text:soft-page-break/>Přesah o 3 a více: Zásah do končetiny (můžeš určit do které) nebo zásah nějakého většího předmětu (třeba pochodně, opět podle tvého rozhodnutí)</text:p>
        </text:list-item>
        <text:list-item>
          <text:p text:style-name="P143">Přesah o 6 a více: Kritický zásah (hlava, krk, ledviny, atp. podle tvého výběru) a bonus +3 ke zranění nebo zásah nějakého drobného předmětu na těle cíle (třeba amuletu pověšeného na krku) bez bonusu ke zranění</text:p>
        </text:list-item>
      </text:list>
      <text:p text:style-name="P203"/>
      <text:p text:style-name="P203">Pravidlo o efektu zbroje má před tímto pravidlem přednost. Pokud byl tedy Přesah útoku rovný 3, cíl má Pokrytí zbroje 3, ale podle popisu nemá zbroj na rukou, tak si od výsledného zranění i přes to odečte kvalitu zbroje.</text:p>
      <text:p text:style-name="P201"/>
      <text:list xml:id="list154631359192017" text:continue-list="list154631316182056" text:style-name="WW8Num1">
        <text:list-item>
          <text:list>
            <text:list-item>
              <text:list>
                <text:list-item>
                  <text:list>
                    <text:list-item>
                      <text:list>
                        <text:list-item>
                          <text:h text:style-name="P210" text:outline-level="5">Zásah do končetiny</text:h>
                        </text:list-item>
                      </text:list>
                    </text:list-item>
                  </text:list>
                </text:list-item>
              </text:list>
            </text:list-item>
          </text:list>
        </text:list-item>
      </text:list>
      <text:p text:style-name="P203">Zásah do končetiny může mít další důsledky:</text:p>
      <text:list xml:id="list8723005223826700827" text:style-name="WW8Num22">
        <text:list-item>
          <text:p text:style-name="P202">Cíl si bude při manipulaci se zasaženou končetinou navíc počítat postihy odpovídající velikosti uděleného zranění (stejně jako by šlo o ztrátu kondice, člověk si tedy nebude počítat žádný postih při zásahu za 1-3 životy, -1 při zásahu za 4-6 životů, atd.) navíc ke standardním postihům za zranění. Pokud byl tedy například dosud nezraněný protivník lidské rasy zasažen do levé ruky, na které má navlečený štít, za 4 body zranění, tak si při obraně štítem bude počítat postih -2 (standardní postih -1 za zranění a dalších -1 za použití končetiny, do které dostal cílený zásah za 4 životy), při obraně zbraní drženou v pravé ruce ale bude mít postih pouze -1 za zranění. Pokud je takto zasažena noha, přidaný postih se bude vztahovat na všechny atletické činnosti (Rychlost běhu zasaženého se tedy sníží o dvojnásobek tohoto postihu) a současně na Bojovou rychlost.</text:p>
        </text:list-item>
        <text:list-item>
          <text:p text:style-name="P202">Pokud zásah do končetiny způsobil závažné zranění (tedy když jde o zranění za alespoň polovinu maximálního počtu životů cíle), tak v případě zásahu do ruky cíl navíc upustí to, co v ní držel (pokud to je možné upustit, štít například bývá na ruku pevně navlečený, takže jej upustit dost dobře nejde) a v případě zásahu do nohy spadne na zem (stále bude moci vstát, ale bude tomu muset věnovat komplexní akci nebo vstát akrobaticky).</text:p>
        </text:list-item>
      </text:list>
      <text:p text:style-name="P125"/>
      <text:list xml:id="list154631403170012" text:continue-list="list154631359192017" text:style-name="WW8Num1">
        <text:list-item>
          <text:list>
            <text:list-item>
              <text:list>
                <text:list-item>
                  <text:list>
                    <text:list-item>
                      <text:list>
                        <text:list-item>
                          <text:h text:style-name="Heading_20_5" text:outline-level="5">Kritický zásah</text:h>
                        </text:list-item>
                      </text:list>
                    </text:list-item>
                  </text:list>
                </text:list-item>
              </text:list>
            </text:list-item>
          </text:list>
        </text:list-item>
      </text:list>
      <text:p text:style-name="P125">Další důsledky kromě bonusu +3 ke způsobenému zranění jsou na úvaze Pána jeskyně. Možnost kritického zásahu (včetně bonusu ke zranění) platí i pro zranění kouzly (včetně mentálního útoku).</text:p>
      <text:p text:style-name="Text_20_body"/>
      <text:list xml:id="list154631413183126" text:continue-numbering="true" text:style-name="WW8Num1">
        <text:list-item>
          <text:list>
            <text:list-item>
              <text:list>
                <text:list-item>
                  <text:list>
                    <text:list-item>
                      <text:h text:style-name="Heading_20_4" text:outline-level="4"><text:bookmark-start text:name="__RefHeading__3214_606940407"/>Boj s neviditelným protivníkem</text:h>
                    </text:list-item>
                  </text:list>
                </text:list-item>
              </text:list>
            </text:list-item>
          </text:list>
        </text:list-item>
      </text:list>
      <text:p text:style-name="Text_20_body">Modifikátor</text:p>
      <text:p text:style-name="Text_20_body">Při boji s neviditelným protivníkem si počítáš postih -2 k ÚČ i OČ a nemůžeš na něj útočit, pokud v tom samém kole on neútočí na tebe, nebo pokud nějakým jiným způsobem nezjistíš, kde se nachází (například testem Vnímání proti Plížení neviditelné osoby s postihem -2 za to, že je neviditelná).</text:p>
      <text:p text:style-name="Text_20_body"/>
      <text:list xml:id="list154631454177292" text:continue-numbering="true" text:style-name="WW8Num1">
        <text:list-item>
          <text:list>
            <text:list-item>
              <text:list>
                <text:list-item>
                  <text:list>
                    <text:list-item>
                      <text:h text:style-name="P215" text:outline-level="4"><text:bookmark-start text:name="__RefHeading__3398_1272288082"/>Plná obrana</text:h>
                    </text:list-item>
                  </text:list>
                </text:list-item>
              </text:list>
            </text:list-item>
          </text:list>
        </text:list-item>
      </text:list>
      <text:p text:style-name="P125">Komplexní akce</text:p>
      <text:p text:style-name="P125">Pokud se plně soustředíš na obranu a vůbec v daném kole neútočíš, ani neděláš žádnou jinou komplexní akci (nemůžeš tedy ani kouzlit – s výjimkou obranného kouzla, nabíjet, připravovat fintu atd.), tak získáš bonus +1 ke všem hodům na obranu v tomto kole. Můžeš se ale pohybovat (je tedy například vhodné použít plnou obranu, <text:s/>když se snažíš utéct z boje), mluvit, případně <text:s/>provádět jiné nezávislé činnosti a můžeš používat obranné finty.<text:line-break/><text:tab/>Plnou obranu je možné použít také proti útokům střelnými a vrhacími zbraněmi (můžeš například kličkovat, nebo se celý schovat za štítem), případně kouzly.</text:p>
      <text:p text:style-name="P125"><text:soft-page-break/></text:p>
      <text:list xml:id="list154631470191340" text:continue-numbering="true" text:style-name="WW8Num1">
        <text:list-item>
          <text:list>
            <text:list-item>
              <text:list>
                <text:list-item>
                  <text:list>
                    <text:list-item>
                      <text:h text:style-name="Heading_20_4" text:outline-level="4"><text:bookmark-start text:name="__RefHeading__3492_2029160294"/>Zápas</text:h>
                    </text:list-item>
                  </text:list>
                </text:list-item>
              </text:list>
            </text:list-item>
          </text:list>
        </text:list-item>
      </text:list>
      <text:p text:style-name="P125">Zápas se od běžného způsobu boje (ať už se zbraní nebo beze zbraně) liší tím, že se místo krytů, výpadů, úderů a krokových variací používají chvaty, páky, škrcení a podobně. Typickým příkladem zápasu je dětská <text:s/>rvačka, velice podobným stylem (a tedy podle stejných pravidel) ale například bojují k kočkovité šelmy.</text:p>
      <text:p text:style-name="Text_20_body"/>
      <text:list xml:id="list154631481179641" text:continue-numbering="true" text:style-name="WW8Num1">
        <text:list-item>
          <text:list>
            <text:list-item>
              <text:list>
                <text:list-item>
                  <text:list>
                    <text:list-item>
                      <text:list>
                        <text:list-item>
                          <text:h text:style-name="Heading_20_5" text:outline-level="5">Zahájení zápasu</text:h>
                        </text:list-item>
                      </text:list>
                    </text:list-item>
                  </text:list>
                </text:list-item>
              </text:list>
            </text:list-item>
          </text:list>
        </text:list-item>
      </text:list>
      <text:p text:style-name="Text_20_body">Komplexní akce</text:p>
      <text:p text:style-name="Text_20_body">Abys mohl s někým začít zápasit, tak se mu musíš nejdřív dostat na tělo. Pokud protivník nechce zápasit také (v takovém případě je zahájení zápasu volná akce a přejde se rovnou k Průběhu zápasu), tak se tomu může bránit – libovolnou standardní metodou obrany. Automatické (za volnou akci a bez nutnosti uspět v hodu na útok) je také zahájení zápasu s protivníkem, který leží nebo sedí na zemi.</text:p>
      <text:p text:style-name="Text_20_body"><text:tab/>Pokus někoho dostat do zápasu se vyhodnocuje stejně jako speciální akce <text:span text:style-name="T36">Srážení</text:span> (tedy jako obyčejný útok s postihem -2), včetně možnosti způsobit tímto útokem zranění, jakým způsobem dostaneš protivníka k zemi nehraje roli (můžeš to provést dovedností Zápas, Bojem beze zbraně, nějakou tyčovou zbraní, apod.).<text:line-break/><text:tab/>Kromě toho můžeš s protivníkem zápasit i ve stoje (tedy pouze zahájit zápas a nesrazit protivníka k zemi). Vyhodnocuje se to stejně (tedy jako obyčejný útok s postihem -2), použitá dovednost však musí být Zápas.</text:p>
      <text:p text:style-name="Text_20_body"/>
      <text:list xml:id="list154631525177849" text:continue-numbering="true" text:style-name="WW8Num1">
        <text:list-item>
          <text:list>
            <text:list-item>
              <text:list>
                <text:list-item>
                  <text:list>
                    <text:list-item>
                      <text:list>
                        <text:list-item>
                          <text:h text:style-name="Heading_20_5" text:outline-level="5">Průběh zápasu</text:h>
                        </text:list-item>
                      </text:list>
                    </text:list-item>
                  </text:list>
                </text:list-item>
              </text:list>
            </text:list-item>
          </text:list>
        </text:list-item>
      </text:list>
      <text:p text:style-name="Text_20_body">Útok je komplexní akce, obrana je obranná akce</text:p>
      <text:p text:style-name="Text_20_body">V průběhu zápasu se každé kolo vyhodnocuje jako standardní útok a obrana, bránit se můžeš pouze dovedností Zápas (proti útoku zápasem se není možné bránit zbraní, štítem, uhýbáním ani obranným kouzlem – leda by z popisu daného obranného kouzla vyplývalo, že taková obrana dává smysl). Pokud útočíš dovedností Zápas (a nikoliv zbraní), tak si obránce od případného způsobeného zranění odečítá jen Pokrytí zbroje (ani ty nejkvalitnější zbroje nejsou konstruované tak, aby chránily proti zápasnickým chvatům).<text:line-break/></text:p>
      <text:list xml:id="list154631535179696" text:continue-numbering="true" text:style-name="WW8Num1">
        <text:list-item>
          <text:list>
            <text:list-item>
              <text:list>
                <text:list-item>
                  <text:list>
                    <text:list-item>
                      <text:list>
                        <text:list-item>
                          <text:h text:style-name="Heading_20_5" text:outline-level="5">Pokus o uvolnění se ze zápasu</text:h>
                        </text:list-item>
                      </text:list>
                    </text:list-item>
                  </text:list>
                </text:list-item>
              </text:list>
            </text:list-item>
          </text:list>
        </text:list-item>
      </text:list>
      <text:p text:style-name="Text_20_body">Komplexní akce</text:p>
      <text:p text:style-name="Text_20_body"><text:span text:style-name="T1">Pokud tě tvůj protivník nechce pustit, tak není úplně jednoduché zápas opustit. Každé kolo můžeš místo útoku věnovat komplexní akci na pokus se ze zápasu uvolnit. Tato akce se vyhodnocuje jako obyčejný útok (Zápasem nebo dovedností se zbraní, pokud používáš zbraň – pak si ale musíš započítat případné postihy z délku zbraně, viz odstavec </text:span><text:span text:style-name="T2">Použití zbraní v zápase</text:span><text:span text:style-name="T1">), ale s tím, že v případě zásahu nezpůsobíš zranění, místo toho se uvolníš ze zápasu (a tvůj protivník musí opět uspět v manévru srážení, pokud tě chce znovu do zápasu dostat). Protivník ti nemůže v pokusu o odpoutání bránit protiakcí (protože pokus o odpoutání se je útočná akce a té se vždy brání obrannou akcí), může ale při vyhodnocení své obrany použít obrannou fintu.<text:line-break/><text:tab/>Po úspěšném odpoutání se ze zápasu si můžeš vybrat, jestli budeš stát nebo stále ležet na zemi (postavení se na nohy je tedy součástí této akce).</text:span></text:p>
      <text:p text:style-name="Text_20_body"/>
      <text:list xml:id="list154631550183250" text:continue-numbering="true" text:style-name="WW8Num1">
        <text:list-item>
          <text:list>
            <text:list-item>
              <text:list>
                <text:list-item>
                  <text:list>
                    <text:list-item>
                      <text:list>
                        <text:list-item>
                          <text:h text:style-name="Heading_20_5" text:outline-level="5">Použití zbraní v zápase</text:h>
                        </text:list-item>
                      </text:list>
                    </text:list-item>
                  </text:list>
                </text:list-item>
              </text:list>
            </text:list-item>
          </text:list>
        </text:list-item>
      </text:list>
      <text:p text:style-name="Text_20_body">Při zápasení je možné použít zbraně pro boj zblízka, ovšem s postihem k útoku rovným délce použité zbraně (délka zbraně je parametr uvedený v <text:span text:style-name="T36">Tabulce zbraní pro boj zblízka</text:span>). Použitá dovednost odpovídá <text:soft-page-break/>zbrani.<text:line-break/></text:p>
      <text:list xml:id="list154631568166155" text:continue-numbering="true" text:style-name="WW8Num1">
        <text:list-item>
          <text:list>
            <text:list-item>
              <text:list>
                <text:list-item>
                  <text:list>
                    <text:list-item>
                      <text:list>
                        <text:list-item>
                          <text:h text:style-name="Heading_20_5" text:outline-level="5">Útok na protivníka mimo zápas</text:h>
                        </text:list-item>
                      </text:list>
                    </text:list-item>
                  </text:list>
                </text:list-item>
              </text:list>
            </text:list-item>
          </text:list>
        </text:list-item>
      </text:list>
      <text:p text:style-name="Text_20_body">Modifikátor hodu na útok</text:p>
      <text:p text:style-name="Text_20_body">Po dobu, kdy jsi vázaný v zápase ti tvůj protivník značně ztěžuje pohyb a zcela znemožňuje přesun. Můžeš útočit pouze na protivníky, které máš v bezprostředním dosahu (nikoliv až do vzdálenosti své Bojové rychlosti jako v běžném boji) a započítáš si proti nim postih -1 na útok (navíc k případnému postihu za boj ze země).</text:p>
      <text:p text:style-name="Standard"/>
      <text:list xml:id="list154631623190578" text:continue-numbering="true" text:style-name="WW8Num1">
        <text:list-item>
          <text:list>
            <text:list-item>
              <text:list>
                <text:list-item>
                  <text:list>
                    <text:list-item>
                      <text:list>
                        <text:list-item>
                          <text:h text:style-name="Heading_20_5" text:outline-level="5">Útok na zápasící postavu</text:h>
                        </text:list-item>
                      </text:list>
                    </text:list-item>
                  </text:list>
                </text:list-item>
              </text:list>
            </text:list-item>
          </text:list>
        </text:list-item>
      </text:list>
      <text:p text:style-name="Text_20_body">Modifikátor hodu na útok</text:p>
      <text:p text:style-name="Text_20_body">Pokud nejsi zapojený do zápasu a útočíš na nějakého zápasícího protivníka, tak se buď můžeš do zápasu přidat (automaticky za volnou akci), nebo riskovat, že zasáhneš špatný cíl. Tvůj útok se pak vyhodnocuje jako by šlo o <text:s/><text:span text:style-name="T36">Střelbu do souboje na blízko</text:span><text:span text:style-name="T39"> (ať už útočíš střelnou zbraní nebo na blízko). Zápasící obránce si proti tobě počítá postih -1 k OČ za to, že je vázaný v zápase a případně další postih -1, pokud zápasí na zemi a ty útočíš ze stoje.</text:span></text:p>
      <text:p text:style-name="P14"/>
      <text:list xml:id="list154631638188919" text:continue-numbering="true" text:style-name="WW8Num1">
        <text:list-item>
          <text:list>
            <text:list-item>
              <text:list>
                <text:list-item>
                  <text:list>
                    <text:list-item>
                      <text:h text:style-name="Heading_20_4" text:outline-level="4"><text:bookmark-start text:name="__RefHeading__3308_1071858212"/>Obrana spolubojovníka</text:h>
                    </text:list-item>
                  </text:list>
                </text:list-item>
              </text:list>
            </text:list-item>
          </text:list>
        </text:list-item>
      </text:list>
      <text:p text:style-name="Text_20_body">Obranná akce</text:p>
      <text:p text:style-name="P144">Kromě sebe můžeš také bránit svého spolubojovníka, musíš na to ale obětovat svoji obrannou akci (sám se tedy budeš moci bránit pouze pasivně). Ze zjevných důvodů není možné krýt někoho jiného uhýbáním, pokud ale máš štít, tak můžeš někoho krýt i proti útokům z dálky. Jednu postavu může takto bránit i větší počet obránců.<text:line-break/><text:tab/>Obrana spolubojovníka se vyhodnocuje jako obyčejná obrana s postihem -1 a pokud je úspěšná, cíl útoku není vůbec zasažen (a není tedy nutné, aby si házel na obranu). Pokud Obrana spolubojovníka úspěšná není, tak si proti tomu samému hodu na útok hází na obranu ještě původní cíl útoku a výsledek zásahu se určí podle výsledku té obrany, která dopadla lépe.<text:line-break/><text:tab/>Obranu spolubojovníka je možné kombinovat s Plnou obranou (vůbec v kole neútočit a získat tak bonus +1 k hodu na obranu) a s obrannými fintami.</text:p>
      <text:p text:style-name="P156"/>
      <text:list xml:id="list154631681186223" text:continue-numbering="true" text:style-name="WW8Num1">
        <text:list-item>
          <text:list>
            <text:list-item>
              <text:list>
                <text:list-item>
                  <text:list>
                    <text:list-item>
                      <text:h text:style-name="P219" text:outline-level="4">Pomoc spolubojovníkovi</text:h>
                    </text:list-item>
                  </text:list>
                </text:list-item>
              </text:list>
            </text:list-item>
          </text:list>
        </text:list-item>
      </text:list>
      <text:p text:style-name="P134">Komplexní akce</text:p>
      <text:p text:style-name="P134">Kromě toho, že můžeš spolubojovníka bránit, mu také můžeš poskytnout výhodu v útoku – třeba tím, že se pokusíš jeho protivníka odkrýt nebo rozptýlit (například předstíraným útokem svou zbraní nebo třeba vržením nějakého předmětu). Pomoc spolubojovníkovi je neútočná komplexní akce, neházíš si tedy vůbec na útok a nemůžeš v tomto kole dělat jiné komplexní akce. Její efekt je, že všichni, kdo útočí na cíl, který se pokoušíš odkrýt, si v tomto kole mohou započítat bonus +1 k hodu na útok.<text:line-break/><text:bookmark-start text:name="__RefHeading__3124_1761741664"/><text:tab/>Pokud se stejný cíl pokouší odkrýt více postav, bonusy se nesčítají. Bonus se ale sčítá s případným bonusem za fintu použitou útočníkem.</text:p>
      <text:p text:style-name="P134"/>
      <text:p text:style-name="P134"><text:bookmark-start text:name="__RefHeading__2909_270129214"/></text:p>
      <text:list xml:id="list154631701169315" text:continue-numbering="true" text:style-name="WW8Num1">
        <text:list-item>
          <text:list>
            <text:list-item>
              <text:list>
                <text:list-item>
                  <text:list>
                    <text:list-item>
                      <text:h text:style-name="Heading_20_4" text:outline-level="4"><text:bookmark-start text:name="__RefHeading__3923_2029073874"/>Velení</text:h>
                    </text:list-item>
                  </text:list>
                </text:list-item>
              </text:list>
            </text:list-item>
          </text:list>
        </text:list-item>
      </text:list>
      <text:p text:style-name="Text_20_body">Nezávislá činnost (mluvení, gestikulace)</text:p>
      <text:p text:style-name="Text_20_body"><text:soft-page-break/>Pokud ovládáš samostatnou dovednost Velení a tví spolubojovníci tvé rozkazy poslouchají, tak můžeš přidělit bonus +1 k útoku nebo obraně až tolika z nich, kolik činí tvé hodnocení této dovednosti. Pokud jsou tvé rozkazy defenzivní, bonus se přičítá k hodu na obranu, ofenzivní rozkazy dávají bonus na útok. Pro získání bonusu nestačí říct „Uděluju rozkazy“, musíš skutečně nějaké smysluplné rozkazy vyslovit. Tento bonus se sčítá se všemi ostatními bonusy, rozkazy ale pochopitelně může dávat jen jedna osoba najednou.</text:p>
      <text:p text:style-name="P132"/>
      <text:list xml:id="list154631726160544" text:continue-numbering="true" text:style-name="WW8Num1">
        <text:list-item>
          <text:list>
            <text:list-item>
              <text:list>
                <text:list-item>
                  <text:list>
                    <text:list-item>
                      <text:h text:style-name="Heading_20_4" text:outline-level="4"><text:bookmark-start text:name="__RefHeading__2015_1699506768"/>Útok ze zálohy</text:h>
                    </text:list-item>
                  </text:list>
                </text:list-item>
              </text:list>
            </text:list-item>
          </text:list>
        </text:list-item>
      </text:list>
      <text:p text:style-name="Text_20_body">Komplexní akce</text:p>
      <text:p text:style-name="P153">O útok ze zálohy se jedná, pokud jsi byl až do chvíle útoku schovaný, máš dobrý výhled na svůj cíl a on o tobě až do chvíle útoku nevěděl. Například když:</text:p>
      <text:list xml:id="list4782143028371758057" text:style-name="WW8Num3">
        <text:list-item>
          <text:p text:style-name="P180"><text:span text:style-name="T60">Jsi někde skrytý se střelnou zbraní (například na střeše domu) a cíl o tobě neví (neuspěl v testu Vnímání proti tvému Plížení, viz kapitola </text:span><text:span text:style-name="T64">Postřeh, hledání a naslouchání</text:span><text:span text:style-name="T60">).</text:span></text:p>
        </text:list-item>
      </text:list>
      <text:list xml:id="list7837234273119703265" text:style-name="WW8Num4">
        <text:list-item>
          <text:p text:style-name="P154">Připlížil ses se zezadu k cíli a ten si toho nevšiml (neuspěl v testu Vnímání proti tvému Plížení).</text:p>
        </text:list-item>
      </text:list>
      <text:list xml:id="list3024690110659041889" text:style-name="WW8Num5">
        <text:list-item>
          <text:p text:style-name="P155">Chováš se jako jeden z davu (např. na tržišti), a povedlo se ti přesunout se cíli do zad, aniž by si toho všiml (neuspěl v testu Zlodějské praktiky (Ostražitost) proti tvým Zlodějským praktikám (Nenápadnost)).</text:p>
        </text:list-item>
        <text:list-item>
          <text:p text:style-name="P155">Jsi neviditelný a cíl si tě nevšiml (neuspěl v testu Vnímání proti tvému Plížení s postihem -2 za to, že jsi neviditelný).</text:p>
        </text:list-item>
      </text:list>
      <text:p text:style-name="Text_20_body"/>
      <text:p text:style-name="Text_20_body">Pokud se cíl chová ostražitě (hráčská postava je ostražitá vždy, leda by její hráč výslovně prohlásil, že se se chová bezstarostně a svého okolí si nevšímá) a ještě jste neházeli na objevení útočníka (tedy Ostražitostí proti Nenápadnosti nebo Vnímáním proti Plížení, podle toho, jakým způsobem se útočník skrývá (viz kapitola <text:span text:style-name="T64">Postřeh, hledání a naslouchání</text:span>)), tak tento test proveďte na začátku kola před vlastním útokem. Bezstarostný cíl si nehází, v testu automaticky neuspěje.</text:p>
      <text:p text:style-name="Text_20_body"/>
      <text:list xml:id="list154631791162574" text:continue-list="list154631726160544" text:style-name="WW8Num1">
        <text:list-item>
          <text:list>
            <text:list-item>
              <text:list>
                <text:list-item>
                  <text:list>
                    <text:list-item>
                      <text:list>
                        <text:list-item>
                          <text:h text:style-name="Heading_20_5" text:outline-level="5">Vyhodnocení útoku ze zálohy</text:h>
                        </text:list-item>
                      </text:list>
                    </text:list-item>
                  </text:list>
                </text:list-item>
              </text:list>
            </text:list-item>
          </text:list>
        </text:list-item>
      </text:list>
      <text:p text:style-name="Text_20_body">Pokud cíl před útokem uspěl v testu na objevení útočníka, tak se nejedná o útok ze zálohy, protože o útočníkovi ví. Útočník ale si ale stále započítá bonus +2 k útoku za fintu připravenou před bojem (leda by útočil okamžitě poté, co se cíli ztratil z očí). Pokud cíl v testu na objevení útočníka neuspěl, tak vyhodnocení útoku závisí na tom, co zrovna cíl dělá:</text:p>
      <text:list xml:id="list2225114649639126528" text:style-name="WW8Num6">
        <text:list-item>
          <text:p text:style-name="P181">Pokud se aktivně účastní boje (včetně střelby, kouzlení a ostatních komplexních akcí prováděných v bojové situaci) nebo se aktivně snaží případným útočníkům ztížit zásah (běží a snaží se kličkovat, provádí různé akrobatické manévry, atd.), tak se proti útoku ze zálohy brání pasivně (tedy s postihem -2 k OČ).</text:p>
        </text:list-item>
        <text:list-item>
          <text:p text:style-name="P181">Pokud se neúčastní boje, ani se nesnaží aktivně bránit před případným útokem (stojí na stráži, sedí na židli, prochází se a s někým se baví, jde po cestě, běží bez kličkování a uhýbání atd.), tak se proti útoku ze zálohy nebrání vůbec a jeho hod na obranu je 0 + 1k6 (útočník si ale stále počítá postihy za běžící cíl a podobně).</text:p>
        </text:list-item>
      </text:list>
      <text:p text:style-name="Text_20_body">Skrytý útočník si ve obou případech k hodu na útok navíc počítá bonus +2 za fintu, protože měl situaci připravenou (leda by útočil okamžitě poté, co se cíli ztratil z očí).</text:p>
      <text:p text:style-name="Text_20_body"/>
      <text:list xml:id="list154631829165893" text:continue-list="list154631791162574" text:style-name="WW8Num1">
        <text:list-item>
          <text:list>
            <text:list-item>
              <text:list>
                <text:list-item>
                  <text:list>
                    <text:list-item>
                      <text:list>
                        <text:list-item>
                          <text:h text:style-name="Heading_20_5" text:outline-level="5">Kouzla a útoky ze zálohy</text:h>
                        </text:list-item>
                      </text:list>
                    </text:list-item>
                  </text:list>
                </text:list-item>
              </text:list>
            </text:list-item>
          </text:list>
        </text:list-item>
      </text:list>
      <text:p text:style-name="Text_20_body">Kouzla je možné k útoku ze zálohy použít, je však potřeba brát ohled na to, že většinou vyžadují hlasité zaklínání. Pokud se ti však podaří seslat kouzlo tak, aby o tom zamýšlený cíl nevěděl (například vyvoláním bez zaříkávání), tak se seslání kouzla se vyhodnocuje jako standardní útok ze zálohy.</text:p>
      <text:p text:style-name="Text_20_body"><text:soft-page-break/></text:p>
      <text:list xml:id="list154631841170567" text:continue-numbering="true" text:style-name="WW8Num1">
        <text:list-item>
          <text:list>
            <text:list-item>
              <text:list>
                <text:list-item>
                  <text:list>
                    <text:list-item>
                      <text:list>
                        <text:list-item>
                          <text:h text:style-name="Heading_20_5" text:outline-level="5">Nalezení útočníka po útoku ze zálohy</text:h>
                        </text:list-item>
                      </text:list>
                    </text:list-item>
                  </text:list>
                </text:list-item>
              </text:list>
            </text:list-item>
          </text:list>
        </text:list-item>
      </text:list>
      <text:p text:style-name="Text_20_body">Pokud je útok ze zálohy vedený na dálku, nebo pokud je útočník neviditelný, tak je možné, že ho cíl ani nikdo další nenalezne ani po provedení útoku. Rozhoduje o tom <text:span text:style-name="T36">nový</text:span> test na nalezení skrytého útočníka (znovu se hází proto, že se zásadním způsobem změnila situace, útočník se prozradil útokem) a skrytý útočník si ke svému hodu započítá postih -2 (při naprosto neslyšném útoku, například Alchymistou vyrobeným <text:span text:style-name="T36">Nehlučným lukem</text:span><text:span text:style-name="T39">, bude mít postih jen -1</text:span>).</text:p>
      <text:p text:style-name="Text_20_body"/>
      <text:list xml:id="list154631882164285" text:continue-numbering="true" text:style-name="WW8Num1">
        <text:list-item>
          <text:list>
            <text:list-item>
              <text:list>
                <text:list-item>
                  <text:list>
                    <text:list-item>
                      <text:list>
                        <text:list-item>
                          <text:h text:style-name="Heading_20_5" text:outline-level="5">Skrývání se v průběhu boje</text:h>
                        </text:list-item>
                      </text:list>
                    </text:list-item>
                  </text:list>
                </text:list-item>
              </text:list>
            </text:list-item>
          </text:list>
        </text:list-item>
      </text:list>
      <text:p text:style-name="Text_20_body">Komplexní akce</text:p>
      <text:p text:style-name="Text_20_body">Když se chceš skrýt poté, se se už zapojil do boje, tak se musíš nejprve z boje odpoutat (tedy dosáhnout toho, že na tebe v daném kole nebude chtít nikdo útočit) a najít něco, za co se můžeš schovat, případně se nějakým způsobem zneviditelnit. Zmizení z očí protivníků je každopádně komplexní akce, ať už to znamená seslání kouzla <text:span text:style-name="T36">Neviditelnost</text:span>, nebo vyhledání úkrytu.</text:p>
      <text:p text:style-name="Text_20_body"/>
      <text:list xml:id="list154631898185239" text:continue-numbering="true" text:style-name="WW8Num1">
        <text:list-item>
          <text:list>
            <text:list-item>
              <text:list>
                <text:list-item>
                  <text:h text:style-name="P223" text:outline-level="3"><text:bookmark-start text:name="__RefHeading__6214_613080586"/><text:bookmark-start text:name="__RefHeading__6006_1574798422"/><text:bookmark-start text:name="__RefHeading__5801_704881804"/><text:bookmark-start text:name="__RefHeading__5598_1112796876"/><text:bookmark-start text:name="__RefHeading__5404_470946183"/><text:bookmark-start text:name="__RefHeading__5209_952857884"/><text:bookmark-start text:name="__RefHeading__5015_1163710135"/><text:bookmark-start text:name="__RefHeading__4831_913315267"/><text:bookmark-start text:name="__RefHeading__4650_630685431"/><text:bookmark-start text:name="__RefHeading__4471_1736126469"/><text:bookmark-start text:name="__RefHeading__4287_1074358857"/><text:bookmark-start text:name="__RefHeading__4103_390576214"/><text:bookmark-start text:name="__RefHeading__2375_588121625"/><text:bookmark-start text:name="__RefHeading__2733_1236622114"/><text:bookmark-start text:name="__RefHeading__3925_2029073874"/><text:bookmark-start text:name="__RefHeading__13344_416654011"/><text:bookmark-start text:name="__RefHeading__6217_416654011"/><text:bookmark-start text:name="__RefHeading__2967_416654011"/><text:bookmark-start text:name="__RefHeading__1297_1256013735"/><text:bookmark-start text:name="__RefHeading__1117_552295790"/><text:bookmark-start text:name="74"/><text:bookmark-start text:name="__RefHeading__2731_1236622114"/><text:bookmark-start text:name="__RefHeading__4011_166433791"/><text:bookmark-start text:name="__RefHeading__4195_389828191"/><text:bookmark-start text:name="__RefHeading__4380_1606745807"/><text:bookmark-start text:name="__RefHeading__4557_1444625655"/><text:bookmark-start text:name="__RefHeading__4742_1310006689"/><text:bookmark-start text:name="__RefHeading__4922_1577118845"/><text:bookmark-start text:name="__RefHeading__5106_1017986065"/><text:bookmark-start text:name="__RefHeading__5307_1695420038"/><text:bookmark-start text:name="__RefHeading__5497_1220005542"/><text:bookmark-start text:name="__RefHeading__5701_1310750014"/><text:bookmark-start text:name="__RefHeading__5903_1842958974"/><text:bookmark-start text:name="__RefHeading__6110_585935303"/><text:bookmark-start text:name="__RefHeading__6319_680152062"/>Granáty a výbušniny</text:h>
                </text:list-item>
              </text:list>
            </text:list-item>
          </text:list>
        </text:list-item>
      </text:list>
      <text:p text:style-name="Text_20_body"><text:span text:style-name="T25">Granáty (například </text:span><text:span text:style-name="T34">Ohnivá hlína</text:span><text:span text:style-name="T25"> nebo hrušky vykouzlené pomocí kouzla </text:span><text:span text:style-name="T34">Nebezpečné ovoce</text:span><text:span text:style-name="T25">) se nejčastěji hází a exploze nastává při dopadu. </text:span><text:span text:style-name="T8">Takový útok se vyhodnocuje ve dvou fázích: Nejdříve se určí, kam granát dopadl a poté se vyhodnotí účinek výbuchu.</text:span></text:p>
      <text:p text:style-name="Text_20_body"/>
      <text:list xml:id="list154631911187524" text:continue-numbering="true" text:style-name="WW8Num1">
        <text:list-item>
          <text:list>
            <text:list-item>
              <text:list>
                <text:list-item>
                  <text:list>
                    <text:list-item>
                      <text:h text:style-name="Heading_20_4" text:outline-level="4">Určení místa dopadu granátu</text:h>
                    </text:list-item>
                  </text:list>
                </text:list-item>
              </text:list>
            </text:list-item>
          </text:list>
        </text:list-item>
      </text:list>
      <text:p text:style-name="Text_20_body">Při hodu granátem se používá dovednost Vrhací zbraně (Kameny a granáty). Granát má stejný dostřel jako kámen (základní dostřel je Sil + 5, maximální je trojnásobek základního), bonus k útoku 0 a ke zranění také 0. Když se snažíš zasáhnout nějaké místo a nikoliv přímo živého protivníka, tak PJ za cílové místo hází 0 + 1k6. Pokud ses netrefil, tak granát dopadla někde poblíž, a to tolik sáhů mimo, o kolik jsi podhodil obranu cílového místa. Tato vzdálenost (říkáme ji rozptyl) se navíc násobí dvěma, pokud byl cíl dál než v základním dostřelu granátu.<text:line-break/><text:tab/>Směr, kterým se vržený objekt od zamýšleného místa odchýlil, je náhodný a PJ jej určí hodem 1k6, výsledek po vynásobení dvěma znamená odpovídá pozici na hodinovém ciferníku (dvanáctka je přehození dopředu ve směru hodu).</text:p>
      <text:p text:style-name="P148"/>
      <text:list xml:id="list154631947180410" text:continue-numbering="true" text:style-name="WW8Num1">
        <text:list-item>
          <text:list>
            <text:list-item>
              <text:list>
                <text:list-item>
                  <text:list>
                    <text:list-item>
                      <text:h text:style-name="Heading_20_4" text:outline-level="4">Určení efektu exploze</text:h>
                    </text:list-item>
                  </text:list>
                </text:list-item>
              </text:list>
            </text:list-item>
          </text:list>
        </text:list-item>
      </text:list>
      <text:p text:style-name="Text_20_body"><text:span text:style-name="T8">Efekt exploze se určuje stejně, ať už se jedná o granát nebo o nastraženou výbušninu (například alchymistickou </text:span><text:span text:style-name="T34">bombu</text:span><text:span text:style-name="T8">). Síla exploze granátů nezávisí na vrhací dovednosti toho, kdo granátem hodil, ale na dovednosti toho, kdo jej vyrobil.<text:line-break/><text:tab/>Každý výbušný předmět má v pravidlech uvedeno, jak se určí jeho síla exploze, jaký má bonus ke zranění, jaký je účinný poloměr výbuchu a o kolik se snižuje síla exploze za každý sáh vzdálenosti cíle od epicentra (od místa dopadu). Výbuch zasáhne všechny cíle v zasaženém prostoru kromě těch skrytých za dostatečně pevnou překážkou (například za silnou kamennou stěnou). Každý zasažený si zvlášť hází na obranu (s případným postihem za pasivní obranu, pokud svou obrannou akci věnoval na obranu před jiným útokem), za bombu nebo granát se na útok hází pouze jednou, a to (Síla exploze + 1k6). Bonus ke zranění se zohlední stejně, jako by šlo o útok obyčejnou zbraní. </text:span><text:span text:style-name="T28">Na hod na sílu exploze se nevztahují postihy za sníženou viditelnost ani za zranění toho, kdo bombu položil, nebo kdo hodil granát, proti každému cíli se však odečte -1 za každý sáh vzdálenosti od epicentra. Zasažení se mohou bránit uhýbáním, štítem, případně nějakým vhodným kouzlem a zranění se běžným způsobem redukuje pokrytím a případně kvalitou zbroje.</text:span></text:p>
      <text:p text:style-name="P269"><text:soft-page-break/></text:p>
      <text:list xml:id="list154631959190419" text:continue-numbering="true" text:style-name="WW8Num1">
        <text:list-item>
          <text:list>
            <text:list-item>
              <text:list>
                <text:list-item>
                  <text:list>
                    <text:list-item>
                      <text:h text:style-name="Heading_20_4" text:outline-level="4">Kumulování výbušnin</text:h>
                    </text:list-item>
                  </text:list>
                </text:list-item>
              </text:list>
            </text:list-item>
          </text:list>
        </text:list-item>
      </text:list>
      <text:p text:style-name="Text_20_body">Házet větším množstvím výbušniny, než obsahuje <text:span text:style-name="T47">Ohnivá hlína</text:span> nebo <text:span text:style-name="T47">Nebezpečné ovoce</text:span>, je znatelně obtížnější. Pokud tedy budeš házet pytlem s větším počtem ohnivých hlín nebo výbušných hrušek, (nebo když alchymista uplácá „větší hlínu“), tak si budeš muset započítat postih -1 na útok a k dostřelu za každé zdvojnásobení množství výbušnin (tedy postih -1 při hodu dvěma nebo třeba najednou, -2 při hodu čtyřmi až sedmi najednou, atd.)<text:line-break/><text:tab/>S každým zdvojnásobením množství výbušnin ale současně o 1 vroste Síla exploze. Kumulovaná exploze se proti každému zasaženému cíli stále vyhodnocuje jen jako jeden útok.<text:line-break/><text:tab/>Při výbuchu většího počtu alchymistických bomb síla exploze roste stejným způsobem.</text:p>
      <text:p text:style-name="P170"/>
      <text:list xml:id="list154631972181576" text:continue-numbering="true" text:style-name="WW8Num1">
        <text:list-item>
          <text:h text:style-name="Heading_20_1" text:outline-level="1"><text:bookmark-start text:name="__RefHeading__6321_680152062"/><text:bookmark-start text:name="__RefHeading__6112_585935303"/><text:bookmark-start text:name="__RefHeading__5905_1842958974"/><text:bookmark-start text:name="__RefHeading__5703_1310750014"/><text:bookmark-start text:name="__RefHeading__5499_1220005542"/><text:bookmark-start text:name="__RefHeading__5309_1695420038"/><text:bookmark-start text:name="__RefHeading__5108_1017986065"/><text:bookmark-start text:name="__RefHeading__4924_1577118845"/><text:bookmark-start text:name="__RefHeading__4744_1310006689"/><text:bookmark-start text:name="__RefHeading__4559_1444625655"/><text:bookmark-start text:name="__RefHeading__4382_1606745807"/><text:bookmark-start text:name="__RefHeading__4197_389828191"/><text:bookmark-start text:name="__RefHeading__4013_166433791"/><text:bookmark-start text:name="__RefHeading__2735_1236622114"/><text:bookmark-start text:name="__RefHeading__3927_2029073874"/><text:bookmark-start text:name="__RefHeading__2195_1935348469"/><text:bookmark-start text:name="__RefHeading__2554_1402843499"/><text:bookmark-start text:name="__RefHeading__2465_354735483"/><text:bookmark-start text:name="__RefHeading__2642_1914700735"/><text:bookmark-start text:name="__RefHeading__11495_416654011"/><text:bookmark-start text:name="__RefHeading__15282_416654011"/><text:bookmark-start text:name="__RefHeading__2105_425077428"/><text:bookmark-start text:name="__RefHeading__2285_374322643"/><text:bookmark-start text:name="__RefHeading__2820_1037820875"/><text:bookmark-start text:name="751"/><text:bookmark-start text:name="__RefHeading__3580_1767808843"/><text:bookmark-start text:name="63"/><text:bookmark-start text:name="64"/><text:bookmark-start text:name="__RefHeading__3753_1539619621"/><text:bookmark-start text:name="__RefHeading__3845_1016505843"/><text:bookmark-start text:name="__RefHeading__3666_575115563"/><text:bookmark-start text:name="811"/><text:bookmark-start text:name="__RefHeading__1027_1800846094"/><text:bookmark-start text:name="__RefHeading__1207_504877730"/><text:bookmark-start text:name="__RefHeading__1387_1117028995"/><text:bookmark-start text:name="__RefHeading__4548_416654011"/><text:bookmark-start text:name="__RefHeading__3031_492158928"/><text:bookmark-start text:name="__RefHeading__3216_606940407"/><text:bookmark-start text:name="__RefHeading__3400_1272288082"/><text:bookmark-start text:name="82"/><text:bookmark-start text:name="83"/><text:bookmark-start text:name="84"/><text:bookmark-start text:name="85"/><text:bookmark-start text:name="__RefHeading__3494_2029160294"/><text:bookmark-start text:name="__RefHeading__3310_1071858212"/><text:bookmark-start text:name="__RefHeading__3126_1761741664"/><text:bookmark-start text:name="__RefHeading__2911_270129214"/><text:bookmark-start text:name="__RefHeading__2017_1699506768"/><text:bookmark-start text:name="__RefHeading__13346_416654011"/><text:bookmark-start text:name="__RefHeading__6219_416654011"/><text:bookmark-start text:name="__RefHeading__2969_416654011"/><text:bookmark-start text:name="__RefHeading__1299_1256013735"/><text:bookmark-start text:name="__RefHeading__1119_552295790"/><text:bookmark-start text:name="86"/><text:bookmark-start text:name="__RefHeading__4105_390576214"/><text:bookmark-start text:name="__RefHeading__4289_1074358857"/><text:bookmark-start text:name="__RefHeading__4473_1736126469"/><text:bookmark-start text:name="__RefHeading__4652_630685431"/><text:bookmark-start text:name="__RefHeading__4833_913315267"/><text:bookmark-start text:name="__RefHeading__5017_1163710135"/><text:bookmark-start text:name="__RefHeading__5211_952857884"/><text:bookmark-start text:name="__RefHeading__5406_470946183"/><text:bookmark-start text:name="__RefHeading__5600_1112796876"/><text:bookmark-start text:name="__RefHeading__5803_704881804"/><text:bookmark-start text:name="__RefHeading__6008_1574798422"/><text:bookmark-start text:name="__RefHeading__6216_613080586"/>Pravidla mimo boj</text:h>
        </text:list-item>
      </text:list>
      <text:p text:style-name="P132">Tato část pravidel popisuje několik typických situací, které mohou při dobrodružství nastat.</text:p>
      <text:p text:style-name="P132"/>
      <text:list xml:id="list154631996166620" text:continue-numbering="true" text:style-name="WW8Num1">
        <text:list-item>
          <text:list>
            <text:list-item>
              <text:h text:style-name="Heading_20_2" text:outline-level="2"><text:bookmark-start text:name="__RefHeading__6323_680152062"/><text:bookmark-start text:name="__RefHeading__6114_585935303"/><text:bookmark-start text:name="__RefHeading__5907_1842958974"/><text:bookmark-start text:name="__RefHeading__5705_1310750014"/><text:bookmark-start text:name="__RefHeading__5501_1220005542"/><text:bookmark-start text:name="__RefHeading__5311_1695420038"/><text:bookmark-start text:name="__RefHeading__5110_1017986065"/><text:bookmark-start text:name="__RefHeading__4926_1577118845"/><text:bookmark-start text:name="__RefHeading__4746_1310006689"/><text:bookmark-start text:name="__RefHeading__4561_1444625655"/><text:bookmark-start text:name="__RefHeading__4384_1606745807"/><text:bookmark-start text:name="__RefHeading__4199_389828191"/><text:bookmark-start text:name="__RefHeading__4015_166433791"/><text:bookmark-start text:name="__RefHeading__2111_425077428"/><text:bookmark-start text:name="__RefHeading__3929_2029073874"/><text:bookmark-start text:name="__RefHeading__2377_588121625"/><text:bookmark-start text:name="__RefHeading__2197_1935348469"/><text:bookmark-start text:name="__RefHeading__2556_1402843499"/><text:bookmark-start text:name="__RefHeading__2467_354735483"/><text:bookmark-start text:name="__RefHeading__2644_1914700735"/><text:bookmark-start text:name="__RefHeading__11497_416654011"/><text:bookmark-start text:name="__RefHeading__15284_416654011"/><text:bookmark-start text:name="__RefHeading__3582_1767808843"/><text:bookmark-start text:name="68"/><text:bookmark-start text:name="69"/><text:bookmark-start text:name="70"/><text:bookmark-start text:name="71"/><text:bookmark-start text:name="72"/><text:bookmark-start text:name="__RefHeading__3755_1539619621"/><text:bookmark-start text:name="__RefHeading__3847_1016505843"/><text:bookmark-start text:name="__RefHeading__3668_575115563"/><text:bookmark-start text:name="891"/><text:bookmark-start text:name="90"/><text:bookmark-start text:name="91"/><text:bookmark-start text:name="92"/><text:bookmark-start text:name="93"/><text:bookmark-start text:name="__RefHeading__1029_1800846094"/><text:bookmark-start text:name="__RefHeading__1209_504877730"/><text:bookmark-start text:name="__RefHeading__1389_1117028995"/><text:bookmark-start text:name="__RefHeading__4550_416654011"/><text:bookmark-start text:name="__RefHeading__3033_492158928"/><text:bookmark-start text:name="__RefHeading__3218_606940407"/><text:bookmark-start text:name="__RefHeading__3402_1272288082"/><text:bookmark-start text:name="__RefHeading__3496_2029160294"/><text:bookmark-start text:name="__RefHeading__3312_1071858212"/><text:bookmark-start text:name="__RefHeading__3128_1761741664"/><text:bookmark-start text:name="__RefHeading__2913_270129214"/><text:bookmark-start text:name="__RefHeading__2019_1699506768"/><text:bookmark-start text:name="__RefHeading__13348_416654011"/><text:bookmark-start text:name="__RefHeading__6221_416654011"/><text:bookmark-start text:name="__RefHeading__2971_416654011"/><text:bookmark-start text:name="__RefHeading__1301_1256013735"/><text:bookmark-start text:name="__RefHeading__1121_552295790"/><text:bookmark-start text:name="94"/><text:bookmark-start text:name="__RefHeading__4107_390576214"/><text:bookmark-start text:name="__RefHeading__4291_1074358857"/><text:bookmark-start text:name="__RefHeading__4475_1736126469"/><text:bookmark-start text:name="__RefHeading__4654_630685431"/><text:bookmark-start text:name="__RefHeading__4835_913315267"/><text:bookmark-start text:name="__RefHeading__5019_1163710135"/><text:bookmark-start text:name="__RefHeading__5213_952857884"/><text:bookmark-start text:name="__RefHeading__5408_470946183"/><text:bookmark-start text:name="__RefHeading__5602_1112796876"/><text:bookmark-start text:name="__RefHeading__5805_704881804"/><text:bookmark-start text:name="__RefHeading__6010_1574798422"/><text:bookmark-start text:name="__RefHeading__6218_613080586"/>Pohyb</text:h>
            </text:list-item>
          </text:list>
        </text:list-item>
      </text:list>
      <text:p text:style-name="P132">Často kladenou otázkou je, jak dlouho vám potrvá cesta z jednoho místa na druhé. Přesná pravidla pro něco takového by byla složitá a v konečném důsledku zbytečná, můžete ale použít tento jednoduchý odhad:<text:line-break/><text:tab/>V rovném a nepříliš náročném terénu za jeden den ujdeš zhruba tolik mil, kolik je desetinásobek tvého hodnocení dovednosti Fyzická zdatnost (Rychlý pochod) zvýšeného o 2. Družina se pohybuje rychlostí nejpomalejší postavy. Běh rychlost cestování na dlouhé vzdálenosti nezvýší, protože se sice dokážeš pohybovat rychleji, ale zato musíš déle odpočívat.<text:line-break/><text:tab/>Pohyb v náročném nebo hornatém terénu je výrazně pomalejší, PJ může podle úvahy snížit koeficient, kterým se základ rychlosti násobí.</text:p>
      <text:p text:style-name="P132"/>
      <text:p text:style-name="P140">Příklad:</text:p>
      <text:p text:style-name="P137">Postava s Fyzickou zdatností 4 denně urazí až 60 mil. Hustým lesem to ale může být třeba jen 30 mil.</text:p>
      <text:p text:style-name="P132"/>
      <text:list xml:id="list154632038187838" text:continue-numbering="true" text:style-name="WW8Num1">
        <text:list-item>
          <text:list>
            <text:list-item>
              <text:list>
                <text:list-item>
                  <text:h text:style-name="Heading_20_3" text:outline-level="3"><text:bookmark-start text:name="__RefHeading__6325_680152062"/><text:bookmark-start text:name="__RefHeading__6116_585935303"/><text:bookmark-start text:name="__RefHeading__5909_1842958974"/><text:bookmark-start text:name="__RefHeading__5707_1310750014"/><text:bookmark-start text:name="__RefHeading__5503_1220005542"/><text:bookmark-start text:name="__RefHeading__5313_1695420038"/><text:bookmark-start text:name="__RefHeading__5112_1017986065"/><text:bookmark-start text:name="__RefHeading__4928_1577118845"/><text:bookmark-start text:name="__RefHeading__4748_1310006689"/><text:bookmark-start text:name="__RefHeading__4563_1444625655"/><text:bookmark-start text:name="__RefHeading__4386_1606745807"/><text:bookmark-start text:name="__RefHeading__4201_389828191"/><text:bookmark-start text:name="__RefHeading__4017_166433791"/><text:bookmark-start text:name="__RefHeading__2826_1037820875"/><text:bookmark-start text:name="__RefHeading__2291_374322643"/><text:bookmark-start text:name="__RefHeading__2379_588121625"/><text:bookmark-start text:name="__RefHeading__2199_1935348469"/><text:bookmark-start text:name="__RefHeading__2558_1402843499"/><text:bookmark-start text:name="__RefHeading__2469_354735483"/><text:bookmark-start text:name="__RefHeading__2646_1914700735"/><text:bookmark-start text:name="__RefHeading__11499_416654011"/><text:bookmark-start text:name="__RefHeading__15286_416654011"/><text:bookmark-start text:name="__RefHeading__3584_1767808843"/><text:bookmark-start text:name="76"/><text:bookmark-start text:name="77"/><text:bookmark-start text:name="78"/><text:bookmark-start text:name="79"/><text:bookmark-start text:name="80"/><text:bookmark-start text:name="__RefHeading__3757_1539619621"/><text:bookmark-start text:name="__RefHeading__3849_1016505843"/><text:bookmark-start text:name="__RefHeading__3670_575115563"/><text:bookmark-start text:name="__RefHeading__4552_416654011"/><text:bookmark-start text:name="__RefHeading__3035_492158928"/><text:bookmark-start text:name="__RefHeading__3220_606940407"/><text:bookmark-start text:name="__RefHeading__3404_1272288082"/><text:bookmark-start text:name="__RefHeading__3498_2029160294"/><text:bookmark-start text:name="__RefHeading__3314_1071858212"/><text:bookmark-start text:name="__RefHeading__3130_1761741664"/><text:bookmark-start text:name="__RefHeading__2915_270129214"/><text:bookmark-start text:name="__RefHeading__2021_1699506768"/><text:bookmark-start text:name="__RefHeading__13350_416654011"/><text:bookmark-start text:name="__RefHeading__6223_416654011"/><text:bookmark-start text:name="__RefHeading__2973_416654011"/><text:bookmark-start text:name="__RefHeading__1303_1256013735"/><text:bookmark-start text:name="__RefHeading__1123_552295790"/><text:bookmark-start text:name="102"/><text:bookmark-start text:name="__RefHeading__2737_1236622114"/><text:bookmark-start text:name="__RefHeading__2381_588121625"/><text:bookmark-start text:name="__RefHeading__2201_1935348469"/><text:bookmark-start text:name="__RefHeading__2560_1402843499"/><text:bookmark-start text:name="__RefHeading__2471_354735483"/><text:bookmark-start text:name="__RefHeading__2648_1914700735"/><text:bookmark-start text:name="__RefHeading__11501_416654011"/><text:bookmark-start text:name="__RefHeading__15288_416654011"/><text:bookmark-start text:name="__RefHeading__4109_390576214"/><text:bookmark-start text:name="__RefHeading__4293_1074358857"/><text:bookmark-start text:name="__RefHeading__4477_1736126469"/><text:bookmark-start text:name="__RefHeading__4656_630685431"/><text:bookmark-start text:name="__RefHeading__4837_913315267"/><text:bookmark-start text:name="__RefHeading__5021_1163710135"/><text:bookmark-start text:name="__RefHeading__5215_952857884"/><text:bookmark-start text:name="__RefHeading__5410_470946183"/><text:bookmark-start text:name="__RefHeading__5604_1112796876"/><text:bookmark-start text:name="__RefHeading__5807_704881804"/><text:bookmark-start text:name="__RefHeading__6012_1574798422"/><text:bookmark-start text:name="__RefHeading__6220_613080586"/>Pronásledování</text:h>
                </text:list-item>
              </text:list>
            </text:list-item>
          </text:list>
        </text:list-item>
      </text:list>
      <text:p text:style-name="P132">Rychlost pohybu začne být důležitá ve chvíli, kdy chceš někoho dohonit, nebo naopak před někým utéct. Pronásledování je možné odehrávat různě a záleží na situaci a prostředí, jaký způsob se více hodí. Pokud je situace zajímavá, můžete odehrávat průběh honičky po jednotlivých bojových kolech, popisovat měnící se situaci a vymýšlet finty, jak pronásledovatele setřást, nebo naopak stáhnout náskok prchajícího. V případě, že chcete rychle určit výsledek a není pro vás důležitý průběh, pak můžete použít následující mechanismus:</text:p>
      <text:p text:style-name="P132"/>
      <text:list xml:id="list154632051164333" text:continue-numbering="true" text:style-name="WW8Num1">
        <text:list-item>
          <text:list>
            <text:list-item>
              <text:list>
                <text:list-item>
                  <text:list>
                    <text:list-item>
                      <text:h text:style-name="Heading_20_4" text:outline-level="4"><text:bookmark-start text:name="__RefHeading__3931_2029073874"/>Určení základního časového intervalu</text:h>
                    </text:list-item>
                  </text:list>
                </text:list-item>
              </text:list>
            </text:list-item>
          </text:list>
        </text:list-item>
      </text:list>
      <text:p text:style-name="P132">V prvním kroku Pán jeskyně určí časový interval, v jehož násobcích se bude honička vyhodnocovat. Přesná hodnota může záviset na prostředí, terénu a situaci a měla by to být zhruba doba, za kterou se pronásledující dokáže dostat do výchozí pozice prchajícího.<text:line-break/><text:tab/>To znamená, že pokud je na začátku honičky prchající stále v dosahu Rychlosti běhu pronásledujícího, základní doba bude 1 kolo, pokud má půl hodiny náskok, základní doba bude půl hodiny.</text:p>
      <text:p text:style-name="P132"/>
      <text:list xml:id="list154632100190413" text:continue-numbering="true" text:style-name="WW8Num1">
        <text:list-item>
          <text:list>
            <text:list-item>
              <text:list>
                <text:list-item>
                  <text:list>
                    <text:list-item>
                      <text:h text:style-name="Heading_20_4" text:outline-level="4"><text:bookmark-start text:name="__RefHeading__2203_1935348469"/><text:soft-page-break/>Test pronásledování</text:h>
                    </text:list-item>
                  </text:list>
                </text:list-item>
              </text:list>
            </text:list-item>
          </text:list>
        </text:list-item>
      </text:list>
      <text:p text:style-name="Text_20_body">Test pronásledování je standardní dovednostní střet a obvykle se při něm používá dovednost Fyzická zdatnost (Běh). Alternativně můžeš použít dovednost Fyzická zdatnost (Rychlý pochod), pak ale nemůžeš využít Výdrž (viz následující odstavec). Pokud jedeš na koni, použij hodnocení své dovednosti Jezdectví a přičti hodnocení Běhu zvířete.</text:p>
      <text:p text:style-name="Text_20_body"/>
      <text:list xml:id="list154632110164879" text:continue-numbering="true" text:style-name="WW8Num1">
        <text:list-item>
          <text:list>
            <text:list-item>
              <text:list>
                <text:list-item>
                  <text:list>
                    <text:list-item>
                      <text:list>
                        <text:list-item>
                          <text:h text:style-name="Heading_20_5" text:outline-level="5">Výdrž</text:h>
                        </text:list-item>
                      </text:list>
                    </text:list-item>
                  </text:list>
                </text:list-item>
              </text:list>
            </text:list-item>
          </text:list>
        </text:list-item>
      </text:list>
      <text:p text:style-name="Text_20_body">Jak pronásledovaný tak pronásledující mohou k testu získat bonus rovný počtu bodů Výdrže, které hodlají investovat. Pokud na konci pronásledování dojde ke střetnutí, tak samozřejmě tyto spotřebované body Výdrže nebudou moci využít.<text:line-break/><text:tab/>Při jízdě na koni, se nevyčerpáváš ty, ale kůň (a počítá se tedy hodnocení Výdrže zvířete).</text:p>
      <text:p text:style-name="Text_20_body"/>
      <text:list xml:id="list154632125177686" text:continue-numbering="true" text:style-name="WW8Num1">
        <text:list-item>
          <text:list>
            <text:list-item>
              <text:list>
                <text:list-item>
                  <text:list>
                    <text:list-item>
                      <text:list>
                        <text:list-item>
                          <text:h text:style-name="Heading_20_5" text:outline-level="5">Vyhodnocení testu pronásledování</text:h>
                        </text:list-item>
                      </text:list>
                    </text:list-item>
                  </text:list>
                </text:list-item>
              </text:list>
            </text:list-item>
          </text:list>
        </text:list-item>
      </text:list>
      <text:p text:style-name="Text_20_body">Při rovnosti výsledků hodů se za desetinásobek základního časového intervalu vzdálenost nezmění. Pokud má pronásledovaný více, tak zvládl utéct a konečně pokud má více pronásledující, tak prchajícího dohonil za (10 – rozdíl hodů) násobků základní doby.</text:p>
      <text:p text:style-name="P132"/>
      <text:list xml:id="list154632147162380" text:continue-numbering="true" text:style-name="WW8Num1">
        <text:list-item>
          <text:list>
            <text:list-item>
              <text:h text:style-name="Heading_20_2" text:outline-level="2"><text:bookmark-start text:name="__RefHeading__6327_680152062"/><text:bookmark-start text:name="__RefHeading__6118_585935303"/><text:bookmark-start text:name="__RefHeading__5911_1842958974"/><text:bookmark-start text:name="__RefHeading__5709_1310750014"/><text:bookmark-start text:name="__RefHeading__5505_1220005542"/><text:bookmark-start text:name="__RefHeading__5315_1695420038"/><text:bookmark-start text:name="__RefHeading__5114_1017986065"/><text:bookmark-start text:name="__RefHeading__4930_1577118845"/><text:bookmark-start text:name="__RefHeading__4750_1310006689"/><text:bookmark-start text:name="__RefHeading__4565_1444625655"/><text:bookmark-start text:name="__RefHeading__4388_1606745807"/><text:bookmark-start text:name="__RefHeading__4203_389828191"/><text:bookmark-start text:name="__RefHeading__4019_166433791"/><text:bookmark-start text:name="1211"/><text:bookmark-start text:name="__RefHeading__3933_2029073874"/><text:bookmark-start text:name="1031"/><text:bookmark-start text:name="__RefHeading__3586_1767808843"/><text:bookmark-start text:name="95"/><text:bookmark-start text:name="__RefHeading__2824_1037820875"/><text:bookmark-start text:name="__RefHeading__2289_374322643"/><text:bookmark-start text:name="__RefHeading__2109_425077428"/><text:bookmark-start text:name="__RefHeading__2107_425077428"/><text:bookmark-start text:name="__RefHeading__2287_374322643"/><text:bookmark-start text:name="__RefHeading__2822_1037820875"/><text:bookmark-start text:name="87"/><text:bookmark-start text:name="88"/><text:bookmark-start text:name="__RefHeading__3759_1539619621"/><text:bookmark-start text:name="__RefHeading__1391_1117028995"/><text:bookmark-start text:name="__RefHeading__1211_504877730"/><text:bookmark-start text:name="__RefHeading__1031_1800846094"/><text:bookmark-start text:name="101"/><text:bookmark-start text:name="__RefHeading__3851_1016505843"/><text:bookmark-start text:name="__RefHeading__3672_575115563"/><text:bookmark-start text:name="1091"/><text:bookmark-start text:name="__RefHeading__1033_1800846094"/><text:bookmark-start text:name="__RefHeading__1213_504877730"/><text:bookmark-start text:name="__RefHeading__1393_1117028995"/><text:bookmark-start text:name="__RefHeading__4554_416654011"/><text:bookmark-start text:name="__RefHeading__3037_492158928"/><text:bookmark-start text:name="__RefHeading__3222_606940407"/><text:bookmark-start text:name="__RefHeading__3406_1272288082"/><text:bookmark-start text:name="__RefHeading__3500_2029160294"/><text:bookmark-start text:name="__RefHeading__3316_1071858212"/><text:bookmark-start text:name="__RefHeading__3132_1761741664"/><text:bookmark-start text:name="__RefHeading__2917_270129214"/><text:bookmark-start text:name="__RefHeading__2023_1699506768"/><text:bookmark-start text:name="__RefHeading__13352_416654011"/><text:bookmark-start text:name="__RefHeading__6225_416654011"/><text:bookmark-start text:name="__RefHeading__2975_416654011"/><text:bookmark-start text:name="__RefHeading__1305_1256013735"/><text:bookmark-start text:name="__RefHeading__1125_552295790"/><text:bookmark-start text:name="110"/><text:bookmark-start text:name="__RefHeading__2739_1236622114"/><text:bookmark-start text:name="__RefHeading__2383_588121625"/><text:bookmark-start text:name="__RefHeading__4111_390576214"/><text:bookmark-start text:name="__RefHeading__4295_1074358857"/><text:bookmark-start text:name="__RefHeading__4479_1736126469"/><text:bookmark-start text:name="__RefHeading__4658_630685431"/><text:bookmark-start text:name="__RefHeading__4839_913315267"/><text:bookmark-start text:name="__RefHeading__5023_1163710135"/><text:bookmark-start text:name="__RefHeading__5217_952857884"/><text:bookmark-start text:name="__RefHeading__5412_470946183"/><text:bookmark-start text:name="__RefHeading__5606_1112796876"/><text:bookmark-start text:name="__RefHeading__5809_704881804"/><text:bookmark-start text:name="__RefHeading__6014_1574798422"/><text:bookmark-start text:name="__RefHeading__6222_613080586"/>Zranění pádem</text:h>
            </text:list-item>
          </text:list>
        </text:list-item>
      </text:list>
      <text:p text:style-name="P132">Při určování zranění pádem hraje roli výška pádu, terén na místě dopadu a také štěstí. Základní zranění <text:s/>pádem roste za každé 2 sáhy délky pádu o stupeň životů padající postavy (protože velikost postavy při pádu neposkytuje výhodu).<text:line-break/><text:tab/>K takto určenému základu zranění se přičítá oprava za nebezpečnost místa dopadu, ta se pohybuje zhruba mezi +0 za tvrdou zem až po +8 za vztyčené, jako břitva ostré čepele (tato oprava už na stupni životů padající postavy nezávisí) a výsledek hodu 1k6.<text:line-break/><text:tab/>Postava zranění pádem sníží o výsledek svého hodu 1k6. Pokud je k tomu terén příznivý (je tam dost prostoru pro kotoul), tak navíc může odečíst své hodnocení dovednosti Akrobacie. Od zranění pádem se neodečítá kvalita zbroje, pouze její pokrytí (výjimkou může být pád z malé výšky na nastražené bodce či čepele).</text:p>
      <text:p text:style-name="P140">Příklad:</text:p>
      <text:p text:style-name="P132">Kroll ve zbroji s pokrytím 2 padá z výšky zhruba 8 sáhů na tvrdou zem pokrytou ostrými kameny. Základ zranění bude 16 (4 * krollův stupeň životů) a zvýší se o 3 za nebezpečné kameny. Celkové zranění bude tedy 19 + 1k6 a hráč krolla od něj odečte pokrytí své zbroje (tedy 2) + 1k6.</text:p>
      <text:p text:style-name="P132"/>
      <text:p text:style-name="P132">Na závěr je ještě třeba dodat, že PJ by nikdy neměl nechat postavu umřít jen proto, že ji například špatně padly kostky při šplhu a zřítila se z velké výšky. Lepší je nechat ji třeba zraněnou se zachytit na nějakém špatně dostupném místě a převést tak situaci na záchrannou akci jejích společníků, nebo vymyslet nějakou jinou napínavou situaci.</text:p>
      <text:p text:style-name="P132"/>
      <text:list xml:id="list154632191168629" text:continue-numbering="true" text:style-name="WW8Num1">
        <text:list-item>
          <text:list>
            <text:list-item>
              <text:h text:style-name="Heading_20_2" text:outline-level="2"><text:bookmark-start text:name="__RefHeading__6329_680152062"/><text:bookmark-start text:name="__RefHeading__6120_585935303"/><text:bookmark-start text:name="__RefHeading__5913_1842958974"/><text:bookmark-start text:name="__RefHeading__5711_1310750014"/><text:bookmark-start text:name="__RefHeading__5507_1220005542"/><text:bookmark-start text:name="__RefHeading__5317_1695420038"/><text:bookmark-start text:name="__RefHeading__5116_1017986065"/><text:bookmark-start text:name="__RefHeading__4932_1577118845"/><text:bookmark-start text:name="__RefHeading__4752_1310006689"/><text:bookmark-start text:name="__RefHeading__4567_1444625655"/><text:bookmark-start text:name="__RefHeading__4390_1606745807"/><text:bookmark-start text:name="__RefHeading__4205_389828191"/><text:bookmark-start text:name="__RefHeading__4021_166433791"/><text:bookmark-start text:name="__RefHeading__6229_416654011"/><text:bookmark-start text:name="__RefHeading__3935_2029073874"/><text:bookmark-start text:name="__RefHeading__2562_1402843499"/><text:bookmark-start text:name="__RefHeading__2473_354735483"/><text:bookmark-start text:name="__RefHeading__2650_1914700735"/><text:bookmark-start text:name="__RefHeading__11503_416654011"/><text:bookmark-start text:name="__RefHeading__15290_416654011"/><text:bookmark-start text:name="__RefHeading__2113_425077428"/><text:bookmark-start text:name="__RefHeading__2293_374322643"/><text:bookmark-start text:name="__RefHeading__2828_1037820875"/><text:bookmark-start text:name="1111"/><text:bookmark-start text:name="__RefHeading__3588_1767808843"/><text:bookmark-start text:name="96"/><text:bookmark-start text:name="97"/><text:bookmark-start text:name="98"/><text:bookmark-start text:name="99"/><text:bookmark-start text:name="100"/><text:bookmark-start text:name="__RefHeading__3761_1539619621"/><text:bookmark-start text:name="__RefHeading__3853_1016505843"/><text:bookmark-start text:name="__RefHeading__3674_575115563"/><text:bookmark-start text:name="1171"/><text:bookmark-start text:name="__RefHeading__1035_1800846094"/><text:bookmark-start text:name="__RefHeading__1215_504877730"/><text:bookmark-start text:name="__RefHeading__1395_1117028995"/><text:bookmark-start text:name="__RefHeading__4556_416654011"/><text:bookmark-start text:name="__RefHeading__3039_492158928"/><text:bookmark-start text:name="__RefHeading__3224_606940407"/><text:bookmark-start text:name="__RefHeading__3408_1272288082"/><text:bookmark-start text:name="118"/><text:bookmark-start text:name="119"/><text:bookmark-start text:name="120"/><text:bookmark-start text:name="__RefHeading__3502_2029160294"/><text:bookmark-start text:name="__RefHeading__3318_1071858212"/><text:bookmark-start text:name="__RefHeading__3134_1761741664"/><text:bookmark-start text:name="__RefHeading__2919_270129214"/><text:bookmark-start text:name="__RefHeading__2025_1699506768"/><text:bookmark-start text:name="__RefHeading__13354_416654011"/><text:bookmark-start text:name="__RefHeading__6227_416654011"/><text:bookmark-start text:name="__RefHeading__2977_416654011"/><text:bookmark-start text:name="__RefHeading__1307_1256013735"/><text:bookmark-start text:name="__RefHeading__1127_552295790"/><text:bookmark-start text:name="__RefHeading__4113_390576214"/><text:bookmark-start text:name="__RefHeading__4297_1074358857"/><text:bookmark-start text:name="__RefHeading__4481_1736126469"/><text:bookmark-start text:name="__RefHeading__4660_630685431"/><text:bookmark-start text:name="__RefHeading__4841_913315267"/><text:bookmark-start text:name="__RefHeading__5025_1163710135"/><text:bookmark-start text:name="__RefHeading__5219_952857884"/><text:bookmark-start text:name="__RefHeading__5414_470946183"/><text:bookmark-start text:name="__RefHeading__5608_1112796876"/><text:bookmark-start text:name="__RefHeading__5811_704881804"/><text:bookmark-start text:name="__RefHeading__6016_1574798422"/><text:bookmark-start text:name="__RefHeading__6224_613080586"/>Rozbíjení předmětů a prorážení bariér</text:h>
            </text:list-item>
          </text:list>
        </text:list-item>
      </text:list>
      <text:p text:style-name="P132">Rozbíjení předmětů a prorážení bariér se vyhodnocuje pomocí pravidel pro boj, k útoku můžeš použít buď dovednost s příslušnou zbraní nebo dovednost Fyzická zdatnost (Síla), obvykle podle toho, co máš vyšší. Dveře, předmět či bariéra hází na obranu vždy 0 + 1k6.<text:line-break/><text:tab/>Předměty a bariéry mají životy, podobně jako postavy. Běžné dveře jich budou mít 8, tenká stěna <text:soft-page-break/>12, silnější překážky jich mohou mít ještě více. Bariéry a předměty nemají pokrytí zbroje, od každého zásahu se vždy odečítá Hodnocení bariéry (o tom, jak se Hodnocení bariéry určí, si povíme vzápětí).</text:p>
      <text:p text:style-name="P133"/>
      <text:p text:style-name="Text_20_body"><text:span text:style-name="T29">Ne všechny zbraně jsou vhodné k prorážení bariér. Jaké zbraně vhodné jsou záleží hlavně na materiálu bariéry – kůže a plátno jsou odolné proti drcení (protože jsou pružné), všechny pevné překážky jsou odolné proti bodným útokům. Pokud zbraň k prorážení dané bariéry vhodná není, tak neposkytuje žádný bonus k útoku ani ke zranění, ale stále ji můžeš použít, třeba proto, aby sis neodřel ruce či neomlátil rameno.<text:line-break/><text:tab/>Pokud žádnou zbraň nemáš, počítá si sílu zbraně jako při boji beze zbraně, tedy 0/+0.<text:line-break/><text:tab/>Střelné zbraně povětšinou k prorážení bariér vhodné nejsou. Kuše a luky sice mají velkou průraznost, ale šíp nebo šipka udělá jen malou díru.<text:line-break/></text:span><text:span text:style-name="T12"><text:tab/>K prorážení bariér je samozřejmě možné použít i jiné nástroje než zbraně: V takovém případě zvažte, jak vhodný je tento nástroj pro prorážení bariér v porovnání s vhodností zbraní ke způsobování zranění. Krumpáč je například velmi vhodný nástroj na prorážení bariér, takže bude poskytovat stejný bonus jako nejtěžší zbraně (což je +8).<text:line-break/><text:tab/>Ruční beranidlo se (pouze proti bariérám) vyhodnocuje jako zbraň s útokem 0 a zraněním +10 (improvizovaná beranidla mohou mít o něco méně). Pokud je beranidlo dostatečně velké k tomu, aby jej mohlo současně používat víc osob, bonus ke zranění se zvyšuje o +1 za každou obsluhující osobu navíc.</text:span></text:p>
      <text:p text:style-name="Text_20_body"/>
      <text:p text:style-name="P131">Určení hodnocení bariéry</text:p>
      <text:p text:style-name="Text_20_body">Hodnocení bariéry se odhaduje podobně, jako obtížnost použití dovednosti: Jakou sílu a nástroje by asi musela mít postava, aby by danou překážku dokázala prorazit?<text:line-break/><text:tab/>Tenkou dřevěnou stěnu například nejspíš dokáže prorazit i poměrně slabá postava (Síla 2), pokud bude mít k dispozici sekeru. Sekera má útok 0 a zranění +5, celkem tedy poskytuje bonus +5. Hodnocení bariéry tenké dřevěné stěny tedy bude zhruba 7.<text:line-break/><text:tab/>Vstupy (zejména dveře) mohou mít některé části slabší, než je celkové hodnocení bariéry. Ocelové dveře přivázané provazem budou jen tak pevné, jako provazy. V následující tabulce se ale předpokládá, že je usazení přinejmenším stejně pevné, jako vlastní bariéra.</text:p>
      <text:p text:style-name="Text_20_body"/>
      <text:p text:style-name="P148">Orientační příklady hodnocení bariéry</text:p>
      <text:p text:style-name="Text_20_body">0 Obyčejné sklo, stanové plátno</text:p>
      <text:p text:style-name="Text_20_body">5 Obyčejné dřevěné dveře, stan ze silných kůží, tenká dřevěná stěna (na 1 prkno)</text:p>
      <text:p text:style-name="Text_20_body">10 Bytelné dveře</text:p>
      <text:p text:style-name="Text_20_body">15 Okované masivní dveře, cihlová zeď</text:p>
      <text:p text:style-name="Text_20_body">20 Bezpečnostní dveře (kovaný dub), masivní dřevěná stěna (stěna srubu), kamenná zeď</text:p>
      <text:p text:style-name="Text_20_body">30 Městská brána</text:p>
      <text:p text:style-name="Text_20_body">40 Hradní brána</text:p>
      <text:p text:style-name="P132"/>
      <text:list xml:id="list154632311163466" text:continue-numbering="true" text:style-name="WW8Num1">
        <text:list-item>
          <text:list>
            <text:list-item>
              <text:h text:style-name="Heading_20_2" text:outline-level="2"><text:bookmark-start text:name="__RefHeading__6331_680152062"/><text:bookmark-start text:name="__RefHeading__6122_585935303"/><text:bookmark-start text:name="__RefHeading__5915_1842958974"/><text:bookmark-start text:name="__RefHeading__5713_1310750014"/><text:bookmark-start text:name="__RefHeading__5509_1220005542"/><text:bookmark-start text:name="__RefHeading__5319_1695420038"/><text:bookmark-start text:name="__RefHeading__5118_1017986065"/><text:bookmark-start text:name="__RefHeading__4934_1577118845"/><text:bookmark-start text:name="__RefHeading__4754_1310006689"/><text:bookmark-start text:name="__RefHeading__4569_1444625655"/><text:bookmark-start text:name="__RefHeading__4392_1606745807"/><text:bookmark-start text:name="__RefHeading__4207_389828191"/><text:bookmark-start text:name="__RefHeading__4023_166433791"/><text:bookmark-start text:name="__RefHeading__3937_2029073874"/><text:bookmark-start text:name="__RefHeading__2741_1236622114"/><text:bookmark-start text:name="__RefHeading__2385_588121625"/><text:bookmark-start text:name="__RefHeading__2205_1935348469"/><text:bookmark-start text:name="__RefHeading__2564_1402843499"/><text:bookmark-start text:name="__RefHeading__2475_354735483"/><text:bookmark-start text:name="__RefHeading__2652_1914700735"/><text:bookmark-start text:name="__RefHeading__11505_416654011"/><text:bookmark-start text:name="__RefHeading__15292_416654011"/><text:bookmark-start text:name="__RefHeading__2115_425077428"/><text:bookmark-start text:name="__RefHeading__3590_1767808843"/><text:bookmark-start text:name="104"/><text:bookmark-start text:name="105"/><text:bookmark-start text:name="106"/><text:bookmark-start text:name="107"/><text:bookmark-start text:name="108"/><text:bookmark-start text:name="__RefHeading__3763_1539619621"/><text:bookmark-start text:name="__RefHeading__3855_1016505843"/><text:bookmark-start text:name="__RefHeading__3676_575115563"/><text:bookmark-start text:name="1251"/><text:bookmark-start text:name="126"/><text:bookmark-start text:name="127"/><text:bookmark-start text:name="128"/><text:bookmark-start text:name="__RefHeading__1037_1800846094"/><text:bookmark-start text:name="__RefHeading__1217_504877730"/><text:bookmark-start text:name="__RefHeading__1397_1117028995"/><text:bookmark-start text:name="__RefHeading__4558_416654011"/><text:bookmark-start text:name="__RefHeading__3041_492158928"/><text:bookmark-start text:name="__RefHeading__3226_606940407"/><text:bookmark-start text:name="__RefHeading__3410_1272288082"/><text:bookmark-start text:name="129"/><text:bookmark-start text:name="__RefHeading__3504_2029160294"/><text:bookmark-start text:name="__RefHeading__3320_1071858212"/><text:bookmark-start text:name="__RefHeading__3136_1761741664"/><text:bookmark-start text:name="__RefHeading__2921_270129214"/><text:bookmark-start text:name="__RefHeading__2027_1699506768"/><text:bookmark-start text:name="__RefHeading__13356_416654011"/><text:bookmark-start text:name="__RefHeading__4115_390576214"/><text:bookmark-start text:name="__RefHeading__4299_1074358857"/><text:bookmark-start text:name="__RefHeading__4483_1736126469"/><text:bookmark-start text:name="__RefHeading__4662_630685431"/><text:bookmark-start text:name="__RefHeading__4843_913315267"/><text:bookmark-start text:name="__RefHeading__5027_1163710135"/><text:bookmark-start text:name="__RefHeading__5221_952857884"/><text:bookmark-start text:name="__RefHeading__5416_470946183"/><text:bookmark-start text:name="__RefHeading__5610_1112796876"/><text:bookmark-start text:name="__RefHeading__5813_704881804"/><text:bookmark-start text:name="__RefHeading__6018_1574798422"/><text:bookmark-start text:name="__RefHeading__6226_613080586"/>Vyrážení dveří</text:h>
            </text:list-item>
          </text:list>
        </text:list-item>
      </text:list>
      <text:p text:style-name="Text_20_body"><text:span text:style-name="T28">Pokus o vyražení dveří se vyhodnocuje jako zkouška dovednosti Fyzická zdatnost (Síla), obtížnost je rovna hodnocení bariéry. Pokud se pokus o vyražení nepodaří, je tu ještě možnost pokusit se dveře rozbít podle pravidel pro </text:span><text:span text:style-name="T7">Rozbíjení předmětů a prorážení bariér</text:span><text:span text:style-name="T28">). Nejběžnější fintou při vyrážení dveří je pořádný rozběh.<text:line-break/></text:span></text:p>
      <text:list xml:id="list154632324175952" text:continue-numbering="true" text:style-name="WW8Num1">
        <text:list-item>
          <text:list>
            <text:list-item>
              <text:h text:style-name="P226" text:outline-level="2"><text:bookmark-start text:name="__RefHeading__6333_680152062"/><text:bookmark-start text:name="__RefHeading__6124_585935303"/><text:bookmark-start text:name="__RefHeading__5917_1842958974"/><text:bookmark-start text:name="__RefHeading__5715_1310750014"/><text:bookmark-start text:name="__RefHeading__5511_1220005542"/><text:bookmark-start text:name="__RefHeading__5321_1695420038"/><text:bookmark-start text:name="__RefHeading__5120_1017986065"/><text:bookmark-start text:name="__RefHeading__4936_1577118845"/><text:bookmark-start text:name="__RefHeading__4756_1310006689"/><text:bookmark-start text:name="__RefHeading__4571_1444625655"/><text:bookmark-start text:name="__RefHeading__4394_1606745807"/><text:bookmark-start text:name="__RefHeading__4209_389828191"/><text:bookmark-start text:name="__RefHeading__4025_166433791"/><text:bookmark-start text:name="1661"/><text:bookmark-start text:name="__RefHeading__3939_2029073874"/><text:bookmark-start text:name="__RefHeading__2979_416654011"/><text:bookmark-start text:name="__RefHeading__1309_1256013735"/><text:bookmark-start text:name="__RefHeading__1129_552295790"/><text:bookmark-start text:name="130"/><text:bookmark-start text:name="__RefHeading__2743_1236622114"/><text:bookmark-start text:name="__RefHeading__2387_588121625"/><text:bookmark-start text:name="__RefHeading__2207_1935348469"/><text:bookmark-start text:name="__RefHeading__2566_1402843499"/><text:bookmark-start text:name="__RefHeading__2477_354735483"/><text:bookmark-start text:name="__RefHeading__2654_1914700735"/><text:bookmark-start text:name="__RefHeading__11507_416654011"/><text:bookmark-start text:name="__RefHeading__15294_416654011"/><text:bookmark-start text:name="__RefHeading__3592_1767808843"/><text:bookmark-start text:name="112"/><text:bookmark-start text:name="113"/><text:bookmark-start text:name="114"/><text:bookmark-start text:name="115"/><text:bookmark-start text:name="116"/><text:bookmark-start text:name="__RefHeading__3765_1539619621"/><text:bookmark-start text:name="__RefHeading__3857_1016505843"/><text:bookmark-start text:name="__RefHeading__3678_575115563"/><text:bookmark-start text:name="1351"/><text:bookmark-start text:name="136"/><text:bookmark-start text:name="137"/><text:bookmark-start text:name="__RefHeading__1039_1800846094"/><text:bookmark-start text:name="__RefHeading__1219_504877730"/><text:bookmark-start text:name="__RefHeading__1399_1117028995"/><text:bookmark-start text:name="__RefHeading__4560_416654011"/><text:bookmark-start text:name="__RefHeading__3043_492158928"/><text:bookmark-start text:name="__RefHeading__3228_606940407"/><text:bookmark-start text:name="__RefHeading__3412_1272288082"/><text:bookmark-start text:name="138"/><text:bookmark-start text:name="139"/><text:bookmark-start text:name="140"/><text:bookmark-start text:name="141"/><text:bookmark-start text:name="142"/><text:bookmark-start text:name="143"/><text:bookmark-start text:name="__RefHeading__4117_390576214"/><text:bookmark-start text:name="__RefHeading__4301_1074358857"/><text:bookmark-start text:name="__RefHeading__4485_1736126469"/><text:bookmark-start text:name="__RefHeading__4664_630685431"/><text:bookmark-start text:name="__RefHeading__4845_913315267"/><text:bookmark-start text:name="__RefHeading__5029_1163710135"/><text:bookmark-start text:name="__RefHeading__5223_952857884"/><text:bookmark-start text:name="__RefHeading__5418_470946183"/><text:bookmark-start text:name="__RefHeading__5612_1112796876"/><text:bookmark-start text:name="__RefHeading__5815_704881804"/><text:bookmark-start text:name="__RefHeading__6020_1574798422"/><text:bookmark-start text:name="__RefHeading__6228_613080586"/><text:soft-page-break/>Pasti</text:h>
            </text:list-item>
          </text:list>
        </text:list-item>
      </text:list>
      <text:p text:style-name="P132">Nalezení a překonání pasti by nemělo být jen o jednom nebo dvěma hodech kostkou. Každá past je jiná a schovaná na jiném místě, a proto je dobré konkrétně popisovat, kde a jak ji hledáš a PJ by měl odpovědět, co přesně jsi našel. Nezapomínejte na to, že za popis hledání dostaneš bonus +1 za fintu k použití dovednosti a pokud se při tom trefíš do místa, kde past skutečně je, případně navrhneš smysluplný postup, jak past najít nebo odstranit, tak budeš mít bonus dokonce +2. <text:s text:c="3"/><text:line-break/></text:p>
      <text:list xml:id="list154632343181724" text:continue-numbering="true" text:style-name="WW8Num1">
        <text:list-item>
          <text:list>
            <text:list-item>
              <text:list>
                <text:list-item>
                  <text:h text:style-name="Heading_20_3" text:outline-level="3"><text:bookmark-start text:name="__RefHeading__6230_613080586"/><text:bookmark-start text:name="__RefHeading__6126_585935303"/><text:bookmark-start text:name="__RefHeading__6335_680152062"/>Hledání pastí</text:h>
                </text:list-item>
              </text:list>
            </text:list-item>
          </text:list>
        </text:list-item>
      </text:list>
      <text:p text:style-name="Text_20_body">Pokus o nalezení pasti se vyhodnocuje jako dovednostní střet s použitím dovednosti Zálesácké učení (Líčení pastí na zvěř) v případě pastí na zvěř, nebo Zlodějské praktiky (Hledání) v případě všech ostatních. Obtížnost hledání je u pastí na zvěř a u pastí nalíčených pomocí zlodějských dovedností rovna hodnocení příslušné dovednosti toho, kdo past nalíčil, u pastí zabudovaných do nějakého předmětu (třeba do truhly) nebo do nějaké stavby (třeba propadlové pasti, pasti na dveřích, atd.) je to dovednost výrobce předmětu nebo stavitele objektu. Pokud jde o výjimečně důkladně skrytou past (ten, kdo ji nalíčil či ukryl tím strávil několikanásobek obvyklého času a celá výroba se výrazně prodražila), tak se obtížnost zvyšuje o bonus za dovedností fintu.<text:line-break/><text:tab/>Některé pasti není možné najít bez alespoň částečného pootevření toho, co past stráží. Jednoduchým příkladem takové „pasti“ je zvonek na dveřích z druhé strany, než stojíš. U tohoto druhu pastí mírné komplikace při neúspěšném hledání past spustí a při vážných komplikacích si navíc musíš započítat postih -2 k hodu na obranu proti jejímu efektu (viz odstavec <text:span text:style-name="T36">Spuštění pasti</text:span>).</text:p>
      <text:p text:style-name="Text_20_body"/>
      <text:list xml:id="list154632370177803" text:continue-numbering="true" text:style-name="WW8Num1">
        <text:list-item>
          <text:list>
            <text:list-item>
              <text:list>
                <text:list-item>
                  <text:h text:style-name="Heading_20_3" text:outline-level="3"><text:bookmark-start text:name="__RefHeading__6232_613080586"/><text:bookmark-start text:name="__RefHeading__6128_585935303"/><text:bookmark-start text:name="__RefHeading__6337_680152062"/>Odstraňování pastí</text:h>
                </text:list-item>
              </text:list>
            </text:list-item>
          </text:list>
        </text:list-item>
      </text:list>
      <text:p text:style-name="Text_20_body">Pokud jsi past nalezl, můžeš se ji pokusit odstranit pomocí dovednosti Zlodějské praktiky (Líčení a zneškodňování pastí). Obtížnost odstranění je vždy rovna hodnocení dovednosti toho, kdo past vyrobil a stejně jako při hledání se může zvýšit o jeho bonus za dovednostní fintu. Obvykle jsou k tomu potřeba vhodné nástroje (sada zlodějského náčiní) – pokud je nemáš, dostaneš za to postih – a platí i všechna ostatní pravidla pro <text:span text:style-name="T36">Použití dovedností</text:span><text:span text:style-name="T39">.</text:span><text:line-break/><text:tab/>Pokud při neúspěšném pokusu o otevření pasti nastanou mírné komplikace, tak ti past spustí pod rukama a budeš muset čelit jejímu účinku. Při vážných komplikacích si při tom navíc musíš započítat postih -2 k hodu na obranu.<text:line-break/><text:tab/>Kromě odstranění pasti pomocí dovednosti se ji taky můžeš pokusit spustit tak, aby tě při tom nezasáhla – například ji spustit dlouhou holí, nebo si stoupnout bokem. Jak to dopadne vyhodnotí <text:span text:style-name="T28">Pán jeskyně: Pokud je z charakteru pasti zřejmé, že podle tvého popisu stojíš mimo oblast, kterou past zasáhne, tak se útok pasti vůbec nevyhodnocuje. Pokud je to naopak z principu pasti neúčinné (například když se snažíš z dálky spustit propadlovou past, na níž při tom stojíš), tak si stále házíš na obranu proti účinkům pasti (viz následující odstavec). Když je tvůj trik jen částečně účinný, tak ti PJ může k hodu na obranu přidělit bonus za fintu.</text:span></text:p>
      <text:p text:style-name="Text_20_body"/>
      <text:list xml:id="list154632383162485" text:continue-numbering="true" text:style-name="WW8Num1">
        <text:list-item>
          <text:list>
            <text:list-item>
              <text:list>
                <text:list-item>
                  <text:h text:style-name="Heading_20_3" text:outline-level="3"><text:bookmark-start text:name="__RefHeading__6234_613080586"/><text:bookmark-start text:name="__RefHeading__6022_1574798422"/><text:bookmark-start text:name="__RefHeading__5919_1842958974"/><text:bookmark-start text:name="__RefHeading__6130_585935303"/><text:bookmark-start text:name="__RefHeading__6339_680152062"/>S<text:bookmark-end text:name="__RefHeading__5919_1842958974"/>puštění<text:bookmark-start text:name="__RefHeading__5717_1310750014"/><text:bookmark-start text:name="__RefHeading__5513_1220005542"/><text:bookmark-start text:name="__RefHeading__5323_1695420038"/><text:bookmark-start text:name="__RefHeading__5122_1017986065"/><text:bookmark-start text:name="__RefHeading__4938_1577118845"/><text:bookmark-start text:name="__RefHeading__4758_1310006689"/><text:bookmark-start text:name="__RefHeading__4573_1444625655"/><text:bookmark-start text:name="__RefHeading__4396_1606745807"/><text:bookmark-start text:name="__RefHeading__4211_389828191"/><text:bookmark-start text:name="__RefHeading__4027_166433791"/><text:bookmark-start text:name="__RefHeading__3941_2029073874"/><text:bookmark-start text:name="55"/><text:bookmark-start text:name="62"/><text:bookmark-start text:name="67"/><text:bookmark-start text:name="75"/><text:bookmark-start text:name="103"/><text:bookmark-start text:name="111"/><text:bookmark-start text:name="185"/><text:bookmark-start text:name="__RefHeading__3594_1767808843"/><text:bookmark-start text:name="__RefHeading__2832_1037820875"/><text:bookmark-start text:name="__RefHeading__2297_374322643"/><text:bookmark-start text:name="__RefHeading__2117_425077428"/><text:bookmark-start text:name="__RefHeading__2295_374322643"/><text:bookmark-start text:name="__RefHeading__2830_1037820875"/><text:bookmark-start text:name="122"/><text:bookmark-start text:name="123"/><text:bookmark-start text:name="124"/><text:bookmark-start text:name="__RefHeading__3767_1539619621"/><text:bookmark-start text:name="1341"/><text:bookmark-start text:name="133"/><text:bookmark-start text:name="132"/><text:bookmark-start text:name="__RefHeading__3859_1016505843"/><text:bookmark-start text:name="__RefHeading__3680_575115563"/><text:bookmark-start text:name="1501"/><text:bookmark-start text:name="151"/><text:bookmark-start text:name="152"/><text:bookmark-start text:name="153"/><text:bookmark-start text:name="154"/><text:bookmark-start text:name="155"/><text:bookmark-start text:name="156"/><text:bookmark-start text:name="157"/><text:bookmark-start text:name="158"/><text:bookmark-start text:name="159"/><text:bookmark-start text:name="160"/><text:bookmark-start text:name="161"/><text:bookmark-start text:name="162"/><text:bookmark-start text:name="163"/><text:bookmark-start text:name="164"/><text:bookmark-start text:name="165"/><text:bookmark-start text:name="__RefHeading__4119_390576214"/><text:bookmark-start text:name="__RefHeading__4303_1074358857"/><text:bookmark-start text:name="__RefHeading__4487_1736126469"/><text:bookmark-start text:name="__RefHeading__4666_630685431"/><text:bookmark-start text:name="__RefHeading__4847_913315267"/><text:bookmark-start text:name="__RefHeading__5031_1163710135"/><text:bookmark-start text:name="__RefHeading__5225_952857884"/><text:bookmark-start text:name="__RefHeading__5420_470946183"/><text:bookmark-start text:name="__RefHeading__5614_1112796876"/><text:bookmark-start text:name="__RefHeading__5817_704881804"/> pasti</text:h>
                </text:list-item>
              </text:list>
            </text:list-item>
          </text:list>
        </text:list-item>
      </text:list>
      <text:p text:style-name="P132">Past spustí, když někdo splní podmínky nastavené pro její spuštění, nebo když nastanou alespoň mírné komplikace při pokusu ji odstranit, případně u některých pastí i při pokusu past nalézt.<text:line-break/><text:tab/>Účinek pasti se vyhodnocuje, jako by šlo o útok toho, kdo past nalíčil. Jako útočná dovednost se tedy použije ta, pomocí níž byla past vyrobena či nalíčena (tedy Líčení pastí na zvěř, Líčení a zneškodňování pastí nebo Výroba pastí). Každá past má svůj bonus k útoku a ke zranění (případně dostřel), jako by šlo o zbraň. Pokud byla přímo nějaká zbraň k vytvoření pasti použita, tak bude past mít parametry právě této zbraně.<text:line-break/><text:tab/>Obranná dovednost je obvykle Boj zblízka (Uhýbání), leda by v popisu pasti bylo uvedeno něco <text:soft-page-break/>jiného.<text:line-break/><text:tab/>Pokud spustíš past rukou (třeba při pokusu otevřít truhlici) a jde o čepelovou past nebo podobný princip s cílem zasáhnout právě část těla použitou ke spuštění pasti, tak se nebere v úvahu pokrytí zbroje a odečítá se vždy KZ zbroje na dané části těla. U šipkových, čepelových (dlouhé čepele) a podobných pastí se zásah vyhodnocuje jako obyčejný útok, včetně vlivu pokrytí a kvality zbroje.</text:p>
      <text:p text:style-name="P137"/>
      <text:list xml:id="list154632405168451" text:continue-numbering="true" text:style-name="WW8Num1">
        <text:list-item>
          <text:list>
            <text:list-item>
              <text:h text:style-name="Heading_20_2" text:outline-level="2"><text:bookmark-start text:name="__RefHeading__6341_680152062"/><text:bookmark-start text:name="__RefHeading__6132_585935303"/><text:bookmark-start text:name="__RefHeading__5921_1842958974"/><text:bookmark-start text:name="__RefHeading__5719_1310750014"/><text:bookmark-start text:name="__RefHeading__5515_1220005542"/><text:bookmark-start text:name="__RefHeading__5325_1695420038"/><text:bookmark-start text:name="__RefHeading__5124_1017986065"/><text:bookmark-start text:name="__RefHeading__4940_1577118845"/><text:bookmark-start text:name="__RefHeading__4760_1310006689"/><text:bookmark-start text:name="__RefHeading__4575_1444625655"/><text:bookmark-start text:name="__RefHeading__4398_1606745807"/><text:bookmark-start text:name="__RefHeading__4213_389828191"/><text:bookmark-start text:name="__RefHeading__4029_166433791"/><text:bookmark-start text:name="167"/><text:bookmark-start text:name="168"/><text:bookmark-start text:name="169"/><text:bookmark-start text:name="170"/><text:bookmark-start text:name="171"/><text:bookmark-start text:name="172"/><text:bookmark-start text:name="173"/><text:bookmark-start text:name="174"/><text:bookmark-start text:name="175"/><text:bookmark-start text:name="176"/><text:bookmark-start text:name="177"/><text:bookmark-start text:name="178"/><text:bookmark-start text:name="187"/><text:bookmark-start text:name="__RefHeading__3596_1767808843"/><text:bookmark-start text:name="186"/><text:bookmark-start text:name="131"/><text:bookmark-start text:name="__RefHeading__3769_1539619621"/><text:bookmark-start text:name="1491"/><text:bookmark-start text:name="__RefHeading__3861_1016505843"/><text:bookmark-start text:name="__RefHeading__3682_575115563"/><text:bookmark-start text:name="198"/><text:bookmark-start text:name="191"/><text:bookmark-start text:name="190"/><text:bookmark-start text:name="189"/><text:bookmark-start text:name="188"/><text:bookmark-start text:name="150"/><text:bookmark-start text:name="149"/><text:bookmark-start text:name="135"/><text:bookmark-start text:name="134"/><text:bookmark-start text:name="125"/><text:bookmark-start text:name="117"/><text:bookmark-start text:name="109"/><text:bookmark-start text:name="89"/><text:bookmark-start text:name="81"/><text:bookmark-start text:name="73"/><text:bookmark-start text:name="65"/><text:bookmark-start text:name="47"/><text:bookmark-start text:name="__RefHeading__4121_390576214"/><text:bookmark-start text:name="__RefHeading__4305_1074358857"/><text:bookmark-start text:name="__RefHeading__4489_1736126469"/><text:bookmark-start text:name="__RefHeading__4668_630685431"/><text:bookmark-start text:name="__RefHeading__4849_913315267"/><text:bookmark-start text:name="__RefHeading__5033_1163710135"/><text:bookmark-start text:name="__RefHeading__5227_952857884"/><text:bookmark-start text:name="__RefHeading__5422_470946183"/><text:bookmark-start text:name="__RefHeading__5616_1112796876"/><text:bookmark-start text:name="__RefHeading__5819_704881804"/><text:bookmark-start text:name="__RefHeading__6024_1574798422"/><text:bookmark-start text:name="__RefHeading__6236_613080586"/>Nebezpečné substance</text:h>
            </text:list-item>
          </text:list>
        </text:list-item>
      </text:list>
      <text:p text:style-name="Text_20_body">Nebezpečné substance jsou látky, které mohou při podání určitým způsobem způsobit zranění nebo jiný druh újmy. Některé nebezpečné substance účinkují jen proti určitým tvorům.</text:p>
      <text:p text:style-name="Text_20_body"/>
      <text:list xml:id="list154632433191847" text:continue-numbering="true" text:style-name="WW8Num1">
        <text:list-item>
          <text:list>
            <text:list-item>
              <text:list>
                <text:list-item>
                  <text:list>
                    <text:list-item>
                      <text:h text:style-name="Heading_20_4" text:outline-level="4"><text:bookmark-start text:name="180"/>Jedy</text:h>
                    </text:list-item>
                  </text:list>
                </text:list-item>
              </text:list>
            </text:list-item>
          </text:list>
        </text:list-item>
      </text:list>
      <text:p text:style-name="P196">Pravidla pro jedy jsou uvedena v popisu alchymistových předmětů.</text:p>
      <text:p text:style-name="P197"/>
      <text:list xml:id="list154632446184643" text:continue-numbering="true" text:style-name="WW8Num1">
        <text:list-item>
          <text:list>
            <text:list-item>
              <text:list>
                <text:list-item>
                  <text:list>
                    <text:list-item>
                      <text:h text:style-name="Heading_20_4" text:outline-level="4"><text:bookmark-start text:name="181"/>Útočné použití lampového oleje</text:h>
                    </text:list-item>
                  </text:list>
                </text:list-item>
              </text:list>
            </text:list-item>
          </text:list>
        </text:list-item>
      </text:list>
      <text:p text:style-name="Text_20_body">Lampový olej je možné použít ofenzivně – na někoho jej vylít a zapálit, nebo z něj vyrobit zápalnou lahev. Zapálení zápalné lahve trvá jednu komplexní akci v případě, že je o co ji zapálit (tedy o nějaký zdroj otevřeného ohně), pokud ji zapaluješ křesadlem, zabere to 5 kol. Útok lahví lampového oleje se vyhodnocuje jako hod kamenem, lahev sama o sobe nezpůsobuje žádné zranění, zásah znamená, že je cíl potřísněn olejem. Lampový olej pro tyto účely není moc silný, zapálený má sílu ohně 0 (každé kolo hoření je tedy zasažený cílem ohnivého zranění se silou 1k6 + 0, od čehož se odečte 1k6 + jeho pokrytí zbroje). Po zapálení vydrží oheň hořet nejvýše 1k6 kol (a zasažený jej může za cenu 1 komplexní akce uhasit i dříve).<text:line-break/><text:tab/>Zapálit lampový olej rozlitý na podlaze obvykle nemá moc velký smysl, plameny jsou příliš nízké a slabé na to, aby někoho účinně zranily.</text:p>
      <text:p text:style-name="P19"/>
      <text:list xml:id="list154632468161225" text:continue-numbering="true" text:style-name="WW8Num1">
        <text:list-item>
          <text:list>
            <text:list-item>
              <text:list>
                <text:list-item>
                  <text:list>
                    <text:list-item>
                      <text:h text:style-name="Heading_20_4" text:outline-level="4"><text:bookmark-start text:name="__RefHeading__3943_2029073874"/>Zápalný olej</text:h>
                    </text:list-item>
                  </text:list>
                </text:list-item>
              </text:list>
            </text:list-item>
          </text:list>
        </text:list-item>
      </text:list>
      <text:p text:style-name="Text_20_body">Zápalný olej se používá jako zbraň (stejně jako lampový olej, lahev zápalného oleje se ale vždy zapaluje před hodem). Je výrazně silnější než lampový olej, zapálený má sílu ohně 2 (každé kolo hoření je tedy zasažený cílem ohnivého zranění se silou 1k6 + 2, od čehož se odečte 1k6 + jeho pokrytí zbroje). Po potřísnění vydrží oheň hořet nejvýše 1k6 kol (a zasažený jej může za cenu 1 komplexní akce uhasit i dříve).<text:line-break/><text:tab/>Zápalný olej je možné i někde rozlít a zapálit, v takovém případě uvedeným způsobem každé kolo zraňuje kohokoliv, kdo do plamenů vstoupí, případně v nich setrvává. Rozlitý lampový olej hoří zhruba 1-6 minut.</text:p>
      <text:p text:style-name="P122"/>
      <text:list xml:id="list154632495180566" text:continue-numbering="true" text:style-name="WW8Num1">
        <text:list-item>
          <text:list>
            <text:list-item>
              <text:list>
                <text:list-item>
                  <text:list>
                    <text:list-item>
                      <text:h text:style-name="P221" text:outline-level="4"><text:bookmark-start text:name="400"/>Svěcená voda</text:h>
                    </text:list-item>
                  </text:list>
                </text:list-item>
              </text:list>
            </text:list-item>
          </text:list>
        </text:list-item>
      </text:list>
      <text:p text:style-name="P196">Svěcená voda se obvykle přechovává v malých skleněných lahvičkách, kterým se říká flakónky. Hod flakónkem se vyhodnocuje stejně, jako by to byl kámen, sám o sobě ale cíli nezpůsobí žádné zranění, pouze se rozbije a obsah potřísní zasaženého. Pokud na daný cíl svěcená voda účinkuje, tak zvýší zranění flakónkem o +10 (flakónek pak tedy má sílu zbraně 0 a zranění +10). Od tohoto zranění se navíc vždy odečítá pokrytí zbroje cíle (nikdy KZ) nezávisle na přesahu.</text:p>
      <text:p text:style-name="P195"/>
      <text:list xml:id="list154632508161543" text:continue-numbering="true" text:style-name="WW8Num1">
        <text:list-item>
          <text:list>
            <text:list-item>
              <text:h text:style-name="Heading_20_2" text:outline-level="2"><text:bookmark-start text:name="__RefHeading__6343_680152062"/><text:bookmark-start text:name="__RefHeading__6134_585935303"/><text:bookmark-start text:name="__RefHeading__5923_1842958974"/><text:bookmark-start text:name="__RefHeading__5721_1310750014"/><text:bookmark-start text:name="__RefHeading__5517_1220005542"/><text:bookmark-start text:name="__RefHeading__5327_1695420038"/><text:bookmark-start text:name="__RefHeading__5126_1017986065"/><text:bookmark-start text:name="__RefHeading__4942_1577118845"/><text:bookmark-start text:name="__RefHeading__4762_1310006689"/><text:bookmark-start text:name="__RefHeading__4577_1444625655"/><text:bookmark-start text:name="__RefHeading__4400_1606745807"/><text:bookmark-start text:name="__RefHeading__4215_389828191"/><text:bookmark-start text:name="__RefHeading__4031_166433791"/><text:bookmark-start text:name="401"/><text:bookmark-start text:name="__RefHeading__3945_2029073874"/><text:bookmark-start text:name="182"/><text:bookmark-start text:name="183"/><text:bookmark-start text:name="184"/><text:bookmark-start text:name="179"/><text:bookmark-start text:name="144"/><text:bookmark-start text:name="145"/><text:bookmark-start text:name="146"/><text:bookmark-start text:name="147"/><text:bookmark-start text:name="148"/><text:bookmark-start text:name="__RefHeading__3771_1539619621"/><text:bookmark-start text:name="192"/><text:bookmark-start text:name="197"/><text:bookmark-start text:name="196"/><text:bookmark-start text:name="195"/><text:bookmark-start text:name="194"/><text:bookmark-start text:name="193"/><text:bookmark-start text:name="51"/><text:bookmark-start text:name="61"/><text:bookmark-start text:name="121"/><text:bookmark-start text:name="166"/><text:bookmark-start text:name="199"/><text:bookmark-start text:name="200"/><text:bookmark-start text:name="201"/><text:bookmark-start text:name="202"/><text:bookmark-start text:name="203"/><text:bookmark-start text:name="204"/><text:bookmark-start text:name="205"/><text:bookmark-start text:name="__RefHeading__4123_390576214"/><text:bookmark-start text:name="__RefHeading__4307_1074358857"/><text:bookmark-start text:name="__RefHeading__4491_1736126469"/><text:bookmark-start text:name="__RefHeading__4670_630685431"/><text:bookmark-start text:name="__RefHeading__4851_913315267"/><text:bookmark-start text:name="__RefHeading__5035_1163710135"/><text:bookmark-start text:name="__RefHeading__5229_952857884"/><text:bookmark-start text:name="__RefHeading__5424_470946183"/><text:bookmark-start text:name="__RefHeading__5618_1112796876"/><text:bookmark-start text:name="__RefHeading__5821_704881804"/><text:bookmark-start text:name="__RefHeading__6026_1574798422"/><text:bookmark-start text:name="__RefHeading__6238_613080586"/><text:soft-page-break/>Postřeh, hledání a naslouchání</text:h>
            </text:list-item>
          </text:list>
        </text:list-item>
      </text:list>
      <text:p text:style-name="Text_20_body">Hledání skrytých osob, předmětů či mechanismů se vyhodnocuje jako dovednostní střet:</text:p>
      <text:list xml:id="list3425346114391033336" text:style-name="WW8Num9">
        <text:list-item>
          <text:p text:style-name="P182">Při plížení nebo skrývání se se používá Zálesácké učení (Plížení) nebo Zlodějské praktiky (Plížení), pro nalezení skryté nebo plížící se osoby se používá dovednost Zálesácké učení (Vnímání) nebo Zlodějské praktiky (Vnímání).</text:p>
        </text:list-item>
        <text:list-item>
          <text:p text:style-name="P182">V civilizaci je také možné použít dovednost Zlodějské praktiky (Nenápadnost). Nenápadná osoba je normálně vidět, ale vypadá, jako by na dané místo patřila (uprostřed hlubokých lesů se ale samozřejmě může snažit vypadat nenápadná jak chce a moc platné jí to nebude). K prohlédnutí nenápadnosti slouží dovednost Zlodějské praktiky (Ostražitost).</text:p>
        </text:list-item>
        <text:list-item>
          <text:p text:style-name="P182">Pro skrývání předmětů (například dýky pod šatstvem) se používá dovednost Zlodějské praktiky (Schovávání předmětů), při jejich hledání slouží dovednost Zlodějské praktiky (Hledání). Prošacování poskytne při testu hledání bonus +2 za fintu.</text:p>
        </text:list-item>
        <text:list-item>
          <text:p text:style-name="P182">Obtížnost nalezení skrytých mechanismů, tajných dveří či pastí je dána hodnocením dovednosti toho, kdo tento mechanismus či dveře vyrobil, případně past nalíčil, při jejich hledání se používá dovednost Zlodějské praktiky (Hledání).</text:p>
        </text:list-item>
        <text:list-item>
          <text:p text:style-name="P182">Při naslouchání se používá dovednost Zálesácké učení (Vnímání) nebo Zlodějské praktiky (Vnímání). Obtížnost obvykle určuje PJ odhadem (slyšet chrápajícího obra přes tenké dřevěné dveře nejspíš nebude příliš obtížné, zaslechnout zaklapnutí natahované kuše ano).</text:p>
        </text:list-item>
      </text:list>
      <text:p text:style-name="Text_20_body">Při všech těchto testech je možné používat dovednostní finty: bonus +1 získáš, když popíšeš, kde a jak hledáš, bonus +2 získáš, pokud se svým popisem trefíš na místo, kde skutečně něco je. Obtížnost nalezení někým vyrobených mechanismů se zvyšuje o bonus za dovednostní fintu výrobce v případě, že se jedná o výjimečně kvalitní výrobek (tvůrce jeho výrobou strávil několikanásobek obvyklého času výroby a celá výroba se výrazně prodražila).</text:p>
      <text:p text:style-name="Text_20_body"/>
      <text:p text:style-name="Text_20_body">Pro všechny testy hledání a plížení také platí, že dovednostní test se hází pouze jednou. Výsledek tohoto testu si je vhodné poznamenat, protože pokud se změní okolnosti (nějaká ze stran získá postih nebo bonus), tak PJ pouze zohlední rozdíl v modifikátorech oproti původního testu (pokud jsi po tmě v testu hledání neuspěl, tak může pomoci, když si rozsvítíš. Nehází se však znovu, pouze se zohlední, že se ti snížil postih).<text:line-break/><text:tab/>Pokud něco hledá víc postav, PJ na obtížnost hází jen jednou a výsledek porovnává s hody jednotlivých hráčů.</text:p>
      <text:p text:style-name="Text_20_body"/>
      <text:list xml:id="list154632590164313" text:continue-list="list154632508161543" text:style-name="WW8Num1">
        <text:list-item>
          <text:list>
            <text:list-item>
              <text:list>
                <text:list-item>
                  <text:h text:style-name="Heading_20_3" text:outline-level="3"><text:bookmark-start text:name="__RefHeading__6345_680152062"/><text:bookmark-start text:name="__RefHeading__6136_585935303"/><text:bookmark-start text:name="__RefHeading__5925_1842958974"/><text:bookmark-start text:name="__RefHeading__5723_1310750014"/><text:bookmark-start text:name="__RefHeading__5519_1220005542"/><text:bookmark-start text:name="__RefHeading__5329_1695420038"/><text:bookmark-start text:name="__RefHeading__5128_1017986065"/><text:bookmark-start text:name="__RefHeading__4944_1577118845"/><text:bookmark-start text:name="__RefHeading__4764_1310006689"/><text:bookmark-start text:name="__RefHeading__4579_1444625655"/><text:bookmark-start text:name="__RefHeading__4402_1606745807"/><text:bookmark-start text:name="__RefHeading__4217_389828191"/><text:bookmark-start text:name="__RefHeading__4033_166433791"/><text:bookmark-start text:name="402"/><text:bookmark-start text:name="__RefHeading__3947_2029073874"/><text:bookmark-start text:name="206"/><text:bookmark-start text:name="207"/><text:bookmark-start text:name="208"/><text:bookmark-start text:name="209"/><text:bookmark-start text:name="210"/><text:bookmark-start text:name="211"/><text:bookmark-start text:name="212"/><text:bookmark-start text:name="213"/><text:bookmark-start text:name="214"/><text:bookmark-start text:name="215"/><text:bookmark-start text:name="216"/><text:bookmark-start text:name="217"/><text:bookmark-start text:name="218"/><text:bookmark-start text:name="219"/><text:bookmark-start text:name="220"/><text:bookmark-start text:name="221"/><text:bookmark-start text:name="222"/><text:bookmark-start text:name="223"/><text:bookmark-start text:name="224"/><text:bookmark-start text:name="225"/><text:bookmark-start text:name="226"/><text:bookmark-start text:name="227"/><text:bookmark-start text:name="228"/><text:bookmark-start text:name="229"/><text:bookmark-start text:name="230"/><text:bookmark-start text:name="231"/><text:bookmark-start text:name="232"/><text:bookmark-start text:name="233"/><text:bookmark-start text:name="234"/><text:bookmark-start text:name="235"/><text:bookmark-start text:name="236"/><text:bookmark-start text:name="237"/><text:bookmark-start text:name="238"/><text:bookmark-start text:name="239"/><text:bookmark-start text:name="240"/><text:bookmark-start text:name="241"/><text:bookmark-start text:name="242"/><text:bookmark-start text:name="243"/><text:bookmark-start text:name="244"/><text:bookmark-start text:name="__RefHeading__4125_390576214"/><text:bookmark-start text:name="__RefHeading__4309_1074358857"/><text:bookmark-start text:name="__RefHeading__4493_1736126469"/><text:bookmark-start text:name="__RefHeading__4672_630685431"/><text:bookmark-start text:name="__RefHeading__4853_913315267"/><text:bookmark-start text:name="__RefHeading__5037_1163710135"/><text:bookmark-start text:name="__RefHeading__5231_952857884"/><text:bookmark-start text:name="__RefHeading__5426_470946183"/><text:bookmark-start text:name="__RefHeading__5620_1112796876"/><text:bookmark-start text:name="__RefHeading__5823_704881804"/><text:bookmark-start text:name="__RefHeading__6028_1574798422"/><text:bookmark-start text:name="__RefHeading__6240_613080586"/>Modifikátory testu plížení</text:h>
                </text:list-item>
              </text:list>
            </text:list-item>
          </text:list>
        </text:list-item>
      </text:list>
      <text:p text:style-name="Text_20_body">Okolností ovlivňujících to, jak snadno se skrytá postava schová, případně jak obtížně je ji detekovat, může být opravdu hodně a pravidla, snažící se něco takového popsat, by byla neúměrně složitá. Rozhodnutí o různých zvláštních okolnostech je tedy ponecháno na Pánovi jeskyně, který je zohlední bonusem nebo postihem zhruba v rozsahu -3 až +3. Platí ale, že PJ ti musí popsat situaci a sdělit hodnotu odpovídajícího bonusu nebo postihu před tím, než se rozhodneš, zda (a případně jak a kde) se budeš chtít plížit či skrývat.</text:p>
      <text:p text:style-name="Text_20_body"/>
      <text:list xml:id="list154632613179938" text:continue-numbering="true" text:style-name="WW8Num1">
        <text:list-item>
          <text:list>
            <text:list-item>
              <text:list>
                <text:list-item>
                  <text:h text:style-name="Heading_20_3" text:outline-level="3"><text:bookmark-start text:name="__RefHeading__6347_680152062"/><text:bookmark-start text:name="__RefHeading__6138_585935303"/><text:bookmark-start text:name="__RefHeading__5927_1842958974"/><text:bookmark-start text:name="__RefHeading__5725_1310750014"/><text:bookmark-start text:name="__RefHeading__5521_1220005542"/><text:bookmark-start text:name="__RefHeading__5331_1695420038"/><text:bookmark-start text:name="__RefHeading__5130_1017986065"/><text:bookmark-start text:name="__RefHeading__4946_1577118845"/><text:bookmark-start text:name="__RefHeading__4766_1310006689"/><text:bookmark-start text:name="__RefHeading__4581_1444625655"/><text:bookmark-start text:name="__RefHeading__4404_1606745807"/><text:bookmark-start text:name="__RefHeading__4219_389828191"/><text:bookmark-start text:name="__RefHeading__4035_166433791"/><text:bookmark-start text:name="403"/><text:bookmark-start text:name="__RefHeading__3949_2029073874"/><text:bookmark-start text:name="245"/><text:bookmark-start text:name="246"/><text:bookmark-start text:name="247"/><text:bookmark-start text:name="248"/><text:bookmark-start text:name="249"/><text:bookmark-start text:name="250"/><text:bookmark-start text:name="251"/><text:bookmark-start text:name="252"/><text:bookmark-start text:name="253"/><text:bookmark-start text:name="254"/><text:bookmark-start text:name="255"/><text:bookmark-start text:name="256"/><text:bookmark-start text:name="257"/><text:bookmark-start text:name="258"/><text:bookmark-start text:name="259"/><text:bookmark-start text:name="260"/><text:bookmark-start text:name="261"/><text:bookmark-start text:name="262"/><text:bookmark-start text:name="263"/><text:bookmark-start text:name="264"/><text:bookmark-start text:name="265"/><text:bookmark-start text:name="266"/><text:bookmark-start text:name="267"/><text:bookmark-start text:name="268"/><text:bookmark-start text:name="269"/><text:bookmark-start text:name="270"/><text:bookmark-start text:name="271"/><text:bookmark-start text:name="272"/><text:bookmark-start text:name="273"/><text:bookmark-start text:name="274"/><text:bookmark-start text:name="275"/><text:bookmark-start text:name="276"/><text:bookmark-start text:name="277"/><text:bookmark-start text:name="278"/><text:bookmark-start text:name="279"/><text:bookmark-start text:name="280"/><text:bookmark-start text:name="281"/><text:bookmark-start text:name="282"/><text:bookmark-start text:name="283"/><text:bookmark-start text:name="__RefHeading__4127_390576214"/><text:bookmark-start text:name="__RefHeading__4311_1074358857"/><text:bookmark-start text:name="__RefHeading__4495_1736126469"/><text:bookmark-start text:name="__RefHeading__4674_630685431"/><text:bookmark-start text:name="__RefHeading__4855_913315267"/><text:bookmark-start text:name="__RefHeading__5039_1163710135"/><text:bookmark-start text:name="__RefHeading__5233_952857884"/><text:bookmark-start text:name="__RefHeading__5428_470946183"/><text:bookmark-start text:name="__RefHeading__5622_1112796876"/><text:bookmark-start text:name="__RefHeading__5825_704881804"/><text:bookmark-start text:name="__RefHeading__6030_1574798422"/><text:bookmark-start text:name="__RefHeading__6242_613080586"/>Náhodné objevení</text:h>
                </text:list-item>
              </text:list>
            </text:list-item>
          </text:list>
        </text:list-item>
      </text:list>
      <text:p text:style-name="Text_20_body">Něco zaslechnout, nebo si všimnout tajných dveří, skrytého mechanismu či nastražené pasti, si můžeš i v případě, že aktivně nenasloucháš a nehledáš. Stačí, když se budete pohybovat pomalu a opatrně (což budete v podzemí pravděpodobně dělat prakticky vždycky, leda byste před někým utíkali nebo někoho honili).<text:line-break/><text:tab/>Náhodné objevení se vyhodnocuje stejně jako hledání, hází ale pouze PJ (tedy jako by hráčovi na 1k6 padla 0) a nepočítají se žádné bonusy za dovednostní finty. Stejně jako u hledání PJ na obtížnost hází <text:soft-page-break/>jen jednou a výsledek porovnává s hodnocením příslušné dovednosti jednotlivých postav.<text:line-break/><text:tab/>V případě, že se postavy později pokusí ten samý skrytý objekt hledat aktivně, by PJ měl použít výsledek svého hodu na náhodného objevení, pouze hráči si hází. Pokud se mezi tím změní podmínky, tak samozřejmě výsledek upravují jiné modifikátory.<text:line-break/><text:tab/>Stejná pravidla platí i pro náhodné zaslechnutí.</text:p>
      <text:p text:style-name="Text_20_body"/>
      <text:list xml:id="list154632625166849" text:continue-numbering="true" text:style-name="WW8Num1">
        <text:list-item>
          <text:list>
            <text:list-item>
              <text:h text:style-name="Heading_20_2" text:outline-level="2"><text:bookmark-start text:name="__RefHeading__6349_680152062"/><text:bookmark-start text:name="__RefHeading__6140_585935303"/><text:bookmark-start text:name="__RefHeading__5929_1842958974"/><text:bookmark-start text:name="__RefHeading__5727_1310750014"/><text:bookmark-start text:name="__RefHeading__5523_1220005542"/><text:bookmark-start text:name="__RefHeading__5333_1695420038"/><text:bookmark-start text:name="__RefHeading__5132_1017986065"/><text:bookmark-start text:name="__RefHeading__4948_1577118845"/><text:bookmark-start text:name="__RefHeading__4768_1310006689"/><text:bookmark-start text:name="__RefHeading__4583_1444625655"/><text:bookmark-start text:name="__RefHeading__4406_1606745807"/><text:bookmark-start text:name="__RefHeading__4221_389828191"/><text:bookmark-start text:name="__RefHeading__4037_166433791"/><text:bookmark-start text:name="322"/><text:bookmark-start text:name="404"/><text:bookmark-start text:name="284"/><text:bookmark-start text:name="285"/><text:bookmark-start text:name="286"/><text:bookmark-start text:name="287"/><text:bookmark-start text:name="288"/><text:bookmark-start text:name="289"/><text:bookmark-start text:name="290"/><text:bookmark-start text:name="291"/><text:bookmark-start text:name="292"/><text:bookmark-start text:name="293"/><text:bookmark-start text:name="294"/><text:bookmark-start text:name="295"/><text:bookmark-start text:name="296"/><text:bookmark-start text:name="297"/><text:bookmark-start text:name="298"/><text:bookmark-start text:name="299"/><text:bookmark-start text:name="300"/><text:bookmark-start text:name="301"/><text:bookmark-start text:name="302"/><text:bookmark-start text:name="303"/><text:bookmark-start text:name="304"/><text:bookmark-start text:name="305"/><text:bookmark-start text:name="306"/><text:bookmark-start text:name="307"/><text:bookmark-start text:name="308"/><text:bookmark-start text:name="309"/><text:bookmark-start text:name="310"/><text:bookmark-start text:name="311"/><text:bookmark-start text:name="312"/><text:bookmark-start text:name="313"/><text:bookmark-start text:name="314"/><text:bookmark-start text:name="315"/><text:bookmark-start text:name="316"/><text:bookmark-start text:name="317"/><text:bookmark-start text:name="318"/><text:bookmark-start text:name="319"/><text:bookmark-start text:name="320"/><text:bookmark-start text:name="321"/><text:bookmark-start text:name="__RefHeading__4129_390576214"/><text:bookmark-start text:name="__RefHeading__4313_1074358857"/><text:bookmark-start text:name="__RefHeading__4497_1736126469"/><text:bookmark-start text:name="__RefHeading__4676_630685431"/><text:bookmark-start text:name="__RefHeading__4857_913315267"/><text:bookmark-start text:name="__RefHeading__5041_1163710135"/><text:bookmark-start text:name="__RefHeading__5235_952857884"/><text:bookmark-start text:name="__RefHeading__5430_470946183"/><text:bookmark-start text:name="__RefHeading__5624_1112796876"/><text:bookmark-start text:name="__RefHeading__5827_704881804"/><text:bookmark-start text:name="__RefHeading__6032_1574798422"/><text:bookmark-start text:name="__RefHeading__6244_613080586"/>Zkušenost</text:h>
            </text:list-item>
          </text:list>
        </text:list-item>
      </text:list>
      <text:p text:style-name="Text_20_body">Body zkušenosti jsou mírou toho, co vaše družina prožila. V okamžiku, kdy jich nashromáždíte dostatečné množství (kolik to je ukazuje <text:span text:style-name="T36">Tabulka zkušenosti</text:span>), získají všichni členové družiny možnost postoupit na další úroveň zkušenosti</text:p>
      <text:p text:style-name="Standard"/>
      <table:table table:name="Table20" table:style-name="Table20">
        <table:table-column table:style-name="Table20.A" table:number-columns-repeated="2"/>
        <table:table-row table:style-name="Table20.1">
          <table:table-cell table:style-name="Table20.A1" table:number-columns-spanned="2" office:value-type="string">
            <text:list xml:id="list154632638164833" text:continue-numbering="true" text:style-name="WW8Num1">
              <text:list-item>
                <text:list>
                  <text:list-item>
                    <text:list>
                      <text:list-item>
                        <text:list>
                          <text:list-item>
                            <text:h text:style-name="P220" text:outline-level="4"><text:bookmark text:name="323"/>Tabulka zkušenosti</text:h>
                          </text:list-item>
                        </text:list>
                      </text:list-item>
                    </text:list>
                  </text:list-item>
                </text:list>
              </text:list-item>
            </text:list>
          </table:table-cell>
          <table:covered-table-cell/>
        </table:table-row>
        <table:table-row table:style-name="Table20.1">
          <table:table-cell table:style-name="Table20.A2" office:value-type="string">
            <text:p text:style-name="P232">Celková zkušenost postavy</text:p>
          </table:table-cell>
          <table:table-cell table:style-name="Table20.A2" office:value-type="string">
            <text:p text:style-name="P232">Úroveň</text:p>
          </table:table-cell>
        </table:table-row>
        <table:table-row table:style-name="Table20.1">
          <table:table-cell table:style-name="Table20.A3" office:value-type="string">
            <text:p text:style-name="P234">0</text:p>
          </table:table-cell>
          <table:table-cell table:style-name="Table20.A3" office:value-type="string">
            <text:p text:style-name="P234">1</text:p>
          </table:table-cell>
        </table:table-row>
        <table:table-row table:style-name="Table20.1">
          <table:table-cell table:style-name="Table20.A3" office:value-type="string">
            <text:p text:style-name="P234">8</text:p>
          </table:table-cell>
          <table:table-cell table:style-name="Table20.A3" office:value-type="string">
            <text:p text:style-name="P234">2</text:p>
          </table:table-cell>
        </table:table-row>
        <table:table-row table:style-name="Table20.1">
          <table:table-cell table:style-name="Table20.A3" office:value-type="string">
            <text:p text:style-name="P234">20</text:p>
          </table:table-cell>
          <table:table-cell table:style-name="Table20.A3" office:value-type="string">
            <text:p text:style-name="P234">3</text:p>
          </table:table-cell>
        </table:table-row>
        <table:table-row table:style-name="Table20.1">
          <table:table-cell table:style-name="Table20.A3" office:value-type="string">
            <text:p text:style-name="P234">36</text:p>
          </table:table-cell>
          <table:table-cell table:style-name="Table20.A3" office:value-type="string">
            <text:p text:style-name="P234">4</text:p>
          </table:table-cell>
        </table:table-row>
        <table:table-row table:style-name="Table20.1">
          <table:table-cell table:style-name="Table20.A3" office:value-type="string">
            <text:p text:style-name="P234">52</text:p>
          </table:table-cell>
          <table:table-cell table:style-name="Table20.A3" office:value-type="string">
            <text:p text:style-name="P234">5</text:p>
          </table:table-cell>
        </table:table-row>
        <table:table-row table:style-name="Table20.1">
          <table:table-cell table:style-name="Table20.A3" office:value-type="string">
            <text:p text:style-name="P234">72</text:p>
          </table:table-cell>
          <table:table-cell table:style-name="Table20.A3" office:value-type="string">
            <text:p text:style-name="P234">6</text:p>
          </table:table-cell>
        </table:table-row>
        <table:table-row table:style-name="Table20.1">
          <table:table-cell table:style-name="Table20.A3" office:value-type="string">
            <text:p text:style-name="P234">96</text:p>
          </table:table-cell>
          <table:table-cell table:style-name="Table20.A3" office:value-type="string">
            <text:p text:style-name="P234">7</text:p>
          </table:table-cell>
        </table:table-row>
        <table:table-row table:style-name="Table20.1">
          <table:table-cell table:style-name="Table20.A3" office:value-type="string">
            <text:p text:style-name="P234">124</text:p>
          </table:table-cell>
          <table:table-cell table:style-name="Table20.A3" office:value-type="string">
            <text:p text:style-name="P234">8</text:p>
          </table:table-cell>
        </table:table-row>
        <table:table-row table:style-name="Table20.1">
          <table:table-cell table:style-name="Table20.A3" office:value-type="string">
            <text:p text:style-name="P234">156</text:p>
          </table:table-cell>
          <table:table-cell table:style-name="Table20.A3" office:value-type="string">
            <text:p text:style-name="P234">9</text:p>
          </table:table-cell>
        </table:table-row>
        <table:table-row table:style-name="Table20.1">
          <table:table-cell table:style-name="Table20.A3" office:value-type="string">
            <text:p text:style-name="P234">192</text:p>
          </table:table-cell>
          <table:table-cell table:style-name="Table20.A3" office:value-type="string">
            <text:p text:style-name="P234">10</text:p>
          </table:table-cell>
        </table:table-row>
        <table:table-row table:style-name="Table20.1">
          <table:table-cell table:style-name="Table20.A3" office:value-type="string">
            <text:p text:style-name="P234">232</text:p>
          </table:table-cell>
          <table:table-cell table:style-name="Table20.A3" office:value-type="string">
            <text:p text:style-name="P234">11</text:p>
          </table:table-cell>
        </table:table-row>
        <table:table-row table:style-name="Table20.1">
          <table:table-cell table:style-name="Table20.A3" office:value-type="string">
            <text:p text:style-name="P234">276</text:p>
          </table:table-cell>
          <table:table-cell table:style-name="Table20.A3" office:value-type="string">
            <text:p text:style-name="P234">12</text:p>
          </table:table-cell>
        </table:table-row>
        <table:table-row table:style-name="Table20.1">
          <table:table-cell table:style-name="Table20.A3" office:value-type="string">
            <text:p text:style-name="P234">324</text:p>
          </table:table-cell>
          <table:table-cell table:style-name="Table20.A3" office:value-type="string">
            <text:p text:style-name="P234">13</text:p>
          </table:table-cell>
        </table:table-row>
        <table:table-row table:style-name="Table20.1">
          <table:table-cell table:style-name="Table20.A3" office:value-type="string">
            <text:p text:style-name="P234">376</text:p>
          </table:table-cell>
          <table:table-cell table:style-name="Table20.A3" office:value-type="string">
            <text:p text:style-name="P234">14</text:p>
          </table:table-cell>
        </table:table-row>
        <table:table-row table:style-name="Table20.1">
          <table:table-cell table:style-name="Table20.A3" office:value-type="string">
            <text:p text:style-name="P234">432</text:p>
          </table:table-cell>
          <table:table-cell table:style-name="Table20.A3" office:value-type="string">
            <text:p text:style-name="P234">15</text:p>
          </table:table-cell>
        </table:table-row>
        <table:table-row table:style-name="Table20.1">
          <table:table-cell table:style-name="Table20.A3" office:value-type="string">
            <text:p text:style-name="P234">492</text:p>
          </table:table-cell>
          <table:table-cell table:style-name="Table20.A3" office:value-type="string">
            <text:p text:style-name="P234">16</text:p>
          </table:table-cell>
        </table:table-row>
        <table:table-row table:style-name="Table20.1">
          <table:table-cell table:style-name="Table20.A3" office:value-type="string">
            <text:p text:style-name="P234">556</text:p>
          </table:table-cell>
          <table:table-cell table:style-name="Table20.A3" office:value-type="string">
            <text:p text:style-name="P234">17</text:p>
          </table:table-cell>
        </table:table-row>
        <table:table-row table:style-name="Table20.1">
          <table:table-cell table:style-name="Table20.A3" office:value-type="string">
            <text:p text:style-name="P234">624</text:p>
          </table:table-cell>
          <table:table-cell table:style-name="Table20.A3" office:value-type="string">
            <text:p text:style-name="P234">18</text:p>
          </table:table-cell>
        </table:table-row>
        <table:table-row table:style-name="Table20.1">
          <table:table-cell table:style-name="Table20.A3" office:value-type="string">
            <text:p text:style-name="P234">696</text:p>
          </table:table-cell>
          <table:table-cell table:style-name="Table20.A3" office:value-type="string">
            <text:p text:style-name="P234">19</text:p>
          </table:table-cell>
        </table:table-row>
        <table:table-row table:style-name="Table20.1">
          <table:table-cell table:style-name="Table20.A3" office:value-type="string">
            <text:p text:style-name="P234">772</text:p>
          </table:table-cell>
          <table:table-cell table:style-name="Table20.A3" office:value-type="string">
            <text:p text:style-name="P234">20</text:p>
          </table:table-cell>
        </table:table-row>
        <table:table-row table:style-name="Table20.1">
          <table:table-cell table:style-name="Table20.A3" office:value-type="string">
            <text:p text:style-name="P234">852</text:p>
          </table:table-cell>
          <table:table-cell table:style-name="Table20.A3" office:value-type="string">
            <text:p text:style-name="P234">21</text:p>
          </table:table-cell>
        </table:table-row>
        <table:table-row table:style-name="Table20.1">
          <table:table-cell table:style-name="Table20.A3" office:value-type="string">
            <text:p text:style-name="P234">936</text:p>
          </table:table-cell>
          <table:table-cell table:style-name="Table20.A3" office:value-type="string">
            <text:p text:style-name="P234">22</text:p>
          </table:table-cell>
        </table:table-row>
        <table:table-row table:style-name="Table20.1">
          <table:table-cell table:style-name="Table20.A3" office:value-type="string">
            <text:p text:style-name="P234">1024</text:p>
          </table:table-cell>
          <table:table-cell table:style-name="Table20.A3" office:value-type="string">
            <text:p text:style-name="P234">23</text:p>
          </table:table-cell>
        </table:table-row>
        <table:table-row table:style-name="Table20.1">
          <table:table-cell table:style-name="Table20.A3" office:value-type="string">
            <text:p text:style-name="P234">1116</text:p>
          </table:table-cell>
          <table:table-cell table:style-name="Table20.A3" office:value-type="string">
            <text:p text:style-name="P234">24</text:p>
          </table:table-cell>
        </table:table-row>
        <table:table-row table:style-name="Table20.1">
          <table:table-cell table:style-name="Table20.A3" office:value-type="string">
            <text:p text:style-name="P234">1212</text:p>
          </table:table-cell>
          <table:table-cell table:style-name="Table20.A3" office:value-type="string">
            <text:p text:style-name="P234">25</text:p>
          </table:table-cell>
        </table:table-row>
        <table:table-row table:style-name="Table20.1">
          <table:table-cell table:style-name="Table20.A3" office:value-type="string">
            <text:p text:style-name="P234">1312</text:p>
          </table:table-cell>
          <table:table-cell table:style-name="Table20.A3" office:value-type="string">
            <text:p text:style-name="P234">26</text:p>
          </table:table-cell>
        </table:table-row>
        <table:table-row table:style-name="Table20.1">
          <table:table-cell table:style-name="Table20.A3" office:value-type="string">
            <text:p text:style-name="P234">1416</text:p>
          </table:table-cell>
          <table:table-cell table:style-name="Table20.A3" office:value-type="string">
            <text:p text:style-name="P234">27</text:p>
          </table:table-cell>
        </table:table-row>
        <table:table-row table:style-name="Table20.1">
          <table:table-cell table:style-name="Table20.A3" office:value-type="string">
            <text:p text:style-name="P234">1524</text:p>
          </table:table-cell>
          <table:table-cell table:style-name="Table20.A3" office:value-type="string">
            <text:p text:style-name="P234">28</text:p>
          </table:table-cell>
        </table:table-row>
        <text:soft-page-break/>
        <table:table-row table:style-name="Table20.1">
          <table:table-cell table:style-name="Table20.A3" office:value-type="string">
            <text:p text:style-name="P234">1636</text:p>
          </table:table-cell>
          <table:table-cell table:style-name="Table20.A3" office:value-type="string">
            <text:p text:style-name="P234">29</text:p>
          </table:table-cell>
        </table:table-row>
        <table:table-row table:style-name="Table20.1">
          <table:table-cell table:style-name="Table20.A3" office:value-type="string">
            <text:p text:style-name="P234">1752</text:p>
          </table:table-cell>
          <table:table-cell table:style-name="Table20.A3" office:value-type="string">
            <text:p text:style-name="P234">30</text:p>
          </table:table-cell>
        </table:table-row>
        <table:table-row table:style-name="Table20.1">
          <table:table-cell table:style-name="Table20.A3" office:value-type="string">
            <text:p text:style-name="P234">1872</text:p>
          </table:table-cell>
          <table:table-cell table:style-name="Table20.A3" office:value-type="string">
            <text:p text:style-name="P234">31</text:p>
          </table:table-cell>
        </table:table-row>
        <table:table-row table:style-name="Table20.1">
          <table:table-cell table:style-name="Table20.A3" office:value-type="string">
            <text:p text:style-name="P234">1996</text:p>
          </table:table-cell>
          <table:table-cell table:style-name="Table20.A3" office:value-type="string">
            <text:p text:style-name="P234">32</text:p>
          </table:table-cell>
        </table:table-row>
        <table:table-row table:style-name="Table20.1">
          <table:table-cell table:style-name="Table20.A3" office:value-type="string">
            <text:p text:style-name="P234">2124</text:p>
          </table:table-cell>
          <table:table-cell table:style-name="Table20.A3" office:value-type="string">
            <text:p text:style-name="P234">33</text:p>
          </table:table-cell>
        </table:table-row>
        <table:table-row table:style-name="Table20.1">
          <table:table-cell table:style-name="Table20.A3" office:value-type="string">
            <text:p text:style-name="P234">2256</text:p>
          </table:table-cell>
          <table:table-cell table:style-name="Table20.A3" office:value-type="string">
            <text:p text:style-name="P234">34</text:p>
          </table:table-cell>
        </table:table-row>
        <table:table-row table:style-name="Table20.1">
          <table:table-cell table:style-name="Table20.A3" office:value-type="string">
            <text:p text:style-name="P234">2392</text:p>
          </table:table-cell>
          <table:table-cell table:style-name="Table20.A3" office:value-type="string">
            <text:p text:style-name="P234">35</text:p>
          </table:table-cell>
        </table:table-row>
        <table:table-row table:style-name="Table20.1">
          <table:table-cell table:style-name="Table20.A38" office:value-type="string">
            <text:p text:style-name="P234">2532</text:p>
          </table:table-cell>
          <table:table-cell table:style-name="Table20.A38" office:value-type="string">
            <text:p text:style-name="P234">36</text:p>
          </table:table-cell>
        </table:table-row>
      </table:table>
      <text:p text:style-name="Standard"/>
      <text:p text:style-name="P41">/* 1-36 je zhruba 316 čtyřhodinových herních sezení po 8 zk jedno */</text:p>
      <text:p text:style-name="Standard"/>
      <text:list xml:id="list154633106163636" text:continue-numbering="true" text:style-name="WW8Num1">
        <text:list-item>
          <text:list>
            <text:list-item>
              <text:list>
                <text:list-item>
                  <text:list>
                    <text:list-item>
                      <text:h text:style-name="Heading_20_4" text:outline-level="4"><text:bookmark-start text:name="__RefHeading__3951_2029073874"/>Zkušenosti za odehrané hry</text:h>
                    </text:list-item>
                  </text:list>
                </text:list-item>
              </text:list>
            </text:list-item>
          </text:list>
        </text:list-item>
      </text:list>
      <text:p text:style-name="Text_20_body">Část bodů zkušenosti získá skupina prostě tím, že hrajete. Za každou hodinu hraní si můžete přičíst jeden bod zkušenosti.</text:p>
      <text:p text:style-name="Text_20_body"/>
      <text:list xml:id="list154633120172629" text:continue-numbering="true" text:style-name="WW8Num1">
        <text:list-item>
          <text:list>
            <text:list-item>
              <text:list>
                <text:list-item>
                  <text:list>
                    <text:list-item>
                      <text:h text:style-name="Heading_20_4" text:outline-level="4"><text:bookmark-start text:name="405"/>Určování družinových cílů</text:h>
                    </text:list-item>
                  </text:list>
                </text:list-item>
              </text:list>
            </text:list-item>
          </text:list>
        </text:list-item>
      </text:list>
      <text:p text:style-name="Text_20_body">Jaké cíle si pro svou družinu určíte záleží čistě na vás, snažte se však při tom brát ohled na to, co si Pán jeskyně připravil – pokud například vytvořil mapu podzemí nedalekého hradu a vy se rozhodnete jít do hor lovit mantikoru, veškerá jeho příprava přijde vniveč, a to je určitě škoda. Určování družinových cílů ostatně slouží hlavně k tomu, aby Pán jeskyně věděl, o máte zájem, co by vaše postavy chtěly dělat čeho chcete dosáhnout a mohl podle toho připravit další hru.<text:line-break/><text:tab/>Cílů můžete mít stanovených více současně, některé z nich mohou ostatně být dlouhodobé, <text:s/>neměly by ale být víc než tři. Stanovené cíle můžete v průběhu hry měnit a upravovat (třeba když zjistíte, že se věci ve skutečnosti mají úplně jinak, než jste původně předpokládali). <text:line-break/><text:tab/>Kolik bodů zkušenosti získá vaše družina za splnění každého cíle závisí na úvaze Pána jeskyně a mělo by to odrážet to, jak byl cíl náročný a jak dlouho jeho plnění zabralo. Kromě toho by PJ měl vycházet z toho, že celkový počet zkušeností získaných za plnění družinových cílů by měl být zhruba roven zkušenostem za odehrané hry. Je možné to dělat například tak, že na konci každého sezení, když družině připočítáte zkušenosti za odehranou hru, si PJ stejný počet zapíše stranou a z něj vás potom bude odměňovat za splněné cíle.</text:p>
      <text:p text:style-name="Text_20_body"/>
      <text:list xml:id="list154633143162072" text:continue-numbering="true" text:style-name="WW8Num1">
        <text:list-item>
          <text:list>
            <text:list-item>
              <text:list>
                <text:list-item>
                  <text:h text:style-name="Heading_20_3" text:outline-level="3"><text:bookmark-start text:name="__RefHeading__6351_680152062"/><text:bookmark-start text:name="__RefHeading__6142_585935303"/><text:bookmark-start text:name="__RefHeading__5931_1842958974"/><text:bookmark-start text:name="__RefHeading__5729_1310750014"/><text:bookmark-start text:name="__RefHeading__5525_1220005542"/><text:bookmark-start text:name="__RefHeading__5335_1695420038"/><text:bookmark-start text:name="__RefHeading__5134_1017986065"/><text:bookmark-start text:name="__RefHeading__4950_1577118845"/><text:bookmark-start text:name="__RefHeading__4770_1310006689"/><text:bookmark-start text:name="__RefHeading__4585_1444625655"/><text:bookmark-start text:name="__RefHeading__4408_1606745807"/><text:bookmark-start text:name="__RefHeading__4223_389828191"/><text:bookmark-start text:name="__RefHeading__4039_166433791"/><text:bookmark-start text:name="__RefHeading__3953_2029073874"/><text:bookmark-start text:name="406"/><text:bookmark-start text:name="324"/><text:bookmark-start text:name="325"/><text:bookmark-start text:name="326"/><text:bookmark-start text:name="327"/><text:bookmark-start text:name="328"/><text:bookmark-start text:name="329"/><text:bookmark-start text:name="330"/><text:bookmark-start text:name="331"/><text:bookmark-start text:name="332"/><text:bookmark-start text:name="333"/><text:bookmark-start text:name="334"/><text:bookmark-start text:name="335"/><text:bookmark-start text:name="336"/><text:bookmark-start text:name="337"/><text:bookmark-start text:name="338"/><text:bookmark-start text:name="339"/><text:bookmark-start text:name="340"/><text:bookmark-start text:name="341"/><text:bookmark-start text:name="342"/><text:bookmark-start text:name="343"/><text:bookmark-start text:name="344"/><text:bookmark-start text:name="345"/><text:bookmark-start text:name="346"/><text:bookmark-start text:name="347"/><text:bookmark-start text:name="348"/><text:bookmark-start text:name="349"/><text:bookmark-start text:name="350"/><text:bookmark-start text:name="351"/><text:bookmark-start text:name="352"/><text:bookmark-start text:name="353"/><text:bookmark-start text:name="354"/><text:bookmark-start text:name="355"/><text:bookmark-start text:name="356"/><text:bookmark-start text:name="357"/><text:bookmark-start text:name="358"/><text:bookmark-start text:name="__RefHeading__4131_390576214"/><text:bookmark-start text:name="__RefHeading__4315_1074358857"/><text:bookmark-start text:name="__RefHeading__4499_1736126469"/><text:bookmark-start text:name="__RefHeading__4678_630685431"/><text:bookmark-start text:name="__RefHeading__4859_913315267"/><text:bookmark-start text:name="__RefHeading__5043_1163710135"/><text:bookmark-start text:name="__RefHeading__5237_952857884"/><text:bookmark-start text:name="__RefHeading__5432_470946183"/><text:bookmark-start text:name="__RefHeading__5626_1112796876"/><text:bookmark-start text:name="__RefHeading__5829_704881804"/><text:bookmark-start text:name="__RefHeading__6034_1574798422"/><text:bookmark-start text:name="__RefHeading__6246_613080586"/>Přestup na další úroveň zkušenosti</text:h>
                </text:list-item>
              </text:list>
            </text:list-item>
          </text:list>
        </text:list-item>
      </text:list>
      <text:p text:style-name="Text_20_body">Tím, že družina dosáhne celkový počet zkušeností potřebný na další úroveň zkušenosti, se samo o sobě nic nezmění. Členové družiny pouze dostanou další profibody podle <text:span text:style-name="T36">Tabulky postupu na vyšší úroveň zkušenosti</text:span> a kromě toho se jim může zvýšit maximum hodnocení dovedností (to ukazuje <text:span text:style-name="T36">Tabulka stropu hodnocení dovedností podle úrovně</text:span>). K tomu, aby postavy mohly nově získané profibody utratit a zvýšit si tak hodnocení dovedností nebo se naučit nové schopnosti, musí podstoupit výcvik.<text:line-break/><text:tab/>Výcvik obvykle trvá 1 den za každý investovaný profibod plus případné trvání cesty za učitelem a zpět. Učit se můžeš u kohokoliv, kdo zná zvláštní schopnost, kouzlo nebo dovednost, kterou se chceš naučit, na požadovaném nebo vyšším hodnocení (pokud jde o schopnost s hodnocením), klidně to může být i jiná postava v družině. Podmínky, za kterých se dotyčný uvolí tě učit, záleží na něm a na tom, jak se s ním dohodneš. Obvyklá cena v případě, že si za to učitel nechá zaplatit, se pohybuje kolem 1 zl za každý investovaný profibod.<text:line-break/><text:tab/>Kouzelnická kouzla, alchymistické recepty a znalostní dovednosti (např. Učenost) se také můžeš učit z knih nebo svitků, pokud je někde získáš, nebo si je půjčíš. Na délku výcviku to nemá vliv.<text:line-break/><text:soft-page-break/><text:tab/>Při každém přechodu na vyšší úroveň si můžeš zvýšit hodnocení libovolné dovednosti (a to včetně speciálních dovedností) nejvýše o 1 stupeň. </text:p>
      <text:p text:style-name="Text_20_body"/>
      <table:table table:name="Table21" table:style-name="Table21">
        <table:table-column table:style-name="Table21.A"/>
        <table:table-column table:style-name="Table21.B"/>
        <table:table-row table:style-name="Table21.1">
          <table:table-cell table:style-name="Table21.A1" table:number-columns-spanned="2" office:value-type="string">
            <text:list xml:id="list154633174161296" text:continue-numbering="true" text:style-name="WW8Num1">
              <text:list-item>
                <text:list>
                  <text:list-item>
                    <text:list>
                      <text:list-item>
                        <text:list>
                          <text:list-item>
                            <text:h text:style-name="P220" text:outline-level="4">Tabulka přestupu na vyšší úroveň zkušenosti</text:h>
                          </text:list-item>
                        </text:list>
                      </text:list-item>
                    </text:list>
                  </text:list-item>
                </text:list>
              </text:list-item>
            </text:list>
          </table:table-cell>
          <table:covered-table-cell/>
        </table:table-row>
        <table:table-row table:style-name="Table21.1">
          <table:table-cell table:style-name="Table21.A2" office:value-type="string">
            <text:p text:style-name="P232">Rasa</text:p>
          </table:table-cell>
          <table:table-cell table:style-name="Table21.A2" office:value-type="string">
            <text:p text:style-name="P232">Profibody za přestup</text:p>
          </table:table-cell>
        </table:table-row>
        <table:table-row table:style-name="Table21.1">
          <table:table-cell table:style-name="Table21.A3" office:value-type="string">
            <text:p text:style-name="P234">Člověk</text:p>
          </table:table-cell>
          <table:table-cell table:style-name="Table21.A3" office:value-type="string">
            <text:p text:style-name="P234">8</text:p>
          </table:table-cell>
        </table:table-row>
        <table:table-row table:style-name="Table21.1">
          <table:table-cell table:style-name="Table21.A3" office:value-type="string">
            <text:p text:style-name="P234">Barbar</text:p>
          </table:table-cell>
          <table:table-cell table:style-name="Table21.A3" office:value-type="string">
            <text:p text:style-name="P234">8</text:p>
          </table:table-cell>
        </table:table-row>
        <table:table-row table:style-name="Table21.1">
          <table:table-cell table:style-name="Table21.A3" office:value-type="string">
            <text:p text:style-name="P234">Hobit</text:p>
          </table:table-cell>
          <table:table-cell table:style-name="Table21.A3" office:value-type="string">
            <text:p text:style-name="P234">9</text:p>
          </table:table-cell>
        </table:table-row>
        <table:table-row table:style-name="Table21.1">
          <table:table-cell table:style-name="Table21.A3" office:value-type="string">
            <text:p text:style-name="P234">Kudůk</text:p>
          </table:table-cell>
          <table:table-cell table:style-name="Table21.A3" office:value-type="string">
            <text:p text:style-name="P234">9</text:p>
          </table:table-cell>
        </table:table-row>
        <table:table-row table:style-name="Table21.1">
          <table:table-cell table:style-name="Table21.A3" office:value-type="string">
            <text:p text:style-name="P234">Trpaslík</text:p>
          </table:table-cell>
          <table:table-cell table:style-name="Table21.A3" office:value-type="string">
            <text:p text:style-name="P234">8</text:p>
          </table:table-cell>
        </table:table-row>
        <table:table-row table:style-name="Table21.1">
          <table:table-cell table:style-name="Table21.A3" office:value-type="string">
            <text:p text:style-name="P234">Elf</text:p>
          </table:table-cell>
          <table:table-cell table:style-name="Table21.A3" office:value-type="string">
            <text:p text:style-name="P234">9</text:p>
          </table:table-cell>
        </table:table-row>
        <table:table-row table:style-name="Table21.1">
          <table:table-cell table:style-name="Table21.A9" office:value-type="string">
            <text:p text:style-name="P234">Kroll</text:p>
          </table:table-cell>
          <table:table-cell table:style-name="Table21.A9" office:value-type="string">
            <text:p text:style-name="P234">7</text:p>
          </table:table-cell>
        </table:table-row>
      </table:table>
      <text:p text:style-name="Text_20_body"/>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list xml:id="list154633303161360" text:continue-numbering="true" text:style-name="WW8Num1">
              <text:list-item>
                <text:list>
                  <text:list-item>
                    <text:list>
                      <text:list-item>
                        <text:list>
                          <text:list-item>
                            <text:h text:style-name="P220" text:outline-level="4"><text:bookmark text:name="407"/>Tabulka stropu hodnocení dovedností podle úrovně</text:h>
                          </text:list-item>
                        </text:list>
                      </text:list-item>
                    </text:list>
                  </text:list-item>
                </text:list>
              </text:list-item>
            </text:list>
          </table:table-cell>
          <table:covered-table-cell/>
          <table:covered-table-cell/>
        </table:table-row>
        <table:table-row table:style-name="Table22.1">
          <table:table-cell table:style-name="Table22.A2" office:value-type="string">
            <text:p text:style-name="P232">Úroveň zkušenosti</text:p>
          </table:table-cell>
          <table:table-cell table:style-name="Table22.A2" office:value-type="string">
            <text:p text:style-name="P232">Strop hodnocení význačných dovedností povolání</text:p>
          </table:table-cell>
          <table:table-cell table:style-name="Table22.A2" office:value-type="string">
            <text:p text:style-name="P232">Strop hodnocení ostatních dovedností</text:p>
          </table:table-cell>
        </table:table-row>
        <table:table-row table:style-name="Table22.1">
          <table:table-cell table:style-name="Table22.A3" office:value-type="string">
            <text:p text:style-name="P234">1 až 2</text:p>
          </table:table-cell>
          <table:table-cell table:style-name="Table22.A3" office:value-type="string">
            <text:p text:style-name="P234">3</text:p>
          </table:table-cell>
          <table:table-cell table:style-name="Table22.A3" office:value-type="string">
            <text:p text:style-name="P234">2</text:p>
          </table:table-cell>
        </table:table-row>
        <table:table-row table:style-name="Table22.1">
          <table:table-cell table:style-name="Table22.A3" office:value-type="string">
            <text:p text:style-name="P234">3 až 5</text:p>
          </table:table-cell>
          <table:table-cell table:style-name="Table22.A3" office:value-type="string">
            <text:p text:style-name="P234">4</text:p>
          </table:table-cell>
          <table:table-cell table:style-name="Table22.A3" office:value-type="string">
            <text:p text:style-name="P234">3</text:p>
          </table:table-cell>
        </table:table-row>
        <table:table-row table:style-name="Table22.1">
          <table:table-cell table:style-name="Table22.A3" office:value-type="string">
            <text:p text:style-name="P234">6 až 9</text:p>
          </table:table-cell>
          <table:table-cell table:style-name="Table22.A3" office:value-type="string">
            <text:p text:style-name="P234">5</text:p>
          </table:table-cell>
          <table:table-cell table:style-name="Table22.A3" office:value-type="string">
            <text:p text:style-name="P234">4</text:p>
          </table:table-cell>
        </table:table-row>
        <table:table-row table:style-name="Table22.1">
          <table:table-cell table:style-name="Table22.A3" office:value-type="string">
            <text:p text:style-name="P234">10 až 14</text:p>
          </table:table-cell>
          <table:table-cell table:style-name="Table22.A3" office:value-type="string">
            <text:p text:style-name="P234">6</text:p>
          </table:table-cell>
          <table:table-cell table:style-name="Table22.A3" office:value-type="string">
            <text:p text:style-name="P234">5</text:p>
          </table:table-cell>
        </table:table-row>
        <table:table-row table:style-name="Table22.1">
          <table:table-cell table:style-name="Table22.A3" office:value-type="string">
            <text:p text:style-name="P234">15 až 20</text:p>
          </table:table-cell>
          <table:table-cell table:style-name="Table22.A3" office:value-type="string">
            <text:p text:style-name="P234">7</text:p>
          </table:table-cell>
          <table:table-cell table:style-name="Table22.A3" office:value-type="string">
            <text:p text:style-name="P234">6</text:p>
          </table:table-cell>
        </table:table-row>
        <table:table-row table:style-name="Table22.1">
          <table:table-cell table:style-name="Table22.A3" office:value-type="string">
            <text:p text:style-name="P234">21 až 27</text:p>
          </table:table-cell>
          <table:table-cell table:style-name="Table22.A3" office:value-type="string">
            <text:p text:style-name="P234">8</text:p>
          </table:table-cell>
          <table:table-cell table:style-name="Table22.A3" office:value-type="string">
            <text:p text:style-name="P234">7</text:p>
          </table:table-cell>
        </table:table-row>
        <table:table-row table:style-name="Table22.1">
          <table:table-cell table:style-name="Table22.A3" office:value-type="string">
            <text:p text:style-name="P234">28 až 35</text:p>
          </table:table-cell>
          <table:table-cell table:style-name="Table22.A3" office:value-type="string">
            <text:p text:style-name="P234">9</text:p>
          </table:table-cell>
          <table:table-cell table:style-name="Table22.A3" office:value-type="string">
            <text:p text:style-name="P234">8</text:p>
          </table:table-cell>
        </table:table-row>
        <table:table-row table:style-name="Table22.1">
          <table:table-cell table:style-name="Table22.A10" office:value-type="string">
            <text:p text:style-name="P234">36</text:p>
          </table:table-cell>
          <table:table-cell table:style-name="Table22.A10" office:value-type="string">
            <text:p text:style-name="P234">10</text:p>
          </table:table-cell>
          <table:table-cell table:style-name="Table22.A10" office:value-type="string">
            <text:p text:style-name="P234">9</text:p>
          </table:table-cell>
        </table:table-row>
      </table:table>
      <text:p text:style-name="Text_20_body"><text:bookmark-start text:name="__RefHeading__5933_1842958974"/><text:bookmark-start text:name="__RefHeading__5731_1310750014"/><text:bookmark-start text:name="__RefHeading__5527_1220005542"/><text:bookmark-start text:name="__RefHeading__5337_1695420038"/><text:bookmark-start text:name="__RefHeading__5136_1017986065"/><text:bookmark-start text:name="__RefHeading__4952_1577118845"/><text:bookmark-start text:name="__RefHeading__4772_1310006689"/><text:bookmark-start text:name="__RefHeading__4587_1444625655"/><text:bookmark-start text:name="__RefHeading__4410_1606745807"/><text:bookmark-start text:name="__RefHeading__4225_389828191"/><text:bookmark-start text:name="__RefHeading__4041_166433791"/><text:bookmark-start text:name="399"/><text:bookmark-start text:name="394"/><text:bookmark-start text:name="359"/><text:bookmark-start text:name="360"/><text:bookmark-start text:name="361"/><text:bookmark-start text:name="362"/><text:bookmark-start text:name="363"/><text:bookmark-start text:name="364"/><text:bookmark-start text:name="365"/><text:bookmark-start text:name="366"/><text:bookmark-start text:name="367"/><text:bookmark-start text:name="368"/><text:bookmark-start text:name="369"/><text:bookmark-start text:name="370"/><text:bookmark-start text:name="371"/><text:bookmark-start text:name="372"/><text:bookmark-start text:name="373"/><text:bookmark-start text:name="374"/><text:bookmark-start text:name="375"/><text:bookmark-start text:name="376"/><text:bookmark-start text:name="377"/><text:bookmark-start text:name="378"/><text:bookmark-start text:name="379"/><text:bookmark-start text:name="380"/><text:bookmark-start text:name="381"/><text:bookmark-start text:name="382"/><text:bookmark-start text:name="383"/><text:bookmark-start text:name="384"/><text:bookmark-start text:name="385"/><text:bookmark-start text:name="386"/><text:bookmark-start text:name="387"/><text:bookmark-start text:name="388"/><text:bookmark-start text:name="389"/><text:bookmark-start text:name="390"/><text:bookmark-start text:name="391"/><text:bookmark-start text:name="392"/><text:bookmark-start text:name="393"/><text:bookmark-start text:name="__RefHeading__4133_390576214"/><text:bookmark-start text:name="__RefHeading__4317_1074358857"/><text:bookmark-start text:name="__RefHeading__4501_1736126469"/><text:bookmark-start text:name="__RefHeading__4680_630685431"/><text:bookmark-start text:name="__RefHeading__4861_913315267"/><text:bookmark-start text:name="__RefHeading__5045_1163710135"/><text:bookmark-start text:name="__RefHeading__5239_952857884"/><text:bookmark-start text:name="__RefHeading__5434_470946183"/><text:bookmark-start text:name="__RefHeading__5628_1112796876"/><text:bookmark-start text:name="__RefHeading__5831_704881804"/></text:p>
      <text:list xml:id="list154633507188227" text:continue-numbering="true" text:style-name="WW8Num1">
        <text:list-item>
          <text:list>
            <text:list-item>
              <text:list>
                <text:list-item>
                  <text:list>
                    <text:list-item>
                      <text:h text:style-name="P214" text:outline-level="4"><text:bookmark-start text:name="398"/>Pořizování specializací</text:h>
                    </text:list-item>
                  </text:list>
                </text:list-item>
              </text:list>
            </text:list-item>
          </text:list>
        </text:list-item>
      </text:list>
      <text:p text:style-name="P192"><text:span text:style-name="T46">Zvýšení hodnocení stávající specializace o 1 bod stojí 1 profibod. Platí ale, že hodnocení specializace může být jen o 2 body vyšší než hodnocení sdružené dovednosti, do které specializace patří. Na hodnocení specializací se vztahuje stejný limit jako na sdružené dovednosti.<text:line-break/><text:tab/>V průběhu hry můžeš pořizovat nové specializace, s</text:span><text:span text:style-name="T77">tále však platí limit na nejvýše tři specializace od jedné sdružené dovednosti. Pokud už u nějaké sdružené dovednosti tři specializace máš, tak získáváš možnost za další profibod zvýšit hodnocení celé této sdružené dovednosti bez zvýšení hodnocení obsažených specializací. Specializace, které budou mít po tomto zvýšení stejné hodnocení jako sdružená dovednost, pak ztrácí smysl vést samostatně.<text:line-break/><text:tab/>Za obvyklé čtyři profibody můžeš také zvýšit hodnocení sdružené dovednosti včetně všech obsažených specializací, ale pouze v případě, že jsou všechny obsažené specializace pod limitem na maximální hodnocení.</text:span></text:p>
      <text:p text:style-name="P283">Obsah</text:p>
      <text:p text:style-name="Contents_20_1"><text:a xlink:type="simple" xlink:href="#__RefHeading__6143_680152062"><text:span text:style-name="Internet_20_link">Dračí doupě<text:tab/>1</text:span></text:a></text:p>
      <text:p text:style-name="Contents_20_1"><text:a xlink:type="simple" xlink:href="#__RefHeading__6145_680152062"><text:span text:style-name="Internet_20_link">Poznámky<text:tab/>3</text:span></text:a></text:p>
      <text:p text:style-name="P284"><text:a xlink:type="simple" xlink:href="#__RefHeading__6147_680152062"><text:span text:style-name="Internet_20_link">Kostky<text:tab/>3</text:span></text:a></text:p>
      <text:p text:style-name="P284"><text:a xlink:type="simple" xlink:href="#__RefHeading__6149_680152062"><text:span text:style-name="Internet_20_link">Míry a váhy<text:tab/>3</text:span></text:a></text:p>
      <text:p text:style-name="P284"><text:a xlink:type="simple" xlink:href="#__RefHeading__6151_680152062"><text:span text:style-name="Internet_20_link">Měnový systém<text:tab/>3</text:span></text:a></text:p>
      <text:p text:style-name="P284"><text:a xlink:type="simple" xlink:href="#__RefHeading__6153_680152062"><text:span text:style-name="Internet_20_link">Některé důležité pojmy<text:tab/>3</text:span></text:a></text:p>
      <text:p text:style-name="P284"><text:a xlink:type="simple" xlink:href="#__RefHeading__6155_680152062"><text:span text:style-name="Internet_20_link">Zkratky<text:tab/>4</text:span></text:a></text:p>
      <text:p text:style-name="Contents_20_1"><text:a xlink:type="simple" xlink:href="#__RefHeading__6157_680152062"><text:span text:style-name="Internet_20_link">Tvoje postava<text:tab/>4</text:span></text:a></text:p>
      <text:p text:style-name="P284"><text:a xlink:type="simple" xlink:href="#__RefHeading__6159_680152062"><text:span text:style-name="Internet_20_link">Rasy<text:tab/>4</text:span></text:a></text:p>
      <text:p text:style-name="P285"><text:a xlink:type="simple" xlink:href="#__RefHeading__6161_680152062"><text:span text:style-name="Internet_20_link">Člověk<text:tab/>5</text:span></text:a></text:p>
      <text:p text:style-name="P285"><text:a xlink:type="simple" xlink:href="#__RefHeading__6163_680152062"><text:span text:style-name="Internet_20_link">Barbar<text:tab/>5</text:span></text:a></text:p>
      <text:p text:style-name="P285"><text:a xlink:type="simple" xlink:href="#__RefHeading__6165_680152062"><text:span text:style-name="Internet_20_link">Hobit<text:tab/>5</text:span></text:a></text:p>
      <text:p text:style-name="P285"><text:a xlink:type="simple" xlink:href="#__RefHeading__6167_680152062"><text:span text:style-name="Internet_20_link">Elf<text:tab/>5</text:span></text:a></text:p>
      <text:p text:style-name="P285"><text:a xlink:type="simple" xlink:href="#__RefHeading__6169_680152062"><text:span text:style-name="Internet_20_link">Trpaslík<text:tab/>6</text:span></text:a></text:p>
      <text:p text:style-name="P285"><text:a xlink:type="simple" xlink:href="#__RefHeading__6171_680152062"><text:span text:style-name="Internet_20_link">Kudůk<text:tab/>6</text:span></text:a></text:p>
      <text:p text:style-name="P285"><text:a xlink:type="simple" xlink:href="#__RefHeading__6173_680152062"><text:span text:style-name="Internet_20_link">Kroll<text:tab/>6</text:span></text:a></text:p>
      <text:p text:style-name="P284"><text:a xlink:type="simple" xlink:href="#__RefHeading__6175_680152062"><text:span text:style-name="Internet_20_link">Povolání tvé postavy<text:tab/>7</text:span></text:a></text:p>
      <text:p text:style-name="P285"><text:a xlink:type="simple" xlink:href="#__RefHeading__6177_680152062"><text:span text:style-name="Internet_20_link">Válečník<text:tab/>7</text:span></text:a></text:p>
      <text:p text:style-name="P285"><text:a xlink:type="simple" xlink:href="#__RefHeading__6179_680152062"><text:span text:style-name="Internet_20_link">Hraničář<text:tab/>7</text:span></text:a></text:p>
      <text:p text:style-name="P285"><text:a xlink:type="simple" xlink:href="#__RefHeading__6181_680152062"><text:span text:style-name="Internet_20_link">Alchymista<text:tab/>7</text:span></text:a></text:p>
      <text:p text:style-name="P285"><text:a xlink:type="simple" xlink:href="#__RefHeading__6183_680152062"><text:span text:style-name="Internet_20_link">Kouzelník<text:tab/>8</text:span></text:a></text:p>
      <text:p text:style-name="P285"><text:a xlink:type="simple" xlink:href="#__RefHeading__6185_680152062"><text:span text:style-name="Internet_20_link">Zloděj<text:tab/>8</text:span></text:a></text:p>
      <text:p text:style-name="P284"><text:a xlink:type="simple" xlink:href="#__RefHeading__6187_680152062"><text:span text:style-name="Internet_20_link">Tvorba postavy<text:tab/>8</text:span></text:a></text:p>
      <text:p text:style-name="P285"><text:a xlink:type="simple" xlink:href="#__RefHeading__6189_680152062"><text:span text:style-name="Internet_20_link">Počet životů<text:tab/>9</text:span></text:a></text:p>
      <text:p text:style-name="P285"><text:a xlink:type="simple" xlink:href="#__RefHeading__6191_680152062"><text:span text:style-name="Internet_20_link">Profibody<text:tab/>9</text:span></text:a></text:p>
      <text:p text:style-name="P285"><text:a xlink:type="simple" xlink:href="#__RefHeading__6193_680152062"><text:span text:style-name="Internet_20_link">Zvláštní schopnosti podle rasy<text:tab/>9</text:span></text:a></text:p>
      <text:p text:style-name="P285"><text:a xlink:type="simple" xlink:href="#__RefHeading__6195_680152062"><text:span text:style-name="Internet_20_link">Dovednosti<text:tab/>10</text:span></text:a></text:p>
      <text:p text:style-name="P285"><text:a xlink:type="simple" xlink:href="#__RefHeading__6197_680152062"><text:span text:style-name="Internet_20_link">Živobytí<text:tab/>16</text:span></text:a></text:p>
      <text:p text:style-name="P285"><text:a xlink:type="simple" xlink:href="#__RefHeading__6199_680152062"><text:span text:style-name="Internet_20_link">Výbava<text:tab/>18</text:span></text:a></text:p>
      <text:p text:style-name="P284"><text:a xlink:type="simple" xlink:href="#__RefHeading__6201_680152062"><text:span text:style-name="Internet_20_link">Původ postavy<text:tab/>21</text:span></text:a></text:p>
      <text:p text:style-name="P284"><text:a xlink:type="simple" xlink:href="#__RefHeading__6203_680152062"><text:span text:style-name="Internet_20_link">Charakter postavy<text:tab/>22</text:span></text:a></text:p>
      <text:p text:style-name="Contents_20_1"><text:a xlink:type="simple" xlink:href="#__RefHeading__6205_680152062"><text:span text:style-name="Internet_20_link">Zvláštní schopnosti podle povolání<text:tab/>22</text:span></text:a></text:p>
      <text:p text:style-name="P285"><text:a xlink:type="simple" xlink:href="#__RefHeading__6207_680152062"><text:span text:style-name="Internet_20_link">Speciální dovednosti<text:tab/>22</text:span></text:a></text:p>
      <text:p text:style-name="P285"><text:a xlink:type="simple" xlink:href="#__RefHeading__6209_680152062"><text:span text:style-name="Internet_20_link">Kouzla<text:tab/>22</text:span></text:a></text:p>
      <text:p text:style-name="P284"><text:a xlink:type="simple" xlink:href="#__RefHeading__6211_680152062"><text:span text:style-name="Internet_20_link">Válečník<text:tab/>24</text:span></text:a></text:p>
      <text:p text:style-name="P285"><text:a xlink:type="simple" xlink:href="#__RefHeading__6213_680152062"><text:span text:style-name="Internet_20_link">Zastrašení<text:tab/>25</text:span></text:a></text:p>
      <text:p text:style-name="P285"><text:a xlink:type="simple" xlink:href="#__RefHeading__6215_680152062"><text:span text:style-name="Internet_20_link">Regenerace<text:tab/>25</text:span></text:a></text:p>
      <text:p text:style-name="P285"><text:a xlink:type="simple" xlink:href="#__RefHeading__6217_680152062"><text:span text:style-name="Internet_20_link">Sehranost<text:tab/>25</text:span></text:a></text:p>
      <text:p text:style-name="P285"><text:a xlink:type="simple" xlink:href="#__RefHeading__6219_680152062"><text:span text:style-name="Internet_20_link">Přesný výpad<text:tab/>26</text:span></text:a></text:p>
      <text:p text:style-name="P285"><text:a xlink:type="simple" xlink:href="#__RefHeading__6221_680152062"><text:span text:style-name="Internet_20_link">Útok na dva cíle<text:tab/>26</text:span></text:a></text:p>
      <text:p text:style-name="P284"><text:a xlink:type="simple" xlink:href="#__RefHeading__6223_680152062"><text:span text:style-name="Internet_20_link">Hraničář<text:tab/>26</text:span></text:a></text:p>
      <text:p text:style-name="P285"><text:a xlink:type="simple" xlink:href="#__RefHeading__6225_680152062"><text:span text:style-name="Internet_20_link">Pouto se zvířetem<text:tab/>26</text:span></text:a></text:p>
      <text:p text:style-name="P285"><text:a xlink:type="simple" xlink:href="#__RefHeading__6227_680152062"><text:span text:style-name="Internet_20_link">Mimosmyslové schopnosti<text:tab/>27</text:span></text:a></text:p>
      <text:p text:style-name="P285"><text:a xlink:type="simple" xlink:href="#__RefHeading__6229_680152062"><text:span text:style-name="Internet_20_link">Hraničářská kouzla<text:tab/>29</text:span></text:a></text:p>
      <text:p text:style-name="P284"><text:a xlink:type="simple" xlink:href="#__RefHeading__6231_680152062"><text:span text:style-name="Internet_20_link">Alchymista<text:tab/>33</text:span></text:a></text:p>
      <text:p text:style-name="P285"><text:a xlink:type="simple" xlink:href="#__RefHeading__6233_680152062"><text:span text:style-name="Internet_20_link">Lučba<text:tab/>34</text:span></text:a></text:p>
      <text:p text:style-name="P285"><text:a xlink:type="simple" xlink:href="#__RefHeading__6235_680152062"><text:span text:style-name="Internet_20_link">Seznam alchymistických předmětů<text:tab/>36</text:span></text:a></text:p>
      <text:p text:style-name="P284"><text:a xlink:type="simple" xlink:href="#__RefHeading__6237_680152062"><text:span text:style-name="Internet_20_link">Kouzelník<text:tab/>55</text:span></text:a></text:p>
      <text:p text:style-name="P285"><text:a xlink:type="simple" xlink:href="#__RefHeading__6239_680152062"><text:span text:style-name="Internet_20_link">Kouzelnická kouzla<text:tab/>55</text:span></text:a></text:p>
      <text:p text:style-name="P285"><text:a xlink:type="simple" xlink:href="#__RefHeading__6241_680152062"><text:span text:style-name="Internet_20_link">Seznam kouzelnických kouzel<text:tab/>56</text:span></text:a></text:p>
      <text:p text:style-name="P285"><text:soft-page-break/><text:a xlink:type="simple" xlink:href="#__RefHeading__6243_680152062"><text:span text:style-name="Internet_20_link">Kouzelné svitky<text:tab/>66</text:span></text:a></text:p>
      <text:p text:style-name="P285"><text:a xlink:type="simple" xlink:href="#__RefHeading__6245_680152062"><text:span text:style-name="Internet_20_link">Vyvolání přítele<text:tab/>67</text:span></text:a></text:p>
      <text:p text:style-name="P284"><text:a xlink:type="simple" xlink:href="#__RefHeading__6247_680152062"><text:span text:style-name="Internet_20_link">Zloděj<text:tab/>68</text:span></text:a></text:p>
      <text:p text:style-name="Contents_20_1"><text:a xlink:type="simple" xlink:href="#__RefHeading__6249_680152062"><text:span text:style-name="Internet_20_link">Hraní hry<text:tab/>69</text:span></text:a></text:p>
      <text:p text:style-name="P284"><text:a xlink:type="simple" xlink:href="#__RefHeading__6251_680152062"><text:span text:style-name="Internet_20_link">Průběh hry<text:tab/>69</text:span></text:a></text:p>
      <text:p text:style-name="P284"><text:a xlink:type="simple" xlink:href="#__RefHeading__6253_680152062"><text:span text:style-name="Internet_20_link">Použití dovedností<text:tab/>71</text:span></text:a></text:p>
      <text:p text:style-name="P285"><text:a xlink:type="simple" xlink:href="#__RefHeading__6255_680152062"><text:span text:style-name="Internet_20_link">Dovednostní test<text:tab/>71</text:span></text:a></text:p>
      <text:p text:style-name="P285"><text:a xlink:type="simple" xlink:href="#__RefHeading__6257_680152062"><text:span text:style-name="Internet_20_link">Rozšiřující pravidla pro použití dovedností<text:tab/>75</text:span></text:a></text:p>
      <text:p text:style-name="P285"><text:a xlink:type="simple" xlink:href="#__RefHeading__6259_680152062"><text:span text:style-name="Internet_20_link">Použití dovednosti Jednání<text:tab/>77</text:span></text:a></text:p>
      <text:p text:style-name="P284"><text:a xlink:type="simple" xlink:href="#__RefHeading__6261_680152062"><text:span text:style-name="Internet_20_link">Jak hrát za postavu<text:tab/>78</text:span></text:a></text:p>
      <text:p text:style-name="P284"><text:a xlink:type="simple" xlink:href="#__RefHeading__6263_680152062"><text:span text:style-name="Internet_20_link">Hra ve skupině<text:tab/>78</text:span></text:a></text:p>
      <text:p text:style-name="P284"><text:a xlink:type="simple" xlink:href="#__RefHeading__6265_680152062"><text:span text:style-name="Internet_20_link">Rady pro PJ<text:tab/>78</text:span></text:a></text:p>
      <text:p text:style-name="Contents_20_1"><text:a xlink:type="simple" xlink:href="#__RefHeading__6267_680152062"><text:span text:style-name="Internet_20_link">Zranění a léčba<text:tab/>78</text:span></text:a></text:p>
      <text:p text:style-name="P285"><text:a xlink:type="simple" xlink:href="#__RefHeading__6269_680152062"><text:span text:style-name="Internet_20_link">Pošramocení a závažná zranění<text:tab/>80</text:span></text:a></text:p>
      <text:p text:style-name="P285"><text:a xlink:type="simple" xlink:href="#__RefHeading__6271_680152062"><text:span text:style-name="Internet_20_link">Poskytnutí první pomoci<text:tab/>81</text:span></text:a></text:p>
      <text:p text:style-name="Contents_20_1"><text:a xlink:type="simple" xlink:href="#__RefHeading__6273_680152062"><text:span text:style-name="Internet_20_link">Vyčerpání<text:tab/>82</text:span></text:a></text:p>
      <text:p text:style-name="P285"><text:a xlink:type="simple" xlink:href="#__RefHeading__6275_680152062"><text:span text:style-name="Internet_20_link">Odbourávání vyčerpání<text:tab/>82</text:span></text:a></text:p>
      <text:p text:style-name="Contents_20_1"><text:a xlink:type="simple" xlink:href="#__RefHeading__6277_680152062"><text:span text:style-name="Internet_20_link">Boj<text:tab/>83</text:span></text:a></text:p>
      <text:p text:style-name="P284"><text:a xlink:type="simple" xlink:href="#__RefHeading__6279_680152062"><text:span text:style-name="Internet_20_link">Ohlašování akcí<text:tab/>83</text:span></text:a></text:p>
      <text:p text:style-name="P285"><text:a xlink:type="simple" xlink:href="#__RefHeading__6281_680152062"><text:span text:style-name="Internet_20_link">Komplexní akce<text:tab/>83</text:span></text:a></text:p>
      <text:p text:style-name="P285"><text:a xlink:type="simple" xlink:href="#__RefHeading__6283_680152062"><text:span text:style-name="Internet_20_link">Volné akce<text:tab/>84</text:span></text:a></text:p>
      <text:p text:style-name="P285"><text:a xlink:type="simple" xlink:href="#__RefHeading__6285_680152062"><text:span text:style-name="Internet_20_link">Nezávislé činnosti<text:tab/>84</text:span></text:a></text:p>
      <text:p text:style-name="P285"><text:a xlink:type="simple" xlink:href="#__RefHeading__6287_680152062"><text:span text:style-name="Internet_20_link">Úprava záměrů<text:tab/>84</text:span></text:a></text:p>
      <text:p text:style-name="P285"><text:a xlink:type="simple" xlink:href="#__RefHeading__6289_680152062"><text:span text:style-name="Internet_20_link">Vyčkávání<text:tab/>84</text:span></text:a></text:p>
      <text:p text:style-name="P284"><text:a xlink:type="simple" xlink:href="#__RefHeading__6291_680152062"><text:span text:style-name="Internet_20_link">Vyhodnocení akcí<text:tab/>85</text:span></text:a></text:p>
      <text:p text:style-name="P285"><text:a xlink:type="simple" xlink:href="#__RefHeading__6293_680152062"><text:span text:style-name="Internet_20_link">Vyhodnocení útoku<text:tab/>85</text:span></text:a></text:p>
      <text:p text:style-name="P285"><text:a xlink:type="simple" xlink:href="#__RefHeading__6295_680152062"><text:span text:style-name="Internet_20_link">Vyhodnocení zásahu<text:tab/>88</text:span></text:a></text:p>
      <text:p text:style-name="P285"><text:a xlink:type="simple" xlink:href="#__RefHeading__6297_680152062"><text:span text:style-name="Internet_20_link">Vyhodnocení jiné než útočné akce<text:tab/>90</text:span></text:a></text:p>
      <text:p text:style-name="P284"><text:a xlink:type="simple" xlink:href="#__RefHeading__6299_680152062"><text:span text:style-name="Internet_20_link">Bojové finty<text:tab/>91</text:span></text:a></text:p>
      <text:p text:style-name="P285"><text:a xlink:type="simple" xlink:href="#__RefHeading__6301_680152062"><text:span text:style-name="Internet_20_link">Použití bojových fint<text:tab/>91</text:span></text:a></text:p>
      <text:p text:style-name="P285"><text:a xlink:type="simple" xlink:href="#__RefHeading__6303_680152062"><text:span text:style-name="Internet_20_link">Popis finty<text:tab/>91</text:span></text:a></text:p>
      <text:p text:style-name="P285"><text:a xlink:type="simple" xlink:href="#__RefHeading__6305_680152062"><text:span text:style-name="Internet_20_link">Finty s přípravou<text:tab/>91</text:span></text:a></text:p>
      <text:p text:style-name="P285"><text:a xlink:type="simple" xlink:href="#__RefHeading__6307_680152062"><text:span text:style-name="Internet_20_link">Finty za vyčerpání<text:tab/>93</text:span></text:a></text:p>
      <text:p text:style-name="P285"><text:a xlink:type="simple" xlink:href="#__RefHeading__6309_680152062"><text:span text:style-name="Internet_20_link">Možnosti bojových fint<text:tab/>94</text:span></text:a></text:p>
      <text:p text:style-name="P284"><text:a xlink:type="simple" xlink:href="#__RefHeading__6311_680152062"><text:span text:style-name="Internet_20_link">Rozšiřující pravidla pro boj<text:tab/>94</text:span></text:a></text:p>
      <text:p text:style-name="P285"><text:a xlink:type="simple" xlink:href="#__RefHeading__6313_680152062"><text:span text:style-name="Internet_20_link">Pohyb v boji<text:tab/>94</text:span></text:a></text:p>
      <text:p text:style-name="P285"><text:a xlink:type="simple" xlink:href="#__RefHeading__6315_680152062"><text:span text:style-name="Internet_20_link">Postihy a bonusy<text:tab/>96</text:span></text:a></text:p>
      <text:p text:style-name="P285"><text:a xlink:type="simple" xlink:href="#__RefHeading__6317_680152062"><text:span text:style-name="Internet_20_link">Speciální akce a situace<text:tab/>100</text:span></text:a></text:p>
      <text:p text:style-name="P285"><text:a xlink:type="simple" xlink:href="#__RefHeading__6319_680152062"><text:span text:style-name="Internet_20_link">Granáty a výbušniny<text:tab/>109</text:span></text:a></text:p>
      <text:p text:style-name="Contents_20_1"><text:a xlink:type="simple" xlink:href="#__RefHeading__6321_680152062"><text:span text:style-name="Internet_20_link">Pravidla mimo boj<text:tab/>110</text:span></text:a></text:p>
      <text:p text:style-name="P284"><text:a xlink:type="simple" xlink:href="#__RefHeading__6323_680152062"><text:span text:style-name="Internet_20_link">Pohyb<text:tab/>110</text:span></text:a></text:p>
      <text:p text:style-name="P285"><text:a xlink:type="simple" xlink:href="#__RefHeading__6325_680152062"><text:span text:style-name="Internet_20_link">Pronásledování<text:tab/>110</text:span></text:a></text:p>
      <text:p text:style-name="P284"><text:a xlink:type="simple" xlink:href="#__RefHeading__6327_680152062"><text:span text:style-name="Internet_20_link">Zranění pádem<text:tab/>111</text:span></text:a></text:p>
      <text:p text:style-name="P284"><text:a xlink:type="simple" xlink:href="#__RefHeading__6329_680152062"><text:span text:style-name="Internet_20_link">Rozbíjení předmětů a prorážení bariér<text:tab/>112</text:span></text:a></text:p>
      <text:p text:style-name="P284"><text:a xlink:type="simple" xlink:href="#__RefHeading__6331_680152062"><text:span text:style-name="Internet_20_link">Vyrážení dveří<text:tab/>112</text:span></text:a></text:p>
      <text:p text:style-name="P284"><text:a xlink:type="simple" xlink:href="#__RefHeading__6333_680152062"><text:span text:style-name="Internet_20_link">Pasti<text:tab/>113</text:span></text:a></text:p>
      <text:p text:style-name="P285"><text:a xlink:type="simple" xlink:href="#__RefHeading__6335_680152062"><text:span text:style-name="Internet_20_link">Hledání pastí<text:tab/>113</text:span></text:a></text:p>
      <text:p text:style-name="P285"><text:a xlink:type="simple" xlink:href="#__RefHeading__6337_680152062"><text:span text:style-name="Internet_20_link">Odstraňování pastí<text:tab/>113</text:span></text:a></text:p>
      <text:p text:style-name="P285"><text:a xlink:type="simple" xlink:href="#__RefHeading__6339_680152062"><text:span text:style-name="Internet_20_link">Spuštění pasti<text:tab/>113</text:span></text:a></text:p>
      <text:p text:style-name="P284"><text:a xlink:type="simple" xlink:href="#__RefHeading__6341_680152062"><text:span text:style-name="Internet_20_link">Nebezpečné substance<text:tab/>114</text:span></text:a></text:p>
      <text:p text:style-name="P284"><text:a xlink:type="simple" xlink:href="#__RefHeading__6343_680152062"><text:span text:style-name="Internet_20_link">Postřeh, hledání a naslouchání<text:tab/>115</text:span></text:a></text:p>
      <text:p text:style-name="P285"><text:a xlink:type="simple" xlink:href="#__RefHeading__6345_680152062"><text:span text:style-name="Internet_20_link">Modifikátory testu plížení<text:tab/>116</text:span></text:a></text:p>
      <text:p text:style-name="P285"><text:a xlink:type="simple" xlink:href="#__RefHeading__6347_680152062"><text:span text:style-name="Internet_20_link">Náhodné objevení<text:tab/>116</text:span></text:a></text:p>
      <text:p text:style-name="P284"><text:soft-page-break/><text:a xlink:type="simple" xlink:href="#__RefHeading__6349_680152062"><text:span text:style-name="Internet_20_link">Zkušenost<text:tab/>116</text:span></text:a></text:p>
      <text:p text:style-name="P285"><text:a xlink:type="simple" xlink:href="#__RefHeading__6351_680152062"><text:span text:style-name="Internet_20_link">Přestup na další úroveň zkušenosti<text:tab/>118</text:span></text:a></text:p>
      <text:p text:style-name="Contents_20_Heading"><text:bookmark-end text:name="__RefHeading__5950_585935303"/><text:bookmark-end text:name="__RefHeading__5743_1842958974"/><text:bookmark-end text:name="__RefHeading__5543_1310750014"/><text:bookmark-end text:name="__RefHeading__5347_1220005542"/><text:bookmark-end text:name="__RefHeading__5157_1695420038"/><text:bookmark-end text:name="__RefHeading__3516_575115563"/><text:bookmark-end text:name="__RefHeading__2406_1402843499"/><text:bookmark-end text:name="__RefHeading__2227_588121625"/><text:bookmark-end text:name="__RefHeading__2047_1935348469"/><text:bookmark-end text:name="__RefHeading__1867_1699506768"/><text:bookmark-end text:name="__RefHeading__13196_416654011"/><text:bookmark-end text:name="__RefHeading__6069_416654011"/><text:bookmark-end text:name="__RefHeading__2819_416654011"/><text:bookmark-end text:name="__RefHeading__1149_1256013735"/><text:bookmark-end text:name="__RefHeading__969_552295790"/><text:bookmark-end text:name="__RefHeading__789_681294674"/><text:bookmark-end text:name="__RefHeading__605_1665772393"/><text:bookmark-end text:name="__RefHeading__921_547978412"/><text:bookmark-end text:name="__RefHeading__245_1233803898"/><text:bookmark-end text:name="__RefHeading__4966_1017986065"/><text:bookmark-end text:name="__RefHeading__4417_1444625655"/><text:bookmark-end text:name="__RefHeading__4242_1606745807"/><text:bookmark-end text:name="__RefHeading__4057_389828191"/><text:bookmark-end text:name="__RefHeading__3875_166433791"/><text:bookmark-end text:name="__RefHeading__3695_1016505843"/><text:bookmark-end text:name="__RefHeading__4782_1577118845"/><text:bookmark-end text:name="__RefHeading__4602_1310006689"/><text:bookmark-end text:name="416654011%252525252525252525252525252525"/><text:bookmark-end text:name="492158928%252525252525252525252525252525"/><text:bookmark-end text:name="__RefHeading__4333_1736126469"/><text:bookmark-end text:name="__RefHeading__4510_630685431"/><text:bookmark-end text:name="__RefHeading__4691_913315267"/><text:bookmark-end text:name="__RefHeading__4875_1163710135"/><text:bookmark-end text:name="5077428%25252525252525252525252525252525"/><text:bookmark-end text:name="482%252525252525252525252525252525252525"/><text:bookmark-end text:name="2288082%25252525252525252525252525252525"/><text:bookmark-end text:name="%252525252525252525252525252525252525252"/><text:bookmark-end text:name="__RefHeading__3605_1539619621"/><text:bookmark-end text:name="__RefHeading__3787_2029073874"/><text:bookmark-end text:name="__RefHeading__3965_390576214"/><text:bookmark-end text:name="__RefHeading__4149_1074358857"/><text:bookmark-end text:name="__RefHeading__5059_952857884"/><text:bookmark-end text:name="__RefHeading__129_1505329582"/><text:bookmark-end text:name="__RefHeading__335_1157328300"/><text:bookmark-end text:name="__RefHeading__1597_547978412"/><text:bookmark-end text:name="efHeading__1059_504877730%25252525252525"/><text:bookmark-end text:name="g__15134_416654011%252525252525252525252"/><text:bookmark-end text:name="7_374322643%2525252525252525252525252525"/><text:bookmark-end text:name="fHeading__2672_1037820875%25252525252525"/><text:bookmark-end text:name="g__3432_1767808843%252525252525252525252"/><text:bookmark-end text:name="_1071858212%2525252525252525252525252525"/><text:bookmark-end text:name="0129214%25252525252525252525252525252525"/><text:bookmark-end text:name="43499%2525252525252525252525252525252525"/><text:bookmark-end text:name="469%252525252525252525252525252525252525"/><text:bookmark-end text:name="ding__967_552295790%25252525252525252525"/><text:bookmark-end text:name="g__243_1233803898%2525252525252525252525"/><text:bookmark-end text:name="_1157328300%2525252525252525252525252525"/><text:bookmark-end text:name="7_695059573%2525252525252525252525252525"/><text:bookmark-end text:name="04877730%2525252525252525252525252525252"/><text:bookmark-end text:name="_11345_416654011%25252525252525252525252"/><text:bookmark-end text:name="__RefHeading__5254_470946183"/><text:bookmark-end text:name="__RefHeading__5440_1112796876"/><text:bookmark-end text:name="__RefHeading__5641_704881804"/><text:bookmark-end text:name="__RefHeading__5846_1574798422"/><text:bookmark-end text:name="__RefHeading__5952_585935303"/><text:bookmark-end text:name="__RefHeading__5745_1842958974"/><text:bookmark-end text:name="__RefHeading__5545_1310750014"/><text:bookmark-end text:name="__RefHeading__5349_1220005542"/><text:bookmark-end text:name="__RefHeading__2049_1935348469"/><text:bookmark-end text:name="__RefHeading__1869_1699506768"/><text:bookmark-end text:name="__RefHeading__13198_416654011"/><text:bookmark-end text:name="__RefHeading__6071_416654011"/><text:bookmark-end text:name="__RefHeading__2821_416654011"/><text:bookmark-end text:name="__RefHeading__1151_1256013735"/><text:bookmark-end text:name="__RefHeading__971_552295790"/><text:bookmark-end text:name="__RefHeading__791_681294674"/><text:bookmark-end text:name="__RefHeading__607_1665772393"/><text:bookmark-end text:name="__RefHeading__923_547978412"/><text:bookmark-end text:name="__RefHeading__247_1233803898"/><text:bookmark-end text:name="__RefHeading__131_1505329582"/><text:bookmark-end text:name="__RefHeading__337_1157328300"/><text:bookmark-end text:name="__RefHeading__1599_547978412"/><text:bookmark-end text:name="__RefHeading__701_695059573"/><text:bookmark-end text:name="__RefHeading__881_1800846094"/><text:bookmark-end text:name="__RefHeading__1061_504877730"/><text:bookmark-end text:name="__RefHeading__1241_1117028995"/><text:bookmark-end text:name="__RefHeading__4402_416654011"/><text:bookmark-end text:name="__RefHeading__11349_416654011"/><text:bookmark-end text:name="__RefHeading__5159_1695420038"/><text:bookmark-end text:name="__RefHeading__4244_1606745807"/><text:bookmark-end text:name="__RefHeading__4059_389828191"/><text:bookmark-end text:name="__RefHeading__3877_166433791"/><text:bookmark-end text:name="__RefHeading__3697_1016505843"/><text:bookmark-end text:name="__RefHeading__3518_575115563"/><text:bookmark-end text:name="__RefHeading__2408_1402843499"/><text:bookmark-end text:name="__RefHeading__2229_588121625"/><text:bookmark-end text:name="__RefHeading__4968_1017986065"/><text:bookmark-end text:name="__RefHeading__4604_1310006689"/><text:bookmark-end text:name="__RefHeading__4419_1444625655"/><text:bookmark-end text:name="__RefHeading__4784_1577118845"/><text:bookmark-end text:name="__RefHeading__4693_913315267"/><text:bookmark-end text:name="__RefHeading__4877_1163710135"/><text:bookmark-end text:name="__RefHeading__3967_390576214"/><text:bookmark-end text:name="__RefHeading__4151_1074358857"/><text:bookmark-end text:name="__RefHeading__4335_1736126469"/><text:bookmark-end text:name="__RefHeading__4512_630685431"/><text:bookmark-end text:name="__RefHeading__5061_952857884"/><text:bookmark-end text:name="__RefHeading__2674_1037820875"/><text:bookmark-end text:name="__RefHeading__2883_492158928"/><text:bookmark-end text:name="__RefHeading__3066_606940407"/><text:bookmark-end text:name="__RefHeading__3250_1272288082"/><text:bookmark-end text:name="__RefHeading__3434_1767808843"/><text:bookmark-end text:name="__RefHeading__3340_2029160294"/><text:bookmark-end text:name="__RefHeading__3156_1071858212"/><text:bookmark-end text:name="__RefHeading__2972_1761741664"/><text:bookmark-end text:name="__RefHeading__2761_270129214"/><text:bookmark-end text:name="__RefHeading__2583_1236622114"/><text:bookmark-end text:name="__RefHeading__3607_1539619621"/><text:bookmark-end text:name="__RefHeading__3789_2029073874"/><text:bookmark-end text:name="__RefHeading__5256_470946183"/><text:bookmark-end text:name="__RefHeading__15136_416654011"/><text:bookmark-end text:name="__RefHeading__1959_425077428"/><text:bookmark-end text:name="__RefHeading__2139_374322643"/><text:bookmark-end text:name="__RefHeading__2319_354735483"/><text:bookmark-end text:name="__RefHeading__2496_1914700735"/><text:bookmark-end text:name="__RefHeading__5442_1112796876"/><text:bookmark-end text:name="__RefHeading__5643_704881804"/><text:bookmark-end text:name="__RefHeading__5848_1574798422"/><text:bookmark-end text:name="__RefHeading__5954_585935303"/><text:bookmark-end text:name="__RefHeading__5747_1842958974"/><text:bookmark-end text:name="__RefHeading__5547_1310750014"/><text:bookmark-end text:name="__RefHeading__5351_1220005542"/><text:bookmark-end text:name="__RefHeading__2051_1935348469"/><text:bookmark-end text:name="__RefHeading__1871_1699506768"/><text:bookmark-end text:name="__RefHeading__13200_416654011"/><text:bookmark-end text:name="__RefHeading__6073_416654011"/><text:bookmark-end text:name="__RefHeading__2823_416654011"/><text:bookmark-end text:name="__RefHeading__1153_1256013735"/><text:bookmark-end text:name="__RefHeading__973_552295790"/><text:bookmark-end text:name="__RefHeading__793_681294674"/><text:bookmark-end text:name="__RefHeading__609_1665772393"/><text:bookmark-end text:name="__RefHeading__925_547978412"/><text:bookmark-end text:name="__RefHeading__249_1233803898"/><text:bookmark-end text:name="__RefHeading__133_1505329582"/><text:bookmark-end text:name="__RefHeading__339_1157328300"/><text:bookmark-end text:name="__RefHeading__1601_547978412"/><text:bookmark-end text:name="__RefHeading__703_695059573"/><text:bookmark-end text:name="__RefHeading__883_1800846094"/><text:bookmark-end text:name="__RefHeading__1063_504877730"/><text:bookmark-end text:name="__RefHeading__1243_1117028995"/><text:bookmark-end text:name="__RefHeading__4404_416654011"/><text:bookmark-end text:name="__RefHeading__11351_416654011"/><text:bookmark-end text:name="__RefHeading__5161_1695420038"/><text:bookmark-end text:name="__RefHeading__4246_1606745807"/><text:bookmark-end text:name="__RefHeading__4061_389828191"/><text:bookmark-end text:name="__RefHeading__3879_166433791"/><text:bookmark-end text:name="__RefHeading__3699_1016505843"/><text:bookmark-end text:name="__RefHeading__3520_575115563"/><text:bookmark-end text:name="__RefHeading__2410_1402843499"/><text:bookmark-end text:name="__RefHeading__2231_588121625"/><text:bookmark-end text:name="__RefHeading__4970_1017986065"/><text:bookmark-end text:name="__RefHeading__4606_1310006689"/><text:bookmark-end text:name="__RefHeading__4421_1444625655"/><text:bookmark-end text:name="__RefHeading__4786_1577118845"/><text:bookmark-end text:name="__RefHeading__4695_913315267"/><text:bookmark-end text:name="__RefHeading__4879_1163710135"/><text:bookmark-end text:name="__RefHeading__3969_390576214"/><text:bookmark-end text:name="__RefHeading__4153_1074358857"/><text:bookmark-end text:name="__RefHeading__4337_1736126469"/><text:bookmark-end text:name="__RefHeading__4514_630685431"/><text:bookmark-end text:name="__RefHeading__5063_952857884"/><text:bookmark-end text:name="__RefHeading__2676_1037820875"/><text:bookmark-end text:name="__RefHeading__2885_492158928"/><text:bookmark-end text:name="__RefHeading__3068_606940407"/><text:bookmark-end text:name="__RefHeading__3252_1272288082"/><text:bookmark-end text:name="__RefHeading__3436_1767808843"/><text:bookmark-end text:name="__RefHeading__3342_2029160294"/><text:bookmark-end text:name="__RefHeading__3158_1071858212"/><text:bookmark-end text:name="__RefHeading__2974_1761741664"/><text:bookmark-end text:name="__RefHeading__2763_270129214"/><text:bookmark-end text:name="__RefHeading__2585_1236622114"/><text:bookmark-end text:name="__RefHeading__3609_1539619621"/><text:bookmark-end text:name="__RefHeading__3791_2029073874"/><text:bookmark-end text:name="__RefHeading__5258_470946183"/><text:bookmark-end text:name="__RefHeading__15138_416654011"/><text:bookmark-end text:name="__RefHeading__1961_425077428"/><text:bookmark-end text:name="__RefHeading__2141_374322643"/><text:bookmark-end text:name="__RefHeading__2321_354735483"/><text:bookmark-end text:name="__RefHeading__2498_1914700735"/><text:bookmark-end text:name="__RefHeading__5444_1112796876"/><text:bookmark-end text:name="__RefHeading__5645_704881804"/><text:bookmark-end text:name="__RefHeading__5850_1574798422"/><text:bookmark-end text:name="__RefHeading__5956_585935303"/><text:bookmark-end text:name="__RefHeading__5749_1842958974"/><text:bookmark-end text:name="__RefHeading__5549_1310750014"/><text:bookmark-end text:name="__RefHeading__5353_1220005542"/><text:bookmark-end text:name="__RefHeading__2053_1935348469"/><text:bookmark-end text:name="__RefHeading__1873_1699506768"/><text:bookmark-end text:name="__RefHeading__13202_416654011"/><text:bookmark-end text:name="__RefHeading__6075_416654011"/><text:bookmark-end text:name="__RefHeading__2825_416654011"/><text:bookmark-end text:name="__RefHeading__1155_1256013735"/><text:bookmark-end text:name="__RefHeading__975_552295790"/><text:bookmark-end text:name="__RefHeading__795_681294674"/><text:bookmark-end text:name="__RefHeading__611_1665772393"/><text:bookmark-end text:name="__RefHeading__927_547978412"/><text:bookmark-end text:name="__RefHeading__251_1233803898"/><text:bookmark-end text:name="__RefHeading__135_1505329582"/><text:bookmark-end text:name="__RefHeading__341_1157328300"/><text:bookmark-end text:name="__RefHeading__1603_547978412"/><text:bookmark-end text:name="__RefHeading__705_695059573"/><text:bookmark-end text:name="__RefHeading__885_1800846094"/><text:bookmark-end text:name="__RefHeading__1065_504877730"/><text:bookmark-end text:name="__RefHeading__1245_1117028995"/><text:bookmark-end text:name="__RefHeading__4406_416654011"/><text:bookmark-end text:name="__RefHeading__11353_416654011"/><text:bookmark-end text:name="__RefHeading__5163_1695420038"/><text:bookmark-end text:name="__RefHeading__4248_1606745807"/><text:bookmark-end text:name="__RefHeading__4063_389828191"/><text:bookmark-end text:name="__RefHeading__3881_166433791"/><text:bookmark-end text:name="__RefHeading__3701_1016505843"/><text:bookmark-end text:name="__RefHeading__3522_575115563"/><text:bookmark-end text:name="__RefHeading__2412_1402843499"/><text:bookmark-end text:name="__RefHeading__2233_588121625"/><text:bookmark-end text:name="__RefHeading__4972_1017986065"/><text:bookmark-end text:name="__RefHeading__4608_1310006689"/><text:bookmark-end text:name="__RefHeading__4423_1444625655"/><text:bookmark-end text:name="__RefHeading__4788_1577118845"/><text:bookmark-end text:name="__RefHeading__4697_913315267"/><text:bookmark-end text:name="__RefHeading__4881_1163710135"/><text:bookmark-end text:name="__RefHeading__3971_390576214"/><text:bookmark-end text:name="__RefHeading__4155_1074358857"/><text:bookmark-end text:name="__RefHeading__4339_1736126469"/><text:bookmark-end text:name="__RefHeading__4516_630685431"/><text:bookmark-end text:name="__RefHeading__5065_952857884"/><text:bookmark-end text:name="__RefHeading__2678_1037820875"/><text:bookmark-end text:name="__RefHeading__2887_492158928"/><text:bookmark-end text:name="__RefHeading__3070_606940407"/><text:bookmark-end text:name="__RefHeading__3254_1272288082"/><text:bookmark-end text:name="__RefHeading__3438_1767808843"/><text:bookmark-end text:name="__RefHeading__3344_2029160294"/><text:bookmark-end text:name="__RefHeading__3160_1071858212"/><text:bookmark-end text:name="__RefHeading__2976_1761741664"/><text:bookmark-end text:name="__RefHeading__2765_270129214"/><text:bookmark-end text:name="__RefHeading__2587_1236622114"/><text:bookmark-end text:name="__RefHeading__3611_1539619621"/><text:bookmark-end text:name="__RefHeading__3793_2029073874"/><text:bookmark-end text:name="__RefHeading__5260_470946183"/><text:bookmark-end text:name="__RefHeading__15140_416654011"/><text:bookmark-end text:name="__RefHeading__1963_425077428"/><text:bookmark-end text:name="__RefHeading__2143_374322643"/><text:bookmark-end text:name="__RefHeading__2323_354735483"/><text:bookmark-end text:name="__RefHeading__2500_1914700735"/><text:bookmark-end text:name="__RefHeading__5446_1112796876"/><text:bookmark-end text:name="__RefHeading__5647_704881804"/><text:bookmark-end text:name="__RefHeading__5852_1574798422"/><text:bookmark-end text:name="__RefHeading__5958_585935303"/><text:bookmark-end text:name="__RefHeading__5751_1842958974"/><text:bookmark-end text:name="__RefHeading__5551_1310750014"/><text:bookmark-end text:name="__RefHeading__5355_1220005542"/><text:bookmark-end text:name="__RefHeading__2055_1935348469"/><text:bookmark-end text:name="__RefHeading__1875_1699506768"/><text:bookmark-end text:name="__RefHeading__13204_416654011"/><text:bookmark-end text:name="__RefHeading__6077_416654011"/><text:bookmark-end text:name="__RefHeading__2827_416654011"/><text:bookmark-end text:name="__RefHeading__1157_1256013735"/><text:bookmark-end text:name="__RefHeading__977_552295790"/><text:bookmark-end text:name="__RefHeading__797_681294674"/><text:bookmark-end text:name="__RefHeading__613_1665772393"/><text:bookmark-end text:name="__RefHeading__929_547978412"/><text:bookmark-end text:name="__RefHeading__253_1233803898"/><text:bookmark-end text:name="__RefHeading__137_1505329582"/><text:bookmark-end text:name="__RefHeading__343_1157328300"/><text:bookmark-end text:name="__RefHeading__1605_547978412"/><text:bookmark-end text:name="__RefHeading__707_695059573"/><text:bookmark-end text:name="__RefHeading__887_1800846094"/><text:bookmark-end text:name="__RefHeading__1067_504877730"/><text:bookmark-end text:name="__RefHeading__1247_1117028995"/><text:bookmark-end text:name="__RefHeading__4408_416654011"/><text:bookmark-end text:name="__RefHeading__11355_416654011"/><text:bookmark-end text:name="__RefHeading__5165_1695420038"/><text:bookmark-end text:name="__RefHeading__4250_1606745807"/><text:bookmark-end text:name="__RefHeading__4065_389828191"/><text:bookmark-end text:name="__RefHeading__3883_166433791"/><text:bookmark-end text:name="__RefHeading__3703_1016505843"/><text:bookmark-end text:name="__RefHeading__3524_575115563"/><text:bookmark-end text:name="__RefHeading__2414_1402843499"/><text:bookmark-end text:name="__RefHeading__2235_588121625"/><text:bookmark-end text:name="__RefHeading__4974_1017986065"/><text:bookmark-end text:name="__RefHeading__4610_1310006689"/><text:bookmark-end text:name="__RefHeading__4425_1444625655"/><text:bookmark-end text:name="__RefHeading__4790_1577118845"/><text:bookmark-end text:name="__RefHeading__4699_913315267"/><text:bookmark-end text:name="__RefHeading__4883_1163710135"/><text:bookmark-end text:name="__RefHeading__3973_390576214"/><text:bookmark-end text:name="__RefHeading__4157_1074358857"/><text:bookmark-end text:name="__RefHeading__4341_1736126469"/><text:bookmark-end text:name="__RefHeading__4518_630685431"/><text:bookmark-end text:name="__RefHeading__5067_952857884"/><text:bookmark-end text:name="__RefHeading__2680_1037820875"/><text:bookmark-end text:name="__RefHeading__2889_492158928"/><text:bookmark-end text:name="__RefHeading__3072_606940407"/><text:bookmark-end text:name="__RefHeading__3256_1272288082"/><text:bookmark-end text:name="__RefHeading__3440_1767808843"/><text:bookmark-end text:name="__RefHeading__3346_2029160294"/><text:bookmark-end text:name="__RefHeading__3162_1071858212"/><text:bookmark-end text:name="__RefHeading__2978_1761741664"/><text:bookmark-end text:name="__RefHeading__2767_270129214"/><text:bookmark-end text:name="__RefHeading__2589_1236622114"/><text:bookmark-end text:name="__RefHeading__3613_1539619621"/><text:bookmark-end text:name="__RefHeading__3795_2029073874"/><text:bookmark-end text:name="__RefHeading__5262_470946183"/><text:bookmark-end text:name="__RefHeading__15142_416654011"/><text:bookmark-end text:name="__RefHeading__1965_425077428"/><text:bookmark-end text:name="__RefHeading__2145_374322643"/><text:bookmark-end text:name="__RefHeading__2325_354735483"/><text:bookmark-end text:name="__RefHeading__2502_1914700735"/><text:bookmark-end text:name="__RefHeading__5448_1112796876"/><text:bookmark-end text:name="__RefHeading__5649_704881804"/><text:bookmark-end text:name="__RefHeading__5854_1574798422"/><text:bookmark-end text:name="__RefHeading__5960_585935303"/><text:bookmark-end text:name="__RefHeading__5753_1842958974"/><text:bookmark-end text:name="__RefHeading__5553_1310750014"/><text:bookmark-end text:name="__RefHeading__5357_1220005542"/><text:bookmark-end text:name="__RefHeading__2057_1935348469"/><text:bookmark-end text:name="__RefHeading__1877_1699506768"/><text:bookmark-end text:name="__RefHeading__13206_416654011"/><text:bookmark-end text:name="__RefHeading__6079_416654011"/><text:bookmark-end text:name="__RefHeading__2829_416654011"/><text:bookmark-end text:name="__RefHeading__1159_1256013735"/><text:bookmark-end text:name="__RefHeading__979_552295790"/><text:bookmark-end text:name="__RefHeading__799_681294674"/><text:bookmark-end text:name="__RefHeading__615_1665772393"/><text:bookmark-end text:name="__RefHeading__931_547978412"/><text:bookmark-end text:name="__RefHeading__255_1233803898"/><text:bookmark-end text:name="__RefHeading__139_1505329582"/><text:bookmark-end text:name="__RefHeading__345_1157328300"/><text:bookmark-end text:name="__RefHeading__1607_547978412"/><text:bookmark-end text:name="__RefHeading__709_695059573"/><text:bookmark-end text:name="__RefHeading__889_1800846094"/><text:bookmark-end text:name="__RefHeading__1069_504877730"/><text:bookmark-end text:name="__RefHeading__1249_1117028995"/><text:bookmark-end text:name="__RefHeading__4410_416654011"/><text:bookmark-end text:name="__RefHeading__11357_416654011"/><text:bookmark-end text:name="__RefHeading__5167_1695420038"/><text:bookmark-end text:name="__RefHeading__4252_1606745807"/><text:bookmark-end text:name="__RefHeading__4067_389828191"/><text:bookmark-end text:name="__RefHeading__3885_166433791"/><text:bookmark-end text:name="__RefHeading__3705_1016505843"/><text:bookmark-end text:name="__RefHeading__3526_575115563"/><text:bookmark-end text:name="__RefHeading__2416_1402843499"/><text:bookmark-end text:name="__RefHeading__2237_588121625"/><text:bookmark-end text:name="__RefHeading__4976_1017986065"/><text:bookmark-end text:name="__RefHeading__4612_1310006689"/><text:bookmark-end text:name="__RefHeading__4427_1444625655"/><text:bookmark-end text:name="__RefHeading__4792_1577118845"/><text:bookmark-end text:name="__RefHeading__4701_913315267"/><text:bookmark-end text:name="__RefHeading__4885_1163710135"/><text:bookmark-end text:name="__RefHeading__3975_390576214"/><text:bookmark-end text:name="__RefHeading__4159_1074358857"/><text:bookmark-end text:name="__RefHeading__4343_1736126469"/><text:bookmark-end text:name="__RefHeading__4520_630685431"/><text:bookmark-end text:name="__RefHeading__5069_952857884"/><text:bookmark-end text:name="__RefHeading__2682_1037820875"/><text:bookmark-end text:name="__RefHeading__2891_492158928"/><text:bookmark-end text:name="__RefHeading__3074_606940407"/><text:bookmark-end text:name="__RefHeading__3258_1272288082"/><text:bookmark-end text:name="__RefHeading__3442_1767808843"/><text:bookmark-end text:name="__RefHeading__3348_2029160294"/><text:bookmark-end text:name="__RefHeading__3164_1071858212"/><text:bookmark-end text:name="__RefHeading__2980_1761741664"/><text:bookmark-end text:name="__RefHeading__2769_270129214"/><text:bookmark-end text:name="__RefHeading__2591_1236622114"/><text:bookmark-end text:name="__RefHeading__3615_1539619621"/><text:bookmark-end text:name="__RefHeading__3797_2029073874"/><text:bookmark-end text:name="__RefHeading__5264_470946183"/><text:bookmark-end text:name="__RefHeading__15144_416654011"/><text:bookmark-end text:name="__RefHeading__1967_425077428"/><text:bookmark-end text:name="__RefHeading__2147_374322643"/><text:bookmark-end text:name="__RefHeading__2327_354735483"/><text:bookmark-end text:name="__RefHeading__2504_1914700735"/><text:bookmark-end text:name="__RefHeading__5450_1112796876"/><text:bookmark-end text:name="__RefHeading__5651_704881804"/><text:bookmark-end text:name="__RefHeading__5856_1574798422"/><text:bookmark-end text:name="__RefHeading__5962_585935303"/><text:bookmark-end text:name="__RefHeading__5755_1842958974"/><text:bookmark-end text:name="__RefHeading__5555_1310750014"/><text:bookmark-end text:name="__RefHeading__5359_1220005542"/><text:bookmark-end text:name="__RefHeading__2059_1935348469"/><text:bookmark-end text:name="__RefHeading__1879_1699506768"/><text:bookmark-end text:name="__RefHeading__13208_416654011"/><text:bookmark-end text:name="__RefHeading__6081_416654011"/><text:bookmark-end text:name="__RefHeading__2831_416654011"/><text:bookmark-end text:name="__RefHeading__1161_1256013735"/><text:bookmark-end text:name="__RefHeading__981_552295790"/><text:bookmark-end text:name="__RefHeading__801_681294674"/><text:bookmark-end text:name="__RefHeading__617_1665772393"/><text:bookmark-end text:name="__RefHeading__933_547978412"/><text:bookmark-end text:name="__RefHeading__257_1233803898"/><text:bookmark-end text:name="__RefHeading__141_1505329582"/><text:bookmark-end text:name="__RefHeading__347_1157328300"/><text:bookmark-end text:name="__RefHeading__1609_547978412"/><text:bookmark-end text:name="__RefHeading__711_695059573"/><text:bookmark-end text:name="__RefHeading__891_1800846094"/><text:bookmark-end text:name="__RefHeading__1071_504877730"/><text:bookmark-end text:name="__RefHeading__1251_1117028995"/><text:bookmark-end text:name="__RefHeading__4412_416654011"/><text:bookmark-end text:name="__RefHeading__11359_416654011"/><text:bookmark-end text:name="__RefHeading__5169_1695420038"/><text:bookmark-end text:name="__RefHeading__4254_1606745807"/><text:bookmark-end text:name="__RefHeading__4069_389828191"/><text:bookmark-end text:name="__RefHeading__3887_166433791"/><text:bookmark-end text:name="__RefHeading__3707_1016505843"/><text:bookmark-end text:name="__RefHeading__3528_575115563"/><text:bookmark-end text:name="__RefHeading__2418_1402843499"/><text:bookmark-end text:name="__RefHeading__2239_588121625"/><text:bookmark-end text:name="__RefHeading__4978_1017986065"/><text:bookmark-end text:name="__RefHeading__4614_1310006689"/><text:bookmark-end text:name="__RefHeading__4429_1444625655"/><text:bookmark-end text:name="__RefHeading__4794_1577118845"/><text:bookmark-end text:name="__RefHeading__4703_913315267"/><text:bookmark-end text:name="__RefHeading__4887_1163710135"/><text:bookmark-end text:name="__RefHeading__3977_390576214"/><text:bookmark-end text:name="__RefHeading__4161_1074358857"/><text:bookmark-end text:name="__RefHeading__4345_1736126469"/><text:bookmark-end text:name="__RefHeading__4522_630685431"/><text:bookmark-end text:name="__RefHeading__5071_952857884"/><text:bookmark-end text:name="__RefHeading__2684_1037820875"/><text:bookmark-end text:name="__RefHeading__2893_492158928"/><text:bookmark-end text:name="__RefHeading__3076_606940407"/><text:bookmark-end text:name="__RefHeading__3260_1272288082"/><text:bookmark-end text:name="__RefHeading__3444_1767808843"/><text:bookmark-end text:name="__RefHeading__3350_2029160294"/><text:bookmark-end text:name="__RefHeading__3166_1071858212"/><text:bookmark-end text:name="__RefHeading__2982_1761741664"/><text:bookmark-end text:name="__RefHeading__2771_270129214"/><text:bookmark-end text:name="__RefHeading__2593_1236622114"/><text:bookmark-end text:name="__RefHeading__3617_1539619621"/><text:bookmark-end text:name="__RefHeading__3799_2029073874"/><text:bookmark-end text:name="__RefHeading__5266_470946183"/><text:bookmark-end text:name="__RefHeading__15146_416654011"/><text:bookmark-end text:name="__RefHeading__1969_425077428"/><text:bookmark-end text:name="__RefHeading__2149_374322643"/><text:bookmark-end text:name="__RefHeading__2329_354735483"/><text:bookmark-end text:name="__RefHeading__2506_1914700735"/><text:bookmark-end text:name="__RefHeading__5452_1112796876"/><text:bookmark-end text:name="__RefHeading__5653_704881804"/><text:bookmark-end text:name="__RefHeading__5858_1574798422"/><text:bookmark-end text:name="__RefHeading__5964_585935303"/><text:bookmark-end text:name="__RefHeading__5757_1842958974"/><text:bookmark-end text:name="__RefHeading__5557_1310750014"/><text:bookmark-end text:name="__RefHeading__5361_1220005542"/><text:bookmark-end text:name="__RefHeading__2061_1935348469"/><text:bookmark-end text:name="__RefHeading__1881_1699506768"/><text:bookmark-end text:name="__RefHeading__13210_416654011"/><text:bookmark-end text:name="__RefHeading__6083_416654011"/><text:bookmark-end text:name="__RefHeading__2833_416654011"/><text:bookmark-end text:name="__RefHeading__1163_1256013735"/><text:bookmark-end text:name="__RefHeading__983_552295790"/><text:bookmark-end text:name="__RefHeading__803_681294674"/><text:bookmark-end text:name="__RefHeading__619_1665772393"/><text:bookmark-end text:name="__RefHeading__935_547978412"/><text:bookmark-end text:name="__RefHeading__259_1233803898"/><text:bookmark-end text:name="__RefHeading__143_1505329582"/><text:bookmark-end text:name="__RefHeading__349_1157328300"/><text:bookmark-end text:name="__RefHeading__1611_547978412"/><text:bookmark-end text:name="__RefHeading__713_695059573"/><text:bookmark-end text:name="__RefHeading__893_1800846094"/><text:bookmark-end text:name="__RefHeading__1073_504877730"/><text:bookmark-end text:name="__RefHeading__1253_1117028995"/><text:bookmark-end text:name="__RefHeading__4414_416654011"/><text:bookmark-end text:name="__RefHeading__11361_416654011"/><text:bookmark-end text:name="__RefHeading__5171_1695420038"/><text:bookmark-end text:name="__RefHeading__4256_1606745807"/><text:bookmark-end text:name="__RefHeading__4071_389828191"/><text:bookmark-end text:name="__RefHeading__3889_166433791"/><text:bookmark-end text:name="__RefHeading__3709_1016505843"/><text:bookmark-end text:name="__RefHeading__3530_575115563"/><text:bookmark-end text:name="__RefHeading__2420_1402843499"/><text:bookmark-end text:name="__RefHeading__2241_588121625"/><text:bookmark-end text:name="__RefHeading__4980_1017986065"/><text:bookmark-end text:name="__RefHeading__4616_1310006689"/><text:bookmark-end text:name="__RefHeading__4431_1444625655"/><text:bookmark-end text:name="__RefHeading__4796_1577118845"/><text:bookmark-end text:name="__RefHeading__4705_913315267"/><text:bookmark-end text:name="__RefHeading__4889_1163710135"/><text:bookmark-end text:name="__RefHeading__3979_390576214"/><text:bookmark-end text:name="__RefHeading__4163_1074358857"/><text:bookmark-end text:name="__RefHeading__4347_1736126469"/><text:bookmark-end text:name="__RefHeading__4524_630685431"/><text:bookmark-end text:name="__RefHeading__5073_952857884"/><text:bookmark-end text:name="__RefHeading__2686_1037820875"/><text:bookmark-end text:name="__RefHeading__2895_492158928"/><text:bookmark-end text:name="__RefHeading__3078_606940407"/><text:bookmark-end text:name="__RefHeading__3262_1272288082"/><text:bookmark-end text:name="__RefHeading__3446_1767808843"/><text:bookmark-end text:name="__RefHeading__3352_2029160294"/><text:bookmark-end text:name="__RefHeading__3168_1071858212"/><text:bookmark-end text:name="__RefHeading__2984_1761741664"/><text:bookmark-end text:name="__RefHeading__2773_270129214"/><text:bookmark-end text:name="__RefHeading__2595_1236622114"/><text:bookmark-end text:name="__RefHeading__3619_1539619621"/><text:bookmark-end text:name="__RefHeading__3801_2029073874"/><text:bookmark-end text:name="__RefHeading__5268_470946183"/><text:bookmark-end text:name="__RefHeading__15148_416654011"/><text:bookmark-end text:name="__RefHeading__1971_425077428"/><text:bookmark-end text:name="__RefHeading__2151_374322643"/><text:bookmark-end text:name="__RefHeading__2331_354735483"/><text:bookmark-end text:name="__RefHeading__2508_1914700735"/><text:bookmark-end text:name="__RefHeading__5454_1112796876"/><text:bookmark-end text:name="__RefHeading__5655_704881804"/><text:bookmark-end text:name="__RefHeading__5860_1574798422"/><text:bookmark-end text:name="__RefHeading__5966_585935303"/><text:bookmark-end text:name="__RefHeading__5759_1842958974"/><text:bookmark-end text:name="__RefHeading__5559_1310750014"/><text:bookmark-end text:name="__RefHeading__5363_1220005542"/><text:bookmark-end text:name="__RefHeading__2063_1935348469"/><text:bookmark-end text:name="__RefHeading__1883_1699506768"/><text:bookmark-end text:name="__RefHeading__13212_416654011"/><text:bookmark-end text:name="__RefHeading__6085_416654011"/><text:bookmark-end text:name="__RefHeading__2835_416654011"/><text:bookmark-end text:name="__RefHeading__1165_1256013735"/><text:bookmark-end text:name="__RefHeading__985_552295790"/><text:bookmark-end text:name="__RefHeading__805_681294674"/><text:bookmark-end text:name="__RefHeading__621_1665772393"/><text:bookmark-end text:name="__RefHeading__937_547978412"/><text:bookmark-end text:name="__RefHeading__261_1233803898"/><text:bookmark-end text:name="__RefHeading__145_1505329582"/><text:bookmark-end text:name="__RefHeading__351_1157328300"/><text:bookmark-end text:name="__RefHeading__1613_547978412"/><text:bookmark-end text:name="__RefHeading__715_695059573"/><text:bookmark-end text:name="__RefHeading__895_1800846094"/><text:bookmark-end text:name="__RefHeading__1075_504877730"/><text:bookmark-end text:name="__RefHeading__1255_1117028995"/><text:bookmark-end text:name="__RefHeading__4416_416654011"/><text:bookmark-end text:name="__RefHeading__11363_416654011"/><text:bookmark-end text:name="__RefHeading__5173_1695420038"/><text:bookmark-end text:name="__RefHeading__4258_1606745807"/><text:bookmark-end text:name="__RefHeading__4073_389828191"/><text:bookmark-end text:name="__RefHeading__3891_166433791"/><text:bookmark-end text:name="__RefHeading__3711_1016505843"/><text:bookmark-end text:name="__RefHeading__3532_575115563"/><text:bookmark-end text:name="__RefHeading__2422_1402843499"/><text:bookmark-end text:name="__RefHeading__2243_588121625"/><text:bookmark-end text:name="__RefHeading__4982_1017986065"/><text:bookmark-end text:name="__RefHeading__4618_1310006689"/><text:bookmark-end text:name="__RefHeading__4433_1444625655"/><text:bookmark-end text:name="__RefHeading__4798_1577118845"/><text:bookmark-end text:name="__RefHeading__4707_913315267"/><text:bookmark-end text:name="__RefHeading__4891_1163710135"/><text:bookmark-end text:name="__RefHeading__3981_390576214"/><text:bookmark-end text:name="__RefHeading__4165_1074358857"/><text:bookmark-end text:name="__RefHeading__4349_1736126469"/><text:bookmark-end text:name="__RefHeading__4526_630685431"/><text:bookmark-end text:name="__RefHeading__5075_952857884"/><text:bookmark-end text:name="__RefHeading__2688_1037820875"/><text:bookmark-end text:name="__RefHeading__2897_492158928"/><text:bookmark-end text:name="__RefHeading__3080_606940407"/><text:bookmark-end text:name="__RefHeading__3264_1272288082"/><text:bookmark-end text:name="__RefHeading__3448_1767808843"/><text:bookmark-end text:name="__RefHeading__3354_2029160294"/><text:bookmark-end text:name="__RefHeading__3170_1071858212"/><text:bookmark-end text:name="__RefHeading__2986_1761741664"/><text:bookmark-end text:name="__RefHeading__2775_270129214"/><text:bookmark-end text:name="__RefHeading__2597_1236622114"/><text:bookmark-end text:name="__RefHeading__3621_1539619621"/><text:bookmark-end text:name="__RefHeading__3803_2029073874"/><text:bookmark-end text:name="__RefHeading__5270_470946183"/><text:bookmark-end text:name="__RefHeading__15150_416654011"/><text:bookmark-end text:name="__RefHeading__1973_425077428"/><text:bookmark-end text:name="__RefHeading__2153_374322643"/><text:bookmark-end text:name="__RefHeading__2333_354735483"/><text:bookmark-end text:name="__RefHeading__2510_1914700735"/><text:bookmark-end text:name="__RefHeading__5456_1112796876"/><text:bookmark-end text:name="__RefHeading__5657_704881804"/><text:bookmark-end text:name="__RefHeading__5862_1574798422"/><text:bookmark-end text:name="__RefHeading__5968_585935303"/><text:bookmark-end text:name="__RefHeading__5761_1842958974"/><text:bookmark-end text:name="__RefHeading__5561_1310750014"/><text:bookmark-end text:name="__RefHeading__5365_1220005542"/><text:bookmark-end text:name="__RefHeading__5175_1695420038"/><text:bookmark-end text:name="__RefHeading__1167_1256013735"/><text:bookmark-end text:name="__RefHeading__987_552295790"/><text:bookmark-end text:name="__RefHeading__807_681294674"/><text:bookmark-end text:name="__RefHeading__623_1665772393"/><text:bookmark-end text:name="__RefHeading__939_547978412"/><text:bookmark-end text:name="__RefHeading__263_1233803898"/><text:bookmark-end text:name="__RefHeading__147_1505329582"/><text:bookmark-end text:name="__RefHeading__353_1157328300"/><text:bookmark-end text:name="__RefHeading__1615_547978412"/><text:bookmark-end text:name="__RefHeading__717_695059573"/><text:bookmark-end text:name="__RefHeading__8%252525252525252525252525"/><text:bookmark-end text:name="__REfHeading__1077_504877730"/><text:bookmark-end text:name="__RefHeading__4984_1017986065"/><text:bookmark-end text:name="__RefHeading__3893_166433791"/><text:bookmark-end text:name="__RefHeading__3713_1016505843"/><text:bookmark-end text:name="__RefHeading__3534_575115563"/><text:bookmark-end text:name="__RefHeading__2424_1402843499"/><text:bookmark-end text:name="__RefHeading__2245_588121625"/><text:bookmark-end text:name="__RefHeading__2065_1935348469"/><text:bookmark-end text:name="__RefHeading__1885_1699506768"/><text:bookmark-end text:name="__RefHeading__13214_416654011"/><text:bookmark-end text:name="__RefHeading__6087_416654011"/><text:bookmark-end text:name="__RefHeading__2837_416654011"/><text:bookmark-end text:name="__RefHeading__4800_1577118845"/><text:bookmark-end text:name="__RefHeading__4435_1444625655"/><text:bookmark-end text:name="__RefHeading__4260_1606745807"/><text:bookmark-end text:name="__RefHeading__4075_389828191"/><text:bookmark-end text:name="__RefHeading__4620_1310006689"/><text:bookmark-end text:name="43%2525252525252525252525252525252525252"/><text:bookmark-end text:name="__RefHeading__4528_630685431"/><text:bookmark-end text:name="__RefHeading__4709_913315267"/><text:bookmark-end text:name="25126_140284349&quot;__RefHeading__224%2525"/><text:bookmark-end text:name="efHeading__2%252525252525252525252525252"/><text:bookmark-end text:name="__RefHeading__3805_2029073874"/><text:bookmark-end text:name="__RefHeading__3983_390576214"/><text:bookmark-end text:name="__RefHeading__4167_1074358857"/><text:bookmark-end text:name="__RefHeading__4351_1736126469"/><text:bookmark-end text:name="__RefHeading__4893_1163710135"/><text:bookmark-end text:name="__RefHeading^_125%25252525252525252525"/><text:bookmark-end text:name="__RefHeading__44%25252525252525252525252"/><text:bookmark-end text:name="__RefHeading__11%25252525252525252525252"/><text:bookmark-end text:name="__RefHeading__15%25252525252525252525252"/><text:bookmark-end text:name="__RefHeading__1%252525252525252525252525"/><text:bookmark-end text:name="__RefHeading__2155_374322643"/><text:bookmark-end text:name="__RefHeading__2%252525252525252525252525"/><text:bookmark-end text:name="__RefHeading__2512_1914700735"/><text:bookmark-end text:name="__RefHeading__2690_1037820875"/><text:bookmark-end text:name="__RefHeading__2899_492058928"/><text:bookmark-end text:name="__RefHeading__3082_606940407"/><text:bookmark-end text:name="__RefHeading__3266_1272288082"/><text:bookmark-end text:name="__RefHeading__3$50_176780884"/><text:bookmark-end text:name="71858212%2525252525252525252525252525252"/><text:bookmark-end text:name="ng__2777_270129214%252525252525252525252"/><text:bookmark-end text:name="__RefHeading__5077_952857884"/><text:bookmark-end text:name="__RefHeading__5272_470946183"/><text:bookmark-end text:name="__RefHeading__5458_1112796876"/><text:bookmark-end text:name="__RefHeading__5659_704881804"/><text:bookmark-end text:name="__RefHeading__5864_1574798422"/><text:bookmark-end text:name="__RefHeading__5970_585935303"/><text:bookmark-end text:name="__RefHeading__5763_1842958974"/><text:bookmark-end text:name="__RefHeading__5563_1310750014"/><text:bookmark-end text:name="__RefHeading__5367_1220005542"/><text:bookmark-end text:name="__RefHeading__5177_1695420038"/><text:bookmark-end text:name="__RefHeading__1617_547978412"/><text:bookmark-end text:name="__RefHeading__719_695059573"/><text:bookmark-end text:name="__RefHeading__899_1800846094"/><text:bookmark-end text:name="__RefHeading__1079_504877730"/><text:bookmark-end text:name="__RefHeading__1259_1117028995"/><text:bookmark-end text:name="__RefHeading__4420_416654011"/><text:bookmark-end text:name="__RefHeading__11367_416654011"/><text:bookmark-end text:name="__RefHeading__15154_416654011"/><text:bookmark-end text:name="__RefHeading__1977_425077428"/><text:bookmark-end text:name="__RefHeading__2157_374322643"/><text:bookmark-end text:name="__RefHeading__2337_354735483"/><text:bookmark-end text:name="__RefHeading__2514_1914700735"/><text:bookmark-end text:name="__RefHeading__2692_1037820875"/><text:bookmark-end text:name="__RefHeading__2901_492158928"/><text:bookmark-end text:name="__RefHeading__3084_606940407"/><text:bookmark-end text:name="__RefHeading__3268_1272288082"/><text:bookmark-end text:name="__RefHeading__3452_1767808843"/><text:bookmark-end text:name="__RefHeading__3358_2029160294"/><text:bookmark-end text:name="__RefHeading__3174_1071858212"/><text:bookmark-end text:name="__RefHeading__2990_1761741664"/><text:bookmark-end text:name="__RefHeading__4986_1017986065"/><text:bookmark-end text:name="__RefHeading__4077_389828191"/><text:bookmark-end text:name="__RefHeading__3895_166433791"/><text:bookmark-end text:name="13216_416654011%252525252525252525252525"/><text:bookmark-end text:name="6013735%25252525252525252525252525252525"/><text:bookmark-end text:name="681294674%252525252525252525252525252525"/><text:bookmark-end text:name="__RefHeading__149_1505329582"/><text:bookmark-end text:name="__RefHeading__355_1157328300"/><text:bookmark-end text:name="__RefHeading__4802_1577118845"/><text:bookmark-end text:name="__RefHeading__4437_1444625655"/><text:bookmark-end text:name="__RefHeading__4262_1606745807"/><text:bookmark-end text:name="__RefHeading__4622_1310006689"/><text:bookmark-end text:name="__RefHeading__4530_630685431"/><text:bookmark-end text:name="__RefHeading__4711_913315267"/><text:bookmark-end text:name="__RefHeading__3807_2029073874"/><text:bookmark-end text:name="__RefHeading__3985_390576214"/><text:bookmark-end text:name="__RefHeading__4169_1074358857"/><text:bookmark-end text:name="__RefHeading__4353_1736126469"/><text:bookmark-end text:name="__RefHeading__4895_1163710135"/><text:bookmark-end text:name="__RefHeading__3717_1016505843"/><text:bookmark-end text:name="__RefHeading__3538_575115563"/><text:bookmark-end text:name="__RefHeading__2428_1402843499"/><text:bookmark-end text:name="__RefHeading__2249_588121625"/><text:bookmark-end text:name="__RefHeading__2069_1935348469"/><text:bookmark-end text:name="__RefHeading__1889_1699506768"/><text:bookmark-end text:name="__RefHeading__13218_416654011"/><text:bookmark-end text:name="__RefHeading__6091_416654011"/><text:bookmark-end text:name="__RefHeading__2841_416654011"/><text:bookmark-end text:name="__RefHeading__1171_1256013735"/><text:bookmark-end text:name="__RefHeading__991_552295790"/><text:bookmark-end text:name="__RefHeading__811_681294674"/><text:bookmark-end text:name="__RefHeading__5079_952857884"/><text:bookmark-end text:name="__RefHeading__2779_270129214"/><text:bookmark-end text:name="__RefHeading__2601_1236622114"/><text:bookmark-end text:name="__RefHeading__3625_1539619621"/><text:bookmark-end text:name="__RefHeading__5274_470946183"/><text:bookmark-end text:name="__RefHeading__5460_1112796876"/><text:bookmark-end text:name="__RefHeading__5661_704881804"/><text:bookmark-end text:name="__RefHeading__5866_1574798422"/><text:bookmark-end text:name="__RefHeading__5972_585935303"/><text:bookmark-end text:name="__RefHeading__5765_1842958974"/><text:bookmark-end text:name="__RefHeading__5565_1310750014"/><text:bookmark-end text:name="__RefHeading__5369_1220005542"/><text:bookmark-end text:name="__RefHeading__5179_1695420038"/><text:bookmark-end text:name="__RefHeading__1619_547978412"/><text:bookmark-end text:name="__RefHeading__721_695059573"/><text:bookmark-end text:name="__RefHeading__901_1800846094"/><text:bookmark-end text:name="__RefHeading__1081_504877730"/><text:bookmark-end text:name="__RefHeading__1261_1117028995"/><text:bookmark-end text:name="__RefHeading__4422_416654011"/><text:bookmark-end text:name="__RefHeading__11369_416654011"/><text:bookmark-end text:name="__RefHeading__15156_416654011"/><text:bookmark-end text:name="__RefHeading__1979_425077428"/><text:bookmark-end text:name="__RefHeading__2159_374322643"/><text:bookmark-end text:name="__RefHeading__2339_354735483"/><text:bookmark-end text:name="__RefHeading__2516_1914700735"/><text:bookmark-end text:name="__RefHeading__2694_1037820875"/><text:bookmark-end text:name="__RefHeading__2903_492158928"/><text:bookmark-end text:name="__RefHeading__3086_606940407"/><text:bookmark-end text:name="__RefHeading__3270_1272288082"/><text:bookmark-end text:name="__RefHeading__3454_1767808843"/><text:bookmark-end text:name="__RefHeading__3360_2029160294"/><text:bookmark-end text:name="__RefHeading__3176_1071858212"/><text:bookmark-end text:name="__RefHeading__29%25252525252525252525252"/><text:bookmark-end text:name="__RefHeading__4988_1017986065"/><text:bookmark-end text:name="__RefHeading__4079_389828191"/><text:bookmark-end text:name="__RefHeading__3897_166433791"/><text:bookmark-end text:name="__RefHeading__627_1665772393"/><text:bookmark-end text:name="__RefHeading__943_547978412"/><text:bookmark-end text:name="__RefHeading__267_1233803898"/><text:bookmark-end text:name="__RefHeading__151_1505329582"/><text:bookmark-end text:name="__RefHeading__357_1157328300"/><text:bookmark-end text:name="__RefHeading__4804_1577118845"/><text:bookmark-end text:name="__RefHeading__4439_1444625655"/><text:bookmark-end text:name="__RefHeading__4264_1606745807"/><text:bookmark-end text:name="__RefHeading__4624_1310006689"/><text:bookmark-end text:name="__RefHeading__4532_630685431"/><text:bookmark-end text:name="__RefHeading__4713_913315267"/><text:bookmark-end text:name="__RefHeading__3809_2029073874"/><text:bookmark-end text:name="__RefHeading__3987_390576214"/><text:bookmark-end text:name="__RefHeading__4171_1074358857"/><text:bookmark-end text:name="__RefHeading__4355_1736126469"/><text:bookmark-end text:name="__RefHeading__4897_1163710135"/><text:bookmark-end text:name="__RefHeading__3719_1016505843"/><text:bookmark-end text:name="__RefHeading__3540_575115563"/><text:bookmark-end text:name="__RefHeading__2430_1402843499"/><text:bookmark-end text:name="__RefHeading__2251_588121625"/><text:bookmark-end text:name="__RefHeading__2071_1935348469"/><text:bookmark-end text:name="__RefHeading__1891_1699506768"/><text:bookmark-end text:name="__RefHeading__13220_416654011"/><text:bookmark-end text:name="__RefHeading__6093_416654011"/><text:bookmark-end text:name="__RefHeading__2843_416654011"/><text:bookmark-end text:name="__RefHeading__1173_1256013735"/><text:bookmark-end text:name="__RefHeading__993_552295790"/><text:bookmark-end text:name="__RefHeading__813_681294674"/><text:bookmark-end text:name="__RefHeading__5081_952857884"/><text:bookmark-end text:name="__RefHeading__%2525252525252525252525252"/><text:bookmark-end text:name="__RefHeading__26%25252525252525252525252"/><text:bookmark-end text:name="__RefHeading__3627_1539619621"/><text:bookmark-end text:name="__RefHeading__5276_470946183"/><text:bookmark-end text:name="__RefHeading__5462_1112796876"/><text:bookmark-end text:name="__RefHeading__5663_704881804"/><text:bookmark-end text:name="__RefHeading__5868_1574798422"/><text:bookmark-end text:name="__RefHeading__5974_585935303"/><text:bookmark-end text:name="__RefHeading__5767_1842958974"/><text:bookmark-end text:name="__RefHeading__5567_1310750014"/><text:bookmark-end text:name="__RefHeading__5371_1220005542"/><text:bookmark-end text:name="__RefHeading__5181_1695420038"/><text:bookmark-end text:name="__RefHeading__1621_547978412"/><text:bookmark-end text:name="__RefHeading__723_695059573"/><text:bookmark-end text:name="__RefHeading__903_1800846094"/><text:bookmark-end text:name="__RefHeading__1083_504877730"/><text:bookmark-end text:name="__RefHeading__1263_1117028995"/><text:bookmark-end text:name="__RefHeading__4424_416654011"/><text:bookmark-end text:name="__RefHeading__11371_416654011"/><text:bookmark-end text:name="__RefHeading__15158_416654011"/><text:bookmark-end text:name="__RefHeading__1981_425077428"/><text:bookmark-end text:name="__RefHeading__2161_374322643"/><text:bookmark-end text:name="__RefHeading__2341_354735483"/><text:bookmark-end text:name="__RefHeading__2518_1914700735"/><text:bookmark-end text:name="__RefHeading__2696_1037820875"/><text:bookmark-end text:name="__RefHeading__2905_492158928"/><text:bookmark-end text:name="__RefHeading__3088_606940407"/><text:bookmark-end text:name="__RefHeading__3272_1272288082"/><text:bookmark-end text:name="__RefHeading__3456_1767808843"/><text:bookmark-end text:name="__RefHeading__3362_2029160294"/><text:bookmark-end text:name="__RefHeading__3178_1071858212"/><text:bookmark-end text:name="__RefHeading__2994_1761741664"/><text:bookmark-end text:name="__RefHeading__4990_1017986065"/><text:bookmark-end text:name="__RefHeading__4081_389828191"/><text:bookmark-end text:name="__RefHeading__3899_166433791"/><text:bookmark-end text:name="__RefHeading__629_1665772393"/><text:bookmark-end text:name="__RefHeading__945_547978412"/><text:bookmark-end text:name="__RefHeading__269_1233803898"/><text:bookmark-end text:name="__RefHeading__153_1505329582"/><text:bookmark-end text:name="__RefHeading__359_1157328300"/><text:bookmark-end text:name="__RefHeading__4806_1577118845"/><text:bookmark-end text:name="__RefHeading__4441_1444625655"/><text:bookmark-end text:name="__RefHeading__4266_1606745807"/><text:bookmark-end text:name="__RefHeading__4626_1310006689"/><text:bookmark-end text:name="__RefHeading__4534_630685431"/><text:bookmark-end text:name="__RefHeading__4715_913315267"/><text:bookmark-end text:name="__RefHeading__3811_2029073874"/><text:bookmark-end text:name="__RefHeading__3989_390576214"/><text:bookmark-end text:name="__RefHeading__4173_1074358857"/><text:bookmark-end text:name="__RefHeading__4357_1736126469"/><text:bookmark-end text:name="__RefHeading__4899_1163710135"/><text:bookmark-end text:name="__RefHeading__3721_1016505843"/><text:bookmark-end text:name="__RefHeading__3542_575115563"/><text:bookmark-end text:name="__RefHeading__2432_1402843499"/><text:bookmark-end text:name="__RefHeading__2253_588121625"/><text:bookmark-end text:name="__RefHeading__2073_1935348469"/><text:bookmark-end text:name="__RefHeading__1893_1699506768"/><text:bookmark-end text:name="__RefHeading__13222_416654011"/><text:bookmark-end text:name="__RefHeading__6095_416654011"/><text:bookmark-end text:name="__RefHeading__2845_416654011"/><text:bookmark-end text:name="__RefHeading__1175_1256013735"/><text:bookmark-end text:name="__RefHeading__995_552295790"/><text:bookmark-end text:name="__RefHeading__815_681294674"/><text:bookmark-end text:name="__RefHeading__5083_952857884"/><text:bookmark-end text:name="__RefHeading__2783_270129214"/><text:bookmark-end text:name="__RefHeading__2605_1236622114"/><text:bookmark-end text:name="__RefHeading__3629_1539619621"/><text:bookmark-end text:name="__RefHeading__5278_470946183"/><text:bookmark-end text:name="__RefHeading__5464_1112796876"/><text:bookmark-end text:name="__RefHeading__5665_704881804"/><text:bookmark-end text:name="__RefHeading__5870_1574798422"/><text:bookmark-end text:name="__RefHeading__5976_585935303"/><text:bookmark-end text:name="__RefHeading__5769_1842958974"/><text:bookmark-end text:name="__RefHeading__5569_1310750014"/><text:bookmark-end text:name="__RefHeading__5373_1220005542"/><text:bookmark-end text:name="__RefHeading__5183_1695420038"/><text:bookmark-end text:name="__RefHeading__1623_547978412"/><text:bookmark-end text:name="__RefHeading__725_%252525252525252525252"/><text:bookmark-end text:name="__RefHeading__905_1800846094"/><text:bookmark-end text:name="__RefHeading__1085_504877730"/><text:bookmark-end text:name="__RefHeading__1265_1117028995"/><text:bookmark-end text:name="__RefHeading__4426_416654011"/><text:bookmark-end text:name="__RefHeading__11373_416654011"/><text:bookmark-end text:name="__RefHeading__15160_416654011"/><text:bookmark-end text:name="__RefHeading__1983_425077428"/><text:bookmark-end text:name="__RefHeading__2163_374322643"/><text:bookmark-end text:name="__RefHeading__2343_354735483"/><text:bookmark-end text:name="__RefHeading__2520_1914700735"/><text:bookmark-end text:name="__RefHeading__2698_1037820875"/><text:bookmark-end text:name="__RefHeading__2907_492158928"/><text:bookmark-end text:name="__RefHeading__3090_606940407"/><text:bookmark-end text:name="__RefHeading__3274_1272288082"/><text:bookmark-end text:name="__RefHeading__3458_1767808843"/><text:bookmark-end text:name="__RefHeading__3364_2029160294"/><text:bookmark-end text:name="__RefHeading__3180_1071858212"/><text:bookmark-end text:name="__RefHeading__2996_1761741664"/><text:bookmark-end text:name="__RefHeading__4992_1017986065"/><text:bookmark-end text:name="__RefHeading__4083_389828191"/><text:bookmark-end text:name="__RefHeading__3901_166433791"/><text:bookmark-end text:name="__RefHeading__631_1665772393"/><text:bookmark-end text:name="__RefHeading__947_547978412"/><text:bookmark-end text:name="__RefHeading__271_1233803898"/><text:bookmark-end text:name="__RefHeading__155_1505329582"/><text:bookmark-end text:name="__BefHeading__361_1157328300"/><text:bookmark-end text:name="__RefHeading__4808_1577118845"/><text:bookmark-end text:name="__RefHeading__4443_1444625655"/><text:bookmark-end text:name="__RefHeading__4268_1606745807"/><text:bookmark-end text:name="__RefHeading__4628_1310006689"/><text:bookmark-end text:name="__RefHeading__4536_630685431"/><text:bookmark-end text:name="__RefHeading__4717_913315267"/><text:bookmark-end text:name="__RefHeading__3813_2029073874"/><text:bookmark-end text:name="__RefHeading__3991_390576214"/><text:bookmark-end text:name="__RefHeading__4175_1074358857"/><text:bookmark-end text:name="__RefHeading__4359_1736126469"/><text:bookmark-end text:name="__RefHeading__4901_1163710135"/><text:bookmark-end text:name="__RefHeading__3723_1016505843"/><text:bookmark-end text:name="__RefHeading__3544_575115563"/><text:bookmark-end text:name="__RefHeading__817_681294674"/><text:bookmark-end text:name="__RefHeading__633_1665772393"/><text:bookmark-end text:name="__RefHeading__949_547978412"/><text:bookmark-end text:name="__RefHeading__273_1233803898"/><text:bookmark-end text:name="__RefHeading__2255_588121625"/><text:bookmark-end text:name="__RefHeading__6097_416654011"/><text:bookmark-end text:name="__RefHeading__2847_416654011"/><text:bookmark-end text:name="__RefHeading__1177_1256013735"/><text:bookmark-end text:name="__RefHeading__997_552295790"/><text:bookmark-end text:name="__RefHeading__2075_1935348469"/><text:bookmark-end text:name="__RefHeading__5085_952857884"/><text:bookmark-end text:name="__RefHeading__2785_270129214"/><text:bookmark-end text:name="__RefHeading__2607_1236622114"/><text:bookmark-end text:name="__RefHeading__3631_1539619621"/><text:bookmark-end text:name="__RefHeading__5280_470946183"/><text:bookmark-end text:name="__RefHeading__5466_1112796876"/><text:bookmark-end text:name="__RefHeading__5667_704881804"/><text:bookmark-end text:name="__RefHeading__5872_1574798422"/><text:bookmark-end text:name="__RefHeading__5978_585935303"/><text:bookmark-end text:name="__RefHeading__5771_1842958974"/><text:bookmark-end text:name="__RefHeading__5571_1310750014"/><text:bookmark-end text:name="__RefHeading__5375_1220005542"/><text:bookmark-end text:name="__RefHeading__5185_1695420038"/><text:bookmark-end text:name="__RefHeading__11375_416654011"/><text:bookmark-end text:name="__RefHeading__2165_374322643"/><text:bookmark-end text:name="__RefHeading__159_1505329582"/><text:bookmark-end text:name="__RefHeading__363_1157328300"/><text:bookmark-end text:name="__RefHeading__1625_547978412"/><text:bookmark-end text:name="__RefHeading__727_695059573"/><text:bookmark-end text:name="__RefHeading__907_1800846094"/><text:bookmark-end text:name="__RefHeading__1087_504877730"/><text:bookmark-end text:name="__RefHeading__1267_1117028995"/><text:bookmark-end text:name="__RefHeading__2345_354735483"/><text:bookmark-end text:name="__RefHeading__2522_1914700735"/><text:bookmark-end text:name="__RefHeading__2700_1037820875"/><text:bookmark-end text:name="__RefHeading__2909_492158928"/><text:bookmark-end text:name="__RefHeading__3092_606940407"/><text:bookmark-end text:name="__RefHeading__3276_1272288082"/><text:bookmark-end text:name="__RefHeading__3460_1767808843"/><text:bookmark-end text:name="__RefHEading__157_%252525252525252525252"/><text:bookmark-end text:name="__RefHeading__3366_2029160294"/><text:bookmark-end text:name="__RefHeading__3182_1071858212"/><text:bookmark-end text:name="__RefHeading__2998_1761741664"/><text:bookmark-end text:name="__RefHeading__4994_1017986065"/><text:bookmark-end text:name="__RefHeading__4085_389828191"/><text:bookmark-end text:name="__RefHeading__3903_166433791"/><text:bookmark-end text:name="__RefHeading__13224_416654011"/><text:bookmark-end text:name="__RefHeading__1895_1699506768"/><text:bookmark-end text:name="__RefHeading__15162_416654011"/><text:bookmark-end text:name="__RefHeading__1985_425077428"/><text:bookmark-end text:name="__RefHeading__4428_416654011"/><text:bookmark-end text:name="__RefHeading__4810_1577118845"/><text:bookmark-end text:name="__RefHeading__4445_1444625655"/><text:bookmark-end text:name="__RefHeading__4270_1606745807"/><text:bookmark-end text:name="__RefHeading__4630_1310006689"/><text:bookmark-end text:name="__RefHeading__4538_630685431"/><text:bookmark-end text:name="__RefHeading__4719_913315267"/><text:bookmark-end text:name="__RefHeading__3815_2029073874"/><text:bookmark-end text:name="__RefHeading__3993_390576214"/><text:bookmark-end text:name="__RefHeading__4177_1074358857"/><text:bookmark-end text:name="__RefHeading__4361_1736126469"/><text:bookmark-end text:name="__RefHeading__4903_1163710135"/><text:bookmark-end text:name="__RefHeading__3633_1539619621"/><text:bookmark-end text:name="__RefHeading__2434_1402843499"/><text:bookmark-end text:name="__RefHeading__3725_1016505843"/><text:bookmark-end text:name="__RefHeading__3546_575115563"/><text:bookmark-end text:name="2613_1%252525252525252525252525252525252"/><text:bookmark-end text:name="294&amp;'$(__RefHeAding__635_%25252525252525"/><text:bookmark-end text:name="BefHeading__95!_%25252525252525252525252"/><text:bookmark-end text:name="52295790%2525252525252525252525252525252"/><text:bookmark-end text:name="3226_416654011%2525252525252525252525252"/><text:bookmark-end text:name="Heading__4430_416654011%2525252525252525"/><text:bookmark-end text:name="52525252525252525252%2525252525252525252"/><text:bookmark-end text:name="__RefHeading__5087_952857884"/><text:bookmark-end text:name="__RefHeading__2787_270129214"/><text:bookmark-end text:name="__RefHeading__2609_1236622114"/><text:bookmark-end text:name="__RefHeading__5282_470946183"/><text:bookmark-end text:name="__RefHeading__5468_1112796876"/><text:bookmark-end text:name="__RefHeading__5669_704881804"/><text:bookmark-end text:name="__RefHeading__5874_1574798422"/><text:bookmark-end text:name="__RefHeading__5980_585935303"/><text:bookmark-end text:name="__RefHeading__5773_1842958974"/><text:bookmark-end text:name="__RefHeading__5573_1310750014"/><text:bookmark-end text:name="__RefHeading__5377_1220005542"/><text:bookmark-end text:name="__RefHeading__5187_1695420038"/><text:bookmark-end text:name="__RefHeading__4996_1017986065"/><text:bookmark-end text:name="__RefHeading__4812_1577118845"/><text:bookmark-end text:name="__RefHeading__4632_1310006689"/><text:bookmark-end text:name="__RefHeading__4447_1444625655"/><text:bookmark-end text:name="__RefHeading__4272_1606745807"/><text:bookmark-end text:name="__RefHeading__4087_389828191"/><text:bookmark-end text:name="__RefHeading__3905_166433791"/><text:bookmark-end text:name="9_1800846094%252525252525252525252525252"/><text:bookmark-end text:name="ading__1269_1117028995%25252525252525252"/><text:bookmark-end text:name="14700735%2525252525252525252525252525252"/><text:bookmark-end text:name="3372_2029160294%252525252525252525252525"/><text:bookmark-end text:name="70129214%2525252525252525252525252525252"/><text:bookmark-end text:name="_1181_1256013735%25252525252525252525252"/><text:bookmark-end text:name="2525252525252525252525252525252(_5%25252"/><text:bookmark-end text:name="525252525252525252(15%252525252525252525"/><text:bookmark-end text:name="52525252(ng__8%2525252525252525252525252"/><text:bookmark-end text:name="efHeading__173_15%2525252525252525252525"/><text:bookmark-end text:name="_2079_1935348469%25252525252525252525252"/><text:bookmark-end text:name="2525252525252%25252525252525252525252525"/><text:bookmark-end text:name="g__1989_425077428%2525252525252525252525"/><text:bookmark-end text:name="525252%252525252525252525252525252525252"/><text:bookmark-end text:name="091_504877730%25252525252525252525252525"/><text:bookmark-end text:name="eading__4432_416654011%25252525252525252"/><text:bookmark-end text:name="7%25252525252525252525252525252525252525"/><text:bookmark-end text:name="674%252525252525252525252525252525252525"/><text:bookmark-end text:name="__RefHeading__3462_1767808843"/><text:bookmark-end text:name="__RefHeading__3368_2029160294"/><text:bookmark-end text:name="__RefHeading__3184_1071858212"/><text:bookmark-end text:name="__RefHeading__3000_1761741664"/><text:bookmark-end text:name="__RefHeading__2789_270129214"/><text:bookmark-end text:name="__RefHeading__2611_1236622114"/><text:bookmark-end text:name="__RefHeading__3635_1539619621"/><text:bookmark-end text:name="__RefHeading__3727_1016505843"/><text:bookmark-end text:name="__RefHeading__3548_575115563"/><text:bookmark-end text:name="25(ding__189_1505329582%2525252525252525"/><text:bookmark-end text:name="252525252525252525252525252525%252525252"/><text:bookmark-end text:name="ading__2617_1236622114%25252525252525252"/><text:bookmark-end text:name="ing__2440_1402843499%2525252525252525252"/><text:bookmark-end text:name="077428%252525252525252525252525252525252"/><text:bookmark-end text:name="_1914700735(g__199_1505329582%2525252525"/><text:bookmark-end text:name="fHeading__913_1800846094%252525252525252"/><text:bookmark-end text:name="_416654011%25252525252525252525252525252"/><text:bookmark-end text:name="__15168_416654011%2525252525252525252525"/><text:bookmark-end text:name="__RefHeading__3817_2029073874"/><text:bookmark-end text:name="__RefHeading__3995_390576214"/><text:bookmark-end text:name="__RefHeading__4179_1074358857"/><text:bookmark-end text:name="__RefHeading__4363_1736126469"/><text:bookmark-end text:name="__RefHeading__4540_630685431"/><text:bookmark-end text:name="__RefHeading__4721_913315267"/><text:bookmark-end text:name="__RefHeading__4905_1163710135"/><text:bookmark-end text:name="__RefHeading__5089_952857884"/><text:bookmark-end text:name="__RefHeading__5284_470946183"/><text:bookmark-end text:name="__RefHeading__5470_1112796876"/><text:bookmark-end text:name="__RefHeading__5671_704881804"/><text:bookmark-end text:name="__RefHeading__5876_1574798422"/><text:bookmark-end text:name="__RefHeading__5982_585935303"/><text:bookmark-end text:name="__RefHeading__5775_1842958974"/><text:bookmark-end text:name="__RefHeading__5575_1310750014"/><text:bookmark-end text:name="__RefHeading__5379_1220005542"/><text:bookmark-end text:name="__RefHeading__5189_1695420038"/><text:bookmark-end text:name="__RefHeading__4998_1017986065"/><text:bookmark-end text:name="__RefHeading__4814_1577118845"/><text:bookmark-end text:name="__RefHeading__4634_1310006689"/><text:bookmark-end text:name="__RefHeading__4449_1444625655"/><text:bookmark-end text:name="__RefHeading__4274_1606745807"/><text:bookmark-end text:name="__RefHeading__4089_389828191"/><text:bookmark-end text:name="__RefHeading__3907_166433791"/><text:bookmark-end text:name="898%252525252525252525252525252525252525"/><text:bookmark-end text:name="252525252525(_RefHeading__963_547978412%"/><text:bookmark-end text:name="__RefHeading__3376_2029160294"/><text:bookmark-end text:name="__RefHeading__3192_1071858212"/><text:bookmark-end text:name="__RefHeading__3008_1761741664"/><text:bookmark-end text:name="__RefHeading__2797_270129214"/><text:bookmark-end text:name="__RefHeading__2619_1236622114"/><text:bookmark-end text:name="__RefHeading__1185_1256013735"/><text:bookmark-end text:name="__RefHeading__100%2525252525252525252525"/><text:bookmark-end text:name="g__377_1157328300%2525252525252525252525"/><text:bookmark-end text:name="ding__&amp;49_1665772393%2525252525252525252"/><text:bookmark-end text:name="41_547978412%252525252525252525252525252"/><text:bookmark-end text:name="83%2525252525252525252525252525252525252"/><text:bookmark-end text:name="__RefHeading__2442_%25252525252525252525"/><text:bookmark-end text:name="__RefHeading__2083_%25252525252525252525"/><text:bookmark-end text:name="__RefHeadiNg__1903_1699506'68"/><text:bookmark-end text:name="__RefHeading__13%25252525252525252525252"/><text:bookmark-end text:name="__REfHeading"/><text:bookmark-end text:name="O6%2525252525252525252525252525252525252"/><text:bookmark-end text:name="8300%25252525252525252525252525252525252"/><text:bookmark-end text:name="_RefHeaDIng__31%252525252525252525252525"/><text:bookmark-end text:name="eading_%25252525252525252525252525252525"/><text:bookmark-end text:name="52525%2525252525252525252525252525252525"/><text:bookmark-end text:name="550_575115563%25252525252525252525252525"/><text:bookmark-end text:name="ing__11383_416654011%2525252525252525252"/><text:bookmark-end text:name="037820875%252525252525252525252525252525"/><text:bookmark-end text:name="g__3100_60%25252525252525252525252525252"/><text:bookmark-end text:name="252525252525252525%252525252525252525252"/><text:bookmark-end text:name="Heading__%252525252525252525252525252525"/><text:bookmark-end text:name="1236622114%25252525252525252525252525252"/><text:bookmark-end text:name="Ng__%25252525252525252525252525252525252"/><text:bookmark-end text:name="252525252525%252525252525252525252525252"/><text:bookmark-end text:name="25%2525252525252525252525252525252525252"/><text:bookmark-end text:name="ding__%252525252525252525252525252525252"/><text:bookmark-end text:name="5_37$322643%2525252525252525252525252525"/><text:bookmark-end text:name="525(05329582%252525252525252525252525252"/><text:bookmark-end text:name="eading__2263_588121625(_RefHeading__3374"/><text:bookmark-end text:name="95_270129214%252525252525252525252525252"/><text:bookmark-end text:name="__RefHeading__3819_2029073874"/><text:bookmark-end text:name="__RefHeading__3997_390576214"/><text:bookmark-end text:name="__RefHeading__4181_1074358857"/><text:bookmark-end text:name="__RefHeading__4365_1736126469"/><text:bookmark-end text:name="__RefHeading__4542_630685431"/><text:bookmark-end text:name="__RefHeading__4723_913315267"/><text:bookmark-end text:name="__RefHeading__4907_1163710135"/><text:bookmark-end text:name="__RefHeading__5091_952857884"/><text:bookmark-end text:name="__RefHeading__5286_470946183"/><text:bookmark-end text:name="__RefHeading__5472_1112796876"/><text:bookmark-end text:name="__RefHeading__5673_704881804"/><text:bookmark-end text:name="__RefHeading__5878_1574798422"/><text:bookmark-end text:name="__RefHeading__5984_585935303"/><text:bookmark-end text:name="__RefHeading__5777_1842958974"/><text:bookmark-end text:name="__RefHeading__5577_1310750014"/><text:bookmark-end text:name="__RefHeading__5381_1220005542"/><text:bookmark-end text:name="__RefHeading__5191_1695420038"/><text:bookmark-end text:name="__RefHeading__5000_1017986065"/><text:bookmark-end text:name="__RefHeading__4816_1577118845"/><text:bookmark-end text:name="__RefHeading__4636_1310006689"/><text:bookmark-end text:name="__RefHeading__4451_1444625655"/><text:bookmark-end text:name="__RefHeading__4276_1606745807"/><text:bookmark-end text:name="__RefHeading__4091_389828191"/><text:bookmark-end text:name="__RefHeading__3909_166433791"/><text:bookmark-end text:name="25252525252525252525%2525252525252525252"/><text:bookmark-end text:name="7_547978412%2525252525252525252525252525"/><text:bookmark-end text:name="978(5252525252525252525252525(7_15053295"/><text:bookmark-end text:name="g__363)_1539619621%252525252525252525252"/><text:bookmark-end text:name="fHeading__%25252525252525252525252525252"/><text:bookmark-end text:name="_5%2525252525252525252525252525252525252"/><text:bookmark-end text:name="9%25252525252525252525252525252525252525"/><text:bookmark-end text:name="286_12%252525252525252525252525252525252"/><text:bookmark-end text:name="252(_BefHeading__981_5$79(28300%25252525"/><text:bookmark-end text:name="__977_547978412%252525252525252525252525"/><text:bookmark-end text:name="252525252(2%2525252525252525252525252525"/><text:bookmark-end text:name="efHeadinG__3380_2 %2525252525252525252"/><text:bookmark-end text:name="664%252525252525252525252525252525252525"/><text:bookmark-end text:name="36_416654011%252525252525252525252525252"/><text:bookmark-end text:name="ing__2859_4166%2525252525252525252525252"/><text:bookmark-end text:name="552295790(_RefHeading__983_547978412%252"/><text:bookmark-end text:name="fHeading__2623_1236622114%25252525252525"/><text:bookmark-end text:name="46_1402843499%25252525252525252525252525"/><text:bookmark-end text:name="ing__15172_416654011%2525252525252525252"/><text:bookmark-end text:name="2353_354735483(157328300%252525252525252"/><text:bookmark-end text:name="25252525252525252525(3803898%25252525252"/><text:bookmark-end text:name="5252525(_1653_547978412%2525252525252525"/><text:bookmark-end text:name="58(8412%25252525252525252525252525252525"/><text:bookmark-end text:name="52525252525252525252(_1665(5(efHeading__"/><text:bookmark-end text:name="525%252525252525252525252525252525252525"/><text:bookmark-end text:name="_1117028995%2525252525252525252525252525"/><text:bookmark-end text:name="C__RefHdading__3%25252525252525252525252"/><text:bookmark-end text:name="efHeadIng__13238_41665(fHeadInf__3198_10"/><text:bookmark-end text:name="1_416654011%2525252525252525252525252525"/><text:bookmark-end text:name="ding__61"/><text:bookmark-end text:name="_552295790%25252525252525252525252525252"/><text:bookmark-end text:name="5(94674%25252525252525252525252525252525"/><text:bookmark-end text:name="ding__2448_1402843499%252525252525252525"/><text:bookmark-end text:name="69_588121625%252525252525252525252525252"/><text:bookmark-end text:name="ing__2359_354735483%25252525252525252525"/><text:bookmark-end text:name="12162%2525252525252525252525252525252525"/><text:bookmark-end text:name="__RefHeading__38%25252525252525252525252"/><text:bookmark-end text:name="__RefHeading__3999_390576214"/><text:bookmark-end text:name="__RefHeading__4183_1074358857"/><text:bookmark-end text:name="__RefHeading__4367_1736126469"/><text:bookmark-end text:name="__RefHeading__4544_630685431"/><text:bookmark-end text:name="__RefHeading__4725_913315267"/><text:bookmark-end text:name="__RefHeading__4909_1163710135"/><text:bookmark-end text:name="__RefHeading__5093_952857884"/><text:bookmark-end text:name="__RefHeading__5288_470946183"/><text:bookmark-end text:name="__RefHeading__5474_1112796876"/><text:bookmark-end text:name="__RefHeading__5675_704881804"/><text:bookmark-end text:name="__RefHeading__5880_1574798422"/><text:bookmark-end text:name="efHeading__2712_1037820875%2525252525252"/><text:bookmark-end text:name="__RefHeading__3823_2029073874"/><text:bookmark-end text:name="5%25252525252525252525252525252525252525"/><text:bookmark-end text:name="__RefHeading__5986_585935303"/><text:bookmark-end text:name="__RefHeading__5779_1842958974"/><text:bookmark-end text:name="__RefHeading__5579_1310750014"/><text:bookmark-end text:name="__RefHeading__5383_1220005542"/><text:bookmark-end text:name="__RefHeading__5193_1695420038"/><text:bookmark-end text:name="__RefHeading__5002_1017986065"/><text:bookmark-end text:name="__RefHeading__4818_1577118845"/><text:bookmark-end text:name="__RefHeading__4638_1310006689"/><text:bookmark-end text:name="__RefHeading__4453_1444625655"/><text:bookmark-end text:name="__RefHeading__4278_1606745807"/><text:bookmark-end text:name="__RefHeading__4093_389828191"/><text:bookmark-end text:name="__RefHeading__3911_166433791"/><text:bookmark-end text:name="294_1272288082%2525252525252525252525252"/><text:bookmark-end text:name="92158928%2525252525252525252525252525252"/><text:bookmark-end text:name="407%252525252525252525252525252525252525"/><text:bookmark-end text:name="384_2029160294%2525252525252525252525252"/><text:bookmark-end text:name="ading__3016_1761741664%25252525252525252"/><text:bookmark-end text:name="402843499%252525252525252525252525252525"/><text:bookmark-end text:name="g__2091_1935348469%252525252525252525252"/><text:bookmark-end text:name="efHeading__2863_416654011%25252525252525"/><text:bookmark-end text:name="0(ading__291_15053(329582%25252525252525"/><text:bookmark-end text:name="505329582%252525252525252525252525252525"/><text:bookmark-end text:name="01_547978412%252525252525252525252525252"/><text:bookmark-end text:name="ading__1103_504877730%252525252525252525"/><text:bookmark-end text:name="319_(71_547978412%2525252525252525252525"/><text:bookmark-end text:name="4442_416654011%2525252525252525252525252"/><text:bookmark-end text:name="654011%252525252525252525252525252525252"/><text:bookmark-end text:name="4_416654011%2525252525252525252525252525"/><text:bookmark-end text:name="2923_492158928%2525252525252525252525252"/><text:bookmark-end text:name="4877730%25252525252525252525252525252525"/><text:bookmark-end text:name="5252525252525252525252525252%25252525252"/><text:bookmark-end text:name="6505843%25252525252525252525252525252525"/><text:bookmark-end text:name="_2361_354735483%252525252525252525252525"/><text:bookmark-end text:name="292_1272288082%2525252525252525252525252"/><text:bookmark-end text:name="ading__3202_1071858212%25252525252525252"/><text:bookmark-end text:name="236622114%252525252525252525252525252525"/><text:bookmark-end text:name="ng__2273_588121625%252525252525252525252"/><text:bookmark-end text:name="11%2525252525252525252525252525252525252"/><text:bookmark-end text:name="5_416654011%2525252525252525252525252525"/><text:bookmark-end text:name="_1015_552295790%252525252525252525252525"/><text:bookmark-end text:name="329582%252525252525252525252525252525252"/><text:bookmark-end text:name="665772393%252525252525252525252525252525"/><text:bookmark-end text:name="g__311_1505329582%2525252525252525252525"/><text:bookmark-end text:name="eading__1285_1117028995%2525252525252525"/><text:bookmark-end text:name="_409_115(_12338038(8%2525252525252525252"/><text:bookmark-end text:name="5252(5_1%2525252525252525252525252525252"/><text:bookmark-end text:name="Heading__3647_1539619621%252525252525252"/><text:bookmark-end text:name="425077428%252525252525252525252525252525"/><text:bookmark-end text:name="__RefHeading__4001_390576214"/><text:bookmark-end text:name="__RefHeading__4185_1074358857"/><text:bookmark-end text:name="__RefHeading__4369_1736126469"/><text:bookmark-end text:name="__RefHeading__4546_630685431"/><text:bookmark-end text:name="__RefHeading__4727_913315267"/><text:bookmark-end text:name="__RefHeading__4911_1163710135"/><text:bookmark-end text:name="__RefHeading__5095_952857884"/><text:bookmark-end text:name="__RefHeading__5290_470946183"/><text:bookmark-end text:name="__RefHeading__5476_1112796876"/><text:bookmark-end text:name="__RefHeading__5677_704881804"/><text:bookmark-end text:name="__RefHeading__5882_1574798422"/><text:bookmark-end text:name="ading__3204_1071858212%25252525252525252"/><text:bookmark-end text:name="__RefHeading__3825_2029073874"/><text:bookmark-end text:name="__1021_552295790%25252525252525252525252"/><text:bookmark-end text:name="__RefHeading__5988_585935303"/><text:bookmark-end text:name="__RefHeading__5781_1842958974"/><text:bookmark-end text:name="__RefHeading__5581_1310750014"/><text:bookmark-end text:name="__RefHeading__5385_1220005542"/><text:bookmark-end text:name="__RefHeading__5195_1695420038"/><text:bookmark-end text:name="__RefHeading__5004_1017986065"/><text:bookmark-end text:name="__RefHeading__4820_1577118845"/><text:bookmark-end text:name="__RefHeading__4640_1310006689"/><text:bookmark-end text:name="__RefHeading__4455_1444625655"/><text:bookmark-end text:name="__RefHeading__4280_1606745807"/><text:bookmark-end text:name="__RefHeading__4095_389828191"/><text:bookmark-end text:name="__RefHeading__3913_166433791"/><text:bookmark-end text:name="ing__1107_504877730%25252525252525252525"/><text:bookmark-end text:name="_RefHeading__677_1665772393%252525252525"/><text:bookmark-end text:name="ng__2275_588121625%252525252525252525252"/><text:bookmark-end text:name="7_416654011%2525252525252525252525252525"/><text:bookmark-end text:name="_1017_552295790%252525252525252525252525"/><text:bookmark-end text:name="59573%2525252525252525252525252525252525"/><text:bookmark-end text:name="317_1505329582%2525252525252525252525252"/><text:bookmark-end text:name="29582%2525252525252525252525252525252525"/><text:bookmark-end text:name="6_1767808843%252525252525252525252525252"/><text:bookmark-end text:name="11391_416654011%252525252525252525252525"/><text:bookmark-end text:name="4322643%25252525252525252525252525252525"/><text:bookmark-end text:name="_1016505843%2525252525252525252525252525"/><text:bookmark-end text:name="ing__2005_425077428%25252525252525252525"/><text:bookmark-end text:name="700735%252525252525252525252525252525252"/><text:bookmark-end text:name="29_492158928%252525252525252525252525252"/><text:bookmark-end text:name="96_1272288082%25252525252525252525252525"/><text:bookmark-end text:name="ding__325_15053295821%252525252525252525"/><text:bookmark-end text:name="0_2029160294%252525252525252525252525252"/><text:bookmark-end text:name="7_1935348469%252525252525252525252525252"/><text:bookmark-end text:name="3246_416654011%2525252525252525252525252"/><text:bookmark-end text:name="eading__2869_416654011%25252525252525252"/><text:bookmark-end text:name="_1665772393%2525252525252525252525252525"/><text:bookmark-end text:name="_337_1505329582%252525252525252525252525"/><text:bookmark-end text:name="__15180_416654011%2525252525252525252525"/><text:bookmark-end text:name="63%2525252525252525252525252525252525252"/><text:bookmark-end text:name="__15184_416654011%2525252525252525252525"/><text:bookmark-end text:name="37820875%2525252525252525252525252525252"/><text:bookmark-end text:name="g__3114_606940407%2525252525252525252525"/><text:bookmark-end text:name="efHeading__3024_1761741664%2525252525252"/><text:bookmark-end text:name="14%2525252525252525252525252525252525252"/><text:bookmark-end text:name="9_588121625%2525252525252525252525252525"/><text:bookmark-end text:name="1919_1699506768%252525252525252525252525"/><text:bookmark-end text:name="6654011%25252525252525252525252525252525"/><text:bookmark-end text:name="__RefHeading__4003_390576214"/><text:bookmark-end text:name="__RefHeading__4187_1074358857"/><text:bookmark-end text:name="__RefHeading__4371_1736126469"/><text:bookmark-end text:name="__RefHeading__4548_630685431"/><text:bookmark-end text:name="__RefHeading__4729_913315267"/><text:bookmark-end text:name="__RefHeading__4913_1163710135"/><text:bookmark-end text:name="__RefHeading__5097_952857884"/><text:bookmark-end text:name="__RefHeading__5292_470946183"/><text:bookmark-end text:name="__RefHeading__5478_1112796876"/><text:bookmark-end text:name="__RefHeading__5679_704881804"/><text:bookmark-end text:name="__RefHeading__5884_1574798422"/><text:bookmark-end text:name="__RefHeading__3827_2029073874"/><text:bookmark-end text:name="__RefHeading__2103_1935348469"/><text:bookmark-end text:name="__RefHeading__5990_585935303"/><text:bookmark-end text:name="__RefHeading__5783_1842958974"/><text:bookmark-end text:name="__RefHeading__5583_1310750014"/><text:bookmark-end text:name="__RefHeading__5387_1220005542"/><text:bookmark-end text:name="__RefHeading__5197_1695420038"/><text:bookmark-end text:name="__RefHeading__5006_1017986065"/><text:bookmark-end text:name="__RefHeading__4822_1577118845"/><text:bookmark-end text:name="__RefHeading__4642_1310006689"/><text:bookmark-end text:name="__RefHeading__4457_1444625655"/><text:bookmark-end text:name="__RefHeading__4282_1606745807"/><text:bookmark-end text:name="__RefHeading__4097_389828191"/><text:bookmark-end text:name="__RefHeading__3915_166433791"/><text:bookmark-end text:name="__RefHeading__13252_416654011"/><text:bookmark-end text:name="__RefHeading__1923_1699506768"/><text:bookmark-end text:name="__3653_1539619621%2525252525252525252525"/><text:bookmark-end text:name="75%2525252525252525252525252525252525252"/><text:bookmark-end text:name="394_2029160294%2525252525252525252525252"/><text:bookmark-end text:name="ading__3026_1761741664%25252525252525252"/><text:bookmark-end text:name="g__2101_1935348469%252525252525252525252"/><text:bookmark-end text:name="efHeading__2873_416654011%25252525252525"/><text:bookmark-end text:name="0%25252525252525252525252525252525252525"/><text:bookmark-end text:name="72393%2525252525252525252525252525252525"/><text:bookmark-end text:name="3803898%25252525252525252525252525252525"/><text:bookmark-end text:name="17_1157328300%25252525252525252525252525"/><text:bookmark-end text:name="ng__3482_1767808843%25252525252525252525"/><text:bookmark-end text:name="5329582%25252525252525252525252525252525"/><text:bookmark-end text:name="__769_695059573%252525252525252525252525"/><text:bookmark-end text:name="__RefHeading__2546_1914700735"/><text:bookmark-end text:name="__RefHeading__2189_374322643"/><text:bookmark-end text:name="__RefHeading__2369_354735483"/><text:bookmark-end text:name="__RefHeading__2009_425077428"/><text:bookmark-end text:name="__RefHeading__3747_1016505843"/><text:bookmark-end text:name="__RefHeading__3568_575115563"/><text:bookmark-end text:name="__RefHeading__2011_425077428"/><text:bookmark-end text:name="__RefHeading__2191_374322643"/><text:bookmark-end text:name="__RefHeading__2371_354735483"/><text:bookmark-end text:name="__RefHeading__2548_1914700735"/><text:bookmark-end text:name="__RefHeading__2726_1037820875"/><text:bookmark-end text:name="__RefHeading__2935_492158928"/><text:bookmark-end text:name="__RefHeading__3118_606940407"/><text:bookmark-end text:name="__RefHeading__3302_1272288082"/><text:bookmark-end text:name="__RefHeading__3396_2029160294"/><text:bookmark-end text:name="__RefHeading__3212_1071858212"/><text:bookmark-end text:name="__RefHeading__3028_1761741664"/><text:bookmark-end text:name="__RefHeading__2817_270129214"/><text:bookmark-end text:name="__RefHeading__2639_1236622114"/><text:bookmark-end text:name="__RefHeading__2462_1402843499"/><text:bookmark-end text:name="__RefHeading__2283_588121625"/><text:bookmark-end text:name="__RefHeading__4005_390576214"/><text:bookmark-end text:name="__RefHeading__4189_1074358857"/><text:bookmark-end text:name="__RefHeading__4373_1736126469"/><text:bookmark-end text:name="__RefHeading__4550_630685431"/><text:bookmark-end text:name="__RefHeading__4731_913315267"/><text:bookmark-end text:name="__RefHeading__4915_1163710135"/><text:bookmark-end text:name="__RefHeading__5099_952857884"/><text:bookmark-end text:name="__RefHeading__5294_470946183"/><text:bookmark-end text:name="__RefHeading__5480_1112796876"/><text:bookmark-end text:name="__RefHeading__5681_704881804"/><text:bookmark-end text:name="__RefHeading__5886_1574798422"/><text:bookmark-end text:name="__RefHeading__2875_416654011"/><text:bookmark-end text:name="__RefHeading__1205_1256013735"/><text:bookmark-end text:name="__RefHeading__1025_552295790"/><text:bookmark-end text:name="__RefHeading__3829_2029073874"/><text:bookmark-end text:name="__RefHeading__1207_1256013735"/><text:bookmark-end text:name="__RefHeading__5992_585935303"/><text:bookmark-end text:name="__RefHeading__5785_1842958974"/><text:bookmark-end text:name="__RefHeading__5585_1310750014"/><text:bookmark-end text:name="__RefHeading__5389_1220005542"/><text:bookmark-end text:name="__RefHeading__5199_1695420038"/><text:bookmark-end text:name="__RefHeading__5008_1017986065"/><text:bookmark-end text:name="__RefHeading__4824_1577118845"/><text:bookmark-end text:name="__RefHeading__4644_1310006689"/><text:bookmark-end text:name="__RefHeading__4459_1444625655"/><text:bookmark-end text:name="__RefHeading__4284_1606745807"/><text:bookmark-end text:name="__RefHeading__4099_389828191"/><text:bookmark-end text:name="__RefHeading__3917_166433791"/><text:bookmark-end text:name="__RefHeading__1209_1256013735"/><text:bookmark-end text:name="__RefHeading__3831_2029073874"/><text:bookmark-end text:name="__RefHeading__1679_547978412"/><text:bookmark-end text:name="__RefHeading__773_695059573"/><text:bookmark-end text:name="__RefHeading__1681_547978412"/><text:bookmark-end text:name="__RefHeading__419_1157328300"/><text:bookmark-end text:name="__RefHeading__357_1505329582"/><text:bookmark-end text:name="__RefHeading__329_1233803898"/><text:bookmark-end text:name="__RefHeading__1005_547978412"/><text:bookmark-end text:name="__RefHeading__1683_547978412"/><text:bookmark-end text:name="__RefHeading__935_1800846094"/><text:bookmark-end text:name="__RefHeading__3484_1767808843"/><text:bookmark-end text:name="__RefHeading__1111_504877730"/><text:bookmark-end text:name="__RefHeading__1291_1117028995"/><text:bookmark-end text:name="__RefHeading__4452_416654011"/><text:bookmark-end text:name="__RefHeading__11399_416654011"/><text:bookmark-end text:name="__RefHeading__15186_416654011"/><text:bookmark-end text:name="__RefHeading__3657_1539619621"/><text:bookmark-end text:name="__RefHeading__3749_1016505843"/><text:bookmark-end text:name="__RefHeading__3570_575115563"/><text:bookmark-end text:name="__RefHeading__2013_425077428"/><text:bookmark-end text:name="__RefHeading__2193_374322643"/><text:bookmark-end text:name="__RefHeading__2373_354735483"/><text:bookmark-end text:name="__RefHeading__2550_1914700735"/><text:bookmark-end text:name="__RefHeading__2728_1037820875"/><text:bookmark-end text:name="__RefHeading__2937_492158928"/><text:bookmark-end text:name="__RefHeading__3120_606940407"/><text:bookmark-end text:name="__RefHeading__3304_1272288082"/><text:bookmark-end text:name="__RefHeading__3398_2029160294"/><text:bookmark-end text:name="__RefHeading__3214_1071858212"/><text:bookmark-end text:name="__RefHeading__3030_1761741664"/><text:bookmark-end text:name="__RefHeading__2819_270129214"/><text:bookmark-end text:name="__RefHeading__2641_1236622114"/><text:bookmark-end text:name="__RefHeading__2464_1402843499"/><text:bookmark-end text:name="__RefHeading__2285_588121625"/><text:bookmark-end text:name="__RefHeading__2105_1935348469"/><text:bookmark-end text:name="__RefHeading__1925_1699506768"/><text:bookmark-end text:name="__RefHeading__13254_416654011"/><text:bookmark-end text:name="__RefHeading__6127_416654011"/><text:bookmark-end text:name="__RefHeading__2877_416654011"/><text:bookmark-end text:name="__RefHeading__4007_390576214"/><text:bookmark-end text:name="__RefHeading__4191_1074358857"/><text:bookmark-end text:name="__RefHeading__4375_1736126469"/><text:bookmark-end text:name="__RefHeading__4552_630685431"/><text:bookmark-end text:name="__RefHeading__4733_913315267"/><text:bookmark-end text:name="__RefHeading__4917_1163710135"/><text:bookmark-end text:name="__RefHeading__5101_952857884"/><text:bookmark-end text:name="__RefHeading__5296_470946183"/><text:bookmark-end text:name="__RefHeading__5482_1112796876"/><text:bookmark-end text:name="__RefHeading__5683_704881804"/><text:bookmark-end text:name="__RefHeading__5888_1574798422"/><text:bookmark-end text:name="__RefHeading__5994_585935303"/><text:bookmark-end text:name="__RefHeading__5787_1842958974"/><text:bookmark-end text:name="__RefHeading__5587_1310750014"/><text:bookmark-end text:name="__RefHeading__5391_1220005542"/><text:bookmark-end text:name="__RefHeading__5201_1695420038"/><text:bookmark-end text:name="__RefHeading__5010_1017986065"/><text:bookmark-end text:name="__RefHeading__4826_1577118845"/><text:bookmark-end text:name="__RefHeading__4646_1310006689"/><text:bookmark-end text:name="__RefHeading__4461_1444625655"/><text:bookmark-end text:name="__RefHeading__4286_1606745807"/><text:bookmark-end text:name="__RefHeading__4101_389828191"/><text:bookmark-end text:name="__RefHeading__3919_166433791"/><text:bookmark-end text:name="__RefHeading__6131_416654011"/><text:bookmark-end text:name="__RefHeading__3833_2029073874"/><text:bookmark-end text:name="__RefHeading__1027_552295790"/><text:bookmark-end text:name="__RefHeading__421_1157328300"/><text:bookmark-end text:name="__RefHeading__359_1505329582"/><text:bookmark-end text:name="__RefHeading__331_1233803898"/><text:bookmark-end text:name="__RefHeading__1007_547978412"/><text:bookmark-end text:name="__RefHeading__1685_547978412"/><text:bookmark-end text:name="__RefHeading__865_681294674"/><text:bookmark-end text:name="__RefHeading__681_1665772393"/><text:bookmark-end text:name="__RefHeading__1687_547978412"/><text:bookmark-end text:name="__RefHeading__937_1800846094"/><text:bookmark-end text:name="__RefHeading__3486_1767808843"/><text:bookmark-end text:name="__RefHeading__1113_504877730"/><text:bookmark-end text:name="__RefHeading__1293_1117028995"/><text:bookmark-end text:name="__RefHeading__4454_416654011"/><text:bookmark-end text:name="__RefHeading__11401_416654011"/><text:bookmark-end text:name="__RefHeading__15188_416654011"/><text:bookmark-end text:name="__RefHeading__3659_1539619621"/><text:bookmark-end text:name="__RefHeading__3751_1016505843"/><text:bookmark-end text:name="__RefHeading__3572_575115563"/><text:bookmark-end text:name="__RefHeading__2015_425077428"/><text:bookmark-end text:name="__RefHeading__2195_374322643"/><text:bookmark-end text:name="__RefHeading__2375_354735483"/><text:bookmark-end text:name="__RefHeading__2552_1914700735"/><text:bookmark-end text:name="__RefHeading__2730_1037820875"/><text:bookmark-end text:name="__RefHeading__2939_492158928"/><text:bookmark-end text:name="__RefHeading__3122_606940407"/><text:bookmark-end text:name="__RefHeading__3306_1272288082"/><text:bookmark-end text:name="__RefHeading__3400_2029160294"/><text:bookmark-end text:name="__RefHeading__3216_1071858212"/><text:bookmark-end text:name="__RefHeading__3032_1761741664"/><text:bookmark-end text:name="__RefHeading__2821_270129214"/><text:bookmark-end text:name="__RefHeading__2643_1236622114"/><text:bookmark-end text:name="__RefHeading__2466_1402843499"/><text:bookmark-end text:name="__RefHeading__2287_588121625"/><text:bookmark-end text:name="__RefHeading__2107_1935348469"/><text:bookmark-end text:name="__RefHeading__1927_1699506768"/><text:bookmark-end text:name="__RefHeading__13256_416654011"/><text:bookmark-end text:name="__RefHeading__6129_416654011"/><text:bookmark-end text:name="__RefHeading__2879_416654011"/><text:bookmark-end text:name="__RefHeading__4009_390576214"/><text:bookmark-end text:name="__RefHeading__4193_1074358857"/><text:bookmark-end text:name="__RefHeading__4377_1736126469"/><text:bookmark-end text:name="__RefHeading__4554_630685431"/><text:bookmark-end text:name="__RefHeading__4735_913315267"/><text:bookmark-end text:name="__RefHeading__4919_1163710135"/><text:bookmark-end text:name="__RefHeading__5103_952857884"/><text:bookmark-end text:name="__RefHeading__5298_470946183"/><text:bookmark-end text:name="__RefHeading__5484_1112796876"/><text:bookmark-end text:name="__RefHeading__5685_704881804"/><text:bookmark-end text:name="__RefHeading__5890_1574798422"/><text:bookmark-end text:name="__RefHeading__6042_585935303"/><text:bookmark-end text:name="__RefHeading__5835_1842958974"/><text:bookmark-end text:name="__RefHeading__5635_1310750014"/><text:bookmark-end text:name="__RefHeading__5439_1220005542"/><text:bookmark-end text:name="__RefHeading__5249_1695420038"/><text:bookmark-end text:name="__RefHeading__5058_1017986065"/><text:bookmark-end text:name="__RefHeading__4874_1577118845"/><text:bookmark-end text:name="__RefHeading__4694_1310006689"/><text:bookmark-end text:name="__RefHeading__4509_1444625655"/><text:bookmark-end text:name="__RefHeading__4334_1606745807"/><text:bookmark-end text:name="__RefHeading__4149_389828191"/><text:bookmark-end text:name="__RefHeading__3270_10718582121"/><text:bookmark-end text:name="__RefHeading__4057_390576214"/><text:bookmark-end text:name="__RefHeading__4241_1074358857"/><text:bookmark-end text:name="__RefHeading__4425_1736126469"/><text:bookmark-end text:name="__RefHeading__4602_630685431"/><text:bookmark-end text:name="__RefHeading__4783_913315267"/><text:bookmark-end text:name="__RefHeading__4967_1163710135"/><text:bookmark-end text:name="__RefHeading__5151_952857884"/><text:bookmark-end text:name="__RefHeading__5346_470946183"/><text:bookmark-end text:name="__RefHeading__5532_1112796876"/><text:bookmark-end text:name="__RefHeading__5733_704881804"/><text:bookmark-end text:name="__RefHeading__5938_1574798422"/><text:bookmark-end text:name="__RefHeading__3088_1761741664"/><text:bookmark-end text:name="__RefHeading__3887_2029073874"/><text:bookmark-end text:name="__RefHeading__735_1665772393"/><text:bookmark-end text:name="__RefHeading__389_1233803898"/><text:bookmark-end text:name="__RefHeading__527_1505329582"/><text:bookmark-end text:name="__RefHeading__2782_1037820875"/><text:bookmark-end text:name="__RefHeading__2993_492158928"/><text:bookmark-end text:name="__RefHeading__3176_606940407"/><text:bookmark-end text:name="__RefHeading__3360_1272288082"/><text:bookmark-end text:name="__RefHeading__3454_2029160294"/><text:bookmark-end text:name="__RefHeading__3270_1071858212"/><text:bookmark-end text:name="__RefHeading__6052_585935303"/><text:bookmark-end text:name="__RefHeading__5845_1842958974"/><text:bookmark-end text:name="__RefHeading__5645_1310750014"/><text:bookmark-end text:name="__RefHeading__5449_1220005542"/><text:bookmark-end text:name="__RefHeading__5259_1695420038"/><text:bookmark-end text:name="__RefHeading__5068_1017986065"/><text:bookmark-end text:name="__RefHeading__4884_1577118845"/><text:bookmark-end text:name="__RefHeading__4704_1310006689"/><text:bookmark-end text:name="__RefHeading__4519_1444625655"/><text:bookmark-end text:name="__RefHeading__4344_1606745807"/><text:bookmark-end text:name="__RefHeading__2339_588121625"/><text:bookmark-end text:name="__RefHeading__2159_1935348469"/><text:bookmark-end text:name="__RefHeading__1979_1699506768"/><text:bookmark-end text:name="__RefHeading__13308_416654011"/><text:bookmark-end text:name="__RefHeading__6181_416654011"/><text:bookmark-end text:name="__RefHeading__2931_416654011"/><text:bookmark-end text:name="__RefHeading__1261_1256013735"/><text:bookmark-end text:name="__RefHeading__1081_552295790"/><text:bookmark-end text:name="__RefHeading__1743_547978412"/><text:bookmark-end text:name="__RefHeading__481_1157328300"/><text:bookmark-end text:name="__RefHeading__529_1505329582"/><text:bookmark-end text:name="__RefHeading__391_1233803898"/><text:bookmark-end text:name="__RefHeading__4159_389828191"/><text:bookmark-end text:name="__RefHeading__3889_2029073874"/><text:bookmark-end text:name="__RefHeading__2873_270129214"/><text:bookmark-end text:name="__RefHeading__2695_1236622114"/><text:bookmark-end text:name="__RefHeading__2518_1402843499"/><text:bookmark-end text:name="__RefHeading__3975_166433791"/><text:bookmark-end text:name="__RefHeading__3090_1761741664"/><text:bookmark-end text:name="__RefHeading__3272_1071858212"/><text:bookmark-end text:name="__RefHeading__3362_1272288082"/><text:bookmark-end text:name="__RefHeading__3456_2029160294"/><text:bookmark-end text:name="__RefHeading__4067_390576214"/><text:bookmark-end text:name="__RefHeading__2069_425077428"/><text:bookmark-end text:name="__RefHeading__2249_374322643"/><text:bookmark-end text:name="__RefHeading__2429_354735483"/><text:bookmark-end text:name="__RefHeading__2606_1914700735"/><text:bookmark-end text:name="__RefHeading__2784_1037820875"/><text:bookmark-end text:name="__RefHeading__2995_492158928"/><text:bookmark-end text:name="__RefHeading__3178_606940407"/><text:bookmark-end text:name="__RefHeading__4251_1074358857"/><text:bookmark-end text:name="__RefHeading__1067_547978412"/><text:bookmark-end text:name="__RefHeading__1745_547978412"/><text:bookmark-end text:name="__RefHeading__483_1157328300"/><text:bookmark-end text:name="__RefHeading__531_1505329582"/><text:bookmark-end text:name="__RefHeading__991_1800846094"/><text:bookmark-end text:name="__RefHeading__3542_1767808843"/><text:bookmark-end text:name="__RefHeading__1167_504877730"/><text:bookmark-end text:name="__RefHeading__1347_1117028995"/><text:bookmark-end text:name="__RefHeading__4508_416654011"/><text:bookmark-end text:name="__RefHeading__11455_416654011"/><text:bookmark-end text:name="__RefHeading__15242_416654011"/><text:bookmark-end text:name="__RefHeading__3715_1539619621"/><text:bookmark-end text:name="__RefHeading__3807_1016505843"/><text:bookmark-end text:name="__RefHeading__3628_575115563"/><text:bookmark-end text:name="__RefHeading__4435_1736126469"/><text:bookmark-end text:name="__RefHeading__4612_630685431"/><text:bookmark-end text:name="__RefHeading__4793_913315267"/><text:bookmark-end text:name="__RefHeading__4977_1163710135"/><text:bookmark-end text:name="__RefHeading__5161_952857884"/><text:bookmark-end text:name="__RefHeading__5356_470946183"/><text:bookmark-end text:name="__RefHeading__5542_1112796876"/><text:bookmark-end text:name="__RefHeading__5743_704881804"/><text:bookmark-end text:name="__RefHeading__5948_1574798422"/><text:bookmark-end text:name="__RefHeading__6054_585935303"/><text:bookmark-end text:name="__RefHeading__5847_1842958974"/><text:bookmark-end text:name="__RefHeading__5647_1310750014"/><text:bookmark-end text:name="__RefHeading__5451_1220005542"/><text:bookmark-end text:name="__RefHeading__5261_1695420038"/><text:bookmark-end text:name="__RefHeading__5070_1017986065"/><text:bookmark-end text:name="__RefHeading__4886_1577118845"/><text:bookmark-end text:name="__RefHeading__4706_1310006689"/><text:bookmark-end text:name="__RefHeading__4521_1444625655"/><text:bookmark-end text:name="__RefHeading__4346_1606745807"/><text:bookmark-end text:name="__RefHeading__2341_588121625"/><text:bookmark-end text:name="__RefHeading__2161_1935348469"/><text:bookmark-end text:name="__RefHeading__1981_1699506768"/><text:bookmark-end text:name="__RefHeading__13310_416654011"/><text:bookmark-end text:name="__RefHeading__6183_416654011"/><text:bookmark-end text:name="__RefHeading__2933_416654011"/><text:bookmark-end text:name="__RefHeading__1263_1256013735"/><text:bookmark-end text:name="__RefHeading__1083_552295790"/><text:bookmark-end text:name="__RefHeading__393_1233803898"/><text:bookmark-end text:name="__RefHeading__1069_547978412"/><text:bookmark-end text:name="__RefHeading__533_1505329582"/><text:bookmark-end text:name="__RefHeading__535_1505329582"/><text:bookmark-end text:name="__RefHeading__4161_389828191"/><text:bookmark-end text:name="__RefHeading__3891_2029073874"/><text:bookmark-end text:name="__RefHeading__2875_270129214"/><text:bookmark-end text:name="__RefHeading__2697_1236622114"/><text:bookmark-end text:name="__RefHeading__2520_1402843499"/><text:bookmark-end text:name="__RefHeading__3977_166433791"/><text:bookmark-end text:name="__RefHeading__3276_1071858212"/><text:bookmark-end text:name="__RefHeading__3274_1071858212"/><text:bookmark-end text:name="__RefHeading__3364_1272288082"/><text:bookmark-end text:name="__RefHeading__3458_2029160294"/><text:bookmark-end text:name="__RefHeading__4069_390576214"/><text:bookmark-end text:name="__RefHeading__2071_425077428"/><text:bookmark-end text:name="__RefHeading__2251_374322643"/><text:bookmark-end text:name="__RefHeading__2431_354735483"/><text:bookmark-end text:name="__RefHeading__2608_1914700735"/><text:bookmark-end text:name="__RefHeading__2786_1037820875"/><text:bookmark-end text:name="__RefHeading__2997_492158928"/><text:bookmark-end text:name="__RefHeading__3180_606940407"/><text:bookmark-end text:name="__RefHeading__4253_1074358857"/><text:bookmark-end text:name="__RefHeading__537_1505329582"/><text:bookmark-end text:name="__RefHeading__539_1505329582"/><text:bookmark-end text:name="__RefHeading__1747_547978412"/><text:bookmark-end text:name="__RefHeading__485_1157328300"/><text:bookmark-end text:name="__RefHeading__993_1800846094"/><text:bookmark-end text:name="__RefHeading__3544_1767808843"/><text:bookmark-end text:name="__RefHeading__1169_504877730"/><text:bookmark-end text:name="__RefHeading__1349_1117028995"/><text:bookmark-end text:name="__RefHeading__4510_416654011"/><text:bookmark-end text:name="__RefHeading__11457_416654011"/><text:bookmark-end text:name="__RefHeading__15244_416654011"/><text:bookmark-end text:name="__RefHeading__3717_1539619621"/><text:bookmark-end text:name="__RefHeading__3809_1016505843"/><text:bookmark-end text:name="__RefHeading__3630_575115563"/><text:bookmark-end text:name="__RefHeading__4437_1736126469"/><text:bookmark-end text:name="__RefHeading__4614_630685431"/><text:bookmark-end text:name="__RefHeading__4795_913315267"/><text:bookmark-end text:name="__RefHeading__4979_1163710135"/><text:bookmark-end text:name="__RefHeading__5163_952857884"/><text:bookmark-end text:name="__RefHeading__5358_470946183"/><text:bookmark-end text:name="__RefHeading__5544_1112796876"/><text:bookmark-end text:name="__RefHeading__5745_704881804"/><text:bookmark-end text:name="__RefHeading__5950_1574798422"/><text:bookmark-end text:name="__RefHeading__6058_585935303"/><text:bookmark-end text:name="__RefHeading__5851_1842958974"/><text:bookmark-end text:name="__RefHeading__5651_1310750014"/><text:bookmark-end text:name="__RefHeading__5455_1220005542"/><text:bookmark-end text:name="__RefHeading__5265_1695420038"/><text:bookmark-end text:name="__RefHeading__5074_1017986065"/><text:bookmark-end text:name="__RefHeading__4890_1577118845"/><text:bookmark-end text:name="__RefHeading__4710_1310006689"/><text:bookmark-end text:name="__RefHeading__4525_1444625655"/><text:bookmark-end text:name="__RefHeading__4348_1606745807"/><text:bookmark-end text:name="__RefHeading__2343_588121625"/><text:bookmark-end text:name="__RefHeading__2163_1935348469"/><text:bookmark-end text:name="__RefHeading__1983_1699506768"/><text:bookmark-end text:name="__RefHeading__13312_416654011"/><text:bookmark-end text:name="__RefHeading__6185_416654011"/><text:bookmark-end text:name="__RefHeading__2935_416654011"/><text:bookmark-end text:name="__RefHeading__1265_1256013735"/><text:bookmark-end text:name="__RefHeading__1085_552295790"/><text:bookmark-end text:name="__RefHeading__541_1505329582"/><text:bookmark-end text:name="__RefHeading__395_1233803898"/><text:bookmark-end text:name="__RefHeading__1071_547978412"/><text:bookmark-end text:name="__RefHeading__1749_547978412"/><text:bookmark-end text:name="__RefHeading__4163_389828191"/><text:bookmark-end text:name="__RefHeading__3092_1761741664"/><text:bookmark-end text:name="__RefHeading__2877_270129214"/><text:bookmark-end text:name="__RefHeading__2699_1236622114"/><text:bookmark-end text:name="__RefHeading__2522_1402843499"/><text:bookmark-end text:name="__RefHeading__3979_166433791"/><text:bookmark-end text:name="__RefHeading__2879_270129214"/><text:bookmark-end text:name="__RefHeading__3460_2029160294"/><text:bookmark-end text:name="__RefHeading__3366_1272288082"/><text:bookmark-end text:name="__RefHeading__545_1505329582"/><text:bookmark-end text:name="__RefHeading__4071_390576214"/><text:bookmark-end text:name="__RefHeading__2073_425077428"/><text:bookmark-end text:name="__RefHeading__2253_374322643"/><text:bookmark-end text:name="__RefHeading__2433_354735483"/><text:bookmark-end text:name="__RefHeading__2610_1914700735"/><text:bookmark-end text:name="__RefHeading__2788_1037820875"/><text:bookmark-end text:name="__RefHeading__2999_492158928"/><text:bookmark-end text:name="__RefHeading__3182_606940407"/><text:bookmark-end text:name="__RefHeading__4255_1074358857"/><text:bookmark-end text:name="__RefHeading__487_1157328300"/><text:bookmark-end text:name="__RefHeading__543_1505329582"/><text:bookmark-end text:name="__RefHeading__921_681294674"/><text:bookmark-end text:name="__RefHeading__737_1665772393"/><text:bookmark-end text:name="__RefHeading__995_1800846094"/><text:bookmark-end text:name="__RefHeading__3546_1767808843"/><text:bookmark-end text:name="__RefHeading__1171_504877730"/><text:bookmark-end text:name="__RefHeading__1351_1117028995"/><text:bookmark-end text:name="__RefHeading__4512_416654011"/><text:bookmark-end text:name="__RefHeading__11459_416654011"/><text:bookmark-end text:name="__RefHeading__15246_416654011"/><text:bookmark-end text:name="__RefHeading__3719_1539619621"/><text:bookmark-end text:name="__RefHeading__3811_1016505843"/><text:bookmark-end text:name="__RefHeading__3632_575115563"/><text:bookmark-end text:name="__RefHeading__4439_1736126469"/><text:bookmark-end text:name="__RefHeading__4618_630685431"/><text:bookmark-end text:name="__RefHeading__4799_913315267"/><text:bookmark-end text:name="__RefHeading__4983_1163710135"/><text:bookmark-end text:name="__RefHeading__5167_952857884"/><text:bookmark-end text:name="__RefHeading__5362_470946183"/><text:bookmark-end text:name="__RefHeading__5548_1112796876"/><text:bookmark-end text:name="__RefHeading__5749_704881804"/><text:bookmark-end text:name="__RefHeading__5954_1574798422"/><text:bookmark-end text:name="__RefHeading__6160_613080586"/><text:bookmark-end text:name="__RefHeading__5952_1574798422"/><text:bookmark-end text:name="__RefHeading__5747_704881804"/><text:bookmark-end text:name="__RefHeading__5546_1112796876"/><text:bookmark-end text:name="__RefHeading__5360_470946183"/><text:bookmark-end text:name="__RefHeading__5165_952857884"/><text:bookmark-end text:name="__RefHeading__4981_1163710135"/><text:bookmark-end text:name="__RefHeading__4797_913315267"/><text:bookmark-end text:name="__RefHeading__4616_630685431"/><text:bookmark-end text:name="__RefHeading__4523_1444625655"/><text:bookmark-end text:name="__RefHeading__4708_1310006689"/><text:bookmark-end text:name="__RefHeading__4888_1577118845"/><text:bookmark-end text:name="__RefHeading__5072_1017986065"/><text:bookmark-end text:name="__RefHeading__5263_1695420038"/><text:bookmark-end text:name="__RefHeading__5453_1220005542"/><text:bookmark-end text:name="__RefHeading__5649_1310750014"/><text:bookmark-end text:name="__RefHeading__5849_1842958974"/><text:bookmark-end text:name="__RefHeading__6056_585935303"/><text:bookmark-end text:name="__RefHeading__2701_1236622114"/><text:bookmark-end text:name="__RefHeading__2524_1402843499"/><text:bookmark-end text:name="__RefHeading__3893_2029073874"/><text:bookmark-end text:name="__RefHeading__2526_1402843499"/><text:bookmark-end text:name="__RefHeading__6060_585935303"/><text:bookmark-end text:name="__RefHeading__5853_1842958974"/><text:bookmark-end text:name="__RefHeading__5653_1310750014"/><text:bookmark-end text:name="__RefHeading__5457_1220005542"/><text:bookmark-end text:name="__RefHeading__5267_1695420038"/><text:bookmark-end text:name="__RefHeading__5076_1017986065"/><text:bookmark-end text:name="__RefHeading__4892_1577118845"/><text:bookmark-end text:name="__RefHeading__4712_1310006689"/><text:bookmark-end text:name="__RefHeading__4527_1444625655"/><text:bookmark-end text:name="__RefHeading__4350_1606745807"/><text:bookmark-end text:name="__RefHeading__6187_416654011"/><text:bookmark-end text:name="__RefHeading__2937_416654011"/><text:bookmark-end text:name="__RefHeading__1267_1256013735"/><text:bookmark-end text:name="__RefHeading__1087_552295790"/><text:bookmark-end text:name="__RefHeading__489_1157328300"/><text:bookmark-end text:name="__RefHeading__1751_547978412"/><text:bookmark-end text:name="__RefHeading__1073_547978412"/><text:bookmark-end text:name="__RefHeading__397_1233803898"/><text:bookmark-end text:name="__RefHeading__831_695059573"/><text:bookmark-end text:name="__RefHeading__923_681294674"/><text:bookmark-end text:name="__RefHeading__739_1665772393"/><text:bookmark-end text:name="__RefHeading__547_1505329582"/><text:bookmark-end text:name="__RefHeading__4165_389828191"/><text:bookmark-end text:name="__RefHeading__2347_588121625"/><text:bookmark-end text:name="__RefHeading__2165_1935348469"/><text:bookmark-end text:name="__RefHeading__1985_1699506768"/><text:bookmark-end text:name="__RefHeading__13314_416654011"/><text:bookmark-end text:name="__RefHeading__3981_166433791"/><text:bookmark-end text:name="__RefHeading__2167_1935348469"/><text:bookmark-end text:name="__RefHeading__2703_1236622114"/><text:bookmark-end text:name="__RefHeading__3094_1761741664"/><text:bookmark-end text:name="__RefHeading__2881_270129214"/><text:bookmark-end text:name="__RefHeading__4073_390576214"/><text:bookmark-end text:name="__RefHeading__2790_1037820875"/><text:bookmark-end text:name="__RefHeading__3001_492158928"/><text:bookmark-end text:name="__RefHeading__3184_606940407"/><text:bookmark-end text:name="__RefHeading__3368_1272288082"/><text:bookmark-end text:name="__RefHeading__491_1157328300"/><text:bookmark-end text:name="__RefHeading__3462_2029160294"/><text:bookmark-end text:name="__RefHeading__3278_1071858212"/><text:bookmark-end text:name="__RefHeading__4257_1074358857"/><text:bookmark-end text:name="__RefHeading__3548_1767808843"/><text:bookmark-end text:name="__RefHeading__1173_504877730"/><text:bookmark-end text:name="__RefHeading__1353_1117028995"/><text:bookmark-end text:name="__RefHeading__4514_416654011"/><text:bookmark-end text:name="__RefHeading__11461_416654011"/><text:bookmark-end text:name="__RefHeading__15248_416654011"/><text:bookmark-end text:name="__RefHeading__3721_1539619621"/><text:bookmark-end text:name="__RefHeading__3813_1016505843"/><text:bookmark-end text:name="__RefHeading__3634_575115563"/><text:bookmark-end text:name="__RefHeading__15252_416654011"/><text:bookmark-end text:name="__RefHeading__2075_425077428"/><text:bookmark-end text:name="__RefHeading__2255_374322643"/><text:bookmark-end text:name="__RefHeading__2435_354735483"/><text:bookmark-end text:name="__RefHeading__2612_1914700735"/><text:bookmark-end text:name="__RefHeading__4441_1736126469"/><text:bookmark-end text:name="__RefHeading__4620_630685431"/><text:bookmark-end text:name="__RefHeading__4801_913315267"/><text:bookmark-end text:name="__RefHeading__4985_1163710135"/><text:bookmark-end text:name="__RefHeading__5169_952857884"/><text:bookmark-end text:name="__RefHeading__5364_470946183"/><text:bookmark-end text:name="__RefHeading__5550_1112796876"/><text:bookmark-end text:name="__RefHeading__5751_704881804"/><text:bookmark-end text:name="__RefHeading__5956_1574798422"/><text:bookmark-end text:name="__RefHeading__3895_2029073874"/><text:bookmark-end text:name="__RefHeading__13318_416654011"/><text:bookmark-end text:name="__RefHeading__6062_585935303"/><text:bookmark-end text:name="__RefHeading__5855_1842958974"/><text:bookmark-end text:name="__RefHeading__5655_1310750014"/><text:bookmark-end text:name="__RefHeading__5459_1220005542"/><text:bookmark-end text:name="__RefHeading__5269_1695420038"/><text:bookmark-end text:name="__RefHeading__5078_1017986065"/><text:bookmark-end text:name="__RefHeading__4894_1577118845"/><text:bookmark-end text:name="__RefHeading__4714_1310006689"/><text:bookmark-end text:name="__RefHeading__4529_1444625655"/><text:bookmark-end text:name="__RefHeading__4352_1606745807"/><text:bookmark-end text:name="__RefHeading__2939_416654011"/><text:bookmark-end text:name="__RefHeading__1269_1256013735"/><text:bookmark-end text:name="__RefHeading__1089_552295790"/><text:bookmark-end text:name="__RefHeading__1753_547978412"/><text:bookmark-end text:name="__RefHeading__1075_547978412"/><text:bookmark-end text:name="__RefHeading__399_1233803898"/><text:bookmark-end text:name="__RefHeading__833_695059573"/><text:bookmark-end text:name="__RefHeading__925_681294674"/><text:bookmark-end text:name="__RefHeading__741_1665772393"/><text:bookmark-end text:name="__RefHeading__553_1505329582"/><text:bookmark-end text:name="__RefHeading__3550_1767808843"/><text:bookmark-end text:name="__RefHeading__1175_504877730"/><text:bookmark-end text:name="__RefHeading__4167_389828191"/><text:bookmark-end text:name="__RefHeading__6191_416654011"/><text:bookmark-end text:name="__RefHeading__1987_1699506768"/><text:bookmark-end text:name="__RefHeading__13316_416654011"/><text:bookmark-end text:name="__RefHeading__6189_416654011"/><text:bookmark-end text:name="__RefHeading__3983_166433791"/><text:bookmark-end text:name="__RefHeading__2941_416654011"/><text:bookmark-end text:name="__RefHeading__1989_1699506768"/><text:bookmark-end text:name="__RefHeading__2349_588121625"/><text:bookmark-end text:name="__RefHeading__2169_1935348469"/><text:bookmark-end text:name="__RefHeading__4075_390576214"/><text:bookmark-end text:name="__RefHeading__3370_1272288082"/><text:bookmark-end text:name="__RefHeading__3464_2029160294"/><text:bookmark-end text:name="__RefHeading__3280_1071858212"/><text:bookmark-end text:name="__RefHeading__3096_1761741664"/><text:bookmark-end text:name="__RefHeading__2883_270129214"/><text:bookmark-end text:name="__RefHeading__2705_1236622114"/><text:bookmark-end text:name="__RefHeading__2528_1402843499"/><text:bookmark-end text:name="__RefHeading__4259_1074358857"/><text:bookmark-end text:name="__RefHeading__1355_1117028995"/><text:bookmark-end text:name="__RefHeading__4516_416654011"/><text:bookmark-end text:name="__RefHeading__11463_416654011"/><text:bookmark-end text:name="__RefHeading__15250_416654011"/><text:bookmark-end text:name="__RefHeading__3723_1539619621"/><text:bookmark-end text:name="__RefHeading__3815_1016505843"/><text:bookmark-end text:name="__RefHeading__3636_575115563"/><text:bookmark-end text:name="__RefHeading__2077_425077428"/><text:bookmark-end text:name="__RefHeading__2257_374322643"/><text:bookmark-end text:name="__RefHeading__2437_354735483"/><text:bookmark-end text:name="__RefHeading__2614_1914700735"/><text:bookmark-end text:name="__RefHeading__2792_1037820875"/><text:bookmark-end text:name="__RefHeading__3003_492158928"/><text:bookmark-end text:name="__RefHeading__3186_606940407"/><text:bookmark-end text:name="__RefHeading__4443_1736126469"/><text:bookmark-end text:name="__RefHeading__4622_630685431"/><text:bookmark-end text:name="__RefHeading__4803_913315267"/><text:bookmark-end text:name="__RefHeading__4987_1163710135"/><text:bookmark-end text:name="__RefHeading__5171_952857884"/><text:bookmark-end text:name="__RefHeading__5366_470946183"/><text:bookmark-end text:name="__RefHeading__5552_1112796876"/><text:bookmark-end text:name="__RefHeading__5753_704881804"/><text:bookmark-end text:name="__RefHeading__5958_1574798422"/><text:bookmark-end text:name="__RefHeading__1271_1256013735"/><text:bookmark-end text:name="__RefHeading__1091_552295790"/><text:bookmark-end text:name="__RefHeading__549_1505329582"/><text:bookmark-end text:name="__RefHeading__3897_2029073874"/><text:bookmark-end text:name="__RefHeading__1093_552295790"/><text:bookmark-end text:name="__RefHeading__6064_585935303"/><text:bookmark-end text:name="__RefHeading__5857_1842958974"/><text:bookmark-end text:name="__RefHeading__5657_1310750014"/><text:bookmark-end text:name="__RefHeading__5461_1220005542"/><text:bookmark-end text:name="__RefHeading__5271_1695420038"/><text:bookmark-end text:name="__RefHeading__5080_1017986065"/><text:bookmark-end text:name="__RefHeading__4896_1577118845"/><text:bookmark-end text:name="__RefHeading__4716_1310006689"/><text:bookmark-end text:name="__RefHeading__4531_1444625655"/><text:bookmark-end text:name="__RefHeading__4354_1606745807"/><text:bookmark-end text:name="__RefHeading__1755_547978412"/><text:bookmark-end text:name="__RefHeading__493_1157328300"/><text:bookmark-end text:name="__RefHeading__927_681294674"/><text:bookmark-end text:name="__RefHeading__743_1665772393"/><text:bookmark-end text:name="__RefHeading__3552_1767808843"/><text:bookmark-end text:name="__RefHeading__551_1505329582"/><text:bookmark-end text:name="__RefHeading__997_1800846094"/><text:bookmark-end text:name="__RefHeading__1177_504877730"/><text:bookmark-end text:name="__RefHeading__1357_1117028995"/><text:bookmark-end text:name="__RefHeading__4518_416654011"/><text:bookmark-end text:name="__RefHeading__11465_416654011"/><text:bookmark-end text:name="__RefHeading__3725_1539619621"/><text:bookmark-end text:name="__RefHeading__4169_389828191"/><text:bookmark-end text:name="__RefHeading__3899_2029073874"/><text:bookmark-end text:name="__RefHeading__1077_547978412"/><text:bookmark-end text:name="__RefHeading__401_1233803898"/><text:bookmark-end text:name="__RefHeading__835_695059573"/><text:bookmark-end text:name="__RefHeading__3985_166433791"/><text:bookmark-end text:name="__RefHeading__2945_416654011"/><text:bookmark-end text:name="__RefHeading__1273_1256013735"/><text:bookmark-end text:name="__RefHeading__6193_416654011"/><text:bookmark-end text:name="__RefHeading__2943_416654011"/><text:bookmark-end text:name="__RefHeading__4077_390576214"/><text:bookmark-end text:name="__RefHeading__2885_270129214"/><text:bookmark-end text:name="__RefHeading__2707_1236622114"/><text:bookmark-end text:name="__RefHeading__2530_1402843499"/><text:bookmark-end text:name="__RefHeading__2351_588121625"/><text:bookmark-end text:name="__RefHeading__2171_1935348469"/><text:bookmark-end text:name="__RefHeading__1991_1699506768"/><text:bookmark-end text:name="__RefHeading__13320_416654011"/><text:bookmark-end text:name="__RefHeading__4261_1074358857"/><text:bookmark-end text:name="__RefHeading__15254_416654011"/><text:bookmark-end text:name="__RefHeading__3817_1016505843"/><text:bookmark-end text:name="__RefHeading__3638_575115563"/><text:bookmark-end text:name="__RefHeading__2259_374322643"/><text:bookmark-end text:name="__RefHeading__2439_354735483"/><text:bookmark-end text:name="__RefHeading__2616_1914700735"/><text:bookmark-end text:name="__RefHeading__2794_1037820875"/><text:bookmark-end text:name="__RefHeading__3005_492158928"/><text:bookmark-end text:name="__RefHeading__3188_606940407"/><text:bookmark-end text:name="__RefHeading__3372_1272288082"/><text:bookmark-end text:name="__RefHeading__1757_547978412"/><text:bookmark-end text:name="__RefHeading__3466_2029160294"/><text:bookmark-end text:name="__RefHeading__3282_1071858212"/><text:bookmark-end text:name="__RefHeading__3098_1761741664"/><text:bookmark-end text:name="__RefHeading__4445_1736126469"/><text:bookmark-end text:name="__RefHeading__4624_630685431"/><text:bookmark-end text:name="__RefHeading__4805_913315267"/><text:bookmark-end text:name="__RefHeading__4989_1163710135"/><text:bookmark-end text:name="__RefHeading__5173_952857884"/><text:bookmark-end text:name="__RefHeading__5368_470946183"/><text:bookmark-end text:name="__RefHeading__5554_1112796876"/><text:bookmark-end text:name="__RefHeading__5755_704881804"/><text:bookmark-end text:name="__RefHeading__5960_1574798422"/><text:bookmark-end text:name="__RefHeading__6066_585935303"/><text:bookmark-end text:name="__RefHeading__5859_1842958974"/><text:bookmark-end text:name="__RefHeading__5659_1310750014"/><text:bookmark-end text:name="__RefHeading__5463_1220005542"/><text:bookmark-end text:name="__RefHeading__5273_1695420038"/><text:bookmark-end text:name="__RefHeading__5082_1017986065"/><text:bookmark-end text:name="__RefHeading__4898_1577118845"/><text:bookmark-end text:name="__RefHeading__4718_1310006689"/><text:bookmark-end text:name="__RefHeading__4533_1444625655"/><text:bookmark-end text:name="__RefHeading__4356_1606745807"/><text:bookmark-end text:name="__RefHeading__555_1505329582"/><text:bookmark-end text:name="__RefHeading__837_695059573"/><text:bookmark-end text:name="__RefHeading__929_681294674"/><text:bookmark-end text:name="__RefHeading__745_1665772393"/><text:bookmark-end text:name="__RefHeading__561_1505329582"/><text:bookmark-end text:name="__RefHeading__3554_1767808843"/><text:bookmark-end text:name="__RefHeading__1001_1800846094"/><text:bookmark-end text:name="__RefHeading__999_1800846094"/><text:bookmark-end text:name="__RefHeading__1179_504877730"/><text:bookmark-end text:name="__RefHeading__1359_1117028995"/><text:bookmark-end text:name="__RefHeading__4520_416654011"/><text:bookmark-end text:name="__RefHeading__11467_416654011"/><text:bookmark-end text:name="__RefHeading__4171_389828191"/><text:bookmark-end text:name="__RefHeading__3901_2029073874"/><text:bookmark-end text:name="__RefHeading__557_1505329582"/><text:bookmark-end text:name="__RefHeading__1079_547978412"/><text:bookmark-end text:name="__RefHeading__403_1233803898"/><text:bookmark-end text:name="__RefHeading__3987_166433791"/><text:bookmark-end text:name="__RefHeading__1097_552295790"/><text:bookmark-end text:name="__RefHeading__6195_416654011"/><text:bookmark-end text:name="__RefHeading__1993_1699506768"/><text:bookmark-end text:name="__RefHeading__13322_416654011"/><text:bookmark-end text:name="__RefHeading__4079_390576214"/><text:bookmark-end text:name="__RefHeading__3284_1071858212"/><text:bookmark-end text:name="__RefHeading__3100_1761741664"/><text:bookmark-end text:name="__RefHeading__2887_270129214"/><text:bookmark-end text:name="__RefHeading__2709_1236622114"/><text:bookmark-end text:name="__RefHeading__2532_1402843499"/><text:bookmark-end text:name="__RefHeading__2353_588121625"/><text:bookmark-end text:name="__RefHeading__2173_1935348469"/><text:bookmark-end text:name="__RefHeading__4263_1074358857"/><text:bookmark-end text:name="__RefHeading__3727_1539619621"/><text:bookmark-end text:name="__RefHeading__2079_425077428"/><text:bookmark-end text:name="__RefHeading__3819_1016505843"/><text:bookmark-end text:name="__RefHeading__3640_575115563"/><text:bookmark-end text:name="__RefHeading__15258_416654011"/><text:bookmark-end text:name="__RefHeading__2081_425077428"/><text:bookmark-end text:name="__RefHeading__2261_374322643"/><text:bookmark-end text:name="__RefHeading__2441_354735483"/><text:bookmark-end text:name="__RefHeading__2618_1914700735"/><text:bookmark-end text:name="__RefHeading__2796_1037820875"/><text:bookmark-end text:name="__RefHeading__3007_492158928"/><text:bookmark-end text:name="__RefHeading__3190_606940407"/><text:bookmark-end text:name="__RefHeading__3374_1272288082"/><text:bookmark-end text:name="__RefHeading__3468_2029160294"/><text:bookmark-end text:name="__RefHeading__4447_1736126469"/><text:bookmark-end text:name="__RefHeading__4626_630685431"/><text:bookmark-end text:name="__RefHeading__4807_913315267"/><text:bookmark-end text:name="__RefHeading__4991_1163710135"/><text:bookmark-end text:name="__RefHeading__5175_952857884"/><text:bookmark-end text:name="__RefHeading__5370_470946183"/><text:bookmark-end text:name="__RefHeading__5556_1112796876"/><text:bookmark-end text:name="__RefHeading__5757_704881804"/><text:bookmark-end text:name="__RefHeading__5962_1574798422"/><text:bookmark-end text:name="__RefHeading__6068_585935303"/><text:bookmark-end text:name="__RefHeading__5861_1842958974"/><text:bookmark-end text:name="__RefHeading__5661_1310750014"/><text:bookmark-end text:name="__RefHeading__5465_1220005542"/><text:bookmark-end text:name="__RefHeading__5275_1695420038"/><text:bookmark-end text:name="__RefHeading__5084_1017986065"/><text:bookmark-end text:name="__RefHeading__4900_1577118845"/><text:bookmark-end text:name="__RefHeading__4720_1310006689"/><text:bookmark-end text:name="__RefHeading__4535_1444625655"/><text:bookmark-end text:name="__RefHeading__4358_1606745807"/><text:bookmark-end text:name="__RefHeading__405_1233803898"/><text:bookmark-end text:name="__RefHeading__559_1505329582"/><text:bookmark-end text:name="__RefHeading__495_1157328300"/><text:bookmark-end text:name="__RefHeading__839_695059573"/><text:bookmark-end text:name="__RefHeading__931_681294674"/><text:bookmark-end text:name="__RefHeading__747_1665772393"/><text:bookmark-end text:name="1"/><text:bookmark-end text:name="__RefHeading__3556_1767808843"/><text:bookmark-end text:name="__RefHeading__1181_504877730"/><text:bookmark-end text:name="__RefHeading__1361_1117028995"/><text:bookmark-end text:name="__RefHeading__4522_416654011"/><text:bookmark-end text:name="__RefHeading__11469_416654011"/><text:bookmark-end text:name="__RefHeading__4173_389828191"/><text:bookmark-end text:name="__RefHeading__3903_2029073874"/><text:bookmark-end text:name="__RefHeading__1275_1256013735"/><text:bookmark-end text:name="__RefHeading__1095_552295790"/><text:bookmark-end text:name="__RefHeading__1081_547978412"/><text:bookmark-end text:name="__RefHeading__3989_166433791"/><text:bookmark-end text:name="__RefHeading__2949_416654011"/><text:bookmark-end text:name="__RefHeading__1277_1256013735"/><text:bookmark-end text:name="__RefHeading__2889_270129214"/><text:bookmark-end text:name="__RefHeading__2947_416654011"/><text:bookmark-end text:name="__RefHeading__4081_390576214"/><text:bookmark-end text:name="__RefHeading__841_695059573"/><text:bookmark-end text:name="__RefHeading__933_681294674"/><text:bookmark-end text:name="__RefHeading__749_1665772393"/><text:bookmark-end text:name="6"/><text:bookmark-end text:name="__RefHeading__3470_2029160294"/><text:bookmark-end text:name="__RefHeading__3286_1071858212"/><text:bookmark-end text:name="__RefHeading__3102_1761741664"/><text:bookmark-end text:name="__RefHeading__4265_1074358857"/><text:bookmark-end text:name="__RefHeading__15256_416654011"/><text:bookmark-end text:name="__RefHeading__3729_1539619621"/><text:bookmark-end text:name="__RefHeading__3821_1016505843"/><text:bookmark-end text:name="__RefHeading__3642_575115563"/><text:bookmark-end text:name="__RefHeading__2263_374322643"/><text:bookmark-end text:name="__RefHeading__2443_354735483"/><text:bookmark-end text:name="__RefHeading__2620_1914700735"/><text:bookmark-end text:name="__RefHeading__2798_1037820875"/><text:bookmark-end text:name="__RefHeading__3009_492158928"/><text:bookmark-end text:name="__RefHeading__3192_606940407"/><text:bookmark-end text:name="__RefHeading__3376_1272288082"/><text:bookmark-end text:name=""/><text:bookmark-end text:name="W8Num12%25252525252525252525252525252525"/><text:bookmark-end text:name="__RefHeading__4449_1736126469"/><text:bookmark-end text:name="__RefHeading__4628_630685431"/><text:bookmark-end text:name="__RefHeading__4809_913315267"/><text:bookmark-end text:name="__RefHeading__4993_1163710135"/><text:bookmark-end text:name="__RefHeading__5177_952857884"/><text:bookmark-end text:name="__RefHeading__5372_470946183"/><text:bookmark-end text:name="__RefHeading__5558_1112796876"/><text:bookmark-end text:name="__RefHeading__5759_704881804"/><text:bookmark-end text:name="__RefHeading__5964_1574798422"/><text:bookmark-end text:name="__RefHeading__4902_1577118845"/><text:bookmark-end text:name="__RefHeading__4722_1310006689"/><text:bookmark-end text:name="__RefHeading__4537_1444625655"/><text:bookmark-end text:name="__RefHeading__4360_1606745807"/><text:bookmark-end text:name="2"/><text:bookmark-end text:name="__RefHeading__843_695059573"/><text:bookmark-end text:name="__RefHeading__935_681294674"/><text:bookmark-end text:name="__RefHeading__751_1665772393"/><text:bookmark-end text:name="__RefHeading__2711_1236622114"/><text:bookmark-end text:name="__RefHeading__2175_1935348469"/><text:bookmark-end text:name="__RefHeading__3558_1767808843"/><text:bookmark-end text:name="__RefHeading__1005_1800846094"/><text:bookmark-end text:name="__RefHeading__1003_1800846094"/><text:bookmark-end text:name="__RefHeading__1183_504877730"/><text:bookmark-end text:name="__RefHeading__1363_1117028995"/><text:bookmark-end text:name="__RefHeading__4524_416654011"/><text:bookmark-end text:name="__RefHeading__4175_389828191"/><text:bookmark-end text:name="__RefHeading__3905_2029073874"/><text:bookmark-end text:name="5"/><text:bookmark-end text:name="4"/><text:bookmark-end text:name="3"/><text:bookmark-end text:name="__RefHeading__3991_166433791"/><text:bookmark-end text:name="29"/><text:bookmark-end text:name="__RefHeading__2891_270129214"/><text:bookmark-end text:name="__RefHeading__3288_1071858212"/><text:bookmark-end text:name="__RefHeading__3104_1761741664"/><text:bookmark-end text:name="__RefHeading__4083_390576214"/><text:bookmark-end text:name="__RefHeading__11475_416654011"/><text:bookmark-end text:name="__RefHeading__15262_416654011"/><text:bookmark-end text:name="__RefHeading__2800_1037820875"/><text:bookmark-end text:name="__RefHeading__3011_492158928"/><text:bookmark-end text:name="__RefHeading__3194_606940407"/><text:bookmark-end text:name="__RefHeading__3378_1272288082"/><text:bookmark-end text:name="__RefHeading__3472_2029160294"/><text:bookmark-end text:name="__RefHeading__4267_1074358857"/><text:bookmark-end text:name="__RefHeading__11471_416654011"/><text:bookmark-end text:name="__RefHeading__3731_1539619621"/><text:bookmark-end text:name="__RefHeading__2083_425077428"/><text:bookmark-end text:name="__RefHeading__3823_1016505843"/><text:bookmark-end text:name="__RefHeading__3644_575115563"/><text:bookmark-end text:name="__RefHeading__2085_425077428"/><text:bookmark-end text:name="__RefHeading__2265_374322643"/><text:bookmark-end text:name="__RefHeading__2445_354735483"/><text:bookmark-end text:name="__RefHeading__2622_1914700735"/><text:bookmark-end text:name="11"/><text:bookmark-end text:name="__RefHeading__1007_1800846094"/><text:bookmark-end text:name="__RefHeading__1187_504877730"/><text:bookmark-end text:name="__RefHeading__1367_1117028995"/><text:bookmark-end text:name="__RefHeading__4528_416654011"/><text:bookmark-end text:name="__RefHeading__4451_1736126469"/><text:bookmark-end text:name="__RefHeading__4630_630685431"/><text:bookmark-end text:name="__RefHeading__4811_913315267"/><text:bookmark-end text:name="__RefHeading__4995_1163710135"/><text:bookmark-end text:name="__RefHeading__6174_613080586"/><text:bookmark-end text:name="__RefHeading__5966_1574798422"/><text:bookmark-end text:name="__RefHeading__5761_704881804"/><text:bookmark-end text:name="__RefHeading__5560_1112796876"/><text:bookmark-end text:name="__RefHeading__5374_470946183"/><text:bookmark-end text:name="__RefHeading__5179_952857884"/><text:bookmark-end text:name="__RefHeading__5277_1695420038"/><text:bookmark-end text:name="__RefHeading__5467_1220005542"/><text:bookmark-end text:name="__RefHeading__5663_1310750014"/><text:bookmark-end text:name="__RefHeading__5863_1842958974"/><text:bookmark-end text:name="__RefHeading__6070_585935303"/><text:bookmark-end text:name="__RefHeading__4904_1577118845"/><text:bookmark-end text:name="__RefHeading__4724_1310006689"/><text:bookmark-end text:name="__RefHeading__4539_1444625655"/><text:bookmark-end text:name="__RefHeading__4362_1606745807"/><text:bookmark-end text:name="9"/><text:bookmark-end text:name="8"/><text:bookmark-end text:name="7"/><text:bookmark-end text:name="__RefHeading__845_695059573"/><text:bookmark-end text:name="__RefHeading__937_681294674"/><text:bookmark-end text:name="__RefHeading__753_1665772393"/><text:bookmark-end text:name="__RefHeading__2713_1236622114"/><text:bookmark-end text:name="__RefHeading__2177_1935348469"/><text:bookmark-end text:name="__RefHeading__3560_1767808843"/><text:bookmark-end text:name="__RefHeading__1185_504877730"/><text:bookmark-end text:name="__RefHeading__1365_1117028995"/><text:bookmark-end text:name="__RefHeading__4526_416654011"/><text:bookmark-end text:name="__RefHeading__4177_389828191"/><text:bookmark-end text:name="__RefHeading__3907_2029073874"/><text:bookmark-end text:name="__RefHeading__1279_1256013735"/><text:bookmark-end text:name="__RefHeading__1099_552295790"/><text:bookmark-end text:name="10"/><text:bookmark-end text:name="__RefHeading__3993_166433791"/><text:bookmark-end text:name="__RefHeading__2179_1935348469"/><text:bookmark-end text:name="__RefHeading__757_1665772393"/><text:bookmark-end text:name="__RefHeading__849_695059573"/><text:bookmark-end text:name="__RefHeading__941_681294674"/><text:bookmark-end text:name="__RefHeading__4085_390576214"/><text:bookmark-end text:name="__RefHeading__939_681294674"/><text:bookmark-end text:name="__RefHeading__755_1665772393"/><text:bookmark-end text:name="24"/><text:bookmark-end text:name="23"/><text:bookmark-end text:name="22"/><text:bookmark-end text:name="21"/><text:bookmark-end text:name="20"/><text:bookmark-end text:name="__RefHeading__4269_1074358857"/><text:bookmark-end text:name="__RefHeading__11473_416654011"/><text:bookmark-end text:name="__RefHeading__15260_416654011"/><text:bookmark-end text:name="__RefHeading__3733_1539619621"/><text:bookmark-end text:name="__RefHeading__3825_1016505843"/><text:bookmark-end text:name="__RefHeading__3646_575115563"/><text:bookmark-end text:name="14"/><text:bookmark-end text:name="13"/><text:bookmark-end text:name="__RefHeading__3380_1272288082"/><text:bookmark-end text:name="12"/><text:bookmark-end text:name="__RefHeading__847_695059573"/><text:bookmark-end text:name="16"/><text:bookmark-end text:name="17"/><text:bookmark-end text:name="18"/><text:bookmark-end text:name="19"/><text:bookmark-end text:name="__RefHeading__4453_1736126469"/><text:bookmark-end text:name="__RefHeading__4632_630685431"/><text:bookmark-end text:name="__RefHeading__4813_913315267"/><text:bookmark-end text:name="__RefHeading__4997_1163710135"/><text:bookmark-end text:name="__RefHeading__6176_613080586"/><text:bookmark-end text:name="__RefHeading__5968_1574798422"/><text:bookmark-end text:name="__RefHeading__5763_704881804"/><text:bookmark-end text:name="__RefHeading__5562_1112796876"/><text:bookmark-end text:name="__RefHeading__5376_470946183"/><text:bookmark-end text:name="__RefHeading__5181_952857884"/><text:bookmark-end text:name="__RefHeading__4906_1577118845"/><text:bookmark-end text:name="__RefHeading__4726_1310006689"/><text:bookmark-end text:name="__RefHeading__4541_1444625655"/><text:bookmark-end text:name="__RefHeading__4364_1606745807"/><text:bookmark-end text:name="__RefHeading__3474_2029160294"/><text:bookmark-end text:name="__RefHeading__3562_1767808843"/><text:bookmark-end text:name="__RefHeading__2087_425077428"/><text:bookmark-end text:name="__RefHeading__2447_354735483"/><text:bookmark-end text:name="__RefHeading__2357_588121625"/><text:bookmark-end text:name="__RefHeading__2536_1402843499"/><text:bookmark-end text:name="__RefHeading__6199_416654011"/><text:bookmark-end text:name="__RefHeading__13326_416654011"/><text:bookmark-end text:name="__RefHeading__1997_1699506768"/><text:bookmark-end text:name="__RefHeading__1995_1699506768"/><text:bookmark-end text:name="__RefHeading__13324_416654011"/><text:bookmark-end text:name="__RefHeading__6197_416654011"/><text:bookmark-end text:name="__RefHeading__4179_389828191"/><text:bookmark-end text:name="__RefHeading__2538_1402843499"/><text:bookmark-end text:name="28"/><text:bookmark-end text:name="27"/><text:bookmark-end text:name="26"/><text:bookmark-end text:name="__RefHeading__3995_166433791"/><text:bookmark-end text:name="__RefHeading__3909_2029073874"/><text:bookmark-end text:name="__RefHeading__2359_588121625"/><text:bookmark-end text:name="25"/><text:bookmark-end text:name="__RefHeading__2715_1236622114"/><text:bookmark-end text:name="__RefHeading__4087_390576214"/><text:bookmark-end text:name="__RefHeading__2893_270129214"/><text:bookmark-end text:name="__RefHeading__1999_1699506768"/><text:bookmark-end text:name="__RefHeading__13328_416654011"/><text:bookmark-end text:name="__RefHeading__6201_416654011"/><text:bookmark-end text:name="__RefHeading__2951_416654011"/><text:bookmark-end text:name="__RefHeading__1281_1256013735"/><text:bookmark-end text:name="__RefHeading__1101_552295790"/><text:bookmark-end text:name="__RefHeading__4271_1074358857"/><text:bookmark-end text:name="__RefHeading__2534_1402843499"/><text:bookmark-end text:name="__RefHeading__2355_588121625"/><text:bookmark-end text:name="__RefHeading__3735_1539619621"/><text:bookmark-end text:name="__RefHeading__3196_606940407"/><text:bookmark-end text:name="__RefHeading__3013_492158928"/><text:bookmark-end text:name="__RefHeading__2802_1037820875"/><text:bookmark-end text:name="__RefHeading__15264_416654011"/><text:bookmark-end text:name="__RefHeading__11477_416654011"/><text:bookmark-end text:name="__RefHeading__4530_416654011"/><text:bookmark-end text:name="__RefHeading__1369_1117028995"/><text:bookmark-end text:name="__RefHeading__3827_1016505843"/><text:bookmark-end text:name="__RefHeading__3648_575115563"/><text:bookmark-end text:name="__RefHeading__3292_1071858212"/><text:bookmark-end text:name="__RefHeading__3108_1761741664"/><text:bookmark-end text:name="__RefHeading__4455_1736126469"/><text:bookmark-end text:name="__RefHeading__4634_630685431"/><text:bookmark-end text:name="__RefHeading__4815_913315267"/><text:bookmark-end text:name="__RefHeading__4908_1577118845"/><text:bookmark-end text:name="__RefHeading__4728_1310006689"/><text:bookmark-end text:name="__RefHeading__4543_1444625655"/><text:bookmark-end text:name="__RefHeading__4366_1606745807"/><text:bookmark-end text:name="__RefHeading__15266_416654011"/><text:bookmark-end text:name="__RefHeading__2089_425077428"/><text:bookmark-end text:name="__RefHeading__2269_374322643"/><text:bookmark-end text:name="__RefHeading__2804_1037820875"/><text:bookmark-end text:name="__RefHeading__851_695059573"/><text:bookmark-end text:name="__RefHeading__943_681294674"/><text:bookmark-end text:name="__RefHeading__759_1665772393"/><text:bookmark-end text:name="34"/><text:bookmark-end text:name="33"/><text:bookmark-end text:name="32"/><text:bookmark-end text:name="31"/><text:bookmark-end text:name="__RefHeading__1011_1800846094"/><text:bookmark-end text:name="__RefHeading__4181_389828191"/><text:bookmark-end text:name="__RefHeading__2181_1935348469"/><text:bookmark-end text:name="__RefHeading__2449_354735483"/><text:bookmark-end text:name="__RefHeading__2626_1914700735"/><text:bookmark-end text:name="__RefHeading__11479_416654011"/><text:bookmark-end text:name="__RefHeading__3997_166433791"/><text:bookmark-end text:name="__RefHeading__3911_2029073874"/><text:bookmark-end text:name="__RefHeading__2451_354735483"/><text:bookmark-end text:name="__RefHeading__11481_416654011"/><text:bookmark-end text:name="__RefHeading__2628_1914700735"/><text:bookmark-end text:name="__RefHeading__4089_390576214"/><text:bookmark-end text:name="__RefHeading__3568_1767808843"/><text:bookmark-end text:name="__RefHeading__2091_425077428"/><text:bookmark-end text:name="__RefHeading__2271_374322643"/><text:bookmark-end text:name="__RefHeading__2806_1037820875"/><text:bookmark-end text:name="__RefHeading__853_695059573"/><text:bookmark-end text:name="__RefHeading__15268_416654011"/><text:bookmark-end text:name="__RefHeading__3566_1767808843"/><text:bookmark-end text:name="__RefHeading__4273_1074358857"/><text:bookmark-end text:name="__RefHeading__1191_504877730"/><text:bookmark-end text:name="__RefHeading__1371_1117028995"/><text:bookmark-end text:name="__RefHeading__3564_1767808843"/><text:bookmark-end text:name="__RefHeading__2267_374322643"/><text:bookmark-end text:name="__RefHeading__2624_1914700735"/><text:bookmark-end text:name="15"/><text:bookmark-end text:name="__RefHeading__1009_1800846094"/><text:bookmark-end text:name="__RefHeading__1189_504877730"/><text:bookmark-end text:name="__RefHeading__3737_1539619621"/><text:bookmark-end text:name="__RefHeading__3829_1016505843"/><text:bookmark-end text:name="__RefHeading__3650_575115563"/><text:bookmark-end text:name="__RefHeading__2273_374322643"/><text:bookmark-end text:name="__RefHeading__2808_1037820875"/><text:bookmark-end text:name="__RefHeading__855_695059573"/><text:bookmark-end text:name="__RefHeading__4457_1736126469"/><text:bookmark-end text:name="__RefHeading__4636_630685431"/><text:bookmark-end text:name="__RefHeading__4817_913315267"/><text:bookmark-end text:name="__RefHeading__4999_1163710135"/><text:bookmark-end text:name="__RefHeading__5092_1017986065"/><text:bookmark-end text:name="__RefHeading__5001_1163710135"/><text:bookmark-end text:name="__RefHeading__5279_1695420038"/><text:bookmark-end text:name="__RefHeading__5469_1220005542"/><text:bookmark-end text:name="__RefHeading__5665_1310750014"/><text:bookmark-end text:name="__RefHeading__5865_1842958974"/><text:bookmark-end text:name="__RefHeading__6072_585935303"/><text:bookmark-end text:name="__RefHeading__6074_585935303"/><text:bookmark-end text:name="__RefHeading__5867_1842958974"/><text:bookmark-end text:name="__RefHeading__5667_1310750014"/><text:bookmark-end text:name="__RefHeading__5471_1220005542"/><text:bookmark-end text:name="__RefHeading__5281_1695420038"/><text:bookmark-end text:name="__RefHeading__5094_1017986065"/><text:bookmark-end text:name="__RefHeading__4910_1577118845"/><text:bookmark-end text:name="__RefHeading__4730_1310006689"/><text:bookmark-end text:name="__RefHeading__4545_1444625655"/><text:bookmark-end text:name="__RefHeading__4368_1606745807"/><text:bookmark-end text:name="__RefHeading__1103_552295790"/><text:bookmark-end text:name="__RefHeading__1283_1256013735"/><text:bookmark-end text:name="__RefHeading__2953_416654011"/><text:bookmark-end text:name="__RefHeading__6203_416654011"/><text:bookmark-end text:name="__RefHeading__13330_416654011"/><text:bookmark-end text:name="__RefHeading__2001_1699506768"/><text:bookmark-end text:name="__RefHeading__2895_270129214"/><text:bookmark-end text:name="__RefHeading__3110_1761741664"/><text:bookmark-end text:name="__RefHeading__3294_1071858212"/><text:bookmark-end text:name="__RefHeading__3478_2029160294"/><text:bookmark-end text:name="__RefHeading__3384_1272288082"/><text:bookmark-end text:name="__RefHeading__3200_606940407"/><text:bookmark-end text:name="__RefHeading__4183_389828191"/><text:bookmark-end text:name="__RefHeading__3913_2029073874"/><text:bookmark-end text:name="__RefHeading__2361_588121625"/><text:bookmark-end text:name="__RefHeading__2717_1236622114"/><text:bookmark-end text:name="30"/><text:bookmark-end text:name="__RefHeading__3999_166433791"/><text:bookmark-end text:name="__RefHeading__2185_1935348469"/><text:bookmark-end text:name="__RefHeading__2003_1699506768"/><text:bookmark-end text:name="__RefHeading__6205_416654011"/><text:bookmark-end text:name="__RefHeading__13332_416654011"/><text:bookmark-end text:name="__RefHeading__4091_390576214"/><text:bookmark-end text:name="__RefHeading__2183_1935348469"/><text:bookmark-end text:name="__RefHeading__2363_588121625"/><text:bookmark-end text:name="__RefHeading__2719_1236622114"/><text:bookmark-end text:name="35"/><text:bookmark-end text:name="__RefHeading__1105_552295790"/><text:bookmark-end text:name="__RefHeading__1285_1256013735"/><text:bookmark-end text:name="__RefHeading__2955_416654011"/><text:bookmark-end text:name="__RefHeading__4275_1074358857"/><text:bookmark-end text:name="__RefHeading__3015_492158928"/><text:bookmark-end text:name="__RefHeading__4532_416654011"/><text:bookmark-end text:name="__RefHeading__3382_1272288082"/><text:bookmark-end text:name="__RefHeading__3198_606940407"/><text:bookmark-end text:name="__RefHeading__3106_1761741664"/><text:bookmark-end text:name="__RefHeading__3290_1071858212"/><text:bookmark-end text:name="__RefHeading__3476_2029160294"/><text:bookmark-end text:name="__RefHeading__3739_1539619621"/><text:bookmark-end text:name="__RefHeading__2093_425077428"/><text:bookmark-end text:name="__RefHeading__15270_416654011"/><text:bookmark-end text:name="__RefHeading__11483_416654011"/><text:bookmark-end text:name="__RefHeading__2630_1914700735"/><text:bookmark-end text:name="__RefHeading__2453_354735483"/><text:bookmark-end text:name="__RefHeading__2542_1402843499"/><text:bookmark-end text:name="__RefHeading__4459_1736126469"/><text:bookmark-end text:name="__RefHeading__4638_630685431"/><text:bookmark-end text:name="__RefHeading__4819_913315267"/><text:bookmark-end text:name="__RefHeading__5003_1163710135"/><text:bookmark-end text:name="__RefHeading__5183_952857884"/><text:bookmark-end text:name="__RefHeading__5378_470946183"/><text:bookmark-end text:name="__RefHeading__5564_1112796876"/><text:bookmark-end text:name="__RefHeading__5765_704881804"/><text:bookmark-end text:name="__RefHeading__5970_1574798422"/><text:bookmark-end text:name="__RefHeading__6076_585935303"/><text:bookmark-end text:name="__RefHeading__5869_1842958974"/><text:bookmark-end text:name="__RefHeading__5669_1310750014"/><text:bookmark-end text:name="__RefHeading__5473_1220005542"/><text:bookmark-end text:name="__RefHeading__5283_1695420038"/><text:bookmark-end text:name="__RefHeading__5096_1017986065"/><text:bookmark-end text:name="__RefHeading__4912_1577118845"/><text:bookmark-end text:name="__RefHeading__4732_1310006689"/><text:bookmark-end text:name="__RefHeading__4547_1444625655"/><text:bookmark-end text:name="__RefHeading__4370_1606745807"/><text:bookmark-end text:name="__RefHeading__3386_1272288082"/><text:bookmark-end text:name="__RefHeading__3202_606940407"/><text:bookmark-end text:name="__RefHeading__3831_1016505843"/><text:bookmark-end text:name="__RefHeading__3741_1539619621"/><text:bookmark-end text:name="__RefHeading__3017_492158928"/><text:bookmark-end text:name="36"/><text:bookmark-end text:name="__RefHeading__1013_1800846094"/><text:bookmark-end text:name="__RefHeading__1193_504877730"/><text:bookmark-end text:name="__RefHeading__1373_1117028995"/><text:bookmark-end text:name="__RefHeading__4534_416654011"/><text:bookmark-end text:name="__RefHeading__3652_575115563"/><text:bookmark-end text:name="__RefHeading__3833_1016505843"/><text:bookmark-end text:name="__RefHeading__4185_389828191"/><text:bookmark-end text:name="__RefHeading__2544_1402843499"/><text:bookmark-end text:name="__RefHeading__3112_1761741664"/><text:bookmark-end text:name="__RefHeading__3296_1071858212"/><text:bookmark-end text:name="__RefHeading__3480_2029160294"/><text:bookmark-end text:name="__RefHeading__4001_166433791"/><text:bookmark-end text:name="__RefHeading__3915_2029073874"/><text:bookmark-end text:name="__RefHeading__2365_588121625"/><text:bookmark-end text:name="44"/><text:bookmark-end text:name="__RefHeading__2721_1236622114"/><text:bookmark-end text:name="__RefHeading__4093_390576214"/><text:bookmark-end text:name="__RefHeading__2899_270129214"/><text:bookmark-end text:name="__RefHeading__2005_1699506768"/><text:bookmark-end text:name="__RefHeading__13334_416654011"/><text:bookmark-end text:name="__RefHeading__6207_416654011"/><text:bookmark-end text:name="__RefHeading__2957_416654011"/><text:bookmark-end text:name="__RefHeading__1287_1256013735"/><text:bookmark-end text:name="__RefHeading__1107_552295790"/><text:bookmark-end text:name="__RefHeading__4277_1074358857"/><text:bookmark-end text:name="__RefHeading__3654_575115563"/><text:bookmark-end text:name="471"/><text:bookmark-end text:name="__RefHeading__1015_1800846094"/><text:bookmark-end text:name="__RefHeading__1195_504877730"/><text:bookmark-end text:name="__RefHeading__1375_1117028995"/><text:bookmark-end text:name="__RefHeading__4536_416654011"/><text:bookmark-end text:name="__RefHeading__3019_492158928"/><text:bookmark-end text:name="__RefHeading__3204_606940407"/><text:bookmark-end text:name="__RefHeading__3388_1272288082"/><text:bookmark-end text:name="46"/><text:bookmark-end text:name="45"/><text:bookmark-end text:name="__RefHeading__3482_2029160294"/><text:bookmark-end text:name="__RefHeading__3298_1071858212"/><text:bookmark-end text:name="__RefHeading__3114_1761741664"/><text:bookmark-end text:name="__RefHeading__4461_1736126469"/><text:bookmark-end text:name="__RefHeading__4640_630685431"/><text:bookmark-end text:name="__RefHeading__4821_913315267"/><text:bookmark-end text:name="__RefHeading__5005_1163710135"/><text:bookmark-end text:name="__RefHeading__5185_952857884"/><text:bookmark-end text:name="__RefHeading__5380_470946183"/><text:bookmark-end text:name="__RefHeading__5566_1112796876"/><text:bookmark-end text:name="__RefHeading__5767_704881804"/><text:bookmark-end text:name="__RefHeading__5972_1574798422"/><text:bookmark-end text:name="__RefHeading__2546_1402843499"/><text:bookmark-end text:name="__RefHeading__6182_613080586"/><text:bookmark-end text:name="__RefHeading__5974_1574798422"/><text:bookmark-end text:name="__RefHeading__5769_704881804"/><text:bookmark-end text:name="__RefHeading__5568_1112796876"/><text:bookmark-end text:name="__RefHeading__5382_470946183"/><text:bookmark-end text:name="__RefHeading__5187_952857884"/><text:bookmark-end text:name="__RefHeading__4999_11637101351"/><text:bookmark-end text:name="__RefHeading__5285_1695420038"/><text:bookmark-end text:name="__RefHeading__5475_1220005542"/><text:bookmark-end text:name="__RefHeading__5671_1310750014"/><text:bookmark-end text:name="__RefHeading__5871_1842958974"/><text:bookmark-end text:name="__RefHeading__6078_585935303"/><text:bookmark-end text:name="__RefHeading__6184_613080586"/><text:bookmark-end text:name="__RefHeading__5976_1574798422"/><text:bookmark-end text:name="__RefHeading__5771_704881804"/><text:bookmark-end text:name="__RefHeading__5570_1112796876"/><text:bookmark-end text:name="__RefHeading__5384_470946183"/><text:bookmark-end text:name="__RefHeading__5189_952857884"/><text:bookmark-end text:name="__RefHeading__4997_11637101351"/><text:bookmark-end text:name="__RefHeading__5287_1695420038"/><text:bookmark-end text:name="__RefHeading__5477_1220005542"/><text:bookmark-end text:name="__RefHeading__5673_1310750014"/><text:bookmark-end text:name="__RefHeading__5873_1842958974"/><text:bookmark-end text:name="__RefHeading__6080_585935303"/><text:bookmark-end text:name="__RefHeading__6082_585935303"/><text:bookmark-end text:name="__RefHeading__5875_1842958974"/><text:bookmark-end text:name="__RefHeading__5675_1310750014"/><text:bookmark-end text:name="__RefHeading__5479_1220005542"/><text:bookmark-end text:name="__RefHeading__5289_1695420038"/><text:bookmark-end text:name="__RefHeading__5098_1017986065"/><text:bookmark-end text:name="__RefHeading__4914_1577118845"/><text:bookmark-end text:name="__RefHeading__4734_1310006689"/><text:bookmark-end text:name="__RefHeading__4549_1444625655"/><text:bookmark-end text:name="__RefHeading__4372_1606745807"/><text:bookmark-end text:name="__RefHeading__4187_389828191"/><text:bookmark-end text:name="__RefHeading__4003_166433791"/><text:bookmark-end text:name="38"/><text:bookmark-end text:name="37"/><text:bookmark-end text:name="__RefHeading__3743_1539619621"/><text:bookmark-end text:name="__RefHeading__3656_575115563"/><text:bookmark-end text:name="__RefHeading__765_1665772393"/><text:bookmark-end text:name="53"/><text:bookmark-end text:name="52"/><text:bookmark-end text:name="__RefHeading__2279_374322643"/><text:bookmark-end text:name="__RefHeading__15272_416654011"/><text:bookmark-end text:name="__RefHeading__2095_425077428"/><text:bookmark-end text:name="__RefHeading__2275_374322643"/><text:bookmark-end text:name="__RefHeading__3570_1767808843"/><text:bookmark-end text:name="__RefHeading__945_681294674"/><text:bookmark-end text:name="__RefHeading__761_1665772393"/><text:bookmark-end text:name="39"/><text:bookmark-end text:name="__RefHeading__3917_2029073874"/><text:bookmark-end text:name="__RefHeading__2455_354735483"/><text:bookmark-end text:name="__RefHeading__2632_1914700735"/><text:bookmark-end text:name="__RefHeading__11485_416654011"/><text:bookmark-end text:name="__RefHeading__3835_1016505843"/><text:bookmark-end text:name="__RefHeading__6209_416654011"/><text:bookmark-end text:name="__RefHeading__2959_416654011"/><text:bookmark-end text:name="__RefHeading__2367_588121625"/><text:bookmark-end text:name="__RefHeading__2187_1935348469"/><text:bookmark-end text:name="__RefHeading__1289_1256013735"/><text:bookmark-end text:name="__RefHeading__1109_552295790"/><text:bookmark-end text:name="511"/><text:bookmark-end text:name="__RefHeading__1017_1800846094"/><text:bookmark-end text:name="__RefHeading__1197_504877730"/><text:bookmark-end text:name="__RefHeading__1377_1117028995"/><text:bookmark-end text:name="__RefHeading__4538_416654011"/><text:bookmark-end text:name="__RefHeading__3021_492158928"/><text:bookmark-end text:name="__RefHeading__3206_606940407"/><text:bookmark-end text:name="__RefHeading__3390_1272288082"/><text:bookmark-end text:name="__RefHeading__3484_2029160294"/><text:bookmark-end text:name="__RefHeading__3300_1071858212"/><text:bookmark-end text:name="__RefHeading__3116_1761741664"/><text:bookmark-end text:name="__RefHeading__2901_270129214"/><text:bookmark-end text:name="__RefHeading__2007_1699506768"/><text:bookmark-end text:name="__RefHeading__13336_416654011"/><text:bookmark-end text:name="__RefHeading__2723_1236622114"/><text:bookmark-end text:name="__RefHeading__4095_390576214"/><text:bookmark-end text:name="__RefHeading__4279_1074358857"/><text:bookmark-end text:name="__RefHeading__4463_1736126469"/><text:bookmark-end text:name="__RefHeading__4642_630685431"/><text:bookmark-end text:name="__RefHeading__4823_913315267"/><text:bookmark-end text:name="__RefHeading__5007_1163710135"/><text:bookmark-end text:name="__RefHeading__5191_952857884"/><text:bookmark-end text:name="__RefHeading__5386_470946183"/><text:bookmark-end text:name="__RefHeading__5572_1112796876"/><text:bookmark-end text:name="__RefHeading__5773_704881804"/><text:bookmark-end text:name="__RefHeading__5978_1574798422"/><text:bookmark-end text:name="__RefHeading__6084_585935303"/><text:bookmark-end text:name="__RefHeading__5877_1842958974"/><text:bookmark-end text:name="__RefHeading__5677_1310750014"/><text:bookmark-end text:name="__RefHeading__5481_1220005542"/><text:bookmark-end text:name="__RefHeading__5291_1695420038"/><text:bookmark-end text:name="__RefHeading__5100_1017986065"/><text:bookmark-end text:name="__RefHeading__4916_1577118845"/><text:bookmark-end text:name="__RefHeading__4736_1310006689"/><text:bookmark-end text:name="__RefHeading__4551_1444625655"/><text:bookmark-end text:name="__RefHeading__4374_1606745807"/><text:bookmark-end text:name="__RefHeading__4189_389828191"/><text:bookmark-end text:name="__RefHeading__4005_166433791"/><text:bookmark-end text:name="__RefHeading__947_681294674"/><text:bookmark-end text:name="__RefHeading__763_1665772393"/><text:bookmark-end text:name="__RefHeading__3745_1539619621"/><text:bookmark-end text:name="__RefHeading__3837_1016505843"/><text:bookmark-end text:name="__RefHeading__3658_575115563"/><text:bookmark-end text:name="__RefHeading__1199_504877730"/><text:bookmark-end text:name="__RefHeading__1379_1117028995"/><text:bookmark-end text:name="__RefHeading__4540_416654011"/><text:bookmark-end text:name="__RefHeading__3023_492158928"/><text:bookmark-end text:name="__RefHeading__319_1157328300"/><text:bookmark-end text:name="__RefHeading__15274_416654011"/><text:bookmark-end text:name="__RefHeading__2097_425077428"/><text:bookmark-end text:name="__RefHeading__2277_374322643"/><text:bookmark-end text:name="__RefHeading__3572_1767808843"/><text:bookmark-end text:name="40"/><text:bookmark-end text:name="41"/><text:bookmark-end text:name="42"/><text:bookmark-end text:name="__RefHeading__2814_1037820875"/><text:bookmark-end text:name="__RefHeading__2457_354735483"/><text:bookmark-end text:name="__RefHeading__2634_1914700735"/><text:bookmark-end text:name="__RefHeading__11487_416654011"/><text:bookmark-end text:name="__RefHeading__1291_1256013735"/><text:bookmark-end text:name="__RefHeading__2725_1236622114"/><text:bookmark-end text:name="__RefHeading__15276_416654011"/><text:bookmark-end text:name="__RefHeading__2099_425077428"/><text:bookmark-end text:name="__RefHeading__2369_588121625"/><text:bookmark-end text:name="__RefHeading__2548_1402843499"/><text:bookmark-end text:name="__RefHeading__2459_354735483"/><text:bookmark-end text:name="__RefHeading__3208_606940407"/><text:bookmark-end text:name="__RefHeading__3392_1272288082"/><text:bookmark-end text:name="__RefHeading__3486_2029160294"/><text:bookmark-end text:name="__RefHeading__3302_1071858212"/><text:bookmark-end text:name="__RefHeading__3118_1761741664"/><text:bookmark-end text:name="__RefHeading__1111_552295790"/><text:bookmark-end text:name="__RefHeading__2903_270129214"/><text:bookmark-end text:name="__RefHeading__2189_1935348469"/><text:bookmark-end text:name="__RefHeading__2009_1699506768"/><text:bookmark-end text:name="__RefHeading__13338_416654011"/><text:bookmark-end text:name="__RefHeading__6211_416654011"/><text:bookmark-end text:name="__RefHeading__2961_416654011"/><text:bookmark-end text:name="__RefHeading__2636_1914700735"/><text:bookmark-end text:name="__RefHeading__4097_390576214"/><text:bookmark-end text:name="__RefHeading__4281_1074358857"/><text:bookmark-end text:name="__RefHeading__4465_1736126469"/><text:bookmark-end text:name="__RefHeading__4644_630685431"/><text:bookmark-end text:name="__RefHeading__4825_913315267"/><text:bookmark-end text:name="__RefHeading__5009_1163710135"/><text:bookmark-end text:name="__RefHeading__5193_952857884"/><text:bookmark-end text:name="__RefHeading__5388_470946183"/><text:bookmark-end text:name="__RefHeading__5574_1112796876"/><text:bookmark-end text:name="__RefHeading__5775_704881804"/><text:bookmark-end text:name="__RefHeading__5980_1574798422"/><text:bookmark-end text:name="__RefHeading__1581_547978412"/><text:bookmark-end text:name="__RefHeading__6190_613080586"/><text:bookmark-end text:name="__RefHeading__5982_1574798422"/><text:bookmark-end text:name="__RefHeading__5777_704881804"/><text:bookmark-end text:name="__RefHeading__5576_1112796876"/><text:bookmark-end text:name="__RefHeading__5390_470946183"/><text:bookmark-end text:name="__RefHeading__5195_952857884"/><text:bookmark-end text:name="__RefHeading__5293_1695420038"/><text:bookmark-end text:name="__RefHeading__5392_470946183"/><text:bookmark-end text:name="__RefHeading__5197_952857884"/><text:bookmark-end text:name="50"/><text:bookmark-end text:name="__RefHeading__5295_1695420038"/><text:bookmark-end text:name="__RefHeading__5485_1220005542"/><text:bookmark-end text:name="__RefHeading__5679_1310750014"/><text:bookmark-end text:name="__RefHeading__5879_1842958974"/><text:bookmark-end text:name="__RefHeading__6086_585935303"/><text:bookmark-end text:name="__RefHeading__6192_613080586"/><text:bookmark-end text:name="__RefHeading__5984_1574798422"/><text:bookmark-end text:name="__RefHeading__5779_704881804"/><text:bookmark-end text:name="__RefHeading__5578_1112796876"/><text:bookmark-end text:name="__RefHeading__5487_1220005542"/><text:bookmark-end text:name="__RefHeading__5681_1310750014"/><text:bookmark-end text:name="__RefHeading__5881_1842958974"/><text:bookmark-end text:name="__RefHeading__6088_585935303"/><text:bookmark-end text:name="__RefHeading__5394_470946183"/><text:bookmark-end text:name="__RefHeading__5199_952857884"/><text:bookmark-end text:name="__RefHeading__5297_1695420038"/><text:bookmark-end text:name="__RefHeading__5102_1017986065"/><text:bookmark-end text:name="__RefHeading__5011_1163710135"/><text:bookmark-end text:name="__RefHeading__6194_613080586"/><text:bookmark-end text:name="__RefHeading__5986_1574798422"/><text:bookmark-end text:name="__RefHeading__5781_704881804"/><text:bookmark-end text:name="__RefHeading__5580_1112796876"/><text:bookmark-end text:name="__RefHeading__5683_1310750014"/><text:bookmark-end text:name="__RefHeading__5883_1842958974"/><text:bookmark-end text:name="__RefHeading__6090_585935303"/><text:bookmark-end text:name="__RefHeading__6196_613080586"/><text:bookmark-end text:name="__RefHeading__5988_1574798422"/><text:bookmark-end text:name="__RefHeading__5783_704881804"/><text:bookmark-end text:name="__RefHeading__5885_1842958974"/><text:bookmark-end text:name="__RefHeading__6092_585935303"/><text:bookmark-end text:name="__RefHeading__6198_613080586"/><text:bookmark-end text:name="__RefHeading__5990_1574798422"/><text:bookmark-end text:name="__RefHeading__5785_704881804"/><text:bookmark-end text:name="__RefHeading__5582_1112796876"/><text:bookmark-end text:name="__RefHeading__5685_1310750014"/><text:bookmark-end text:name="__RefHeading__5887_1842958974"/><text:bookmark-end text:name="__RefHeading__6094_585935303"/><text:bookmark-end text:name="__RefHeading__6200_613080586"/><text:bookmark-end text:name="__RefHeading__5992_1574798422"/><text:bookmark-end text:name="__RefHeading__5787_704881804"/><text:bookmark-end text:name="__RefHeading__5584_1112796876"/><text:bookmark-end text:name="__RefHeading__5687_1310750014"/><text:bookmark-end text:name="__RefHeading__5889_1842958974"/><text:bookmark-end text:name="__RefHeading__6096_585935303"/><text:bookmark-end text:name="__RefHeading__6202_613080586"/><text:bookmark-end text:name="__RefHeading__5994_1574798422"/><text:bookmark-end text:name="__RefHeading__5789_704881804"/><text:bookmark-end text:name="__RefHeading__5586_1112796876"/><text:bookmark-end text:name="__RefHeading__5689_1310750014"/><text:bookmark-end text:name="__RefHeading__5891_1842958974"/><text:bookmark-end text:name="__RefHeading__6098_585935303"/><text:bookmark-end text:name="__RefHeading__6204_613080586"/><text:bookmark-end text:name="__RefHeading__5996_1574798422"/><text:bookmark-end text:name="__RefHeading__5791_704881804"/><text:bookmark-end text:name="__RefHeading__5588_1112796876"/><text:bookmark-end text:name="__RefHeading__5691_1310750014"/><text:bookmark-end text:name="__RefHeading__5893_1842958974"/><text:bookmark-end text:name="__RefHeading__6100_585935303"/><text:bookmark-end text:name="__RefHeading__6206_613080586"/><text:bookmark-end text:name="__RefHeading__5998_1574798422"/><text:bookmark-end text:name="__RefHeading__5793_704881804"/><text:bookmark-end text:name="__RefHeading__5590_1112796876"/><text:bookmark-end text:name="__RefHeading__5396_470946183"/><text:bookmark-end text:name="__RefHeading__5201_952857884"/><text:bookmark-end text:name="__RefHeading__5299_1695420038"/><text:bookmark-end text:name="__RefHeading__5489_1220005542"/><text:bookmark-end text:name="__RefHeading__5693_1310750014"/><text:bookmark-end text:name="__RefHeading__5895_1842958974"/><text:bookmark-end text:name="__RefHeading__6102_585935303"/><text:bookmark-end text:name="__RefHeading__6208_613080586"/><text:bookmark-end text:name="__RefHeading__6000_1574798422"/><text:bookmark-end text:name="__RefHeading__5795_704881804"/><text:bookmark-end text:name="__RefHeading__5592_1112796876"/><text:bookmark-end text:name="__RefHeading__5398_470946183"/><text:bookmark-end text:name="__RefHeading__5203_952857884"/><text:bookmark-end text:name="__RefHeading__5301_1695420038"/><text:bookmark-end text:name="__RefHeading__5491_1220005542"/><text:bookmark-end text:name="__RefHeading__5695_1310750014"/><text:bookmark-end text:name="__RefHeading__5897_1842958974"/><text:bookmark-end text:name="__RefHeading__6104_585935303"/><text:bookmark-end text:name="__RefHeading__6210_613080586"/><text:bookmark-end text:name="__RefHeading__6002_1574798422"/><text:bookmark-end text:name="__RefHeading__5797_704881804"/><text:bookmark-end text:name="__RefHeading__5594_1112796876"/><text:bookmark-end text:name="__RefHeading__5400_470946183"/><text:bookmark-end text:name="__RefHeading__5205_952857884"/><text:bookmark-end text:name="__RefHeading__5303_1695420038"/><text:bookmark-end text:name="__RefHeading__5493_1220005542"/><text:bookmark-end text:name="__RefHeading__5697_1310750014"/><text:bookmark-end text:name="__RefHeading__5899_1842958974"/><text:bookmark-end text:name="__RefHeading__6106_585935303"/><text:bookmark-end text:name="__RefHeading__6212_613080586"/><text:bookmark-end text:name="__RefHeading__6004_1574798422"/><text:bookmark-end text:name="__RefHeading__5799_704881804"/><text:bookmark-end text:name="__RefHeading__5495_1220005542"/><text:bookmark-end text:name="__RefHeading__5596_1112796876"/><text:bookmark-end text:name="__RefHeading__5305_1695420038"/><text:bookmark-end text:name="__RefHeading__5104_1017986065"/><text:bookmark-end text:name="__RefHeading__4920_1577118845"/><text:bookmark-end text:name="__RefHeading__4740_1310006689"/><text:bookmark-end text:name="__RefHeading__4555_1444625655"/><text:bookmark-end text:name="__RefHeading__4378_1606745807"/><text:bookmark-end text:name="__RefHeading__4193_389828191"/><text:bookmark-end text:name="__RefHeading__4009_166433791"/><text:bookmark-end text:name="__RefHeading__3578_1767808843"/><text:bookmark-end text:name="671"/><text:bookmark-end text:name="621"/><text:bookmark-end text:name="__RefHeading__3576_1767808843"/><text:bookmark-end text:name="49"/><text:bookmark-end text:name="__RefHeading__859_695059573"/><text:bookmark-end text:name="54"/><text:bookmark-end text:name="__RefHeading__905_547978412"/><text:bookmark-end text:name="__RefHeading__229_1233803898"/><text:bookmark-end text:name="__RefHeading__3749_1539619621"/><text:bookmark-end text:name="__RefHeading__3841_1016505843"/><text:bookmark-end text:name="__RefHeading__3662_575115563"/><text:bookmark-end text:name="651"/><text:bookmark-end text:name="__RefHeading__1023_1800846094"/><text:bookmark-end text:name="__RefHeading__1203_504877730"/><text:bookmark-end text:name="__RefHeading__1383_1117028995"/><text:bookmark-end text:name="__RefHeading__4544_416654011"/><text:bookmark-end text:name="__RefHeading__3027_492158928"/><text:bookmark-end text:name="__RefHeading__3212_606940407"/><text:bookmark-end text:name="__RefHeading__3396_1272288082"/><text:bookmark-end text:name="__RefHeading__3490_2029160294"/><text:bookmark-end text:name="__RefHeading__3306_1071858212"/><text:bookmark-end text:name="__RefHeading__3122_1761741664"/><text:bookmark-end text:name="__RefHeading__2907_270129214"/><text:bookmark-end text:name="__RefHeading__2013_1699506768"/><text:bookmark-end text:name="__RefHeading__13342_416654011"/><text:bookmark-end text:name="__RefHeading__6215_416654011"/><text:bookmark-end text:name="__RefHeading__2965_416654011"/><text:bookmark-end text:name="__RefHeading__1295_1256013735"/><text:bookmark-end text:name="__RefHeading__1115_552295790"/><text:bookmark-end text:name="66"/><text:bookmark-end text:name="__RefHeading__2729_1236622114"/><text:bookmark-end text:name="__RefHeading__2373_588121625"/><text:bookmark-end text:name="__RefHeading__2193_1935348469"/><text:bookmark-end text:name="__RefHeading__2552_1402843499"/><text:bookmark-end text:name="__RefHeading__2463_354735483"/><text:bookmark-end text:name="__RefHeading__2640_1914700735"/><text:bookmark-end text:name="__RefHeading__11493_416654011"/><text:bookmark-end text:name="__RefHeading__15280_416654011"/><text:bookmark-end text:name="__RefHeading__2103_425077428"/><text:bookmark-end text:name="__RefHeading__2283_374322643"/><text:bookmark-end text:name="__RefHeading__4101_390576214"/><text:bookmark-end text:name="__RefHeading__4285_1074358857"/><text:bookmark-end text:name="__RefHeading__4469_1736126469"/><text:bookmark-end text:name="__RefHeading__4648_630685431"/><text:bookmark-end text:name="__RefHeading__4829_913315267"/><text:bookmark-end text:name="__RefHeading__5013_1163710135"/><text:bookmark-end text:name="__RefHeading__5207_952857884"/><text:bookmark-end text:name="__RefHeading__5402_470946183"/><text:bookmark-end text:name="__RefHeading__3919_2029073874"/><text:bookmark-end text:name="__RefHeading__4918_1577118845"/><text:bookmark-end text:name="__RefHeading__4738_1310006689"/><text:bookmark-end text:name="__RefHeading__4553_1444625655"/><text:bookmark-end text:name="__RefHeading__4376_1606745807"/><text:bookmark-end text:name="__RefHeading__4191_389828191"/><text:bookmark-end text:name="__RefHeading__4007_166433791"/><text:bookmark-end text:name="__RefHeading__2818_1037820875"/><text:bookmark-end text:name="__RefHeading__3921_2029073874"/><text:bookmark-end text:name="__RefHeading__2810_1037820875"/><text:bookmark-end text:name="43"/><text:bookmark-end text:name="__RefHeading__857_695059573"/><text:bookmark-end text:name="48"/><text:bookmark-end text:name="__RefHeading__949_681294674"/><text:bookmark-end text:name="__RefHeading__3747_1539619621"/><text:bookmark-end text:name="__RefHeading__1019_1800846094"/><text:bookmark-end text:name="__RefHeading__113_1505329582"/><text:bookmark-end text:name="__RefHeading__3839_1016505843"/><text:bookmark-end text:name="__RefHeading__3660_575115563"/><text:bookmark-end text:name="__RefHeading__4542_416654011"/><text:bookmark-end text:name="__RefHeading__11489_416654011"/><text:bookmark-end text:name="__RefHeading__3025_492158928"/><text:bookmark-end text:name="__RefHeading__3210_606940407"/><text:bookmark-end text:name="__RefHeading__3394_1272288082"/><text:bookmark-end text:name="__RefHeading__3488_2029160294"/><text:bookmark-end text:name="__RefHeading__3304_1071858212"/><text:bookmark-end text:name="__RefHeading__3120_1761741664"/><text:bookmark-end text:name="__RefHeading__2905_270129214"/><text:bookmark-end text:name="__RefHeading__2011_1699506768"/><text:bookmark-end text:name="__RefHeading__13340_416654011"/><text:bookmark-end text:name="__RefHeading__6213_416654011"/><text:bookmark-end text:name="__RefHeading__2963_416654011"/><text:bookmark-end text:name="__RefHeading__1293_1256013735"/><text:bookmark-end text:name="__RefHeading__1113_552295790"/><text:bookmark-end text:name="58"/><text:bookmark-end text:name="__RefHeading__2727_1236622114"/><text:bookmark-end text:name="__RefHeading__2371_588121625"/><text:bookmark-end text:name="__RefHeading__2191_1935348469"/><text:bookmark-end text:name="__RefHeading__2550_1402843499"/><text:bookmark-end text:name="__RefHeading__2461_354735483"/><text:bookmark-end text:name="__RefHeading__2638_1914700735"/><text:bookmark-end text:name="__RefHeading__11491_416654011"/><text:bookmark-end text:name="__RefHeading__15278_416654011"/><text:bookmark-end text:name="__RefHeading__2101_425077428"/><text:bookmark-end text:name="__RefHeading__2281_374322643"/><text:bookmark-end text:name="__RefHeading__2816_1037820875"/><text:bookmark-end text:name="59"/><text:bookmark-end text:name="60"/><text:bookmark-end text:name="__RefHeading__4099_390576214"/><text:bookmark-end text:name="__RefHeading__4283_1074358857"/><text:bookmark-end text:name="__RefHeading__4467_1736126469"/><text:bookmark-end text:name="__RefHeading__4646_630685431"/><text:bookmark-end text:name="__RefHeading__4827_913315267"/><text:bookmark-end text:name="__RefHeading__5699_1310750014"/><text:bookmark-end text:name="__RefHeading__5901_1842958974"/><text:bookmark-end text:name="__RefHeading__6108_585935303"/><text:bookmark-end text:name="56"/><text:bookmark-end text:name="57"/><text:bookmark-end text:name="__RefHeading__1021_1800846094"/><text:bookmark-end text:name="__RefHeading__1201_504877730"/><text:bookmark-end text:name="__RefHeading__1381_1117028995"/><text:bookmark-end text:name="__RefHeading__3751_1539619621"/><text:bookmark-end text:name="__RefHeading__3843_1016505843"/><text:bookmark-end text:name="__RefHeading__3664_575115563"/><text:bookmark-end text:name="731"/><text:bookmark-end text:name="__RefHeading__1025_1800846094"/><text:bookmark-end text:name="__RefHeading__1205_504877730"/><text:bookmark-end text:name="__RefHeading__1385_1117028995"/><text:bookmark-end text:name="__RefHeading__4546_416654011"/><text:bookmark-end text:name="__RefHeading__3029_492158928"/><text:bookmark-end text:name="__RefHeading__3214_606940407"/><text:bookmark-end text:name="__RefHeading__3398_1272288082"/><text:bookmark-end text:name="__RefHeading__3492_2029160294"/><text:bookmark-end text:name="__RefHeading__3308_1071858212"/><text:bookmark-end text:name="__RefHeading__3124_1761741664"/><text:bookmark-end text:name="__RefHeading__2909_270129214"/><text:bookmark-end text:name="__RefHeading__3923_2029073874"/><text:bookmark-end text:name="__RefHeading__2015_1699506768"/><text:bookmark-end text:name="__RefHeading__6214_613080586"/><text:bookmark-end text:name="__RefHeading__6006_1574798422"/><text:bookmark-end text:name="__RefHeading__5801_704881804"/><text:bookmark-end text:name="__RefHeading__5598_1112796876"/><text:bookmark-end text:name="__RefHeading__5404_470946183"/><text:bookmark-end text:name="__RefHeading__5209_952857884"/><text:bookmark-end text:name="__RefHeading__5015_1163710135"/><text:bookmark-end text:name="__RefHeading__4831_913315267"/><text:bookmark-end text:name="__RefHeading__4650_630685431"/><text:bookmark-end text:name="__RefHeading__4471_1736126469"/><text:bookmark-end text:name="__RefHeading__4287_1074358857"/><text:bookmark-end text:name="__RefHeading__4103_390576214"/><text:bookmark-end text:name="__RefHeading__2375_588121625"/><text:bookmark-end text:name="__RefHeading__2733_1236622114"/><text:bookmark-end text:name="__RefHeading__3925_2029073874"/><text:bookmark-end text:name="__RefHeading__13344_416654011"/><text:bookmark-end text:name="__RefHeading__6217_416654011"/><text:bookmark-end text:name="__RefHeading__2967_416654011"/><text:bookmark-end text:name="__RefHeading__1297_1256013735"/><text:bookmark-end text:name="__RefHeading__1117_552295790"/><text:bookmark-end text:name="74"/><text:bookmark-end text:name="__RefHeading__2731_1236622114"/><text:bookmark-end text:name="__RefHeading__4011_166433791"/><text:bookmark-end text:name="__RefHeading__4195_389828191"/><text:bookmark-end text:name="__RefHeading__4380_1606745807"/><text:bookmark-end text:name="__RefHeading__4557_1444625655"/><text:bookmark-end text:name="__RefHeading__4742_1310006689"/><text:bookmark-end text:name="__RefHeading__4922_1577118845"/><text:bookmark-end text:name="__RefHeading__5106_1017986065"/><text:bookmark-end text:name="__RefHeading__5307_1695420038"/><text:bookmark-end text:name="__RefHeading__5497_1220005542"/><text:bookmark-end text:name="__RefHeading__5701_1310750014"/><text:bookmark-end text:name="__RefHeading__5903_1842958974"/><text:bookmark-end text:name="__RefHeading__6110_585935303"/><text:bookmark-end text:name="__RefHeading__6112_585935303"/><text:bookmark-end text:name="__RefHeading__5905_1842958974"/><text:bookmark-end text:name="__RefHeading__5703_1310750014"/><text:bookmark-end text:name="__RefHeading__5499_1220005542"/><text:bookmark-end text:name="__RefHeading__5309_1695420038"/><text:bookmark-end text:name="__RefHeading__5108_1017986065"/><text:bookmark-end text:name="__RefHeading__4924_1577118845"/><text:bookmark-end text:name="__RefHeading__4744_1310006689"/><text:bookmark-end text:name="__RefHeading__4559_1444625655"/><text:bookmark-end text:name="__RefHeading__4382_1606745807"/><text:bookmark-end text:name="__RefHeading__4197_389828191"/><text:bookmark-end text:name="__RefHeading__4013_166433791"/><text:bookmark-end text:name="__RefHeading__2735_1236622114"/><text:bookmark-end text:name="__RefHeading__3927_2029073874"/><text:bookmark-end text:name="__RefHeading__2195_1935348469"/><text:bookmark-end text:name="__RefHeading__2554_1402843499"/><text:bookmark-end text:name="__RefHeading__2465_354735483"/><text:bookmark-end text:name="__RefHeading__2642_1914700735"/><text:bookmark-end text:name="__RefHeading__11495_416654011"/><text:bookmark-end text:name="__RefHeading__15282_416654011"/><text:bookmark-end text:name="__RefHeading__2105_425077428"/><text:bookmark-end text:name="__RefHeading__2285_374322643"/><text:bookmark-end text:name="__RefHeading__2820_1037820875"/><text:bookmark-end text:name="751"/><text:bookmark-end text:name="__RefHeading__3580_1767808843"/><text:bookmark-end text:name="63"/><text:bookmark-end text:name="64"/><text:bookmark-end text:name="__RefHeading__3753_1539619621"/><text:bookmark-end text:name="__RefHeading__3845_1016505843"/><text:bookmark-end text:name="__RefHeading__3666_575115563"/><text:bookmark-end text:name="811"/><text:bookmark-end text:name="__RefHeading__1027_1800846094"/><text:bookmark-end text:name="__RefHeading__1207_504877730"/><text:bookmark-end text:name="__RefHeading__1387_1117028995"/><text:bookmark-end text:name="__RefHeading__4548_416654011"/><text:bookmark-end text:name="__RefHeading__3031_492158928"/><text:bookmark-end text:name="__RefHeading__3216_606940407"/><text:bookmark-end text:name="__RefHeading__3400_1272288082"/><text:bookmark-end text:name="82"/><text:bookmark-end text:name="83"/><text:bookmark-end text:name="84"/><text:bookmark-end text:name="85"/><text:bookmark-end text:name="__RefHeading__3494_2029160294"/><text:bookmark-end text:name="__RefHeading__3310_1071858212"/><text:bookmark-end text:name="__RefHeading__3126_1761741664"/><text:bookmark-end text:name="__RefHeading__2911_270129214"/><text:bookmark-end text:name="__RefHeading__2017_1699506768"/><text:bookmark-end text:name="__RefHeading__13346_416654011"/><text:bookmark-end text:name="__RefHeading__6219_416654011"/><text:bookmark-end text:name="__RefHeading__2969_416654011"/><text:bookmark-end text:name="__RefHeading__1299_1256013735"/><text:bookmark-end text:name="__RefHeading__1119_552295790"/><text:bookmark-end text:name="86"/><text:bookmark-end text:name="__RefHeading__4105_390576214"/><text:bookmark-end text:name="__RefHeading__4289_1074358857"/><text:bookmark-end text:name="__RefHeading__4473_1736126469"/><text:bookmark-end text:name="__RefHeading__4652_630685431"/><text:bookmark-end text:name="__RefHeading__4833_913315267"/><text:bookmark-end text:name="__RefHeading__5017_1163710135"/><text:bookmark-end text:name="__RefHeading__5211_952857884"/><text:bookmark-end text:name="__RefHeading__5406_470946183"/><text:bookmark-end text:name="__RefHeading__5600_1112796876"/><text:bookmark-end text:name="__RefHeading__5803_704881804"/><text:bookmark-end text:name="__RefHeading__6008_1574798422"/><text:bookmark-end text:name="__RefHeading__6114_585935303"/><text:bookmark-end text:name="__RefHeading__5907_1842958974"/><text:bookmark-end text:name="__RefHeading__5705_1310750014"/><text:bookmark-end text:name="__RefHeading__5501_1220005542"/><text:bookmark-end text:name="__RefHeading__5311_1695420038"/><text:bookmark-end text:name="__RefHeading__5110_1017986065"/><text:bookmark-end text:name="__RefHeading__4926_1577118845"/><text:bookmark-end text:name="__RefHeading__4746_1310006689"/><text:bookmark-end text:name="__RefHeading__4561_1444625655"/><text:bookmark-end text:name="__RefHeading__4384_1606745807"/><text:bookmark-end text:name="__RefHeading__4199_389828191"/><text:bookmark-end text:name="__RefHeading__4015_166433791"/><text:bookmark-end text:name="__RefHeading__2111_425077428"/><text:bookmark-end text:name="__RefHeading__3929_2029073874"/><text:bookmark-end text:name="__RefHeading__2377_588121625"/><text:bookmark-end text:name="__RefHeading__2197_1935348469"/><text:bookmark-end text:name="__RefHeading__2556_1402843499"/><text:bookmark-end text:name="__RefHeading__2467_354735483"/><text:bookmark-end text:name="__RefHeading__2644_1914700735"/><text:bookmark-end text:name="__RefHeading__11497_416654011"/><text:bookmark-end text:name="__RefHeading__15284_416654011"/><text:bookmark-end text:name="__RefHeading__3582_1767808843"/><text:bookmark-end text:name="68"/><text:bookmark-end text:name="69"/><text:bookmark-end text:name="70"/><text:bookmark-end text:name="71"/><text:bookmark-end text:name="72"/><text:bookmark-end text:name="__RefHeading__3755_1539619621"/><text:bookmark-end text:name="__RefHeading__3847_1016505843"/><text:bookmark-end text:name="__RefHeading__3668_575115563"/><text:bookmark-end text:name="891"/><text:bookmark-end text:name="90"/><text:bookmark-end text:name="91"/><text:bookmark-end text:name="92"/><text:bookmark-end text:name="93"/><text:bookmark-end text:name="__RefHeading__1029_1800846094"/><text:bookmark-end text:name="__RefHeading__1209_504877730"/><text:bookmark-end text:name="__RefHeading__1389_1117028995"/><text:bookmark-end text:name="__RefHeading__4550_416654011"/><text:bookmark-end text:name="__RefHeading__3033_492158928"/><text:bookmark-end text:name="__RefHeading__3218_606940407"/><text:bookmark-end text:name="__RefHeading__3402_1272288082"/><text:bookmark-end text:name="__RefHeading__3496_2029160294"/><text:bookmark-end text:name="__RefHeading__3312_1071858212"/><text:bookmark-end text:name="__RefHeading__3128_1761741664"/><text:bookmark-end text:name="__RefHeading__2913_270129214"/><text:bookmark-end text:name="__RefHeading__2019_1699506768"/><text:bookmark-end text:name="__RefHeading__13348_416654011"/><text:bookmark-end text:name="__RefHeading__6221_416654011"/><text:bookmark-end text:name="__RefHeading__2971_416654011"/><text:bookmark-end text:name="__RefHeading__1301_1256013735"/><text:bookmark-end text:name="__RefHeading__1121_552295790"/><text:bookmark-end text:name="94"/><text:bookmark-end text:name="__RefHeading__4107_390576214"/><text:bookmark-end text:name="__RefHeading__4291_1074358857"/><text:bookmark-end text:name="__RefHeading__4475_1736126469"/><text:bookmark-end text:name="__RefHeading__4654_630685431"/><text:bookmark-end text:name="__RefHeading__4835_913315267"/><text:bookmark-end text:name="__RefHeading__5019_1163710135"/><text:bookmark-end text:name="__RefHeading__5213_952857884"/><text:bookmark-end text:name="__RefHeading__5408_470946183"/><text:bookmark-end text:name="__RefHeading__5602_1112796876"/><text:bookmark-end text:name="__RefHeading__5805_704881804"/><text:bookmark-end text:name="__RefHeading__6010_1574798422"/><text:bookmark-end text:name="__RefHeading__6116_585935303"/><text:bookmark-end text:name="__RefHeading__5909_1842958974"/><text:bookmark-end text:name="__RefHeading__5707_1310750014"/><text:bookmark-end text:name="__RefHeading__5503_1220005542"/><text:bookmark-end text:name="__RefHeading__5313_1695420038"/><text:bookmark-end text:name="__RefHeading__5112_1017986065"/><text:bookmark-end text:name="__RefHeading__4928_1577118845"/><text:bookmark-end text:name="__RefHeading__4748_1310006689"/><text:bookmark-end text:name="__RefHeading__4563_1444625655"/><text:bookmark-end text:name="__RefHeading__4386_1606745807"/><text:bookmark-end text:name="__RefHeading__4201_389828191"/><text:bookmark-end text:name="__RefHeading__4017_166433791"/><text:bookmark-end text:name="__RefHeading__2826_1037820875"/><text:bookmark-end text:name="__RefHeading__2291_374322643"/><text:bookmark-end text:name="__RefHeading__2379_588121625"/><text:bookmark-end text:name="__RefHeading__2199_1935348469"/><text:bookmark-end text:name="__RefHeading__2558_1402843499"/><text:bookmark-end text:name="__RefHeading__2469_354735483"/><text:bookmark-end text:name="__RefHeading__2646_1914700735"/><text:bookmark-end text:name="__RefHeading__11499_416654011"/><text:bookmark-end text:name="__RefHeading__15286_416654011"/><text:bookmark-end text:name="__RefHeading__3584_1767808843"/><text:bookmark-end text:name="76"/><text:bookmark-end text:name="77"/><text:bookmark-end text:name="78"/><text:bookmark-end text:name="79"/><text:bookmark-end text:name="80"/><text:bookmark-end text:name="__RefHeading__3757_1539619621"/><text:bookmark-end text:name="__RefHeading__3849_1016505843"/><text:bookmark-end text:name="__RefHeading__3670_575115563"/><text:bookmark-end text:name="__RefHeading__4552_416654011"/><text:bookmark-end text:name="__RefHeading__3035_492158928"/><text:bookmark-end text:name="__RefHeading__3220_606940407"/><text:bookmark-end text:name="__RefHeading__3404_1272288082"/><text:bookmark-end text:name="__RefHeading__3498_2029160294"/><text:bookmark-end text:name="__RefHeading__3314_1071858212"/><text:bookmark-end text:name="__RefHeading__3130_1761741664"/><text:bookmark-end text:name="__RefHeading__2915_270129214"/><text:bookmark-end text:name="__RefHeading__2021_1699506768"/><text:bookmark-end text:name="__RefHeading__13350_416654011"/><text:bookmark-end text:name="__RefHeading__6223_416654011"/><text:bookmark-end text:name="__RefHeading__2973_416654011"/><text:bookmark-end text:name="__RefHeading__1303_1256013735"/><text:bookmark-end text:name="__RefHeading__1123_552295790"/><text:bookmark-end text:name="102"/><text:bookmark-end text:name="__RefHeading__2737_1236622114"/><text:bookmark-end text:name="__RefHeading__2381_588121625"/><text:bookmark-end text:name="__RefHeading__2201_1935348469"/><text:bookmark-end text:name="__RefHeading__2560_1402843499"/><text:bookmark-end text:name="__RefHeading__2471_354735483"/><text:bookmark-end text:name="__RefHeading__2648_1914700735"/><text:bookmark-end text:name="__RefHeading__11501_416654011"/><text:bookmark-end text:name="__RefHeading__15288_416654011"/><text:bookmark-end text:name="__RefHeading__4109_390576214"/><text:bookmark-end text:name="__RefHeading__4293_1074358857"/><text:bookmark-end text:name="__RefHeading__4477_1736126469"/><text:bookmark-end text:name="__RefHeading__4656_630685431"/><text:bookmark-end text:name="__RefHeading__4837_913315267"/><text:bookmark-end text:name="__RefHeading__5021_1163710135"/><text:bookmark-end text:name="__RefHeading__5215_952857884"/><text:bookmark-end text:name="__RefHeading__5410_470946183"/><text:bookmark-end text:name="__RefHeading__5604_1112796876"/><text:bookmark-end text:name="__RefHeading__5807_704881804"/><text:bookmark-end text:name="__RefHeading__6012_1574798422"/><text:bookmark-end text:name="__RefHeading__3931_2029073874"/><text:bookmark-end text:name="__RefHeading__2203_1935348469"/><text:bookmark-end text:name="__RefHeading__6118_585935303"/><text:bookmark-end text:name="__RefHeading__5911_1842958974"/><text:bookmark-end text:name="__RefHeading__5709_1310750014"/><text:bookmark-end text:name="__RefHeading__5505_1220005542"/><text:bookmark-end text:name="__RefHeading__5315_1695420038"/><text:bookmark-end text:name="__RefHeading__5114_1017986065"/><text:bookmark-end text:name="__RefHeading__4930_1577118845"/><text:bookmark-end text:name="__RefHeading__4750_1310006689"/><text:bookmark-end text:name="__RefHeading__4565_1444625655"/><text:bookmark-end text:name="__RefHeading__4388_1606745807"/><text:bookmark-end text:name="__RefHeading__4203_389828191"/><text:bookmark-end text:name="__RefHeading__4019_166433791"/><text:bookmark-end text:name="1211"/><text:bookmark-end text:name="__RefHeading__3933_2029073874"/><text:bookmark-end text:name="1031"/><text:bookmark-end text:name="__RefHeading__3586_1767808843"/><text:bookmark-end text:name="95"/><text:bookmark-end text:name="__RefHeading__2824_1037820875"/><text:bookmark-end text:name="__RefHeading__2289_374322643"/><text:bookmark-end text:name="__RefHeading__2109_425077428"/><text:bookmark-end text:name="__RefHeading__2107_425077428"/><text:bookmark-end text:name="__RefHeading__2287_374322643"/><text:bookmark-end text:name="__RefHeading__2822_1037820875"/><text:bookmark-end text:name="87"/><text:bookmark-end text:name="88"/><text:bookmark-end text:name="__RefHeading__3759_1539619621"/><text:bookmark-end text:name="__RefHeading__1391_1117028995"/><text:bookmark-end text:name="__RefHeading__1211_504877730"/><text:bookmark-end text:name="__RefHeading__1031_1800846094"/><text:bookmark-end text:name="101"/><text:bookmark-end text:name="__RefHeading__3851_1016505843"/><text:bookmark-end text:name="__RefHeading__3672_575115563"/><text:bookmark-end text:name="1091"/><text:bookmark-end text:name="__RefHeading__1033_1800846094"/><text:bookmark-end text:name="__RefHeading__1213_504877730"/><text:bookmark-end text:name="__RefHeading__1393_1117028995"/><text:bookmark-end text:name="__RefHeading__4554_416654011"/><text:bookmark-end text:name="__RefHeading__3037_492158928"/><text:bookmark-end text:name="__RefHeading__3222_606940407"/><text:bookmark-end text:name="__RefHeading__3406_1272288082"/><text:bookmark-end text:name="__RefHeading__3500_2029160294"/><text:bookmark-end text:name="__RefHeading__3316_1071858212"/><text:bookmark-end text:name="__RefHeading__3132_1761741664"/><text:bookmark-end text:name="__RefHeading__2917_270129214"/><text:bookmark-end text:name="__RefHeading__2023_1699506768"/><text:bookmark-end text:name="__RefHeading__13352_416654011"/><text:bookmark-end text:name="__RefHeading__6225_416654011"/><text:bookmark-end text:name="__RefHeading__2975_416654011"/><text:bookmark-end text:name="__RefHeading__1305_1256013735"/><text:bookmark-end text:name="__RefHeading__1125_552295790"/><text:bookmark-end text:name="110"/><text:bookmark-end text:name="__RefHeading__2739_1236622114"/><text:bookmark-end text:name="__RefHeading__2383_588121625"/><text:bookmark-end text:name="__RefHeading__4111_390576214"/><text:bookmark-end text:name="__RefHeading__4295_1074358857"/><text:bookmark-end text:name="__RefHeading__4479_1736126469"/><text:bookmark-end text:name="__RefHeading__4658_630685431"/><text:bookmark-end text:name="__RefHeading__4839_913315267"/><text:bookmark-end text:name="__RefHeading__5023_1163710135"/><text:bookmark-end text:name="__RefHeading__5217_952857884"/><text:bookmark-end text:name="__RefHeading__5412_470946183"/><text:bookmark-end text:name="__RefHeading__5606_1112796876"/><text:bookmark-end text:name="__RefHeading__5809_704881804"/><text:bookmark-end text:name="__RefHeading__6014_1574798422"/><text:bookmark-end text:name="__RefHeading__6120_585935303"/><text:bookmark-end text:name="__RefHeading__5913_1842958974"/><text:bookmark-end text:name="__RefHeading__5711_1310750014"/><text:bookmark-end text:name="__RefHeading__5507_1220005542"/><text:bookmark-end text:name="__RefHeading__5317_1695420038"/><text:bookmark-end text:name="__RefHeading__5116_1017986065"/><text:bookmark-end text:name="__RefHeading__4932_1577118845"/><text:bookmark-end text:name="__RefHeading__4752_1310006689"/><text:bookmark-end text:name="__RefHeading__4567_1444625655"/><text:bookmark-end text:name="__RefHeading__4390_1606745807"/><text:bookmark-end text:name="__RefHeading__4205_389828191"/><text:bookmark-end text:name="__RefHeading__4021_166433791"/><text:bookmark-end text:name="__RefHeading__6229_416654011"/><text:bookmark-end text:name="__RefHeading__3935_2029073874"/><text:bookmark-end text:name="__RefHeading__2562_1402843499"/><text:bookmark-end text:name="__RefHeading__2473_354735483"/><text:bookmark-end text:name="__RefHeading__2650_1914700735"/><text:bookmark-end text:name="__RefHeading__11503_416654011"/><text:bookmark-end text:name="__RefHeading__15290_416654011"/><text:bookmark-end text:name="__RefHeading__2113_425077428"/><text:bookmark-end text:name="__RefHeading__2293_374322643"/><text:bookmark-end text:name="__RefHeading__2828_1037820875"/><text:bookmark-end text:name="1111"/><text:bookmark-end text:name="__RefHeading__3588_1767808843"/><text:bookmark-end text:name="96"/><text:bookmark-end text:name="97"/><text:bookmark-end text:name="98"/><text:bookmark-end text:name="99"/><text:bookmark-end text:name="100"/><text:bookmark-end text:name="__RefHeading__3761_1539619621"/><text:bookmark-end text:name="__RefHeading__3853_1016505843"/><text:bookmark-end text:name="__RefHeading__3674_575115563"/><text:bookmark-end text:name="1171"/><text:bookmark-end text:name="__RefHeading__1035_1800846094"/><text:bookmark-end text:name="__RefHeading__1215_504877730"/><text:bookmark-end text:name="__RefHeading__1395_1117028995"/><text:bookmark-end text:name="__RefHeading__4556_416654011"/><text:bookmark-end text:name="__RefHeading__3039_492158928"/><text:bookmark-end text:name="__RefHeading__3224_606940407"/><text:bookmark-end text:name="__RefHeading__3408_1272288082"/><text:bookmark-end text:name="118"/><text:bookmark-end text:name="119"/><text:bookmark-end text:name="120"/><text:bookmark-end text:name="__RefHeading__3502_2029160294"/><text:bookmark-end text:name="__RefHeading__3318_1071858212"/><text:bookmark-end text:name="__RefHeading__3134_1761741664"/><text:bookmark-end text:name="__RefHeading__2919_270129214"/><text:bookmark-end text:name="__RefHeading__2025_1699506768"/><text:bookmark-end text:name="__RefHeading__13354_416654011"/><text:bookmark-end text:name="__RefHeading__6227_416654011"/><text:bookmark-end text:name="__RefHeading__2977_416654011"/><text:bookmark-end text:name="__RefHeading__1307_1256013735"/><text:bookmark-end text:name="__RefHeading__1127_552295790"/><text:bookmark-end text:name="__RefHeading__4113_390576214"/><text:bookmark-end text:name="__RefHeading__4297_1074358857"/><text:bookmark-end text:name="__RefHeading__4481_1736126469"/><text:bookmark-end text:name="__RefHeading__4660_630685431"/><text:bookmark-end text:name="__RefHeading__4841_913315267"/><text:bookmark-end text:name="__RefHeading__5025_1163710135"/><text:bookmark-end text:name="__RefHeading__5219_952857884"/><text:bookmark-end text:name="__RefHeading__5414_470946183"/><text:bookmark-end text:name="__RefHeading__5608_1112796876"/><text:bookmark-end text:name="__RefHeading__5811_704881804"/><text:bookmark-end text:name="__RefHeading__6016_1574798422"/><text:bookmark-end text:name="__RefHeading__6122_585935303"/><text:bookmark-end text:name="__RefHeading__5915_1842958974"/><text:bookmark-end text:name="__RefHeading__5713_1310750014"/><text:bookmark-end text:name="__RefHeading__5509_1220005542"/><text:bookmark-end text:name="__RefHeading__5319_1695420038"/><text:bookmark-end text:name="__RefHeading__5118_1017986065"/><text:bookmark-end text:name="__RefHeading__4934_1577118845"/><text:bookmark-end text:name="__RefHeading__4754_1310006689"/><text:bookmark-end text:name="__RefHeading__4569_1444625655"/><text:bookmark-end text:name="__RefHeading__4392_1606745807"/><text:bookmark-end text:name="__RefHeading__4207_389828191"/><text:bookmark-end text:name="__RefHeading__4023_166433791"/><text:bookmark-end text:name="__RefHeading__3937_2029073874"/><text:bookmark-end text:name="__RefHeading__2741_1236622114"/><text:bookmark-end text:name="__RefHeading__2385_588121625"/><text:bookmark-end text:name="__RefHeading__2205_1935348469"/><text:bookmark-end text:name="__RefHeading__2564_1402843499"/><text:bookmark-end text:name="__RefHeading__2475_354735483"/><text:bookmark-end text:name="__RefHeading__2652_1914700735"/><text:bookmark-end text:name="__RefHeading__11505_416654011"/><text:bookmark-end text:name="__RefHeading__15292_416654011"/><text:bookmark-end text:name="__RefHeading__2115_425077428"/><text:bookmark-end text:name="__RefHeading__3590_1767808843"/><text:bookmark-end text:name="104"/><text:bookmark-end text:name="105"/><text:bookmark-end text:name="106"/><text:bookmark-end text:name="107"/><text:bookmark-end text:name="108"/><text:bookmark-end text:name="__RefHeading__3763_1539619621"/><text:bookmark-end text:name="__RefHeading__3855_1016505843"/><text:bookmark-end text:name="__RefHeading__3676_575115563"/><text:bookmark-end text:name="1251"/><text:bookmark-end text:name="126"/><text:bookmark-end text:name="127"/><text:bookmark-end text:name="128"/><text:bookmark-end text:name="__RefHeading__1037_1800846094"/><text:bookmark-end text:name="__RefHeading__1217_504877730"/><text:bookmark-end text:name="__RefHeading__1397_1117028995"/><text:bookmark-end text:name="__RefHeading__4558_416654011"/><text:bookmark-end text:name="__RefHeading__3041_492158928"/><text:bookmark-end text:name="__RefHeading__3226_606940407"/><text:bookmark-end text:name="__RefHeading__3410_1272288082"/><text:bookmark-end text:name="129"/><text:bookmark-end text:name="__RefHeading__3504_2029160294"/><text:bookmark-end text:name="__RefHeading__3320_1071858212"/><text:bookmark-end text:name="__RefHeading__3136_1761741664"/><text:bookmark-end text:name="__RefHeading__2921_270129214"/><text:bookmark-end text:name="__RefHeading__2027_1699506768"/><text:bookmark-end text:name="__RefHeading__13356_416654011"/><text:bookmark-end text:name="__RefHeading__4115_390576214"/><text:bookmark-end text:name="__RefHeading__4299_1074358857"/><text:bookmark-end text:name="__RefHeading__4483_1736126469"/><text:bookmark-end text:name="__RefHeading__4662_630685431"/><text:bookmark-end text:name="__RefHeading__4843_913315267"/><text:bookmark-end text:name="__RefHeading__5027_1163710135"/><text:bookmark-end text:name="__RefHeading__5221_952857884"/><text:bookmark-end text:name="__RefHeading__5416_470946183"/><text:bookmark-end text:name="__RefHeading__5610_1112796876"/><text:bookmark-end text:name="__RefHeading__5813_704881804"/><text:bookmark-end text:name="__RefHeading__6018_1574798422"/><text:bookmark-end text:name="__RefHeading__6124_585935303"/><text:bookmark-end text:name="__RefHeading__5917_1842958974"/><text:bookmark-end text:name="__RefHeading__5715_1310750014"/><text:bookmark-end text:name="__RefHeading__5511_1220005542"/><text:bookmark-end text:name="__RefHeading__5321_1695420038"/><text:bookmark-end text:name="__RefHeading__5120_1017986065"/><text:bookmark-end text:name="__RefHeading__4936_1577118845"/><text:bookmark-end text:name="__RefHeading__4756_1310006689"/><text:bookmark-end text:name="__RefHeading__4571_1444625655"/><text:bookmark-end text:name="__RefHeading__4394_1606745807"/><text:bookmark-end text:name="__RefHeading__4209_389828191"/><text:bookmark-end text:name="__RefHeading__4025_166433791"/><text:bookmark-end text:name="1661"/><text:bookmark-end text:name="__RefHeading__3939_2029073874"/><text:bookmark-end text:name="__RefHeading__2979_416654011"/><text:bookmark-end text:name="__RefHeading__1309_1256013735"/><text:bookmark-end text:name="__RefHeading__1129_552295790"/><text:bookmark-end text:name="130"/><text:bookmark-end text:name="__RefHeading__2743_1236622114"/><text:bookmark-end text:name="__RefHeading__2387_588121625"/><text:bookmark-end text:name="__RefHeading__2207_1935348469"/><text:bookmark-end text:name="__RefHeading__2566_1402843499"/><text:bookmark-end text:name="__RefHeading__2477_354735483"/><text:bookmark-end text:name="__RefHeading__2654_1914700735"/><text:bookmark-end text:name="__RefHeading__11507_416654011"/><text:bookmark-end text:name="__RefHeading__15294_416654011"/><text:bookmark-end text:name="__RefHeading__3592_1767808843"/><text:bookmark-end text:name="112"/><text:bookmark-end text:name="113"/><text:bookmark-end text:name="114"/><text:bookmark-end text:name="115"/><text:bookmark-end text:name="116"/><text:bookmark-end text:name="__RefHeading__3765_1539619621"/><text:bookmark-end text:name="__RefHeading__3857_1016505843"/><text:bookmark-end text:name="__RefHeading__3678_575115563"/><text:bookmark-end text:name="1351"/><text:bookmark-end text:name="136"/><text:bookmark-end text:name="137"/><text:bookmark-end text:name="__RefHeading__1039_1800846094"/><text:bookmark-end text:name="__RefHeading__1219_504877730"/><text:bookmark-end text:name="__RefHeading__1399_1117028995"/><text:bookmark-end text:name="__RefHeading__4560_416654011"/><text:bookmark-end text:name="__RefHeading__3043_492158928"/><text:bookmark-end text:name="__RefHeading__3228_606940407"/><text:bookmark-end text:name="__RefHeading__3412_1272288082"/><text:bookmark-end text:name="138"/><text:bookmark-end text:name="139"/><text:bookmark-end text:name="140"/><text:bookmark-end text:name="141"/><text:bookmark-end text:name="142"/><text:bookmark-end text:name="143"/><text:bookmark-end text:name="__RefHeading__4117_390576214"/><text:bookmark-end text:name="__RefHeading__4301_1074358857"/><text:bookmark-end text:name="__RefHeading__4485_1736126469"/><text:bookmark-end text:name="__RefHeading__4664_630685431"/><text:bookmark-end text:name="__RefHeading__4845_913315267"/><text:bookmark-end text:name="__RefHeading__5029_1163710135"/><text:bookmark-end text:name="__RefHeading__5223_952857884"/><text:bookmark-end text:name="__RefHeading__5418_470946183"/><text:bookmark-end text:name="__RefHeading__5612_1112796876"/><text:bookmark-end text:name="__RefHeading__5815_704881804"/><text:bookmark-end text:name="__RefHeading__6020_1574798422"/><text:bookmark-end text:name="__RefHeading__6230_613080586"/><text:bookmark-end text:name="__RefHeading__6126_585935303"/><text:bookmark-end text:name="__RefHeading__6232_613080586"/><text:bookmark-end text:name="__RefHeading__6128_585935303"/><text:bookmark-end text:name="__RefHeading__6234_613080586"/><text:bookmark-end text:name="__RefHeading__6022_1574798422"/><text:bookmark-end text:name="__RefHeading__6130_585935303"/><text:bookmark-end text:name="__RefHeading__5717_1310750014"/><text:bookmark-end text:name="__RefHeading__5513_1220005542"/><text:bookmark-end text:name="__RefHeading__5323_1695420038"/><text:bookmark-end text:name="__RefHeading__5122_1017986065"/><text:bookmark-end text:name="__RefHeading__4938_1577118845"/><text:bookmark-end text:name="__RefHeading__4758_1310006689"/><text:bookmark-end text:name="__RefHeading__4573_1444625655"/><text:bookmark-end text:name="__RefHeading__4396_1606745807"/><text:bookmark-end text:name="__RefHeading__4211_389828191"/><text:bookmark-end text:name="__RefHeading__4027_166433791"/><text:bookmark-end text:name="__RefHeading__3941_2029073874"/><text:bookmark-end text:name="55"/><text:bookmark-end text:name="62"/><text:bookmark-end text:name="67"/><text:bookmark-end text:name="75"/><text:bookmark-end text:name="103"/><text:bookmark-end text:name="111"/><text:bookmark-end text:name="185"/><text:bookmark-end text:name="__RefHeading__3594_1767808843"/><text:bookmark-end text:name="__RefHeading__2832_1037820875"/><text:bookmark-end text:name="__RefHeading__2297_374322643"/><text:bookmark-end text:name="__RefHeading__2117_425077428"/><text:bookmark-end text:name="__RefHeading__2295_374322643"/><text:bookmark-end text:name="__RefHeading__2830_1037820875"/><text:bookmark-end text:name="122"/><text:bookmark-end text:name="123"/><text:bookmark-end text:name="124"/><text:bookmark-end text:name="__RefHeading__3767_1539619621"/><text:bookmark-end text:name="1341"/><text:bookmark-end text:name="133"/><text:bookmark-end text:name="132"/><text:bookmark-end text:name="__RefHeading__3859_1016505843"/><text:bookmark-end text:name="__RefHeading__3680_575115563"/><text:bookmark-end text:name="1501"/><text:bookmark-end text:name="151"/><text:bookmark-end text:name="152"/><text:bookmark-end text:name="153"/><text:bookmark-end text:name="154"/><text:bookmark-end text:name="155"/><text:bookmark-end text:name="156"/><text:bookmark-end text:name="157"/><text:bookmark-end text:name="158"/><text:bookmark-end text:name="159"/><text:bookmark-end text:name="160"/><text:bookmark-end text:name="161"/><text:bookmark-end text:name="162"/><text:bookmark-end text:name="163"/><text:bookmark-end text:name="164"/><text:bookmark-end text:name="165"/><text:bookmark-end text:name="__RefHeading__4119_390576214"/><text:bookmark-end text:name="__RefHeading__4303_1074358857"/><text:bookmark-end text:name="__RefHeading__4487_1736126469"/><text:bookmark-end text:name="__RefHeading__4666_630685431"/><text:bookmark-end text:name="__RefHeading__4847_913315267"/><text:bookmark-end text:name="__RefHeading__5031_1163710135"/><text:bookmark-end text:name="__RefHeading__5225_952857884"/><text:bookmark-end text:name="__RefHeading__5420_470946183"/><text:bookmark-end text:name="__RefHeading__5614_1112796876"/><text:bookmark-end text:name="__RefHeading__5817_704881804"/><text:bookmark-end text:name="__RefHeading__6132_585935303"/><text:bookmark-end text:name="__RefHeading__5921_1842958974"/><text:bookmark-end text:name="__RefHeading__5719_1310750014"/><text:bookmark-end text:name="__RefHeading__5515_1220005542"/><text:bookmark-end text:name="__RefHeading__5325_1695420038"/><text:bookmark-end text:name="__RefHeading__5124_1017986065"/><text:bookmark-end text:name="__RefHeading__4940_1577118845"/><text:bookmark-end text:name="__RefHeading__4760_1310006689"/><text:bookmark-end text:name="__RefHeading__4575_1444625655"/><text:bookmark-end text:name="__RefHeading__4398_1606745807"/><text:bookmark-end text:name="__RefHeading__4213_389828191"/><text:bookmark-end text:name="__RefHeading__4029_166433791"/><text:bookmark-end text:name="167"/><text:bookmark-end text:name="168"/><text:bookmark-end text:name="169"/><text:bookmark-end text:name="170"/><text:bookmark-end text:name="171"/><text:bookmark-end text:name="172"/><text:bookmark-end text:name="173"/><text:bookmark-end text:name="174"/><text:bookmark-end text:name="175"/><text:bookmark-end text:name="176"/><text:bookmark-end text:name="177"/><text:bookmark-end text:name="178"/><text:bookmark-end text:name="187"/><text:bookmark-end text:name="__RefHeading__3596_1767808843"/><text:bookmark-end text:name="186"/><text:bookmark-end text:name="131"/><text:bookmark-end text:name="__RefHeading__3769_1539619621"/><text:bookmark-end text:name="1491"/><text:bookmark-end text:name="__RefHeading__3861_1016505843"/><text:bookmark-end text:name="__RefHeading__3682_575115563"/><text:bookmark-end text:name="198"/><text:bookmark-end text:name="191"/><text:bookmark-end text:name="190"/><text:bookmark-end text:name="189"/><text:bookmark-end text:name="188"/><text:bookmark-end text:name="150"/><text:bookmark-end text:name="149"/><text:bookmark-end text:name="135"/><text:bookmark-end text:name="134"/><text:bookmark-end text:name="125"/><text:bookmark-end text:name="117"/><text:bookmark-end text:name="109"/><text:bookmark-end text:name="89"/><text:bookmark-end text:name="81"/><text:bookmark-end text:name="73"/><text:bookmark-end text:name="65"/><text:bookmark-end text:name="47"/><text:bookmark-end text:name="__RefHeading__4121_390576214"/><text:bookmark-end text:name="__RefHeading__4305_1074358857"/><text:bookmark-end text:name="__RefHeading__4489_1736126469"/><text:bookmark-end text:name="__RefHeading__4668_630685431"/><text:bookmark-end text:name="__RefHeading__4849_913315267"/><text:bookmark-end text:name="__RefHeading__5033_1163710135"/><text:bookmark-end text:name="__RefHeading__5227_952857884"/><text:bookmark-end text:name="__RefHeading__5422_470946183"/><text:bookmark-end text:name="__RefHeading__5616_1112796876"/><text:bookmark-end text:name="__RefHeading__5819_704881804"/><text:bookmark-end text:name="__RefHeading__6024_1574798422"/><text:bookmark-end text:name="180"/><text:bookmark-end text:name="181"/><text:bookmark-end text:name="__RefHeading__3943_2029073874"/><text:bookmark-end text:name="400"/><text:bookmark-end text:name="__RefHeading__6134_585935303"/><text:bookmark-end text:name="__RefHeading__5923_1842958974"/><text:bookmark-end text:name="__RefHeading__5721_1310750014"/><text:bookmark-end text:name="__RefHeading__5517_1220005542"/><text:bookmark-end text:name="__RefHeading__5327_1695420038"/><text:bookmark-end text:name="__RefHeading__5126_1017986065"/><text:bookmark-end text:name="__RefHeading__4942_1577118845"/><text:bookmark-end text:name="__RefHeading__4762_1310006689"/><text:bookmark-end text:name="__RefHeading__4577_1444625655"/><text:bookmark-end text:name="__RefHeading__4400_1606745807"/><text:bookmark-end text:name="__RefHeading__4215_389828191"/><text:bookmark-end text:name="__RefHeading__4031_166433791"/><text:bookmark-end text:name="401"/><text:bookmark-end text:name="__RefHeading__3945_2029073874"/><text:bookmark-end text:name="182"/><text:bookmark-end text:name="183"/><text:bookmark-end text:name="184"/><text:bookmark-end text:name="179"/><text:bookmark-end text:name="144"/><text:bookmark-end text:name="145"/><text:bookmark-end text:name="146"/><text:bookmark-end text:name="147"/><text:bookmark-end text:name="148"/><text:bookmark-end text:name="__RefHeading__3771_1539619621"/><text:bookmark-end text:name="192"/><text:bookmark-end text:name="197"/><text:bookmark-end text:name="196"/><text:bookmark-end text:name="195"/><text:bookmark-end text:name="194"/><text:bookmark-end text:name="193"/><text:bookmark-end text:name="51"/><text:bookmark-end text:name="61"/><text:bookmark-end text:name="121"/><text:bookmark-end text:name="166"/><text:bookmark-end text:name="199"/><text:bookmark-end text:name="200"/><text:bookmark-end text:name="201"/><text:bookmark-end text:name="202"/><text:bookmark-end text:name="203"/><text:bookmark-end text:name="204"/><text:bookmark-end text:name="205"/><text:bookmark-end text:name="__RefHeading__4123_390576214"/><text:bookmark-end text:name="__RefHeading__4307_1074358857"/><text:bookmark-end text:name="__RefHeading__4491_1736126469"/><text:bookmark-end text:name="__RefHeading__4670_630685431"/><text:bookmark-end text:name="__RefHeading__4851_913315267"/><text:bookmark-end text:name="__RefHeading__5035_1163710135"/><text:bookmark-end text:name="__RefHeading__5229_952857884"/><text:bookmark-end text:name="__RefHeading__5424_470946183"/><text:bookmark-end text:name="__RefHeading__5618_1112796876"/><text:bookmark-end text:name="__RefHeading__5821_704881804"/><text:bookmark-end text:name="__RefHeading__6026_1574798422"/><text:bookmark-end text:name="__RefHeading__6136_585935303"/><text:bookmark-end text:name="__RefHeading__5925_1842958974"/><text:bookmark-end text:name="__RefHeading__5723_1310750014"/><text:bookmark-end text:name="__RefHeading__5519_1220005542"/><text:bookmark-end text:name="__RefHeading__5329_1695420038"/><text:bookmark-end text:name="__RefHeading__5128_1017986065"/><text:bookmark-end text:name="__RefHeading__4944_1577118845"/><text:bookmark-end text:name="__RefHeading__4764_1310006689"/><text:bookmark-end text:name="__RefHeading__4579_1444625655"/><text:bookmark-end text:name="__RefHeading__4402_1606745807"/><text:bookmark-end text:name="__RefHeading__4217_389828191"/><text:bookmark-end text:name="__RefHeading__4033_166433791"/><text:bookmark-end text:name="402"/><text:bookmark-end text:name="__RefHeading__3947_2029073874"/><text:bookmark-end text:name="206"/><text:bookmark-end text:name="207"/><text:bookmark-end text:name="208"/><text:bookmark-end text:name="209"/><text:bookmark-end text:name="210"/><text:bookmark-end text:name="211"/><text:bookmark-end text:name="212"/><text:bookmark-end text:name="213"/><text:bookmark-end text:name="214"/><text:bookmark-end text:name="215"/><text:bookmark-end text:name="216"/><text:bookmark-end text:name="217"/><text:bookmark-end text:name="218"/><text:bookmark-end text:name="219"/><text:bookmark-end text:name="220"/><text:bookmark-end text:name="221"/><text:bookmark-end text:name="222"/><text:bookmark-end text:name="223"/><text:bookmark-end text:name="224"/><text:bookmark-end text:name="225"/><text:bookmark-end text:name="226"/><text:bookmark-end text:name="227"/><text:bookmark-end text:name="228"/><text:bookmark-end text:name="229"/><text:bookmark-end text:name="230"/><text:bookmark-end text:name="231"/><text:bookmark-end text:name="232"/><text:bookmark-end text:name="233"/><text:bookmark-end text:name="234"/><text:bookmark-end text:name="235"/><text:bookmark-end text:name="236"/><text:bookmark-end text:name="237"/><text:bookmark-end text:name="238"/><text:bookmark-end text:name="239"/><text:bookmark-end text:name="240"/><text:bookmark-end text:name="241"/><text:bookmark-end text:name="242"/><text:bookmark-end text:name="243"/><text:bookmark-end text:name="244"/><text:bookmark-end text:name="__RefHeading__4125_390576214"/><text:bookmark-end text:name="__RefHeading__4309_1074358857"/><text:bookmark-end text:name="__RefHeading__4493_1736126469"/><text:bookmark-end text:name="__RefHeading__4672_630685431"/><text:bookmark-end text:name="__RefHeading__4853_913315267"/><text:bookmark-end text:name="__RefHeading__5037_1163710135"/><text:bookmark-end text:name="__RefHeading__5231_952857884"/><text:bookmark-end text:name="__RefHeading__5426_470946183"/><text:bookmark-end text:name="__RefHeading__5620_1112796876"/><text:bookmark-end text:name="__RefHeading__5823_704881804"/><text:bookmark-end text:name="__RefHeading__6028_1574798422"/><text:bookmark-end text:name="__RefHeading__6138_585935303"/><text:bookmark-end text:name="__RefHeading__5927_1842958974"/><text:bookmark-end text:name="__RefHeading__5725_1310750014"/><text:bookmark-end text:name="__RefHeading__5521_1220005542"/><text:bookmark-end text:name="__RefHeading__5331_1695420038"/><text:bookmark-end text:name="__RefHeading__5130_1017986065"/><text:bookmark-end text:name="__RefHeading__4946_1577118845"/><text:bookmark-end text:name="__RefHeading__4766_1310006689"/><text:bookmark-end text:name="__RefHeading__4581_1444625655"/><text:bookmark-end text:name="__RefHeading__4404_1606745807"/><text:bookmark-end text:name="__RefHeading__4219_389828191"/><text:bookmark-end text:name="__RefHeading__4035_166433791"/><text:bookmark-end text:name="403"/><text:bookmark-end text:name="__RefHeading__3949_2029073874"/><text:bookmark-end text:name="245"/><text:bookmark-end text:name="246"/><text:bookmark-end text:name="247"/><text:bookmark-end text:name="248"/><text:bookmark-end text:name="249"/><text:bookmark-end text:name="250"/><text:bookmark-end text:name="251"/><text:bookmark-end text:name="252"/><text:bookmark-end text:name="253"/><text:bookmark-end text:name="254"/><text:bookmark-end text:name="255"/><text:bookmark-end text:name="256"/><text:bookmark-end text:name="257"/><text:bookmark-end text:name="258"/><text:bookmark-end text:name="259"/><text:bookmark-end text:name="260"/><text:bookmark-end text:name="261"/><text:bookmark-end text:name="262"/><text:bookmark-end text:name="263"/><text:bookmark-end text:name="264"/><text:bookmark-end text:name="265"/><text:bookmark-end text:name="266"/><text:bookmark-end text:name="267"/><text:bookmark-end text:name="268"/><text:bookmark-end text:name="269"/><text:bookmark-end text:name="270"/><text:bookmark-end text:name="271"/><text:bookmark-end text:name="272"/><text:bookmark-end text:name="273"/><text:bookmark-end text:name="274"/><text:bookmark-end text:name="275"/><text:bookmark-end text:name="276"/><text:bookmark-end text:name="277"/><text:bookmark-end text:name="278"/><text:bookmark-end text:name="279"/><text:bookmark-end text:name="280"/><text:bookmark-end text:name="281"/><text:bookmark-end text:name="282"/><text:bookmark-end text:name="283"/><text:bookmark-end text:name="__RefHeading__4127_390576214"/><text:bookmark-end text:name="__RefHeading__4311_1074358857"/><text:bookmark-end text:name="__RefHeading__4495_1736126469"/><text:bookmark-end text:name="__RefHeading__4674_630685431"/><text:bookmark-end text:name="__RefHeading__4855_913315267"/><text:bookmark-end text:name="__RefHeading__5039_1163710135"/><text:bookmark-end text:name="__RefHeading__5233_952857884"/><text:bookmark-end text:name="__RefHeading__5428_470946183"/><text:bookmark-end text:name="__RefHeading__5622_1112796876"/><text:bookmark-end text:name="__RefHeading__5825_704881804"/><text:bookmark-end text:name="__RefHeading__6030_1574798422"/><text:bookmark-end text:name="__RefHeading__6140_585935303"/><text:bookmark-end text:name="__RefHeading__5929_1842958974"/><text:bookmark-end text:name="__RefHeading__5727_1310750014"/><text:bookmark-end text:name="__RefHeading__5523_1220005542"/><text:bookmark-end text:name="__RefHeading__5333_1695420038"/><text:bookmark-end text:name="__RefHeading__5132_1017986065"/><text:bookmark-end text:name="__RefHeading__4948_1577118845"/><text:bookmark-end text:name="__RefHeading__4768_1310006689"/><text:bookmark-end text:name="__RefHeading__4583_1444625655"/><text:bookmark-end text:name="__RefHeading__4406_1606745807"/><text:bookmark-end text:name="__RefHeading__4221_389828191"/><text:bookmark-end text:name="__RefHeading__4037_166433791"/><text:bookmark-end text:name="322"/><text:bookmark-end text:name="404"/><text:bookmark-end text:name="284"/><text:bookmark-end text:name="285"/><text:bookmark-end text:name="286"/><text:bookmark-end text:name="287"/><text:bookmark-end text:name="288"/><text:bookmark-end text:name="289"/><text:bookmark-end text:name="290"/><text:bookmark-end text:name="291"/><text:bookmark-end text:name="292"/><text:bookmark-end text:name="293"/><text:bookmark-end text:name="294"/><text:bookmark-end text:name="295"/><text:bookmark-end text:name="296"/><text:bookmark-end text:name="297"/><text:bookmark-end text:name="298"/><text:bookmark-end text:name="299"/><text:bookmark-end text:name="300"/><text:bookmark-end text:name="301"/><text:bookmark-end text:name="302"/><text:bookmark-end text:name="303"/><text:bookmark-end text:name="304"/><text:bookmark-end text:name="305"/><text:bookmark-end text:name="306"/><text:bookmark-end text:name="307"/><text:bookmark-end text:name="308"/><text:bookmark-end text:name="309"/><text:bookmark-end text:name="310"/><text:bookmark-end text:name="311"/><text:bookmark-end text:name="312"/><text:bookmark-end text:name="313"/><text:bookmark-end text:name="314"/><text:bookmark-end text:name="315"/><text:bookmark-end text:name="316"/><text:bookmark-end text:name="317"/><text:bookmark-end text:name="318"/><text:bookmark-end text:name="319"/><text:bookmark-end text:name="320"/><text:bookmark-end text:name="321"/><text:bookmark-end text:name="__RefHeading__4129_390576214"/><text:bookmark-end text:name="__RefHeading__4313_1074358857"/><text:bookmark-end text:name="__RefHeading__4497_1736126469"/><text:bookmark-end text:name="__RefHeading__4676_630685431"/><text:bookmark-end text:name="__RefHeading__4857_913315267"/><text:bookmark-end text:name="__RefHeading__5041_1163710135"/><text:bookmark-end text:name="__RefHeading__5235_952857884"/><text:bookmark-end text:name="__RefHeading__5430_470946183"/><text:bookmark-end text:name="__RefHeading__5624_1112796876"/><text:bookmark-end text:name="__RefHeading__5827_704881804"/><text:bookmark-end text:name="__RefHeading__6032_1574798422"/><text:bookmark-end text:name="__RefHeading__3951_2029073874"/><text:bookmark-end text:name="405"/><text:bookmark-end text:name="__RefHeading__6142_585935303"/><text:bookmark-end text:name="__RefHeading__5931_1842958974"/><text:bookmark-end text:name="__RefHeading__5729_1310750014"/><text:bookmark-end text:name="__RefHeading__5525_1220005542"/><text:bookmark-end text:name="__RefHeading__5335_1695420038"/><text:bookmark-end text:name="__RefHeading__5134_1017986065"/><text:bookmark-end text:name="__RefHeading__4950_1577118845"/><text:bookmark-end text:name="__RefHeading__4770_1310006689"/><text:bookmark-end text:name="__RefHeading__4585_1444625655"/><text:bookmark-end text:name="__RefHeading__4408_1606745807"/><text:bookmark-end text:name="__RefHeading__4223_389828191"/><text:bookmark-end text:name="__RefHeading__4039_166433791"/><text:bookmark-end text:name="__RefHeading__3953_2029073874"/><text:bookmark-end text:name="406"/><text:bookmark-end text:name="324"/><text:bookmark-end text:name="325"/><text:bookmark-end text:name="326"/><text:bookmark-end text:name="327"/><text:bookmark-end text:name="328"/><text:bookmark-end text:name="329"/><text:bookmark-end text:name="330"/><text:bookmark-end text:name="331"/><text:bookmark-end text:name="332"/><text:bookmark-end text:name="333"/><text:bookmark-end text:name="334"/><text:bookmark-end text:name="335"/><text:bookmark-end text:name="336"/><text:bookmark-end text:name="337"/><text:bookmark-end text:name="338"/><text:bookmark-end text:name="339"/><text:bookmark-end text:name="340"/><text:bookmark-end text:name="341"/><text:bookmark-end text:name="342"/><text:bookmark-end text:name="343"/><text:bookmark-end text:name="344"/><text:bookmark-end text:name="345"/><text:bookmark-end text:name="346"/><text:bookmark-end text:name="347"/><text:bookmark-end text:name="348"/><text:bookmark-end text:name="349"/><text:bookmark-end text:name="350"/><text:bookmark-end text:name="351"/><text:bookmark-end text:name="352"/><text:bookmark-end text:name="353"/><text:bookmark-end text:name="354"/><text:bookmark-end text:name="355"/><text:bookmark-end text:name="356"/><text:bookmark-end text:name="357"/><text:bookmark-end text:name="358"/><text:bookmark-end text:name="__RefHeading__4131_390576214"/><text:bookmark-end text:name="__RefHeading__4315_1074358857"/><text:bookmark-end text:name="__RefHeading__4499_1736126469"/><text:bookmark-end text:name="__RefHeading__4678_630685431"/><text:bookmark-end text:name="__RefHeading__4859_913315267"/><text:bookmark-end text:name="__RefHeading__5043_1163710135"/><text:bookmark-end text:name="__RefHeading__5237_952857884"/><text:bookmark-end text:name="__RefHeading__5432_470946183"/><text:bookmark-end text:name="__RefHeading__5626_1112796876"/><text:bookmark-end text:name="__RefHeading__5829_704881804"/><text:bookmark-end text:name="__RefHeading__6034_1574798422"/><text:bookmark-end text:name="__RefHeading__5933_1842958974"/><text:bookmark-end text:name="__RefHeading__5731_1310750014"/><text:bookmark-end text:name="__RefHeading__5527_1220005542"/><text:bookmark-end text:name="__RefHeading__5337_1695420038"/><text:bookmark-end text:name="__RefHeading__5136_1017986065"/><text:bookmark-end text:name="__RefHeading__4952_1577118845"/><text:bookmark-end text:name="__RefHeading__4772_1310006689"/><text:bookmark-end text:name="__RefHeading__4587_1444625655"/><text:bookmark-end text:name="__RefHeading__4410_1606745807"/><text:bookmark-end text:name="__RefHeading__4225_389828191"/><text:bookmark-end text:name="__RefHeading__4041_166433791"/><text:bookmark-end text:name="399"/><text:bookmark-end text:name="394"/><text:bookmark-end text:name="359"/><text:bookmark-end text:name="360"/><text:bookmark-end text:name="361"/><text:bookmark-end text:name="362"/><text:bookmark-end text:name="363"/><text:bookmark-end text:name="364"/><text:bookmark-end text:name="365"/><text:bookmark-end text:name="366"/><text:bookmark-end text:name="367"/><text:bookmark-end text:name="368"/><text:bookmark-end text:name="369"/><text:bookmark-end text:name="370"/><text:bookmark-end text:name="371"/><text:bookmark-end text:name="372"/><text:bookmark-end text:name="373"/><text:bookmark-end text:name="374"/><text:bookmark-end text:name="375"/><text:bookmark-end text:name="376"/><text:bookmark-end text:name="377"/><text:bookmark-end text:name="378"/><text:bookmark-end text:name="379"/><text:bookmark-end text:name="380"/><text:bookmark-end text:name="381"/><text:bookmark-end text:name="382"/><text:bookmark-end text:name="383"/><text:bookmark-end text:name="384"/><text:bookmark-end text:name="385"/><text:bookmark-end text:name="386"/><text:bookmark-end text:name="387"/><text:bookmark-end text:name="388"/><text:bookmark-end text:name="389"/><text:bookmark-end text:name="390"/><text:bookmark-end text:name="391"/><text:bookmark-end text:name="392"/><text:bookmark-end text:name="393"/><text:bookmark-end text:name="__RefHeading__4133_390576214"/><text:bookmark-end text:name="__RefHeading__4317_1074358857"/><text:bookmark-end text:name="__RefHeading__4501_1736126469"/><text:bookmark-end text:name="__RefHeading__4680_630685431"/><text:bookmark-end text:name="__RefHeading__4861_913315267"/><text:bookmark-end text:name="__RefHeading__5045_1163710135"/><text:bookmark-end text:name="__RefHeading__5239_952857884"/><text:bookmark-end text:name="__RefHeading__5434_470946183"/><text:bookmark-end text:name="__RefHeading__5628_1112796876"/><text:bookmark-end text:name="__RefHeading__5831_704881804"/><text:bookmark-end text:name="398"/><text:bookmark-start text:name="395"/><text:bookmark-start text:name="396"/><text:bookmark-start text:name="397"/>T<text:bookmark-end text:name="395"/><text:bookmark-end text:name="396"/><text:bookmark-end text:name="397"/>abulky:</text:p>
      <text:p text:style-name="P3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list xml:id="list154634479178629" text:continue-numbering="true" text:style-name="WW8Num1">
              <text:list-item>
                <text:list>
                  <text:list-item>
                    <text:list>
                      <text:list-item>
                        <text:list>
                          <text:list-item>
                            <text:h text:style-name="P220" text:outline-level="4">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23.1">
          <table:table-cell table:style-name="Table23.A2" office:value-type="string">
            <text:p text:style-name="P232">Rasa</text:p>
          </table:table-cell>
          <table:table-cell table:style-name="Table23.A2" office:value-type="string">
            <text:p text:style-name="P232">Počet životů</text:p>
          </table:table-cell>
          <table:table-cell table:style-name="Table23.A2" office:value-type="string">
            <text:p text:style-name="P232">Profibody na tvorbu</text:p>
          </table:table-cell>
          <table:table-cell table:style-name="Table23.A2" office:value-type="string">
            <text:p text:style-name="P232">Rasové dovednosti</text:p>
          </table:table-cell>
          <table:table-cell table:style-name="Table23.A2" office:value-type="string">
            <text:p text:style-name="P232">Zvláštní schopnost</text:p>
          </table:table-cell>
          <table:table-cell table:style-name="Table23.A2" office:value-type="string">
            <text:p text:style-name="P232">Profibody za přestup</text:p>
          </table:table-cell>
        </table:table-row>
        <table:table-row table:style-name="Table23.1">
          <table:table-cell table:style-name="Table23.A3" office:value-type="string">
            <text:p text:style-name="P234">Člověk</text:p>
          </table:table-cell>
          <table:table-cell table:style-name="Table23.A3" office:value-type="string">
            <text:p text:style-name="P234">12</text:p>
          </table:table-cell>
          <table:table-cell table:style-name="Table23.A3" office:value-type="string">
            <text:p text:style-name="P234">44</text:p>
          </table:table-cell>
          <table:table-cell table:style-name="Table23.A3" office:value-type="string">
            <text:p text:style-name="P234">-</text:p>
          </table:table-cell>
          <table:table-cell table:style-name="Table23.A3" office:value-type="string">
            <text:p text:style-name="P234">-</text:p>
          </table:table-cell>
          <table:table-cell table:style-name="Table23.A3" office:value-type="string">
            <text:p text:style-name="P234">8</text:p>
          </table:table-cell>
        </table:table-row>
        <table:table-row table:style-name="Table23.1">
          <table:table-cell table:style-name="Table23.A3" office:value-type="string">
            <text:p text:style-name="P234">Barbar</text:p>
          </table:table-cell>
          <table:table-cell table:style-name="Table23.A3" office:value-type="string">
            <text:p text:style-name="P234">12</text:p>
          </table:table-cell>
          <table:table-cell table:style-name="Table23.A3" office:value-type="string">
            <text:p text:style-name="P234">40</text:p>
          </table:table-cell>
          <table:table-cell table:style-name="Table23.A3" office:value-type="string">
            <text:p text:style-name="P234">Fyzická zdatnost</text:p>
          </table:table-cell>
          <table:table-cell table:style-name="Table23.A3" office:value-type="string">
            <text:p text:style-name="P234">-</text:p>
          </table:table-cell>
          <table:table-cell table:style-name="Table23.A3" office:value-type="string">
            <text:p text:style-name="P234">8</text:p>
          </table:table-cell>
        </table:table-row>
        <table:table-row table:style-name="Table23.1">
          <table:table-cell table:style-name="Table23.A3" office:value-type="string">
            <text:p text:style-name="P234">Hobit</text:p>
          </table:table-cell>
          <table:table-cell table:style-name="Table23.A3" office:value-type="string">
            <text:p text:style-name="P234">8</text:p>
          </table:table-cell>
          <table:table-cell table:style-name="Table23.A3" office:value-type="string">
            <text:p text:style-name="P234">44</text:p>
          </table:table-cell>
          <table:table-cell table:style-name="Table23.A3" office:value-type="string">
            <text:p text:style-name="P234">-</text:p>
          </table:table-cell>
          <table:table-cell table:style-name="Table23.A3" office:value-type="string">
            <text:p text:style-name="P234">hobití „čich“</text:p>
          </table:table-cell>
          <table:table-cell table:style-name="Table23.A3" office:value-type="string">
            <text:p text:style-name="P234">9</text:p>
          </table:table-cell>
        </table:table-row>
        <table:table-row table:style-name="Table23.1">
          <table:table-cell table:style-name="Table23.A3" office:value-type="string">
            <text:p text:style-name="P234">Kudůk</text:p>
          </table:table-cell>
          <table:table-cell table:style-name="Table23.A3" office:value-type="string">
            <text:p text:style-name="P234">8</text:p>
          </table:table-cell>
          <table:table-cell table:style-name="Table23.A3" office:value-type="string">
            <text:p text:style-name="P234">44</text:p>
          </table:table-cell>
          <table:table-cell table:style-name="Table23.A3" office:value-type="string">
            <text:p text:style-name="P234">Zlodějské praktiky</text:p>
          </table:table-cell>
          <table:table-cell table:style-name="Table23.A3" office:value-type="string">
            <text:p text:style-name="P234">-</text:p>
          </table:table-cell>
          <table:table-cell table:style-name="Table23.A3" office:value-type="string">
            <text:p text:style-name="P234">9</text:p>
          </table:table-cell>
        </table:table-row>
        <table:table-row table:style-name="Table23.1">
          <table:table-cell table:style-name="Table23.A3" office:value-type="string">
            <text:p text:style-name="P234">Trpaslík</text:p>
          </table:table-cell>
          <table:table-cell table:style-name="Table23.A3" office:value-type="string">
            <text:p text:style-name="P234">12</text:p>
          </table:table-cell>
          <table:table-cell table:style-name="Table23.A3" office:value-type="string">
            <text:p text:style-name="P234">40</text:p>
          </table:table-cell>
          <table:table-cell table:style-name="Table23.A3" office:value-type="string">
            <text:p text:style-name="P234">-</text:p>
          </table:table-cell>
          <table:table-cell table:style-name="Table23.A3" office:value-type="string">
            <text:p text:style-name="P234">infravidění</text:p>
          </table:table-cell>
          <table:table-cell table:style-name="Table23.A3" office:value-type="string">
            <text:p text:style-name="P234">8</text:p>
          </table:table-cell>
        </table:table-row>
        <table:table-row table:style-name="Table23.1">
          <table:table-cell table:style-name="Table23.A3" office:value-type="string">
            <text:p text:style-name="P234">Elf</text:p>
          </table:table-cell>
          <table:table-cell table:style-name="Table23.A3" office:value-type="string">
            <text:p text:style-name="P234">8</text:p>
          </table:table-cell>
          <table:table-cell table:style-name="Table23.A3" office:value-type="string">
            <text:p text:style-name="P234">48</text:p>
          </table:table-cell>
          <table:table-cell table:style-name="Table23.A3" office:value-type="string">
            <text:p text:style-name="P234">-</text:p>
          </table:table-cell>
          <table:table-cell table:style-name="Table23.A3" office:value-type="string">
            <text:p text:style-name="P234">-</text:p>
          </table:table-cell>
          <table:table-cell table:style-name="Table23.A3" office:value-type="string">
            <text:p text:style-name="P234">9</text:p>
          </table:table-cell>
        </table:table-row>
        <table:table-row table:style-name="Table23.1">
          <table:table-cell table:style-name="Table23.A9" office:value-type="string">
            <text:p text:style-name="P234">Kroll</text:p>
          </table:table-cell>
          <table:table-cell table:style-name="Table23.A9" office:value-type="string">
            <text:p text:style-name="P234">16</text:p>
          </table:table-cell>
          <table:table-cell table:style-name="Table23.A9" office:value-type="string">
            <text:p text:style-name="P234">28</text:p>
          </table:table-cell>
          <table:table-cell table:style-name="Table23.A9" office:value-type="string">
            <text:p text:style-name="P234">Fyzická zdatnost, Boj zblízka</text:p>
          </table:table-cell>
          <table:table-cell table:style-name="Table23.A9" office:value-type="string">
            <text:p text:style-name="P234">ultrasluch</text:p>
          </table:table-cell>
          <table:table-cell table:style-name="Table23.A9" office:value-type="string">
            <text:p text:style-name="P234">7</text:p>
          </table:table-cell>
        </table:table-row>
      </table:table>
      <text:p text:style-name="Text_20_body"/>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list xml:id="list154634849176864" text:continue-numbering="true" text:style-name="WW8Num1">
              <text:list-item>
                <text:list>
                  <text:list-item>
                    <text:list>
                      <text:list-item>
                        <text:list>
                          <text:list-item>
                            <text:h text:style-name="P220" text:outline-level="4">Tabulka významu hodnocení dovedností</text:h>
                          </text:list-item>
                        </text:list>
                      </text:list-item>
                    </text:list>
                  </text:list-item>
                </text:list>
              </text:list-item>
            </text:list>
          </table:table-cell>
          <table:covered-table-cell/>
          <table:covered-table-cell/>
        </table:table-row>
        <table:table-row table:style-name="Table24.1">
          <table:table-cell table:style-name="Table24.A2" office:value-type="string">
            <text:p text:style-name="P234">0</text:p>
          </table:table-cell>
          <table:table-cell table:style-name="Table24.A2" office:value-type="string">
            <text:p text:style-name="P234">Zelenáč</text:p>
          </table:table-cell>
          <table:table-cell table:style-name="Table24.A2" office:value-type="string">
            <text:p text:style-name="P190">Postava se tímto oborem v životě prakticky nezabývala. Ví o něm jen to, co je běžně známé.</text:p>
          </table:table-cell>
        </table:table-row>
        <table:table-row table:style-name="Table24.1">
          <table:table-cell table:style-name="Table24.A2" office:value-type="string">
            <text:p text:style-name="P234">1</text:p>
          </table:table-cell>
          <table:table-cell table:style-name="Table24.A2" office:value-type="string">
            <text:p text:style-name="P234">Začátečník</text:p>
          </table:table-cell>
          <table:table-cell table:style-name="Table24.A2" office:value-type="string">
            <text:p text:style-name="P190">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4.1">
          <table:table-cell table:style-name="Table24.A2" office:value-type="string">
            <text:p text:style-name="P234">2</text:p>
          </table:table-cell>
          <table:table-cell table:style-name="Table24.A2" office:value-type="string">
            <text:p text:style-name="P234">Pokročilý, učeň, student</text:p>
          </table:table-cell>
          <table:table-cell table:style-name="Table24.A2" office:value-type="string">
            <text:p text:style-name="P194">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4.1">
          <table:table-cell table:style-name="Table24.A2" office:value-type="string">
            <text:p text:style-name="P234">3</text:p>
          </table:table-cell>
          <table:table-cell table:style-name="Table24.A2" office:value-type="string">
            <text:p text:style-name="P234">Profesionál, vystudovaný odborník</text:p>
          </table:table-cell>
          <table:table-cell table:style-name="Table24.A2" office:value-type="string">
            <text:p text:style-name="P190">Postava v tomto oboru ukončila vzdělání či výcvik a věnuje se mu i v praxi. Touto činností se bez problémů uživí. Průměrně nadaným osobám toto hodnocení vydrží až do konce života.</text:p>
          </table:table-cell>
        </table:table-row>
        <table:table-row table:style-name="Table24.1">
          <table:table-cell table:style-name="Table24.A2" office:value-type="string">
            <text:p text:style-name="P234">4</text:p>
          </table:table-cell>
          <table:table-cell table:style-name="Table24.A2" office:value-type="string">
            <text:p text:style-name="P191">Veterán, předák, doktor věd, uznávaný umělec</text:p>
          </table:table-cell>
          <table:table-cell table:style-name="Table24.A2" office:value-type="string">
            <text:p text:style-name="P190">Postava prošla vynikajícím výcvikem či studiem, případně má pro tento obor výjimečné nadání a měla dostatek příležitostí procvičovat jej v praxi.</text:p>
          </table:table-cell>
        </table:table-row>
        <table:table-row table:style-name="Table24.1">
          <table:table-cell table:style-name="Table24.A2" office:value-type="string">
            <text:p text:style-name="P234">5</text:p>
          </table:table-cell>
          <table:table-cell table:style-name="Table24.A2" office:value-type="string">
            <text:p text:style-name="P234">Expert</text:p>
          </table:table-cell>
          <table:table-cell table:style-name="Table24.A2" office:value-type="string">
            <text:p text:style-name="P235">Postava je uznávaným expertem v oboru.</text:p>
          </table:table-cell>
        </table:table-row>
        <table:table-row table:style-name="Table24.1">
          <table:table-cell table:style-name="Table24.A2" office:value-type="string">
            <text:p text:style-name="P234">6</text:p>
          </table:table-cell>
          <table:table-cell table:style-name="Table24.A2" office:value-type="string">
            <text:p text:style-name="P234">Mistr</text:p>
          </table:table-cell>
          <table:table-cell table:style-name="Table24.A2" office:value-type="string">
            <text:p text:style-name="P235">Postava má mnohaleté zkušenosti, je považována za mistra v oboru a je známa v širokém okolí.</text:p>
          </table:table-cell>
        </table:table-row>
        <table:table-row table:style-name="Table24.1">
          <table:table-cell table:style-name="Table24.A2" office:value-type="string">
            <text:p text:style-name="P234">7</text:p>
          </table:table-cell>
          <table:table-cell table:style-name="Table24.A2" office:value-type="string">
            <text:p text:style-name="P234">Velmistr</text:p>
          </table:table-cell>
          <table:table-cell table:style-name="Table24.A2" office:value-type="string">
            <text:p text:style-name="P235">Postava je nejlepší z nejlepších. Její jméno je známé i v několika sousedních zemích a všichni znalí oboru je vyslovují s úctou.</text:p>
          </table:table-cell>
        </table:table-row>
        <table:table-row table:style-name="Table24.1">
          <table:table-cell table:style-name="Table24.A2" office:value-type="string">
            <text:p text:style-name="P234">8</text:p>
          </table:table-cell>
          <table:table-cell table:style-name="Table24.A2" office:value-type="string">
            <text:p text:style-name="P234">Arcimistr</text:p>
          </table:table-cell>
          <table:table-cell table:style-name="Table24.A2" office:value-type="string">
            <text:p text:style-name="P235">Schopnosti postavy v daném oboru daleko přesahují možnosti běžných smrtelníků.</text:p>
          </table:table-cell>
        </table:table-row>
        <table:table-row table:style-name="Table24.1">
          <table:table-cell table:style-name="Table24.A2" office:value-type="string">
            <text:p text:style-name="P234">9</text:p>
          </table:table-cell>
          <table:table-cell table:style-name="Table24.A2" office:value-type="string">
            <text:p text:style-name="P234">Legendární velmistr</text:p>
          </table:table-cell>
          <table:table-cell table:style-name="Table24.A2" office:value-type="string">
            <text:p text:style-name="P235">Schopnosti postavy v oboru jsou legendární.</text:p>
          </table:table-cell>
        </table:table-row>
        <table:table-row table:style-name="Table24.1">
          <table:table-cell table:style-name="Table24.A12" office:value-type="string">
            <text:p text:style-name="P234">10</text:p>
          </table:table-cell>
          <table:table-cell table:style-name="Table24.A12" office:value-type="string">
            <text:p text:style-name="P234">Legendární arcimistr</text:p>
          </table:table-cell>
          <table:table-cell table:style-name="Table24.A12" office:value-type="string">
            <text:p text:style-name="P235">Schopnosti postavy v daném oboru hraničí s možnostmi polobohů.</text:p>
          </table:table-cell>
        </table:table-row>
      </table:table>
      <text:p text:style-name="Standard"><text:soft-page-break/></text:p>
      <text:p text:style-name="Standard"/>
      <table:table table:name="Table25" table:style-name="Table25">
        <table:table-column table:style-name="Table25.A"/>
        <table:table-column table:style-name="Table25.B" table:number-columns-repeated="2"/>
        <table:table-column table:style-name="Table25.D"/>
        <table:table-row table:style-name="Table25.1">
          <table:table-cell table:style-name="Table25.A1" table:number-columns-spanned="4" office:value-type="string">
            <text:list xml:id="list154635086168860" text:continue-numbering="true" text:style-name="WW8Num1">
              <text:list-item>
                <text:list>
                  <text:list-item>
                    <text:list>
                      <text:list-item>
                        <text:list>
                          <text:list-item>
                            <text:list>
                              <text:list-item>
                                <text:h text:style-name="P212"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25.2">
          <table:table-cell table:style-name="Table25.A2" office:value-type="string">
            <text:p text:style-name="P2">Cena v profibodech</text:p>
          </table:table-cell>
          <table:table-cell table:style-name="Table25.A2" office:value-type="string">
            <text:p text:style-name="P2">Úroveň živobytí</text:p>
          </table:table-cell>
          <table:table-cell table:style-name="Table25.A2" office:value-type="string">
            <text:p text:style-name="P2">Počáteční zdroje</text:p>
          </table:table-cell>
          <table:table-cell table:style-name="Table25.A2" office:value-type="string">
            <text:p text:style-name="P2">Měsíční náklady</text:p>
          </table:table-cell>
        </table:table-row>
        <table:table-row table:style-name="Table25.2">
          <table:table-cell table:style-name="Table25.A3" office:value-type="string">
            <text:p text:style-name="P2">0</text:p>
          </table:table-cell>
          <table:table-cell table:style-name="Table25.A3" office:value-type="string">
            <text:p text:style-name="P2">Žebrák</text:p>
          </table:table-cell>
          <table:table-cell table:style-name="Table25.A3" office:value-type="string">
            <text:p text:style-name="P2">5 zl</text:p>
          </table:table-cell>
          <table:table-cell table:style-name="Table25.A3" office:value-type="string">
            <text:p text:style-name="P2">0 zl</text:p>
          </table:table-cell>
        </table:table-row>
        <table:table-row table:style-name="Table25.2">
          <table:table-cell table:style-name="Table25.A3" office:value-type="string">
            <text:p text:style-name="P2">1</text:p>
          </table:table-cell>
          <table:table-cell table:style-name="Table25.A3" office:value-type="string">
            <text:p text:style-name="P2">Chuďas</text:p>
          </table:table-cell>
          <table:table-cell table:style-name="Table25.A3" office:value-type="string">
            <text:p text:style-name="P2">20 zl</text:p>
          </table:table-cell>
          <table:table-cell table:style-name="Table25.A3" office:value-type="string">
            <text:p text:style-name="P2">1 zl</text:p>
          </table:table-cell>
        </table:table-row>
        <table:table-row table:style-name="Table25.2">
          <table:table-cell table:style-name="Table25.A3" office:value-type="string">
            <text:p text:style-name="P27">5</text:p>
          </table:table-cell>
          <table:table-cell table:style-name="Table25.A3" office:value-type="string">
            <text:p text:style-name="P27">Měšťan</text:p>
          </table:table-cell>
          <table:table-cell table:style-name="Table25.A3" office:value-type="string">
            <text:p text:style-name="P27">50 zl</text:p>
          </table:table-cell>
          <table:table-cell table:style-name="Table25.A3" office:value-type="string">
            <text:p text:style-name="P27">10 zl</text:p>
          </table:table-cell>
        </table:table-row>
        <table:table-row table:style-name="Table25.2">
          <table:table-cell table:style-name="Table25.A3" office:value-type="string">
            <text:p text:style-name="P27">-</text:p>
          </table:table-cell>
          <table:table-cell table:style-name="Table25.A3" office:value-type="string">
            <text:p text:style-name="P27">Boháč</text:p>
          </table:table-cell>
          <table:table-cell table:style-name="Table25.A3" office:value-type="string">
            <text:p text:style-name="P27">-</text:p>
          </table:table-cell>
          <table:table-cell table:style-name="Table25.A3" office:value-type="string">
            <text:p text:style-name="P27">100 zl</text:p>
          </table:table-cell>
        </table:table-row>
        <table:table-row table:style-name="Table25.2">
          <table:table-cell table:style-name="Table25.A7" office:value-type="string">
            <text:p text:style-name="P2">-</text:p>
          </table:table-cell>
          <table:table-cell table:style-name="Table25.A7" office:value-type="string">
            <text:p text:style-name="P2">Velmož</text:p>
          </table:table-cell>
          <table:table-cell table:style-name="Table25.A7" office:value-type="string">
            <text:p text:style-name="P2">-</text:p>
          </table:table-cell>
          <table:table-cell table:style-name="Table25.A7" office:value-type="string">
            <text:p text:style-name="P2">1000 zl</text:p>
          </table:table-cell>
        </table:table-row>
      </table:table>
      <text:p text:style-name="Standard"/>
      <text:p text:style-name="Text_20_body"/>
      <table:table table:name="Table26" table:style-name="Table26">
        <table:table-column table:style-name="Table26.A"/>
        <table:table-column table:style-name="Table26.B"/>
        <table:table-row table:style-name="Table26.1">
          <table:table-cell table:style-name="Table26.A1" table:number-columns-spanned="2" office:value-type="string">
            <text:list xml:id="list154635278170862" text:continue-numbering="true" text:style-name="WW8Num1">
              <text:list-item>
                <text:list>
                  <text:list-item>
                    <text:list>
                      <text:list-item>
                        <text:list>
                          <text:list-item>
                            <text:h text:style-name="P220" text:outline-level="4"><text:bookmark text:name="__RefHeading__6125_4166540111"/>Ceník</text:h>
                          </text:list-item>
                        </text:list>
                      </text:list-item>
                    </text:list>
                  </text:list-item>
                </text:list>
              </text:list-item>
            </text:list>
          </table:table-cell>
          <table:covered-table-cell/>
        </table:table-row>
        <table:table-row table:style-name="Table26.1">
          <table:table-cell table:style-name="Table26.A2" table:number-columns-spanned="2" office:value-type="string">
            <text:list xml:id="list154635289170836" text:continue-numbering="true" text:style-name="WW8Num1">
              <text:list-item>
                <text:list>
                  <text:list-item>
                    <text:list>
                      <text:list-item>
                        <text:list>
                          <text:list-item>
                            <text:list>
                              <text:list-item>
                                <text:list>
                                  <text:list-item>
                                    <text:list>
                                      <text:list-item>
                                        <text:list>
                                          <text:list-item>
                                            <text:h text:style-name="P204"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35">Žebrácké hadry</text:p>
          </table:table-cell>
          <table:table-cell table:style-name="Table26.A2" office:value-type="string">
            <text:p text:style-name="P236">2 dn</text:p>
          </table:table-cell>
        </table:table-row>
        <table:table-row table:style-name="Table26.1">
          <table:table-cell table:style-name="Table26.A2" office:value-type="string">
            <text:p text:style-name="P235"><text:span text:style-name="T60">Obyčejné</text:span><text:span text:style-name="T69"> </text:span><text:span text:style-name="T60">oblečení</text:span></text:p>
          </table:table-cell>
          <table:table-cell table:style-name="Table26.A2" office:value-type="string">
            <text:p text:style-name="P234"><text:span text:style-name="T62">1</text:span><text:span text:style-name="T71"> </text:span><text:span text:style-name="T62">zl</text:span></text:p>
          </table:table-cell>
        </table:table-row>
        <table:table-row table:style-name="Table26.1">
          <table:table-cell table:style-name="Table26.A2" office:value-type="string">
            <text:p text:style-name="P235">Honosné <text:span text:style-name="T1">oblečení</text:span></text:p>
          </table:table-cell>
          <table:table-cell table:style-name="Table26.A2" office:value-type="string">
            <text:p text:style-name="P236">12 zl</text:p>
          </table:table-cell>
        </table:table-row>
        <table:table-row table:style-name="Table26.1">
          <table:table-cell table:style-name="Table26.A2" table:number-columns-spanned="2" office:value-type="string">
            <text:list xml:id="list154635331185661" text:continue-numbering="true" text:style-name="WW8Num1">
              <text:list-item>
                <text:list>
                  <text:list-item>
                    <text:list>
                      <text:list-item>
                        <text:list>
                          <text:list-item>
                            <text:list>
                              <text:list-item>
                                <text:list>
                                  <text:list-item>
                                    <text:list>
                                      <text:list-item>
                                        <text:list>
                                          <text:list-item>
                                            <text:h text:style-name="P204"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35">Tábornické potřeby (včetně torny)</text:p>
          </table:table-cell>
          <table:table-cell table:style-name="Table26.A2" office:value-type="string">
            <text:p text:style-name="P236">1 zl</text:p>
          </table:table-cell>
        </table:table-row>
        <table:table-row table:style-name="Table26.1">
          <table:table-cell table:style-name="Table26.A2" office:value-type="string">
            <text:p text:style-name="P235">Celta</text:p>
          </table:table-cell>
          <table:table-cell table:style-name="Table26.A2" office:value-type="string">
            <text:p text:style-name="P236">1 zl</text:p>
          </table:table-cell>
        </table:table-row>
        <table:table-row table:style-name="Table26.1">
          <table:table-cell table:style-name="Table26.A2" office:value-type="string">
            <text:p text:style-name="P235"><text:span text:style-name="T69">Stan </text:span><text:span text:style-name="T60">pro dvě </text:span><text:span text:style-name="T69">osoby</text:span></text:p>
          </table:table-cell>
          <table:table-cell table:style-name="Table26.A2" office:value-type="string">
            <text:p text:style-name="P234"><text:span text:style-name="T62">2</text:span><text:span text:style-name="T71"> </text:span><text:span text:style-name="T62">zl</text:span></text:p>
          </table:table-cell>
        </table:table-row>
        <table:table-row table:style-name="Table26.1">
          <table:table-cell table:style-name="Table26.A2" office:value-type="string">
            <text:p text:style-name="P235"><text:span text:style-name="T69">Stan </text:span><text:span text:style-name="T60">pro osm</text:span><text:span text:style-name="T69"> osob</text:span></text:p>
          </table:table-cell>
          <table:table-cell table:style-name="Table26.A2" office:value-type="string">
            <text:p text:style-name="P234"><text:span text:style-name="T62">5</text:span><text:span text:style-name="T71"> </text:span><text:span text:style-name="T62">zl</text:span></text:p>
          </table:table-cell>
        </table:table-row>
        <table:table-row table:style-name="Table26.1">
          <table:table-cell table:style-name="Table26.A2" table:number-columns-spanned="2" office:value-type="string">
            <text:list xml:id="list154635385179105" text:continue-numbering="true" text:style-name="WW8Num1">
              <text:list-item>
                <text:list>
                  <text:list-item>
                    <text:list>
                      <text:list-item>
                        <text:list>
                          <text:list-item>
                            <text:list>
                              <text:list-item>
                                <text:list>
                                  <text:list-item>
                                    <text:list>
                                      <text:list-item>
                                        <text:list>
                                          <text:list-item>
                                            <text:h text:style-name="P204"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37"><text:span text:style-name="T60">Lampový o</text:span><text:span text:style-name="T69">lej (1 keramická lahev, </text:span><text:span text:style-name="T60">vydrží svítit 6 hodin</text:span><text:span text:style-name="T69">)</text:span></text:p>
          </table:table-cell>
          <table:table-cell table:style-name="Table26.A2" office:value-type="string">
            <text:p text:style-name="P234"><text:span text:style-name="T62">2</text:span><text:span text:style-name="T71"> </text:span><text:span text:style-name="T62">dn</text:span></text:p>
          </table:table-cell>
        </table:table-row>
        <table:table-row table:style-name="Table26.1">
          <table:table-cell table:style-name="Table26.A2" office:value-type="string">
            <text:p text:style-name="P15">Olejová lampa, lucerna</text:p>
          </table:table-cell>
          <table:table-cell table:style-name="Table26.A2" office:value-type="string">
            <text:p text:style-name="P234"><text:span text:style-name="T62">1</text:span><text:span text:style-name="T71"> </text:span><text:span text:style-name="T62">st</text:span></text:p>
          </table:table-cell>
        </table:table-row>
        <table:table-row table:style-name="Table26.1">
          <table:table-cell table:style-name="Table26.A2" office:value-type="string">
            <text:p text:style-name="P15">Směrová olejová lampa či lucerna</text:p>
          </table:table-cell>
          <table:table-cell table:style-name="Table26.A2" office:value-type="string">
            <text:p text:style-name="P234"><text:span text:style-name="T71">1 st, </text:span><text:span text:style-name="T62">2 dn</text:span></text:p>
          </table:table-cell>
        </table:table-row>
        <table:table-row table:style-name="Table26.1">
          <table:table-cell table:style-name="Table26.A2" office:value-type="string">
            <text:p text:style-name="P15">Lucerna s okenicemi</text:p>
          </table:table-cell>
          <table:table-cell table:style-name="Table26.A2" office:value-type="string">
            <text:p text:style-name="P234"><text:span text:style-name="T62">2</text:span><text:span text:style-name="T71"> </text:span><text:span text:style-name="T62">st</text:span></text:p>
          </table:table-cell>
        </table:table-row>
        <table:table-row table:style-name="Table26.1">
          <table:table-cell table:style-name="Table26.A2" office:value-type="string">
            <text:p text:style-name="P16">Hornický kahan</text:p>
          </table:table-cell>
          <table:table-cell table:style-name="Table26.A2" office:value-type="string">
            <text:p text:style-name="P234"><text:span text:style-name="T62">8</text:span><text:span text:style-name="T71"> dn</text:span></text:p>
          </table:table-cell>
        </table:table-row>
        <table:table-row table:style-name="Table26.1">
          <table:table-cell table:style-name="Table26.A2" office:value-type="string">
            <text:p text:style-name="P16">Zlodějská lucerna</text:p>
          </table:table-cell>
          <table:table-cell table:style-name="Table26.A2" office:value-type="string">
            <text:p text:style-name="P234"><text:span text:style-name="T62">8</text:span><text:span text:style-name="T71"> st</text:span></text:p>
          </table:table-cell>
        </table:table-row>
        <table:table-row table:style-name="Table26.1">
          <table:table-cell table:style-name="Table26.A2" office:value-type="string">
            <text:p text:style-name="P28"><text:span text:style-name="T70">Svíce </text:span><text:span text:style-name="T61">(vydrží svítit 1 hodinu)</text:span></text:p>
          </table:table-cell>
          <table:table-cell table:style-name="Table26.A2" office:value-type="string">
            <text:p text:style-name="P234"><text:span text:style-name="T62">5</text:span><text:span text:style-name="T71"> mk</text:span></text:p>
          </table:table-cell>
        </table:table-row>
        <table:table-row table:style-name="Table26.1">
          <table:table-cell table:style-name="Table26.A2" office:value-type="string">
            <text:p text:style-name="P28"><text:span text:style-name="T70">Lucerna </text:span><text:span text:style-name="T61">na</text:span><text:span text:style-name="T70"> svíc</text:span><text:span text:style-name="T61">i</text:span></text:p>
          </table:table-cell>
          <table:table-cell table:style-name="Table26.A2" office:value-type="string">
            <text:p text:style-name="P234"><text:span text:style-name="T62">4</text:span><text:span text:style-name="T71"> dn</text:span></text:p>
          </table:table-cell>
        </table:table-row>
        <table:table-row table:style-name="Table26.1">
          <table:table-cell table:style-name="Table26.A2" office:value-type="string">
            <text:p text:style-name="P28"><text:span text:style-name="T70">Louč <text:s/></text:span><text:span text:style-name="T61">(vydrží svítit 1 hodinu, je menší a lehčí než pochodeň)</text:span></text:p>
          </table:table-cell>
          <table:table-cell table:style-name="Table26.A2" office:value-type="string">
            <text:p text:style-name="P238">2 mk</text:p>
          </table:table-cell>
        </table:table-row>
        <table:table-row table:style-name="Table26.1">
          <table:table-cell table:style-name="Table26.A2" office:value-type="string">
            <text:p text:style-name="P28"><text:span text:style-name="T70">Pochodeň </text:span><text:span text:style-name="T61">(vydrží svítit 2 hodiny)</text:span></text:p>
          </table:table-cell>
          <table:table-cell table:style-name="Table26.A2" office:value-type="string">
            <text:p text:style-name="P238">1 dn</text:p>
          </table:table-cell>
        </table:table-row>
        <table:table-row table:style-name="Table26.1">
          <table:table-cell table:style-name="Table26.A2" table:number-columns-spanned="2" office:value-type="string">
            <text:list xml:id="list154635553182604" text:continue-numbering="true" text:style-name="WW8Num1">
              <text:list-item>
                <text:list>
                  <text:list-item>
                    <text:list>
                      <text:list-item>
                        <text:list>
                          <text:list-item>
                            <text:list>
                              <text:list-item>
                                <text:list>
                                  <text:list-item>
                                    <text:list>
                                      <text:list-item>
                                        <text:list>
                                          <text:list-item>
                                            <text:h text:style-name="P204"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43">Křída</text:p>
          </table:table-cell>
          <table:table-cell table:style-name="Table26.A2" office:value-type="string">
            <text:p text:style-name="P234"><text:span text:style-name="T62">5</text:span><text:span text:style-name="T71"> mk</text:span></text:p>
          </table:table-cell>
        </table:table-row>
        <table:table-row table:style-name="Table26.1">
          <table:table-cell table:style-name="Table26.A2" office:value-type="string">
            <text:p text:style-name="P243">Pergamen (1 list)</text:p>
          </table:table-cell>
          <table:table-cell table:style-name="Table26.A2" office:value-type="string">
            <text:p text:style-name="P234"><text:span text:style-name="T71">2 </text:span><text:span text:style-name="T62">st</text:span></text:p>
          </table:table-cell>
        </table:table-row>
        <table:table-row table:style-name="Table26.1">
          <table:table-cell table:style-name="Table26.A2" office:value-type="string">
            <text:p text:style-name="P237"><text:span text:style-name="T69">Pečetní vosk (1</text:span><text:span text:style-name="T60">/2</text:span><text:span text:style-name="T69"> hřivn</text:span><text:span text:style-name="T60">y</text:span><text:span text:style-name="T69">)</text:span></text:p>
          </table:table-cell>
          <table:table-cell table:style-name="Table26.A2" office:value-type="string">
            <text:p text:style-name="P234"><text:span text:style-name="T62">5</text:span><text:span text:style-name="T71"> dn</text:span></text:p>
          </table:table-cell>
        </table:table-row>
        <table:table-row table:style-name="Table26.1">
          <table:table-cell table:style-name="Table26.A2" office:value-type="string">
            <text:p text:style-name="P243">Pečetidlo</text:p>
          </table:table-cell>
          <table:table-cell table:style-name="Table26.A2" office:value-type="string">
            <text:p text:style-name="P234"><text:span text:style-name="T71">1 </text:span><text:span text:style-name="T62">st</text:span></text:p>
          </table:table-cell>
        </table:table-row>
        <table:table-row table:style-name="Table26.1">
          <table:table-cell table:style-name="Table26.A2" office:value-type="string">
            <text:p text:style-name="P237"><text:span text:style-name="T69">Psací </text:span><text:span text:style-name="T60">potřeby (brk, inkoust)</text:span></text:p>
          </table:table-cell>
          <table:table-cell table:style-name="Table26.A2" office:value-type="string">
            <text:p text:style-name="P238">2 st</text:p>
          </table:table-cell>
        </table:table-row>
        <table:table-row table:style-name="Table26.1">
          <table:table-cell table:style-name="Table26.A2" office:value-type="string">
            <text:p text:style-name="P243">Pouzdro na mapy či svitky</text:p>
          </table:table-cell>
          <table:table-cell table:style-name="Table26.A2" office:value-type="string">
            <text:p text:style-name="P234"><text:span text:style-name="T62">6</text:span><text:span text:style-name="T71"> dn</text:span></text:p>
          </table:table-cell>
        </table:table-row>
        <table:table-row table:style-name="Table26.1">
          <table:table-cell table:style-name="Table26.A2" table:number-columns-spanned="2" office:value-type="string">
            <text:list xml:id="list154635653173622" text:continue-numbering="true" text:style-name="WW8Num1">
              <text:list-item>
                <text:list>
                  <text:list-item>
                    <text:list>
                      <text:list-item>
                        <text:list>
                          <text:list-item>
                            <text:list>
                              <text:list-item>
                                <text:list>
                                  <text:list-item>
                                    <text:list>
                                      <text:list-item>
                                        <text:list>
                                          <text:list-item>
                                            <text:h text:style-name="P204"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37"><text:span text:style-name="T69">Skleněná lahev (</text:span><text:span text:style-name="T60">1</text:span><text:span text:style-name="T69"> </text:span><text:span text:style-name="T60">čtvrtka</text:span><text:span text:style-name="T69">)</text:span></text:p>
          </table:table-cell>
          <table:table-cell table:style-name="Table26.A2" office:value-type="string">
            <text:p text:style-name="P238">5 dn</text:p>
          </table:table-cell>
        </table:table-row>
        <table:table-row table:style-name="Table26.1">
          <table:table-cell table:style-name="Table26.A2" office:value-type="string">
            <text:p text:style-name="P237"><text:span text:style-name="T60">Baňka,</text:span><text:span text:style-name="T69"> </text:span><text:span text:style-name="T60">flakónek</text:span></text:p>
          </table:table-cell>
          <table:table-cell table:style-name="Table26.A2" office:value-type="string">
            <text:p text:style-name="P238">1 dn/kus</text:p>
          </table:table-cell>
        </table:table-row>
        <table:table-row table:style-name="Table26.1">
          <table:table-cell table:style-name="Table26.A2" office:value-type="string">
            <text:p text:style-name="P237">Alchymistická aparatura (přenosná, ve speciální truhlici)</text:p>
          </table:table-cell>
          <table:table-cell table:style-name="Table26.A2" office:value-type="string">
            <text:p text:style-name="P238">5 zl</text:p>
          </table:table-cell>
        </table:table-row>
        <table:table-row table:style-name="Table26.1">
          <table:table-cell table:style-name="Table26.A2" office:value-type="string">
            <text:p text:style-name="P237">Alchymistická laboratoř (nepřenosná)</text:p>
          </table:table-cell>
          <table:table-cell table:style-name="Table26.A2" office:value-type="string">
            <text:p text:style-name="P238">100 zl</text:p>
          </table:table-cell>
        </table:table-row>
        <table:table-row table:style-name="Table26.1">
          <table:table-cell table:style-name="Table26.A2" office:value-type="string">
            <text:p text:style-name="P237">Magické suroviny (cena za 1 mag)</text:p>
          </table:table-cell>
          <table:table-cell table:style-name="Table26.A2" office:value-type="string">
            <text:p text:style-name="P238">1 zl</text:p>
          </table:table-cell>
        </table:table-row>
        <text:soft-page-break/>
        <table:table-row table:style-name="Table26.1">
          <table:table-cell table:style-name="Table26.A2" table:number-columns-spanned="2" office:value-type="string">
            <text:list xml:id="list154635727189547" text:continue-numbering="true" text:style-name="WW8Num1">
              <text:list-item>
                <text:list>
                  <text:list-item>
                    <text:list>
                      <text:list-item>
                        <text:list>
                          <text:list-item>
                            <text:list>
                              <text:list-item>
                                <text:list>
                                  <text:list-item>
                                    <text:list>
                                      <text:list-item>
                                        <text:list>
                                          <text:list-item>
                                            <text:h text:style-name="P204"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37">Seznam předmětů, které dokáže alchymista vyrobit, nalezneš v popisu zvláštních schopností alchymisty</text:p>
          </table:table-cell>
          <table:table-cell table:style-name="Table26.A2" office:value-type="string">
            <text:p text:style-name="P238">5 * výrobní cena předmětu</text:p>
          </table:table-cell>
        </table:table-row>
        <table:table-row table:style-name="Table26.1">
          <table:table-cell table:style-name="Table26.A2" table:number-columns-spanned="2" office:value-type="string">
            <text:list xml:id="list154635743177893" text:continue-numbering="true" text:style-name="WW8Num1">
              <text:list-item>
                <text:list>
                  <text:list-item>
                    <text:list>
                      <text:list-item>
                        <text:list>
                          <text:list-item>
                            <text:list>
                              <text:list-item>
                                <text:list>
                                  <text:list-item>
                                    <text:list>
                                      <text:list-item>
                                        <text:list>
                                          <text:list-item>
                                            <text:h text:style-name="P204"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44">Lano (10 sáhů)</text:p>
          </table:table-cell>
          <table:table-cell table:style-name="Table26.A2" office:value-type="string">
            <text:p text:style-name="P234"><text:span text:style-name="T62">1</text:span><text:span text:style-name="T71"> </text:span><text:span text:style-name="T62">st</text:span></text:p>
          </table:table-cell>
        </table:table-row>
        <table:table-row table:style-name="Table26.1">
          <table:table-cell table:style-name="Table26.A2" office:value-type="string">
            <text:p text:style-name="P244">Provazový žebřík (10 sáhů)</text:p>
          </table:table-cell>
          <table:table-cell table:style-name="Table26.A2" office:value-type="string">
            <text:p text:style-name="P238">2 st</text:p>
          </table:table-cell>
        </table:table-row>
        <table:table-row table:style-name="Table26.1">
          <table:table-cell table:style-name="Table26.A2" office:value-type="string">
            <text:p text:style-name="P244">Kotvička</text:p>
          </table:table-cell>
          <table:table-cell table:style-name="Table26.A2" office:value-type="string">
            <text:p text:style-name="P234"><text:span text:style-name="T62">5</text:span><text:span text:style-name="T71"> dn</text:span></text:p>
          </table:table-cell>
        </table:table-row>
        <table:table-row table:style-name="Table26.1">
          <table:table-cell table:style-name="Table26.A2" office:value-type="string">
            <text:p text:style-name="P243">Kladkostroj</text:p>
          </table:table-cell>
          <table:table-cell table:style-name="Table26.A2" office:value-type="string">
            <text:p text:style-name="P234"><text:span text:style-name="T62">1</text:span><text:span text:style-name="T71"> </text:span><text:span text:style-name="T62">st</text:span></text:p>
          </table:table-cell>
        </table:table-row>
        <table:table-row table:style-name="Table26.1">
          <table:table-cell table:style-name="Table26.A2" table:number-columns-spanned="2" office:value-type="string">
            <text:list xml:id="list154635799177242" text:continue-numbering="true" text:style-name="WW8Num1">
              <text:list-item>
                <text:list>
                  <text:list-item>
                    <text:list>
                      <text:list-item>
                        <text:list>
                          <text:list-item>
                            <text:list>
                              <text:list-item>
                                <text:list>
                                  <text:list-item>
                                    <text:list>
                                      <text:list-item>
                                        <text:list>
                                          <text:list-item>
                                            <text:h text:style-name="P204"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243"/>
          </table:table-cell>
          <table:table-cell table:style-name="Table26.A2" office:value-type="string">
            <text:p text:style-name="P245"/>
          </table:table-cell>
        </table:table-row>
        <table:table-row table:style-name="Table26.1">
          <table:table-cell table:style-name="Table26.A2" office:value-type="string">
            <text:p text:style-name="P239">Sada zlodějského náčiní</text:p>
          </table:table-cell>
          <table:table-cell table:style-name="Table26.A2" office:value-type="string">
            <text:p text:style-name="P238">2 zl</text:p>
          </table:table-cell>
        </table:table-row>
        <table:table-row table:style-name="Table26.1">
          <table:table-cell table:style-name="Table26.A2" office:value-type="string">
            <text:p text:style-name="P243">Nášlapné ježky (za hrst)</text:p>
          </table:table-cell>
          <table:table-cell table:style-name="Table26.A2" office:value-type="string">
            <text:p text:style-name="P234"><text:span text:style-name="T62">2</text:span><text:span text:style-name="T71"> dn</text:span></text:p>
          </table:table-cell>
        </table:table-row>
        <table:table-row table:style-name="Table26.1">
          <table:table-cell table:style-name="Table26.A2" office:value-type="string">
            <text:p text:style-name="P237"><text:span text:style-name="T69">Speci</text:span><text:span text:style-name="T60">á</text:span><text:span text:style-name="T69">lní šplhací potřeby </text:span><text:span text:style-name="T60">(lezací drápy, skoby atp.)</text:span></text:p>
          </table:table-cell>
          <table:table-cell table:style-name="Table26.A2" office:value-type="string">
            <text:p text:style-name="P234"><text:span text:style-name="T71">5 st</text:span></text:p>
          </table:table-cell>
        </table:table-row>
        <table:table-row table:style-name="Table26.1">
          <table:table-cell table:style-name="Table26.A2" office:value-type="string">
            <text:p text:style-name="P243">Líčida (herecká)</text:p>
          </table:table-cell>
          <table:table-cell table:style-name="Table26.A2" office:value-type="string">
            <text:p text:style-name="P234"><text:span text:style-name="T62">2</text:span><text:span text:style-name="T71"> dn</text:span></text:p>
          </table:table-cell>
        </table:table-row>
        <table:table-row table:style-name="Table26.1">
          <table:table-cell table:style-name="Table26.A48" office:value-type="string">
            <text:p text:style-name="P239">Padělatelské náčiní</text:p>
          </table:table-cell>
          <table:table-cell table:style-name="Table26.A48" office:value-type="string">
            <text:p text:style-name="P234">2 zl</text:p>
          </table:table-cell>
        </table:table-row>
      </table:table>
      <text:p text:style-name="Standard"/>
      <text:p text:style-name="Text_20_body"/>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list xml:id="list154635889182462" text:continue-numbering="true" text:style-name="WW8Num1">
              <text:list-item>
                <text:list>
                  <text:list-item>
                    <text:list>
                      <text:list-item>
                        <text:list>
                          <text:list-item>
                            <text:h text:style-name="P220" text:outline-level="4"><text:bookmark text:name="__RefHeading__2345_5881216251"/>Tabulka postihů za sníženou kondici</text:h>
                          </text:list-item>
                        </text:list>
                      </text:list-item>
                    </text:list>
                  </text:list-item>
                </text:list>
              </text:list-item>
            </text:list>
          </table:table-cell>
          <table:covered-table-cell/>
          <table:covered-table-cell/>
          <table:covered-table-cell/>
        </table:table-row>
        <table:table-row table:style-name="Table27.1">
          <table:table-cell table:style-name="Table27.A2" office:value-type="string">
            <text:p text:style-name="P234">8 žt základ</text:p>
          </table:table-cell>
          <table:table-cell table:style-name="Table27.A2" office:value-type="string">
            <text:p text:style-name="P234">12 žt základ</text:p>
          </table:table-cell>
          <table:table-cell table:style-name="Table27.A2" office:value-type="string">
            <text:p text:style-name="P234">16 žt základ</text:p>
          </table:table-cell>
          <table:table-cell table:style-name="Table27.A2" office:value-type="string">
            <text:p text:style-name="P235">Postih</text:p>
          </table:table-cell>
        </table:table-row>
        <table:table-row table:style-name="Table27.1">
          <table:table-cell table:style-name="Table27.A3" office:value-type="string">
            <text:p text:style-name="P234">8 až 7</text:p>
          </table:table-cell>
          <table:table-cell table:style-name="Table27.A3" office:value-type="string">
            <text:p text:style-name="P234">12 až 10</text:p>
          </table:table-cell>
          <table:table-cell table:style-name="Table27.A3" office:value-type="string">
            <text:p text:style-name="P234">16 až 13</text:p>
          </table:table-cell>
          <table:table-cell table:style-name="Table27.A3" office:value-type="string">
            <text:p text:style-name="P235">bez postihu</text:p>
          </table:table-cell>
        </table:table-row>
        <table:table-row table:style-name="Table27.1">
          <table:table-cell table:style-name="Table27.A3" office:value-type="string">
            <text:p text:style-name="P234">6 až 5</text:p>
          </table:table-cell>
          <table:table-cell table:style-name="Table27.A3" office:value-type="string">
            <text:p text:style-name="P234">9 až 7</text:p>
          </table:table-cell>
          <table:table-cell table:style-name="Table27.A3" office:value-type="string">
            <text:p text:style-name="P234">12 až 9</text:p>
          </table:table-cell>
          <table:table-cell table:style-name="Table27.A3" office:value-type="string">
            <text:p text:style-name="P235">postih -1</text:p>
          </table:table-cell>
        </table:table-row>
        <table:table-row table:style-name="Table27.1">
          <table:table-cell table:style-name="Table27.A3" office:value-type="string">
            <text:p text:style-name="P234">4 až 3</text:p>
          </table:table-cell>
          <table:table-cell table:style-name="Table27.A3" office:value-type="string">
            <text:p text:style-name="P234">6 až 4</text:p>
          </table:table-cell>
          <table:table-cell table:style-name="Table27.A3" office:value-type="string">
            <text:p text:style-name="P234">8 až 5</text:p>
          </table:table-cell>
          <table:table-cell table:style-name="Table27.A3" office:value-type="string">
            <text:p text:style-name="P235">postih -2</text:p>
          </table:table-cell>
        </table:table-row>
        <table:table-row table:style-name="Table27.1">
          <table:table-cell table:style-name="Table27.A3" office:value-type="string">
            <text:p text:style-name="P234">2 až 1</text:p>
          </table:table-cell>
          <table:table-cell table:style-name="Table27.A3" office:value-type="string">
            <text:p text:style-name="P234">3 až 1</text:p>
          </table:table-cell>
          <table:table-cell table:style-name="Table27.A3" office:value-type="string">
            <text:p text:style-name="P234">4 až 1</text:p>
          </table:table-cell>
          <table:table-cell table:style-name="Table27.A3" office:value-type="string">
            <text:p text:style-name="P235">postih -3, postava není schopná běhu</text:p>
          </table:table-cell>
        </table:table-row>
        <table:table-row table:style-name="Table27.1">
          <table:table-cell table:style-name="Table27.A3" office:value-type="string">
            <text:p text:style-name="P234">0 až <text:s/>-3</text:p>
          </table:table-cell>
          <table:table-cell table:style-name="Table27.A3" office:value-type="string">
            <text:p text:style-name="P234">0 až -5</text:p>
          </table:table-cell>
          <table:table-cell table:style-name="Table27.A3" office:value-type="string">
            <text:p text:style-name="P234">0 až -7</text:p>
          </table:table-cell>
          <table:table-cell table:style-name="Table27.A3" office:value-type="string">
            <text:p text:style-name="P235">postih -4, bezvědomí, vyřazení z boje*</text:p>
          </table:table-cell>
        </table:table-row>
        <table:table-row table:style-name="Table27.1">
          <table:table-cell table:style-name="Table27.A8" office:value-type="string">
            <text:p text:style-name="P234">-6 a méně</text:p>
          </table:table-cell>
          <table:table-cell table:style-name="Table27.A8" office:value-type="string">
            <text:p text:style-name="P234">-6 a méně</text:p>
          </table:table-cell>
          <table:table-cell table:style-name="Table27.A8" office:value-type="string">
            <text:p text:style-name="P234">-6 a méně</text:p>
          </table:table-cell>
          <table:table-cell table:style-name="Table27.A8" office:value-type="string">
            <text:p text:style-name="P235">postava umírá a pokud se jí do několika minut nedostane pomoci, zahyne</text:p>
          </table:table-cell>
        </table:table-row>
      </table:table>
      <text:p text:style-name="Text_20_body"/>
      <text:p text:style-name="Text_20_body"/>
      <table:table table:name="Table28" table:style-name="Table28">
        <table:table-column table:style-name="Table28.A"/>
        <table:table-column table:style-name="Table28.B"/>
        <table:table-row table:style-name="Table28.1">
          <table:table-cell table:style-name="Table28.A1" table:number-columns-spanned="2" office:value-type="string">
            <text:list xml:id="list154636094189175" text:continue-numbering="true" text:style-name="WW8Num1">
              <text:list-item>
                <text:list>
                  <text:list-item>
                    <text:list>
                      <text:list-item>
                        <text:list>
                          <text:list-item>
                            <text:h text:style-name="P220" text:outline-level="4"><text:bookmark text:name="__RefHeading__2897_2701292141"/>Tabulka komplexních akcí</text:h>
                          </text:list-item>
                        </text:list>
                      </text:list-item>
                    </text:list>
                  </text:list-item>
                </text:list>
              </text:list-item>
            </text:list>
          </table:table-cell>
          <table:covered-table-cell/>
        </table:table-row>
        <table:table-row table:style-name="Table28.1">
          <table:table-cell table:style-name="Table28.A2" office:value-type="string">
            <text:p text:style-name="P233">Akce</text:p>
          </table:table-cell>
          <table:table-cell table:style-name="Table28.A2" office:value-type="string">
            <text:p text:style-name="P233">Trvání</text:p>
          </table:table-cell>
        </table:table-row>
        <table:table-row table:style-name="Table28.1">
          <table:table-cell table:style-name="Table28.A3" office:value-type="string">
            <text:p text:style-name="P235">Útok zbraní pro boj zblízka, beze zbraně nebo zápasem*</text:p>
          </table:table-cell>
          <table:table-cell table:style-name="Table28.A3" office:value-type="string">
            <text:p text:style-name="P235">1 kolo</text:p>
          </table:table-cell>
        </table:table-row>
        <table:table-row table:style-name="Table28.1">
          <table:table-cell table:style-name="Table28.A3" office:value-type="string">
            <text:p text:style-name="P235">Útok střelnou nebo vrhací zbraní*</text:p>
          </table:table-cell>
          <table:table-cell table:style-name="Table28.A3" office:value-type="string">
            <text:p text:style-name="P235">1 kolo</text:p>
          </table:table-cell>
        </table:table-row>
        <table:table-row table:style-name="Table28.1">
          <table:table-cell table:style-name="Table28.A3" office:value-type="string">
            <text:p text:style-name="P235">Seslání kouzla*</text:p>
          </table:table-cell>
          <table:table-cell table:style-name="Table28.A3" office:value-type="string">
            <text:p text:style-name="P235">doba seslání kouzla</text:p>
          </table:table-cell>
        </table:table-row>
        <table:table-row table:style-name="Table28.1">
          <table:table-cell table:style-name="Table28.A3" office:value-type="string">
            <text:p text:style-name="P235">Pokus uvolnit se ze zápasu</text:p>
          </table:table-cell>
          <table:table-cell table:style-name="Table28.A3" office:value-type="string">
            <text:p text:style-name="P235">1 kolo</text:p>
          </table:table-cell>
        </table:table-row>
        <table:table-row table:style-name="Table28.1">
          <table:table-cell table:style-name="Table28.A3" office:value-type="string">
            <text:p text:style-name="P235">Vstávání ze země</text:p>
          </table:table-cell>
          <table:table-cell table:style-name="Table28.A3" office:value-type="string">
            <text:p text:style-name="P235">1 kolo</text:p>
          </table:table-cell>
        </table:table-row>
        <table:table-row table:style-name="Table28.1">
          <table:table-cell table:style-name="Table28.A3" office:value-type="string">
            <text:p text:style-name="P235">Sebrání vyražené zbraně nebo jiného předmětu ze země<text:tab/></text:p>
          </table:table-cell>
          <table:table-cell table:style-name="Table28.A3" office:value-type="string">
            <text:p text:style-name="P235">1 kolo</text:p>
          </table:table-cell>
        </table:table-row>
        <table:table-row table:style-name="Table28.1">
          <table:table-cell table:style-name="Table28.A3" office:value-type="string">
            <text:p text:style-name="P235">Plná obrana (postava vůbec neútočí a soustředí se jen na obranu)</text:p>
          </table:table-cell>
          <table:table-cell table:style-name="Table28.A3" office:value-type="string">
            <text:p text:style-name="P235">1 kolo</text:p>
          </table:table-cell>
        </table:table-row>
        <table:table-row table:style-name="Table28.1">
          <table:table-cell table:style-name="Table28.A3" office:value-type="string">
            <text:p text:style-name="P235">Příprava zbraně (sundání luku ze ramene, tasení zbraně, apod.)</text:p>
          </table:table-cell>
          <table:table-cell table:style-name="Table28.A3" office:value-type="string">
            <text:p text:style-name="P235">1 kolo</text:p>
          </table:table-cell>
        </table:table-row>
        <table:table-row table:style-name="Table28.1">
          <table:table-cell table:style-name="Table28.A3" office:value-type="string">
            <text:p text:style-name="P235">Nabití luku z toulce, nabití praku, nabití foukačky</text:p>
          </table:table-cell>
          <table:table-cell table:style-name="Table28.A3" office:value-type="string">
            <text:p text:style-name="P235">1 kolo</text:p>
          </table:table-cell>
        </table:table-row>
        <table:table-row table:style-name="Table28.1">
          <table:table-cell table:style-name="Table28.A3" office:value-type="string">
            <text:p text:style-name="P235">Příprava bojové finty, míření střelnou nebo vrhací zbraní</text:p>
          </table:table-cell>
          <table:table-cell table:style-name="Table28.A3" office:value-type="string">
            <text:p text:style-name="P235">1 kolo</text:p>
          </table:table-cell>
        </table:table-row>
        <table:table-row table:style-name="Table28.1">
          <table:table-cell table:style-name="Table28.A3" office:value-type="string">
            <text:p text:style-name="P235">Pomoc spolubojovníkovi</text:p>
          </table:table-cell>
          <table:table-cell table:style-name="Table28.A3" office:value-type="string">
            <text:p text:style-name="P235">1 kolo</text:p>
          </table:table-cell>
        </table:table-row>
        <table:table-row table:style-name="Table28.1">
          <table:table-cell table:style-name="Table28.A3" office:value-type="string">
            <text:p text:style-name="P235">Zažehnutí zápalné lahve o otevřený plamen</text:p>
          </table:table-cell>
          <table:table-cell table:style-name="Table28.A3" office:value-type="string">
            <text:p text:style-name="P235">1 kolo</text:p>
          </table:table-cell>
        </table:table-row>
        <text:soft-page-break/>
        <table:table-row table:style-name="Table28.1">
          <table:table-cell table:style-name="Table28.A3" office:value-type="string">
            <text:p text:style-name="P235">Přezbrojení</text:p>
          </table:table-cell>
          <table:table-cell table:style-name="Table28.A3" office:value-type="string">
            <text:p text:style-name="P235">2 kola</text:p>
          </table:table-cell>
        </table:table-row>
        <table:table-row table:style-name="Table28.1">
          <table:table-cell table:style-name="Table28.A3" office:value-type="string">
            <text:p text:style-name="P235">Nasazení štítu</text:p>
          </table:table-cell>
          <table:table-cell table:style-name="Table28.A3" office:value-type="string">
            <text:p text:style-name="P235">2 kola</text:p>
          </table:table-cell>
        </table:table-row>
        <table:table-row table:style-name="Table28.1">
          <table:table-cell table:style-name="Table28.A3" office:value-type="string">
            <text:p text:style-name="P235">Nabití lehké kuše nebo minikuše</text:p>
          </table:table-cell>
          <table:table-cell table:style-name="Table28.A3" office:value-type="string">
            <text:p text:style-name="P235">2 kola</text:p>
          </table:table-cell>
        </table:table-row>
        <table:table-row table:style-name="Table28.1">
          <table:table-cell table:style-name="Table28.A3" office:value-type="string">
            <text:p text:style-name="P235">Nabití těžké kuše</text:p>
          </table:table-cell>
          <table:table-cell table:style-name="Table28.A3" office:value-type="string">
            <text:p text:style-name="P235">5 kol</text:p>
          </table:table-cell>
        </table:table-row>
        <table:table-row table:style-name="Table28.1">
          <table:table-cell table:style-name="Table28.A3" office:value-type="string">
            <text:p text:style-name="P235">Napnutí tětivy luku</text:p>
          </table:table-cell>
          <table:table-cell table:style-name="Table28.A3" office:value-type="string">
            <text:p text:style-name="P235">5 kol</text:p>
          </table:table-cell>
        </table:table-row>
        <table:table-row table:style-name="Table28.1">
          <table:table-cell table:style-name="Table28.A3" office:value-type="string">
            <text:p text:style-name="P235">Zažehnutí zápalné lahve křesadlem</text:p>
          </table:table-cell>
          <table:table-cell table:style-name="Table28.A3" office:value-type="string">
            <text:p text:style-name="P235">5 kol</text:p>
          </table:table-cell>
        </table:table-row>
        <table:table-row table:style-name="Table28.1">
          <table:table-cell table:style-name="Table28.A3" office:value-type="string">
            <text:p text:style-name="P235">Oblečení zbroje</text:p>
          </table:table-cell>
          <table:table-cell table:style-name="Table28.A3" office:value-type="string">
            <text:p text:style-name="P235">několik desítek kol</text:p>
          </table:table-cell>
        </table:table-row>
        <table:table-row table:style-name="Table28.1">
          <table:table-cell table:style-name="Table28.A22" office:value-type="string">
            <text:p text:style-name="P235">Použití dovednosti</text:p>
          </table:table-cell>
          <table:table-cell table:style-name="Table28.A22" office:value-type="string">
            <text:p text:style-name="P235">podle druhu činnosti</text:p>
          </table:table-cell>
        </table:table-row>
      </table:table>
      <text:p text:style-name="Text_20_body"/>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xml:id="list154636377185615" text:continue-numbering="true" text:style-name="WW8Num1">
              <text:list-item>
                <text:list>
                  <text:list-item>
                    <text:list>
                      <text:list-item>
                        <text:list>
                          <text:list-item>
                            <text:h text:style-name="P220" text:outline-level="4"><text:bookmark text:name="551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9.2">
          <table:table-cell table:style-name="Table29.A2" table:number-columns-spanned="7" office:value-type="string">
            <text:p text:style-name="P47"><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29.2">
          <table:table-cell table:style-name="Table29.A3" office:value-type="string">
            <text:p text:style-name="P48">Zbraň</text:p>
          </table:table-cell>
          <table:table-cell table:style-name="Table29.A3" office:value-type="string">
            <text:p text:style-name="P48">Útok</text:p>
          </table:table-cell>
          <table:table-cell table:style-name="Table29.A3" office:value-type="string">
            <text:p text:style-name="P48">Obrana</text:p>
          </table:table-cell>
          <table:table-cell table:style-name="Table29.A3" office:value-type="string">
            <text:p text:style-name="P48">Zranění</text:p>
          </table:table-cell>
          <table:table-cell table:style-name="Table29.A3" office:value-type="string">
            <text:p text:style-name="P48">Druh zranění</text:p>
          </table:table-cell>
          <table:table-cell table:style-name="Table29.A3" office:value-type="string">
            <text:p text:style-name="P48">Délka</text:p>
          </table:table-cell>
          <table:table-cell table:style-name="Table29.A3" office:value-type="string">
            <text:p text:style-name="P48">Cena</text:p>
          </table:table-cell>
        </table:table-row>
        <table:table-row table:style-name="Table29.2">
          <table:table-cell table:style-name="Table29.A4" office:value-type="string">
            <text:p text:style-name="P49">Žádná</text:p>
          </table:table-cell>
          <table:table-cell table:style-name="Table29.A4" office:value-type="string">
            <text:p text:style-name="P52">0</text:p>
          </table:table-cell>
          <table:table-cell table:style-name="Table29.A4" office:value-type="string">
            <text:p text:style-name="P50">0</text:p>
          </table:table-cell>
          <table:table-cell table:style-name="Table29.A4" office:value-type="string">
            <text:p text:style-name="P54">0</text:p>
          </table:table-cell>
          <table:table-cell table:style-name="Table29.A4" office:value-type="string">
            <text:p text:style-name="P48">O</text:p>
          </table:table-cell>
          <table:table-cell table:style-name="Table29.A4" office:value-type="string">
            <text:p text:style-name="P48">0</text:p>
          </table:table-cell>
          <table:table-cell table:style-name="Table29.A4" office:value-type="string">
            <text:p text:style-name="P48">-</text:p>
          </table:table-cell>
        </table:table-row>
        <table:table-row table:style-name="Table29.2">
          <table:table-cell table:style-name="Table29.A4" office:value-type="string">
            <text:p text:style-name="P62"><text:span text:style-name="T60">L</text:span><text:span text:style-name="T69">ovecký nůž</text:span></text:p>
          </table:table-cell>
          <table:table-cell table:style-name="Table29.A4" office:value-type="string">
            <text:p text:style-name="P52">1</text:p>
          </table:table-cell>
          <table:table-cell table:style-name="Table29.A4" office:value-type="string">
            <text:p text:style-name="P50">0</text:p>
          </table:table-cell>
          <table:table-cell table:style-name="Table29.A4" office:value-type="string">
            <text:p text:style-name="P56">0</text:p>
          </table:table-cell>
          <table:table-cell table:style-name="Table29.A4" office:value-type="string">
            <text:p text:style-name="P48">B</text:p>
          </table:table-cell>
          <table:table-cell table:style-name="Table29.A4" office:value-type="string">
            <text:p text:style-name="P48">0</text:p>
          </table:table-cell>
          <table:table-cell table:style-name="Table29.A4" office:value-type="string">
            <text:p text:style-name="P57">4 st</text:p>
          </table:table-cell>
        </table:table-row>
        <table:table-row table:style-name="Table29.2">
          <table:table-cell table:style-name="Table29.A4" office:value-type="string">
            <text:p text:style-name="P58">Dýka</text:p>
          </table:table-cell>
          <table:table-cell table:style-name="Table29.A4" office:value-type="string">
            <text:p text:style-name="P59">2</text:p>
          </table:table-cell>
          <table:table-cell table:style-name="Table29.A4" office:value-type="string">
            <text:p text:style-name="P50">0</text:p>
          </table:table-cell>
          <table:table-cell table:style-name="Table29.A4" office:value-type="string">
            <text:p text:style-name="P64">0</text:p>
          </table:table-cell>
          <table:table-cell table:style-name="Table29.A4" office:value-type="string">
            <text:p text:style-name="P57">B</text:p>
          </table:table-cell>
          <table:table-cell table:style-name="Table29.A4" office:value-type="string">
            <text:p text:style-name="P57">0</text:p>
          </table:table-cell>
          <table:table-cell table:style-name="Table29.A4" office:value-type="string">
            <text:p text:style-name="P57">6 st</text:p>
          </table:table-cell>
        </table:table-row>
        <table:table-row table:style-name="Table29.2">
          <table:table-cell table:style-name="Table29.A4" office:value-type="string">
            <text:p text:style-name="P62"><text:span text:style-name="T69">Dlouhá dýka, </text:span><text:span text:style-name="T60">tesák</text:span></text:p>
          </table:table-cell>
          <table:table-cell table:style-name="Table29.A4" office:value-type="string">
            <text:p text:style-name="P59">2</text:p>
          </table:table-cell>
          <table:table-cell table:style-name="Table29.A4" office:value-type="string">
            <text:p text:style-name="P59">1</text:p>
          </table:table-cell>
          <table:table-cell table:style-name="Table29.A4" office:value-type="string">
            <text:p text:style-name="P56">0</text:p>
          </table:table-cell>
          <table:table-cell table:style-name="Table29.A4" office:value-type="string">
            <text:p text:style-name="P47"><text:span text:style-name="T60">S, </text:span><text:span text:style-name="T69">B</text:span></text:p>
          </table:table-cell>
          <table:table-cell table:style-name="Table29.A4" office:value-type="string">
            <text:p text:style-name="P48">0</text:p>
          </table:table-cell>
          <table:table-cell table:style-name="Table29.A4" office:value-type="string">
            <text:p text:style-name="P47"><text:span text:style-name="T60">8</text:span><text:span text:style-name="T69"> st</text:span></text:p>
          </table:table-cell>
        </table:table-row>
        <table:table-row table:style-name="Table29.2">
          <table:table-cell table:style-name="Table29.A4" office:value-type="string">
            <text:p text:style-name="P49">Obušek</text:p>
          </table:table-cell>
          <table:table-cell table:style-name="Table29.A4" office:value-type="string">
            <text:p text:style-name="P59">0</text:p>
          </table:table-cell>
          <table:table-cell table:style-name="Table29.A4" office:value-type="string">
            <text:p text:style-name="P59">0</text:p>
          </table:table-cell>
          <table:table-cell table:style-name="Table29.A4" office:value-type="string">
            <text:p text:style-name="P56">1</text:p>
          </table:table-cell>
          <table:table-cell table:style-name="Table29.A4" office:value-type="string">
            <text:p text:style-name="P48">O</text:p>
          </table:table-cell>
          <table:table-cell table:style-name="Table29.A4" office:value-type="string">
            <text:p text:style-name="P48">0</text:p>
          </table:table-cell>
          <table:table-cell table:style-name="Table29.A4" office:value-type="string">
            <text:p text:style-name="P47"><text:span text:style-name="T69">2 </text:span><text:span text:style-name="T60">dn</text:span></text:p>
          </table:table-cell>
        </table:table-row>
        <table:table-row table:style-name="Table29.2">
          <table:table-cell table:style-name="Table29.A4" office:value-type="string">
            <text:p text:style-name="P49">Bič</text:p>
          </table:table-cell>
          <table:table-cell table:style-name="Table29.A4" office:value-type="string">
            <text:p text:style-name="P52">2</text:p>
          </table:table-cell>
          <table:table-cell table:style-name="Table29.A4" office:value-type="string">
            <text:p text:style-name="P59">0</text:p>
          </table:table-cell>
          <table:table-cell table:style-name="Table29.A4" office:value-type="string">
            <text:p text:style-name="P54">0</text:p>
          </table:table-cell>
          <table:table-cell table:style-name="Table29.A4" office:value-type="string">
            <text:p text:style-name="P48">S</text:p>
          </table:table-cell>
          <table:table-cell table:style-name="Table29.A4" office:value-type="string">
            <text:p text:style-name="P48">3</text:p>
          </table:table-cell>
          <table:table-cell table:style-name="Table29.A4" office:value-type="string">
            <text:p text:style-name="P47"><text:span text:style-name="T60">8</text:span><text:span text:style-name="T69"> </text:span><text:span text:style-name="T60">dn</text:span></text:p>
          </table:table-cell>
        </table:table-row>
        <table:table-row table:style-name="Table29.2">
          <table:table-cell table:style-name="Table29.A4" office:value-type="string">
            <text:p text:style-name="P49">Srp</text:p>
          </table:table-cell>
          <table:table-cell table:style-name="Table29.A4" office:value-type="string">
            <text:p text:style-name="P59">0</text:p>
          </table:table-cell>
          <table:table-cell table:style-name="Table29.A4" office:value-type="string">
            <text:p text:style-name="P59">0</text:p>
          </table:table-cell>
          <table:table-cell table:style-name="Table29.A4" office:value-type="string">
            <text:p text:style-name="P54">1</text:p>
          </table:table-cell>
          <table:table-cell table:style-name="Table29.A4" office:value-type="string">
            <text:p text:style-name="P48">S</text:p>
          </table:table-cell>
          <table:table-cell table:style-name="Table29.A4" office:value-type="string">
            <text:p text:style-name="P48">0</text:p>
          </table:table-cell>
          <table:table-cell table:style-name="Table29.A4" office:value-type="string">
            <text:p text:style-name="P47"><text:span text:style-name="T60">8</text:span><text:span text:style-name="T69"> </text:span><text:span text:style-name="T60">dn</text:span></text:p>
          </table:table-cell>
        </table:table-row>
        <table:table-row table:style-name="Table29.2">
          <table:table-cell table:style-name="Table29.A4" office:value-type="string">
            <text:p text:style-name="P62"><text:span text:style-name="T69">Kr</text:span><text:span text:style-name="T60">átký</text:span><text:span text:style-name="T69"> meč</text:span></text:p>
          </table:table-cell>
          <table:table-cell table:style-name="Table29.A4" office:value-type="string">
            <text:p text:style-name="P60">1</text:p>
          </table:table-cell>
          <table:table-cell table:style-name="Table29.A4" office:value-type="string">
            <text:p text:style-name="P59">1</text:p>
          </table:table-cell>
          <table:table-cell table:style-name="Table29.A4" office:value-type="string">
            <text:p text:style-name="P64">2</text:p>
          </table:table-cell>
          <table:table-cell table:style-name="Table29.A4" office:value-type="string">
            <text:p text:style-name="P48">S, B</text:p>
          </table:table-cell>
          <table:table-cell table:style-name="Table29.A4" office:value-type="string">
            <text:p text:style-name="P48">1</text:p>
          </table:table-cell>
          <table:table-cell table:style-name="Table29.A4" office:value-type="string">
            <text:p text:style-name="P47"><text:span text:style-name="T69">1 zl, </text:span><text:span text:style-name="T60">5 st</text:span></text:p>
          </table:table-cell>
        </table:table-row>
        <table:table-row table:style-name="Table29.2">
          <table:table-cell table:style-name="Table29.A4" office:value-type="string">
            <text:p text:style-name="P62"><text:span text:style-name="T69">Široký meč, </text:span><text:span text:style-name="T60">dlouhý meč,</text:span><text:span text:style-name="T69"> </text:span><text:span text:style-name="T60">šavle</text:span></text:p>
          </table:table-cell>
          <table:table-cell table:style-name="Table29.A4" office:value-type="string">
            <text:p text:style-name="P60">1</text:p>
          </table:table-cell>
          <table:table-cell table:style-name="Table29.A4" office:value-type="string">
            <text:p text:style-name="P59">1</text:p>
          </table:table-cell>
          <table:table-cell table:style-name="Table29.A4" office:value-type="string">
            <text:p text:style-name="P56">3/4</text:p>
          </table:table-cell>
          <table:table-cell table:style-name="Table29.A4" office:value-type="string">
            <text:p text:style-name="P48">S, B</text:p>
          </table:table-cell>
          <table:table-cell table:style-name="Table29.A4" office:value-type="string">
            <text:p text:style-name="P48">1</text:p>
          </table:table-cell>
          <table:table-cell table:style-name="Table29.A4" office:value-type="string">
            <text:p text:style-name="P47"><text:span text:style-name="T60">3</text:span><text:span text:style-name="T69"> zl</text:span></text:p>
          </table:table-cell>
        </table:table-row>
        <table:table-row table:style-name="Table29.2">
          <table:table-cell table:style-name="Table29.A4" office:value-type="string">
            <text:p text:style-name="P49">Palcát</text:p>
          </table:table-cell>
          <table:table-cell table:style-name="Table29.A4" office:value-type="string">
            <text:p text:style-name="P60">1</text:p>
          </table:table-cell>
          <table:table-cell table:style-name="Table29.A4" office:value-type="string">
            <text:p text:style-name="P59">0</text:p>
          </table:table-cell>
          <table:table-cell table:style-name="Table29.A4" office:value-type="string">
            <text:p text:style-name="P56">4</text:p>
          </table:table-cell>
          <table:table-cell table:style-name="Table29.A4" office:value-type="string">
            <text:p text:style-name="P48">D</text:p>
          </table:table-cell>
          <table:table-cell table:style-name="Table29.A4" office:value-type="string">
            <text:p text:style-name="P48">1</text:p>
          </table:table-cell>
          <table:table-cell table:style-name="Table29.A4" office:value-type="string">
            <text:p text:style-name="P57">2 zl</text:p>
          </table:table-cell>
        </table:table-row>
        <table:table-row table:style-name="Table29.2">
          <table:table-cell table:style-name="Table29.A4" office:value-type="string">
            <text:p text:style-name="P49">Sekera</text:p>
          </table:table-cell>
          <table:table-cell table:style-name="Table29.A4" office:value-type="string">
            <text:p text:style-name="P60">0</text:p>
          </table:table-cell>
          <table:table-cell table:style-name="Table29.A4" office:value-type="string">
            <text:p text:style-name="P52">0</text:p>
          </table:table-cell>
          <table:table-cell table:style-name="Table29.A4" office:value-type="string">
            <text:p text:style-name="P56">6</text:p>
          </table:table-cell>
          <table:table-cell table:style-name="Table29.A4" office:value-type="string">
            <text:p text:style-name="P48">S</text:p>
          </table:table-cell>
          <table:table-cell table:style-name="Table29.A4" office:value-type="string">
            <text:p text:style-name="P48">1</text:p>
          </table:table-cell>
          <table:table-cell table:style-name="Table29.A4" office:value-type="string">
            <text:p text:style-name="P47"><text:span text:style-name="T60">5</text:span><text:span text:style-name="T69"> st</text:span></text:p>
          </table:table-cell>
        </table:table-row>
        <table:table-row table:style-name="Table29.2">
          <table:table-cell table:style-name="Table29.A4" office:value-type="string">
            <text:p text:style-name="P49">Kyj</text:p>
          </table:table-cell>
          <table:table-cell table:style-name="Table29.A4" office:value-type="string">
            <text:p text:style-name="P60">0</text:p>
          </table:table-cell>
          <table:table-cell table:style-name="Table29.A4" office:value-type="string">
            <text:p text:style-name="P52">0</text:p>
          </table:table-cell>
          <table:table-cell table:style-name="Table29.A4" office:value-type="string">
            <text:p text:style-name="P56">5</text:p>
          </table:table-cell>
          <table:table-cell table:style-name="Table29.A4" office:value-type="string">
            <text:p text:style-name="P48">D</text:p>
          </table:table-cell>
          <table:table-cell table:style-name="Table29.A4" office:value-type="string">
            <text:p text:style-name="P48">1</text:p>
          </table:table-cell>
          <table:table-cell table:style-name="Table29.A4" office:value-type="string">
            <text:p text:style-name="P47"><text:span text:style-name="T60">2</text:span><text:span text:style-name="T69"> </text:span><text:span text:style-name="T60">dn</text:span></text:p>
          </table:table-cell>
        </table:table-row>
        <table:table-row table:style-name="Table29.2">
          <table:table-cell table:style-name="Table29.A4" office:value-type="string">
            <text:p text:style-name="P49">Kladivo</text:p>
          </table:table-cell>
          <table:table-cell table:style-name="Table29.A4" office:value-type="string">
            <text:p text:style-name="P60">0</text:p>
          </table:table-cell>
          <table:table-cell table:style-name="Table29.A4" office:value-type="string">
            <text:p text:style-name="P52">0</text:p>
          </table:table-cell>
          <table:table-cell table:style-name="Table29.A4" office:value-type="string">
            <text:p text:style-name="P56">6</text:p>
          </table:table-cell>
          <table:table-cell table:style-name="Table29.A4" office:value-type="string">
            <text:p text:style-name="P48">D</text:p>
          </table:table-cell>
          <table:table-cell table:style-name="Table29.A4" office:value-type="string">
            <text:p text:style-name="P48">1</text:p>
          </table:table-cell>
          <table:table-cell table:style-name="Table29.A4" office:value-type="string">
            <text:p text:style-name="P47"><text:span text:style-name="T60">6</text:span><text:span text:style-name="T69"> st</text:span></text:p>
          </table:table-cell>
        </table:table-row>
        <table:table-row table:style-name="Table29.2">
          <table:table-cell table:style-name="Table29.A4" office:value-type="string">
            <text:p text:style-name="P49">Řemdih</text:p>
          </table:table-cell>
          <table:table-cell table:style-name="Table29.A4" office:value-type="string">
            <text:p text:style-name="P60">2</text:p>
          </table:table-cell>
          <table:table-cell table:style-name="Table29.A4" office:value-type="string">
            <text:p text:style-name="P52">0</text:p>
          </table:table-cell>
          <table:table-cell table:style-name="Table29.A4" office:value-type="string">
            <text:p text:style-name="P56">2/3</text:p>
          </table:table-cell>
          <table:table-cell table:style-name="Table29.A4" office:value-type="string">
            <text:p text:style-name="P48">D</text:p>
          </table:table-cell>
          <table:table-cell table:style-name="Table29.A4" office:value-type="string">
            <text:p text:style-name="P48">2</text:p>
          </table:table-cell>
          <table:table-cell table:style-name="Table29.A4" office:value-type="string">
            <text:p text:style-name="P47"><text:span text:style-name="T69">1 zl, </text:span><text:span text:style-name="T60">5 st</text:span></text:p>
          </table:table-cell>
        </table:table-row>
        <table:table-row table:style-name="Table29.2">
          <table:table-cell table:style-name="Table29.A4" office:value-type="string">
            <text:p text:style-name="P58">Jedenapůlručák, bastard</text:p>
          </table:table-cell>
          <table:table-cell table:style-name="Table29.A4" office:value-type="string">
            <text:p text:style-name="P53">1</text:p>
          </table:table-cell>
          <table:table-cell table:style-name="Table29.A4" office:value-type="string">
            <text:p text:style-name="P59">1</text:p>
          </table:table-cell>
          <table:table-cell table:style-name="Table29.A4" office:value-type="string">
            <text:p text:style-name="P56">4/5</text:p>
          </table:table-cell>
          <table:table-cell table:style-name="Table29.A4" office:value-type="string">
            <text:p text:style-name="P48">S, B</text:p>
          </table:table-cell>
          <table:table-cell table:style-name="Table29.A4" office:value-type="string">
            <text:p text:style-name="P48">2</text:p>
          </table:table-cell>
          <table:table-cell table:style-name="Table29.A4" office:value-type="string">
            <text:p text:style-name="P47"><text:span text:style-name="T60">5</text:span><text:span text:style-name="T69"> zl</text:span></text:p>
          </table:table-cell>
        </table:table-row>
        <table:table-row table:style-name="Table29.1">
          <table:table-cell table:style-name="Table29.A19" table:number-columns-spanned="7" office:value-type="string">
            <text:p text:style-name="P51">Obouruční</text:p>
          </table:table-cell>
          <table:covered-table-cell/>
          <table:covered-table-cell/>
          <table:covered-table-cell/>
          <table:covered-table-cell/>
          <table:covered-table-cell/>
          <table:covered-table-cell/>
        </table:table-row>
        <table:table-row table:style-name="Table29.2">
          <table:table-cell table:style-name="Table29.A20" office:value-type="string">
            <text:p text:style-name="P49">Dřevěná hůl</text:p>
          </table:table-cell>
          <table:table-cell table:style-name="Table29.A20" office:value-type="string">
            <text:p text:style-name="P60">2</text:p>
          </table:table-cell>
          <table:table-cell table:style-name="Table29.A20" office:value-type="string">
            <text:p text:style-name="P59">2</text:p>
          </table:table-cell>
          <table:table-cell table:style-name="Table29.A20" office:value-type="string">
            <text:p text:style-name="P57">0</text:p>
          </table:table-cell>
          <table:table-cell table:style-name="Table29.A20" office:value-type="string">
            <text:p text:style-name="P48">D</text:p>
          </table:table-cell>
          <table:table-cell table:style-name="Table29.A20" office:value-type="string">
            <text:p text:style-name="P48">2</text:p>
          </table:table-cell>
          <table:table-cell table:style-name="Table29.A20" office:value-type="string">
            <text:p text:style-name="P48">1 dn</text:p>
          </table:table-cell>
        </table:table-row>
        <table:table-row table:style-name="Table29.2">
          <table:table-cell table:style-name="Table29.A4" office:value-type="string">
            <text:p text:style-name="P49">Okovaná bojová hůl</text:p>
          </table:table-cell>
          <table:table-cell table:style-name="Table29.A4" office:value-type="string">
            <text:p text:style-name="P60">2</text:p>
          </table:table-cell>
          <table:table-cell table:style-name="Table29.A4" office:value-type="string">
            <text:p text:style-name="P59">2</text:p>
          </table:table-cell>
          <table:table-cell table:style-name="Table29.A4" office:value-type="string">
            <text:p text:style-name="P57">1</text:p>
          </table:table-cell>
          <table:table-cell table:style-name="Table29.A4" office:value-type="string">
            <text:p text:style-name="P48">D</text:p>
          </table:table-cell>
          <table:table-cell table:style-name="Table29.A4" office:value-type="string">
            <text:p text:style-name="P48">2</text:p>
          </table:table-cell>
          <table:table-cell table:style-name="Table29.A4" office:value-type="string">
            <text:p text:style-name="P48">1 st</text:p>
          </table:table-cell>
        </table:table-row>
        <table:table-row table:style-name="Table29.2">
          <table:table-cell table:style-name="Table29.A4" office:value-type="string">
            <text:p text:style-name="P49">Vidle</text:p>
          </table:table-cell>
          <table:table-cell table:style-name="Table29.A4" office:value-type="string">
            <text:p text:style-name="P60">1</text:p>
          </table:table-cell>
          <table:table-cell table:style-name="Table29.A4" office:value-type="string">
            <text:p text:style-name="P59">2</text:p>
          </table:table-cell>
          <table:table-cell table:style-name="Table29.A4" office:value-type="string">
            <text:p text:style-name="P57">2</text:p>
          </table:table-cell>
          <table:table-cell table:style-name="Table29.A4" office:value-type="string">
            <text:p text:style-name="P48">B</text:p>
          </table:table-cell>
          <table:table-cell table:style-name="Table29.A4" office:value-type="string">
            <text:p text:style-name="P48">2</text:p>
          </table:table-cell>
          <table:table-cell table:style-name="Table29.A4" office:value-type="string">
            <text:p text:style-name="P57">1 st, 2 dn</text:p>
          </table:table-cell>
        </table:table-row>
        <table:table-row table:style-name="Table29.2">
          <table:table-cell table:style-name="Table29.A4" office:value-type="string">
            <text:p text:style-name="P49">Trojzubec</text:p>
          </table:table-cell>
          <table:table-cell table:style-name="Table29.A4" office:value-type="string">
            <text:p text:style-name="P60">1</text:p>
          </table:table-cell>
          <table:table-cell table:style-name="Table29.A4" office:value-type="string">
            <text:p text:style-name="P59">2</text:p>
          </table:table-cell>
          <table:table-cell table:style-name="Table29.A4" office:value-type="string">
            <text:p text:style-name="P57">3</text:p>
          </table:table-cell>
          <table:table-cell table:style-name="Table29.A4" office:value-type="string">
            <text:p text:style-name="P48">B</text:p>
          </table:table-cell>
          <table:table-cell table:style-name="Table29.A4" office:value-type="string">
            <text:p text:style-name="P48">2</text:p>
          </table:table-cell>
          <table:table-cell table:style-name="Table29.A4" office:value-type="string">
            <text:p text:style-name="P48">5 st</text:p>
          </table:table-cell>
        </table:table-row>
        <table:table-row table:style-name="Table29.2">
          <table:table-cell table:style-name="Table29.A4" office:value-type="string">
            <text:p text:style-name="P49">Cep</text:p>
          </table:table-cell>
          <table:table-cell table:style-name="Table29.A4" office:value-type="string">
            <text:p text:style-name="P60">2</text:p>
          </table:table-cell>
          <table:table-cell table:style-name="Table29.A4" office:value-type="string">
            <text:p text:style-name="P59">1</text:p>
          </table:table-cell>
          <table:table-cell table:style-name="Table29.A4" office:value-type="string">
            <text:p text:style-name="P57">2</text:p>
          </table:table-cell>
          <table:table-cell table:style-name="Table29.A4" office:value-type="string">
            <text:p text:style-name="P48">D</text:p>
          </table:table-cell>
          <table:table-cell table:style-name="Table29.A4" office:value-type="string">
            <text:p text:style-name="P48">2</text:p>
          </table:table-cell>
          <table:table-cell table:style-name="Table29.A4" office:value-type="string">
            <text:p text:style-name="P57">5 dn</text:p>
          </table:table-cell>
        </table:table-row>
        <table:table-row table:style-name="Table29.2">
          <table:table-cell table:style-name="Table29.A4" office:value-type="string">
            <text:p text:style-name="P62"><text:span text:style-name="T69">Kopí, </text:span><text:span text:style-name="T60">s</text:span><text:span text:style-name="T69">udlice</text:span></text:p>
          </table:table-cell>
          <table:table-cell table:style-name="Table29.A4" office:value-type="string">
            <text:p text:style-name="P60">1</text:p>
          </table:table-cell>
          <table:table-cell table:style-name="Table29.A4" office:value-type="string">
            <text:p text:style-name="P59">1</text:p>
          </table:table-cell>
          <table:table-cell table:style-name="Table29.A4" office:value-type="string">
            <text:p text:style-name="P57">4</text:p>
          </table:table-cell>
          <table:table-cell table:style-name="Table29.A4" office:value-type="string">
            <text:p text:style-name="P48">B</text:p>
          </table:table-cell>
          <table:table-cell table:style-name="Table29.A4" office:value-type="string">
            <text:p text:style-name="P57">2</text:p>
          </table:table-cell>
          <table:table-cell table:style-name="Table29.A4" office:value-type="string">
            <text:p text:style-name="P57">1 zl</text:p>
          </table:table-cell>
        </table:table-row>
        <table:table-row table:style-name="Table29.2">
          <table:table-cell table:style-name="Table29.A4" office:value-type="string">
            <text:p text:style-name="P62"><text:span text:style-name="T60">H</text:span><text:span text:style-name="T69">alapartna</text:span></text:p>
          </table:table-cell>
          <table:table-cell table:style-name="Table29.A4" office:value-type="string">
            <text:p text:style-name="P53">1</text:p>
          </table:table-cell>
          <table:table-cell table:style-name="Table29.A4" office:value-type="string">
            <text:p text:style-name="P59">1</text:p>
          </table:table-cell>
          <table:table-cell table:style-name="Table29.A4" office:value-type="string">
            <text:p text:style-name="P57">5</text:p>
          </table:table-cell>
          <table:table-cell table:style-name="Table29.A4" office:value-type="string">
            <text:p text:style-name="P48">S, B</text:p>
          </table:table-cell>
          <table:table-cell table:style-name="Table29.A4" office:value-type="string">
            <text:p text:style-name="P55">3</text:p>
          </table:table-cell>
          <table:table-cell table:style-name="Table29.A4" office:value-type="string">
            <text:p text:style-name="P57">2 zl</text:p>
          </table:table-cell>
        </table:table-row>
        <table:table-row table:style-name="Table29.2">
          <table:table-cell table:style-name="Table29.A4" office:value-type="string">
            <text:p text:style-name="P49">Píka <text:s text:c="2"/></text:p>
          </table:table-cell>
          <table:table-cell table:style-name="Table29.A4" office:value-type="string">
            <text:p text:style-name="P53">1</text:p>
          </table:table-cell>
          <table:table-cell table:style-name="Table29.A4" office:value-type="string">
            <text:p text:style-name="P59">0</text:p>
          </table:table-cell>
          <table:table-cell table:style-name="Table29.A4" office:value-type="string">
            <text:p text:style-name="P57">6</text:p>
          </table:table-cell>
          <table:table-cell table:style-name="Table29.A4" office:value-type="string">
            <text:p text:style-name="P48">B</text:p>
          </table:table-cell>
          <table:table-cell table:style-name="Table29.A4" office:value-type="string">
            <text:p text:style-name="P55">4</text:p>
          </table:table-cell>
          <table:table-cell table:style-name="Table29.A4" office:value-type="string">
            <text:p text:style-name="P47"><text:span text:style-name="T60">1</text:span><text:span text:style-name="T69"> </text:span><text:span text:style-name="T60">zl</text:span></text:p>
          </table:table-cell>
        </table:table-row>
        <table:table-row table:style-name="Table29.2">
          <table:table-cell table:style-name="Table29.A4" office:value-type="string">
            <text:p text:style-name="P62"><text:span text:style-name="T69">Obouruč</text:span><text:span text:style-name="T60">ní meč či šavle</text:span></text:p>
          </table:table-cell>
          <table:table-cell table:style-name="Table29.A4" office:value-type="string">
            <text:p text:style-name="P53">0</text:p>
          </table:table-cell>
          <table:table-cell table:style-name="Table29.A4" office:value-type="string">
            <text:p text:style-name="P59">1</text:p>
          </table:table-cell>
          <table:table-cell table:style-name="Table29.A4" office:value-type="string">
            <text:p text:style-name="P61">7</text:p>
          </table:table-cell>
          <table:table-cell table:style-name="Table29.A4" office:value-type="string">
            <text:p text:style-name="P48">S</text:p>
          </table:table-cell>
          <table:table-cell table:style-name="Table29.A4" office:value-type="string">
            <text:p text:style-name="P48">2</text:p>
          </table:table-cell>
          <table:table-cell table:style-name="Table29.A4" office:value-type="string">
            <text:p text:style-name="P47"><text:span text:style-name="T60">6</text:span><text:span text:style-name="T69"> zl</text:span></text:p>
          </table:table-cell>
        </table:table-row>
        <table:table-row table:style-name="Table29.2">
          <table:table-cell table:style-name="Table29.A4" office:value-type="string">
            <text:p text:style-name="P49">Válečné kladivo</text:p>
          </table:table-cell>
          <table:table-cell table:style-name="Table29.A4" office:value-type="string">
            <text:p text:style-name="P53">0</text:p>
          </table:table-cell>
          <table:table-cell table:style-name="Table29.A4" office:value-type="string">
            <text:p text:style-name="P59">0</text:p>
          </table:table-cell>
          <table:table-cell table:style-name="Table29.A4" office:value-type="string">
            <text:p text:style-name="P47"><text:span text:style-name="T62">7</text:span><text:span text:style-name="T64">*</text:span></text:p>
          </table:table-cell>
          <table:table-cell table:style-name="Table29.A4" office:value-type="string">
            <text:p text:style-name="P48">D, P</text:p>
          </table:table-cell>
          <table:table-cell table:style-name="Table29.A4" office:value-type="string">
            <text:p text:style-name="P48">2</text:p>
          </table:table-cell>
          <table:table-cell table:style-name="Table29.A4" office:value-type="string">
            <text:p text:style-name="P47"><text:span text:style-name="T60">4</text:span><text:span text:style-name="T69"> zl</text:span></text:p>
          </table:table-cell>
        </table:table-row>
        <table:table-row table:style-name="Table29.2">
          <table:table-cell table:style-name="Table29.A4" office:value-type="string">
            <text:p text:style-name="P49">Těžký kyj</text:p>
          </table:table-cell>
          <table:table-cell table:style-name="Table29.A4" office:value-type="string">
            <text:p text:style-name="P60">0</text:p>
          </table:table-cell>
          <table:table-cell table:style-name="Table29.A4" office:value-type="string">
            <text:p text:style-name="P59">0</text:p>
          </table:table-cell>
          <table:table-cell table:style-name="Table29.A4" office:value-type="string">
            <text:p text:style-name="P61">7</text:p>
          </table:table-cell>
          <table:table-cell table:style-name="Table29.A4" office:value-type="string">
            <text:p text:style-name="P48">D</text:p>
          </table:table-cell>
          <table:table-cell table:style-name="Table29.A4" office:value-type="string">
            <text:p text:style-name="P48">2</text:p>
          </table:table-cell>
          <table:table-cell table:style-name="Table29.A4" office:value-type="string">
            <text:p text:style-name="P48">2 st</text:p>
          </table:table-cell>
        </table:table-row>
        <table:table-row table:style-name="Table29.31">
          <table:table-cell table:style-name="Table29.A4" office:value-type="string">
            <text:p text:style-name="P49">Obouruční palice</text:p>
          </table:table-cell>
          <table:table-cell table:style-name="Table29.A4" office:value-type="string">
            <text:p text:style-name="P53">0</text:p>
          </table:table-cell>
          <table:table-cell table:style-name="Table29.A4" office:value-type="string">
            <text:p text:style-name="P59">0</text:p>
          </table:table-cell>
          <table:table-cell table:style-name="Table29.A4" office:value-type="string">
            <text:p text:style-name="P56">8</text:p>
          </table:table-cell>
          <table:table-cell table:style-name="Table29.A4" office:value-type="string">
            <text:p text:style-name="P48">D</text:p>
          </table:table-cell>
          <table:table-cell table:style-name="Table29.A4" office:value-type="string">
            <text:p text:style-name="P48">2</text:p>
          </table:table-cell>
          <table:table-cell table:style-name="Table29.A4" office:value-type="string">
            <text:p text:style-name="P48">1 zl</text:p>
          </table:table-cell>
        </table:table-row>
        <table:table-row table:style-name="Table29.32">
          <table:table-cell table:style-name="Table29.A32" office:value-type="string">
            <text:p text:style-name="P49">Válečná sekera</text:p>
          </table:table-cell>
          <table:table-cell table:style-name="Table29.A32" office:value-type="string">
            <text:p text:style-name="P53">0</text:p>
          </table:table-cell>
          <table:table-cell table:style-name="Table29.A32" office:value-type="string">
            <text:p text:style-name="P59">0</text:p>
          </table:table-cell>
          <table:table-cell table:style-name="Table29.A32" office:value-type="string">
            <text:p text:style-name="P56">8</text:p>
          </table:table-cell>
          <table:table-cell table:style-name="Table29.A32" office:value-type="string">
            <text:p text:style-name="P48">S</text:p>
          </table:table-cell>
          <table:table-cell table:style-name="Table29.A32" office:value-type="string">
            <text:p text:style-name="P48">2</text:p>
          </table:table-cell>
          <table:table-cell table:style-name="Table29.A32" office:value-type="string">
            <text:p text:style-name="P47"><text:span text:style-name="T60">5</text:span><text:span text:style-name="T69"> zl</text:span></text:p>
          </table:table-cell>
        </table:table-row>
      </table:table>
      <text:p text:style-name="P44"/>
      <text:p text:style-name="P44"/>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list xml:id="list154637871174003" text:continue-numbering="true" text:style-name="WW8Num1">
              <text:list-item>
                <text:list>
                  <text:list-item>
                    <text:list>
                      <text:list-item>
                        <text:list>
                          <text:list-item>
                            <text:h text:style-name="P220" text:outline-level="4"><text:bookmark text:name="__RefHeading__3574_17678088431"/>Tabulka střelných a vrhacích zbraní</text:h>
                          </text:list-item>
                        </text:list>
                      </text:list-item>
                    </text:list>
                  </text:list-item>
                </text:list>
              </text:list-item>
            </text:list>
          </table:table-cell>
          <table:covered-table-cell/>
          <table:covered-table-cell/>
          <table:covered-table-cell/>
          <table:covered-table-cell/>
        </table:table-row>
        <table:table-row table:style-name="Table30.1">
          <table:table-cell table:style-name="Table30.A2" office:value-type="string">
            <text:p text:style-name="P21">Zbraň</text:p>
          </table:table-cell>
          <table:table-cell table:style-name="Table30.A2" office:value-type="string">
            <text:p text:style-name="P20">Útok</text:p>
          </table:table-cell>
          <table:table-cell table:style-name="Table30.A2" office:value-type="string">
            <text:p text:style-name="P20">Zranění</text:p>
          </table:table-cell>
          <table:table-cell table:style-name="Table30.A2" office:value-type="string">
            <text:p text:style-name="P20">Základní dostřel</text:p>
          </table:table-cell>
          <table:table-cell table:style-name="Table30.A2" office:value-type="string">
            <text:p text:style-name="P20">Cena</text:p>
          </table:table-cell>
        </table:table-row>
        <text:soft-page-break/>
        <table:table-row table:style-name="Table30.1">
          <table:table-cell table:style-name="Table30.A3" table:number-columns-spanned="5" office:value-type="string">
            <text:p text:style-name="P10">Střelné</text:p>
          </table:table-cell>
          <table:covered-table-cell/>
          <table:covered-table-cell/>
          <table:covered-table-cell/>
          <table:covered-table-cell/>
        </table:table-row>
        <table:table-row table:style-name="Table30.1">
          <table:table-cell table:style-name="Table30.A4" office:value-type="string">
            <text:p text:style-name="P21">Krátký luk</text:p>
          </table:table-cell>
          <table:table-cell table:style-name="Table30.A4" office:value-type="string">
            <text:p text:style-name="P20">2</text:p>
          </table:table-cell>
          <table:table-cell table:style-name="Table30.A4" office:value-type="string">
            <text:p text:style-name="P2">4</text:p>
          </table:table-cell>
          <table:table-cell table:style-name="Table30.A4" office:value-type="string">
            <text:p text:style-name="P27"><text:span text:style-name="T69">3*Sil + </text:span><text:span text:style-name="T60">14</text:span></text:p>
          </table:table-cell>
          <table:table-cell table:style-name="Table30.A4" office:value-type="string">
            <text:p text:style-name="P20">1 zl</text:p>
          </table:table-cell>
        </table:table-row>
        <table:table-row table:style-name="Table30.1">
          <table:table-cell table:style-name="Table30.A4" office:value-type="string">
            <text:p text:style-name="P21">Dlouhý luk</text:p>
          </table:table-cell>
          <table:table-cell table:style-name="Table30.A4" office:value-type="string">
            <text:p text:style-name="P20">2</text:p>
          </table:table-cell>
          <table:table-cell table:style-name="Table30.A4" office:value-type="string">
            <text:p text:style-name="P2">5</text:p>
          </table:table-cell>
          <table:table-cell table:style-name="Table30.A4" office:value-type="string">
            <text:p text:style-name="P27"><text:span text:style-name="T69">3*Sil + </text:span><text:span text:style-name="T60">21</text:span></text:p>
          </table:table-cell>
          <table:table-cell table:style-name="Table30.A4" office:value-type="string">
            <text:p text:style-name="P20">2 zl</text:p>
          </table:table-cell>
        </table:table-row>
        <table:table-row table:style-name="Table30.1">
          <table:table-cell table:style-name="Table30.A4" office:value-type="string">
            <text:p text:style-name="P21">Lehká kuše</text:p>
          </table:table-cell>
          <table:table-cell table:style-name="Table30.A4" office:value-type="string">
            <text:p text:style-name="P20">2</text:p>
          </table:table-cell>
          <table:table-cell table:style-name="Table30.A4" office:value-type="string">
            <text:p text:style-name="P2">5</text:p>
          </table:table-cell>
          <table:table-cell table:style-name="Table30.A4" office:value-type="string">
            <text:p text:style-name="P20">20</text:p>
          </table:table-cell>
          <table:table-cell table:style-name="Table30.A4" office:value-type="string">
            <text:p text:style-name="P27"><text:span text:style-name="T60">5</text:span><text:span text:style-name="T69"> zl</text:span></text:p>
          </table:table-cell>
        </table:table-row>
        <table:table-row table:style-name="Table30.1">
          <table:table-cell table:style-name="Table30.A4" office:value-type="string">
            <text:p text:style-name="P21">Těžká kuše</text:p>
          </table:table-cell>
          <table:table-cell table:style-name="Table30.A4" office:value-type="string">
            <text:p text:style-name="P2">1</text:p>
          </table:table-cell>
          <table:table-cell table:style-name="Table30.A4" office:value-type="string">
            <text:p text:style-name="P2">8</text:p>
          </table:table-cell>
          <table:table-cell table:style-name="Table30.A4" office:value-type="string">
            <text:p text:style-name="P20">30</text:p>
          </table:table-cell>
          <table:table-cell table:style-name="Table30.A4" office:value-type="string">
            <text:p text:style-name="P27"><text:span text:style-name="T60">10</text:span><text:span text:style-name="T69"> zl</text:span></text:p>
          </table:table-cell>
        </table:table-row>
        <table:table-row table:style-name="Table30.1">
          <table:table-cell table:style-name="Table30.A4" office:value-type="string">
            <text:p text:style-name="P3">Minikuše</text:p>
          </table:table-cell>
          <table:table-cell table:style-name="Table30.A4" office:value-type="string">
            <text:p text:style-name="P2">2</text:p>
          </table:table-cell>
          <table:table-cell table:style-name="Table30.A4" office:value-type="string">
            <text:p text:style-name="P2">4</text:p>
          </table:table-cell>
          <table:table-cell table:style-name="Table30.A4" office:value-type="string">
            <text:p text:style-name="P2">10</text:p>
          </table:table-cell>
          <table:table-cell table:style-name="Table30.A4" office:value-type="string">
            <text:p text:style-name="P27">25 zl</text:p>
          </table:table-cell>
        </table:table-row>
        <table:table-row table:style-name="Table30.1">
          <table:table-cell table:style-name="Table30.A4" office:value-type="string">
            <text:p text:style-name="P38"><text:span text:style-name="T69">Foukačka</text:span><text:span text:style-name="T60">*</text:span></text:p>
          </table:table-cell>
          <table:table-cell table:style-name="Table30.A4" office:value-type="string">
            <text:p text:style-name="P20">1</text:p>
          </table:table-cell>
          <table:table-cell table:style-name="Table30.A4" office:value-type="string">
            <text:p text:style-name="P20">(1)</text:p>
          </table:table-cell>
          <table:table-cell table:style-name="Table30.A4" office:value-type="string">
            <text:p text:style-name="P20">7</text:p>
          </table:table-cell>
          <table:table-cell table:style-name="Table30.A4" office:value-type="string">
            <text:p text:style-name="P20">1 st</text:p>
          </table:table-cell>
        </table:table-row>
        <table:table-row table:style-name="Table30.1">
          <table:table-cell table:style-name="Table30.A4" office:value-type="string">
            <text:p text:style-name="P21">Prak</text:p>
          </table:table-cell>
          <table:table-cell table:style-name="Table30.A4" office:value-type="string">
            <text:p text:style-name="P20">0</text:p>
          </table:table-cell>
          <table:table-cell table:style-name="Table30.A4" office:value-type="string">
            <text:p text:style-name="P2">3</text:p>
          </table:table-cell>
          <table:table-cell table:style-name="Table30.A4" office:value-type="string">
            <text:p text:style-name="P20">10</text:p>
          </table:table-cell>
          <table:table-cell table:style-name="Table30.A4" office:value-type="string">
            <text:p text:style-name="P2">2 dn</text:p>
          </table:table-cell>
        </table:table-row>
        <table:table-row table:style-name="Table30.1">
          <table:table-cell table:style-name="Table30.A4" office:value-type="string">
            <text:p text:style-name="P21">Tyčový prak</text:p>
          </table:table-cell>
          <table:table-cell table:style-name="Table30.A4" office:value-type="string">
            <text:p text:style-name="P20">0</text:p>
          </table:table-cell>
          <table:table-cell table:style-name="Table30.A4" office:value-type="string">
            <text:p text:style-name="P2">4</text:p>
          </table:table-cell>
          <table:table-cell table:style-name="Table30.A4" office:value-type="string">
            <text:p text:style-name="P20">12</text:p>
          </table:table-cell>
          <table:table-cell table:style-name="Table30.A4" office:value-type="string">
            <text:p text:style-name="P2">3 dn</text:p>
          </table:table-cell>
        </table:table-row>
        <table:table-row table:style-name="Table30.1">
          <table:table-cell table:style-name="Table30.A12" table:number-columns-spanned="5" office:value-type="string">
            <text:p text:style-name="P10">Vrhací</text:p>
          </table:table-cell>
          <table:covered-table-cell/>
          <table:covered-table-cell/>
          <table:covered-table-cell/>
          <table:covered-table-cell/>
        </table:table-row>
        <table:table-row table:style-name="Table30.1">
          <table:table-cell table:style-name="Table30.A4" office:value-type="string">
            <text:p text:style-name="P21">Vrhací šipka</text:p>
          </table:table-cell>
          <table:table-cell table:style-name="Table30.A4" office:value-type="string">
            <text:p text:style-name="P20">1</text:p>
          </table:table-cell>
          <table:table-cell table:style-name="Table30.A4" office:value-type="string">
            <text:p text:style-name="P2">2</text:p>
          </table:table-cell>
          <table:table-cell table:style-name="Table30.A4" office:value-type="string">
            <text:p text:style-name="P27"><text:span text:style-name="T69">Sil + </text:span><text:span text:style-name="T60">6</text:span></text:p>
          </table:table-cell>
          <table:table-cell table:style-name="Table30.A4" office:value-type="string">
            <text:p text:style-name="P27"><text:span text:style-name="T60">4</text:span><text:span text:style-name="T69"> </text:span><text:span text:style-name="T60">dn</text:span></text:p>
          </table:table-cell>
        </table:table-row>
        <table:table-row table:style-name="Table30.1">
          <table:table-cell table:style-name="Table30.A4" office:value-type="string">
            <text:p text:style-name="P21">Kámen</text:p>
          </table:table-cell>
          <table:table-cell table:style-name="Table30.A4" office:value-type="string">
            <text:p text:style-name="P20">0</text:p>
          </table:table-cell>
          <table:table-cell table:style-name="Table30.A4" office:value-type="string">
            <text:p text:style-name="P2">3</text:p>
          </table:table-cell>
          <table:table-cell table:style-name="Table30.A4" office:value-type="string">
            <text:p text:style-name="P27"><text:span text:style-name="T69">Sil + </text:span><text:span text:style-name="T60">5</text:span></text:p>
          </table:table-cell>
          <table:table-cell table:style-name="Table30.A4" office:value-type="string">
            <text:p text:style-name="P20">-</text:p>
          </table:table-cell>
        </table:table-row>
        <table:table-row table:style-name="Table30.15">
          <table:table-cell table:style-name="Table30.A4" office:value-type="string">
            <text:p text:style-name="P38"><text:span text:style-name="T69">Oštěp</text:span><text:span text:style-name="T60">**</text:span></text:p>
          </table:table-cell>
          <table:table-cell table:style-name="Table30.A4" office:value-type="string">
            <text:p text:style-name="P20">1</text:p>
          </table:table-cell>
          <table:table-cell table:style-name="Table30.A4" office:value-type="string">
            <text:p text:style-name="P2">6</text:p>
          </table:table-cell>
          <table:table-cell table:style-name="Table30.A4" office:value-type="string">
            <text:p text:style-name="P27"><text:span text:style-name="T69">2*Sil + </text:span><text:span text:style-name="T60">6</text:span></text:p>
          </table:table-cell>
          <table:table-cell table:style-name="Table30.A4" office:value-type="string">
            <text:p text:style-name="P27"><text:span text:style-name="T60">2</text:span><text:span text:style-name="T69"> st</text:span></text:p>
          </table:table-cell>
        </table:table-row>
        <table:table-row table:style-name="Table30.1">
          <table:table-cell table:style-name="Table30.A4" office:value-type="string">
            <text:p text:style-name="P21">Hvězdice</text:p>
          </table:table-cell>
          <table:table-cell table:style-name="Table30.A4" office:value-type="string">
            <text:p text:style-name="P20">1</text:p>
          </table:table-cell>
          <table:table-cell table:style-name="Table30.A4" office:value-type="string">
            <text:p text:style-name="P2">2</text:p>
          </table:table-cell>
          <table:table-cell table:style-name="Table30.A4" office:value-type="string">
            <text:p text:style-name="P27"><text:span text:style-name="T69">Sil + </text:span><text:span text:style-name="T60">4</text:span></text:p>
          </table:table-cell>
          <table:table-cell table:style-name="Table30.A4" office:value-type="string">
            <text:p text:style-name="P27"><text:span text:style-name="T69">2 </text:span><text:span text:style-name="T60">dn</text:span></text:p>
          </table:table-cell>
        </table:table-row>
        <table:table-row table:style-name="Table30.1">
          <table:table-cell table:style-name="Table30.A4" office:value-type="string">
            <text:p text:style-name="P21">Vrhací dýka</text:p>
          </table:table-cell>
          <table:table-cell table:style-name="Table30.A4" office:value-type="string">
            <text:p text:style-name="P20">1</text:p>
          </table:table-cell>
          <table:table-cell table:style-name="Table30.A4" office:value-type="string">
            <text:p text:style-name="P2">3</text:p>
          </table:table-cell>
          <table:table-cell table:style-name="Table30.A4" office:value-type="string">
            <text:p text:style-name="P27"><text:span text:style-name="T69">Sil + </text:span><text:span text:style-name="T60">5</text:span></text:p>
          </table:table-cell>
          <table:table-cell table:style-name="Table30.A4" office:value-type="string">
            <text:p text:style-name="P27"><text:span text:style-name="T60">2</text:span><text:span text:style-name="T69"> st</text:span></text:p>
          </table:table-cell>
        </table:table-row>
        <table:table-row table:style-name="Table30.1">
          <table:table-cell table:style-name="Table30.A18" office:value-type="string">
            <text:p text:style-name="P21">Vrhací sekera</text:p>
          </table:table-cell>
          <table:table-cell table:style-name="Table30.A18" office:value-type="string">
            <text:p text:style-name="P20">0</text:p>
          </table:table-cell>
          <table:table-cell table:style-name="Table30.A18" office:value-type="string">
            <text:p text:style-name="P2">6</text:p>
          </table:table-cell>
          <table:table-cell table:style-name="Table30.A18" office:value-type="string">
            <text:p text:style-name="P27"><text:span text:style-name="T69">Sil + </text:span><text:span text:style-name="T60">3</text:span></text:p>
          </table:table-cell>
          <table:table-cell table:style-name="Table30.A18" office:value-type="string">
            <text:p text:style-name="P27"><text:span text:style-name="T60">3</text:span><text:span text:style-name="T69"> st</text:span></text:p>
          </table:table-cell>
        </table:table-row>
      </table:table>
      <text:p text:style-name="P44"/>
      <text:p text:style-name="P157"/>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list xml:id="list154638452177008" text:continue-numbering="true" text:style-name="WW8Num1">
              <text:list-item>
                <text:list>
                  <text:list-item>
                    <text:list>
                      <text:list-item>
                        <text:list>
                          <text:list-item>
                            <text:h text:style-name="P220" text:outline-level="4">Tabulka štítů</text:h>
                          </text:list-item>
                        </text:list>
                      </text:list-item>
                    </text:list>
                  </text:list-item>
                </text:list>
              </text:list-item>
            </text:list>
          </table:table-cell>
          <table:covered-table-cell/>
          <table:covered-table-cell/>
        </table:table-row>
        <table:table-row table:style-name="Table31.1">
          <table:table-cell table:style-name="Table31.A2" office:value-type="string">
            <text:p text:style-name="P21">Štít</text:p>
          </table:table-cell>
          <table:table-cell table:style-name="Table31.A2" office:value-type="string">
            <text:p text:style-name="P245">Obrana</text:p>
          </table:table-cell>
          <table:table-cell table:style-name="Table31.A2" office:value-type="string">
            <text:p text:style-name="P245">Cena</text:p>
          </table:table-cell>
        </table:table-row>
        <table:table-row table:style-name="Table31.1">
          <table:table-cell table:style-name="Table31.A3" office:value-type="string">
            <text:p text:style-name="P21">Pěstní štít*</text:p>
          </table:table-cell>
          <table:table-cell table:style-name="Table31.A3" office:value-type="string">
            <text:p text:style-name="P240">+1/-</text:p>
          </table:table-cell>
          <table:table-cell table:style-name="Table31.A3" office:value-type="string">
            <text:p text:style-name="P234"><text:span text:style-name="T60">5</text:span><text:span text:style-name="T69"> st</text:span></text:p>
          </table:table-cell>
        </table:table-row>
        <table:table-row table:style-name="Table31.1">
          <table:table-cell table:style-name="Table31.A3" office:value-type="string">
            <text:p text:style-name="P21">Malý štít</text:p>
          </table:table-cell>
          <table:table-cell table:style-name="Table31.A3" office:value-type="string">
            <text:p text:style-name="P240">+1/1</text:p>
          </table:table-cell>
          <table:table-cell table:style-name="Table31.A3" office:value-type="string">
            <text:p text:style-name="P245">1 zl</text:p>
          </table:table-cell>
        </table:table-row>
        <table:table-row table:style-name="Table31.1">
          <table:table-cell table:style-name="Table31.A3" office:value-type="string">
            <text:p text:style-name="P21">Střední štít</text:p>
          </table:table-cell>
          <table:table-cell table:style-name="Table31.A3" office:value-type="string">
            <text:p text:style-name="P240">+1/2</text:p>
          </table:table-cell>
          <table:table-cell table:style-name="Table31.A3" office:value-type="string">
            <text:p text:style-name="P234"><text:span text:style-name="T60">3</text:span><text:span text:style-name="T69"> zl</text:span></text:p>
          </table:table-cell>
        </table:table-row>
        <table:table-row table:style-name="Table31.1">
          <table:table-cell table:style-name="Table31.A6" office:value-type="string">
            <text:p text:style-name="P21">Velký štít</text:p>
          </table:table-cell>
          <table:table-cell table:style-name="Table31.A6" office:value-type="string">
            <text:p text:style-name="P240">+1/3</text:p>
          </table:table-cell>
          <table:table-cell table:style-name="Table31.A6" office:value-type="string">
            <text:p text:style-name="P234"><text:span text:style-name="T60">5</text:span><text:span text:style-name="T69"> zl</text:span></text:p>
          </table:table-cell>
        </table:table-row>
      </table:table>
      <text:p text:style-name="P44"/>
      <text:p text:style-name="Text_20_body"/>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table:number-columns-spanned="6" office:value-type="string">
            <text:list xml:id="list154638604182765" text:continue-numbering="true" text:style-name="WW8Num1">
              <text:list-item>
                <text:list>
                  <text:list-item>
                    <text:list>
                      <text:list-item>
                        <text:list>
                          <text:list-item>
                            <text:h text:style-name="P220" text:outline-level="4"><text:bookmark text:name="61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32.1">
          <table:table-cell table:style-name="Table32.A2" office:value-type="string">
            <text:p text:style-name="P245">Zbroj</text:p>
          </table:table-cell>
          <table:table-cell table:style-name="Table32.A2" office:value-type="string">
            <text:p text:style-name="P240">KZ</text:p>
          </table:table-cell>
          <table:table-cell table:style-name="Table32.A2" office:value-type="string">
            <text:p text:style-name="P240">Pokrytí</text:p>
          </table:table-cell>
          <table:table-cell table:style-name="Table32.A2" office:value-type="string">
            <text:p text:style-name="P240">Postih</text:p>
          </table:table-cell>
          <table:table-cell table:style-name="Table32.A2" office:value-type="string">
            <text:p text:style-name="P240">Popis</text:p>
          </table:table-cell>
          <table:table-cell table:style-name="Table32.A2" office:value-type="string">
            <text:p text:style-name="P245">Cena</text:p>
          </table:table-cell>
        </table:table-row>
        <table:table-row table:style-name="Table32.1">
          <table:table-cell table:style-name="Table32.A3" office:value-type="string">
            <text:p text:style-name="P239">Lehká kouzelnická zbroj</text:p>
          </table:table-cell>
          <table:table-cell table:style-name="Table32.A3" office:value-type="string">
            <text:p text:style-name="P240">2</text:p>
          </table:table-cell>
          <table:table-cell table:style-name="Table32.A3" office:value-type="string">
            <text:p text:style-name="P240">1</text:p>
          </table:table-cell>
          <table:table-cell table:style-name="Table32.A3" office:value-type="string">
            <text:p text:style-name="P240">0</text:p>
          </table:table-cell>
          <table:table-cell table:style-name="Table32.A3" office:value-type="string">
            <text:p text:style-name="P240">Speciální zbroj</text:p>
          </table:table-cell>
          <table:table-cell table:style-name="Table32.A3" office:value-type="string">
            <text:p text:style-name="P240">6 zl</text:p>
          </table:table-cell>
        </table:table-row>
        <table:table-row table:style-name="Table32.1">
          <table:table-cell table:style-name="Table32.A2" office:value-type="string">
            <text:p text:style-name="P239">Plná kouzelnická zbroj</text:p>
          </table:table-cell>
          <table:table-cell table:style-name="Table32.A2" office:value-type="string">
            <text:p text:style-name="P240">3</text:p>
          </table:table-cell>
          <table:table-cell table:style-name="Table32.A2" office:value-type="string">
            <text:p text:style-name="P240">2</text:p>
          </table:table-cell>
          <table:table-cell table:style-name="Table32.A2" office:value-type="string">
            <text:p text:style-name="P240">0</text:p>
          </table:table-cell>
          <table:table-cell table:style-name="Table32.A2" office:value-type="string">
            <text:p text:style-name="P240">Speciální zbroj</text:p>
          </table:table-cell>
          <table:table-cell table:style-name="Table32.A2" office:value-type="string">
            <text:p text:style-name="P240">20 zl</text:p>
          </table:table-cell>
        </table:table-row>
        <table:table-row table:style-name="Table32.1">
          <table:table-cell table:style-name="Table32.A3" office:value-type="string">
            <text:p text:style-name="P241">Vycpávaná zbroj</text:p>
          </table:table-cell>
          <table:table-cell table:style-name="Table32.A3" office:value-type="string">
            <text:p text:style-name="P240">3</text:p>
          </table:table-cell>
          <table:table-cell table:style-name="Table32.A3" office:value-type="string">
            <text:p text:style-name="P2">2</text:p>
          </table:table-cell>
          <table:table-cell table:style-name="Table32.A3" office:value-type="string">
            <text:p text:style-name="P2">-1</text:p>
          </table:table-cell>
          <table:table-cell table:style-name="Table32.A3" office:value-type="string">
            <text:p text:style-name="P240">Dlouhá vycpávaná kazajka s rukávy, pevné boty, kožené rukavice, čapka</text:p>
          </table:table-cell>
          <table:table-cell table:style-name="Table32.A3" office:value-type="string">
            <text:p text:style-name="P242">2 zl</text:p>
          </table:table-cell>
        </table:table-row>
        <table:table-row table:style-name="Table32.1">
          <table:table-cell table:style-name="Table32.A3" office:value-type="string">
            <text:p text:style-name="P241">Lehká kožená zbroj</text:p>
          </table:table-cell>
          <table:table-cell table:style-name="Table32.A3" office:value-type="string">
            <text:p text:style-name="P240">4</text:p>
          </table:table-cell>
          <table:table-cell table:style-name="Table32.A3" office:value-type="string">
            <text:p text:style-name="P2">2</text:p>
          </table:table-cell>
          <table:table-cell table:style-name="Table32.A3" office:value-type="string">
            <text:p text:style-name="P2">-1</text:p>
          </table:table-cell>
          <table:table-cell table:style-name="Table32.A3" office:value-type="string">
            <text:p text:style-name="P240">Kožená kazajka, chrániče předloktí, rukavice, škorně</text:p>
          </table:table-cell>
          <table:table-cell table:style-name="Table32.A3" office:value-type="string">
            <text:p text:style-name="P242">3 zl</text:p>
          </table:table-cell>
        </table:table-row>
        <table:table-row table:style-name="Table32.1">
          <table:table-cell table:style-name="Table32.A3" office:value-type="string">
            <text:p text:style-name="P241">Plná kožená zbroj</text:p>
          </table:table-cell>
          <table:table-cell table:style-name="Table32.A3" office:value-type="string">
            <text:p text:style-name="P240">4</text:p>
          </table:table-cell>
          <table:table-cell table:style-name="Table32.A3" office:value-type="string">
            <text:p text:style-name="P8">3</text:p>
          </table:table-cell>
          <table:table-cell table:style-name="Table32.A3" office:value-type="string">
            <text:p text:style-name="P8">-2</text:p>
          </table:table-cell>
          <table:table-cell table:style-name="Table32.A3" office:value-type="string">
            <text:p text:style-name="P240">Kožená kazajka s rukávy, kožené kalhoty, rukavice, škorně, kožená přilba</text:p>
          </table:table-cell>
          <table:table-cell table:style-name="Table32.A3" office:value-type="string">
            <text:p text:style-name="P242">4 zl</text:p>
          </table:table-cell>
        </table:table-row>
        <table:table-row table:style-name="Table32.1">
          <table:table-cell table:style-name="Table32.A3" office:value-type="string">
            <text:p text:style-name="P241">Lehká šupinová zbroj</text:p>
          </table:table-cell>
          <table:table-cell table:style-name="Table32.A3" office:value-type="string">
            <text:p text:style-name="P240">5</text:p>
          </table:table-cell>
          <table:table-cell table:style-name="Table32.A3" office:value-type="string">
            <text:p text:style-name="P8">2</text:p>
          </table:table-cell>
          <table:table-cell table:style-name="Table32.A3" office:value-type="string">
            <text:p text:style-name="P8">-2</text:p>
          </table:table-cell>
          <table:table-cell table:style-name="Table32.A3" office:value-type="string">
            <text:p text:style-name="P240">Šupinový pancíř s krátkým rukávem, vyztužená přilba, rukavice, zpevněné škorně</text:p>
          </table:table-cell>
          <table:table-cell table:style-name="Table32.A3" office:value-type="string">
            <text:p text:style-name="P242">9 zl</text:p>
          </table:table-cell>
        </table:table-row>
        <table:table-row table:style-name="Table32.1">
          <table:table-cell table:style-name="Table32.A3" office:value-type="string">
            <text:p text:style-name="P241">Plná šupinová zbroj</text:p>
          </table:table-cell>
          <table:table-cell table:style-name="Table32.A3" office:value-type="string">
            <text:p text:style-name="P242">5</text:p>
          </table:table-cell>
          <table:table-cell table:style-name="Table32.A3" office:value-type="string">
            <text:p text:style-name="P8">3</text:p>
          </table:table-cell>
          <table:table-cell table:style-name="Table32.A3" office:value-type="string">
            <text:p text:style-name="P8">-3</text:p>
          </table:table-cell>
          <table:table-cell table:style-name="Table32.A3" office:value-type="string">
            <text:p text:style-name="P240">Šupinový pancíř s dlouhými rukávy, šupinové kalhoty, vyztužená přilba s chráničem nosu a krku, rukavice, zpevněné škorně</text:p>
          </table:table-cell>
          <table:table-cell table:style-name="Table32.A3" office:value-type="string">
            <text:p text:style-name="P242">12 zl</text:p>
          </table:table-cell>
        </table:table-row>
        <table:table-row table:style-name="Table32.1">
          <table:table-cell table:style-name="Table32.A3" office:value-type="string">
            <text:p text:style-name="P241">Lehká kroužková zbroj</text:p>
          </table:table-cell>
          <table:table-cell table:style-name="Table32.A3" office:value-type="string">
            <text:p text:style-name="P242">5</text:p>
          </table:table-cell>
          <table:table-cell table:style-name="Table32.A3" office:value-type="string">
            <text:p text:style-name="P8">2</text:p>
          </table:table-cell>
          <table:table-cell table:style-name="Table32.A3" office:value-type="string">
            <text:p text:style-name="P8">-2</text:p>
          </table:table-cell>
          <table:table-cell table:style-name="Table32.A3" office:value-type="string">
            <text:p text:style-name="P240">Kroužková vesta, vyztužená přilba, palcové kroužkové rukavice, zpevněné škorně</text:p>
          </table:table-cell>
          <table:table-cell table:style-name="Table32.A3" office:value-type="string">
            <text:p text:style-name="P242">18 zl</text:p>
          </table:table-cell>
        </table:table-row>
        <table:table-row table:style-name="Table32.1">
          <table:table-cell table:style-name="Table32.A3" office:value-type="string">
            <text:p text:style-name="P241">Plná kroužková zbroj</text:p>
          </table:table-cell>
          <table:table-cell table:style-name="Table32.A3" office:value-type="string">
            <text:p text:style-name="P242">5</text:p>
          </table:table-cell>
          <table:table-cell table:style-name="Table32.A3" office:value-type="string">
            <text:p text:style-name="P8">3</text:p>
          </table:table-cell>
          <table:table-cell table:style-name="Table32.A3" office:value-type="string">
            <text:p text:style-name="P8">-3</text:p>
          </table:table-cell>
          <table:table-cell table:style-name="Table32.A3" office:value-type="string">
            <text:p text:style-name="P242">Kroužková košile s rukávy, kroužkové kalhoty, kapuce, zpevněné škorně, palcové kroužkové rukavice</text:p>
          </table:table-cell>
          <table:table-cell table:style-name="Table32.A3" office:value-type="string">
            <text:p text:style-name="P242">25 zl</text:p>
          </table:table-cell>
        </table:table-row>
        <table:table-row table:style-name="Table32.1">
          <table:table-cell table:style-name="Table32.A3" office:value-type="string">
            <text:p text:style-name="P241">Lehká plátová zbroj</text:p>
          </table:table-cell>
          <table:table-cell table:style-name="Table32.A3" office:value-type="string">
            <text:p text:style-name="P242">6</text:p>
          </table:table-cell>
          <table:table-cell table:style-name="Table32.A3" office:value-type="string">
            <text:p text:style-name="P8">2</text:p>
          </table:table-cell>
          <table:table-cell table:style-name="Table32.A3" office:value-type="string">
            <text:p text:style-name="P8">-3</text:p>
          </table:table-cell>
          <table:table-cell table:style-name="Table32.A3" office:value-type="string">
            <text:p text:style-name="P242">Kyrys, plátové chrániče holení a předloktí, <text:soft-page-break/>plátové rukavice a boty, železná helma</text:p>
          </table:table-cell>
          <table:table-cell table:style-name="Table32.A3" office:value-type="string">
            <text:p text:style-name="P242">30 zl</text:p>
          </table:table-cell>
        </table:table-row>
        <table:table-row table:style-name="Table32.1">
          <table:table-cell table:style-name="Table32.A3" office:value-type="string">
            <text:p text:style-name="P241">Plná plátová zbroj</text:p>
          </table:table-cell>
          <table:table-cell table:style-name="Table32.A3" office:value-type="string">
            <text:p text:style-name="P242">6</text:p>
          </table:table-cell>
          <table:table-cell table:style-name="Table32.A3" office:value-type="string">
            <text:p text:style-name="P2">3</text:p>
          </table:table-cell>
          <table:table-cell table:style-name="Table32.A3" office:value-type="string">
            <text:p text:style-name="P8">-4</text:p>
          </table:table-cell>
          <table:table-cell table:style-name="Table32.A3" office:value-type="string">
            <text:p text:style-name="P240">Plné pláty bez krytů spojů, železná helma</text:p>
          </table:table-cell>
          <table:table-cell table:style-name="Table32.A3" office:value-type="string">
            <text:p text:style-name="P240">40 zl</text:p>
          </table:table-cell>
        </table:table-row>
        <table:table-row table:style-name="Table32.1">
          <table:table-cell table:style-name="Table32.A14" office:value-type="string">
            <text:p text:style-name="P241">Rytířská zbroj</text:p>
          </table:table-cell>
          <table:table-cell table:style-name="Table32.A14" office:value-type="string">
            <text:p text:style-name="P242">6</text:p>
          </table:table-cell>
          <table:table-cell table:style-name="Table32.A14" office:value-type="string">
            <text:p text:style-name="P2">4</text:p>
          </table:table-cell>
          <table:table-cell table:style-name="Table32.A14" office:value-type="string">
            <text:p text:style-name="P8">-5</text:p>
          </table:table-cell>
          <table:table-cell table:style-name="Table32.A14" office:value-type="string">
            <text:p text:style-name="P240">Plné pláty i s klouby, helma s hledím</text:p>
          </table:table-cell>
          <table:table-cell table:style-name="Table32.A14" office:value-type="string">
            <text:p text:style-name="P240">100 zl</text:p>
          </table:table-cell>
        </table:table-row>
      </table:table>
      <text:p text:style-name="P44"/>
      <text:p text:style-name="Text_20_body"/>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list xml:id="list154639095183115" text:continue-numbering="true" text:style-name="WW8Num1">
              <text:list-item>
                <text:list>
                  <text:list-item>
                    <text:list>
                      <text:list-item>
                        <text:list>
                          <text:list-item>
                            <text:h text:style-name="P220" text:outline-level="4"><text:bookmark text:name="__RefHeading__2812_10378208751"/>Tabulka modifikátorů</text:h>
                          </text:list-item>
                        </text:list>
                      </text:list-item>
                    </text:list>
                  </text:list-item>
                </text:list>
              </text:list-item>
            </text:list>
          </table:table-cell>
          <table:covered-table-cell/>
          <table:covered-table-cell/>
        </table:table-row>
        <table:table-row table:style-name="Table33.1">
          <table:table-cell table:style-name="Table33.A2" office:value-type="string">
            <text:p text:style-name="P22">Situace</text:p>
          </table:table-cell>
          <table:table-cell table:style-name="Table33.A2" office:value-type="string">
            <text:p text:style-name="P22"/>
          </table:table-cell>
          <table:table-cell table:style-name="Table33.A2" office:value-type="string">
            <text:p text:style-name="P22">Modifikátor</text:p>
          </table:table-cell>
        </table:table-row>
        <table:table-row table:style-name="Table33.1">
          <table:table-cell table:style-name="Table33.A3" table:number-columns-spanned="3" office:value-type="string">
            <text:p text:style-name="P23">Modifikátory za viditelnost</text:p>
          </table:table-cell>
          <table:covered-table-cell/>
          <table:covered-table-cell/>
        </table:table-row>
        <table:table-row table:style-name="Table33.4">
          <table:table-cell table:style-name="Table33.A3" office:value-type="string">
            <text:p text:style-name="P37"><text:span text:style-name="T61">Naprostá</text:span><text:span text:style-name="T70"> tma,</text:span><text:span text:style-name="T61"> zavázané oči</text:span></text:p>
          </table:table-cell>
          <table:table-cell table:style-name="Table33.A3" office:value-type="string">
            <text:p text:style-name="P11">Úplná tma obvykle nastává jen v podzemí či ve zcela uzavřené místnosti.</text:p>
            <text:p text:style-name="P37"><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33.A3" office:value-type="string">
            <text:p text:style-name="P40"><text:span text:style-name="T69">-</text:span><text:span text:style-name="T60">3</text:span></text:p>
          </table:table-cell>
        </table:table-row>
        <table:table-row table:style-name="Table33.4">
          <table:table-cell table:style-name="Table33.A3" office:value-type="string">
            <text:p text:style-name="P5">Neviditelný útočník</text:p>
          </table:table-cell>
          <table:table-cell table:style-name="Table33.A3" office:value-type="string">
            <text:p text:style-name="P11">Útočník sice vidět není, ale postava vidí svoje okolí</text:p>
          </table:table-cell>
          <table:table-cell table:style-name="Table33.A3" office:value-type="string">
            <text:p text:style-name="P40">-2</text:p>
          </table:table-cell>
        </table:table-row>
        <table:table-row table:style-name="Table33.4">
          <table:table-cell table:style-name="Table33.A3" office:value-type="string">
            <text:p text:style-name="P37"><text:span text:style-name="T61">Hluboká</text:span><text:span text:style-name="T70"> tma, </text:span><text:span text:style-name="T61">z</text:span><text:span text:style-name="T70">bytkové světlo</text:span></text:p>
          </table:table-cell>
          <table:table-cell table:style-name="Table33.A3" office:value-type="string">
            <text:p text:style-name="P37"><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33.A3" office:value-type="string">
            <text:p text:style-name="P40"><text:span text:style-name="T69">-</text:span><text:span text:style-name="T60">2</text:span></text:p>
          </table:table-cell>
        </table:table-row>
        <table:table-row table:style-name="Table33.4">
          <table:table-cell table:style-name="Table33.A3" office:value-type="string">
            <text:p text:style-name="P37"><text:span text:style-name="T70">Částečná tma, </text:span><text:span text:style-name="T61">tlumené světlo</text:span></text:p>
          </table:table-cell>
          <table:table-cell table:style-name="Table33.A3" office:value-type="string">
            <text:p text:style-name="P13">Slabý svit měsíce (srpek měsíce nebo úplněk prosvítající skrz mraky), svit hvězd, slabý zdroj světla (svíčka, louč)</text:p>
          </table:table-cell>
          <table:table-cell table:style-name="Table33.A3" office:value-type="string">
            <text:p text:style-name="P4">-1</text:p>
          </table:table-cell>
        </table:table-row>
        <table:table-row table:style-name="Table33.4">
          <table:table-cell table:style-name="Table33.A3" office:value-type="string">
            <text:p text:style-name="P17">Hustá mlha, hustý dým</text:p>
          </table:table-cell>
          <table:table-cell table:style-name="Table33.A3" office:value-type="string">
            <text:p text:style-name="P12">Postih roste se vzdáleností</text:p>
          </table:table-cell>
          <table:table-cell table:style-name="Table33.A3" office:value-type="string">
            <text:p text:style-name="P33">-1 až -3</text:p>
          </table:table-cell>
        </table:table-row>
        <table:table-row table:style-name="Table33.1">
          <table:table-cell table:style-name="Table33.A3" table:number-columns-spanned="3" office:value-type="string">
            <text:p text:style-name="P23">Modifikátory boje zblízka</text:p>
          </table:table-cell>
          <table:covered-table-cell/>
          <table:covered-table-cell/>
        </table:table-row>
        <table:table-row table:style-name="Table33.4">
          <table:table-cell table:style-name="Table33.A3" office:value-type="string">
            <text:p text:style-name="P6">Boj z lehu či sedu na zemi</text:p>
          </table:table-cell>
          <table:table-cell table:style-name="Table33.A3" office:value-type="string">
            <text:p text:style-name="P38"><text:span text:style-name="T74">Postih je pro</text:span><text:span text:style-name="T65">ti stojícím protivníkovi, na ÚČ i OČ</text:span></text:p>
          </table:table-cell>
          <table:table-cell table:style-name="Table33.A3" office:value-type="string">
            <text:p text:style-name="P40"><text:span text:style-name="T69">-</text:span><text:span text:style-name="T60">1</text:span></text:p>
          </table:table-cell>
        </table:table-row>
        <table:table-row table:style-name="Table33.4">
          <table:table-cell table:style-name="Table33.A3" office:value-type="string">
            <text:p text:style-name="P6">Útok ze zápasu</text:p>
          </table:table-cell>
          <table:table-cell table:style-name="Table33.A3" office:value-type="string">
            <text:p text:style-name="P42">Na protivníka, který nezápasí</text:p>
          </table:table-cell>
          <table:table-cell table:style-name="Table33.A3" office:value-type="string">
            <text:p text:style-name="P40">-1</text:p>
          </table:table-cell>
        </table:table-row>
        <table:table-row table:style-name="Table33.4">
          <table:table-cell table:style-name="Table33.A3" office:value-type="string">
            <text:p text:style-name="P38"><text:span text:style-name="T71">Útok </text:span><text:span text:style-name="T62">na zápasícího protivníka</text:span></text:p>
          </table:table-cell>
          <table:table-cell table:style-name="Table33.A3" office:value-type="string">
            <text:p text:style-name="P12">Používá stejná pravidla jako střelba do souboje na blízko</text:p>
          </table:table-cell>
          <table:table-cell table:style-name="Table33.A3" office:value-type="string">
            <text:p text:style-name="P40"><text:span text:style-name="T69">-</text:span><text:span text:style-name="T60">1</text:span></text:p>
          </table:table-cell>
        </table:table-row>
        <table:table-row table:style-name="Table33.4">
          <table:table-cell table:style-name="Table33.A3" office:value-type="string">
            <text:p text:style-name="P6">Útok dotykem</text:p>
          </table:table-cell>
          <table:table-cell table:style-name="Table33.A3" office:value-type="string">
            <text:p text:style-name="P25">Útok s cílem pouze se protivníka dotknout (například u některých kouzel). Útočník dostává bonus.</text:p>
          </table:table-cell>
          <table:table-cell table:style-name="Table33.A3" office:value-type="string">
            <text:p text:style-name="P22">+1</text:p>
          </table:table-cell>
        </table:table-row>
        <table:table-row table:style-name="Table33.4">
          <table:table-cell table:style-name="Table33.A3" office:value-type="string">
            <text:p text:style-name="P38"><text:span text:style-name="T70">Obtížný terén, </text:span><text:span text:style-name="T61">omezující prostředí, ztížený pohyb</text:span></text:p>
          </table:table-cell>
          <table:table-cell table:style-name="Table33.A3" office:value-type="string">
            <text:p text:style-name="P26">Kluzký, bažinatý či blátivý povrch, špatně schůdný terén, příkrý svah, strmé schody. Postava šplhá, je částečně svázaná, atd. Postih je na útok i na obranu</text:p>
          </table:table-cell>
          <table:table-cell table:style-name="Table33.A3" office:value-type="string">
            <text:p text:style-name="P40"><text:span text:style-name="T69">-</text:span><text:span text:style-name="T60">1</text:span></text:p>
          </table:table-cell>
        </table:table-row>
        <table:table-row table:style-name="Table33.4">
          <table:table-cell table:style-name="Table33.A3" office:value-type="string">
            <text:p text:style-name="P6">Opilost</text:p>
          </table:table-cell>
          <table:table-cell table:style-name="Table33.A3" office:value-type="string">
            <text:p text:style-name="P25">Postih na útok i na obranu</text:p>
          </table:table-cell>
          <table:table-cell table:style-name="Table33.A3" office:value-type="string">
            <text:p text:style-name="P22">-1</text:p>
          </table:table-cell>
        </table:table-row>
        <table:table-row table:style-name="Table33.4">
          <table:table-cell table:style-name="Table33.A3" office:value-type="string">
            <text:p text:style-name="P18">Zranění</text:p>
          </table:table-cell>
          <table:table-cell table:style-name="Table33.A3" office:value-type="string">
            <text:p text:style-name="P38"><text:span text:style-name="T74">Postih na útok i na obranu, </text:span><text:span text:style-name="T65">podle ztráty kondice</text:span></text:p>
          </table:table-cell>
          <table:table-cell table:style-name="Table33.A3" office:value-type="string">
            <text:p text:style-name="P4">-1 až -3</text:p>
          </table:table-cell>
        </table:table-row>
        <table:table-row table:style-name="Table33.4">
          <table:table-cell table:style-name="Table33.A3" office:value-type="string">
            <text:p text:style-name="P18">Naložení</text:p>
          </table:table-cell>
          <table:table-cell table:style-name="Table33.A3" office:value-type="string">
            <text:p text:style-name="P25">Postih na útok i na obranu</text:p>
          </table:table-cell>
          <table:table-cell table:style-name="Table33.A3" office:value-type="string">
            <text:p text:style-name="P27"><text:span text:style-name="T69">-</text:span><text:span text:style-name="T52">1 </text:span><text:span text:style-name="T30">až</text:span><text:span text:style-name="T52"> -3, podle nákladu</text:span></text:p>
          </table:table-cell>
        </table:table-row>
        <table:table-row table:style-name="Table33.4">
          <table:table-cell table:style-name="Table33.A3" office:value-type="string">
            <text:p text:style-name="P6">Boj dlouhou zbraní ve stísněném prostoru</text:p>
          </table:table-cell>
          <table:table-cell table:style-name="Table33.A3" office:value-type="string">
            <text:p text:style-name="P38"><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33.A3" office:value-type="string">
            <text:p text:style-name="P38">Rozdíl délky zbraně a šířky prostoru</text:p>
          </table:table-cell>
        </table:table-row>
        <table:table-row table:style-name="Table33.4">
          <table:table-cell table:style-name="Table33.A3" office:value-type="string">
            <text:p text:style-name="P5">Krytí se za překážkou</text:p>
          </table:table-cell>
          <table:table-cell table:style-name="Table33.A3" office:value-type="string">
            <text:p text:style-name="P13">Postava se drží za nějakou překážkou (za rohem, za stromem, za sloupem). Získá bonus +1 k obraně, ale útočí s postihem -1</text:p>
          </table:table-cell>
          <table:table-cell table:style-name="Table33.A3" office:value-type="string">
            <text:p text:style-name="P43">-1 k ÚČ, +1 k OČ</text:p>
          </table:table-cell>
        </table:table-row>
        <table:table-row table:style-name="Table33.1">
          <table:table-cell table:style-name="Table33.A3" table:number-columns-spanned="3" office:value-type="string">
            <text:p text:style-name="P24">Modifikátory střelby</text:p>
          </table:table-cell>
          <table:covered-table-cell/>
          <table:covered-table-cell/>
        </table:table-row>
        <table:table-row table:style-name="Table33.4">
          <table:table-cell table:style-name="Table33.A3" office:value-type="string">
            <text:p text:style-name="P18">Velikost cíle</text:p>
          </table:table-cell>
          <table:table-cell table:style-name="Table33.A3" office:value-type="string">
            <text:p text:style-name="P38"><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33.A3" office:value-type="string">
            <text:p text:style-name="P40"><text:span text:style-name="T69">-3 </text:span><text:span text:style-name="T60">až</text:span><text:span text:style-name="T69"> +3</text:span></text:p>
          </table:table-cell>
        </table:table-row>
        <table:table-row table:style-name="Table33.4">
          <table:table-cell table:style-name="Table33.A3" office:value-type="string">
            <text:p text:style-name="P6">Střelba při pohybu</text:p>
          </table:table-cell>
          <table:table-cell table:style-name="Table33.A3" office:value-type="string">
            <text:p text:style-name="P12">Střelba při pohybu nejvýše Bojovou rychlostí</text:p>
          </table:table-cell>
          <table:table-cell table:style-name="Table33.A3" office:value-type="string">
            <text:p text:style-name="P4">-1</text:p>
          </table:table-cell>
        </table:table-row>
        <table:table-row table:style-name="Table33.4">
          <table:table-cell table:style-name="Table33.A3" office:value-type="string">
            <text:p text:style-name="P6">Střelba za běhu</text:p>
          </table:table-cell>
          <table:table-cell table:style-name="Table33.A3" office:value-type="string">
            <text:p text:style-name="P12">Střelba při pohybu až rychlostí Běhu</text:p>
          </table:table-cell>
          <table:table-cell table:style-name="Table33.A3" office:value-type="string">
            <text:p text:style-name="P4">-2</text:p>
          </table:table-cell>
        </table:table-row>
        <table:table-row table:style-name="Table33.4">
          <table:table-cell table:style-name="Table33.A3" office:value-type="string">
            <text:p text:style-name="P18">Běžící cíl</text:p>
          </table:table-cell>
          <table:table-cell table:style-name="Table33.A3" office:value-type="string">
            <text:p text:style-name="P38"><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33.A3" office:value-type="string">
            <text:p text:style-name="P40"><text:span text:style-name="T69">-1 </text:span><text:span text:style-name="T60">až</text:span><text:span text:style-name="T69"> -</text:span><text:span text:style-name="T60">3</text:span></text:p>
          </table:table-cell>
        </table:table-row>
        <text:soft-page-break/>
        <table:table-row table:style-name="Table33.4">
          <table:table-cell table:style-name="Table33.A3" office:value-type="string">
            <text:p text:style-name="P5">Cíl v krytu</text:p>
          </table:table-cell>
          <table:table-cell table:style-name="Table33.A3" office:value-type="string">
            <text:p text:style-name="P12">Postih za kryt závisí na tom, jak velká část těla cíle je kryta. -3 odpovídá vykukování zpoza rohu.</text:p>
          </table:table-cell>
          <table:table-cell table:style-name="Table33.A3" office:value-type="string">
            <text:p text:style-name="P27"><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5">Střelec v krytu</text:p>
          </table:table-cell>
          <table:table-cell table:style-name="Table33.A3" office:value-type="string">
            <text:p text:style-name="P42">Pokud se chce střelec krýt za pevnou překážkou a stále mít možnost střílet, může si vybrat, jak moc dobře se chce krýt:</text:p>
            <text:p text:style-name="P42">Pokud mu stačí jedničkový kryt, střílí bez postihu. Za dvojkový kryt má on sám postih -1 ke střelbě, z trojkového krytu se střílet nedá. Stejné postihy se vztahují na kouzlení z poza krytu.</text:p>
          </table:table-cell>
          <table:table-cell table:style-name="Table33.A3" office:value-type="string">
            <text:p text:style-name="P27">0 nebo -1</text:p>
          </table:table-cell>
        </table:table-row>
        <table:table-row table:style-name="Table33.4">
          <table:table-cell table:style-name="Table33.A3" office:value-type="string">
            <text:p text:style-name="P37"><text:span text:style-name="T72">Střelba do souboje na blízko, </text:span><text:span text:style-name="T63">střelba nebo útok do zápasu</text:span></text:p>
          </table:table-cell>
          <table:table-cell table:style-name="Table33.A3" office:value-type="string">
            <text:p text:style-name="P36">Střelba na cíl zapojený do souboje zblízka se vyhodnocuje jako útok s postihem -1.</text:p>
            <text:p text:style-name="P35">Pokud střelec zasáhne, přičte si ke zranění +1.</text:p>
            <text:p text:style-name="P38"><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33.A3" office:value-type="string">
            <text:p text:style-name="P40"><text:span text:style-name="T69">-</text:span><text:span text:style-name="T60">1</text:span></text:p>
          </table:table-cell>
        </table:table-row>
        <table:table-row table:style-name="Table33.4">
          <table:table-cell table:style-name="Table33.A3" office:value-type="string">
            <text:p text:style-name="P17">Střelba skrz clonu</text:p>
          </table:table-cell>
          <table:table-cell table:style-name="Table33.A3" office:value-type="string">
            <text:p text:style-name="P38"><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33.A3" office:value-type="string">
            <text:p text:style-name="P27"><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37">Střelba skrz bariéru</text:p>
          </table:table-cell>
          <table:table-cell table:style-name="Table33.A3" office:value-type="string">
            <text:p text:style-name="P12">Jako střelba skrz clonu, od zranění se navíc odečítá hodnocení bariéry (a cíl si stále počítá zbroj)</text:p>
          </table:table-cell>
          <table:table-cell table:style-name="Table33.A3" office:value-type="string">
            <text:p text:style-name="P27">jako skrz clonu</text:p>
          </table:table-cell>
        </table:table-row>
        <table:table-row table:style-name="Table33.4">
          <table:table-cell table:style-name="Table33.A3" office:value-type="string">
            <text:p text:style-name="P17">Vzdálenost</text:p>
          </table:table-cell>
          <table:table-cell table:style-name="Table33.A3" office:value-type="string">
            <text:p text:style-name="P38"><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33.A3" office:value-type="string">
            <text:p text:style-name="P40"><text:span text:style-name="T69">-1 </text:span><text:span text:style-name="T60">až</text:span><text:span text:style-name="T69"> -</text:span><text:span text:style-name="T60">3</text:span></text:p>
          </table:table-cell>
        </table:table-row>
        <table:table-row table:style-name="Table33.4">
          <table:table-cell table:style-name="Table33.A3" office:value-type="string">
            <text:p text:style-name="P5">Střelba nebo vrhání v těžké zbroji</text:p>
          </table:table-cell>
          <table:table-cell table:style-name="Table33.A3" office:value-type="string">
            <text:p text:style-name="P42">-1 pokud má postava šupinovou nebo kroužkovou zbroj, -2 pokud má plátovou nebo rytířskou. Postih se nevztahuje na střelbu z kuše.</text:p>
          </table:table-cell>
          <table:table-cell table:style-name="Table33.A3" office:value-type="string">
            <text:p text:style-name="P40">-1 nebo -2</text:p>
          </table:table-cell>
        </table:table-row>
        <table:table-row table:style-name="Table33.4">
          <table:table-cell table:style-name="Table33.A3" table:number-columns-spanned="3" office:value-type="string">
            <text:p text:style-name="P9">Speciální akce</text:p>
          </table:table-cell>
          <table:covered-table-cell/>
          <table:covered-table-cell/>
        </table:table-row>
        <table:table-row table:style-name="Table33.4">
          <table:table-cell table:style-name="Table33.A3" table:number-columns-spanned="2" office:value-type="string">
            <text:p text:style-name="P37">Zatlačení protivníka, Bránění v průchodu</text:p>
          </table:table-cell>
          <table:covered-table-cell/>
          <table:table-cell table:style-name="Table33.A3" office:value-type="string">
            <text:p text:style-name="P27">-2</text:p>
          </table:table-cell>
        </table:table-row>
        <table:table-row table:style-name="Table33.4">
          <table:table-cell table:style-name="Table33.A3" table:number-columns-spanned="2" office:value-type="string">
            <text:p text:style-name="P37">Odzbrojení</text:p>
          </table:table-cell>
          <table:covered-table-cell/>
          <table:table-cell table:style-name="Table33.A3" office:value-type="string">
            <text:p text:style-name="P27">-2</text:p>
          </table:table-cell>
        </table:table-row>
        <table:table-row table:style-name="Table33.4">
          <table:table-cell table:style-name="Table33.A3" table:number-columns-spanned="2" office:value-type="string">
            <text:p text:style-name="P37">Srážení k zemi, Vtažení do zápasu</text:p>
          </table:table-cell>
          <table:covered-table-cell/>
          <table:table-cell table:style-name="Table33.A3" office:value-type="string">
            <text:p text:style-name="P27">-2</text:p>
          </table:table-cell>
        </table:table-row>
        <table:table-row table:style-name="Table33.4">
          <table:table-cell table:style-name="Table33.A36" table:number-columns-spanned="2" office:value-type="string">
            <text:p text:style-name="P37">Protiakce</text:p>
          </table:table-cell>
          <table:covered-table-cell/>
          <table:table-cell table:style-name="Table33.A36" office:value-type="string">
            <text:p text:style-name="P27">-2</text:p>
          </table:table-cell>
        </table:table-row>
      </table:table>
      <text:p text:style-name="P193"/>
      <text:p text:style-name="Text_20_body"/>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list xml:id="list154639741189153" text:continue-numbering="true" text:style-name="WW8Num1">
              <text:list-item>
                <text:list>
                  <text:list-item>
                    <text:list>
                      <text:list-item>
                        <text:list>
                          <text:list-item>
                            <text:h text:style-name="P220" text:outline-level="4"><text:bookmark text:name="4071"/>Tabulka stropu hodnocení dovedností podle úrovně</text:h>
                          </text:list-item>
                        </text:list>
                      </text:list-item>
                    </text:list>
                  </text:list-item>
                </text:list>
              </text:list-item>
            </text:list>
          </table:table-cell>
          <table:covered-table-cell/>
          <table:covered-table-cell/>
        </table:table-row>
        <table:table-row table:style-name="Table34.1">
          <table:table-cell table:style-name="Table34.A2" office:value-type="string">
            <text:p text:style-name="P232">Úroveň zkušenosti</text:p>
          </table:table-cell>
          <table:table-cell table:style-name="Table34.A2" office:value-type="string">
            <text:p text:style-name="P232">Strop hodnocení význačných dovedností povolání</text:p>
          </table:table-cell>
          <table:table-cell table:style-name="Table34.A2" office:value-type="string">
            <text:p text:style-name="P232">Strop hodnocení ostatních dovedností</text:p>
          </table:table-cell>
        </table:table-row>
        <table:table-row table:style-name="Table34.1">
          <table:table-cell table:style-name="Table34.A3" office:value-type="string">
            <text:p text:style-name="P234">1 až 2</text:p>
          </table:table-cell>
          <table:table-cell table:style-name="Table34.A3" office:value-type="string">
            <text:p text:style-name="P234">3</text:p>
          </table:table-cell>
          <table:table-cell table:style-name="Table34.A3" office:value-type="string">
            <text:p text:style-name="P234">2</text:p>
          </table:table-cell>
        </table:table-row>
        <table:table-row table:style-name="Table34.1">
          <table:table-cell table:style-name="Table34.A3" office:value-type="string">
            <text:p text:style-name="P234">3 až 5</text:p>
          </table:table-cell>
          <table:table-cell table:style-name="Table34.A3" office:value-type="string">
            <text:p text:style-name="P234">4</text:p>
          </table:table-cell>
          <table:table-cell table:style-name="Table34.A3" office:value-type="string">
            <text:p text:style-name="P234">3</text:p>
          </table:table-cell>
        </table:table-row>
        <table:table-row table:style-name="Table34.1">
          <table:table-cell table:style-name="Table34.A3" office:value-type="string">
            <text:p text:style-name="P234">6 až 9</text:p>
          </table:table-cell>
          <table:table-cell table:style-name="Table34.A3" office:value-type="string">
            <text:p text:style-name="P234">5</text:p>
          </table:table-cell>
          <table:table-cell table:style-name="Table34.A3" office:value-type="string">
            <text:p text:style-name="P234">4</text:p>
          </table:table-cell>
        </table:table-row>
        <table:table-row table:style-name="Table34.1">
          <table:table-cell table:style-name="Table34.A3" office:value-type="string">
            <text:p text:style-name="P234">10 až 14</text:p>
          </table:table-cell>
          <table:table-cell table:style-name="Table34.A3" office:value-type="string">
            <text:p text:style-name="P234">6</text:p>
          </table:table-cell>
          <table:table-cell table:style-name="Table34.A3" office:value-type="string">
            <text:p text:style-name="P234">5</text:p>
          </table:table-cell>
        </table:table-row>
        <table:table-row table:style-name="Table34.1">
          <table:table-cell table:style-name="Table34.A3" office:value-type="string">
            <text:p text:style-name="P234">15 až 20</text:p>
          </table:table-cell>
          <table:table-cell table:style-name="Table34.A3" office:value-type="string">
            <text:p text:style-name="P234">7</text:p>
          </table:table-cell>
          <table:table-cell table:style-name="Table34.A3" office:value-type="string">
            <text:p text:style-name="P234">6</text:p>
          </table:table-cell>
        </table:table-row>
        <table:table-row table:style-name="Table34.1">
          <table:table-cell table:style-name="Table34.A3" office:value-type="string">
            <text:p text:style-name="P234">21 až 27</text:p>
          </table:table-cell>
          <table:table-cell table:style-name="Table34.A3" office:value-type="string">
            <text:p text:style-name="P234">8</text:p>
          </table:table-cell>
          <table:table-cell table:style-name="Table34.A3" office:value-type="string">
            <text:p text:style-name="P234">7</text:p>
          </table:table-cell>
        </table:table-row>
        <table:table-row table:style-name="Table34.1">
          <table:table-cell table:style-name="Table34.A3" office:value-type="string">
            <text:p text:style-name="P234">28 až 35</text:p>
          </table:table-cell>
          <table:table-cell table:style-name="Table34.A3" office:value-type="string">
            <text:p text:style-name="P234">9</text:p>
          </table:table-cell>
          <table:table-cell table:style-name="Table34.A3" office:value-type="string">
            <text:p text:style-name="P234">8</text:p>
          </table:table-cell>
        </table:table-row>
        <table:table-row table:style-name="Table34.1">
          <table:table-cell table:style-name="Table34.A10" office:value-type="string">
            <text:p text:style-name="P234">36</text:p>
          </table:table-cell>
          <table:table-cell table:style-name="Table34.A10" office:value-type="string">
            <text:p text:style-name="P234">10</text:p>
          </table:table-cell>
          <table:table-cell table:style-name="Table34.A10" office:value-type="string">
            <text:p text:style-name="P234">9</text:p>
          </table:table-cell>
        </table:table-row>
      </table:table>
      <text:p text:style-name="P193"><text:bookmark-end text:name="__RefHeading__6159_680152062"/><text:bookmark-end text:name="__RefHeading__6054_613080586"/><text:bookmark-end text:name="__RefHeading__6161_680152062"/><text:bookmark-end text:name="__RefHeading__6056_613080586"/><text:bookmark-end text:name="__RefHeading__6163_680152062"/><text:bookmark-end text:name="__RefHeading__6058_613080586"/><text:bookmark-end text:name="__RefHeading__6165_680152062"/><text:bookmark-end text:name="__RefHeading__6060_613080586"/><text:bookmark-end text:name="__RefHeading__6167_680152062"/><text:bookmark-end text:name="__RefHeading__6062_613080586"/><text:bookmark-end text:name="__RefHeading__6169_680152062"/><text:bookmark-end text:name="__RefHeading__6064_613080586"/><text:bookmark-end text:name="__RefHeading__6171_680152062"/><text:bookmark-end text:name="__RefHeading__6066_613080586"/><text:bookmark-end text:name="__RefHeading__6173_680152062"/><text:bookmark-end text:name="__RefHeading__6068_613080586"/><text:bookmark-end text:name="__RefHeading__6175_680152062"/><text:bookmark-end text:name="__RefHeading__6070_613080586"/><text:bookmark-end text:name="__RefHeading__6177_680152062"/><text:bookmark-end text:name="__RefHeading__6072_613080586"/><text:bookmark-end text:name="__RefHeading__6179_680152062"/><text:bookmark-end text:name="__RefHeading__6074_613080586"/><text:bookmark-end text:name="__RefHeading__6181_680152062"/><text:bookmark-end text:name="__RefHeading__6076_613080586"/><text:bookmark-end text:name="__RefHeading__6183_680152062"/><text:bookmark-end text:name="__RefHeading__6078_613080586"/><text:bookmark-end text:name="__RefHeading__6185_680152062"/><text:bookmark-end text:name="__RefHeading__6080_613080586"/><text:bookmark-end text:name="__RefHeading__6187_680152062"/><text:bookmark-end text:name="__RefHeading__6082_613080586"/><text:bookmark-end text:name="__RefHeading__6189_680152062"/><text:bookmark-end text:name="__RefHeading__6084_613080586"/><text:bookmark-end text:name="__RefHeading__6191_680152062"/><text:bookmark-end text:name="__RefHeading__6086_613080586"/><text:bookmark-end text:name="__RefHeading__6193_680152062"/><text:bookmark-end text:name="__RefHeading__6088_613080586"/><text:bookmark-end text:name="__RefHeading__6195_680152062"/><text:bookmark-end text:name="__RefHeading__6090_613080586"/><text:bookmark-end text:name="__RefHeading__6197_680152062"/><text:bookmark-end text:name="__RefHeading__6092_613080586"/><text:bookmark-end text:name="__RefHeading__6199_680152062"/><text:bookmark-end text:name="__RefHeading__6094_613080586"/><text:bookmark-end text:name="__RefHeading__6201_680152062"/><text:bookmark-end text:name="__RefHeading__6096_613080586"/><text:bookmark-end text:name="__RefHeading__6203_680152062"/><text:bookmark-end text:name="__RefHeading__6098_613080586"/><text:bookmark-end text:name="__RefHeading__6146_613080586"/><text:bookmark-end text:name="__RefHeading__6261_680152062"/><text:bookmark-end text:name="__RefHeading__6156_613080586"/><text:bookmark-end text:name="__RefHeading__6263_680152062"/><text:bookmark-end text:name="__RefHeading__6158_613080586"/><text:bookmark-end text:name="__RefHeading__6267_680152062"/><text:bookmark-end text:name="__RefHeading__6162_613080586"/><text:bookmark-end text:name="__RefHeading__6265_680152062"/><text:bookmark-end text:name="__RefHeading__6269_680152062"/><text:bookmark-end text:name="__RefHeading__6164_613080586"/><text:bookmark-end text:name="__RefHeading__6271_680152062"/><text:bookmark-end text:name="__RefHeading__6166_613080586"/><text:bookmark-end text:name="__RefHeading__6273_680152062"/><text:bookmark-end text:name="__RefHeading__6168_613080586"/><text:bookmark-end text:name="__RefHeading__6275_680152062"/><text:bookmark-end text:name="__RefHeading__6170_613080586"/><text:bookmark-end text:name="__RefHeading__6277_680152062"/><text:bookmark-end text:name="__RefHeading__6172_613080586"/><text:bookmark-end text:name="__RefHeading__6279_680152062"/><text:bookmark-end text:name="__RefHeading__6281_680152062"/><text:bookmark-end text:name="__RefHeading__6283_680152062"/><text:bookmark-end text:name="__RefHeading__6178_613080586"/><text:bookmark-end text:name="__RefHeading__6285_680152062"/><text:bookmark-end text:name="__RefHeading__6180_613080586"/><text:bookmark-end text:name="__RefHeading__6287_680152062"/><text:bookmark-end text:name="__RefHeading__6289_680152062"/><text:bookmark-end text:name="__RefHeading__6291_680152062"/><text:bookmark-end text:name="__RefHeading__6186_613080586"/><text:bookmark-end text:name="__RefHeading__6293_680152062"/><text:bookmark-end text:name="__RefHeading__6188_613080586"/><text:bookmark-end text:name="__RefHeading__6295_680152062"/><text:bookmark-end text:name="__RefHeading__6297_680152062"/><text:bookmark-end text:name="__RefHeading__6299_680152062"/><text:bookmark-end text:name="__RefHeading__6301_680152062"/><text:bookmark-end text:name="__RefHeading__6303_680152062"/><text:bookmark-end text:name="__RefHeading__6305_680152062"/><text:bookmark-end text:name="__RefHeading__6307_680152062"/><text:bookmark-end text:name="__RefHeading__6309_680152062"/><text:bookmark-end text:name="__RefHeading__6311_680152062"/><text:bookmark-end text:name="__RefHeading__6313_680152062"/><text:bookmark-end text:name="__RefHeading__6315_680152062"/><text:bookmark-end text:name="__RefHeading__6317_680152062"/><text:bookmark-end text:name="__RefHeading__6319_680152062"/><text:bookmark-end text:name="__RefHeading__6321_680152062"/><text:bookmark-end text:name="__RefHeading__6216_613080586"/><text:bookmark-end text:name="__RefHeading__6323_680152062"/><text:bookmark-end text:name="__RefHeading__6218_613080586"/><text:bookmark-end text:name="__RefHeading__6325_680152062"/><text:bookmark-end text:name="__RefHeading__6220_613080586"/><text:bookmark-end text:name="__RefHeading__6327_680152062"/><text:bookmark-end text:name="__RefHeading__6222_613080586"/><text:bookmark-end text:name="__RefHeading__6329_680152062"/><text:bookmark-end text:name="__RefHeading__6224_613080586"/><text:bookmark-end text:name="__RefHeading__6331_680152062"/><text:bookmark-end text:name="__RefHeading__6226_613080586"/><text:bookmark-end text:name="__RefHeading__6333_680152062"/><text:bookmark-end text:name="__RefHeading__6228_613080586"/><text:bookmark-end text:name="__RefHeading__6335_680152062"/><text:bookmark-end text:name="__RefHeading__6337_680152062"/><text:bookmark-end text:name="__RefHeading__6339_680152062"/><text:bookmark-end text:name="__RefHeading__6341_680152062"/><text:bookmark-end text:name="__RefHeading__6236_613080586"/><text:bookmark-end text:name="__RefHeading__6343_680152062"/><text:bookmark-end text:name="__RefHeading__6238_613080586"/><text:bookmark-end text:name="__RefHeading__6345_680152062"/><text:bookmark-end text:name="__RefHeading__6240_613080586"/><text:bookmark-end text:name="__RefHeading__6347_680152062"/><text:bookmark-end text:name="__RefHeading__6242_613080586"/><text:bookmark-end text:name="__RefHeading__6349_680152062"/><text:bookmark-end text:name="__RefHeading__6244_613080586"/><text:bookmark-end text:name="__RefHeading__6351_680152062"/><text:bookmark-end text:name="__RefHeading__6246_6130805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2" svg:font-family="Mangal"/>
    <style:font-face style:name="OpenSymbol" svg:font-family="OpenSymbol, 'Arial Unicode MS'"/>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Mangal1" svg:font-family="Mangal" style:font-pitch="variable"/>
    <style:font-face style:name="Symbol1" svg:font-family="Symbol" style:font-pitch="variable"/>
    <style:font-face style:name="Tahoma"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cs" fo:country="CZ" style:letter-kerning="true" style:font-name-asian="Times New Roman1" style:font-family-asian="'Times New Roman'" style:font-family-generic-asian="roman" style:font-pitch-asian="variable" style:font-size-asian="10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list-style-name="WW8Num1" style:class="text">
      <style:paragraph-properties fo:margin-left="0cm" fo:margin-right="0cm" fo:margin-top="0.4cm" fo:margin-bottom="0.101cm" style:contextual-spacing="false" fo:text-indent="0cm" style:auto-text-indent="false" fo:keep-with-next="always"/>
      <style:text-properties fo:font-size="22pt" fo:language="cs" fo:country="CZ"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list-style-name="WW8Num1" style:class="text">
      <style:paragraph-properties fo:margin-left="0cm" fo:margin-right="0cm" fo:margin-top="0.3cm" fo:margin-bottom="0.101cm" style:contextual-spacing="false" fo:text-indent="0cm" style:auto-text-indent="false" fo:keep-with-next="always"/>
      <style:text-properties fo:font-size="20pt" fo:language="cs" fo:country="CZ"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WW8Num1"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8pt" fo:language="cs" fo:country="CZ"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1" fo:font-family="'Times New Roman'" style:font-family-generic="roman" style:font-pitch="variable" fo:font-size="16pt" fo:language="cs" fo:country="CZ" fo:font-style="normal" style:text-underline-style="none" fo:font-weight="bold" style:font-size-asian="16pt" style:font-style-asian="normal" style:font-weight-asian="bold" style:font-name-complex="Times New Roman1"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left="0cm" fo:margin-right="0cm" fo:margin-top="0.199cm" fo:margin-bottom="0.101cm" style:contextual-spacing="false" fo:text-indent="0cm" style:auto-text-indent="false"/>
      <style:text-properties style:font-name="Times New Roman1" fo:font-family="'Times New Roman'" style:font-family-generic="roman" style:font-pitch="variable" fo:font-size="14pt" fo:language="cs" fo:country="CZ" fo:font-weight="bold" style:font-size-asian="14pt" style:font-weight-asian="bold" style:font-name-complex="Times New Roman1"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left="0cm" fo:margin-right="0cm" fo:margin-top="0.199cm" fo:margin-bottom="0.101cm" style:contextual-spacing="false" fo:text-indent="0cm" style:auto-text-indent="false"/>
      <style:text-properties style:font-name="Times New Roman1" fo:font-family="'Times New Roman'" style:font-family-generic="roman" style:font-pitch="variable" fo:font-size="12pt" fo:language="cs" fo:country="CZ" style:text-underline-style="none" fo:font-weight="bold" style:font-size-asian="12pt" style:font-weight-asian="bold" style:font-name-complex="Times New Roman1"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list-style-name="WW8Num1" style:class="text">
      <style:paragraph-properties fo:margin-left="0cm" fo:margin-right="0cm" fo:margin-top="0.203cm" fo:margin-bottom="0.102cm" style:contextual-spacing="false" fo:text-indent="0cm" style:auto-text-indent="false"/>
      <style:text-properties style:font-name="Times New Roman1" fo:font-family="'Times New Roman'" style:font-family-generic="roman" style:font-pitch="variable" fo:font-size="11pt" fo:language="cs" fo:country="CZ" fo:font-weight="bold" style:font-size-asian="11pt" style:font-weight-asian="bold" style:font-name-complex="Times New Roman1"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list-style-name="WW8Num1" style:class="text">
      <style:paragraph-properties fo:margin-left="0cm" fo:margin-right="0cm" fo:margin-top="0.203cm" fo:margin-bottom="0.102cm" style: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list-style-name="WW8Num1"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1" fo:font-family="'Times New Roman'" style:font-family-generic="roman" style:font-pitch="variable" fo:font-size="10pt" fo:language="cs" fo:country="CZ" style:text-underline-style="none" fo:font-weight="normal" style:font-size-asian="10pt" style:font-weight-asian="normal" style:font-name-complex="Times New Roman1" style:font-family-complex="'Times New Roman'" style:font-family-generic-complex="roman" style:font-pitch-complex="variable" style:font-size-complex="10.5pt" style:font-weight-complex="bold"/>
    </style:style>
    <style:style style:name="Nadpis"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style:font-pitch-complex="variable" style:font-size-complex="14pt"/>
    </style:style>
    <style:style style:name="Popisek"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Rejstřík" style:family="paragraph" style:parent-style-name="Standard">
      <style:paragraph-properties text:number-lines="false" text:line-number="0"/>
      <style:text-properties style:font-name-complex="Mangal2" style:font-family-complex="Mangal"/>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Obsah_20_tabulky" style:display-name="Obsah tabulky" style:family="paragraph" style:parent-style-name="Standard">
      <style:paragraph-properties text:number-lines="false" text:line-number="0"/>
    </style:style>
    <style:style style:name="Nadpis_20_tabulky" style:display-name="Nadpis tabulky" style:family="paragraph" style:parent-style-name="Obsah_20_tabulky">
      <style:paragraph-properties fo:text-align="center" style:justify-single-word="false" text:number-lines="false" text:line-number="0"/>
      <style:text-properties fo:font-weight="bold" style:font-weight-asian="bold" style:font-weight-complex="bold"/>
    </style:style>
    <style:style style:name="Nadpis_20_10" style:display-name="Nadpis 10" style:family="paragraph" style:parent-style-name="Nadpis" style:next-style-name="Text_20_body" style:list-style-name="WW8Num2">
      <style:text-properties fo:font-size="10.5pt" fo:font-weight="bold" style:font-size-asian="10.5pt" style:font-weight-asian="bold" style:font-size-complex="10.5pt" style:font-weight-complex="bold"/>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Style_20_2" style:display-name="Style 2" style:family="paragraph" style:parent-style-name="Standard">
      <style:paragraph-properties fo:margin-left="0.127cm" fo:margin-right="0cm" style:line-height-at-least="0.176cm" fo:text-align="start" style:justify-single-word="false" fo:orphans="0" fo:widows="0"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sah_20_10" style:display-name="Obsah 10" style:family="paragraph" style:parent-style-name="Rejstřík">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4z0" style:family="text">
      <style:text-properties style:font-name="Symbol" fo:font-family="Symbol" fo:font-size="9pt" style:font-size-asian="9pt" style:font-name-complex="StarSymbol" style:font-family-complex="StarSymbol, 'Arial Unicode MS'" style:font-size-complex="9pt"/>
    </style:style>
    <style:style style:name="WW8Num5z0" style:family="text">
      <style:text-properties style:font-name="Symbol" fo:font-family="Symbol" style:font-name-complex="Symbol" style:font-family-complex="Symbol"/>
    </style:style>
    <style:style style:name="WW8Num6z0" style:family="text">
      <style:text-properties style:font-name="Symbol" fo:font-family="Symbol" style:font-name-complex="Symbol" style:font-family-complex="Symbol"/>
    </style:style>
    <style:style style:name="WW8Num7z0" style:family="text">
      <style:text-properties style:font-name="Symbol" fo:font-family="Symbol" style:font-name-complex="Symbol" style:font-family-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fo:font-size="9pt" style:font-size-asian="9pt" style:font-name-complex="StarSymbol" style:font-family-complex="StarSymbol, 'Arial Unicode MS'" style:font-size-complex="9pt"/>
    </style:style>
    <style:style style:name="WW8Num10z0" style:family="text">
      <style:text-properties style:font-name="Symbol" fo:font-family="Symbol" style:font-name-complex="Symbol" style:font-family-complex="Symbol"/>
    </style:style>
    <style:style style:name="WW8Num11z0" style:family="text">
      <style:text-properties style:font-name="Symbol" fo:font-family="Symbol" style:font-name-complex="Times New Roman1" style:font-family-complex="'Times New Roman'" style:font-family-generic-complex="roman" style:font-pitch-complex="variable"/>
    </style:style>
    <style:style style:name="WW8Num12z0" style:family="text">
      <style:text-properties style:font-name="Symbol" fo:font-family="Symbol" style:font-name-complex="Times New Roman1" style:font-family-complex="'Times New Roman'" style:font-family-generic-complex="roman" style:font-pitch-complex="variable"/>
    </style:style>
    <style:style style:name="WW8Num13z0" style:family="text">
      <style:text-properties style:font-name="Symbol" fo:font-family="Symbol" fo:font-size="9pt" style:font-size-asian="9pt" style:font-name-complex="StarSymbol" style:font-family-complex="StarSymbol, 'Arial Unicode MS'" style:font-size-complex="9pt"/>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fo:font-size="9pt" style:font-size-asian="9pt" style:font-name-complex="StarSymbol" style:font-family-complex="StarSymbol, 'Arial Unicode MS'" style:font-size-complex="9pt"/>
    </style:style>
    <style:style style:name="WW8Num16z0" style:family="text">
      <style:text-properties style:font-name="Symbol" fo:font-family="Symbol" style:font-name-complex="Times New Roman1" style:font-family-complex="'Times New Roman'" style:font-family-generic-complex="roman" style:font-pitch-complex="variable"/>
    </style:style>
    <style:style style:name="WW8Num17z0" style:family="text">
      <style:text-properties style:font-name="Symbol" fo:font-family="Symbol" style:font-name-complex="Times New Roman1" style:font-family-complex="'Times New Roman'" style:font-family-generic-complex="roman" style:font-pitch-complex="variable"/>
    </style:style>
    <style:style style:name="WW8Num18z0" style:family="text">
      <style:text-properties style:font-name="Symbol" fo:font-family="Symbol" fo:font-size="9pt" style:font-size-asian="9pt" style:font-name-complex="StarSymbol" style:font-family-complex="StarSymbol, 'Arial Unicode MS'" style:font-size-complex="9pt"/>
    </style:style>
    <style:style style:name="WW8Num19z0" style:family="text">
      <style:text-properties style:font-name="Symbol" fo:font-family="Symbol" fo:font-size="9pt" style:font-size-asian="9pt" style:font-name-complex="StarSymbol" style:font-family-complex="StarSymbol, 'Arial Unicode MS'" style:font-size-complex="9pt"/>
    </style:style>
    <style:style style:name="WW8Num20z0" style:family="text">
      <style:text-properties style:font-name="Symbol" fo:font-family="Symbol" fo:font-size="9pt" style:font-size-asian="9pt" style:font-name-complex="StarSymbol" style:font-family-complex="StarSymbol, 'Arial Unicode MS'" style:font-size-complex="9pt"/>
    </style:style>
    <style:style style:name="WW8Num21z0" style:family="text">
      <style:text-properties style:font-name="Symbol" fo:font-family="Symbol" fo:font-size="9pt" style:font-size-asian="9pt" style:font-name-complex="StarSymbol" style:font-family-complex="StarSymbol, 'Arial Unicode MS'" style:font-size-complex="9pt"/>
    </style:style>
    <style:style style:name="WW8Num22z0" style:family="text">
      <style:text-properties style:font-name="Symbol" fo:font-family="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8Num23z0" style:family="text">
      <style:text-properties style:font-name="Symbol" fo:font-family="Symbol"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5z0" style:family="text">
      <style:text-properties style:font-name="Symbol" fo:font-family="Symbol" fo:font-size="9pt" style:font-size-asian="9pt" style:font-name-complex="StarSymbol" style:font-family-complex="StarSymbol, 'Arial Unicode MS'" style:font-size-complex="9pt"/>
    </style:style>
    <style:style style:name="WW8Num2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8Num2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8Num28z0" style:family="text">
      <style:text-properties style:font-name="Symbol" fo:font-family="Symbol" fo:font-size="9pt" style:font-size-asian="9pt" style:font-name-complex="StarSymbol" style:font-family-complex="StarSymbol, 'Arial Unicode MS'" style:font-size-complex="9pt"/>
    </style:style>
    <style:style style:name="WW8Num29z0" style:family="text">
      <style:text-properties style:font-name="Symbol" fo:font-family="Symbol" fo:font-size="9pt" style:font-size-asian="9pt" style:font-name-complex="StarSymbol" style:font-family-complex="StarSymbol, 'Arial Unicode MS'" style:font-size-complex="9pt"/>
    </style:style>
    <style:style style:name="WW8Num30z0" style:family="text">
      <style:text-properties style:font-name="Symbol" fo:font-family="Symbol" fo:font-size="9pt" style:font-size-asian="9pt" style:font-name-complex="StarSymbol" style:font-family-complex="StarSymbol, 'Arial Unicode MS'" style:font-size-complex="9pt"/>
    </style:style>
    <style:style style:name="WW8Num31z0" style:family="text">
      <style:text-properties style:font-name="Symbol" fo:font-family="Symbol" fo:font-size="9pt" style:font-size-asian="9pt" style:font-name-complex="StarSymbol" style:font-family-complex="StarSymbol, 'Arial Unicode MS'" style:font-size-complex="9pt"/>
    </style:style>
    <style:style style:name="WW8Num32z0" style:family="text">
      <style:text-properties style:font-name="Symbol" fo:font-family="Symbol" fo:font-size="9pt" style:font-size-asian="9pt" style:font-name-complex="StarSymbol" style:font-family-complex="StarSymbol, 'Arial Unicode MS'" style:font-size-complex="9pt"/>
    </style:style>
    <style:style style:name="WW8Num33z0" style:family="text">
      <style:text-properties style:font-name="Symbol" fo:font-family="Symbol" fo:font-size="9pt" style:font-size-asian="9pt" style:font-name-complex="StarSymbol" style:font-family-complex="StarSymbol, 'Arial Unicode MS'" style:font-size-complex="9pt"/>
    </style:style>
    <style:style style:name="WW8Num34z0" style:family="text">
      <style:text-properties style:font-name="Symbol" fo:font-family="Symbol" fo:font-size="9pt" style:font-size-asian="9pt" style:font-name-complex="StarSymbol" style:font-family-complex="StarSymbol, 'Arial Unicode MS'" style:font-size-complex="9pt"/>
    </style:style>
    <style:style style:name="WW8Num35z0" style:family="text">
      <style:text-properties style:font-name="Symbol" fo:font-family="Symbol" fo:font-size="9pt" style:font-size-asian="9pt" style:font-name-complex="StarSymbol" style:font-family-complex="StarSymbol, 'Arial Unicode MS'" style:font-size-complex="9pt"/>
    </style:style>
    <style:style style:name="WW8Num36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7z0" style:family="text">
      <style:text-properties style:font-name="Symbol" fo:font-family="Symbol" fo:font-size="9pt" style:font-size-asian="9pt" style:font-name-complex="StarSymbol" style:font-family-complex="StarSymbol, 'Arial Unicode MS'" style:font-size-complex="9pt"/>
    </style:style>
    <style:style style:name="WW8Num38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9z0" style:family="text">
      <style:text-properties style:font-name="Symbol" fo:font-family="Symbol" fo:font-size="9pt" style:font-size-asian="9pt" style:font-name-complex="StarSymbol" style:font-family-complex="StarSymbol, 'Arial Unicode MS'" style:font-size-complex="9pt"/>
    </style:style>
    <style:style style:name="WW8Num40z0" style:family="text">
      <style:text-properties style:font-name="Symbol" fo:font-family="Symbol" fo:font-size="9pt" style:font-size-asian="9pt" style:font-name-complex="StarSymbol" style:font-family-complex="StarSymbol, 'Arial Unicode MS'" style:font-size-complex="9pt"/>
    </style:style>
    <style:style style:name="WW8Num41z0" style:family="text">
      <style:text-properties style:font-name="Symbol" fo:font-family="Symbol" fo:font-size="9pt" style:font-size-asian="9pt" style:font-name-complex="StarSymbol" style:font-family-complex="StarSymbol, 'Arial Unicode MS'" style:font-size-complex="9pt"/>
    </style:style>
    <style:style style:name="WW8Num42z0" style:family="text">
      <style:text-properties style:font-name="Symbol" fo:font-family="Symbol" fo:font-size="9pt" style:font-size-asian="9pt" style:font-name-complex="StarSymbol" style:font-family-complex="StarSymbol, 'Arial Unicode MS'" style:font-size-complex="9pt"/>
    </style:style>
    <style:style style:name="WW8Num43z0" style:family="text">
      <style:text-properties style:font-name="Symbol" fo:font-family="Symbol" fo:font-size="9pt" style:font-size-asian="9pt" style:font-name-complex="StarSymbol" style:font-family-complex="StarSymbol, 'Arial Unicode MS'" style:font-size-complex="9pt"/>
    </style:style>
    <style:style style:name="WW8Num44z0" style:family="text">
      <style:text-properties style:font-name="Symbol" fo:font-family="Symbol" fo:font-size="9pt" style:font-size-asian="9pt" style:font-name-complex="StarSymbol" style:font-family-complex="StarSymbol, 'Arial Unicode MS'" style:font-size-complex="9pt"/>
    </style:style>
    <style:style style:name="WW8Num45z0" style:family="text">
      <style:text-properties style:font-name="Symbol" fo:font-family="Symbol" fo:font-size="9pt" style:font-size-asian="9pt" style:font-name-complex="StarSymbol" style:font-family-complex="StarSymbol, 'Arial Unicode MS'" style:font-size-complex="9pt"/>
    </style:style>
    <style:style style:name="WW8Num46z0" style:family="text">
      <style:text-properties style:font-name="Symbol" fo:font-family="Symbol" fo:font-size="9pt" style:font-size-asian="9pt" style:font-name-complex="StarSymbol" style:font-family-complex="StarSymbol, 'Arial Unicode MS'" style:font-size-complex="9pt"/>
    </style:style>
    <style:style style:name="WW8Num47z0" style:family="text">
      <style:text-properties style:font-name="Symbol" fo:font-family="Symbol" fo:font-size="9pt" style:font-size-asian="9pt" style:font-name-complex="StarSymbol" style:font-family-complex="StarSymbol, 'Arial Unicode MS'" style:font-size-complex="9pt"/>
    </style:style>
    <style:style style:name="WW8Num48z0" style:family="text">
      <style:text-properties style:font-name="Symbol" fo:font-family="Symbol" fo:font-size="9pt" style:font-size-asian="9pt" style:font-name-complex="StarSymbol" style:font-family-complex="StarSymbol, 'Arial Unicode MS'" style:font-size-complex="9pt"/>
    </style:style>
    <style:style style:name="WW8Num49z0" style:family="text">
      <style:text-properties style:font-name="Symbol" fo:font-family="Symbol" fo:font-size="9pt" style:font-size-asian="9pt" style:font-name-complex="StarSymbol" style:font-family-complex="StarSymbol, 'Arial Unicode MS'" style:font-size-complex="9pt"/>
    </style:style>
    <style:style style:name="WW8Num50z0" style:family="text">
      <style:text-properties style:font-name="Symbol" fo:font-family="Symbol" fo:font-size="9pt" style:font-size-asian="9pt" style:font-name-complex="StarSymbol" style:font-family-complex="StarSymbol, 'Arial Unicode MS'" style:font-size-complex="9pt"/>
    </style:style>
    <style:style style:name="WW8Num51z0" style:family="text">
      <style:text-properties style:font-name="Symbol" fo:font-family="Symbol" fo:font-size="9pt" style:font-size-asian="9pt" style:font-name-complex="StarSymbol" style:font-family-complex="StarSymbol, 'Arial Unicode MS'" style:font-size-complex="9pt"/>
    </style:style>
    <style:style style:name="WW8Num52z0" style:family="text">
      <style:text-properties style:font-name="Symbol" fo:font-family="Symbol" fo:font-size="9pt" style:font-size-asian="9pt" style:font-name-complex="StarSymbol" style:font-family-complex="StarSymbol, 'Arial Unicode MS'" style:font-size-complex="9pt"/>
    </style:style>
    <style:style style:name="WW8Num53z0" style:family="text">
      <style:text-properties style:font-name="Symbol" fo:font-family="Symbol" fo:font-size="9pt" style:font-size-asian="9pt" style:font-name-complex="StarSymbol" style:font-family-complex="StarSymbol, 'Arial Unicode MS'" style:font-size-complex="9pt"/>
    </style:style>
    <style:style style:name="WW8Num54z0" style:family="text">
      <style:text-properties style:font-name="Symbol" fo:font-family="Symbol" fo:font-size="9pt" style:font-size-asian="9pt" style:font-name-complex="StarSymbol" style:font-family-complex="StarSymbol, 'Arial Unicode MS'" style:font-size-complex="9pt"/>
    </style:style>
    <style:style style:name="WW8Num55z0" style:family="text">
      <style:text-properties style:font-name="Symbol" fo:font-family="Symbol" fo:font-size="9pt" style:font-size-asian="9pt" style:font-name-complex="StarSymbol" style:font-family-complex="StarSymbol, 'Arial Unicode MS'" style:font-size-complex="9pt"/>
    </style:style>
    <style:style style:name="WW8Num56z0" style:family="text">
      <style:text-properties style:font-name="Symbol" fo:font-family="Symbol" fo:font-size="9pt" style:font-size-asian="9pt" style:font-name-complex="StarSymbol" style:font-family-complex="StarSymbol, 'Arial Unicode MS'" style:font-size-complex="9pt"/>
    </style:style>
    <style:style style:name="WW8Num57z0" style:family="text">
      <style:text-properties style:font-name="Symbol" fo:font-family="Symbol" fo:font-size="9pt" style:font-size-asian="9pt" style:font-name-complex="StarSymbol" style:font-family-complex="StarSymbol, 'Arial Unicode MS'" style:font-size-complex="9pt"/>
    </style:style>
    <style:style style:name="WW8Num58z0" style:family="text">
      <style:text-properties style:font-name="Symbol" fo:font-family="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2z0" style:family="text">
      <style:text-properties style:font-name="Symbol" fo:font-family="Symbol" fo:font-size="9pt" style:font-size-asian="9pt" style:font-name-complex="StarSymbol" style:font-family-complex="StarSymbol, 'Arial Unicode MS'" style:font-size-complex="9pt"/>
    </style:style>
    <style:style style:name="WW8Num63z0" style:family="text">
      <style:text-properties style:font-name="Symbol" fo:font-family="Symbol" fo:font-size="9pt" style:font-size-asian="9pt" style:font-name-complex="StarSymbol" style:font-family-complex="StarSymbol, 'Arial Unicode MS'" style:font-size-complex="9pt"/>
    </style:style>
    <style:style style:name="WW8Num64z0" style:family="text">
      <style:text-properties style:font-name="Symbol" fo:font-family="Symbol" fo:font-size="9pt" style:font-size-asian="9pt" style:font-name-complex="StarSymbol" style:font-family-complex="StarSymbol, 'Arial Unicode MS'" style:font-size-complex="9pt"/>
    </style:style>
    <style:style style:name="WW8Num65z0" style:family="text">
      <style:text-properties style:font-name="Symbol" fo:font-family="Symbol" fo:font-size="9pt" style:font-size-asian="9pt" style:font-name-complex="StarSymbol" style:font-family-complex="StarSymbol, 'Arial Unicode MS'" style:font-size-complex="9pt"/>
    </style:style>
    <style:style style:name="WW8Num66z0" style:family="text">
      <style:text-properties style:font-name="Symbol" fo:font-family="Symbol" fo:font-size="9pt" style:font-size-asian="9pt" style:font-name-complex="StarSymbol" style:font-family-complex="StarSymbol, 'Arial Unicode MS'" style:font-size-complex="9pt"/>
    </style:style>
    <style:style style:name="WW8Num67z0" style:family="text">
      <style:text-properties style:font-name="Symbol" fo:font-family="Symbol" fo:font-size="9pt" style:font-size-asian="9pt" style:font-name-complex="StarSymbol" style:font-family-complex="StarSymbol, 'Arial Unicode MS'" style:font-size-complex="9pt"/>
    </style:style>
    <style:style style:name="WW8Num68z0" style:family="text">
      <style:text-properties style:font-name="Symbol" fo:font-family="Symbol" fo:font-size="9pt" style:font-size-asian="9pt" style:font-name-complex="StarSymbol" style:font-family-complex="StarSymbol, 'Arial Unicode MS'" style:font-size-complex="9pt"/>
    </style:style>
    <style:style style:name="WW8Num69z0" style:family="text">
      <style:text-properties style:font-name="Symbol" fo:font-family="Symbol" fo:font-size="9pt" style:font-size-asian="9pt" style:font-name-complex="StarSymbol" style:font-family-complex="StarSymbol, 'Arial Unicode MS'" style:font-size-complex="9pt"/>
    </style:style>
    <style:style style:name="WW8Num70z0" style:family="text">
      <style:text-properties style:font-name="Symbol" fo:font-family="Symbol" fo:font-size="9pt" style:font-size-asian="9pt" style:font-name-complex="StarSymbol" style:font-family-complex="StarSymbol, 'Arial Unicode MS'" style:font-size-complex="9pt"/>
    </style:style>
    <style:style style:name="WW8Num71z0" style:family="text">
      <style:text-properties style:font-name="Symbol" fo:font-family="Symbol" fo:font-size="9pt" style:font-size-asian="9pt" style:font-name-complex="StarSymbol" style:font-family-complex="StarSymbol, 'Arial Unicode MS'" style:font-size-complex="9pt"/>
    </style:style>
    <style:style style:name="WW8Num75z0" style:family="text">
      <style:text-properties style:font-name="Symbol" fo:font-family="Symbol" fo:font-size="9pt" style:font-size-asian="9pt" style:font-name-complex="StarSymbol" style:font-family-complex="StarSymbol, 'Arial Unicode MS'" style:font-size-complex="9pt"/>
    </style:style>
    <style:style style:name="WW8Num76z0" style:family="text">
      <style:text-properties style:font-name="Symbol" fo:font-family="Symbol" fo:font-size="9pt" style:font-size-asian="9pt" style:font-name-complex="StarSymbol" style:font-family-complex="StarSymbol, 'Arial Unicode MS'" style:font-size-complex="9pt"/>
    </style:style>
    <style:style style:name="WW8Num77z0" style:family="text">
      <style:text-properties style:font-name="Symbol" fo:font-family="Symbol" fo:font-size="9pt" style:font-size-asian="9pt" style:font-name-complex="StarSymbol" style:font-family-complex="StarSymbol, 'Arial Unicode MS'" style:font-size-complex="9pt"/>
    </style:style>
    <style:style style:name="WW8Num78z0" style:family="text">
      <style:text-properties style:font-name="Symbol" fo:font-family="Symbol" fo:font-size="9pt" style:font-size-asian="9pt" style:font-name-complex="StarSymbol" style:font-family-complex="StarSymbol, 'Arial Unicode MS'" style:font-size-complex="9pt"/>
    </style:style>
    <style:style style:name="WW8Num79z0" style:family="text">
      <style:text-properties style:font-name="Symbol" fo:font-family="Symbol" fo:font-size="9pt" style:font-size-asian="9pt" style:font-name-complex="StarSymbol" style:font-family-complex="StarSymbol, 'Arial Unicode MS'" style:font-size-complex="9pt"/>
    </style:style>
    <style:style style:name="WW8Num80z0" style:family="text">
      <style:text-properties style:font-name="Symbol" fo:font-family="Symbol" fo:font-size="9pt" style:font-size-asian="9pt" style:font-name-complex="StarSymbol" style:font-family-complex="StarSymbol, 'Arial Unicode MS'" style:font-size-complex="9pt"/>
    </style:style>
    <style:style style:name="WW8Num81z0" style:family="text">
      <style:text-properties style:font-name="Symbol" fo:font-family="Symbol" fo:font-size="9pt" style:font-size-asian="9pt" style:font-name-complex="StarSymbol" style:font-family-complex="StarSymbol, 'Arial Unicode MS'" style:font-size-complex="9pt"/>
    </style:style>
    <style:style style:name="WW8Num82z0" style:family="text">
      <style:text-properties style:font-name="Symbol" fo:font-family="Symbol" fo:font-size="9pt" style:font-size-asian="9pt" style:font-name-complex="StarSymbol" style:font-family-complex="StarSymbol, 'Arial Unicode MS'" style:font-size-complex="9pt"/>
    </style:style>
    <style:style style:name="WW8Num83z0" style:family="text">
      <style:text-properties style:font-name="Symbol" fo:font-family="Symbol" fo:font-size="9pt" style:font-size-asian="9pt" style:font-name-complex="StarSymbol" style:font-family-complex="StarSymbol, 'Arial Unicode MS'" style:font-size-complex="9pt"/>
    </style:style>
    <style:style style:name="WW8Num84z0" style:family="text">
      <style:text-properties style:font-name="Symbol" fo:font-family="Symbol" fo:font-size="9pt" style:font-size-asian="9pt" style:font-name-complex="StarSymbol" style:font-family-complex="StarSymbol, 'Arial Unicode MS'" style:font-size-complex="9pt"/>
    </style:style>
    <style:style style:name="WW8Num85z0" style:family="text">
      <style:text-properties style:font-name="Symbol" fo:font-family="Symbol" fo:font-size="9pt" style:font-size-asian="9pt" style:font-name-complex="StarSymbol" style:font-family-complex="StarSymbol, 'Arial Unicode MS'" style:font-size-complex="9pt"/>
    </style:style>
    <style:style style:name="WW8Num86z0" style:family="text">
      <style:text-properties style:font-name="Symbol" fo:font-family="Symbol" fo:font-size="9pt" style:font-size-asian="9pt" style:font-name-complex="StarSymbol" style:font-family-complex="StarSymbol, 'Arial Unicode MS'" style:font-size-complex="9pt"/>
    </style:style>
    <style:style style:name="WW8Num87z0" style:family="text">
      <style:text-properties style:font-name="Symbol" fo:font-family="Symbol" fo:font-size="9pt" style:font-size-asian="9pt" style:font-name-complex="StarSymbol" style:font-family-complex="StarSymbol, 'Arial Unicode MS'" style:font-size-complex="9pt"/>
    </style:style>
    <style:style style:name="WW8Num88z0" style:family="text">
      <style:text-properties style:font-name="Symbol" fo:font-family="Symbol" fo:font-size="9pt" style:font-size-asian="9pt" style:font-name-complex="StarSymbol" style:font-family-complex="StarSymbol, 'Arial Unicode MS'" style:font-size-complex="9pt"/>
    </style:style>
    <style:style style:name="WW8Num89z0" style:family="text">
      <style:text-properties style:font-name="Symbol" fo:font-family="Symbol" fo:font-size="9pt" style:font-size-asian="9pt" style:font-name-complex="StarSymbol" style:font-family-complex="StarSymbol, 'Arial Unicode MS'" style:font-size-complex="9pt"/>
    </style:style>
    <style:style style:name="WW8Num90z0" style:family="text">
      <style:text-properties style:font-name="Symbol" fo:font-family="Symbol" fo:font-size="9pt" style:font-size-asian="9pt" style:font-name-complex="StarSymbol" style:font-family-complex="StarSymbol, 'Arial Unicode MS'" style:font-size-complex="9pt"/>
    </style:style>
    <style:style style:name="WW8Num91z0" style:family="text">
      <style:text-properties style:font-name="Symbol" fo:font-family="Symbol" fo:font-size="9pt" style:font-size-asian="9pt" style:font-name-complex="StarSymbol" style:font-family-complex="StarSymbol, 'Arial Unicode MS'" style:font-size-complex="9pt"/>
    </style:style>
    <style:style style:name="WW8Num92z0" style:family="text">
      <style:text-properties style:font-name="Symbol" fo:font-family="Symbol" fo:font-size="9pt" style:font-size-asian="9pt" style:font-name-complex="StarSymbol" style:font-family-complex="StarSymbol, 'Arial Unicode MS'" style:font-size-complex="9pt"/>
    </style:style>
    <style:style style:name="WW8Num93z0" style:family="text">
      <style:text-properties style:font-name="Symbol" fo:font-family="Symbol" fo:font-size="9pt" style:font-size-asian="9pt" style:font-name-complex="StarSymbol" style:font-family-complex="StarSymbol, 'Arial Unicode MS'" style:font-size-complex="9pt"/>
    </style:style>
    <style:style style:name="WW8Num94z0" style:family="text">
      <style:text-properties style:font-name="Symbol" fo:font-family="Symbol" fo:font-size="9pt" style:font-size-asian="9pt" style:font-name-complex="StarSymbol" style:font-family-complex="StarSymbol, 'Arial Unicode MS'" style:font-size-complex="9pt"/>
    </style:style>
    <style:style style:name="WW8Num95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8Num72z0" style:family="text">
      <style:text-properties style:font-name="Symbol" fo:font-family="Symbol" fo:font-size="9pt" style:font-size-asian="9pt" style:font-name-complex="StarSymbol" style:font-family-complex="StarSymbol, 'Arial Unicode MS'" style:font-size-complex="9pt"/>
    </style:style>
    <style:style style:name="WW8Num7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8Num74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0_1111110111111110011110111011_20_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0011110111011 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1__11_1111011_11_11_1_1111111111_21_1011_21_11_21__20_1_21_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011!11! 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1__11_1011011111101_21_011_11_11_21__21_11_20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01!01111!!11 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1_111_10_1_21__11_11_21_011001_11_01_21_01111101110_21_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0101!01111101110!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1_101_21_011111101_21_011111_21__21_10_21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01!011111!!10!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0111110_21__21_110_21_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0111110!!110!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_21_111111011_21__21_0111011110010_20_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011!!0111011110010 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_21_111011111111_21_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1110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_21_1_21_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1!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0_20_1111_21_11111111_21_1_21_1010_20_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0 1111!11111111!1!1010 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_21__10_111_10__1__21_11_21_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11__11_1111011111_11_111101_11_01111111_21_01110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0101111111!01110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ootnote_20_Symbol" style:display-name="Footnote Symbol" style:family="text"/>
    <style:style style:name="Znaky_20_pro_20_poznámku_20_pod_20_čarou" style:display-name="Znaky pro poznámku pod čarou" style:family="text">
      <style:text-properties style:text-position="super 58%"/>
    </style:style>
    <style:style style:name="Endnote_20_Symbol" style:display-name="Endnote Symbol" style:family="text"/>
    <style:style style:name="Znaky_20_pro_20_vysvětlivky" style:display-name="Znaky pro vysvětlivky"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Odrážky"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ymboly_20_pro_20_číslování" style:display-name="Symboly pro číslování" style:family="text"/>
    <style:style style:name="Citac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top="0.808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1:24:00</meta:creation-date>
    <dc:date>2016-01-08T15:46:18.482000000</dc:date>
    <meta:print-date>2113-01-01T00:00:00</meta:print-date>
    <meta:editing-cycles>1612</meta:editing-cycles>
    <meta:editing-duration>PT18H58M47S</meta:editing-duration>
    <meta:generator>LibreOffice/4.2.4.2$Windows_x86 LibreOffice_project/63150712c6d317d27ce2db16eb94c2f3d7b699f8</meta:generator>
    <meta:document-statistic meta:table-count="34" meta:image-count="0" meta:object-count="0" meta:page-count="122" meta:paragraph-count="3125" meta:word-count="48025" meta:character-count="298056" meta:non-whitespace-character-count="252749"/>
  </office:meta>
</office:document-meta>
</file>